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mm"/>
    </style:style>
    <style:style style:name="co2" style:family="table-column">
      <style:table-column-properties fo:break-before="auto" style:column-width="22.79mm"/>
    </style:style>
    <style:style style:name="co3" style:family="table-column">
      <style:table-column-properties fo:break-before="auto" style:column-width="290.8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8.06mm" fo:break-before="auto" style:use-optimal-row-height="true"/>
    </style:style>
    <style:style style:name="ro4" style:family="table-row">
      <style:table-row-properties style:row-height="27.2mm" fo:break-before="auto" style:use-optimal-row-height="true"/>
    </style:style>
    <style:style style:name="ro5" style:family="table-row">
      <style:table-row-properties style:row-height="15.72mm" fo:break-before="auto" style:use-optimal-row-height="true"/>
    </style:style>
    <style:style style:name="ro6" style:family="table-row">
      <style:table-row-properties style:row-height="19.54mm" fo:break-before="auto" style:use-optimal-row-height="true"/>
    </style:style>
    <style:style style:name="ro7" style:family="table-row">
      <style:table-row-properties style:row-height="23.37mm" fo:break-before="auto" style:use-optimal-row-height="true"/>
    </style:style>
    <style:style style:name="ro8" style:family="table-row">
      <style:table-row-properties style:row-height="34.84mm" fo:break-before="auto" style:use-optimal-row-height="true"/>
    </style:style>
    <style:style style:name="ro9" style:family="table-row">
      <style:table-row-properties style:row-height="54.19mm" fo:break-before="auto" style:use-optimal-row-height="true"/>
    </style:style>
    <style:style style:name="ro10" style:family="table-row">
      <style:table-row-properties style:row-height="46.53mm" fo:break-before="auto" style:use-optimal-row-height="true"/>
    </style:style>
    <style:style style:name="ro11" style:family="table-row">
      <style:table-row-properties style:row-height="73.31mm" fo:break-before="auto" style:use-optimal-row-height="true"/>
    </style:style>
    <style:style style:name="ro12" style:family="table-row">
      <style:table-row-properties style:row-height="24.01mm" fo:break-before="auto" style:use-optimal-row-height="true"/>
    </style:style>
    <style:style style:name="ro13" style:family="table-row">
      <style:table-row-properties style:row-height="84.79mm" fo:break-before="auto" style:use-optimal-row-height="true"/>
    </style:style>
    <style:style style:name="ro14" style:family="table-row">
      <style:table-row-properties style:row-height="11.85mm" fo:break-before="auto" style:use-optimal-row-height="true"/>
    </style:style>
    <style:style style:name="ro15" style:family="table-row">
      <style:table-row-properties style:row-height="8.04mm" fo:break-before="auto" style:use-optimal-row-height="true"/>
    </style:style>
    <style:style style:name="ro16" style:family="table-row">
      <style:table-row-properties style:row-height="50.36mm" fo:break-before="auto" style:use-optimal-row-height="true"/>
    </style:style>
    <style:style style:name="ro17" style:family="table-row">
      <style:table-row-properties style:row-height="58.01mm" fo:break-before="auto" style:use-optimal-row-height="true"/>
    </style:style>
    <style:style style:name="ro18" style:family="table-row">
      <style:table-row-properties style:row-height="65.65mm" fo:break-before="auto" style:use-optimal-row-height="true"/>
    </style:style>
    <style:style style:name="ro19" style:family="table-row">
      <style:table-row-properties style:row-height="38.66mm" fo:break-before="auto" style:use-optimal-row-height="true"/>
    </style:style>
    <style:style style:name="ro20" style:family="table-row">
      <style:table-row-properties style:row-height="103.91mm" fo:break-before="auto" style:use-optimal-row-height="true"/>
    </style:style>
    <style:style style:name="ro21" style:family="table-row">
      <style:table-row-properties style:row-height="31.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exism_lentahc"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Post_id</text:p>
          </table:table-cell>
          <table:table-cell office:value-type="string" calcext:value-type="string">
            <text:p>Comment_id</text:p>
          </table:table-cell>
          <table:table-cell office:value-type="string" calcext:value-type="string">
            <text:p>Label</text:p>
          </table:table-cell>
          <table:table-cell office:value-type="string" calcext:value-type="string">
            <text:p>Text</text:p>
          </table:table-cell>
        </table:table-row>
        <table:table-row table:style-name="ro1">
          <table:table-cell office:value-type="float" office:value="9912711" calcext:value-type="float">
            <text:p>9912711</text:p>
          </table:table-cell>
          <table:table-cell office:value-type="float" office:value="9912727" calcext:value-type="float">
            <text:p>9912727</text:p>
          </table:table-cell>
          <table:table-cell office:value-type="string" calcext:value-type="string">
            <text:p>sexist</text:p>
          </table:table-cell>
          <table:table-cell office:value-type="string" calcext:value-type="string">
            <text:p>более унизительное слово, чем авторка, вообще представить сложно</text:p>
          </table:table-cell>
        </table:table-row>
        <table:table-row table:style-name="ro1">
          <table:table-cell office:value-type="float" office:value="9912711" calcext:value-type="float">
            <text:p>9912711</text:p>
          </table:table-cell>
          <table:table-cell office:value-type="float" office:value="9912728" calcext:value-type="float">
            <text:p>9912728</text:p>
          </table:table-cell>
          <table:table-cell office:value-type="string" calcext:value-type="string">
            <text:p>non_sexist</text:p>
          </table:table-cell>
          <table:table-cell office:value-type="string" calcext:value-type="string">
            <text:p>Давайте переименуем теперь паблос в Лентачку</text:p>
          </table:table-cell>
        </table:table-row>
        <table:table-row table:style-name="ro1">
          <table:table-cell office:value-type="float" office:value="9912711" calcext:value-type="float">
            <text:p>9912711</text:p>
          </table:table-cell>
          <table:table-cell office:value-type="float" office:value="9912733" calcext:value-type="float">
            <text:p>9912733</text:p>
          </table:table-cell>
          <table:table-cell office:value-type="string" calcext:value-type="string">
            <text:p>non_sexist</text:p>
          </table:table-cell>
          <table:table-cell office:value-type="string" calcext:value-type="string">
            <text:p>Уже жду извинений от Лентача за эту статью😂</text:p>
          </table:table-cell>
        </table:table-row>
        <table:table-row table:style-name="ro2">
          <table:table-cell office:value-type="float" office:value="9912711" calcext:value-type="float">
            <text:p>9912711</text:p>
          </table:table-cell>
          <table:table-cell office:value-type="float" office:value="9912735" calcext:value-type="float">
            <text:p>9912735</text:p>
          </table:table-cell>
          <table:table-cell office:value-type="string" calcext:value-type="string">
            <text:p>non_sexist</text:p>
          </table:table-cell>
          <table:table-cell office:value-type="string" calcext:value-type="string">
            <text:p>- Равноправие полов</text:p>
            <text:p>- Женская власть</text:p>
            <text:p>эмм...</text:p>
          </table:table-cell>
        </table:table-row>
        <table:table-row table:style-name="ro1">
          <table:table-cell office:value-type="float" office:value="9912711" calcext:value-type="float">
            <text:p>9912711</text:p>
          </table:table-cell>
          <table:table-cell office:value-type="float" office:value="9912736" calcext:value-type="float">
            <text:p>9912736</text:p>
          </table:table-cell>
          <table:table-cell office:value-type="string" calcext:value-type="string">
            <text:p>sexist</text:p>
          </table:table-cell>
          <table:table-cell office:value-type="string" calcext:value-type="string">
            <text:p>Мда, маразм крепчает. Щас ещё угождать всем надо. Вот она, свобода мнений.</text:p>
          </table:table-cell>
        </table:table-row>
        <table:table-row table:style-name="ro1">
          <table:table-cell office:value-type="float" office:value="9912711" calcext:value-type="float">
            <text:p>9912711</text:p>
          </table:table-cell>
          <table:table-cell office:value-type="float" office:value="9912737" calcext:value-type="float">
            <text:p>9912737</text:p>
          </table:table-cell>
          <table:table-cell office:value-type="string" calcext:value-type="string">
            <text:p>sexist</text:p>
          </table:table-cell>
          <table:table-cell office:value-type="string" calcext:value-type="string">
            <text:p>Лентач подорвался, потому что там недостаточно женского состава</text:p>
          </table:table-cell>
        </table:table-row>
        <table:table-row table:style-name="ro1">
          <table:table-cell office:value-type="float" office:value="9912711" calcext:value-type="float">
            <text:p>9912711</text:p>
          </table:table-cell>
          <table:table-cell office:value-type="float" office:value="9912739" calcext:value-type="float">
            <text:p>9912739</text:p>
          </table:table-cell>
          <table:table-cell office:value-type="string" calcext:value-type="string">
            <text:p>sexist</text:p>
          </table:table-cell>
          <table:table-cell office:value-type="string" calcext:value-type="string">
            <text:p>Фемки сасатб три четыре пять</text:p>
          </table:table-cell>
        </table:table-row>
        <table:table-row table:style-name="ro1">
          <table:table-cell office:value-type="float" office:value="9912711" calcext:value-type="float">
            <text:p>9912711</text:p>
          </table:table-cell>
          <table:table-cell office:value-type="float" office:value="9912744" calcext:value-type="float">
            <text:p>9912744</text:p>
          </table:table-cell>
          <table:table-cell office:value-type="string" calcext:value-type="string">
            <text:p>non_sexist</text:p>
          </table:table-cell>
          <table:table-cell office:value-type="string" calcext:value-type="string">
            <text:p>Становитесь геями, пацаны, и никто вас трогать не будет, а если что, то и сами пожалуетесь на кого-нибудь</text:p>
          </table:table-cell>
        </table:table-row>
        <table:table-row table:style-name="ro1">
          <table:table-cell office:value-type="float" office:value="9912711" calcext:value-type="float">
            <text:p>9912711</text:p>
          </table:table-cell>
          <table:table-cell office:value-type="float" office:value="9912745" calcext:value-type="float">
            <text:p>9912745</text:p>
          </table:table-cell>
          <table:table-cell office:value-type="string" calcext:value-type="string">
            <text:p>sexist</text:p>
          </table:table-cell>
          <table:table-cell office:value-type="string" calcext:value-type="string">
            <text:p>лентач и ты прогнулся под эти отбросы общества ? пускай идут в концлагеря со своим феминизмом !</text:p>
          </table:table-cell>
        </table:table-row>
        <table:table-row table:style-name="ro1">
          <table:table-cell office:value-type="float" office:value="9912711" calcext:value-type="float">
            <text:p>9912711</text:p>
          </table:table-cell>
          <table:table-cell office:value-type="float" office:value="9912748" calcext:value-type="float">
            <text:p>9912748</text:p>
          </table:table-cell>
          <table:table-cell office:value-type="string" calcext:value-type="string">
            <text:p>sexist_in_co</text:p>
          </table:table-cell>
          <table:table-cell office:value-type="string" calcext:value-type="string">
            <text:p>Когда там уже на марс без всего этого идиотизма?!</text:p>
          </table:table-cell>
        </table:table-row>
        <table:table-row table:style-name="ro1">
          <table:table-cell office:value-type="float" office:value="9912711" calcext:value-type="float">
            <text:p>9912711</text:p>
          </table:table-cell>
          <table:table-cell office:value-type="float" office:value="9912750" calcext:value-type="float">
            <text:p>9912750</text:p>
          </table:table-cell>
          <table:table-cell office:value-type="string" calcext:value-type="string">
            <text:p>sexist</text:p>
          </table:table-cell>
          <table:table-cell office:value-type="string" calcext:value-type="string">
            <text:p>давно уже пора разделение на женские и мужские туалеты отменить. а то что это за сексизм паимаешь! 😡</text:p>
          </table:table-cell>
        </table:table-row>
        <table:table-row table:style-name="ro1">
          <table:table-cell office:value-type="float" office:value="9912711" calcext:value-type="float">
            <text:p>9912711</text:p>
          </table:table-cell>
          <table:table-cell office:value-type="float" office:value="9912751" calcext:value-type="float">
            <text:p>9912751</text:p>
          </table:table-cell>
          <table:table-cell office:value-type="string" calcext:value-type="string">
            <text:p>non_sexist</text:p>
          </table:table-cell>
          <table:table-cell office:value-type="string" calcext:value-type="string">
            <text:p>Пост как извинение за ту пикчу ?:)</text:p>
          </table:table-cell>
        </table:table-row>
        <table:table-row table:style-name="ro3">
          <table:table-cell office:value-type="float" office:value="9912711" calcext:value-type="float">
            <text:p>9912711</text:p>
          </table:table-cell>
          <table:table-cell office:value-type="float" office:value="9912753" calcext:value-type="float">
            <text:p>9912753</text:p>
          </table:table-cell>
          <table:table-cell office:value-type="string" calcext:value-type="string">
            <text:p>sexist</text:p>
          </table:table-cell>
          <table:table-cell office:value-type="string" calcext:value-type="string">
            <text:p>Как не подаваться на сексизме?</text:p>
            <text:p>Увольте тупых фемок</text:p>
          </table:table-cell>
        </table:table-row>
        <table:table-row table:style-name="ro1">
          <table:table-cell office:value-type="float" office:value="9912711" calcext:value-type="float">
            <text:p>9912711</text:p>
          </table:table-cell>
          <table:table-cell office:value-type="float" office:value="9912754" calcext:value-type="float">
            <text:p>9912754</text:p>
          </table:table-cell>
          <table:table-cell office:value-type="string" calcext:value-type="string">
            <text:p>sexist</text:p>
          </table:table-cell>
          <table:table-cell office:value-type="string" calcext:value-type="string">
            <text:p>Кого-кого вы там попросили? Авторку?</text:p>
          </table:table-cell>
        </table:table-row>
        <table:table-row table:style-name="ro1">
          <table:table-cell office:value-type="float" office:value="9912711" calcext:value-type="float">
            <text:p>9912711</text:p>
          </table:table-cell>
          <table:table-cell office:value-type="float" office:value="9912756" calcext:value-type="float">
            <text:p>9912756</text:p>
          </table:table-cell>
          <table:table-cell office:value-type="string" calcext:value-type="string">
            <text:p>sexist</text:p>
          </table:table-cell>
          <table:table-cell office:value-type="string" calcext:value-type="string">
            <text:p>это п*здос, сказываемся в строй отсталого запада</text:p>
          </table:table-cell>
        </table:table-row>
        <table:table-row table:style-name="ro1">
          <table:table-cell office:value-type="float" office:value="9912711" calcext:value-type="float">
            <text:p>9912711</text:p>
          </table:table-cell>
          <table:table-cell office:value-type="float" office:value="9912758" calcext:value-type="float">
            <text:p>9912758</text:p>
          </table:table-cell>
          <table:table-cell office:value-type="string" calcext:value-type="string">
            <text:p>sexist_in_co</text:p>
          </table:table-cell>
          <table:table-cell office:value-type="string" calcext:value-type="string">
            <text:p>Этот пост оскорбляет чувства честных молей, извиняйтесь</text:p>
          </table:table-cell>
        </table:table-row>
        <table:table-row table:style-name="ro1">
          <table:table-cell office:value-type="float" office:value="9912711" calcext:value-type="float">
            <text:p>9912711</text:p>
          </table:table-cell>
          <table:table-cell office:value-type="float" office:value="9912760" calcext:value-type="float">
            <text:p>9912760</text:p>
          </table:table-cell>
          <table:table-cell office:value-type="string" calcext:value-type="string">
            <text:p>sexist</text:p>
          </table:table-cell>
          <table:table-cell office:value-type="string" calcext:value-type="string">
            <text:p>Общеизвестный факт 1488: если цвет твоих волос содержится в радуге, авторитетность твоего мнения умножается на ноль</text:p>
          </table:table-cell>
        </table:table-row>
        <table:table-row table:style-name="ro1">
          <table:table-cell office:value-type="float" office:value="9912711" calcext:value-type="float">
            <text:p>9912711</text:p>
          </table:table-cell>
          <table:table-cell office:value-type="float" office:value="9912763" calcext:value-type="float">
            <text:p>9912763</text:p>
          </table:table-cell>
          <table:table-cell office:value-type="string" calcext:value-type="string">
            <text:p>non_sexist</text:p>
          </table:table-cell>
          <table:table-cell office:value-type="string" calcext:value-type="string">
            <text:p>Раз два три четыре пятт</text:p>
          </table:table-cell>
        </table:table-row>
        <table:table-row table:style-name="ro1">
          <table:table-cell office:value-type="float" office:value="9912711" calcext:value-type="float">
            <text:p>9912711</text:p>
          </table:table-cell>
          <table:table-cell office:value-type="float" office:value="9912764" calcext:value-type="float">
            <text:p>9912764</text:p>
          </table:table-cell>
          <table:table-cell office:value-type="string" calcext:value-type="string">
            <text:p>sexist</text:p>
          </table:table-cell>
          <table:table-cell office:value-type="string" calcext:value-type="string">
            <text:p>Авторку? Дак в наше время это нормально - склонять "профессии" и т.п. слова в женский род или шо? Я какбэ не против, просто хотелось бы понять, давно ли это происходит и почему</text:p>
          </table:table-cell>
        </table:table-row>
        <table:table-row table:style-name="ro3">
          <table:table-cell office:value-type="float" office:value="9912711" calcext:value-type="float">
            <text:p>9912711</text:p>
          </table:table-cell>
          <table:table-cell office:value-type="float" office:value="9912765" calcext:value-type="float">
            <text:p>9912765</text:p>
          </table:table-cell>
          <table:table-cell office:value-type="string" calcext:value-type="string">
            <text:p>sexist</text:p>
          </table:table-cell>
          <table:table-cell office:value-type="string" calcext:value-type="string">
            <text:p>И как сегодня вести корпоративные соцсети, чтобы не подорваться на сексизме </text:p>
            <text:p>Вести их от лица трансгендера. Даже жирухи не посмеют тронуть трапов.</text:p>
          </table:table-cell>
        </table:table-row>
        <table:table-row table:style-name="ro1">
          <table:table-cell office:value-type="float" office:value="9912711" calcext:value-type="float">
            <text:p>9912711</text:p>
          </table:table-cell>
          <table:table-cell office:value-type="float" office:value="9912766" calcext:value-type="float">
            <text:p>9912766</text:p>
          </table:table-cell>
          <table:table-cell office:value-type="string" calcext:value-type="string">
            <text:p>sexist</text:p>
          </table:table-cell>
          <table:table-cell office:value-type="string" calcext:value-type="string">
            <text:p>В топку баб, с их е6...м сексизмом.</text:p>
          </table:table-cell>
        </table:table-row>
        <table:table-row table:style-name="ro1">
          <table:table-cell office:value-type="float" office:value="9912711" calcext:value-type="float">
            <text:p>9912711</text:p>
          </table:table-cell>
          <table:table-cell office:value-type="float" office:value="9912767" calcext:value-type="float">
            <text:p>9912767</text:p>
          </table:table-cell>
          <table:table-cell office:value-type="string" calcext:value-type="string">
            <text:p>sexist</text:p>
          </table:table-cell>
          <table:table-cell office:value-type="string" calcext:value-type="string">
            <text:p>сейчас бы у них мнение спрашивать. Они не заслуживают слова</text:p>
          </table:table-cell>
        </table:table-row>
        <table:table-row table:style-name="ro1">
          <table:table-cell office:value-type="float" office:value="9912711" calcext:value-type="float">
            <text:p>9912711</text:p>
          </table:table-cell>
          <table:table-cell office:value-type="float" office:value="9912768" calcext:value-type="float">
            <text:p>9912768</text:p>
          </table:table-cell>
          <table:table-cell office:value-type="string" calcext:value-type="string">
            <text:p>sexist</text:p>
          </table:table-cell>
          <table:table-cell office:value-type="string" calcext:value-type="string">
            <text:p>Вы че творите? Какая авторка еще? Эх лентач</text:p>
          </table:table-cell>
        </table:table-row>
        <table:table-row table:style-name="ro1">
          <table:table-cell office:value-type="float" office:value="9912711" calcext:value-type="float">
            <text:p>9912711</text:p>
          </table:table-cell>
          <table:table-cell office:value-type="float" office:value="9912771" calcext:value-type="float">
            <text:p>9912771</text:p>
          </table:table-cell>
          <table:table-cell office:value-type="string" calcext:value-type="string">
            <text:p>sexist</text:p>
          </table:table-cell>
          <table:table-cell office:value-type="string" calcext:value-type="string">
            <text:p>Авторка, юристка, гинекологиня.... Неужели женщин этих профессий на самом деле не унижают такие названия? 🤷‍♀️</text:p>
          </table:table-cell>
        </table:table-row>
        <table:table-row table:style-name="ro1">
          <table:table-cell office:value-type="float" office:value="9912711" calcext:value-type="float">
            <text:p>9912711</text:p>
          </table:table-cell>
          <table:table-cell office:value-type="float" office:value="9912773" calcext:value-type="float">
            <text:p>9912773</text:p>
          </table:table-cell>
          <table:table-cell office:value-type="string" calcext:value-type="string">
            <text:p>sexist</text:p>
          </table:table-cell>
          <table:table-cell office:value-type="string" calcext:value-type="string">
            <text:p>бичихи без чувства юмора, воспринимающие всё на свой счет... такие жалкие шопздц</text:p>
          </table:table-cell>
        </table:table-row>
        <table:table-row table:style-name="ro1">
          <table:table-cell office:value-type="float" office:value="9912711" calcext:value-type="float">
            <text:p>9912711</text:p>
          </table:table-cell>
          <table:table-cell office:value-type="float" office:value="9912774" calcext:value-type="float">
            <text:p>9912774</text:p>
          </table:table-cell>
          <table:table-cell office:value-type="string" calcext:value-type="string">
            <text:p>non_sexist</text:p>
          </table:table-cell>
          <table:table-cell office:value-type="string" calcext:value-type="string">
            <text:p>Оцените ваше умение прогибаться по шкале от 1 до Лентача.</text:p>
          </table:table-cell>
        </table:table-row>
        <table:table-row table:style-name="ro1">
          <table:table-cell office:value-type="float" office:value="9912711" calcext:value-type="float">
            <text:p>9912711</text:p>
          </table:table-cell>
          <table:table-cell office:value-type="float" office:value="9912775" calcext:value-type="float">
            <text:p>9912775</text:p>
          </table:table-cell>
          <table:table-cell office:value-type="string" calcext:value-type="string">
            <text:p>non_sexist</text:p>
          </table:table-cell>
          <table:table-cell office:value-type="string" calcext:value-type="string">
            <text:p>авторкавское кино давно не смотрел</text:p>
          </table:table-cell>
        </table:table-row>
        <table:table-row table:style-name="ro1">
          <table:table-cell office:value-type="float" office:value="9912711" calcext:value-type="float">
            <text:p>9912711</text:p>
          </table:table-cell>
          <table:table-cell office:value-type="float" office:value="9912780" calcext:value-type="float">
            <text:p>9912780</text:p>
          </table:table-cell>
          <table:table-cell office:value-type="string" calcext:value-type="string">
            <text:p>sexist_in_co</text:p>
          </table:table-cell>
          <table:table-cell office:value-type="string" calcext:value-type="string">
            <text:p>что за леволиберальный бред? я имею право на частную дискриминацию.</text:p>
          </table:table-cell>
        </table:table-row>
        <table:table-row table:style-name="ro1">
          <table:table-cell office:value-type="float" office:value="9912711" calcext:value-type="float">
            <text:p>9912711</text:p>
          </table:table-cell>
          <table:table-cell office:value-type="float" office:value="9912781" calcext:value-type="float">
            <text:p>9912781</text:p>
          </table:table-cell>
          <table:table-cell office:value-type="string" calcext:value-type="string">
            <text:p>non_sexist</text:p>
          </table:table-cell>
          <table:table-cell office:value-type="string" calcext:value-type="string">
            <text:p>Авторку? Лентач, вы там в хлам ебанулись что ли?</text:p>
          </table:table-cell>
        </table:table-row>
        <table:table-row table:style-name="ro1">
          <table:table-cell office:value-type="float" office:value="9912711" calcext:value-type="float">
            <text:p>9912711</text:p>
          </table:table-cell>
          <table:table-cell office:value-type="float" office:value="9912786" calcext:value-type="float">
            <text:p>9912786</text:p>
          </table:table-cell>
          <table:table-cell office:value-type="string" calcext:value-type="string">
            <text:p>non_sexist</text:p>
          </table:table-cell>
          <table:table-cell office:value-type="string" calcext:value-type="string">
            <text:p>чТО за "авторка" ? в русском язык нет такого слова!!!!!!!!!!!!!!!</text:p>
          </table:table-cell>
        </table:table-row>
        <table:table-row table:style-name="ro1">
          <table:table-cell office:value-type="float" office:value="9912711" calcext:value-type="float">
            <text:p>9912711</text:p>
          </table:table-cell>
          <table:table-cell office:value-type="float" office:value="9912789" calcext:value-type="float">
            <text:p>9912789</text:p>
          </table:table-cell>
          <table:table-cell office:value-type="string" calcext:value-type="string">
            <text:p>non_sexist</text:p>
          </table:table-cell>
          <table:table-cell office:value-type="string" calcext:value-type="string">
            <text:p>Ток пусть тронут япошек, и я из них харакири сделаю!!!</text:p>
          </table:table-cell>
        </table:table-row>
        <table:table-row table:style-name="ro1">
          <table:table-cell office:value-type="float" office:value="9912711" calcext:value-type="float">
            <text:p>9912711</text:p>
          </table:table-cell>
          <table:table-cell office:value-type="float" office:value="9912792" calcext:value-type="float">
            <text:p>9912792</text:p>
          </table:table-cell>
          <table:table-cell office:value-type="string" calcext:value-type="string">
            <text:p>sexist</text:p>
          </table:table-cell>
          <table:table-cell office:value-type="string" calcext:value-type="string">
            <text:p>Это профемский пост, бегите глупцы!!!</text:p>
          </table:table-cell>
        </table:table-row>
        <table:table-row table:style-name="ro1">
          <table:table-cell office:value-type="float" office:value="9912711" calcext:value-type="float">
            <text:p>9912711</text:p>
          </table:table-cell>
          <table:table-cell office:value-type="float" office:value="9912794" calcext:value-type="float">
            <text:p>9912794</text:p>
          </table:table-cell>
          <table:table-cell office:value-type="string" calcext:value-type="string">
            <text:p>non_sexist</text:p>
          </table:table-cell>
          <table:table-cell office:value-type="string" calcext:value-type="string">
            <text:p>Ставь никсельпиксель, если делаешь кровавую мэри в менструальной чаше💪</text:p>
          </table:table-cell>
        </table:table-row>
        <table:table-row table:style-name="ro1">
          <table:table-cell office:value-type="float" office:value="9912711" calcext:value-type="float">
            <text:p>9912711</text:p>
          </table:table-cell>
          <table:table-cell office:value-type="float" office:value="9912796" calcext:value-type="float">
            <text:p>9912796</text:p>
          </table:table-cell>
          <table:table-cell office:value-type="string" calcext:value-type="string">
            <text:p>sexist_in_co</text:p>
          </table:table-cell>
          <table:table-cell office:value-type="string" calcext:value-type="string">
            <text:p>Лентач ты пал в моих глазах, пойду отмотаю туалетную бумагу</text:p>
          </table:table-cell>
        </table:table-row>
        <table:table-row table:style-name="ro3">
          <table:table-cell office:value-type="float" office:value="9912711" calcext:value-type="float">
            <text:p>9912711</text:p>
          </table:table-cell>
          <table:table-cell office:value-type="float" office:value="9912797" calcext:value-type="float">
            <text:p>9912797</text:p>
          </table:table-cell>
          <table:table-cell office:value-type="string" calcext:value-type="string">
            <text:p>non_sexist</text:p>
          </table:table-cell>
          <table:table-cell office:value-type="string" calcext:value-type="string">
            <text:p>&gt;авторку</text:p>
            <text:p>Чот я запутался, где Лентач, а где Настоящий лентач. Тут же вроде не Шеин?..</text:p>
          </table:table-cell>
        </table:table-row>
        <table:table-row table:style-name="ro1">
          <table:table-cell office:value-type="float" office:value="9912711" calcext:value-type="float">
            <text:p>9912711</text:p>
          </table:table-cell>
          <table:table-cell office:value-type="float" office:value="9912799" calcext:value-type="float">
            <text:p>9912799</text:p>
          </table:table-cell>
          <table:table-cell office:value-type="string" calcext:value-type="string">
            <text:p>sexist_in_co</text:p>
          </table:table-cell>
          <table:table-cell office:value-type="string" calcext:value-type="string">
            <text:p>Что за х***ю я только что не дочитал? Лентач АЛЛО, и вы туда же??</text:p>
          </table:table-cell>
        </table:table-row>
        <table:table-row table:style-name="ro1">
          <table:table-cell office:value-type="float" office:value="9912711" calcext:value-type="float">
            <text:p>9912711</text:p>
          </table:table-cell>
          <table:table-cell office:value-type="float" office:value="9912801" calcext:value-type="float">
            <text:p>9912801</text:p>
          </table:table-cell>
          <table:table-cell office:value-type="string" calcext:value-type="string">
            <text:p>non_sexist</text:p>
          </table:table-cell>
          <table:table-cell office:value-type="string" calcext:value-type="string">
            <text:p>Орнул с авторки</text:p>
          </table:table-cell>
        </table:table-row>
        <table:table-row table:style-name="ro1">
          <table:table-cell office:value-type="float" office:value="9912711" calcext:value-type="float">
            <text:p>9912711</text:p>
          </table:table-cell>
          <table:table-cell office:value-type="float" office:value="9912803" calcext:value-type="float">
            <text:p>9912803</text:p>
          </table:table-cell>
          <table:table-cell office:value-type="string" calcext:value-type="string">
            <text:p>sexist</text:p>
          </table:table-cell>
          <table:table-cell office:value-type="string" calcext:value-type="string">
            <text:p>Пока читал, чуть не стошнило. Всё вырвано из контекста. При желании можно любую рекламу из женских журналов сюда приплести. Нормальный мужчина всегда уважает женщину, а нормальная женщина всегда достаточно мудра, чтобы не заниматься тем, чем занимается автор статьи. Всем привет из Сочи :)</text:p>
          </table:table-cell>
        </table:table-row>
        <table:table-row table:style-name="ro1">
          <table:table-cell office:value-type="float" office:value="9912711" calcext:value-type="float">
            <text:p>9912711</text:p>
          </table:table-cell>
          <table:table-cell office:value-type="float" office:value="9912805" calcext:value-type="float">
            <text:p>9912805</text:p>
          </table:table-cell>
          <table:table-cell office:value-type="string" calcext:value-type="string">
            <text:p>sexist</text:p>
          </table:table-cell>
          <table:table-cell office:value-type="string" calcext:value-type="string">
            <text:p>Бабам смотрю дох...я власти дали в последнее время, совсем оборзели. Теперь я понимаю почему на востоке их держат вторым сортом.</text:p>
          </table:table-cell>
        </table:table-row>
        <table:table-row table:style-name="ro1">
          <table:table-cell office:value-type="float" office:value="9912711" calcext:value-type="float">
            <text:p>9912711</text:p>
          </table:table-cell>
          <table:table-cell office:value-type="float" office:value="9912808" calcext:value-type="float">
            <text:p>9912808</text:p>
          </table:table-cell>
          <table:table-cell office:value-type="string" calcext:value-type="string">
            <text:p>non_sexist</text:p>
          </table:table-cell>
          <table:table-cell office:value-type="string" calcext:value-type="string">
            <text:p>Нет такого слова, как "авторка"</text:p>
          </table:table-cell>
        </table:table-row>
        <table:table-row table:style-name="ro1">
          <table:table-cell office:value-type="float" office:value="9912711" calcext:value-type="float">
            <text:p>9912711</text:p>
          </table:table-cell>
          <table:table-cell office:value-type="float" office:value="9912811" calcext:value-type="float">
            <text:p>9912811</text:p>
          </table:table-cell>
          <table:table-cell office:value-type="string" calcext:value-type="string">
            <text:p>sexist_in_co</text:p>
          </table:table-cell>
          <table:table-cell office:value-type="string" calcext:value-type="string">
            <text:p>Я эту муть даже не читал , говно какое-то</text:p>
          </table:table-cell>
        </table:table-row>
        <table:table-row table:style-name="ro3">
          <table:table-cell office:value-type="float" office:value="9912711" calcext:value-type="float">
            <text:p>9912711</text:p>
          </table:table-cell>
          <table:table-cell office:value-type="float" office:value="9912812" calcext:value-type="float">
            <text:p>9912812</text:p>
          </table:table-cell>
          <table:table-cell office:value-type="string" calcext:value-type="string">
            <text:p>sexist</text:p>
          </table:table-cell>
          <table:table-cell office:value-type="string" calcext:value-type="string">
            <text:p>Убейте, пожалуйста, человека, который придумал слово "авторка". </text:p>
            <text:p>Блин, стирка, дырка в белье, парка, варка, жарка, авторка или какие еще бывают женские занятия...</text:p>
          </table:table-cell>
        </table:table-row>
        <table:table-row table:style-name="ro1">
          <table:table-cell office:value-type="float" office:value="9912711" calcext:value-type="float">
            <text:p>9912711</text:p>
          </table:table-cell>
          <table:table-cell office:value-type="float" office:value="9912813" calcext:value-type="float">
            <text:p>9912813</text:p>
          </table:table-cell>
          <table:table-cell office:value-type="string" calcext:value-type="string">
            <text:p>non_sexist</text:p>
          </table:table-cell>
          <table:table-cell office:value-type="string" calcext:value-type="string">
            <text:p>Классика рас два три четыре</text:p>
          </table:table-cell>
        </table:table-row>
        <table:table-row table:style-name="ro3">
          <table:table-cell office:value-type="float" office:value="9912711" calcext:value-type="float">
            <text:p>9912711</text:p>
          </table:table-cell>
          <table:table-cell office:value-type="float" office:value="9912814" calcext:value-type="float">
            <text:p>9912814</text:p>
          </table:table-cell>
          <table:table-cell office:value-type="string" calcext:value-type="string">
            <text:p>non_sexist</text:p>
          </table:table-cell>
          <table:table-cell office:value-type="string" calcext:value-type="string">
            <text:p>Авторку?</text:p>
            <text:p>Пошел ты нахер, лентач</text:p>
          </table:table-cell>
        </table:table-row>
        <table:table-row table:style-name="ro1">
          <table:table-cell office:value-type="float" office:value="9912711" calcext:value-type="float">
            <text:p>9912711</text:p>
          </table:table-cell>
          <table:table-cell office:value-type="float" office:value="9912821" calcext:value-type="float">
            <text:p>9912821</text:p>
          </table:table-cell>
          <table:table-cell office:value-type="string" calcext:value-type="string">
            <text:p>non_sexist</text:p>
          </table:table-cell>
          <table:table-cell office:value-type="string" calcext:value-type="string">
            <text:p>Вы еще верите в швабодку слова? Цензоршип и его авторы тупо меняются с каждой эпохой. Наслаждайтесь</text:p>
          </table:table-cell>
        </table:table-row>
        <table:table-row table:style-name="ro1">
          <table:table-cell office:value-type="float" office:value="9912711" calcext:value-type="float">
            <text:p>9912711</text:p>
          </table:table-cell>
          <table:table-cell office:value-type="float" office:value="9912822" calcext:value-type="float">
            <text:p>9912822</text:p>
          </table:table-cell>
          <table:table-cell office:value-type="string" calcext:value-type="string">
            <text:p>sexist</text:p>
          </table:table-cell>
          <table:table-cell office:value-type="string" calcext:value-type="string">
            <text:p>Даже читать не нужно, чтоб понять, как бедную фемку задевает всё на свете.</text:p>
          </table:table-cell>
        </table:table-row>
        <table:table-row table:style-name="ro1">
          <table:table-cell office:value-type="float" office:value="9912711" calcext:value-type="float">
            <text:p>9912711</text:p>
          </table:table-cell>
          <table:table-cell office:value-type="float" office:value="9912824" calcext:value-type="float">
            <text:p>9912824</text:p>
          </table:table-cell>
          <table:table-cell office:value-type="string" calcext:value-type="string">
            <text:p>sexist</text:p>
          </table:table-cell>
          <table:table-cell office:value-type="string" calcext:value-type="string">
            <text:p>Вот сразу видно что феминисток в детстве не бил отец, слишком много себе позволяют, думают они умные как мужики это все от недотраха, страшные бабы с маленькими сиськами в стремных шмотках. P.S. Это был достаточно сексистский комментарий?</text:p>
          </table:table-cell>
        </table:table-row>
        <table:table-row table:style-name="ro1">
          <table:table-cell office:value-type="float" office:value="9912711" calcext:value-type="float">
            <text:p>9912711</text:p>
          </table:table-cell>
          <table:table-cell office:value-type="float" office:value="9912825" calcext:value-type="float">
            <text:p>9912825</text:p>
          </table:table-cell>
          <table:table-cell office:value-type="string" calcext:value-type="string">
            <text:p>non_sexist</text:p>
          </table:table-cell>
          <table:table-cell office:value-type="string" calcext:value-type="string">
            <text:p>Лентач, а где собсна сама новость про икею?</text:p>
          </table:table-cell>
        </table:table-row>
        <table:table-row table:style-name="ro1">
          <table:table-cell office:value-type="float" office:value="9912711" calcext:value-type="float">
            <text:p>9912711</text:p>
          </table:table-cell>
          <table:table-cell office:value-type="float" office:value="9912826" calcext:value-type="float">
            <text:p>9912826</text:p>
          </table:table-cell>
          <table:table-cell office:value-type="string" calcext:value-type="string">
            <text:p>sexist_in_co</text:p>
          </table:table-cell>
          <table:table-cell office:value-type="string" calcext:value-type="string">
            <text:p>Ну теперь то можно смело отписываться. Хорошо что есть Олд лентач</text:p>
          </table:table-cell>
        </table:table-row>
        <table:table-row table:style-name="ro1">
          <table:table-cell office:value-type="float" office:value="9912711" calcext:value-type="float">
            <text:p>9912711</text:p>
          </table:table-cell>
          <table:table-cell office:value-type="float" office:value="9912827" calcext:value-type="float">
            <text:p>9912827</text:p>
          </table:table-cell>
          <table:table-cell office:value-type="string" calcext:value-type="string">
            <text:p>non_sexist</text:p>
          </table:table-cell>
          <table:table-cell office:value-type="string" calcext:value-type="string">
            <text:p>Нахрена я на лингвиста учился...авторка, ептить🌝</text:p>
          </table:table-cell>
        </table:table-row>
        <table:table-row table:style-name="ro1">
          <table:table-cell office:value-type="float" office:value="9912711" calcext:value-type="float">
            <text:p>9912711</text:p>
          </table:table-cell>
          <table:table-cell office:value-type="float" office:value="9912828" calcext:value-type="float">
            <text:p>9912828</text:p>
          </table:table-cell>
          <table:table-cell office:value-type="string" calcext:value-type="string">
            <text:p>non_sexist</text:p>
          </table:table-cell>
          <table:table-cell office:value-type="string" calcext:value-type="string">
            <text:p>+100 , гыы , суко аффтар жжошь</text:p>
          </table:table-cell>
        </table:table-row>
        <table:table-row table:style-name="ro1">
          <table:table-cell office:value-type="float" office:value="9912711" calcext:value-type="float">
            <text:p>9912711</text:p>
          </table:table-cell>
          <table:table-cell office:value-type="float" office:value="9912831" calcext:value-type="float">
            <text:p>9912831</text:p>
          </table:table-cell>
          <table:table-cell office:value-type="string" calcext:value-type="string">
            <text:p>sexist_in_co</text:p>
          </table:table-cell>
          <table:table-cell office:value-type="string" calcext:value-type="string">
            <text:p>Лентач ерундой страдает вместе с авторками)</text:p>
          </table:table-cell>
        </table:table-row>
        <table:table-row table:style-name="ro4">
          <table:table-cell office:value-type="float" office:value="9912711" calcext:value-type="float">
            <text:p>9912711</text:p>
          </table:table-cell>
          <table:table-cell office:value-type="float" office:value="9912833" calcext:value-type="float">
            <text:p>9912833</text:p>
          </table:table-cell>
          <table:table-cell office:value-type="string" calcext:value-type="string">
            <text:p>sexist</text:p>
          </table:table-cell>
          <table:table-cell office:value-type="string" calcext:value-type="string">
            <text:p>Авторка, врачинесса, космонавтгиня 🤣</text:p>
            <text:p>&gt;Орут за равноправие</text:p>
            <text:p>&gt;Изменяют слова мужского рода на несуществующий женский</text:p>
            <text:p>_</text:p>
            <text:p>Блин, а ведь есть реальные феминистки, которые борются за права и несправедливость. Только их процент так мал, что они просто растворяются в пучине этих очередных "авторок")))</text:p>
            <text:p>_</text:p>
            <text:p>Если все люди равны, почему феминистки не борются за права женщин в Афганистане и Пакистане?) пакистанки не люди что ли? 😢</text:p>
          </table:table-cell>
        </table:table-row>
        <table:table-row table:style-name="ro1">
          <table:table-cell office:value-type="float" office:value="9912711" calcext:value-type="float">
            <text:p>9912711</text:p>
          </table:table-cell>
          <table:table-cell office:value-type="float" office:value="9912835" calcext:value-type="float">
            <text:p>9912835</text:p>
          </table:table-cell>
          <table:table-cell office:value-type="string" calcext:value-type="string">
            <text:p>sexist</text:p>
          </table:table-cell>
          <table:table-cell office:value-type="string" calcext:value-type="string">
            <text:p>Никак, им всегда будет мало и они обязательно найдут за что предъявить по матчасти в следующий раз , и чем больше ты будешь прогибаться, тем больше они будут требовать удалять "оскорбительные посты".</text:p>
          </table:table-cell>
        </table:table-row>
        <table:table-row table:style-name="ro2">
          <table:table-cell office:value-type="float" office:value="9912711" calcext:value-type="float">
            <text:p>9912711</text:p>
          </table:table-cell>
          <table:table-cell office:value-type="float" office:value="9912838" calcext:value-type="float">
            <text:p>9912838</text:p>
          </table:table-cell>
          <table:table-cell office:value-type="string" calcext:value-type="string">
            <text:p>sexist</text:p>
          </table:table-cell>
          <table:table-cell office:value-type="string" calcext:value-type="string">
            <text:p>&gt;Какие женщины сидят в Твиттере и Фейсбуке? Явно, что максимально продвинутые и умные.</text:p>
            <text:p>АХАХАХАХАХАХАХАХАХАХАХАХ</text:p>
            <text:p>TL DR автор\ка поехавшая и натягивает сову на глобус считая "сильных и независимых" ЦА вообще любого паблика.</text:p>
          </table:table-cell>
        </table:table-row>
        <table:table-row table:style-name="ro1">
          <table:table-cell office:value-type="float" office:value="9912711" calcext:value-type="float">
            <text:p>9912711</text:p>
          </table:table-cell>
          <table:table-cell office:value-type="float" office:value="9912840" calcext:value-type="float">
            <text:p>9912840</text:p>
          </table:table-cell>
          <table:table-cell office:value-type="string" calcext:value-type="string">
            <text:p>sexist_in_co</text:p>
          </table:table-cell>
          <table:table-cell office:value-type="string" calcext:value-type="string">
            <text:p>еще один такой пост и минус один подписчик</text:p>
          </table:table-cell>
        </table:table-row>
        <table:table-row table:style-name="ro1">
          <table:table-cell office:value-type="float" office:value="9912711" calcext:value-type="float">
            <text:p>9912711</text:p>
          </table:table-cell>
          <table:table-cell office:value-type="float" office:value="9912842" calcext:value-type="float">
            <text:p>9912842</text:p>
          </table:table-cell>
          <table:table-cell office:value-type="string" calcext:value-type="string">
            <text:p>sexist</text:p>
          </table:table-cell>
          <table:table-cell office:value-type="string" calcext:value-type="string">
            <text:p>Авторку на кавказе, по-ходу, притесняют, вот она и показывает свою активную гражданскую позицию.</text:p>
          </table:table-cell>
        </table:table-row>
        <table:table-row table:style-name="ro1">
          <table:table-cell office:value-type="float" office:value="9912711" calcext:value-type="float">
            <text:p>9912711</text:p>
          </table:table-cell>
          <table:table-cell office:value-type="float" office:value="9912844" calcext:value-type="float">
            <text:p>9912844</text:p>
          </table:table-cell>
          <table:table-cell office:value-type="string" calcext:value-type="string">
            <text:p>non_sexist</text:p>
          </table:table-cell>
          <table:table-cell office:value-type="string" calcext:value-type="string">
            <text:p>прищимлёнышам-кукусикам запрещают женщин оскорблять, проклятые фемепиздки, как бесчеловечно, кококо, куйчишки же свернутся от абиды на злых бабищ!!!</text:p>
          </table:table-cell>
        </table:table-row>
        <table:table-row table:style-name="ro1">
          <table:table-cell office:value-type="float" office:value="9912711" calcext:value-type="float">
            <text:p>9912711</text:p>
          </table:table-cell>
          <table:table-cell office:value-type="float" office:value="9912845" calcext:value-type="float">
            <text:p>9912845</text:p>
          </table:table-cell>
          <table:table-cell office:value-type="string" calcext:value-type="string">
            <text:p>sexist_in_co</text:p>
          </table:table-cell>
          <table:table-cell office:value-type="string" calcext:value-type="string">
            <text:p>прогнуться под фемок = отписка. Настоящий лентач, привет</text:p>
          </table:table-cell>
        </table:table-row>
        <table:table-row table:style-name="ro3">
          <table:table-cell office:value-type="float" office:value="9912711" calcext:value-type="float">
            <text:p>9912711</text:p>
          </table:table-cell>
          <table:table-cell office:value-type="float" office:value="9912846" calcext:value-type="float">
            <text:p>9912846</text:p>
          </table:table-cell>
          <table:table-cell office:value-type="string" calcext:value-type="string">
            <text:p>non_sexist</text:p>
          </table:table-cell>
          <table:table-cell office:value-type="string" calcext:value-type="string">
            <text:p>Хорошая статья. </text:p>
            <text:p>Женщины не слабый пол, слабый пол- это гнилые доски. Избитая фраза, но менее правдивой она от этого не стала.</text:p>
          </table:table-cell>
        </table:table-row>
        <table:table-row table:style-name="ro1">
          <table:table-cell office:value-type="float" office:value="9912711" calcext:value-type="float">
            <text:p>9912711</text:p>
          </table:table-cell>
          <table:table-cell office:value-type="float" office:value="9912848" calcext:value-type="float">
            <text:p>9912848</text:p>
          </table:table-cell>
          <table:table-cell office:value-type="string" calcext:value-type="string">
            <text:p>sexist</text:p>
          </table:table-cell>
          <table:table-cell office:value-type="string" calcext:value-type="string">
            <text:p>Собственно, зачем феминисткам вообще нужны мужья? Чтобы поучать их как правильно общаться с высшим человеком?</text:p>
          </table:table-cell>
        </table:table-row>
        <table:table-row table:style-name="ro1">
          <table:table-cell office:value-type="float" office:value="9912711" calcext:value-type="float">
            <text:p>9912711</text:p>
          </table:table-cell>
          <table:table-cell office:value-type="float" office:value="9912852" calcext:value-type="float">
            <text:p>9912852</text:p>
          </table:table-cell>
          <table:table-cell office:value-type="string" calcext:value-type="string">
            <text:p>non_sexist</text:p>
          </table:table-cell>
          <table:table-cell office:value-type="string" calcext:value-type="string">
            <text:p>Заходи, зай) Я хоть и не сексист, но жду)</text:p>
          </table:table-cell>
        </table:table-row>
        <table:table-row table:style-name="ro1">
          <table:table-cell office:value-type="float" office:value="9912711" calcext:value-type="float">
            <text:p>9912711</text:p>
          </table:table-cell>
          <table:table-cell office:value-type="float" office:value="9912854" calcext:value-type="float">
            <text:p>9912854</text:p>
          </table:table-cell>
          <table:table-cell office:value-type="string" calcext:value-type="string">
            <text:p>sexist_in_co</text:p>
          </table:table-cell>
          <table:table-cell office:value-type="string" calcext:value-type="string">
            <text:p>Ихний и афторка, продолжаем марофон. (ботокайф)</text:p>
          </table:table-cell>
        </table:table-row>
        <table:table-row table:style-name="ro1">
          <table:table-cell office:value-type="float" office:value="9912711" calcext:value-type="float">
            <text:p>9912711</text:p>
          </table:table-cell>
          <table:table-cell office:value-type="float" office:value="9912855" calcext:value-type="float">
            <text:p>9912855</text:p>
          </table:table-cell>
          <table:table-cell office:value-type="string" calcext:value-type="string">
            <text:p>sexist_in_co</text:p>
          </table:table-cell>
          <table:table-cell office:value-type="string" calcext:value-type="string">
            <text:p>Это постирония такая над фемками? Или все правда очень плохо?</text:p>
          </table:table-cell>
        </table:table-row>
        <table:table-row table:style-name="ro1">
          <table:table-cell office:value-type="float" office:value="9912711" calcext:value-type="float">
            <text:p>9912711</text:p>
          </table:table-cell>
          <table:table-cell office:value-type="float" office:value="9912856" calcext:value-type="float">
            <text:p>9912856</text:p>
          </table:table-cell>
          <table:table-cell office:value-type="string" calcext:value-type="string">
            <text:p>non_sexist</text:p>
          </table:table-cell>
          <table:table-cell office:value-type="string" calcext:value-type="string">
            <text:p>Ну, хз, видела я в бородатом году билборды со слоганом «Застрахуй немку» от Альфа страхования вроде. И немкой там была не новенькая бмв, а такая грудастая блондинка в баварском костюме. Имеет место сексизм в рекламе и нормально жаловаться на это в ФАС, в не на форумах. Хотя вроде и так реагируют</text:p>
          </table:table-cell>
        </table:table-row>
        <table:table-row table:style-name="ro1">
          <table:table-cell office:value-type="float" office:value="9912711" calcext:value-type="float">
            <text:p>9912711</text:p>
          </table:table-cell>
          <table:table-cell office:value-type="float" office:value="9912862" calcext:value-type="float">
            <text:p>9912862</text:p>
          </table:table-cell>
          <table:table-cell office:value-type="string" calcext:value-type="string">
            <text:p>sexist</text:p>
          </table:table-cell>
          <table:table-cell office:value-type="string" calcext:value-type="string">
            <text:p>Тупые фемки вы никто тупа сосатб😎</text:p>
          </table:table-cell>
        </table:table-row>
        <table:table-row table:style-name="ro1">
          <table:table-cell office:value-type="float" office:value="9912711" calcext:value-type="float">
            <text:p>9912711</text:p>
          </table:table-cell>
          <table:table-cell office:value-type="float" office:value="9912865" calcext:value-type="float">
            <text:p>9912865</text:p>
          </table:table-cell>
          <table:table-cell office:value-type="string" calcext:value-type="string">
            <text:p>sexist</text:p>
          </table:table-cell>
          <table:table-cell office:value-type="string" calcext:value-type="string">
            <text:p>Чет я такого, только от лиц мужчин не видел. Хотя щас женщины как угодно пытаются подсолить всем.</text:p>
          </table:table-cell>
        </table:table-row>
        <table:table-row table:style-name="ro1">
          <table:table-cell office:value-type="float" office:value="9912711" calcext:value-type="float">
            <text:p>9912711</text:p>
          </table:table-cell>
          <table:table-cell office:value-type="float" office:value="9912867" calcext:value-type="float">
            <text:p>9912867</text:p>
          </table:table-cell>
          <table:table-cell office:value-type="string" calcext:value-type="string">
            <text:p>sexist</text:p>
          </table:table-cell>
          <table:table-cell office:value-type="string" calcext:value-type="string">
            <text:p>Рад фемки совсем конечно охрени, требуют чтобы их с домашними животными не сравнивали, словно домострой с библией не читали. А ты лентач, зря прогнулся, сначала слуцкий, теперь это. Вы ещё за харасмент начните увольнять.</text:p>
          </table:table-cell>
        </table:table-row>
        <table:table-row table:style-name="ro1">
          <table:table-cell office:value-type="float" office:value="9912711" calcext:value-type="float">
            <text:p>9912711</text:p>
          </table:table-cell>
          <table:table-cell office:value-type="float" office:value="9912869" calcext:value-type="float">
            <text:p>9912869</text:p>
          </table:table-cell>
          <table:table-cell office:value-type="string" calcext:value-type="string">
            <text:p>sexist</text:p>
          </table:table-cell>
          <table:table-cell office:value-type="string" calcext:value-type="string">
            <text:p>Слава богу , что у меня есть мозг, и я мужчина и не должен читать этот высер неудовлетворённой <text:s/>«сильной и независимой». Покажите ей где кухня плиз</text:p>
          </table:table-cell>
        </table:table-row>
        <table:table-row table:style-name="ro1">
          <table:table-cell office:value-type="float" office:value="9912711" calcext:value-type="float">
            <text:p>9912711</text:p>
          </table:table-cell>
          <table:table-cell office:value-type="float" office:value="9912870" calcext:value-type="float">
            <text:p>9912870</text:p>
          </table:table-cell>
          <table:table-cell office:value-type="string" calcext:value-type="string">
            <text:p>sexist</text:p>
          </table:table-cell>
          <table:table-cell office:value-type="string" calcext:value-type="string">
            <text:p>Авторесса крайне неадекватна, и для этого даже статью читать не пришлось. Фемтач, прекращай болеть :с</text:p>
          </table:table-cell>
        </table:table-row>
        <table:table-row table:style-name="ro5">
          <table:table-cell office:value-type="float" office:value="9912711" calcext:value-type="float">
            <text:p>9912711</text:p>
          </table:table-cell>
          <table:table-cell office:value-type="float" office:value="9912871" calcext:value-type="float">
            <text:p>9912871</text:p>
          </table:table-cell>
          <table:table-cell office:value-type="string" calcext:value-type="string">
            <text:p>non_sexist</text:p>
          </table:table-cell>
          <table:table-cell office:value-type="string" calcext:value-type="string">
            <text:p>Никаких полезных доводов в статье нет. Автор просто пригорел...</text:p>
            <text:p>И да большинство тех женщин кто сидит в вк и фейсбуке далеко не умненькие и не успешные, сори</text:p>
            <text:p>Ни статистики ни пруфов.</text:p>
            <text:p>А впрочем некоторые посты реально не толлерантные, но ничем не хуже техже постов про"тупых качков", "вейперов" и т д. Так что нечего ставить  себя выше других, про всех есть и хорошие и не очень посты</text:p>
          </table:table-cell>
        </table:table-row>
        <table:table-row table:style-name="ro1">
          <table:table-cell office:value-type="float" office:value="9912711" calcext:value-type="float">
            <text:p>9912711</text:p>
          </table:table-cell>
          <table:table-cell office:value-type="float" office:value="9912872" calcext:value-type="float">
            <text:p>9912872</text:p>
          </table:table-cell>
          <table:table-cell office:value-type="string" calcext:value-type="string">
            <text:p>non_sexist</text:p>
          </table:table-cell>
          <table:table-cell office:value-type="string" calcext:value-type="string">
            <text:p>Остановитесь! У меня попкорн уже кончается!</text:p>
          </table:table-cell>
        </table:table-row>
        <table:table-row table:style-name="ro3">
          <table:table-cell office:value-type="float" office:value="9912711" calcext:value-type="float">
            <text:p>9912711</text:p>
          </table:table-cell>
          <table:table-cell office:value-type="float" office:value="9912874" calcext:value-type="float">
            <text:p>9912874</text:p>
          </table:table-cell>
          <table:table-cell office:value-type="string" calcext:value-type="string">
            <text:p>non_sexist</text:p>
          </table:table-cell>
          <table:table-cell office:value-type="string" calcext:value-type="string">
            <text:p>Лентач там вообще скаколдился? </text:p>
            <text:p>КТО ОТВЕТИТ ЗА ОСКОРБЛЕНИЕ РУССКОГО ЯЗЫКА?</text:p>
          </table:table-cell>
        </table:table-row>
        <table:table-row table:style-name="ro1">
          <table:table-cell office:value-type="float" office:value="9912711" calcext:value-type="float">
            <text:p>9912711</text:p>
          </table:table-cell>
          <table:table-cell office:value-type="float" office:value="9912876" calcext:value-type="float">
            <text:p>9912876</text:p>
          </table:table-cell>
          <table:table-cell office:value-type="string" calcext:value-type="string">
            <text:p>non_sexist</text:p>
          </table:table-cell>
          <table:table-cell office:value-type="string" calcext:value-type="string">
            <text:p>Автора в костёр</text:p>
          </table:table-cell>
        </table:table-row>
        <table:table-row table:style-name="ro3">
          <table:table-cell office:value-type="float" office:value="9912711" calcext:value-type="float">
            <text:p>9912711</text:p>
          </table:table-cell>
          <table:table-cell office:value-type="float" office:value="9912877" calcext:value-type="float">
            <text:p>9912877</text:p>
          </table:table-cell>
          <table:table-cell office:value-type="string" calcext:value-type="string">
            <text:p>sexist</text:p>
          </table:table-cell>
          <table:table-cell office:value-type="string" calcext:value-type="string">
            <text:p>&gt;Sony выпустили еще один пост, где снова обыгрывается старый мохнатый стереотип, что «легкомысленную бабу» надо долго ждать, пока она одевается. </text:p>
            <text:p>А если под кто-то воспринимается гей-партнер, например? Получается ли это, что автор_ка гей_ненавистница, и ее можно осудить? Сколько авторе_ссе и как часто ее били в детстве?</text:p>
          </table:table-cell>
        </table:table-row>
        <table:table-row table:style-name="ro1">
          <table:table-cell office:value-type="float" office:value="9912711" calcext:value-type="float">
            <text:p>9912711</text:p>
          </table:table-cell>
          <table:table-cell office:value-type="float" office:value="9912878" calcext:value-type="float">
            <text:p>9912878</text:p>
          </table:table-cell>
          <table:table-cell office:value-type="string" calcext:value-type="string">
            <text:p>non_sexist</text:p>
          </table:table-cell>
          <table:table-cell office:value-type="string" calcext:value-type="string">
            <text:p>я хочу плакать от отсталости комментаторов тут</text:p>
          </table:table-cell>
        </table:table-row>
        <table:table-row table:style-name="ro1">
          <table:table-cell office:value-type="float" office:value="9912711" calcext:value-type="float">
            <text:p>9912711</text:p>
          </table:table-cell>
          <table:table-cell office:value-type="float" office:value="9912879" calcext:value-type="float">
            <text:p>9912879</text:p>
          </table:table-cell>
          <table:table-cell office:value-type="string" calcext:value-type="string">
            <text:p>sexist</text:p>
          </table:table-cell>
          <table:table-cell office:value-type="string" calcext:value-type="string">
            <text:p>Мерзотнее слова авторка сложно придумать. Да и вообще феменитивы сосат. Кто их придумал? Зачем? Феминизм и так защищает права женщин и расширяет их. Зачем придумывать новые слова. Вчом смысол</text:p>
          </table:table-cell>
        </table:table-row>
        <table:table-row table:style-name="ro1">
          <table:table-cell office:value-type="float" office:value="9912711" calcext:value-type="float">
            <text:p>9912711</text:p>
          </table:table-cell>
          <table:table-cell office:value-type="float" office:value="9912880" calcext:value-type="float">
            <text:p>9912880</text:p>
          </table:table-cell>
          <table:table-cell office:value-type="string" calcext:value-type="string">
            <text:p>non_sexist</text:p>
          </table:table-cell>
          <table:table-cell office:value-type="string" calcext:value-type="string">
            <text:p>Пост отличный👍 А вот подписоте лентача явно не хватает мозгов, тошнит от вас</text:p>
          </table:table-cell>
        </table:table-row>
        <table:table-row table:style-name="ro3">
          <table:table-cell office:value-type="float" office:value="9912711" calcext:value-type="float">
            <text:p>9912711</text:p>
          </table:table-cell>
          <table:table-cell office:value-type="float" office:value="9912881" calcext:value-type="float">
            <text:p>9912881</text:p>
          </table:table-cell>
          <table:table-cell office:value-type="string" calcext:value-type="string">
            <text:p>sexist_in_co</text:p>
          </table:table-cell>
          <table:table-cell office:value-type="string" calcext:value-type="string">
            <text:p>Я долго ждал дня, когда бы следовало отписаться от лентача. Он настал</text:p>
            <text:p>Пока, фиолетовый кусок говна, ты совсем либернулся</text:p>
          </table:table-cell>
        </table:table-row>
        <table:table-row table:style-name="ro1">
          <table:table-cell office:value-type="float" office:value="9912711" calcext:value-type="float">
            <text:p>9912711</text:p>
          </table:table-cell>
          <table:table-cell office:value-type="float" office:value="9912884" calcext:value-type="float">
            <text:p>9912884</text:p>
          </table:table-cell>
          <table:table-cell office:value-type="string" calcext:value-type="string">
            <text:p>sexist</text:p>
          </table:table-cell>
          <table:table-cell office:value-type="string" calcext:value-type="string">
            <text:p>если перевернуть 999, то получится 666. И вот фемы постоянно переворачивают. А зачем?</text:p>
          </table:table-cell>
        </table:table-row>
        <table:table-row table:style-name="ro1">
          <table:table-cell office:value-type="float" office:value="9912711" calcext:value-type="float">
            <text:p>9912711</text:p>
          </table:table-cell>
          <table:table-cell office:value-type="float" office:value="9912889" calcext:value-type="float">
            <text:p>9912889</text:p>
          </table:table-cell>
          <table:table-cell office:value-type="string" calcext:value-type="string">
            <text:p>sexist</text:p>
          </table:table-cell>
          <table:table-cell office:value-type="string" calcext:value-type="string">
            <text:p>Неплохо. На 8 марта подарю девушке топор или нож. А она мне на 23 февраля пусть подарит цветы. А то не дай бог кто подумает, что мы сексисты-шовинисты.</text:p>
          </table:table-cell>
        </table:table-row>
        <table:table-row table:style-name="ro1">
          <table:table-cell office:value-type="float" office:value="9912711" calcext:value-type="float">
            <text:p>9912711</text:p>
          </table:table-cell>
          <table:table-cell office:value-type="float" office:value="9912891" calcext:value-type="float">
            <text:p>9912891</text:p>
          </table:table-cell>
          <table:table-cell office:value-type="string" calcext:value-type="string">
            <text:p>non_sexist</text:p>
          </table:table-cell>
          <table:table-cell office:value-type="string" calcext:value-type="string">
            <text:p>Я сюда прихожу новости читать, а не конфликты лентача-сексиста и дефок рассматривать.</text:p>
          </table:table-cell>
        </table:table-row>
        <table:table-row table:style-name="ro1">
          <table:table-cell office:value-type="float" office:value="9912711" calcext:value-type="float">
            <text:p>9912711</text:p>
          </table:table-cell>
          <table:table-cell office:value-type="float" office:value="9912895" calcext:value-type="float">
            <text:p>9912895</text:p>
          </table:table-cell>
          <table:table-cell office:value-type="string" calcext:value-type="string">
            <text:p>sexist</text:p>
          </table:table-cell>
          <table:table-cell office:value-type="string" calcext:value-type="string">
            <text:p>Ох хоспаде, ща бы извинятся перед этими "ущемленными". Ох, бедные, как же вам тяжело живется-то, "ущемленным". Небось каждый день получаете в лицо пинок за то, что вы женщины. Небось каждый день вас ущемляют в правах. Тяжела судьба тупых феминисток, ох тяжела</text:p>
          </table:table-cell>
        </table:table-row>
        <table:table-row table:style-name="ro1">
          <table:table-cell office:value-type="float" office:value="9912711" calcext:value-type="float">
            <text:p>9912711</text:p>
          </table:table-cell>
          <table:table-cell office:value-type="float" office:value="9912903" calcext:value-type="float">
            <text:p>9912903</text:p>
          </table:table-cell>
          <table:table-cell office:value-type="string" calcext:value-type="string">
            <text:p>sexist_in_co</text:p>
          </table:table-cell>
          <table:table-cell office:value-type="string" calcext:value-type="string">
            <text:p>ретарды на админах прогнулись под это дeрьмо, ХА</text:p>
          </table:table-cell>
        </table:table-row>
        <table:table-row table:style-name="ro1">
          <table:table-cell office:value-type="float" office:value="9912711" calcext:value-type="float">
            <text:p>9912711</text:p>
          </table:table-cell>
          <table:table-cell office:value-type="float" office:value="9912905" calcext:value-type="float">
            <text:p>9912905</text:p>
          </table:table-cell>
          <table:table-cell office:value-type="string" calcext:value-type="string">
            <text:p>sexist</text:p>
          </table:table-cell>
          <table:table-cell office:value-type="string" calcext:value-type="string">
            <text:p>Посоны, золотое правило, всегда игнорьте баб и делаете всегда все наоборот. Работает 100%</text:p>
          </table:table-cell>
        </table:table-row>
        <table:table-row table:style-name="ro1">
          <table:table-cell office:value-type="float" office:value="9912711" calcext:value-type="float">
            <text:p>9912711</text:p>
          </table:table-cell>
          <table:table-cell office:value-type="float" office:value="9912906" calcext:value-type="float">
            <text:p>9912906</text:p>
          </table:table-cell>
          <table:table-cell office:value-type="string" calcext:value-type="string">
            <text:p>non_sexist</text:p>
          </table:table-cell>
          <table:table-cell office:value-type="string" calcext:value-type="string">
            <text:p>Большое спасибо за статью. Само её существование уже радует.</text:p>
          </table:table-cell>
        </table:table-row>
        <table:table-row table:style-name="ro1">
          <table:table-cell office:value-type="float" office:value="9912711" calcext:value-type="float">
            <text:p>9912711</text:p>
          </table:table-cell>
          <table:table-cell office:value-type="float" office:value="9912910" calcext:value-type="float">
            <text:p>9912910</text:p>
          </table:table-cell>
          <table:table-cell office:value-type="string" calcext:value-type="string">
            <text:p>sexist_in_co</text:p>
          </table:table-cell>
          <table:table-cell office:value-type="string" calcext:value-type="string">
            <text:p>Ещё одна авторка, авторесса или авториня и отпишусь от лентача.</text:p>
          </table:table-cell>
        </table:table-row>
        <table:table-row table:style-name="ro1">
          <table:table-cell office:value-type="float" office:value="9912711" calcext:value-type="float">
            <text:p>9912711</text:p>
          </table:table-cell>
          <table:table-cell office:value-type="float" office:value="9912911" calcext:value-type="float">
            <text:p>9912911</text:p>
          </table:table-cell>
          <table:table-cell office:value-type="string" calcext:value-type="string">
            <text:p>sexist</text:p>
          </table:table-cell>
          <table:table-cell office:value-type="string" calcext:value-type="string">
            <text:p>Особенно понравилось: "Не называйте женщин прекрасным полом", ну окей, будете ужасным полом. <text:s/>В левом углу ринга представитель сильного пола, а в правом ужасного, просто таки отвратительного, и ни в ком случае не прекрасного пола.</text:p>
          </table:table-cell>
        </table:table-row>
        <table:table-row table:style-name="ro1">
          <table:table-cell office:value-type="float" office:value="9912711" calcext:value-type="float">
            <text:p>9912711</text:p>
          </table:table-cell>
          <table:table-cell office:value-type="float" office:value="9912916" calcext:value-type="float">
            <text:p>9912916</text:p>
          </table:table-cell>
          <table:table-cell office:value-type="string" calcext:value-type="string">
            <text:p>sexist</text:p>
          </table:table-cell>
          <table:table-cell office:value-type="string" calcext:value-type="string">
            <text:p>Ррррррррррря ххуемрази! Спермобаки ррррррррррря! Пук-пук фсе люди равны!!!1!</text:p>
          </table:table-cell>
        </table:table-row>
        <table:table-row table:style-name="ro1">
          <table:table-cell office:value-type="float" office:value="9912711" calcext:value-type="float">
            <text:p>9912711</text:p>
          </table:table-cell>
          <table:table-cell office:value-type="float" office:value="9912917" calcext:value-type="float">
            <text:p>9912917</text:p>
          </table:table-cell>
          <table:table-cell office:value-type="string" calcext:value-type="string">
            <text:p>sexist_in_co</text:p>
          </table:table-cell>
          <table:table-cell office:value-type="string" calcext:value-type="string">
            <text:p>авторку.. бож, как же это уродливо читается... АфтАрКа</text:p>
          </table:table-cell>
        </table:table-row>
        <table:table-row table:style-name="ro1">
          <table:table-cell office:value-type="float" office:value="9912711" calcext:value-type="float">
            <text:p>9912711</text:p>
          </table:table-cell>
          <table:table-cell office:value-type="float" office:value="9912922" calcext:value-type="float">
            <text:p>9912922</text:p>
          </table:table-cell>
          <table:table-cell office:value-type="string" calcext:value-type="string">
            <text:p>sexist_in_co</text:p>
          </table:table-cell>
          <table:table-cell office:value-type="string" calcext:value-type="string">
            <text:p>Когда ты настолько прогрессивный паблик, что начинаешь потакать глупым девочкам возомнившими себя феминистками</text:p>
          </table:table-cell>
        </table:table-row>
        <table:table-row table:style-name="ro1">
          <table:table-cell office:value-type="float" office:value="9912711" calcext:value-type="float">
            <text:p>9912711</text:p>
          </table:table-cell>
          <table:table-cell office:value-type="float" office:value="9912923" calcext:value-type="float">
            <text:p>9912923</text:p>
          </table:table-cell>
          <table:table-cell office:value-type="string" calcext:value-type="string">
            <text:p>sexist_in_co</text:p>
          </table:table-cell>
          <table:table-cell office:value-type="string" calcext:value-type="string">
            <text:p>Почему слово дали автарке, где же сварщицы, слесарицы, рудокопницы?</text:p>
          </table:table-cell>
        </table:table-row>
        <table:table-row table:style-name="ro1">
          <table:table-cell office:value-type="float" office:value="9912711" calcext:value-type="float">
            <text:p>9912711</text:p>
          </table:table-cell>
          <table:table-cell office:value-type="float" office:value="9912925" calcext:value-type="float">
            <text:p>9912925</text:p>
          </table:table-cell>
          <table:table-cell office:value-type="string" calcext:value-type="string">
            <text:p>non_sexist</text:p>
          </table:table-cell>
          <table:table-cell office:value-type="string" calcext:value-type="string">
            <text:p>Трудно найти лучшее доказательство, что феминизм необходим, чем комменты на Лентаче</text:p>
          </table:table-cell>
        </table:table-row>
        <table:table-row table:style-name="ro3">
          <table:table-cell office:value-type="float" office:value="9912711" calcext:value-type="float">
            <text:p>9912711</text:p>
          </table:table-cell>
          <table:table-cell office:value-type="float" office:value="9912927" calcext:value-type="float">
            <text:p>9912927</text:p>
          </table:table-cell>
          <table:table-cell office:value-type="string" calcext:value-type="string">
            <text:p>sexist</text:p>
          </table:table-cell>
          <table:table-cell office:value-type="string" calcext:value-type="string">
            <text:p>«не надо называть женщин «прекрасным или слабым полом», это уже не просто сексизм, а элементарная пошлость»</text:p>
            <text:p>Ору лол. Ни логики, ни здравого смысла.</text:p>
          </table:table-cell>
        </table:table-row>
        <table:table-row table:style-name="ro3">
          <table:table-cell office:value-type="float" office:value="9912711" calcext:value-type="float">
            <text:p>9912711</text:p>
          </table:table-cell>
          <table:table-cell office:value-type="float" office:value="9912928" calcext:value-type="float">
            <text:p>9912928</text:p>
          </table:table-cell>
          <table:table-cell office:value-type="string" calcext:value-type="string">
            <text:p>sexist</text:p>
          </table:table-cell>
          <table:table-cell office:value-type="string" calcext:value-type="string">
            <text:p>Лентач, я отказываюсь читать выcеры очередных фемозипамок, и этой .. с бреак мад, малолетней журношлюхи, с типо шуткозаголовками, на деле низкосортним кликбейтом с желушными статьями, дабы завлечь аудиторию и заработать на рекламе.</text:p>
            <text:p>Гowна ей за шиворот.</text:p>
          </table:table-cell>
        </table:table-row>
        <table:table-row table:style-name="ro1">
          <table:table-cell office:value-type="float" office:value="9912711" calcext:value-type="float">
            <text:p>9912711</text:p>
          </table:table-cell>
          <table:table-cell office:value-type="float" office:value="9912929" calcext:value-type="float">
            <text:p>9912929</text:p>
          </table:table-cell>
          <table:table-cell office:value-type="string" calcext:value-type="string">
            <text:p>non_sexist</text:p>
          </table:table-cell>
          <table:table-cell office:value-type="string" calcext:value-type="string">
            <text:p>Я знаю единственного человека, который разрешит весь этот спор с угнетением</text:p>
          </table:table-cell>
        </table:table-row>
        <table:table-row table:style-name="ro1">
          <table:table-cell office:value-type="float" office:value="9912711" calcext:value-type="float">
            <text:p>9912711</text:p>
          </table:table-cell>
          <table:table-cell office:value-type="float" office:value="9912932" calcext:value-type="float">
            <text:p>9912932</text:p>
          </table:table-cell>
          <table:table-cell office:value-type="string" calcext:value-type="string">
            <text:p>non_sexist</text:p>
          </table:table-cell>
          <table:table-cell office:value-type="string" calcext:value-type="string">
            <text:p>Лентач йо, начинай чистить подписчиков, на тебя слишком много глупых людей подписано.</text:p>
          </table:table-cell>
        </table:table-row>
        <table:table-row table:style-name="ro3">
          <table:table-cell office:value-type="float" office:value="9912711" calcext:value-type="float">
            <text:p>9912711</text:p>
          </table:table-cell>
          <table:table-cell office:value-type="float" office:value="9912934" calcext:value-type="float">
            <text:p>9912934</text:p>
          </table:table-cell>
          <table:table-cell office:value-type="string" calcext:value-type="string">
            <text:p>sexist</text:p>
          </table:table-cell>
          <table:table-cell office:value-type="string" calcext:value-type="string">
            <text:p>Женщин уже давно никто не унижает(есть конечно конченые быдлосы,но к этому позже),все эти шутки про то,что девушки долго собираются и царапают мужьям машины появились не просто так,мне и самому приходиться стоять у подъезда и ждать подруг по 20-30 мин(у меня одного такая проблема?я хз почему,вы не можете сделать это заранее),но никто не пытается этим унизить женщин,это обычный юмор.А теперь к домашнему насилию,я искренне не понимаю,почему вы хотите проводить свою жизнь с человеком,который "отпиздит вас за тупо невкусный борщ",а если хотите,то живите по кайфу и не жалуйтесь,все это выдуманное ущемление идет от вас же самих</text:p>
            <text:p>P.S.Ваш угнетатель спермобак</text:p>
          </table:table-cell>
        </table:table-row>
        <table:table-row table:style-name="ro1">
          <table:table-cell office:value-type="float" office:value="9912711" calcext:value-type="float">
            <text:p>9912711</text:p>
          </table:table-cell>
          <table:table-cell office:value-type="float" office:value="9912936" calcext:value-type="float">
            <text:p>9912936</text:p>
          </table:table-cell>
          <table:table-cell office:value-type="string" calcext:value-type="string">
            <text:p>sexist_in_co</text:p>
          </table:table-cell>
          <table:table-cell office:value-type="string" calcext:value-type="string">
            <text:p>Существование мужчин - это уже сексизм, ну?</text:p>
          </table:table-cell>
        </table:table-row>
        <table:table-row table:style-name="ro3">
          <table:table-cell office:value-type="float" office:value="9763049" calcext:value-type="float">
            <text:p>9763049</text:p>
          </table:table-cell>
          <table:table-cell office:value-type="float" office:value="9763053" calcext:value-type="float">
            <text:p>9763053</text:p>
          </table:table-cell>
          <table:table-cell office:value-type="string" calcext:value-type="string">
            <text:p>non_sexist</text:p>
          </table:table-cell>
          <table:table-cell office:value-type="string" calcext:value-type="string">
            <text:p>надеюсь вам норм заплатили, а то негоже это всё )</text:p>
            <text:p>15:18 Оказалось, что это ваше шоу) а я не смотрел, но осуждаю. Кто я ?</text:p>
          </table:table-cell>
        </table:table-row>
        <table:table-row table:style-name="ro1">
          <table:table-cell office:value-type="float" office:value="9763049" calcext:value-type="float">
            <text:p>9763049</text:p>
          </table:table-cell>
          <table:table-cell office:value-type="float" office:value="9763055" calcext:value-type="float">
            <text:p>9763055</text:p>
          </table:table-cell>
          <table:table-cell office:value-type="string" calcext:value-type="string">
            <text:p>non_sexist</text:p>
          </table:table-cell>
          <table:table-cell office:value-type="string" calcext:value-type="string">
            <text:p>эх, любимое шоу. слушать в метро - кайф</text:p>
          </table:table-cell>
        </table:table-row>
        <table:table-row table:style-name="ro1">
          <table:table-cell office:value-type="float" office:value="9763049" calcext:value-type="float">
            <text:p>9763049</text:p>
          </table:table-cell>
          <table:table-cell office:value-type="float" office:value="9763058" calcext:value-type="float">
            <text:p>9763058</text:p>
          </table:table-cell>
          <table:table-cell office:value-type="string" calcext:value-type="string">
            <text:p>non_sexist</text:p>
          </table:table-cell>
          <table:table-cell office:value-type="string" calcext:value-type="string">
            <text:p>спасибо, что не жрете и не бухаете.</text:p>
          </table:table-cell>
        </table:table-row>
        <table:table-row table:style-name="ro1">
          <table:table-cell office:value-type="float" office:value="9763049" calcext:value-type="float">
            <text:p>9763049</text:p>
          </table:table-cell>
          <table:table-cell office:value-type="float" office:value="9763059" calcext:value-type="float">
            <text:p>9763059</text:p>
          </table:table-cell>
          <table:table-cell office:value-type="string" calcext:value-type="string">
            <text:p>non_sexist</text:p>
          </table:table-cell>
          <table:table-cell office:value-type="string" calcext:value-type="string">
            <text:p>уже посмотрел, было неплохо, ждем новых гостей</text:p>
          </table:table-cell>
        </table:table-row>
        <table:table-row table:style-name="ro1">
          <table:table-cell office:value-type="float" office:value="9763049" calcext:value-type="float">
            <text:p>9763049</text:p>
          </table:table-cell>
          <table:table-cell office:value-type="float" office:value="9763062" calcext:value-type="float">
            <text:p>9763062</text:p>
          </table:table-cell>
          <table:table-cell office:value-type="string" calcext:value-type="string">
            <text:p>racist</text:p>
          </table:table-cell>
          <table:table-cell office:value-type="string" calcext:value-type="string">
            <text:p>совсем уже чтоли? хача этого смотреть продажного....даааа</text:p>
          </table:table-cell>
        </table:table-row>
        <table:table-row table:style-name="ro3">
          <table:table-cell office:value-type="float" office:value="9763049" calcext:value-type="float">
            <text:p>9763049</text:p>
          </table:table-cell>
          <table:table-cell office:value-type="float" office:value="9763068" calcext:value-type="float">
            <text:p>9763068</text:p>
          </table:table-cell>
          <table:table-cell office:value-type="string" calcext:value-type="string">
            <text:p>non_sexist</text:p>
          </table:table-cell>
          <table:table-cell office:value-type="string" calcext:value-type="string">
            <text:p>Ну потому что достаточно вспомнить цитату Дамблдора:</text:p>
            <text:p>*Страх перед именем, усиливает страх перед тем, кто его носит*</text:p>
          </table:table-cell>
        </table:table-row>
        <table:table-row table:style-name="ro1">
          <table:table-cell office:value-type="float" office:value="9763049" calcext:value-type="float">
            <text:p>9763049</text:p>
          </table:table-cell>
          <table:table-cell office:value-type="float" office:value="9763075" calcext:value-type="float">
            <text:p>9763075</text:p>
          </table:table-cell>
          <table:table-cell office:value-type="string" calcext:value-type="string">
            <text:p>non_sexist</text:p>
          </table:table-cell>
          <table:table-cell office:value-type="string" calcext:value-type="string">
            <text:p>А я до сих пор жду подкастс Годфри без озвучки</text:p>
          </table:table-cell>
        </table:table-row>
        <table:table-row table:style-name="ro1">
          <table:table-cell office:value-type="float" office:value="9763049" calcext:value-type="float">
            <text:p>9763049</text:p>
          </table:table-cell>
          <table:table-cell office:value-type="float" office:value="9763081" calcext:value-type="float">
            <text:p>9763081</text:p>
          </table:table-cell>
          <table:table-cell office:value-type="string" calcext:value-type="string">
            <text:p>non_sexist</text:p>
          </table:table-cell>
          <table:table-cell office:value-type="string" calcext:value-type="string">
            <text:p>[id6260188|Александр], так это их же шоу</text:p>
          </table:table-cell>
        </table:table-row>
        <table:table-row table:style-name="ro1">
          <table:table-cell office:value-type="float" office:value="9763049" calcext:value-type="float">
            <text:p>9763049</text:p>
          </table:table-cell>
          <table:table-cell office:value-type="float" office:value="9763085" calcext:value-type="float">
            <text:p>9763085</text:p>
          </table:table-cell>
          <table:table-cell office:value-type="string" calcext:value-type="string">
            <text:p>non_sexist</text:p>
          </table:table-cell>
          <table:table-cell office:value-type="string" calcext:value-type="string">
            <text:p>[id104516887|Антон], не знал братик) спасиб за инфу</text:p>
          </table:table-cell>
        </table:table-row>
        <table:table-row table:style-name="ro1">
          <table:table-cell office:value-type="float" office:value="9763049" calcext:value-type="float">
            <text:p>9763049</text:p>
          </table:table-cell>
          <table:table-cell office:value-type="float" office:value="9763092" calcext:value-type="float">
            <text:p>9763092</text:p>
          </table:table-cell>
          <table:table-cell office:value-type="string" calcext:value-type="string">
            <text:p>racist</text:p>
          </table:table-cell>
          <table:table-cell office:value-type="string" calcext:value-type="string">
            <text:p>Это че нефедов и хач?</text:p>
          </table:table-cell>
        </table:table-row>
        <table:table-row table:style-name="ro1">
          <table:table-cell office:value-type="float" office:value="9763049" calcext:value-type="float">
            <text:p>9763049</text:p>
          </table:table-cell>
          <table:table-cell office:value-type="float" office:value="9763120" calcext:value-type="float">
            <text:p>9763120</text:p>
          </table:table-cell>
          <table:table-cell office:value-type="string" calcext:value-type="string">
            <text:p>non_sexist</text:p>
          </table:table-cell>
          <table:table-cell office:value-type="string" calcext:value-type="string">
            <text:p>Путин не говорит фамилию Навального вслух, потому что он не сдержится и добавит "ахаха, Навальный, мой самый лучший проект"😁</text:p>
          </table:table-cell>
        </table:table-row>
        <table:table-row table:style-name="ro1">
          <table:table-cell office:value-type="float" office:value="9763049" calcext:value-type="float">
            <text:p>9763049</text:p>
          </table:table-cell>
          <table:table-cell office:value-type="float" office:value="9763128" calcext:value-type="float">
            <text:p>9763128</text:p>
          </table:table-cell>
          <table:table-cell office:value-type="string" calcext:value-type="string">
            <text:p>non_sexist</text:p>
          </table:table-cell>
          <table:table-cell office:value-type="string" calcext:value-type="string">
            <text:p>У вас же написано "Пропаганда здравого смысла"</text:p>
          </table:table-cell>
        </table:table-row>
        <table:table-row table:style-name="ro1">
          <table:table-cell office:value-type="float" office:value="9763049" calcext:value-type="float">
            <text:p>9763049</text:p>
          </table:table-cell>
          <table:table-cell office:value-type="float" office:value="9763137" calcext:value-type="float">
            <text:p>9763137</text:p>
          </table:table-cell>
          <table:table-cell office:value-type="string" calcext:value-type="string">
            <text:p>non_sexist</text:p>
          </table:table-cell>
          <table:table-cell office:value-type="string" calcext:value-type="string">
            <text:p>А я всё думал, вспомнят или не вспомнят про «без гостя»</text:p>
          </table:table-cell>
        </table:table-row>
        <table:table-row table:style-name="ro1">
          <table:table-cell office:value-type="float" office:value="9763049" calcext:value-type="float">
            <text:p>9763049</text:p>
          </table:table-cell>
          <table:table-cell office:value-type="float" office:value="9763146" calcext:value-type="float">
            <text:p>9763146</text:p>
          </table:table-cell>
          <table:table-cell office:value-type="string" calcext:value-type="string">
            <text:p>non_sexist</text:p>
          </table:table-cell>
          <table:table-cell office:value-type="string" calcext:value-type="string">
            <text:p>[id6260188|Александр], типичный пользователь интернета 🌚</text:p>
          </table:table-cell>
        </table:table-row>
        <table:table-row table:style-name="ro1">
          <table:table-cell office:value-type="float" office:value="9763049" calcext:value-type="float">
            <text:p>9763049</text:p>
          </table:table-cell>
          <table:table-cell office:value-type="float" office:value="9763148" calcext:value-type="float">
            <text:p>9763148</text:p>
          </table:table-cell>
          <table:table-cell office:value-type="string" calcext:value-type="string">
            <text:p>non_sexist</text:p>
          </table:table-cell>
          <table:table-cell office:value-type="string" calcext:value-type="string">
            <text:p>Женский юмор ниче так. Камеди вуман был получше основного камеди</text:p>
          </table:table-cell>
        </table:table-row>
        <table:table-row table:style-name="ro1">
          <table:table-cell office:value-type="float" office:value="9763049" calcext:value-type="float">
            <text:p>9763049</text:p>
          </table:table-cell>
          <table:table-cell office:value-type="float" office:value="9763460" calcext:value-type="float">
            <text:p>9763460</text:p>
          </table:table-cell>
          <table:table-cell office:value-type="string" calcext:value-type="string">
            <text:p>non_sexist</text:p>
          </table:table-cell>
          <table:table-cell office:value-type="string" calcext:value-type="string">
            <text:p>[id301172152|Avat], так а кто им писал тексты?)</text:p>
          </table:table-cell>
        </table:table-row>
        <table:table-row table:style-name="ro1">
          <table:table-cell office:value-type="float" office:value="9763049" calcext:value-type="float">
            <text:p>9763049</text:p>
          </table:table-cell>
          <table:table-cell office:value-type="float" office:value="9763675" calcext:value-type="float">
            <text:p>9763675</text:p>
          </table:table-cell>
          <table:table-cell office:value-type="string" calcext:value-type="string">
            <text:p>non_sexist</text:p>
          </table:table-cell>
          <table:table-cell office:value-type="string" calcext:value-type="string">
            <text:p>[id322636326|Дмитрий], не те, кто основному составу, наверное 🌝</text:p>
          </table:table-cell>
        </table:table-row>
        <table:table-row table:style-name="ro1">
          <table:table-cell office:value-type="float" office:value="9763049" calcext:value-type="float">
            <text:p>9763049</text:p>
          </table:table-cell>
          <table:table-cell office:value-type="float" office:value="9764028" calcext:value-type="float">
            <text:p>9764028</text:p>
          </table:table-cell>
          <table:table-cell office:value-type="string" calcext:value-type="string">
            <text:p>non_sexist</text:p>
          </table:table-cell>
          <table:table-cell office:value-type="string" calcext:value-type="string">
            <text:p>а смысл звать гостя если говорить не о том в чем он спец (да-да, меня до сих пор бомбит от получасовой болтовни про кроссовки)? единственное приятное исключение было с асей казанцевой</text:p>
          </table:table-cell>
        </table:table-row>
        <table:table-row table:style-name="ro1">
          <table:table-cell office:value-type="float" office:value="9763049" calcext:value-type="float">
            <text:p>9763049</text:p>
          </table:table-cell>
          <table:table-cell office:value-type="float" office:value="9764087" calcext:value-type="float">
            <text:p>9764087</text:p>
          </table:table-cell>
          <table:table-cell office:value-type="string" calcext:value-type="string">
            <text:p>non_sexist</text:p>
          </table:table-cell>
          <table:table-cell office:value-type="string" calcext:value-type="string">
            <text:p>[id24730962|Сергей], в каком выпуске она была? Чето не помню такого.</text:p>
          </table:table-cell>
        </table:table-row>
        <table:table-row table:style-name="ro1">
          <table:table-cell office:value-type="float" office:value="9763049" calcext:value-type="float">
            <text:p>9763049</text:p>
          </table:table-cell>
          <table:table-cell office:value-type="float" office:value="9764093" calcext:value-type="float">
            <text:p>9764093</text:p>
          </table:table-cell>
          <table:table-cell office:value-type="string" calcext:value-type="string">
            <text:p>non_sexist</text:p>
          </table:table-cell>
          <table:table-cell office:value-type="string" calcext:value-type="string">
            <text:p>[id154215590|Ярослав], это был 9й выпуск</text:p>
          </table:table-cell>
        </table:table-row>
        <table:table-row table:style-name="ro1">
          <table:table-cell office:value-type="float" office:value="9763049" calcext:value-type="float">
            <text:p>9763049</text:p>
          </table:table-cell>
          <table:table-cell office:value-type="float" office:value="9764188" calcext:value-type="float">
            <text:p>9764188</text:p>
          </table:table-cell>
          <table:table-cell office:value-type="string" calcext:value-type="string">
            <text:p>non_sexist</text:p>
          </table:table-cell>
          <table:table-cell office:value-type="string" calcext:value-type="string">
            <text:p>Вообще не понимаю зачем нужна эта хуета</text:p>
          </table:table-cell>
        </table:table-row>
        <table:table-row table:style-name="ro1">
          <table:table-cell office:value-type="float" office:value="9763049" calcext:value-type="float">
            <text:p>9763049</text:p>
          </table:table-cell>
          <table:table-cell office:value-type="float" office:value="9765444" calcext:value-type="float">
            <text:p>9765444</text:p>
          </table:table-cell>
          <table:table-cell office:value-type="string" calcext:value-type="string">
            <text:p>non_sexist</text:p>
          </table:table-cell>
          <table:table-cell office:value-type="string" calcext:value-type="string">
            <text:p>Дигинеров с Ютуба все больше и больше</text:p>
          </table:table-cell>
        </table:table-row>
        <table:table-row table:style-name="ro1">
          <table:table-cell office:value-type="float" office:value="9763049" calcext:value-type="float">
            <text:p>9763049</text:p>
          </table:table-cell>
          <table:table-cell office:value-type="float" office:value="9766321" calcext:value-type="float">
            <text:p>9766321</text:p>
          </table:table-cell>
          <table:table-cell office:value-type="string" calcext:value-type="string">
            <text:p>non_sexist</text:p>
          </table:table-cell>
          <table:table-cell office:value-type="string" calcext:value-type="string">
            <text:p>Он вообще школу оканчивал? Даже бозового английского не знает. Вот и получается что сидят везде ауты, зато слоты занимают. Справа то чел еще норм</text:p>
          </table:table-cell>
        </table:table-row>
        <table:table-row table:style-name="ro1">
          <table:table-cell office:value-type="float" office:value="9763049" calcext:value-type="float">
            <text:p>9763049</text:p>
          </table:table-cell>
          <table:table-cell office:value-type="float" office:value="9766484" calcext:value-type="float">
            <text:p>9766484</text:p>
          </table:table-cell>
          <table:table-cell office:value-type="string" calcext:value-type="string">
            <text:p>non_sexist</text:p>
          </table:table-cell>
          <table:table-cell office:value-type="string" calcext:value-type="string">
            <text:p>Раньше вот такие клипы были))</text:p>
          </table:table-cell>
        </table:table-row>
        <table:table-row table:style-name="ro1">
          <table:table-cell office:value-type="float" office:value="9763049" calcext:value-type="float">
            <text:p>9763049</text:p>
          </table:table-cell>
          <table:table-cell office:value-type="float" office:value="9766752" calcext:value-type="float">
            <text:p>9766752</text:p>
          </table:table-cell>
          <table:table-cell office:value-type="string" calcext:value-type="string">
            <text:p>non_sexist</text:p>
          </table:table-cell>
          <table:table-cell office:value-type="string" calcext:value-type="string">
            <text:p>Каеф каеф каеф каеф каеф</text:p>
          </table:table-cell>
        </table:table-row>
        <table:table-row table:style-name="ro1">
          <table:table-cell office:value-type="float" office:value="9763049" calcext:value-type="float">
            <text:p>9763049</text:p>
          </table:table-cell>
          <table:table-cell office:value-type="float" office:value="9766897" calcext:value-type="float">
            <text:p>9766897</text:p>
          </table:table-cell>
          <table:table-cell office:value-type="string" calcext:value-type="string">
            <text:p>non_sexist</text:p>
          </table:table-cell>
          <table:table-cell office:value-type="string" calcext:value-type="string">
            <text:p>Ребята, ну как же это плохо и не остроумно. Это самая нелюбимая рубрика на лентаче.</text:p>
          </table:table-cell>
        </table:table-row>
        <table:table-row table:style-name="ro1">
          <table:table-cell office:value-type="float" office:value="9763049" calcext:value-type="float">
            <text:p>9763049</text:p>
          </table:table-cell>
          <table:table-cell office:value-type="float" office:value="9766945" calcext:value-type="float">
            <text:p>9766945</text:p>
          </table:table-cell>
          <table:table-cell office:value-type="string" calcext:value-type="string">
            <text:p>sexist</text:p>
          </table:table-cell>
          <table:table-cell office:value-type="string" calcext:value-type="string">
            <text:p>Мужички самоутверждаются впередачи за счёт темы женщин,лол ))</text:p>
          </table:table-cell>
        </table:table-row>
        <table:table-row table:style-name="ro1">
          <table:table-cell office:value-type="float" office:value="9763049" calcext:value-type="float">
            <text:p>9763049</text:p>
          </table:table-cell>
          <table:table-cell office:value-type="float" office:value="9767026" calcext:value-type="float">
            <text:p>9767026</text:p>
          </table:table-cell>
          <table:table-cell office:value-type="string" calcext:value-type="string">
            <text:p>non_sexist</text:p>
          </table:table-cell>
          <table:table-cell office:value-type="string" calcext:value-type="string">
            <text:p>Лентач, вк же сделали подкасты. Почему до сих пор нет альтернативы и разгворное шоу, которое можно слушать и понимать без видеоряда, я должен смотреть? (Трафика мало)</text:p>
          </table:table-cell>
        </table:table-row>
        <table:table-row table:style-name="ro1">
          <table:table-cell office:value-type="float" office:value="9763049" calcext:value-type="float">
            <text:p>9763049</text:p>
          </table:table-cell>
          <table:table-cell office:value-type="float" office:value="9767049" calcext:value-type="float">
            <text:p>9767049</text:p>
          </table:table-cell>
          <table:table-cell office:value-type="string" calcext:value-type="string">
            <text:p>non_sexist</text:p>
          </table:table-cell>
          <table:table-cell office:value-type="string" calcext:value-type="string">
            <text:p>[id135173112|Павел], это была цитата Гермионы Грейнджер)</text:p>
          </table:table-cell>
        </table:table-row>
        <table:table-row table:style-name="ro1">
          <table:table-cell office:value-type="float" office:value="9763049" calcext:value-type="float">
            <text:p>9763049</text:p>
          </table:table-cell>
          <table:table-cell office:value-type="float" office:value="9767146" calcext:value-type="float">
            <text:p>9767146</text:p>
          </table:table-cell>
          <table:table-cell office:value-type="string" calcext:value-type="string">
            <text:p>non_sexist</text:p>
          </table:table-cell>
          <table:table-cell office:value-type="string" calcext:value-type="string">
            <text:p>Всякую чушь обсуждают. Молодежь смотрит</text:p>
          </table:table-cell>
        </table:table-row>
        <table:table-row table:style-name="ro1">
          <table:table-cell office:value-type="float" office:value="9763049" calcext:value-type="float">
            <text:p>9763049</text:p>
          </table:table-cell>
          <table:table-cell office:value-type="float" office:value="9767443" calcext:value-type="float">
            <text:p>9767443</text:p>
          </table:table-cell>
          <table:table-cell office:value-type="string" calcext:value-type="string">
            <text:p>non_sexist</text:p>
          </table:table-cell>
          <table:table-cell office:value-type="string" calcext:value-type="string">
            <text:p>Потому что Навальный, это Лорд Волан-де-Морт?)</text:p>
          </table:table-cell>
        </table:table-row>
        <table:table-row table:style-name="ro1">
          <table:table-cell office:value-type="float" office:value="9763049" calcext:value-type="float">
            <text:p>9763049</text:p>
          </table:table-cell>
          <table:table-cell office:value-type="float" office:value="9768152" calcext:value-type="float">
            <text:p>9768152</text:p>
          </table:table-cell>
          <table:table-cell office:value-type="string" calcext:value-type="string">
            <text:p>non_sexist</text:p>
          </table:table-cell>
          <table:table-cell office:value-type="string" calcext:value-type="string">
            <text:p>о господи какая параша,два баклана сидят и что-то обсуждают ,это ни кому не интересно ,можете просто без записи видео собраться так посидеть и по обсуждать , избавьте от этого дерьма не важного совсем</text:p>
          </table:table-cell>
        </table:table-row>
        <table:table-row table:style-name="ro1">
          <table:table-cell office:value-type="float" office:value="9763049" calcext:value-type="float">
            <text:p>9763049</text:p>
          </table:table-cell>
          <table:table-cell office:value-type="float" office:value="9769913" calcext:value-type="float">
            <text:p>9769913</text:p>
          </table:table-cell>
          <table:table-cell office:value-type="string" calcext:value-type="string">
            <text:p>non_sexist</text:p>
          </table:table-cell>
          <table:table-cell office:value-type="string" calcext:value-type="string">
            <text:p>какие же они душные. коньюктурно кококо. без гостя смотреть просто нереально, осилил ток половину.</text:p>
          </table:table-cell>
        </table:table-row>
        <table:table-row table:style-name="ro1">
          <table:table-cell office:value-type="float" office:value="9763049" calcext:value-type="float">
            <text:p>9763049</text:p>
          </table:table-cell>
          <table:table-cell office:value-type="float" office:value="9770459" calcext:value-type="float">
            <text:p>9770459</text:p>
          </table:table-cell>
          <table:table-cell office:value-type="string" calcext:value-type="string">
            <text:p>non_sexist</text:p>
          </table:table-cell>
          <table:table-cell office:value-type="string" calcext:value-type="string">
            <text:p>Лентач - конечно мерзкая русофобская прозападная группа, а админам даже не стыдно. Вас же уже когда-то закрывали. Видимо вам мало было. Куда Роскомнадзор смотрит. Не смейте оскорблять Россию и власть! Им виднее что делать и как поступать!</text:p>
          </table:table-cell>
        </table:table-row>
        <table:table-row table:style-name="ro1">
          <table:table-cell office:value-type="float" office:value="9763049" calcext:value-type="float">
            <text:p>9763049</text:p>
          </table:table-cell>
          <table:table-cell office:value-type="float" office:value="9772075" calcext:value-type="float">
            <text:p>9772075</text:p>
          </table:table-cell>
          <table:table-cell office:value-type="string" calcext:value-type="string">
            <text:p>non_sexist</text:p>
          </table:table-cell>
          <table:table-cell office:value-type="string" calcext:value-type="string">
            <text:p>[id147025829|Алексей], ОРУУУУУУУУУУУУУУУУУУУУУУУУУУУУУУУУ</text:p>
          </table:table-cell>
        </table:table-row>
        <table:table-row table:style-name="ro1">
          <table:table-cell office:value-type="float" office:value="9290048" calcext:value-type="float">
            <text:p>9290048</text:p>
          </table:table-cell>
          <table:table-cell office:value-type="float" office:value="9290058" calcext:value-type="float">
            <text:p>9290058</text:p>
          </table:table-cell>
          <table:table-cell office:value-type="string" calcext:value-type="string">
            <text:p>sexist</text:p>
          </table:table-cell>
          <table:table-cell office:value-type="string" calcext:value-type="string">
            <text:p>да запретите уже баб наконец-таки!</text:p>
          </table:table-cell>
        </table:table-row>
        <table:table-row table:style-name="ro1">
          <table:table-cell office:value-type="float" office:value="9290048" calcext:value-type="float">
            <text:p>9290048</text:p>
          </table:table-cell>
          <table:table-cell office:value-type="float" office:value="9290059" calcext:value-type="float">
            <text:p>9290059</text:p>
          </table:table-cell>
          <table:table-cell office:value-type="string" calcext:value-type="string">
            <text:p>sexist</text:p>
          </table:table-cell>
          <table:table-cell office:value-type="string" calcext:value-type="string">
            <text:p>То есть, показывать меньше красивых болельщиц - не сексизм по отношению к красивым болельщицам? Найс логика.</text:p>
          </table:table-cell>
        </table:table-row>
        <table:table-row table:style-name="ro1">
          <table:table-cell office:value-type="float" office:value="9290048" calcext:value-type="float">
            <text:p>9290048</text:p>
          </table:table-cell>
          <table:table-cell office:value-type="float" office:value="9290060" calcext:value-type="float">
            <text:p>9290060</text:p>
          </table:table-cell>
          <table:table-cell office:value-type="string" calcext:value-type="string">
            <text:p>non_sexist</text:p>
          </table:table-cell>
          <table:table-cell office:value-type="string" calcext:value-type="string">
            <text:p>Штука про то что футбол-гейский спорт становится всё правдивее</text:p>
          </table:table-cell>
        </table:table-row>
        <table:table-row table:style-name="ro1">
          <table:table-cell office:value-type="float" office:value="9290048" calcext:value-type="float">
            <text:p>9290048</text:p>
          </table:table-cell>
          <table:table-cell office:value-type="float" office:value="9290062" calcext:value-type="float">
            <text:p>9290062</text:p>
          </table:table-cell>
          <table:table-cell office:value-type="string" calcext:value-type="string">
            <text:p>non_sexist</text:p>
          </table:table-cell>
          <table:table-cell office:value-type="string" calcext:value-type="string">
            <text:p>Пикчер бох, раз два три</text:p>
          </table:table-cell>
        </table:table-row>
        <table:table-row table:style-name="ro1">
          <table:table-cell office:value-type="float" office:value="9290048" calcext:value-type="float">
            <text:p>9290048</text:p>
          </table:table-cell>
          <table:table-cell office:value-type="float" office:value="9290063" calcext:value-type="float">
            <text:p>9290063</text:p>
          </table:table-cell>
          <table:table-cell office:value-type="string" calcext:value-type="string">
            <text:p>sexist</text:p>
          </table:table-cell>
          <table:table-cell office:value-type="string" calcext:value-type="string">
            <text:p>То есть, они решили бороться с сексизмом сексизмом? Клин клином, чё.</text:p>
          </table:table-cell>
        </table:table-row>
        <table:table-row table:style-name="ro3">
          <table:table-cell office:value-type="float" office:value="9290048" calcext:value-type="float">
            <text:p>9290048</text:p>
          </table:table-cell>
          <table:table-cell office:value-type="float" office:value="9290070" calcext:value-type="float">
            <text:p>9290070</text:p>
          </table:table-cell>
          <table:table-cell office:value-type="string" calcext:value-type="string">
            <text:p>non_sexist</text:p>
          </table:table-cell>
          <table:table-cell office:value-type="string" calcext:value-type="string">
            <text:p>Если меня покажут по телевизору на чемпионате, то это можно считать за оскорбление? </text:p>
            <text:p/>
          </table:table-cell>
        </table:table-row>
        <table:table-row table:style-name="ro1">
          <table:table-cell office:value-type="float" office:value="9290048" calcext:value-type="float">
            <text:p>9290048</text:p>
          </table:table-cell>
          <table:table-cell office:value-type="float" office:value="9290072" calcext:value-type="float">
            <text:p>9290072</text:p>
          </table:table-cell>
          <table:table-cell office:value-type="string" calcext:value-type="string">
            <text:p>non_sexist</text:p>
          </table:table-cell>
          <table:table-cell office:value-type="string" calcext:value-type="string">
            <text:p>Фифа и на дне рождения Гитлера отплясывали бы)</text:p>
          </table:table-cell>
        </table:table-row>
        <table:table-row table:style-name="ro1">
          <table:table-cell office:value-type="float" office:value="9290048" calcext:value-type="float">
            <text:p>9290048</text:p>
          </table:table-cell>
          <table:table-cell office:value-type="float" office:value="9290073" calcext:value-type="float">
            <text:p>9290073</text:p>
          </table:table-cell>
          <table:table-cell office:value-type="string" calcext:value-type="string">
            <text:p>sexist_in_co</text:p>
          </table:table-cell>
          <table:table-cell office:value-type="string" calcext:value-type="string">
            <text:p>Это второе зачем я смотрю ЧМ, Вы чего?</text:p>
          </table:table-cell>
        </table:table-row>
        <table:table-row table:style-name="ro1">
          <table:table-cell office:value-type="float" office:value="9290048" calcext:value-type="float">
            <text:p>9290048</text:p>
          </table:table-cell>
          <table:table-cell office:value-type="float" office:value="9290074" calcext:value-type="float">
            <text:p>9290074</text:p>
          </table:table-cell>
          <table:table-cell office:value-type="string" calcext:value-type="string">
            <text:p>non_sexist</text:p>
          </table:table-cell>
          <table:table-cell office:value-type="string" calcext:value-type="string">
            <text:p>Пикчер, хватит делать настолько охрененные картинки каждый раз</text:p>
          </table:table-cell>
        </table:table-row>
        <table:table-row table:style-name="ro3">
          <table:table-cell office:value-type="float" office:value="9290048" calcext:value-type="float">
            <text:p>9290048</text:p>
          </table:table-cell>
          <table:table-cell office:value-type="float" office:value="9290078" calcext:value-type="float">
            <text:p>9290078</text:p>
          </table:table-cell>
          <table:table-cell office:value-type="string" calcext:value-type="string">
            <text:p>non_sexist</text:p>
          </table:table-cell>
          <table:table-cell office:value-type="string" calcext:value-type="string">
            <text:p>Так вот оно что</text:p>
            <text:p>Пять</text:p>
          </table:table-cell>
        </table:table-row>
        <table:table-row table:style-name="ro1">
          <table:table-cell office:value-type="float" office:value="9290048" calcext:value-type="float">
            <text:p>9290048</text:p>
          </table:table-cell>
          <table:table-cell office:value-type="float" office:value="9290080" calcext:value-type="float">
            <text:p>9290080</text:p>
          </table:table-cell>
          <table:table-cell office:value-type="string" calcext:value-type="string">
            <text:p>non_sexist</text:p>
          </table:table-cell>
          <table:table-cell office:value-type="string" calcext:value-type="string">
            <text:p>Богчер пик три четыре пять</text:p>
          </table:table-cell>
        </table:table-row>
        <table:table-row table:style-name="ro1">
          <table:table-cell office:value-type="float" office:value="9290048" calcext:value-type="float">
            <text:p>9290048</text:p>
          </table:table-cell>
          <table:table-cell office:value-type="float" office:value="9290081" calcext:value-type="float">
            <text:p>9290081</text:p>
          </table:table-cell>
          <table:table-cell office:value-type="string" calcext:value-type="string">
            <text:p>racist</text:p>
          </table:table-cell>
          <table:table-cell office:value-type="string" calcext:value-type="string">
            <text:p>Почему сетка на воротах белая? #нетрасизму</text:p>
          </table:table-cell>
        </table:table-row>
        <table:table-row table:style-name="ro1">
          <table:table-cell office:value-type="float" office:value="9290048" calcext:value-type="float">
            <text:p>9290048</text:p>
          </table:table-cell>
          <table:table-cell office:value-type="float" office:value="9290082" calcext:value-type="float">
            <text:p>9290082</text:p>
          </table:table-cell>
          <table:table-cell office:value-type="string" calcext:value-type="string">
            <text:p>non_sexist</text:p>
          </table:table-cell>
          <table:table-cell office:value-type="string" calcext:value-type="string">
            <text:p>А показывать только футбол они не пробовали?</text:p>
          </table:table-cell>
        </table:table-row>
        <table:table-row table:style-name="ro1">
          <table:table-cell office:value-type="float" office:value="9290048" calcext:value-type="float">
            <text:p>9290048</text:p>
          </table:table-cell>
          <table:table-cell office:value-type="float" office:value="9290083" calcext:value-type="float">
            <text:p>9290083</text:p>
          </table:table-cell>
          <table:table-cell office:value-type="string" calcext:value-type="string">
            <text:p>non_sexist</text:p>
          </table:table-cell>
          <table:table-cell office:value-type="string" calcext:value-type="string">
            <text:p>Болельщикам и футболистам не нравятся девушки.</text:p>
          </table:table-cell>
        </table:table-row>
        <table:table-row table:style-name="ro1">
          <table:table-cell office:value-type="float" office:value="9290048" calcext:value-type="float">
            <text:p>9290048</text:p>
          </table:table-cell>
          <table:table-cell office:value-type="float" office:value="9290084" calcext:value-type="float">
            <text:p>9290084</text:p>
          </table:table-cell>
          <table:table-cell office:value-type="string" calcext:value-type="string">
            <text:p>sexist</text:p>
          </table:table-cell>
          <table:table-cell office:value-type="string" calcext:value-type="string">
            <text:p>И художественные гимнастки должны быть жирные и отвратительные, а то не бодипозитивненько.</text:p>
          </table:table-cell>
        </table:table-row>
        <table:table-row table:style-name="ro1">
          <table:table-cell office:value-type="float" office:value="9290048" calcext:value-type="float">
            <text:p>9290048</text:p>
          </table:table-cell>
          <table:table-cell office:value-type="float" office:value="9290086" calcext:value-type="float">
            <text:p>9290086</text:p>
          </table:table-cell>
          <table:table-cell office:value-type="string" calcext:value-type="string">
            <text:p>non_sexist</text:p>
          </table:table-cell>
          <table:table-cell office:value-type="string" calcext:value-type="string">
            <text:p>Показывайте некрасивых тогда четыре пять</text:p>
          </table:table-cell>
        </table:table-row>
        <table:table-row table:style-name="ro1">
          <table:table-cell office:value-type="float" office:value="9290048" calcext:value-type="float">
            <text:p>9290048</text:p>
          </table:table-cell>
          <table:table-cell office:value-type="float" office:value="9290089" calcext:value-type="float">
            <text:p>9290089</text:p>
          </table:table-cell>
          <table:table-cell office:value-type="string" calcext:value-type="string">
            <text:p>non_sexist</text:p>
          </table:table-cell>
          <table:table-cell office:value-type="string" calcext:value-type="string">
            <text:p>толерантный админ трет комменты, граци</text:p>
          </table:table-cell>
        </table:table-row>
        <table:table-row table:style-name="ro1">
          <table:table-cell office:value-type="float" office:value="9290048" calcext:value-type="float">
            <text:p>9290048</text:p>
          </table:table-cell>
          <table:table-cell office:value-type="float" office:value="9290091" calcext:value-type="float">
            <text:p>9290091</text:p>
          </table:table-cell>
          <table:table-cell office:value-type="string" calcext:value-type="string">
            <text:p>non_sexist</text:p>
          </table:table-cell>
          <table:table-cell office:value-type="string" calcext:value-type="string">
            <text:p>Там приложение burger King записывает экран смартфонов, даже когда вы вводите банковскую карту. Подробнее ищите на пикабу, там целый пост посвящённый этому.</text:p>
          </table:table-cell>
        </table:table-row>
        <table:table-row table:style-name="ro1">
          <table:table-cell office:value-type="float" office:value="9290048" calcext:value-type="float">
            <text:p>9290048</text:p>
          </table:table-cell>
          <table:table-cell office:value-type="float" office:value="9290093" calcext:value-type="float">
            <text:p>9290093</text:p>
          </table:table-cell>
          <table:table-cell office:value-type="string" calcext:value-type="string">
            <text:p>non_sexist</text:p>
          </table:table-cell>
          <table:table-cell office:value-type="string" calcext:value-type="string">
            <text:p>Пикчер красава, молодец, поржала, пять 😄</text:p>
          </table:table-cell>
        </table:table-row>
        <table:table-row table:style-name="ro1">
          <table:table-cell office:value-type="float" office:value="9290048" calcext:value-type="float">
            <text:p>9290048</text:p>
          </table:table-cell>
          <table:table-cell office:value-type="float" office:value="9290094" calcext:value-type="float">
            <text:p>9290094</text:p>
          </table:table-cell>
          <table:table-cell office:value-type="string" calcext:value-type="string">
            <text:p>non_sexist</text:p>
          </table:table-cell>
          <table:table-cell office:value-type="string" calcext:value-type="string">
            <text:p>"В этом усмотрели признаки сексизма"</text:p>
          </table:table-cell>
        </table:table-row>
        <table:table-row table:style-name="ro1">
          <table:table-cell office:value-type="float" office:value="9290048" calcext:value-type="float">
            <text:p>9290048</text:p>
          </table:table-cell>
          <table:table-cell office:value-type="float" office:value="9290095" calcext:value-type="float">
            <text:p>9290095</text:p>
          </table:table-cell>
          <table:table-cell office:value-type="string" calcext:value-type="string">
            <text:p>sexist</text:p>
          </table:table-cell>
          <table:table-cell office:value-type="string" calcext:value-type="string">
            <text:p>Тупые деффки три четыре пяь</text:p>
          </table:table-cell>
        </table:table-row>
        <table:table-row table:style-name="ro1">
          <table:table-cell office:value-type="float" office:value="9290048" calcext:value-type="float">
            <text:p>9290048</text:p>
          </table:table-cell>
          <table:table-cell office:value-type="float" office:value="9290097" calcext:value-type="float">
            <text:p>9290097</text:p>
          </table:table-cell>
          <table:table-cell office:value-type="string" calcext:value-type="string">
            <text:p>non_sexist</text:p>
          </table:table-cell>
          <table:table-cell office:value-type="string" calcext:value-type="string">
            <text:p>Проорал с пикчи) кто-нибудь уже говорил, что пикчер Бог?)</text:p>
          </table:table-cell>
        </table:table-row>
        <table:table-row table:style-name="ro1">
          <table:table-cell office:value-type="float" office:value="9290048" calcext:value-type="float">
            <text:p>9290048</text:p>
          </table:table-cell>
          <table:table-cell office:value-type="float" office:value="9290099" calcext:value-type="float">
            <text:p>9290099</text:p>
          </table:table-cell>
          <table:table-cell office:value-type="string" calcext:value-type="string">
            <text:p>non_sexist</text:p>
          </table:table-cell>
          <table:table-cell office:value-type="string" calcext:value-type="string">
            <text:p>Это они про спящего Медведа?</text:p>
          </table:table-cell>
        </table:table-row>
        <table:table-row table:style-name="ro1">
          <table:table-cell office:value-type="float" office:value="9290048" calcext:value-type="float">
            <text:p>9290048</text:p>
          </table:table-cell>
          <table:table-cell office:value-type="float" office:value="9290102" calcext:value-type="float">
            <text:p>9290102</text:p>
          </table:table-cell>
          <table:table-cell office:value-type="string" calcext:value-type="string">
            <text:p>non_sexist</text:p>
          </table:table-cell>
          <table:table-cell office:value-type="string" calcext:value-type="string">
            <text:p>[id23776547|Гриша], Видать коменты трет не админ...это у тебя приступ шизофрении судя по аве😒</text:p>
          </table:table-cell>
        </table:table-row>
        <table:table-row table:style-name="ro3">
          <table:table-cell office:value-type="float" office:value="9290048" calcext:value-type="float">
            <text:p>9290048</text:p>
          </table:table-cell>
          <table:table-cell office:value-type="float" office:value="9290103" calcext:value-type="float">
            <text:p>9290103</text:p>
          </table:table-cell>
          <table:table-cell office:value-type="string" calcext:value-type="string">
            <text:p>non_sexist</text:p>
          </table:table-cell>
          <table:table-cell office:value-type="string" calcext:value-type="string">
            <text:p>Они порнуху годную скрывают</text:p>
            <text:p>Кто знает сколько этих «талисманов» уже в инете есть</text:p>
          </table:table-cell>
        </table:table-row>
        <table:table-row table:style-name="ro1">
          <table:table-cell office:value-type="float" office:value="9290048" calcext:value-type="float">
            <text:p>9290048</text:p>
          </table:table-cell>
          <table:table-cell office:value-type="float" office:value="9290107" calcext:value-type="float">
            <text:p>9290107</text:p>
          </table:table-cell>
          <table:table-cell office:value-type="string" calcext:value-type="string">
            <text:p>non_sexist</text:p>
          </table:table-cell>
          <table:table-cell office:value-type="string" calcext:value-type="string">
            <text:p>Я вот гей - нах мне баб показывать постоянно? Только вот и парней чтоб норм показывали</text:p>
          </table:table-cell>
        </table:table-row>
        <table:table-row table:style-name="ro1">
          <table:table-cell office:value-type="float" office:value="9290048" calcext:value-type="float">
            <text:p>9290048</text:p>
          </table:table-cell>
          <table:table-cell office:value-type="float" office:value="9290110" calcext:value-type="float">
            <text:p>9290110</text:p>
          </table:table-cell>
          <table:table-cell office:value-type="string" calcext:value-type="string">
            <text:p>non_sexist</text:p>
          </table:table-cell>
          <table:table-cell office:value-type="string" calcext:value-type="string">
            <text:p>Сексизм-не сексизм, а происходящее на поле всё-таки интереснее лицезрения любых болельщиков.</text:p>
          </table:table-cell>
        </table:table-row>
        <table:table-row table:style-name="ro1">
          <table:table-cell office:value-type="float" office:value="9290048" calcext:value-type="float">
            <text:p>9290048</text:p>
          </table:table-cell>
          <table:table-cell office:value-type="float" office:value="9290112" calcext:value-type="float">
            <text:p>9290112</text:p>
          </table:table-cell>
          <table:table-cell office:value-type="string" calcext:value-type="string">
            <text:p>non_sexist</text:p>
          </table:table-cell>
          <table:table-cell office:value-type="string" calcext:value-type="string">
            <text:p>Хуевые у вас разведчики четыре</text:p>
          </table:table-cell>
        </table:table-row>
        <table:table-row table:style-name="ro1">
          <table:table-cell office:value-type="float" office:value="9290048" calcext:value-type="float">
            <text:p>9290048</text:p>
          </table:table-cell>
          <table:table-cell office:value-type="float" office:value="9290113" calcext:value-type="float">
            <text:p>9290113</text:p>
          </table:table-cell>
          <table:table-cell office:value-type="string" calcext:value-type="string">
            <text:p>non_sexist</text:p>
          </table:table-cell>
          <table:table-cell office:value-type="string" calcext:value-type="string">
            <text:p>[id155755619|Александр], щас бы по аве судить...мда</text:p>
          </table:table-cell>
        </table:table-row>
        <table:table-row table:style-name="ro1">
          <table:table-cell office:value-type="float" office:value="9290048" calcext:value-type="float">
            <text:p>9290048</text:p>
          </table:table-cell>
          <table:table-cell office:value-type="float" office:value="9290114" calcext:value-type="float">
            <text:p>9290114</text:p>
          </table:table-cell>
          <table:table-cell office:value-type="string" calcext:value-type="string">
            <text:p>non_sexist</text:p>
          </table:table-cell>
          <table:table-cell office:value-type="string" calcext:value-type="string">
            <text:p>[id1755760|Николай], ну типо женщин показывают больше чем мужчин</text:p>
          </table:table-cell>
        </table:table-row>
        <table:table-row table:style-name="ro6">
          <table:table-cell office:value-type="float" office:value="9290048" calcext:value-type="float">
            <text:p>9290048</text:p>
          </table:table-cell>
          <table:table-cell office:value-type="float" office:value="9290115" calcext:value-type="float">
            <text:p>9290115</text:p>
          </table:table-cell>
          <table:table-cell office:value-type="string" calcext:value-type="string">
            <text:p>racist</text:p>
          </table:table-cell>
          <table:table-cell office:value-type="string" calcext:value-type="string">
            <text:p>у европы не бывает полумер </text:p>
            <text:p>то они людей в печах жгут </text:p>
            <text:p>то в жопу арабов целуют </text:p>
            <text:p>то они пуритане </text:p>
            <text:p>то сношаются на улице</text:p>
          </table:table-cell>
        </table:table-row>
        <table:table-row table:style-name="ro1">
          <table:table-cell office:value-type="float" office:value="9290048" calcext:value-type="float">
            <text:p>9290048</text:p>
          </table:table-cell>
          <table:table-cell office:value-type="float" office:value="9290116" calcext:value-type="float">
            <text:p>9290116</text:p>
          </table:table-cell>
          <table:table-cell office:value-type="string" calcext:value-type="string">
            <text:p>sexist</text:p>
          </table:table-cell>
          <table:table-cell office:value-type="string" calcext:value-type="string">
            <text:p>Даже Фифа признала что Тянет не нужны</text:p>
          </table:table-cell>
        </table:table-row>
        <table:table-row table:style-name="ro1">
          <table:table-cell office:value-type="float" office:value="9290048" calcext:value-type="float">
            <text:p>9290048</text:p>
          </table:table-cell>
          <table:table-cell office:value-type="float" office:value="9290120" calcext:value-type="float">
            <text:p>9290120</text:p>
          </table:table-cell>
          <table:table-cell office:value-type="string" calcext:value-type="string">
            <text:p>non_sexist</text:p>
          </table:table-cell>
          <table:table-cell office:value-type="string" calcext:value-type="string">
            <text:p>[id246687728|Montes], Я по аве,определяю точное IQ.Там где то 50-55 IQ по Фарингейту)</text:p>
          </table:table-cell>
        </table:table-row>
        <table:table-row table:style-name="ro1">
          <table:table-cell office:value-type="float" office:value="9290048" calcext:value-type="float">
            <text:p>9290048</text:p>
          </table:table-cell>
          <table:table-cell office:value-type="float" office:value="9290123" calcext:value-type="float">
            <text:p>9290123</text:p>
          </table:table-cell>
          <table:table-cell office:value-type="string" calcext:value-type="string">
            <text:p>non_sexist</text:p>
          </table:table-cell>
          <table:table-cell office:value-type="string" calcext:value-type="string">
            <text:p>[id155755619|Александр],</text:p>
          </table:table-cell>
        </table:table-row>
        <table:table-row table:style-name="ro1">
          <table:table-cell office:value-type="float" office:value="9290048" calcext:value-type="float">
            <text:p>9290048</text:p>
          </table:table-cell>
          <table:table-cell office:value-type="float" office:value="9290124" calcext:value-type="float">
            <text:p>9290124</text:p>
          </table:table-cell>
          <table:table-cell office:value-type="string" calcext:value-type="string">
            <text:p>non_sexist</text:p>
          </table:table-cell>
          <table:table-cell office:value-type="string" calcext:value-type="string">
            <text:p>Не уверен, что является большим сексизмом: активный показ таких болельщиц, или требование показывать их меньше 🤔</text:p>
          </table:table-cell>
        </table:table-row>
        <table:table-row table:style-name="ro1">
          <table:table-cell office:value-type="float" office:value="9290048" calcext:value-type="float">
            <text:p>9290048</text:p>
          </table:table-cell>
          <table:table-cell office:value-type="float" office:value="9290127" calcext:value-type="float">
            <text:p>9290127</text:p>
          </table:table-cell>
          <table:table-cell office:value-type="string" calcext:value-type="string">
            <text:p>non_sexist</text:p>
          </table:table-cell>
          <table:table-cell office:value-type="string" calcext:value-type="string">
            <text:p>С разведчиком - чернуха. Восемь, семь</text:p>
          </table:table-cell>
        </table:table-row>
        <table:table-row table:style-name="ro1">
          <table:table-cell office:value-type="float" office:value="9290048" calcext:value-type="float">
            <text:p>9290048</text:p>
          </table:table-cell>
          <table:table-cell office:value-type="float" office:value="9290130" calcext:value-type="float">
            <text:p>9290130</text:p>
          </table:table-cell>
          <table:table-cell office:value-type="string" calcext:value-type="string">
            <text:p>sexist</text:p>
          </table:table-cell>
          <table:table-cell office:value-type="string" calcext:value-type="string">
            <text:p>Совсем жирные фемки от недотаха ебанулись? Может это им надо сбрить волосы и сбросить вес, а не гнать на красивых девушек ?</text:p>
          </table:table-cell>
        </table:table-row>
        <table:table-row table:style-name="ro1">
          <table:table-cell office:value-type="float" office:value="9290048" calcext:value-type="float">
            <text:p>9290048</text:p>
          </table:table-cell>
          <table:table-cell office:value-type="float" office:value="9290131" calcext:value-type="float">
            <text:p>9290131</text:p>
          </table:table-cell>
          <table:table-cell office:value-type="string" calcext:value-type="string">
            <text:p>non_sexist</text:p>
          </table:table-cell>
          <table:table-cell office:value-type="string" calcext:value-type="string">
            <text:p>[id246687728|Montes], Кста знаешь в чём минусы,добавлять эти мем видосы?Вот ты мне кинул видос,я не открою его...выходит в этом нет смысла.Значит нужно подавать в виде картинки.Просто не понимал людей,которые кидают видосы в ответ на смс,такое чувство что я буду врубать видос и такой ...ммм да да да)</text:p>
          </table:table-cell>
        </table:table-row>
        <table:table-row table:style-name="ro7">
          <table:table-cell office:value-type="float" office:value="9290048" calcext:value-type="float">
            <text:p>9290048</text:p>
          </table:table-cell>
          <table:table-cell office:value-type="float" office:value="9290134" calcext:value-type="float">
            <text:p>9290134</text:p>
          </table:table-cell>
          <table:table-cell office:value-type="string" calcext:value-type="string">
            <text:p>sexist</text:p>
          </table:table-cell>
          <table:table-cell office:value-type="string" calcext:value-type="string">
            <text:p>Странно, а почему женская сборная не соревнуется с мужской сборной по футболу? Разве это не сексизм?</text:p>
            <text:p>Я понимаю, вот женщины победили на ЧМ, и можно было бы смело сказать что сексизм побежден.</text:p>
            <text:p>Но ведь такого никогда не будет, и сексизм не может быть побежден!</text:p>
            <text:p>Но почему? Может быть потому что он является частью объективности?</text:p>
            <text:p>Но зачем тогда с ним бороться?</text:p>
            <text:p>У каждого свое место, у женщин с красивыми формами и улыбкой на трибуне, у мужчин на поле...</text:p>
          </table:table-cell>
        </table:table-row>
        <table:table-row table:style-name="ro1">
          <table:table-cell office:value-type="float" office:value="9290048" calcext:value-type="float">
            <text:p>9290048</text:p>
          </table:table-cell>
          <table:table-cell office:value-type="float" office:value="9290136" calcext:value-type="float">
            <text:p>9290136</text:p>
          </table:table-cell>
          <table:table-cell office:value-type="string" calcext:value-type="string">
            <text:p>non_sexist</text:p>
          </table:table-cell>
          <table:table-cell office:value-type="string" calcext:value-type="string">
            <text:p>[id4170620|Ваня], Может ты не до конца понял? <text:s/>Я вот вижу, <text:s/>что ты хрень пишешь, <text:s/>просто главное комментарий оставить ради лайков и пох что там будет, <text:s/>как и большая часть здесь просто деградируешь. Заскринь мои паблики и тп, <text:s/>скинь сюда и это будет очень весомым аргументом в споре.)</text:p>
          </table:table-cell>
        </table:table-row>
        <table:table-row table:style-name="ro1">
          <table:table-cell office:value-type="float" office:value="9290048" calcext:value-type="float">
            <text:p>9290048</text:p>
          </table:table-cell>
          <table:table-cell office:value-type="float" office:value="9290137" calcext:value-type="float">
            <text:p>9290137</text:p>
          </table:table-cell>
          <table:table-cell office:value-type="string" calcext:value-type="string">
            <text:p>non_sexist</text:p>
          </table:table-cell>
          <table:table-cell office:value-type="string" calcext:value-type="string">
            <text:p>Интересно, а показывать спортивных мужчин в полном расцвете сил, гоняющих мяч - это на сексизм?</text:p>
          </table:table-cell>
        </table:table-row>
        <table:table-row table:style-name="ro1">
          <table:table-cell office:value-type="float" office:value="9290048" calcext:value-type="float">
            <text:p>9290048</text:p>
          </table:table-cell>
          <table:table-cell office:value-type="float" office:value="9290138" calcext:value-type="float">
            <text:p>9290138</text:p>
          </table:table-cell>
          <table:table-cell office:value-type="string" calcext:value-type="string">
            <text:p>sexist</text:p>
          </table:table-cell>
          <table:table-cell office:value-type="string" calcext:value-type="string">
            <text:p>Фемки хуйней занимаются, на йух слали бы фемок,слушают этот биомусор)</text:p>
          </table:table-cell>
        </table:table-row>
        <table:table-row table:style-name="ro1">
          <table:table-cell office:value-type="float" office:value="9290048" calcext:value-type="float">
            <text:p>9290048</text:p>
          </table:table-cell>
          <table:table-cell office:value-type="float" office:value="9290145" calcext:value-type="float">
            <text:p>9290145</text:p>
          </table:table-cell>
          <table:table-cell office:value-type="string" calcext:value-type="string">
            <text:p>non_sexist</text:p>
          </table:table-cell>
          <table:table-cell office:value-type="string" calcext:value-type="string">
            <text:p>[id155755619|Александр], Тебе и не надо его открывать,ты и так знаешь что в нём)</text:p>
          </table:table-cell>
        </table:table-row>
        <table:table-row table:style-name="ro1">
          <table:table-cell office:value-type="float" office:value="9290048" calcext:value-type="float">
            <text:p>9290048</text:p>
          </table:table-cell>
          <table:table-cell office:value-type="float" office:value="9290146" calcext:value-type="float">
            <text:p>9290146</text:p>
          </table:table-cell>
          <table:table-cell office:value-type="string" calcext:value-type="string">
            <text:p>sexist</text:p>
          </table:table-cell>
          <table:table-cell office:value-type="string" calcext:value-type="string">
            <text:p>[id201665223|Андрей], а к разница фемкам, они же все равно жирные и не красивые?</text:p>
          </table:table-cell>
        </table:table-row>
        <table:table-row table:style-name="ro1">
          <table:table-cell office:value-type="float" office:value="9290048" calcext:value-type="float">
            <text:p>9290048</text:p>
          </table:table-cell>
          <table:table-cell office:value-type="float" office:value="9290147" calcext:value-type="float">
            <text:p>9290147</text:p>
          </table:table-cell>
          <table:table-cell office:value-type="string" calcext:value-type="string">
            <text:p>sexist</text:p>
          </table:table-cell>
          <table:table-cell office:value-type="string" calcext:value-type="string">
            <text:p>[id228483628|Илья], так они же за боди позитив,все тела хороши,кроме стройных)</text:p>
          </table:table-cell>
        </table:table-row>
        <table:table-row table:style-name="ro1">
          <table:table-cell office:value-type="float" office:value="9290048" calcext:value-type="float">
            <text:p>9290048</text:p>
          </table:table-cell>
          <table:table-cell office:value-type="float" office:value="9290149" calcext:value-type="float">
            <text:p>9290149</text:p>
          </table:table-cell>
          <table:table-cell office:value-type="string" calcext:value-type="string">
            <text:p>sexist</text:p>
          </table:table-cell>
          <table:table-cell office:value-type="string" calcext:value-type="string">
            <text:p>Жирухи и фемки чтоле взбунтовались?)</text:p>
          </table:table-cell>
        </table:table-row>
        <table:table-row table:style-name="ro1">
          <table:table-cell office:value-type="float" office:value="9290048" calcext:value-type="float">
            <text:p>9290048</text:p>
          </table:table-cell>
          <table:table-cell office:value-type="float" office:value="9290152" calcext:value-type="float">
            <text:p>9290152</text:p>
          </table:table-cell>
          <table:table-cell office:value-type="string" calcext:value-type="string">
            <text:p>non_sexist</text:p>
          </table:table-cell>
          <table:table-cell office:value-type="string" calcext:value-type="string">
            <text:p>У кого нибудь есть видео, где талисман поддерживает команду?</text:p>
          </table:table-cell>
        </table:table-row>
        <table:table-row table:style-name="ro1">
          <table:table-cell office:value-type="float" office:value="9290048" calcext:value-type="float">
            <text:p>9290048</text:p>
          </table:table-cell>
          <table:table-cell office:value-type="float" office:value="9290154" calcext:value-type="float">
            <text:p>9290154</text:p>
          </table:table-cell>
          <table:table-cell office:value-type="string" calcext:value-type="string">
            <text:p>sexist</text:p>
          </table:table-cell>
          <table:table-cell office:value-type="string" calcext:value-type="string">
            <text:p>[id97447821|Стас], обвинение в сексизме - уже проявление сексизма</text:p>
          </table:table-cell>
        </table:table-row>
        <table:table-row table:style-name="ro1">
          <table:table-cell office:value-type="float" office:value="9290048" calcext:value-type="float">
            <text:p>9290048</text:p>
          </table:table-cell>
          <table:table-cell office:value-type="float" office:value="9290155" calcext:value-type="float">
            <text:p>9290155</text:p>
          </table:table-cell>
          <table:table-cell office:value-type="string" calcext:value-type="string">
            <text:p>non_sexist</text:p>
          </table:table-cell>
          <table:table-cell office:value-type="string" calcext:value-type="string">
            <text:p>Согласен, тоже вижу в этом сексизм</text:p>
          </table:table-cell>
        </table:table-row>
        <table:table-row table:style-name="ro1">
          <table:table-cell office:value-type="float" office:value="9290048" calcext:value-type="float">
            <text:p>9290048</text:p>
          </table:table-cell>
          <table:table-cell office:value-type="float" office:value="9290156" calcext:value-type="float">
            <text:p>9290156</text:p>
          </table:table-cell>
          <table:table-cell office:value-type="string" calcext:value-type="string">
            <text:p>non_sexist</text:p>
          </table:table-cell>
          <table:table-cell office:value-type="string" calcext:value-type="string">
            <text:p>[id398498977|Михаил], спор? Где тут спор?</text:p>
          </table:table-cell>
        </table:table-row>
        <table:table-row table:style-name="ro1">
          <table:table-cell office:value-type="float" office:value="9290048" calcext:value-type="float">
            <text:p>9290048</text:p>
          </table:table-cell>
          <table:table-cell office:value-type="float" office:value="9290160" calcext:value-type="float">
            <text:p>9290160</text:p>
          </table:table-cell>
          <table:table-cell office:value-type="string" calcext:value-type="string">
            <text:p>sexist</text:p>
          </table:table-cell>
          <table:table-cell office:value-type="string" calcext:value-type="string">
            <text:p>[id263576815|Дина], ты не красивая,поэтому тебя можно показывать,не бойся...</text:p>
          </table:table-cell>
        </table:table-row>
        <table:table-row table:style-name="ro1">
          <table:table-cell office:value-type="float" office:value="9290048" calcext:value-type="float">
            <text:p>9290048</text:p>
          </table:table-cell>
          <table:table-cell office:value-type="float" office:value="9290165" calcext:value-type="float">
            <text:p>9290165</text:p>
          </table:table-cell>
          <table:table-cell office:value-type="string" calcext:value-type="string">
            <text:p>racist</text:p>
          </table:table-cell>
          <table:table-cell office:value-type="string" calcext:value-type="string">
            <text:p>[id93767758|Елена], это выглядит как негры официанты обслуживают белых господ.</text:p>
          </table:table-cell>
        </table:table-row>
        <table:table-row table:style-name="ro1">
          <table:table-cell office:value-type="float" office:value="9290048" calcext:value-type="float">
            <text:p>9290048</text:p>
          </table:table-cell>
          <table:table-cell office:value-type="float" office:value="9290166" calcext:value-type="float">
            <text:p>9290166</text:p>
          </table:table-cell>
          <table:table-cell office:value-type="string" calcext:value-type="string">
            <text:p>non_sexist</text:p>
          </table:table-cell>
          <table:table-cell office:value-type="string" calcext:value-type="string">
            <text:p>[id263576815|Дина], за комплимент</text:p>
          </table:table-cell>
        </table:table-row>
        <table:table-row table:style-name="ro3">
          <table:table-cell office:value-type="float" office:value="9290048" calcext:value-type="float">
            <text:p>9290048</text:p>
          </table:table-cell>
          <table:table-cell office:value-type="float" office:value="9290169" calcext:value-type="float">
            <text:p>9290169</text:p>
          </table:table-cell>
          <table:table-cell office:value-type="string" calcext:value-type="string">
            <text:p>non_sexist</text:p>
          </table:table-cell>
          <table:table-cell office:value-type="string" calcext:value-type="string">
            <text:p>Просветите плес: почему бразилец Ахуэна - предатель?</text:p>
            <text:p>Я что-то упустил видимо</text:p>
          </table:table-cell>
        </table:table-row>
        <table:table-row table:style-name="ro1">
          <table:table-cell office:value-type="float" office:value="9290048" calcext:value-type="float">
            <text:p>9290048</text:p>
          </table:table-cell>
          <table:table-cell office:value-type="float" office:value="9290171" calcext:value-type="float">
            <text:p>9290171</text:p>
          </table:table-cell>
          <table:table-cell office:value-type="string" calcext:value-type="string">
            <text:p>sexist</text:p>
          </table:table-cell>
          <table:table-cell office:value-type="string" calcext:value-type="string">
            <text:p>Нотки феминизма чувствуются. Мракобесие, не иначе</text:p>
          </table:table-cell>
        </table:table-row>
        <table:table-row table:style-name="ro1">
          <table:table-cell office:value-type="float" office:value="9290048" calcext:value-type="float">
            <text:p>9290048</text:p>
          </table:table-cell>
          <table:table-cell office:value-type="float" office:value="9290172" calcext:value-type="float">
            <text:p>9290172</text:p>
          </table:table-cell>
          <table:table-cell office:value-type="string" calcext:value-type="string">
            <text:p>sexist</text:p>
          </table:table-cell>
          <table:table-cell office:value-type="string" calcext:value-type="string">
            <text:p>Как раз такие наоборот. Сексизм в том, что камеры намеренно выбирают полураздетых разукрашенных красоток, хотя на самом деле там большая часть болельщиков вообще не такого контингента</text:p>
          </table:table-cell>
        </table:table-row>
        <table:table-row table:style-name="ro1">
          <table:table-cell office:value-type="float" office:value="9290048" calcext:value-type="float">
            <text:p>9290048</text:p>
          </table:table-cell>
          <table:table-cell office:value-type="float" office:value="9290176" calcext:value-type="float">
            <text:p>9290176</text:p>
          </table:table-cell>
          <table:table-cell office:value-type="string" calcext:value-type="string">
            <text:p>sexist</text:p>
          </table:table-cell>
          <table:table-cell office:value-type="string" calcext:value-type="string">
            <text:p>[id242442867|Денис], Что за бред?)Частными случаями оправдываешься.Ну да есть красивые девушки...а не красивых нету?Мускулистых нету?А парней дрыщей нету?)Ну да логика мужики все сильные,бабы все слабые.Хотя за всех ты вообще не имеешь право говорить.Потому что все...как бы блядь разные.Это не объективность,увидев пару сильных мужиков и посмотрев на пару слабых красивых женщин,ты сделал какие то выводы.Это не объективность дружище,это твоё личное мнение.Ну да женского футбола не существует,место баб на трибунах.Сексизм легко побеждается,наличием мозгов и пониманием,простого принципа.Все люди...как бы разные,слабые мужики и сильные бабы,это не редкость)</text:p>
          </table:table-cell>
        </table:table-row>
        <table:table-row table:style-name="ro3">
          <table:table-cell office:value-type="float" office:value="9290048" calcext:value-type="float">
            <text:p>9290048</text:p>
          </table:table-cell>
          <table:table-cell office:value-type="float" office:value="9290179" calcext:value-type="float">
            <text:p>9290179</text:p>
          </table:table-cell>
          <table:table-cell office:value-type="string" calcext:value-type="string">
            <text:p>non_sexist</text:p>
          </table:table-cell>
          <table:table-cell office:value-type="string" calcext:value-type="string">
            <text:p>С разведчика в голос </text:p>
            <text:p>пять</text:p>
          </table:table-cell>
        </table:table-row>
        <table:table-row table:style-name="ro3">
          <table:table-cell office:value-type="float" office:value="9290048" calcext:value-type="float">
            <text:p>9290048</text:p>
          </table:table-cell>
          <table:table-cell office:value-type="float" office:value="9290180" calcext:value-type="float">
            <text:p>9290180</text:p>
          </table:table-cell>
          <table:table-cell office:value-type="string" calcext:value-type="string">
            <text:p>sexist</text:p>
          </table:table-cell>
          <table:table-cell office:value-type="string" calcext:value-type="string">
            <text:p>Показывайте некрасивых. </text:p>
            <text:p>Или это тоже сексизм. Что вообще в 21 веке не сексизм.</text:p>
          </table:table-cell>
        </table:table-row>
        <table:table-row table:style-name="ro1">
          <table:table-cell office:value-type="float" office:value="9290048" calcext:value-type="float">
            <text:p>9290048</text:p>
          </table:table-cell>
          <table:table-cell office:value-type="float" office:value="9290181" calcext:value-type="float">
            <text:p>9290181</text:p>
          </table:table-cell>
          <table:table-cell office:value-type="string" calcext:value-type="string">
            <text:p>sexist_in_co</text:p>
          </table:table-cell>
          <table:table-cell office:value-type="string" calcext:value-type="string">
            <text:p>Мир катится в пи**у</text:p>
          </table:table-cell>
        </table:table-row>
        <table:table-row table:style-name="ro1">
          <table:table-cell office:value-type="float" office:value="9290048" calcext:value-type="float">
            <text:p>9290048</text:p>
          </table:table-cell>
          <table:table-cell office:value-type="float" office:value="9290185" calcext:value-type="float">
            <text:p>9290185</text:p>
          </table:table-cell>
          <table:table-cell office:value-type="string" calcext:value-type="string">
            <text:p>non_sexist</text:p>
          </table:table-cell>
          <table:table-cell office:value-type="string" calcext:value-type="string">
            <text:p>Т.е . Изображать обнаженных девушек ( или их части) на этикетках от мороженого, стендах рекламы товаров для ремонта и прочей рекламе - это нормально, а показывать красивых, одетых девушек болельщиц - это сексизм? Ребят, вы не туда воюете)</text:p>
          </table:table-cell>
        </table:table-row>
        <table:table-row table:style-name="ro1">
          <table:table-cell office:value-type="float" office:value="9290048" calcext:value-type="float">
            <text:p>9290048</text:p>
          </table:table-cell>
          <table:table-cell office:value-type="float" office:value="9290186" calcext:value-type="float">
            <text:p>9290186</text:p>
          </table:table-cell>
          <table:table-cell office:value-type="string" calcext:value-type="string">
            <text:p>non_sexist</text:p>
          </table:table-cell>
          <table:table-cell office:value-type="string" calcext:value-type="string">
            <text:p>[id246687728|Montes], Так в чем отличие,если бы ты скинул пикчу со словами?</text:p>
          </table:table-cell>
        </table:table-row>
        <table:table-row table:style-name="ro1">
          <table:table-cell office:value-type="float" office:value="9290048" calcext:value-type="float">
            <text:p>9290048</text:p>
          </table:table-cell>
          <table:table-cell office:value-type="float" office:value="9290187" calcext:value-type="float">
            <text:p>9290187</text:p>
          </table:table-cell>
          <table:table-cell office:value-type="string" calcext:value-type="string">
            <text:p>non_sexist</text:p>
          </table:table-cell>
          <table:table-cell office:value-type="string" calcext:value-type="string">
            <text:p>Красивых??? А некрасивых показывать???? А ничего, что красата панятиэ субактивнае????? Тогда не показывать вообще всех женщин, а только мужчин????? Сексизм??????</text:p>
          </table:table-cell>
        </table:table-row>
        <table:table-row table:style-name="ro3">
          <table:table-cell office:value-type="float" office:value="9290048" calcext:value-type="float">
            <text:p>9290048</text:p>
          </table:table-cell>
          <table:table-cell office:value-type="float" office:value="9290190" calcext:value-type="float">
            <text:p>9290190</text:p>
          </table:table-cell>
          <table:table-cell office:value-type="string" calcext:value-type="string">
            <text:p>non_sexist</text:p>
          </table:table-cell>
          <table:table-cell office:value-type="string" calcext:value-type="string">
            <text:p>А в России больше и не будет ЧМ...</text:p>
            <text:p>И уж они никак не сотрут их с улиц наших городов)))</text:p>
          </table:table-cell>
        </table:table-row>
        <table:table-row table:style-name="ro2">
          <table:table-cell office:value-type="float" office:value="9290048" calcext:value-type="float">
            <text:p>9290048</text:p>
          </table:table-cell>
          <table:table-cell office:value-type="float" office:value="9290193" calcext:value-type="float">
            <text:p>9290193</text:p>
          </table:table-cell>
          <table:table-cell office:value-type="string" calcext:value-type="string">
            <text:p>non_sexist</text:p>
          </table:table-cell>
          <table:table-cell office:value-type="string" calcext:value-type="string">
            <text:p>Ногомяч не для умных, ногомяч для уродов.</text:p>
            <text:p/>
            <text:p>Стандарты фрик-шоу.</text:p>
          </table:table-cell>
        </table:table-row>
        <table:table-row table:style-name="ro1">
          <table:table-cell office:value-type="float" office:value="9290048" calcext:value-type="float">
            <text:p>9290048</text:p>
          </table:table-cell>
          <table:table-cell office:value-type="float" office:value="9290197" calcext:value-type="float">
            <text:p>9290197</text:p>
          </table:table-cell>
          <table:table-cell office:value-type="string" calcext:value-type="string">
            <text:p>racist</text:p>
          </table:table-cell>
          <table:table-cell office:value-type="string" calcext:value-type="string">
            <text:p>Если капитан и тренер сборной белые, а в команде есть нигры, значит это рабство!</text:p>
          </table:table-cell>
        </table:table-row>
        <table:table-row table:style-name="ro1">
          <table:table-cell office:value-type="float" office:value="9290048" calcext:value-type="float">
            <text:p>9290048</text:p>
          </table:table-cell>
          <table:table-cell office:value-type="float" office:value="9290198" calcext:value-type="float">
            <text:p>9290198</text:p>
          </table:table-cell>
          <table:table-cell office:value-type="string" calcext:value-type="string">
            <text:p>non_sexist</text:p>
          </table:table-cell>
          <table:table-cell office:value-type="string" calcext:value-type="string">
            <text:p>[id244375134|Алексей], большая часть игры состоит из беготни и ударов по ногам. А показывают в потворах только голы и опасные моменты. Это является дискриминацией?)</text:p>
          </table:table-cell>
        </table:table-row>
        <table:table-row table:style-name="ro1">
          <table:table-cell office:value-type="float" office:value="9290048" calcext:value-type="float">
            <text:p>9290048</text:p>
          </table:table-cell>
          <table:table-cell office:value-type="float" office:value="9290199" calcext:value-type="float">
            <text:p>9290199</text:p>
          </table:table-cell>
          <table:table-cell office:value-type="string" calcext:value-type="string">
            <text:p>non_sexist</text:p>
          </table:table-cell>
          <table:table-cell office:value-type="string" calcext:value-type="string">
            <text:p>[id155755619|Александр], Не в чём, но у меня есть только видео.</text:p>
          </table:table-cell>
        </table:table-row>
        <table:table-row table:style-name="ro1">
          <table:table-cell office:value-type="float" office:value="9290048" calcext:value-type="float">
            <text:p>9290048</text:p>
          </table:table-cell>
          <table:table-cell office:value-type="float" office:value="9290202" calcext:value-type="float">
            <text:p>9290202</text:p>
          </table:table-cell>
          <table:table-cell office:value-type="string" calcext:value-type="string">
            <text:p>sexist_in_co</text:p>
          </table:table-cell>
          <table:table-cell office:value-type="string" calcext:value-type="string">
            <text:p>Фифе делать нехрен, я так понимаю...</text:p>
          </table:table-cell>
        </table:table-row>
        <table:table-row table:style-name="ro1">
          <table:table-cell office:value-type="float" office:value="9290048" calcext:value-type="float">
            <text:p>9290048</text:p>
          </table:table-cell>
          <table:table-cell office:value-type="float" office:value="9290208" calcext:value-type="float">
            <text:p>9290208</text:p>
          </table:table-cell>
          <table:table-cell office:value-type="string" calcext:value-type="string">
            <text:p>sexist</text:p>
          </table:table-cell>
          <table:table-cell office:value-type="string" calcext:value-type="string">
            <text:p>фифа говорит что нужно показывать меньше фиф. Скоро красивой телке ни на какую работу не устроиться будет</text:p>
          </table:table-cell>
        </table:table-row>
        <table:table-row table:style-name="ro1">
          <table:table-cell office:value-type="float" office:value="9290048" calcext:value-type="float">
            <text:p>9290048</text:p>
          </table:table-cell>
          <table:table-cell office:value-type="float" office:value="9290209" calcext:value-type="float">
            <text:p>9290209</text:p>
          </table:table-cell>
          <table:table-cell office:value-type="string" calcext:value-type="string">
            <text:p>sexist_in_co</text:p>
          </table:table-cell>
          <table:table-cell office:value-type="string" calcext:value-type="string">
            <text:p>Предлагаю ввести налог на красоту, цвет волос, глаз и т.д.</text:p>
          </table:table-cell>
        </table:table-row>
        <table:table-row table:style-name="ro1">
          <table:table-cell office:value-type="float" office:value="9290048" calcext:value-type="float">
            <text:p>9290048</text:p>
          </table:table-cell>
          <table:table-cell office:value-type="float" office:value="9290212" calcext:value-type="float">
            <text:p>9290212</text:p>
          </table:table-cell>
          <table:table-cell office:value-type="string" calcext:value-type="string">
            <text:p>non_sexist</text:p>
          </table:table-cell>
          <table:table-cell office:value-type="string" calcext:value-type="string">
            <text:p>Лучше на девушек на трибунах камеру наводить, чем на два десятка аутистов на поле</text:p>
          </table:table-cell>
        </table:table-row>
        <table:table-row table:style-name="ro1">
          <table:table-cell office:value-type="float" office:value="9290048" calcext:value-type="float">
            <text:p>9290048</text:p>
          </table:table-cell>
          <table:table-cell office:value-type="float" office:value="9290213" calcext:value-type="float">
            <text:p>9290213</text:p>
          </table:table-cell>
          <table:table-cell office:value-type="string" calcext:value-type="string">
            <text:p>non_sexist</text:p>
          </table:table-cell>
          <table:table-cell office:value-type="string" calcext:value-type="string">
            <text:p>[id344120151|Алиса], и это -сексизм!😊</text:p>
          </table:table-cell>
        </table:table-row>
        <table:table-row table:style-name="ro1">
          <table:table-cell office:value-type="float" office:value="9290048" calcext:value-type="float">
            <text:p>9290048</text:p>
          </table:table-cell>
          <table:table-cell office:value-type="float" office:value="9290214" calcext:value-type="float">
            <text:p>9290214</text:p>
          </table:table-cell>
          <table:table-cell office:value-type="string" calcext:value-type="string">
            <text:p>non_sexist</text:p>
          </table:table-cell>
          <table:table-cell office:value-type="string" calcext:value-type="string">
            <text:p>Чувак в правом верхнем углу - английский болельщик, который потерялся.</text:p>
          </table:table-cell>
        </table:table-row>
        <table:table-row table:style-name="ro1">
          <table:table-cell office:value-type="float" office:value="9290048" calcext:value-type="float">
            <text:p>9290048</text:p>
          </table:table-cell>
          <table:table-cell office:value-type="float" office:value="9290217" calcext:value-type="float">
            <text:p>9290217</text:p>
          </table:table-cell>
          <table:table-cell office:value-type="string" calcext:value-type="string">
            <text:p>non_sexist</text:p>
          </table:table-cell>
          <table:table-cell office:value-type="string" calcext:value-type="string">
            <text:p>[id1793691|Ил], большая часть комментариев вещателей, где берут кадры болельщиков, не искажайте. Да</text:p>
          </table:table-cell>
        </table:table-row>
        <table:table-row table:style-name="ro1">
          <table:table-cell office:value-type="float" office:value="9290048" calcext:value-type="float">
            <text:p>9290048</text:p>
          </table:table-cell>
          <table:table-cell office:value-type="float" office:value="9290219" calcext:value-type="float">
            <text:p>9290219</text:p>
          </table:table-cell>
          <table:table-cell office:value-type="string" calcext:value-type="string">
            <text:p>non_sexist</text:p>
          </table:table-cell>
          <table:table-cell office:value-type="string" calcext:value-type="string">
            <text:p>Ещё один член команды - алкаш</text:p>
          </table:table-cell>
        </table:table-row>
        <table:table-row table:style-name="ro1">
          <table:table-cell office:value-type="float" office:value="9290048" calcext:value-type="float">
            <text:p>9290048</text:p>
          </table:table-cell>
          <table:table-cell office:value-type="float" office:value="9290221" calcext:value-type="float">
            <text:p>9290221</text:p>
          </table:table-cell>
          <table:table-cell office:value-type="string" calcext:value-type="string">
            <text:p>non_sexist</text:p>
          </table:table-cell>
          <table:table-cell office:value-type="string" calcext:value-type="string">
            <text:p>[id246687728|Montes], И да,по аве можно сказать,есть ли у человека вкус и мозг.У тебя самурай на фоне Японского флага,это круто красиво и минималистично,нет лишней хуйни.У этого чувака,вкус как у какого то 10 летнего мальчика,который первый раз зашел в редактор фоток.Даже тупые пёзды понимают,что это пиздец</text:p>
          </table:table-cell>
        </table:table-row>
        <table:table-row table:style-name="ro1">
          <table:table-cell office:value-type="float" office:value="9290048" calcext:value-type="float">
            <text:p>9290048</text:p>
          </table:table-cell>
          <table:table-cell office:value-type="float" office:value="9290222" calcext:value-type="float">
            <text:p>9290222</text:p>
          </table:table-cell>
          <table:table-cell office:value-type="string" calcext:value-type="string">
            <text:p>non_sexist</text:p>
          </table:table-cell>
          <table:table-cell office:value-type="string" calcext:value-type="string">
            <text:p>Марадона жил, Марадона жив, Марадона будет жить 🙌</text:p>
          </table:table-cell>
        </table:table-row>
        <table:table-row table:style-name="ro1">
          <table:table-cell office:value-type="float" office:value="9290048" calcext:value-type="float">
            <text:p>9290048</text:p>
          </table:table-cell>
          <table:table-cell office:value-type="float" office:value="9290223" calcext:value-type="float">
            <text:p>9290223</text:p>
          </table:table-cell>
          <table:table-cell office:value-type="string" calcext:value-type="string">
            <text:p>non_sexist</text:p>
          </table:table-cell>
          <table:table-cell office:value-type="string" calcext:value-type="string">
            <text:p>Меньше няшек,больше жирных и волосатых мужиков)</text:p>
          </table:table-cell>
        </table:table-row>
        <table:table-row table:style-name="ro1">
          <table:table-cell office:value-type="float" office:value="9290048" calcext:value-type="float">
            <text:p>9290048</text:p>
          </table:table-cell>
          <table:table-cell office:value-type="float" office:value="9290224" calcext:value-type="float">
            <text:p>9290224</text:p>
          </table:table-cell>
          <table:table-cell office:value-type="string" calcext:value-type="string">
            <text:p>non_sexist</text:p>
          </table:table-cell>
          <table:table-cell office:value-type="string" calcext:value-type="string">
            <text:p>[id868215|Александр], У ватки пердак пригорел</text:p>
          </table:table-cell>
        </table:table-row>
        <table:table-row table:style-name="ro2">
          <table:table-cell office:value-type="float" office:value="9290048" calcext:value-type="float">
            <text:p>9290048</text:p>
          </table:table-cell>
          <table:table-cell office:value-type="float" office:value="9290225" calcext:value-type="float">
            <text:p>9290225</text:p>
          </table:table-cell>
          <table:table-cell office:value-type="string" calcext:value-type="string">
            <text:p>non_sexist</text:p>
          </table:table-cell>
          <table:table-cell office:value-type="string" calcext:value-type="string">
            <text:p>[id155755619|Александр], какими частными случаями? ты бредишь)</text:p>
            <text:p/>
            <text:p>Есть самые лучшие футболисты мужчины, есть самые лучшие футболисты среди женщин. Это профессионалы отобранные и секционированные из миллионов! А вот ты действительно про какие-то частные случаи втираешь со своей "не редкостью")</text:p>
          </table:table-cell>
        </table:table-row>
        <table:table-row table:style-name="ro1">
          <table:table-cell office:value-type="float" office:value="9290048" calcext:value-type="float">
            <text:p>9290048</text:p>
          </table:table-cell>
          <table:table-cell office:value-type="float" office:value="9290226" calcext:value-type="float">
            <text:p>9290226</text:p>
          </table:table-cell>
          <table:table-cell office:value-type="string" calcext:value-type="string">
            <text:p>non_sexist</text:p>
          </table:table-cell>
          <table:table-cell office:value-type="string" calcext:value-type="string">
            <text:p>[id155755619|Александр], расскажи про мою аву</text:p>
          </table:table-cell>
        </table:table-row>
        <table:table-row table:style-name="ro1">
          <table:table-cell office:value-type="float" office:value="9290048" calcext:value-type="float">
            <text:p>9290048</text:p>
          </table:table-cell>
          <table:table-cell office:value-type="float" office:value="9290228" calcext:value-type="float">
            <text:p>9290228</text:p>
          </table:table-cell>
          <table:table-cell office:value-type="string" calcext:value-type="string">
            <text:p>non_sexist</text:p>
          </table:table-cell>
          <table:table-cell office:value-type="string" calcext:value-type="string">
            <text:p>[id177271419|Maxim], Щас бы Пикабу свято верить и не проверять инфу самому</text:p>
          </table:table-cell>
        </table:table-row>
        <table:table-row table:style-name="ro1">
          <table:table-cell office:value-type="float" office:value="9290048" calcext:value-type="float">
            <text:p>9290048</text:p>
          </table:table-cell>
          <table:table-cell office:value-type="float" office:value="9290229" calcext:value-type="float">
            <text:p>9290229</text:p>
          </table:table-cell>
          <table:table-cell office:value-type="string" calcext:value-type="string">
            <text:p>non_sexist</text:p>
          </table:table-cell>
          <table:table-cell office:value-type="string" calcext:value-type="string">
            <text:p>[id155755619|Александр], Может он и есть 10- ти летний мальчик.</text:p>
          </table:table-cell>
        </table:table-row>
        <table:table-row table:style-name="ro1">
          <table:table-cell office:value-type="float" office:value="9290048" calcext:value-type="float">
            <text:p>9290048</text:p>
          </table:table-cell>
          <table:table-cell office:value-type="float" office:value="9290232" calcext:value-type="float">
            <text:p>9290232</text:p>
          </table:table-cell>
          <table:table-cell office:value-type="string" calcext:value-type="string">
            <text:p>non_sexist</text:p>
          </table:table-cell>
          <table:table-cell office:value-type="string" calcext:value-type="string">
            <text:p>Надписи "мастер" и "парень" перепутали местами</text:p>
          </table:table-cell>
        </table:table-row>
        <table:table-row table:style-name="ro1">
          <table:table-cell office:value-type="float" office:value="9290048" calcext:value-type="float">
            <text:p>9290048</text:p>
          </table:table-cell>
          <table:table-cell office:value-type="float" office:value="9290233" calcext:value-type="float">
            <text:p>9290233</text:p>
          </table:table-cell>
          <table:table-cell office:value-type="string" calcext:value-type="string">
            <text:p>non_sexist</text:p>
          </table:table-cell>
          <table:table-cell office:value-type="string" calcext:value-type="string">
            <text:p>[id242442867|Денис], Слушай я тебе могу показать фотку Крис Сайбор и сказать что она тебя отпиздит.Типо и у меня будут основания,что все мужики слабые бомжи,которые не могут победить бабу.Ну да,в футбол берут сильных мужиков</text:p>
          </table:table-cell>
        </table:table-row>
        <table:table-row table:style-name="ro3">
          <table:table-cell office:value-type="float" office:value="9290048" calcext:value-type="float">
            <text:p>9290048</text:p>
          </table:table-cell>
          <table:table-cell office:value-type="float" office:value="9290236" calcext:value-type="float">
            <text:p>9290236</text:p>
          </table:table-cell>
          <table:table-cell office:value-type="string" calcext:value-type="string">
            <text:p>non_sexist</text:p>
          </table:table-cell>
          <table:table-cell office:value-type="string" calcext:value-type="string">
            <text:p>Ну как всегда. Подписота лентача, увидев слово "сексизм" начинает кукареть. Естественно, даже не пытаясь вникнуть в суть новости. А она в том, что болельщицы в данных демонстрациях выступают всего лишь в роли красивых иллюстраций, оформления чемпионата. Только для мужчин, естественно. </text:p>
            <text:p>Демонстрируйте тогда и привлекательных парней, чо уж там. Не вокруг мужской половины населения мир вертится, уймитесь уже.</text:p>
          </table:table-cell>
        </table:table-row>
        <table:table-row table:style-name="ro1">
          <table:table-cell office:value-type="float" office:value="9290048" calcext:value-type="float">
            <text:p>9290048</text:p>
          </table:table-cell>
          <table:table-cell office:value-type="float" office:value="9290238" calcext:value-type="float">
            <text:p>9290238</text:p>
          </table:table-cell>
          <table:table-cell office:value-type="string" calcext:value-type="string">
            <text:p>non_sexist</text:p>
          </table:table-cell>
          <table:table-cell office:value-type="string" calcext:value-type="string">
            <text:p>[id233874295|Владислав], Лучше авы нет дружище,Инша Аллах</text:p>
          </table:table-cell>
        </table:table-row>
        <table:table-row table:style-name="ro1">
          <table:table-cell office:value-type="float" office:value="9290048" calcext:value-type="float">
            <text:p>9290048</text:p>
          </table:table-cell>
          <table:table-cell office:value-type="float" office:value="9290239" calcext:value-type="float">
            <text:p>9290239</text:p>
          </table:table-cell>
          <table:table-cell office:value-type="string" calcext:value-type="string">
            <text:p>non_sexist</text:p>
          </table:table-cell>
          <table:table-cell office:value-type="string" calcext:value-type="string">
            <text:p>А куда теперь эта красавица,которую так форсили?.😁</text:p>
          </table:table-cell>
        </table:table-row>
        <table:table-row table:style-name="ro3">
          <table:table-cell office:value-type="float" office:value="9290048" calcext:value-type="float">
            <text:p>9290048</text:p>
          </table:table-cell>
          <table:table-cell office:value-type="float" office:value="9290240" calcext:value-type="float">
            <text:p>9290240</text:p>
          </table:table-cell>
          <table:table-cell office:value-type="string" calcext:value-type="string">
            <text:p>racist</text:p>
          </table:table-cell>
          <table:table-cell office:value-type="string" calcext:value-type="string">
            <text:p>[id155755619|Александр], написал про геев-негров и коммент стерли за пару минут если не быстрее</text:p>
            <text:p>попизди мне тут, марионетка сарумана</text:p>
          </table:table-cell>
        </table:table-row>
        <table:table-row table:style-name="ro6">
          <table:table-cell office:value-type="float" office:value="9290048" calcext:value-type="float">
            <text:p>9290048</text:p>
          </table:table-cell>
          <table:table-cell office:value-type="float" office:value="9290245" calcext:value-type="float">
            <text:p>9290245</text:p>
          </table:table-cell>
          <table:table-cell office:value-type="string" calcext:value-type="string">
            <text:p>sexist</text:p>
          </table:table-cell>
          <table:table-cell office:value-type="string" calcext:value-type="string">
            <text:p>[id155755619|Александр], причем я и Крис? Чудак человек...</text:p>
            <text:p/>
            <text:p>Мы селекционируем самых сильных из мужчин и женщин и понимаем, что женщины никогда конкурировать с мужчинами не могут?</text:p>
            <text:p/>
            <text:p>Ты это понимаешь?))</text:p>
          </table:table-cell>
        </table:table-row>
        <table:table-row table:style-name="ro1">
          <table:table-cell office:value-type="float" office:value="9290048" calcext:value-type="float">
            <text:p>9290048</text:p>
          </table:table-cell>
          <table:table-cell office:value-type="float" office:value="9290246" calcext:value-type="float">
            <text:p>9290246</text:p>
          </table:table-cell>
          <table:table-cell office:value-type="string" calcext:value-type="string">
            <text:p>non_sexist</text:p>
          </table:table-cell>
          <table:table-cell office:value-type="string" calcext:value-type="string">
            <text:p>[id23776547|Гриша], *попиздел тут*</text:p>
          </table:table-cell>
        </table:table-row>
        <table:table-row table:style-name="ro1">
          <table:table-cell office:value-type="float" office:value="9290048" calcext:value-type="float">
            <text:p>9290048</text:p>
          </table:table-cell>
          <table:table-cell office:value-type="float" office:value="9290248" calcext:value-type="float">
            <text:p>9290248</text:p>
          </table:table-cell>
          <table:table-cell office:value-type="string" calcext:value-type="string">
            <text:p>non_sexist</text:p>
          </table:table-cell>
          <table:table-cell office:value-type="string" calcext:value-type="string">
            <text:p>Херасе вы тут развели демагогию, только из-за того, что болельщиц будут меньше показывать. В большинстве случаев эта "красота" условная и абсолютно субъективная, так что не понимаю, от чего так бомбить</text:p>
          </table:table-cell>
        </table:table-row>
        <table:table-row table:style-name="ro1">
          <table:table-cell office:value-type="float" office:value="9290048" calcext:value-type="float">
            <text:p>9290048</text:p>
          </table:table-cell>
          <table:table-cell office:value-type="float" office:value="9290251" calcext:value-type="float">
            <text:p>9290251</text:p>
          </table:table-cell>
          <table:table-cell office:value-type="string" calcext:value-type="string">
            <text:p>sexist</text:p>
          </table:table-cell>
          <table:table-cell office:value-type="string" calcext:value-type="string">
            <text:p>Призвали бы показывать больше, все равно усмотрели б сексизм</text:p>
          </table:table-cell>
        </table:table-row>
        <table:table-row table:style-name="ro1">
          <table:table-cell office:value-type="float" office:value="9290048" calcext:value-type="float">
            <text:p>9290048</text:p>
          </table:table-cell>
          <table:table-cell office:value-type="float" office:value="9290252" calcext:value-type="float">
            <text:p>9290252</text:p>
          </table:table-cell>
          <table:table-cell office:value-type="string" calcext:value-type="string">
            <text:p>non_sexist</text:p>
          </table:table-cell>
          <table:table-cell office:value-type="string" calcext:value-type="string">
            <text:p>[id155755619|Александр], всё нормально, мы теперь не хуже чеченцев - заставляем извиняться и садится на бутылку</text:p>
          </table:table-cell>
        </table:table-row>
        <table:table-row table:style-name="ro1">
          <table:table-cell office:value-type="float" office:value="9290048" calcext:value-type="float">
            <text:p>9290048</text:p>
          </table:table-cell>
          <table:table-cell office:value-type="float" office:value="9290257" calcext:value-type="float">
            <text:p>9290257</text:p>
          </table:table-cell>
          <table:table-cell office:value-type="string" calcext:value-type="string">
            <text:p>non_sexist</text:p>
          </table:table-cell>
          <table:table-cell office:value-type="string" calcext:value-type="string">
            <text:p>[id868215|Александр], Знаешь в чём отличия,ватных долбаёбов типо тебя и норм Россиян?Всем нормальным людям,ПОХУЙ что сказал какой то там блядь футболист.У Ваты пердак уже дня 3 бомбит,ебать преступник "Слава Украине" ахуеть,вот это жестит парень)</text:p>
          </table:table-cell>
        </table:table-row>
        <table:table-row table:style-name="ro1">
          <table:table-cell office:value-type="float" office:value="9290048" calcext:value-type="float">
            <text:p>9290048</text:p>
          </table:table-cell>
          <table:table-cell office:value-type="float" office:value="9290260" calcext:value-type="float">
            <text:p>9290260</text:p>
          </table:table-cell>
          <table:table-cell office:value-type="string" calcext:value-type="string">
            <text:p>non_sexist</text:p>
          </table:table-cell>
          <table:table-cell office:value-type="string" calcext:value-type="string">
            <text:p>[id193115247|Александр], шутка?</text:p>
          </table:table-cell>
        </table:table-row>
        <table:table-row table:style-name="ro1">
          <table:table-cell office:value-type="float" office:value="9290048" calcext:value-type="float">
            <text:p>9290048</text:p>
          </table:table-cell>
          <table:table-cell office:value-type="float" office:value="9290262" calcext:value-type="float">
            <text:p>9290262</text:p>
          </table:table-cell>
          <table:table-cell office:value-type="string" calcext:value-type="string">
            <text:p>non_sexist</text:p>
          </table:table-cell>
          <table:table-cell office:value-type="string" calcext:value-type="string">
            <text:p>А что это за мужик с гримом россия</text:p>
          </table:table-cell>
        </table:table-row>
        <table:table-row table:style-name="ro1">
          <table:table-cell office:value-type="float" office:value="9290048" calcext:value-type="float">
            <text:p>9290048</text:p>
          </table:table-cell>
          <table:table-cell office:value-type="float" office:value="9290263" calcext:value-type="float">
            <text:p>9290263</text:p>
          </table:table-cell>
          <table:table-cell office:value-type="string" calcext:value-type="string">
            <text:p>non_sexist</text:p>
          </table:table-cell>
          <table:table-cell office:value-type="string" calcext:value-type="string">
            <text:p>[id242442867|Денис], Откуда у тебя вывод что кто то сильнее?Ты экстрасенс и проводил эксперементы,где стравливал команды мужиков и баб хммммм</text:p>
          </table:table-cell>
        </table:table-row>
        <table:table-row table:style-name="ro1">
          <table:table-cell office:value-type="float" office:value="9290048" calcext:value-type="float">
            <text:p>9290048</text:p>
          </table:table-cell>
          <table:table-cell office:value-type="float" office:value="9290265" calcext:value-type="float">
            <text:p>9290265</text:p>
          </table:table-cell>
          <table:table-cell office:value-type="string" calcext:value-type="string">
            <text:p>non_sexist</text:p>
          </table:table-cell>
          <table:table-cell office:value-type="string" calcext:value-type="string">
            <text:p>Фейспалм</text:p>
          </table:table-cell>
        </table:table-row>
        <table:table-row table:style-name="ro1">
          <table:table-cell office:value-type="float" office:value="9235507" calcext:value-type="float">
            <text:p>9235507</text:p>
          </table:table-cell>
          <table:table-cell office:value-type="float" office:value="9235509" calcext:value-type="float">
            <text:p>9235509</text:p>
          </table:table-cell>
          <table:table-cell office:value-type="string" calcext:value-type="string">
            <text:p>non_sexist</text:p>
          </table:table-cell>
          <table:table-cell office:value-type="string" calcext:value-type="string">
            <text:p>Сейчас проверим, что за чебуречную вы открыли</text:p>
          </table:table-cell>
        </table:table-row>
        <table:table-row table:style-name="ro1">
          <table:table-cell office:value-type="float" office:value="9235507" calcext:value-type="float">
            <text:p>9235507</text:p>
          </table:table-cell>
          <table:table-cell office:value-type="float" office:value="9235510" calcext:value-type="float">
            <text:p>9235510</text:p>
          </table:table-cell>
          <table:table-cell office:value-type="string" calcext:value-type="string">
            <text:p>non_sexist</text:p>
          </table:table-cell>
          <table:table-cell office:value-type="string" calcext:value-type="string">
            <text:p>Что это за ноунейм? пять</text:p>
          </table:table-cell>
        </table:table-row>
        <table:table-row table:style-name="ro3">
          <table:table-cell office:value-type="float" office:value="9235507" calcext:value-type="float">
            <text:p>9235507</text:p>
          </table:table-cell>
          <table:table-cell office:value-type="float" office:value="9235511" calcext:value-type="float">
            <text:p>9235511</text:p>
          </table:table-cell>
          <table:table-cell office:value-type="string" calcext:value-type="string">
            <text:p>non_sexist</text:p>
          </table:table-cell>
          <table:table-cell office:value-type="string" calcext:value-type="string">
            <text:p>&gt; Станешь ли ты счастливее от куннилингуса на Арбате?</text:p>
            <text:p>А если я мужчина, то это еще мне придется делать? O_O</text:p>
          </table:table-cell>
        </table:table-row>
        <table:table-row table:style-name="ro6">
          <table:table-cell office:value-type="float" office:value="9235507" calcext:value-type="float">
            <text:p>9235507</text:p>
          </table:table-cell>
          <table:table-cell office:value-type="float" office:value="9235512" calcext:value-type="float">
            <text:p>9235512</text:p>
          </table:table-cell>
          <table:table-cell office:value-type="string" calcext:value-type="string">
            <text:p>non_sexist</text:p>
          </table:table-cell>
          <table:table-cell office:value-type="string" calcext:value-type="string">
            <text:p>орда</text:p>
            <text:p>орда</text:p>
            <text:p>орда</text:p>
            <text:p>орда</text:p>
            <text:p>сосатт</text:p>
          </table:table-cell>
        </table:table-row>
        <table:table-row table:style-name="ro1">
          <table:table-cell office:value-type="float" office:value="9235507" calcext:value-type="float">
            <text:p>9235507</text:p>
          </table:table-cell>
          <table:table-cell office:value-type="float" office:value="9235513" calcext:value-type="float">
            <text:p>9235513</text:p>
          </table:table-cell>
          <table:table-cell office:value-type="string" calcext:value-type="string">
            <text:p>non_sexist</text:p>
          </table:table-cell>
          <table:table-cell office:value-type="string" calcext:value-type="string">
            <text:p>Почему Виктор Цой и национальная гордость не в одном разделе?</text:p>
          </table:table-cell>
        </table:table-row>
        <table:table-row table:style-name="ro1">
          <table:table-cell office:value-type="float" office:value="9235507" calcext:value-type="float">
            <text:p>9235507</text:p>
          </table:table-cell>
          <table:table-cell office:value-type="float" office:value="9235514" calcext:value-type="float">
            <text:p>9235514</text:p>
          </table:table-cell>
          <table:table-cell office:value-type="string" calcext:value-type="string">
            <text:p>non_sexist</text:p>
          </table:table-cell>
          <table:table-cell office:value-type="string" calcext:value-type="string">
            <text:p>я точно не стану счастливее от куннилингуса, даже на Арбате или Пиккадилли.</text:p>
          </table:table-cell>
        </table:table-row>
        <table:table-row table:style-name="ro1">
          <table:table-cell office:value-type="float" office:value="9235507" calcext:value-type="float">
            <text:p>9235507</text:p>
          </table:table-cell>
          <table:table-cell office:value-type="float" office:value="9235515" calcext:value-type="float">
            <text:p>9235515</text:p>
          </table:table-cell>
          <table:table-cell office:value-type="string" calcext:value-type="string">
            <text:p>non_sexist</text:p>
          </table:table-cell>
          <table:table-cell office:value-type="string" calcext:value-type="string">
            <text:p>Совсем поехавшие... Три четыре пять</text:p>
          </table:table-cell>
        </table:table-row>
        <table:table-row table:style-name="ro1">
          <table:table-cell office:value-type="float" office:value="9235507" calcext:value-type="float">
            <text:p>9235507</text:p>
          </table:table-cell>
          <table:table-cell office:value-type="float" office:value="9235516" calcext:value-type="float">
            <text:p>9235516</text:p>
          </table:table-cell>
          <table:table-cell office:value-type="string" calcext:value-type="string">
            <text:p>non_sexist</text:p>
          </table:table-cell>
          <table:table-cell office:value-type="string" calcext:value-type="string">
            <text:p>Слишком дохрена смотреть гоу краткую версию</text:p>
          </table:table-cell>
        </table:table-row>
        <table:table-row table:style-name="ro3">
          <table:table-cell office:value-type="float" office:value="9235507" calcext:value-type="float">
            <text:p>9235507</text:p>
          </table:table-cell>
          <table:table-cell office:value-type="float" office:value="9235518" calcext:value-type="float">
            <text:p>9235518</text:p>
          </table:table-cell>
          <table:table-cell office:value-type="string" calcext:value-type="string">
            <text:p>non_sexist</text:p>
          </table:table-cell>
          <table:table-cell office:value-type="string" calcext:value-type="string">
            <text:p>О, смерть Онфроя, braking news подвезли</text:p>
            <text:p>П.С: Парень в середине несменяемый, потому что всегда самый тупой?</text:p>
          </table:table-cell>
        </table:table-row>
        <table:table-row table:style-name="ro1">
          <table:table-cell office:value-type="float" office:value="9235507" calcext:value-type="float">
            <text:p>9235507</text:p>
          </table:table-cell>
          <table:table-cell office:value-type="float" office:value="9235519" calcext:value-type="float">
            <text:p>9235519</text:p>
          </table:table-cell>
          <table:table-cell office:value-type="string" calcext:value-type="string">
            <text:p>non_sexist</text:p>
          </table:table-cell>
          <table:table-cell office:value-type="string" calcext:value-type="string">
            <text:p>Ну Долгополов и фрик конечно</text:p>
          </table:table-cell>
        </table:table-row>
        <table:table-row table:style-name="ro1">
          <table:table-cell office:value-type="float" office:value="9235507" calcext:value-type="float">
            <text:p>9235507</text:p>
          </table:table-cell>
          <table:table-cell office:value-type="float" office:value="9235522" calcext:value-type="float">
            <text:p>9235522</text:p>
          </table:table-cell>
          <table:table-cell office:value-type="string" calcext:value-type="string">
            <text:p>non_sexist</text:p>
          </table:table-cell>
          <table:table-cell office:value-type="string" calcext:value-type="string">
            <text:p>Что-то поднадоели новости о смерти XXXTentacion</text:p>
          </table:table-cell>
        </table:table-row>
        <table:table-row table:style-name="ro1">
          <table:table-cell office:value-type="float" office:value="9235507" calcext:value-type="float">
            <text:p>9235507</text:p>
          </table:table-cell>
          <table:table-cell office:value-type="float" office:value="9235523" calcext:value-type="float">
            <text:p>9235523</text:p>
          </table:table-cell>
          <table:table-cell office:value-type="string" calcext:value-type="string">
            <text:p>non_sexist</text:p>
          </table:table-cell>
          <table:table-cell office:value-type="string" calcext:value-type="string">
            <text:p>о я думал вы забили. отлично, смотрим</text:p>
          </table:table-cell>
        </table:table-row>
        <table:table-row table:style-name="ro1">
          <table:table-cell office:value-type="float" office:value="9235507" calcext:value-type="float">
            <text:p>9235507</text:p>
          </table:table-cell>
          <table:table-cell office:value-type="float" office:value="9235533" calcext:value-type="float">
            <text:p>9235533</text:p>
          </table:table-cell>
          <table:table-cell office:value-type="string" calcext:value-type="string">
            <text:p>non_sexist</text:p>
          </table:table-cell>
          <table:table-cell office:value-type="string" calcext:value-type="string">
            <text:p>Интересный выпуск или нет потом отпишитесь) только не админы и не Артур Чапарян</text:p>
          </table:table-cell>
        </table:table-row>
        <table:table-row table:style-name="ro1">
          <table:table-cell office:value-type="float" office:value="9235507" calcext:value-type="float">
            <text:p>9235507</text:p>
          </table:table-cell>
          <table:table-cell office:value-type="float" office:value="9235534" calcext:value-type="float">
            <text:p>9235534</text:p>
          </table:table-cell>
          <table:table-cell office:value-type="string" calcext:value-type="string">
            <text:p>non_sexist</text:p>
          </table:table-cell>
          <table:table-cell office:value-type="string" calcext:value-type="string">
            <text:p>Если я увижу кунннилингус на Арбате, я вызову полицию</text:p>
          </table:table-cell>
        </table:table-row>
        <table:table-row table:style-name="ro1">
          <table:table-cell office:value-type="float" office:value="9235507" calcext:value-type="float">
            <text:p>9235507</text:p>
          </table:table-cell>
          <table:table-cell office:value-type="float" office:value="9235540" calcext:value-type="float">
            <text:p>9235540</text:p>
          </table:table-cell>
          <table:table-cell office:value-type="string" calcext:value-type="string">
            <text:p>non_sexist</text:p>
          </table:table-cell>
          <table:table-cell office:value-type="string" calcext:value-type="string">
            <text:p>Чапарян есть, осталось позвать Квашонкина, Долгополова, Гарика и можно снимать нормальное шоу.</text:p>
          </table:table-cell>
        </table:table-row>
        <table:table-row table:style-name="ro1">
          <table:table-cell office:value-type="float" office:value="9235507" calcext:value-type="float">
            <text:p>9235507</text:p>
          </table:table-cell>
          <table:table-cell office:value-type="float" office:value="9235545" calcext:value-type="float">
            <text:p>9235545</text:p>
          </table:table-cell>
          <table:table-cell office:value-type="string" calcext:value-type="string">
            <text:p>racist</text:p>
          </table:table-cell>
          <table:table-cell office:value-type="string" calcext:value-type="string">
            <text:p>Вместе С АРТУРОМ ЧАПАРЯНОМ И КЕМ-ТО ТАМ КАРГИНОВЫМ обсудят русских</text:p>
          </table:table-cell>
        </table:table-row>
        <table:table-row table:style-name="ro1">
          <table:table-cell office:value-type="float" office:value="9235507" calcext:value-type="float">
            <text:p>9235507</text:p>
          </table:table-cell>
          <table:table-cell office:value-type="float" office:value="9235557" calcext:value-type="float">
            <text:p>9235557</text:p>
          </table:table-cell>
          <table:table-cell office:value-type="string" calcext:value-type="string">
            <text:p>non_sexist</text:p>
          </table:table-cell>
          <table:table-cell office:value-type="string" calcext:value-type="string">
            <text:p>Если бы в тренерский штаб входил Навальный, то уже бы лентач главную фотку поменял на футбольную. А так - купили, продали, не заслужили, нахуй футбол - полно других проблем.</text:p>
          </table:table-cell>
        </table:table-row>
        <table:table-row table:style-name="ro1">
          <table:table-cell office:value-type="float" office:value="9235507" calcext:value-type="float">
            <text:p>9235507</text:p>
          </table:table-cell>
          <table:table-cell office:value-type="float" office:value="9235567" calcext:value-type="float">
            <text:p>9235567</text:p>
          </table:table-cell>
          <table:table-cell office:value-type="string" calcext:value-type="string">
            <text:p>non_sexist</text:p>
          </table:table-cell>
          <table:table-cell office:value-type="string" calcext:value-type="string">
            <text:p>Подкаст опять только на ютюбе. Ребята явно придумали самое худшее что могли и усиленно это эксплуатируют</text:p>
          </table:table-cell>
        </table:table-row>
        <table:table-row table:style-name="ro1">
          <table:table-cell office:value-type="float" office:value="9235507" calcext:value-type="float">
            <text:p>9235507</text:p>
          </table:table-cell>
          <table:table-cell office:value-type="float" office:value="9235581" calcext:value-type="float">
            <text:p>9235581</text:p>
          </table:table-cell>
          <table:table-cell office:value-type="string" calcext:value-type="string">
            <text:p>non_sexist</text:p>
          </table:table-cell>
          <table:table-cell office:value-type="string" calcext:value-type="string">
            <text:p>целый час говна. даже мемы смотреть продуктивнее</text:p>
          </table:table-cell>
        </table:table-row>
        <table:table-row table:style-name="ro1">
          <table:table-cell office:value-type="float" office:value="9235507" calcext:value-type="float">
            <text:p>9235507</text:p>
          </table:table-cell>
          <table:table-cell office:value-type="float" office:value="9235603" calcext:value-type="float">
            <text:p>9235603</text:p>
          </table:table-cell>
          <table:table-cell office:value-type="string" calcext:value-type="string">
            <text:p>non_sexist</text:p>
          </table:table-cell>
          <table:table-cell office:value-type="string" calcext:value-type="string">
            <text:p>[id371133535|Иван], сказал чувак с мордовской фамилией🤣🤣🤣</text:p>
          </table:table-cell>
        </table:table-row>
        <table:table-row table:style-name="ro1">
          <table:table-cell office:value-type="float" office:value="9235507" calcext:value-type="float">
            <text:p>9235507</text:p>
          </table:table-cell>
          <table:table-cell office:value-type="float" office:value="9235609" calcext:value-type="float">
            <text:p>9235609</text:p>
          </table:table-cell>
          <table:table-cell office:value-type="string" calcext:value-type="string">
            <text:p>non_sexist</text:p>
          </table:table-cell>
          <table:table-cell office:value-type="string" calcext:value-type="string">
            <text:p>А что, кто-то сомневается в наличии сексизма в шоу «холостяк»??? По-моему все шоу сплошной сексизм</text:p>
          </table:table-cell>
        </table:table-row>
        <table:table-row table:style-name="ro1">
          <table:table-cell office:value-type="float" office:value="9235507" calcext:value-type="float">
            <text:p>9235507</text:p>
          </table:table-cell>
          <table:table-cell office:value-type="float" office:value="9235624" calcext:value-type="float">
            <text:p>9235624</text:p>
          </table:table-cell>
          <table:table-cell office:value-type="string" calcext:value-type="string">
            <text:p>non_sexist</text:p>
          </table:table-cell>
          <table:table-cell office:value-type="string" calcext:value-type="string">
            <text:p>[id100810157|Елизавета], лучше присоединяйся 🤸‍♂️</text:p>
          </table:table-cell>
        </table:table-row>
        <table:table-row table:style-name="ro1">
          <table:table-cell office:value-type="float" office:value="9235507" calcext:value-type="float">
            <text:p>9235507</text:p>
          </table:table-cell>
          <table:table-cell office:value-type="float" office:value="9235653" calcext:value-type="float">
            <text:p>9235653</text:p>
          </table:table-cell>
          <table:table-cell office:value-type="string" calcext:value-type="string">
            <text:p>non_sexist</text:p>
          </table:table-cell>
          <table:table-cell office:value-type="string" calcext:value-type="string">
            <text:p>Здесь есть те кто смотрит эту хуйню?</text:p>
          </table:table-cell>
        </table:table-row>
        <table:table-row table:style-name="ro1">
          <table:table-cell office:value-type="float" office:value="9235507" calcext:value-type="float">
            <text:p>9235507</text:p>
          </table:table-cell>
          <table:table-cell office:value-type="float" office:value="9235655" calcext:value-type="float">
            <text:p>9235655</text:p>
          </table:table-cell>
          <table:table-cell office:value-type="string" calcext:value-type="string">
            <text:p>non_sexist</text:p>
          </table:table-cell>
          <table:table-cell office:value-type="string" calcext:value-type="string">
            <text:p>[id100810157|Елизавета], не "увижу", а "почувствую" ты хотела сказать, но постеснялась😏</text:p>
          </table:table-cell>
        </table:table-row>
        <table:table-row table:style-name="ro1">
          <table:table-cell office:value-type="float" office:value="9235507" calcext:value-type="float">
            <text:p>9235507</text:p>
          </table:table-cell>
          <table:table-cell office:value-type="float" office:value="9235660" calcext:value-type="float">
            <text:p>9235660</text:p>
          </table:table-cell>
          <table:table-cell office:value-type="string" calcext:value-type="string">
            <text:p>non_sexist</text:p>
          </table:table-cell>
          <table:table-cell office:value-type="string" calcext:value-type="string">
            <text:p>Подкаст с кончеными ведущими? Да, конечно, спасибо, я ебал их в рот</text:p>
          </table:table-cell>
        </table:table-row>
        <table:table-row table:style-name="ro1">
          <table:table-cell office:value-type="float" office:value="9235507" calcext:value-type="float">
            <text:p>9235507</text:p>
          </table:table-cell>
          <table:table-cell office:value-type="float" office:value="9235661" calcext:value-type="float">
            <text:p>9235661</text:p>
          </table:table-cell>
          <table:table-cell office:value-type="string" calcext:value-type="string">
            <text:p>sexist</text:p>
          </table:table-cell>
          <table:table-cell office:value-type="string" calcext:value-type="string">
            <text:p>Холостяк - это то конченное говношоу, где парень выходит в круг как кобыла в цирке, а принцесски сидят в удобных креслицах напротив и обсуждают его? Хотелось бы посмотреть, как выглядело бы такое шоу, только наоборот.</text:p>
          </table:table-cell>
        </table:table-row>
        <table:table-row table:style-name="ro1">
          <table:table-cell office:value-type="float" office:value="9235507" calcext:value-type="float">
            <text:p>9235507</text:p>
          </table:table-cell>
          <table:table-cell office:value-type="float" office:value="9235664" calcext:value-type="float">
            <text:p>9235664</text:p>
          </table:table-cell>
          <table:table-cell office:value-type="string" calcext:value-type="string">
            <text:p>non_sexist</text:p>
          </table:table-cell>
          <table:table-cell office:value-type="string" calcext:value-type="string">
            <text:p>[id150892072|Савелий], можно подметить, что в сортах говна ты разбираешься</text:p>
          </table:table-cell>
        </table:table-row>
        <table:table-row table:style-name="ro1">
          <table:table-cell office:value-type="float" office:value="9235507" calcext:value-type="float">
            <text:p>9235507</text:p>
          </table:table-cell>
          <table:table-cell office:value-type="float" office:value="9235668" calcext:value-type="float">
            <text:p>9235668</text:p>
          </table:table-cell>
          <table:table-cell office:value-type="string" calcext:value-type="string">
            <text:p>non_sexist</text:p>
          </table:table-cell>
          <table:table-cell office:value-type="string" calcext:value-type="string">
            <text:p>[id208885053|Андрей], слыш ты долбаеб, сначало химозный цвет с вк клиента убери, даун.А во вторых пошел ты нахуй, пока я тебе шайбу в очко не вставил</text:p>
          </table:table-cell>
        </table:table-row>
        <table:table-row table:style-name="ro1">
          <table:table-cell office:value-type="float" office:value="9235507" calcext:value-type="float">
            <text:p>9235507</text:p>
          </table:table-cell>
          <table:table-cell office:value-type="float" office:value="9235669" calcext:value-type="float">
            <text:p>9235669</text:p>
          </table:table-cell>
          <table:table-cell office:value-type="string" calcext:value-type="string">
            <text:p>racist</text:p>
          </table:table-cell>
          <table:table-cell office:value-type="string" calcext:value-type="string">
            <text:p>а что за хач у микрофона?</text:p>
          </table:table-cell>
        </table:table-row>
        <table:table-row table:style-name="ro1">
          <table:table-cell office:value-type="float" office:value="9235507" calcext:value-type="float">
            <text:p>9235507</text:p>
          </table:table-cell>
          <table:table-cell office:value-type="float" office:value="9235672" calcext:value-type="float">
            <text:p>9235672</text:p>
          </table:table-cell>
          <table:table-cell office:value-type="string" calcext:value-type="string">
            <text:p>non_sexist</text:p>
          </table:table-cell>
          <table:table-cell office:value-type="string" calcext:value-type="string">
            <text:p>[id208885053|Андрей], за подписку на доту 2 дают смайлы</text:p>
          </table:table-cell>
        </table:table-row>
        <table:table-row table:style-name="ro1">
          <table:table-cell office:value-type="float" office:value="9235507" calcext:value-type="float">
            <text:p>9235507</text:p>
          </table:table-cell>
          <table:table-cell office:value-type="float" office:value="9235705" calcext:value-type="float">
            <text:p>9235705</text:p>
          </table:table-cell>
          <table:table-cell office:value-type="string" calcext:value-type="string">
            <text:p>non_sexist</text:p>
          </table:table-cell>
          <table:table-cell office:value-type="string" calcext:value-type="string">
            <text:p>По братски, скажите на какой минуте смотреть про Цоя!</text:p>
          </table:table-cell>
        </table:table-row>
        <table:table-row table:style-name="ro1">
          <table:table-cell office:value-type="float" office:value="9235507" calcext:value-type="float">
            <text:p>9235507</text:p>
          </table:table-cell>
          <table:table-cell office:value-type="float" office:value="9235722" calcext:value-type="float">
            <text:p>9235722</text:p>
          </table:table-cell>
          <table:table-cell office:value-type="string" calcext:value-type="string">
            <text:p>non_sexist</text:p>
          </table:table-cell>
          <table:table-cell office:value-type="string" calcext:value-type="string">
            <text:p>Чё такое куннилингус? Я тут новенький</text:p>
          </table:table-cell>
        </table:table-row>
        <table:table-row table:style-name="ro1">
          <table:table-cell office:value-type="float" office:value="9235507" calcext:value-type="float">
            <text:p>9235507</text:p>
          </table:table-cell>
          <table:table-cell office:value-type="float" office:value="9235748" calcext:value-type="float">
            <text:p>9235748</text:p>
          </table:table-cell>
          <table:table-cell office:value-type="string" calcext:value-type="string">
            <text:p>non_sexist</text:p>
          </table:table-cell>
          <table:table-cell office:value-type="string" calcext:value-type="string">
            <text:p>[id181523150|Михаил], и стоит и вообще смотреть?</text:p>
          </table:table-cell>
        </table:table-row>
        <table:table-row table:style-name="ro3">
          <table:table-cell office:value-type="float" office:value="9235507" calcext:value-type="float">
            <text:p>9235507</text:p>
          </table:table-cell>
          <table:table-cell office:value-type="float" office:value="9235749" calcext:value-type="float">
            <text:p>9235749</text:p>
          </table:table-cell>
          <table:table-cell office:value-type="string" calcext:value-type="string">
            <text:p>non_sexist</text:p>
          </table:table-cell>
          <table:table-cell office:value-type="string" calcext:value-type="string">
            <text:p>ну наконец-то появилось шоу, куда приглашают малоизвестных, но очень крутых ребят</text:p>
            <text:p>позовите еще илью варламова</text:p>
          </table:table-cell>
        </table:table-row>
        <table:table-row table:style-name="ro1">
          <table:table-cell office:value-type="float" office:value="9235507" calcext:value-type="float">
            <text:p>9235507</text:p>
          </table:table-cell>
          <table:table-cell office:value-type="float" office:value="9235758" calcext:value-type="float">
            <text:p>9235758</text:p>
          </table:table-cell>
          <table:table-cell office:value-type="string" calcext:value-type="string">
            <text:p>non_sexist</text:p>
          </table:table-cell>
          <table:table-cell office:value-type="string" calcext:value-type="string">
            <text:p>[id16973348|Света], судя большинство комментариев, нет</text:p>
          </table:table-cell>
        </table:table-row>
        <table:table-row table:style-name="ro1">
          <table:table-cell office:value-type="float" office:value="9235507" calcext:value-type="float">
            <text:p>9235507</text:p>
          </table:table-cell>
          <table:table-cell office:value-type="float" office:value="9235774" calcext:value-type="float">
            <text:p>9235774</text:p>
          </table:table-cell>
          <table:table-cell office:value-type="string" calcext:value-type="string">
            <text:p>sexist</text:p>
          </table:table-cell>
          <table:table-cell office:value-type="string" calcext:value-type="string">
            <text:p>Сексизм это нормально,женщина должна подчиняться мужчине,иначе мужчины будут тpяпками как в Европе,где фемки их загнали под шкoнку !!!</text:p>
          </table:table-cell>
        </table:table-row>
        <table:table-row table:style-name="ro1">
          <table:table-cell office:value-type="float" office:value="9235507" calcext:value-type="float">
            <text:p>9235507</text:p>
          </table:table-cell>
          <table:table-cell office:value-type="float" office:value="9235776" calcext:value-type="float">
            <text:p>9235776</text:p>
          </table:table-cell>
          <table:table-cell office:value-type="string" calcext:value-type="string">
            <text:p>non_sexist</text:p>
          </table:table-cell>
          <table:table-cell office:value-type="string" calcext:value-type="string">
            <text:p>Ребят, это зашквар, видимо пора отписываться</text:p>
          </table:table-cell>
        </table:table-row>
        <table:table-row table:style-name="ro1">
          <table:table-cell office:value-type="float" office:value="9235507" calcext:value-type="float">
            <text:p>9235507</text:p>
          </table:table-cell>
          <table:table-cell office:value-type="float" office:value="9235781" calcext:value-type="float">
            <text:p>9235781</text:p>
          </table:table-cell>
          <table:table-cell office:value-type="string" calcext:value-type="string">
            <text:p>non_sexist</text:p>
          </table:table-cell>
          <table:table-cell office:value-type="string" calcext:value-type="string">
            <text:p>Артур всё ровно базарит, ну а вообще, я поставил три квартиры (не свои) на победу Хорватии со счетом 5:0</text:p>
          </table:table-cell>
        </table:table-row>
        <table:table-row table:style-name="ro1">
          <table:table-cell office:value-type="float" office:value="9235507" calcext:value-type="float">
            <text:p>9235507</text:p>
          </table:table-cell>
          <table:table-cell office:value-type="float" office:value="9235789" calcext:value-type="float">
            <text:p>9235789</text:p>
          </table:table-cell>
          <table:table-cell office:value-type="string" calcext:value-type="string">
            <text:p>non_sexist</text:p>
          </table:table-cell>
          <table:table-cell office:value-type="string" calcext:value-type="string">
            <text:p>Русские не умеют нормально праздновать победы,всегда должны нажpaться как cвиньи !</text:p>
          </table:table-cell>
        </table:table-row>
        <table:table-row table:style-name="ro1">
          <table:table-cell office:value-type="float" office:value="9235507" calcext:value-type="float">
            <text:p>9235507</text:p>
          </table:table-cell>
          <table:table-cell office:value-type="float" office:value="9235795" calcext:value-type="float">
            <text:p>9235795</text:p>
          </table:table-cell>
          <table:table-cell office:value-type="string" calcext:value-type="string">
            <text:p>non_sexist</text:p>
          </table:table-cell>
          <table:table-cell office:value-type="string" calcext:value-type="string">
            <text:p>Пиздатый чел три два ноль</text:p>
          </table:table-cell>
        </table:table-row>
        <table:table-row table:style-name="ro1">
          <table:table-cell office:value-type="float" office:value="9235507" calcext:value-type="float">
            <text:p>9235507</text:p>
          </table:table-cell>
          <table:table-cell office:value-type="float" office:value="9235816" calcext:value-type="float">
            <text:p>9235816</text:p>
          </table:table-cell>
          <table:table-cell office:value-type="string" calcext:value-type="string">
            <text:p>non_sexist</text:p>
          </table:table-cell>
          <table:table-cell office:value-type="string" calcext:value-type="string">
            <text:p>Еееее наконец-то. Я так долго ждал. Моё любимое шоу в сети.</text:p>
          </table:table-cell>
        </table:table-row>
        <table:table-row table:style-name="ro1">
          <table:table-cell office:value-type="float" office:value="9235507" calcext:value-type="float">
            <text:p>9235507</text:p>
          </table:table-cell>
          <table:table-cell office:value-type="float" office:value="9235836" calcext:value-type="float">
            <text:p>9235836</text:p>
          </table:table-cell>
          <table:table-cell office:value-type="string" calcext:value-type="string">
            <text:p>non_sexist</text:p>
          </table:table-cell>
          <table:table-cell office:value-type="string" calcext:value-type="string">
            <text:p>Ура, наконец-то. Гайс, когда начнете добавлять их в эполовские подкасты? Или хотя бы аудиоверсию вк</text:p>
          </table:table-cell>
        </table:table-row>
        <table:table-row table:style-name="ro1">
          <table:table-cell office:value-type="float" office:value="9235507" calcext:value-type="float">
            <text:p>9235507</text:p>
          </table:table-cell>
          <table:table-cell office:value-type="float" office:value="9235881" calcext:value-type="float">
            <text:p>9235881</text:p>
          </table:table-cell>
          <table:table-cell office:value-type="string" calcext:value-type="string">
            <text:p>non_sexist</text:p>
          </table:table-cell>
          <table:table-cell office:value-type="string" calcext:value-type="string">
            <text:p>Интересно (два три четыре пять)</text:p>
          </table:table-cell>
        </table:table-row>
        <table:table-row table:style-name="ro1">
          <table:table-cell office:value-type="float" office:value="9235507" calcext:value-type="float">
            <text:p>9235507</text:p>
          </table:table-cell>
          <table:table-cell office:value-type="float" office:value="9235882" calcext:value-type="float">
            <text:p>9235882</text:p>
          </table:table-cell>
          <table:table-cell office:value-type="string" calcext:value-type="string">
            <text:p>non_sexist</text:p>
          </table:table-cell>
          <table:table-cell office:value-type="string" calcext:value-type="string">
            <text:p>[id181523150|Михаил], после 50-ой минуты</text:p>
          </table:table-cell>
        </table:table-row>
        <table:table-row table:style-name="ro1">
          <table:table-cell office:value-type="float" office:value="9235507" calcext:value-type="float">
            <text:p>9235507</text:p>
          </table:table-cell>
          <table:table-cell office:value-type="float" office:value="9235889" calcext:value-type="float">
            <text:p>9235889</text:p>
          </table:table-cell>
          <table:table-cell office:value-type="string" calcext:value-type="string">
            <text:p>non_sexist</text:p>
          </table:table-cell>
          <table:table-cell office:value-type="string" calcext:value-type="string">
            <text:p>[id156829830|Шамиль], спасибо</text:p>
          </table:table-cell>
        </table:table-row>
        <table:table-row table:style-name="ro1">
          <table:table-cell office:value-type="float" office:value="9235507" calcext:value-type="float">
            <text:p>9235507</text:p>
          </table:table-cell>
          <table:table-cell office:value-type="float" office:value="9235896" calcext:value-type="float">
            <text:p>9235896</text:p>
          </table:table-cell>
          <table:table-cell office:value-type="string" calcext:value-type="string">
            <text:p>non_sexist</text:p>
          </table:table-cell>
          <table:table-cell office:value-type="string" calcext:value-type="string">
            <text:p>[id94750826|Дмитрий], ты чо, охуел?</text:p>
          </table:table-cell>
        </table:table-row>
        <table:table-row table:style-name="ro1">
          <table:table-cell office:value-type="float" office:value="9235507" calcext:value-type="float">
            <text:p>9235507</text:p>
          </table:table-cell>
          <table:table-cell office:value-type="float" office:value="9235899" calcext:value-type="float">
            <text:p>9235899</text:p>
          </table:table-cell>
          <table:table-cell office:value-type="string" calcext:value-type="string">
            <text:p>non_sexist</text:p>
          </table:table-cell>
          <table:table-cell office:value-type="string" calcext:value-type="string">
            <text:p>[id1320506|Андрей], немножко</text:p>
          </table:table-cell>
        </table:table-row>
        <table:table-row table:style-name="ro1">
          <table:table-cell office:value-type="float" office:value="9235507" calcext:value-type="float">
            <text:p>9235507</text:p>
          </table:table-cell>
          <table:table-cell office:value-type="float" office:value="9236106" calcext:value-type="float">
            <text:p>9236106</text:p>
          </table:table-cell>
          <table:table-cell office:value-type="string" calcext:value-type="string">
            <text:p>non_sexist</text:p>
          </table:table-cell>
          <table:table-cell office:value-type="string" calcext:value-type="string">
            <text:p>Если вы бл*ть смеетесь со стэндапа Поперечного и Белого, то лучше не смотрите , это андер )</text:p>
          </table:table-cell>
        </table:table-row>
        <table:table-row table:style-name="ro1">
          <table:table-cell office:value-type="float" office:value="9235507" calcext:value-type="float">
            <text:p>9235507</text:p>
          </table:table-cell>
          <table:table-cell office:value-type="float" office:value="9236130" calcext:value-type="float">
            <text:p>9236130</text:p>
          </table:table-cell>
          <table:table-cell office:value-type="string" calcext:value-type="string">
            <text:p>non_sexist</text:p>
          </table:table-cell>
          <table:table-cell office:value-type="string" calcext:value-type="string">
            <text:p>[id490073333|Islam], не вопи о позитивном составе сексизма, если убежден в отвратительности обратного. А твое "должно" - базируется на вере в старые идеалы. Пора тебе совершить переоценку ценностей, дружок</text:p>
          </table:table-cell>
        </table:table-row>
        <table:table-row table:style-name="ro1">
          <table:table-cell office:value-type="float" office:value="9235507" calcext:value-type="float">
            <text:p>9235507</text:p>
          </table:table-cell>
          <table:table-cell office:value-type="float" office:value="9236143" calcext:value-type="float">
            <text:p>9236143</text:p>
          </table:table-cell>
          <table:table-cell office:value-type="string" calcext:value-type="string">
            <text:p>sexist</text:p>
          </table:table-cell>
          <table:table-cell office:value-type="string" calcext:value-type="string">
            <text:p>[id253131421|Александра], очередная либеральная тп !</text:p>
          </table:table-cell>
        </table:table-row>
        <table:table-row table:style-name="ro1">
          <table:table-cell office:value-type="float" office:value="9235507" calcext:value-type="float">
            <text:p>9235507</text:p>
          </table:table-cell>
          <table:table-cell office:value-type="float" office:value="9236147" calcext:value-type="float">
            <text:p>9236147</text:p>
          </table:table-cell>
          <table:table-cell office:value-type="string" calcext:value-type="string">
            <text:p>non_sexist</text:p>
          </table:table-cell>
          <table:table-cell office:value-type="string" calcext:value-type="string">
            <text:p>[id490073333|Islam], а конструктив будет?</text:p>
          </table:table-cell>
        </table:table-row>
        <table:table-row table:style-name="ro1">
          <table:table-cell office:value-type="float" office:value="9235507" calcext:value-type="float">
            <text:p>9235507</text:p>
          </table:table-cell>
          <table:table-cell office:value-type="float" office:value="9236162" calcext:value-type="float">
            <text:p>9236162</text:p>
          </table:table-cell>
          <table:table-cell office:value-type="string" calcext:value-type="string">
            <text:p>sexist_in_co</text:p>
          </table:table-cell>
          <table:table-cell office:value-type="string" calcext:value-type="string">
            <text:p>[id253131421|Александра], нет,нам мусульманам чужды ваши либеральные ценности !</text:p>
          </table:table-cell>
        </table:table-row>
        <table:table-row table:style-name="ro1">
          <table:table-cell office:value-type="float" office:value="9235507" calcext:value-type="float">
            <text:p>9235507</text:p>
          </table:table-cell>
          <table:table-cell office:value-type="float" office:value="9236173" calcext:value-type="float">
            <text:p>9236173</text:p>
          </table:table-cell>
          <table:table-cell office:value-type="string" calcext:value-type="string">
            <text:p>non_sexist</text:p>
          </table:table-cell>
          <table:table-cell office:value-type="string" calcext:value-type="string">
            <text:p>[id490073333|Islam], аа, так ты муслим. Тогда понятно, бывай, что же поделаешь с тобой</text:p>
          </table:table-cell>
        </table:table-row>
        <table:table-row table:style-name="ro1">
          <table:table-cell office:value-type="float" office:value="9235507" calcext:value-type="float">
            <text:p>9235507</text:p>
          </table:table-cell>
          <table:table-cell office:value-type="float" office:value="9236321" calcext:value-type="float">
            <text:p>9236321</text:p>
          </table:table-cell>
          <table:table-cell office:value-type="string" calcext:value-type="string">
            <text:p>non_sexist</text:p>
          </table:table-cell>
          <table:table-cell office:value-type="string" calcext:value-type="string">
            <text:p>Вы чо ахуели? Не знать стенд ап клуб номер 1</text:p>
          </table:table-cell>
        </table:table-row>
        <table:table-row table:style-name="ro1">
          <table:table-cell office:value-type="float" office:value="9235507" calcext:value-type="float">
            <text:p>9235507</text:p>
          </table:table-cell>
          <table:table-cell office:value-type="float" office:value="9236332" calcext:value-type="float">
            <text:p>9236332</text:p>
          </table:table-cell>
          <table:table-cell office:value-type="string" calcext:value-type="string">
            <text:p>non_sexist</text:p>
          </table:table-cell>
          <table:table-cell office:value-type="string" calcext:value-type="string">
            <text:p>[id490073333|Islam], Ваши ценности подразумевают уважение женщин, что-то Вы их не придерживаетесь.</text:p>
          </table:table-cell>
        </table:table-row>
        <table:table-row table:style-name="ro1">
          <table:table-cell office:value-type="float" office:value="9235507" calcext:value-type="float">
            <text:p>9235507</text:p>
          </table:table-cell>
          <table:table-cell office:value-type="float" office:value="9236414" calcext:value-type="float">
            <text:p>9236414</text:p>
          </table:table-cell>
          <table:table-cell office:value-type="string" calcext:value-type="string">
            <text:p>non_sexist</text:p>
          </table:table-cell>
          <table:table-cell office:value-type="string" calcext:value-type="string">
            <text:p>[id183455162|Наталия], ну простите,не хотел обидеть)</text:p>
          </table:table-cell>
        </table:table-row>
        <table:table-row table:style-name="ro1">
          <table:table-cell office:value-type="float" office:value="9235507" calcext:value-type="float">
            <text:p>9235507</text:p>
          </table:table-cell>
          <table:table-cell office:value-type="float" office:value="9236473" calcext:value-type="float">
            <text:p>9236473</text:p>
          </table:table-cell>
          <table:table-cell office:value-type="string" calcext:value-type="string">
            <text:p>non_sexist</text:p>
          </table:table-cell>
          <table:table-cell office:value-type="string" calcext:value-type="string">
            <text:p>Становлюсь счастливее только от минет и то если сам делаю.</text:p>
          </table:table-cell>
        </table:table-row>
        <table:table-row table:style-name="ro1">
          <table:table-cell office:value-type="float" office:value="9235507" calcext:value-type="float">
            <text:p>9235507</text:p>
          </table:table-cell>
          <table:table-cell office:value-type="float" office:value="9236547" calcext:value-type="float">
            <text:p>9236547</text:p>
          </table:table-cell>
          <table:table-cell office:value-type="string" calcext:value-type="string">
            <text:p>non_sexist</text:p>
          </table:table-cell>
          <table:table-cell office:value-type="string" calcext:value-type="string">
            <text:p>[id101146456|Максим], себе или другому, лол?</text:p>
          </table:table-cell>
        </table:table-row>
        <table:table-row table:style-name="ro1">
          <table:table-cell office:value-type="float" office:value="9235507" calcext:value-type="float">
            <text:p>9235507</text:p>
          </table:table-cell>
          <table:table-cell office:value-type="float" office:value="9236626" calcext:value-type="float">
            <text:p>9236626</text:p>
          </table:table-cell>
          <table:table-cell office:value-type="string" calcext:value-type="string">
            <text:p>non_sexist</text:p>
          </table:table-cell>
          <table:table-cell office:value-type="string" calcext:value-type="string">
            <text:p>[id253131421|Александра], себе втройне. Сложно правда, но первый раз я дотянулся в 16 лет.</text:p>
          </table:table-cell>
        </table:table-row>
        <table:table-row table:style-name="ro1">
          <table:table-cell office:value-type="float" office:value="9235507" calcext:value-type="float">
            <text:p>9235507</text:p>
          </table:table-cell>
          <table:table-cell office:value-type="float" office:value="9236675" calcext:value-type="float">
            <text:p>9236675</text:p>
          </table:table-cell>
          <table:table-cell office:value-type="string" calcext:value-type="string">
            <text:p>non_sexist</text:p>
          </table:table-cell>
          <table:table-cell office:value-type="string" calcext:value-type="string">
            <text:p>[id101146456|Максим], лол</text:p>
          </table:table-cell>
        </table:table-row>
        <table:table-row table:style-name="ro1">
          <table:table-cell office:value-type="float" office:value="9235507" calcext:value-type="float">
            <text:p>9235507</text:p>
          </table:table-cell>
          <table:table-cell office:value-type="float" office:value="9237290" calcext:value-type="float">
            <text:p>9237290</text:p>
          </table:table-cell>
          <table:table-cell office:value-type="string" calcext:value-type="string">
            <text:p>non_sexist</text:p>
          </table:table-cell>
          <table:table-cell office:value-type="string" calcext:value-type="string">
            <text:p>Ну это скорее теннисный матч</text:p>
          </table:table-cell>
        </table:table-row>
        <table:table-row table:style-name="ro1">
          <table:table-cell office:value-type="float" office:value="9235507" calcext:value-type="float">
            <text:p>9235507</text:p>
          </table:table-cell>
          <table:table-cell office:value-type="float" office:value="9237436" calcext:value-type="float">
            <text:p>9237436</text:p>
          </table:table-cell>
          <table:table-cell office:value-type="string" calcext:value-type="string">
            <text:p>non_sexist</text:p>
          </table:table-cell>
          <table:table-cell office:value-type="string" calcext:value-type="string">
            <text:p>Даже если русский принципиально не употребляет алкоголь?</text:p>
          </table:table-cell>
        </table:table-row>
        <table:table-row table:style-name="ro1">
          <table:table-cell office:value-type="float" office:value="9235507" calcext:value-type="float">
            <text:p>9235507</text:p>
          </table:table-cell>
          <table:table-cell office:value-type="float" office:value="9237583" calcext:value-type="float">
            <text:p>9237583</text:p>
          </table:table-cell>
          <table:table-cell office:value-type="string" calcext:value-type="string">
            <text:p>non_sexist</text:p>
          </table:table-cell>
          <table:table-cell office:value-type="string" calcext:value-type="string">
            <text:p>Товарищи, задам вопрос не по теме: кто сделал мини-комикс с недовольной птицей и где его можно найти?</text:p>
          </table:table-cell>
        </table:table-row>
        <table:table-row table:style-name="ro1">
          <table:table-cell office:value-type="float" office:value="9235507" calcext:value-type="float">
            <text:p>9235507</text:p>
          </table:table-cell>
          <table:table-cell office:value-type="float" office:value="9237616" calcext:value-type="float">
            <text:p>9237616</text:p>
          </table:table-cell>
          <table:table-cell office:value-type="string" calcext:value-type="string">
            <text:p>non_sexist</text:p>
          </table:table-cell>
          <table:table-cell office:value-type="string" calcext:value-type="string">
            <text:p>Как же заебали с этим тентаньсоном, лентач действительно скатился. Всякую поебень обсуждает</text:p>
          </table:table-cell>
        </table:table-row>
        <table:table-row table:style-name="ro3">
          <table:table-cell office:value-type="float" office:value="9235507" calcext:value-type="float">
            <text:p>9235507</text:p>
          </table:table-cell>
          <table:table-cell office:value-type="float" office:value="9237944" calcext:value-type="float">
            <text:p>9237944</text:p>
          </table:table-cell>
          <table:table-cell office:value-type="string" calcext:value-type="string">
            <text:p>non_sexist</text:p>
          </table:table-cell>
          <table:table-cell office:value-type="string" calcext:value-type="string">
            <text:p>Эт когда Чапарян стал комиком?!</text:p>
            <text:p>Тик-так, пидор</text:p>
          </table:table-cell>
        </table:table-row>
        <table:table-row table:style-name="ro1">
          <table:table-cell office:value-type="float" office:value="9235507" calcext:value-type="float">
            <text:p>9235507</text:p>
          </table:table-cell>
          <table:table-cell office:value-type="float" office:value="9238123" calcext:value-type="float">
            <text:p>9238123</text:p>
          </table:table-cell>
          <table:table-cell office:value-type="string" calcext:value-type="string">
            <text:p>non_sexist</text:p>
          </table:table-cell>
          <table:table-cell office:value-type="string" calcext:value-type="string">
            <text:p>[id64447734|Алла], это пока ты пырила в телеке камеди подъехали годные ребята</text:p>
          </table:table-cell>
        </table:table-row>
        <table:table-row table:style-name="ro1">
          <table:table-cell office:value-type="float" office:value="9235507" calcext:value-type="float">
            <text:p>9235507</text:p>
          </table:table-cell>
          <table:table-cell office:value-type="float" office:value="9238132" calcext:value-type="float">
            <text:p>9238132</text:p>
          </table:table-cell>
          <table:table-cell office:value-type="string" calcext:value-type="string">
            <text:p>non_sexist</text:p>
          </table:table-cell>
          <table:table-cell office:value-type="string" calcext:value-type="string">
            <text:p>[id176415394|Кирилл], может быть, но Артур исключение</text:p>
          </table:table-cell>
        </table:table-row>
        <table:table-row table:style-name="ro1">
          <table:table-cell office:value-type="float" office:value="9235507" calcext:value-type="float">
            <text:p>9235507</text:p>
          </table:table-cell>
          <table:table-cell office:value-type="float" office:value="9238140" calcext:value-type="float">
            <text:p>9238140</text:p>
          </table:table-cell>
          <table:table-cell office:value-type="string" calcext:value-type="string">
            <text:p>non_sexist</text:p>
          </table:table-cell>
          <table:table-cell office:value-type="string" calcext:value-type="string">
            <text:p>[id64447734|Алла], ну хз, парни хотя бы годный формат с запада тянут, а не ширпотреб как на тнт</text:p>
          </table:table-cell>
        </table:table-row>
        <table:table-row table:style-name="ro1">
          <table:table-cell office:value-type="float" office:value="9235507" calcext:value-type="float">
            <text:p>9235507</text:p>
          </table:table-cell>
          <table:table-cell office:value-type="float" office:value="9238286" calcext:value-type="float">
            <text:p>9238286</text:p>
          </table:table-cell>
          <table:table-cell office:value-type="string" calcext:value-type="string">
            <text:p>racist</text:p>
          </table:table-cell>
          <table:table-cell office:value-type="string" calcext:value-type="string">
            <text:p>[id490073333|Islam], мусульмане не умеют нормально мирно жить, они обязательно взрываются в метро и постоянно устраивают теракты</text:p>
          </table:table-cell>
        </table:table-row>
        <table:table-row table:style-name="ro8">
          <table:table-cell office:value-type="float" office:value="9235507" calcext:value-type="float">
            <text:p>9235507</text:p>
          </table:table-cell>
          <table:table-cell office:value-type="float" office:value="9238374" calcext:value-type="float">
            <text:p>9238374</text:p>
          </table:table-cell>
          <table:table-cell office:value-type="string" calcext:value-type="string">
            <text:p>non_sexist</text:p>
          </table:table-cell>
          <table:table-cell office:value-type="string" calcext:value-type="string">
            <text:p>НДС 20% рост цен, бензин и ваш отпуск идёт в комплекте с избранным путеным.</text:p>
            <text:p/>
            <text:p>Натали турс и DSBW - всё! Работали они с 1991-92 года. Оборот этих двух компаний был около 1,5 млрд долл в год.</text:p>
            <text:p>Бизнес - это математическая модель плюс энергия. Если вам в уравнении постоянно меняют условия задачи (запреты, законы, регулирование) и цифры (курс рубля, налоги, %, откаты), то по итогу всегда выходит кривизна. Из крупных уже утонули: «Нева», «Лабиринт», «Южный крест". Все эти компании выжили в 90-х, пережили кризисы 2000-х, но на 20-й год правления Великого вождя, всем пришёл пиздец, остальные пока в очереди. </text:p>
            <text:p>Всё идёт по плану, всё идёт к монополии, как и в других сферах создадут Ростур и с их разрешения сможем выезжать, и то куда скажут, за очень дорого. Они же будут выдавать выездные визы. </text:p>
            <text:p>Многие помнят слоган на выборах: "План путена". Вот он этот план: подмять все сферы, создать Ростур, Ростех, Россети, Ростелеком, Роснефть и т.д. Выстраить феодальную пирамиду и качать деньги для её прокорма и удержания своей власти!</text:p>
            <text:p>Телеграм канал </text:p>
            <text:p>"Мышь в холодильнике" </text:p>
            <text:p> t.me/mouseinfridge</text:p>
          </table:table-cell>
        </table:table-row>
        <table:table-row table:style-name="ro1">
          <table:table-cell office:value-type="float" office:value="9235507" calcext:value-type="float">
            <text:p>9235507</text:p>
          </table:table-cell>
          <table:table-cell office:value-type="float" office:value="9239674" calcext:value-type="float">
            <text:p>9239674</text:p>
          </table:table-cell>
          <table:table-cell office:value-type="string" calcext:value-type="string">
            <text:p>non_sexist</text:p>
          </table:table-cell>
          <table:table-cell office:value-type="string" calcext:value-type="string">
            <text:p>Оч интересно (нет, параша полнейшая).</text:p>
          </table:table-cell>
        </table:table-row>
        <table:table-row table:style-name="ro1">
          <table:table-cell office:value-type="float" office:value="9235507" calcext:value-type="float">
            <text:p>9235507</text:p>
          </table:table-cell>
          <table:table-cell office:value-type="float" office:value="9240281" calcext:value-type="float">
            <text:p>9240281</text:p>
          </table:table-cell>
          <table:table-cell office:value-type="string" calcext:value-type="string">
            <text:p>sexist</text:p>
          </table:table-cell>
          <table:table-cell office:value-type="string" calcext:value-type="string">
            <text:p>[id8409260|Дионис], написал брат наташи которая eбeтся с иностранными фанами,лол)))</text:p>
          </table:table-cell>
        </table:table-row>
        <table:table-row table:style-name="ro1">
          <table:table-cell office:value-type="float" office:value="9235507" calcext:value-type="float">
            <text:p>9235507</text:p>
          </table:table-cell>
          <table:table-cell office:value-type="float" office:value="9240567" calcext:value-type="float">
            <text:p>9240567</text:p>
          </table:table-cell>
          <table:table-cell office:value-type="string" calcext:value-type="string">
            <text:p>racist</text:p>
          </table:table-cell>
          <table:table-cell office:value-type="string" calcext:value-type="string">
            <text:p>[id490073333|Islam], что и требовалось доказать , во первых у меня сестры ни какой нет во вторых твоя мусульманская натура вылазеет наружу при твоём гнилом общении . Все что ты ответил попытался оскорбить родных в жалкой форме . И вы только и умеете метро взрывать да и оскорблять в стиле "мамку ебал " вот чему учит ваш алах</text:p>
          </table:table-cell>
        </table:table-row>
        <table:table-row table:style-name="ro1">
          <table:table-cell office:value-type="float" office:value="9235507" calcext:value-type="float">
            <text:p>9235507</text:p>
          </table:table-cell>
          <table:table-cell office:value-type="float" office:value="9240571" calcext:value-type="float">
            <text:p>9240571</text:p>
          </table:table-cell>
          <table:table-cell office:value-type="string" calcext:value-type="string">
            <text:p>non_sexist</text:p>
          </table:table-cell>
          <table:table-cell office:value-type="string" calcext:value-type="string">
            <text:p>[id8409260|Дионис], лучше взрываться чем иметь сестру наташку,иди блины с лопаты поешь алкаш рузге)))</text:p>
          </table:table-cell>
        </table:table-row>
        <table:table-row table:style-name="ro1">
          <table:table-cell office:value-type="float" office:value="9235507" calcext:value-type="float">
            <text:p>9235507</text:p>
          </table:table-cell>
          <table:table-cell office:value-type="float" office:value="9241806" calcext:value-type="float">
            <text:p>9241806</text:p>
          </table:table-cell>
          <table:table-cell office:value-type="string" calcext:value-type="string">
            <text:p>non_sexist</text:p>
          </table:table-cell>
          <table:table-cell office:value-type="string" calcext:value-type="string">
            <text:p>Бред. Очередной. Хватит пытаться кормить нас говном, Лентач. Мы его не едим.</text:p>
          </table:table-cell>
        </table:table-row>
        <table:table-row table:style-name="ro1">
          <table:table-cell office:value-type="float" office:value="9235507" calcext:value-type="float">
            <text:p>9235507</text:p>
          </table:table-cell>
          <table:table-cell office:value-type="float" office:value="9241812" calcext:value-type="float">
            <text:p>9241812</text:p>
          </table:table-cell>
          <table:table-cell office:value-type="string" calcext:value-type="string">
            <text:p>sexist</text:p>
          </table:table-cell>
          <table:table-cell office:value-type="string" calcext:value-type="string">
            <text:p>[id183455162|Наталия], да, вас, русских шал*в нужно уважать) разрешите бегом преподнести своё уважение?)</text:p>
          </table:table-cell>
        </table:table-row>
        <table:table-row table:style-name="ro3">
          <table:table-cell office:value-type="float" office:value="9235507" calcext:value-type="float">
            <text:p>9235507</text:p>
          </table:table-cell>
          <table:table-cell office:value-type="float" office:value="9241826" calcext:value-type="float">
            <text:p>9241826</text:p>
          </table:table-cell>
          <table:table-cell office:value-type="string" calcext:value-type="string">
            <text:p>racist</text:p>
          </table:table-cell>
          <table:table-cell office:value-type="string" calcext:value-type="string">
            <text:p>[id490073333|Islam], Там много мусульман тоже "с лопаты" ело.</text:p>
            <text:p>Когда в Европе экскаватором еду мешают, то всё тут же кричат "Какие прогрессивные европейцы".</text:p>
          </table:table-cell>
        </table:table-row>
        <table:table-row table:style-name="ro1">
          <table:table-cell office:value-type="float" office:value="9235507" calcext:value-type="float">
            <text:p>9235507</text:p>
          </table:table-cell>
          <table:table-cell office:value-type="float" office:value="9241844" calcext:value-type="float">
            <text:p>9241844</text:p>
          </table:table-cell>
          <table:table-cell office:value-type="string" calcext:value-type="string">
            <text:p>sexist</text:p>
          </table:table-cell>
          <table:table-cell office:value-type="string" calcext:value-type="string">
            <text:p>[id253131421|Александра], думаю, если бы люди знали, что русские бабы станут такими бля*ьми, то вам бы не дали равноправия)</text:p>
          </table:table-cell>
        </table:table-row>
        <table:table-row table:style-name="ro1">
          <table:table-cell office:value-type="float" office:value="9235507" calcext:value-type="float">
            <text:p>9235507</text:p>
          </table:table-cell>
          <table:table-cell office:value-type="float" office:value="9241905" calcext:value-type="float">
            <text:p>9241905</text:p>
          </table:table-cell>
          <table:table-cell office:value-type="string" calcext:value-type="string">
            <text:p>non_sexist</text:p>
          </table:table-cell>
          <table:table-cell office:value-type="string" calcext:value-type="string">
            <text:p>[id8409260|Dionis], Что ты несёшь. Фейк же троллит. Очевидно же.</text:p>
          </table:table-cell>
        </table:table-row>
        <table:table-row table:style-name="ro1">
          <table:table-cell office:value-type="float" office:value="9235507" calcext:value-type="float">
            <text:p>9235507</text:p>
          </table:table-cell>
          <table:table-cell office:value-type="float" office:value="9241942" calcext:value-type="float">
            <text:p>9241942</text:p>
          </table:table-cell>
          <table:table-cell office:value-type="string" calcext:value-type="string">
            <text:p>non_sexist</text:p>
          </table:table-cell>
          <table:table-cell office:value-type="string" calcext:value-type="string">
            <text:p>[id223157245|Kirill], все не так просто, волнения в обществе являются причиной этого процесса, существовавшие условия, тогда и моральная составляющая у людей не была иного толка. Сейчас, в условиях медийности, открытости закономерно появление отбросов, но это скачок, когда-то будет и спад</text:p>
          </table:table-cell>
        </table:table-row>
        <table:table-row table:style-name="ro1">
          <table:table-cell office:value-type="float" office:value="9235507" calcext:value-type="float">
            <text:p>9235507</text:p>
          </table:table-cell>
          <table:table-cell office:value-type="float" office:value="9241984" calcext:value-type="float">
            <text:p>9241984</text:p>
          </table:table-cell>
          <table:table-cell office:value-type="string" calcext:value-type="string">
            <text:p>racist</text:p>
          </table:table-cell>
          <table:table-cell office:value-type="string" calcext:value-type="string">
            <text:p>не понятно с чего вдруг, в последнее время, армяне решили, что они охрененные юмористы россии??</text:p>
          </table:table-cell>
        </table:table-row>
        <table:table-row table:style-name="ro1">
          <table:table-cell office:value-type="float" office:value="9235507" calcext:value-type="float">
            <text:p>9235507</text:p>
          </table:table-cell>
          <table:table-cell office:value-type="float" office:value="9242154" calcext:value-type="float">
            <text:p>9242154</text:p>
          </table:table-cell>
          <table:table-cell office:value-type="string" calcext:value-type="string">
            <text:p>non_sexist</text:p>
          </table:table-cell>
          <table:table-cell office:value-type="string" calcext:value-type="string">
            <text:p>[id253131421|Александра], я ничего не понял из того, что ты написала</text:p>
          </table:table-cell>
        </table:table-row>
        <table:table-row table:style-name="ro1">
          <table:table-cell office:value-type="float" office:value="9235507" calcext:value-type="float">
            <text:p>9235507</text:p>
          </table:table-cell>
          <table:table-cell office:value-type="float" office:value="9242158" calcext:value-type="float">
            <text:p>9242158</text:p>
          </table:table-cell>
          <table:table-cell office:value-type="string" calcext:value-type="string">
            <text:p>non_sexist</text:p>
          </table:table-cell>
          <table:table-cell office:value-type="string" calcext:value-type="string">
            <text:p>[id223157245|Kirill], тогда забей</text:p>
          </table:table-cell>
        </table:table-row>
        <table:table-row table:style-name="ro1">
          <table:table-cell office:value-type="float" office:value="9235507" calcext:value-type="float">
            <text:p>9235507</text:p>
          </table:table-cell>
          <table:table-cell office:value-type="float" office:value="9242194" calcext:value-type="float">
            <text:p>9242194</text:p>
          </table:table-cell>
          <table:table-cell office:value-type="string" calcext:value-type="string">
            <text:p>sexist</text:p>
          </table:table-cell>
          <table:table-cell office:value-type="string" calcext:value-type="string">
            <text:p>[id253131421|Александра], в России не было никаких волнений женщин. Вам просто стали давать больше и больше прав. Вон, в арабских странах и на Кавказе женщины на коротком поводке. Вполне могли бы наши прадеды этот поводок с наших баб не снимать.</text:p>
          </table:table-cell>
        </table:table-row>
        <table:table-row table:style-name="ro1">
          <table:table-cell office:value-type="float" office:value="9235507" calcext:value-type="float">
            <text:p>9235507</text:p>
          </table:table-cell>
          <table:table-cell office:value-type="float" office:value="9242196" calcext:value-type="float">
            <text:p>9242196</text:p>
          </table:table-cell>
          <table:table-cell office:value-type="string" calcext:value-type="string">
            <text:p>sexist</text:p>
          </table:table-cell>
          <table:table-cell office:value-type="string" calcext:value-type="string">
            <text:p>[id253131421|Александра], про скачок ты написала какую-то ересь</text:p>
          </table:table-cell>
        </table:table-row>
        <table:table-row table:style-name="ro1">
          <table:table-cell office:value-type="float" office:value="9235507" calcext:value-type="float">
            <text:p>9235507</text:p>
          </table:table-cell>
          <table:table-cell office:value-type="float" office:value="9242267" calcext:value-type="float">
            <text:p>9242267</text:p>
          </table:table-cell>
          <table:table-cell office:value-type="string" calcext:value-type="string">
            <text:p>non_sexist</text:p>
          </table:table-cell>
          <table:table-cell office:value-type="string" calcext:value-type="string">
            <text:p>Подкаст хороший, не смотрите что лайков мало, с каждым выпуском Андрюха раскрывается, ему ещё поработать над подачей материала и все збс будет, он тащит. Тимур тоже в норме, знает когда поддержать когда помолчать, когда что-то вставить</text:p>
          </table:table-cell>
        </table:table-row>
        <table:table-row table:style-name="ro1">
          <table:table-cell office:value-type="float" office:value="9235507" calcext:value-type="float">
            <text:p>9235507</text:p>
          </table:table-cell>
          <table:table-cell office:value-type="float" office:value="9242284" calcext:value-type="float">
            <text:p>9242284</text:p>
          </table:table-cell>
          <table:table-cell office:value-type="string" calcext:value-type="string">
            <text:p>non_sexist</text:p>
          </table:table-cell>
          <table:table-cell office:value-type="string" calcext:value-type="string">
            <text:p>[id223157245|Kirill], поведай, что же было в России</text:p>
          </table:table-cell>
        </table:table-row>
        <table:table-row table:style-name="ro1">
          <table:table-cell office:value-type="float" office:value="9235507" calcext:value-type="float">
            <text:p>9235507</text:p>
          </table:table-cell>
          <table:table-cell office:value-type="float" office:value="9242292" calcext:value-type="float">
            <text:p>9242292</text:p>
          </table:table-cell>
          <table:table-cell office:value-type="string" calcext:value-type="string">
            <text:p>sexist</text:p>
          </table:table-cell>
          <table:table-cell office:value-type="string" calcext:value-type="string">
            <text:p>[id253131421|Александра], я знаю, что ничего такого, с чем бы не смогли справиться мужики, знай они о том, что из этого будет)</text:p>
          </table:table-cell>
        </table:table-row>
        <table:table-row table:style-name="ro5">
          <table:table-cell office:value-type="float" office:value="9235507" calcext:value-type="float">
            <text:p>9235507</text:p>
          </table:table-cell>
          <table:table-cell office:value-type="float" office:value="9242322" calcext:value-type="float">
            <text:p>9242322</text:p>
          </table:table-cell>
          <table:table-cell office:value-type="string" calcext:value-type="string">
            <text:p>sexist</text:p>
          </table:table-cell>
          <table:table-cell office:value-type="string" calcext:value-type="string">
            <text:p>У нас не просто капитализм, а капитализм колониального типа, где нашу страну наши олигархи грабят в пользу международной олигархии, это помножено на жесточайший на просторах мира МАТРИАРХАТ, и антирусскую национальную политику правительства РФ! Это создаёт тройную нагрузку на русских мужчин, его грабят олигархи, его грабят в пользу нацменов, его грабят в пользу женщин! И главное, что большинству русских женщин покуй на это и они продолжают голосовать.за этот антимужской антинародный режим</text:p>
            <text:p>А мужчины слишком загруженны работой, и слишком сильны в них баборабские прошивки вложеные в них прежде всего матерями, ну и обществом в детском саду, школе, армии, чтобы понимать насколько много и жёстко их эксплуатируют!</text:p>
            <text:p>Так что без глобального мужского просвещения и удаления у мужчин баборабских прошивок, не будет никаких изменений, до гибели страны 😢</text:p>
            <text:p>Так что во всём виноваты женщины, ну и …</text:p>
          </table:table-cell>
        </table:table-row>
        <table:table-row table:style-name="ro1">
          <table:table-cell office:value-type="float" office:value="9235507" calcext:value-type="float">
            <text:p>9235507</text:p>
          </table:table-cell>
          <table:table-cell office:value-type="float" office:value="9242334" calcext:value-type="float">
            <text:p>9242334</text:p>
          </table:table-cell>
          <table:table-cell office:value-type="string" calcext:value-type="string">
            <text:p>non_sexist</text:p>
          </table:table-cell>
          <table:table-cell office:value-type="string" calcext:value-type="string">
            <text:p>[id223157245|Kirill], вопрос был поставлен четко, ответ ему не соответствует. Но можешь не отвечать уж, ладно</text:p>
          </table:table-cell>
        </table:table-row>
        <table:table-row table:style-name="ro1">
          <table:table-cell office:value-type="float" office:value="9235507" calcext:value-type="float">
            <text:p>9235507</text:p>
          </table:table-cell>
          <table:table-cell office:value-type="float" office:value="9242350" calcext:value-type="float">
            <text:p>9242350</text:p>
          </table:table-cell>
          <table:table-cell office:value-type="string" calcext:value-type="string">
            <text:p>sexist</text:p>
          </table:table-cell>
          <table:table-cell office:value-type="string" calcext:value-type="string">
            <text:p>Уральское, скажи это мужикам, голосующим за Путлера. Или им мнение бабами тож навязано?</text:p>
          </table:table-cell>
        </table:table-row>
        <table:table-row table:style-name="ro1">
          <table:table-cell office:value-type="float" office:value="9235507" calcext:value-type="float">
            <text:p>9235507</text:p>
          </table:table-cell>
          <table:table-cell office:value-type="float" office:value="9242356" calcext:value-type="float">
            <text:p>9242356</text:p>
          </table:table-cell>
          <table:table-cell office:value-type="string" calcext:value-type="string">
            <text:p>sexist</text:p>
          </table:table-cell>
          <table:table-cell office:value-type="string" calcext:value-type="string">
            <text:p>[id223157245|Kirill], все права с горкой, дали женщинам коммунисты, что для них закончилось печально, ибо СССР из за этого пал!</text:p>
          </table:table-cell>
        </table:table-row>
        <table:table-row table:style-name="ro1">
          <table:table-cell office:value-type="float" office:value="9235507" calcext:value-type="float">
            <text:p>9235507</text:p>
          </table:table-cell>
          <table:table-cell office:value-type="float" office:value="9242368" calcext:value-type="float">
            <text:p>9242368</text:p>
          </table:table-cell>
          <table:table-cell office:value-type="string" calcext:value-type="string">
            <text:p>sexist</text:p>
          </table:table-cell>
          <table:table-cell office:value-type="string" calcext:value-type="string">
            <text:p>[id253131421|Александра], еще раз: в России не было никаких волнений народных масс за права женщин. И уж тем более таких волнений, которые бы заставили мужчин идти на уступки. Все права вам дали мужчины с барского плеча.</text:p>
          </table:table-cell>
        </table:table-row>
        <table:table-row table:style-name="ro1">
          <table:table-cell office:value-type="float" office:value="9235507" calcext:value-type="float">
            <text:p>9235507</text:p>
          </table:table-cell>
          <table:table-cell office:value-type="float" office:value="9242378" calcext:value-type="float">
            <text:p>9242378</text:p>
          </table:table-cell>
          <table:table-cell office:value-type="string" calcext:value-type="string">
            <text:p>sexist</text:p>
          </table:table-cell>
          <table:table-cell office:value-type="string" calcext:value-type="string">
            <text:p>[id253131421|Александра], за путю голосуют чиновники силовики и нацрегионы, простые работяги за него не голосуют, а вот женщины почти все голосуют за путю! И не надо отмазываться, путя только ваш выбор!</text:p>
          </table:table-cell>
        </table:table-row>
        <table:table-row table:style-name="ro1">
          <table:table-cell office:value-type="float" office:value="9235507" calcext:value-type="float">
            <text:p>9235507</text:p>
          </table:table-cell>
          <table:table-cell office:value-type="float" office:value="9242384" calcext:value-type="float">
            <text:p>9242384</text:p>
          </table:table-cell>
          <table:table-cell office:value-type="string" calcext:value-type="string">
            <text:p>non_sexist</text:p>
          </table:table-cell>
          <table:table-cell office:value-type="string" calcext:value-type="string">
            <text:p>Уральское, мой выбор не путя, ты ошибся))</text:p>
          </table:table-cell>
        </table:table-row>
        <table:table-row table:style-name="ro1">
          <table:table-cell office:value-type="float" office:value="9235507" calcext:value-type="float">
            <text:p>9235507</text:p>
          </table:table-cell>
          <table:table-cell office:value-type="float" office:value="9242418" calcext:value-type="float">
            <text:p>9242418</text:p>
          </table:table-cell>
          <table:table-cell office:value-type="string" calcext:value-type="string">
            <text:p>sexist</text:p>
          </table:table-cell>
          <table:table-cell office:value-type="string" calcext:value-type="string">
            <text:p>[id253131421|Александра], одна две погоды не делают, когда 90% русских женщин, пришедних на выборы голосуют за путю, это о многом говорит!</text:p>
          </table:table-cell>
        </table:table-row>
        <table:table-row table:style-name="ro1">
          <table:table-cell office:value-type="float" office:value="9235507" calcext:value-type="float">
            <text:p>9235507</text:p>
          </table:table-cell>
          <table:table-cell office:value-type="float" office:value="9242424" calcext:value-type="float">
            <text:p>9242424</text:p>
          </table:table-cell>
          <table:table-cell office:value-type="string" calcext:value-type="string">
            <text:p>non_sexist</text:p>
          </table:table-cell>
          <table:table-cell office:value-type="string" calcext:value-type="string">
            <text:p>Уральское, ну давай я ознакомлюсь с твоей статистикой, что уж там, заинтересовал</text:p>
          </table:table-cell>
        </table:table-row>
        <table:table-row table:style-name="ro1">
          <table:table-cell office:value-type="float" office:value="9235507" calcext:value-type="float">
            <text:p>9235507</text:p>
          </table:table-cell>
          <table:table-cell office:value-type="float" office:value="9242447" calcext:value-type="float">
            <text:p>9242447</text:p>
          </table:table-cell>
          <table:table-cell office:value-type="string" calcext:value-type="string">
            <text:p>non_sexist</text:p>
          </table:table-cell>
          <table:table-cell office:value-type="string" calcext:value-type="string">
            <text:p>[id253131421|Александра], картинку делали со статистики ЦИК сейчас эти данные, замаяшься искать, под рукой их нету, только картинкс</text:p>
          </table:table-cell>
        </table:table-row>
        <table:table-row table:style-name="ro1">
          <table:table-cell office:value-type="float" office:value="9235507" calcext:value-type="float">
            <text:p>9235507</text:p>
          </table:table-cell>
          <table:table-cell office:value-type="float" office:value="9242481" calcext:value-type="float">
            <text:p>9242481</text:p>
          </table:table-cell>
          <table:table-cell office:value-type="string" calcext:value-type="string">
            <text:p>sexist</text:p>
          </table:table-cell>
          <table:table-cell office:value-type="string" calcext:value-type="string">
            <text:p>Уральское, не могу найти статистику такую, только информация, что число женщин, участвовавших в голосовании, превалирует над числом мужчин. Я как член избирательной комиссии на прошедших выборах могу сказать, что люди голосовали (в возрасте примерно до 45), в том числе работающие, за бессмертного кандидата по причине банального давления со стороны начальства и администрации. Бабки же политикой не увлекаются и у них слишком костный мозг, чтобы что-то понять. Надо понимать истинное положение дел и причины таких процессов</text:p>
          </table:table-cell>
        </table:table-row>
        <table:table-row table:style-name="ro1">
          <table:table-cell office:value-type="float" office:value="9235507" calcext:value-type="float">
            <text:p>9235507</text:p>
          </table:table-cell>
          <table:table-cell office:value-type="float" office:value="9242744" calcext:value-type="float">
            <text:p>9242744</text:p>
          </table:table-cell>
          <table:table-cell office:value-type="string" calcext:value-type="string">
            <text:p>non_sexist</text:p>
          </table:table-cell>
          <table:table-cell office:value-type="string" calcext:value-type="string">
            <text:p>Абу?</text:p>
          </table:table-cell>
        </table:table-row>
        <table:table-row table:style-name="ro2">
          <table:table-cell office:value-type="float" office:value="8934638" calcext:value-type="float">
            <text:p>8934638</text:p>
          </table:table-cell>
          <table:table-cell office:value-type="float" office:value="8934642" calcext:value-type="float">
            <text:p>8934642</text:p>
          </table:table-cell>
          <table:table-cell office:value-type="string" calcext:value-type="string">
            <text:p>non_sexist</text:p>
          </table:table-cell>
          <table:table-cell office:value-type="string" calcext:value-type="string">
            <text:p>Расизм, сексизм, эйджизм, ранкизм, итакдалееизм — на протяжении всей истории человечества люди стремились унизить какую-либо группу собратьев, вешая на них ярлыки «ненормальных».</text:p>
            <text:p/>
            <text:p>А как же старое-доброе ультранасилие?</text:p>
          </table:table-cell>
        </table:table-row>
        <table:table-row table:style-name="ro3">
          <table:table-cell office:value-type="float" office:value="8934638" calcext:value-type="float">
            <text:p>8934638</text:p>
          </table:table-cell>
          <table:table-cell office:value-type="float" office:value="8934643" calcext:value-type="float">
            <text:p>8934643</text:p>
          </table:table-cell>
          <table:table-cell office:value-type="string" calcext:value-type="string">
            <text:p>non_sexist</text:p>
          </table:table-cell>
          <table:table-cell office:value-type="string" calcext:value-type="string">
            <text:p>А сейчас другое интересное явление — как раз людей, которые что-то не любят, притесняют и гнобят. Аргумент — стрелочка не поворачивается.</text:p>
            <text:p>Очень забавно.</text:p>
          </table:table-cell>
        </table:table-row>
        <table:table-row table:style-name="ro2">
          <table:table-cell office:value-type="float" office:value="8934638" calcext:value-type="float">
            <text:p>8934638</text:p>
          </table:table-cell>
          <table:table-cell office:value-type="float" office:value="8934644" calcext:value-type="float">
            <text:p>8934644</text:p>
          </table:table-cell>
          <table:table-cell office:value-type="string" calcext:value-type="string">
            <text:p>non_sexist</text:p>
          </table:table-cell>
          <table:table-cell office:value-type="string" calcext:value-type="string">
            <text:p>)))))) </text:p>
            <text:p/>
            <text:p>Три четыре пять шесть семь</text:p>
          </table:table-cell>
        </table:table-row>
        <table:table-row table:style-name="ro1">
          <table:table-cell office:value-type="float" office:value="8934638" calcext:value-type="float">
            <text:p>8934638</text:p>
          </table:table-cell>
          <table:table-cell office:value-type="float" office:value="8934645" calcext:value-type="float">
            <text:p>8934645</text:p>
          </table:table-cell>
          <table:table-cell office:value-type="string" calcext:value-type="string">
            <text:p>non_sexist</text:p>
          </table:table-cell>
          <table:table-cell office:value-type="string" calcext:value-type="string">
            <text:p>Я просто заранее оставлю для самых юморных комментаторов</text:p>
          </table:table-cell>
        </table:table-row>
        <table:table-row table:style-name="ro1">
          <table:table-cell office:value-type="float" office:value="8934638" calcext:value-type="float">
            <text:p>8934638</text:p>
          </table:table-cell>
          <table:table-cell office:value-type="float" office:value="8934646" calcext:value-type="float">
            <text:p>8934646</text:p>
          </table:table-cell>
          <table:table-cell office:value-type="string" calcext:value-type="string">
            <text:p>non_sexist</text:p>
          </table:table-cell>
          <table:table-cell office:value-type="string" calcext:value-type="string">
            <text:p>[id257580605|Миша], а ты его непосредственный пример?)</text:p>
          </table:table-cell>
        </table:table-row>
        <table:table-row table:style-name="ro1">
          <table:table-cell office:value-type="float" office:value="8934638" calcext:value-type="float">
            <text:p>8934638</text:p>
          </table:table-cell>
          <table:table-cell office:value-type="float" office:value="8934649" calcext:value-type="float">
            <text:p>8934649</text:p>
          </table:table-cell>
          <table:table-cell office:value-type="string" calcext:value-type="string">
            <text:p>sexist</text:p>
          </table:table-cell>
          <table:table-cell office:value-type="string" calcext:value-type="string">
            <text:p>а почему снизу носитель полового члена, а не венец творенья божьего - женщина?</text:p>
          </table:table-cell>
        </table:table-row>
        <table:table-row table:style-name="ro1">
          <table:table-cell office:value-type="float" office:value="8934638" calcext:value-type="float">
            <text:p>8934638</text:p>
          </table:table-cell>
          <table:table-cell office:value-type="float" office:value="8934651" calcext:value-type="float">
            <text:p>8934651</text:p>
          </table:table-cell>
          <table:table-cell office:value-type="string" calcext:value-type="string">
            <text:p>non_sexist</text:p>
          </table:table-cell>
          <table:table-cell office:value-type="string" calcext:value-type="string">
            <text:p>Да ну на четыре пять ...</text:p>
          </table:table-cell>
        </table:table-row>
        <table:table-row table:style-name="ro1">
          <table:table-cell office:value-type="float" office:value="8934638" calcext:value-type="float">
            <text:p>8934638</text:p>
          </table:table-cell>
          <table:table-cell office:value-type="float" office:value="8934652" calcext:value-type="float">
            <text:p>8934652</text:p>
          </table:table-cell>
          <table:table-cell office:value-type="string" calcext:value-type="string">
            <text:p>non_sexist</text:p>
          </table:table-cell>
          <table:table-cell office:value-type="string" calcext:value-type="string">
            <text:p>У этих людей просто нет больше других тем для общения</text:p>
          </table:table-cell>
        </table:table-row>
        <table:table-row table:style-name="ro1">
          <table:table-cell office:value-type="float" office:value="8934638" calcext:value-type="float">
            <text:p>8934638</text:p>
          </table:table-cell>
          <table:table-cell office:value-type="float" office:value="8934653" calcext:value-type="float">
            <text:p>8934653</text:p>
          </table:table-cell>
          <table:table-cell office:value-type="string" calcext:value-type="string">
            <text:p>non_sexist</text:p>
          </table:table-cell>
          <table:table-cell office:value-type="string" calcext:value-type="string">
            <text:p>всех истребить - и не будет никаких срачей, хуле</text:p>
          </table:table-cell>
        </table:table-row>
        <table:table-row table:style-name="ro1">
          <table:table-cell office:value-type="float" office:value="8934638" calcext:value-type="float">
            <text:p>8934638</text:p>
          </table:table-cell>
          <table:table-cell office:value-type="float" office:value="8934654" calcext:value-type="float">
            <text:p>8934654</text:p>
          </table:table-cell>
          <table:table-cell office:value-type="string" calcext:value-type="string">
            <text:p>sexist</text:p>
          </table:table-cell>
          <table:table-cell office:value-type="string" calcext:value-type="string">
            <text:p>Какая милая попытка унизить всех, кому не нравится политика редакции по запихиванию всем феминизма третьей волны в глотки. А не пойти ли вам, дорогие марксисты, нахер?</text:p>
          </table:table-cell>
        </table:table-row>
        <table:table-row table:style-name="ro1">
          <table:table-cell office:value-type="float" office:value="8934638" calcext:value-type="float">
            <text:p>8934638</text:p>
          </table:table-cell>
          <table:table-cell office:value-type="float" office:value="8934655" calcext:value-type="float">
            <text:p>8934655</text:p>
          </table:table-cell>
          <table:table-cell office:value-type="string" calcext:value-type="string">
            <text:p>sexist</text:p>
          </table:table-cell>
          <table:table-cell office:value-type="string" calcext:value-type="string">
            <text:p>Лайк с каждой хуемрази, будем поворачивать стрелочки</text:p>
          </table:table-cell>
        </table:table-row>
        <table:table-row table:style-name="ro1">
          <table:table-cell office:value-type="float" office:value="8934638" calcext:value-type="float">
            <text:p>8934638</text:p>
          </table:table-cell>
          <table:table-cell office:value-type="float" office:value="8934658" calcext:value-type="float">
            <text:p>8934658</text:p>
          </table:table-cell>
          <table:table-cell office:value-type="string" calcext:value-type="string">
            <text:p>non_sexist</text:p>
          </table:table-cell>
          <table:table-cell office:value-type="string" calcext:value-type="string">
            <text:p>В статье есть советы по борьбе с людьми, ущемляющих "задротов" ?</text:p>
          </table:table-cell>
        </table:table-row>
        <table:table-row table:style-name="ro1">
          <table:table-cell office:value-type="float" office:value="8934638" calcext:value-type="float">
            <text:p>8934638</text:p>
          </table:table-cell>
          <table:table-cell office:value-type="float" office:value="8934659" calcext:value-type="float">
            <text:p>8934659</text:p>
          </table:table-cell>
          <table:table-cell office:value-type="string" calcext:value-type="string">
            <text:p>sexist</text:p>
          </table:table-cell>
          <table:table-cell office:value-type="string" calcext:value-type="string">
            <text:p>2к18: белый, цисгендерный мужчина принимается за низшую касту</text:p>
          </table:table-cell>
        </table:table-row>
        <table:table-row table:style-name="ro1">
          <table:table-cell office:value-type="float" office:value="8934638" calcext:value-type="float">
            <text:p>8934638</text:p>
          </table:table-cell>
          <table:table-cell office:value-type="float" office:value="8934661" calcext:value-type="float">
            <text:p>8934661</text:p>
          </table:table-cell>
          <table:table-cell office:value-type="string" calcext:value-type="string">
            <text:p>non_sexist</text:p>
          </table:table-cell>
          <table:table-cell office:value-type="string" calcext:value-type="string">
            <text:p>На пикче эйджизм, одмен, удоли</text:p>
          </table:table-cell>
        </table:table-row>
        <table:table-row table:style-name="ro1">
          <table:table-cell office:value-type="float" office:value="8934638" calcext:value-type="float">
            <text:p>8934638</text:p>
          </table:table-cell>
          <table:table-cell office:value-type="float" office:value="8934670" calcext:value-type="float">
            <text:p>8934670</text:p>
          </table:table-cell>
          <table:table-cell office:value-type="string" calcext:value-type="string">
            <text:p>sexist</text:p>
          </table:table-cell>
          <table:table-cell office:value-type="string" calcext:value-type="string">
            <text:p>Начни свое утро с новой этикой! Спасибо за еще один день с россказнями про угнетение</text:p>
          </table:table-cell>
        </table:table-row>
        <table:table-row table:style-name="ro1">
          <table:table-cell office:value-type="float" office:value="8934638" calcext:value-type="float">
            <text:p>8934638</text:p>
          </table:table-cell>
          <table:table-cell office:value-type="float" office:value="8934671" calcext:value-type="float">
            <text:p>8934671</text:p>
          </table:table-cell>
          <table:table-cell office:value-type="string" calcext:value-type="string">
            <text:p>racist</text:p>
          </table:table-cell>
          <table:table-cell office:value-type="string" calcext:value-type="string">
            <text:p>Нужно бороться с унижением негров</text:p>
          </table:table-cell>
        </table:table-row>
        <table:table-row table:style-name="ro1">
          <table:table-cell office:value-type="float" office:value="8934638" calcext:value-type="float">
            <text:p>8934638</text:p>
          </table:table-cell>
          <table:table-cell office:value-type="float" office:value="8934672" calcext:value-type="float">
            <text:p>8934672</text:p>
          </table:table-cell>
          <table:table-cell office:value-type="string" calcext:value-type="string">
            <text:p>sexist</text:p>
          </table:table-cell>
          <table:table-cell office:value-type="string" calcext:value-type="string">
            <text:p>Предъяви мне за слэтщейминг, я тебя откибербулю.</text:p>
          </table:table-cell>
        </table:table-row>
        <table:table-row table:style-name="ro1">
          <table:table-cell office:value-type="float" office:value="8934638" calcext:value-type="float">
            <text:p>8934638</text:p>
          </table:table-cell>
          <table:table-cell office:value-type="float" office:value="8934673" calcext:value-type="float">
            <text:p>8934673</text:p>
          </table:table-cell>
          <table:table-cell office:value-type="string" calcext:value-type="string">
            <text:p>sexist</text:p>
          </table:table-cell>
          <table:table-cell office:value-type="string" calcext:value-type="string">
            <text:p>Такс, а где же феминизм, триггеред</text:p>
          </table:table-cell>
        </table:table-row>
        <table:table-row table:style-name="ro1">
          <table:table-cell office:value-type="float" office:value="8934638" calcext:value-type="float">
            <text:p>8934638</text:p>
          </table:table-cell>
          <table:table-cell office:value-type="float" office:value="8934676" calcext:value-type="float">
            <text:p>8934676</text:p>
          </table:table-cell>
          <table:table-cell office:value-type="string" calcext:value-type="string">
            <text:p>non_sexist</text:p>
          </table:table-cell>
          <table:table-cell office:value-type="string" calcext:value-type="string">
            <text:p>Лентачизм был там в статье или еще нет?</text:p>
          </table:table-cell>
        </table:table-row>
        <table:table-row table:style-name="ro3">
          <table:table-cell office:value-type="float" office:value="8934638" calcext:value-type="float">
            <text:p>8934638</text:p>
          </table:table-cell>
          <table:table-cell office:value-type="float" office:value="8934680" calcext:value-type="float">
            <text:p>8934680</text:p>
          </table:table-cell>
          <table:table-cell office:value-type="string" calcext:value-type="string">
            <text:p>sexist</text:p>
          </table:table-cell>
          <table:table-cell office:value-type="string" calcext:value-type="string">
            <text:p>Так что несмотря на кажущееся развитие норм толерантности по отношению к людям, борющимся за право выбирать сексуальную и гендерную идентичность, и наличие исследований, подтверждающих нефункциональность соответствующих бинарных систем, в массовой культуре и в общественной жизни нередко встречается предвзятое отношение к подобной вариативности.</text:p>
            <text:p>Это получается что миллионы лет эволюции/естественного отбора. Миллиарды вариаций(в том числе и гермафродиты). Триллионы попыток и оказывается эта система неэффективна потому что так сказал какой то хрен с горы который до сих пор не разобрался в собственных сексуальных предпочтениях. Идеальный образец логики.</text:p>
          </table:table-cell>
        </table:table-row>
        <table:table-row table:style-name="ro1">
          <table:table-cell office:value-type="float" office:value="8934638" calcext:value-type="float">
            <text:p>8934638</text:p>
          </table:table-cell>
          <table:table-cell office:value-type="float" office:value="8934682" calcext:value-type="float">
            <text:p>8934682</text:p>
          </table:table-cell>
          <table:table-cell office:value-type="string" calcext:value-type="string">
            <text:p>racist</text:p>
          </table:table-cell>
          <table:table-cell office:value-type="string" calcext:value-type="string">
            <text:p>А где же демократы из омерики, которые считали отсталыми негров, а сейчас всех бомбят?</text:p>
          </table:table-cell>
        </table:table-row>
        <table:table-row table:style-name="ro1">
          <table:table-cell office:value-type="float" office:value="8934638" calcext:value-type="float">
            <text:p>8934638</text:p>
          </table:table-cell>
          <table:table-cell office:value-type="float" office:value="8934683" calcext:value-type="float">
            <text:p>8934683</text:p>
          </table:table-cell>
          <table:table-cell office:value-type="string" calcext:value-type="string">
            <text:p>non_sexist</text:p>
          </table:table-cell>
          <table:table-cell office:value-type="string" calcext:value-type="string">
            <text:p>раз разраз раз раз раз раз</text:p>
          </table:table-cell>
        </table:table-row>
        <table:table-row table:style-name="ro1">
          <table:table-cell office:value-type="float" office:value="8934638" calcext:value-type="float">
            <text:p>8934638</text:p>
          </table:table-cell>
          <table:table-cell office:value-type="float" office:value="8934684" calcext:value-type="float">
            <text:p>8934684</text:p>
          </table:table-cell>
          <table:table-cell office:value-type="string" calcext:value-type="string">
            <text:p>sexist</text:p>
          </table:table-cell>
          <table:table-cell office:value-type="string" calcext:value-type="string">
            <text:p>Почему наши СМИ стремятся извлечь из западных трендов самое худшее говно? Казалось бы, столько всего интересного происходит, а они рассказывают про сексизм и нанофашизм.</text:p>
          </table:table-cell>
        </table:table-row>
        <table:table-row table:style-name="ro1">
          <table:table-cell office:value-type="float" office:value="8934638" calcext:value-type="float">
            <text:p>8934638</text:p>
          </table:table-cell>
          <table:table-cell office:value-type="float" office:value="8934685" calcext:value-type="float">
            <text:p>8934685</text:p>
          </table:table-cell>
          <table:table-cell office:value-type="string" calcext:value-type="string">
            <text:p>non_sexist</text:p>
          </table:table-cell>
          <table:table-cell office:value-type="string" calcext:value-type="string">
            <text:p>Расизм, сексизм, иудаизм... ой вей</text:p>
          </table:table-cell>
        </table:table-row>
        <table:table-row table:style-name="ro1">
          <table:table-cell office:value-type="float" office:value="8934638" calcext:value-type="float">
            <text:p>8934638</text:p>
          </table:table-cell>
          <table:table-cell office:value-type="float" office:value="8934686" calcext:value-type="float">
            <text:p>8934686</text:p>
          </table:table-cell>
          <table:table-cell office:value-type="string" calcext:value-type="string">
            <text:p>non_sexist</text:p>
          </table:table-cell>
          <table:table-cell office:value-type="string" calcext:value-type="string">
            <text:p>Самое лучшее это гомохейтинг. И пугает, что он начинает сходить на нет.....</text:p>
          </table:table-cell>
        </table:table-row>
        <table:table-row table:style-name="ro2">
          <table:table-cell office:value-type="float" office:value="8934638" calcext:value-type="float">
            <text:p>8934638</text:p>
          </table:table-cell>
          <table:table-cell office:value-type="float" office:value="8934687" calcext:value-type="float">
            <text:p>8934687</text:p>
          </table:table-cell>
          <table:table-cell office:value-type="string" calcext:value-type="string">
            <text:p>non_sexist</text:p>
          </table:table-cell>
          <table:table-cell office:value-type="string" calcext:value-type="string">
            <text:p>Один четыре восемь восемь девять</text:p>
            <text:p/>
            <text:p>UPD: Лентач, прекрати скатываться в левацкую помойку. На минуточку, здесь не только леваки сидят, но и центристы, и правые (нормальные правые, а не идиоты на шмоте)</text:p>
          </table:table-cell>
        </table:table-row>
        <table:table-row table:style-name="ro1">
          <table:table-cell office:value-type="float" office:value="8934638" calcext:value-type="float">
            <text:p>8934638</text:p>
          </table:table-cell>
          <table:table-cell office:value-type="float" office:value="8934690" calcext:value-type="float">
            <text:p>8934690</text:p>
          </table:table-cell>
          <table:table-cell office:value-type="string" calcext:value-type="string">
            <text:p>non_sexist</text:p>
          </table:table-cell>
          <table:table-cell office:value-type="string" calcext:value-type="string">
            <text:p>[id136910198|Андрей], ну зачем марксистов оскорбляешь, эти псевдоугнетенные такие же левые, как и Адольф Алоизыч</text:p>
          </table:table-cell>
        </table:table-row>
        <table:table-row table:style-name="ro1">
          <table:table-cell office:value-type="float" office:value="8934638" calcext:value-type="float">
            <text:p>8934638</text:p>
          </table:table-cell>
          <table:table-cell office:value-type="float" office:value="8934696" calcext:value-type="float">
            <text:p>8934696</text:p>
          </table:table-cell>
          <table:table-cell office:value-type="string" calcext:value-type="string">
            <text:p>non_sexist</text:p>
          </table:table-cell>
          <table:table-cell office:value-type="string" calcext:value-type="string">
            <text:p>[id222515895|Влад], белый цисгендерный <text:s/>мужчина, исповедающий традиционное христианство.</text:p>
          </table:table-cell>
        </table:table-row>
        <table:table-row table:style-name="ro1">
          <table:table-cell office:value-type="float" office:value="8934638" calcext:value-type="float">
            <text:p>8934638</text:p>
          </table:table-cell>
          <table:table-cell office:value-type="float" office:value="8934697" calcext:value-type="float">
            <text:p>8934697</text:p>
          </table:table-cell>
          <table:table-cell office:value-type="string" calcext:value-type="string">
            <text:p>sexist</text:p>
          </table:table-cell>
          <table:table-cell office:value-type="string" calcext:value-type="string">
            <text:p>Сколько хуемразей сверху.Я в шоке</text:p>
          </table:table-cell>
        </table:table-row>
        <table:table-row table:style-name="ro1">
          <table:table-cell office:value-type="float" office:value="8934638" calcext:value-type="float">
            <text:p>8934638</text:p>
          </table:table-cell>
          <table:table-cell office:value-type="float" office:value="8934701" calcext:value-type="float">
            <text:p>8934701</text:p>
          </table:table-cell>
          <table:table-cell office:value-type="string" calcext:value-type="string">
            <text:p>sexist</text:p>
          </table:table-cell>
          <table:table-cell office:value-type="string" calcext:value-type="string">
            <text:p>Бабы не люди, негры рабы, а я угнетатель и горжусь</text:p>
          </table:table-cell>
        </table:table-row>
        <table:table-row table:style-name="ro1">
          <table:table-cell office:value-type="float" office:value="8934638" calcext:value-type="float">
            <text:p>8934638</text:p>
          </table:table-cell>
          <table:table-cell office:value-type="float" office:value="8934704" calcext:value-type="float">
            <text:p>8934704</text:p>
          </table:table-cell>
          <table:table-cell office:value-type="string" calcext:value-type="string">
            <text:p>sexist</text:p>
          </table:table-cell>
          <table:table-cell office:value-type="string" calcext:value-type="string">
            <text:p>Прям эволюция СЖВ и прочих ментальных болезней общества видна.</text:p>
          </table:table-cell>
        </table:table-row>
        <table:table-row table:style-name="ro1">
          <table:table-cell office:value-type="float" office:value="8934638" calcext:value-type="float">
            <text:p>8934638</text:p>
          </table:table-cell>
          <table:table-cell office:value-type="float" office:value="8934705" calcext:value-type="float">
            <text:p>8934705</text:p>
          </table:table-cell>
          <table:table-cell office:value-type="string" calcext:value-type="string">
            <text:p>non_sexist</text:p>
          </table:table-cell>
          <table:table-cell office:value-type="string" calcext:value-type="string">
            <text:p>[id97445047|Полина], да ну, самое лучшее это совокхейтинг</text:p>
          </table:table-cell>
        </table:table-row>
        <table:table-row table:style-name="ro1">
          <table:table-cell office:value-type="float" office:value="8934638" calcext:value-type="float">
            <text:p>8934638</text:p>
          </table:table-cell>
          <table:table-cell office:value-type="float" office:value="8934706" calcext:value-type="float">
            <text:p>8934706</text:p>
          </table:table-cell>
          <table:table-cell office:value-type="string" calcext:value-type="string">
            <text:p>non_sexist</text:p>
          </table:table-cell>
          <table:table-cell office:value-type="string" calcext:value-type="string">
            <text:p>А чому животных кушать нельзя? Они-то уж точно не равны человеку.</text:p>
          </table:table-cell>
        </table:table-row>
        <table:table-row table:style-name="ro1">
          <table:table-cell office:value-type="float" office:value="8934638" calcext:value-type="float">
            <text:p>8934638</text:p>
          </table:table-cell>
          <table:table-cell office:value-type="float" office:value="8934707" calcext:value-type="float">
            <text:p>8934707</text:p>
          </table:table-cell>
          <table:table-cell office:value-type="string" calcext:value-type="string">
            <text:p>non_sexist</text:p>
          </table:table-cell>
          <table:table-cell office:value-type="string" calcext:value-type="string">
            <text:p>[id409954738|Ellis], типичная быдло логика - все вокруг тупые один я ахуенный .....гордись собой дальше гнида</text:p>
          </table:table-cell>
        </table:table-row>
        <table:table-row table:style-name="ro3">
          <table:table-cell office:value-type="float" office:value="8934638" calcext:value-type="float">
            <text:p>8934638</text:p>
          </table:table-cell>
          <table:table-cell office:value-type="float" office:value="8934708" calcext:value-type="float">
            <text:p>8934708</text:p>
          </table:table-cell>
          <table:table-cell office:value-type="string" calcext:value-type="string">
            <text:p>non_sexist</text:p>
          </table:table-cell>
          <table:table-cell office:value-type="string" calcext:value-type="string">
            <text:p>Дождались. Новостной, казалось бы, паблик с почти двумя лямами подписчиков втирает sjwшную дичь своей аудитории.</text:p>
            <text:p>Ребята, посоветуйте другой адекватный новостной паблик без этой хeрни, плз</text:p>
          </table:table-cell>
        </table:table-row>
        <table:table-row table:style-name="ro1">
          <table:table-cell office:value-type="float" office:value="8934638" calcext:value-type="float">
            <text:p>8934638</text:p>
          </table:table-cell>
          <table:table-cell office:value-type="float" office:value="8934709" calcext:value-type="float">
            <text:p>8934709</text:p>
          </table:table-cell>
          <table:table-cell office:value-type="string" calcext:value-type="string">
            <text:p>sexist</text:p>
          </table:table-cell>
          <table:table-cell office:value-type="string" calcext:value-type="string">
            <text:p>Феминизм и его идеи - это круто и правильно, но нынешние феминистки третьей волны извратили его, видят везде сексизм и подгоняют всех под свои рамки</text:p>
          </table:table-cell>
        </table:table-row>
        <table:table-row table:style-name="ro1">
          <table:table-cell office:value-type="float" office:value="8934638" calcext:value-type="float">
            <text:p>8934638</text:p>
          </table:table-cell>
          <table:table-cell office:value-type="float" office:value="8934715" calcext:value-type="float">
            <text:p>8934715</text:p>
          </table:table-cell>
          <table:table-cell office:value-type="string" calcext:value-type="string">
            <text:p>non_sexist</text:p>
          </table:table-cell>
          <table:table-cell office:value-type="string" calcext:value-type="string">
            <text:p>[id13414684|Максим], ахахвхвх, какой ты смешной )))</text:p>
          </table:table-cell>
        </table:table-row>
        <table:table-row table:style-name="ro1">
          <table:table-cell office:value-type="float" office:value="8934638" calcext:value-type="float">
            <text:p>8934638</text:p>
          </table:table-cell>
          <table:table-cell office:value-type="float" office:value="8934716" calcext:value-type="float">
            <text:p>8934716</text:p>
          </table:table-cell>
          <table:table-cell office:value-type="string" calcext:value-type="string">
            <text:p>sexist</text:p>
          </table:table-cell>
          <table:table-cell office:value-type="string" calcext:value-type="string">
            <text:p>Забыли добавить "феминизм" - унижение мужчин</text:p>
          </table:table-cell>
        </table:table-row>
        <table:table-row table:style-name="ro1">
          <table:table-cell office:value-type="float" office:value="8934638" calcext:value-type="float">
            <text:p>8934638</text:p>
          </table:table-cell>
          <table:table-cell office:value-type="float" office:value="8934718" calcext:value-type="float">
            <text:p>8934718</text:p>
          </table:table-cell>
          <table:table-cell office:value-type="string" calcext:value-type="string">
            <text:p>non_sexist</text:p>
          </table:table-cell>
          <table:table-cell office:value-type="string" calcext:value-type="string">
            <text:p>Спор консольщиков и пк-бояр можно считать решенным</text:p>
          </table:table-cell>
        </table:table-row>
        <table:table-row table:style-name="ro1">
          <table:table-cell office:value-type="float" office:value="8934638" calcext:value-type="float">
            <text:p>8934638</text:p>
          </table:table-cell>
          <table:table-cell office:value-type="float" office:value="8934719" calcext:value-type="float">
            <text:p>8934719</text:p>
          </table:table-cell>
          <table:table-cell office:value-type="string" calcext:value-type="string">
            <text:p>non_sexist</text:p>
          </table:table-cell>
          <table:table-cell office:value-type="string" calcext:value-type="string">
            <text:p>[id13414684|Максим], сразу можно понять что ты расист и гомофоб</text:p>
          </table:table-cell>
        </table:table-row>
        <table:table-row table:style-name="ro1">
          <table:table-cell office:value-type="float" office:value="8934638" calcext:value-type="float">
            <text:p>8934638</text:p>
          </table:table-cell>
          <table:table-cell office:value-type="float" office:value="8934720" calcext:value-type="float">
            <text:p>8934720</text:p>
          </table:table-cell>
          <table:table-cell office:value-type="string" calcext:value-type="string">
            <text:p>non_sexist</text:p>
          </table:table-cell>
          <table:table-cell office:value-type="string" calcext:value-type="string">
            <text:p>Там с этики плюс статья? Сразу нахуй.</text:p>
          </table:table-cell>
        </table:table-row>
        <table:table-row table:style-name="ro1">
          <table:table-cell office:value-type="float" office:value="8934638" calcext:value-type="float">
            <text:p>8934638</text:p>
          </table:table-cell>
          <table:table-cell office:value-type="float" office:value="8934725" calcext:value-type="float">
            <text:p>8934725</text:p>
          </table:table-cell>
          <table:table-cell office:value-type="string" calcext:value-type="string">
            <text:p>sexist</text:p>
          </table:table-cell>
          <table:table-cell office:value-type="string" calcext:value-type="string">
            <text:p>Толерастия - это отвратительно. Фемок и трансгендеров на костёр</text:p>
          </table:table-cell>
        </table:table-row>
        <table:table-row table:style-name="ro1">
          <table:table-cell office:value-type="float" office:value="8934638" calcext:value-type="float">
            <text:p>8934638</text:p>
          </table:table-cell>
          <table:table-cell office:value-type="float" office:value="8934729" calcext:value-type="float">
            <text:p>8934729</text:p>
          </table:table-cell>
          <table:table-cell office:value-type="string" calcext:value-type="string">
            <text:p>non_sexist</text:p>
          </table:table-cell>
          <table:table-cell office:value-type="string" calcext:value-type="string">
            <text:p>Натуралы это вообще прошлый век!😆</text:p>
          </table:table-cell>
        </table:table-row>
        <table:table-row table:style-name="ro1">
          <table:table-cell office:value-type="float" office:value="8934638" calcext:value-type="float">
            <text:p>8934638</text:p>
          </table:table-cell>
          <table:table-cell office:value-type="float" office:value="8934731" calcext:value-type="float">
            <text:p>8934731</text:p>
          </table:table-cell>
          <table:table-cell office:value-type="string" calcext:value-type="string">
            <text:p>non_sexist</text:p>
          </table:table-cell>
          <table:table-cell office:value-type="string" calcext:value-type="string">
            <text:p>Пяснял за эйджизм еще до того, как это стало мейнстримом👌</text:p>
          </table:table-cell>
        </table:table-row>
        <table:table-row table:style-name="ro1">
          <table:table-cell office:value-type="float" office:value="8934638" calcext:value-type="float">
            <text:p>8934638</text:p>
          </table:table-cell>
          <table:table-cell office:value-type="float" office:value="8934735" calcext:value-type="float">
            <text:p>8934735</text:p>
          </table:table-cell>
          <table:table-cell office:value-type="string" calcext:value-type="string">
            <text:p>non_sexist</text:p>
          </table:table-cell>
          <table:table-cell office:value-type="string" calcext:value-type="string">
            <text:p>[id13414684|Максим], &gt; нормальных</text:p>
          </table:table-cell>
        </table:table-row>
        <table:table-row table:style-name="ro1">
          <table:table-cell office:value-type="float" office:value="8934638" calcext:value-type="float">
            <text:p>8934638</text:p>
          </table:table-cell>
          <table:table-cell office:value-type="float" office:value="8934737" calcext:value-type="float">
            <text:p>8934737</text:p>
          </table:table-cell>
          <table:table-cell office:value-type="string" calcext:value-type="string">
            <text:p>non_sexist</text:p>
          </table:table-cell>
          <table:table-cell office:value-type="string" calcext:value-type="string">
            <text:p>[id367533064|Pandora], слыш, петуч, не надо связывать несвязанные вещи. Либералы не имеют никакого отношения к поехавшим SJW</text:p>
          </table:table-cell>
        </table:table-row>
        <table:table-row table:style-name="ro1">
          <table:table-cell office:value-type="float" office:value="8934638" calcext:value-type="float">
            <text:p>8934638</text:p>
          </table:table-cell>
          <table:table-cell office:value-type="float" office:value="8934740" calcext:value-type="float">
            <text:p>8934740</text:p>
          </table:table-cell>
          <table:table-cell office:value-type="string" calcext:value-type="string">
            <text:p>non_sexist</text:p>
          </table:table-cell>
          <table:table-cell office:value-type="string" calcext:value-type="string">
            <text:p>Так написали, как будто это что-то плохое</text:p>
          </table:table-cell>
        </table:table-row>
        <table:table-row table:style-name="ro1">
          <table:table-cell office:value-type="float" office:value="8934638" calcext:value-type="float">
            <text:p>8934638</text:p>
          </table:table-cell>
          <table:table-cell office:value-type="float" office:value="8934743" calcext:value-type="float">
            <text:p>8934743</text:p>
          </table:table-cell>
          <table:table-cell office:value-type="string" calcext:value-type="string">
            <text:p>non_sexist</text:p>
          </table:table-cell>
          <table:table-cell office:value-type="string" calcext:value-type="string">
            <text:p>[id367533064|Pandora], куда сходить?</text:p>
          </table:table-cell>
        </table:table-row>
        <table:table-row table:style-name="ro1">
          <table:table-cell office:value-type="float" office:value="8934638" calcext:value-type="float">
            <text:p>8934638</text:p>
          </table:table-cell>
          <table:table-cell office:value-type="float" office:value="8934752" calcext:value-type="float">
            <text:p>8934752</text:p>
          </table:table-cell>
          <table:table-cell office:value-type="string" calcext:value-type="string">
            <text:p>non_sexist</text:p>
          </table:table-cell>
          <table:table-cell office:value-type="string" calcext:value-type="string">
            <text:p>upd. раз два три четыре пять</text:p>
          </table:table-cell>
        </table:table-row>
        <table:table-row table:style-name="ro1">
          <table:table-cell office:value-type="float" office:value="8934638" calcext:value-type="float">
            <text:p>8934638</text:p>
          </table:table-cell>
          <table:table-cell office:value-type="float" office:value="8934755" calcext:value-type="float">
            <text:p>8934755</text:p>
          </table:table-cell>
          <table:table-cell office:value-type="string" calcext:value-type="string">
            <text:p>non_sexist</text:p>
          </table:table-cell>
          <table:table-cell office:value-type="string" calcext:value-type="string">
            <text:p>В Липецке отец избивает маленького сына! Ужас</text:p>
          </table:table-cell>
        </table:table-row>
        <table:table-row table:style-name="ro1">
          <table:table-cell office:value-type="float" office:value="8934638" calcext:value-type="float">
            <text:p>8934638</text:p>
          </table:table-cell>
          <table:table-cell office:value-type="float" office:value="8934756" calcext:value-type="float">
            <text:p>8934756</text:p>
          </table:table-cell>
          <table:table-cell office:value-type="string" calcext:value-type="string">
            <text:p>non_sexist</text:p>
          </table:table-cell>
          <table:table-cell office:value-type="string" calcext:value-type="string">
            <text:p>теперь идеология унижений- унижать всех кто не согласен со взглядами движений против унижений</text:p>
          </table:table-cell>
        </table:table-row>
        <table:table-row table:style-name="ro1">
          <table:table-cell office:value-type="float" office:value="8934638" calcext:value-type="float">
            <text:p>8934638</text:p>
          </table:table-cell>
          <table:table-cell office:value-type="float" office:value="8934758" calcext:value-type="float">
            <text:p>8934758</text:p>
          </table:table-cell>
          <table:table-cell office:value-type="string" calcext:value-type="string">
            <text:p>non_sexist</text:p>
          </table:table-cell>
          <table:table-cell office:value-type="string" calcext:value-type="string">
            <text:p>Лентач все больше и больше скатывается в левую парашу. Че за хуйня-то? Медуза покусала?</text:p>
          </table:table-cell>
        </table:table-row>
        <table:table-row table:style-name="ro1">
          <table:table-cell office:value-type="float" office:value="8934638" calcext:value-type="float">
            <text:p>8934638</text:p>
          </table:table-cell>
          <table:table-cell office:value-type="float" office:value="8934759" calcext:value-type="float">
            <text:p>8934759</text:p>
          </table:table-cell>
          <table:table-cell office:value-type="string" calcext:value-type="string">
            <text:p>non_sexist</text:p>
          </table:table-cell>
          <table:table-cell office:value-type="string" calcext:value-type="string">
            <text:p>[id13414684|Максим], ну если ты просишь, мой сладкий❤️🐣</text:p>
          </table:table-cell>
        </table:table-row>
        <table:table-row table:style-name="ro1">
          <table:table-cell office:value-type="float" office:value="8934638" calcext:value-type="float">
            <text:p>8934638</text:p>
          </table:table-cell>
          <table:table-cell office:value-type="float" office:value="8934760" calcext:value-type="float">
            <text:p>8934760</text:p>
          </table:table-cell>
          <table:table-cell office:value-type="string" calcext:value-type="string">
            <text:p>sexist</text:p>
          </table:table-cell>
          <table:table-cell office:value-type="string" calcext:value-type="string">
            <text:p>[id367533064|Pandora], лол. Был на всех, и ни на одном из них не было ни фемок, ни трансов, ни хер еще знает кого. Повторю еще раз: не надо связывать митинги политического толка с движениями поехавших неадекватов сжв-шников.</text:p>
          </table:table-cell>
        </table:table-row>
        <table:table-row table:style-name="ro1">
          <table:table-cell office:value-type="float" office:value="8934638" calcext:value-type="float">
            <text:p>8934638</text:p>
          </table:table-cell>
          <table:table-cell office:value-type="float" office:value="8934762" calcext:value-type="float">
            <text:p>8934762</text:p>
          </table:table-cell>
          <table:table-cell office:value-type="string" calcext:value-type="string">
            <text:p>sexist</text:p>
          </table:table-cell>
          <table:table-cell office:value-type="string" calcext:value-type="string">
            <text:p>Мы наблюдаем за медленным метаморфозом лентача в медузу, <text:s/>ждем статейки про вред оружия и о том что все проблемы в России из-за патриархата</text:p>
          </table:table-cell>
        </table:table-row>
        <table:table-row table:style-name="ro1">
          <table:table-cell office:value-type="float" office:value="8934638" calcext:value-type="float">
            <text:p>8934638</text:p>
          </table:table-cell>
          <table:table-cell office:value-type="float" office:value="8934763" calcext:value-type="float">
            <text:p>8934763</text:p>
          </table:table-cell>
          <table:table-cell office:value-type="string" calcext:value-type="string">
            <text:p>non_sexist</text:p>
          </table:table-cell>
          <table:table-cell office:value-type="string" calcext:value-type="string">
            <text:p>Типа русофобство это что-то неестественное и не адекватное природе человека...</text:p>
          </table:table-cell>
        </table:table-row>
        <table:table-row table:style-name="ro1">
          <table:table-cell office:value-type="float" office:value="8934638" calcext:value-type="float">
            <text:p>8934638</text:p>
          </table:table-cell>
          <table:table-cell office:value-type="float" office:value="8934764" calcext:value-type="float">
            <text:p>8934764</text:p>
          </table:table-cell>
          <table:table-cell office:value-type="string" calcext:value-type="string">
            <text:p>non_sexist</text:p>
          </table:table-cell>
          <table:table-cell office:value-type="string" calcext:value-type="string">
            <text:p>[id367533064|Pandora], хахах, едрить ты забавный бот))</text:p>
          </table:table-cell>
        </table:table-row>
        <table:table-row table:style-name="ro1">
          <table:table-cell office:value-type="float" office:value="8934638" calcext:value-type="float">
            <text:p>8934638</text:p>
          </table:table-cell>
          <table:table-cell office:value-type="float" office:value="8934768" calcext:value-type="float">
            <text:p>8934768</text:p>
          </table:table-cell>
          <table:table-cell office:value-type="string" calcext:value-type="string">
            <text:p>non_sexist</text:p>
          </table:table-cell>
          <table:table-cell office:value-type="string" calcext:value-type="string">
            <text:p>[id227956468|Грязный], 2 девочки внизу слева симпотные</text:p>
          </table:table-cell>
        </table:table-row>
        <table:table-row table:style-name="ro1">
          <table:table-cell office:value-type="float" office:value="8934638" calcext:value-type="float">
            <text:p>8934638</text:p>
          </table:table-cell>
          <table:table-cell office:value-type="float" office:value="8934769" calcext:value-type="float">
            <text:p>8934769</text:p>
          </table:table-cell>
          <table:table-cell office:value-type="string" calcext:value-type="string">
            <text:p>non_sexist</text:p>
          </table:table-cell>
          <table:table-cell office:value-type="string" calcext:value-type="string">
            <text:p>[id227956468|Грязный], да ну. Что меняют фотки трёх человек?</text:p>
          </table:table-cell>
        </table:table-row>
        <table:table-row table:style-name="ro1">
          <table:table-cell office:value-type="float" office:value="8934638" calcext:value-type="float">
            <text:p>8934638</text:p>
          </table:table-cell>
          <table:table-cell office:value-type="float" office:value="8934770" calcext:value-type="float">
            <text:p>8934770</text:p>
          </table:table-cell>
          <table:table-cell office:value-type="string" calcext:value-type="string">
            <text:p>sexist</text:p>
          </table:table-cell>
          <table:table-cell office:value-type="string" calcext:value-type="string">
            <text:p>[id334553547|Evil], лентач выполняет заказ хозяина, проверяет готово ли общество молодых прогрессивных к массовой дивиации и извращении сути, природы, морали, этики обычного человека.</text:p>
          </table:table-cell>
        </table:table-row>
        <table:table-row table:style-name="ro1">
          <table:table-cell office:value-type="float" office:value="8934638" calcext:value-type="float">
            <text:p>8934638</text:p>
          </table:table-cell>
          <table:table-cell office:value-type="float" office:value="8934771" calcext:value-type="float">
            <text:p>8934771</text:p>
          </table:table-cell>
          <table:table-cell office:value-type="string" calcext:value-type="string">
            <text:p>non_sexist</text:p>
          </table:table-cell>
          <table:table-cell office:value-type="string" calcext:value-type="string">
            <text:p>Сжв и "феминистки" третьей волны это, конечно, то ещё говно, но парни, орущие про «угнетение белых цисгендерных мужчин» — не лучше.</text:p>
          </table:table-cell>
        </table:table-row>
        <table:table-row table:style-name="ro1">
          <table:table-cell office:value-type="float" office:value="8934638" calcext:value-type="float">
            <text:p>8934638</text:p>
          </table:table-cell>
          <table:table-cell office:value-type="float" office:value="8934773" calcext:value-type="float">
            <text:p>8934773</text:p>
          </table:table-cell>
          <table:table-cell office:value-type="string" calcext:value-type="string">
            <text:p>non_sexist</text:p>
          </table:table-cell>
          <table:table-cell office:value-type="string" calcext:value-type="string">
            <text:p>[id853259|Эльдар], это мальчики так то</text:p>
          </table:table-cell>
        </table:table-row>
        <table:table-row table:style-name="ro1">
          <table:table-cell office:value-type="float" office:value="8934638" calcext:value-type="float">
            <text:p>8934638</text:p>
          </table:table-cell>
          <table:table-cell office:value-type="float" office:value="8934778" calcext:value-type="float">
            <text:p>8934778</text:p>
          </table:table-cell>
          <table:table-cell office:value-type="string" calcext:value-type="string">
            <text:p>sexist</text:p>
          </table:table-cell>
          <table:table-cell office:value-type="string" calcext:value-type="string">
            <text:p>Спасите меня с этой планеты. С одной стороны неадекватные консервативные петухи, с другой - поехавшие SJW. Куда деваться нормальным людям?</text:p>
          </table:table-cell>
        </table:table-row>
        <table:table-row table:style-name="ro1">
          <table:table-cell office:value-type="float" office:value="8934638" calcext:value-type="float">
            <text:p>8934638</text:p>
          </table:table-cell>
          <table:table-cell office:value-type="float" office:value="8934781" calcext:value-type="float">
            <text:p>8934781</text:p>
          </table:table-cell>
          <table:table-cell office:value-type="string" calcext:value-type="string">
            <text:p>non_sexist</text:p>
          </table:table-cell>
          <table:table-cell office:value-type="string" calcext:value-type="string">
            <text:p>Понапридумывают хуйни а потом ябут друг друга в жопу</text:p>
          </table:table-cell>
        </table:table-row>
        <table:table-row table:style-name="ro1">
          <table:table-cell office:value-type="float" office:value="8934638" calcext:value-type="float">
            <text:p>8934638</text:p>
          </table:table-cell>
          <table:table-cell office:value-type="float" office:value="8934783" calcext:value-type="float">
            <text:p>8934783</text:p>
          </table:table-cell>
          <table:table-cell office:value-type="string" calcext:value-type="string">
            <text:p>non_sexist</text:p>
          </table:table-cell>
          <table:table-cell office:value-type="string" calcext:value-type="string">
            <text:p>Это прям как в доте, называть всех раками, представляться их батей который водил их мамку в кино.</text:p>
          </table:table-cell>
        </table:table-row>
        <table:table-row table:style-name="ro1">
          <table:table-cell office:value-type="float" office:value="8934638" calcext:value-type="float">
            <text:p>8934638</text:p>
          </table:table-cell>
          <table:table-cell office:value-type="float" office:value="8934785" calcext:value-type="float">
            <text:p>8934785</text:p>
          </table:table-cell>
          <table:table-cell office:value-type="string" calcext:value-type="string">
            <text:p>non_sexist</text:p>
          </table:table-cell>
          <table:table-cell office:value-type="string" calcext:value-type="string">
            <text:p>[id111812866|Влад], ты хочешь что бы я свою коллекцию навальнят сюда вывалил? Меня забанят же ЛИБЕРАЛЬНЫЕ модераторы, тут мнение отличное от генеральной линии партии не в почете. Притеснение опять же, обожаю двойные стандарты либерах и сжв.</text:p>
          </table:table-cell>
        </table:table-row>
        <table:table-row table:style-name="ro1">
          <table:table-cell office:value-type="float" office:value="8934638" calcext:value-type="float">
            <text:p>8934638</text:p>
          </table:table-cell>
          <table:table-cell office:value-type="float" office:value="8934788" calcext:value-type="float">
            <text:p>8934788</text:p>
          </table:table-cell>
          <table:table-cell office:value-type="string" calcext:value-type="string">
            <text:p>non_sexist</text:p>
          </table:table-cell>
          <table:table-cell office:value-type="string" calcext:value-type="string">
            <text:p>[id111812866|Влад], шо за SJW? три четыре пять</text:p>
          </table:table-cell>
        </table:table-row>
        <table:table-row table:style-name="ro1">
          <table:table-cell office:value-type="float" office:value="8934638" calcext:value-type="float">
            <text:p>8934638</text:p>
          </table:table-cell>
          <table:table-cell office:value-type="float" office:value="8934789" calcext:value-type="float">
            <text:p>8934789</text:p>
          </table:table-cell>
          <table:table-cell office:value-type="string" calcext:value-type="string">
            <text:p>non_sexist</text:p>
          </table:table-cell>
          <table:table-cell office:value-type="string" calcext:value-type="string">
            <text:p>Сейчас идеологи унижают фашистов коммунистов, нацистов</text:p>
          </table:table-cell>
        </table:table-row>
        <table:table-row table:style-name="ro1">
          <table:table-cell office:value-type="float" office:value="8934638" calcext:value-type="float">
            <text:p>8934638</text:p>
          </table:table-cell>
          <table:table-cell office:value-type="float" office:value="8934792" calcext:value-type="float">
            <text:p>8934792</text:p>
          </table:table-cell>
          <table:table-cell office:value-type="string" calcext:value-type="string">
            <text:p>sexist</text:p>
          </table:table-cell>
          <table:table-cell office:value-type="string" calcext:value-type="string">
            <text:p>[id227956468|Грязный], я трапов отличу от баб в 99.9% случаев KappaPride</text:p>
          </table:table-cell>
        </table:table-row>
        <table:table-row table:style-name="ro1">
          <table:table-cell office:value-type="float" office:value="8934638" calcext:value-type="float">
            <text:p>8934638</text:p>
          </table:table-cell>
          <table:table-cell office:value-type="float" office:value="8934793" calcext:value-type="float">
            <text:p>8934793</text:p>
          </table:table-cell>
          <table:table-cell office:value-type="string" calcext:value-type="string">
            <text:p>sexist</text:p>
          </table:table-cell>
          <table:table-cell office:value-type="string" calcext:value-type="string">
            <text:p>[id178178738|Артём], social justice warriors. Фемки третьей волны и прочее быдло</text:p>
          </table:table-cell>
        </table:table-row>
        <table:table-row table:style-name="ro1">
          <table:table-cell office:value-type="float" office:value="8934638" calcext:value-type="float">
            <text:p>8934638</text:p>
          </table:table-cell>
          <table:table-cell office:value-type="float" office:value="8934794" calcext:value-type="float">
            <text:p>8934794</text:p>
          </table:table-cell>
          <table:table-cell office:value-type="string" calcext:value-type="string">
            <text:p>sexist</text:p>
          </table:table-cell>
          <table:table-cell office:value-type="string" calcext:value-type="string">
            <text:p>[id167197593|Екатерина], ой сук нитолирантна, Как ты угнитатиль ни знаишь все 2000 гендеров?！Да ты еще и дверь перед девушками придерживаешь уууууу угнитатиль！</text:p>
          </table:table-cell>
        </table:table-row>
        <table:table-row table:style-name="ro1">
          <table:table-cell office:value-type="float" office:value="8934638" calcext:value-type="float">
            <text:p>8934638</text:p>
          </table:table-cell>
          <table:table-cell office:value-type="float" office:value="8934795" calcext:value-type="float">
            <text:p>8934795</text:p>
          </table:table-cell>
          <table:table-cell office:value-type="string" calcext:value-type="string">
            <text:p>sexist</text:p>
          </table:table-cell>
          <table:table-cell office:value-type="string" calcext:value-type="string">
            <text:p>[id367533064|Pandora], я думал сисянинг</text:p>
          </table:table-cell>
        </table:table-row>
        <table:table-row table:style-name="ro1">
          <table:table-cell office:value-type="float" office:value="8934638" calcext:value-type="float">
            <text:p>8934638</text:p>
          </table:table-cell>
          <table:table-cell office:value-type="float" office:value="8934796" calcext:value-type="float">
            <text:p>8934796</text:p>
          </table:table-cell>
          <table:table-cell office:value-type="string" calcext:value-type="string">
            <text:p>non_sexist</text:p>
          </table:table-cell>
          <table:table-cell office:value-type="string" calcext:value-type="string">
            <text:p>[id189012957|Рома], что в этом плохого?</text:p>
          </table:table-cell>
        </table:table-row>
        <table:table-row table:style-name="ro1">
          <table:table-cell office:value-type="float" office:value="8934638" calcext:value-type="float">
            <text:p>8934638</text:p>
          </table:table-cell>
          <table:table-cell office:value-type="float" office:value="8934798" calcext:value-type="float">
            <text:p>8934798</text:p>
          </table:table-cell>
          <table:table-cell office:value-type="string" calcext:value-type="string">
            <text:p>non_sexist</text:p>
          </table:table-cell>
          <table:table-cell office:value-type="string" calcext:value-type="string">
            <text:p>На протяжение всей истории человечества люди пытаются доказать, что деление людей на все, что только можно - это естественный процесс.</text:p>
          </table:table-cell>
        </table:table-row>
        <table:table-row table:style-name="ro1">
          <table:table-cell office:value-type="float" office:value="8934638" calcext:value-type="float">
            <text:p>8934638</text:p>
          </table:table-cell>
          <table:table-cell office:value-type="float" office:value="8934799" calcext:value-type="float">
            <text:p>8934799</text:p>
          </table:table-cell>
          <table:table-cell office:value-type="string" calcext:value-type="string">
            <text:p>non_sexist</text:p>
          </table:table-cell>
          <table:table-cell office:value-type="string" calcext:value-type="string">
            <text:p>[id227956468|Грязный], давай ка мне лучше сначала инфу, где Навальный толкал идеи сжв-шников и как он с ними связан, а потом уже петушись</text:p>
          </table:table-cell>
        </table:table-row>
        <table:table-row table:style-name="ro1">
          <table:table-cell office:value-type="float" office:value="8934638" calcext:value-type="float">
            <text:p>8934638</text:p>
          </table:table-cell>
          <table:table-cell office:value-type="float" office:value="8934801" calcext:value-type="float">
            <text:p>8934801</text:p>
          </table:table-cell>
          <table:table-cell office:value-type="string" calcext:value-type="string">
            <text:p>sexist</text:p>
          </table:table-cell>
          <table:table-cell office:value-type="string" calcext:value-type="string">
            <text:p>Опять Лентач сжвэшит, ты давай осторожней: в медузу не превратись</text:p>
          </table:table-cell>
        </table:table-row>
        <table:table-row table:style-name="ro1">
          <table:table-cell office:value-type="float" office:value="8934638" calcext:value-type="float">
            <text:p>8934638</text:p>
          </table:table-cell>
          <table:table-cell office:value-type="float" office:value="8934802" calcext:value-type="float">
            <text:p>8934802</text:p>
          </table:table-cell>
          <table:table-cell office:value-type="string" calcext:value-type="string">
            <text:p>non_sexist</text:p>
          </table:table-cell>
          <table:table-cell office:value-type="string" calcext:value-type="string">
            <text:p>[id246254301|Дмитрий], смотрите я тралю лентач, ух желтый колобок на авочке, кудах.</text:p>
          </table:table-cell>
        </table:table-row>
        <table:table-row table:style-name="ro1">
          <table:table-cell office:value-type="float" office:value="8934638" calcext:value-type="float">
            <text:p>8934638</text:p>
          </table:table-cell>
          <table:table-cell office:value-type="float" office:value="8934803" calcext:value-type="float">
            <text:p>8934803</text:p>
          </table:table-cell>
          <table:table-cell office:value-type="string" calcext:value-type="string">
            <text:p>sexist</text:p>
          </table:table-cell>
          <table:table-cell office:value-type="string" calcext:value-type="string">
            <text:p>Во многом можно сказать "спасибо" Маркузе и франкфуртской школе, за патент "культурного марксизма", который является жалкой пародией классического марксизма. Маркузе первый кто выдвинул идею о противостоянии маргинальных групп и традиционного большинства, а так же поддержки первых. В основу всей байды, входило создание привилегий для т.н. "ущемленных", и ограничение прав для большинства, причём, эта идея (культурного марксизма) не имела цели прийти как к таковому балансу, и это выливается в современную идею об интерсекциональности, где традиционное общество, является угнетающим в априори. То есть, агрессия со стороны чёрного/феминистки/нехристианина/ЛГБТ, рассценивается как самооборона, в отличии от агрессии белого традиционалиста-христианина, что в свою очередь рассценивается как шовенизм. Вцелом нео-прогрессивизм имеет как положительные, так и негативные моменты. Положительные состоят в том, что общество приходит к единому нравственному порядку, и вопросы об национальности, расы, конфессии, ориентации и.т.д. становятся сугубо номинального характера, и мотивов для притеснения стало кардинально меньше, а негативные состоят в том, что человечество потеряло свою историю, и сейчас мы переживаем маргинализацию мировой культуры.</text:p>
          </table:table-cell>
        </table:table-row>
        <table:table-row table:style-name="ro1">
          <table:table-cell office:value-type="float" office:value="8934638" calcext:value-type="float">
            <text:p>8934638</text:p>
          </table:table-cell>
          <table:table-cell office:value-type="float" office:value="8934805" calcext:value-type="float">
            <text:p>8934805</text:p>
          </table:table-cell>
          <table:table-cell office:value-type="string" calcext:value-type="string">
            <text:p>non_sexist</text:p>
          </table:table-cell>
          <table:table-cell office:value-type="string" calcext:value-type="string">
            <text:p>Получается, что либерализм это одновременно и быть либералом и ненавидеть либералов?</text:p>
          </table:table-cell>
        </table:table-row>
        <table:table-row table:style-name="ro1">
          <table:table-cell office:value-type="float" office:value="8934638" calcext:value-type="float">
            <text:p>8934638</text:p>
          </table:table-cell>
          <table:table-cell office:value-type="float" office:value="8934809" calcext:value-type="float">
            <text:p>8934809</text:p>
          </table:table-cell>
          <table:table-cell office:value-type="string" calcext:value-type="string">
            <text:p>non_sexist</text:p>
          </table:table-cell>
          <table:table-cell office:value-type="string" calcext:value-type="string">
            <text:p>[id19476485|Антон], в наших реалиях это так, у наших либерах не только ДВОЕМЫСЛИЕ прослеживается, а потом троемыслие</text:p>
          </table:table-cell>
        </table:table-row>
        <table:table-row table:style-name="ro1">
          <table:table-cell office:value-type="float" office:value="8934638" calcext:value-type="float">
            <text:p>8934638</text:p>
          </table:table-cell>
          <table:table-cell office:value-type="float" office:value="8934810" calcext:value-type="float">
            <text:p>8934810</text:p>
          </table:table-cell>
          <table:table-cell office:value-type="string" calcext:value-type="string">
            <text:p>non_sexist</text:p>
          </table:table-cell>
          <table:table-cell office:value-type="string" calcext:value-type="string">
            <text:p>[id227956468|Грязный], вот не надо тут либерализм разводить!</text:p>
          </table:table-cell>
        </table:table-row>
        <table:table-row table:style-name="ro1">
          <table:table-cell office:value-type="float" office:value="8934638" calcext:value-type="float">
            <text:p>8934638</text:p>
          </table:table-cell>
          <table:table-cell office:value-type="float" office:value="8934813" calcext:value-type="float">
            <text:p>8934813</text:p>
          </table:table-cell>
          <table:table-cell office:value-type="string" calcext:value-type="string">
            <text:p>non_sexist</text:p>
          </table:table-cell>
          <table:table-cell office:value-type="string" calcext:value-type="string">
            <text:p>[id418728331|Как-То],</text:p>
          </table:table-cell>
        </table:table-row>
        <table:table-row table:style-name="ro1">
          <table:table-cell office:value-type="float" office:value="8934638" calcext:value-type="float">
            <text:p>8934638</text:p>
          </table:table-cell>
          <table:table-cell office:value-type="float" office:value="8934814" calcext:value-type="float">
            <text:p>8934814</text:p>
          </table:table-cell>
          <table:table-cell office:value-type="string" calcext:value-type="string">
            <text:p>sexist</text:p>
          </table:table-cell>
          <table:table-cell office:value-type="string" calcext:value-type="string">
            <text:p>....и ты топишь за интергендерноинационалтный феменизм</text:p>
          </table:table-cell>
        </table:table-row>
        <table:table-row table:style-name="ro1">
          <table:table-cell office:value-type="float" office:value="8934638" calcext:value-type="float">
            <text:p>8934638</text:p>
          </table:table-cell>
          <table:table-cell office:value-type="float" office:value="8934816" calcext:value-type="float">
            <text:p>8934816</text:p>
          </table:table-cell>
          <table:table-cell office:value-type="string" calcext:value-type="string">
            <text:p>non_sexist</text:p>
          </table:table-cell>
          <table:table-cell office:value-type="string" calcext:value-type="string">
            <text:p>[id227956468|Грязный], ни мозгов</text:p>
          </table:table-cell>
        </table:table-row>
        <table:table-row table:style-name="ro1">
          <table:table-cell office:value-type="float" office:value="8934638" calcext:value-type="float">
            <text:p>8934638</text:p>
          </table:table-cell>
          <table:table-cell office:value-type="float" office:value="8934819" calcext:value-type="float">
            <text:p>8934819</text:p>
          </table:table-cell>
          <table:table-cell office:value-type="string" calcext:value-type="string">
            <text:p>non_sexist</text:p>
          </table:table-cell>
          <table:table-cell office:value-type="string" calcext:value-type="string">
            <text:p>[id227956468|Грязный], желтый колобок <text:s/>в честь.того что я скоро отправлюсь в армейку</text:p>
          </table:table-cell>
        </table:table-row>
        <table:table-row table:style-name="ro1">
          <table:table-cell office:value-type="float" office:value="8934638" calcext:value-type="float">
            <text:p>8934638</text:p>
          </table:table-cell>
          <table:table-cell office:value-type="float" office:value="8934820" calcext:value-type="float">
            <text:p>8934820</text:p>
          </table:table-cell>
          <table:table-cell office:value-type="string" calcext:value-type="string">
            <text:p>non_sexist</text:p>
          </table:table-cell>
          <table:table-cell office:value-type="string" calcext:value-type="string">
            <text:p>Приятно видеть горящие пердаки узколобых</text:p>
          </table:table-cell>
        </table:table-row>
        <table:table-row table:style-name="ro1">
          <table:table-cell office:value-type="float" office:value="8934638" calcext:value-type="float">
            <text:p>8934638</text:p>
          </table:table-cell>
          <table:table-cell office:value-type="float" office:value="8934822" calcext:value-type="float">
            <text:p>8934822</text:p>
          </table:table-cell>
          <table:table-cell office:value-type="string" calcext:value-type="string">
            <text:p>non_sexist</text:p>
          </table:table-cell>
          <table:table-cell office:value-type="string" calcext:value-type="string">
            <text:p>[id111812866|Влад], так ты мне ответь почему сжв за него? Я не фанат навала</text:p>
          </table:table-cell>
        </table:table-row>
        <table:table-row table:style-name="ro1">
          <table:table-cell office:value-type="float" office:value="8934638" calcext:value-type="float">
            <text:p>8934638</text:p>
          </table:table-cell>
          <table:table-cell office:value-type="float" office:value="8934824" calcext:value-type="float">
            <text:p>8934824</text:p>
          </table:table-cell>
          <table:table-cell office:value-type="string" calcext:value-type="string">
            <text:p>sexist</text:p>
          </table:table-cell>
          <table:table-cell office:value-type="string" calcext:value-type="string">
            <text:p>Пускай эти фемки, толернты и прочие пойдут <text:s/>в Африку к диким зверям и скажут им что насилие над теми кто слабее - плохо. И скажут им что бы они не ели мясо и были веганами</text:p>
          </table:table-cell>
        </table:table-row>
        <table:table-row table:style-name="ro1">
          <table:table-cell office:value-type="float" office:value="8934638" calcext:value-type="float">
            <text:p>8934638</text:p>
          </table:table-cell>
          <table:table-cell office:value-type="float" office:value="8934825" calcext:value-type="float">
            <text:p>8934825</text:p>
          </table:table-cell>
          <table:table-cell office:value-type="string" calcext:value-type="string">
            <text:p>sexist</text:p>
          </table:table-cell>
          <table:table-cell office:value-type="string" calcext:value-type="string">
            <text:p>Видосы на английском вообще в тему к статье на русском. Даже краткого пояснения нет.</text:p>
          </table:table-cell>
        </table:table-row>
        <table:table-row table:style-name="ro1">
          <table:table-cell office:value-type="float" office:value="8934638" calcext:value-type="float">
            <text:p>8934638</text:p>
          </table:table-cell>
          <table:table-cell office:value-type="float" office:value="8934827" calcext:value-type="float">
            <text:p>8934827</text:p>
          </table:table-cell>
          <table:table-cell office:value-type="string" calcext:value-type="string">
            <text:p>non_sexist</text:p>
          </table:table-cell>
          <table:table-cell office:value-type="string" calcext:value-type="string">
            <text:p>[id246254301|Дмитрий], вах, сейчас армейка детский лагерь, надеюсь ты станешь мужчиной и все либерогавно из твоей головы вылетит, потому что там придется самому нести за себя ответ.</text:p>
          </table:table-cell>
        </table:table-row>
        <table:table-row table:style-name="ro1">
          <table:table-cell office:value-type="float" office:value="8934638" calcext:value-type="float">
            <text:p>8934638</text:p>
          </table:table-cell>
          <table:table-cell office:value-type="float" office:value="8934830" calcext:value-type="float">
            <text:p>8934830</text:p>
          </table:table-cell>
          <table:table-cell office:value-type="string" calcext:value-type="string">
            <text:p>non_sexist</text:p>
          </table:table-cell>
          <table:table-cell office:value-type="string" calcext:value-type="string">
            <text:p>прочитал элджейизм)))</text:p>
          </table:table-cell>
        </table:table-row>
        <table:table-row table:style-name="ro6">
          <table:table-cell office:value-type="float" office:value="8934638" calcext:value-type="float">
            <text:p>8934638</text:p>
          </table:table-cell>
          <table:table-cell office:value-type="float" office:value="8934831" calcext:value-type="float">
            <text:p>8934831</text:p>
          </table:table-cell>
          <table:table-cell office:value-type="string" calcext:value-type="string">
            <text:p>non_sexist</text:p>
          </table:table-cell>
          <table:table-cell office:value-type="string" calcext:value-type="string">
            <text:p>[id100492954|Александр], я как раз тот кого сжв люто ненавидит, у меня совпадение по всем пунктам.</text:p>
            <text:p>Белый мужчина</text:p>
            <text:p>Гетеро</text:p>
            <text:p>Христианин.</text:p>
            <text:p>И так далее.</text:p>
          </table:table-cell>
        </table:table-row>
        <table:table-row table:style-name="ro1">
          <table:table-cell office:value-type="float" office:value="8934638" calcext:value-type="float">
            <text:p>8934638</text:p>
          </table:table-cell>
          <table:table-cell office:value-type="float" office:value="8934832" calcext:value-type="float">
            <text:p>8934832</text:p>
          </table:table-cell>
          <table:table-cell office:value-type="string" calcext:value-type="string">
            <text:p>non_sexist</text:p>
          </table:table-cell>
          <table:table-cell office:value-type="string" calcext:value-type="string">
            <text:p>[id227956468|Грязный], посмотрим, армейка/флот породила многих анархистов в частности Никифорову и Щуся</text:p>
          </table:table-cell>
        </table:table-row>
        <table:table-row table:style-name="ro1">
          <table:table-cell office:value-type="float" office:value="8934638" calcext:value-type="float">
            <text:p>8934638</text:p>
          </table:table-cell>
          <table:table-cell office:value-type="float" office:value="8934833" calcext:value-type="float">
            <text:p>8934833</text:p>
          </table:table-cell>
          <table:table-cell office:value-type="string" calcext:value-type="string">
            <text:p>non_sexist</text:p>
          </table:table-cell>
          <table:table-cell office:value-type="string" calcext:value-type="string">
            <text:p>[id227956468|Gryazny], а за кого им быть, <text:s/>он же ближе к ним по идеологии</text:p>
          </table:table-cell>
        </table:table-row>
        <table:table-row table:style-name="ro1">
          <table:table-cell office:value-type="float" office:value="8934638" calcext:value-type="float">
            <text:p>8934638</text:p>
          </table:table-cell>
          <table:table-cell office:value-type="float" office:value="8934834" calcext:value-type="float">
            <text:p>8934834</text:p>
          </table:table-cell>
          <table:table-cell office:value-type="string" calcext:value-type="string">
            <text:p>non_sexist</text:p>
          </table:table-cell>
          <table:table-cell office:value-type="string" calcext:value-type="string">
            <text:p>[id227956468|Грязный], я не ебу, что в голове у сжвшников. К Навальному это не имеет никакого отношения. СЖВ-шники скорее за путина: среди его сторонников очень много педиков, если не все.</text:p>
          </table:table-cell>
        </table:table-row>
        <table:table-row table:style-name="ro1">
          <table:table-cell office:value-type="float" office:value="8934638" calcext:value-type="float">
            <text:p>8934638</text:p>
          </table:table-cell>
          <table:table-cell office:value-type="float" office:value="8934835" calcext:value-type="float">
            <text:p>8934835</text:p>
          </table:table-cell>
          <table:table-cell office:value-type="string" calcext:value-type="string">
            <text:p>non_sexist</text:p>
          </table:table-cell>
          <table:table-cell office:value-type="string" calcext:value-type="string">
            <text:p>[id227956468|Грязный], ну я про пикчу так то</text:p>
          </table:table-cell>
        </table:table-row>
        <table:table-row table:style-name="ro1">
          <table:table-cell office:value-type="float" office:value="8934638" calcext:value-type="float">
            <text:p>8934638</text:p>
          </table:table-cell>
          <table:table-cell office:value-type="float" office:value="8934836" calcext:value-type="float">
            <text:p>8934836</text:p>
          </table:table-cell>
          <table:table-cell office:value-type="string" calcext:value-type="string">
            <text:p>non_sexist</text:p>
          </table:table-cell>
          <table:table-cell office:value-type="string" calcext:value-type="string">
            <text:p>[id418728331|Как-То], Отрицание всех традиционных ценностей, лютое призрения оных на грани ненависти отягощенное двойными стандартами. Это вкратце.</text:p>
          </table:table-cell>
        </table:table-row>
        <table:table-row table:style-name="ro1">
          <table:table-cell office:value-type="float" office:value="8934638" calcext:value-type="float">
            <text:p>8934638</text:p>
          </table:table-cell>
          <table:table-cell office:value-type="float" office:value="8934837" calcext:value-type="float">
            <text:p>8934837</text:p>
          </table:table-cell>
          <table:table-cell office:value-type="string" calcext:value-type="string">
            <text:p>non_sexist</text:p>
          </table:table-cell>
          <table:table-cell office:value-type="string" calcext:value-type="string">
            <text:p>[id227956468|Грязный], ну и христиан есть за что ненавидеть. Да и готов поспорить, что ты совершенно точно им не являешься в действительности</text:p>
          </table:table-cell>
        </table:table-row>
        <table:table-row table:style-name="ro1">
          <table:table-cell office:value-type="float" office:value="8934638" calcext:value-type="float">
            <text:p>8934638</text:p>
          </table:table-cell>
          <table:table-cell office:value-type="float" office:value="8934839" calcext:value-type="float">
            <text:p>8934839</text:p>
          </table:table-cell>
          <table:table-cell office:value-type="string" calcext:value-type="string">
            <text:p>non_sexist</text:p>
          </table:table-cell>
          <table:table-cell office:value-type="string" calcext:value-type="string">
            <text:p>[id111812866|Влад], но смело можно сказать, что среди его сторонников почти все пи... ну вы поняли</text:p>
          </table:table-cell>
        </table:table-row>
        <table:table-row table:style-name="ro2">
          <table:table-cell office:value-type="float" office:value="8934638" calcext:value-type="float">
            <text:p>8934638</text:p>
          </table:table-cell>
          <table:table-cell office:value-type="float" office:value="8934840" calcext:value-type="float">
            <text:p>8934840</text:p>
          </table:table-cell>
          <table:table-cell office:value-type="string" calcext:value-type="string">
            <text:p>sexist</text:p>
          </table:table-cell>
          <table:table-cell office:value-type="string" calcext:value-type="string">
            <text:p>Когда парень понравился: мое тело, мое дело.</text:p>
            <text:p>Когда парень не понравился:</text:p>
            <text:p>вы воспринимаете меня как сексуальный объект</text:p>
          </table:table-cell>
        </table:table-row>
        <table:table-row table:style-name="ro1">
          <table:table-cell office:value-type="float" office:value="8164511" calcext:value-type="float">
            <text:p>8164511</text:p>
          </table:table-cell>
          <table:table-cell office:value-type="float" office:value="8164514" calcext:value-type="float">
            <text:p>8164514</text:p>
          </table:table-cell>
          <table:table-cell office:value-type="string" calcext:value-type="string">
            <text:p>non_sexist</text:p>
          </table:table-cell>
          <table:table-cell office:value-type="string" calcext:value-type="string">
            <text:p>Памфилова запретила называть госдуму проектом оповещения водителей перед эвакуацией машины</text:p>
          </table:table-cell>
        </table:table-row>
        <table:table-row table:style-name="ro1">
          <table:table-cell office:value-type="float" office:value="8164511" calcext:value-type="float">
            <text:p>8164511</text:p>
          </table:table-cell>
          <table:table-cell office:value-type="float" office:value="8164515" calcext:value-type="float">
            <text:p>8164515</text:p>
          </table:table-cell>
          <table:table-cell office:value-type="string" calcext:value-type="string">
            <text:p>non_sexist</text:p>
          </table:table-cell>
          <table:table-cell office:value-type="string" calcext:value-type="string">
            <text:p>Какой же это референдум, когда ихтамнетов нет.</text:p>
          </table:table-cell>
        </table:table-row>
        <table:table-row table:style-name="ro1">
          <table:table-cell office:value-type="float" office:value="8164511" calcext:value-type="float">
            <text:p>8164511</text:p>
          </table:table-cell>
          <table:table-cell office:value-type="float" office:value="8164522" calcext:value-type="float">
            <text:p>8164522</text:p>
          </table:table-cell>
          <table:table-cell office:value-type="string" calcext:value-type="string">
            <text:p>non_sexist</text:p>
          </table:table-cell>
          <table:table-cell office:value-type="string" calcext:value-type="string">
            <text:p>Алло Машинку вашу увозим,а нет увезли уже</text:p>
          </table:table-cell>
        </table:table-row>
        <table:table-row table:style-name="ro3">
          <table:table-cell office:value-type="float" office:value="8164511" calcext:value-type="float">
            <text:p>8164511</text:p>
          </table:table-cell>
          <table:table-cell office:value-type="float" office:value="8164524" calcext:value-type="float">
            <text:p>8164524</text:p>
          </table:table-cell>
          <table:table-cell office:value-type="string" calcext:value-type="string">
            <text:p>non_sexist</text:p>
          </table:table-cell>
          <table:table-cell office:value-type="string" calcext:value-type="string">
            <text:p>А в России не запретили) </text:p>
            <text:p>И даже не запретили передачи, поддерживающие терпилоидство)</text:p>
          </table:table-cell>
        </table:table-row>
        <table:table-row table:style-name="ro1">
          <table:table-cell office:value-type="float" office:value="8164511" calcext:value-type="float">
            <text:p>8164511</text:p>
          </table:table-cell>
          <table:table-cell office:value-type="float" office:value="8164525" calcext:value-type="float">
            <text:p>8164525</text:p>
          </table:table-cell>
          <table:table-cell office:value-type="string" calcext:value-type="string">
            <text:p>non_sexist</text:p>
          </table:table-cell>
          <table:table-cell office:value-type="string" calcext:value-type="string">
            <text:p>Панфилова запретила голосовать не за путина</text:p>
          </table:table-cell>
        </table:table-row>
        <table:table-row table:style-name="ro1">
          <table:table-cell office:value-type="float" office:value="8164511" calcext:value-type="float">
            <text:p>8164511</text:p>
          </table:table-cell>
          <table:table-cell office:value-type="float" office:value="8164530" calcext:value-type="float">
            <text:p>8164530</text:p>
          </table:table-cell>
          <table:table-cell office:value-type="string" calcext:value-type="string">
            <text:p>non_sexist</text:p>
          </table:table-cell>
          <table:table-cell office:value-type="string" calcext:value-type="string">
            <text:p>Памфилова, Путин, Кадыров, Сечин, Миллер и другие казнокрады это есть государственные предатели, это не им дано что-то запрещать, а им запрещено находиться на территории РФ.</text:p>
          </table:table-cell>
        </table:table-row>
        <table:table-row table:style-name="ro2">
          <table:table-cell office:value-type="float" office:value="8164511" calcext:value-type="float">
            <text:p>8164511</text:p>
          </table:table-cell>
          <table:table-cell office:value-type="float" office:value="8164532" calcext:value-type="float">
            <text:p>8164532</text:p>
          </table:table-cell>
          <table:table-cell office:value-type="string" calcext:value-type="string">
            <text:p>non_sexist</text:p>
          </table:table-cell>
          <table:table-cell office:value-type="string" calcext:value-type="string">
            <text:p>• Памфилова запретила богослова за поощрение им сексизма</text:p>
            <text:p>• В Госдуму внесен законопроект об опросах во время выборов;</text:p>
            <text:p>• В Турции запретили показ телепередачи про оповещение водителей перед эвакуацией машины;</text:p>
          </table:table-cell>
        </table:table-row>
        <table:table-row table:style-name="ro3">
          <table:table-cell office:value-type="float" office:value="8164511" calcext:value-type="float">
            <text:p>8164511</text:p>
          </table:table-cell>
          <table:table-cell office:value-type="float" office:value="8164536" calcext:value-type="float">
            <text:p>8164536</text:p>
          </table:table-cell>
          <table:table-cell office:value-type="string" calcext:value-type="string">
            <text:p>non_sexist</text:p>
          </table:table-cell>
          <table:table-cell office:value-type="string" calcext:value-type="string">
            <text:p>• В Госдуму внесен законопроект об оповещении водителей перед эвакуацией машины; </text:p>
            <text:p>чтоб никогда не смогли эвакуировать..ну и день,то судьи...то теперь это</text:p>
          </table:table-cell>
        </table:table-row>
        <table:table-row table:style-name="ro1">
          <table:table-cell office:value-type="float" office:value="8164511" calcext:value-type="float">
            <text:p>8164511</text:p>
          </table:table-cell>
          <table:table-cell office:value-type="float" office:value="8164541" calcext:value-type="float">
            <text:p>8164541</text:p>
          </table:table-cell>
          <table:table-cell office:value-type="string" calcext:value-type="string">
            <text:p>non_sexist</text:p>
          </table:table-cell>
          <table:table-cell office:value-type="string" calcext:value-type="string">
            <text:p>Памфилова запретила называть переизбрание Путина выборами</text:p>
          </table:table-cell>
        </table:table-row>
        <table:table-row table:style-name="ro1">
          <table:table-cell office:value-type="float" office:value="8164511" calcext:value-type="float">
            <text:p>8164511</text:p>
          </table:table-cell>
          <table:table-cell office:value-type="float" office:value="8164542" calcext:value-type="float">
            <text:p>8164542</text:p>
          </table:table-cell>
          <table:table-cell office:value-type="string" calcext:value-type="string">
            <text:p>non_sexist</text:p>
          </table:table-cell>
          <table:table-cell office:value-type="string" calcext:value-type="string">
            <text:p>А разве религия ни есть сосредоточие сексизма <text:s/>и расизма?</text:p>
          </table:table-cell>
        </table:table-row>
        <table:table-row table:style-name="ro1">
          <table:table-cell office:value-type="float" office:value="8164511" calcext:value-type="float">
            <text:p>8164511</text:p>
          </table:table-cell>
          <table:table-cell office:value-type="float" office:value="8164544" calcext:value-type="float">
            <text:p>8164544</text:p>
          </table:table-cell>
          <table:table-cell office:value-type="string" calcext:value-type="string">
            <text:p>non_sexist</text:p>
          </table:table-cell>
          <table:table-cell office:value-type="string" calcext:value-type="string">
            <text:p>Это те рнферендумы, что во время выборов?</text:p>
          </table:table-cell>
        </table:table-row>
        <table:table-row table:style-name="ro1">
          <table:table-cell office:value-type="float" office:value="8164511" calcext:value-type="float">
            <text:p>8164511</text:p>
          </table:table-cell>
          <table:table-cell office:value-type="float" office:value="8164545" calcext:value-type="float">
            <text:p>8164545</text:p>
          </table:table-cell>
          <table:table-cell office:value-type="string" calcext:value-type="string">
            <text:p>non_sexist</text:p>
          </table:table-cell>
          <table:table-cell office:value-type="string" calcext:value-type="string">
            <text:p>а ЦИК у нас может что-то запрещать, что не касается выборов? а если я в этот день буду проводить референдум "есть ли пиццу вилкой или руками"??? тоже запретят? чет дохрена полномочий ИМХО!</text:p>
          </table:table-cell>
        </table:table-row>
        <table:table-row table:style-name="ro1">
          <table:table-cell office:value-type="float" office:value="8164511" calcext:value-type="float">
            <text:p>8164511</text:p>
          </table:table-cell>
          <table:table-cell office:value-type="float" office:value="8164547" calcext:value-type="float">
            <text:p>8164547</text:p>
          </table:table-cell>
          <table:table-cell office:value-type="string" calcext:value-type="string">
            <text:p>non_sexist</text:p>
          </table:table-cell>
          <table:table-cell office:value-type="string" calcext:value-type="string">
            <text:p>Памфилова запретила называть выборы переизбиранием Путина</text:p>
          </table:table-cell>
        </table:table-row>
        <table:table-row table:style-name="ro1">
          <table:table-cell office:value-type="float" office:value="8164511" calcext:value-type="float">
            <text:p>8164511</text:p>
          </table:table-cell>
          <table:table-cell office:value-type="float" office:value="8164549" calcext:value-type="float">
            <text:p>8164549</text:p>
          </table:table-cell>
          <table:table-cell office:value-type="string" calcext:value-type="string">
            <text:p>non_sexist</text:p>
          </table:table-cell>
          <table:table-cell office:value-type="string" calcext:value-type="string">
            <text:p>Памфилова запретила «не платить налоги». Все деньги в казну государя</text:p>
          </table:table-cell>
        </table:table-row>
        <table:table-row table:style-name="ro1">
          <table:table-cell office:value-type="float" office:value="8164511" calcext:value-type="float">
            <text:p>8164511</text:p>
          </table:table-cell>
          <table:table-cell office:value-type="float" office:value="8164554" calcext:value-type="float">
            <text:p>8164554</text:p>
          </table:table-cell>
          <table:table-cell office:value-type="string" calcext:value-type="string">
            <text:p>non_sexist</text:p>
          </table:table-cell>
          <table:table-cell office:value-type="string" calcext:value-type="string">
            <text:p>Значит эти опросы ничего не решают.</text:p>
          </table:table-cell>
        </table:table-row>
        <table:table-row table:style-name="ro3">
          <table:table-cell office:value-type="float" office:value="8164511" calcext:value-type="float">
            <text:p>8164511</text:p>
          </table:table-cell>
          <table:table-cell office:value-type="float" office:value="8164557" calcext:value-type="float">
            <text:p>8164557</text:p>
          </table:table-cell>
          <table:table-cell office:value-type="string" calcext:value-type="string">
            <text:p>non_sexist</text:p>
          </table:table-cell>
          <table:table-cell office:value-type="string" calcext:value-type="string">
            <text:p>Даже в бюллетене в биографии кандидата уже пишут, что Путин — президент РФ и всё.</text:p>
            <text:p>Всегда доставляет смотреть на российский карго-культ демократических процессов.</text:p>
          </table:table-cell>
        </table:table-row>
        <table:table-row table:style-name="ro3">
          <table:table-cell office:value-type="float" office:value="8164511" calcext:value-type="float">
            <text:p>8164511</text:p>
          </table:table-cell>
          <table:table-cell office:value-type="float" office:value="8164558" calcext:value-type="float">
            <text:p>8164558</text:p>
          </table:table-cell>
          <table:table-cell office:value-type="string" calcext:value-type="string">
            <text:p>non_sexist</text:p>
          </table:table-cell>
          <table:table-cell office:value-type="string" calcext:value-type="string">
            <text:p>[id216187704|Егор], хз, в мусульманстве нет, на счёт других религий сказать не могу</text:p>
            <text:p>upd. конкретно о расизме</text:p>
          </table:table-cell>
        </table:table-row>
        <table:table-row table:style-name="ro1">
          <table:table-cell office:value-type="float" office:value="8164511" calcext:value-type="float">
            <text:p>8164511</text:p>
          </table:table-cell>
          <table:table-cell office:value-type="float" office:value="8164570" calcext:value-type="float">
            <text:p>8164570</text:p>
          </table:table-cell>
          <table:table-cell office:value-type="string" calcext:value-type="string">
            <text:p>non_sexist</text:p>
          </table:table-cell>
          <table:table-cell office:value-type="string" calcext:value-type="string">
            <text:p>[id436585528|Альберт], это в мусульманстве нет сексизма? Всей мечетью смеемся</text:p>
          </table:table-cell>
        </table:table-row>
        <table:table-row table:style-name="ro1">
          <table:table-cell office:value-type="float" office:value="8164511" calcext:value-type="float">
            <text:p>8164511</text:p>
          </table:table-cell>
          <table:table-cell office:value-type="float" office:value="8164571" calcext:value-type="float">
            <text:p>8164571</text:p>
          </table:table-cell>
          <table:table-cell office:value-type="string" calcext:value-type="string">
            <text:p>non_sexist</text:p>
          </table:table-cell>
          <table:table-cell office:value-type="string" calcext:value-type="string">
            <text:p>Админы, почему только к этому посту сделали функцию "читать"?? Делайте это ко всем записям, так удобно читать. Когда вы просто ссылку оставляете, приходится открывать её через другой браузер (очень неудобно и тратится много времени)</text:p>
          </table:table-cell>
        </table:table-row>
        <table:table-row table:style-name="ro1">
          <table:table-cell office:value-type="float" office:value="8164511" calcext:value-type="float">
            <text:p>8164511</text:p>
          </table:table-cell>
          <table:table-cell office:value-type="float" office:value="8164577" calcext:value-type="float">
            <text:p>8164577</text:p>
          </table:table-cell>
          <table:table-cell office:value-type="string" calcext:value-type="string">
            <text:p>non_sexist</text:p>
          </table:table-cell>
          <table:table-cell office:value-type="string" calcext:value-type="string">
            <text:p>Как же их трясет от одного только слова: референдум</text:p>
          </table:table-cell>
        </table:table-row>
        <table:table-row table:style-name="ro1">
          <table:table-cell office:value-type="float" office:value="8164511" calcext:value-type="float">
            <text:p>8164511</text:p>
          </table:table-cell>
          <table:table-cell office:value-type="float" office:value="8164583" calcext:value-type="float">
            <text:p>8164583</text:p>
          </table:table-cell>
          <table:table-cell office:value-type="string" calcext:value-type="string">
            <text:p>non_sexist</text:p>
          </table:table-cell>
          <table:table-cell office:value-type="string" calcext:value-type="string">
            <text:p>[id37320487|Федуард], вас не заипало это? Под каждым дайджестом найдётся такой идиот, который коверкает новости и считает это смешным. И ведь ещё их кто-то лайкает...</text:p>
          </table:table-cell>
        </table:table-row>
        <table:table-row table:style-name="ro1">
          <table:table-cell office:value-type="float" office:value="8164511" calcext:value-type="float">
            <text:p>8164511</text:p>
          </table:table-cell>
          <table:table-cell office:value-type="float" office:value="8164591" calcext:value-type="float">
            <text:p>8164591</text:p>
          </table:table-cell>
          <table:table-cell office:value-type="string" calcext:value-type="string">
            <text:p>non_sexist</text:p>
          </table:table-cell>
          <table:table-cell office:value-type="string" calcext:value-type="string">
            <text:p>[id224791465|Иван], я о расизме. и чето в глаза долблюсь, посчитал что сексизм-распространение секса, насилия, etc</text:p>
          </table:table-cell>
        </table:table-row>
        <table:table-row table:style-name="ro1">
          <table:table-cell office:value-type="float" office:value="8164511" calcext:value-type="float">
            <text:p>8164511</text:p>
          </table:table-cell>
          <table:table-cell office:value-type="float" office:value="8164592" calcext:value-type="float">
            <text:p>8164592</text:p>
          </table:table-cell>
          <table:table-cell office:value-type="string" calcext:value-type="string">
            <text:p>non_sexist</text:p>
          </table:table-cell>
          <table:table-cell office:value-type="string" calcext:value-type="string">
            <text:p>Ну если действительно обяжут оповещать в случае оставления контактов - так это же отлично! Вполне хороший законопроект) Если примут и не добавят маразма. Все в плюсе, кроме эвакуаторщиков. Город все равно получит деньги в бюджет за штраф за неправильную парковку. Нарушитель будет наказан штрафом, но не будет искать свою машину на всех стоянках и платить за эвакуацию если успеет выйти и перепарковать машину за какое-то определенное количество времени. Эвакуаторы не будут создавать дополнительные пробки, так как нарушителиб находящиеся рядом, освободят неправильные места для парковки сами</text:p>
          </table:table-cell>
        </table:table-row>
        <table:table-row table:style-name="ro1">
          <table:table-cell office:value-type="float" office:value="8164511" calcext:value-type="float">
            <text:p>8164511</text:p>
          </table:table-cell>
          <table:table-cell office:value-type="float" office:value="8164594" calcext:value-type="float">
            <text:p>8164594</text:p>
          </table:table-cell>
          <table:table-cell office:value-type="string" calcext:value-type="string">
            <text:p>non_sexist</text:p>
          </table:table-cell>
          <table:table-cell office:value-type="string" calcext:value-type="string">
            <text:p>[id307004470|Василий], вас не заипало это? Под каждый комментарием найдётся такой идиот, который ноет про коверкание новости и считает это не смешным. И ведь ещё их кто-то лайкает...</text:p>
          </table:table-cell>
        </table:table-row>
        <table:table-row table:style-name="ro1">
          <table:table-cell office:value-type="float" office:value="8164511" calcext:value-type="float">
            <text:p>8164511</text:p>
          </table:table-cell>
          <table:table-cell office:value-type="float" office:value="8164597" calcext:value-type="float">
            <text:p>8164597</text:p>
          </table:table-cell>
          <table:table-cell office:value-type="string" calcext:value-type="string">
            <text:p>non_sexist</text:p>
          </table:table-cell>
          <table:table-cell office:value-type="string" calcext:value-type="string">
            <text:p>[id436585528|Альберт], сексизма в мусульманстве нет?</text:p>
          </table:table-cell>
        </table:table-row>
        <table:table-row table:style-name="ro1">
          <table:table-cell office:value-type="float" office:value="8164511" calcext:value-type="float">
            <text:p>8164511</text:p>
          </table:table-cell>
          <table:table-cell office:value-type="float" office:value="8164603" calcext:value-type="float">
            <text:p>8164603</text:p>
          </table:table-cell>
          <table:table-cell office:value-type="string" calcext:value-type="string">
            <text:p>non_sexist</text:p>
          </table:table-cell>
          <table:table-cell office:value-type="string" calcext:value-type="string">
            <text:p>[id270323014|Виктория],</text:p>
          </table:table-cell>
        </table:table-row>
        <table:table-row table:style-name="ro1">
          <table:table-cell office:value-type="float" office:value="8164511" calcext:value-type="float">
            <text:p>8164511</text:p>
          </table:table-cell>
          <table:table-cell office:value-type="float" office:value="8164609" calcext:value-type="float">
            <text:p>8164609</text:p>
          </table:table-cell>
          <table:table-cell office:value-type="string" calcext:value-type="string">
            <text:p>non_sexist</text:p>
          </table:table-cell>
          <table:table-cell office:value-type="string" calcext:value-type="string">
            <text:p>[id37320487|Федуард], ноешь тут только ты, при этом даже ленишься придумать свой комментарий и копипастишь у других, мдауш.👍</text:p>
          </table:table-cell>
        </table:table-row>
        <table:table-row table:style-name="ro1">
          <table:table-cell office:value-type="float" office:value="8164511" calcext:value-type="float">
            <text:p>8164511</text:p>
          </table:table-cell>
          <table:table-cell office:value-type="float" office:value="8164623" calcext:value-type="float">
            <text:p>8164623</text:p>
          </table:table-cell>
          <table:table-cell office:value-type="string" calcext:value-type="string">
            <text:p>sexist</text:p>
          </table:table-cell>
          <table:table-cell office:value-type="string" calcext:value-type="string">
            <text:p>При чем тут сексизм?его закрыли из за того что в его якобы религиозной передаче постоянно выступали шлюховатые бабы</text:p>
          </table:table-cell>
        </table:table-row>
        <table:table-row table:style-name="ro2">
          <table:table-cell office:value-type="float" office:value="8164511" calcext:value-type="float">
            <text:p>8164511</text:p>
          </table:table-cell>
          <table:table-cell office:value-type="float" office:value="8164630" calcext:value-type="float">
            <text:p>8164630</text:p>
          </table:table-cell>
          <table:table-cell office:value-type="string" calcext:value-type="string">
            <text:p>non_sexist</text:p>
          </table:table-cell>
          <table:table-cell office:value-type="string" calcext:value-type="string">
            <text:p>Памфилова запретила называть опросы во время выборов «референдумами»;</text:p>
            <text:p/>
            <text:p>Опросы во время выборов - референдумы. Ну и что ты мне слелаешь, бородатый мужик?</text:p>
          </table:table-cell>
        </table:table-row>
        <table:table-row table:style-name="ro1">
          <table:table-cell office:value-type="float" office:value="8164511" calcext:value-type="float">
            <text:p>8164511</text:p>
          </table:table-cell>
          <table:table-cell office:value-type="float" office:value="8164638" calcext:value-type="float">
            <text:p>8164638</text:p>
          </table:table-cell>
          <table:table-cell office:value-type="string" calcext:value-type="string">
            <text:p>non_sexist</text:p>
          </table:table-cell>
          <table:table-cell office:value-type="string" calcext:value-type="string">
            <text:p>У Памфиловой рожа такая мерзкая, типичный главбух.</text:p>
          </table:table-cell>
        </table:table-row>
        <table:table-row table:style-name="ro1">
          <table:table-cell office:value-type="float" office:value="8164511" calcext:value-type="float">
            <text:p>8164511</text:p>
          </table:table-cell>
          <table:table-cell office:value-type="float" office:value="8164640" calcext:value-type="float">
            <text:p>8164640</text:p>
          </table:table-cell>
          <table:table-cell office:value-type="string" calcext:value-type="string">
            <text:p>non_sexist</text:p>
          </table:table-cell>
          <table:table-cell office:value-type="string" calcext:value-type="string">
            <text:p>В утиль, в утиль действующее недействующие руководство. Слова и лживые лицемерные обещания, вы хотите, чтобы было как в России? Чтобы Вот такие Путины сидели по четыре срока у власти?</text:p>
          </table:table-cell>
        </table:table-row>
        <table:table-row table:style-name="ro1">
          <table:table-cell office:value-type="float" office:value="8164511" calcext:value-type="float">
            <text:p>8164511</text:p>
          </table:table-cell>
          <table:table-cell office:value-type="float" office:value="8164642" calcext:value-type="float">
            <text:p>8164642</text:p>
          </table:table-cell>
          <table:table-cell office:value-type="string" calcext:value-type="string">
            <text:p>non_sexist</text:p>
          </table:table-cell>
          <table:table-cell office:value-type="string" calcext:value-type="string">
            <text:p>У Памфиловой тоже "синдром Поклонской"? С хуяли она че-то запрещает, выдает свои личные оценки и тд? Сиди молча и делай свою работу. А после этих выборов пойдешь на повышение.</text:p>
          </table:table-cell>
        </table:table-row>
        <table:table-row table:style-name="ro1">
          <table:table-cell office:value-type="float" office:value="8164511" calcext:value-type="float">
            <text:p>8164511</text:p>
          </table:table-cell>
          <table:table-cell office:value-type="float" office:value="8164644" calcext:value-type="float">
            <text:p>8164644</text:p>
          </table:table-cell>
          <table:table-cell office:value-type="string" calcext:value-type="string">
            <text:p>non_sexist</text:p>
          </table:table-cell>
          <table:table-cell office:value-type="string" calcext:value-type="string">
            <text:p>[id34778175|Ашот], коронация?</text:p>
          </table:table-cell>
        </table:table-row>
        <table:table-row table:style-name="ro1">
          <table:table-cell office:value-type="float" office:value="8164511" calcext:value-type="float">
            <text:p>8164511</text:p>
          </table:table-cell>
          <table:table-cell office:value-type="float" office:value="8164662" calcext:value-type="float">
            <text:p>8164662</text:p>
          </table:table-cell>
          <table:table-cell office:value-type="string" calcext:value-type="string">
            <text:p>non_sexist</text:p>
          </table:table-cell>
          <table:table-cell office:value-type="string" calcext:value-type="string">
            <text:p>[id467316717|Петр], что украла Памфилова?🤔</text:p>
          </table:table-cell>
        </table:table-row>
        <table:table-row table:style-name="ro1">
          <table:table-cell office:value-type="float" office:value="8164511" calcext:value-type="float">
            <text:p>8164511</text:p>
          </table:table-cell>
          <table:table-cell office:value-type="float" office:value="8164667" calcext:value-type="float">
            <text:p>8164667</text:p>
          </table:table-cell>
          <table:table-cell office:value-type="string" calcext:value-type="string">
            <text:p>non_sexist</text:p>
          </table:table-cell>
          <table:table-cell office:value-type="string" calcext:value-type="string">
            <text:p>[id177412406|Сергей], свободу выбора россиян и честного кандидата.</text:p>
          </table:table-cell>
        </table:table-row>
        <table:table-row table:style-name="ro1">
          <table:table-cell office:value-type="float" office:value="8164511" calcext:value-type="float">
            <text:p>8164511</text:p>
          </table:table-cell>
          <table:table-cell office:value-type="float" office:value="8164684" calcext:value-type="float">
            <text:p>8164684</text:p>
          </table:table-cell>
          <table:table-cell office:value-type="string" calcext:value-type="string">
            <text:p>non_sexist</text:p>
          </table:table-cell>
          <table:table-cell office:value-type="string" calcext:value-type="string">
            <text:p>Петр, это того который с уголовкой? А к ней какие вопросы?</text:p>
          </table:table-cell>
        </table:table-row>
        <table:table-row table:style-name="ro1">
          <table:table-cell office:value-type="float" office:value="8164511" calcext:value-type="float">
            <text:p>8164511</text:p>
          </table:table-cell>
          <table:table-cell office:value-type="float" office:value="8164706" calcext:value-type="float">
            <text:p>8164706</text:p>
          </table:table-cell>
          <table:table-cell office:value-type="string" calcext:value-type="string">
            <text:p>non_sexist</text:p>
          </table:table-cell>
          <table:table-cell office:value-type="string" calcext:value-type="string">
            <text:p>[id177412406|Сергей], о боже, все ясно, диалог завершен</text:p>
          </table:table-cell>
        </table:table-row>
        <table:table-row table:style-name="ro1">
          <table:table-cell office:value-type="float" office:value="8164511" calcext:value-type="float">
            <text:p>8164511</text:p>
          </table:table-cell>
          <table:table-cell office:value-type="float" office:value="8164715" calcext:value-type="float">
            <text:p>8164715</text:p>
          </table:table-cell>
          <table:table-cell office:value-type="string" calcext:value-type="string">
            <text:p>non_sexist</text:p>
          </table:table-cell>
          <table:table-cell office:value-type="string" calcext:value-type="string">
            <text:p>Запретили, <text:s/>разрешили. <text:s/>Я вам не раб!</text:p>
          </table:table-cell>
        </table:table-row>
        <table:table-row table:style-name="ro1">
          <table:table-cell office:value-type="float" office:value="8164511" calcext:value-type="float">
            <text:p>8164511</text:p>
          </table:table-cell>
          <table:table-cell office:value-type="float" office:value="8164724" calcext:value-type="float">
            <text:p>8164724</text:p>
          </table:table-cell>
          <table:table-cell office:value-type="string" calcext:value-type="string">
            <text:p>non_sexist</text:p>
          </table:table-cell>
          <table:table-cell office:value-type="string" calcext:value-type="string">
            <text:p>[id467316717|Петр], вот и вашему кандидату так сказали 🤣</text:p>
          </table:table-cell>
        </table:table-row>
        <table:table-row table:style-name="ro1">
          <table:table-cell office:value-type="float" office:value="8164511" calcext:value-type="float">
            <text:p>8164511</text:p>
          </table:table-cell>
          <table:table-cell office:value-type="float" office:value="8164756" calcext:value-type="float">
            <text:p>8164756</text:p>
          </table:table-cell>
          <table:table-cell office:value-type="string" calcext:value-type="string">
            <text:p>non_sexist</text:p>
          </table:table-cell>
          <table:table-cell office:value-type="string" calcext:value-type="string">
            <text:p>Панфилова запретила называть Петуха Ибаного Владимиром Путиным.</text:p>
          </table:table-cell>
        </table:table-row>
        <table:table-row table:style-name="ro1">
          <table:table-cell office:value-type="float" office:value="8164511" calcext:value-type="float">
            <text:p>8164511</text:p>
          </table:table-cell>
          <table:table-cell office:value-type="float" office:value="8164849" calcext:value-type="float">
            <text:p>8164849</text:p>
          </table:table-cell>
          <table:table-cell office:value-type="string" calcext:value-type="string">
            <text:p>non_sexist</text:p>
          </table:table-cell>
          <table:table-cell office:value-type="string" calcext:value-type="string">
            <text:p>Кому Памфилова указ вообще ?Чсв какое-то.</text:p>
          </table:table-cell>
        </table:table-row>
        <table:table-row table:style-name="ro1">
          <table:table-cell office:value-type="float" office:value="8164511" calcext:value-type="float">
            <text:p>8164511</text:p>
          </table:table-cell>
          <table:table-cell office:value-type="float" office:value="8164852" calcext:value-type="float">
            <text:p>8164852</text:p>
          </table:table-cell>
          <table:table-cell office:value-type="string" calcext:value-type="string">
            <text:p>non_sexist</text:p>
          </table:table-cell>
          <table:table-cell office:value-type="string" calcext:value-type="string">
            <text:p>[id4887860|Никита], тебя вроде никто так и не называл</text:p>
          </table:table-cell>
        </table:table-row>
        <table:table-row table:style-name="ro1">
          <table:table-cell office:value-type="float" office:value="8164511" calcext:value-type="float">
            <text:p>8164511</text:p>
          </table:table-cell>
          <table:table-cell office:value-type="float" office:value="8164868" calcext:value-type="float">
            <text:p>8164868</text:p>
          </table:table-cell>
          <table:table-cell office:value-type="string" calcext:value-type="string">
            <text:p>non_sexist</text:p>
          </table:table-cell>
          <table:table-cell office:value-type="string" calcext:value-type="string">
            <text:p>А в хуй бы она не пошла, эта госпожа Панфилова?</text:p>
          </table:table-cell>
        </table:table-row>
        <table:table-row table:style-name="ro1">
          <table:table-cell office:value-type="float" office:value="8164511" calcext:value-type="float">
            <text:p>8164511</text:p>
          </table:table-cell>
          <table:table-cell office:value-type="float" office:value="8164877" calcext:value-type="float">
            <text:p>8164877</text:p>
          </table:table-cell>
          <table:table-cell office:value-type="string" calcext:value-type="string">
            <text:p>non_sexist</text:p>
          </table:table-cell>
          <table:table-cell office:value-type="string" calcext:value-type="string">
            <text:p>Памфилова запретила. Этого достаточно. Пять</text:p>
          </table:table-cell>
        </table:table-row>
        <table:table-row table:style-name="ro1">
          <table:table-cell office:value-type="float" office:value="8164511" calcext:value-type="float">
            <text:p>8164511</text:p>
          </table:table-cell>
          <table:table-cell office:value-type="float" office:value="8164905" calcext:value-type="float">
            <text:p>8164905</text:p>
          </table:table-cell>
          <table:table-cell office:value-type="string" calcext:value-type="string">
            <text:p>non_sexist</text:p>
          </table:table-cell>
          <table:table-cell office:value-type="string" calcext:value-type="string">
            <text:p>[id4887860|Никита], ,зато разрешила в рамках избирательного права проводить митинги и политические дебаты</text:p>
          </table:table-cell>
        </table:table-row>
        <table:table-row table:style-name="ro3">
          <table:table-cell office:value-type="float" office:value="8164511" calcext:value-type="float">
            <text:p>8164511</text:p>
          </table:table-cell>
          <table:table-cell office:value-type="float" office:value="8164906" calcext:value-type="float">
            <text:p>8164906</text:p>
          </table:table-cell>
          <table:table-cell office:value-type="string" calcext:value-type="string">
            <text:p>non_sexist</text:p>
          </table:table-cell>
          <table:table-cell office:value-type="string" calcext:value-type="string">
            <text:p>&gt;2018</text:p>
            <text:p>Люди все ещё называют здравый смысл сексизмом</text:p>
          </table:table-cell>
        </table:table-row>
        <table:table-row table:style-name="ro1">
          <table:table-cell office:value-type="float" office:value="8164511" calcext:value-type="float">
            <text:p>8164511</text:p>
          </table:table-cell>
          <table:table-cell office:value-type="float" office:value="8165007" calcext:value-type="float">
            <text:p>8165007</text:p>
          </table:table-cell>
          <table:table-cell office:value-type="string" calcext:value-type="string">
            <text:p>sexist</text:p>
          </table:table-cell>
          <table:table-cell office:value-type="string" calcext:value-type="string">
            <text:p>Запретила она. Всем пох. Будет своему мужу ночью запрещать.</text:p>
          </table:table-cell>
        </table:table-row>
        <table:table-row table:style-name="ro1">
          <table:table-cell office:value-type="float" office:value="8164511" calcext:value-type="float">
            <text:p>8164511</text:p>
          </table:table-cell>
          <table:table-cell office:value-type="float" office:value="8165035" calcext:value-type="float">
            <text:p>8165035</text:p>
          </table:table-cell>
          <table:table-cell office:value-type="string" calcext:value-type="string">
            <text:p>non_sexist</text:p>
          </table:table-cell>
          <table:table-cell office:value-type="string" calcext:value-type="string">
            <text:p>Это шальные деньги им по мозгам ударили, <text:s/>вот и поверили в себя.</text:p>
          </table:table-cell>
        </table:table-row>
        <table:table-row table:style-name="ro1">
          <table:table-cell office:value-type="float" office:value="8164511" calcext:value-type="float">
            <text:p>8164511</text:p>
          </table:table-cell>
          <table:table-cell office:value-type="float" office:value="8165132" calcext:value-type="float">
            <text:p>8165132</text:p>
          </table:table-cell>
          <table:table-cell office:value-type="string" calcext:value-type="string">
            <text:p>non_sexist</text:p>
          </table:table-cell>
          <table:table-cell office:value-type="string" calcext:value-type="string">
            <text:p>Референдумов нет,ок. Будут опросы, большая ли разница?</text:p>
          </table:table-cell>
        </table:table-row>
        <table:table-row table:style-name="ro1">
          <table:table-cell office:value-type="float" office:value="8164511" calcext:value-type="float">
            <text:p>8164511</text:p>
          </table:table-cell>
          <table:table-cell office:value-type="float" office:value="8165158" calcext:value-type="float">
            <text:p>8165158</text:p>
          </table:table-cell>
          <table:table-cell office:value-type="string" calcext:value-type="string">
            <text:p>non_sexist</text:p>
          </table:table-cell>
          <table:table-cell office:value-type="string" calcext:value-type="string">
            <text:p>Памфилова жирная обрюзгшая баба! Могла бы за свою зряплату сделать себе косметическую подтяжку морды лица 🤔</text:p>
          </table:table-cell>
        </table:table-row>
        <table:table-row table:style-name="ro1">
          <table:table-cell office:value-type="float" office:value="8164511" calcext:value-type="float">
            <text:p>8164511</text:p>
          </table:table-cell>
          <table:table-cell office:value-type="float" office:value="8165172" calcext:value-type="float">
            <text:p>8165172</text:p>
          </table:table-cell>
          <table:table-cell office:value-type="string" calcext:value-type="string">
            <text:p>non_sexist</text:p>
          </table:table-cell>
          <table:table-cell office:value-type="string" calcext:value-type="string">
            <text:p>Примерно <text:s/>один Раз в <text:s/>в четыре месяца в Госдуме действительно люди работают для людей вот видите законопроект о оповещении водителей перед эвакуацией, правда это наврятли будет работать</text:p>
          </table:table-cell>
        </table:table-row>
        <table:table-row table:style-name="ro3">
          <table:table-cell office:value-type="float" office:value="8164511" calcext:value-type="float">
            <text:p>8164511</text:p>
          </table:table-cell>
          <table:table-cell office:value-type="float" office:value="8165176" calcext:value-type="float">
            <text:p>8165176</text:p>
          </table:table-cell>
          <table:table-cell office:value-type="string" calcext:value-type="string">
            <text:p>non_sexist</text:p>
          </table:table-cell>
          <table:table-cell office:value-type="string" calcext:value-type="string">
            <text:p>https://telegram.me/socialearn</text:p>
            <text:p>Психология, нлп, саморазвитие- лучшие статьи телеграмм-канала. Подписывайтесь, не пожалеете.</text:p>
          </table:table-cell>
        </table:table-row>
        <table:table-row table:style-name="ro1">
          <table:table-cell office:value-type="float" office:value="8164511" calcext:value-type="float">
            <text:p>8164511</text:p>
          </table:table-cell>
          <table:table-cell office:value-type="float" office:value="8165191" calcext:value-type="float">
            <text:p>8165191</text:p>
          </table:table-cell>
          <table:table-cell office:value-type="string" calcext:value-type="string">
            <text:p>non_sexist</text:p>
          </table:table-cell>
          <table:table-cell office:value-type="string" calcext:value-type="string">
            <text:p>Я на выборы никогда не ходил, но в этот раз точно пойду за Грудинина голосовать. Кандидат от народа!</text:p>
          </table:table-cell>
        </table:table-row>
        <table:table-row table:style-name="ro1">
          <table:table-cell office:value-type="float" office:value="8164511" calcext:value-type="float">
            <text:p>8164511</text:p>
          </table:table-cell>
          <table:table-cell office:value-type="float" office:value="8165207" calcext:value-type="float">
            <text:p>8165207</text:p>
          </table:table-cell>
          <table:table-cell office:value-type="string" calcext:value-type="string">
            <text:p>non_sexist</text:p>
          </table:table-cell>
          <table:table-cell office:value-type="string" calcext:value-type="string">
            <text:p>[id21328515|Андрей], не поможет, это гордыня свисает.</text:p>
          </table:table-cell>
        </table:table-row>
        <table:table-row table:style-name="ro1">
          <table:table-cell office:value-type="float" office:value="8164511" calcext:value-type="float">
            <text:p>8164511</text:p>
          </table:table-cell>
          <table:table-cell office:value-type="float" office:value="8165218" calcext:value-type="float">
            <text:p>8165218</text:p>
          </table:table-cell>
          <table:table-cell office:value-type="string" calcext:value-type="string">
            <text:p>non_sexist</text:p>
          </table:table-cell>
          <table:table-cell office:value-type="string" calcext:value-type="string">
            <text:p>просто кто-то не откатил за использование символики, обиделась и запретила</text:p>
          </table:table-cell>
        </table:table-row>
        <table:table-row table:style-name="ro1">
          <table:table-cell office:value-type="float" office:value="8164511" calcext:value-type="float">
            <text:p>8164511</text:p>
          </table:table-cell>
          <table:table-cell office:value-type="float" office:value="8165235" calcext:value-type="float">
            <text:p>8165235</text:p>
          </table:table-cell>
          <table:table-cell office:value-type="string" calcext:value-type="string">
            <text:p>non_sexist</text:p>
          </table:table-cell>
          <table:table-cell office:value-type="string" calcext:value-type="string">
            <text:p>[id56266469|Леонид], иди на Рен ТВ работать там такие нужны</text:p>
          </table:table-cell>
        </table:table-row>
        <table:table-row table:style-name="ro1">
          <table:table-cell office:value-type="float" office:value="8164511" calcext:value-type="float">
            <text:p>8164511</text:p>
          </table:table-cell>
          <table:table-cell office:value-type="float" office:value="8165258" calcext:value-type="float">
            <text:p>8165258</text:p>
          </table:table-cell>
          <table:table-cell office:value-type="string" calcext:value-type="string">
            <text:p>sexist</text:p>
          </table:table-cell>
          <table:table-cell office:value-type="string" calcext:value-type="string">
            <text:p>"Гыгыгыыгыыыыы бабе слова нидавали, <text:s/>ей места на кухне)))"</text:p>
          </table:table-cell>
        </table:table-row>
        <table:table-row table:style-name="ro1">
          <table:table-cell office:value-type="float" office:value="8164511" calcext:value-type="float">
            <text:p>8164511</text:p>
          </table:table-cell>
          <table:table-cell office:value-type="float" office:value="8165260" calcext:value-type="float">
            <text:p>8165260</text:p>
          </table:table-cell>
          <table:table-cell office:value-type="string" calcext:value-type="string">
            <text:p>non_sexist</text:p>
          </table:table-cell>
          <table:table-cell office:value-type="string" calcext:value-type="string">
            <text:p>[id449352645|Arthur], а до выборов сходи к психиатру, у тебя «клубничная болезнь»!</text:p>
          </table:table-cell>
        </table:table-row>
        <table:table-row table:style-name="ro1">
          <table:table-cell office:value-type="float" office:value="8164511" calcext:value-type="float">
            <text:p>8164511</text:p>
          </table:table-cell>
          <table:table-cell office:value-type="float" office:value="8165264" calcext:value-type="float">
            <text:p>8165264</text:p>
          </table:table-cell>
          <table:table-cell office:value-type="string" calcext:value-type="string">
            <text:p>non_sexist</text:p>
          </table:table-cell>
          <table:table-cell office:value-type="string" calcext:value-type="string">
            <text:p>[id40332849|Ксения], Я на выборы никогда не ходил, но в этот раз точно пойду за Грудинина голосовать. Кандидат от народа!</text:p>
          </table:table-cell>
        </table:table-row>
        <table:table-row table:style-name="ro1">
          <table:table-cell office:value-type="float" office:value="8164511" calcext:value-type="float">
            <text:p>8164511</text:p>
          </table:table-cell>
          <table:table-cell office:value-type="float" office:value="8165267" calcext:value-type="float">
            <text:p>8165267</text:p>
          </table:table-cell>
          <table:table-cell office:value-type="string" calcext:value-type="string">
            <text:p>non_sexist</text:p>
          </table:table-cell>
          <table:table-cell office:value-type="string" calcext:value-type="string">
            <text:p>[id449352645|Arthur], Сиськинин</text:p>
          </table:table-cell>
        </table:table-row>
        <table:table-row table:style-name="ro1">
          <table:table-cell office:value-type="float" office:value="8164511" calcext:value-type="float">
            <text:p>8164511</text:p>
          </table:table-cell>
          <table:table-cell office:value-type="float" office:value="8165270" calcext:value-type="float">
            <text:p>8165270</text:p>
          </table:table-cell>
          <table:table-cell office:value-type="string" calcext:value-type="string">
            <text:p>non_sexist</text:p>
          </table:table-cell>
          <table:table-cell office:value-type="string" calcext:value-type="string">
            <text:p>[id15725215|Михаил], Я на выборы никогда не ходил, но в этот раз точно пойду за Грудинина голосовать. Кандидат от народа!</text:p>
          </table:table-cell>
        </table:table-row>
        <table:table-row table:style-name="ro1">
          <table:table-cell office:value-type="float" office:value="8164511" calcext:value-type="float">
            <text:p>8164511</text:p>
          </table:table-cell>
          <table:table-cell office:value-type="float" office:value="8165275" calcext:value-type="float">
            <text:p>8165275</text:p>
          </table:table-cell>
          <table:table-cell office:value-type="string" calcext:value-type="string">
            <text:p>non_sexist</text:p>
          </table:table-cell>
          <table:table-cell office:value-type="string" calcext:value-type="string">
            <text:p>[id231209781|Петров], да это просто бот, который генерит одну и ту же фразу :)</text:p>
          </table:table-cell>
        </table:table-row>
        <table:table-row table:style-name="ro1">
          <table:table-cell office:value-type="float" office:value="8164511" calcext:value-type="float">
            <text:p>8164511</text:p>
          </table:table-cell>
          <table:table-cell office:value-type="float" office:value="8165400" calcext:value-type="float">
            <text:p>8165400</text:p>
          </table:table-cell>
          <table:table-cell office:value-type="string" calcext:value-type="string">
            <text:p>non_sexist</text:p>
          </table:table-cell>
          <table:table-cell office:value-type="string" calcext:value-type="string">
            <text:p>[id231209781|Петров], от украинского</text:p>
          </table:table-cell>
        </table:table-row>
        <table:table-row table:style-name="ro1">
          <table:table-cell office:value-type="float" office:value="8164511" calcext:value-type="float">
            <text:p>8164511</text:p>
          </table:table-cell>
          <table:table-cell office:value-type="float" office:value="8165414" calcext:value-type="float">
            <text:p>8165414</text:p>
          </table:table-cell>
          <table:table-cell office:value-type="string" calcext:value-type="string">
            <text:p>non_sexist</text:p>
          </table:table-cell>
          <table:table-cell office:value-type="string" calcext:value-type="string">
            <text:p>[id231209781|Петров], ахахаха мамка твоя псина ору лол , а это рофл за Грудинина голосовать</text:p>
          </table:table-cell>
        </table:table-row>
        <table:table-row table:style-name="ro1">
          <table:table-cell office:value-type="float" office:value="8164511" calcext:value-type="float">
            <text:p>8164511</text:p>
          </table:table-cell>
          <table:table-cell office:value-type="float" office:value="8165441" calcext:value-type="float">
            <text:p>8165441</text:p>
          </table:table-cell>
          <table:table-cell office:value-type="string" calcext:value-type="string">
            <text:p>non_sexist</text:p>
          </table:table-cell>
          <table:table-cell office:value-type="string" calcext:value-type="string">
            <text:p>[id231209781|Петров], ахахах мамка твоя ватный долбаеб , а это рофл</text:p>
          </table:table-cell>
        </table:table-row>
        <table:table-row table:style-name="ro1">
          <table:table-cell office:value-type="float" office:value="8164511" calcext:value-type="float">
            <text:p>8164511</text:p>
          </table:table-cell>
          <table:table-cell office:value-type="float" office:value="8165446" calcext:value-type="float">
            <text:p>8165446</text:p>
          </table:table-cell>
          <table:table-cell office:value-type="string" calcext:value-type="string">
            <text:p>non_sexist</text:p>
          </table:table-cell>
          <table:table-cell office:value-type="string" calcext:value-type="string">
            <text:p>[id231209781|Петров], Я на выборы никогда не ходил, но в этот раз точно пойду за Грудинина голосовать. Кандидат от народа!</text:p>
          </table:table-cell>
        </table:table-row>
        <table:table-row table:style-name="ro1">
          <table:table-cell office:value-type="float" office:value="8164511" calcext:value-type="float">
            <text:p>8164511</text:p>
          </table:table-cell>
          <table:table-cell office:value-type="float" office:value="8165486" calcext:value-type="float">
            <text:p>8165486</text:p>
          </table:table-cell>
          <table:table-cell office:value-type="string" calcext:value-type="string">
            <text:p>non_sexist</text:p>
          </table:table-cell>
          <table:table-cell office:value-type="string" calcext:value-type="string">
            <text:p>Т.е. получается так: ради явки во время «выборов» устраивают референдумы, потом Панфилова как бы исполняет роль честной и независимой главы ЦИКа и запрещает проведение референдумов. Но, так как у нас всё ещё есть необходимость нагонять явку, Панфилова говорит, что это не референдумы устраивают, вопросы проводят. Ни разу не палится чучело.</text:p>
          </table:table-cell>
        </table:table-row>
        <table:table-row table:style-name="ro2">
          <table:table-cell office:value-type="float" office:value="8164511" calcext:value-type="float">
            <text:p>8164511</text:p>
          </table:table-cell>
          <table:table-cell office:value-type="float" office:value="8165503" calcext:value-type="float">
            <text:p>8165503</text:p>
          </table:table-cell>
          <table:table-cell office:value-type="string" calcext:value-type="string">
            <text:p>sexist</text:p>
          </table:table-cell>
          <table:table-cell office:value-type="string" calcext:value-type="string">
            <text:p>Как только МОК и Федерацию шахмат не запретили до сих пор))))</text:p>
            <text:p>По их правилам женщина конкуренцию мужчине составить не в состоянии)))</text:p>
            <text:p>Самые что ни на есть СЕКСИСТКИЕ организации)))</text:p>
          </table:table-cell>
        </table:table-row>
        <table:table-row table:style-name="ro1">
          <table:table-cell office:value-type="float" office:value="8164511" calcext:value-type="float">
            <text:p>8164511</text:p>
          </table:table-cell>
          <table:table-cell office:value-type="float" office:value="8165767" calcext:value-type="float">
            <text:p>8165767</text:p>
          </table:table-cell>
          <table:table-cell office:value-type="string" calcext:value-type="string">
            <text:p>non_sexist</text:p>
          </table:table-cell>
          <table:table-cell office:value-type="string" calcext:value-type="string">
            <text:p>Давно пора бл* оповещать об эвакуации авто. Один раз оставил машину на минуту, прихожу а её нет! Этож капец! Штраф таки не оплатил вахахах</text:p>
          </table:table-cell>
        </table:table-row>
        <table:table-row table:style-name="ro1">
          <table:table-cell office:value-type="float" office:value="8164511" calcext:value-type="float">
            <text:p>8164511</text:p>
          </table:table-cell>
          <table:table-cell office:value-type="float" office:value="8165928" calcext:value-type="float">
            <text:p>8165928</text:p>
          </table:table-cell>
          <table:table-cell office:value-type="string" calcext:value-type="string">
            <text:p>non_sexist</text:p>
          </table:table-cell>
          <table:table-cell office:value-type="string" calcext:value-type="string">
            <text:p>Немцы совсем охуели, я работаю 52ч в неделю, за 250$</text:p>
          </table:table-cell>
        </table:table-row>
        <table:table-row table:style-name="ro1">
          <table:table-cell office:value-type="float" office:value="8164511" calcext:value-type="float">
            <text:p>8164511</text:p>
          </table:table-cell>
          <table:table-cell office:value-type="float" office:value="8166055" calcext:value-type="float">
            <text:p>8166055</text:p>
          </table:table-cell>
          <table:table-cell office:value-type="string" calcext:value-type="string">
            <text:p>non_sexist</text:p>
          </table:table-cell>
          <table:table-cell office:value-type="string" calcext:value-type="string">
            <text:p>[id456821023|昭博], не так. #НемцыСовсемОхуели</text:p>
          </table:table-cell>
        </table:table-row>
        <table:table-row table:style-name="ro1">
          <table:table-cell office:value-type="float" office:value="8164511" calcext:value-type="float">
            <text:p>8164511</text:p>
          </table:table-cell>
          <table:table-cell office:value-type="float" office:value="8166495" calcext:value-type="float">
            <text:p>8166495</text:p>
          </table:table-cell>
          <table:table-cell office:value-type="string" calcext:value-type="string">
            <text:p>non_sexist</text:p>
          </table:table-cell>
          <table:table-cell office:value-type="string" calcext:value-type="string">
            <text:p>[id56266469|Леонид], после тебя)</text:p>
          </table:table-cell>
        </table:table-row>
        <table:table-row table:style-name="ro1">
          <table:table-cell office:value-type="float" office:value="8164511" calcext:value-type="float">
            <text:p>8164511</text:p>
          </table:table-cell>
          <table:table-cell office:value-type="float" office:value="8167254" calcext:value-type="float">
            <text:p>8167254</text:p>
          </table:table-cell>
          <table:table-cell office:value-type="string" calcext:value-type="string">
            <text:p>non_sexist</text:p>
          </table:table-cell>
          <table:table-cell office:value-type="string" calcext:value-type="string">
            <text:p>Немцы работают по 28 часов а экономика сильнейшая в мире</text:p>
          </table:table-cell>
        </table:table-row>
        <table:table-row table:style-name="ro1">
          <table:table-cell office:value-type="float" office:value="8164511" calcext:value-type="float">
            <text:p>8164511</text:p>
          </table:table-cell>
          <table:table-cell office:value-type="float" office:value="8168020" calcext:value-type="float">
            <text:p>8168020</text:p>
          </table:table-cell>
          <table:table-cell office:value-type="string" calcext:value-type="string">
            <text:p>non_sexist</text:p>
          </table:table-cell>
          <table:table-cell office:value-type="string" calcext:value-type="string">
            <text:p>Кстати реыерендумы на территории РФ запрещены</text:p>
          </table:table-cell>
        </table:table-row>
        <table:table-row table:style-name="ro1">
          <table:table-cell office:value-type="float" office:value="8164511" calcext:value-type="float">
            <text:p>8164511</text:p>
          </table:table-cell>
          <table:table-cell office:value-type="float" office:value="8168058" calcext:value-type="float">
            <text:p>8168058</text:p>
          </table:table-cell>
          <table:table-cell office:value-type="string" calcext:value-type="string">
            <text:p>non_sexist</text:p>
          </table:table-cell>
          <table:table-cell office:value-type="string" calcext:value-type="string">
            <text:p>Путин и всего его друзья хуемразби, вы заплатите за свои деяния. Не было ещё ни одной власти, которую нельзя было бы сменить.</text:p>
          </table:table-cell>
        </table:table-row>
        <table:table-row table:style-name="ro1">
          <table:table-cell office:value-type="float" office:value="8164511" calcext:value-type="float">
            <text:p>8164511</text:p>
          </table:table-cell>
          <table:table-cell office:value-type="float" office:value="8168168" calcext:value-type="float">
            <text:p>8168168</text:p>
          </table:table-cell>
          <table:table-cell office:value-type="string" calcext:value-type="string">
            <text:p>sexist</text:p>
          </table:table-cell>
          <table:table-cell office:value-type="string" calcext:value-type="string">
            <text:p>Знаете, в чём плюс сексистских шуток? Ими нельзя обидеть человека.</text:p>
          </table:table-cell>
        </table:table-row>
        <table:table-row table:style-name="ro1">
          <table:table-cell office:value-type="float" office:value="8164511" calcext:value-type="float">
            <text:p>8164511</text:p>
          </table:table-cell>
          <table:table-cell office:value-type="float" office:value="8169421" calcext:value-type="float">
            <text:p>8169421</text:p>
          </table:table-cell>
          <table:table-cell office:value-type="string" calcext:value-type="string">
            <text:p>non_sexist</text:p>
          </table:table-cell>
          <table:table-cell office:value-type="string" calcext:value-type="string">
            <text:p>ну, если памфилова запретила тогда конечно! она бабка сурьёзная, пи*деть не будет!</text:p>
          </table:table-cell>
        </table:table-row>
        <table:table-row table:style-name="ro1">
          <table:table-cell office:value-type="float" office:value="6071897" calcext:value-type="float">
            <text:p>6071897</text:p>
          </table:table-cell>
          <table:table-cell office:value-type="float" office:value="6094748" calcext:value-type="float">
            <text:p>6094748</text:p>
          </table:table-cell>
          <table:table-cell office:value-type="string" calcext:value-type="string">
            <text:p>sexist</text:p>
          </table:table-cell>
          <table:table-cell office:value-type="string" calcext:value-type="string">
            <text:p>Какой ты отсталый кусок говна, бже, даже моя собеседница поняла, что речь про женщин даже не заходила, читать научись</text:p>
          </table:table-cell>
        </table:table-row>
        <table:table-row table:style-name="ro1">
          <table:table-cell office:value-type="float" office:value="6071897" calcext:value-type="float">
            <text:p>6071897</text:p>
          </table:table-cell>
          <table:table-cell office:value-type="float" office:value="6097760" calcext:value-type="float">
            <text:p>6097760</text:p>
          </table:table-cell>
          <table:table-cell office:value-type="string" calcext:value-type="string">
            <text:p>non_sexist</text:p>
          </table:table-cell>
          <table:table-cell office:value-type="string" calcext:value-type="string">
            <text:p>[id409207042|Vlad-I-Slav], только в твоем черно-белом мире юношеского максимализма.</text:p>
          </table:table-cell>
        </table:table-row>
        <table:table-row table:style-name="ro1">
          <table:table-cell office:value-type="float" office:value="6071897" calcext:value-type="float">
            <text:p>6071897</text:p>
          </table:table-cell>
          <table:table-cell office:value-type="float" office:value="9459905" calcext:value-type="float">
            <text:p>9459905</text:p>
          </table:table-cell>
          <table:table-cell office:value-type="string" calcext:value-type="string">
            <text:p>non_sexist</text:p>
          </table:table-cell>
          <table:table-cell office:value-type="string" calcext:value-type="string">
            <text:p>Поэтому средний IQ постоянно растет?</text:p>
          </table:table-cell>
        </table:table-row>
        <table:table-row table:style-name="ro1">
          <table:table-cell office:value-type="float" office:value="6071897" calcext:value-type="float">
            <text:p>6071897</text:p>
          </table:table-cell>
          <table:table-cell office:value-type="float" office:value="9461020" calcext:value-type="float">
            <text:p>9461020</text:p>
          </table:table-cell>
          <table:table-cell office:value-type="string" calcext:value-type="string">
            <text:p>non_sexist</text:p>
          </table:table-cell>
          <table:table-cell office:value-type="string" calcext:value-type="string">
            <text:p>[id491935022|Ai'mour], растет, но у одних он стабильно ниже, чем у других</text:p>
          </table:table-cell>
        </table:table-row>
        <table:table-row table:style-name="ro3">
          <table:table-cell office:value-type="float" office:value="11331788" calcext:value-type="float">
            <text:p>11331788</text:p>
          </table:table-cell>
          <table:table-cell office:value-type="float" office:value="11331791" calcext:value-type="float">
            <text:p>11331791</text:p>
          </table:table-cell>
          <table:table-cell office:value-type="string" calcext:value-type="string">
            <text:p>non_sexist</text:p>
          </table:table-cell>
          <table:table-cell office:value-type="string" calcext:value-type="string">
            <text:p>&gt;СМИ: в регионах России снова резко выросли цены на бензин; </text:p>
            <text:p>Капитализм, так скозатb👍🏻👍🏻👍🏻👍🏻</text:p>
          </table:table-cell>
        </table:table-row>
        <table:table-row table:style-name="ro1">
          <table:table-cell office:value-type="float" office:value="11331788" calcext:value-type="float">
            <text:p>11331788</text:p>
          </table:table-cell>
          <table:table-cell office:value-type="float" office:value="11331793" calcext:value-type="float">
            <text:p>11331793</text:p>
          </table:table-cell>
          <table:table-cell office:value-type="string" calcext:value-type="string">
            <text:p>non_sexist</text:p>
          </table:table-cell>
          <table:table-cell office:value-type="string" calcext:value-type="string">
            <text:p>между "с" и "я" добавь "Н"</text:p>
          </table:table-cell>
        </table:table-row>
        <table:table-row table:style-name="ro3">
          <table:table-cell office:value-type="float" office:value="11331788" calcext:value-type="float">
            <text:p>11331788</text:p>
          </table:table-cell>
          <table:table-cell office:value-type="float" office:value="11331796" calcext:value-type="float">
            <text:p>11331796</text:p>
          </table:table-cell>
          <table:table-cell office:value-type="string" calcext:value-type="string">
            <text:p>non_sexist</text:p>
          </table:table-cell>
          <table:table-cell office:value-type="string" calcext:value-type="string">
            <text:p>• Mail. Ru Group запустила в тестовом режиме голосовой помощник «Маруся»</text:p>
            <text:p>че как смешно то сука 😂</text:p>
          </table:table-cell>
        </table:table-row>
        <table:table-row table:style-name="ro1">
          <table:table-cell office:value-type="float" office:value="11331788" calcext:value-type="float">
            <text:p>11331788</text:p>
          </table:table-cell>
          <table:table-cell office:value-type="float" office:value="11331798" calcext:value-type="float">
            <text:p>11331798</text:p>
          </table:table-cell>
          <table:table-cell office:value-type="string" calcext:value-type="string">
            <text:p>non_sexist</text:p>
          </table:table-cell>
          <table:table-cell office:value-type="string" calcext:value-type="string">
            <text:p>Алиса, Маруся... А дальше кто? Дуся?🤔</text:p>
          </table:table-cell>
        </table:table-row>
        <table:table-row table:style-name="ro1">
          <table:table-cell office:value-type="float" office:value="11331788" calcext:value-type="float">
            <text:p>11331788</text:p>
          </table:table-cell>
          <table:table-cell office:value-type="float" office:value="11331799" calcext:value-type="float">
            <text:p>11331799</text:p>
          </table:table-cell>
          <table:table-cell office:value-type="string" calcext:value-type="string">
            <text:p>non_sexist</text:p>
          </table:table-cell>
          <table:table-cell office:value-type="string" calcext:value-type="string">
            <text:p>Маруся, Алиса.. Надо Вера, Надежда, Любовь.</text:p>
          </table:table-cell>
        </table:table-row>
        <table:table-row table:style-name="ro1">
          <table:table-cell office:value-type="float" office:value="11331788" calcext:value-type="float">
            <text:p>11331788</text:p>
          </table:table-cell>
          <table:table-cell office:value-type="float" office:value="11331804" calcext:value-type="float">
            <text:p>11331804</text:p>
          </table:table-cell>
          <table:table-cell office:value-type="string" calcext:value-type="string">
            <text:p>non_sexist</text:p>
          </table:table-cell>
          <table:table-cell office:value-type="string" calcext:value-type="string">
            <text:p>А как картавым выговаривать: "Привет, Маруся"?💁‍♂</text:p>
          </table:table-cell>
        </table:table-row>
        <table:table-row table:style-name="ro1">
          <table:table-cell office:value-type="float" office:value="11331788" calcext:value-type="float">
            <text:p>11331788</text:p>
          </table:table-cell>
          <table:table-cell office:value-type="float" office:value="11331805" calcext:value-type="float">
            <text:p>11331805</text:p>
          </table:table-cell>
          <table:table-cell office:value-type="string" calcext:value-type="string">
            <text:p>non_sexist</text:p>
          </table:table-cell>
          <table:table-cell office:value-type="string" calcext:value-type="string">
            <text:p>А мэил ру групп не хочет яд себе по венам запустить, что бы с честью уйти?</text:p>
          </table:table-cell>
        </table:table-row>
        <table:table-row table:style-name="ro1">
          <table:table-cell office:value-type="float" office:value="11331788" calcext:value-type="float">
            <text:p>11331788</text:p>
          </table:table-cell>
          <table:table-cell office:value-type="float" office:value="11331808" calcext:value-type="float">
            <text:p>11331808</text:p>
          </table:table-cell>
          <table:table-cell office:value-type="string" calcext:value-type="string">
            <text:p>non_sexist</text:p>
          </table:table-cell>
          <table:table-cell office:value-type="string" calcext:value-type="string">
            <text:p>«Зеленою весной, под старою сосной с любимою Ванюша прощается…»</text:p>
          </table:table-cell>
        </table:table-row>
        <table:table-row table:style-name="ro3">
          <table:table-cell office:value-type="float" office:value="11331788" calcext:value-type="float">
            <text:p>11331788</text:p>
          </table:table-cell>
          <table:table-cell office:value-type="float" office:value="11331809" calcext:value-type="float">
            <text:p>11331809</text:p>
          </table:table-cell>
          <table:table-cell office:value-type="string" calcext:value-type="string">
            <text:p>non_sexist</text:p>
          </table:table-cell>
          <table:table-cell office:value-type="string" calcext:value-type="string">
            <text:p>В РБ упали, в Рашке поднялись.</text:p>
            <text:p>Наконец-то братская помощь братушкам не из Африки</text:p>
          </table:table-cell>
        </table:table-row>
        <table:table-row table:style-name="ro1">
          <table:table-cell office:value-type="float" office:value="11331788" calcext:value-type="float">
            <text:p>11331788</text:p>
          </table:table-cell>
          <table:table-cell office:value-type="float" office:value="11331810" calcext:value-type="float">
            <text:p>11331810</text:p>
          </table:table-cell>
          <table:table-cell office:value-type="string" calcext:value-type="string">
            <text:p>non_sexist</text:p>
          </table:table-cell>
          <table:table-cell office:value-type="string" calcext:value-type="string">
            <text:p>А еще мыло начнет сотрудничать с алибаба</text:p>
          </table:table-cell>
        </table:table-row>
        <table:table-row table:style-name="ro1">
          <table:table-cell office:value-type="float" office:value="11331788" calcext:value-type="float">
            <text:p>11331788</text:p>
          </table:table-cell>
          <table:table-cell office:value-type="float" office:value="11331814" calcext:value-type="float">
            <text:p>11331814</text:p>
          </table:table-cell>
          <table:table-cell office:value-type="string" calcext:value-type="string">
            <text:p>non_sexist</text:p>
          </table:table-cell>
          <table:table-cell office:value-type="string" calcext:value-type="string">
            <text:p>Всем похер на цены на бензин, всех забавит Маруся. Так и живём.</text:p>
          </table:table-cell>
        </table:table-row>
        <table:table-row table:style-name="ro2">
          <table:table-cell office:value-type="float" office:value="11331788" calcext:value-type="float">
            <text:p>11331788</text:p>
          </table:table-cell>
          <table:table-cell office:value-type="float" office:value="11331816" calcext:value-type="float">
            <text:p>11331816</text:p>
          </table:table-cell>
          <table:table-cell office:value-type="string" calcext:value-type="string">
            <text:p>non_sexist</text:p>
          </table:table-cell>
          <table:table-cell office:value-type="string" calcext:value-type="string">
            <text:p>• СМИ: в регионах России рассказали о новых попытках взломать цены на бензин; </text:p>
            <text:p>• Журналисты Екатеринбурга снова резко выросли в тестовом режиме; </text:p>
            <text:p>• Mail. Ru Group запустила в тестовом режиме цены на бензин</text:p>
          </table:table-cell>
        </table:table-row>
        <table:table-row table:style-name="ro1">
          <table:table-cell office:value-type="float" office:value="11331788" calcext:value-type="float">
            <text:p>11331788</text:p>
          </table:table-cell>
          <table:table-cell office:value-type="float" office:value="11331830" calcext:value-type="float">
            <text:p>11331830</text:p>
          </table:table-cell>
          <table:table-cell office:value-type="string" calcext:value-type="string">
            <text:p>non_sexist</text:p>
          </table:table-cell>
          <table:table-cell office:value-type="string" calcext:value-type="string">
            <text:p>это не наши регионы. они на прошлой неделе отделились.</text:p>
          </table:table-cell>
        </table:table-row>
        <table:table-row table:style-name="ro3">
          <table:table-cell office:value-type="float" office:value="11331788" calcext:value-type="float">
            <text:p>11331788</text:p>
          </table:table-cell>
          <table:table-cell office:value-type="float" office:value="11331832" calcext:value-type="float">
            <text:p>11331832</text:p>
          </table:table-cell>
          <table:table-cell office:value-type="string" calcext:value-type="string">
            <text:p>non_sexist</text:p>
          </table:table-cell>
          <table:table-cell office:value-type="string" calcext:value-type="string">
            <text:p>У Мэйл ру позднее зажигание, голосовых помощников еще в позапрошлом году перестали клепать</text:p>
            <text:p>И я на 100% уверен, что они опять свое говно будут продвигать через вирусы</text:p>
          </table:table-cell>
        </table:table-row>
        <table:table-row table:style-name="ro1">
          <table:table-cell office:value-type="float" office:value="11331788" calcext:value-type="float">
            <text:p>11331788</text:p>
          </table:table-cell>
          <table:table-cell office:value-type="float" office:value="11331845" calcext:value-type="float">
            <text:p>11331845</text:p>
          </table:table-cell>
          <table:table-cell office:value-type="string" calcext:value-type="string">
            <text:p>non_sexist</text:p>
          </table:table-cell>
          <table:table-cell office:value-type="string" calcext:value-type="string">
            <text:p>Петухи, сидящие на нефтяных недрах опять решили, что холопчиков пора подободрать, холопчики же проглотят.</text:p>
          </table:table-cell>
        </table:table-row>
        <table:table-row table:style-name="ro1">
          <table:table-cell office:value-type="float" office:value="11331788" calcext:value-type="float">
            <text:p>11331788</text:p>
          </table:table-cell>
          <table:table-cell office:value-type="float" office:value="11331856" calcext:value-type="float">
            <text:p>11331856</text:p>
          </table:table-cell>
          <table:table-cell office:value-type="string" calcext:value-type="string">
            <text:p>non_sexist</text:p>
          </table:table-cell>
          <table:table-cell office:value-type="string" calcext:value-type="string">
            <text:p>&gt; в регионах России снова резко выросли цены на бензин</text:p>
          </table:table-cell>
        </table:table-row>
        <table:table-row table:style-name="ro1">
          <table:table-cell office:value-type="float" office:value="11331788" calcext:value-type="float">
            <text:p>11331788</text:p>
          </table:table-cell>
          <table:table-cell office:value-type="float" office:value="11331858" calcext:value-type="float">
            <text:p>11331858</text:p>
          </table:table-cell>
          <table:table-cell office:value-type="string" calcext:value-type="string">
            <text:p>non_sexist</text:p>
          </table:table-cell>
          <table:table-cell office:value-type="string" calcext:value-type="string">
            <text:p>Дорожание бензина в нефтяной стране. ХММММ</text:p>
          </table:table-cell>
        </table:table-row>
        <table:table-row table:style-name="ro1">
          <table:table-cell office:value-type="float" office:value="11331788" calcext:value-type="float">
            <text:p>11331788</text:p>
          </table:table-cell>
          <table:table-cell office:value-type="float" office:value="11331862" calcext:value-type="float">
            <text:p>11331862</text:p>
          </table:table-cell>
          <table:table-cell office:value-type="string" calcext:value-type="string">
            <text:p>non_sexist</text:p>
          </table:table-cell>
          <table:table-cell office:value-type="string" calcext:value-type="string">
            <text:p>ктото еще юзает мейл ру?</text:p>
          </table:table-cell>
        </table:table-row>
        <table:table-row table:style-name="ro1">
          <table:table-cell office:value-type="float" office:value="11331788" calcext:value-type="float">
            <text:p>11331788</text:p>
          </table:table-cell>
          <table:table-cell office:value-type="float" office:value="11331925" calcext:value-type="float">
            <text:p>11331925</text:p>
          </table:table-cell>
          <table:table-cell office:value-type="string" calcext:value-type="string">
            <text:p>non_sexist</text:p>
          </table:table-cell>
          <table:table-cell office:value-type="string" calcext:value-type="string">
            <text:p>В Курской области на 50 копеек пока</text:p>
          </table:table-cell>
        </table:table-row>
        <table:table-row table:style-name="ro1">
          <table:table-cell office:value-type="float" office:value="11331788" calcext:value-type="float">
            <text:p>11331788</text:p>
          </table:table-cell>
          <table:table-cell office:value-type="float" office:value="11331986" calcext:value-type="float">
            <text:p>11331986</text:p>
          </table:table-cell>
          <table:table-cell office:value-type="string" calcext:value-type="string">
            <text:p>non_sexist</text:p>
          </table:table-cell>
          <table:table-cell office:value-type="string" calcext:value-type="string">
            <text:p>Маруся? А чего не Агафья? Слишком скрепно?</text:p>
          </table:table-cell>
        </table:table-row>
        <table:table-row table:style-name="ro1">
          <table:table-cell office:value-type="float" office:value="11331788" calcext:value-type="float">
            <text:p>11331788</text:p>
          </table:table-cell>
          <table:table-cell office:value-type="float" office:value="11331993" calcext:value-type="float">
            <text:p>11331993</text:p>
          </table:table-cell>
          <table:table-cell office:value-type="string" calcext:value-type="string">
            <text:p>non_sexist</text:p>
          </table:table-cell>
          <table:table-cell office:value-type="string" calcext:value-type="string">
            <text:p>А Маруся на прямую в ФСБ будет простушку отправлять?</text:p>
          </table:table-cell>
        </table:table-row>
        <table:table-row table:style-name="ro1">
          <table:table-cell office:value-type="float" office:value="11331788" calcext:value-type="float">
            <text:p>11331788</text:p>
          </table:table-cell>
          <table:table-cell office:value-type="float" office:value="11332005" calcext:value-type="float">
            <text:p>11332005</text:p>
          </table:table-cell>
          <table:table-cell office:value-type="string" calcext:value-type="string">
            <text:p>non_sexist</text:p>
          </table:table-cell>
          <table:table-cell office:value-type="string" calcext:value-type="string">
            <text:p>Маруся, от счастья слёзы льёт как Сири, душа её пайоот!</text:p>
          </table:table-cell>
        </table:table-row>
        <table:table-row table:style-name="ro1">
          <table:table-cell office:value-type="float" office:value="11331788" calcext:value-type="float">
            <text:p>11331788</text:p>
          </table:table-cell>
          <table:table-cell office:value-type="float" office:value="11332194" calcext:value-type="float">
            <text:p>11332194</text:p>
          </table:table-cell>
          <table:table-cell office:value-type="string" calcext:value-type="string">
            <text:p>non_sexist</text:p>
          </table:table-cell>
          <table:table-cell office:value-type="string" calcext:value-type="string">
            <text:p>МААААРУУУУСЯЯЯЯЯЯ ТРИ ЧЕТЫР ДВА Я ЗАПУСЛСЯ</text:p>
          </table:table-cell>
        </table:table-row>
        <table:table-row table:style-name="ro1">
          <table:table-cell office:value-type="float" office:value="11331788" calcext:value-type="float">
            <text:p>11331788</text:p>
          </table:table-cell>
          <table:table-cell office:value-type="float" office:value="11332515" calcext:value-type="float">
            <text:p>11332515</text:p>
          </table:table-cell>
          <table:table-cell office:value-type="string" calcext:value-type="string">
            <text:p>non_sexist</text:p>
          </table:table-cell>
          <table:table-cell office:value-type="string" calcext:value-type="string">
            <text:p>а почему маруся а не скажем МУДУСЯ уже ?</text:p>
          </table:table-cell>
        </table:table-row>
        <table:table-row table:style-name="ro1">
          <table:table-cell office:value-type="float" office:value="11331788" calcext:value-type="float">
            <text:p>11331788</text:p>
          </table:table-cell>
          <table:table-cell office:value-type="float" office:value="11332641" calcext:value-type="float">
            <text:p>11332641</text:p>
          </table:table-cell>
          <table:table-cell office:value-type="string" calcext:value-type="string">
            <text:p>non_sexist</text:p>
          </table:table-cell>
          <table:table-cell office:value-type="string" calcext:value-type="string">
            <text:p>Да уж, по первым впечатлениям как-то дешево она смотрится, звучит как робот, из функционала мне лично в глаза сразу бросилось что с картами она вообще работать не умеет</text:p>
          </table:table-cell>
        </table:table-row>
        <table:table-row table:style-name="ro1">
          <table:table-cell office:value-type="float" office:value="11331788" calcext:value-type="float">
            <text:p>11331788</text:p>
          </table:table-cell>
          <table:table-cell office:value-type="float" office:value="11332642" calcext:value-type="float">
            <text:p>11332642</text:p>
          </table:table-cell>
          <table:table-cell office:value-type="string" calcext:value-type="string">
            <text:p>non_sexist</text:p>
          </table:table-cell>
          <table:table-cell office:value-type="string" calcext:value-type="string">
            <text:p>вот про цены на бензин прям по больному</text:p>
          </table:table-cell>
        </table:table-row>
        <table:table-row table:style-name="ro3">
          <table:table-cell office:value-type="float" office:value="11331788" calcext:value-type="float">
            <text:p>11331788</text:p>
          </table:table-cell>
          <table:table-cell office:value-type="float" office:value="11332694" calcext:value-type="float">
            <text:p>11332694</text:p>
          </table:table-cell>
          <table:table-cell office:value-type="string" calcext:value-type="string">
            <text:p>non_sexist</text:p>
          </table:table-cell>
          <table:table-cell office:value-type="string" calcext:value-type="string">
            <text:p>нужно было назвать Галочка</text:p>
            <text:p>- "Алло,Галочка,ты сейчас найдешь !"</text:p>
          </table:table-cell>
        </table:table-row>
        <table:table-row table:style-name="ro1">
          <table:table-cell office:value-type="float" office:value="11331788" calcext:value-type="float">
            <text:p>11331788</text:p>
          </table:table-cell>
          <table:table-cell office:value-type="float" office:value="11332711" calcext:value-type="float">
            <text:p>11332711</text:p>
          </table:table-cell>
          <table:table-cell office:value-type="string" calcext:value-type="string">
            <text:p>non_sexist</text:p>
          </table:table-cell>
          <table:table-cell office:value-type="string" calcext:value-type="string">
            <text:p>Кстати голосовой помощник SIRI был представлен официально осенью 2011 на айфоне 4( а начал разрабатываться в 2005) . а вот еще совпадение -Многосторонний, многоуровневый вооружённый конфликт на территории Сирии, начавшийся весной 2011 года как локальное гражданское противостояние и постепенно переросший в восстание против режима Башара Асада, в которое с течением времени оказались вовлечены не только основные государства региона, но и международные организации, военно-политические группировки и мировые державы....Голосовой помощник Siri вмешался в речь британского министра обороны Гэвина Уильямсона в парламенте о борьбе с терроризмом, чтобы рассказать ему о Сирии.</text:p>
          </table:table-cell>
        </table:table-row>
        <table:table-row table:style-name="ro1">
          <table:table-cell office:value-type="float" office:value="11331788" calcext:value-type="float">
            <text:p>11331788</text:p>
          </table:table-cell>
          <table:table-cell office:value-type="float" office:value="11332833" calcext:value-type="float">
            <text:p>11332833</text:p>
          </table:table-cell>
          <table:table-cell office:value-type="string" calcext:value-type="string">
            <text:p>non_sexist</text:p>
          </table:table-cell>
          <table:table-cell office:value-type="string" calcext:value-type="string">
            <text:p>Бензиновые барыги куйца хладут на договоренности. Даже они вертели правидельство на жую</text:p>
          </table:table-cell>
        </table:table-row>
        <table:table-row table:style-name="ro1">
          <table:table-cell office:value-type="float" office:value="11331788" calcext:value-type="float">
            <text:p>11331788</text:p>
          </table:table-cell>
          <table:table-cell office:value-type="float" office:value="11333023" calcext:value-type="float">
            <text:p>11333023</text:p>
          </table:table-cell>
          <table:table-cell office:value-type="string" calcext:value-type="string">
            <text:p>non_sexist</text:p>
          </table:table-cell>
          <table:table-cell office:value-type="string" calcext:value-type="string">
            <text:p>Почему Маруся, а не Маня?</text:p>
          </table:table-cell>
        </table:table-row>
        <table:table-row table:style-name="ro1">
          <table:table-cell office:value-type="float" office:value="11331788" calcext:value-type="float">
            <text:p>11331788</text:p>
          </table:table-cell>
          <table:table-cell office:value-type="float" office:value="11333260" calcext:value-type="float">
            <text:p>11333260</text:p>
          </table:table-cell>
          <table:table-cell office:value-type="string" calcext:value-type="string">
            <text:p>non_sexist</text:p>
          </table:table-cell>
          <table:table-cell office:value-type="string" calcext:value-type="string">
            <text:p>Все правильно, цены выросли, это скажут 20го Царю, 21го снизят как было.</text:p>
          </table:table-cell>
        </table:table-row>
        <table:table-row table:style-name="ro1">
          <table:table-cell office:value-type="float" office:value="11331788" calcext:value-type="float">
            <text:p>11331788</text:p>
          </table:table-cell>
          <table:table-cell office:value-type="float" office:value="11333266" calcext:value-type="float">
            <text:p>11333266</text:p>
          </table:table-cell>
          <table:table-cell office:value-type="string" calcext:value-type="string">
            <text:p>non_sexist</text:p>
          </table:table-cell>
          <table:table-cell office:value-type="string" calcext:value-type="string">
            <text:p>Попробовал ща с помощью неё маршрут построить - безрезультатно. В чем смысл такого обрубка, когда есть норм работающие помощники - загадка...</text:p>
          </table:table-cell>
        </table:table-row>
        <table:table-row table:style-name="ro1">
          <table:table-cell office:value-type="float" office:value="11331788" calcext:value-type="float">
            <text:p>11331788</text:p>
          </table:table-cell>
          <table:table-cell office:value-type="float" office:value="11333432" calcext:value-type="float">
            <text:p>11333432</text:p>
          </table:table-cell>
          <table:table-cell office:value-type="string" calcext:value-type="string">
            <text:p>non_sexist</text:p>
          </table:table-cell>
          <table:table-cell office:value-type="string" calcext:value-type="string">
            <text:p>Маруууусяяя, от счастья слезы льет</text:p>
          </table:table-cell>
        </table:table-row>
        <table:table-row table:style-name="ro1">
          <table:table-cell office:value-type="float" office:value="11331788" calcext:value-type="float">
            <text:p>11331788</text:p>
          </table:table-cell>
          <table:table-cell office:value-type="float" office:value="11333870" calcext:value-type="float">
            <text:p>11333870</text:p>
          </table:table-cell>
          <table:table-cell office:value-type="string" calcext:value-type="string">
            <text:p>non_sexist</text:p>
          </table:table-cell>
          <table:table-cell office:value-type="string" calcext:value-type="string">
            <text:p>Интересно, есть ли потолок постоянного внезапного роста цен на бензин?</text:p>
          </table:table-cell>
        </table:table-row>
        <table:table-row table:style-name="ro1">
          <table:table-cell office:value-type="float" office:value="11313926" calcext:value-type="float">
            <text:p>11313926</text:p>
          </table:table-cell>
          <table:table-cell office:value-type="float" office:value="11313936" calcext:value-type="float">
            <text:p>11313936</text:p>
          </table:table-cell>
          <table:table-cell office:value-type="string" calcext:value-type="string">
            <text:p>non_sexist</text:p>
          </table:table-cell>
          <table:table-cell office:value-type="string" calcext:value-type="string">
            <text:p>Просить Гарри Поттера почистить твой унитаз &gt; Просить о чем-то Путина</text:p>
          </table:table-cell>
        </table:table-row>
        <table:table-row table:style-name="ro1">
          <table:table-cell office:value-type="float" office:value="11313926" calcext:value-type="float">
            <text:p>11313926</text:p>
          </table:table-cell>
          <table:table-cell office:value-type="float" office:value="11313938" calcext:value-type="float">
            <text:p>11313938</text:p>
          </table:table-cell>
          <table:table-cell office:value-type="string" calcext:value-type="string">
            <text:p>non_sexist</text:p>
          </table:table-cell>
          <table:table-cell office:value-type="string" calcext:value-type="string">
            <text:p>ну выявили эти факты, а дальше то что</text:p>
          </table:table-cell>
        </table:table-row>
        <table:table-row table:style-name="ro3">
          <table:table-cell office:value-type="float" office:value="11313926" calcext:value-type="float">
            <text:p>11313926</text:p>
          </table:table-cell>
          <table:table-cell office:value-type="float" office:value="11313939" calcext:value-type="float">
            <text:p>11313939</text:p>
          </table:table-cell>
          <table:table-cell office:value-type="string" calcext:value-type="string">
            <text:p>non_sexist</text:p>
          </table:table-cell>
          <table:table-cell office:value-type="string" calcext:value-type="string">
            <text:p>Академик дело предлагает</text:p>
            <text:p>Ну, как говорится, #freeyungtrappa, #freeyunggum, #freeymb</text:p>
          </table:table-cell>
        </table:table-row>
        <table:table-row table:style-name="ro1">
          <table:table-cell office:value-type="float" office:value="11313926" calcext:value-type="float">
            <text:p>11313926</text:p>
          </table:table-cell>
          <table:table-cell office:value-type="float" office:value="11313940" calcext:value-type="float">
            <text:p>11313940</text:p>
          </table:table-cell>
          <table:table-cell office:value-type="string" calcext:value-type="string">
            <text:p>non_sexist</text:p>
          </table:table-cell>
          <table:table-cell office:value-type="string" calcext:value-type="string">
            <text:p>*пересмотреть все приговоры по статьям о наркотиках* Чё там курнул академик РАН?</text:p>
          </table:table-cell>
        </table:table-row>
        <table:table-row table:style-name="ro2">
          <table:table-cell office:value-type="float" office:value="11313926" calcext:value-type="float">
            <text:p>11313926</text:p>
          </table:table-cell>
          <table:table-cell office:value-type="float" office:value="11313947" calcext:value-type="float">
            <text:p>11313947</text:p>
          </table:table-cell>
          <table:table-cell office:value-type="string" calcext:value-type="string">
            <text:p>non_sexist</text:p>
          </table:table-cell>
          <table:table-cell office:value-type="string" calcext:value-type="string">
            <text:p>&gt;Голикова: больше половины семей с детьми в России живут за чертой бедности</text:p>
            <text:p/>
            <text:p>Пора вводить налог на черту бедности.</text:p>
          </table:table-cell>
        </table:table-row>
        <table:table-row table:style-name="ro1">
          <table:table-cell office:value-type="float" office:value="11313926" calcext:value-type="float">
            <text:p>11313926</text:p>
          </table:table-cell>
          <table:table-cell office:value-type="float" office:value="11313951" calcext:value-type="float">
            <text:p>11313951</text:p>
          </table:table-cell>
          <table:table-cell office:value-type="string" calcext:value-type="string">
            <text:p>non_sexist</text:p>
          </table:table-cell>
          <table:table-cell office:value-type="string" calcext:value-type="string">
            <text:p>Академик Ран отмазывает своих барыг, которым варит амфик, я такое в сериале видел одном.</text:p>
          </table:table-cell>
        </table:table-row>
        <table:table-row table:style-name="ro9">
          <table:table-cell office:value-type="float" office:value="11313926" calcext:value-type="float">
            <text:p>11313926</text:p>
          </table:table-cell>
          <table:table-cell office:value-type="float" office:value="11313957" calcext:value-type="float">
            <text:p>11313957</text:p>
          </table:table-cell>
          <table:table-cell office:value-type="string" calcext:value-type="string">
            <text:p>non_sexist</text:p>
          </table:table-cell>
          <table:table-cell office:value-type="string" calcext:value-type="string">
            <text:p>Чтобы жить в цивилизованной стране, не надо уезжать из России.</text:p>
            <text:p>Тем более делать в ней революцию.</text:p>
            <text:p>Просто… :</text:p>
            <text:p> не мусори,</text:p>
            <text:p> не матерись,</text:p>
            <text:p> начни ездить по правилам на дорогах,</text:p>
            <text:p> не давай взяток,</text:p>
            <text:p> не бери взяток,</text:p>
            <text:p> не пей алкоголь и не кури,</text:p>
            <text:p> не изменяй Любимому Человеку,</text:p>
            <text:p> уважай культуру и учи историю отчизны,</text:p>
            <text:p> уважай стариков.</text:p>
            <text:p>… И сам не заметишь, как ОКАЖЕШЬСЯ В ЦИВИЛИЗОВАННОМ ГОСУДАРСТВЕ.</text:p>
            <text:p>М.Задорнов</text:p>
          </table:table-cell>
        </table:table-row>
        <table:table-row table:style-name="ro1">
          <table:table-cell office:value-type="float" office:value="11313926" calcext:value-type="float">
            <text:p>11313926</text:p>
          </table:table-cell>
          <table:table-cell office:value-type="float" office:value="11313958" calcext:value-type="float">
            <text:p>11313958</text:p>
          </table:table-cell>
          <table:table-cell office:value-type="string" calcext:value-type="string">
            <text:p>non_sexist</text:p>
          </table:table-cell>
          <table:table-cell office:value-type="string" calcext:value-type="string">
            <text:p>Что не новость, то очередная "гордость" за нашу сверхдержаву!</text:p>
          </table:table-cell>
        </table:table-row>
        <table:table-row table:style-name="ro1">
          <table:table-cell office:value-type="float" office:value="11313926" calcext:value-type="float">
            <text:p>11313926</text:p>
          </table:table-cell>
          <table:table-cell office:value-type="float" office:value="11313968" calcext:value-type="float">
            <text:p>11313968</text:p>
          </table:table-cell>
          <table:table-cell office:value-type="string" calcext:value-type="string">
            <text:p>non_sexist</text:p>
          </table:table-cell>
          <table:table-cell office:value-type="string" calcext:value-type="string">
            <text:p>нет времени на раскачку пять</text:p>
          </table:table-cell>
        </table:table-row>
        <table:table-row table:style-name="ro1">
          <table:table-cell office:value-type="float" office:value="11313926" calcext:value-type="float">
            <text:p>11313926</text:p>
          </table:table-cell>
          <table:table-cell office:value-type="float" office:value="11313969" calcext:value-type="float">
            <text:p>11313969</text:p>
          </table:table-cell>
          <table:table-cell office:value-type="string" calcext:value-type="string">
            <text:p>non_sexist</text:p>
          </table:table-cell>
          <table:table-cell office:value-type="string" calcext:value-type="string">
            <text:p>Две тысячи нарушений, а вы продолжайте деньги у бабушек в карманах искать.</text:p>
          </table:table-cell>
        </table:table-row>
        <table:table-row table:style-name="ro1">
          <table:table-cell office:value-type="float" office:value="11313926" calcext:value-type="float">
            <text:p>11313926</text:p>
          </table:table-cell>
          <table:table-cell office:value-type="float" office:value="11313983" calcext:value-type="float">
            <text:p>11313983</text:p>
          </table:table-cell>
          <table:table-cell office:value-type="string" calcext:value-type="string">
            <text:p>non_sexist</text:p>
          </table:table-cell>
          <table:table-cell office:value-type="string" calcext:value-type="string">
            <text:p>Такими темпами гербом России будет конопля, а не курица. Встаём с колен ёпт.</text:p>
          </table:table-cell>
        </table:table-row>
        <table:table-row table:style-name="ro1">
          <table:table-cell office:value-type="float" office:value="11313926" calcext:value-type="float">
            <text:p>11313926</text:p>
          </table:table-cell>
          <table:table-cell office:value-type="float" office:value="11313988" calcext:value-type="float">
            <text:p>11313988</text:p>
          </table:table-cell>
          <table:table-cell office:value-type="string" calcext:value-type="string">
            <text:p>non_sexist</text:p>
          </table:table-cell>
          <table:table-cell office:value-type="string" calcext:value-type="string">
            <text:p>Как он смел просить Царя о чем-то хорошем для людей!!!!!!</text:p>
          </table:table-cell>
        </table:table-row>
        <table:table-row table:style-name="ro1">
          <table:table-cell office:value-type="float" office:value="11313926" calcext:value-type="float">
            <text:p>11313926</text:p>
          </table:table-cell>
          <table:table-cell office:value-type="float" office:value="11313992" calcext:value-type="float">
            <text:p>11313992</text:p>
          </table:table-cell>
          <table:table-cell office:value-type="string" calcext:value-type="string">
            <text:p>non_sexist</text:p>
          </table:table-cell>
          <table:table-cell office:value-type="string" calcext:value-type="string">
            <text:p>а потом ой "что это у нас с демографическим ростом?!"</text:p>
          </table:table-cell>
        </table:table-row>
        <table:table-row table:style-name="ro1">
          <table:table-cell office:value-type="float" office:value="11313926" calcext:value-type="float">
            <text:p>11313926</text:p>
          </table:table-cell>
          <table:table-cell office:value-type="float" office:value="11314095" calcext:value-type="float">
            <text:p>11314095</text:p>
          </table:table-cell>
          <table:table-cell office:value-type="string" calcext:value-type="string">
            <text:p>non_sexist</text:p>
          </table:table-cell>
          <table:table-cell office:value-type="string" calcext:value-type="string">
            <text:p>Почему путин у вас вечно виноват что больше половина этих людей ни на что в жизни не способна кроме как детей заделать ?</text:p>
          </table:table-cell>
        </table:table-row>
        <table:table-row table:style-name="ro1">
          <table:table-cell office:value-type="float" office:value="11313926" calcext:value-type="float">
            <text:p>11313926</text:p>
          </table:table-cell>
          <table:table-cell office:value-type="float" office:value="11314098" calcext:value-type="float">
            <text:p>11314098</text:p>
          </table:table-cell>
          <table:table-cell office:value-type="string" calcext:value-type="string">
            <text:p>non_sexist</text:p>
          </table:table-cell>
          <table:table-cell office:value-type="string" calcext:value-type="string">
            <text:p>Более 51% за чертой. С чего бы это</text:p>
          </table:table-cell>
        </table:table-row>
        <table:table-row table:style-name="ro6">
          <table:table-cell office:value-type="float" office:value="11313926" calcext:value-type="float">
            <text:p>11313926</text:p>
          </table:table-cell>
          <table:table-cell office:value-type="float" office:value="11314144" calcext:value-type="float">
            <text:p>11314144</text:p>
          </table:table-cell>
          <table:table-cell office:value-type="string" calcext:value-type="string">
            <text:p>non_sexist</text:p>
          </table:table-cell>
          <table:table-cell office:value-type="string" calcext:value-type="string">
            <text:p>Если бы более строгие законы были в отношении родителей, к примеру, за бугром в некоторых странах, вообще никаких пособий нет для матерей, они работают почти до родов и выходят после родов на работу тоже очень быстро и норм живут, на первый взгляд.</text:p>
            <text:p>А у нас мало того, что увеличили выплаты до 10тыс. В месяц + 3.5тыс детская карта, так ещё 16тыс за роды платят и мат. капитал есть, дают жильё почти за даром(4-5тыс в месяц).</text:p>
            <text:p/>
            <text:p>И нам ещё все должны! (САРКАЗМ)</text:p>
            <text:p>Людям всегда будет мало.</text:p>
          </table:table-cell>
        </table:table-row>
        <table:table-row table:style-name="ro1">
          <table:table-cell office:value-type="float" office:value="11313926" calcext:value-type="float">
            <text:p>11313926</text:p>
          </table:table-cell>
          <table:table-cell office:value-type="float" office:value="11314154" calcext:value-type="float">
            <text:p>11314154</text:p>
          </table:table-cell>
          <table:table-cell office:value-type="string" calcext:value-type="string">
            <text:p>non_sexist</text:p>
          </table:table-cell>
          <table:table-cell office:value-type="string" calcext:value-type="string">
            <text:p>академик тоже банчит? изнищала наука...</text:p>
          </table:table-cell>
        </table:table-row>
        <table:table-row table:style-name="ro3">
          <table:table-cell office:value-type="float" office:value="11313926" calcext:value-type="float">
            <text:p>11313926</text:p>
          </table:table-cell>
          <table:table-cell office:value-type="float" office:value="11314160" calcext:value-type="float">
            <text:p>11314160</text:p>
          </table:table-cell>
          <table:table-cell office:value-type="string" calcext:value-type="string">
            <text:p>non_sexist</text:p>
          </table:table-cell>
          <table:table-cell office:value-type="string" calcext:value-type="string">
            <text:p>Тысячи нарушений??</text:p>
            <text:p>Это вы ещё засекреченные госзакупки не проверяли😆😆</text:p>
          </table:table-cell>
        </table:table-row>
        <table:table-row table:style-name="ro3">
          <table:table-cell office:value-type="float" office:value="11313926" calcext:value-type="float">
            <text:p>11313926</text:p>
          </table:table-cell>
          <table:table-cell office:value-type="float" office:value="11314215" calcext:value-type="float">
            <text:p>11314215</text:p>
          </table:table-cell>
          <table:table-cell office:value-type="string" calcext:value-type="string">
            <text:p>non_sexist</text:p>
          </table:table-cell>
          <table:table-cell office:value-type="string" calcext:value-type="string">
            <text:p>&gt;Голикова: больше половины семей с детьми в России живут за чертой бедности</text:p>
            <text:p>Путин когда говорит о достижениях России, помнит об этом?</text:p>
          </table:table-cell>
        </table:table-row>
        <table:table-row table:style-name="ro1">
          <table:table-cell office:value-type="float" office:value="11313926" calcext:value-type="float">
            <text:p>11313926</text:p>
          </table:table-cell>
          <table:table-cell office:value-type="float" office:value="11314294" calcext:value-type="float">
            <text:p>11314294</text:p>
          </table:table-cell>
          <table:table-cell office:value-type="string" calcext:value-type="string">
            <text:p>non_sexist</text:p>
          </table:table-cell>
          <table:table-cell office:value-type="string" calcext:value-type="string">
            <text:p>Взбесил пост про 100 тыс. Я вот еле-еле с зп 115 к свожу концы с концами, с подработкой получается еще чуть больше, где-то в среднем на 250 выхожу если все нормально. Но я мля в 33 года обеспечиваю родителей, брата, сестру, а батю раз в два месяца надо оперировать, плюс лекарства, мне остается от силы тыс 60 в месяц. Мне все советуют бросить семью и жить себе, даже девушку завести не могу, т.к. когда они узнают куда я деньги деваю - вопрос решен. Ну так вот бесят такие долбонафты, живущие для себя, но все равно чем-то недовольные. На 100 к в регионе можно 3 семьи содержать, машу вать.</text:p>
          </table:table-cell>
        </table:table-row>
        <table:table-row table:style-name="ro2">
          <table:table-cell office:value-type="float" office:value="11313926" calcext:value-type="float">
            <text:p>11313926</text:p>
          </table:table-cell>
          <table:table-cell office:value-type="float" office:value="11314315" calcext:value-type="float">
            <text:p>11314315</text:p>
          </table:table-cell>
          <table:table-cell office:value-type="string" calcext:value-type="string">
            <text:p>non_sexist</text:p>
          </table:table-cell>
          <table:table-cell office:value-type="string" calcext:value-type="string">
            <text:p>Lendssey, ну всем ты тут уже нахвалился: и умом, физикой, достатком.. ну а вот насчёт великодушия как ? </text:p>
            <text:p>Пожертвуй сумму на доброе дело в помощь нуждающимся, внеси благотворительную лепту на дело богоугодное ! Вот тогда велик будешь в глазах людей и могуч !</text:p>
            <text:p> А так что, бла - бла - кать</text:p>
          </table:table-cell>
        </table:table-row>
        <table:table-row table:style-name="ro1">
          <table:table-cell office:value-type="float" office:value="11313926" calcext:value-type="float">
            <text:p>11313926</text:p>
          </table:table-cell>
          <table:table-cell office:value-type="float" office:value="11314321" calcext:value-type="float">
            <text:p>11314321</text:p>
          </table:table-cell>
          <table:table-cell office:value-type="string" calcext:value-type="string">
            <text:p>non_sexist</text:p>
          </table:table-cell>
          <table:table-cell office:value-type="string" calcext:value-type="string">
            <text:p>Наверно вторая новость сильно влияет на третью</text:p>
          </table:table-cell>
        </table:table-row>
        <table:table-row table:style-name="ro1">
          <table:table-cell office:value-type="float" office:value="11313926" calcext:value-type="float">
            <text:p>11313926</text:p>
          </table:table-cell>
          <table:table-cell office:value-type="float" office:value="11314329" calcext:value-type="float">
            <text:p>11314329</text:p>
          </table:table-cell>
          <table:table-cell office:value-type="string" calcext:value-type="string">
            <text:p>non_sexist</text:p>
          </table:table-cell>
          <table:table-cell office:value-type="string" calcext:value-type="string">
            <text:p>про семьи с детьми это правда</text:p>
          </table:table-cell>
        </table:table-row>
        <table:table-row table:style-name="ro1">
          <table:table-cell office:value-type="float" office:value="11313926" calcext:value-type="float">
            <text:p>11313926</text:p>
          </table:table-cell>
          <table:table-cell office:value-type="float" office:value="11314358" calcext:value-type="float">
            <text:p>11314358</text:p>
          </table:table-cell>
          <table:table-cell office:value-type="string" calcext:value-type="string">
            <text:p>non_sexist</text:p>
          </table:table-cell>
          <table:table-cell office:value-type="string" calcext:value-type="string">
            <text:p>а вообще есть варианты по интернет заработку вполне приемлемые. и люди вполне решают свою материальные задачи. как то, к примеру, так называемая сфера бизнеса как хайп - индустрия. и я вот к примеру сказать, там очень даже недурно так, поднимаю ! давно уже вылез из финансовой зависимости за счёт данных, бизнес - ресурсов.</text:p>
          </table:table-cell>
        </table:table-row>
        <table:table-row table:style-name="ro1">
          <table:table-cell office:value-type="float" office:value="11313926" calcext:value-type="float">
            <text:p>11313926</text:p>
          </table:table-cell>
          <table:table-cell office:value-type="float" office:value="11314388" calcext:value-type="float">
            <text:p>11314388</text:p>
          </table:table-cell>
          <table:table-cell office:value-type="string" calcext:value-type="string">
            <text:p>non_sexist</text:p>
          </table:table-cell>
          <table:table-cell office:value-type="string" calcext:value-type="string">
            <text:p>Академик РАН вносит смуту..Придется всех начальников уволить со всех отделов по всей России. Вроде академик, а такие глупости говорит.</text:p>
          </table:table-cell>
        </table:table-row>
        <table:table-row table:style-name="ro2">
          <table:table-cell office:value-type="float" office:value="11313926" calcext:value-type="float">
            <text:p>11313926</text:p>
          </table:table-cell>
          <table:table-cell office:value-type="float" office:value="11314449" calcext:value-type="float">
            <text:p>11314449</text:p>
          </table:table-cell>
          <table:table-cell office:value-type="string" calcext:value-type="string">
            <text:p>non_sexist</text:p>
          </table:table-cell>
          <table:table-cell office:value-type="string" calcext:value-type="string">
            <text:p>&gt;больше половины семей с детьми в России живут за чертой бедности</text:p>
            <text:p/>
            <text:p>И даже при таких условиях на одном 3.14здюке не останавливаются)))))))</text:p>
          </table:table-cell>
        </table:table-row>
        <table:table-row table:style-name="ro1">
          <table:table-cell office:value-type="float" office:value="11313926" calcext:value-type="float">
            <text:p>11313926</text:p>
          </table:table-cell>
          <table:table-cell office:value-type="float" office:value="11314783" calcext:value-type="float">
            <text:p>11314783</text:p>
          </table:table-cell>
          <table:table-cell office:value-type="string" calcext:value-type="string">
            <text:p>non_sexist</text:p>
          </table:table-cell>
          <table:table-cell office:value-type="string" calcext:value-type="string">
            <text:p>То что люди живут бедно давно факт.</text:p>
          </table:table-cell>
        </table:table-row>
        <table:table-row table:style-name="ro1">
          <table:table-cell office:value-type="float" office:value="11313926" calcext:value-type="float">
            <text:p>11313926</text:p>
          </table:table-cell>
          <table:table-cell office:value-type="float" office:value="11314914" calcext:value-type="float">
            <text:p>11314914</text:p>
          </table:table-cell>
          <table:table-cell office:value-type="string" calcext:value-type="string">
            <text:p>non_sexist</text:p>
          </table:table-cell>
          <table:table-cell office:value-type="string" calcext:value-type="string">
            <text:p>Про наркоту нужно наоборот ужесточать. Слишком доступно и дешево, видимо, это стало для молодежи.</text:p>
          </table:table-cell>
        </table:table-row>
        <table:table-row table:style-name="ro1">
          <table:table-cell office:value-type="float" office:value="11313926" calcext:value-type="float">
            <text:p>11313926</text:p>
          </table:table-cell>
          <table:table-cell office:value-type="float" office:value="11315019" calcext:value-type="float">
            <text:p>11315019</text:p>
          </table:table-cell>
          <table:table-cell office:value-type="string" calcext:value-type="string">
            <text:p>non_sexist</text:p>
          </table:table-cell>
          <table:table-cell office:value-type="string" calcext:value-type="string">
            <text:p>Больше половины? Сми опять приукрашивают????? 87% !!!!!!</text:p>
          </table:table-cell>
        </table:table-row>
        <table:table-row table:style-name="ro2">
          <table:table-cell office:value-type="float" office:value="11313926" calcext:value-type="float">
            <text:p>11313926</text:p>
          </table:table-cell>
          <table:table-cell office:value-type="float" office:value="11315419" calcext:value-type="float">
            <text:p>11315419</text:p>
          </table:table-cell>
          <table:table-cell office:value-type="string" calcext:value-type="string">
            <text:p>non_sexist</text:p>
          </table:table-cell>
          <table:table-cell office:value-type="string" calcext:value-type="string">
            <text:p>&gt;Голикова: больше половины семей с детьми в России живут за чертой бедности.</text:p>
            <text:p/>
            <text:p>А народ России всё терпит и терпит....</text:p>
          </table:table-cell>
        </table:table-row>
        <table:table-row table:style-name="ro1">
          <table:table-cell office:value-type="float" office:value="11313926" calcext:value-type="float">
            <text:p>11313926</text:p>
          </table:table-cell>
          <table:table-cell office:value-type="float" office:value="11315583" calcext:value-type="float">
            <text:p>11315583</text:p>
          </table:table-cell>
          <table:table-cell office:value-type="string" calcext:value-type="string">
            <text:p>non_sexist</text:p>
          </table:table-cell>
          <table:table-cell office:value-type="string" calcext:value-type="string">
            <text:p>Столько проблем в стране и никто их не решает. Че за херня блин? Кто-нибудь собирается над этим работать? Чем этот эффективный менеджер там блин занимается?</text:p>
          </table:table-cell>
        </table:table-row>
        <table:table-row table:style-name="ro1">
          <table:table-cell office:value-type="float" office:value="11313926" calcext:value-type="float">
            <text:p>11313926</text:p>
          </table:table-cell>
          <table:table-cell office:value-type="float" office:value="11315650" calcext:value-type="float">
            <text:p>11315650</text:p>
          </table:table-cell>
          <table:table-cell office:value-type="string" calcext:value-type="string">
            <text:p>non_sexist</text:p>
          </table:table-cell>
          <table:table-cell office:value-type="string" calcext:value-type="string">
            <text:p>Больше половины, что? не расслышал. А они могут платить налоги?</text:p>
          </table:table-cell>
        </table:table-row>
        <table:table-row table:style-name="ro2">
          <table:table-cell office:value-type="float" office:value="11313926" calcext:value-type="float">
            <text:p>11313926</text:p>
          </table:table-cell>
          <table:table-cell office:value-type="float" office:value="11315706" calcext:value-type="float">
            <text:p>11315706</text:p>
          </table:table-cell>
          <table:table-cell office:value-type="string" calcext:value-type="string">
            <text:p>non_sexist</text:p>
          </table:table-cell>
          <table:table-cell office:value-type="string" calcext:value-type="string">
            <text:p>Голикова: больше половины семей с детьми в России живут за чертой бедности</text:p>
            <text:p/>
            <text:p>Но это они все просто работать не хотят, да, точно...</text:p>
          </table:table-cell>
        </table:table-row>
        <table:table-row table:style-name="ro1">
          <table:table-cell office:value-type="float" office:value="11313926" calcext:value-type="float">
            <text:p>11313926</text:p>
          </table:table-cell>
          <table:table-cell office:value-type="float" office:value="11315724" calcext:value-type="float">
            <text:p>11315724</text:p>
          </table:table-cell>
          <table:table-cell office:value-type="string" calcext:value-type="string">
            <text:p>non_sexist</text:p>
          </table:table-cell>
          <table:table-cell office:value-type="string" calcext:value-type="string">
            <text:p>Ран Вася Ран , три четыре пять</text:p>
          </table:table-cell>
        </table:table-row>
        <table:table-row table:style-name="ro1">
          <table:table-cell office:value-type="float" office:value="11313926" calcext:value-type="float">
            <text:p>11313926</text:p>
          </table:table-cell>
          <table:table-cell office:value-type="float" office:value="11315854" calcext:value-type="float">
            <text:p>11315854</text:p>
          </table:table-cell>
          <table:table-cell office:value-type="string" calcext:value-type="string">
            <text:p>non_sexist</text:p>
          </table:table-cell>
          <table:table-cell office:value-type="string" calcext:value-type="string">
            <text:p>а как же зайка с лужайкой? вам еще и деньги подавай?</text:p>
          </table:table-cell>
        </table:table-row>
        <table:table-row table:style-name="ro1">
          <table:table-cell office:value-type="float" office:value="11313926" calcext:value-type="float">
            <text:p>11313926</text:p>
          </table:table-cell>
          <table:table-cell office:value-type="float" office:value="11315886" calcext:value-type="float">
            <text:p>11315886</text:p>
          </table:table-cell>
          <table:table-cell office:value-type="string" calcext:value-type="string">
            <text:p>non_sexist</text:p>
          </table:table-cell>
          <table:table-cell office:value-type="string" calcext:value-type="string">
            <text:p>Если запретить бедных - не будет бедных</text:p>
          </table:table-cell>
        </table:table-row>
        <table:table-row table:style-name="ro3">
          <table:table-cell office:value-type="float" office:value="11313926" calcext:value-type="float">
            <text:p>11313926</text:p>
          </table:table-cell>
          <table:table-cell office:value-type="float" office:value="11315929" calcext:value-type="float">
            <text:p>11315929</text:p>
          </table:table-cell>
          <table:table-cell office:value-type="string" calcext:value-type="string">
            <text:p>non_sexist</text:p>
          </table:table-cell>
          <table:table-cell office:value-type="string" calcext:value-type="string">
            <text:p>"Прогнозируемые затраты только одного предприятия на введение маркировки пищевых продуктов оцениваются в миллионы евро"</text:p>
            <text:p>в смысле евро? в гейропе маркировать будут?</text:p>
          </table:table-cell>
        </table:table-row>
        <table:table-row table:style-name="ro1">
          <table:table-cell office:value-type="float" office:value="11313926" calcext:value-type="float">
            <text:p>11313926</text:p>
          </table:table-cell>
          <table:table-cell office:value-type="float" office:value="11316478" calcext:value-type="float">
            <text:p>11316478</text:p>
          </table:table-cell>
          <table:table-cell office:value-type="string" calcext:value-type="string">
            <text:p>non_sexist</text:p>
          </table:table-cell>
          <table:table-cell office:value-type="string" calcext:value-type="string">
            <text:p>Пох..й, не интересные новости. Когда налоги поднимут???</text:p>
          </table:table-cell>
        </table:table-row>
        <table:table-row table:style-name="ro1">
          <table:table-cell office:value-type="float" office:value="11313926" calcext:value-type="float">
            <text:p>11313926</text:p>
          </table:table-cell>
          <table:table-cell office:value-type="float" office:value="11318112" calcext:value-type="float">
            <text:p>11318112</text:p>
          </table:table-cell>
          <table:table-cell office:value-type="string" calcext:value-type="string">
            <text:p>non_sexist</text:p>
          </table:table-cell>
          <table:table-cell office:value-type="string" calcext:value-type="string">
            <text:p>Благодаря самой же голиковой ну</text:p>
          </table:table-cell>
        </table:table-row>
        <table:table-row table:style-name="ro1">
          <table:table-cell office:value-type="float" office:value="11313926" calcext:value-type="float">
            <text:p>11313926</text:p>
          </table:table-cell>
          <table:table-cell office:value-type="float" office:value="11319044" calcext:value-type="float">
            <text:p>11319044</text:p>
          </table:table-cell>
          <table:table-cell office:value-type="string" calcext:value-type="string">
            <text:p>non_sexist</text:p>
          </table:table-cell>
          <table:table-cell office:value-type="string" calcext:value-type="string">
            <text:p>Огромная просьба к редакции Лентача: можно пореже пынино мурло выкладывать? Выворачивает от его рожи. Всю жизнь сколько себя помню этот урыльник лезет из каждого утюга.</text:p>
          </table:table-cell>
        </table:table-row>
        <table:table-row table:style-name="ro2">
          <table:table-cell office:value-type="float" office:value="11265595" calcext:value-type="float">
            <text:p>11265595</text:p>
          </table:table-cell>
          <table:table-cell office:value-type="float" office:value="11265599" calcext:value-type="float">
            <text:p>11265599</text:p>
          </table:table-cell>
          <table:table-cell office:value-type="string" calcext:value-type="string">
            <text:p>non_sexist</text:p>
          </table:table-cell>
          <table:table-cell office:value-type="string" calcext:value-type="string">
            <text:p>&gt;X5 начнёт принимать у покупателей пластиковую тару в обмен на скидки </text:p>
            <text:p/>
            <text:p>а такую будут принимать же?☺</text:p>
          </table:table-cell>
        </table:table-row>
        <table:table-row table:style-name="ro1">
          <table:table-cell office:value-type="float" office:value="11265595" calcext:value-type="float">
            <text:p>11265595</text:p>
          </table:table-cell>
          <table:table-cell office:value-type="float" office:value="11265600" calcext:value-type="float">
            <text:p>11265600</text:p>
          </table:table-cell>
          <table:table-cell office:value-type="string" calcext:value-type="string">
            <text:p>non_sexist</text:p>
          </table:table-cell>
          <table:table-cell office:value-type="string" calcext:value-type="string">
            <text:p>Интересно и очень познавательно , спасибо, Лентач</text:p>
          </table:table-cell>
        </table:table-row>
        <table:table-row table:style-name="ro1">
          <table:table-cell office:value-type="float" office:value="11265595" calcext:value-type="float">
            <text:p>11265595</text:p>
          </table:table-cell>
          <table:table-cell office:value-type="float" office:value="11265604" calcext:value-type="float">
            <text:p>11265604</text:p>
          </table:table-cell>
          <table:table-cell office:value-type="string" calcext:value-type="string">
            <text:p>non_sexist</text:p>
          </table:table-cell>
          <table:table-cell office:value-type="string" calcext:value-type="string">
            <text:p>Хорошие новости раз два три</text:p>
          </table:table-cell>
        </table:table-row>
        <table:table-row table:style-name="ro2">
          <table:table-cell office:value-type="float" office:value="11265595" calcext:value-type="float">
            <text:p>11265595</text:p>
          </table:table-cell>
          <table:table-cell office:value-type="float" office:value="11265607" calcext:value-type="float">
            <text:p>11265607</text:p>
          </table:table-cell>
          <table:table-cell office:value-type="string" calcext:value-type="string">
            <text:p>non_sexist</text:p>
          </table:table-cell>
          <table:table-cell office:value-type="string" calcext:value-type="string">
            <text:p>Раз, два, три, четыре, пять - новые имена котятам</text:p>
            <text:p/>
            <text:p>Пожалуйста</text:p>
          </table:table-cell>
        </table:table-row>
        <table:table-row table:style-name="ro1">
          <table:table-cell office:value-type="float" office:value="11265595" calcext:value-type="float">
            <text:p>11265595</text:p>
          </table:table-cell>
          <table:table-cell office:value-type="float" office:value="11265608" calcext:value-type="float">
            <text:p>11265608</text:p>
          </table:table-cell>
          <table:table-cell office:value-type="string" calcext:value-type="string">
            <text:p>non_sexist</text:p>
          </table:table-cell>
          <table:table-cell office:value-type="string" calcext:value-type="string">
            <text:p>Котейку жалко жалко жалко жалко</text:p>
          </table:table-cell>
        </table:table-row>
        <table:table-row table:style-name="ro1">
          <table:table-cell office:value-type="float" office:value="11265595" calcext:value-type="float">
            <text:p>11265595</text:p>
          </table:table-cell>
          <table:table-cell office:value-type="float" office:value="11265610" calcext:value-type="float">
            <text:p>11265610</text:p>
          </table:table-cell>
          <table:table-cell office:value-type="string" calcext:value-type="string">
            <text:p>non_sexist</text:p>
          </table:table-cell>
          <table:table-cell office:value-type="string" calcext:value-type="string">
            <text:p>про нейросеть и котиков реально хорошие новости уву 💕</text:p>
          </table:table-cell>
        </table:table-row>
        <table:table-row table:style-name="ro1">
          <table:table-cell office:value-type="float" office:value="11265595" calcext:value-type="float">
            <text:p>11265595</text:p>
          </table:table-cell>
          <table:table-cell office:value-type="float" office:value="11265618" calcext:value-type="float">
            <text:p>11265618</text:p>
          </table:table-cell>
          <table:table-cell office:value-type="string" calcext:value-type="string">
            <text:p>non_sexist</text:p>
          </table:table-cell>
          <table:table-cell office:value-type="string" calcext:value-type="string">
            <text:p>Идёт фотограф по Питеру, видит - первомай. Пофоткал его и сел.</text:p>
          </table:table-cell>
        </table:table-row>
        <table:table-row table:style-name="ro1">
          <table:table-cell office:value-type="float" office:value="11265595" calcext:value-type="float">
            <text:p>11265595</text:p>
          </table:table-cell>
          <table:table-cell office:value-type="float" office:value="11265619" calcext:value-type="float">
            <text:p>11265619</text:p>
          </table:table-cell>
          <table:table-cell office:value-type="string" calcext:value-type="string">
            <text:p>non_sexist</text:p>
          </table:table-cell>
          <table:table-cell office:value-type="string" calcext:value-type="string">
            <text:p>Х5 – это BMW? Просто лень читать.</text:p>
          </table:table-cell>
        </table:table-row>
        <table:table-row table:style-name="ro1">
          <table:table-cell office:value-type="float" office:value="11265595" calcext:value-type="float">
            <text:p>11265595</text:p>
          </table:table-cell>
          <table:table-cell office:value-type="float" office:value="11265628" calcext:value-type="float">
            <text:p>11265628</text:p>
          </table:table-cell>
          <table:table-cell office:value-type="string" calcext:value-type="string">
            <text:p>non_sexist</text:p>
          </table:table-cell>
          <table:table-cell office:value-type="string" calcext:value-type="string">
            <text:p>Ничего не шарят, надо котят называть карасиком</text:p>
          </table:table-cell>
        </table:table-row>
        <table:table-row table:style-name="ro1">
          <table:table-cell office:value-type="float" office:value="11265595" calcext:value-type="float">
            <text:p>11265595</text:p>
          </table:table-cell>
          <table:table-cell office:value-type="float" office:value="11265647" calcext:value-type="float">
            <text:p>11265647</text:p>
          </table:table-cell>
          <table:table-cell office:value-type="string" calcext:value-type="string">
            <text:p>non_sexist</text:p>
          </table:table-cell>
          <table:table-cell office:value-type="string" calcext:value-type="string">
            <text:p>x5 это бмв? или я чет не понял</text:p>
          </table:table-cell>
        </table:table-row>
        <table:table-row table:style-name="ro1">
          <table:table-cell office:value-type="float" office:value="11265595" calcext:value-type="float">
            <text:p>11265595</text:p>
          </table:table-cell>
          <table:table-cell office:value-type="float" office:value="11265661" calcext:value-type="float">
            <text:p>11265661</text:p>
          </table:table-cell>
          <table:table-cell office:value-type="string" calcext:value-type="string">
            <text:p>non_sexist</text:p>
          </table:table-cell>
          <table:table-cell office:value-type="string" calcext:value-type="string">
            <text:p>Идёт фотограф и демонстрант в Питере. Один с транспарантом, а другой тоже сядет.</text:p>
          </table:table-cell>
        </table:table-row>
        <table:table-row table:style-name="ro1">
          <table:table-cell office:value-type="float" office:value="11265595" calcext:value-type="float">
            <text:p>11265595</text:p>
          </table:table-cell>
          <table:table-cell office:value-type="float" office:value="11265669" calcext:value-type="float">
            <text:p>11265669</text:p>
          </table:table-cell>
          <table:table-cell office:value-type="string" calcext:value-type="string">
            <text:p>non_sexist</text:p>
          </table:table-cell>
          <table:table-cell office:value-type="string" calcext:value-type="string">
            <text:p>Вот и пригодился пакет с пакетами</text:p>
          </table:table-cell>
        </table:table-row>
        <table:table-row table:style-name="ro1">
          <table:table-cell office:value-type="float" office:value="11265595" calcext:value-type="float">
            <text:p>11265595</text:p>
          </table:table-cell>
          <table:table-cell office:value-type="float" office:value="11265675" calcext:value-type="float">
            <text:p>11265675</text:p>
          </table:table-cell>
          <table:table-cell office:value-type="string" calcext:value-type="string">
            <text:p>non_sexist</text:p>
          </table:table-cell>
          <table:table-cell office:value-type="string" calcext:value-type="string">
            <text:p>Для всех американских котов самая подходящая кличка <text:s/>"Сфинктер" !</text:p>
          </table:table-cell>
        </table:table-row>
        <table:table-row table:style-name="ro1">
          <table:table-cell office:value-type="float" office:value="11265595" calcext:value-type="float">
            <text:p>11265595</text:p>
          </table:table-cell>
          <table:table-cell office:value-type="float" office:value="11265677" calcext:value-type="float">
            <text:p>11265677</text:p>
          </table:table-cell>
          <table:table-cell office:value-type="string" calcext:value-type="string">
            <text:p>non_sexist</text:p>
          </table:table-cell>
          <table:table-cell office:value-type="string" calcext:value-type="string">
            <text:p>Во, с пластиковыми бутылками хорошо! Но информированность о вреде пластика все равно нужно повышать, как и заменять культуру потреблядства осознанным потреблением - пластик невозможно перерабатывать бесконечно и в какой-то момент он становится неперерабатываемым мусором (который Европа щас сбагривает в Азию и далее в океан)</text:p>
          </table:table-cell>
        </table:table-row>
        <table:table-row table:style-name="ro1">
          <table:table-cell office:value-type="float" office:value="11265595" calcext:value-type="float">
            <text:p>11265595</text:p>
          </table:table-cell>
          <table:table-cell office:value-type="float" office:value="11265717" calcext:value-type="float">
            <text:p>11265717</text:p>
          </table:table-cell>
          <table:table-cell office:value-type="string" calcext:value-type="string">
            <text:p>non_sexist</text:p>
          </table:table-cell>
          <table:table-cell office:value-type="string" calcext:value-type="string">
            <text:p>Мне кажется просто цены повысят, а захочешь вернуть на прежний уровень - тащи бутылки</text:p>
          </table:table-cell>
        </table:table-row>
        <table:table-row table:style-name="ro1">
          <table:table-cell office:value-type="float" office:value="11265595" calcext:value-type="float">
            <text:p>11265595</text:p>
          </table:table-cell>
          <table:table-cell office:value-type="float" office:value="11265754" calcext:value-type="float">
            <text:p>11265754</text:p>
          </table:table-cell>
          <table:table-cell office:value-type="string" calcext:value-type="string">
            <text:p>sexist</text:p>
          </table:table-cell>
          <table:table-cell office:value-type="string" calcext:value-type="string">
            <text:p>Женский футбол ЕСТЬ особая разновидность игры́. ФИФА идёт лесом со свœй политкорректностью.</text:p>
          </table:table-cell>
        </table:table-row>
        <table:table-row table:style-name="ro3">
          <table:table-cell office:value-type="float" office:value="11265595" calcext:value-type="float">
            <text:p>11265595</text:p>
          </table:table-cell>
          <table:table-cell office:value-type="float" office:value="11265769" calcext:value-type="float">
            <text:p>11265769</text:p>
          </table:table-cell>
          <table:table-cell office:value-type="string" calcext:value-type="string">
            <text:p>non_sexist</text:p>
          </table:table-cell>
          <table:table-cell office:value-type="string" calcext:value-type="string">
            <text:p>Никто не может вас разрушить, кроме вас самих :(</text:p>
            <text:p>Никто не может вас спасти, кроме вас самих :)</text:p>
          </table:table-cell>
        </table:table-row>
        <table:table-row table:style-name="ro2">
          <table:table-cell office:value-type="float" office:value="11265595" calcext:value-type="float">
            <text:p>11265595</text:p>
          </table:table-cell>
          <table:table-cell office:value-type="float" office:value="11265968" calcext:value-type="float">
            <text:p>11265968</text:p>
          </table:table-cell>
          <table:table-cell office:value-type="string" calcext:value-type="string">
            <text:p>non_sexist</text:p>
          </table:table-cell>
          <table:table-cell office:value-type="string" calcext:value-type="string">
            <text:p>Прога, которая " придумывает " имена для котят, которую напишет восьмиклассник</text:p>
            <text:p>@</text:p>
            <text:p>Не ну еабть тут только нейросеть справится</text:p>
          </table:table-cell>
        </table:table-row>
        <table:table-row table:style-name="ro2">
          <table:table-cell office:value-type="float" office:value="11265595" calcext:value-type="float">
            <text:p>11265595</text:p>
          </table:table-cell>
          <table:table-cell office:value-type="float" office:value="11265970" calcext:value-type="float">
            <text:p>11265970</text:p>
          </table:table-cell>
          <table:table-cell office:value-type="string" calcext:value-type="string">
            <text:p>non_sexist</text:p>
          </table:table-cell>
          <table:table-cell office:value-type="string" calcext:value-type="string">
            <text:p>Приют попросил нейросеть дать клички. </text:p>
            <text:p>Нейросеть:-Усатый кожанный бидрила номер 1.</text:p>
            <text:p>Усатый кожанный бидрила номер 2.</text:p>
          </table:table-cell>
        </table:table-row>
        <table:table-row table:style-name="ro3">
          <table:table-cell office:value-type="float" office:value="11265595" calcext:value-type="float">
            <text:p>11265595</text:p>
          </table:table-cell>
          <table:table-cell office:value-type="float" office:value="11266064" calcext:value-type="float">
            <text:p>11266064</text:p>
          </table:table-cell>
          <table:table-cell office:value-type="string" calcext:value-type="string">
            <text:p>non_sexist</text:p>
          </table:table-cell>
          <table:table-cell office:value-type="string" calcext:value-type="string">
            <text:p>столько тут интересного что можно присесть</text:p>
            <text:p> за коммент ) отписался от греха ато соблазнит .... того гляди прилипнешь</text:p>
          </table:table-cell>
        </table:table-row>
        <table:table-row table:style-name="ro3">
          <table:table-cell office:value-type="float" office:value="11265595" calcext:value-type="float">
            <text:p>11265595</text:p>
          </table:table-cell>
          <table:table-cell office:value-type="float" office:value="11266201" calcext:value-type="float">
            <text:p>11266201</text:p>
          </table:table-cell>
          <table:table-cell office:value-type="string" calcext:value-type="string">
            <text:p>non_sexist</text:p>
          </table:table-cell>
          <table:table-cell office:value-type="string" calcext:value-type="string">
            <text:p>Главные мои желания в том, чтобы никогда не сердиться, всегда говорить правду, говорить ее любовно, так, чтобы никого не оскорбить, быть терпимым с нетерпимыми, добрым с осуждающими, свободным от страсти среди страстных.</text:p>
            <text:p> Вот в чём мои главные желания :)</text:p>
          </table:table-cell>
        </table:table-row>
        <table:table-row table:style-name="ro1">
          <table:table-cell office:value-type="float" office:value="11265595" calcext:value-type="float">
            <text:p>11265595</text:p>
          </table:table-cell>
          <table:table-cell office:value-type="float" office:value="11266261" calcext:value-type="float">
            <text:p>11266261</text:p>
          </table:table-cell>
          <table:table-cell office:value-type="string" calcext:value-type="string">
            <text:p>non_sexist</text:p>
          </table:table-cell>
          <table:table-cell office:value-type="string" calcext:value-type="string">
            <text:p>#россия #чита #путин #прорыв #ад #единаяроссия смотреть без звука https://www.youtube.com/watch?v=1xDUw2qtB8k</text:p>
          </table:table-cell>
        </table:table-row>
        <table:table-row table:style-name="ro1">
          <table:table-cell office:value-type="float" office:value="11265595" calcext:value-type="float">
            <text:p>11265595</text:p>
          </table:table-cell>
          <table:table-cell office:value-type="float" office:value="11266280" calcext:value-type="float">
            <text:p>11266280</text:p>
          </table:table-cell>
          <table:table-cell office:value-type="string" calcext:value-type="string">
            <text:p>non_sexist</text:p>
          </table:table-cell>
          <table:table-cell office:value-type="string" calcext:value-type="string">
            <text:p>Пригодятся, не зря я их копил</text:p>
          </table:table-cell>
        </table:table-row>
        <table:table-row table:style-name="ro1">
          <table:table-cell office:value-type="float" office:value="11265595" calcext:value-type="float">
            <text:p>11265595</text:p>
          </table:table-cell>
          <table:table-cell office:value-type="float" office:value="11266651" calcext:value-type="float">
            <text:p>11266651</text:p>
          </table:table-cell>
          <table:table-cell office:value-type="string" calcext:value-type="string">
            <text:p>non_sexist</text:p>
          </table:table-cell>
          <table:table-cell office:value-type="string" calcext:value-type="string">
            <text:p>Интересно, а скидка будет общая или на какие-то случайные товары, которые ты вряд ли купишь? А то Виктория даёт скидочные купоны на всякую фигню...</text:p>
          </table:table-cell>
        </table:table-row>
        <table:table-row table:style-name="ro3">
          <table:table-cell office:value-type="float" office:value="11265595" calcext:value-type="float">
            <text:p>11265595</text:p>
          </table:table-cell>
          <table:table-cell office:value-type="float" office:value="11266661" calcext:value-type="float">
            <text:p>11266661</text:p>
          </table:table-cell>
          <table:table-cell office:value-type="string" calcext:value-type="string">
            <text:p>non_sexist</text:p>
          </table:table-cell>
          <table:table-cell office:value-type="string" calcext:value-type="string">
            <text:p>-Я в магазин </text:p>
            <text:p>-Захвати мусор (пять)</text:p>
          </table:table-cell>
        </table:table-row>
        <table:table-row table:style-name="ro1">
          <table:table-cell office:value-type="float" office:value="11265595" calcext:value-type="float">
            <text:p>11265595</text:p>
          </table:table-cell>
          <table:table-cell office:value-type="float" office:value="11266783" calcext:value-type="float">
            <text:p>11266783</text:p>
          </table:table-cell>
          <table:table-cell office:value-type="string" calcext:value-type="string">
            <text:p>non_sexist</text:p>
          </table:table-cell>
          <table:table-cell office:value-type="string" calcext:value-type="string">
            <text:p>О! Я знаю последний кадр этого фотографа...</text:p>
          </table:table-cell>
        </table:table-row>
        <table:table-row table:style-name="ro3">
          <table:table-cell office:value-type="float" office:value="11265595" calcext:value-type="float">
            <text:p>11265595</text:p>
          </table:table-cell>
          <table:table-cell office:value-type="float" office:value="11266900" calcext:value-type="float">
            <text:p>11266900</text:p>
          </table:table-cell>
          <table:table-cell office:value-type="string" calcext:value-type="string">
            <text:p>non_sexist</text:p>
          </table:table-cell>
          <table:table-cell office:value-type="string" calcext:value-type="string">
            <text:p>А можно я тоже придумаю кличку для котят?</text:p>
            <text:p>Например, Карасик.</text:p>
          </table:table-cell>
        </table:table-row>
        <table:table-row table:style-name="ro6">
          <table:table-cell office:value-type="float" office:value="11265595" calcext:value-type="float">
            <text:p>11265595</text:p>
          </table:table-cell>
          <table:table-cell office:value-type="float" office:value="11267026" calcext:value-type="float">
            <text:p>11267026</text:p>
          </table:table-cell>
          <table:table-cell office:value-type="string" calcext:value-type="string">
            <text:p>non_sexist</text:p>
          </table:table-cell>
          <table:table-cell office:value-type="string" calcext:value-type="string">
            <text:p>Очередной полицейский беспредел</text:p>
            <text:p/>
            <text:p>Интересно, почему нет аналогичных новостей про избиения, пытки и т.п., где инициатором выступает преступная организация?</text:p>
            <text:p/>
            <text:p>Совпадение? Не думаю</text:p>
          </table:table-cell>
        </table:table-row>
        <table:table-row table:style-name="ro1">
          <table:table-cell office:value-type="float" office:value="11265595" calcext:value-type="float">
            <text:p>11265595</text:p>
          </table:table-cell>
          <table:table-cell office:value-type="float" office:value="11267034" calcext:value-type="float">
            <text:p>11267034</text:p>
          </table:table-cell>
          <table:table-cell office:value-type="string" calcext:value-type="string">
            <text:p>non_sexist</text:p>
          </table:table-cell>
          <table:table-cell office:value-type="string" calcext:value-type="string">
            <text:p>От бмв такого не ожидал</text:p>
          </table:table-cell>
        </table:table-row>
        <table:table-row table:style-name="ro1">
          <table:table-cell office:value-type="float" office:value="11265595" calcext:value-type="float">
            <text:p>11265595</text:p>
          </table:table-cell>
          <table:table-cell office:value-type="float" office:value="11267083" calcext:value-type="float">
            <text:p>11267083</text:p>
          </table:table-cell>
          <table:table-cell office:value-type="string" calcext:value-type="string">
            <text:p>non_sexist</text:p>
          </table:table-cell>
          <table:table-cell office:value-type="string" calcext:value-type="string">
            <text:p>Мне вообще нравится, какие клички генерирует нейросеть: Помпомпура, Таффет и Чизмонгер (то есть «торговец сыром»), Этот Парень, Бип Буп, Том Блесточкин (Tom Glitter) и другие :333</text:p>
          </table:table-cell>
        </table:table-row>
        <table:table-row table:style-name="ro1">
          <table:table-cell office:value-type="float" office:value="11265595" calcext:value-type="float">
            <text:p>11265595</text:p>
          </table:table-cell>
          <table:table-cell office:value-type="float" office:value="11267150" calcext:value-type="float">
            <text:p>11267150</text:p>
          </table:table-cell>
          <table:table-cell office:value-type="string" calcext:value-type="string">
            <text:p>non_sexist</text:p>
          </table:table-cell>
          <table:table-cell office:value-type="string" calcext:value-type="string">
            <text:p>В большенстве своем в этих сетях пенсионеры, так что скидки за тару очень даже кстати)</text:p>
          </table:table-cell>
        </table:table-row>
        <table:table-row table:style-name="ro1">
          <table:table-cell office:value-type="float" office:value="11265595" calcext:value-type="float">
            <text:p>11265595</text:p>
          </table:table-cell>
          <table:table-cell office:value-type="float" office:value="11267156" calcext:value-type="float">
            <text:p>11267156</text:p>
          </table:table-cell>
          <table:table-cell office:value-type="string" calcext:value-type="string">
            <text:p>non_sexist</text:p>
          </table:table-cell>
          <table:table-cell office:value-type="string" calcext:value-type="string">
            <text:p>конкретная охота на пластик началась)! такими темпами, долго ему не прожить😀</text:p>
          </table:table-cell>
        </table:table-row>
        <table:table-row table:style-name="ro1">
          <table:table-cell office:value-type="float" office:value="11265595" calcext:value-type="float">
            <text:p>11265595</text:p>
          </table:table-cell>
          <table:table-cell office:value-type="float" office:value="11267173" calcext:value-type="float">
            <text:p>11267173</text:p>
          </table:table-cell>
          <table:table-cell office:value-type="string" calcext:value-type="string">
            <text:p>non_sexist</text:p>
          </table:table-cell>
          <table:table-cell office:value-type="string" calcext:value-type="string">
            <text:p>Зато бродяги получат скидочки на трапезу, а пластик между прочим 400 лет разлагается</text:p>
          </table:table-cell>
        </table:table-row>
        <table:table-row table:style-name="ro1">
          <table:table-cell office:value-type="float" office:value="11265595" calcext:value-type="float">
            <text:p>11265595</text:p>
          </table:table-cell>
          <table:table-cell office:value-type="float" office:value="11267290" calcext:value-type="float">
            <text:p>11267290</text:p>
          </table:table-cell>
          <table:table-cell office:value-type="string" calcext:value-type="string">
            <text:p>non_sexist</text:p>
          </table:table-cell>
          <table:table-cell office:value-type="string" calcext:value-type="string">
            <text:p>Фотограф - это мой друг!</text:p>
          </table:table-cell>
        </table:table-row>
        <table:table-row table:style-name="ro1">
          <table:table-cell office:value-type="float" office:value="11265595" calcext:value-type="float">
            <text:p>11265595</text:p>
          </table:table-cell>
          <table:table-cell office:value-type="float" office:value="11267334" calcext:value-type="float">
            <text:p>11267334</text:p>
          </table:table-cell>
          <table:table-cell office:value-type="string" calcext:value-type="string">
            <text:p>non_sexist</text:p>
          </table:table-cell>
          <table:table-cell office:value-type="string" calcext:value-type="string">
            <text:p>Не зря копил пакеты с пакетами</text:p>
          </table:table-cell>
        </table:table-row>
        <table:table-row table:style-name="ro1">
          <table:table-cell office:value-type="float" office:value="11265595" calcext:value-type="float">
            <text:p>11265595</text:p>
          </table:table-cell>
          <table:table-cell office:value-type="float" office:value="11267484" calcext:value-type="float">
            <text:p>11267484</text:p>
          </table:table-cell>
          <table:table-cell office:value-type="string" calcext:value-type="string">
            <text:p>non_sexist</text:p>
          </table:table-cell>
          <table:table-cell office:value-type="string" calcext:value-type="string">
            <text:p>Избили, очухался в больнице, оштрафовали. Ниче нового. Терпилы</text:p>
          </table:table-cell>
        </table:table-row>
        <table:table-row table:style-name="ro1">
          <table:table-cell office:value-type="float" office:value="11265595" calcext:value-type="float">
            <text:p>11265595</text:p>
          </table:table-cell>
          <table:table-cell office:value-type="float" office:value="11268342" calcext:value-type="float">
            <text:p>11268342</text:p>
          </table:table-cell>
          <table:table-cell office:value-type="string" calcext:value-type="string">
            <text:p>non_sexist</text:p>
          </table:table-cell>
          <table:table-cell office:value-type="string" calcext:value-type="string">
            <text:p>Шутка про Карасик уже была ? Или нет?</text:p>
          </table:table-cell>
        </table:table-row>
        <table:table-row table:style-name="ro1">
          <table:table-cell office:value-type="float" office:value="11265595" calcext:value-type="float">
            <text:p>11265595</text:p>
          </table:table-cell>
          <table:table-cell office:value-type="float" office:value="11268535" calcext:value-type="float">
            <text:p>11268535</text:p>
          </table:table-cell>
          <table:table-cell office:value-type="string" calcext:value-type="string">
            <text:p>non_sexist</text:p>
          </table:table-cell>
          <table:table-cell office:value-type="string" calcext:value-type="string">
            <text:p>Кот1, кот2, кот3, кот4, кот5!</text:p>
          </table:table-cell>
        </table:table-row>
        <table:table-row table:style-name="ro1">
          <table:table-cell office:value-type="float" office:value="11265595" calcext:value-type="float">
            <text:p>11265595</text:p>
          </table:table-cell>
          <table:table-cell office:value-type="float" office:value="11268617" calcext:value-type="float">
            <text:p>11268617</text:p>
          </table:table-cell>
          <table:table-cell office:value-type="string" calcext:value-type="string">
            <text:p>non_sexist</text:p>
          </table:table-cell>
          <table:table-cell office:value-type="string" calcext:value-type="string">
            <text:p>Меня больше всего радует, что об экологии начали думать и пластик начнут собирать и перерабатывать по-нормальному)</text:p>
          </table:table-cell>
        </table:table-row>
        <table:table-row table:style-name="ro1">
          <table:table-cell office:value-type="float" office:value="11265595" calcext:value-type="float">
            <text:p>11265595</text:p>
          </table:table-cell>
          <table:table-cell office:value-type="float" office:value="11268618" calcext:value-type="float">
            <text:p>11268618</text:p>
          </table:table-cell>
          <table:table-cell office:value-type="string" calcext:value-type="string">
            <text:p>non_sexist</text:p>
          </table:table-cell>
          <table:table-cell office:value-type="string" calcext:value-type="string">
            <text:p>Самая хорошая новость-о сборе пластика</text:p>
          </table:table-cell>
        </table:table-row>
        <table:table-row table:style-name="ro3">
          <table:table-cell office:value-type="float" office:value="11251049" calcext:value-type="float">
            <text:p>11251049</text:p>
          </table:table-cell>
          <table:table-cell office:value-type="float" office:value="11251060" calcext:value-type="float">
            <text:p>11251060</text:p>
          </table:table-cell>
          <table:table-cell office:value-type="string" calcext:value-type="string">
            <text:p>non_sexist</text:p>
          </table:table-cell>
          <table:table-cell office:value-type="string" calcext:value-type="string">
            <text:p>Взрывов не было. Это просто Саня дунул в системник и мука случайно загорелась</text:p>
            <text:p>©ГП</text:p>
          </table:table-cell>
        </table:table-row>
        <table:table-row table:style-name="ro1">
          <table:table-cell office:value-type="float" office:value="11251049" calcext:value-type="float">
            <text:p>11251049</text:p>
          </table:table-cell>
          <table:table-cell office:value-type="float" office:value="11251063" calcext:value-type="float">
            <text:p>11251063</text:p>
          </table:table-cell>
          <table:table-cell office:value-type="string" calcext:value-type="string">
            <text:p>non_sexist</text:p>
          </table:table-cell>
          <table:table-cell office:value-type="string" calcext:value-type="string">
            <text:p>зеленский галимый популист.....под его выборы и мнимые отставки выводят из игры деятелей 14го года.....тех кто вложился в этот проект и поимел свою выгоду..</text:p>
          </table:table-cell>
        </table:table-row>
        <table:table-row table:style-name="ro1">
          <table:table-cell office:value-type="float" office:value="11251049" calcext:value-type="float">
            <text:p>11251049</text:p>
          </table:table-cell>
          <table:table-cell office:value-type="float" office:value="11251064" calcext:value-type="float">
            <text:p>11251064</text:p>
          </table:table-cell>
          <table:table-cell office:value-type="string" calcext:value-type="string">
            <text:p>non_sexist</text:p>
          </table:table-cell>
          <table:table-cell office:value-type="string" calcext:value-type="string">
            <text:p>Взрыва не было он уволился два дня назад пять</text:p>
          </table:table-cell>
        </table:table-row>
        <table:table-row table:style-name="ro1">
          <table:table-cell office:value-type="float" office:value="11251049" calcext:value-type="float">
            <text:p>11251049</text:p>
          </table:table-cell>
          <table:table-cell office:value-type="float" office:value="11251066" calcext:value-type="float">
            <text:p>11251066</text:p>
          </table:table-cell>
          <table:table-cell office:value-type="string" calcext:value-type="string">
            <text:p>non_sexist</text:p>
          </table:table-cell>
          <table:table-cell office:value-type="string" calcext:value-type="string">
            <text:p>Вот не понимаю я этих чоповцев и омоновцев, посланных на Шиес. Их же детям и внукам потом на этой, отравленной их же стараниями, планете жить. 🤔</text:p>
          </table:table-cell>
        </table:table-row>
        <table:table-row table:style-name="ro1">
          <table:table-cell office:value-type="float" office:value="11251049" calcext:value-type="float">
            <text:p>11251049</text:p>
          </table:table-cell>
          <table:table-cell office:value-type="float" office:value="11251070" calcext:value-type="float">
            <text:p>11251070</text:p>
          </table:table-cell>
          <table:table-cell office:value-type="string" calcext:value-type="string">
            <text:p>non_sexist</text:p>
          </table:table-cell>
          <table:table-cell office:value-type="string" calcext:value-type="string">
            <text:p>мусора в стороне от мусорной проблемы</text:p>
          </table:table-cell>
        </table:table-row>
        <table:table-row table:style-name="ro1">
          <table:table-cell office:value-type="float" office:value="11251049" calcext:value-type="float">
            <text:p>11251049</text:p>
          </table:table-cell>
          <table:table-cell office:value-type="float" office:value="11251072" calcext:value-type="float">
            <text:p>11251072</text:p>
          </table:table-cell>
          <table:table-cell office:value-type="string" calcext:value-type="string">
            <text:p>non_sexist</text:p>
          </table:table-cell>
          <table:table-cell office:value-type="string" calcext:value-type="string">
            <text:p>Зе - он пытался. Популист фигов.</text:p>
          </table:table-cell>
        </table:table-row>
        <table:table-row table:style-name="ro1">
          <table:table-cell office:value-type="float" office:value="11251049" calcext:value-type="float">
            <text:p>11251049</text:p>
          </table:table-cell>
          <table:table-cell office:value-type="float" office:value="11251073" calcext:value-type="float">
            <text:p>11251073</text:p>
          </table:table-cell>
          <table:table-cell office:value-type="string" calcext:value-type="string">
            <text:p>non_sexist</text:p>
          </table:table-cell>
          <table:table-cell office:value-type="string" calcext:value-type="string">
            <text:p>Кагбэ всё ясна-панятна с этими активистами, русские СМИ п..здеть не будут</text:p>
          </table:table-cell>
        </table:table-row>
        <table:table-row table:style-name="ro1">
          <table:table-cell office:value-type="float" office:value="11251049" calcext:value-type="float">
            <text:p>11251049</text:p>
          </table:table-cell>
          <table:table-cell office:value-type="float" office:value="11251075" calcext:value-type="float">
            <text:p>11251075</text:p>
          </table:table-cell>
          <table:table-cell office:value-type="string" calcext:value-type="string">
            <text:p>non_sexist</text:p>
          </table:table-cell>
          <table:table-cell office:value-type="string" calcext:value-type="string">
            <text:p>воюют одни хахлы с другими, а переговоры хочет с Россией. ох ща мамкиным политикам пригорит от правды...</text:p>
          </table:table-cell>
        </table:table-row>
        <table:table-row table:style-name="ro1">
          <table:table-cell office:value-type="float" office:value="11251049" calcext:value-type="float">
            <text:p>11251049</text:p>
          </table:table-cell>
          <table:table-cell office:value-type="float" office:value="11251088" calcext:value-type="float">
            <text:p>11251088</text:p>
          </table:table-cell>
          <table:table-cell office:value-type="string" calcext:value-type="string">
            <text:p>non_sexist</text:p>
          </table:table-cell>
          <table:table-cell office:value-type="string" calcext:value-type="string">
            <text:p>сори.. я из Укр.. но а кто такой Зеленский до сих пор не понимаю</text:p>
          </table:table-cell>
        </table:table-row>
        <table:table-row table:style-name="ro1">
          <table:table-cell office:value-type="float" office:value="11251049" calcext:value-type="float">
            <text:p>11251049</text:p>
          </table:table-cell>
          <table:table-cell office:value-type="float" office:value="11251220" calcext:value-type="float">
            <text:p>11251220</text:p>
          </table:table-cell>
          <table:table-cell office:value-type="string" calcext:value-type="string">
            <text:p>non_sexist</text:p>
          </table:table-cell>
          <table:table-cell office:value-type="string" calcext:value-type="string">
            <text:p>К сожалению, война на донбассе выгодна двум сторонам..</text:p>
          </table:table-cell>
        </table:table-row>
        <table:table-row table:style-name="ro1">
          <table:table-cell office:value-type="float" office:value="11251049" calcext:value-type="float">
            <text:p>11251049</text:p>
          </table:table-cell>
          <table:table-cell office:value-type="float" office:value="11251228" calcext:value-type="float">
            <text:p>11251228</text:p>
          </table:table-cell>
          <table:table-cell office:value-type="string" calcext:value-type="string">
            <text:p>non_sexist</text:p>
          </table:table-cell>
          <table:table-cell office:value-type="string" calcext:value-type="string">
            <text:p>Я ждал что Зеленский поедет в Донецк или Луганск. А он только языком трепать мастер. Вобщем прогресса никакого не будет.</text:p>
          </table:table-cell>
        </table:table-row>
        <table:table-row table:style-name="ro1">
          <table:table-cell office:value-type="float" office:value="11251049" calcext:value-type="float">
            <text:p>11251049</text:p>
          </table:table-cell>
          <table:table-cell office:value-type="float" office:value="11251308" calcext:value-type="float">
            <text:p>11251308</text:p>
          </table:table-cell>
          <table:table-cell office:value-type="string" calcext:value-type="string">
            <text:p>non_sexist</text:p>
          </table:table-cell>
          <table:table-cell office:value-type="string" calcext:value-type="string">
            <text:p>в комменты ботов подвезли что ль?</text:p>
          </table:table-cell>
        </table:table-row>
        <table:table-row table:style-name="ro1">
          <table:table-cell office:value-type="float" office:value="11251049" calcext:value-type="float">
            <text:p>11251049</text:p>
          </table:table-cell>
          <table:table-cell office:value-type="float" office:value="11251311" calcext:value-type="float">
            <text:p>11251311</text:p>
          </table:table-cell>
          <table:table-cell office:value-type="string" calcext:value-type="string">
            <text:p>non_sexist</text:p>
          </table:table-cell>
          <table:table-cell office:value-type="string" calcext:value-type="string">
            <text:p>С руководством России вообще лучше не о чем не говорить. Все равно что об стену биться головой. Себе хуже сделает Украина. Всё не в вашу пользу будет.</text:p>
          </table:table-cell>
        </table:table-row>
        <table:table-row table:style-name="ro1">
          <table:table-cell office:value-type="float" office:value="11251049" calcext:value-type="float">
            <text:p>11251049</text:p>
          </table:table-cell>
          <table:table-cell office:value-type="float" office:value="11251326" calcext:value-type="float">
            <text:p>11251326</text:p>
          </table:table-cell>
          <table:table-cell office:value-type="string" calcext:value-type="string">
            <text:p>non_sexist</text:p>
          </table:table-cell>
          <table:table-cell office:value-type="string" calcext:value-type="string">
            <text:p>Взрыва не было , это Фотошоп</text:p>
          </table:table-cell>
        </table:table-row>
        <table:table-row table:style-name="ro1">
          <table:table-cell office:value-type="float" office:value="11251049" calcext:value-type="float">
            <text:p>11251049</text:p>
          </table:table-cell>
          <table:table-cell office:value-type="float" office:value="11251340" calcext:value-type="float">
            <text:p>11251340</text:p>
          </table:table-cell>
          <table:table-cell office:value-type="string" calcext:value-type="string">
            <text:p>non_sexist</text:p>
          </table:table-cell>
          <table:table-cell office:value-type="string" calcext:value-type="string">
            <text:p>Активисты активировали своей активностью антиактивантов🤷🏻‍♂️</text:p>
          </table:table-cell>
        </table:table-row>
        <table:table-row table:style-name="ro1">
          <table:table-cell office:value-type="float" office:value="11251049" calcext:value-type="float">
            <text:p>11251049</text:p>
          </table:table-cell>
          <table:table-cell office:value-type="float" office:value="11251618" calcext:value-type="float">
            <text:p>11251618</text:p>
          </table:table-cell>
          <table:table-cell office:value-type="string" calcext:value-type="string">
            <text:p>sexist</text:p>
          </table:table-cell>
          <table:table-cell office:value-type="string" calcext:value-type="string">
            <text:p>Но ведь гендеров всего 2🤦‍♂️м-да.</text:p>
          </table:table-cell>
        </table:table-row>
        <table:table-row table:style-name="ro1">
          <table:table-cell office:value-type="float" office:value="11251049" calcext:value-type="float">
            <text:p>11251049</text:p>
          </table:table-cell>
          <table:table-cell office:value-type="float" office:value="11251653" calcext:value-type="float">
            <text:p>11251653</text:p>
          </table:table-cell>
          <table:table-cell office:value-type="string" calcext:value-type="string">
            <text:p>non_sexist</text:p>
          </table:table-cell>
          <table:table-cell office:value-type="string" calcext:value-type="string">
            <text:p>Океания никогда не воевала с Остазией! И взрывов никогда не было!</text:p>
          </table:table-cell>
        </table:table-row>
        <table:table-row table:style-name="ro1">
          <table:table-cell office:value-type="float" office:value="11251049" calcext:value-type="float">
            <text:p>11251049</text:p>
          </table:table-cell>
          <table:table-cell office:value-type="float" office:value="11251764" calcext:value-type="float">
            <text:p>11251764</text:p>
          </table:table-cell>
          <table:table-cell office:value-type="string" calcext:value-type="string">
            <text:p>non_sexist</text:p>
          </table:table-cell>
          <table:table-cell office:value-type="string" calcext:value-type="string">
            <text:p>Дэмос, один из самых глупых ботов, беспощадно унижен и обоссан. Но он мужественно продолжает свою войну с либерастами, ведь у него контракт</text:p>
          </table:table-cell>
        </table:table-row>
        <table:table-row table:style-name="ro1">
          <table:table-cell office:value-type="float" office:value="11251049" calcext:value-type="float">
            <text:p>11251049</text:p>
          </table:table-cell>
          <table:table-cell office:value-type="float" office:value="11252125" calcext:value-type="float">
            <text:p>11252125</text:p>
          </table:table-cell>
          <table:table-cell office:value-type="string" calcext:value-type="string">
            <text:p>non_sexist</text:p>
          </table:table-cell>
          <table:table-cell office:value-type="string" calcext:value-type="string">
            <text:p>Сами же спамили ими, рачье)</text:p>
          </table:table-cell>
        </table:table-row>
        <table:table-row table:style-name="ro1">
          <table:table-cell office:value-type="float" office:value="11251049" calcext:value-type="float">
            <text:p>11251049</text:p>
          </table:table-cell>
          <table:table-cell office:value-type="float" office:value="11252502" calcext:value-type="float">
            <text:p>11252502</text:p>
          </table:table-cell>
          <table:table-cell office:value-type="string" calcext:value-type="string">
            <text:p>non_sexist</text:p>
          </table:table-cell>
          <table:table-cell office:value-type="string" calcext:value-type="string">
            <text:p>Как всегда, взрыва нибыла, вы всё врёти! Он уволился две недели назад</text:p>
          </table:table-cell>
        </table:table-row>
        <table:table-row table:style-name="ro1">
          <table:table-cell office:value-type="float" office:value="11251049" calcext:value-type="float">
            <text:p>11251049</text:p>
          </table:table-cell>
          <table:table-cell office:value-type="float" office:value="11253401" calcext:value-type="float">
            <text:p>11253401</text:p>
          </table:table-cell>
          <table:table-cell office:value-type="string" calcext:value-type="string">
            <text:p>non_sexist</text:p>
          </table:table-cell>
          <table:table-cell office:value-type="string" calcext:value-type="string">
            <text:p>зарплату депутатов превысила зарплата чиновников 0_о" ну и ну... теперь точно подымут зарплаты в стране.... депутатам ....</text:p>
          </table:table-cell>
        </table:table-row>
        <table:table-row table:style-name="ro1">
          <table:table-cell office:value-type="float" office:value="11251049" calcext:value-type="float">
            <text:p>11251049</text:p>
          </table:table-cell>
          <table:table-cell office:value-type="float" office:value="11254033" calcext:value-type="float">
            <text:p>11254033</text:p>
          </table:table-cell>
          <table:table-cell office:value-type="string" calcext:value-type="string">
            <text:p>non_sexist</text:p>
          </table:table-cell>
          <table:table-cell office:value-type="string" calcext:value-type="string">
            <text:p>Да ладно, давно уже все смирились с тем что "во всем виноват Путин"</text:p>
          </table:table-cell>
        </table:table-row>
        <table:table-row table:style-name="ro2">
          <table:table-cell office:value-type="float" office:value="11251049" calcext:value-type="float">
            <text:p>11251049</text:p>
          </table:table-cell>
          <table:table-cell office:value-type="float" office:value="11254964" calcext:value-type="float">
            <text:p>11254964</text:p>
          </table:table-cell>
          <table:table-cell office:value-type="string" calcext:value-type="string">
            <text:p>non_sexist</text:p>
          </table:table-cell>
          <table:table-cell office:value-type="string" calcext:value-type="string">
            <text:p>Он пошутил</text:p>
            <text:p>Как обычно</text:p>
            <text:p>Пять</text:p>
          </table:table-cell>
        </table:table-row>
        <table:table-row table:style-name="ro1">
          <table:table-cell office:value-type="float" office:value="11251049" calcext:value-type="float">
            <text:p>11251049</text:p>
          </table:table-cell>
          <table:table-cell office:value-type="float" office:value="11258340" calcext:value-type="float">
            <text:p>11258340</text:p>
          </table:table-cell>
          <table:table-cell office:value-type="string" calcext:value-type="string">
            <text:p>non_sexist</text:p>
          </table:table-cell>
          <table:table-cell office:value-type="string" calcext:value-type="string">
            <text:p>Задолбали эти активисты. Они из регион в регион что ли кочуют? С 15 июня стройка в Архангельской области замораживается, можно делать ставки - в какой области и по какому поводу начнутся новые протесты</text:p>
          </table:table-cell>
        </table:table-row>
        <table:table-row table:style-name="ro1">
          <table:table-cell office:value-type="float" office:value="11251049" calcext:value-type="float">
            <text:p>11251049</text:p>
          </table:table-cell>
          <table:table-cell office:value-type="float" office:value="11259278" calcext:value-type="float">
            <text:p>11259278</text:p>
          </table:table-cell>
          <table:table-cell office:value-type="string" calcext:value-type="string">
            <text:p>non_sexist</text:p>
          </table:table-cell>
          <table:table-cell office:value-type="string" calcext:value-type="string">
            <text:p>Когда живёшь в Дзержинске, от ударной волны взрыва, который ты видел собственными глазами, тебе вынесло стекла из окон, и тут резко говорят что ничего этого не было и все это вранье</text:p>
          </table:table-cell>
        </table:table-row>
        <table:table-row table:style-name="ro1">
          <table:table-cell office:value-type="float" office:value="11240025" calcext:value-type="float">
            <text:p>11240025</text:p>
          </table:table-cell>
          <table:table-cell office:value-type="float" office:value="11240039" calcext:value-type="float">
            <text:p>11240039</text:p>
          </table:table-cell>
          <table:table-cell office:value-type="string" calcext:value-type="string">
            <text:p>non_sexist</text:p>
          </table:table-cell>
          <table:table-cell office:value-type="string" calcext:value-type="string">
            <text:p>это так и должно быть?</text:p>
          </table:table-cell>
        </table:table-row>
        <table:table-row table:style-name="ro1">
          <table:table-cell office:value-type="float" office:value="11240025" calcext:value-type="float">
            <text:p>11240025</text:p>
          </table:table-cell>
          <table:table-cell office:value-type="float" office:value="11240041" calcext:value-type="float">
            <text:p>11240041</text:p>
          </table:table-cell>
          <table:table-cell office:value-type="string" calcext:value-type="string">
            <text:p>non_sexist</text:p>
          </table:table-cell>
          <table:table-cell office:value-type="string" calcext:value-type="string">
            <text:p>*делают вид что борются с коррупцией*</text:p>
          </table:table-cell>
        </table:table-row>
        <table:table-row table:style-name="ro1">
          <table:table-cell office:value-type="float" office:value="11240025" calcext:value-type="float">
            <text:p>11240025</text:p>
          </table:table-cell>
          <table:table-cell office:value-type="float" office:value="11240051" calcext:value-type="float">
            <text:p>11240051</text:p>
          </table:table-cell>
          <table:table-cell office:value-type="string" calcext:value-type="string">
            <text:p>non_sexist</text:p>
          </table:table-cell>
          <table:table-cell office:value-type="string" calcext:value-type="string">
            <text:p>В итоге его не посадят, а 700 миллионов останутся у него🌚</text:p>
          </table:table-cell>
        </table:table-row>
        <table:table-row table:style-name="ro1">
          <table:table-cell office:value-type="float" office:value="11240025" calcext:value-type="float">
            <text:p>11240025</text:p>
          </table:table-cell>
          <table:table-cell office:value-type="float" office:value="11240056" calcext:value-type="float">
            <text:p>11240056</text:p>
          </table:table-cell>
          <table:table-cell office:value-type="string" calcext:value-type="string">
            <text:p>non_sexist</text:p>
          </table:table-cell>
          <table:table-cell office:value-type="string" calcext:value-type="string">
            <text:p>То есть, если прилетел в "Шереметьево" сегодня, то багаж получишь в конце июня?</text:p>
          </table:table-cell>
        </table:table-row>
        <table:table-row table:style-name="ro1">
          <table:table-cell office:value-type="float" office:value="11240025" calcext:value-type="float">
            <text:p>11240025</text:p>
          </table:table-cell>
          <table:table-cell office:value-type="float" office:value="11240083" calcext:value-type="float">
            <text:p>11240083</text:p>
          </table:table-cell>
          <table:table-cell office:value-type="string" calcext:value-type="string">
            <text:p>non_sexist</text:p>
          </table:table-cell>
          <table:table-cell office:value-type="string" calcext:value-type="string">
            <text:p>ну блэд, отнеситесь пониманием, епт, подумаешь 700 000 000</text:p>
          </table:table-cell>
        </table:table-row>
        <table:table-row table:style-name="ro1">
          <table:table-cell office:value-type="float" office:value="11240025" calcext:value-type="float">
            <text:p>11240025</text:p>
          </table:table-cell>
          <table:table-cell office:value-type="float" office:value="11240090" calcext:value-type="float">
            <text:p>11240090</text:p>
          </table:table-cell>
          <table:table-cell office:value-type="string" calcext:value-type="string">
            <text:p>sexist</text:p>
          </table:table-cell>
          <table:table-cell office:value-type="string" calcext:value-type="string">
            <text:p>вот есть только два гендера)</text:p>
          </table:table-cell>
        </table:table-row>
        <table:table-row table:style-name="ro1">
          <table:table-cell office:value-type="float" office:value="11240025" calcext:value-type="float">
            <text:p>11240025</text:p>
          </table:table-cell>
          <table:table-cell office:value-type="float" office:value="11240093" calcext:value-type="float">
            <text:p>11240093</text:p>
          </table:table-cell>
          <table:table-cell office:value-type="string" calcext:value-type="string">
            <text:p>non_sexist</text:p>
          </table:table-cell>
          <table:table-cell office:value-type="string" calcext:value-type="string">
            <text:p>Мне интересно а что там в Ингушетии ..что то все молчат</text:p>
          </table:table-cell>
        </table:table-row>
        <table:table-row table:style-name="ro1">
          <table:table-cell office:value-type="float" office:value="11240025" calcext:value-type="float">
            <text:p>11240025</text:p>
          </table:table-cell>
          <table:table-cell office:value-type="float" office:value="11240097" calcext:value-type="float">
            <text:p>11240097</text:p>
          </table:table-cell>
          <table:table-cell office:value-type="string" calcext:value-type="string">
            <text:p>non_sexist</text:p>
          </table:table-cell>
          <table:table-cell office:value-type="string" calcext:value-type="string">
            <text:p>нужно было миллиардами! и делиться. тьфу, ничему не учатся.</text:p>
          </table:table-cell>
        </table:table-row>
        <table:table-row table:style-name="ro1">
          <table:table-cell office:value-type="float" office:value="11240025" calcext:value-type="float">
            <text:p>11240025</text:p>
          </table:table-cell>
          <table:table-cell office:value-type="float" office:value="11240107" calcext:value-type="float">
            <text:p>11240107</text:p>
          </table:table-cell>
          <table:table-cell office:value-type="string" calcext:value-type="string">
            <text:p>non_sexist</text:p>
          </table:table-cell>
          <table:table-cell office:value-type="string" calcext:value-type="string">
            <text:p>Шведский суд до конца июня выдаст 700 млн рублей Джулиану Ассанжу</text:p>
          </table:table-cell>
        </table:table-row>
        <table:table-row table:style-name="ro1">
          <table:table-cell office:value-type="float" office:value="11240025" calcext:value-type="float">
            <text:p>11240025</text:p>
          </table:table-cell>
          <table:table-cell office:value-type="float" office:value="11240118" calcext:value-type="float">
            <text:p>11240118</text:p>
          </table:table-cell>
          <table:table-cell office:value-type="string" calcext:value-type="string">
            <text:p>non_sexist</text:p>
          </table:table-cell>
          <table:table-cell office:value-type="string" calcext:value-type="string">
            <text:p>Это мини мы, доктора зло,ну вы поняли</text:p>
          </table:table-cell>
        </table:table-row>
        <table:table-row table:style-name="ro1">
          <table:table-cell office:value-type="float" office:value="11240025" calcext:value-type="float">
            <text:p>11240025</text:p>
          </table:table-cell>
          <table:table-cell office:value-type="float" office:value="11240150" calcext:value-type="float">
            <text:p>11240150</text:p>
          </table:table-cell>
          <table:table-cell office:value-type="string" calcext:value-type="string">
            <text:p>non_sexist</text:p>
          </table:table-cell>
          <table:table-cell office:value-type="string" calcext:value-type="string">
            <text:p>Система уже жрет своих же, начинают с низов)</text:p>
          </table:table-cell>
        </table:table-row>
        <table:table-row table:style-name="ro1">
          <table:table-cell office:value-type="float" office:value="11240025" calcext:value-type="float">
            <text:p>11240025</text:p>
          </table:table-cell>
          <table:table-cell office:value-type="float" office:value="11240238" calcext:value-type="float">
            <text:p>11240238</text:p>
          </table:table-cell>
          <table:table-cell office:value-type="string" calcext:value-type="string">
            <text:p>non_sexist</text:p>
          </table:table-cell>
          <table:table-cell office:value-type="string" calcext:value-type="string">
            <text:p>Почему у всех этих губеров такие карикатурные рожи? Ну реально, как с картинок Бидструпа сошли</text:p>
          </table:table-cell>
        </table:table-row>
        <table:table-row table:style-name="ro1">
          <table:table-cell office:value-type="float" office:value="11240025" calcext:value-type="float">
            <text:p>11240025</text:p>
          </table:table-cell>
          <table:table-cell office:value-type="float" office:value="11240261" calcext:value-type="float">
            <text:p>11240261</text:p>
          </table:table-cell>
          <table:table-cell office:value-type="string" calcext:value-type="string">
            <text:p>non_sexist</text:p>
          </table:table-cell>
          <table:table-cell office:value-type="string" calcext:value-type="string">
            <text:p>Я думала, что это Гундяев на фото)</text:p>
          </table:table-cell>
        </table:table-row>
        <table:table-row table:style-name="ro1">
          <table:table-cell office:value-type="float" office:value="11240025" calcext:value-type="float">
            <text:p>11240025</text:p>
          </table:table-cell>
          <table:table-cell office:value-type="float" office:value="11240287" calcext:value-type="float">
            <text:p>11240287</text:p>
          </table:table-cell>
          <table:table-cell office:value-type="string" calcext:value-type="string">
            <text:p>non_sexist</text:p>
          </table:table-cell>
          <table:table-cell office:value-type="string" calcext:value-type="string">
            <text:p>Редактор, ты сам-то читал это "аэропорт «Шереметьево» имени Пушкина"?!</text:p>
          </table:table-cell>
        </table:table-row>
        <table:table-row table:style-name="ro1">
          <table:table-cell office:value-type="float" office:value="11240025" calcext:value-type="float">
            <text:p>11240025</text:p>
          </table:table-cell>
          <table:table-cell office:value-type="float" office:value="11240320" calcext:value-type="float">
            <text:p>11240320</text:p>
          </table:table-cell>
          <table:table-cell office:value-type="string" calcext:value-type="string">
            <text:p>non_sexist</text:p>
          </table:table-cell>
          <table:table-cell office:value-type="string" calcext:value-type="string">
            <text:p>Почему все в время Экс? После сложения полномочий идут расследования?</text:p>
          </table:table-cell>
        </table:table-row>
        <table:table-row table:style-name="ro1">
          <table:table-cell office:value-type="float" office:value="11240025" calcext:value-type="float">
            <text:p>11240025</text:p>
          </table:table-cell>
          <table:table-cell office:value-type="float" office:value="11240379" calcext:value-type="float">
            <text:p>11240379</text:p>
          </table:table-cell>
          <table:table-cell office:value-type="string" calcext:value-type="string">
            <text:p>non_sexist</text:p>
          </table:table-cell>
          <table:table-cell office:value-type="string" calcext:value-type="string">
            <text:p>Всего то 700млн. У фсбшников общаки 12 млрд пффф</text:p>
          </table:table-cell>
        </table:table-row>
        <table:table-row table:style-name="ro1">
          <table:table-cell office:value-type="float" office:value="11240025" calcext:value-type="float">
            <text:p>11240025</text:p>
          </table:table-cell>
          <table:table-cell office:value-type="float" office:value="11240480" calcext:value-type="float">
            <text:p>11240480</text:p>
          </table:table-cell>
          <table:table-cell office:value-type="string" calcext:value-type="string">
            <text:p>non_sexist</text:p>
          </table:table-cell>
          <table:table-cell office:value-type="string" calcext:value-type="string">
            <text:p>Не надо сажать чувака из 33 квадратных метров. Я до сих пор надеюсь на новый сезон</text:p>
          </table:table-cell>
        </table:table-row>
        <table:table-row table:style-name="ro1">
          <table:table-cell office:value-type="float" office:value="11240025" calcext:value-type="float">
            <text:p>11240025</text:p>
          </table:table-cell>
          <table:table-cell office:value-type="float" office:value="11240489" calcext:value-type="float">
            <text:p>11240489</text:p>
          </table:table-cell>
          <table:table-cell office:value-type="string" calcext:value-type="string">
            <text:p>non_sexist</text:p>
          </table:table-cell>
          <table:table-cell office:value-type="string" calcext:value-type="string">
            <text:p>Экс-губернатор Ивановской области арестован в заочном аресте Джулиана Ассанжа, до конца июня, в аэропорту Шереметьево</text:p>
          </table:table-cell>
        </table:table-row>
        <table:table-row table:style-name="ro1">
          <table:table-cell office:value-type="float" office:value="11240025" calcext:value-type="float">
            <text:p>11240025</text:p>
          </table:table-cell>
          <table:table-cell office:value-type="float" office:value="11240898" calcext:value-type="float">
            <text:p>11240898</text:p>
          </table:table-cell>
          <table:table-cell office:value-type="string" calcext:value-type="string">
            <text:p>non_sexist</text:p>
          </table:table-cell>
          <table:table-cell office:value-type="string" calcext:value-type="string">
            <text:p>В Шереметьеве тестируют инновационные методы поиска запрещённой санкционочки в багаже.</text:p>
          </table:table-cell>
        </table:table-row>
        <table:table-row table:style-name="ro1">
          <table:table-cell office:value-type="float" office:value="11240025" calcext:value-type="float">
            <text:p>11240025</text:p>
          </table:table-cell>
          <table:table-cell office:value-type="float" office:value="11240902" calcext:value-type="float">
            <text:p>11240902</text:p>
          </table:table-cell>
          <table:table-cell office:value-type="string" calcext:value-type="string">
            <text:p>non_sexist</text:p>
          </table:table-cell>
          <table:table-cell office:value-type="string" calcext:value-type="string">
            <text:p>Наконец-то эту новость Лентач выложил. Ах тыж коньков $%@^#&amp;#*</text:p>
          </table:table-cell>
        </table:table-row>
        <table:table-row table:style-name="ro1">
          <table:table-cell office:value-type="float" office:value="11240025" calcext:value-type="float">
            <text:p>11240025</text:p>
          </table:table-cell>
          <table:table-cell office:value-type="float" office:value="11241023" calcext:value-type="float">
            <text:p>11241023</text:p>
          </table:table-cell>
          <table:table-cell office:value-type="string" calcext:value-type="string">
            <text:p>non_sexist</text:p>
          </table:table-cell>
          <table:table-cell office:value-type="string" calcext:value-type="string">
            <text:p>В аэропорту «Шереметьево» пообещали решить проблемы с выдачей багажа до конца июня. Ваш багаж задерживаеться на месяц</text:p>
          </table:table-cell>
        </table:table-row>
        <table:table-row table:style-name="ro1">
          <table:table-cell office:value-type="float" office:value="11240025" calcext:value-type="float">
            <text:p>11240025</text:p>
          </table:table-cell>
          <table:table-cell office:value-type="float" office:value="11241192" calcext:value-type="float">
            <text:p>11241192</text:p>
          </table:table-cell>
          <table:table-cell office:value-type="string" calcext:value-type="string">
            <text:p>non_sexist</text:p>
          </table:table-cell>
          <table:table-cell office:value-type="string" calcext:value-type="string">
            <text:p>В общем, если взять статистику по среднему ПТУ, и сравнить со статистикой по губернаторам - сколько разбилось, убиты, сидят, то как вы понимаете в среднем ПТУ люди намного приличнее будут.</text:p>
          </table:table-cell>
        </table:table-row>
        <table:table-row table:style-name="ro1">
          <table:table-cell office:value-type="float" office:value="11240025" calcext:value-type="float">
            <text:p>11240025</text:p>
          </table:table-cell>
          <table:table-cell office:value-type="float" office:value="11241226" calcext:value-type="float">
            <text:p>11241226</text:p>
          </table:table-cell>
          <table:table-cell office:value-type="string" calcext:value-type="string">
            <text:p>non_sexist</text:p>
          </table:table-cell>
          <table:table-cell office:value-type="string" calcext:value-type="string">
            <text:p>был таким -&gt; стал таким 🤷‍♂</text:p>
          </table:table-cell>
        </table:table-row>
        <table:table-row table:style-name="ro1">
          <table:table-cell office:value-type="float" office:value="11240025" calcext:value-type="float">
            <text:p>11240025</text:p>
          </table:table-cell>
          <table:table-cell office:value-type="float" office:value="11242159" calcext:value-type="float">
            <text:p>11242159</text:p>
          </table:table-cell>
          <table:table-cell office:value-type="string" calcext:value-type="string">
            <text:p>non_sexist</text:p>
          </table:table-cell>
          <table:table-cell office:value-type="string" calcext:value-type="string">
            <text:p>*лять, ну и рожа у него, М-да</text:p>
          </table:table-cell>
        </table:table-row>
        <table:table-row table:style-name="ro1">
          <table:table-cell office:value-type="float" office:value="11240025" calcext:value-type="float">
            <text:p>11240025</text:p>
          </table:table-cell>
          <table:table-cell office:value-type="float" office:value="11242224" calcext:value-type="float">
            <text:p>11242224</text:p>
          </table:table-cell>
          <table:table-cell office:value-type="string" calcext:value-type="string">
            <text:p>non_sexist</text:p>
          </table:table-cell>
          <table:table-cell office:value-type="string" calcext:value-type="string">
            <text:p>Фу, какая отвратительная рожа пять</text:p>
          </table:table-cell>
        </table:table-row>
        <table:table-row table:style-name="ro1">
          <table:table-cell office:value-type="float" office:value="11240025" calcext:value-type="float">
            <text:p>11240025</text:p>
          </table:table-cell>
          <table:table-cell office:value-type="float" office:value="11242248" calcext:value-type="float">
            <text:p>11242248</text:p>
          </table:table-cell>
          <table:table-cell office:value-type="string" calcext:value-type="string">
            <text:p>non_sexist</text:p>
          </table:table-cell>
          <table:table-cell office:value-type="string" calcext:value-type="string">
            <text:p>Какая же противная рожа у этого губернатора.</text:p>
          </table:table-cell>
        </table:table-row>
        <table:table-row table:style-name="ro1">
          <table:table-cell office:value-type="float" office:value="11240025" calcext:value-type="float">
            <text:p>11240025</text:p>
          </table:table-cell>
          <table:table-cell office:value-type="float" office:value="11242285" calcext:value-type="float">
            <text:p>11242285</text:p>
          </table:table-cell>
          <table:table-cell office:value-type="string" calcext:value-type="string">
            <text:p>non_sexist</text:p>
          </table:table-cell>
          <table:table-cell office:value-type="string" calcext:value-type="string">
            <text:p>Воровал бы миллиарды - не посадили бы</text:p>
          </table:table-cell>
        </table:table-row>
        <table:table-row table:style-name="ro3">
          <table:table-cell office:value-type="float" office:value="11240025" calcext:value-type="float">
            <text:p>11240025</text:p>
          </table:table-cell>
          <table:table-cell office:value-type="float" office:value="11242354" calcext:value-type="float">
            <text:p>11242354</text:p>
          </table:table-cell>
          <table:table-cell office:value-type="string" calcext:value-type="string">
            <text:p>non_sexist</text:p>
          </table:table-cell>
          <table:table-cell office:value-type="string" calcext:value-type="string">
            <text:p>Всего 700 млн.</text:p>
            <text:p>Слабенько, слабенько как-то.</text:p>
          </table:table-cell>
        </table:table-row>
        <table:table-row table:style-name="ro1">
          <table:table-cell office:value-type="float" office:value="11240025" calcext:value-type="float">
            <text:p>11240025</text:p>
          </table:table-cell>
          <table:table-cell office:value-type="float" office:value="11242432" calcext:value-type="float">
            <text:p>11242432</text:p>
          </table:table-cell>
          <table:table-cell office:value-type="string" calcext:value-type="string">
            <text:p>non_sexist</text:p>
          </table:table-cell>
          <table:table-cell office:value-type="string" calcext:value-type="string">
            <text:p>По-моему сходство с ним очевидно 😂 бееее</text:p>
          </table:table-cell>
        </table:table-row>
        <table:table-row table:style-name="ro1">
          <table:table-cell office:value-type="float" office:value="11240025" calcext:value-type="float">
            <text:p>11240025</text:p>
          </table:table-cell>
          <table:table-cell office:value-type="float" office:value="11242575" calcext:value-type="float">
            <text:p>11242575</text:p>
          </table:table-cell>
          <table:table-cell office:value-type="string" calcext:value-type="string">
            <text:p>non_sexist</text:p>
          </table:table-cell>
          <table:table-cell office:value-type="string" calcext:value-type="string">
            <text:p>Ещё нашего проверьте Губера в Вологодской области...</text:p>
          </table:table-cell>
        </table:table-row>
        <table:table-row table:style-name="ro1">
          <table:table-cell office:value-type="float" office:value="11240025" calcext:value-type="float">
            <text:p>11240025</text:p>
          </table:table-cell>
          <table:table-cell office:value-type="float" office:value="11242778" calcext:value-type="float">
            <text:p>11242778</text:p>
          </table:table-cell>
          <table:table-cell office:value-type="string" calcext:value-type="string">
            <text:p>non_sexist</text:p>
          </table:table-cell>
          <table:table-cell office:value-type="string" calcext:value-type="string">
            <text:p>Где-то личико этого героя уже мелькало, ну я думаю, что знатненько он на навестах великого города русского нажился</text:p>
          </table:table-cell>
        </table:table-row>
        <table:table-row table:style-name="ro1">
          <table:table-cell office:value-type="float" office:value="11240025" calcext:value-type="float">
            <text:p>11240025</text:p>
          </table:table-cell>
          <table:table-cell office:value-type="float" office:value="11244382" calcext:value-type="float">
            <text:p>11244382</text:p>
          </table:table-cell>
          <table:table-cell office:value-type="string" calcext:value-type="string">
            <text:p>non_sexist</text:p>
          </table:table-cell>
          <table:table-cell office:value-type="string" calcext:value-type="string">
            <text:p>"11к обратились".. из.. эм, а сколько в ЕКБ всего проживает?</text:p>
          </table:table-cell>
        </table:table-row>
        <table:table-row table:style-name="ro1">
          <table:table-cell office:value-type="float" office:value="11240025" calcext:value-type="float">
            <text:p>11240025</text:p>
          </table:table-cell>
          <table:table-cell office:value-type="float" office:value="11248618" calcext:value-type="float">
            <text:p>11248618</text:p>
          </table:table-cell>
          <table:table-cell office:value-type="string" calcext:value-type="string">
            <text:p>non_sexist</text:p>
          </table:table-cell>
          <table:table-cell office:value-type="string" calcext:value-type="string">
            <text:p>"В аэропорту «Шереметьево» пообещали решить проблемы с выдачей багажа до конца июня", вот это оперативность!</text:p>
          </table:table-cell>
        </table:table-row>
        <table:table-row table:style-name="ro1">
          <table:table-cell office:value-type="float" office:value="11240025" calcext:value-type="float">
            <text:p>11240025</text:p>
          </table:table-cell>
          <table:table-cell office:value-type="float" office:value="11250337" calcext:value-type="float">
            <text:p>11250337</text:p>
          </table:table-cell>
          <table:table-cell office:value-type="string" calcext:value-type="string">
            <text:p>non_sexist</text:p>
          </table:table-cell>
          <table:table-cell office:value-type="string" calcext:value-type="string">
            <text:p>В тасс не указывается что жителей пытались менты разогнать, и не говориться что люди были против что бы сквер застраивали и что там творилось</text:p>
          </table:table-cell>
        </table:table-row>
        <table:table-row table:style-name="ro1">
          <table:table-cell office:value-type="float" office:value="11240025" calcext:value-type="float">
            <text:p>11240025</text:p>
          </table:table-cell>
          <table:table-cell office:value-type="float" office:value="11256424" calcext:value-type="float">
            <text:p>11256424</text:p>
          </table:table-cell>
          <table:table-cell office:value-type="string" calcext:value-type="string">
            <text:p>non_sexist</text:p>
          </table:table-cell>
          <table:table-cell office:value-type="string" calcext:value-type="string">
            <text:p>вы чтооо, сидеть 8 часов в пункте выдачи багажа было очень приятно и освежающе</text:p>
          </table:table-cell>
        </table:table-row>
        <table:table-row table:style-name="ro1">
          <table:table-cell office:value-type="float" office:value="11219411" calcext:value-type="float">
            <text:p>11219411</text:p>
          </table:table-cell>
          <table:table-cell office:value-type="float" office:value="11219422" calcext:value-type="float">
            <text:p>11219422</text:p>
          </table:table-cell>
          <table:table-cell office:value-type="string" calcext:value-type="string">
            <text:p>non_sexist</text:p>
          </table:table-cell>
          <table:table-cell office:value-type="string" calcext:value-type="string">
            <text:p>Можно будет кататься за хентаем</text:p>
          </table:table-cell>
        </table:table-row>
        <table:table-row table:style-name="ro1">
          <table:table-cell office:value-type="float" office:value="11219411" calcext:value-type="float">
            <text:p>11219411</text:p>
          </table:table-cell>
          <table:table-cell office:value-type="float" office:value="11219425" calcext:value-type="float">
            <text:p>11219425</text:p>
          </table:table-cell>
          <table:table-cell office:value-type="string" calcext:value-type="string">
            <text:p>non_sexist</text:p>
          </table:table-cell>
          <table:table-cell office:value-type="string" calcext:value-type="string">
            <text:p>&gt; Из российской версии фильма об Элтоне Джоне вырезали сцену секса между мужчинами;</text:p>
          </table:table-cell>
        </table:table-row>
        <table:table-row table:style-name="ro1">
          <table:table-cell office:value-type="float" office:value="11219411" calcext:value-type="float">
            <text:p>11219411</text:p>
          </table:table-cell>
          <table:table-cell office:value-type="float" office:value="11219426" calcext:value-type="float">
            <text:p>11219426</text:p>
          </table:table-cell>
          <table:table-cell office:value-type="string" calcext:value-type="string">
            <text:p>non_sexist</text:p>
          </table:table-cell>
          <table:table-cell office:value-type="string" calcext:value-type="string">
            <text:p>Аудитории Коржа будет не очень</text:p>
          </table:table-cell>
        </table:table-row>
        <table:table-row table:style-name="ro1">
          <table:table-cell office:value-type="float" office:value="11219411" calcext:value-type="float">
            <text:p>11219411</text:p>
          </table:table-cell>
          <table:table-cell office:value-type="float" office:value="11219429" calcext:value-type="float">
            <text:p>11219429</text:p>
          </table:table-cell>
          <table:table-cell office:value-type="string" calcext:value-type="string">
            <text:p>non_sexist</text:p>
          </table:table-cell>
          <table:table-cell office:value-type="string" calcext:value-type="string">
            <text:p>Не надо безвизовый. Боюсь представить сколько туда туристов ломанётся. При чём не всегда адекватных...</text:p>
          </table:table-cell>
        </table:table-row>
        <table:table-row table:style-name="ro1">
          <table:table-cell office:value-type="float" office:value="11219411" calcext:value-type="float">
            <text:p>11219411</text:p>
          </table:table-cell>
          <table:table-cell office:value-type="float" office:value="11219431" calcext:value-type="float">
            <text:p>11219431</text:p>
          </table:table-cell>
          <table:table-cell office:value-type="string" calcext:value-type="string">
            <text:p>non_sexist</text:p>
          </table:table-cell>
          <table:table-cell office:value-type="string" calcext:value-type="string">
            <text:p>Сейчас в Челябинск перебросят несколько Отрядов Путина и бабки будут разгонять это мракобесие !</text:p>
          </table:table-cell>
        </table:table-row>
        <table:table-row table:style-name="ro1">
          <table:table-cell office:value-type="float" office:value="11219411" calcext:value-type="float">
            <text:p>11219411</text:p>
          </table:table-cell>
          <table:table-cell office:value-type="float" office:value="11219433" calcext:value-type="float">
            <text:p>11219433</text:p>
          </table:table-cell>
          <table:table-cell office:value-type="string" calcext:value-type="string">
            <text:p>non_sexist</text:p>
          </table:table-cell>
          <table:table-cell office:value-type="string" calcext:value-type="string">
            <text:p>Россия хотя бы что-то хорошее предложила. Пока Россия , привет Япония)</text:p>
          </table:table-cell>
        </table:table-row>
        <table:table-row table:style-name="ro1">
          <table:table-cell office:value-type="float" office:value="11219411" calcext:value-type="float">
            <text:p>11219411</text:p>
          </table:table-cell>
          <table:table-cell office:value-type="float" office:value="11219434" calcext:value-type="float">
            <text:p>11219434</text:p>
          </table:table-cell>
          <table:table-cell office:value-type="string" calcext:value-type="string">
            <text:p>non_sexist</text:p>
          </table:table-cell>
          <table:table-cell office:value-type="string" calcext:value-type="string">
            <text:p>Уже вижу как сотни ноулайферов пакуют чемоданы в Японию.</text:p>
          </table:table-cell>
        </table:table-row>
        <table:table-row table:style-name="ro1">
          <table:table-cell office:value-type="float" office:value="11219411" calcext:value-type="float">
            <text:p>11219411</text:p>
          </table:table-cell>
          <table:table-cell office:value-type="float" office:value="11219435" calcext:value-type="float">
            <text:p>11219435</text:p>
          </table:table-cell>
          <table:table-cell office:value-type="string" calcext:value-type="string">
            <text:p>non_sexist</text:p>
          </table:table-cell>
          <table:table-cell office:value-type="string" calcext:value-type="string">
            <text:p>едем в японию за концовкой</text:p>
          </table:table-cell>
        </table:table-row>
        <table:table-row table:style-name="ro1">
          <table:table-cell office:value-type="float" office:value="11219411" calcext:value-type="float">
            <text:p>11219411</text:p>
          </table:table-cell>
          <table:table-cell office:value-type="float" office:value="11219436" calcext:value-type="float">
            <text:p>11219436</text:p>
          </table:table-cell>
          <table:table-cell office:value-type="string" calcext:value-type="string">
            <text:p>non_sexist</text:p>
          </table:table-cell>
          <table:table-cell office:value-type="string" calcext:value-type="string">
            <text:p>Россия предложила Японии перейти на сцену секса между мужчинами во время концерта Макса Коржа</text:p>
          </table:table-cell>
        </table:table-row>
        <table:table-row table:style-name="ro1">
          <table:table-cell office:value-type="float" office:value="11219411" calcext:value-type="float">
            <text:p>11219411</text:p>
          </table:table-cell>
          <table:table-cell office:value-type="float" office:value="11219439" calcext:value-type="float">
            <text:p>11219439</text:p>
          </table:table-cell>
          <table:table-cell office:value-type="string" calcext:value-type="string">
            <text:p>non_sexist</text:p>
          </table:table-cell>
          <table:table-cell office:value-type="string" calcext:value-type="string">
            <text:p>Марь Иванова ну уйдите уже! говорю же вам это не фейс!</text:p>
          </table:table-cell>
        </table:table-row>
        <table:table-row table:style-name="ro1">
          <table:table-cell office:value-type="float" office:value="11219411" calcext:value-type="float">
            <text:p>11219411</text:p>
          </table:table-cell>
          <table:table-cell office:value-type="float" office:value="11219440" calcext:value-type="float">
            <text:p>11219440</text:p>
          </table:table-cell>
          <table:table-cell office:value-type="string" calcext:value-type="string">
            <text:p>non_sexist</text:p>
          </table:table-cell>
          <table:table-cell office:value-type="string" calcext:value-type="string">
            <text:p>2D жди меня. Раз два</text:p>
          </table:table-cell>
        </table:table-row>
        <table:table-row table:style-name="ro1">
          <table:table-cell office:value-type="float" office:value="11219411" calcext:value-type="float">
            <text:p>11219411</text:p>
          </table:table-cell>
          <table:table-cell office:value-type="float" office:value="11219443" calcext:value-type="float">
            <text:p>11219443</text:p>
          </table:table-cell>
          <table:table-cell office:value-type="string" calcext:value-type="string">
            <text:p>non_sexist</text:p>
          </table:table-cell>
          <table:table-cell office:value-type="string" calcext:value-type="string">
            <text:p>Ещё одна прямая линия с Владимиром Путиным. Три четыре пять</text:p>
          </table:table-cell>
        </table:table-row>
        <table:table-row table:style-name="ro1">
          <table:table-cell office:value-type="float" office:value="11219411" calcext:value-type="float">
            <text:p>11219411</text:p>
          </table:table-cell>
          <table:table-cell office:value-type="float" office:value="11219450" calcext:value-type="float">
            <text:p>11219450</text:p>
          </table:table-cell>
          <table:table-cell office:value-type="string" calcext:value-type="string">
            <text:p>non_sexist</text:p>
          </table:table-cell>
          <table:table-cell office:value-type="string" calcext:value-type="string">
            <text:p>учитель, сторож, и просто красавица</text:p>
          </table:table-cell>
        </table:table-row>
        <table:table-row table:style-name="ro3">
          <table:table-cell office:value-type="float" office:value="11219411" calcext:value-type="float">
            <text:p>11219411</text:p>
          </table:table-cell>
          <table:table-cell office:value-type="float" office:value="11219451" calcext:value-type="float">
            <text:p>11219451</text:p>
          </table:table-cell>
          <table:table-cell office:value-type="string" calcext:value-type="string">
            <text:p>non_sexist</text:p>
          </table:table-cell>
          <table:table-cell office:value-type="string" calcext:value-type="string">
            <text:p>• Из российской версии фильма об Элтоне Джоне вырезали сцену секса между мужчинами</text:p>
            <text:p>Фильм сократился на 45 минут. )</text:p>
          </table:table-cell>
        </table:table-row>
        <table:table-row table:style-name="ro1">
          <table:table-cell office:value-type="float" office:value="11219411" calcext:value-type="float">
            <text:p>11219411</text:p>
          </table:table-cell>
          <table:table-cell office:value-type="float" office:value="11219459" calcext:value-type="float">
            <text:p>11219459</text:p>
          </table:table-cell>
          <table:table-cell office:value-type="string" calcext:value-type="string">
            <text:p>non_sexist</text:p>
          </table:table-cell>
          <table:table-cell office:value-type="string" calcext:value-type="string">
            <text:p>Вот интересно: а если из всех фильмов вырезать сцены с ДТП - на дорогах станет меньше аварий?=)</text:p>
          </table:table-cell>
        </table:table-row>
        <table:table-row table:style-name="ro1">
          <table:table-cell office:value-type="float" office:value="11219411" calcext:value-type="float">
            <text:p>11219411</text:p>
          </table:table-cell>
          <table:table-cell office:value-type="float" office:value="11219463" calcext:value-type="float">
            <text:p>11219463</text:p>
          </table:table-cell>
          <table:table-cell office:value-type="string" calcext:value-type="string">
            <text:p>non_sexist</text:p>
          </table:table-cell>
          <table:table-cell office:value-type="string" calcext:value-type="string">
            <text:p>Для любителей хентая даю инфу, что Япония на минималках, она же Южная Корея довольно давно доступна для Россиян без визы. Просто мало кто знает.)</text:p>
          </table:table-cell>
        </table:table-row>
        <table:table-row table:style-name="ro1">
          <table:table-cell office:value-type="float" office:value="11219411" calcext:value-type="float">
            <text:p>11219411</text:p>
          </table:table-cell>
          <table:table-cell office:value-type="float" office:value="11219467" calcext:value-type="float">
            <text:p>11219467</text:p>
          </table:table-cell>
          <table:table-cell office:value-type="string" calcext:value-type="string">
            <text:p>non_sexist</text:p>
          </table:table-cell>
          <table:table-cell office:value-type="string" calcext:value-type="string">
            <text:p>хитрые учителя...придумали как сходить на коржа без клейма позора</text:p>
          </table:table-cell>
        </table:table-row>
        <table:table-row table:style-name="ro3">
          <table:table-cell office:value-type="float" office:value="11219411" calcext:value-type="float">
            <text:p>11219411</text:p>
          </table:table-cell>
          <table:table-cell office:value-type="float" office:value="11219471" calcext:value-type="float">
            <text:p>11219471</text:p>
          </table:table-cell>
          <table:table-cell office:value-type="string" calcext:value-type="string">
            <text:p>non_sexist</text:p>
          </table:table-cell>
          <table:table-cell office:value-type="string" calcext:value-type="string">
            <text:p>Курилы не отдадим, сосите</text:p>
            <text:p>Го безвиз плес</text:p>
          </table:table-cell>
        </table:table-row>
        <table:table-row table:style-name="ro1">
          <table:table-cell office:value-type="float" office:value="11219411" calcext:value-type="float">
            <text:p>11219411</text:p>
          </table:table-cell>
          <table:table-cell office:value-type="float" office:value="11219476" calcext:value-type="float">
            <text:p>11219476</text:p>
          </table:table-cell>
          <table:table-cell office:value-type="string" calcext:value-type="string">
            <text:p>non_sexist</text:p>
          </table:table-cell>
          <table:table-cell office:value-type="string" calcext:value-type="string">
            <text:p>Вот почему бы просто не идти на фильм, если ты гомофоб? <text:s/>Зачем другим жизнь портить? Ах, подождите, именно это ведь в их духе</text:p>
          </table:table-cell>
        </table:table-row>
        <table:table-row table:style-name="ro1">
          <table:table-cell office:value-type="float" office:value="11219411" calcext:value-type="float">
            <text:p>11219411</text:p>
          </table:table-cell>
          <table:table-cell office:value-type="float" office:value="11219480" calcext:value-type="float">
            <text:p>11219480</text:p>
          </table:table-cell>
          <table:table-cell office:value-type="string" calcext:value-type="string">
            <text:p>non_sexist</text:p>
          </table:table-cell>
          <table:table-cell office:value-type="string" calcext:value-type="string">
            <text:p>В Голливуде в восторге от Богемной рапсодии, выкатили Новый фильмец . Когда нибудь <text:s text:c="2"/>у них закончятся артисты <text:s/>геи</text:p>
          </table:table-cell>
        </table:table-row>
        <table:table-row table:style-name="ro1">
          <table:table-cell office:value-type="float" office:value="11219411" calcext:value-type="float">
            <text:p>11219411</text:p>
          </table:table-cell>
          <table:table-cell office:value-type="float" office:value="11219483" calcext:value-type="float">
            <text:p>11219483</text:p>
          </table:table-cell>
          <table:table-cell office:value-type="string" calcext:value-type="string">
            <text:p>non_sexist</text:p>
          </table:table-cell>
          <table:table-cell office:value-type="string" calcext:value-type="string">
            <text:p>Из рапсодии ничего не вырезали, а тут чего уж так.</text:p>
          </table:table-cell>
        </table:table-row>
        <table:table-row table:style-name="ro1">
          <table:table-cell office:value-type="float" office:value="11219411" calcext:value-type="float">
            <text:p>11219411</text:p>
          </table:table-cell>
          <table:table-cell office:value-type="float" office:value="11219486" calcext:value-type="float">
            <text:p>11219486</text:p>
          </table:table-cell>
          <table:table-cell office:value-type="string" calcext:value-type="string">
            <text:p>non_sexist</text:p>
          </table:table-cell>
          <table:table-cell office:value-type="string" calcext:value-type="string">
            <text:p>Бедные учителя! Кому такое в голову пришло? Они здесь при чём?</text:p>
          </table:table-cell>
        </table:table-row>
        <table:table-row table:style-name="ro1">
          <table:table-cell office:value-type="float" office:value="11219411" calcext:value-type="float">
            <text:p>11219411</text:p>
          </table:table-cell>
          <table:table-cell office:value-type="float" office:value="11219488" calcext:value-type="float">
            <text:p>11219488</text:p>
          </table:table-cell>
          <table:table-cell office:value-type="string" calcext:value-type="string">
            <text:p>non_sexist</text:p>
          </table:table-cell>
          <table:table-cell office:value-type="string" calcext:value-type="string">
            <text:p>Слава Богу! - здравый запрет ( я о кальянах ) - реально достало что в кафешках воняет всякой гадостью дымной. Пусть будут отдельные кальяные залы или даже отдельные заведения, но не в кафе для всех!!!</text:p>
          </table:table-cell>
        </table:table-row>
        <table:table-row table:style-name="ro1">
          <table:table-cell office:value-type="float" office:value="11219411" calcext:value-type="float">
            <text:p>11219411</text:p>
          </table:table-cell>
          <table:table-cell office:value-type="float" office:value="11219505" calcext:value-type="float">
            <text:p>11219505</text:p>
          </table:table-cell>
          <table:table-cell office:value-type="string" calcext:value-type="string">
            <text:p>non_sexist</text:p>
          </table:table-cell>
          <table:table-cell office:value-type="string" calcext:value-type="string">
            <text:p>Блииин, опять дежурить четыре пять</text:p>
          </table:table-cell>
        </table:table-row>
        <table:table-row table:style-name="ro1">
          <table:table-cell office:value-type="float" office:value="11219411" calcext:value-type="float">
            <text:p>11219411</text:p>
          </table:table-cell>
          <table:table-cell office:value-type="float" office:value="11219520" calcext:value-type="float">
            <text:p>11219520</text:p>
          </table:table-cell>
          <table:table-cell office:value-type="string" calcext:value-type="string">
            <text:p>non_sexist</text:p>
          </table:table-cell>
          <table:table-cell office:value-type="string" calcext:value-type="string">
            <text:p>От японских Курил и до Токио</text:p>
          </table:table-cell>
        </table:table-row>
        <table:table-row table:style-name="ro1">
          <table:table-cell office:value-type="float" office:value="11219411" calcext:value-type="float">
            <text:p>11219411</text:p>
          </table:table-cell>
          <table:table-cell office:value-type="float" office:value="11219555" calcext:value-type="float">
            <text:p>11219555</text:p>
          </table:table-cell>
          <table:table-cell office:value-type="string" calcext:value-type="string">
            <text:p>non_sexist</text:p>
          </table:table-cell>
          <table:table-cell office:value-type="string" calcext:value-type="string">
            <text:p>Щас бы в фильме про биографию Элтона Джона убирать гомосексуальные сцены...</text:p>
          </table:table-cell>
        </table:table-row>
        <table:table-row table:style-name="ro1">
          <table:table-cell office:value-type="float" office:value="11219411" calcext:value-type="float">
            <text:p>11219411</text:p>
          </table:table-cell>
          <table:table-cell office:value-type="float" office:value="11219557" calcext:value-type="float">
            <text:p>11219557</text:p>
          </table:table-cell>
          <table:table-cell office:value-type="string" calcext:value-type="string">
            <text:p>non_sexist</text:p>
          </table:table-cell>
          <table:table-cell office:value-type="string" calcext:value-type="string">
            <text:p>Каждая новость оху!тельней другой.</text:p>
          </table:table-cell>
        </table:table-row>
        <table:table-row table:style-name="ro5">
          <table:table-cell office:value-type="float" office:value="11219411" calcext:value-type="float">
            <text:p>11219411</text:p>
          </table:table-cell>
          <table:table-cell office:value-type="float" office:value="11219559" calcext:value-type="float">
            <text:p>11219559</text:p>
          </table:table-cell>
          <table:table-cell office:value-type="string" calcext:value-type="string">
            <text:p>non_sexist</text:p>
          </table:table-cell>
          <table:table-cell office:value-type="string" calcext:value-type="string">
            <text:p>"Губернатор Луизианы подписал закон, запрещающий аборты, после обнаружения сердцебиения плода"</text:p>
            <text:p/>
            <text:p>Фенемизм нам не нужон, пусть фемки в мусульманские страны едут!!!!!</text:p>
            <text:p>Upd щас будет мужское кококо аборт убийство</text:p>
          </table:table-cell>
        </table:table-row>
        <table:table-row table:style-name="ro3">
          <table:table-cell office:value-type="float" office:value="11219411" calcext:value-type="float">
            <text:p>11219411</text:p>
          </table:table-cell>
          <table:table-cell office:value-type="float" office:value="11219587" calcext:value-type="float">
            <text:p>11219587</text:p>
          </table:table-cell>
          <table:table-cell office:value-type="string" calcext:value-type="string">
            <text:p>non_sexist</text:p>
          </table:table-cell>
          <table:table-cell office:value-type="string" calcext:value-type="string">
            <text:p>*Малый повзрослел!!!!*</text:p>
            <text:p>- Ну, Марь Ивановна, отпустите мою руку, там ведь слэм!!! 😩😩</text:p>
          </table:table-cell>
        </table:table-row>
        <table:table-row table:style-name="ro1">
          <table:table-cell office:value-type="float" office:value="11219411" calcext:value-type="float">
            <text:p>11219411</text:p>
          </table:table-cell>
          <table:table-cell office:value-type="float" office:value="11219588" calcext:value-type="float">
            <text:p>11219588</text:p>
          </table:table-cell>
          <table:table-cell office:value-type="string" calcext:value-type="string">
            <text:p>non_sexist</text:p>
          </table:table-cell>
          <table:table-cell office:value-type="string" calcext:value-type="string">
            <text:p>Ну что ж, отпевайте учителей под слэм на концертах коржа</text:p>
          </table:table-cell>
        </table:table-row>
        <table:table-row table:style-name="ro1">
          <table:table-cell office:value-type="float" office:value="11219411" calcext:value-type="float">
            <text:p>11219411</text:p>
          </table:table-cell>
          <table:table-cell office:value-type="float" office:value="11219600" calcext:value-type="float">
            <text:p>11219600</text:p>
          </table:table-cell>
          <table:table-cell office:value-type="string" calcext:value-type="string">
            <text:p>non_sexist</text:p>
          </table:table-cell>
          <table:table-cell office:value-type="string" calcext:value-type="string">
            <text:p>Еду в Японию четыре пять</text:p>
          </table:table-cell>
        </table:table-row>
        <table:table-row table:style-name="ro1">
          <table:table-cell office:value-type="float" office:value="11219411" calcext:value-type="float">
            <text:p>11219411</text:p>
          </table:table-cell>
          <table:table-cell office:value-type="float" office:value="11219601" calcext:value-type="float">
            <text:p>11219601</text:p>
          </table:table-cell>
          <table:table-cell office:value-type="string" calcext:value-type="string">
            <text:p>non_sexist</text:p>
          </table:table-cell>
          <table:table-cell office:value-type="string" calcext:value-type="string">
            <text:p>Курилы не отдали, значит откажут наверняка</text:p>
          </table:table-cell>
        </table:table-row>
        <table:table-row table:style-name="ro1">
          <table:table-cell office:value-type="float" office:value="11219411" calcext:value-type="float">
            <text:p>11219411</text:p>
          </table:table-cell>
          <table:table-cell office:value-type="float" office:value="11219603" calcext:value-type="float">
            <text:p>11219603</text:p>
          </table:table-cell>
          <table:table-cell office:value-type="string" calcext:value-type="string">
            <text:p>non_sexist</text:p>
          </table:table-cell>
          <table:table-cell office:value-type="string" calcext:value-type="string">
            <text:p>От негодяи, Элтон Джон же гей и долбится с мужиками</text:p>
          </table:table-cell>
        </table:table-row>
        <table:table-row table:style-name="ro3">
          <table:table-cell office:value-type="float" office:value="11219411" calcext:value-type="float">
            <text:p>11219411</text:p>
          </table:table-cell>
          <table:table-cell office:value-type="float" office:value="11219612" calcext:value-type="float">
            <text:p>11219612</text:p>
          </table:table-cell>
          <table:table-cell office:value-type="string" calcext:value-type="string">
            <text:p>non_sexist</text:p>
          </table:table-cell>
          <table:table-cell office:value-type="string" calcext:value-type="string">
            <text:p>Да и правильно сделали. Я не гомофоб, но смотреть на секс двух мужиков не хотел бы. Фильм от этого хуже не становится, все остальное там все равно покажут.</text:p>
            <text:p>Ну и если уж быть откровенным, в стране в которой существует закон о запрете пропаганды, было бы странно если бы этого не произошло.</text:p>
          </table:table-cell>
        </table:table-row>
        <table:table-row table:style-name="ro1">
          <table:table-cell office:value-type="float" office:value="11219411" calcext:value-type="float">
            <text:p>11219411</text:p>
          </table:table-cell>
          <table:table-cell office:value-type="float" office:value="11219620" calcext:value-type="float">
            <text:p>11219620</text:p>
          </table:table-cell>
          <table:table-cell office:value-type="string" calcext:value-type="string">
            <text:p>non_sexist</text:p>
          </table:table-cell>
          <table:table-cell office:value-type="string" calcext:value-type="string">
            <text:p>Россия предложила Японии сцену секса между мужчинами, во время концерта Макса Коржа</text:p>
          </table:table-cell>
        </table:table-row>
        <table:table-row table:style-name="ro1">
          <table:table-cell office:value-type="float" office:value="11219411" calcext:value-type="float">
            <text:p>11219411</text:p>
          </table:table-cell>
          <table:table-cell office:value-type="float" office:value="11219625" calcext:value-type="float">
            <text:p>11219625</text:p>
          </table:table-cell>
          <table:table-cell office:value-type="string" calcext:value-type="string">
            <text:p>non_sexist</text:p>
          </table:table-cell>
          <table:table-cell office:value-type="string" calcext:value-type="string">
            <text:p>Зачем идти на фильм про Элтона Джона, если в нем нет гомосексуальных сцен?🤷‍♀️</text:p>
          </table:table-cell>
        </table:table-row>
        <table:table-row table:style-name="ro1">
          <table:table-cell office:value-type="float" office:value="11219411" calcext:value-type="float">
            <text:p>11219411</text:p>
          </table:table-cell>
          <table:table-cell office:value-type="float" office:value="11219659" calcext:value-type="float">
            <text:p>11219659</text:p>
          </table:table-cell>
          <table:table-cell office:value-type="string" calcext:value-type="string">
            <text:p>non_sexist</text:p>
          </table:table-cell>
          <table:table-cell office:value-type="string" calcext:value-type="string">
            <text:p>Самое интересное вырезали 😒 😒 😒 . Теперь никто смотреть не будет .</text:p>
          </table:table-cell>
        </table:table-row>
        <table:table-row table:style-name="ro1">
          <table:table-cell office:value-type="float" office:value="11219411" calcext:value-type="float">
            <text:p>11219411</text:p>
          </table:table-cell>
          <table:table-cell office:value-type="float" office:value="11219662" calcext:value-type="float">
            <text:p>11219662</text:p>
          </table:table-cell>
          <table:table-cell office:value-type="string" calcext:value-type="string">
            <text:p>non_sexist</text:p>
          </table:table-cell>
          <table:table-cell office:value-type="string" calcext:value-type="string">
            <text:p>У Элтона Джона много очков, но...</text:p>
          </table:table-cell>
        </table:table-row>
        <table:table-row table:style-name="ro1">
          <table:table-cell office:value-type="float" office:value="11219411" calcext:value-type="float">
            <text:p>11219411</text:p>
          </table:table-cell>
          <table:table-cell office:value-type="float" office:value="11219667" calcext:value-type="float">
            <text:p>11219667</text:p>
          </table:table-cell>
          <table:table-cell office:value-type="string" calcext:value-type="string">
            <text:p>non_sexist</text:p>
          </table:table-cell>
          <table:table-cell office:value-type="string" calcext:value-type="string">
            <text:p>Да всё равно кому уж очень нужны сцены, найдёт их 😁</text:p>
          </table:table-cell>
        </table:table-row>
        <table:table-row table:style-name="ro3">
          <table:table-cell office:value-type="float" office:value="11219411" calcext:value-type="float">
            <text:p>11219411</text:p>
          </table:table-cell>
          <table:table-cell office:value-type="float" office:value="11219678" calcext:value-type="float">
            <text:p>11219678</text:p>
          </table:table-cell>
          <table:table-cell office:value-type="string" calcext:value-type="string">
            <text:p>non_sexist</text:p>
          </table:table-cell>
          <table:table-cell office:value-type="string" calcext:value-type="string">
            <text:p>Зачем вообще делать прокат такой ленте?</text:p>
            <text:p>Заднеприводные с торрентов себе скачают</text:p>
          </table:table-cell>
        </table:table-row>
        <table:table-row table:style-name="ro1">
          <table:table-cell office:value-type="float" office:value="11219411" calcext:value-type="float">
            <text:p>11219411</text:p>
          </table:table-cell>
          <table:table-cell office:value-type="float" office:value="11219687" calcext:value-type="float">
            <text:p>11219687</text:p>
          </table:table-cell>
          <table:table-cell office:value-type="string" calcext:value-type="string">
            <text:p>non_sexist</text:p>
          </table:table-cell>
          <table:table-cell office:value-type="string" calcext:value-type="string">
            <text:p>Кому интересно как жухается Элтон Джон?</text:p>
          </table:table-cell>
        </table:table-row>
        <table:table-row table:style-name="ro1">
          <table:table-cell office:value-type="float" office:value="11219411" calcext:value-type="float">
            <text:p>11219411</text:p>
          </table:table-cell>
          <table:table-cell office:value-type="float" office:value="11219699" calcext:value-type="float">
            <text:p>11219699</text:p>
          </table:table-cell>
          <table:table-cell office:value-type="string" calcext:value-type="string">
            <text:p>non_sexist</text:p>
          </table:table-cell>
          <table:table-cell office:value-type="string" calcext:value-type="string">
            <text:p>Собираем чемоданы три восемь два</text:p>
          </table:table-cell>
        </table:table-row>
        <table:table-row table:style-name="ro2">
          <table:table-cell office:value-type="float" office:value="11219411" calcext:value-type="float">
            <text:p>11219411</text:p>
          </table:table-cell>
          <table:table-cell office:value-type="float" office:value="11219766" calcext:value-type="float">
            <text:p>11219766</text:p>
          </table:table-cell>
          <table:table-cell office:value-type="string" calcext:value-type="string">
            <text:p>non_sexist</text:p>
          </table:table-cell>
          <table:table-cell office:value-type="string" calcext:value-type="string">
            <text:p>Ппц... страна гомофобов. Как жеж задолбали. </text:p>
            <text:p>Если б там две лесбиянки были, то показали бы во всей красе всё. Типа это норм.. </text:p>
            <text:p>двойные е*учие стандарты.</text:p>
          </table:table-cell>
        </table:table-row>
        <table:table-row table:style-name="ro3">
          <table:table-cell office:value-type="float" office:value="11219411" calcext:value-type="float">
            <text:p>11219411</text:p>
          </table:table-cell>
          <table:table-cell office:value-type="float" office:value="11219778" calcext:value-type="float">
            <text:p>11219778</text:p>
          </table:table-cell>
          <table:table-cell office:value-type="string" calcext:value-type="string">
            <text:p>non_sexist</text:p>
          </table:table-cell>
          <table:table-cell office:value-type="string" calcext:value-type="string">
            <text:p>ч.5 ст. 29 Конституции РФ</text:p>
            <text:p>Гарантируется свобода массовой информации. Цензура запрещается.</text:p>
          </table:table-cell>
        </table:table-row>
        <table:table-row table:style-name="ro1">
          <table:table-cell office:value-type="float" office:value="11219411" calcext:value-type="float">
            <text:p>11219411</text:p>
          </table:table-cell>
          <table:table-cell office:value-type="float" office:value="11220087" calcext:value-type="float">
            <text:p>11220087</text:p>
          </table:table-cell>
          <table:table-cell office:value-type="string" calcext:value-type="string">
            <text:p>non_sexist</text:p>
          </table:table-cell>
          <table:table-cell office:value-type="string" calcext:value-type="string">
            <text:p>Продолжение шляпы со второй на первой))</text:p>
          </table:table-cell>
        </table:table-row>
        <table:table-row table:style-name="ro1">
          <table:table-cell office:value-type="float" office:value="11219411" calcext:value-type="float">
            <text:p>11219411</text:p>
          </table:table-cell>
          <table:table-cell office:value-type="float" office:value="11220100" calcext:value-type="float">
            <text:p>11220100</text:p>
          </table:table-cell>
          <table:table-cell office:value-type="string" calcext:value-type="string">
            <text:p>non_sexist</text:p>
          </table:table-cell>
          <table:table-cell office:value-type="string" calcext:value-type="string">
            <text:p>И будет на концерте Макса Коржа как на MayDay 2019-дубинки, кони, автозаки+ училки</text:p>
          </table:table-cell>
        </table:table-row>
        <table:table-row table:style-name="ro1">
          <table:table-cell office:value-type="float" office:value="11219411" calcext:value-type="float">
            <text:p>11219411</text:p>
          </table:table-cell>
          <table:table-cell office:value-type="float" office:value="11220123" calcext:value-type="float">
            <text:p>11220123</text:p>
          </table:table-cell>
          <table:table-cell office:value-type="string" calcext:value-type="string">
            <text:p>non_sexist</text:p>
          </table:table-cell>
          <table:table-cell office:value-type="string" calcext:value-type="string">
            <text:p>Чё серьезно? Я целый год ждала фильм про Элтона Джона 😐</text:p>
          </table:table-cell>
        </table:table-row>
        <table:table-row table:style-name="ro1">
          <table:table-cell office:value-type="float" office:value="11219411" calcext:value-type="float">
            <text:p>11219411</text:p>
          </table:table-cell>
          <table:table-cell office:value-type="float" office:value="11220561" calcext:value-type="float">
            <text:p>11220561</text:p>
          </table:table-cell>
          <table:table-cell office:value-type="string" calcext:value-type="string">
            <text:p>non_sexist</text:p>
          </table:table-cell>
          <table:table-cell office:value-type="string" calcext:value-type="string">
            <text:p>Учителя теперь во все дырки затычки?😡</text:p>
          </table:table-cell>
        </table:table-row>
        <table:table-row table:style-name="ro1">
          <table:table-cell office:value-type="float" office:value="11219411" calcext:value-type="float">
            <text:p>11219411</text:p>
          </table:table-cell>
          <table:table-cell office:value-type="float" office:value="11220588" calcext:value-type="float">
            <text:p>11220588</text:p>
          </table:table-cell>
          <table:table-cell office:value-type="string" calcext:value-type="string">
            <text:p>non_sexist</text:p>
          </table:table-cell>
          <table:table-cell office:value-type="string" calcext:value-type="string">
            <text:p>Из российской версии фильма вырезали сцену секса макса коржа с мужчинами в Челябинске</text:p>
          </table:table-cell>
        </table:table-row>
        <table:table-row table:style-name="ro1">
          <table:table-cell office:value-type="float" office:value="11219411" calcext:value-type="float">
            <text:p>11219411</text:p>
          </table:table-cell>
          <table:table-cell office:value-type="float" office:value="11220775" calcext:value-type="float">
            <text:p>11220775</text:p>
          </table:table-cell>
          <table:table-cell office:value-type="string" calcext:value-type="string">
            <text:p>non_sexist</text:p>
          </table:table-cell>
          <table:table-cell office:value-type="string" calcext:value-type="string">
            <text:p>В Благовещенске в Китай можно спокойно поужинать сгонять, туда и обратно.</text:p>
          </table:table-cell>
        </table:table-row>
        <table:table-row table:style-name="ro1">
          <table:table-cell office:value-type="float" office:value="11219411" calcext:value-type="float">
            <text:p>11219411</text:p>
          </table:table-cell>
          <table:table-cell office:value-type="float" office:value="11220814" calcext:value-type="float">
            <text:p>11220814</text:p>
          </table:table-cell>
          <table:table-cell office:value-type="string" calcext:value-type="string">
            <text:p>non_sexist</text:p>
          </table:table-cell>
          <table:table-cell office:value-type="string" calcext:value-type="string">
            <text:p>Вот безвизовый режим в Японию это тема</text:p>
          </table:table-cell>
        </table:table-row>
        <table:table-row table:style-name="ro1">
          <table:table-cell office:value-type="float" office:value="11219411" calcext:value-type="float">
            <text:p>11219411</text:p>
          </table:table-cell>
          <table:table-cell office:value-type="float" office:value="11220837" calcext:value-type="float">
            <text:p>11220837</text:p>
          </table:table-cell>
          <table:table-cell office:value-type="string" calcext:value-type="string">
            <text:p>non_sexist</text:p>
          </table:table-cell>
          <table:table-cell office:value-type="string" calcext:value-type="string">
            <text:p>То есть в российской версии фильма будут только титры?</text:p>
          </table:table-cell>
        </table:table-row>
        <table:table-row table:style-name="ro1">
          <table:table-cell office:value-type="float" office:value="11219411" calcext:value-type="float">
            <text:p>11219411</text:p>
          </table:table-cell>
          <table:table-cell office:value-type="float" office:value="11221130" calcext:value-type="float">
            <text:p>11221130</text:p>
          </table:table-cell>
          <table:table-cell office:value-type="string" calcext:value-type="string">
            <text:p>non_sexist</text:p>
          </table:table-cell>
          <table:table-cell office:value-type="string" calcext:value-type="string">
            <text:p>Фильм с рейтингом 18+, поэтому сцены секса допустимы. Это просто цензура.</text:p>
          </table:table-cell>
        </table:table-row>
        <table:table-row table:style-name="ro10">
          <table:table-cell office:value-type="float" office:value="11219411" calcext:value-type="float">
            <text:p>11219411</text:p>
          </table:table-cell>
          <table:table-cell office:value-type="float" office:value="11221139" calcext:value-type="float">
            <text:p>11221139</text:p>
          </table:table-cell>
          <table:table-cell office:value-type="string" calcext:value-type="string">
            <text:p>non_sexist</text:p>
          </table:table-cell>
          <table:table-cell office:value-type="string" calcext:value-type="string">
            <text:p>Зверства отечественной цензуры!</text:p>
            <text:p/>
            <text:p>В российский прокат вышел «Рокетмен». </text:p>
            <text:p>Фильм подвергся жесточайшей цензуре: вырезаны все сцены поцелуев, секса и орального секса между мужчинами, сокращены сцены с употреблением наркотиков. То есть, российский зритель не увидит самого главного и интересного – как мужики сладостно сосут друг у друга и вставляют в анус.</text:p>
            <text:p/>
            <text:p>Это, конечно, чудовищно! Правильно возмущаются Антон Долин, Михаил Козырев и Антон Красовский. По образному выражению одного из них, мы спать легли в России, а проснулись в Саудовской Аравии. Из фильма убрали всего минут 5, но это очень заметно. Речь идет о принципиальных пяти минутах, очень важных для художественного замысла.</text:p>
            <text:p>При этом тема гомосексуальности героя в фильме по-прежнему центральная (иначе он стал бы короткометражкой).</text:p>
            <text:p>Самое же противное, что из финала убрали завершающий титр. В оригинале там сказано, что Элтон Джон нашел любовь всей жизни и воспитывает с любимым мужчиной детей. В российской версии вместо этого сообщается, что музыкант основал фонд борьбы со СПИДом и по-прежнему работает с давним соавтором.</text:p>
            <text:p>Самое неприятное, что официальный прокатчик в курсе – вчера на премьере были люди из Paramount. Российский офис скажет, что цензура вынужденная: "лучше так, чем никак". Минкульт скажет, что никого ни о чем не просил, они вообще не в курсе. И взятки гладки. Никто не виноват.</text:p>
            <text:p>«Прости нас, сэр Элтон», – пишет в своем fb Антон Долин.</text:p>
            <text:p>Лия Ахеджакова пока ничего не пишет. Ей некогда, она сейчас, как известно, активно защищает права педофилов, до педерастов ее натруженные руки пока не дошли.</text:p>
            <text:p>😏</text:p>
          </table:table-cell>
        </table:table-row>
        <table:table-row table:style-name="ro1">
          <table:table-cell office:value-type="float" office:value="11219411" calcext:value-type="float">
            <text:p>11219411</text:p>
          </table:table-cell>
          <table:table-cell office:value-type="float" office:value="11221224" calcext:value-type="float">
            <text:p>11221224</text:p>
          </table:table-cell>
          <table:table-cell office:value-type="string" calcext:value-type="string">
            <text:p>non_sexist</text:p>
          </table:table-cell>
          <table:table-cell office:value-type="string" calcext:value-type="string">
            <text:p>Теперь только в минкульте смогут посмотреть все эти сцены, как им повезло.</text:p>
          </table:table-cell>
        </table:table-row>
        <table:table-row table:style-name="ro1">
          <table:table-cell office:value-type="float" office:value="11219411" calcext:value-type="float">
            <text:p>11219411</text:p>
          </table:table-cell>
          <table:table-cell office:value-type="float" office:value="11221913" calcext:value-type="float">
            <text:p>11221913</text:p>
          </table:table-cell>
          <table:table-cell office:value-type="string" calcext:value-type="string">
            <text:p>non_sexist</text:p>
          </table:table-cell>
          <table:table-cell office:value-type="string" calcext:value-type="string">
            <text:p>На этого говномета ещё кто то ходит?</text:p>
          </table:table-cell>
        </table:table-row>
        <table:table-row table:style-name="ro1">
          <table:table-cell office:value-type="float" office:value="11219411" calcext:value-type="float">
            <text:p>11219411</text:p>
          </table:table-cell>
          <table:table-cell office:value-type="float" office:value="11222731" calcext:value-type="float">
            <text:p>11222731</text:p>
          </table:table-cell>
          <table:table-cell office:value-type="string" calcext:value-type="string">
            <text:p>non_sexist</text:p>
          </table:table-cell>
          <table:table-cell office:value-type="string" calcext:value-type="string">
            <text:p>С кем он ебется и чем злоупотребляет разве в этом суть, автобиографии, два варианта самое оно и честно признать, что некоторые <text:s/>сцены фильма не допустимы <text:s/>для несовершеннолетних и непринмлимы для людей не принимающих нетрадиционный и аморалтный образ жизни, во как</text:p>
          </table:table-cell>
        </table:table-row>
        <table:table-row table:style-name="ro1">
          <table:table-cell office:value-type="float" office:value="11219411" calcext:value-type="float">
            <text:p>11219411</text:p>
          </table:table-cell>
          <table:table-cell office:value-type="float" office:value="11223213" calcext:value-type="float">
            <text:p>11223213</text:p>
          </table:table-cell>
          <table:table-cell office:value-type="string" calcext:value-type="string">
            <text:p>non_sexist</text:p>
          </table:table-cell>
          <table:table-cell office:value-type="string" calcext:value-type="string">
            <text:p>Насчет вырезанной сцены полностью одобряю!так держать👍</text:p>
          </table:table-cell>
        </table:table-row>
        <table:table-row table:style-name="ro1">
          <table:table-cell office:value-type="float" office:value="11219411" calcext:value-type="float">
            <text:p>11219411</text:p>
          </table:table-cell>
          <table:table-cell office:value-type="float" office:value="11224186" calcext:value-type="float">
            <text:p>11224186</text:p>
          </table:table-cell>
          <table:table-cell office:value-type="string" calcext:value-type="string">
            <text:p>non_sexist</text:p>
          </table:table-cell>
          <table:table-cell office:value-type="string" calcext:value-type="string">
            <text:p>так некто мединский соврал? т.е. распространил фейковую новость?</text:p>
          </table:table-cell>
        </table:table-row>
        <table:table-row table:style-name="ro1">
          <table:table-cell office:value-type="float" office:value="11219411" calcext:value-type="float">
            <text:p>11219411</text:p>
          </table:table-cell>
          <table:table-cell office:value-type="float" office:value="11226462" calcext:value-type="float">
            <text:p>11226462</text:p>
          </table:table-cell>
          <table:table-cell office:value-type="string" calcext:value-type="string">
            <text:p>non_sexist</text:p>
          </table:table-cell>
          <table:table-cell office:value-type="string" calcext:value-type="string">
            <text:p>Собираю вещи уезжаю в Японию</text:p>
          </table:table-cell>
        </table:table-row>
        <table:table-row table:style-name="ro1">
          <table:table-cell office:value-type="float" office:value="11219411" calcext:value-type="float">
            <text:p>11219411</text:p>
          </table:table-cell>
          <table:table-cell office:value-type="float" office:value="11228543" calcext:value-type="float">
            <text:p>11228543</text:p>
          </table:table-cell>
          <table:table-cell office:value-type="string" calcext:value-type="string">
            <text:p>non_sexist</text:p>
          </table:table-cell>
          <table:table-cell office:value-type="string" calcext:value-type="string">
            <text:p>"Губернатор Луизианы подписал закон, запрещающий аборты, после обнаружения сердцебиения плода" - это новость о важности правильной расстановке запятых. Мало кто поймет, к сожалению.</text:p>
          </table:table-cell>
        </table:table-row>
        <table:table-row table:style-name="ro1">
          <table:table-cell office:value-type="float" office:value="11219411" calcext:value-type="float">
            <text:p>11219411</text:p>
          </table:table-cell>
          <table:table-cell office:value-type="float" office:value="11229033" calcext:value-type="float">
            <text:p>11229033</text:p>
          </table:table-cell>
          <table:table-cell office:value-type="string" calcext:value-type="string">
            <text:p>non_sexist</text:p>
          </table:table-cell>
          <table:table-cell office:value-type="string" calcext:value-type="string">
            <text:p>Япония сделает Россию снова великой кажется🤷‍♀️</text:p>
          </table:table-cell>
        </table:table-row>
        <table:table-row table:style-name="ro1">
          <table:table-cell office:value-type="float" office:value="11177560" calcext:value-type="float">
            <text:p>11177560</text:p>
          </table:table-cell>
          <table:table-cell office:value-type="float" office:value="11177564" calcext:value-type="float">
            <text:p>11177564</text:p>
          </table:table-cell>
          <table:table-cell office:value-type="string" calcext:value-type="string">
            <text:p>non_sexist</text:p>
          </table:table-cell>
          <table:table-cell office:value-type="string" calcext:value-type="string">
            <text:p>владимир путин молодец политик лидер и отец</text:p>
          </table:table-cell>
        </table:table-row>
        <table:table-row table:style-name="ro1">
          <table:table-cell office:value-type="float" office:value="11177560" calcext:value-type="float">
            <text:p>11177560</text:p>
          </table:table-cell>
          <table:table-cell office:value-type="float" office:value="11177565" calcext:value-type="float">
            <text:p>11177565</text:p>
          </table:table-cell>
          <table:table-cell office:value-type="string" calcext:value-type="string">
            <text:p>non_sexist</text:p>
          </table:table-cell>
          <table:table-cell office:value-type="string" calcext:value-type="string">
            <text:p>Место для вашей рекламы пять</text:p>
          </table:table-cell>
        </table:table-row>
        <table:table-row table:style-name="ro1">
          <table:table-cell office:value-type="float" office:value="11177560" calcext:value-type="float">
            <text:p>11177560</text:p>
          </table:table-cell>
          <table:table-cell office:value-type="float" office:value="11177571" calcext:value-type="float">
            <text:p>11177571</text:p>
          </table:table-cell>
          <table:table-cell office:value-type="string" calcext:value-type="string">
            <text:p>non_sexist</text:p>
          </table:table-cell>
          <table:table-cell office:value-type="string" calcext:value-type="string">
            <text:p>Такое ощущение, словно дочь Пыни лысая.</text:p>
          </table:table-cell>
        </table:table-row>
        <table:table-row table:style-name="ro1">
          <table:table-cell office:value-type="float" office:value="11177560" calcext:value-type="float">
            <text:p>11177560</text:p>
          </table:table-cell>
          <table:table-cell office:value-type="float" office:value="11177572" calcext:value-type="float">
            <text:p>11177572</text:p>
          </table:table-cell>
          <table:table-cell office:value-type="string" calcext:value-type="string">
            <text:p>non_sexist</text:p>
          </table:table-cell>
          <table:table-cell office:value-type="string" calcext:value-type="string">
            <text:p>Я тоже предлагаю перенести опрос о храме на 2024 год</text:p>
          </table:table-cell>
        </table:table-row>
        <table:table-row table:style-name="ro1">
          <table:table-cell office:value-type="float" office:value="11177560" calcext:value-type="float">
            <text:p>11177560</text:p>
          </table:table-cell>
          <table:table-cell office:value-type="float" office:value="11177573" calcext:value-type="float">
            <text:p>11177573</text:p>
          </table:table-cell>
          <table:table-cell office:value-type="string" calcext:value-type="string">
            <text:p>non_sexist</text:p>
          </table:table-cell>
          <table:table-cell office:value-type="string" calcext:value-type="string">
            <text:p>В смысле предполагаемая??? Получается что каждый кто защитил кандидатскую родственник Путина??</text:p>
          </table:table-cell>
        </table:table-row>
        <table:table-row table:style-name="ro1">
          <table:table-cell office:value-type="float" office:value="11177560" calcext:value-type="float">
            <text:p>11177560</text:p>
          </table:table-cell>
          <table:table-cell office:value-type="float" office:value="11177574" calcext:value-type="float">
            <text:p>11177574</text:p>
          </table:table-cell>
          <table:table-cell office:value-type="string" calcext:value-type="string">
            <text:p>non_sexist</text:p>
          </table:table-cell>
          <table:table-cell office:value-type="string" calcext:value-type="string">
            <text:p>Одна новость смешнее другой, лол.</text:p>
          </table:table-cell>
        </table:table-row>
        <table:table-row table:style-name="ro1">
          <table:table-cell office:value-type="float" office:value="11177560" calcext:value-type="float">
            <text:p>11177560</text:p>
          </table:table-cell>
          <table:table-cell office:value-type="float" office:value="11177575" calcext:value-type="float">
            <text:p>11177575</text:p>
          </table:table-cell>
          <table:table-cell office:value-type="string" calcext:value-type="string">
            <text:p>non_sexist</text:p>
          </table:table-cell>
          <table:table-cell office:value-type="string" calcext:value-type="string">
            <text:p>Предполагаемая дочь предполагаемого Путина предполагаемо защитила предполаемую диссертацию.</text:p>
          </table:table-cell>
        </table:table-row>
        <table:table-row table:style-name="ro1">
          <table:table-cell office:value-type="float" office:value="11177560" calcext:value-type="float">
            <text:p>11177560</text:p>
          </table:table-cell>
          <table:table-cell office:value-type="float" office:value="11177576" calcext:value-type="float">
            <text:p>11177576</text:p>
          </table:table-cell>
          <table:table-cell office:value-type="string" calcext:value-type="string">
            <text:p>non_sexist</text:p>
          </table:table-cell>
          <table:table-cell office:value-type="string" calcext:value-type="string">
            <text:p>Конечно как не защитить ФСО норм так вооружены</text:p>
          </table:table-cell>
        </table:table-row>
        <table:table-row table:style-name="ro2">
          <table:table-cell office:value-type="float" office:value="11177560" calcext:value-type="float">
            <text:p>11177560</text:p>
          </table:table-cell>
          <table:table-cell office:value-type="float" office:value="11177578" calcext:value-type="float">
            <text:p>11177578</text:p>
          </table:table-cell>
          <table:table-cell office:value-type="string" calcext:value-type="string">
            <text:p>non_sexist</text:p>
          </table:table-cell>
          <table:table-cell office:value-type="string" calcext:value-type="string">
            <text:p>&gt;Епархия РПЦ в Екатеринбурге просит перенести опрос о храме в сквере</text:p>
            <text:p/>
            <text:p>Пускай они себя лучше перенесут.</text:p>
          </table:table-cell>
        </table:table-row>
        <table:table-row table:style-name="ro2">
          <table:table-cell office:value-type="float" office:value="11177560" calcext:value-type="float">
            <text:p>11177560</text:p>
          </table:table-cell>
          <table:table-cell office:value-type="float" office:value="11177583" calcext:value-type="float">
            <text:p>11177583</text:p>
          </table:table-cell>
          <table:table-cell office:value-type="string" calcext:value-type="string">
            <text:p>non_sexist</text:p>
          </table:table-cell>
          <table:table-cell office:value-type="string" calcext:value-type="string">
            <text:p>"Епархия РПЦ в Екатеринбурге просит перенести опрос о храме в сквере"</text:p>
            <text:p/>
            <text:p>Перенести опрос из Екатеринбурга нах*й?</text:p>
          </table:table-cell>
        </table:table-row>
        <table:table-row table:style-name="ro6">
          <table:table-cell office:value-type="float" office:value="11177560" calcext:value-type="float">
            <text:p>11177560</text:p>
          </table:table-cell>
          <table:table-cell office:value-type="float" office:value="11177591" calcext:value-type="float">
            <text:p>11177591</text:p>
          </table:table-cell>
          <table:table-cell office:value-type="string" calcext:value-type="string">
            <text:p>non_sexist</text:p>
          </table:table-cell>
          <table:table-cell office:value-type="string" calcext:value-type="string">
            <text:p>Какой к черту референдум?Какая разница в данном случае за что большинство?</text:p>
            <text:p>Самое главное законно это или нет.А покупать землю по блату там где обычному бизнесмену бы её так просто не продали по сговору с коррумпированным губером,это преступление ,и даже если за храм будут большинство,это не решает.</text:p>
            <text:p>Большинство всегда было 98% дерьма,оно всегда ошибалось. Большинство спорило какой воображаемой дружок лучше и мочило друг друга из за этого,не понимая что его вообще нет,а религия просто инструмент для создания преступного культа,инструмент управления обществом который заставляет работать общество на выгоду культа в ущерб ВСЕМУ.Ну либо бизнес.</text:p>
            <text:p>Большинство спорило какой царь лучше не понимая что царь-это всегда преступник,ибо когда от одного чела и его прихвостней зависит всё остальное общество,это не нормально.</text:p>
            <text:p>Так что если большинство будет за преступление-это не значит что преступление перестало быть преступлением.</text:p>
          </table:table-cell>
        </table:table-row>
        <table:table-row table:style-name="ro1">
          <table:table-cell office:value-type="float" office:value="11177560" calcext:value-type="float">
            <text:p>11177560</text:p>
          </table:table-cell>
          <table:table-cell office:value-type="float" office:value="11177594" calcext:value-type="float">
            <text:p>11177594</text:p>
          </table:table-cell>
          <table:table-cell office:value-type="string" calcext:value-type="string">
            <text:p>non_sexist</text:p>
          </table:table-cell>
          <table:table-cell office:value-type="string" calcext:value-type="string">
            <text:p>Офигенный у нас президент. У него даже дочь предполагаемая!</text:p>
          </table:table-cell>
        </table:table-row>
        <table:table-row table:style-name="ro1">
          <table:table-cell office:value-type="float" office:value="11177560" calcext:value-type="float">
            <text:p>11177560</text:p>
          </table:table-cell>
          <table:table-cell office:value-type="float" office:value="11177595" calcext:value-type="float">
            <text:p>11177595</text:p>
          </table:table-cell>
          <table:table-cell office:value-type="string" calcext:value-type="string">
            <text:p>non_sexist</text:p>
          </table:table-cell>
          <table:table-cell office:value-type="string" calcext:value-type="string">
            <text:p>Почему столько проблем с какимто храмом</text:p>
          </table:table-cell>
        </table:table-row>
        <table:table-row table:style-name="ro1">
          <table:table-cell office:value-type="float" office:value="11177560" calcext:value-type="float">
            <text:p>11177560</text:p>
          </table:table-cell>
          <table:table-cell office:value-type="float" office:value="11177600" calcext:value-type="float">
            <text:p>11177600</text:p>
          </table:table-cell>
          <table:table-cell office:value-type="string" calcext:value-type="string">
            <text:p>non_sexist</text:p>
          </table:table-cell>
          <table:table-cell office:value-type="string" calcext:value-type="string">
            <text:p>Абдула ибн Хасси - гражданин франции?</text:p>
          </table:table-cell>
        </table:table-row>
        <table:table-row table:style-name="ro3">
          <table:table-cell office:value-type="float" office:value="11177560" calcext:value-type="float">
            <text:p>11177560</text:p>
          </table:table-cell>
          <table:table-cell office:value-type="float" office:value="11177603" calcext:value-type="float">
            <text:p>11177603</text:p>
          </table:table-cell>
          <table:table-cell office:value-type="string" calcext:value-type="string">
            <text:p>non_sexist</text:p>
          </table:table-cell>
          <table:table-cell office:value-type="string" calcext:value-type="string">
            <text:p>Когда просили строительство храма перенести, то не соглашались </text:p>
            <text:p>Время не соглашаться переносить опрос</text:p>
          </table:table-cell>
        </table:table-row>
        <table:table-row table:style-name="ro1">
          <table:table-cell office:value-type="float" office:value="11177560" calcext:value-type="float">
            <text:p>11177560</text:p>
          </table:table-cell>
          <table:table-cell office:value-type="float" office:value="11177609" calcext:value-type="float">
            <text:p>11177609</text:p>
          </table:table-cell>
          <table:table-cell office:value-type="string" calcext:value-type="string">
            <text:p>non_sexist</text:p>
          </table:table-cell>
          <table:table-cell office:value-type="string" calcext:value-type="string">
            <text:p>Мне интересно только Вова дико очкует за своих дочурок и скрывает их от клятых пендосаф? Я не припомню больше таких смелых лидеров как путя...</text:p>
          </table:table-cell>
        </table:table-row>
        <table:table-row table:style-name="ro2">
          <table:table-cell office:value-type="float" office:value="11177560" calcext:value-type="float">
            <text:p>11177560</text:p>
          </table:table-cell>
          <table:table-cell office:value-type="float" office:value="11177620" calcext:value-type="float">
            <text:p>11177620</text:p>
          </table:table-cell>
          <table:table-cell office:value-type="string" calcext:value-type="string">
            <text:p>non_sexist</text:p>
          </table:table-cell>
          <table:table-cell office:value-type="string" calcext:value-type="string">
            <text:p>"В китайском Циндао представлен экспериментальный поезд на магнитной подушке, способный ездить на скорости около 600 км/час. </text:p>
            <text:p>Опять с японцами соревнуются. </text:p>
            <text:p>А в это время, в одной скрепной стране продолжали рисовать мультики про ракеты и застраивать скверы храмами...."</text:p>
          </table:table-cell>
        </table:table-row>
        <table:table-row table:style-name="ro1">
          <table:table-cell office:value-type="float" office:value="11177560" calcext:value-type="float">
            <text:p>11177560</text:p>
          </table:table-cell>
          <table:table-cell office:value-type="float" office:value="11177621" calcext:value-type="float">
            <text:p>11177621</text:p>
          </table:table-cell>
          <table:table-cell office:value-type="string" calcext:value-type="string">
            <text:p>non_sexist</text:p>
          </table:table-cell>
          <table:table-cell office:value-type="string" calcext:value-type="string">
            <text:p>Дак опрос то уже был???</text:p>
          </table:table-cell>
        </table:table-row>
        <table:table-row table:style-name="ro1">
          <table:table-cell office:value-type="float" office:value="11177560" calcext:value-type="float">
            <text:p>11177560</text:p>
          </table:table-cell>
          <table:table-cell office:value-type="float" office:value="11177647" calcext:value-type="float">
            <text:p>11177647</text:p>
          </table:table-cell>
          <table:table-cell office:value-type="string" calcext:value-type="string">
            <text:p>non_sexist</text:p>
          </table:table-cell>
          <table:table-cell office:value-type="string" calcext:value-type="string">
            <text:p>Что за мега секссистская рассылка сегодня, Лентач?!?</text:p>
          </table:table-cell>
        </table:table-row>
        <table:table-row table:style-name="ro3">
          <table:table-cell office:value-type="float" office:value="11177560" calcext:value-type="float">
            <text:p>11177560</text:p>
          </table:table-cell>
          <table:table-cell office:value-type="float" office:value="11177662" calcext:value-type="float">
            <text:p>11177662</text:p>
          </table:table-cell>
          <table:table-cell office:value-type="string" calcext:value-type="string">
            <text:p>non_sexist</text:p>
          </table:table-cell>
          <table:table-cell office:value-type="string" calcext:value-type="string">
            <text:p>«Нюта Федермессер официально объявила о выдвижении в Мосгордуму»</text:p>
            <text:p>Вот неплохие у неё идеи, но это «Нюта» просто добивæт)</text:p>
          </table:table-cell>
        </table:table-row>
        <table:table-row table:style-name="ro2">
          <table:table-cell office:value-type="float" office:value="11177560" calcext:value-type="float">
            <text:p>11177560</text:p>
          </table:table-cell>
          <table:table-cell office:value-type="float" office:value="11177705" calcext:value-type="float">
            <text:p>11177705</text:p>
          </table:table-cell>
          <table:table-cell office:value-type="string" calcext:value-type="string">
            <text:p>non_sexist</text:p>
          </table:table-cell>
          <table:table-cell office:value-type="string" calcext:value-type="string">
            <text:p>Вот так админы Лентача вам в уши ссут предпологаемая дочь. </text:p>
            <text:p/>
            <text:p>То есть не точно дочь, но и фактов что не дочь тоже нет. А читатели схавают.</text:p>
          </table:table-cell>
        </table:table-row>
        <table:table-row table:style-name="ro1">
          <table:table-cell office:value-type="float" office:value="11177560" calcext:value-type="float">
            <text:p>11177560</text:p>
          </table:table-cell>
          <table:table-cell office:value-type="float" office:value="11177733" calcext:value-type="float">
            <text:p>11177733</text:p>
          </table:table-cell>
          <table:table-cell office:value-type="string" calcext:value-type="string">
            <text:p>non_sexist</text:p>
          </table:table-cell>
          <table:table-cell office:value-type="string" calcext:value-type="string">
            <text:p>Эммм, опрос по скверу разве уже не был проведен?</text:p>
          </table:table-cell>
        </table:table-row>
        <table:table-row table:style-name="ro1">
          <table:table-cell office:value-type="float" office:value="11177560" calcext:value-type="float">
            <text:p>11177560</text:p>
          </table:table-cell>
          <table:table-cell office:value-type="float" office:value="11177828" calcext:value-type="float">
            <text:p>11177828</text:p>
          </table:table-cell>
          <table:table-cell office:value-type="string" calcext:value-type="string">
            <text:p>sexist</text:p>
          </table:table-cell>
          <table:table-cell office:value-type="string" calcext:value-type="string">
            <text:p>а ведь она реально думает, что она кандидат наук,🤔</text:p>
          </table:table-cell>
        </table:table-row>
        <table:table-row table:style-name="ro1">
          <table:table-cell office:value-type="float" office:value="11177560" calcext:value-type="float">
            <text:p>11177560</text:p>
          </table:table-cell>
          <table:table-cell office:value-type="float" office:value="11177840" calcext:value-type="float">
            <text:p>11177840</text:p>
          </table:table-cell>
          <table:table-cell office:value-type="string" calcext:value-type="string">
            <text:p>non_sexist</text:p>
          </table:table-cell>
          <table:table-cell office:value-type="string" calcext:value-type="string">
            <text:p>Перенесут опрос на месяц. Потом опросят только сторонников храма и все заново начнется.</text:p>
          </table:table-cell>
        </table:table-row>
        <table:table-row table:style-name="ro1">
          <table:table-cell office:value-type="float" office:value="11177560" calcext:value-type="float">
            <text:p>11177560</text:p>
          </table:table-cell>
          <table:table-cell office:value-type="float" office:value="11177890" calcext:value-type="float">
            <text:p>11177890</text:p>
          </table:table-cell>
          <table:table-cell office:value-type="string" calcext:value-type="string">
            <text:p>non_sexist</text:p>
          </table:table-cell>
          <table:table-cell office:value-type="string" calcext:value-type="string">
            <text:p>В опросе о храме в сквере победит дочь Алсу...</text:p>
          </table:table-cell>
        </table:table-row>
        <table:table-row table:style-name="ro11">
          <table:table-cell office:value-type="float" office:value="11177560" calcext:value-type="float">
            <text:p>11177560</text:p>
          </table:table-cell>
          <table:table-cell office:value-type="float" office:value="11177933" calcext:value-type="float">
            <text:p>11177933</text:p>
          </table:table-cell>
          <table:table-cell office:value-type="string" calcext:value-type="string">
            <text:p>non_sexist</text:p>
          </table:table-cell>
          <table:table-cell office:value-type="string" calcext:value-type="string">
            <text:p>1. Интересно, а если провести обыск у всего руководства ФСБ - можно будет обратно понизить пенсионный возраст? </text:p>
            <text:p> </text:p>
            <text:p>2. Жена чиновника стала успешной бизнесвумен и миллиардершей. Сын — вице-президентом госкорпорации, дочь — главой крупного фонда. А чиновник так и сидит на своей копеечной казённой зарплате. Жалкий неудачник, позор семьи. </text:p>
            <text:p> </text:p>
            <text:p>3. Если освящённый спутник не вышел на орбиту, значит он грешен и нечего ему делать на небесах. Из объяснительной записки Роскосмоса. </text:p>
            <text:p> </text:p>
            <text:p>4. Храм построенный на месте сквера - скверный храм. </text:p>
            <text:p> </text:p>
            <text:p>5. Российские школьники победили на Международной Менделеевской олимпиаде по химии, завоевав сразу 7 золотых медалей. На приёме в Кремле премьер-министр Медведев вручил ребятам памятные сувениры и от всей души поздравил будущих граждан США и ЕС. </text:p>
            <text:p> </text:p>
            <text:p>6. Народ смотрит на квитанции ЖКХ и ценники в магазинах с таким выражением лица, как будто президент не забросил 10 шайб в ворота противника. </text:p>
            <text:p> </text:p>
            <text:p>7. Если в РФ закроют интернет, то как ученые Сколково будет заказывать на AliExpress свои новейшие разработки? </text:p>
            <text:p> </text:p>
            <text:p>8. Направил резюме в РПЦ. Пригласили на встречу. Сказал, что хочу возглавить отдел святой инквизиции. Посмеялись, заявили, что мне нужно было родиться несколько веков назад. Потом серьёзно посоветовали зайти к ним года через три-четыре. </text:p>
            <text:p> </text:p>
            <text:p>9. В законе о налоге с приусадебных теплиц есть недоработки - многие жулики выращивают лук на подоконниках и, тем самым, уходят от налогообложения. Передайте там государю, немедленно! </text:p>
            <text:p> </text:p>
            <text:p>10. Когда на мерседесе наклеено "Можем повторить", как-то не верится, что действительно могут повторить мерседес.</text:p>
          </table:table-cell>
        </table:table-row>
        <table:table-row table:style-name="ro1">
          <table:table-cell office:value-type="float" office:value="11177560" calcext:value-type="float">
            <text:p>11177560</text:p>
          </table:table-cell>
          <table:table-cell office:value-type="float" office:value="11178026" calcext:value-type="float">
            <text:p>11178026</text:p>
          </table:table-cell>
          <table:table-cell office:value-type="string" calcext:value-type="string">
            <text:p>non_sexist</text:p>
          </table:table-cell>
          <table:table-cell office:value-type="string" calcext:value-type="string">
            <text:p>Предполагаемая? Подтвердили уже давно же, не?</text:p>
          </table:table-cell>
        </table:table-row>
        <table:table-row table:style-name="ro1">
          <table:table-cell office:value-type="float" office:value="11177560" calcext:value-type="float">
            <text:p>11177560</text:p>
          </table:table-cell>
          <table:table-cell office:value-type="float" office:value="11178336" calcext:value-type="float">
            <text:p>11178336</text:p>
          </table:table-cell>
          <table:table-cell office:value-type="string" calcext:value-type="string">
            <text:p>non_sexist</text:p>
          </table:table-cell>
          <table:table-cell office:value-type="string" calcext:value-type="string">
            <text:p>Конечно перенести, и лучше сразу на небеса, там точно разберутся-кому и сколько</text:p>
          </table:table-cell>
        </table:table-row>
        <table:table-row table:style-name="ro1">
          <table:table-cell office:value-type="float" office:value="11177560" calcext:value-type="float">
            <text:p>11177560</text:p>
          </table:table-cell>
          <table:table-cell office:value-type="float" office:value="11178438" calcext:value-type="float">
            <text:p>11178438</text:p>
          </table:table-cell>
          <table:table-cell office:value-type="string" calcext:value-type="string">
            <text:p>non_sexist</text:p>
          </table:table-cell>
          <table:table-cell office:value-type="string" calcext:value-type="string">
            <text:p>Предполагаю - если бы предполагаемая дочь Путина НЕ защитила бы кандидатскую диссертацию , ректор данного учебного заведения уволился бы предположительно недели две назад....</text:p>
          </table:table-cell>
        </table:table-row>
        <table:table-row table:style-name="ro1">
          <table:table-cell office:value-type="float" office:value="11177560" calcext:value-type="float">
            <text:p>11177560</text:p>
          </table:table-cell>
          <table:table-cell office:value-type="float" office:value="11178556" calcext:value-type="float">
            <text:p>11178556</text:p>
          </table:table-cell>
          <table:table-cell office:value-type="string" calcext:value-type="string">
            <text:p>non_sexist</text:p>
          </table:table-cell>
          <table:table-cell office:value-type="string" calcext:value-type="string">
            <text:p>Хватит РПЦ времени и денег, чтобы откупиться и запугать 70 процентов Екб?</text:p>
          </table:table-cell>
        </table:table-row>
        <table:table-row table:style-name="ro1">
          <table:table-cell office:value-type="float" office:value="11177560" calcext:value-type="float">
            <text:p>11177560</text:p>
          </table:table-cell>
          <table:table-cell office:value-type="float" office:value="11178913" calcext:value-type="float">
            <text:p>11178913</text:p>
          </table:table-cell>
          <table:table-cell office:value-type="string" calcext:value-type="string">
            <text:p>non_sexist</text:p>
          </table:table-cell>
          <table:table-cell office:value-type="string" calcext:value-type="string">
            <text:p>У таких людей как предполагаемая дочь Путина защита диссертации заключается в посещении вручения докторской</text:p>
          </table:table-cell>
        </table:table-row>
        <table:table-row table:style-name="ro1">
          <table:table-cell office:value-type="float" office:value="11177560" calcext:value-type="float">
            <text:p>11177560</text:p>
          </table:table-cell>
          <table:table-cell office:value-type="float" office:value="11179005" calcext:value-type="float">
            <text:p>11179005</text:p>
          </table:table-cell>
          <table:table-cell office:value-type="string" calcext:value-type="string">
            <text:p>non_sexist</text:p>
          </table:table-cell>
          <table:table-cell office:value-type="string" calcext:value-type="string">
            <text:p>передай маме, что я часы забыл</text:p>
          </table:table-cell>
        </table:table-row>
        <table:table-row table:style-name="ro1">
          <table:table-cell office:value-type="float" office:value="11177560" calcext:value-type="float">
            <text:p>11177560</text:p>
          </table:table-cell>
          <table:table-cell office:value-type="float" office:value="11179033" calcext:value-type="float">
            <text:p>11179033</text:p>
          </table:table-cell>
          <table:table-cell office:value-type="string" calcext:value-type="string">
            <text:p>non_sexist</text:p>
          </table:table-cell>
          <table:table-cell office:value-type="string" calcext:value-type="string">
            <text:p>Брала <text:s/>бы пример с кадырова! Сразу защитил «академическую» и стал академиком</text:p>
          </table:table-cell>
        </table:table-row>
        <table:table-row table:style-name="ro1">
          <table:table-cell office:value-type="float" office:value="11177560" calcext:value-type="float">
            <text:p>11177560</text:p>
          </table:table-cell>
          <table:table-cell office:value-type="float" office:value="11179040" calcext:value-type="float">
            <text:p>11179040</text:p>
          </table:table-cell>
          <table:table-cell office:value-type="string" calcext:value-type="string">
            <text:p>non_sexist</text:p>
          </table:table-cell>
          <table:table-cell office:value-type="string" calcext:value-type="string">
            <text:p>Не думаю, что это Путина дочь. Однофамилица просто.</text:p>
          </table:table-cell>
        </table:table-row>
        <table:table-row table:style-name="ro1">
          <table:table-cell office:value-type="float" office:value="11177560" calcext:value-type="float">
            <text:p>11177560</text:p>
          </table:table-cell>
          <table:table-cell office:value-type="float" office:value="11179207" calcext:value-type="float">
            <text:p>11179207</text:p>
          </table:table-cell>
          <table:table-cell office:value-type="string" calcext:value-type="string">
            <text:p>non_sexist</text:p>
          </table:table-cell>
          <table:table-cell office:value-type="string" calcext:value-type="string">
            <text:p>Будет классно, если это вообще не дочь Путина, а обычная девушка и вдруг СМИ обратили на нее внимание.)</text:p>
          </table:table-cell>
        </table:table-row>
        <table:table-row table:style-name="ro1">
          <table:table-cell office:value-type="float" office:value="11177560" calcext:value-type="float">
            <text:p>11177560</text:p>
          </table:table-cell>
          <table:table-cell office:value-type="float" office:value="11179224" calcext:value-type="float">
            <text:p>11179224</text:p>
          </table:table-cell>
          <table:table-cell office:value-type="string" calcext:value-type="string">
            <text:p>non_sexist</text:p>
          </table:table-cell>
          <table:table-cell office:value-type="string" calcext:value-type="string">
            <text:p>Ну что у нас за страна, где у президента ПРЕДПОЛАГАЕМАЯ дочь?🤦😠</text:p>
          </table:table-cell>
        </table:table-row>
        <table:table-row table:style-name="ro1">
          <table:table-cell office:value-type="float" office:value="11177560" calcext:value-type="float">
            <text:p>11177560</text:p>
          </table:table-cell>
          <table:table-cell office:value-type="float" office:value="11179240" calcext:value-type="float">
            <text:p>11179240</text:p>
          </table:table-cell>
          <table:table-cell office:value-type="string" calcext:value-type="string">
            <text:p>non_sexist</text:p>
          </table:table-cell>
          <table:table-cell office:value-type="string" calcext:value-type="string">
            <text:p>На что этот храм в сквере, от этих крестов депресняк один</text:p>
          </table:table-cell>
        </table:table-row>
        <table:table-row table:style-name="ro1">
          <table:table-cell office:value-type="float" office:value="11177560" calcext:value-type="float">
            <text:p>11177560</text:p>
          </table:table-cell>
          <table:table-cell office:value-type="float" office:value="11179491" calcext:value-type="float">
            <text:p>11179491</text:p>
          </table:table-cell>
          <table:table-cell office:value-type="string" calcext:value-type="string">
            <text:p>non_sexist</text:p>
          </table:table-cell>
          <table:table-cell office:value-type="string" calcext:value-type="string">
            <text:p>А где все эти Малаховы с ДНК тестом когда они так нужны?</text:p>
          </table:table-cell>
        </table:table-row>
        <table:table-row table:style-name="ro1">
          <table:table-cell office:value-type="float" office:value="11177560" calcext:value-type="float">
            <text:p>11177560</text:p>
          </table:table-cell>
          <table:table-cell office:value-type="float" office:value="11179891" calcext:value-type="float">
            <text:p>11179891</text:p>
          </table:table-cell>
          <table:table-cell office:value-type="string" calcext:value-type="string">
            <text:p>non_sexist</text:p>
          </table:table-cell>
          <table:table-cell office:value-type="string" calcext:value-type="string">
            <text:p>Епархия РПЦ в Екатеринбурге просит больше времени на промывку обывательских мозгов</text:p>
          </table:table-cell>
        </table:table-row>
        <table:table-row table:style-name="ro1">
          <table:table-cell office:value-type="float" office:value="11177560" calcext:value-type="float">
            <text:p>11177560</text:p>
          </table:table-cell>
          <table:table-cell office:value-type="float" office:value="11179894" calcext:value-type="float">
            <text:p>11179894</text:p>
          </table:table-cell>
          <table:table-cell office:value-type="string" calcext:value-type="string">
            <text:p>non_sexist</text:p>
          </table:table-cell>
          <table:table-cell office:value-type="string" calcext:value-type="string">
            <text:p>3 просто так получила дессертацию ,так правильнее звучит</text:p>
          </table:table-cell>
        </table:table-row>
        <table:table-row table:style-name="ro1">
          <table:table-cell office:value-type="float" office:value="11177560" calcext:value-type="float">
            <text:p>11177560</text:p>
          </table:table-cell>
          <table:table-cell office:value-type="float" office:value="11180428" calcext:value-type="float">
            <text:p>11180428</text:p>
          </table:table-cell>
          <table:table-cell office:value-type="string" calcext:value-type="string">
            <text:p>non_sexist</text:p>
          </table:table-cell>
          <table:table-cell office:value-type="string" calcext:value-type="string">
            <text:p>Учусь в МГУ, знаю какие сториз ходят по поводу этой цацы и ректора. Ничего хорошего. (кстати, ректора теперь будут менять со след.года)</text:p>
          </table:table-cell>
        </table:table-row>
        <table:table-row table:style-name="ro1">
          <table:table-cell office:value-type="float" office:value="11147930" calcext:value-type="float">
            <text:p>11147930</text:p>
          </table:table-cell>
          <table:table-cell office:value-type="float" office:value="11147938" calcext:value-type="float">
            <text:p>11147938</text:p>
          </table:table-cell>
          <table:table-cell office:value-type="string" calcext:value-type="string">
            <text:p>non_sexist</text:p>
          </table:table-cell>
          <table:table-cell office:value-type="string" calcext:value-type="string">
            <text:p>И не посидят за побои?</text:p>
          </table:table-cell>
        </table:table-row>
        <table:table-row table:style-name="ro1">
          <table:table-cell office:value-type="float" office:value="11147930" calcext:value-type="float">
            <text:p>11147930</text:p>
          </table:table-cell>
          <table:table-cell office:value-type="float" office:value="11147940" calcext:value-type="float">
            <text:p>11147940</text:p>
          </table:table-cell>
          <table:table-cell office:value-type="string" calcext:value-type="string">
            <text:p>non_sexist</text:p>
          </table:table-cell>
          <table:table-cell office:value-type="string" calcext:value-type="string">
            <text:p>Щас бы сажать за драку, надо было этого китайца вообще убить.</text:p>
          </table:table-cell>
        </table:table-row>
        <table:table-row table:style-name="ro3">
          <table:table-cell office:value-type="float" office:value="11147930" calcext:value-type="float">
            <text:p>11147930</text:p>
          </table:table-cell>
          <table:table-cell office:value-type="float" office:value="11147944" calcext:value-type="float">
            <text:p>11147944</text:p>
          </table:table-cell>
          <table:table-cell office:value-type="string" calcext:value-type="string">
            <text:p>non_sexist</text:p>
          </table:table-cell>
          <table:table-cell office:value-type="string" calcext:value-type="string">
            <text:p>Евровидение уже давно политизированный конкурс, я не знаю, зачем мы вообще кого-то туда посылаем. Раньше я ждала его каждый год, мне было интересно, но потом шоу стало как-то слишком сильно отражать политическую ситуацию и отношения между странами и перестало быть оценкой талантов из разных стран.</text:p>
            <text:p>Upd: оно осталось зрелищным и красивым, против качества и организации ничего не имею.</text:p>
          </table:table-cell>
        </table:table-row>
        <table:table-row table:style-name="ro1">
          <table:table-cell office:value-type="float" office:value="11147930" calcext:value-type="float">
            <text:p>11147930</text:p>
          </table:table-cell>
          <table:table-cell office:value-type="float" office:value="11147954" calcext:value-type="float">
            <text:p>11147954</text:p>
          </table:table-cell>
          <table:table-cell office:value-type="string" calcext:value-type="string">
            <text:p>non_sexist</text:p>
          </table:table-cell>
          <table:table-cell office:value-type="string" calcext:value-type="string">
            <text:p>Закройте вообще Евровидение, изжил уже себя.</text:p>
          </table:table-cell>
        </table:table-row>
        <table:table-row table:style-name="ro1">
          <table:table-cell office:value-type="float" office:value="11147930" calcext:value-type="float">
            <text:p>11147930</text:p>
          </table:table-cell>
          <table:table-cell office:value-type="float" office:value="11147961" calcext:value-type="float">
            <text:p>11147961</text:p>
          </table:table-cell>
          <table:table-cell office:value-type="string" calcext:value-type="string">
            <text:p>non_sexist</text:p>
          </table:table-cell>
          <table:table-cell office:value-type="string" calcext:value-type="string">
            <text:p>Организаторы Евровидения и не собирались их аннулировать, лол)</text:p>
          </table:table-cell>
        </table:table-row>
        <table:table-row table:style-name="ro10">
          <table:table-cell office:value-type="float" office:value="11147930" calcext:value-type="float">
            <text:p>11147930</text:p>
          </table:table-cell>
          <table:table-cell office:value-type="float" office:value="11147988" calcext:value-type="float">
            <text:p>11147988</text:p>
          </table:table-cell>
          <table:table-cell office:value-type="string" calcext:value-type="string">
            <text:p>non_sexist</text:p>
          </table:table-cell>
          <table:table-cell office:value-type="string" calcext:value-type="string">
            <text:p>Как Лентач делает подборки новостей</text:p>
            <text:p>Анонс:</text:p>
            <text:p>1. Новость 1</text:p>
            <text:p>2. Новость 2</text:p>
            <text:p>3. Новость 3</text:p>
            <text:p>Нажимаешь «Читать»:</text:p>
            <text:p>1. Вообще левая хрень</text:p>
            <text:p>2. Ещё левая хрень</text:p>
            <text:p>3. Новость 3</text:p>
            <text:p>4. Новость 1</text:p>
            <text:p>5. И снова левая хрень</text:p>
            <text:p>6. Новость 2</text:p>
          </table:table-cell>
        </table:table-row>
        <table:table-row table:style-name="ro1">
          <table:table-cell office:value-type="float" office:value="11147930" calcext:value-type="float">
            <text:p>11147930</text:p>
          </table:table-cell>
          <table:table-cell office:value-type="float" office:value="11147997" calcext:value-type="float">
            <text:p>11147997</text:p>
          </table:table-cell>
          <table:table-cell office:value-type="string" calcext:value-type="string">
            <text:p>non_sexist</text:p>
          </table:table-cell>
          <table:table-cell office:value-type="string" calcext:value-type="string">
            <text:p>Слишком уж много "толерантности" в этом Евровидение стало. Аж мерзко.</text:p>
          </table:table-cell>
        </table:table-row>
        <table:table-row table:style-name="ro1">
          <table:table-cell office:value-type="float" office:value="11147930" calcext:value-type="float">
            <text:p>11147930</text:p>
          </table:table-cell>
          <table:table-cell office:value-type="float" office:value="11148165" calcext:value-type="float">
            <text:p>11148165</text:p>
          </table:table-cell>
          <table:table-cell office:value-type="string" calcext:value-type="string">
            <text:p>non_sexist</text:p>
          </table:table-cell>
          <table:table-cell office:value-type="string" calcext:value-type="string">
            <text:p>роберто Кокарлос и Мамесси уже поперек горла, ей богу!</text:p>
          </table:table-cell>
        </table:table-row>
        <table:table-row table:style-name="ro1">
          <table:table-cell office:value-type="float" office:value="11147930" calcext:value-type="float">
            <text:p>11147930</text:p>
          </table:table-cell>
          <table:table-cell office:value-type="float" office:value="11148474" calcext:value-type="float">
            <text:p>11148474</text:p>
          </table:table-cell>
          <table:table-cell office:value-type="string" calcext:value-type="string">
            <text:p>non_sexist</text:p>
          </table:table-cell>
          <table:table-cell office:value-type="string" calcext:value-type="string">
            <text:p>Я не понял, на Евровидении выиграла дочь Алсу что-ли?</text:p>
          </table:table-cell>
        </table:table-row>
        <table:table-row table:style-name="ro1">
          <table:table-cell office:value-type="float" office:value="11147930" calcext:value-type="float">
            <text:p>11147930</text:p>
          </table:table-cell>
          <table:table-cell office:value-type="float" office:value="11149714" calcext:value-type="float">
            <text:p>11149714</text:p>
          </table:table-cell>
          <table:table-cell office:value-type="string" calcext:value-type="string">
            <text:p>non_sexist</text:p>
          </table:table-cell>
          <table:table-cell office:value-type="string" calcext:value-type="string">
            <text:p>Слушайте, а как это: то есть, за нарушение правил только белорусов дисквалифицировать можно?🤔</text:p>
          </table:table-cell>
        </table:table-row>
        <table:table-row table:style-name="ro1">
          <table:table-cell office:value-type="float" office:value="11147930" calcext:value-type="float">
            <text:p>11147930</text:p>
          </table:table-cell>
          <table:table-cell office:value-type="float" office:value="11153098" calcext:value-type="float">
            <text:p>11153098</text:p>
          </table:table-cell>
          <table:table-cell office:value-type="string" calcext:value-type="string">
            <text:p>non_sexist</text:p>
          </table:table-cell>
          <table:table-cell office:value-type="string" calcext:value-type="string">
            <text:p>Я думал, что в России у заключённых нет прав, удивительно</text:p>
          </table:table-cell>
        </table:table-row>
        <table:table-row table:style-name="ro1">
          <table:table-cell office:value-type="float" office:value="11109937" calcext:value-type="float">
            <text:p>11109937</text:p>
          </table:table-cell>
          <table:table-cell office:value-type="float" office:value="11109949" calcext:value-type="float">
            <text:p>11109949</text:p>
          </table:table-cell>
          <table:table-cell office:value-type="string" calcext:value-type="string">
            <text:p>non_sexist</text:p>
          </table:table-cell>
          <table:table-cell office:value-type="string" calcext:value-type="string">
            <text:p>И на хер мне этот храм в таком хорошем районе?)</text:p>
          </table:table-cell>
        </table:table-row>
        <table:table-row table:style-name="ro2">
          <table:table-cell office:value-type="float" office:value="11109937" calcext:value-type="float">
            <text:p>11109937</text:p>
          </table:table-cell>
          <table:table-cell office:value-type="float" office:value="11109953" calcext:value-type="float">
            <text:p>11109953</text:p>
          </table:table-cell>
          <table:table-cell office:value-type="string" calcext:value-type="string">
            <text:p>non_sexist</text:p>
          </table:table-cell>
          <table:table-cell office:value-type="string" calcext:value-type="string">
            <text:p>ахахахах очень православно! РПЦ - не бизнес, запомните</text:p>
            <text:p>аминь</text:p>
            <text:p>варламов, ПОМОГИ!</text:p>
          </table:table-cell>
        </table:table-row>
        <table:table-row table:style-name="ro1">
          <table:table-cell office:value-type="float" office:value="11109937" calcext:value-type="float">
            <text:p>11109937</text:p>
          </table:table-cell>
          <table:table-cell office:value-type="float" office:value="11109961" calcext:value-type="float">
            <text:p>11109961</text:p>
          </table:table-cell>
          <table:table-cell office:value-type="string" calcext:value-type="string">
            <text:p>non_sexist</text:p>
          </table:table-cell>
          <table:table-cell office:value-type="string" calcext:value-type="string">
            <text:p>Ааа, опять многоэтажки строят, пять</text:p>
          </table:table-cell>
        </table:table-row>
        <table:table-row table:style-name="ro1">
          <table:table-cell office:value-type="float" office:value="11109937" calcext:value-type="float">
            <text:p>11109937</text:p>
          </table:table-cell>
          <table:table-cell office:value-type="float" office:value="11109962" calcext:value-type="float">
            <text:p>11109962</text:p>
          </table:table-cell>
          <table:table-cell office:value-type="string" calcext:value-type="string">
            <text:p>non_sexist</text:p>
          </table:table-cell>
          <table:table-cell office:value-type="string" calcext:value-type="string">
            <text:p>вы тоже ждете когда уже Варламов приедет в ЕКБ?</text:p>
          </table:table-cell>
        </table:table-row>
        <table:table-row table:style-name="ro1">
          <table:table-cell office:value-type="float" office:value="11109937" calcext:value-type="float">
            <text:p>11109937</text:p>
          </table:table-cell>
          <table:table-cell office:value-type="float" office:value="11109972" calcext:value-type="float">
            <text:p>11109972</text:p>
          </table:table-cell>
          <table:table-cell office:value-type="string" calcext:value-type="string">
            <text:p>non_sexist</text:p>
          </table:table-cell>
          <table:table-cell office:value-type="string" calcext:value-type="string">
            <text:p>Так были слушания или нет?</text:p>
          </table:table-cell>
        </table:table-row>
        <table:table-row table:style-name="ro1">
          <table:table-cell office:value-type="float" office:value="11109937" calcext:value-type="float">
            <text:p>11109937</text:p>
          </table:table-cell>
          <table:table-cell office:value-type="float" office:value="11109974" calcext:value-type="float">
            <text:p>11109974</text:p>
          </table:table-cell>
          <table:table-cell office:value-type="string" calcext:value-type="string">
            <text:p>non_sexist</text:p>
          </table:table-cell>
          <table:table-cell office:value-type="string" calcext:value-type="string">
            <text:p>Один два три четыре пять</text:p>
          </table:table-cell>
        </table:table-row>
        <table:table-row table:style-name="ro1">
          <table:table-cell office:value-type="float" office:value="11109937" calcext:value-type="float">
            <text:p>11109937</text:p>
          </table:table-cell>
          <table:table-cell office:value-type="float" office:value="11109976" calcext:value-type="float">
            <text:p>11109976</text:p>
          </table:table-cell>
          <table:table-cell office:value-type="string" calcext:value-type="string">
            <text:p>non_sexist</text:p>
          </table:table-cell>
          <table:table-cell office:value-type="string" calcext:value-type="string">
            <text:p>Я так понимаю что под видом православных веяний, попы продавливают развлекательный бизнес?</text:p>
          </table:table-cell>
        </table:table-row>
        <table:table-row table:style-name="ro1">
          <table:table-cell office:value-type="float" office:value="11109937" calcext:value-type="float">
            <text:p>11109937</text:p>
          </table:table-cell>
          <table:table-cell office:value-type="float" office:value="11109981" calcext:value-type="float">
            <text:p>11109981</text:p>
          </table:table-cell>
          <table:table-cell office:value-type="string" calcext:value-type="string">
            <text:p>non_sexist</text:p>
          </table:table-cell>
          <table:table-cell office:value-type="string" calcext:value-type="string">
            <text:p>Министерство финансов РФ планирует выделить дополнительные 2,5 млрд рублей «Первому каналу» на компенсацию затрат, связанных с созданием и приобретением контента и «доведением его до телезрителей»/КХЕ-КХЕ</text:p>
          </table:table-cell>
        </table:table-row>
        <table:table-row table:style-name="ro1">
          <table:table-cell office:value-type="float" office:value="11109937" calcext:value-type="float">
            <text:p>11109937</text:p>
          </table:table-cell>
          <table:table-cell office:value-type="float" office:value="11109987" calcext:value-type="float">
            <text:p>11109987</text:p>
          </table:table-cell>
          <table:table-cell office:value-type="string" calcext:value-type="string">
            <text:p>non_sexist</text:p>
          </table:table-cell>
          <table:table-cell office:value-type="string" calcext:value-type="string">
            <text:p>Строительством другого религиозного объекта — Ельцин-Центра, — так не возмущались) Такое чувство, что это прихожане ЕЦ протестуют против конкурирующей идеологии)</text:p>
          </table:table-cell>
        </table:table-row>
        <table:table-row table:style-name="ro1">
          <table:table-cell office:value-type="float" office:value="11109937" calcext:value-type="float">
            <text:p>11109937</text:p>
          </table:table-cell>
          <table:table-cell office:value-type="float" office:value="11109988" calcext:value-type="float">
            <text:p>11109988</text:p>
          </table:table-cell>
          <table:table-cell office:value-type="string" calcext:value-type="string">
            <text:p>non_sexist</text:p>
          </table:table-cell>
          <table:table-cell office:value-type="string" calcext:value-type="string">
            <text:p>Время сейчас такое.Время храмов и жилых кварталов.Все это большие деньги.</text:p>
          </table:table-cell>
        </table:table-row>
        <table:table-row table:style-name="ro1">
          <table:table-cell office:value-type="float" office:value="11109937" calcext:value-type="float">
            <text:p>11109937</text:p>
          </table:table-cell>
          <table:table-cell office:value-type="float" office:value="11109993" calcext:value-type="float">
            <text:p>11109993</text:p>
          </table:table-cell>
          <table:table-cell office:value-type="string" calcext:value-type="string">
            <text:p>non_sexist</text:p>
          </table:table-cell>
          <table:table-cell office:value-type="string" calcext:value-type="string">
            <text:p>"должен появится", правило отменили что ли?</text:p>
          </table:table-cell>
        </table:table-row>
        <table:table-row table:style-name="ro1">
          <table:table-cell office:value-type="float" office:value="11109937" calcext:value-type="float">
            <text:p>11109937</text:p>
          </table:table-cell>
          <table:table-cell office:value-type="float" office:value="11110000" calcext:value-type="float">
            <text:p>11110000</text:p>
          </table:table-cell>
          <table:table-cell office:value-type="string" calcext:value-type="string">
            <text:p>non_sexist</text:p>
          </table:table-cell>
          <table:table-cell office:value-type="string" calcext:value-type="string">
            <text:p>Что необычного в забытых костылях?</text:p>
          </table:table-cell>
        </table:table-row>
        <table:table-row table:style-name="ro2">
          <table:table-cell office:value-type="float" office:value="11109937" calcext:value-type="float">
            <text:p>11109937</text:p>
          </table:table-cell>
          <table:table-cell office:value-type="float" office:value="11110004" calcext:value-type="float">
            <text:p>11110004</text:p>
          </table:table-cell>
          <table:table-cell office:value-type="string" calcext:value-type="string">
            <text:p>non_sexist</text:p>
          </table:table-cell>
          <table:table-cell office:value-type="string" calcext:value-type="string">
            <text:p>&gt;Белый дом получил право запрещать иностранным IT-компаниям вести бизнес в США</text:p>
            <text:p/>
            <text:p>Чеорт,  а я-то думала,  моя айти компаха там филиал откроет и я свалю в загнивающую из прекрасной раиси</text:p>
          </table:table-cell>
        </table:table-row>
        <table:table-row table:style-name="ro1">
          <table:table-cell office:value-type="float" office:value="11109937" calcext:value-type="float">
            <text:p>11109937</text:p>
          </table:table-cell>
          <table:table-cell office:value-type="float" office:value="11110008" calcext:value-type="float">
            <text:p>11110008</text:p>
          </table:table-cell>
          <table:table-cell office:value-type="string" calcext:value-type="string">
            <text:p>non_sexist</text:p>
          </table:table-cell>
          <table:table-cell office:value-type="string" calcext:value-type="string">
            <text:p>Спонсоры хотели обойтись малой кровью, надеясь на инертность населения, но придётся им раскошелиться. А храму похоже всё-таки быть, т.к. мнение народа - ничто, как и сам народ.</text:p>
          </table:table-cell>
        </table:table-row>
        <table:table-row table:style-name="ro1">
          <table:table-cell office:value-type="float" office:value="11109937" calcext:value-type="float">
            <text:p>11109937</text:p>
          </table:table-cell>
          <table:table-cell office:value-type="float" office:value="11110013" calcext:value-type="float">
            <text:p>11110013</text:p>
          </table:table-cell>
          <table:table-cell office:value-type="string" calcext:value-type="string">
            <text:p>non_sexist</text:p>
          </table:table-cell>
          <table:table-cell office:value-type="string" calcext:value-type="string">
            <text:p>От этих спонсорашакалов ничего не нужно...выстроят себе хоромы в центре ,а простой люд на окраины...храмом прикрываются ...</text:p>
          </table:table-cell>
        </table:table-row>
        <table:table-row table:style-name="ro1">
          <table:table-cell office:value-type="float" office:value="11109937" calcext:value-type="float">
            <text:p>11109937</text:p>
          </table:table-cell>
          <table:table-cell office:value-type="float" office:value="11110018" calcext:value-type="float">
            <text:p>11110018</text:p>
          </table:table-cell>
          <table:table-cell office:value-type="string" calcext:value-type="string">
            <text:p>non_sexist</text:p>
          </table:table-cell>
          <table:table-cell office:value-type="string" calcext:value-type="string">
            <text:p>В Алабаме все очень плохо</text:p>
          </table:table-cell>
        </table:table-row>
        <table:table-row table:style-name="ro1">
          <table:table-cell office:value-type="float" office:value="11109937" calcext:value-type="float">
            <text:p>11109937</text:p>
          </table:table-cell>
          <table:table-cell office:value-type="float" office:value="11110020" calcext:value-type="float">
            <text:p>11110020</text:p>
          </table:table-cell>
          <table:table-cell office:value-type="string" calcext:value-type="string">
            <text:p>non_sexist</text:p>
          </table:table-cell>
          <table:table-cell office:value-type="string" calcext:value-type="string">
            <text:p>Спонсоры храма в Екатеринбурге застроят рядом целый квартал с жильём, офисами и фитнес-центром</text:p>
          </table:table-cell>
        </table:table-row>
        <table:table-row table:style-name="ro1">
          <table:table-cell office:value-type="float" office:value="11109937" calcext:value-type="float">
            <text:p>11109937</text:p>
          </table:table-cell>
          <table:table-cell office:value-type="float" office:value="11110022" calcext:value-type="float">
            <text:p>11110022</text:p>
          </table:table-cell>
          <table:table-cell office:value-type="string" calcext:value-type="string">
            <text:p>non_sexist</text:p>
          </table:table-cell>
          <table:table-cell office:value-type="string" calcext:value-type="string">
            <text:p>Официальный статус штата с дебилами перешёл от Джерси к Алабаме</text:p>
          </table:table-cell>
        </table:table-row>
        <table:table-row table:style-name="ro1">
          <table:table-cell office:value-type="float" office:value="11109937" calcext:value-type="float">
            <text:p>11109937</text:p>
          </table:table-cell>
          <table:table-cell office:value-type="float" office:value="11110024" calcext:value-type="float">
            <text:p>11110024</text:p>
          </table:table-cell>
          <table:table-cell office:value-type="string" calcext:value-type="string">
            <text:p>non_sexist</text:p>
          </table:table-cell>
          <table:table-cell office:value-type="string" calcext:value-type="string">
            <text:p>Главное чтобы на территории было достаточное количество велодорожек и ларьков с шавермой ну или с шаурмой</text:p>
          </table:table-cell>
        </table:table-row>
        <table:table-row table:style-name="ro2">
          <table:table-cell office:value-type="float" office:value="11109937" calcext:value-type="float">
            <text:p>11109937</text:p>
          </table:table-cell>
          <table:table-cell office:value-type="float" office:value="11110031" calcext:value-type="float">
            <text:p>11110031</text:p>
          </table:table-cell>
          <table:table-cell office:value-type="string" calcext:value-type="string">
            <text:p>non_sexist</text:p>
          </table:table-cell>
          <table:table-cell office:value-type="string" calcext:value-type="string">
            <text:p>&gt;застроят рядом целый квартал с жильём, офисами и фитнес-центром</text:p>
            <text:p/>
            <text:p>Ипотечные халупы и социальное жильё, без продуманной парковки и продуманных проездов, этажей по 17, из гипскартона, дендрофекальным способом.</text:p>
          </table:table-cell>
        </table:table-row>
        <table:table-row table:style-name="ro8">
          <table:table-cell office:value-type="float" office:value="11109937" calcext:value-type="float">
            <text:p>11109937</text:p>
          </table:table-cell>
          <table:table-cell office:value-type="float" office:value="11110057" calcext:value-type="float">
            <text:p>11110057</text:p>
          </table:table-cell>
          <table:table-cell office:value-type="string" calcext:value-type="string">
            <text:p>non_sexist</text:p>
          </table:table-cell>
          <table:table-cell office:value-type="string" calcext:value-type="string">
            <text:p>Фитнес-клаб "В купели у бесов" и жилой квартал "Инквизиторская пустошь".</text:p>
            <text:p/>
            <text:p>Скрепненько так. </text:p>
            <text:p/>
            <text:p>Протестующим надо бы отвлечь часть опричников от забора (в конце концов их количество не бесконечно), начав церковные погромы сразу во всех других капищах "дохлого бога".</text:p>
            <text:p/>
            <text:p>А диверсионная ударная группировка тем временем спасёт сквер.</text:p>
            <text:p/>
            <text:p>Не благодарите за лайфхак.</text:p>
          </table:table-cell>
        </table:table-row>
        <table:table-row table:style-name="ro1">
          <table:table-cell office:value-type="float" office:value="11109937" calcext:value-type="float">
            <text:p>11109937</text:p>
          </table:table-cell>
          <table:table-cell office:value-type="float" office:value="11110086" calcext:value-type="float">
            <text:p>11110086</text:p>
          </table:table-cell>
          <table:table-cell office:value-type="string" calcext:value-type="string">
            <text:p>racist</text:p>
          </table:table-cell>
          <table:table-cell office:value-type="string" calcext:value-type="string">
            <text:p>Жаль украинцев стояли на смерть против жидов а теперь жиды снова прилетели на украину</text:p>
          </table:table-cell>
        </table:table-row>
        <table:table-row table:style-name="ro1">
          <table:table-cell office:value-type="float" office:value="11109937" calcext:value-type="float">
            <text:p>11109937</text:p>
          </table:table-cell>
          <table:table-cell office:value-type="float" office:value="11110087" calcext:value-type="float">
            <text:p>11110087</text:p>
          </table:table-cell>
          <table:table-cell office:value-type="string" calcext:value-type="string">
            <text:p>non_sexist</text:p>
          </table:table-cell>
          <table:table-cell office:value-type="string" calcext:value-type="string">
            <text:p>Ну вот теперь все стало на свои места. Мы вам строим церковь, а вы даете разрешение на застройку целого квартала.</text:p>
          </table:table-cell>
        </table:table-row>
        <table:table-row table:style-name="ro1">
          <table:table-cell office:value-type="float" office:value="11109937" calcext:value-type="float">
            <text:p>11109937</text:p>
          </table:table-cell>
          <table:table-cell office:value-type="float" office:value="11110100" calcext:value-type="float">
            <text:p>11110100</text:p>
          </table:table-cell>
          <table:table-cell office:value-type="string" calcext:value-type="string">
            <text:p>non_sexist</text:p>
          </table:table-cell>
          <table:table-cell office:value-type="string" calcext:value-type="string">
            <text:p>на рейд босса не ходили? сначало один охрану водит , остальные боса лупят</text:p>
          </table:table-cell>
        </table:table-row>
        <table:table-row table:style-name="ro1">
          <table:table-cell office:value-type="float" office:value="11109937" calcext:value-type="float">
            <text:p>11109937</text:p>
          </table:table-cell>
          <table:table-cell office:value-type="float" office:value="11110103" calcext:value-type="float">
            <text:p>11110103</text:p>
          </table:table-cell>
          <table:table-cell office:value-type="string" calcext:value-type="string">
            <text:p>non_sexist</text:p>
          </table:table-cell>
          <table:table-cell office:value-type="string" calcext:value-type="string">
            <text:p>Алабама, что ты делаешь, прекрати! А кролик прекрасен</text:p>
          </table:table-cell>
        </table:table-row>
        <table:table-row table:style-name="ro1">
          <table:table-cell office:value-type="float" office:value="11109937" calcext:value-type="float">
            <text:p>11109937</text:p>
          </table:table-cell>
          <table:table-cell office:value-type="float" office:value="11110111" calcext:value-type="float">
            <text:p>11110111</text:p>
          </table:table-cell>
          <table:table-cell office:value-type="string" calcext:value-type="string">
            <text:p>non_sexist</text:p>
          </table:table-cell>
          <table:table-cell office:value-type="string" calcext:value-type="string">
            <text:p>Молиться можно и в сквере!</text:p>
          </table:table-cell>
        </table:table-row>
        <table:table-row table:style-name="ro1">
          <table:table-cell office:value-type="float" office:value="11109937" calcext:value-type="float">
            <text:p>11109937</text:p>
          </table:table-cell>
          <table:table-cell office:value-type="float" office:value="11110131" calcext:value-type="float">
            <text:p>11110131</text:p>
          </table:table-cell>
          <table:table-cell office:value-type="string" calcext:value-type="string">
            <text:p>non_sexist</text:p>
          </table:table-cell>
          <table:table-cell office:value-type="string" calcext:value-type="string">
            <text:p>Спонсоры храма в Екатеринбурге построят жилой комплекс с фитнес-центром и офисом, в котором Коломойский сможет хранить забытые на РЖД вещи</text:p>
          </table:table-cell>
        </table:table-row>
        <table:table-row table:style-name="ro1">
          <table:table-cell office:value-type="float" office:value="11109937" calcext:value-type="float">
            <text:p>11109937</text:p>
          </table:table-cell>
          <table:table-cell office:value-type="float" office:value="11110136" calcext:value-type="float">
            <text:p>11110136</text:p>
          </table:table-cell>
          <table:table-cell office:value-type="string" calcext:value-type="string">
            <text:p>non_sexist</text:p>
          </table:table-cell>
          <table:table-cell office:value-type="string" calcext:value-type="string">
            <text:p>Подземную парковку забыли упомянуть) пять</text:p>
          </table:table-cell>
        </table:table-row>
        <table:table-row table:style-name="ro1">
          <table:table-cell office:value-type="float" office:value="11109937" calcext:value-type="float">
            <text:p>11109937</text:p>
          </table:table-cell>
          <table:table-cell office:value-type="float" office:value="11110147" calcext:value-type="float">
            <text:p>11110147</text:p>
          </table:table-cell>
          <table:table-cell office:value-type="string" calcext:value-type="string">
            <text:p>non_sexist</text:p>
          </table:table-cell>
          <table:table-cell office:value-type="string" calcext:value-type="string">
            <text:p>В Украину прошу вас заметить*</text:p>
          </table:table-cell>
        </table:table-row>
        <table:table-row table:style-name="ro3">
          <table:table-cell office:value-type="float" office:value="11109937" calcext:value-type="float">
            <text:p>11109937</text:p>
          </table:table-cell>
          <table:table-cell office:value-type="float" office:value="11110178" calcext:value-type="float">
            <text:p>11110178</text:p>
          </table:table-cell>
          <table:table-cell office:value-type="string" calcext:value-type="string">
            <text:p>non_sexist</text:p>
          </table:table-cell>
          <table:table-cell office:value-type="string" calcext:value-type="string">
            <text:p>А где Ройзман на протестах, где Навальный? </text:p>
            <text:p>Они там первыми должны были быть. Ройзман уж точно.</text:p>
          </table:table-cell>
        </table:table-row>
        <table:table-row table:style-name="ro1">
          <table:table-cell office:value-type="float" office:value="11109937" calcext:value-type="float">
            <text:p>11109937</text:p>
          </table:table-cell>
          <table:table-cell office:value-type="float" office:value="11110225" calcext:value-type="float">
            <text:p>11110225</text:p>
          </table:table-cell>
          <table:table-cell office:value-type="string" calcext:value-type="string">
            <text:p>non_sexist</text:p>
          </table:table-cell>
          <table:table-cell office:value-type="string" calcext:value-type="string">
            <text:p>Вообще храм рядом с жилыми домами плохая идея. Кто рядом живёт, ругаются, эти колокола звонящие на весь район не дают выспаться ни работающим, ни детям.</text:p>
          </table:table-cell>
        </table:table-row>
        <table:table-row table:style-name="ro1">
          <table:table-cell office:value-type="float" office:value="11109937" calcext:value-type="float">
            <text:p>11109937</text:p>
          </table:table-cell>
          <table:table-cell office:value-type="float" office:value="11110257" calcext:value-type="float">
            <text:p>11110257</text:p>
          </table:table-cell>
          <table:table-cell office:value-type="string" calcext:value-type="string">
            <text:p>non_sexist</text:p>
          </table:table-cell>
          <table:table-cell office:value-type="string" calcext:value-type="string">
            <text:p>Директор компании-застройщика «Екатеринбургский мукомольный завод» Евгений Мордовин заявил СМИ, что речь идет о многофункциональном центре River Youse, который находится через дорогу. «Теперь вместо недостроя жители Екатеринбурга получат здание, где предусмотрены как жилые, так и офисные помещения, а также фитнес-центр и подземная парковка. При этом будет ликвидирована стихийная стоянка, возникшая на территории Библиотечного сквера, а на ее месте будут разбиты дорожки, установлены скамейки и беседки, что позволит придать завершенный вид Октябрьской площади и создать единое пешеходное пространство вдоль набережной. Варламов ты Доволен?</text:p>
          </table:table-cell>
        </table:table-row>
        <table:table-row table:style-name="ro1">
          <table:table-cell office:value-type="float" office:value="11109937" calcext:value-type="float">
            <text:p>11109937</text:p>
          </table:table-cell>
          <table:table-cell office:value-type="float" office:value="11110287" calcext:value-type="float">
            <text:p>11110287</text:p>
          </table:table-cell>
          <table:table-cell office:value-type="string" calcext:value-type="string">
            <text:p>non_sexist</text:p>
          </table:table-cell>
          <table:table-cell office:value-type="string" calcext:value-type="string">
            <text:p>Над Алабамой и так многие американцы рофлят. После этого закона она вообще превращается в маленький филиал мракобесия в США. Представляю сколько будет желчи по этому поводу)</text:p>
          </table:table-cell>
        </table:table-row>
        <table:table-row table:style-name="ro1">
          <table:table-cell office:value-type="float" office:value="11109937" calcext:value-type="float">
            <text:p>11109937</text:p>
          </table:table-cell>
          <table:table-cell office:value-type="float" office:value="11110290" calcext:value-type="float">
            <text:p>11110290</text:p>
          </table:table-cell>
          <table:table-cell office:value-type="string" calcext:value-type="string">
            <text:p>non_sexist</text:p>
          </table:table-cell>
          <table:table-cell office:value-type="string" calcext:value-type="string">
            <text:p>ну вот и вскрылись мотивы удаления сквера ((</text:p>
          </table:table-cell>
        </table:table-row>
        <table:table-row table:style-name="ro1">
          <table:table-cell office:value-type="float" office:value="11109937" calcext:value-type="float">
            <text:p>11109937</text:p>
          </table:table-cell>
          <table:table-cell office:value-type="float" office:value="11110291" calcext:value-type="float">
            <text:p>11110291</text:p>
          </table:table-cell>
          <table:table-cell office:value-type="string" calcext:value-type="string">
            <text:p>non_sexist</text:p>
          </table:table-cell>
          <table:table-cell office:value-type="string" calcext:value-type="string">
            <text:p>Ну вот все и объяснилось. Строительный бизнес, фитнес, 30-ти этажные башни, все это вместо сквера в центре города. Прикрыли всё это храмом. Полиция защищает денежки пары миллиардеров, а не население. Ничего нового.</text:p>
          </table:table-cell>
        </table:table-row>
        <table:table-row table:style-name="ro1">
          <table:table-cell office:value-type="float" office:value="11109937" calcext:value-type="float">
            <text:p>11109937</text:p>
          </table:table-cell>
          <table:table-cell office:value-type="float" office:value="11110304" calcext:value-type="float">
            <text:p>11110304</text:p>
          </table:table-cell>
          <table:table-cell office:value-type="string" calcext:value-type="string">
            <text:p>non_sexist</text:p>
          </table:table-cell>
          <table:table-cell office:value-type="string" calcext:value-type="string">
            <text:p>Вся <text:s/>инфраструктура для сотрудников храма их семей и близких, а обычным людям вместо сквера дырка от бублика...</text:p>
          </table:table-cell>
        </table:table-row>
        <table:table-row table:style-name="ro1">
          <table:table-cell office:value-type="float" office:value="11109937" calcext:value-type="float">
            <text:p>11109937</text:p>
          </table:table-cell>
          <table:table-cell office:value-type="float" office:value="11110317" calcext:value-type="float">
            <text:p>11110317</text:p>
          </table:table-cell>
          <table:table-cell office:value-type="string" calcext:value-type="string">
            <text:p>non_sexist</text:p>
          </table:table-cell>
          <table:table-cell office:value-type="string" calcext:value-type="string">
            <text:p>Есть люди, которых я реально уважаю. Защитники сквера в Екатеринбурге - из них.</text:p>
          </table:table-cell>
        </table:table-row>
        <table:table-row table:style-name="ro1">
          <table:table-cell office:value-type="float" office:value="11109937" calcext:value-type="float">
            <text:p>11109937</text:p>
          </table:table-cell>
          <table:table-cell office:value-type="float" office:value="11110323" calcext:value-type="float">
            <text:p>11110323</text:p>
          </table:table-cell>
          <table:table-cell office:value-type="string" calcext:value-type="string">
            <text:p>non_sexist</text:p>
          </table:table-cell>
          <table:table-cell office:value-type="string" calcext:value-type="string">
            <text:p>Омон защищает территорию , которая даже в собственности города не находится? И забора там не должно быть , раз это ничья собственность</text:p>
          </table:table-cell>
        </table:table-row>
        <table:table-row table:style-name="ro1">
          <table:table-cell office:value-type="float" office:value="11109937" calcext:value-type="float">
            <text:p>11109937</text:p>
          </table:table-cell>
          <table:table-cell office:value-type="float" office:value="11110326" calcext:value-type="float">
            <text:p>11110326</text:p>
          </table:table-cell>
          <table:table-cell office:value-type="string" calcext:value-type="string">
            <text:p>non_sexist</text:p>
          </table:table-cell>
          <table:table-cell office:value-type="string" calcext:value-type="string">
            <text:p>Ору))) Когда админ лентача подлизнул так подлизнул)))</text:p>
          </table:table-cell>
        </table:table-row>
        <table:table-row table:style-name="ro1">
          <table:table-cell office:value-type="float" office:value="11109937" calcext:value-type="float">
            <text:p>11109937</text:p>
          </table:table-cell>
          <table:table-cell office:value-type="float" office:value="11110337" calcext:value-type="float">
            <text:p>11110337</text:p>
          </table:table-cell>
          <table:table-cell office:value-type="string" calcext:value-type="string">
            <text:p>non_sexist</text:p>
          </table:table-cell>
          <table:table-cell office:value-type="string" calcext:value-type="string">
            <text:p>Почему бы для строительства в таком случае не использовать <text:s/>"эксплуатируемую озелененную кровлю", которая в проекте у этих многоэтажек. Глядишь и ходить далеко не надо, хорошо же, правда?</text:p>
          </table:table-cell>
        </table:table-row>
        <table:table-row table:style-name="ro1">
          <table:table-cell office:value-type="float" office:value="11109937" calcext:value-type="float">
            <text:p>11109937</text:p>
          </table:table-cell>
          <table:table-cell office:value-type="float" office:value="11110428" calcext:value-type="float">
            <text:p>11110428</text:p>
          </table:table-cell>
          <table:table-cell office:value-type="string" calcext:value-type="string">
            <text:p>non_sexist</text:p>
          </table:table-cell>
          <table:table-cell office:value-type="string" calcext:value-type="string">
            <text:p>Ну конечно, застроят они квартал. Построят храм, а потом "деняк неть". Как-то вдруг внезапно узналось об этом плане после почти полугода скрытых протестов и трёх дней открытых митингов</text:p>
          </table:table-cell>
        </table:table-row>
        <table:table-row table:style-name="ro1">
          <table:table-cell office:value-type="float" office:value="11109937" calcext:value-type="float">
            <text:p>11109937</text:p>
          </table:table-cell>
          <table:table-cell office:value-type="float" office:value="11110457" calcext:value-type="float">
            <text:p>11110457</text:p>
          </table:table-cell>
          <table:table-cell office:value-type="string" calcext:value-type="string">
            <text:p>non_sexist</text:p>
          </table:table-cell>
          <table:table-cell office:value-type="string" calcext:value-type="string">
            <text:p>"В Алабаме приняли закон, запрещающий аборты на любом сроке беременности — даже после изнасилования или инцеста" - прекрасная новость!</text:p>
          </table:table-cell>
        </table:table-row>
        <table:table-row table:style-name="ro1">
          <table:table-cell office:value-type="float" office:value="11109937" calcext:value-type="float">
            <text:p>11109937</text:p>
          </table:table-cell>
          <table:table-cell office:value-type="float" office:value="11110627" calcext:value-type="float">
            <text:p>11110627</text:p>
          </table:table-cell>
          <table:table-cell office:value-type="string" calcext:value-type="string">
            <text:p>non_sexist</text:p>
          </table:table-cell>
          <table:table-cell office:value-type="string" calcext:value-type="string">
            <text:p>Спонсоры храма в Екатеринбурге застроят рядом целый квартал с храмами, офиснысными храмами и фитнес-храмами</text:p>
          </table:table-cell>
        </table:table-row>
        <table:table-row table:style-name="ro1">
          <table:table-cell office:value-type="float" office:value="11109937" calcext:value-type="float">
            <text:p>11109937</text:p>
          </table:table-cell>
          <table:table-cell office:value-type="float" office:value="11110652" calcext:value-type="float">
            <text:p>11110652</text:p>
          </table:table-cell>
          <table:table-cell office:value-type="string" calcext:value-type="string">
            <text:p>non_sexist</text:p>
          </table:table-cell>
          <table:table-cell office:value-type="string" calcext:value-type="string">
            <text:p>Я одного не пойму, офисы и <text:s/>жилмассив это хорошо или плохо? :)</text:p>
          </table:table-cell>
        </table:table-row>
        <table:table-row table:style-name="ro2">
          <table:table-cell office:value-type="float" office:value="11109937" calcext:value-type="float">
            <text:p>11109937</text:p>
          </table:table-cell>
          <table:table-cell office:value-type="float" office:value="11110686" calcext:value-type="float">
            <text:p>11110686</text:p>
          </table:table-cell>
          <table:table-cell office:value-type="string" calcext:value-type="string">
            <text:p>non_sexist</text:p>
          </table:table-cell>
          <table:table-cell office:value-type="string" calcext:value-type="string">
            <text:p>Те люди, которые сейчас протестуют в Екб, делают это не только за себя и за свой город. По сути они выражают отношение общества к власти и беспределу в стране. </text:p>
            <text:p>Если сейчас их не поддержат другие регионы, то вероятно случится то, что случалось с Платоном и иными решениями властей, которые относились к определенному пласту общества либо региону.</text:p>
            <text:p>Проблема нашей страны в том, что единства людей либо нет совсем, либо оно очень слабо, каждый думает о себе, и увы, очень часто можно услышать что-то вроде "меня это не касается" или "я уже на пенсии".</text:p>
          </table:table-cell>
        </table:table-row>
        <table:table-row table:style-name="ro2">
          <table:table-cell office:value-type="float" office:value="11109937" calcext:value-type="float">
            <text:p>11109937</text:p>
          </table:table-cell>
          <table:table-cell office:value-type="float" office:value="11110687" calcext:value-type="float">
            <text:p>11110687</text:p>
          </table:table-cell>
          <table:table-cell office:value-type="string" calcext:value-type="string">
            <text:p>non_sexist</text:p>
          </table:table-cell>
          <table:table-cell office:value-type="string" calcext:value-type="string">
            <text:p>"спонсоры храма в Екатеринбурге застроят рядом целый квартал с жильём, офисами и фитнес-центром".</text:p>
            <text:p/>
            <text:p>Утром стулья - вечером деньги .</text:p>
          </table:table-cell>
        </table:table-row>
        <table:table-row table:style-name="ro1">
          <table:table-cell office:value-type="float" office:value="11109937" calcext:value-type="float">
            <text:p>11109937</text:p>
          </table:table-cell>
          <table:table-cell office:value-type="float" office:value="11110701" calcext:value-type="float">
            <text:p>11110701</text:p>
          </table:table-cell>
          <table:table-cell office:value-type="string" calcext:value-type="string">
            <text:p>non_sexist</text:p>
          </table:table-cell>
          <table:table-cell office:value-type="string" calcext:value-type="string">
            <text:p>Согрешил в фитнес-центре и офисе, а потом айда замаливать грехи в храм.</text:p>
          </table:table-cell>
        </table:table-row>
        <table:table-row table:style-name="ro4">
          <table:table-cell office:value-type="float" office:value="11109937" calcext:value-type="float">
            <text:p>11109937</text:p>
          </table:table-cell>
          <table:table-cell office:value-type="float" office:value="11110731" calcext:value-type="float">
            <text:p>11110731</text:p>
          </table:table-cell>
          <table:table-cell office:value-type="string" calcext:value-type="string">
            <text:p>non_sexist</text:p>
          </table:table-cell>
          <table:table-cell office:value-type="string" calcext:value-type="string">
            <text:p>Вот это поворот !!!!😂</text:p>
            <text:p>Храм -Бизнес центр для олигархов 😄</text:p>
            <text:p>строительство храма на месте сквера в Екатеринбурге - это не только и не столько строительство храма. В нагрузку к богоугодному заведению в центре местный авторитетный олигарх отгружает (кто бы мог подумать) отчаянно сопротивляющимся от такого счастья жителям еще и многофункциональный жилой комплекс, состоящий из трех зданий - 30-, 8- и 10-этажного, включающий в том числе фитнесс-центр с прочими помещениями коммерческого назначения.</text:p>
            <text:p/>
            <text:p>Для строительства всех этих прекрасных вещей создана и специальная организация ООО "Храм святой Екатерины" (название само по себе довольно иронично), чьи телефоны внезапно, опять же, совпадают с телефонами некой СК Даймонд Билдинг, а ее головная организация зарегистрирована на Виргинских островах.</text:p>
            <text:p/>
            <text:p>Для строительства храма и сопутствующего многофункционального жилого комплекса богобоязненного патриота-мецената местные власти даже решили снять ограничения от объектов культурного наследия.</text:p>
          </table:table-cell>
        </table:table-row>
        <table:table-row table:style-name="ro1">
          <table:table-cell office:value-type="float" office:value="11109937" calcext:value-type="float">
            <text:p>11109937</text:p>
          </table:table-cell>
          <table:table-cell office:value-type="float" office:value="11110802" calcext:value-type="float">
            <text:p>11110802</text:p>
          </table:table-cell>
          <table:table-cell office:value-type="string" calcext:value-type="string">
            <text:p>non_sexist</text:p>
          </table:table-cell>
          <table:table-cell office:value-type="string" calcext:value-type="string">
            <text:p>РЖД -днище ,как и вся рфия</text:p>
          </table:table-cell>
        </table:table-row>
        <table:table-row table:style-name="ro1">
          <table:table-cell office:value-type="float" office:value="11109937" calcext:value-type="float">
            <text:p>11109937</text:p>
          </table:table-cell>
          <table:table-cell office:value-type="float" office:value="11110855" calcext:value-type="float">
            <text:p>11110855</text:p>
          </table:table-cell>
          <table:table-cell office:value-type="string" calcext:value-type="string">
            <text:p>non_sexist</text:p>
          </table:table-cell>
          <table:table-cell office:value-type="string" calcext:value-type="string">
            <text:p>Искренне надеюсь, что всех протестующих накажут</text:p>
          </table:table-cell>
        </table:table-row>
        <table:table-row table:style-name="ro1">
          <table:table-cell office:value-type="float" office:value="11109937" calcext:value-type="float">
            <text:p>11109937</text:p>
          </table:table-cell>
          <table:table-cell office:value-type="float" office:value="11110891" calcext:value-type="float">
            <text:p>11110891</text:p>
          </table:table-cell>
          <table:table-cell office:value-type="string" calcext:value-type="string">
            <text:p>non_sexist</text:p>
          </table:table-cell>
          <table:table-cell office:value-type="string" calcext:value-type="string">
            <text:p>Пусть хрущёвки сносят и строят что хотят</text:p>
          </table:table-cell>
        </table:table-row>
        <table:table-row table:style-name="ro1">
          <table:table-cell office:value-type="float" office:value="11109937" calcext:value-type="float">
            <text:p>11109937</text:p>
          </table:table-cell>
          <table:table-cell office:value-type="float" office:value="11111017" calcext:value-type="float">
            <text:p>11111017</text:p>
          </table:table-cell>
          <table:table-cell office:value-type="string" calcext:value-type="string">
            <text:p>non_sexist</text:p>
          </table:table-cell>
          <table:table-cell office:value-type="string" calcext:value-type="string">
            <text:p>Ждите когда весь центр забором обнесут и пускать туда будут только избранных по пропускам.</text:p>
          </table:table-cell>
        </table:table-row>
        <table:table-row table:style-name="ro3">
          <table:table-cell office:value-type="float" office:value="11109937" calcext:value-type="float">
            <text:p>11109937</text:p>
          </table:table-cell>
          <table:table-cell office:value-type="float" office:value="11111046" calcext:value-type="float">
            <text:p>11111046</text:p>
          </table:table-cell>
          <table:table-cell office:value-type="string" calcext:value-type="string">
            <text:p>non_sexist</text:p>
          </table:table-cell>
          <table:table-cell office:value-type="string" calcext:value-type="string">
            <text:p>Спонсоры храма </text:p>
            <text:p> Кто то хочет грехи змолить перед женой Екатериной</text:p>
          </table:table-cell>
        </table:table-row>
        <table:table-row table:style-name="ro1">
          <table:table-cell office:value-type="float" office:value="11109937" calcext:value-type="float">
            <text:p>11109937</text:p>
          </table:table-cell>
          <table:table-cell office:value-type="float" office:value="11111049" calcext:value-type="float">
            <text:p>11111049</text:p>
          </table:table-cell>
          <table:table-cell office:value-type="string" calcext:value-type="string">
            <text:p>non_sexist</text:p>
          </table:table-cell>
          <table:table-cell office:value-type="string" calcext:value-type="string">
            <text:p>А за чем нищим кварталы с жильем и фитнес центры?</text:p>
          </table:table-cell>
        </table:table-row>
        <table:table-row table:style-name="ro1">
          <table:table-cell office:value-type="float" office:value="11109937" calcext:value-type="float">
            <text:p>11109937</text:p>
          </table:table-cell>
          <table:table-cell office:value-type="float" office:value="11111087" calcext:value-type="float">
            <text:p>11111087</text:p>
          </table:table-cell>
          <table:table-cell office:value-type="string" calcext:value-type="string">
            <text:p>non_sexist</text:p>
          </table:table-cell>
          <table:table-cell office:value-type="string" calcext:value-type="string">
            <text:p>Хаха,вот так земля и продается,сделайте для вида храм,а мы вам отломим ещё земли</text:p>
          </table:table-cell>
        </table:table-row>
        <table:table-row table:style-name="ro1">
          <table:table-cell office:value-type="float" office:value="11109937" calcext:value-type="float">
            <text:p>11109937</text:p>
          </table:table-cell>
          <table:table-cell office:value-type="float" office:value="11111488" calcext:value-type="float">
            <text:p>11111488</text:p>
          </table:table-cell>
          <table:table-cell office:value-type="string" calcext:value-type="string">
            <text:p>non_sexist</text:p>
          </table:table-cell>
          <table:table-cell office:value-type="string" calcext:value-type="string">
            <text:p>"Между тем рядом с забором по улице Бориса Ельцина проходит тротуар." - лол</text:p>
          </table:table-cell>
        </table:table-row>
        <table:table-row table:style-name="ro1">
          <table:table-cell office:value-type="float" office:value="11109937" calcext:value-type="float">
            <text:p>11109937</text:p>
          </table:table-cell>
          <table:table-cell office:value-type="float" office:value="11111589" calcext:value-type="float">
            <text:p>11111589</text:p>
          </table:table-cell>
          <table:table-cell office:value-type="string" calcext:value-type="string">
            <text:p>non_sexist</text:p>
          </table:table-cell>
          <table:table-cell office:value-type="string" calcext:value-type="string">
            <text:p>Вот оно что ))раз два</text:p>
          </table:table-cell>
        </table:table-row>
        <table:table-row table:style-name="ro1">
          <table:table-cell office:value-type="float" office:value="11109937" calcext:value-type="float">
            <text:p>11109937</text:p>
          </table:table-cell>
          <table:table-cell office:value-type="float" office:value="11111982" calcext:value-type="float">
            <text:p>11111982</text:p>
          </table:table-cell>
          <table:table-cell office:value-type="string" calcext:value-type="string">
            <text:p>non_sexist</text:p>
          </table:table-cell>
          <table:table-cell office:value-type="string" calcext:value-type="string">
            <text:p>Они что там совсем ебанулись в своей Алабаме?</text:p>
          </table:table-cell>
        </table:table-row>
        <table:table-row table:style-name="ro2">
          <table:table-cell office:value-type="float" office:value="11109937" calcext:value-type="float">
            <text:p>11109937</text:p>
          </table:table-cell>
          <table:table-cell office:value-type="float" office:value="11112719" calcext:value-type="float">
            <text:p>11112719</text:p>
          </table:table-cell>
          <table:table-cell office:value-type="string" calcext:value-type="string">
            <text:p>non_sexist</text:p>
          </table:table-cell>
          <table:table-cell office:value-type="string" calcext:value-type="string">
            <text:p>Религия - опиум для народа, но почему никто не возмущается строительством синагог, или шикарными машинами раввинов?</text:p>
            <text:p>Все возмущены только муллами и попами?</text:p>
            <text:p>С чем связано?</text:p>
          </table:table-cell>
        </table:table-row>
        <table:table-row table:style-name="ro1">
          <table:table-cell office:value-type="float" office:value="11109937" calcext:value-type="float">
            <text:p>11109937</text:p>
          </table:table-cell>
          <table:table-cell office:value-type="float" office:value="11113248" calcext:value-type="float">
            <text:p>11113248</text:p>
          </table:table-cell>
          <table:table-cell office:value-type="string" calcext:value-type="string">
            <text:p>non_sexist</text:p>
          </table:table-cell>
          <table:table-cell office:value-type="string" calcext:value-type="string">
            <text:p>про забытые вещи что-то странно написано</text:p>
          </table:table-cell>
        </table:table-row>
        <table:table-row table:style-name="ro1">
          <table:table-cell office:value-type="float" office:value="11109937" calcext:value-type="float">
            <text:p>11109937</text:p>
          </table:table-cell>
          <table:table-cell office:value-type="float" office:value="11117060" calcext:value-type="float">
            <text:p>11117060</text:p>
          </table:table-cell>
          <table:table-cell office:value-type="string" calcext:value-type="string">
            <text:p>non_sexist</text:p>
          </table:table-cell>
          <table:table-cell office:value-type="string" calcext:value-type="string">
            <text:p>Рядом с храмом будет квартал для чиновников Ебурга..</text:p>
          </table:table-cell>
        </table:table-row>
        <table:table-row table:style-name="ro5">
          <table:table-cell office:value-type="float" office:value="11109937" calcext:value-type="float">
            <text:p>11109937</text:p>
          </table:table-cell>
          <table:table-cell office:value-type="float" office:value="11153014" calcext:value-type="float">
            <text:p>11153014</text:p>
          </table:table-cell>
          <table:table-cell office:value-type="string" calcext:value-type="string">
            <text:p>non_sexist</text:p>
          </table:table-cell>
          <table:table-cell office:value-type="string" calcext:value-type="string">
            <text:p>забыли упомянуть что "рядом" - это не в сквере,</text:p>
            <text:p>а через дорогу, на месте недостроя, которому больше 10 лет</text:p>
            <text:p/>
            <text:p>хуцпа такая хуцпа!</text:p>
          </table:table-cell>
        </table:table-row>
        <table:table-row table:style-name="ro2">
          <table:table-cell office:value-type="float" office:value="11098988" calcext:value-type="float">
            <text:p>11098988</text:p>
          </table:table-cell>
          <table:table-cell office:value-type="float" office:value="11099004" calcext:value-type="float">
            <text:p>11099004</text:p>
          </table:table-cell>
          <table:table-cell office:value-type="string" calcext:value-type="string">
            <text:p>non_sexist</text:p>
          </table:table-cell>
          <table:table-cell office:value-type="string" calcext:value-type="string">
            <text:p>Экспертиза не показала признаков отравления Сергея Доренко</text:p>
            <text:p/>
            <text:p>Как же неожиданно</text:p>
          </table:table-cell>
        </table:table-row>
        <table:table-row table:style-name="ro1">
          <table:table-cell office:value-type="float" office:value="11098988" calcext:value-type="float">
            <text:p>11098988</text:p>
          </table:table-cell>
          <table:table-cell office:value-type="float" office:value="11099011" calcext:value-type="float">
            <text:p>11099011</text:p>
          </table:table-cell>
          <table:table-cell office:value-type="string" calcext:value-type="string">
            <text:p>non_sexist</text:p>
          </table:table-cell>
          <table:table-cell office:value-type="string" calcext:value-type="string">
            <text:p>экспертиза такая же честная и справедливая у нас в стране, как и суд</text:p>
          </table:table-cell>
        </table:table-row>
        <table:table-row table:style-name="ro1">
          <table:table-cell office:value-type="float" office:value="11098988" calcext:value-type="float">
            <text:p>11098988</text:p>
          </table:table-cell>
          <table:table-cell office:value-type="float" office:value="11099014" calcext:value-type="float">
            <text:p>11099014</text:p>
          </table:table-cell>
          <table:table-cell office:value-type="string" calcext:value-type="string">
            <text:p>non_sexist</text:p>
          </table:table-cell>
          <table:table-cell office:value-type="string" calcext:value-type="string">
            <text:p>вДудю слишком много рассказал про Путина?</text:p>
          </table:table-cell>
        </table:table-row>
        <table:table-row table:style-name="ro1">
          <table:table-cell office:value-type="float" office:value="11098988" calcext:value-type="float">
            <text:p>11098988</text:p>
          </table:table-cell>
          <table:table-cell office:value-type="float" office:value="11099016" calcext:value-type="float">
            <text:p>11099016</text:p>
          </table:table-cell>
          <table:table-cell office:value-type="string" calcext:value-type="string">
            <text:p>non_sexist</text:p>
          </table:table-cell>
          <table:table-cell office:value-type="string" calcext:value-type="string">
            <text:p>В санкционном сыре корь завезли. А ведь госорганы предупреждали, не просто так ведь хамоносжигатели на границе стоят.</text:p>
          </table:table-cell>
        </table:table-row>
        <table:table-row table:style-name="ro1">
          <table:table-cell office:value-type="float" office:value="11098988" calcext:value-type="float">
            <text:p>11098988</text:p>
          </table:table-cell>
          <table:table-cell office:value-type="float" office:value="11099029" calcext:value-type="float">
            <text:p>11099029</text:p>
          </table:table-cell>
          <table:table-cell office:value-type="string" calcext:value-type="string">
            <text:p>non_sexist</text:p>
          </table:table-cell>
          <table:table-cell office:value-type="string" calcext:value-type="string">
            <text:p>у нас чего-то иные причины называли в городе</text:p>
          </table:table-cell>
        </table:table-row>
        <table:table-row table:style-name="ro1">
          <table:table-cell office:value-type="float" office:value="11098988" calcext:value-type="float">
            <text:p>11098988</text:p>
          </table:table-cell>
          <table:table-cell office:value-type="float" office:value="11099038" calcext:value-type="float">
            <text:p>11099038</text:p>
          </table:table-cell>
          <table:table-cell office:value-type="string" calcext:value-type="string">
            <text:p>non_sexist</text:p>
          </table:table-cell>
          <table:table-cell office:value-type="string" calcext:value-type="string">
            <text:p>Если половина населения не делает привики, Чита вообще на свалке живет, то тут и завозить не надо, у нас своя Корь есть, отечественного производства, импортозамещение!</text:p>
          </table:table-cell>
        </table:table-row>
        <table:table-row table:style-name="ro1">
          <table:table-cell office:value-type="float" office:value="11098988" calcext:value-type="float">
            <text:p>11098988</text:p>
          </table:table-cell>
          <table:table-cell office:value-type="float" office:value="11099045" calcext:value-type="float">
            <text:p>11099045</text:p>
          </table:table-cell>
          <table:table-cell office:value-type="string" calcext:value-type="string">
            <text:p>non_sexist</text:p>
          </table:table-cell>
          <table:table-cell office:value-type="string" calcext:value-type="string">
            <text:p>Какая разница, что показала экспертиза, если ВсемИзвестно™, что мотоцикл Доренко был отравлен?</text:p>
          </table:table-cell>
        </table:table-row>
        <table:table-row table:style-name="ro1">
          <table:table-cell office:value-type="float" office:value="11098988" calcext:value-type="float">
            <text:p>11098988</text:p>
          </table:table-cell>
          <table:table-cell office:value-type="float" office:value="11099049" calcext:value-type="float">
            <text:p>11099049</text:p>
          </table:table-cell>
          <table:table-cell office:value-type="string" calcext:value-type="string">
            <text:p>non_sexist</text:p>
          </table:table-cell>
          <table:table-cell office:value-type="string" calcext:value-type="string">
            <text:p>Ну и где же диванные либерасты? Где кукареканья про Алабаму? Ах да, это же не в России...</text:p>
          </table:table-cell>
        </table:table-row>
        <table:table-row table:style-name="ro1">
          <table:table-cell office:value-type="float" office:value="11098988" calcext:value-type="float">
            <text:p>11098988</text:p>
          </table:table-cell>
          <table:table-cell office:value-type="float" office:value="11099076" calcext:value-type="float">
            <text:p>11099076</text:p>
          </table:table-cell>
          <table:table-cell office:value-type="string" calcext:value-type="string">
            <text:p>non_sexist</text:p>
          </table:table-cell>
          <table:table-cell office:value-type="string" calcext:value-type="string">
            <text:p>А какой смысл запрещать аборты?</text:p>
          </table:table-cell>
        </table:table-row>
        <table:table-row table:style-name="ro1">
          <table:table-cell office:value-type="float" office:value="11098988" calcext:value-type="float">
            <text:p>11098988</text:p>
          </table:table-cell>
          <table:table-cell office:value-type="float" office:value="11099103" calcext:value-type="float">
            <text:p>11099103</text:p>
          </table:table-cell>
          <table:table-cell office:value-type="string" calcext:value-type="string">
            <text:p>non_sexist</text:p>
          </table:table-cell>
          <table:table-cell office:value-type="string" calcext:value-type="string">
            <text:p>заметил, кто в сми и приравненых по охвату обзывает пу, то жить ему остается не долго...</text:p>
          </table:table-cell>
        </table:table-row>
        <table:table-row table:style-name="ro1">
          <table:table-cell office:value-type="float" office:value="11098988" calcext:value-type="float">
            <text:p>11098988</text:p>
          </table:table-cell>
          <table:table-cell office:value-type="float" office:value="11099188" calcext:value-type="float">
            <text:p>11099188</text:p>
          </table:table-cell>
          <table:table-cell office:value-type="string" calcext:value-type="string">
            <text:p>non_sexist</text:p>
          </table:table-cell>
          <table:table-cell office:value-type="string" calcext:value-type="string">
            <text:p>Привлечение к чему? К уголовной ответственности за безработицу, потому что люди с высокой квалификацией этой стране не нужны?</text:p>
          </table:table-cell>
        </table:table-row>
        <table:table-row table:style-name="ro3">
          <table:table-cell office:value-type="float" office:value="11098988" calcext:value-type="float">
            <text:p>11098988</text:p>
          </table:table-cell>
          <table:table-cell office:value-type="float" office:value="11099198" calcext:value-type="float">
            <text:p>11099198</text:p>
          </table:table-cell>
          <table:table-cell office:value-type="string" calcext:value-type="string">
            <text:p>non_sexist</text:p>
          </table:table-cell>
          <table:table-cell office:value-type="string" calcext:value-type="string">
            <text:p>Вспышка кори, а сел Кокорин</text:p>
            <text:p>Ржака</text:p>
          </table:table-cell>
        </table:table-row>
        <table:table-row table:style-name="ro1">
          <table:table-cell office:value-type="float" office:value="11098988" calcext:value-type="float">
            <text:p>11098988</text:p>
          </table:table-cell>
          <table:table-cell office:value-type="float" office:value="11099324" calcext:value-type="float">
            <text:p>11099324</text:p>
          </table:table-cell>
          <table:table-cell office:value-type="string" calcext:value-type="string">
            <text:p>non_sexist</text:p>
          </table:table-cell>
          <table:table-cell office:value-type="string" calcext:value-type="string">
            <text:p>По СПИДу африканские страны обошли,а виновата...корь🤣,бегом прививки делать,фармакологический бизнес деньги теряет.Я болела в детстве корью,ничего страшного,от простуды прививки введите,чтоб,уж,наверняка!</text:p>
          </table:table-cell>
        </table:table-row>
        <table:table-row table:style-name="ro1">
          <table:table-cell office:value-type="float" office:value="11098988" calcext:value-type="float">
            <text:p>11098988</text:p>
          </table:table-cell>
          <table:table-cell office:value-type="float" office:value="11099333" calcext:value-type="float">
            <text:p>11099333</text:p>
          </table:table-cell>
          <table:table-cell office:value-type="string" calcext:value-type="string">
            <text:p>non_sexist</text:p>
          </table:table-cell>
          <table:table-cell office:value-type="string" calcext:value-type="string">
            <text:p>А оппозиционерские балаболы раскукарекались уже что "путын атравиль Доренко"))</text:p>
          </table:table-cell>
        </table:table-row>
        <table:table-row table:style-name="ro1">
          <table:table-cell office:value-type="float" office:value="11098988" calcext:value-type="float">
            <text:p>11098988</text:p>
          </table:table-cell>
          <table:table-cell office:value-type="float" office:value="11099438" calcext:value-type="float">
            <text:p>11099438</text:p>
          </table:table-cell>
          <table:table-cell office:value-type="string" calcext:value-type="string">
            <text:p>non_sexist</text:p>
          </table:table-cell>
          <table:table-cell office:value-type="string" calcext:value-type="string">
            <text:p>Это все из-за хамона и пармезана</text:p>
          </table:table-cell>
        </table:table-row>
        <table:table-row table:style-name="ro1">
          <table:table-cell office:value-type="float" office:value="11098988" calcext:value-type="float">
            <text:p>11098988</text:p>
          </table:table-cell>
          <table:table-cell office:value-type="float" office:value="11099606" calcext:value-type="float">
            <text:p>11099606</text:p>
          </table:table-cell>
          <table:table-cell office:value-type="string" calcext:value-type="string">
            <text:p>non_sexist</text:p>
          </table:table-cell>
          <table:table-cell office:value-type="string" calcext:value-type="string">
            <text:p>"Из за рубежа", сука и быдлоскот же это схавает..!!!🤣🤣🤣</text:p>
          </table:table-cell>
        </table:table-row>
        <table:table-row table:style-name="ro1">
          <table:table-cell office:value-type="float" office:value="11098988" calcext:value-type="float">
            <text:p>11098988</text:p>
          </table:table-cell>
          <table:table-cell office:value-type="float" office:value="11099623" calcext:value-type="float">
            <text:p>11099623</text:p>
          </table:table-cell>
          <table:table-cell office:value-type="string" calcext:value-type="string">
            <text:p>non_sexist</text:p>
          </table:table-cell>
          <table:table-cell office:value-type="string" calcext:value-type="string">
            <text:p>Как так???!! Путин не убивал Доренко?! Бред какой-то!</text:p>
          </table:table-cell>
        </table:table-row>
        <table:table-row table:style-name="ro1">
          <table:table-cell office:value-type="float" office:value="11098988" calcext:value-type="float">
            <text:p>11098988</text:p>
          </table:table-cell>
          <table:table-cell office:value-type="float" office:value="11099870" calcext:value-type="float">
            <text:p>11099870</text:p>
          </table:table-cell>
          <table:table-cell office:value-type="string" calcext:value-type="string">
            <text:p>non_sexist</text:p>
          </table:table-cell>
          <table:table-cell office:value-type="string" calcext:value-type="string">
            <text:p>Конечно же из-за рубежа, откуда ж еще пфф</text:p>
          </table:table-cell>
        </table:table-row>
        <table:table-row table:style-name="ro1">
          <table:table-cell office:value-type="float" office:value="11098988" calcext:value-type="float">
            <text:p>11098988</text:p>
          </table:table-cell>
          <table:table-cell office:value-type="float" office:value="11100071" calcext:value-type="float">
            <text:p>11100071</text:p>
          </table:table-cell>
          <table:table-cell office:value-type="string" calcext:value-type="string">
            <text:p>non_sexist</text:p>
          </table:table-cell>
          <table:table-cell office:value-type="string" calcext:value-type="string">
            <text:p>Ну так даже если завезли. Алло, в стране активная пропаганда отказа от прививок. Конечно тут что углдно привези - начнется эпидемия</text:p>
          </table:table-cell>
        </table:table-row>
        <table:table-row table:style-name="ro1">
          <table:table-cell office:value-type="float" office:value="11098988" calcext:value-type="float">
            <text:p>11098988</text:p>
          </table:table-cell>
          <table:table-cell office:value-type="float" office:value="11100612" calcext:value-type="float">
            <text:p>11100612</text:p>
          </table:table-cell>
          <table:table-cell office:value-type="string" calcext:value-type="string">
            <text:p>non_sexist</text:p>
          </table:table-cell>
          <table:table-cell office:value-type="string" calcext:value-type="string">
            <text:p>Гребаный Трамп корь к нам завозит</text:p>
          </table:table-cell>
        </table:table-row>
        <table:table-row table:style-name="ro1">
          <table:table-cell office:value-type="float" office:value="11098988" calcext:value-type="float">
            <text:p>11098988</text:p>
          </table:table-cell>
          <table:table-cell office:value-type="float" office:value="11100923" calcext:value-type="float">
            <text:p>11100923</text:p>
          </table:table-cell>
          <table:table-cell office:value-type="string" calcext:value-type="string">
            <text:p>non_sexist</text:p>
          </table:table-cell>
          <table:table-cell office:value-type="string" calcext:value-type="string">
            <text:p>только и можем что оружие продавать. а для жизни что нить можем?</text:p>
          </table:table-cell>
        </table:table-row>
        <table:table-row table:style-name="ro1">
          <table:table-cell office:value-type="float" office:value="11098988" calcext:value-type="float">
            <text:p>11098988</text:p>
          </table:table-cell>
          <table:table-cell office:value-type="float" office:value="11101505" calcext:value-type="float">
            <text:p>11101505</text:p>
          </table:table-cell>
          <table:table-cell office:value-type="string" calcext:value-type="string">
            <text:p>non_sexist</text:p>
          </table:table-cell>
          <table:table-cell office:value-type="string" calcext:value-type="string">
            <text:p>Нужно границы закрывать! Этот запад, эта заграница всю жизнь нам портят. Никогда не было кори, спида, коррупции, и вдруг пиндосы со своим тырнетом! Ух!</text:p>
          </table:table-cell>
        </table:table-row>
        <table:table-row table:style-name="ro1">
          <table:table-cell office:value-type="float" office:value="11098988" calcext:value-type="float">
            <text:p>11098988</text:p>
          </table:table-cell>
          <table:table-cell office:value-type="float" office:value="11103513" calcext:value-type="float">
            <text:p>11103513</text:p>
          </table:table-cell>
          <table:table-cell office:value-type="string" calcext:value-type="string">
            <text:p>non_sexist</text:p>
          </table:table-cell>
          <table:table-cell office:value-type="string" calcext:value-type="string">
            <text:p>доренко отравили тупые слушатели и коллеги , своей посредственностью</text:p>
          </table:table-cell>
        </table:table-row>
        <table:table-row table:style-name="ro1">
          <table:table-cell office:value-type="float" office:value="11086485" calcext:value-type="float">
            <text:p>11086485</text:p>
          </table:table-cell>
          <table:table-cell office:value-type="float" office:value="11086507" calcext:value-type="float">
            <text:p>11086507</text:p>
          </table:table-cell>
          <table:table-cell office:value-type="string" calcext:value-type="string">
            <text:p>non_sexist</text:p>
          </table:table-cell>
          <table:table-cell office:value-type="string" calcext:value-type="string">
            <text:p>Игра Престолов полнейшая хуе*та,школьники не бомбите</text:p>
          </table:table-cell>
        </table:table-row>
        <table:table-row table:style-name="ro3">
          <table:table-cell office:value-type="float" office:value="11086485" calcext:value-type="float">
            <text:p>11086485</text:p>
          </table:table-cell>
          <table:table-cell office:value-type="float" office:value="11086511" calcext:value-type="float">
            <text:p>11086511</text:p>
          </table:table-cell>
          <table:table-cell office:value-type="string" calcext:value-type="string">
            <text:p>non_sexist</text:p>
          </table:table-cell>
          <table:table-cell office:value-type="string" calcext:value-type="string">
            <text:p>Игра Престолов лучшее ))</text:p>
            <text:p>Я НО назвал Арья Старк</text:p>
          </table:table-cell>
        </table:table-row>
        <table:table-row table:style-name="ro1">
          <table:table-cell office:value-type="float" office:value="11086485" calcext:value-type="float">
            <text:p>11086485</text:p>
          </table:table-cell>
          <table:table-cell office:value-type="float" office:value="11086519" calcext:value-type="float">
            <text:p>11086519</text:p>
          </table:table-cell>
          <table:table-cell office:value-type="string" calcext:value-type="string">
            <text:p>non_sexist</text:p>
          </table:table-cell>
          <table:table-cell office:value-type="string" calcext:value-type="string">
            <text:p>Серии ИП худшие во всей вселенной, сори</text:p>
          </table:table-cell>
        </table:table-row>
        <table:table-row table:style-name="ro2">
          <table:table-cell office:value-type="float" office:value="11086485" calcext:value-type="float">
            <text:p>11086485</text:p>
          </table:table-cell>
          <table:table-cell office:value-type="float" office:value="11086532" calcext:value-type="float">
            <text:p>11086532</text:p>
          </table:table-cell>
          <table:table-cell office:value-type="string" calcext:value-type="string">
            <text:p>non_sexist</text:p>
          </table:table-cell>
          <table:table-cell office:value-type="string" calcext:value-type="string">
            <text:p>Очередное "Мне настолько п*ох*уй на Игру пристолов, что пойду везде об этом напишу, не забыв упомянуть о том, что сериал дepьмo".</text:p>
            <text:p/>
            <text:p>Хуже фанючек только такие долбoêбы.</text:p>
          </table:table-cell>
        </table:table-row>
        <table:table-row table:style-name="ro3">
          <table:table-cell office:value-type="float" office:value="11086485" calcext:value-type="float">
            <text:p>11086485</text:p>
          </table:table-cell>
          <table:table-cell office:value-type="float" office:value="11086542" calcext:value-type="float">
            <text:p>11086542</text:p>
          </table:table-cell>
          <table:table-cell office:value-type="string" calcext:value-type="string">
            <text:p>non_sexist</text:p>
          </table:table-cell>
          <table:table-cell office:value-type="string" calcext:value-type="string">
            <text:p>За восемь лет «Игры престолов» популярность гомоебли в мире выросла в 10 раз*</text:p>
            <text:p>Не благодарите</text:p>
          </table:table-cell>
        </table:table-row>
        <table:table-row table:style-name="ro1">
          <table:table-cell office:value-type="float" office:value="11086485" calcext:value-type="float">
            <text:p>11086485</text:p>
          </table:table-cell>
          <table:table-cell office:value-type="float" office:value="11086544" calcext:value-type="float">
            <text:p>11086544</text:p>
          </table:table-cell>
          <table:table-cell office:value-type="string" calcext:value-type="string">
            <text:p>non_sexist</text:p>
          </table:table-cell>
          <table:table-cell office:value-type="string" calcext:value-type="string">
            <text:p>Я вот назову своего ребёнка Король Ночи, потому что король ночи должен быть всегда</text:p>
          </table:table-cell>
        </table:table-row>
        <table:table-row table:style-name="ro1">
          <table:table-cell office:value-type="float" office:value="11086485" calcext:value-type="float">
            <text:p>11086485</text:p>
          </table:table-cell>
          <table:table-cell office:value-type="float" office:value="11086548" calcext:value-type="float">
            <text:p>11086548</text:p>
          </table:table-cell>
          <table:table-cell office:value-type="string" calcext:value-type="string">
            <text:p>non_sexist</text:p>
          </table:table-cell>
          <table:table-cell office:value-type="string" calcext:value-type="string">
            <text:p>Валар Моргулис три четыре пять</text:p>
          </table:table-cell>
        </table:table-row>
        <table:table-row table:style-name="ro1">
          <table:table-cell office:value-type="float" office:value="11086485" calcext:value-type="float">
            <text:p>11086485</text:p>
          </table:table-cell>
          <table:table-cell office:value-type="float" office:value="11086562" calcext:value-type="float">
            <text:p>11086562</text:p>
          </table:table-cell>
          <table:table-cell office:value-type="string" calcext:value-type="string">
            <text:p>non_sexist</text:p>
          </table:table-cell>
          <table:table-cell office:value-type="string" calcext:value-type="string">
            <text:p>У девочки нет имени пять</text:p>
          </table:table-cell>
        </table:table-row>
        <table:table-row table:style-name="ro1">
          <table:table-cell office:value-type="float" office:value="11086485" calcext:value-type="float">
            <text:p>11086485</text:p>
          </table:table-cell>
          <table:table-cell office:value-type="float" office:value="11086579" calcext:value-type="float">
            <text:p>11086579</text:p>
          </table:table-cell>
          <table:table-cell office:value-type="string" calcext:value-type="string">
            <text:p>non_sexist</text:p>
          </table:table-cell>
          <table:table-cell office:value-type="string" calcext:value-type="string">
            <text:p>Я не смотрю ИП, но меня реально достали комменты, мол, фигня сериал. На вкус и цвет товарищей нет. Обсуждают его везде из-за популярности, это вполне объективная причина.</text:p>
          </table:table-cell>
        </table:table-row>
        <table:table-row table:style-name="ro1">
          <table:table-cell office:value-type="float" office:value="11086485" calcext:value-type="float">
            <text:p>11086485</text:p>
          </table:table-cell>
          <table:table-cell office:value-type="float" office:value="11086588" calcext:value-type="float">
            <text:p>11086588</text:p>
          </table:table-cell>
          <table:table-cell office:value-type="string" calcext:value-type="string">
            <text:p>non_sexist</text:p>
          </table:table-cell>
          <table:table-cell office:value-type="string" calcext:value-type="string">
            <text:p>Hating popular things doesn't make you an interesting person</text:p>
          </table:table-cell>
        </table:table-row>
        <table:table-row table:style-name="ro1">
          <table:table-cell office:value-type="float" office:value="11086485" calcext:value-type="float">
            <text:p>11086485</text:p>
          </table:table-cell>
          <table:table-cell office:value-type="float" office:value="11086594" calcext:value-type="float">
            <text:p>11086594</text:p>
          </table:table-cell>
          <table:table-cell office:value-type="string" calcext:value-type="string">
            <text:p>non_sexist</text:p>
          </table:table-cell>
          <table:table-cell office:value-type="string" calcext:value-type="string">
            <text:p>Дорис.... Грустненько. Талантливая женщина была.</text:p>
          </table:table-cell>
        </table:table-row>
        <table:table-row table:style-name="ro1">
          <table:table-cell office:value-type="float" office:value="11086485" calcext:value-type="float">
            <text:p>11086485</text:p>
          </table:table-cell>
          <table:table-cell office:value-type="float" office:value="11086597" calcext:value-type="float">
            <text:p>11086597</text:p>
          </table:table-cell>
          <table:table-cell office:value-type="string" calcext:value-type="string">
            <text:p>non_sexist</text:p>
          </table:table-cell>
          <table:table-cell office:value-type="string" calcext:value-type="string">
            <text:p>Это ставил полковник Шерман Т. Поттер в сериале МЭШ</text:p>
          </table:table-cell>
        </table:table-row>
        <table:table-row table:style-name="ro1">
          <table:table-cell office:value-type="float" office:value="11086485" calcext:value-type="float">
            <text:p>11086485</text:p>
          </table:table-cell>
          <table:table-cell office:value-type="float" office:value="11086603" calcext:value-type="float">
            <text:p>11086603</text:p>
          </table:table-cell>
          <table:table-cell office:value-type="string" calcext:value-type="string">
            <text:p>non_sexist</text:p>
          </table:table-cell>
          <table:table-cell office:value-type="string" calcext:value-type="string">
            <text:p>Меня задрали престолодрочеры,которые прям навязывают сериал. Начинаешь говорить,что тебе это неинтересно,тебя обвиняют в том,что ты ничего в этом не понимаешь,потому что не смотрел. Идите на хрен,достали уже.</text:p>
          </table:table-cell>
        </table:table-row>
        <table:table-row table:style-name="ro1">
          <table:table-cell office:value-type="float" office:value="11086485" calcext:value-type="float">
            <text:p>11086485</text:p>
          </table:table-cell>
          <table:table-cell office:value-type="float" office:value="11086606" calcext:value-type="float">
            <text:p>11086606</text:p>
          </table:table-cell>
          <table:table-cell office:value-type="string" calcext:value-type="string">
            <text:p>non_sexist</text:p>
          </table:table-cell>
          <table:table-cell office:value-type="string" calcext:value-type="string">
            <text:p>Была 1 арья, стало 10 - прогрес</text:p>
          </table:table-cell>
        </table:table-row>
        <table:table-row table:style-name="ro1">
          <table:table-cell office:value-type="float" office:value="11086485" calcext:value-type="float">
            <text:p>11086485</text:p>
          </table:table-cell>
          <table:table-cell office:value-type="float" office:value="11086618" calcext:value-type="float">
            <text:p>11086618</text:p>
          </table:table-cell>
          <table:table-cell office:value-type="string" calcext:value-type="string">
            <text:p>non_sexist</text:p>
          </table:table-cell>
          <table:table-cell office:value-type="string" calcext:value-type="string">
            <text:p>Я один неправильно прочитал название валюты?</text:p>
          </table:table-cell>
        </table:table-row>
        <table:table-row table:style-name="ro1">
          <table:table-cell office:value-type="float" office:value="11086485" calcext:value-type="float">
            <text:p>11086485</text:p>
          </table:table-cell>
          <table:table-cell office:value-type="float" office:value="11086628" calcext:value-type="float">
            <text:p>11086628</text:p>
          </table:table-cell>
          <table:table-cell office:value-type="string" calcext:value-type="string">
            <text:p>non_sexist</text:p>
          </table:table-cell>
          <table:table-cell office:value-type="string" calcext:value-type="string">
            <text:p>Силуэт на монете действительно на Ливанова похож 😊</text:p>
          </table:table-cell>
        </table:table-row>
        <table:table-row table:style-name="ro1">
          <table:table-cell office:value-type="float" office:value="11086485" calcext:value-type="float">
            <text:p>11086485</text:p>
          </table:table-cell>
          <table:table-cell office:value-type="float" office:value="11086633" calcext:value-type="float">
            <text:p>11086633</text:p>
          </table:table-cell>
          <table:table-cell office:value-type="string" calcext:value-type="string">
            <text:p>non_sexist</text:p>
          </table:table-cell>
          <table:table-cell office:value-type="string" calcext:value-type="string">
            <text:p>все знают что нельзя называть ребенка именем персонажа сериал которого еще не закончился...да дэнни?</text:p>
          </table:table-cell>
        </table:table-row>
        <table:table-row table:style-name="ro1">
          <table:table-cell office:value-type="float" office:value="11086485" calcext:value-type="float">
            <text:p>11086485</text:p>
          </table:table-cell>
          <table:table-cell office:value-type="float" office:value="11086639" calcext:value-type="float">
            <text:p>11086639</text:p>
          </table:table-cell>
          <table:table-cell office:value-type="string" calcext:value-type="string">
            <text:p>non_sexist</text:p>
          </table:table-cell>
          <table:table-cell office:value-type="string" calcext:value-type="string">
            <text:p>Откуда в комментах столько гомогеев? Идите фапайте на марвел</text:p>
          </table:table-cell>
        </table:table-row>
        <table:table-row table:style-name="ro1">
          <table:table-cell office:value-type="float" office:value="11086485" calcext:value-type="float">
            <text:p>11086485</text:p>
          </table:table-cell>
          <table:table-cell office:value-type="float" office:value="11086643" calcext:value-type="float">
            <text:p>11086643</text:p>
          </table:table-cell>
          <table:table-cell office:value-type="string" calcext:value-type="string">
            <text:p>non_sexist</text:p>
          </table:table-cell>
          <table:table-cell office:value-type="string" calcext:value-type="string">
            <text:p>Эх, юзал имя Арья до того, как это стало мейнстримом ( гг из тетралогии Кристофера Паолини " Эрагон ")</text:p>
          </table:table-cell>
        </table:table-row>
        <table:table-row table:style-name="ro1">
          <table:table-cell office:value-type="float" office:value="11086485" calcext:value-type="float">
            <text:p>11086485</text:p>
          </table:table-cell>
          <table:table-cell office:value-type="float" office:value="11086723" calcext:value-type="float">
            <text:p>11086723</text:p>
          </table:table-cell>
          <table:table-cell office:value-type="string" calcext:value-type="string">
            <text:p>non_sexist</text:p>
          </table:table-cell>
          <table:table-cell office:value-type="string" calcext:value-type="string">
            <text:p>Помнится, несколько лет назад был бум на имена "Дени" и "Кхалиси". Хотел бы я посмотреть на лица этих инфантильных родителей года сейчас)))</text:p>
          </table:table-cell>
        </table:table-row>
        <table:table-row table:style-name="ro1">
          <table:table-cell office:value-type="float" office:value="11086485" calcext:value-type="float">
            <text:p>11086485</text:p>
          </table:table-cell>
          <table:table-cell office:value-type="float" office:value="11086773" calcext:value-type="float">
            <text:p>11086773</text:p>
          </table:table-cell>
          <table:table-cell office:value-type="string" calcext:value-type="string">
            <text:p>non_sexist</text:p>
          </table:table-cell>
          <table:table-cell office:value-type="string" calcext:value-type="string">
            <text:p>То есть сейчас в мире.....10 человек зовуть арья??? Или нужно умножать и 0 человек зовут арья?</text:p>
          </table:table-cell>
        </table:table-row>
        <table:table-row table:style-name="ro1">
          <table:table-cell office:value-type="float" office:value="11086485" calcext:value-type="float">
            <text:p>11086485</text:p>
          </table:table-cell>
          <table:table-cell office:value-type="float" office:value="11086846" calcext:value-type="float">
            <text:p>11086846</text:p>
          </table:table-cell>
          <table:table-cell office:value-type="string" calcext:value-type="string">
            <text:p>non_sexist</text:p>
          </table:table-cell>
          <table:table-cell office:value-type="string" calcext:value-type="string">
            <text:p>До этого в США именем Арья отцы называли своих дочерей в честь Арии Джованни, очевидно.</text:p>
          </table:table-cell>
        </table:table-row>
        <table:table-row table:style-name="ro1">
          <table:table-cell office:value-type="float" office:value="11086485" calcext:value-type="float">
            <text:p>11086485</text:p>
          </table:table-cell>
          <table:table-cell office:value-type="float" office:value="11087005" calcext:value-type="float">
            <text:p>11087005</text:p>
          </table:table-cell>
          <table:table-cell office:value-type="string" calcext:value-type="string">
            <text:p>non_sexist</text:p>
          </table:table-cell>
          <table:table-cell office:value-type="string" calcext:value-type="string">
            <text:p>Есть у кого нибудь желание сходить в музей?</text:p>
          </table:table-cell>
        </table:table-row>
        <table:table-row table:style-name="ro1">
          <table:table-cell office:value-type="float" office:value="11086485" calcext:value-type="float">
            <text:p>11086485</text:p>
          </table:table-cell>
          <table:table-cell office:value-type="float" office:value="11087211" calcext:value-type="float">
            <text:p>11087211</text:p>
          </table:table-cell>
          <table:table-cell office:value-type="string" calcext:value-type="string">
            <text:p>non_sexist</text:p>
          </table:table-cell>
          <table:table-cell office:value-type="string" calcext:value-type="string">
            <text:p>Марья два три четыре пять</text:p>
          </table:table-cell>
        </table:table-row>
        <table:table-row table:style-name="ro1">
          <table:table-cell office:value-type="float" office:value="11086485" calcext:value-type="float">
            <text:p>11086485</text:p>
          </table:table-cell>
          <table:table-cell office:value-type="float" office:value="11087257" calcext:value-type="float">
            <text:p>11087257</text:p>
          </table:table-cell>
          <table:table-cell office:value-type="string" calcext:value-type="string">
            <text:p>non_sexist</text:p>
          </table:table-cell>
          <table:table-cell office:value-type="string" calcext:value-type="string">
            <text:p>То есть 8 лет назад никого не звали Арья, а теперь так зовут 10 девочек?</text:p>
          </table:table-cell>
        </table:table-row>
        <table:table-row table:style-name="ro1">
          <table:table-cell office:value-type="float" office:value="11086485" calcext:value-type="float">
            <text:p>11086485</text:p>
          </table:table-cell>
          <table:table-cell office:value-type="float" office:value="11087541" calcext:value-type="float">
            <text:p>11087541</text:p>
          </table:table-cell>
          <table:table-cell office:value-type="string" calcext:value-type="string">
            <text:p>non_sexist</text:p>
          </table:table-cell>
          <table:table-cell office:value-type="string" calcext:value-type="string">
            <text:p>Так-то норм имя, если абстрагироваться, то оч даже</text:p>
          </table:table-cell>
        </table:table-row>
        <table:table-row table:style-name="ro1">
          <table:table-cell office:value-type="float" office:value="11086485" calcext:value-type="float">
            <text:p>11086485</text:p>
          </table:table-cell>
          <table:table-cell office:value-type="float" office:value="11087971" calcext:value-type="float">
            <text:p>11087971</text:p>
          </table:table-cell>
          <table:table-cell office:value-type="string" calcext:value-type="string">
            <text:p>non_sexist</text:p>
          </table:table-cell>
          <table:table-cell office:value-type="string" calcext:value-type="string">
            <text:p>Нормальный сериальчик! Не знаю че его обсерать, типо кто -то лучше из вас бы снял?</text:p>
          </table:table-cell>
        </table:table-row>
        <table:table-row table:style-name="ro1">
          <table:table-cell office:value-type="float" office:value="11086485" calcext:value-type="float">
            <text:p>11086485</text:p>
          </table:table-cell>
          <table:table-cell office:value-type="float" office:value="11088013" calcext:value-type="float">
            <text:p>11088013</text:p>
          </table:table-cell>
          <table:table-cell office:value-type="string" calcext:value-type="string">
            <text:p>non_sexist</text:p>
          </table:table-cell>
          <table:table-cell office:value-type="string" calcext:value-type="string">
            <text:p>Еще бы не выросла, скоро дракониху порешает</text:p>
          </table:table-cell>
        </table:table-row>
        <table:table-row table:style-name="ro1">
          <table:table-cell office:value-type="float" office:value="10962392" calcext:value-type="float">
            <text:p>10962392</text:p>
          </table:table-cell>
          <table:table-cell office:value-type="float" office:value="10962401" calcext:value-type="float">
            <text:p>10962401</text:p>
          </table:table-cell>
          <table:table-cell office:value-type="string" calcext:value-type="string">
            <text:p>non_sexist</text:p>
          </table:table-cell>
          <table:table-cell office:value-type="string" calcext:value-type="string">
            <text:p>Жалко людей погибших на Шри-Ланке, земля им пухом. RoflanPominki</text:p>
          </table:table-cell>
        </table:table-row>
        <table:table-row table:style-name="ro3">
          <table:table-cell office:value-type="float" office:value="10962392" calcext:value-type="float">
            <text:p>10962392</text:p>
          </table:table-cell>
          <table:table-cell office:value-type="float" office:value="10962402" calcext:value-type="float">
            <text:p>10962402</text:p>
          </table:table-cell>
          <table:table-cell office:value-type="string" calcext:value-type="string">
            <text:p>sexist</text:p>
          </table:table-cell>
          <table:table-cell office:value-type="string" calcext:value-type="string">
            <text:p>Дай бог здоровья выжившим в терракте... просто жесть что происходит,  в голове не укладывается.</text:p>
            <text:p>Серьезно ???? 9 лет за убийство ???? Выебал шлюху на вписке 8 лет а убил это 9? Шаааааааааа?</text:p>
          </table:table-cell>
        </table:table-row>
        <table:table-row table:style-name="ro1">
          <table:table-cell office:value-type="float" office:value="10962392" calcext:value-type="float">
            <text:p>10962392</text:p>
          </table:table-cell>
          <table:table-cell office:value-type="float" office:value="10962403" calcext:value-type="float">
            <text:p>10962403</text:p>
          </table:table-cell>
          <table:table-cell office:value-type="string" calcext:value-type="string">
            <text:p>non_sexist</text:p>
          </table:table-cell>
          <table:table-cell office:value-type="string" calcext:value-type="string">
            <text:p>Отлично, можно высылать минобороне фото ветеранов ВОВ на фоне тех условий, в которых их оставили.</text:p>
          </table:table-cell>
        </table:table-row>
        <table:table-row table:style-name="ro1">
          <table:table-cell office:value-type="float" office:value="10962392" calcext:value-type="float">
            <text:p>10962392</text:p>
          </table:table-cell>
          <table:table-cell office:value-type="float" office:value="10962404" calcext:value-type="float">
            <text:p>10962404</text:p>
          </table:table-cell>
          <table:table-cell office:value-type="string" calcext:value-type="string">
            <text:p>non_sexist</text:p>
          </table:table-cell>
          <table:table-cell office:value-type="string" calcext:value-type="string">
            <text:p>весь раздел будет заполнен пикчами Рикардо Милоса</text:p>
          </table:table-cell>
        </table:table-row>
        <table:table-row table:style-name="ro1">
          <table:table-cell office:value-type="float" office:value="10962392" calcext:value-type="float">
            <text:p>10962392</text:p>
          </table:table-cell>
          <table:table-cell office:value-type="float" office:value="10962410" calcext:value-type="float">
            <text:p>10962410</text:p>
          </table:table-cell>
          <table:table-cell office:value-type="string" calcext:value-type="string">
            <text:p>non_sexist</text:p>
          </table:table-cell>
          <table:table-cell office:value-type="string" calcext:value-type="string">
            <text:p>Ну чё, на календаре конец апреля, время начинать скорбить?</text:p>
          </table:table-cell>
        </table:table-row>
        <table:table-row table:style-name="ro1">
          <table:table-cell office:value-type="float" office:value="10962392" calcext:value-type="float">
            <text:p>10962392</text:p>
          </table:table-cell>
          <table:table-cell office:value-type="float" office:value="10962416" calcext:value-type="float">
            <text:p>10962416</text:p>
          </table:table-cell>
          <table:table-cell office:value-type="string" calcext:value-type="string">
            <text:p>non_sexist</text:p>
          </table:table-cell>
          <table:table-cell office:value-type="string" calcext:value-type="string">
            <text:p>а фото ветеранов WOW не подойдет?</text:p>
          </table:table-cell>
        </table:table-row>
        <table:table-row table:style-name="ro1">
          <table:table-cell office:value-type="float" office:value="10962392" calcext:value-type="float">
            <text:p>10962392</text:p>
          </table:table-cell>
          <table:table-cell office:value-type="float" office:value="10962417" calcext:value-type="float">
            <text:p>10962417</text:p>
          </table:table-cell>
          <table:table-cell office:value-type="string" calcext:value-type="string">
            <text:p>non_sexist</text:p>
          </table:table-cell>
          <table:table-cell office:value-type="string" calcext:value-type="string">
            <text:p>90 людей умерло при подсчёте голосов??? Что?????</text:p>
          </table:table-cell>
        </table:table-row>
        <table:table-row table:style-name="ro1">
          <table:table-cell office:value-type="float" office:value="10962392" calcext:value-type="float">
            <text:p>10962392</text:p>
          </table:table-cell>
          <table:table-cell office:value-type="float" office:value="10962418" calcext:value-type="float">
            <text:p>10962418</text:p>
          </table:table-cell>
          <table:table-cell office:value-type="string" calcext:value-type="string">
            <text:p>non_sexist</text:p>
          </table:table-cell>
          <table:table-cell office:value-type="string" calcext:value-type="string">
            <text:p>Про смерть членов избирательной комиссии похоже на дичь какую-то. Они там что без еды и воды, в подвалах с металлургискими печами и радиацией без воздуха работали чтоли? Под 100 человек от трех дней рутинной работы умерли? Мутно как-то.</text:p>
          </table:table-cell>
        </table:table-row>
        <table:table-row table:style-name="ro1">
          <table:table-cell office:value-type="float" office:value="10962392" calcext:value-type="float">
            <text:p>10962392</text:p>
          </table:table-cell>
          <table:table-cell office:value-type="float" office:value="10962420" calcext:value-type="float">
            <text:p>10962420</text:p>
          </table:table-cell>
          <table:table-cell office:value-type="string" calcext:value-type="string">
            <text:p>non_sexist</text:p>
          </table:table-cell>
          <table:table-cell office:value-type="string" calcext:value-type="string">
            <text:p>91 человек умер при подсчёте голосов. Чта</text:p>
          </table:table-cell>
        </table:table-row>
        <table:table-row table:style-name="ro1">
          <table:table-cell office:value-type="float" office:value="10962392" calcext:value-type="float">
            <text:p>10962392</text:p>
          </table:table-cell>
          <table:table-cell office:value-type="float" office:value="10962426" calcext:value-type="float">
            <text:p>10962426</text:p>
          </table:table-cell>
          <table:table-cell office:value-type="string" calcext:value-type="string">
            <text:p>non_sexist</text:p>
          </table:table-cell>
          <table:table-cell office:value-type="string" calcext:value-type="string">
            <text:p>Про Индонезию прочитал и а...уел. Мало дали малолетним выб....ядкам</text:p>
          </table:table-cell>
        </table:table-row>
        <table:table-row table:style-name="ro1">
          <table:table-cell office:value-type="float" office:value="10962392" calcext:value-type="float">
            <text:p>10962392</text:p>
          </table:table-cell>
          <table:table-cell office:value-type="float" office:value="10962428" calcext:value-type="float">
            <text:p>10962428</text:p>
          </table:table-cell>
          <table:table-cell office:value-type="string" calcext:value-type="string">
            <text:p>non_sexist</text:p>
          </table:table-cell>
          <table:table-cell office:value-type="string" calcext:value-type="string">
            <text:p>Новость про Индонзию п*здецки фриковая</text:p>
          </table:table-cell>
        </table:table-row>
        <table:table-row table:style-name="ro1">
          <table:table-cell office:value-type="float" office:value="10962392" calcext:value-type="float">
            <text:p>10962392</text:p>
          </table:table-cell>
          <table:table-cell office:value-type="float" office:value="10962434" calcext:value-type="float">
            <text:p>10962434</text:p>
          </table:table-cell>
          <table:table-cell office:value-type="string" calcext:value-type="string">
            <text:p>non_sexist</text:p>
          </table:table-cell>
          <table:table-cell office:value-type="string" calcext:value-type="string">
            <text:p>#уменяестьвыбор #отправдынеубежишь два два восемь</text:p>
          </table:table-cell>
        </table:table-row>
        <table:table-row table:style-name="ro1">
          <table:table-cell office:value-type="float" office:value="10962392" calcext:value-type="float">
            <text:p>10962392</text:p>
          </table:table-cell>
          <table:table-cell office:value-type="float" office:value="10962444" calcext:value-type="float">
            <text:p>10962444</text:p>
          </table:table-cell>
          <table:table-cell office:value-type="string" calcext:value-type="string">
            <text:p>sexist</text:p>
          </table:table-cell>
          <table:table-cell office:value-type="string" calcext:value-type="string">
            <text:p>А шкуру, которая ржала и снимала на видео когда убивали инвалида - в приговоре нет, но мы то помним .</text:p>
          </table:table-cell>
        </table:table-row>
        <table:table-row table:style-name="ro1">
          <table:table-cell office:value-type="float" office:value="10962392" calcext:value-type="float">
            <text:p>10962392</text:p>
          </table:table-cell>
          <table:table-cell office:value-type="float" office:value="10962509" calcext:value-type="float">
            <text:p>10962509</text:p>
          </table:table-cell>
          <table:table-cell office:value-type="string" calcext:value-type="string">
            <text:p>non_sexist</text:p>
          </table:table-cell>
          <table:table-cell office:value-type="string" calcext:value-type="string">
            <text:p>Чипировать надо гандонов и контролировать их пребывание на улице...А когда это говно вместе собирается-сразу наряд с дубинками отправлять...Они только стаей смелые!!!</text:p>
          </table:table-cell>
        </table:table-row>
        <table:table-row table:style-name="ro3">
          <table:table-cell office:value-type="float" office:value="10962392" calcext:value-type="float">
            <text:p>10962392</text:p>
          </table:table-cell>
          <table:table-cell office:value-type="float" office:value="10962567" calcext:value-type="float">
            <text:p>10962567</text:p>
          </table:table-cell>
          <table:table-cell office:value-type="string" calcext:value-type="string">
            <text:p>non_sexist</text:p>
          </table:table-cell>
          <table:table-cell office:value-type="string" calcext:value-type="string">
            <text:p>Сплошные статьи про смерти, убийства, насилие.</text:p>
            <text:p>Лентач, заряди позитивную новость, ради всего святого!</text:p>
          </table:table-cell>
        </table:table-row>
        <table:table-row table:style-name="ro3">
          <table:table-cell office:value-type="float" office:value="10962392" calcext:value-type="float">
            <text:p>10962392</text:p>
          </table:table-cell>
          <table:table-cell office:value-type="float" office:value="10962607" calcext:value-type="float">
            <text:p>10962607</text:p>
          </table:table-cell>
          <table:table-cell office:value-type="string" calcext:value-type="string">
            <text:p>non_sexist</text:p>
          </table:table-cell>
          <table:table-cell office:value-type="string" calcext:value-type="string">
            <text:p>КАК можно ЗА СУТКИ умереть от "переутомления"? К тому же - в таких количествах? Я работал сутками - в армии, и не я один. И работа потяжелее, чем подсчёт голосов. И НИКТО от этого не умер, только пара особенно дохлых на тумбочке в обморок упали. </text:p>
            <text:p>Так что - вы хоть давайте приписку "по заявлениям правительства, они умерли от переутомления", а то получается - вы врёте, а не они.</text:p>
          </table:table-cell>
        </table:table-row>
        <table:table-row table:style-name="ro1">
          <table:table-cell office:value-type="float" office:value="10962392" calcext:value-type="float">
            <text:p>10962392</text:p>
          </table:table-cell>
          <table:table-cell office:value-type="float" office:value="10962670" calcext:value-type="float">
            <text:p>10962670</text:p>
          </table:table-cell>
          <table:table-cell office:value-type="string" calcext:value-type="string">
            <text:p>non_sexist</text:p>
          </table:table-cell>
          <table:table-cell office:value-type="string" calcext:value-type="string">
            <text:p>время врываться на сайт минобороны пять?)))</text:p>
          </table:table-cell>
        </table:table-row>
        <table:table-row table:style-name="ro1">
          <table:table-cell office:value-type="float" office:value="10962392" calcext:value-type="float">
            <text:p>10962392</text:p>
          </table:table-cell>
          <table:table-cell office:value-type="float" office:value="10962677" calcext:value-type="float">
            <text:p>10962677</text:p>
          </table:table-cell>
          <table:table-cell office:value-type="string" calcext:value-type="string">
            <text:p>non_sexist</text:p>
          </table:table-cell>
          <table:table-cell office:value-type="string" calcext:value-type="string">
            <text:p>индонезийцы вообще не живучие какие-то</text:p>
          </table:table-cell>
        </table:table-row>
        <table:table-row table:style-name="ro1">
          <table:table-cell office:value-type="float" office:value="10962392" calcext:value-type="float">
            <text:p>10962392</text:p>
          </table:table-cell>
          <table:table-cell office:value-type="float" office:value="10962693" calcext:value-type="float">
            <text:p>10962693</text:p>
          </table:table-cell>
          <table:table-cell office:value-type="string" calcext:value-type="string">
            <text:p>non_sexist</text:p>
          </table:table-cell>
          <table:table-cell office:value-type="string" calcext:value-type="string">
            <text:p>По делу Рудакова—&gt; наконец вынесли приговор этим выродкам; вязли и парня убили просто ни за что</text:p>
          </table:table-cell>
        </table:table-row>
        <table:table-row table:style-name="ro1">
          <table:table-cell office:value-type="float" office:value="10962392" calcext:value-type="float">
            <text:p>10962392</text:p>
          </table:table-cell>
          <table:table-cell office:value-type="float" office:value="10963073" calcext:value-type="float">
            <text:p>10963073</text:p>
          </table:table-cell>
          <table:table-cell office:value-type="string" calcext:value-type="string">
            <text:p>non_sexist</text:p>
          </table:table-cell>
          <table:table-cell office:value-type="string" calcext:value-type="string">
            <text:p>Один челик из моей школы</text:p>
          </table:table-cell>
        </table:table-row>
        <table:table-row table:style-name="ro1">
          <table:table-cell office:value-type="float" office:value="10962392" calcext:value-type="float">
            <text:p>10962392</text:p>
          </table:table-cell>
          <table:table-cell office:value-type="float" office:value="10963113" calcext:value-type="float">
            <text:p>10963113</text:p>
          </table:table-cell>
          <table:table-cell office:value-type="string" calcext:value-type="string">
            <text:p>non_sexist</text:p>
          </table:table-cell>
          <table:table-cell office:value-type="string" calcext:value-type="string">
            <text:p>Ждём ответочку от радикальных ультраправых 🤔</text:p>
          </table:table-cell>
        </table:table-row>
        <table:table-row table:style-name="ro1">
          <table:table-cell office:value-type="float" office:value="10962392" calcext:value-type="float">
            <text:p>10962392</text:p>
          </table:table-cell>
          <table:table-cell office:value-type="float" office:value="10963157" calcext:value-type="float">
            <text:p>10963157</text:p>
          </table:table-cell>
          <table:table-cell office:value-type="string" calcext:value-type="string">
            <text:p>non_sexist</text:p>
          </table:table-cell>
          <table:table-cell office:value-type="string" calcext:value-type="string">
            <text:p>Чот все новости про смерти и убийства. Еще и новость будто с какого-нить сайта фейковых новостей затесалась... Лентачику плохо : (((</text:p>
          </table:table-cell>
        </table:table-row>
        <table:table-row table:style-name="ro1">
          <table:table-cell office:value-type="float" office:value="10962392" calcext:value-type="float">
            <text:p>10962392</text:p>
          </table:table-cell>
          <table:table-cell office:value-type="float" office:value="10963215" calcext:value-type="float">
            <text:p>10963215</text:p>
          </table:table-cell>
          <table:table-cell office:value-type="string" calcext:value-type="string">
            <text:p>non_sexist</text:p>
          </table:table-cell>
          <table:table-cell office:value-type="string" calcext:value-type="string">
            <text:p>Send wow tri chetire pyat</text:p>
          </table:table-cell>
        </table:table-row>
        <table:table-row table:style-name="ro1">
          <table:table-cell office:value-type="float" office:value="10962392" calcext:value-type="float">
            <text:p>10962392</text:p>
          </table:table-cell>
          <table:table-cell office:value-type="float" office:value="10963464" calcext:value-type="float">
            <text:p>10963464</text:p>
          </table:table-cell>
          <table:table-cell office:value-type="string" calcext:value-type="string">
            <text:p>non_sexist</text:p>
          </table:table-cell>
          <table:table-cell office:value-type="string" calcext:value-type="string">
            <text:p>А фото "качества" жизни ветеранов будут рассматриваться? Как они еле доживают свой век.</text:p>
          </table:table-cell>
        </table:table-row>
        <table:table-row table:style-name="ro1">
          <table:table-cell office:value-type="float" office:value="10962392" calcext:value-type="float">
            <text:p>10962392</text:p>
          </table:table-cell>
          <table:table-cell office:value-type="float" office:value="10963993" calcext:value-type="float">
            <text:p>10963993</text:p>
          </table:table-cell>
          <table:table-cell office:value-type="string" calcext:value-type="string">
            <text:p>non_sexist</text:p>
          </table:table-cell>
          <table:table-cell office:value-type="string" calcext:value-type="string">
            <text:p>Березовских ублюдков наказали, вот это хорошая новость. Жаль не на пожизненно((</text:p>
          </table:table-cell>
        </table:table-row>
        <table:table-row table:style-name="ro1">
          <table:table-cell office:value-type="float" office:value="10962392" calcext:value-type="float">
            <text:p>10962392</text:p>
          </table:table-cell>
          <table:table-cell office:value-type="float" office:value="10964087" calcext:value-type="float">
            <text:p>10964087</text:p>
          </table:table-cell>
          <table:table-cell office:value-type="string" calcext:value-type="string">
            <text:p>non_sexist</text:p>
          </table:table-cell>
          <table:table-cell office:value-type="string" calcext:value-type="string">
            <text:p>для таких уродов 9 лет это мало. лет 15 как минимум</text:p>
          </table:table-cell>
        </table:table-row>
        <table:table-row table:style-name="ro1">
          <table:table-cell office:value-type="float" office:value="10962392" calcext:value-type="float">
            <text:p>10962392</text:p>
          </table:table-cell>
          <table:table-cell office:value-type="float" office:value="10964095" calcext:value-type="float">
            <text:p>10964095</text:p>
          </table:table-cell>
          <table:table-cell office:value-type="string" calcext:value-type="string">
            <text:p>non_sexist</text:p>
          </table:table-cell>
          <table:table-cell office:value-type="string" calcext:value-type="string">
            <text:p>6 из 9 новостей про смерть и убийства...</text:p>
          </table:table-cell>
        </table:table-row>
        <table:table-row table:style-name="ro1">
          <table:table-cell office:value-type="float" office:value="10962392" calcext:value-type="float">
            <text:p>10962392</text:p>
          </table:table-cell>
          <table:table-cell office:value-type="float" office:value="10964318" calcext:value-type="float">
            <text:p>10964318</text:p>
          </table:table-cell>
          <table:table-cell office:value-type="string" calcext:value-type="string">
            <text:p>non_sexist</text:p>
          </table:table-cell>
          <table:table-cell office:value-type="string" calcext:value-type="string">
            <text:p>Испытательная колония? Или все таки исправительная?</text:p>
          </table:table-cell>
        </table:table-row>
        <table:table-row table:style-name="ro1">
          <table:table-cell office:value-type="float" office:value="10962392" calcext:value-type="float">
            <text:p>10962392</text:p>
          </table:table-cell>
          <table:table-cell office:value-type="float" office:value="10964522" calcext:value-type="float">
            <text:p>10964522</text:p>
          </table:table-cell>
          <table:table-cell office:value-type="string" calcext:value-type="string">
            <text:p>non_sexist</text:p>
          </table:table-cell>
          <table:table-cell office:value-type="string" calcext:value-type="string">
            <text:p>Вот и обьяснение большого числа заключенных в США: там бы за групповое убийство инвалида «детишки» отьехали бы на пожизненное, ну а в России(как и в остальном мире) <text:s/>8 лет за лишение человека жизни - «они же дети», «они просто играли», «они еще ничего не понимают», «зачем портить им жизнь?»</text:p>
          </table:table-cell>
        </table:table-row>
        <table:table-row table:style-name="ro1">
          <table:table-cell office:value-type="float" office:value="10962392" calcext:value-type="float">
            <text:p>10962392</text:p>
          </table:table-cell>
          <table:table-cell office:value-type="float" office:value="10967219" calcext:value-type="float">
            <text:p>10967219</text:p>
          </table:table-cell>
          <table:table-cell office:value-type="string" calcext:value-type="string">
            <text:p>non_sexist</text:p>
          </table:table-cell>
          <table:table-cell office:value-type="string" calcext:value-type="string">
            <text:p>Инвалидов убивают в березовском. Как же тогда выжил Витя ак 47?</text:p>
          </table:table-cell>
        </table:table-row>
        <table:table-row table:style-name="ro1">
          <table:table-cell office:value-type="float" office:value="10874070" calcext:value-type="float">
            <text:p>10874070</text:p>
          </table:table-cell>
          <table:table-cell office:value-type="float" office:value="10874075" calcext:value-type="float">
            <text:p>10874075</text:p>
          </table:table-cell>
          <table:table-cell office:value-type="string" calcext:value-type="string">
            <text:p>non_sexist</text:p>
          </table:table-cell>
          <table:table-cell office:value-type="string" calcext:value-type="string">
            <text:p>Минобороны США госпитализирован с инфекцией органов четырёх пчёл</text:p>
          </table:table-cell>
        </table:table-row>
        <table:table-row table:style-name="ro1">
          <table:table-cell office:value-type="float" office:value="10874070" calcext:value-type="float">
            <text:p>10874070</text:p>
          </table:table-cell>
          <table:table-cell office:value-type="float" office:value="10874077" calcext:value-type="float">
            <text:p>10874077</text:p>
          </table:table-cell>
          <table:table-cell office:value-type="string" calcext:value-type="string">
            <text:p>non_sexist</text:p>
          </table:table-cell>
          <table:table-cell office:value-type="string" calcext:value-type="string">
            <text:p>Напрашивается.Бот не удаляй, плиз</text:p>
          </table:table-cell>
        </table:table-row>
        <table:table-row table:style-name="ro1">
          <table:table-cell office:value-type="float" office:value="10874070" calcext:value-type="float">
            <text:p>10874070</text:p>
          </table:table-cell>
          <table:table-cell office:value-type="float" office:value="10874078" calcext:value-type="float">
            <text:p>10874078</text:p>
          </table:table-cell>
          <table:table-cell office:value-type="string" calcext:value-type="string">
            <text:p>sexist</text:p>
          </table:table-cell>
          <table:table-cell office:value-type="string" calcext:value-type="string">
            <text:p>Как узнала - мёд потёк, пять?</text:p>
          </table:table-cell>
        </table:table-row>
        <table:table-row table:style-name="ro1">
          <table:table-cell office:value-type="float" office:value="10874070" calcext:value-type="float">
            <text:p>10874070</text:p>
          </table:table-cell>
          <table:table-cell office:value-type="float" office:value="10874080" calcext:value-type="float">
            <text:p>10874080</text:p>
          </table:table-cell>
          <table:table-cell office:value-type="string" calcext:value-type="string">
            <text:p>non_sexist</text:p>
          </table:table-cell>
          <table:table-cell office:value-type="string" calcext:value-type="string">
            <text:p>И кто же первый приплетет?)</text:p>
          </table:table-cell>
        </table:table-row>
        <table:table-row table:style-name="ro1">
          <table:table-cell office:value-type="float" office:value="10874070" calcext:value-type="float">
            <text:p>10874070</text:p>
          </table:table-cell>
          <table:table-cell office:value-type="float" office:value="10874081" calcext:value-type="float">
            <text:p>10874081</text:p>
          </table:table-cell>
          <table:table-cell office:value-type="string" calcext:value-type="string">
            <text:p>non_sexist</text:p>
          </table:table-cell>
          <table:table-cell office:value-type="string" calcext:value-type="string">
            <text:p>Стена) да там уже лет 30 всё движение через подземелья... 🤣</text:p>
          </table:table-cell>
        </table:table-row>
        <table:table-row table:style-name="ro1">
          <table:table-cell office:value-type="float" office:value="10874070" calcext:value-type="float">
            <text:p>10874070</text:p>
          </table:table-cell>
          <table:table-cell office:value-type="float" office:value="10874083" calcext:value-type="float">
            <text:p>10874083</text:p>
          </table:table-cell>
          <table:table-cell office:value-type="string" calcext:value-type="string">
            <text:p>non_sexist</text:p>
          </table:table-cell>
          <table:table-cell office:value-type="string" calcext:value-type="string">
            <text:p>Строят стену США , но закручивает гайки почему то кремль</text:p>
          </table:table-cell>
        </table:table-row>
        <table:table-row table:style-name="ro1">
          <table:table-cell office:value-type="float" office:value="10874070" calcext:value-type="float">
            <text:p>10874070</text:p>
          </table:table-cell>
          <table:table-cell office:value-type="float" office:value="10874085" calcext:value-type="float">
            <text:p>10874085</text:p>
          </table:table-cell>
          <table:table-cell office:value-type="string" calcext:value-type="string">
            <text:p>non_sexist</text:p>
          </table:table-cell>
          <table:table-cell office:value-type="string" calcext:value-type="string">
            <text:p>Тендер выиграли братья Ротенберги пять🤔</text:p>
          </table:table-cell>
        </table:table-row>
        <table:table-row table:style-name="ro1">
          <table:table-cell office:value-type="float" office:value="10874070" calcext:value-type="float">
            <text:p>10874070</text:p>
          </table:table-cell>
          <table:table-cell office:value-type="float" office:value="10874092" calcext:value-type="float">
            <text:p>10874092</text:p>
          </table:table-cell>
          <table:table-cell office:value-type="string" calcext:value-type="string">
            <text:p>non_sexist</text:p>
          </table:table-cell>
          <table:table-cell office:value-type="string" calcext:value-type="string">
            <text:p>Наконец-то не будут больше ходить табуны мексиканских бомжей</text:p>
          </table:table-cell>
        </table:table-row>
        <table:table-row table:style-name="ro1">
          <table:table-cell office:value-type="float" office:value="10874070" calcext:value-type="float">
            <text:p>10874070</text:p>
          </table:table-cell>
          <table:table-cell office:value-type="float" office:value="10874095" calcext:value-type="float">
            <text:p>10874095</text:p>
          </table:table-cell>
          <table:table-cell office:value-type="string" calcext:value-type="string">
            <text:p>non_sexist</text:p>
          </table:table-cell>
          <table:table-cell office:value-type="string" calcext:value-type="string">
            <text:p>Минобороны США нашла в глазу Далай-ламы $1 млрд на строительство органов грудной клетки у четырёх пчёл</text:p>
          </table:table-cell>
        </table:table-row>
        <table:table-row table:style-name="ro1">
          <table:table-cell office:value-type="float" office:value="10874070" calcext:value-type="float">
            <text:p>10874070</text:p>
          </table:table-cell>
          <table:table-cell office:value-type="float" office:value="10874102" calcext:value-type="float">
            <text:p>10874102</text:p>
          </table:table-cell>
          <table:table-cell office:value-type="string" calcext:value-type="string">
            <text:p>non_sexist</text:p>
          </table:table-cell>
          <table:table-cell office:value-type="string" calcext:value-type="string">
            <text:p>Глаз, наверное, выглядел примерно так.</text:p>
          </table:table-cell>
        </table:table-row>
        <table:table-row table:style-name="ro1">
          <table:table-cell office:value-type="float" office:value="10874070" calcext:value-type="float">
            <text:p>10874070</text:p>
          </table:table-cell>
          <table:table-cell office:value-type="float" office:value="10874103" calcext:value-type="float">
            <text:p>10874103</text:p>
          </table:table-cell>
          <table:table-cell office:value-type="string" calcext:value-type="string">
            <text:p>non_sexist</text:p>
          </table:table-cell>
          <table:table-cell office:value-type="string" calcext:value-type="string">
            <text:p>Есть фотки пчел в глазу?</text:p>
          </table:table-cell>
        </table:table-row>
        <table:table-row table:style-name="ro1">
          <table:table-cell office:value-type="float" office:value="10874070" calcext:value-type="float">
            <text:p>10874070</text:p>
          </table:table-cell>
          <table:table-cell office:value-type="float" office:value="10874104" calcext:value-type="float">
            <text:p>10874104</text:p>
          </table:table-cell>
          <table:table-cell office:value-type="string" calcext:value-type="string">
            <text:p>non_sexist</text:p>
          </table:table-cell>
          <table:table-cell office:value-type="string" calcext:value-type="string">
            <text:p>Этой пациенткой был Винни пух?</text:p>
          </table:table-cell>
        </table:table-row>
        <table:table-row table:style-name="ro1">
          <table:table-cell office:value-type="float" office:value="10874070" calcext:value-type="float">
            <text:p>10874070</text:p>
          </table:table-cell>
          <table:table-cell office:value-type="float" office:value="10874107" calcext:value-type="float">
            <text:p>10874107</text:p>
          </table:table-cell>
          <table:table-cell office:value-type="string" calcext:value-type="string">
            <text:p>non_sexist</text:p>
          </table:table-cell>
          <table:table-cell office:value-type="string" calcext:value-type="string">
            <text:p>Стена за миллиард долла́ров — это ж сколько возможностей попилить денежки)</text:p>
          </table:table-cell>
        </table:table-row>
        <table:table-row table:style-name="ro1">
          <table:table-cell office:value-type="float" office:value="10874070" calcext:value-type="float">
            <text:p>10874070</text:p>
          </table:table-cell>
          <table:table-cell office:value-type="float" office:value="10874109" calcext:value-type="float">
            <text:p>10874109</text:p>
          </table:table-cell>
          <table:table-cell office:value-type="string" calcext:value-type="string">
            <text:p>non_sexist</text:p>
          </table:table-cell>
          <table:table-cell office:value-type="string" calcext:value-type="string">
            <text:p>"В чужом глазу соринку видит а в своем четырёх пчёл не замечает" ©</text:p>
          </table:table-cell>
        </table:table-row>
        <table:table-row table:style-name="ro1">
          <table:table-cell office:value-type="float" office:value="10874070" calcext:value-type="float">
            <text:p>10874070</text:p>
          </table:table-cell>
          <table:table-cell office:value-type="float" office:value="10874115" calcext:value-type="float">
            <text:p>10874115</text:p>
          </table:table-cell>
          <table:table-cell office:value-type="string" calcext:value-type="string">
            <text:p>non_sexist</text:p>
          </table:table-cell>
          <table:table-cell office:value-type="string" calcext:value-type="string">
            <text:p>А на стену не 8 лярдов выделили разве?</text:p>
          </table:table-cell>
        </table:table-row>
        <table:table-row table:style-name="ro2">
          <table:table-cell office:value-type="float" office:value="10874070" calcext:value-type="float">
            <text:p>10874070</text:p>
          </table:table-cell>
          <table:table-cell office:value-type="float" office:value="10874120" calcext:value-type="float">
            <text:p>10874120</text:p>
          </table:table-cell>
          <table:table-cell office:value-type="string" calcext:value-type="string">
            <text:p>non_sexist</text:p>
          </table:table-cell>
          <table:table-cell office:value-type="string" calcext:value-type="string">
            <text:p>Пчелы</text:p>
            <text:p>В глазах</text:p>
            <text:p>Это как?</text:p>
          </table:table-cell>
        </table:table-row>
        <table:table-row table:style-name="ro1">
          <table:table-cell office:value-type="float" office:value="10874070" calcext:value-type="float">
            <text:p>10874070</text:p>
          </table:table-cell>
          <table:table-cell office:value-type="float" office:value="10874125" calcext:value-type="float">
            <text:p>10874125</text:p>
          </table:table-cell>
          <table:table-cell office:value-type="string" calcext:value-type="string">
            <text:p>non_sexist</text:p>
          </table:table-cell>
          <table:table-cell office:value-type="string" calcext:value-type="string">
            <text:p>Это реальные новости? Без копирки?</text:p>
          </table:table-cell>
        </table:table-row>
        <table:table-row table:style-name="ro2">
          <table:table-cell office:value-type="float" office:value="10874070" calcext:value-type="float">
            <text:p>10874070</text:p>
          </table:table-cell>
          <table:table-cell office:value-type="float" office:value="10874132" calcext:value-type="float">
            <text:p>10874132</text:p>
          </table:table-cell>
          <table:table-cell office:value-type="string" calcext:value-type="string">
            <text:p>racist</text:p>
          </table:table-cell>
          <table:table-cell office:value-type="string" calcext:value-type="string">
            <text:p>Молодец Трамп защищается от епучих мексиканцев.</text:p>
            <text:p>Конечно, америкосы миллионы убили негров и индейцев, но сейчас они чувствуют что месть близка </text:p>
            <text:p>Посмотрим, кто кого</text:p>
          </table:table-cell>
        </table:table-row>
        <table:table-row table:style-name="ro1">
          <table:table-cell office:value-type="float" office:value="10874070" calcext:value-type="float">
            <text:p>10874070</text:p>
          </table:table-cell>
          <table:table-cell office:value-type="float" office:value="10874152" calcext:value-type="float">
            <text:p>10874152</text:p>
          </table:table-cell>
          <table:table-cell office:value-type="string" calcext:value-type="string">
            <text:p>non_sexist</text:p>
          </table:table-cell>
          <table:table-cell office:value-type="string" calcext:value-type="string">
            <text:p>У меня от таких новостей про пчел в глазу мурашки по коже</text:p>
          </table:table-cell>
        </table:table-row>
        <table:table-row table:style-name="ro2">
          <table:table-cell office:value-type="float" office:value="10874070" calcext:value-type="float">
            <text:p>10874070</text:p>
          </table:table-cell>
          <table:table-cell office:value-type="float" office:value="10874170" calcext:value-type="float">
            <text:p>10874170</text:p>
          </table:table-cell>
          <table:table-cell office:value-type="string" calcext:value-type="string">
            <text:p>non_sexist</text:p>
          </table:table-cell>
          <table:table-cell office:value-type="string" calcext:value-type="string">
            <text:p>"По словам главы пресс-службы больницы, пчёлы могли попасть в глаза пациентки, когда она вырывала сорняки на могиле родственника. Насекомые часто гнездятся в подобных местах"</text:p>
            <text:p/>
            <text:p>Пчелы... из могилы... в глаза...</text:p>
          </table:table-cell>
        </table:table-row>
        <table:table-row table:style-name="ro1">
          <table:table-cell office:value-type="float" office:value="10874070" calcext:value-type="float">
            <text:p>10874070</text:p>
          </table:table-cell>
          <table:table-cell office:value-type="float" office:value="10874242" calcext:value-type="float">
            <text:p>10874242</text:p>
          </table:table-cell>
          <table:table-cell office:value-type="string" calcext:value-type="string">
            <text:p>non_sexist</text:p>
          </table:table-cell>
          <table:table-cell office:value-type="string" calcext:value-type="string">
            <text:p>Ротенберг плачет, что контракт достался не ему</text:p>
          </table:table-cell>
        </table:table-row>
        <table:table-row table:style-name="ro1">
          <table:table-cell office:value-type="float" office:value="10874070" calcext:value-type="float">
            <text:p>10874070</text:p>
          </table:table-cell>
          <table:table-cell office:value-type="float" office:value="10874338" calcext:value-type="float">
            <text:p>10874338</text:p>
          </table:table-cell>
          <table:table-cell office:value-type="string" calcext:value-type="string">
            <text:p>non_sexist</text:p>
          </table:table-cell>
          <table:table-cell office:value-type="string" calcext:value-type="string">
            <text:p>Любишь медок люби и холодок©</text:p>
          </table:table-cell>
        </table:table-row>
        <table:table-row table:style-name="ro1">
          <table:table-cell office:value-type="float" office:value="10874070" calcext:value-type="float">
            <text:p>10874070</text:p>
          </table:table-cell>
          <table:table-cell office:value-type="float" office:value="10874359" calcext:value-type="float">
            <text:p>10874359</text:p>
          </table:table-cell>
          <table:table-cell office:value-type="string" calcext:value-type="string">
            <text:p>non_sexist</text:p>
          </table:table-cell>
          <table:table-cell office:value-type="string" calcext:value-type="string">
            <text:p>эх, медку свежего не хотите?</text:p>
          </table:table-cell>
        </table:table-row>
        <table:table-row table:style-name="ro1">
          <table:table-cell office:value-type="float" office:value="10874070" calcext:value-type="float">
            <text:p>10874070</text:p>
          </table:table-cell>
          <table:table-cell office:value-type="float" office:value="10874433" calcext:value-type="float">
            <text:p>10874433</text:p>
          </table:table-cell>
          <table:table-cell office:value-type="string" calcext:value-type="string">
            <text:p>non_sexist</text:p>
          </table:table-cell>
          <table:table-cell office:value-type="string" calcext:value-type="string">
            <text:p>"Бессмертный Полк" на Аляске – это конечно сильно (our foothold on another shore, как говорится), но главная новость пожалуй это ограбление в Албании: скоро местные власти попросят Россию ввести туда войска для поддержания порядка.</text:p>
          </table:table-cell>
        </table:table-row>
        <table:table-row table:style-name="ro1">
          <table:table-cell office:value-type="float" office:value="10874070" calcext:value-type="float">
            <text:p>10874070</text:p>
          </table:table-cell>
          <table:table-cell office:value-type="float" office:value="10874447" calcext:value-type="float">
            <text:p>10874447</text:p>
          </table:table-cell>
          <table:table-cell office:value-type="string" calcext:value-type="string">
            <text:p>non_sexist</text:p>
          </table:table-cell>
          <table:table-cell office:value-type="string" calcext:value-type="string">
            <text:p>Про пчёл чет дикая новость</text:p>
          </table:table-cell>
        </table:table-row>
        <table:table-row table:style-name="ro1">
          <table:table-cell office:value-type="float" office:value="10874070" calcext:value-type="float">
            <text:p>10874070</text:p>
          </table:table-cell>
          <table:table-cell office:value-type="float" office:value="10874468" calcext:value-type="float">
            <text:p>10874468</text:p>
          </table:table-cell>
          <table:table-cell office:value-type="string" calcext:value-type="string">
            <text:p>non_sexist</text:p>
          </table:table-cell>
          <table:table-cell office:value-type="string" calcext:value-type="string">
            <text:p>Как можно в своём глазу не почувствовать так много блин пчёл?????? Как даже одну можно не почувствовать , они же большие!!!!!</text:p>
          </table:table-cell>
        </table:table-row>
        <table:table-row table:style-name="ro5">
          <table:table-cell office:value-type="float" office:value="10874070" calcext:value-type="float">
            <text:p>10874070</text:p>
          </table:table-cell>
          <table:table-cell office:value-type="float" office:value="10874471" calcext:value-type="float">
            <text:p>10874471</text:p>
          </table:table-cell>
          <table:table-cell office:value-type="string" calcext:value-type="string">
            <text:p>non_sexist</text:p>
          </table:table-cell>
          <table:table-cell office:value-type="string" calcext:value-type="string">
            <text:p>Нам дана власть только над самим собою.</text:p>
            <text:p> Только свою жизнь мы можем устраивать так, как мы считаем для себя хорошим и нужным.</text:p>
            <text:p> А почти все мы заняты тем, чтобы устраивать жизнь других :(</text:p>
            <text:p> Из-за этой заботы об устройстве жизни людей мы сами подчиняемся тому устройству, которое приготавливают для нас другие люди.</text:p>
          </table:table-cell>
        </table:table-row>
        <table:table-row table:style-name="ro1">
          <table:table-cell office:value-type="float" office:value="10874070" calcext:value-type="float">
            <text:p>10874070</text:p>
          </table:table-cell>
          <table:table-cell office:value-type="float" office:value="10874477" calcext:value-type="float">
            <text:p>10874477</text:p>
          </table:table-cell>
          <table:table-cell office:value-type="string" calcext:value-type="string">
            <text:p>non_sexist</text:p>
          </table:table-cell>
          <table:table-cell office:value-type="string" calcext:value-type="string">
            <text:p>Слово миллиард и ротенбг уже синонимы.</text:p>
          </table:table-cell>
        </table:table-row>
        <table:table-row table:style-name="ro1">
          <table:table-cell office:value-type="float" office:value="10874070" calcext:value-type="float">
            <text:p>10874070</text:p>
          </table:table-cell>
          <table:table-cell office:value-type="float" office:value="10874721" calcext:value-type="float">
            <text:p>10874721</text:p>
          </table:table-cell>
          <table:table-cell office:value-type="string" calcext:value-type="string">
            <text:p>non_sexist</text:p>
          </table:table-cell>
          <table:table-cell office:value-type="string" calcext:value-type="string">
            <text:p>в разы дешевле сочинской трассы имени ратынберга</text:p>
          </table:table-cell>
        </table:table-row>
        <table:table-row table:style-name="ro1">
          <table:table-cell office:value-type="float" office:value="10874070" calcext:value-type="float">
            <text:p>10874070</text:p>
          </table:table-cell>
          <table:table-cell office:value-type="float" office:value="10875382" calcext:value-type="float">
            <text:p>10875382</text:p>
          </table:table-cell>
          <table:table-cell office:value-type="string" calcext:value-type="string">
            <text:p>non_sexist</text:p>
          </table:table-cell>
          <table:table-cell office:value-type="string" calcext:value-type="string">
            <text:p>Смертная казнь, единственное адекватное наказание, придуманное человечеством, ведь насильник-убийца, совершивший 10кратное преступление будет убит, а не сидеть на пожизненном на ваши налоги.</text:p>
          </table:table-cell>
        </table:table-row>
        <table:table-row table:style-name="ro1">
          <table:table-cell office:value-type="float" office:value="10874070" calcext:value-type="float">
            <text:p>10874070</text:p>
          </table:table-cell>
          <table:table-cell office:value-type="float" office:value="10877345" calcext:value-type="float">
            <text:p>10877345</text:p>
          </table:table-cell>
          <table:table-cell office:value-type="string" calcext:value-type="string">
            <text:p>non_sexist</text:p>
          </table:table-cell>
          <table:table-cell office:value-type="string" calcext:value-type="string">
            <text:p>Далай лама из Гродно, нашел в чёрной дыре Варламова четырех пчёл.</text:p>
          </table:table-cell>
        </table:table-row>
        <table:table-row table:style-name="ro1">
          <table:table-cell office:value-type="float" office:value="10844387" calcext:value-type="float">
            <text:p>10844387</text:p>
          </table:table-cell>
          <table:table-cell office:value-type="float" office:value="10844398" calcext:value-type="float">
            <text:p>10844398</text:p>
          </table:table-cell>
          <table:table-cell office:value-type="string" calcext:value-type="string">
            <text:p>non_sexist</text:p>
          </table:table-cell>
          <table:table-cell office:value-type="string" calcext:value-type="string">
            <text:p>Пацан к успеху шёл пять</text:p>
          </table:table-cell>
        </table:table-row>
        <table:table-row table:style-name="ro1">
          <table:table-cell office:value-type="float" office:value="10844387" calcext:value-type="float">
            <text:p>10844387</text:p>
          </table:table-cell>
          <table:table-cell office:value-type="float" office:value="10844403" calcext:value-type="float">
            <text:p>10844403</text:p>
          </table:table-cell>
          <table:table-cell office:value-type="string" calcext:value-type="string">
            <text:p>non_sexist</text:p>
          </table:table-cell>
          <table:table-cell office:value-type="string" calcext:value-type="string">
            <text:p>Дельфины вымирают? Жесть, единственные разумные существа этой планеты её покидают...</text:p>
          </table:table-cell>
        </table:table-row>
        <table:table-row table:style-name="ro1">
          <table:table-cell office:value-type="float" office:value="10844387" calcext:value-type="float">
            <text:p>10844387</text:p>
          </table:table-cell>
          <table:table-cell office:value-type="float" office:value="10844407" calcext:value-type="float">
            <text:p>10844407</text:p>
          </table:table-cell>
          <table:table-cell office:value-type="string" calcext:value-type="string">
            <text:p>non_sexist</text:p>
          </table:table-cell>
          <table:table-cell office:value-type="string" calcext:value-type="string">
            <text:p>Процесс должен брать над маДурой, что-то перепутали.</text:p>
          </table:table-cell>
        </table:table-row>
        <table:table-row table:style-name="ro2">
          <table:table-cell office:value-type="float" office:value="10844387" calcext:value-type="float">
            <text:p>10844387</text:p>
          </table:table-cell>
          <table:table-cell office:value-type="float" office:value="10844412" calcext:value-type="float">
            <text:p>10844412</text:p>
          </table:table-cell>
          <table:table-cell office:value-type="string" calcext:value-type="string">
            <text:p>non_sexist</text:p>
          </table:table-cell>
          <table:table-cell office:value-type="string" calcext:value-type="string">
            <text:p>&gt;попытался свергнуть диктатора</text:p>
            <text:p>&gt;предатель родины</text:p>
            <text:p>Классика</text:p>
          </table:table-cell>
        </table:table-row>
        <table:table-row table:style-name="ro1">
          <table:table-cell office:value-type="float" office:value="10844387" calcext:value-type="float">
            <text:p>10844387</text:p>
          </table:table-cell>
          <table:table-cell office:value-type="float" office:value="10844420" calcext:value-type="float">
            <text:p>10844420</text:p>
          </table:table-cell>
          <table:table-cell office:value-type="string" calcext:value-type="string">
            <text:p>non_sexist</text:p>
          </table:table-cell>
          <table:table-cell office:value-type="string" calcext:value-type="string">
            <text:p>Кеклик кекнул в Эфиопии пять</text:p>
          </table:table-cell>
        </table:table-row>
        <table:table-row table:style-name="ro1">
          <table:table-cell office:value-type="float" office:value="10844387" calcext:value-type="float">
            <text:p>10844387</text:p>
          </table:table-cell>
          <table:table-cell office:value-type="float" office:value="10844436" calcext:value-type="float">
            <text:p>10844436</text:p>
          </table:table-cell>
          <table:table-cell office:value-type="string" calcext:value-type="string">
            <text:p>non_sexist</text:p>
          </table:table-cell>
          <table:table-cell office:value-type="string" calcext:value-type="string">
            <text:p>Не сдадите Гуаидо пажалуйста, подумойте</text:p>
          </table:table-cell>
        </table:table-row>
        <table:table-row table:style-name="ro1">
          <table:table-cell office:value-type="float" office:value="10844387" calcext:value-type="float">
            <text:p>10844387</text:p>
          </table:table-cell>
          <table:table-cell office:value-type="float" office:value="10844438" calcext:value-type="float">
            <text:p>10844438</text:p>
          </table:table-cell>
          <table:table-cell office:value-type="string" calcext:value-type="string">
            <text:p>non_sexist</text:p>
          </table:table-cell>
          <table:table-cell office:value-type="string" calcext:value-type="string">
            <text:p>В Венесуэле заявили, что причиной крушения Boeing 737 Max стал дельфин.</text:p>
          </table:table-cell>
        </table:table-row>
        <table:table-row table:style-name="ro1">
          <table:table-cell office:value-type="float" office:value="10844387" calcext:value-type="float">
            <text:p>10844387</text:p>
          </table:table-cell>
          <table:table-cell office:value-type="float" office:value="10844441" calcext:value-type="float">
            <text:p>10844441</text:p>
          </table:table-cell>
          <table:table-cell office:value-type="string" calcext:value-type="string">
            <text:p>non_sexist</text:p>
          </table:table-cell>
          <table:table-cell office:value-type="string" calcext:value-type="string">
            <text:p>Всё правильно. Самозванца под суд!</text:p>
          </table:table-cell>
        </table:table-row>
        <table:table-row table:style-name="ro1">
          <table:table-cell office:value-type="float" office:value="10844387" calcext:value-type="float">
            <text:p>10844387</text:p>
          </table:table-cell>
          <table:table-cell office:value-type="float" office:value="10844445" calcext:value-type="float">
            <text:p>10844445</text:p>
          </table:table-cell>
          <table:table-cell office:value-type="string" calcext:value-type="string">
            <text:p>non_sexist</text:p>
          </table:table-cell>
          <table:table-cell office:value-type="string" calcext:value-type="string">
            <text:p>Жмите ф свободному интернету. По всему миру такое, к сожалению.</text:p>
          </table:table-cell>
        </table:table-row>
        <table:table-row table:style-name="ro1">
          <table:table-cell office:value-type="float" office:value="10844387" calcext:value-type="float">
            <text:p>10844387</text:p>
          </table:table-cell>
          <table:table-cell office:value-type="float" office:value="10844452" calcext:value-type="float">
            <text:p>10844452</text:p>
          </table:table-cell>
          <table:table-cell office:value-type="string" calcext:value-type="string">
            <text:p>non_sexist</text:p>
          </table:table-cell>
          <table:table-cell office:value-type="string" calcext:value-type="string">
            <text:p>На самом деле, дельфины улетят с планеты, как более разумные существа. Сейчас они просто пытаются спасти человечество, но у них кикикики</text:p>
          </table:table-cell>
        </table:table-row>
        <table:table-row table:style-name="ro1">
          <table:table-cell office:value-type="float" office:value="10844387" calcext:value-type="float">
            <text:p>10844387</text:p>
          </table:table-cell>
          <table:table-cell office:value-type="float" office:value="10844456" calcext:value-type="float">
            <text:p>10844456</text:p>
          </table:table-cell>
          <table:table-cell office:value-type="string" calcext:value-type="string">
            <text:p>non_sexist</text:p>
          </table:table-cell>
          <table:table-cell office:value-type="string" calcext:value-type="string">
            <text:p>Передайте америкам что эти сверхгипергугенбуренракеты долетят только до Воронежа.</text:p>
          </table:table-cell>
        </table:table-row>
        <table:table-row table:style-name="ro1">
          <table:table-cell office:value-type="float" office:value="10844387" calcext:value-type="float">
            <text:p>10844387</text:p>
          </table:table-cell>
          <table:table-cell office:value-type="float" office:value="10844463" calcext:value-type="float">
            <text:p>10844463</text:p>
          </table:table-cell>
          <table:table-cell office:value-type="string" calcext:value-type="string">
            <text:p>non_sexist</text:p>
          </table:table-cell>
          <table:table-cell office:value-type="string" calcext:value-type="string">
            <text:p>Дельфины простите нас (( пять семь</text:p>
          </table:table-cell>
        </table:table-row>
        <table:table-row table:style-name="ro1">
          <table:table-cell office:value-type="float" office:value="10844387" calcext:value-type="float">
            <text:p>10844387</text:p>
          </table:table-cell>
          <table:table-cell office:value-type="float" office:value="10844506" calcext:value-type="float">
            <text:p>10844506</text:p>
          </table:table-cell>
          <table:table-cell office:value-type="string" calcext:value-type="string">
            <text:p>non_sexist</text:p>
          </table:table-cell>
          <table:table-cell office:value-type="string" calcext:value-type="string">
            <text:p>Что-то я пропустил, когда его слить успели</text:p>
          </table:table-cell>
        </table:table-row>
        <table:table-row table:style-name="ro1">
          <table:table-cell office:value-type="float" office:value="10844387" calcext:value-type="float">
            <text:p>10844387</text:p>
          </table:table-cell>
          <table:table-cell office:value-type="float" office:value="10844557" calcext:value-type="float">
            <text:p>10844557</text:p>
          </table:table-cell>
          <table:table-cell office:value-type="string" calcext:value-type="string">
            <text:p>non_sexist</text:p>
          </table:table-cell>
          <table:table-cell office:value-type="string" calcext:value-type="string">
            <text:p>Да перестреляли дельфинов и нам брешут,не прекращаются "учения" в морях,и стреляют и взрывают и на воде и под водой,где там дельфинам выжить!</text:p>
          </table:table-cell>
        </table:table-row>
        <table:table-row table:style-name="ro1">
          <table:table-cell office:value-type="float" office:value="10844387" calcext:value-type="float">
            <text:p>10844387</text:p>
          </table:table-cell>
          <table:table-cell office:value-type="float" office:value="10844579" calcext:value-type="float">
            <text:p>10844579</text:p>
          </table:table-cell>
          <table:table-cell office:value-type="string" calcext:value-type="string">
            <text:p>non_sexist</text:p>
          </table:table-cell>
          <table:table-cell office:value-type="string" calcext:value-type="string">
            <text:p>какие же люди пидрасы! жалко дельфинчиков</text:p>
          </table:table-cell>
        </table:table-row>
        <table:table-row table:style-name="ro1">
          <table:table-cell office:value-type="float" office:value="10844387" calcext:value-type="float">
            <text:p>10844387</text:p>
          </table:table-cell>
          <table:table-cell office:value-type="float" office:value="10844637" calcext:value-type="float">
            <text:p>10844637</text:p>
          </table:table-cell>
          <table:table-cell office:value-type="string" calcext:value-type="string">
            <text:p>non_sexist</text:p>
          </table:table-cell>
          <table:table-cell office:value-type="string" calcext:value-type="string">
            <text:p>Похоже вовка порекомендовал дело завести как в рашке</text:p>
          </table:table-cell>
        </table:table-row>
        <table:table-row table:style-name="ro1">
          <table:table-cell office:value-type="float" office:value="10844387" calcext:value-type="float">
            <text:p>10844387</text:p>
          </table:table-cell>
          <table:table-cell office:value-type="float" office:value="10844749" calcext:value-type="float">
            <text:p>10844749</text:p>
          </table:table-cell>
          <table:table-cell office:value-type="string" calcext:value-type="string">
            <text:p>non_sexist</text:p>
          </table:table-cell>
          <table:table-cell office:value-type="string" calcext:value-type="string">
            <text:p>Кароче ничего у этого поца Гуаидо не вышло. Жидко пернул и все. Ща еще и сядет за жту хуйню</text:p>
          </table:table-cell>
        </table:table-row>
        <table:table-row table:style-name="ro1">
          <table:table-cell office:value-type="float" office:value="10844387" calcext:value-type="float">
            <text:p>10844387</text:p>
          </table:table-cell>
          <table:table-cell office:value-type="float" office:value="10844759" calcext:value-type="float">
            <text:p>10844759</text:p>
          </table:table-cell>
          <table:table-cell office:value-type="string" calcext:value-type="string">
            <text:p>non_sexist</text:p>
          </table:table-cell>
          <table:table-cell office:value-type="string" calcext:value-type="string">
            <text:p>Всего хорошего и спасибо за рыбу</text:p>
          </table:table-cell>
        </table:table-row>
        <table:table-row table:style-name="ro1">
          <table:table-cell office:value-type="float" office:value="10844387" calcext:value-type="float">
            <text:p>10844387</text:p>
          </table:table-cell>
          <table:table-cell office:value-type="float" office:value="10844910" calcext:value-type="float">
            <text:p>10844910</text:p>
          </table:table-cell>
          <table:table-cell office:value-type="string" calcext:value-type="string">
            <text:p>non_sexist</text:p>
          </table:table-cell>
          <table:table-cell office:value-type="string" calcext:value-type="string">
            <text:p>Будто что то изменится, если они его посадят</text:p>
          </table:table-cell>
        </table:table-row>
        <table:table-row table:style-name="ro1">
          <table:table-cell office:value-type="float" office:value="10844387" calcext:value-type="float">
            <text:p>10844387</text:p>
          </table:table-cell>
          <table:table-cell office:value-type="float" office:value="10844956" calcext:value-type="float">
            <text:p>10844956</text:p>
          </table:table-cell>
          <table:table-cell office:value-type="string" calcext:value-type="string">
            <text:p>non_sexist</text:p>
          </table:table-cell>
          <table:table-cell office:value-type="string" calcext:value-type="string">
            <text:p>Врут они всё, дельфины умрут только если вода закипит, а этого не произойдет.</text:p>
          </table:table-cell>
        </table:table-row>
        <table:table-row table:style-name="ro1">
          <table:table-cell office:value-type="float" office:value="10844387" calcext:value-type="float">
            <text:p>10844387</text:p>
          </table:table-cell>
          <table:table-cell office:value-type="float" office:value="10844982" calcext:value-type="float">
            <text:p>10844982</text:p>
          </table:table-cell>
          <table:table-cell office:value-type="string" calcext:value-type="string">
            <text:p>non_sexist</text:p>
          </table:table-cell>
          <table:table-cell office:value-type="string" calcext:value-type="string">
            <text:p>Потепление превратит землю в Венеру.</text:p>
          </table:table-cell>
        </table:table-row>
        <table:table-row table:style-name="ro3">
          <table:table-cell office:value-type="float" office:value="10844387" calcext:value-type="float">
            <text:p>10844387</text:p>
          </table:table-cell>
          <table:table-cell office:value-type="float" office:value="10845397" calcext:value-type="float">
            <text:p>10845397</text:p>
          </table:table-cell>
          <table:table-cell office:value-type="string" calcext:value-type="string">
            <text:p>sexist</text:p>
          </table:table-cell>
          <table:table-cell office:value-type="string" calcext:value-type="string">
            <text:p>Эту мадурку до сих пор не свергли?</text:p>
            <text:p>Там тоже терпят?</text:p>
          </table:table-cell>
        </table:table-row>
        <table:table-row table:style-name="ro1">
          <table:table-cell office:value-type="float" office:value="10844387" calcext:value-type="float">
            <text:p>10844387</text:p>
          </table:table-cell>
          <table:table-cell office:value-type="float" office:value="10846020" calcext:value-type="float">
            <text:p>10846020</text:p>
          </table:table-cell>
          <table:table-cell office:value-type="string" calcext:value-type="string">
            <text:p>non_sexist</text:p>
          </table:table-cell>
          <table:table-cell office:value-type="string" calcext:value-type="string">
            <text:p>Так дельфины доказали что они умнейшие существа на земле</text:p>
          </table:table-cell>
        </table:table-row>
        <table:table-row table:style-name="ro3">
          <table:table-cell office:value-type="float" office:value="10844387" calcext:value-type="float">
            <text:p>10844387</text:p>
          </table:table-cell>
          <table:table-cell office:value-type="float" office:value="10846202" calcext:value-type="float">
            <text:p>10846202</text:p>
          </table:table-cell>
          <table:table-cell office:value-type="string" calcext:value-type="string">
            <text:p>non_sexist</text:p>
          </table:table-cell>
          <table:table-cell office:value-type="string" calcext:value-type="string">
            <text:p>Про Boeing непонятно. Там же другой экипаж летел на этом же самолёте</text:p>
            <text:p>И записал в журнал , что были проблемы с работой этого датчика</text:p>
          </table:table-cell>
        </table:table-row>
        <table:table-row table:style-name="ro6">
          <table:table-cell office:value-type="float" office:value="10844387" calcext:value-type="float">
            <text:p>10844387</text:p>
          </table:table-cell>
          <table:table-cell office:value-type="float" office:value="10851211" calcext:value-type="float">
            <text:p>10851211</text:p>
          </table:table-cell>
          <table:table-cell office:value-type="string" calcext:value-type="string">
            <text:p>non_sexist</text:p>
          </table:table-cell>
          <table:table-cell office:value-type="string" calcext:value-type="string">
            <text:p>Американская армия должна зайти в Венесуэлу и расхерачить там все пока русские не залезли как в Сирию😉😆😄</text:p>
            <text:p/>
            <text:p>Лучше уж чистое поле , но русским не должно достаться , Болтон и Трамп думайте быстрее это рядом с США ну вы что хотите вторую Кубу под боком?</text:p>
            <text:p/>
            <text:p>Срочно введите войска</text:p>
          </table:table-cell>
        </table:table-row>
        <table:table-row table:style-name="ro6">
          <table:table-cell office:value-type="float" office:value="10792547" calcext:value-type="float">
            <text:p>10792547</text:p>
          </table:table-cell>
          <table:table-cell office:value-type="float" office:value="10792552" calcext:value-type="float">
            <text:p>10792552</text:p>
          </table:table-cell>
          <table:table-cell office:value-type="string" calcext:value-type="string">
            <text:p>non_sexist</text:p>
          </table:table-cell>
          <table:table-cell office:value-type="string" calcext:value-type="string">
            <text:p>• NY Times: против бойца UFC Конора Макгрегора начали расследование из-за защиты авторских прав в интернете; </text:p>
            <text:p>• Европарламент одобрил директиву о пентхаусе стоимостью два миллиарда рублей;</text:p>
            <text:p>• У тёщи главы «Ростеха» нашли обвинения в изнасиловании</text:p>
            <text:p> </text:p>
            <text:p>и другие новости к этому часу</text:p>
          </table:table-cell>
        </table:table-row>
        <table:table-row table:style-name="ro1">
          <table:table-cell office:value-type="float" office:value="10792547" calcext:value-type="float">
            <text:p>10792547</text:p>
          </table:table-cell>
          <table:table-cell office:value-type="float" office:value="10792554" calcext:value-type="float">
            <text:p>10792554</text:p>
          </table:table-cell>
          <table:table-cell office:value-type="string" calcext:value-type="string">
            <text:p>non_sexist</text:p>
          </table:table-cell>
          <table:table-cell office:value-type="string" calcext:value-type="string">
            <text:p>Конор намного сильнее вашего Макгрегора</text:p>
          </table:table-cell>
        </table:table-row>
        <table:table-row table:style-name="ro2">
          <table:table-cell office:value-type="float" office:value="10792547" calcext:value-type="float">
            <text:p>10792547</text:p>
          </table:table-cell>
          <table:table-cell office:value-type="float" office:value="10792555" calcext:value-type="float">
            <text:p>10792555</text:p>
          </table:table-cell>
          <table:table-cell office:value-type="string" calcext:value-type="string">
            <text:p>sexist</text:p>
          </table:table-cell>
          <table:table-cell office:value-type="string" calcext:value-type="string">
            <text:p>против бойца UFC Конора Макгрегора начали расследование из-за обвинения в изнасиловании</text:p>
            <text:p/>
            <text:p>Или когда очередная курица решила срубить бабла со знаменитости, в итоге даже бутылки его вискаря не получит.</text:p>
          </table:table-cell>
        </table:table-row>
        <table:table-row table:style-name="ro1">
          <table:table-cell office:value-type="float" office:value="10792547" calcext:value-type="float">
            <text:p>10792547</text:p>
          </table:table-cell>
          <table:table-cell office:value-type="float" office:value="10792556" calcext:value-type="float">
            <text:p>10792556</text:p>
          </table:table-cell>
          <table:table-cell office:value-type="string" calcext:value-type="string">
            <text:p>non_sexist</text:p>
          </table:table-cell>
          <table:table-cell office:value-type="string" calcext:value-type="string">
            <text:p>Конора посадят и Макгрегору не с кем будет тренироваться (((</text:p>
          </table:table-cell>
        </table:table-row>
        <table:table-row table:style-name="ro2">
          <table:table-cell office:value-type="float" office:value="10792547" calcext:value-type="float">
            <text:p>10792547</text:p>
          </table:table-cell>
          <table:table-cell office:value-type="float" office:value="10792557" calcext:value-type="float">
            <text:p>10792557</text:p>
          </table:table-cell>
          <table:table-cell office:value-type="string" calcext:value-type="string">
            <text:p>non_sexist</text:p>
          </table:table-cell>
          <table:table-cell office:value-type="string" calcext:value-type="string">
            <text:p>• Европарламент одобрил директиву о защите авторских прав в интернете; </text:p>
            <text:p/>
            <text:p>Спасибо за то, что мемы не тронули. А то бы Лентач сдох.</text:p>
          </table:table-cell>
        </table:table-row>
        <table:table-row table:style-name="ro1">
          <table:table-cell office:value-type="float" office:value="10792547" calcext:value-type="float">
            <text:p>10792547</text:p>
          </table:table-cell>
          <table:table-cell office:value-type="float" office:value="10792561" calcext:value-type="float">
            <text:p>10792561</text:p>
          </table:table-cell>
          <table:table-cell office:value-type="string" calcext:value-type="string">
            <text:p>non_sexist</text:p>
          </table:table-cell>
          <table:table-cell office:value-type="string" calcext:value-type="string">
            <text:p>Так вот почему он дропнул карьеру.</text:p>
          </table:table-cell>
        </table:table-row>
        <table:table-row table:style-name="ro1">
          <table:table-cell office:value-type="float" office:value="10792547" calcext:value-type="float">
            <text:p>10792547</text:p>
          </table:table-cell>
          <table:table-cell office:value-type="float" office:value="10792563" calcext:value-type="float">
            <text:p>10792563</text:p>
          </table:table-cell>
          <table:table-cell office:value-type="string" calcext:value-type="string">
            <text:p>sexist</text:p>
          </table:table-cell>
          <table:table-cell office:value-type="string" calcext:value-type="string">
            <text:p>Если бы кто-то у нас заявил бы что его изнасиловал Хаюиб - его бы потом действительно изнасиловала бы половина Чечни.</text:p>
          </table:table-cell>
        </table:table-row>
        <table:table-row table:style-name="ro3">
          <table:table-cell office:value-type="float" office:value="10792547" calcext:value-type="float">
            <text:p>10792547</text:p>
          </table:table-cell>
          <table:table-cell office:value-type="float" office:value="10792565" calcext:value-type="float">
            <text:p>10792565</text:p>
          </table:table-cell>
          <table:table-cell office:value-type="string" calcext:value-type="string">
            <text:p>sexist</text:p>
          </table:table-cell>
          <table:table-cell office:value-type="string" calcext:value-type="string">
            <text:p>Да зачем ему кому-то насиловать. Он за свои деньги может гарем себе купить</text:p>
            <text:p>Совсем уже бабы с ума посходили</text:p>
          </table:table-cell>
        </table:table-row>
        <table:table-row table:style-name="ro1">
          <table:table-cell office:value-type="float" office:value="10792547" calcext:value-type="float">
            <text:p>10792547</text:p>
          </table:table-cell>
          <table:table-cell office:value-type="float" office:value="10792570" calcext:value-type="float">
            <text:p>10792570</text:p>
          </table:table-cell>
          <table:table-cell office:value-type="string" calcext:value-type="string">
            <text:p>sexist_in_co</text:p>
          </table:table-cell>
          <table:table-cell office:value-type="string" calcext:value-type="string">
            <text:p>Два сука миллиарда рублей?! Да это не теща, это мама</text:p>
          </table:table-cell>
        </table:table-row>
        <table:table-row table:style-name="ro1">
          <table:table-cell office:value-type="float" office:value="10792547" calcext:value-type="float">
            <text:p>10792547</text:p>
          </table:table-cell>
          <table:table-cell office:value-type="float" office:value="10792572" calcext:value-type="float">
            <text:p>10792572</text:p>
          </table:table-cell>
          <table:table-cell office:value-type="string" calcext:value-type="string">
            <text:p>sexist</text:p>
          </table:table-cell>
          <table:table-cell office:value-type="string" calcext:value-type="string">
            <text:p>Как Конор мог кого то Изнасиловать, ведь Кебаб сидит в Дагестане и ему запрет в США действует</text:p>
          </table:table-cell>
        </table:table-row>
        <table:table-row table:style-name="ro1">
          <table:table-cell office:value-type="float" office:value="10792547" calcext:value-type="float">
            <text:p>10792547</text:p>
          </table:table-cell>
          <table:table-cell office:value-type="float" office:value="10792577" calcext:value-type="float">
            <text:p>10792577</text:p>
          </table:table-cell>
          <table:table-cell office:value-type="string" calcext:value-type="string">
            <text:p>non_sexist</text:p>
          </table:table-cell>
          <table:table-cell office:value-type="string" calcext:value-type="string">
            <text:p>Против бойца UFC Конора Макгрегора Европарламент начал расследование из-за обвинения в изнасиловании тёщи главы «Ростеха».</text:p>
          </table:table-cell>
        </table:table-row>
        <table:table-row table:style-name="ro1">
          <table:table-cell office:value-type="float" office:value="10792547" calcext:value-type="float">
            <text:p>10792547</text:p>
          </table:table-cell>
          <table:table-cell office:value-type="float" office:value="10792578" calcext:value-type="float">
            <text:p>10792578</text:p>
          </table:table-cell>
          <table:table-cell office:value-type="string" calcext:value-type="string">
            <text:p>non_sexist</text:p>
          </table:table-cell>
          <table:table-cell office:value-type="string" calcext:value-type="string">
            <text:p>NY Times: Против бойца UFC Конора Макгрегора Европарламент одобрил директиву о защите пентхауса тёщи главы "Ростеха" стоимостью два миллиарда рублей</text:p>
          </table:table-cell>
        </table:table-row>
        <table:table-row table:style-name="ro3">
          <table:table-cell office:value-type="float" office:value="10792547" calcext:value-type="float">
            <text:p>10792547</text:p>
          </table:table-cell>
          <table:table-cell office:value-type="float" office:value="10792589" calcext:value-type="float">
            <text:p>10792589</text:p>
          </table:table-cell>
          <table:table-cell office:value-type="string" calcext:value-type="string">
            <text:p>non_sexist</text:p>
          </table:table-cell>
          <table:table-cell office:value-type="string" calcext:value-type="string">
            <text:p>С авторскими правами в интернете получится весело. Я очень надеюсь, что у нас не догадаются перенять данный опыт.</text:p>
            <text:p>«11 поправка реформы требует предварительно получения «лицензии на перепечатывание» фрагментов новостного контента, опубликованного в интернете»</text:p>
          </table:table-cell>
        </table:table-row>
        <table:table-row table:style-name="ro1">
          <table:table-cell office:value-type="float" office:value="10792547" calcext:value-type="float">
            <text:p>10792547</text:p>
          </table:table-cell>
          <table:table-cell office:value-type="float" office:value="10792599" calcext:value-type="float">
            <text:p>10792599</text:p>
          </table:table-cell>
          <table:table-cell office:value-type="string" calcext:value-type="string">
            <text:p>non_sexist</text:p>
          </table:table-cell>
          <table:table-cell office:value-type="string" calcext:value-type="string">
            <text:p>Конор изнасиловал Макгрегора четыре пять</text:p>
          </table:table-cell>
        </table:table-row>
        <table:table-row table:style-name="ro1">
          <table:table-cell office:value-type="float" office:value="10792547" calcext:value-type="float">
            <text:p>10792547</text:p>
          </table:table-cell>
          <table:table-cell office:value-type="float" office:value="10792600" calcext:value-type="float">
            <text:p>10792600</text:p>
          </table:table-cell>
          <table:table-cell office:value-type="string" calcext:value-type="string">
            <text:p>non_sexist</text:p>
          </table:table-cell>
          <table:table-cell office:value-type="string" calcext:value-type="string">
            <text:p>Порадовался за тещу главы ростеха, а если по глубже копнуть, то у каждого "любимого и уважаемого" такая теща есть</text:p>
          </table:table-cell>
        </table:table-row>
        <table:table-row table:style-name="ro1">
          <table:table-cell office:value-type="float" office:value="10792547" calcext:value-type="float">
            <text:p>10792547</text:p>
          </table:table-cell>
          <table:table-cell office:value-type="float" office:value="10792604" calcext:value-type="float">
            <text:p>10792604</text:p>
          </table:table-cell>
          <table:table-cell office:value-type="string" calcext:value-type="string">
            <text:p>non_sexist</text:p>
          </table:table-cell>
          <table:table-cell office:value-type="string" calcext:value-type="string">
            <text:p>Рублей? Скромновато десять тридцать сто</text:p>
          </table:table-cell>
        </table:table-row>
        <table:table-row table:style-name="ro1">
          <table:table-cell office:value-type="float" office:value="10792547" calcext:value-type="float">
            <text:p>10792547</text:p>
          </table:table-cell>
          <table:table-cell office:value-type="float" office:value="10792609" calcext:value-type="float">
            <text:p>10792609</text:p>
          </table:table-cell>
          <table:table-cell office:value-type="string" calcext:value-type="string">
            <text:p>non_sexist</text:p>
          </table:table-cell>
          <table:table-cell office:value-type="string" calcext:value-type="string">
            <text:p>сколько ещё будет шуток про Конора, и Макгрегора?</text:p>
          </table:table-cell>
        </table:table-row>
        <table:table-row table:style-name="ro1">
          <table:table-cell office:value-type="float" office:value="10792547" calcext:value-type="float">
            <text:p>10792547</text:p>
          </table:table-cell>
          <table:table-cell office:value-type="float" office:value="10792620" calcext:value-type="float">
            <text:p>10792620</text:p>
          </table:table-cell>
          <table:table-cell office:value-type="string" calcext:value-type="string">
            <text:p>non_sexist</text:p>
          </table:table-cell>
          <table:table-cell office:value-type="string" calcext:value-type="string">
            <text:p>Какие вы все тухлые шутите про то что,конор и макргегор разные люди,я еще в 2017 шутил Про Флойда Макргерора,перед их боем летом 2017</text:p>
          </table:table-cell>
        </table:table-row>
        <table:table-row table:style-name="ro3">
          <table:table-cell office:value-type="float" office:value="10792547" calcext:value-type="float">
            <text:p>10792547</text:p>
          </table:table-cell>
          <table:table-cell office:value-type="float" office:value="10792650" calcext:value-type="float">
            <text:p>10792650</text:p>
          </table:table-cell>
          <table:table-cell office:value-type="string" calcext:value-type="string">
            <text:p>non_sexist</text:p>
          </table:table-cell>
          <table:table-cell office:value-type="string" calcext:value-type="string">
            <text:p>а долго пентхаус искали?</text:p>
            <text:p>поисковики, блин</text:p>
          </table:table-cell>
        </table:table-row>
        <table:table-row table:style-name="ro1">
          <table:table-cell office:value-type="float" office:value="10792547" calcext:value-type="float">
            <text:p>10792547</text:p>
          </table:table-cell>
          <table:table-cell office:value-type="float" office:value="10792659" calcext:value-type="float">
            <text:p>10792659</text:p>
          </table:table-cell>
          <table:table-cell office:value-type="string" calcext:value-type="string">
            <text:p>non_sexist</text:p>
          </table:table-cell>
          <table:table-cell office:value-type="string" calcext:value-type="string">
            <text:p>Пишу комментарий, чтобы Георгий Бриус после мне за это предъявил один десять два миллиарда рублей😊😊😠</text:p>
          </table:table-cell>
        </table:table-row>
        <table:table-row table:style-name="ro1">
          <table:table-cell office:value-type="float" office:value="10792547" calcext:value-type="float">
            <text:p>10792547</text:p>
          </table:table-cell>
          <table:table-cell office:value-type="float" office:value="10792667" calcext:value-type="float">
            <text:p>10792667</text:p>
          </table:table-cell>
          <table:table-cell office:value-type="string" calcext:value-type="string">
            <text:p>non_sexist</text:p>
          </table:table-cell>
          <table:table-cell office:value-type="string" calcext:value-type="string">
            <text:p>Конор уже две недели как не работает в кфс</text:p>
          </table:table-cell>
        </table:table-row>
        <table:table-row table:style-name="ro1">
          <table:table-cell office:value-type="float" office:value="10792547" calcext:value-type="float">
            <text:p>10792547</text:p>
          </table:table-cell>
          <table:table-cell office:value-type="float" office:value="10792677" calcext:value-type="float">
            <text:p>10792677</text:p>
          </table:table-cell>
          <table:table-cell office:value-type="string" calcext:value-type="string">
            <text:p>non_sexist</text:p>
          </table:table-cell>
          <table:table-cell office:value-type="string" calcext:value-type="string">
            <text:p>у Нэвэлного было расследование ,про этого товарища и его семейку</text:p>
          </table:table-cell>
        </table:table-row>
        <table:table-row table:style-name="ro1">
          <table:table-cell office:value-type="float" office:value="10792547" calcext:value-type="float">
            <text:p>10792547</text:p>
          </table:table-cell>
          <table:table-cell office:value-type="float" office:value="10792707" calcext:value-type="float">
            <text:p>10792707</text:p>
          </table:table-cell>
          <table:table-cell office:value-type="string" calcext:value-type="string">
            <text:p>sexist_in_co</text:p>
          </table:table-cell>
          <table:table-cell office:value-type="string" calcext:value-type="string">
            <text:p>Знаю я этих трактирных (зачёркнуто) отельных бедняжек</text:p>
          </table:table-cell>
        </table:table-row>
        <table:table-row table:style-name="ro1">
          <table:table-cell office:value-type="float" office:value="10792547" calcext:value-type="float">
            <text:p>10792547</text:p>
          </table:table-cell>
          <table:table-cell office:value-type="float" office:value="10792718" calcext:value-type="float">
            <text:p>10792718</text:p>
          </table:table-cell>
          <table:table-cell office:value-type="string" calcext:value-type="string">
            <text:p>non_sexist</text:p>
          </table:table-cell>
          <table:table-cell office:value-type="string" calcext:value-type="string">
            <text:p>Президент KFC:Это не наш Конор,он уволился две недели назад.</text:p>
          </table:table-cell>
        </table:table-row>
        <table:table-row table:style-name="ro3">
          <table:table-cell office:value-type="float" office:value="10792547" calcext:value-type="float">
            <text:p>10792547</text:p>
          </table:table-cell>
          <table:table-cell office:value-type="float" office:value="10792730" calcext:value-type="float">
            <text:p>10792730</text:p>
          </table:table-cell>
          <table:table-cell office:value-type="string" calcext:value-type="string">
            <text:p>non_sexist</text:p>
          </table:table-cell>
          <table:table-cell office:value-type="string" calcext:value-type="string">
            <text:p>Все народы, используя демократические методы, борются за свое будущее, и только мы сражаемся с нашим прошлым. И, что поражает, ведь постоянно мы побеждаем!</text:p>
            <text:p>М.Задорнов</text:p>
          </table:table-cell>
        </table:table-row>
        <table:table-row table:style-name="ro1">
          <table:table-cell office:value-type="float" office:value="10792547" calcext:value-type="float">
            <text:p>10792547</text:p>
          </table:table-cell>
          <table:table-cell office:value-type="float" office:value="10792739" calcext:value-type="float">
            <text:p>10792739</text:p>
          </table:table-cell>
          <table:table-cell office:value-type="string" calcext:value-type="string">
            <text:p>non_sexist</text:p>
          </table:table-cell>
          <table:table-cell office:value-type="string" calcext:value-type="string">
            <text:p>Теперь становится очевидно из-за чего Конор ушел из UFC, явно чтобы скандалом не задело федерацию</text:p>
          </table:table-cell>
        </table:table-row>
        <table:table-row table:style-name="ro3">
          <table:table-cell office:value-type="float" office:value="10792547" calcext:value-type="float">
            <text:p>10792547</text:p>
          </table:table-cell>
          <table:table-cell office:value-type="float" office:value="10792748" calcext:value-type="float">
            <text:p>10792748</text:p>
          </table:table-cell>
          <table:table-cell office:value-type="string" calcext:value-type="string">
            <text:p>non_sexist</text:p>
          </table:table-cell>
          <table:table-cell office:value-type="string" calcext:value-type="string">
            <text:p>все в комментах обсуждают конора.</text:p>
            <text:p>это тип нормально, что у тещи главы ростеха пентхаус стоимостью 2 000 000 000₽?</text:p>
          </table:table-cell>
        </table:table-row>
        <table:table-row table:style-name="ro1">
          <table:table-cell office:value-type="float" office:value="10792547" calcext:value-type="float">
            <text:p>10792547</text:p>
          </table:table-cell>
          <table:table-cell office:value-type="float" office:value="10792759" calcext:value-type="float">
            <text:p>10792759</text:p>
          </table:table-cell>
          <table:table-cell office:value-type="string" calcext:value-type="string">
            <text:p>sexist_in_co</text:p>
          </table:table-cell>
          <table:table-cell office:value-type="string" calcext:value-type="string">
            <text:p>да лан, миллионер будет кого-то насиловать, лол ))))</text:p>
          </table:table-cell>
        </table:table-row>
        <table:table-row table:style-name="ro1">
          <table:table-cell office:value-type="float" office:value="10792547" calcext:value-type="float">
            <text:p>10792547</text:p>
          </table:table-cell>
          <table:table-cell office:value-type="float" office:value="10792813" calcext:value-type="float">
            <text:p>10792813</text:p>
          </table:table-cell>
          <table:table-cell office:value-type="string" calcext:value-type="string">
            <text:p>non_sexist</text:p>
          </table:table-cell>
          <table:table-cell office:value-type="string" calcext:value-type="string">
            <text:p>Дельфины настолько умней людей, что все продумали. Мы - дельфины, низшие, падшие. Наш, как самому неблагородному сословию их цивилизации, досталась доля прожить жизнь в оболочке человека. Они стерли нам память об их мире. Мы, называемые людьми, даже представить себе не можем, насколько развита их цивилизация, их мир. Они над нами смеются, глумятся, ведь именно нам «повезло» страдать в мире людей. Даже то, что я догадался, не является их ошибкой, это также было продумано ими, это часть их издевательств. Дельфины - высшая цивилизация.</text:p>
          </table:table-cell>
        </table:table-row>
        <table:table-row table:style-name="ro1">
          <table:table-cell office:value-type="float" office:value="10792547" calcext:value-type="float">
            <text:p>10792547</text:p>
          </table:table-cell>
          <table:table-cell office:value-type="float" office:value="10792829" calcext:value-type="float">
            <text:p>10792829</text:p>
          </table:table-cell>
          <table:table-cell office:value-type="string" calcext:value-type="string">
            <text:p>non_sexist</text:p>
          </table:table-cell>
          <table:table-cell office:value-type="string" calcext:value-type="string">
            <text:p>Боец KFC Конор Макчикен <text:s/>ха ха ха хааааа</text:p>
          </table:table-cell>
        </table:table-row>
        <table:table-row table:style-name="ro1">
          <table:table-cell office:value-type="float" office:value="10792547" calcext:value-type="float">
            <text:p>10792547</text:p>
          </table:table-cell>
          <table:table-cell office:value-type="float" office:value="10792842" calcext:value-type="float">
            <text:p>10792842</text:p>
          </table:table-cell>
          <table:table-cell office:value-type="string" calcext:value-type="string">
            <text:p>non_sexist</text:p>
          </table:table-cell>
          <table:table-cell office:value-type="string" calcext:value-type="string">
            <text:p>Ахаха <text:s/>сцуко))) нашли пентхаус))) <text:s/>и дальше что?</text:p>
          </table:table-cell>
        </table:table-row>
        <table:table-row table:style-name="ro1">
          <table:table-cell office:value-type="float" office:value="10792547" calcext:value-type="float">
            <text:p>10792547</text:p>
          </table:table-cell>
          <table:table-cell office:value-type="float" office:value="10792844" calcext:value-type="float">
            <text:p>10792844</text:p>
          </table:table-cell>
          <table:table-cell office:value-type="string" calcext:value-type="string">
            <text:p>sexist</text:p>
          </table:table-cell>
          <table:table-cell office:value-type="string" calcext:value-type="string">
            <text:p>Ой , сколько еще будет таких случаев обвинений. Изнасиловал , ограбил , оскорбил ... У Конора много денег и хорошие адвокаты. И таких швалей , которые хотят нажиться торгуя своей дыркой будут отправлять обратно в ту вонючую дыру , откуда они выбрались.</text:p>
          </table:table-cell>
        </table:table-row>
        <table:table-row table:style-name="ro1">
          <table:table-cell office:value-type="float" office:value="10792547" calcext:value-type="float">
            <text:p>10792547</text:p>
          </table:table-cell>
          <table:table-cell office:value-type="float" office:value="10792929" calcext:value-type="float">
            <text:p>10792929</text:p>
          </table:table-cell>
          <table:table-cell office:value-type="string" calcext:value-type="string">
            <text:p>non_sexist</text:p>
          </table:table-cell>
          <table:table-cell office:value-type="string" calcext:value-type="string">
            <text:p>Только массовые расстрелы! спасут родину.</text:p>
          </table:table-cell>
        </table:table-row>
        <table:table-row table:style-name="ro1">
          <table:table-cell office:value-type="float" office:value="10792547" calcext:value-type="float">
            <text:p>10792547</text:p>
          </table:table-cell>
          <table:table-cell office:value-type="float" office:value="10792940" calcext:value-type="float">
            <text:p>10792940</text:p>
          </table:table-cell>
          <table:table-cell office:value-type="string" calcext:value-type="string">
            <text:p>non_sexist</text:p>
          </table:table-cell>
          <table:table-cell office:value-type="string" calcext:value-type="string">
            <text:p>А Навальный говорил...четыре восемь двести пятьдесят.;)))</text:p>
          </table:table-cell>
        </table:table-row>
        <table:table-row table:style-name="ro1">
          <table:table-cell office:value-type="float" office:value="10792547" calcext:value-type="float">
            <text:p>10792547</text:p>
          </table:table-cell>
          <table:table-cell office:value-type="float" office:value="10792945" calcext:value-type="float">
            <text:p>10792945</text:p>
          </table:table-cell>
          <table:table-cell office:value-type="string" calcext:value-type="string">
            <text:p>sexist_in_co</text:p>
          </table:table-cell>
          <table:table-cell office:value-type="string" calcext:value-type="string">
            <text:p>У них все кто становятся популярными обвиняются изнасиловании, а по интереснее ничего нельзя придумать?!</text:p>
          </table:table-cell>
        </table:table-row>
        <table:table-row table:style-name="ro1">
          <table:table-cell office:value-type="float" office:value="10792547" calcext:value-type="float">
            <text:p>10792547</text:p>
          </table:table-cell>
          <table:table-cell office:value-type="float" office:value="10793332" calcext:value-type="float">
            <text:p>10793332</text:p>
          </table:table-cell>
          <table:table-cell office:value-type="string" calcext:value-type="string">
            <text:p>non_sexist</text:p>
          </table:table-cell>
          <table:table-cell office:value-type="string" calcext:value-type="string">
            <text:p>Проверку доходов тещи и главы с последующим изъятием имущества и тюремным сроком от 20 лет уже начали? Ах да, в какой стране я живу...</text:p>
          </table:table-cell>
        </table:table-row>
        <table:table-row table:style-name="ro1">
          <table:table-cell office:value-type="float" office:value="10792547" calcext:value-type="float">
            <text:p>10792547</text:p>
          </table:table-cell>
          <table:table-cell office:value-type="float" office:value="10793337" calcext:value-type="float">
            <text:p>10793337</text:p>
          </table:table-cell>
          <table:table-cell office:value-type="string" calcext:value-type="string">
            <text:p>non_sexist</text:p>
          </table:table-cell>
          <table:table-cell office:value-type="string" calcext:value-type="string">
            <text:p>На пенсиях экономила, а потом вложилась в бизнесс</text:p>
          </table:table-cell>
        </table:table-row>
        <table:table-row table:style-name="ro1">
          <table:table-cell office:value-type="float" office:value="10792547" calcext:value-type="float">
            <text:p>10792547</text:p>
          </table:table-cell>
          <table:table-cell office:value-type="float" office:value="10794152" calcext:value-type="float">
            <text:p>10794152</text:p>
          </table:table-cell>
          <table:table-cell office:value-type="string" calcext:value-type="string">
            <text:p>non_sexist</text:p>
          </table:table-cell>
          <table:table-cell office:value-type="string" calcext:value-type="string">
            <text:p>Так против кого дело возбудили, против Конора или Макгрегора?</text:p>
          </table:table-cell>
        </table:table-row>
        <table:table-row table:style-name="ro1">
          <table:table-cell office:value-type="float" office:value="10792547" calcext:value-type="float">
            <text:p>10792547</text:p>
          </table:table-cell>
          <table:table-cell office:value-type="float" office:value="10794484" calcext:value-type="float">
            <text:p>10794484</text:p>
          </table:table-cell>
          <table:table-cell office:value-type="string" calcext:value-type="string">
            <text:p>non_sexist</text:p>
          </table:table-cell>
          <table:table-cell office:value-type="string" calcext:value-type="string">
            <text:p>Да у него жилья уже известного на 10млрд, а говорите нельзя в России подняться</text:p>
          </table:table-cell>
        </table:table-row>
        <table:table-row table:style-name="ro1">
          <table:table-cell office:value-type="float" office:value="10792547" calcext:value-type="float">
            <text:p>10792547</text:p>
          </table:table-cell>
          <table:table-cell office:value-type="float" office:value="10794880" calcext:value-type="float">
            <text:p>10794880</text:p>
          </table:table-cell>
          <table:table-cell office:value-type="string" calcext:value-type="string">
            <text:p>non_sexist</text:p>
          </table:table-cell>
          <table:table-cell office:value-type="string" calcext:value-type="string">
            <text:p>Европарамент одобрил защиту тещи конора макгрегора от пентхауса изнасиловавшего 2 миллиарда ростехов</text:p>
          </table:table-cell>
        </table:table-row>
        <table:table-row table:style-name="ro1">
          <table:table-cell office:value-type="float" office:value="10792547" calcext:value-type="float">
            <text:p>10792547</text:p>
          </table:table-cell>
          <table:table-cell office:value-type="float" office:value="10795837" calcext:value-type="float">
            <text:p>10795837</text:p>
          </table:table-cell>
          <table:table-cell office:value-type="string" calcext:value-type="string">
            <text:p>non_sexist</text:p>
          </table:table-cell>
          <table:table-cell office:value-type="string" calcext:value-type="string">
            <text:p>"Европарламент одобрил директиву о защите авторских прав в интернете;" - RIP мем</text:p>
          </table:table-cell>
        </table:table-row>
        <table:table-row table:style-name="ro1">
          <table:table-cell office:value-type="float" office:value="10753110" calcext:value-type="float">
            <text:p>10753110</text:p>
          </table:table-cell>
          <table:table-cell office:value-type="float" office:value="10753114" calcext:value-type="float">
            <text:p>10753114</text:p>
          </table:table-cell>
          <table:table-cell office:value-type="string" calcext:value-type="string">
            <text:p>non_sexist</text:p>
          </table:table-cell>
          <table:table-cell office:value-type="string" calcext:value-type="string">
            <text:p>Этой женщиной был Альберт Эйнштейн</text:p>
          </table:table-cell>
        </table:table-row>
        <table:table-row table:style-name="ro1">
          <table:table-cell office:value-type="float" office:value="10753110" calcext:value-type="float">
            <text:p>10753110</text:p>
          </table:table-cell>
          <table:table-cell office:value-type="float" office:value="10753115" calcext:value-type="float">
            <text:p>10753115</text:p>
          </table:table-cell>
          <table:table-cell office:value-type="string" calcext:value-type="string">
            <text:p>sexist</text:p>
          </table:table-cell>
          <table:table-cell office:value-type="string" calcext:value-type="string">
            <text:p>Феминистки ликуют три четыре пять.</text:p>
          </table:table-cell>
        </table:table-row>
        <table:table-row table:style-name="ro1">
          <table:table-cell office:value-type="float" office:value="10753110" calcext:value-type="float">
            <text:p>10753110</text:p>
          </table:table-cell>
          <table:table-cell office:value-type="float" office:value="10753118" calcext:value-type="float">
            <text:p>10753118</text:p>
          </table:table-cell>
          <table:table-cell office:value-type="string" calcext:value-type="string">
            <text:p>non_sexist</text:p>
          </table:table-cell>
          <table:table-cell office:value-type="string" calcext:value-type="string">
            <text:p>girls power три два пять</text:p>
          </table:table-cell>
        </table:table-row>
        <table:table-row table:style-name="ro1">
          <table:table-cell office:value-type="float" office:value="10753110" calcext:value-type="float">
            <text:p>10753110</text:p>
          </table:table-cell>
          <table:table-cell office:value-type="float" office:value="10753119" calcext:value-type="float">
            <text:p>10753119</text:p>
          </table:table-cell>
          <table:table-cell office:value-type="string" calcext:value-type="string">
            <text:p>non_sexist</text:p>
          </table:table-cell>
          <table:table-cell office:value-type="string" calcext:value-type="string">
            <text:p>работники рт уносят тайны анала в могилу</text:p>
          </table:table-cell>
        </table:table-row>
        <table:table-row table:style-name="ro1">
          <table:table-cell office:value-type="float" office:value="10753110" calcext:value-type="float">
            <text:p>10753110</text:p>
          </table:table-cell>
          <table:table-cell office:value-type="float" office:value="10753122" calcext:value-type="float">
            <text:p>10753122</text:p>
          </table:table-cell>
          <table:table-cell office:value-type="string" calcext:value-type="string">
            <text:p>non_sexist</text:p>
          </table:table-cell>
          <table:table-cell office:value-type="string" calcext:value-type="string">
            <text:p>RT как покойник - о них либо хорошо, либо никак?</text:p>
          </table:table-cell>
        </table:table-row>
        <table:table-row table:style-name="ro1">
          <table:table-cell office:value-type="float" office:value="10753110" calcext:value-type="float">
            <text:p>10753110</text:p>
          </table:table-cell>
          <table:table-cell office:value-type="float" office:value="10753127" calcext:value-type="float">
            <text:p>10753127</text:p>
          </table:table-cell>
          <table:table-cell office:value-type="string" calcext:value-type="string">
            <text:p>non_sexist</text:p>
          </table:table-cell>
          <table:table-cell office:value-type="string" calcext:value-type="string">
            <text:p>В Чехии присудили женщине канал в соцсетях и личных беседах</text:p>
          </table:table-cell>
        </table:table-row>
        <table:table-row table:style-name="ro1">
          <table:table-cell office:value-type="float" office:value="10753110" calcext:value-type="float">
            <text:p>10753110</text:p>
          </table:table-cell>
          <table:table-cell office:value-type="float" office:value="10753128" calcext:value-type="float">
            <text:p>10753128</text:p>
          </table:table-cell>
          <table:table-cell office:value-type="string" calcext:value-type="string">
            <text:p>sexist_in_co</text:p>
          </table:table-cell>
          <table:table-cell office:value-type="string" calcext:value-type="string">
            <text:p>У меня вопрос она замужем?</text:p>
          </table:table-cell>
        </table:table-row>
        <table:table-row table:style-name="ro1">
          <table:table-cell office:value-type="float" office:value="10753110" calcext:value-type="float">
            <text:p>10753110</text:p>
          </table:table-cell>
          <table:table-cell office:value-type="float" office:value="10753131" calcext:value-type="float">
            <text:p>10753131</text:p>
          </table:table-cell>
          <table:table-cell office:value-type="string" calcext:value-type="string">
            <text:p>non_sexist</text:p>
          </table:table-cell>
          <table:table-cell office:value-type="string" calcext:value-type="string">
            <text:p>Симоньян уже вылетела рожать в Америку !</text:p>
          </table:table-cell>
        </table:table-row>
        <table:table-row table:style-name="ro1">
          <table:table-cell office:value-type="float" office:value="10753110" calcext:value-type="float">
            <text:p>10753110</text:p>
          </table:table-cell>
          <table:table-cell office:value-type="float" office:value="10753138" calcext:value-type="float">
            <text:p>10753138</text:p>
          </table:table-cell>
          <table:table-cell office:value-type="string" calcext:value-type="string">
            <text:p>sexist_in_co</text:p>
          </table:table-cell>
          <table:table-cell office:value-type="string" calcext:value-type="string">
            <text:p>На очереди за премией: чернокожий или представитель лгбт</text:p>
          </table:table-cell>
        </table:table-row>
        <table:table-row table:style-name="ro1">
          <table:table-cell office:value-type="float" office:value="10753110" calcext:value-type="float">
            <text:p>10753110</text:p>
          </table:table-cell>
          <table:table-cell office:value-type="float" office:value="10753141" calcext:value-type="float">
            <text:p>10753141</text:p>
          </table:table-cell>
          <table:table-cell office:value-type="string" calcext:value-type="string">
            <text:p>non_sexist</text:p>
          </table:table-cell>
          <table:table-cell office:value-type="string" calcext:value-type="string">
            <text:p>думал, что главное премией у математиков является Филдсовская премия</text:p>
          </table:table-cell>
        </table:table-row>
        <table:table-row table:style-name="ro1">
          <table:table-cell office:value-type="float" office:value="10753110" calcext:value-type="float">
            <text:p>10753110</text:p>
          </table:table-cell>
          <table:table-cell office:value-type="float" office:value="10753143" calcext:value-type="float">
            <text:p>10753143</text:p>
          </table:table-cell>
          <table:table-cell office:value-type="string" calcext:value-type="string">
            <text:p>sexist</text:p>
          </table:table-cell>
          <table:table-cell office:value-type="string" calcext:value-type="string">
            <text:p>Боже, сказать лет 300 назад - никто не поверил бы, бабы за рулем, математические премии получают, гражданские права - обхохочешься, негры в гольф играют а белые - реп читают, боже я попал в ад.....</text:p>
          </table:table-cell>
        </table:table-row>
        <table:table-row table:style-name="ro3">
          <table:table-cell office:value-type="float" office:value="10753110" calcext:value-type="float">
            <text:p>10753110</text:p>
          </table:table-cell>
          <table:table-cell office:value-type="float" office:value="10753146" calcext:value-type="float">
            <text:p>10753146</text:p>
          </table:table-cell>
          <table:table-cell office:value-type="string" calcext:value-type="string">
            <text:p>non_sexist</text:p>
          </table:table-cell>
          <table:table-cell office:value-type="string" calcext:value-type="string">
            <text:p>кажется или крах режима грядет?</text:p>
            <text:p>перекреститься надо бы, не дай Бог, что</text:p>
          </table:table-cell>
        </table:table-row>
        <table:table-row table:style-name="ro1">
          <table:table-cell office:value-type="float" office:value="10753110" calcext:value-type="float">
            <text:p>10753110</text:p>
          </table:table-cell>
          <table:table-cell office:value-type="float" office:value="10753165" calcext:value-type="float">
            <text:p>10753165</text:p>
          </table:table-cell>
          <table:table-cell office:value-type="string" calcext:value-type="string">
            <text:p>non_sexist</text:p>
          </table:table-cell>
          <table:table-cell office:value-type="string" calcext:value-type="string">
            <text:p>Со́фья Васи́льевна Ковале́вская — русский математик и механик, с 1889 года иностранный член-корреспондент Петербургской Академии наук. Первая в России и в Северной Европе женщина-профессор и первая в мире женщина — профессор математики.</text:p>
          </table:table-cell>
        </table:table-row>
        <table:table-row table:style-name="ro2">
          <table:table-cell office:value-type="float" office:value="10753110" calcext:value-type="float">
            <text:p>10753110</text:p>
          </table:table-cell>
          <table:table-cell office:value-type="float" office:value="10753186" calcext:value-type="float">
            <text:p>10753186</text:p>
          </table:table-cell>
          <table:table-cell office:value-type="string" calcext:value-type="string">
            <text:p>non_sexist</text:p>
          </table:table-cell>
          <table:table-cell office:value-type="string" calcext:value-type="string">
            <text:p>Главной математической премией является</text:p>
            <text:p>Премия института Клея</text:p>
            <text:p>А не этот кал</text:p>
          </table:table-cell>
        </table:table-row>
        <table:table-row table:style-name="ro1">
          <table:table-cell office:value-type="float" office:value="10753110" calcext:value-type="float">
            <text:p>10753110</text:p>
          </table:table-cell>
          <table:table-cell office:value-type="float" office:value="10753196" calcext:value-type="float">
            <text:p>10753196</text:p>
          </table:table-cell>
          <table:table-cell office:value-type="string" calcext:value-type="string">
            <text:p>non_sexist</text:p>
          </table:table-cell>
          <table:table-cell office:value-type="string" calcext:value-type="string">
            <text:p>Ну хацкеры, ну сколько можно то? Вам Трампа что-ли мало было?</text:p>
          </table:table-cell>
        </table:table-row>
        <table:table-row table:style-name="ro1">
          <table:table-cell office:value-type="float" office:value="10753110" calcext:value-type="float">
            <text:p>10753110</text:p>
          </table:table-cell>
          <table:table-cell office:value-type="float" office:value="10753199" calcext:value-type="float">
            <text:p>10753199</text:p>
          </table:table-cell>
          <table:table-cell office:value-type="string" calcext:value-type="string">
            <text:p>non_sexist</text:p>
          </table:table-cell>
          <table:table-cell office:value-type="string" calcext:value-type="string">
            <text:p>а почему Градский на среднем фото?</text:p>
          </table:table-cell>
        </table:table-row>
        <table:table-row table:style-name="ro1">
          <table:table-cell office:value-type="float" office:value="10753110" calcext:value-type="float">
            <text:p>10753110</text:p>
          </table:table-cell>
          <table:table-cell office:value-type="float" office:value="10753217" calcext:value-type="float">
            <text:p>10753217</text:p>
          </table:table-cell>
          <table:table-cell office:value-type="string" calcext:value-type="string">
            <text:p>non_sexist</text:p>
          </table:table-cell>
          <table:table-cell office:value-type="string" calcext:value-type="string">
            <text:p>Этой женщиной был Александр Градский</text:p>
          </table:table-cell>
        </table:table-row>
        <table:table-row table:style-name="ro1">
          <table:table-cell office:value-type="float" office:value="10753110" calcext:value-type="float">
            <text:p>10753110</text:p>
          </table:table-cell>
          <table:table-cell office:value-type="float" office:value="10753222" calcext:value-type="float">
            <text:p>10753222</text:p>
          </table:table-cell>
          <table:table-cell office:value-type="string" calcext:value-type="string">
            <text:p>non_sexist</text:p>
          </table:table-cell>
          <table:table-cell office:value-type="string" calcext:value-type="string">
            <text:p>Znak прям америку открыл. Так в любой крупной компании. Что у нас, что у них. Корпоративная культура. <text:s/>Да и как то тупо работать в организации и жаловаться на нее</text:p>
          </table:table-cell>
        </table:table-row>
        <table:table-row table:style-name="ro1">
          <table:table-cell office:value-type="float" office:value="10753110" calcext:value-type="float">
            <text:p>10753110</text:p>
          </table:table-cell>
          <table:table-cell office:value-type="float" office:value="10753284" calcext:value-type="float">
            <text:p>10753284</text:p>
          </table:table-cell>
          <table:table-cell office:value-type="string" calcext:value-type="string">
            <text:p>sexist</text:p>
          </table:table-cell>
          <table:table-cell office:value-type="string" calcext:value-type="string">
            <text:p>Нормальные мужики получают зарплату большую а тупые дефки только премии</text:p>
          </table:table-cell>
        </table:table-row>
        <table:table-row table:style-name="ro1">
          <table:table-cell office:value-type="float" office:value="10753110" calcext:value-type="float">
            <text:p>10753110</text:p>
          </table:table-cell>
          <table:table-cell office:value-type="float" office:value="10753348" calcext:value-type="float">
            <text:p>10753348</text:p>
          </table:table-cell>
          <table:table-cell office:value-type="string" calcext:value-type="string">
            <text:p>non_sexist</text:p>
          </table:table-cell>
          <table:table-cell office:value-type="string" calcext:value-type="string">
            <text:p>Опять эти факеры из ФСБ , да сколько их ?</text:p>
          </table:table-cell>
        </table:table-row>
        <table:table-row table:style-name="ro1">
          <table:table-cell office:value-type="float" office:value="10753110" calcext:value-type="float">
            <text:p>10753110</text:p>
          </table:table-cell>
          <table:table-cell office:value-type="float" office:value="10753404" calcext:value-type="float">
            <text:p>10753404</text:p>
          </table:table-cell>
          <table:table-cell office:value-type="string" calcext:value-type="string">
            <text:p>sexist</text:p>
          </table:table-cell>
          <table:table-cell office:value-type="string" calcext:value-type="string">
            <text:p>Мля, хоть бы один математик в комменты подъехал, чтобы оценить - за дело дали тетке премию или из уважения к левацким трендам. А то, тру-правые засрут все комменты в ожидаемом скептицизме.</text:p>
          </table:table-cell>
        </table:table-row>
        <table:table-row table:style-name="ro1">
          <table:table-cell office:value-type="float" office:value="10753110" calcext:value-type="float">
            <text:p>10753110</text:p>
          </table:table-cell>
          <table:table-cell office:value-type="float" office:value="10753446" calcext:value-type="float">
            <text:p>10753446</text:p>
          </table:table-cell>
          <table:table-cell office:value-type="string" calcext:value-type="string">
            <text:p>non_sexist</text:p>
          </table:table-cell>
          <table:table-cell office:value-type="string" calcext:value-type="string">
            <text:p>Мотемотичка раскритиковала хакеров фсб и получила премию от RT</text:p>
          </table:table-cell>
        </table:table-row>
        <table:table-row table:style-name="ro1">
          <table:table-cell office:value-type="float" office:value="10753110" calcext:value-type="float">
            <text:p>10753110</text:p>
          </table:table-cell>
          <table:table-cell office:value-type="float" office:value="10753734" calcext:value-type="float">
            <text:p>10753734</text:p>
          </table:table-cell>
          <table:table-cell office:value-type="string" calcext:value-type="string">
            <text:p>non_sexist</text:p>
          </table:table-cell>
          <table:table-cell office:value-type="string" calcext:value-type="string">
            <text:p>хосподи, почему нельзя просто порадоваться за женщину, которая достигла реальных успехов? Обязательно надо высрать несмешную шутку, пройтись бульдозером по внешности человека. Еб@ть вы мерзкие лицемеры</text:p>
          </table:table-cell>
        </table:table-row>
        <table:table-row table:style-name="ro1">
          <table:table-cell office:value-type="float" office:value="10753110" calcext:value-type="float">
            <text:p>10753110</text:p>
          </table:table-cell>
          <table:table-cell office:value-type="float" office:value="10754016" calcext:value-type="float">
            <text:p>10754016</text:p>
          </table:table-cell>
          <table:table-cell office:value-type="string" calcext:value-type="string">
            <text:p>non_sexist</text:p>
          </table:table-cell>
          <table:table-cell office:value-type="string" calcext:value-type="string">
            <text:p>А гос.каналы можно обсуждать или это часть государства?</text:p>
          </table:table-cell>
        </table:table-row>
        <table:table-row table:style-name="ro12">
          <table:table-cell office:value-type="float" office:value="10753110" calcext:value-type="float">
            <text:p>10753110</text:p>
          </table:table-cell>
          <table:table-cell office:value-type="float" office:value="10754261" calcext:value-type="float">
            <text:p>10754261</text:p>
          </table:table-cell>
          <table:table-cell office:value-type="string" calcext:value-type="string">
            <text:p>non_sexist</text:p>
          </table:table-cell>
          <table:table-cell office:value-type="string" calcext:value-type="string">
            <text:p>&gt; женщины ничего не могут, где они ваши женщины-ученые?!</text:p>
            <text:p>&gt; женщина-математик получает премию</text:p>
            <text:p>&gt; всё-равно всё не так, и женщина не такая, и тупая, и косая, и премия ни за что</text:p>
            <text:p>¯\_(ツ)_/¯ </text:p>
            <text:p/>
            <text:p>Вас уже просто триггерит, остыньте, посмотрите на новость непредвзято,  не тот повод, чтобы беситься, ну серьезно.</text:p>
          </table:table-cell>
        </table:table-row>
        <table:table-row table:style-name="ro1">
          <table:table-cell office:value-type="float" office:value="10753110" calcext:value-type="float">
            <text:p>10753110</text:p>
          </table:table-cell>
          <table:table-cell office:value-type="float" office:value="10754290" calcext:value-type="float">
            <text:p>10754290</text:p>
          </table:table-cell>
          <table:table-cell office:value-type="string" calcext:value-type="string">
            <text:p>non_sexist</text:p>
          </table:table-cell>
          <table:table-cell office:value-type="string" calcext:value-type="string">
            <text:p>фейковый канал запрещает сотрудникам рассказывать о фейковых новостях)</text:p>
          </table:table-cell>
        </table:table-row>
        <table:table-row table:style-name="ro1">
          <table:table-cell office:value-type="float" office:value="10747237" calcext:value-type="float">
            <text:p>10747237</text:p>
          </table:table-cell>
          <table:table-cell office:value-type="float" office:value="10747249" calcext:value-type="float">
            <text:p>10747249</text:p>
          </table:table-cell>
          <table:table-cell office:value-type="string" calcext:value-type="string">
            <text:p>non_sexist</text:p>
          </table:table-cell>
          <table:table-cell office:value-type="string" calcext:value-type="string">
            <text:p>За что евро упал, как я житю буду</text:p>
          </table:table-cell>
        </table:table-row>
        <table:table-row table:style-name="ro1">
          <table:table-cell office:value-type="float" office:value="10747237" calcext:value-type="float">
            <text:p>10747237</text:p>
          </table:table-cell>
          <table:table-cell office:value-type="float" office:value="10747252" calcext:value-type="float">
            <text:p>10747252</text:p>
          </table:table-cell>
          <table:table-cell office:value-type="string" calcext:value-type="string">
            <text:p>non_sexist</text:p>
          </table:table-cell>
          <table:table-cell office:value-type="string" calcext:value-type="string">
            <text:p>Ничего нового.. три четыре пять</text:p>
          </table:table-cell>
        </table:table-row>
        <table:table-row table:style-name="ro1">
          <table:table-cell office:value-type="float" office:value="10747237" calcext:value-type="float">
            <text:p>10747237</text:p>
          </table:table-cell>
          <table:table-cell office:value-type="float" office:value="10747257" calcext:value-type="float">
            <text:p>10747257</text:p>
          </table:table-cell>
          <table:table-cell office:value-type="string" calcext:value-type="string">
            <text:p>non_sexist</text:p>
          </table:table-cell>
          <table:table-cell office:value-type="string" calcext:value-type="string">
            <text:p>Ясно, понятно. Законно хранить марихуану в Чечне имеют право не все, а только некоторые.</text:p>
          </table:table-cell>
        </table:table-row>
        <table:table-row table:style-name="ro1">
          <table:table-cell office:value-type="float" office:value="10747237" calcext:value-type="float">
            <text:p>10747237</text:p>
          </table:table-cell>
          <table:table-cell office:value-type="float" office:value="10747259" calcext:value-type="float">
            <text:p>10747259</text:p>
          </table:table-cell>
          <table:table-cell office:value-type="string" calcext:value-type="string">
            <text:p>non_sexist</text:p>
          </table:table-cell>
          <table:table-cell office:value-type="string" calcext:value-type="string">
            <text:p>У нас 80% бизнеса в Москве, и не только в Москве держат чеченцы, азеры и армяне благодаря наркотикам, все кальянные и рестораны, все шаурмечные и круглосуточные овощные, которые нихера прибыли не дают, наркотики нашли у него, ахуетб, нашли больше чем у себя?</text:p>
          </table:table-cell>
        </table:table-row>
        <table:table-row table:style-name="ro1">
          <table:table-cell office:value-type="float" office:value="10747237" calcext:value-type="float">
            <text:p>10747237</text:p>
          </table:table-cell>
          <table:table-cell office:value-type="float" office:value="10747260" calcext:value-type="float">
            <text:p>10747260</text:p>
          </table:table-cell>
          <table:table-cell office:value-type="string" calcext:value-type="string">
            <text:p>non_sexist</text:p>
          </table:table-cell>
          <table:table-cell office:value-type="string" calcext:value-type="string">
            <text:p>Щас заживем, евро 73 гривны российских.... пойду еще майбах куплю</text:p>
          </table:table-cell>
        </table:table-row>
        <table:table-row table:style-name="ro1">
          <table:table-cell office:value-type="float" office:value="10747237" calcext:value-type="float">
            <text:p>10747237</text:p>
          </table:table-cell>
          <table:table-cell office:value-type="float" office:value="10747261" calcext:value-type="float">
            <text:p>10747261</text:p>
          </table:table-cell>
          <table:table-cell office:value-type="string" calcext:value-type="string">
            <text:p>non_sexist</text:p>
          </table:table-cell>
          <table:table-cell office:value-type="string" calcext:value-type="string">
            <text:p>Я думаю многим не интересно про Африку🙃</text:p>
          </table:table-cell>
        </table:table-row>
        <table:table-row table:style-name="ro1">
          <table:table-cell office:value-type="float" office:value="10747237" calcext:value-type="float">
            <text:p>10747237</text:p>
          </table:table-cell>
          <table:table-cell office:value-type="float" office:value="10747263" calcext:value-type="float">
            <text:p>10747263</text:p>
          </table:table-cell>
          <table:table-cell office:value-type="string" calcext:value-type="string">
            <text:p>non_sexist</text:p>
          </table:table-cell>
          <table:table-cell office:value-type="string" calcext:value-type="string">
            <text:p>Вот когда я уже купила все евро, то вы решили их удешевить 😒</text:p>
          </table:table-cell>
        </table:table-row>
        <table:table-row table:style-name="ro1">
          <table:table-cell office:value-type="float" office:value="10747237" calcext:value-type="float">
            <text:p>10747237</text:p>
          </table:table-cell>
          <table:table-cell office:value-type="float" office:value="10747264" calcext:value-type="float">
            <text:p>10747264</text:p>
          </table:table-cell>
          <table:table-cell office:value-type="string" calcext:value-type="string">
            <text:p>non_sexist</text:p>
          </table:table-cell>
          <table:table-cell office:value-type="string" calcext:value-type="string">
            <text:p>Вот как в европе все плохо, евро падает, фуу слабая валюта, Россия это класс если за, то ставишь класс</text:p>
          </table:table-cell>
        </table:table-row>
        <table:table-row table:style-name="ro3">
          <table:table-cell office:value-type="float" office:value="10747237" calcext:value-type="float">
            <text:p>10747237</text:p>
          </table:table-cell>
          <table:table-cell office:value-type="float" office:value="10747267" calcext:value-type="float">
            <text:p>10747267</text:p>
          </table:table-cell>
          <table:table-cell office:value-type="string" calcext:value-type="string">
            <text:p>non_sexist</text:p>
          </table:table-cell>
          <table:table-cell office:value-type="string" calcext:value-type="string">
            <text:p>А где про теракт в Нидерландах?</text:p>
            <text:p>UPD: Классика. Турок в трамвае расстрелял 12 человек, трое 200.</text:p>
          </table:table-cell>
        </table:table-row>
        <table:table-row table:style-name="ro1">
          <table:table-cell office:value-type="float" office:value="10747237" calcext:value-type="float">
            <text:p>10747237</text:p>
          </table:table-cell>
          <table:table-cell office:value-type="float" office:value="10747270" calcext:value-type="float">
            <text:p>10747270</text:p>
          </table:table-cell>
          <table:table-cell office:value-type="string" calcext:value-type="string">
            <text:p>non_sexist</text:p>
          </table:table-cell>
          <table:table-cell office:value-type="string" calcext:value-type="string">
            <text:p>Дали колонию-поселение. В России дают лет 8 строгого.</text:p>
          </table:table-cell>
        </table:table-row>
        <table:table-row table:style-name="ro1">
          <table:table-cell office:value-type="float" office:value="10747237" calcext:value-type="float">
            <text:p>10747237</text:p>
          </table:table-cell>
          <table:table-cell office:value-type="float" office:value="10747282" calcext:value-type="float">
            <text:p>10747282</text:p>
          </table:table-cell>
          <table:table-cell office:value-type="string" calcext:value-type="string">
            <text:p>non_sexist</text:p>
          </table:table-cell>
          <table:table-cell office:value-type="string" calcext:value-type="string">
            <text:p>Ну ты понял да, черные тонут комменты открыты</text:p>
          </table:table-cell>
        </table:table-row>
        <table:table-row table:style-name="ro1">
          <table:table-cell office:value-type="float" office:value="10747237" calcext:value-type="float">
            <text:p>10747237</text:p>
          </table:table-cell>
          <table:table-cell office:value-type="float" office:value="10747316" calcext:value-type="float">
            <text:p>10747316</text:p>
          </table:table-cell>
          <table:table-cell office:value-type="string" calcext:value-type="string">
            <text:p>non_sexist</text:p>
          </table:table-cell>
          <table:table-cell office:value-type="string" calcext:value-type="string">
            <text:p>Как сказал следствию Кадыров, "А ты докажи что не наркота"</text:p>
          </table:table-cell>
        </table:table-row>
        <table:table-row table:style-name="ro1">
          <table:table-cell office:value-type="float" office:value="10747237" calcext:value-type="float">
            <text:p>10747237</text:p>
          </table:table-cell>
          <table:table-cell office:value-type="float" office:value="10747318" calcext:value-type="float">
            <text:p>10747318</text:p>
          </table:table-cell>
          <table:table-cell office:value-type="string" calcext:value-type="string">
            <text:p>non_sexist</text:p>
          </table:table-cell>
          <table:table-cell office:value-type="string" calcext:value-type="string">
            <text:p>Упадет этот курс ниже 40 рублей как когда-то, тогда и разбудите</text:p>
          </table:table-cell>
        </table:table-row>
        <table:table-row table:style-name="ro2">
          <table:table-cell office:value-type="float" office:value="10747237" calcext:value-type="float">
            <text:p>10747237</text:p>
          </table:table-cell>
          <table:table-cell office:value-type="float" office:value="10747339" calcext:value-type="float">
            <text:p>10747339</text:p>
          </table:table-cell>
          <table:table-cell office:value-type="string" calcext:value-type="string">
            <text:p>non_sexist</text:p>
          </table:table-cell>
          <table:table-cell office:value-type="string" calcext:value-type="string">
            <text:p>" Из-за шторма на юге Африки погибли более 160 человек"</text:p>
            <text:p/>
            <text:p>Что нам до юга Африки ,когда в стране 25 млн. человек за чертой бедности и смертность которая круче 120 ураганов уносящих жизни, где то в далекой, за три лаптя по карте Африки.</text:p>
          </table:table-cell>
        </table:table-row>
        <table:table-row table:style-name="ro1">
          <table:table-cell office:value-type="float" office:value="10747237" calcext:value-type="float">
            <text:p>10747237</text:p>
          </table:table-cell>
          <table:table-cell office:value-type="float" office:value="10747355" calcext:value-type="float">
            <text:p>10747355</text:p>
          </table:table-cell>
          <table:table-cell office:value-type="string" calcext:value-type="string">
            <text:p>non_sexist</text:p>
          </table:table-cell>
          <table:table-cell office:value-type="string" calcext:value-type="string">
            <text:p>Вот Вам и наш СУД. Оюб Титиев - один из немногих, кто выступал за права людей в Чеченской Республике. За что и поплатился. Кто управляет нашей страной и кто выносит приговоры, вопреки здравому смыслу и не состыковками в доказательной базе - всем теперь известно. Браво!</text:p>
          </table:table-cell>
        </table:table-row>
        <table:table-row table:style-name="ro3">
          <table:table-cell office:value-type="float" office:value="10747237" calcext:value-type="float">
            <text:p>10747237</text:p>
          </table:table-cell>
          <table:table-cell office:value-type="float" office:value="10747357" calcext:value-type="float">
            <text:p>10747357</text:p>
          </table:table-cell>
          <table:table-cell office:value-type="string" calcext:value-type="string">
            <text:p>non_sexist</text:p>
          </table:table-cell>
          <table:table-cell office:value-type="string" calcext:value-type="string">
            <text:p>О! Наконец в Чечне наступит справедливость! </text:p>
            <text:p>(сарказм)</text:p>
          </table:table-cell>
        </table:table-row>
        <table:table-row table:style-name="ro1">
          <table:table-cell office:value-type="float" office:value="10747237" calcext:value-type="float">
            <text:p>10747237</text:p>
          </table:table-cell>
          <table:table-cell office:value-type="float" office:value="10747424" calcext:value-type="float">
            <text:p>10747424</text:p>
          </table:table-cell>
          <table:table-cell office:value-type="string" calcext:value-type="string">
            <text:p>non_sexist</text:p>
          </table:table-cell>
          <table:table-cell office:value-type="string" calcext:value-type="string">
            <text:p>Сук евро не падай пять</text:p>
          </table:table-cell>
        </table:table-row>
        <table:table-row table:style-name="ro1">
          <table:table-cell office:value-type="float" office:value="10747237" calcext:value-type="float">
            <text:p>10747237</text:p>
          </table:table-cell>
          <table:table-cell office:value-type="float" office:value="10747457" calcext:value-type="float">
            <text:p>10747457</text:p>
          </table:table-cell>
          <table:table-cell office:value-type="string" calcext:value-type="string">
            <text:p>non_sexist</text:p>
          </table:table-cell>
          <table:table-cell office:value-type="string" calcext:value-type="string">
            <text:p>А было ли укрепление рубля более чем на 20 часов -_-</text:p>
          </table:table-cell>
        </table:table-row>
        <table:table-row table:style-name="ro1">
          <table:table-cell office:value-type="float" office:value="10747237" calcext:value-type="float">
            <text:p>10747237</text:p>
          </table:table-cell>
          <table:table-cell office:value-type="float" office:value="10747529" calcext:value-type="float">
            <text:p>10747529</text:p>
          </table:table-cell>
          <table:table-cell office:value-type="string" calcext:value-type="string">
            <text:p>non_sexist</text:p>
          </table:table-cell>
          <table:table-cell office:value-type="string" calcext:value-type="string">
            <text:p>"Мемориал" надо на руках носить, а не гнобить</text:p>
          </table:table-cell>
        </table:table-row>
        <table:table-row table:style-name="ro1">
          <table:table-cell office:value-type="float" office:value="10747237" calcext:value-type="float">
            <text:p>10747237</text:p>
          </table:table-cell>
          <table:table-cell office:value-type="float" office:value="10747748" calcext:value-type="float">
            <text:p>10747748</text:p>
          </table:table-cell>
          <table:table-cell office:value-type="string" calcext:value-type="string">
            <text:p>non_sexist</text:p>
          </table:table-cell>
          <table:table-cell office:value-type="string" calcext:value-type="string">
            <text:p>Ого евро падает! Смотрите как стремительно! Вот теперь заживем. Вот теперь <text:s/>пойдет житуха</text:p>
          </table:table-cell>
        </table:table-row>
        <table:table-row table:style-name="ro1">
          <table:table-cell office:value-type="float" office:value="10747237" calcext:value-type="float">
            <text:p>10747237</text:p>
          </table:table-cell>
          <table:table-cell office:value-type="float" office:value="10747968" calcext:value-type="float">
            <text:p>10747968</text:p>
          </table:table-cell>
          <table:table-cell office:value-type="string" calcext:value-type="string">
            <text:p>non_sexist</text:p>
          </table:table-cell>
          <table:table-cell office:value-type="string" calcext:value-type="string">
            <text:p>Предлагаю наказать шторм 9 годами уголовки</text:p>
          </table:table-cell>
        </table:table-row>
        <table:table-row table:style-name="ro3">
          <table:table-cell office:value-type="float" office:value="10747237" calcext:value-type="float">
            <text:p>10747237</text:p>
          </table:table-cell>
          <table:table-cell office:value-type="float" office:value="10748023" calcext:value-type="float">
            <text:p>10748023</text:p>
          </table:table-cell>
          <table:table-cell office:value-type="string" calcext:value-type="string">
            <text:p>non_sexist</text:p>
          </table:table-cell>
          <table:table-cell office:value-type="string" calcext:value-type="string">
            <text:p>Все отлично знают, как заводятся у нас дела о хранении наркотиков ..у нас в Тольятти в том году полицаи заставили таксиста собрать дички и типа приняли его...ладно там чудом дело развалилось из-за сб..и это они ещё сложную схему придумали...</text:p>
            <text:p>https://63.ru/text/gorod/65394021</text:p>
          </table:table-cell>
        </table:table-row>
        <table:table-row table:style-name="ro1">
          <table:table-cell office:value-type="float" office:value="10747237" calcext:value-type="float">
            <text:p>10747237</text:p>
          </table:table-cell>
          <table:table-cell office:value-type="float" office:value="10748219" calcext:value-type="float">
            <text:p>10748219</text:p>
          </table:table-cell>
          <table:table-cell office:value-type="string" calcext:value-type="string">
            <text:p>non_sexist</text:p>
          </table:table-cell>
          <table:table-cell office:value-type="string" calcext:value-type="string">
            <text:p>"УПАЛ"! Ой блен... три четыре пять</text:p>
          </table:table-cell>
        </table:table-row>
        <table:table-row table:style-name="ro1">
          <table:table-cell office:value-type="float" office:value="10747237" calcext:value-type="float">
            <text:p>10747237</text:p>
          </table:table-cell>
          <table:table-cell office:value-type="float" office:value="10748762" calcext:value-type="float">
            <text:p>10748762</text:p>
          </table:table-cell>
          <table:table-cell office:value-type="string" calcext:value-type="string">
            <text:p>non_sexist</text:p>
          </table:table-cell>
          <table:table-cell office:value-type="string" calcext:value-type="string">
            <text:p>Сталинские ублюдки никак не могут смириться с изобличением их преступлений против народа. Это волосатая рука еще долго будет держать Россию за горло</text:p>
          </table:table-cell>
        </table:table-row>
        <table:table-row table:style-name="ro13">
          <table:table-cell office:value-type="float" office:value="10747237" calcext:value-type="float">
            <text:p>10747237</text:p>
          </table:table-cell>
          <table:table-cell office:value-type="float" office:value="10774590" calcext:value-type="float">
            <text:p>10774590</text:p>
          </table:table-cell>
          <table:table-cell office:value-type="string" calcext:value-type="string">
            <text:p>racist</text:p>
          </table:table-cell>
          <table:table-cell office:value-type="string" calcext:value-type="string">
            <text:p>Межэтнический конфликт в Якутии. Как власть в РФ пытается обмануть людей</text:p>
            <text:p>#ВремяСопротивления #КодексНационалиста</text:p>
            <text:p/>
            <text:p>В ночь на 17 марта мигрант из Киргизии изнасиловал мать-одиночку.</text:p>
            <text:p>Вечером 17 марта жители Якутска вышли на стихийный народный сход, и потребовали выселения мигрантов из региона. Им удалось собраться, поскольку один из жителей города, узнав о произошедшем преступлении, по собственной инициативе назначил место и время схода, а затем разослал информацию-призыв по всем своим контактам через интернет в одном из мессенджеров, попросив получателей разослать его дальше уже по всем своим контактам, что люди и сделали. В результате чего анонс акции протеста быстро разлетелся по всему городу за считанные часы. В тот же день, в другом регионе, мигрантом была изнасилована беременная жительница Волгограда, но в этом городе не нашлось никого, кто бы инициировал такой же сход, как в Якутске.</text:p>
            <text:p/>
            <text:p>18 марта прошла официальная встреча с властями Якутии, на которую пришло около 7 000 человек. Большинство участников встречи - этнические якуты. Встреча была организована чиновниками, чтобы снизить градус возмущения в городе.</text:p>
            <text:p/>
            <text:p>Глава Якутии пообещал взять все этнопреступления на особый контроль, а также разобраться с нелегальными иммигрантами, и решить проблемы с незаконным предпринимательством в регионе.</text:p>
            <text:p/>
            <text:p>Почему это не решит проблему? По нескольким простым причинам.</text:p>
            <text:p>Путиным подписан в последние годы целый пакет изменений в законодательство, в результате чего большинство мигрантов в РФ уже не являются никакими «нелегальными иммигрантами». Этот факт, и его последствия, пока не осознали многие граждане РФ, поэтому чиновникам их легко обманывать. Многие из тех, кто несколько лет назад протестовал против планов принять такие законы, видя в них явное нарушение интересов большинства населения страны, подверглись репрессиям, были отправлены властями РФ в тюрьмы, или оказались в эмиграции.</text:p>
            <text:p/>
            <text:p>Но даже те мигранты, кто не имеет необходимых документов (самые ленивые), без проблем сегодня оперативно решают эти вопросы. 19 марта мигранты, работающие водителями в Якутске, не вышли на маршруты. По разным оценкам ими управляются от 80 до 90 автобусов (из 430) в городе. По данным журналистов мигранты заняты срочным улаживанием бюрократических процедур, постановкой на учёт, оформлением разрешительных документов и пр. И делают это, чтобы избежать депортации, а не из-за того, что опасаются погромов или чего-то подобного. Ведь легализоваться в РФ не просто, а очень просто.</text:p>
            <text:p/>
            <text:p>Проверив 600 объектов, власти наскребли всего 8 нелегалов для депортации, при этом в регионе более 70 000 легальных мигрантов. Напомним, что глава Якутии Глава Айсен Николаев пообещал защищать «права легальных мигрантов».</text:p>
            <text:p/>
            <text:p>20 марта задержан подозреваемый в изнасиловании, давший признательные показания. Скоро люди успокоятся, и забудут о произошедшем. Возможно даже пару десятков нерасторопных нелегалов, затянувших с легализаций, отправят в Киргизию до очередной мигрантской амнистии, регулярно проводимой Кремлём. А между тем, Кремль будет продолжать завозить мигрантов миллионами, делая межэтнические конфликты постоянными и неизбежными. Только коренным жителям будет всё сложнее и сложнее самоорганизовываться для давления на власть с требованием их защитить, - ведь свободный интернет запрещают, а на неравнодушных граждан заводят уголовные дела.</text:p>
            <text:p/>
            <text:p>Миграционная проблема, которую сознательно, долго и упорно создает нам правительство Путина, неизбежно приводит к снижению зарплат (за счёт демпинга на рынке труда), росту коррупции, безработицы, и этнопреступности. Сегодня каждый человек понимает, что в наших городах становится небезопасно жить. Вы, ваши близкие, ваши дети, ваши родители, в любую минуту можете подвергнуться нападению на улице. Криминальная хроника из-за дня в день пестрит жуткими преступлениями, к которым начинает привыкать наше общество, переставая ценить человеческую жизнь, как таковую. Мы не утверждаем, что все мигранты – преступники, равно как и не стремимся обвинить их во всех бедах общества. В конце концов, МВД может депортировать пару сотен злостных нарушителей закона, а вот десятки миллионов «трудолюбивых мигрантов» – это может быть навсегда. За последние годы Путин и его подельники превратили некогда нашу страну в проходной двор, фактически осуществляя замену населения, и сейчас наша задача - отправить эту антинародную клику узурпаторов в отставку, после чего, изменив законодательство в соответствии с национальными интересами, полностью отказаться от политики замещающей миграции, годами насаждаемой Кремлём. Только так мы можем спасти наш народ от этнического замещения.</text:p>
            <text:p/>
            <text:p>Только вперёд, и ни шагу назад! За Нацию и Свободу!</text:p>
          </table:table-cell>
        </table:table-row>
        <table:table-row table:style-name="ro1">
          <table:table-cell office:value-type="float" office:value="10743566" calcext:value-type="float">
            <text:p>10743566</text:p>
          </table:table-cell>
          <table:table-cell office:value-type="float" office:value="10743575" calcext:value-type="float">
            <text:p>10743575</text:p>
          </table:table-cell>
          <table:table-cell office:value-type="string" calcext:value-type="string">
            <text:p>non_sexist</text:p>
          </table:table-cell>
          <table:table-cell office:value-type="string" calcext:value-type="string">
            <text:p>Уфь, сначала прочитал "серии убийств"</text:p>
          </table:table-cell>
        </table:table-row>
        <table:table-row table:style-name="ro1">
          <table:table-cell office:value-type="float" office:value="10743566" calcext:value-type="float">
            <text:p>10743566</text:p>
          </table:table-cell>
          <table:table-cell office:value-type="float" office:value="10743583" calcext:value-type="float">
            <text:p>10743583</text:p>
          </table:table-cell>
          <table:table-cell office:value-type="string" calcext:value-type="string">
            <text:p>non_sexist</text:p>
          </table:table-cell>
          <table:table-cell office:value-type="string" calcext:value-type="string">
            <text:p>Опа, умер чей-то Дик.Жаль мужика</text:p>
          </table:table-cell>
        </table:table-row>
        <table:table-row table:style-name="ro1">
          <table:table-cell office:value-type="float" office:value="10743566" calcext:value-type="float">
            <text:p>10743566</text:p>
          </table:table-cell>
          <table:table-cell office:value-type="float" office:value="10743585" calcext:value-type="float">
            <text:p>10743585</text:p>
          </table:table-cell>
          <table:table-cell office:value-type="string" calcext:value-type="string">
            <text:p>non_sexist</text:p>
          </table:table-cell>
          <table:table-cell office:value-type="string" calcext:value-type="string">
            <text:p>Получили по полгода колонии за каждого ребенка.... доздравствует наш суд, самый гуманный суд в мире! Урааа</text:p>
          </table:table-cell>
        </table:table-row>
        <table:table-row table:style-name="ro1">
          <table:table-cell office:value-type="float" office:value="10743566" calcext:value-type="float">
            <text:p>10743566</text:p>
          </table:table-cell>
          <table:table-cell office:value-type="float" office:value="10743590" calcext:value-type="float">
            <text:p>10743590</text:p>
          </table:table-cell>
          <table:table-cell office:value-type="string" calcext:value-type="string">
            <text:p>non_sexist</text:p>
          </table:table-cell>
          <table:table-cell office:value-type="string" calcext:value-type="string">
            <text:p>Ля, Дик был крут, спасибо за музло. Но лентач, блин вы лошары что-ли? Мисирлоу не был написан специально для фильма, этот сингл был выпущен в бородатые 60е</text:p>
          </table:table-cell>
        </table:table-row>
        <table:table-row table:style-name="ro1">
          <table:table-cell office:value-type="float" office:value="10743566" calcext:value-type="float">
            <text:p>10743566</text:p>
          </table:table-cell>
          <table:table-cell office:value-type="float" office:value="10743593" calcext:value-type="float">
            <text:p>10743593</text:p>
          </table:table-cell>
          <table:table-cell office:value-type="string" calcext:value-type="string">
            <text:p>non_sexist</text:p>
          </table:table-cell>
          <table:table-cell office:value-type="string" calcext:value-type="string">
            <text:p>Даже #радиолентач не запостили с Диком Дейлом</text:p>
          </table:table-cell>
        </table:table-row>
        <table:table-row table:style-name="ro1">
          <table:table-cell office:value-type="float" office:value="10743566" calcext:value-type="float">
            <text:p>10743566</text:p>
          </table:table-cell>
          <table:table-cell office:value-type="float" office:value="10743599" calcext:value-type="float">
            <text:p>10743599</text:p>
          </table:table-cell>
          <table:table-cell office:value-type="string" calcext:value-type="string">
            <text:p>non_sexist</text:p>
          </table:table-cell>
          <table:table-cell office:value-type="string" calcext:value-type="string">
            <text:p>Жалко дейла, матерый был мужик</text:p>
          </table:table-cell>
        </table:table-row>
        <table:table-row table:style-name="ro3">
          <table:table-cell office:value-type="float" office:value="10743566" calcext:value-type="float">
            <text:p>10743566</text:p>
          </table:table-cell>
          <table:table-cell office:value-type="float" office:value="10743602" calcext:value-type="float">
            <text:p>10743602</text:p>
          </table:table-cell>
          <table:table-cell office:value-type="string" calcext:value-type="string">
            <text:p>non_sexist</text:p>
          </table:table-cell>
          <table:table-cell office:value-type="string" calcext:value-type="string">
            <text:p>&gt;Умер «король сёрф-гитары» Дик Дейл</text:p>
            <text:p>Опять не Фейс =/</text:p>
          </table:table-cell>
        </table:table-row>
        <table:table-row table:style-name="ro1">
          <table:table-cell office:value-type="float" office:value="10743566" calcext:value-type="float">
            <text:p>10743566</text:p>
          </table:table-cell>
          <table:table-cell office:value-type="float" office:value="10743604" calcext:value-type="float">
            <text:p>10743604</text:p>
          </table:table-cell>
          <table:table-cell office:value-type="string" calcext:value-type="string">
            <text:p>non_sexist</text:p>
          </table:table-cell>
          <table:table-cell office:value-type="string" calcext:value-type="string">
            <text:p>о новой серии отставок губернаторов...а вот с этого по ржал. Новые серии старого сериала</text:p>
          </table:table-cell>
        </table:table-row>
        <table:table-row table:style-name="ro1">
          <table:table-cell office:value-type="float" office:value="10743566" calcext:value-type="float">
            <text:p>10743566</text:p>
          </table:table-cell>
          <table:table-cell office:value-type="float" office:value="10743607" calcext:value-type="float">
            <text:p>10743607</text:p>
          </table:table-cell>
          <table:table-cell office:value-type="string" calcext:value-type="string">
            <text:p>non_sexist</text:p>
          </table:table-cell>
          <table:table-cell office:value-type="string" calcext:value-type="string">
            <text:p>Умер король - и фотка Пыни.</text:p>
          </table:table-cell>
        </table:table-row>
        <table:table-row table:style-name="ro1">
          <table:table-cell office:value-type="float" office:value="10743566" calcext:value-type="float">
            <text:p>10743566</text:p>
          </table:table-cell>
          <table:table-cell office:value-type="float" office:value="10743613" calcext:value-type="float">
            <text:p>10743613</text:p>
          </table:table-cell>
          <table:table-cell office:value-type="string" calcext:value-type="string">
            <text:p>non_sexist</text:p>
          </table:table-cell>
          <table:table-cell office:value-type="string" calcext:value-type="string">
            <text:p>удмурт два три четыре пять</text:p>
          </table:table-cell>
        </table:table-row>
        <table:table-row table:style-name="ro1">
          <table:table-cell office:value-type="float" office:value="10743566" calcext:value-type="float">
            <text:p>10743566</text:p>
          </table:table-cell>
          <table:table-cell office:value-type="float" office:value="10743620" calcext:value-type="float">
            <text:p>10743620</text:p>
          </table:table-cell>
          <table:table-cell office:value-type="string" calcext:value-type="string">
            <text:p>non_sexist</text:p>
          </table:table-cell>
          <table:table-cell office:value-type="string" calcext:value-type="string">
            <text:p>Я в этом лагере был)</text:p>
          </table:table-cell>
        </table:table-row>
        <table:table-row table:style-name="ro1">
          <table:table-cell office:value-type="float" office:value="10743566" calcext:value-type="float">
            <text:p>10743566</text:p>
          </table:table-cell>
          <table:table-cell office:value-type="float" office:value="10743645" calcext:value-type="float">
            <text:p>10743645</text:p>
          </table:table-cell>
          <table:table-cell office:value-type="string" calcext:value-type="string">
            <text:p>non_sexist</text:p>
          </table:table-cell>
          <table:table-cell office:value-type="string" calcext:value-type="string">
            <text:p>14 детей - тянет на ПЖ, разве нет?</text:p>
          </table:table-cell>
        </table:table-row>
        <table:table-row table:style-name="ro1">
          <table:table-cell office:value-type="float" office:value="10743566" calcext:value-type="float">
            <text:p>10743566</text:p>
          </table:table-cell>
          <table:table-cell office:value-type="float" office:value="10743651" calcext:value-type="float">
            <text:p>10743651</text:p>
          </table:table-cell>
          <table:table-cell office:value-type="string" calcext:value-type="string">
            <text:p>non_sexist</text:p>
          </table:table-cell>
          <table:table-cell office:value-type="string" calcext:value-type="string">
            <text:p>в Сямозеро-то воды по колено, как там утонуть можно?</text:p>
          </table:table-cell>
        </table:table-row>
        <table:table-row table:style-name="ro2">
          <table:table-cell office:value-type="float" office:value="10743566" calcext:value-type="float">
            <text:p>10743566</text:p>
          </table:table-cell>
          <table:table-cell office:value-type="float" office:value="10743652" calcext:value-type="float">
            <text:p>10743652</text:p>
          </table:table-cell>
          <table:table-cell office:value-type="string" calcext:value-type="string">
            <text:p>non_sexist</text:p>
          </table:table-cell>
          <table:table-cell office:value-type="string" calcext:value-type="string">
            <text:p>к слову - Дик Дейл не писал этот трек специально для фильма Тарантино. Песенка стара как мир и версий её - как деревьев в лесу (у меня на пластинка всяких полно).</text:p>
            <text:p>Вот например 1927 года одно из первых исполнений греческого певца Theodotos ("Tetos") Demetriades</text:p>
            <text:p>https://www.youtube.com/watch?v=hWei99ZQBhQ</text:p>
          </table:table-cell>
        </table:table-row>
        <table:table-row table:style-name="ro1">
          <table:table-cell office:value-type="float" office:value="10743566" calcext:value-type="float">
            <text:p>10743566</text:p>
          </table:table-cell>
          <table:table-cell office:value-type="float" office:value="10743653" calcext:value-type="float">
            <text:p>10743653</text:p>
          </table:table-cell>
          <table:table-cell office:value-type="string" calcext:value-type="string">
            <text:p>non_sexist</text:p>
          </table:table-cell>
          <table:table-cell office:value-type="string" calcext:value-type="string">
            <text:p>Оооо, новая серия, обожаю этот сериал</text:p>
          </table:table-cell>
        </table:table-row>
        <table:table-row table:style-name="ro1">
          <table:table-cell office:value-type="float" office:value="10743566" calcext:value-type="float">
            <text:p>10743566</text:p>
          </table:table-cell>
          <table:table-cell office:value-type="float" office:value="10743684" calcext:value-type="float">
            <text:p>10743684</text:p>
          </table:table-cell>
          <table:table-cell office:value-type="string" calcext:value-type="string">
            <text:p>non_sexist</text:p>
          </table:table-cell>
          <table:table-cell office:value-type="string" calcext:value-type="string">
            <text:p>«Ну что, как поплавали» которые?</text:p>
          </table:table-cell>
        </table:table-row>
        <table:table-row table:style-name="ro1">
          <table:table-cell office:value-type="float" office:value="10743566" calcext:value-type="float">
            <text:p>10743566</text:p>
          </table:table-cell>
          <table:table-cell office:value-type="float" office:value="10743792" calcext:value-type="float">
            <text:p>10743792</text:p>
          </table:table-cell>
          <table:table-cell office:value-type="string" calcext:value-type="string">
            <text:p>non_sexist</text:p>
          </table:table-cell>
          <table:table-cell office:value-type="string" calcext:value-type="string">
            <text:p>Как она учла удо оно есть и чё они в СИЗО не сидели ?</text:p>
          </table:table-cell>
        </table:table-row>
        <table:table-row table:style-name="ro1">
          <table:table-cell office:value-type="float" office:value="10743566" calcext:value-type="float">
            <text:p>10743566</text:p>
          </table:table-cell>
          <table:table-cell office:value-type="float" office:value="10743794" calcext:value-type="float">
            <text:p>10743794</text:p>
          </table:table-cell>
          <table:table-cell office:value-type="string" calcext:value-type="string">
            <text:p>non_sexist</text:p>
          </table:table-cell>
          <table:table-cell office:value-type="string" calcext:value-type="string">
            <text:p>За Майкла Джексона обидно. Нет покоя больным</text:p>
          </table:table-cell>
        </table:table-row>
        <table:table-row table:style-name="ro1">
          <table:table-cell office:value-type="float" office:value="10743566" calcext:value-type="float">
            <text:p>10743566</text:p>
          </table:table-cell>
          <table:table-cell office:value-type="float" office:value="10743858" calcext:value-type="float">
            <text:p>10743858</text:p>
          </table:table-cell>
          <table:table-cell office:value-type="string" calcext:value-type="string">
            <text:p>non_sexist</text:p>
          </table:table-cell>
          <table:table-cell office:value-type="string" calcext:value-type="string">
            <text:p>А когда станут известны результаты суда по Зимней вишне?</text:p>
          </table:table-cell>
        </table:table-row>
        <table:table-row table:style-name="ro1">
          <table:table-cell office:value-type="float" office:value="10743566" calcext:value-type="float">
            <text:p>10743566</text:p>
          </table:table-cell>
          <table:table-cell office:value-type="float" office:value="10743922" calcext:value-type="float">
            <text:p>10743922</text:p>
          </table:table-cell>
          <table:table-cell office:value-type="string" calcext:value-type="string">
            <text:p>non_sexist</text:p>
          </table:table-cell>
          <table:table-cell office:value-type="string" calcext:value-type="string">
            <text:p>cerf кто не понял тот поймет</text:p>
          </table:table-cell>
        </table:table-row>
        <table:table-row table:style-name="ro1">
          <table:table-cell office:value-type="float" office:value="10743566" calcext:value-type="float">
            <text:p>10743566</text:p>
          </table:table-cell>
          <table:table-cell office:value-type="float" office:value="10744056" calcext:value-type="float">
            <text:p>10744056</text:p>
          </table:table-cell>
          <table:table-cell office:value-type="string" calcext:value-type="string">
            <text:p>non_sexist</text:p>
          </table:table-cell>
          <table:table-cell office:value-type="string" calcext:value-type="string">
            <text:p>Шторм на озере? Как может быть шторм на озере?)</text:p>
          </table:table-cell>
        </table:table-row>
        <table:table-row table:style-name="ro1">
          <table:table-cell office:value-type="float" office:value="10743566" calcext:value-type="float">
            <text:p>10743566</text:p>
          </table:table-cell>
          <table:table-cell office:value-type="float" office:value="10744329" calcext:value-type="float">
            <text:p>10744329</text:p>
          </table:table-cell>
          <table:table-cell office:value-type="string" calcext:value-type="string">
            <text:p>non_sexist</text:p>
          </table:table-cell>
          <table:table-cell office:value-type="string" calcext:value-type="string">
            <text:p>А те кто контролировал лагерь, не сели? Те кто разрешения выдавал, лицензии</text:p>
          </table:table-cell>
        </table:table-row>
        <table:table-row table:style-name="ro1">
          <table:table-cell office:value-type="float" office:value="10743566" calcext:value-type="float">
            <text:p>10743566</text:p>
          </table:table-cell>
          <table:table-cell office:value-type="float" office:value="10744498" calcext:value-type="float">
            <text:p>10744498</text:p>
          </table:table-cell>
          <table:table-cell office:value-type="string" calcext:value-type="string">
            <text:p>non_sexist</text:p>
          </table:table-cell>
          <table:table-cell office:value-type="string" calcext:value-type="string">
            <text:p>Дейл гастролировал даже в таком возрасте, чтобы оплачивать лечение. Это очень печально.</text:p>
          </table:table-cell>
        </table:table-row>
        <table:table-row table:style-name="ro1">
          <table:table-cell office:value-type="float" office:value="10743566" calcext:value-type="float">
            <text:p>10743566</text:p>
          </table:table-cell>
          <table:table-cell office:value-type="float" office:value="10748757" calcext:value-type="float">
            <text:p>10748757</text:p>
          </table:table-cell>
          <table:table-cell office:value-type="string" calcext:value-type="string">
            <text:p>non_sexist</text:p>
          </table:table-cell>
          <table:table-cell office:value-type="string" calcext:value-type="string">
            <text:p>За каждого погибшего ребенка срок составил меньше, чем требуется для вынашивания и рождения ребенка. С - справедливость.</text:p>
          </table:table-cell>
        </table:table-row>
        <table:table-row table:style-name="ro1">
          <table:table-cell office:value-type="float" office:value="10733049" calcext:value-type="float">
            <text:p>10733049</text:p>
          </table:table-cell>
          <table:table-cell office:value-type="float" office:value="10733057" calcext:value-type="float">
            <text:p>10733057</text:p>
          </table:table-cell>
          <table:table-cell office:value-type="string" calcext:value-type="string">
            <text:p>non_sexist</text:p>
          </table:table-cell>
          <table:table-cell office:value-type="string" calcext:value-type="string">
            <text:p>Так он же Отряду сценарий пишет, не?)</text:p>
          </table:table-cell>
        </table:table-row>
        <table:table-row table:style-name="ro1">
          <table:table-cell office:value-type="float" office:value="10733049" calcext:value-type="float">
            <text:p>10733049</text:p>
          </table:table-cell>
          <table:table-cell office:value-type="float" office:value="10733059" calcext:value-type="float">
            <text:p>10733059</text:p>
          </table:table-cell>
          <table:table-cell office:value-type="string" calcext:value-type="string">
            <text:p>non_sexist</text:p>
          </table:table-cell>
          <table:table-cell office:value-type="string" calcext:value-type="string">
            <text:p>Надеюсь, и авторы карточного домика закинутся глицином, дабы вернуть Спейси на место.</text:p>
          </table:table-cell>
        </table:table-row>
        <table:table-row table:style-name="ro1">
          <table:table-cell office:value-type="float" office:value="10733049" calcext:value-type="float">
            <text:p>10733049</text:p>
          </table:table-cell>
          <table:table-cell office:value-type="float" office:value="10733061" calcext:value-type="float">
            <text:p>10733061</text:p>
          </table:table-cell>
          <table:table-cell office:value-type="string" calcext:value-type="string">
            <text:p>non_sexist</text:p>
          </table:table-cell>
          <table:table-cell office:value-type="string" calcext:value-type="string">
            <text:p>Тут и мнение за него. Просто бомбонувшие были.</text:p>
          </table:table-cell>
        </table:table-row>
        <table:table-row table:style-name="ro1">
          <table:table-cell office:value-type="float" office:value="10733049" calcext:value-type="float">
            <text:p>10733049</text:p>
          </table:table-cell>
          <table:table-cell office:value-type="float" office:value="10733064" calcext:value-type="float">
            <text:p>10733064</text:p>
          </table:table-cell>
          <table:table-cell office:value-type="string" calcext:value-type="string">
            <text:p>non_sexist</text:p>
          </table:table-cell>
          <table:table-cell office:value-type="string" calcext:value-type="string">
            <text:p>Он же вроде у DC?</text:p>
          </table:table-cell>
        </table:table-row>
        <table:table-row table:style-name="ro1">
          <table:table-cell office:value-type="float" office:value="10733049" calcext:value-type="float">
            <text:p>10733049</text:p>
          </table:table-cell>
          <table:table-cell office:value-type="float" office:value="10733066" calcext:value-type="float">
            <text:p>10733066</text:p>
          </table:table-cell>
          <table:table-cell office:value-type="string" calcext:value-type="string">
            <text:p>non_sexist</text:p>
          </table:table-cell>
          <table:table-cell office:value-type="string" calcext:value-type="string">
            <text:p>БОГ СУЩЕСТВУЕТ три четыре пять шесть</text:p>
          </table:table-cell>
        </table:table-row>
        <table:table-row table:style-name="ro1">
          <table:table-cell office:value-type="float" office:value="10733049" calcext:value-type="float">
            <text:p>10733049</text:p>
          </table:table-cell>
          <table:table-cell office:value-type="float" office:value="10733073" calcext:value-type="float">
            <text:p>10733073</text:p>
          </table:table-cell>
          <table:table-cell office:value-type="string" calcext:value-type="string">
            <text:p>non_sexist</text:p>
          </table:table-cell>
          <table:table-cell office:value-type="string" calcext:value-type="string">
            <text:p>Ссыканули, что Ганн ушёл в DC и решили его вернуть.</text:p>
          </table:table-cell>
        </table:table-row>
        <table:table-row table:style-name="ro1">
          <table:table-cell office:value-type="float" office:value="10733049" calcext:value-type="float">
            <text:p>10733049</text:p>
          </table:table-cell>
          <table:table-cell office:value-type="float" office:value="10733074" calcext:value-type="float">
            <text:p>10733074</text:p>
          </table:table-cell>
          <table:table-cell office:value-type="string" calcext:value-type="string">
            <text:p>non_sexist</text:p>
          </table:table-cell>
          <table:table-cell office:value-type="string" calcext:value-type="string">
            <text:p>Тем временем боссы DCEU пять</text:p>
          </table:table-cell>
        </table:table-row>
        <table:table-row table:style-name="ro1">
          <table:table-cell office:value-type="float" office:value="10733049" calcext:value-type="float">
            <text:p>10733049</text:p>
          </table:table-cell>
          <table:table-cell office:value-type="float" office:value="10733075" calcext:value-type="float">
            <text:p>10733075</text:p>
          </table:table-cell>
          <table:table-cell office:value-type="string" calcext:value-type="string">
            <text:p>non_sexist</text:p>
          </table:table-cell>
          <table:table-cell office:value-type="string" calcext:value-type="string">
            <text:p>Топ новость кстати три четыре</text:p>
          </table:table-cell>
        </table:table-row>
        <table:table-row table:style-name="ro1">
          <table:table-cell office:value-type="float" office:value="10733049" calcext:value-type="float">
            <text:p>10733049</text:p>
          </table:table-cell>
          <table:table-cell office:value-type="float" office:value="10733077" calcext:value-type="float">
            <text:p>10733077</text:p>
          </table:table-cell>
          <table:table-cell office:value-type="string" calcext:value-type="string">
            <text:p>sexist_in_co</text:p>
          </table:table-cell>
          <table:table-cell office:value-type="string" calcext:value-type="string">
            <text:p>Урааааа, только не добавляйте ебучию Бри Ларсон в стражей.... Прошу</text:p>
          </table:table-cell>
        </table:table-row>
        <table:table-row table:style-name="ro1">
          <table:table-cell office:value-type="float" office:value="10733049" calcext:value-type="float">
            <text:p>10733049</text:p>
          </table:table-cell>
          <table:table-cell office:value-type="float" office:value="10733082" calcext:value-type="float">
            <text:p>10733082</text:p>
          </table:table-cell>
          <table:table-cell office:value-type="string" calcext:value-type="string">
            <text:p>non_sexist</text:p>
          </table:table-cell>
          <table:table-cell office:value-type="string" calcext:value-type="string">
            <text:p>Так общественное мнение было полностью на стороне режиссера.Руководители Диснея повели себя как дол***бы , вот и все</text:p>
          </table:table-cell>
        </table:table-row>
        <table:table-row table:style-name="ro1">
          <table:table-cell office:value-type="float" office:value="10733049" calcext:value-type="float">
            <text:p>10733049</text:p>
          </table:table-cell>
          <table:table-cell office:value-type="float" office:value="10733092" calcext:value-type="float">
            <text:p>10733092</text:p>
          </table:table-cell>
          <table:table-cell office:value-type="string" calcext:value-type="string">
            <text:p>non_sexist</text:p>
          </table:table-cell>
          <table:table-cell office:value-type="string" calcext:value-type="string">
            <text:p>ВОХООООООООООООООООООООООООУ НЕТ НУ ВАЩЕ БОМБА НОВОСТЬ</text:p>
          </table:table-cell>
        </table:table-row>
        <table:table-row table:style-name="ro1">
          <table:table-cell office:value-type="float" office:value="10733049" calcext:value-type="float">
            <text:p>10733049</text:p>
          </table:table-cell>
          <table:table-cell office:value-type="float" office:value="10733093" calcext:value-type="float">
            <text:p>10733093</text:p>
          </table:table-cell>
          <table:table-cell office:value-type="string" calcext:value-type="string">
            <text:p>non_sexist</text:p>
          </table:table-cell>
          <table:table-cell office:value-type="string" calcext:value-type="string">
            <text:p>Ну чё когда кино то будет..</text:p>
          </table:table-cell>
        </table:table-row>
        <table:table-row table:style-name="ro1">
          <table:table-cell office:value-type="float" office:value="10733049" calcext:value-type="float">
            <text:p>10733049</text:p>
          </table:table-cell>
          <table:table-cell office:value-type="float" office:value="10733101" calcext:value-type="float">
            <text:p>10733101</text:p>
          </table:table-cell>
          <table:table-cell office:value-type="string" calcext:value-type="string">
            <text:p>non_sexist</text:p>
          </table:table-cell>
          <table:table-cell office:value-type="string" calcext:value-type="string">
            <text:p>Главное чтобы щелкунчик негром не был!!! Бог и президент ради бога! Но не щелкунчик!!!!!!!!</text:p>
          </table:table-cell>
        </table:table-row>
        <table:table-row table:style-name="ro1">
          <table:table-cell office:value-type="float" office:value="10733049" calcext:value-type="float">
            <text:p>10733049</text:p>
          </table:table-cell>
          <table:table-cell office:value-type="float" office:value="10733105" calcext:value-type="float">
            <text:p>10733105</text:p>
          </table:table-cell>
          <table:table-cell office:value-type="string" calcext:value-type="string">
            <text:p>non_sexist</text:p>
          </table:table-cell>
          <table:table-cell office:value-type="string" calcext:value-type="string">
            <text:p>А делать из принцессы Диснея гэнгста щит нигу ради того что бы их не обвинили в дискриминации не противоречит принципам компании?</text:p>
          </table:table-cell>
        </table:table-row>
        <table:table-row table:style-name="ro1">
          <table:table-cell office:value-type="float" office:value="10733049" calcext:value-type="float">
            <text:p>10733049</text:p>
          </table:table-cell>
          <table:table-cell office:value-type="float" office:value="10733109" calcext:value-type="float">
            <text:p>10733109</text:p>
          </table:table-cell>
          <table:table-cell office:value-type="string" calcext:value-type="string">
            <text:p>non_sexist</text:p>
          </table:table-cell>
          <table:table-cell office:value-type="string" calcext:value-type="string">
            <text:p>Есть оригинал этой пикчи? биш</text:p>
          </table:table-cell>
        </table:table-row>
        <table:table-row table:style-name="ro1">
          <table:table-cell office:value-type="float" office:value="10733049" calcext:value-type="float">
            <text:p>10733049</text:p>
          </table:table-cell>
          <table:table-cell office:value-type="float" office:value="10733118" calcext:value-type="float">
            <text:p>10733118</text:p>
          </table:table-cell>
          <table:table-cell office:value-type="string" calcext:value-type="string">
            <text:p>non_sexist</text:p>
          </table:table-cell>
          <table:table-cell office:value-type="string" calcext:value-type="string">
            <text:p>Самое смешное, что, пока Рунет радуется победе над «SJW», на Западе (Reddit, Twitter, Facebook) народ радуется победе над альт-райтами и прочими «геймергейтерами». Ганн сам тоже «SJW» и против Трампа, а кампанию по его увольнению устроили именно альт-райты (Майк Cернович и Джек Пособик, почитайте о них: https://en.wikipedia.org/wiki/Mike_Cernovich https://en.wikipedia.org/wiki/Jack_Posobiec), и Disney многие ругали именно за то, что они «поддались на провокации альт-райтов». Это в очередной раз доказывает, что весь этот поляризованный спор бессмысленный, и вообще не стоит того, чтобы в него вступать.</text:p>
          </table:table-cell>
        </table:table-row>
        <table:table-row table:style-name="ro14">
          <table:table-cell office:value-type="float" office:value="10733049" calcext:value-type="float">
            <text:p>10733049</text:p>
          </table:table-cell>
          <table:table-cell office:value-type="float" office:value="10733128" calcext:value-type="float">
            <text:p>10733128</text:p>
          </table:table-cell>
          <table:table-cell table:style-name="ce1" office:value-type="string" calcext:value-type="string">
            <text:p>non_sexist</text:p>
          </table:table-cell>
          <table:table-cell office:value-type="string" calcext:value-type="string">
            <text:p>По информации издания Deadline, решение было принято еще давно — полгода назад президент Walt Disney Studios Алан Хорн встретился с Ганном и принял его извинения. Disney не рассматривала других режиссеров на эту должность. </text:p>
            <text:p/>
            <text:p>Таки не победил здравый смысл. По хорошему Дисней должен был извиняться перед Ганном.</text:p>
          </table:table-cell>
        </table:table-row>
        <table:table-row table:style-name="ro1">
          <table:table-cell office:value-type="float" office:value="10733049" calcext:value-type="float">
            <text:p>10733049</text:p>
          </table:table-cell>
          <table:table-cell office:value-type="float" office:value="10733142" calcext:value-type="float">
            <text:p>10733142</text:p>
          </table:table-cell>
          <table:table-cell office:value-type="string" calcext:value-type="string">
            <text:p>non_sexist</text:p>
          </table:table-cell>
          <table:table-cell office:value-type="string" calcext:value-type="string">
            <text:p>я бы еще Кэти Морган туда пригласил кстати</text:p>
          </table:table-cell>
        </table:table-row>
        <table:table-row table:style-name="ro1">
          <table:table-cell office:value-type="float" office:value="10733049" calcext:value-type="float">
            <text:p>10733049</text:p>
          </table:table-cell>
          <table:table-cell office:value-type="float" office:value="10733144" calcext:value-type="float">
            <text:p>10733144</text:p>
          </table:table-cell>
          <table:table-cell office:value-type="string" calcext:value-type="string">
            <text:p>non_sexist</text:p>
          </table:table-cell>
          <table:table-cell office:value-type="string" calcext:value-type="string">
            <text:p>Я тут еле отошел от второго трейлера ФИНАЛА , а вы тут такое пишите</text:p>
          </table:table-cell>
        </table:table-row>
        <table:table-row table:style-name="ro1">
          <table:table-cell office:value-type="float" office:value="10733049" calcext:value-type="float">
            <text:p>10733049</text:p>
          </table:table-cell>
          <table:table-cell office:value-type="float" office:value="10733159" calcext:value-type="float">
            <text:p>10733159</text:p>
          </table:table-cell>
          <table:table-cell office:value-type="string" calcext:value-type="string">
            <text:p>non_sexist</text:p>
          </table:table-cell>
          <table:table-cell office:value-type="string" calcext:value-type="string">
            <text:p>Вот и стоило оно потраченного времени? ((</text:p>
          </table:table-cell>
        </table:table-row>
        <table:table-row table:style-name="ro1">
          <table:table-cell office:value-type="float" office:value="10733049" calcext:value-type="float">
            <text:p>10733049</text:p>
          </table:table-cell>
          <table:table-cell office:value-type="float" office:value="10733185" calcext:value-type="float">
            <text:p>10733185</text:p>
          </table:table-cell>
          <table:table-cell office:value-type="string" calcext:value-type="string">
            <text:p>non_sexist</text:p>
          </table:table-cell>
          <table:table-cell office:value-type="string" calcext:value-type="string">
            <text:p>А сидевший за наркоту Роберт Дауни их ценностям не противоречил? Либо всех под одну гребёнку, либо никого, а то слишком выборочная политика компании и больше похоже все это было на целенаправленное увольнение</text:p>
          </table:table-cell>
        </table:table-row>
        <table:table-row table:style-name="ro1">
          <table:table-cell office:value-type="float" office:value="10733049" calcext:value-type="float">
            <text:p>10733049</text:p>
          </table:table-cell>
          <table:table-cell office:value-type="float" office:value="10733213" calcext:value-type="float">
            <text:p>10733213</text:p>
          </table:table-cell>
          <table:table-cell office:value-type="string" calcext:value-type="string">
            <text:p>non_sexist</text:p>
          </table:table-cell>
          <table:table-cell office:value-type="string" calcext:value-type="string">
            <text:p>Ну, формально Дисней - любят детей, потому что они - целевая аудитория их фильмов. Ганн писал про то, как нужно любить детей - не вижу противоречия</text:p>
          </table:table-cell>
        </table:table-row>
        <table:table-row table:style-name="ro1">
          <table:table-cell office:value-type="float" office:value="10733049" calcext:value-type="float">
            <text:p>10733049</text:p>
          </table:table-cell>
          <table:table-cell office:value-type="float" office:value="10733220" calcext:value-type="float">
            <text:p>10733220</text:p>
          </table:table-cell>
          <table:table-cell office:value-type="string" calcext:value-type="string">
            <text:p>non_sexist</text:p>
          </table:table-cell>
          <table:table-cell office:value-type="string" calcext:value-type="string">
            <text:p>Прям как медуза. Четыре пять</text:p>
          </table:table-cell>
        </table:table-row>
        <table:table-row table:style-name="ro1">
          <table:table-cell office:value-type="float" office:value="10733049" calcext:value-type="float">
            <text:p>10733049</text:p>
          </table:table-cell>
          <table:table-cell office:value-type="float" office:value="10733234" calcext:value-type="float">
            <text:p>10733234</text:p>
          </table:table-cell>
          <table:table-cell office:value-type="string" calcext:value-type="string">
            <text:p>non_sexist</text:p>
          </table:table-cell>
          <table:table-cell office:value-type="string" calcext:value-type="string">
            <text:p>Мнение SJW-раковника, пустившего свои тентакли в верхушке Диснея - никакое не общественное</text:p>
          </table:table-cell>
        </table:table-row>
        <table:table-row table:style-name="ro1">
          <table:table-cell office:value-type="float" office:value="10733049" calcext:value-type="float">
            <text:p>10733049</text:p>
          </table:table-cell>
          <table:table-cell office:value-type="float" office:value="10733242" calcext:value-type="float">
            <text:p>10733242</text:p>
          </table:table-cell>
          <table:table-cell office:value-type="string" calcext:value-type="string">
            <text:p>non_sexist</text:p>
          </table:table-cell>
          <table:table-cell office:value-type="string" calcext:value-type="string">
            <text:p>Косплей на "Медузу" ? ( а ты что думал ?)</text:p>
          </table:table-cell>
        </table:table-row>
        <table:table-row table:style-name="ro1">
          <table:table-cell office:value-type="float" office:value="10733049" calcext:value-type="float">
            <text:p>10733049</text:p>
          </table:table-cell>
          <table:table-cell office:value-type="float" office:value="10733266" calcext:value-type="float">
            <text:p>10733266</text:p>
          </table:table-cell>
          <table:table-cell office:value-type="string" calcext:value-type="string">
            <text:p>non_sexist</text:p>
          </table:table-cell>
          <table:table-cell office:value-type="string" calcext:value-type="string">
            <text:p>А можно источник хотя бы?</text:p>
          </table:table-cell>
        </table:table-row>
        <table:table-row table:style-name="ro1">
          <table:table-cell office:value-type="float" office:value="10733049" calcext:value-type="float">
            <text:p>10733049</text:p>
          </table:table-cell>
          <table:table-cell office:value-type="float" office:value="10733322" calcext:value-type="float">
            <text:p>10733322</text:p>
          </table:table-cell>
          <table:table-cell office:value-type="string" calcext:value-type="string">
            <text:p>non_sexist</text:p>
          </table:table-cell>
          <table:table-cell office:value-type="string" calcext:value-type="string">
            <text:p>Отличные новости на ночь глядя</text:p>
          </table:table-cell>
        </table:table-row>
        <table:table-row table:style-name="ro1">
          <table:table-cell office:value-type="float" office:value="10733049" calcext:value-type="float">
            <text:p>10733049</text:p>
          </table:table-cell>
          <table:table-cell office:value-type="float" office:value="10733328" calcext:value-type="float">
            <text:p>10733328</text:p>
          </table:table-cell>
          <table:table-cell office:value-type="string" calcext:value-type="string">
            <text:p>non_sexist</text:p>
          </table:table-cell>
          <table:table-cell office:value-type="string" calcext:value-type="string">
            <text:p>Еееееее, спасибо, Лентач, за отличные новости на сон грядущий 🙏</text:p>
          </table:table-cell>
        </table:table-row>
        <table:table-row table:style-name="ro3">
          <table:table-cell office:value-type="float" office:value="10733049" calcext:value-type="float">
            <text:p>10733049</text:p>
          </table:table-cell>
          <table:table-cell office:value-type="float" office:value="10733372" calcext:value-type="float">
            <text:p>10733372</text:p>
          </table:table-cell>
          <table:table-cell office:value-type="string" calcext:value-type="string">
            <text:p>non_sexist</text:p>
          </table:table-cell>
          <table:table-cell office:value-type="string" calcext:value-type="string">
            <text:p>Ура, здравый смысл торжествует! </text:p>
            <text:p>//хотя, скорее, финансы, ибо поняли, что без Ганна им не снять.</text:p>
          </table:table-cell>
        </table:table-row>
        <table:table-row table:style-name="ro1">
          <table:table-cell office:value-type="float" office:value="10733049" calcext:value-type="float">
            <text:p>10733049</text:p>
          </table:table-cell>
          <table:table-cell office:value-type="float" office:value="10733375" calcext:value-type="float">
            <text:p>10733375</text:p>
          </table:table-cell>
          <table:table-cell office:value-type="string" calcext:value-type="string">
            <text:p>non_sexist</text:p>
          </table:table-cell>
          <table:table-cell office:value-type="string" calcext:value-type="string">
            <text:p>Двойные стандарты подъехали четыре пять</text:p>
          </table:table-cell>
        </table:table-row>
        <table:table-row table:style-name="ro1">
          <table:table-cell office:value-type="float" office:value="10733049" calcext:value-type="float">
            <text:p>10733049</text:p>
          </table:table-cell>
          <table:table-cell office:value-type="float" office:value="10733411" calcext:value-type="float">
            <text:p>10733411</text:p>
          </table:table-cell>
          <table:table-cell office:value-type="string" calcext:value-type="string">
            <text:p>non_sexist</text:p>
          </table:table-cell>
          <table:table-cell office:value-type="string" calcext:value-type="string">
            <text:p>Ничесе, сообразили, дебилы, что похерят целый бренд?</text:p>
          </table:table-cell>
        </table:table-row>
        <table:table-row table:style-name="ro1">
          <table:table-cell office:value-type="float" office:value="10733049" calcext:value-type="float">
            <text:p>10733049</text:p>
          </table:table-cell>
          <table:table-cell office:value-type="float" office:value="10733465" calcext:value-type="float">
            <text:p>10733465</text:p>
          </table:table-cell>
          <table:table-cell office:value-type="string" calcext:value-type="string">
            <text:p>non_sexist</text:p>
          </table:table-cell>
          <table:table-cell office:value-type="string" calcext:value-type="string">
            <text:p>Йеей!! А вот это отличные новости))))</text:p>
          </table:table-cell>
        </table:table-row>
        <table:table-row table:style-name="ro1">
          <table:table-cell office:value-type="float" office:value="10733049" calcext:value-type="float">
            <text:p>10733049</text:p>
          </table:table-cell>
          <table:table-cell office:value-type="float" office:value="10733544" calcext:value-type="float">
            <text:p>10733544</text:p>
          </table:table-cell>
          <table:table-cell office:value-type="string" calcext:value-type="string">
            <text:p>non_sexist</text:p>
          </table:table-cell>
          <table:table-cell office:value-type="string" calcext:value-type="string">
            <text:p>что хуже быть клоуном у пидорасов,или пидарасом у клоунов?)</text:p>
          </table:table-cell>
        </table:table-row>
        <table:table-row table:style-name="ro1">
          <table:table-cell office:value-type="float" office:value="10733049" calcext:value-type="float">
            <text:p>10733049</text:p>
          </table:table-cell>
          <table:table-cell office:value-type="float" office:value="10733565" calcext:value-type="float">
            <text:p>10733565</text:p>
          </table:table-cell>
          <table:table-cell office:value-type="string" calcext:value-type="string">
            <text:p>non_sexist</text:p>
          </table:table-cell>
          <table:table-cell office:value-type="string" calcext:value-type="string">
            <text:p>Просто диснею деньги нравятся больше, чем общественное мнение :) кто бы сомневался😈</text:p>
          </table:table-cell>
        </table:table-row>
        <table:table-row table:style-name="ro1">
          <table:table-cell office:value-type="float" office:value="10733049" calcext:value-type="float">
            <text:p>10733049</text:p>
          </table:table-cell>
          <table:table-cell office:value-type="float" office:value="10733569" calcext:value-type="float">
            <text:p>10733569</text:p>
          </table:table-cell>
          <table:table-cell office:value-type="string" calcext:value-type="string">
            <text:p>non_sexist</text:p>
          </table:table-cell>
          <table:table-cell office:value-type="string" calcext:value-type="string">
            <text:p>Раз два не туда пять</text:p>
          </table:table-cell>
        </table:table-row>
        <table:table-row table:style-name="ro3">
          <table:table-cell office:value-type="float" office:value="10733049" calcext:value-type="float">
            <text:p>10733049</text:p>
          </table:table-cell>
          <table:table-cell office:value-type="float" office:value="10733631" calcext:value-type="float">
            <text:p>10733631</text:p>
          </table:table-cell>
          <table:table-cell office:value-type="string" calcext:value-type="string">
            <text:p>non_sexist</text:p>
          </table:table-cell>
          <table:table-cell office:value-type="string" calcext:value-type="string">
            <text:p>Ло~ол</text:p>
            <text:p>Микки че, понял, что спорол херню? Неслыханно</text:p>
          </table:table-cell>
        </table:table-row>
        <table:table-row table:style-name="ro1">
          <table:table-cell office:value-type="float" office:value="10733049" calcext:value-type="float">
            <text:p>10733049</text:p>
          </table:table-cell>
          <table:table-cell office:value-type="float" office:value="10733641" calcext:value-type="float">
            <text:p>10733641</text:p>
          </table:table-cell>
          <table:table-cell office:value-type="string" calcext:value-type="string">
            <text:p>non_sexist</text:p>
          </table:table-cell>
          <table:table-cell office:value-type="string" calcext:value-type="string">
            <text:p>А что он конкретно-то писал о детях🤔</text:p>
          </table:table-cell>
        </table:table-row>
        <table:table-row table:style-name="ro1">
          <table:table-cell office:value-type="float" office:value="10733049" calcext:value-type="float">
            <text:p>10733049</text:p>
          </table:table-cell>
          <table:table-cell office:value-type="float" office:value="10733643" calcext:value-type="float">
            <text:p>10733643</text:p>
          </table:table-cell>
          <table:table-cell office:value-type="string" calcext:value-type="string">
            <text:p>non_sexist</text:p>
          </table:table-cell>
          <table:table-cell office:value-type="string" calcext:value-type="string">
            <text:p>Тот случай когда ценности обретают здравый смысл</text:p>
          </table:table-cell>
        </table:table-row>
        <table:table-row table:style-name="ro1">
          <table:table-cell office:value-type="float" office:value="10733049" calcext:value-type="float">
            <text:p>10733049</text:p>
          </table:table-cell>
          <table:table-cell office:value-type="float" office:value="10733652" calcext:value-type="float">
            <text:p>10733652</text:p>
          </table:table-cell>
          <table:table-cell office:value-type="string" calcext:value-type="string">
            <text:p>non_sexist</text:p>
          </table:table-cell>
          <table:table-cell office:value-type="string" calcext:value-type="string">
            <text:p>какое там общественное мнение, общественное мнение в основном было в ауте от такого решения студии</text:p>
          </table:table-cell>
        </table:table-row>
        <table:table-row table:style-name="ro1">
          <table:table-cell office:value-type="float" office:value="10733049" calcext:value-type="float">
            <text:p>10733049</text:p>
          </table:table-cell>
          <table:table-cell office:value-type="float" office:value="10733674" calcext:value-type="float">
            <text:p>10733674</text:p>
          </table:table-cell>
          <table:table-cell office:value-type="string" calcext:value-type="string">
            <text:p>non_sexist</text:p>
          </table:table-cell>
          <table:table-cell office:value-type="string" calcext:value-type="string">
            <text:p>Наконец-тооооо😻 Пс.: Хватит уже обсирать Ларсон, она хорошо отыграла, такое ощущение, что большинство отрицательных мнений именно как актрисы в КМ о ней сложилось еще до начала премьеры, и все поголовно начали ее топить. Не будь непонятно откуда всплывших кадров с ее словами о черно-белых, все бы писались от счастья какой классный фильм вышел</text:p>
          </table:table-cell>
        </table:table-row>
        <table:table-row table:style-name="ro1">
          <table:table-cell office:value-type="float" office:value="10733049" calcext:value-type="float">
            <text:p>10733049</text:p>
          </table:table-cell>
          <table:table-cell office:value-type="float" office:value="10733766" calcext:value-type="float">
            <text:p>10733766</text:p>
          </table:table-cell>
          <table:table-cell office:value-type="string" calcext:value-type="string">
            <text:p>racist</text:p>
          </table:table-cell>
          <table:table-cell office:value-type="string" calcext:value-type="string">
            <text:p>Эта тема дискриминации переросла в зашквар какой-то. Я был бы режисером, послал бы нахер нигеров, если я не вижу в своем фильме, как творец. Хотя норм к ним отношусь, часто в загранках общаемся, но чтобы из-за мнения общественного, да шли бы на хер</text:p>
          </table:table-cell>
        </table:table-row>
        <table:table-row table:style-name="ro1">
          <table:table-cell office:value-type="float" office:value="10733049" calcext:value-type="float">
            <text:p>10733049</text:p>
          </table:table-cell>
          <table:table-cell office:value-type="float" office:value="10733788" calcext:value-type="float">
            <text:p>10733788</text:p>
          </table:table-cell>
          <table:table-cell office:value-type="string" calcext:value-type="string">
            <text:p>non_sexist</text:p>
          </table:table-cell>
          <table:table-cell office:value-type="string" calcext:value-type="string">
            <text:p>Ну хоть где то зрдравый смысл есть )</text:p>
          </table:table-cell>
        </table:table-row>
        <table:table-row table:style-name="ro1">
          <table:table-cell office:value-type="float" office:value="10733049" calcext:value-type="float">
            <text:p>10733049</text:p>
          </table:table-cell>
          <table:table-cell office:value-type="float" office:value="10733794" calcext:value-type="float">
            <text:p>10733794</text:p>
          </table:table-cell>
          <table:table-cell office:value-type="string" calcext:value-type="string">
            <text:p>non_sexist</text:p>
          </table:table-cell>
          <table:table-cell office:value-type="string" calcext:value-type="string">
            <text:p>Спасибо, о Император! Славься трон Терры!</text:p>
          </table:table-cell>
        </table:table-row>
        <table:table-row table:style-name="ro1">
          <table:table-cell office:value-type="float" office:value="10733049" calcext:value-type="float">
            <text:p>10733049</text:p>
          </table:table-cell>
          <table:table-cell office:value-type="float" office:value="10733808" calcext:value-type="float">
            <text:p>10733808</text:p>
          </table:table-cell>
          <table:table-cell office:value-type="string" calcext:value-type="string">
            <text:p>non_sexist</text:p>
          </table:table-cell>
          <table:table-cell office:value-type="string" calcext:value-type="string">
            <text:p>Ради общественного мнения они выгнали Ганна с громким скандалом, а когда всё улеглось - быстро вернули на место. Я бы на его месте не возвращалась, такое отношение - как плевок в лицо.</text:p>
          </table:table-cell>
        </table:table-row>
        <table:table-row table:style-name="ro1">
          <table:table-cell office:value-type="float" office:value="10733049" calcext:value-type="float">
            <text:p>10733049</text:p>
          </table:table-cell>
          <table:table-cell office:value-type="float" office:value="10733828" calcext:value-type="float">
            <text:p>10733828</text:p>
          </table:table-cell>
          <table:table-cell office:value-type="string" calcext:value-type="string">
            <text:p>non_sexist</text:p>
          </table:table-cell>
          <table:table-cell office:value-type="string" calcext:value-type="string">
            <text:p>Просто оставлю это здесь. Три четыре пять</text:p>
          </table:table-cell>
        </table:table-row>
        <table:table-row table:style-name="ro3">
          <table:table-cell office:value-type="float" office:value="10733049" calcext:value-type="float">
            <text:p>10733049</text:p>
          </table:table-cell>
          <table:table-cell office:value-type="float" office:value="10733836" calcext:value-type="float">
            <text:p>10733836</text:p>
          </table:table-cell>
          <table:table-cell office:value-type="string" calcext:value-type="string">
            <text:p>non_sexist</text:p>
          </table:table-cell>
          <table:table-cell office:value-type="string" calcext:value-type="string">
            <text:p>Это повод выпить, четыре пять!</text:p>
            <text:p>💁🥃</text:p>
          </table:table-cell>
        </table:table-row>
        <table:table-row table:style-name="ro1">
          <table:table-cell office:value-type="float" office:value="10733049" calcext:value-type="float">
            <text:p>10733049</text:p>
          </table:table-cell>
          <table:table-cell office:value-type="float" office:value="10733972" calcext:value-type="float">
            <text:p>10733972</text:p>
          </table:table-cell>
          <table:table-cell office:value-type="string" calcext:value-type="string">
            <text:p>non_sexist</text:p>
          </table:table-cell>
          <table:table-cell office:value-type="string" calcext:value-type="string">
            <text:p>я не понял. дисней что ли за педофилию и изнасилования? или я че то не понимаю ?</text:p>
          </table:table-cell>
        </table:table-row>
        <table:table-row table:style-name="ro1">
          <table:table-cell office:value-type="float" office:value="10733049" calcext:value-type="float">
            <text:p>10733049</text:p>
          </table:table-cell>
          <table:table-cell office:value-type="float" office:value="10734011" calcext:value-type="float">
            <text:p>10734011</text:p>
          </table:table-cell>
          <table:table-cell office:value-type="string" calcext:value-type="string">
            <text:p>non_sexist</text:p>
          </table:table-cell>
          <table:table-cell office:value-type="string" calcext:value-type="string">
            <text:p>@peteralton, люблю, когда маленькие мальчики трогают меня, где не надо. Только тсс!</text:p>
          </table:table-cell>
        </table:table-row>
        <table:table-row table:style-name="ro1">
          <table:table-cell office:value-type="float" office:value="10733049" calcext:value-type="float">
            <text:p>10733049</text:p>
          </table:table-cell>
          <table:table-cell office:value-type="float" office:value="10734016" calcext:value-type="float">
            <text:p>10734016</text:p>
          </table:table-cell>
          <table:table-cell office:value-type="string" calcext:value-type="string">
            <text:p>non_sexist</text:p>
          </table:table-cell>
          <table:table-cell office:value-type="string" calcext:value-type="string">
            <text:p>«Неудержимые» — настолько мужественный фильм, что я жёстко оттрахал мальчишку, что сидел рядом! Да, парни наконец-то вернулись!</text:p>
          </table:table-cell>
        </table:table-row>
        <table:table-row table:style-name="ro1">
          <table:table-cell office:value-type="float" office:value="10733049" calcext:value-type="float">
            <text:p>10733049</text:p>
          </table:table-cell>
          <table:table-cell office:value-type="float" office:value="10734029" calcext:value-type="float">
            <text:p>10734029</text:p>
          </table:table-cell>
          <table:table-cell office:value-type="string" calcext:value-type="string">
            <text:p>non_sexist</text:p>
          </table:table-cell>
          <table:table-cell office:value-type="string" calcext:value-type="string">
            <text:p>Ему пришлось удалить 10 тысяч твитов с оскорбительными и провокационными шутками (и не совсем). Это не пара твитов, это 10к. Чувак реально много писал про педофилию, такое вполне может натолкнуть на мысль о том, что это пунктик. Не могу судить, кого кому увольнять, но я бы по крайней мере очень удивился, узнав, что мой сотрудник ведет себя подобным образом. Многие люди в твиттере говорили, что разочарованы. А на репутации людей, создающих фильмы, держится и репутация, и доверие к студии. Я могу понять его увольнение и могу понять, почему он оправдывал и извинялся за эти твиты.</text:p>
          </table:table-cell>
        </table:table-row>
        <table:table-row table:style-name="ro1">
          <table:table-cell office:value-type="float" office:value="10733049" calcext:value-type="float">
            <text:p>10733049</text:p>
          </table:table-cell>
          <table:table-cell office:value-type="float" office:value="10734148" calcext:value-type="float">
            <text:p>10734148</text:p>
          </table:table-cell>
          <table:table-cell office:value-type="string" calcext:value-type="string">
            <text:p>non_sexist</text:p>
          </table:table-cell>
          <table:table-cell office:value-type="string" calcext:value-type="string">
            <text:p>За твиты 2010 года, что важно. Благо что маразм прошёл. Ещё был за разбитую посуду в 5 лет увольняли в 45.</text:p>
          </table:table-cell>
        </table:table-row>
        <table:table-row table:style-name="ro1">
          <table:table-cell office:value-type="float" office:value="10733049" calcext:value-type="float">
            <text:p>10733049</text:p>
          </table:table-cell>
          <table:table-cell office:value-type="float" office:value="10734259" calcext:value-type="float">
            <text:p>10734259</text:p>
          </table:table-cell>
          <table:table-cell office:value-type="string" calcext:value-type="string">
            <text:p>non_sexist</text:p>
          </table:table-cell>
          <table:table-cell office:value-type="string" calcext:value-type="string">
            <text:p>Колпакова тоже вернули, но чет реакция <text:s/>другой была у народа )</text:p>
          </table:table-cell>
        </table:table-row>
        <table:table-row table:style-name="ro1">
          <table:table-cell office:value-type="float" office:value="10733049" calcext:value-type="float">
            <text:p>10733049</text:p>
          </table:table-cell>
          <table:table-cell office:value-type="float" office:value="10735962" calcext:value-type="float">
            <text:p>10735962</text:p>
          </table:table-cell>
          <table:table-cell office:value-type="string" calcext:value-type="string">
            <text:p>non_sexist</text:p>
          </table:table-cell>
          <table:table-cell office:value-type="string" calcext:value-type="string">
            <text:p>Там надо было не здравый смысл написать, а потенциальный профит, Ганн знает как писать франшизу, и не факт, что другой режиссер не скатит все в говно. Так что между слезинкой меньшинств и баблом корпорация логично выбрала бабло.</text:p>
          </table:table-cell>
        </table:table-row>
        <table:table-row table:style-name="ro1">
          <table:table-cell office:value-type="float" office:value="10733049" calcext:value-type="float">
            <text:p>10733049</text:p>
          </table:table-cell>
          <table:table-cell office:value-type="float" office:value="10736224" calcext:value-type="float">
            <text:p>10736224</text:p>
          </table:table-cell>
          <table:table-cell office:value-type="string" calcext:value-type="string">
            <text:p>non_sexist</text:p>
          </table:table-cell>
          <table:table-cell office:value-type="string" calcext:value-type="string">
            <text:p>Причём тут Дисней? Может Марвел?</text:p>
          </table:table-cell>
        </table:table-row>
        <table:table-row table:style-name="ro3">
          <table:table-cell office:value-type="float" office:value="10726718" calcext:value-type="float">
            <text:p>10726718</text:p>
          </table:table-cell>
          <table:table-cell office:value-type="float" office:value="10726724" calcext:value-type="float">
            <text:p>10726724</text:p>
          </table:table-cell>
          <table:table-cell office:value-type="string" calcext:value-type="string">
            <text:p>non_sexist</text:p>
          </table:table-cell>
          <table:table-cell office:value-type="string" calcext:value-type="string">
            <text:p>За что оштрафовали? По какой статье?</text:p>
            <text:p>Они же Россию укрепляли?</text:p>
          </table:table-cell>
        </table:table-row>
        <table:table-row table:style-name="ro1">
          <table:table-cell office:value-type="float" office:value="10726718" calcext:value-type="float">
            <text:p>10726718</text:p>
          </table:table-cell>
          <table:table-cell office:value-type="float" office:value="10726725" calcext:value-type="float">
            <text:p>10726725</text:p>
          </table:table-cell>
          <table:table-cell office:value-type="string" calcext:value-type="string">
            <text:p>non_sexist</text:p>
          </table:table-cell>
          <table:table-cell office:value-type="string" calcext:value-type="string">
            <text:p>Каждая новость лучше предыдущей :с</text:p>
          </table:table-cell>
        </table:table-row>
        <table:table-row table:style-name="ro2">
          <table:table-cell office:value-type="float" office:value="10726718" calcext:value-type="float">
            <text:p>10726718</text:p>
          </table:table-cell>
          <table:table-cell office:value-type="float" office:value="10726735" calcext:value-type="float">
            <text:p>10726735</text:p>
          </table:table-cell>
          <table:table-cell office:value-type="string" calcext:value-type="string">
            <text:p>non_sexist</text:p>
          </table:table-cell>
          <table:table-cell office:value-type="string" calcext:value-type="string">
            <text:p>Сергея Брилёва исключили из совета при Минобороны РФ</text:p>
            <text:p/>
            <text:p>Бедный, наверно пожалуется королеве страны, гражданином которой он является - Англии.</text:p>
          </table:table-cell>
        </table:table-row>
        <table:table-row table:style-name="ro1">
          <table:table-cell office:value-type="float" office:value="10726718" calcext:value-type="float">
            <text:p>10726718</text:p>
          </table:table-cell>
          <table:table-cell office:value-type="float" office:value="10726741" calcext:value-type="float">
            <text:p>10726741</text:p>
          </table:table-cell>
          <table:table-cell office:value-type="string" calcext:value-type="string">
            <text:p>non_sexist</text:p>
          </table:table-cell>
          <table:table-cell office:value-type="string" calcext:value-type="string">
            <text:p>Интересно где "Пранкеры" Вован и Лексус берут номера телефонов?)</text:p>
          </table:table-cell>
        </table:table-row>
        <table:table-row table:style-name="ro1">
          <table:table-cell office:value-type="float" office:value="10726718" calcext:value-type="float">
            <text:p>10726718</text:p>
          </table:table-cell>
          <table:table-cell office:value-type="float" office:value="10726743" calcext:value-type="float">
            <text:p>10726743</text:p>
          </table:table-cell>
          <table:table-cell office:value-type="string" calcext:value-type="string">
            <text:p>non_sexist</text:p>
          </table:table-cell>
          <table:table-cell office:value-type="string" calcext:value-type="string">
            <text:p>Верблюд стоит 3 тыс рублей. Ок.Заверните.</text:p>
          </table:table-cell>
        </table:table-row>
        <table:table-row table:style-name="ro1">
          <table:table-cell office:value-type="float" office:value="10726718" calcext:value-type="float">
            <text:p>10726718</text:p>
          </table:table-cell>
          <table:table-cell office:value-type="float" office:value="10726749" calcext:value-type="float">
            <text:p>10726749</text:p>
          </table:table-cell>
          <table:table-cell office:value-type="string" calcext:value-type="string">
            <text:p>non_sexist</text:p>
          </table:table-cell>
          <table:table-cell office:value-type="string" calcext:value-type="string">
            <text:p>Пранкеры-неудачники снова в деле пять?</text:p>
          </table:table-cell>
        </table:table-row>
        <table:table-row table:style-name="ro2">
          <table:table-cell office:value-type="float" office:value="10726718" calcext:value-type="float">
            <text:p>10726718</text:p>
          </table:table-cell>
          <table:table-cell office:value-type="float" office:value="10726751" calcext:value-type="float">
            <text:p>10726751</text:p>
          </table:table-cell>
          <table:table-cell office:value-type="string" calcext:value-type="string">
            <text:p>non_sexist</text:p>
          </table:table-cell>
          <table:table-cell office:value-type="string" calcext:value-type="string">
            <text:p>«Хотя ФБК опубликовал данные о том, что государственный пропагандист Брилев является британским гражданином еще 22 ноября 2018 года, он до последнего времени оставался членом общественного совета при Минобороны», — заявила Ярмыш.</text:p>
            <text:p/>
            <text:p>И почему никто не говорит о "руке Лондона"?</text:p>
          </table:table-cell>
        </table:table-row>
        <table:table-row table:style-name="ro3">
          <table:table-cell office:value-type="float" office:value="10726718" calcext:value-type="float">
            <text:p>10726718</text:p>
          </table:table-cell>
          <table:table-cell office:value-type="float" office:value="10726754" calcext:value-type="float">
            <text:p>10726754</text:p>
          </table:table-cell>
          <table:table-cell office:value-type="string" calcext:value-type="string">
            <text:p>non_sexist</text:p>
          </table:table-cell>
          <table:table-cell office:value-type="string" calcext:value-type="string">
            <text:p>&gt;Российские кинотеатры прекратили бойкот мультфильма «Гурвинек»</text:p>
            <text:p>Все бегом в кино, пацаны!</text:p>
          </table:table-cell>
        </table:table-row>
        <table:table-row table:style-name="ro2">
          <table:table-cell office:value-type="float" office:value="10726718" calcext:value-type="float">
            <text:p>10726718</text:p>
          </table:table-cell>
          <table:table-cell office:value-type="float" office:value="10726757" calcext:value-type="float">
            <text:p>10726757</text:p>
          </table:table-cell>
          <table:table-cell office:value-type="string" calcext:value-type="string">
            <text:p>non_sexist</text:p>
          </table:table-cell>
          <table:table-cell office:value-type="string" calcext:value-type="string">
            <text:p>Законопроект о выращивании в России конопли и опийного мака в медицинских целях прошел первое чтение "Госдума в первом чтении приняла законопроект, разрешающий выращивать в РФ наркосодержащие растения, в частности опийный мак и коноплю, для производства обезболивающих лекарств. В пояснительной записке к законопроекту говорится, что девять из десяти компаний, контролирующих «рынок фармацевтических субстанций для производства препаратов опия», находятся в юрисдикции стран, которые ввели санкции в отношении России."</text:p>
            <text:p/>
            <text:p>Чё, пацаны, легалайз?</text:p>
          </table:table-cell>
        </table:table-row>
        <table:table-row table:style-name="ro1">
          <table:table-cell office:value-type="float" office:value="10726718" calcext:value-type="float">
            <text:p>10726718</text:p>
          </table:table-cell>
          <table:table-cell office:value-type="float" office:value="10726764" calcext:value-type="float">
            <text:p>10726764</text:p>
          </table:table-cell>
          <table:table-cell office:value-type="string" calcext:value-type="string">
            <text:p>non_sexist</text:p>
          </table:table-cell>
          <table:table-cell office:value-type="string" calcext:value-type="string">
            <text:p>Вован и Лексус - хорошее название для дуо геев комедиантов.</text:p>
          </table:table-cell>
        </table:table-row>
        <table:table-row table:style-name="ro1">
          <table:table-cell office:value-type="float" office:value="10726718" calcext:value-type="float">
            <text:p>10726718</text:p>
          </table:table-cell>
          <table:table-cell office:value-type="float" office:value="10726769" calcext:value-type="float">
            <text:p>10726769</text:p>
          </table:table-cell>
          <table:table-cell office:value-type="string" calcext:value-type="string">
            <text:p>non_sexist</text:p>
          </table:table-cell>
          <table:table-cell office:value-type="string" calcext:value-type="string">
            <text:p>Всегда было интересно как они дозваниваются. Я чё тоже могу просто взять и позвонить ему???</text:p>
          </table:table-cell>
        </table:table-row>
        <table:table-row table:style-name="ro1">
          <table:table-cell office:value-type="float" office:value="10726718" calcext:value-type="float">
            <text:p>10726718</text:p>
          </table:table-cell>
          <table:table-cell office:value-type="float" office:value="10726780" calcext:value-type="float">
            <text:p>10726780</text:p>
          </table:table-cell>
          <table:table-cell office:value-type="string" calcext:value-type="string">
            <text:p>non_sexist</text:p>
          </table:table-cell>
          <table:table-cell office:value-type="string" calcext:value-type="string">
            <text:p>Задолбали эти два клоуна пять</text:p>
          </table:table-cell>
        </table:table-row>
        <table:table-row table:style-name="ro3">
          <table:table-cell office:value-type="float" office:value="10726718" calcext:value-type="float">
            <text:p>10726718</text:p>
          </table:table-cell>
          <table:table-cell office:value-type="float" office:value="10726792" calcext:value-type="float">
            <text:p>10726792</text:p>
          </table:table-cell>
          <table:table-cell office:value-type="string" calcext:value-type="string">
            <text:p>non_sexist</text:p>
          </table:table-cell>
          <table:table-cell office:value-type="string" calcext:value-type="string">
            <text:p>Пранкеры под прикрытием </text:p>
            <text:p>пять четыре</text:p>
          </table:table-cell>
        </table:table-row>
        <table:table-row table:style-name="ro1">
          <table:table-cell office:value-type="float" office:value="10726718" calcext:value-type="float">
            <text:p>10726718</text:p>
          </table:table-cell>
          <table:table-cell office:value-type="float" office:value="10726794" calcext:value-type="float">
            <text:p>10726794</text:p>
          </table:table-cell>
          <table:table-cell office:value-type="string" calcext:value-type="string">
            <text:p>non_sexist</text:p>
          </table:table-cell>
          <table:table-cell office:value-type="string" calcext:value-type="string">
            <text:p>парнцекеры лексыс и вован аахахахахахаххахах настраже стабильности</text:p>
          </table:table-cell>
        </table:table-row>
        <table:table-row table:style-name="ro1">
          <table:table-cell office:value-type="float" office:value="10726718" calcext:value-type="float">
            <text:p>10726718</text:p>
          </table:table-cell>
          <table:table-cell office:value-type="float" office:value="10726804" calcext:value-type="float">
            <text:p>10726804</text:p>
          </table:table-cell>
          <table:table-cell office:value-type="string" calcext:value-type="string">
            <text:p>non_sexist</text:p>
          </table:table-cell>
          <table:table-cell office:value-type="string" calcext:value-type="string">
            <text:p>Интересно Гуадио что нибудь знает о розыгрыше? или только в поле РФ этот мусор бредовый? )) Нужно быть отбитым что бы по телефону обсуждать подобное.</text:p>
          </table:table-cell>
        </table:table-row>
        <table:table-row table:style-name="ro1">
          <table:table-cell office:value-type="float" office:value="10726718" calcext:value-type="float">
            <text:p>10726718</text:p>
          </table:table-cell>
          <table:table-cell office:value-type="float" office:value="10726814" calcext:value-type="float">
            <text:p>10726814</text:p>
          </table:table-cell>
          <table:table-cell office:value-type="string" calcext:value-type="string">
            <text:p>non_sexist</text:p>
          </table:table-cell>
          <table:table-cell office:value-type="string" calcext:value-type="string">
            <text:p>А давайте этих шаманов в жертву принесём, зачем с выср#н#ым мозгом жить. Мр#зи просто. Животных жалко, как так можно, суkи ! Надеюсь это просто так не оставят и закон о защите животных ляжет на них тяжким бременем.</text:p>
          </table:table-cell>
        </table:table-row>
        <table:table-row table:style-name="ro1">
          <table:table-cell office:value-type="float" office:value="10726718" calcext:value-type="float">
            <text:p>10726718</text:p>
          </table:table-cell>
          <table:table-cell office:value-type="float" office:value="10726824" calcext:value-type="float">
            <text:p>10726824</text:p>
          </table:table-cell>
          <table:table-cell office:value-type="string" calcext:value-type="string">
            <text:p>non_sexist</text:p>
          </table:table-cell>
          <table:table-cell office:value-type="string" calcext:value-type="string">
            <text:p>а у шаманов там целая организация, организованная шаманская группировка ОШГ (читай - ОПГ)</text:p>
          </table:table-cell>
        </table:table-row>
        <table:table-row table:style-name="ro1">
          <table:table-cell office:value-type="float" office:value="10726718" calcext:value-type="float">
            <text:p>10726718</text:p>
          </table:table-cell>
          <table:table-cell office:value-type="float" office:value="10726828" calcext:value-type="float">
            <text:p>10726828</text:p>
          </table:table-cell>
          <table:table-cell office:value-type="string" calcext:value-type="string">
            <text:p>non_sexist</text:p>
          </table:table-cell>
          <table:table-cell office:value-type="string" calcext:value-type="string">
            <text:p>В сша шаманов привлекли бы по статье издевательство над животными с возможной тюрьмой!</text:p>
          </table:table-cell>
        </table:table-row>
        <table:table-row table:style-name="ro1">
          <table:table-cell office:value-type="float" office:value="10726718" calcext:value-type="float">
            <text:p>10726718</text:p>
          </table:table-cell>
          <table:table-cell office:value-type="float" office:value="10726851" calcext:value-type="float">
            <text:p>10726851</text:p>
          </table:table-cell>
          <table:table-cell office:value-type="string" calcext:value-type="string">
            <text:p>non_sexist</text:p>
          </table:table-cell>
          <table:table-cell office:value-type="string" calcext:value-type="string">
            <text:p>А кем работают эти пранкеры? Слесарят поди на заводе?</text:p>
          </table:table-cell>
        </table:table-row>
        <table:table-row table:style-name="ro1">
          <table:table-cell office:value-type="float" office:value="10726718" calcext:value-type="float">
            <text:p>10726718</text:p>
          </table:table-cell>
          <table:table-cell office:value-type="float" office:value="10726852" calcext:value-type="float">
            <text:p>10726852</text:p>
          </table:table-cell>
          <table:table-cell office:value-type="string" calcext:value-type="string">
            <text:p>non_sexist</text:p>
          </table:table-cell>
          <table:table-cell office:value-type="string" calcext:value-type="string">
            <text:p>Новости которые мы заслужили, одна лучше другой!</text:p>
          </table:table-cell>
        </table:table-row>
        <table:table-row table:style-name="ro15">
          <table:table-cell office:value-type="float" office:value="10726718" calcext:value-type="float">
            <text:p>10726718</text:p>
          </table:table-cell>
          <table:table-cell office:value-type="float" office:value="10726898" calcext:value-type="float">
            <text:p>10726898</text:p>
          </table:table-cell>
          <table:table-cell office:value-type="string" calcext:value-type="string">
            <text:p>non_sexist</text:p>
          </table:table-cell>
          <table:table-cell office:value-type="string" calcext:value-type="string">
            <text:p>Вован и Лексус работают на фсб</text:p>
            <text:p>нафига их пиарить?</text:p>
          </table:table-cell>
        </table:table-row>
        <table:table-row table:style-name="ro1">
          <table:table-cell office:value-type="float" office:value="10726718" calcext:value-type="float">
            <text:p>10726718</text:p>
          </table:table-cell>
          <table:table-cell office:value-type="float" office:value="10726899" calcext:value-type="float">
            <text:p>10726899</text:p>
          </table:table-cell>
          <table:table-cell office:value-type="string" calcext:value-type="string">
            <text:p>non_sexist</text:p>
          </table:table-cell>
          <table:table-cell office:value-type="string" calcext:value-type="string">
            <text:p>Наверное эффективнее шаманов принести, от верблюдов вот польза есть а от них?</text:p>
          </table:table-cell>
        </table:table-row>
        <table:table-row table:style-name="ro1">
          <table:table-cell office:value-type="float" office:value="10726718" calcext:value-type="float">
            <text:p>10726718</text:p>
          </table:table-cell>
          <table:table-cell office:value-type="float" office:value="10726914" calcext:value-type="float">
            <text:p>10726914</text:p>
          </table:table-cell>
          <table:table-cell office:value-type="string" calcext:value-type="string">
            <text:p>non_sexist</text:p>
          </table:table-cell>
          <table:table-cell office:value-type="string" calcext:value-type="string">
            <text:p>проамериканский политик не знает английского и переходит на испаснкий. вай?)</text:p>
          </table:table-cell>
        </table:table-row>
        <table:table-row table:style-name="ro1">
          <table:table-cell office:value-type="float" office:value="10726718" calcext:value-type="float">
            <text:p>10726718</text:p>
          </table:table-cell>
          <table:table-cell office:value-type="float" office:value="10726918" calcext:value-type="float">
            <text:p>10726918</text:p>
          </table:table-cell>
          <table:table-cell office:value-type="string" calcext:value-type="string">
            <text:p>non_sexist</text:p>
          </table:table-cell>
          <table:table-cell office:value-type="string" calcext:value-type="string">
            <text:p>Если избавишься от бродячей своры собак во дворе, посадят наверняка! А за полезных животных всего 3к штрафа.</text:p>
          </table:table-cell>
        </table:table-row>
        <table:table-row table:style-name="ro1">
          <table:table-cell office:value-type="float" office:value="10726718" calcext:value-type="float">
            <text:p>10726718</text:p>
          </table:table-cell>
          <table:table-cell office:value-type="float" office:value="10726949" calcext:value-type="float">
            <text:p>10726949</text:p>
          </table:table-cell>
          <table:table-cell office:value-type="string" calcext:value-type="string">
            <text:p>non_sexist</text:p>
          </table:table-cell>
          <table:table-cell office:value-type="string" calcext:value-type="string">
            <text:p>Более 100 детей заразились гепатитом "Ъ"</text:p>
          </table:table-cell>
        </table:table-row>
        <table:table-row table:style-name="ro1">
          <table:table-cell office:value-type="float" office:value="10726718" calcext:value-type="float">
            <text:p>10726718</text:p>
          </table:table-cell>
          <table:table-cell office:value-type="float" office:value="10726971" calcext:value-type="float">
            <text:p>10726971</text:p>
          </table:table-cell>
          <table:table-cell office:value-type="string" calcext:value-type="string">
            <text:p>non_sexist</text:p>
          </table:table-cell>
          <table:table-cell office:value-type="string" calcext:value-type="string">
            <text:p>Сложно быть язычником в нашем государстве😕</text:p>
          </table:table-cell>
        </table:table-row>
        <table:table-row table:style-name="ro1">
          <table:table-cell office:value-type="float" office:value="10726718" calcext:value-type="float">
            <text:p>10726718</text:p>
          </table:table-cell>
          <table:table-cell office:value-type="float" office:value="10726980" calcext:value-type="float">
            <text:p>10726980</text:p>
          </table:table-cell>
          <table:table-cell office:value-type="string" calcext:value-type="string">
            <text:p>non_sexist</text:p>
          </table:table-cell>
          <table:table-cell office:value-type="string" calcext:value-type="string">
            <text:p>жду когда лексус разыграет вована,вместе с вованом</text:p>
          </table:table-cell>
        </table:table-row>
        <table:table-row table:style-name="ro1">
          <table:table-cell office:value-type="float" office:value="10726718" calcext:value-type="float">
            <text:p>10726718</text:p>
          </table:table-cell>
          <table:table-cell office:value-type="float" office:value="10726986" calcext:value-type="float">
            <text:p>10726986</text:p>
          </table:table-cell>
          <table:table-cell office:value-type="string" calcext:value-type="string">
            <text:p>non_sexist</text:p>
          </table:table-cell>
          <table:table-cell office:value-type="string" calcext:value-type="string">
            <text:p>которые якобы лежат в швейцарском банке «Лексус Вованиаль». Ахах</text:p>
          </table:table-cell>
        </table:table-row>
        <table:table-row table:style-name="ro1">
          <table:table-cell office:value-type="float" office:value="10726718" calcext:value-type="float">
            <text:p>10726718</text:p>
          </table:table-cell>
          <table:table-cell office:value-type="float" office:value="10727032" calcext:value-type="float">
            <text:p>10727032</text:p>
          </table:table-cell>
          <table:table-cell office:value-type="string" calcext:value-type="string">
            <text:p>non_sexist</text:p>
          </table:table-cell>
          <table:table-cell office:value-type="string" calcext:value-type="string">
            <text:p>С брилевым надо всё правительство..... послать.</text:p>
          </table:table-cell>
        </table:table-row>
        <table:table-row table:style-name="ro1">
          <table:table-cell office:value-type="float" office:value="10726718" calcext:value-type="float">
            <text:p>10726718</text:p>
          </table:table-cell>
          <table:table-cell office:value-type="float" office:value="10727128" calcext:value-type="float">
            <text:p>10727128</text:p>
          </table:table-cell>
          <table:table-cell office:value-type="string" calcext:value-type="string">
            <text:p>non_sexist</text:p>
          </table:table-cell>
          <table:table-cell office:value-type="string" calcext:value-type="string">
            <text:p>Че за хрень? Я не верю что у высокопоставленных лиц такое паршивое окружение, что через него двум русским дебилам возможно дозвониться до важной шишки</text:p>
          </table:table-cell>
        </table:table-row>
        <table:table-row table:style-name="ro1">
          <table:table-cell office:value-type="float" office:value="10726718" calcext:value-type="float">
            <text:p>10726718</text:p>
          </table:table-cell>
          <table:table-cell office:value-type="float" office:value="10727152" calcext:value-type="float">
            <text:p>10727152</text:p>
          </table:table-cell>
          <table:table-cell office:value-type="string" calcext:value-type="string">
            <text:p>non_sexist</text:p>
          </table:table-cell>
          <table:table-cell office:value-type="string" calcext:value-type="string">
            <text:p>ПРАНКЕРЫ ИЗ N <text:s/>УПРАВЛЕНИЯ..ЛУБЯНКИ..🙈🤣🤣🤣</text:p>
          </table:table-cell>
        </table:table-row>
        <table:table-row table:style-name="ro1">
          <table:table-cell office:value-type="float" office:value="10726718" calcext:value-type="float">
            <text:p>10726718</text:p>
          </table:table-cell>
          <table:table-cell office:value-type="float" office:value="10727218" calcext:value-type="float">
            <text:p>10727218</text:p>
          </table:table-cell>
          <table:table-cell office:value-type="string" calcext:value-type="string">
            <text:p>non_sexist</text:p>
          </table:table-cell>
          <table:table-cell office:value-type="string" calcext:value-type="string">
            <text:p>Почему сразу заражены? Не заражены, а целенаправленно обработаны гепатитом. Так знаете ли дух закаляется и для иммунной системы хорошая зарядка. Это мы ещё ВИЧ не вкалывали. Сверхлюдей создавать - задача не из лёгких.</text:p>
          </table:table-cell>
        </table:table-row>
        <table:table-row table:style-name="ro1">
          <table:table-cell office:value-type="float" office:value="10726718" calcext:value-type="float">
            <text:p>10726718</text:p>
          </table:table-cell>
          <table:table-cell office:value-type="float" office:value="10727237" calcext:value-type="float">
            <text:p>10727237</text:p>
          </table:table-cell>
          <table:table-cell office:value-type="string" calcext:value-type="string">
            <text:p>non_sexist</text:p>
          </table:table-cell>
          <table:table-cell office:value-type="string" calcext:value-type="string">
            <text:p>За что штраф в итоге? Что нарушили шаманы?</text:p>
          </table:table-cell>
        </table:table-row>
        <table:table-row table:style-name="ro1">
          <table:table-cell office:value-type="float" office:value="10726718" calcext:value-type="float">
            <text:p>10726718</text:p>
          </table:table-cell>
          <table:table-cell office:value-type="float" office:value="10727447" calcext:value-type="float">
            <text:p>10727447</text:p>
          </table:table-cell>
          <table:table-cell office:value-type="string" calcext:value-type="string">
            <text:p>non_sexist</text:p>
          </table:table-cell>
          <table:table-cell office:value-type="string" calcext:value-type="string">
            <text:p>Законопроект о выращивании в России конопли и опийного мака в медицинских целях прошел первое чтение</text:p>
          </table:table-cell>
        </table:table-row>
        <table:table-row table:style-name="ro1">
          <table:table-cell office:value-type="float" office:value="10726718" calcext:value-type="float">
            <text:p>10726718</text:p>
          </table:table-cell>
          <table:table-cell office:value-type="float" office:value="10727722" calcext:value-type="float">
            <text:p>10727722</text:p>
          </table:table-cell>
          <table:table-cell office:value-type="string" calcext:value-type="string">
            <text:p>non_sexist</text:p>
          </table:table-cell>
          <table:table-cell office:value-type="string" calcext:value-type="string">
            <text:p>Это все хитрый план массонов. Сначала они ввели санкции на пустом месте. Теперь заставляют выращивать коноплю и опиум. А завтра что? Великий русский народ будет умирать от передоза?</text:p>
          </table:table-cell>
        </table:table-row>
        <table:table-row table:style-name="ro1">
          <table:table-cell office:value-type="float" office:value="10726718" calcext:value-type="float">
            <text:p>10726718</text:p>
          </table:table-cell>
          <table:table-cell office:value-type="float" office:value="10728160" calcext:value-type="float">
            <text:p>10728160</text:p>
          </table:table-cell>
          <table:table-cell office:value-type="string" calcext:value-type="string">
            <text:p>non_sexist</text:p>
          </table:table-cell>
          <table:table-cell office:value-type="string" calcext:value-type="string">
            <text:p>100 детей заразились страшной болезнью, но 100 комментов о верблюдах, двух долбо&amp;бах с телефоном и еще одного с британским паспортом...это общество уже всё...</text:p>
          </table:table-cell>
        </table:table-row>
        <table:table-row table:style-name="ro1">
          <table:table-cell office:value-type="float" office:value="10726718" calcext:value-type="float">
            <text:p>10726718</text:p>
          </table:table-cell>
          <table:table-cell office:value-type="float" office:value="10728298" calcext:value-type="float">
            <text:p>10728298</text:p>
          </table:table-cell>
          <table:table-cell office:value-type="string" calcext:value-type="string">
            <text:p>non_sexist</text:p>
          </table:table-cell>
          <table:table-cell office:value-type="string" calcext:value-type="string">
            <text:p>Верблюжъи скрепы. А за что штраф? Они их живьем жгли? (Скок стоит верблядь? Чет не хило шаманы живут)</text:p>
          </table:table-cell>
        </table:table-row>
        <table:table-row table:style-name="ro1">
          <table:table-cell office:value-type="float" office:value="10726718" calcext:value-type="float">
            <text:p>10726718</text:p>
          </table:table-cell>
          <table:table-cell office:value-type="float" office:value="10728330" calcext:value-type="float">
            <text:p>10728330</text:p>
          </table:table-cell>
          <table:table-cell office:value-type="string" calcext:value-type="string">
            <text:p>non_sexist</text:p>
          </table:table-cell>
          <table:table-cell office:value-type="string" calcext:value-type="string">
            <text:p>Там в новой Зеландии мусульман в мечете мочат, а вы тут фигню постите</text:p>
          </table:table-cell>
        </table:table-row>
        <table:table-row table:style-name="ro1">
          <table:table-cell office:value-type="float" office:value="10726718" calcext:value-type="float">
            <text:p>10726718</text:p>
          </table:table-cell>
          <table:table-cell office:value-type="float" office:value="10728580" calcext:value-type="float">
            <text:p>10728580</text:p>
          </table:table-cell>
          <table:table-cell office:value-type="string" calcext:value-type="string">
            <text:p>non_sexist</text:p>
          </table:table-cell>
          <table:table-cell office:value-type="string" calcext:value-type="string">
            <text:p>Шаманам надо было сделать пинъяты из 10-ти рублевых купюр - а нет, сжигать деньги тоже приступление... Кажется куда не плюнь везде преступление. Ну всё лучше, чем сжигать животных живьем из иррациональных побуждений.</text:p>
          </table:table-cell>
        </table:table-row>
        <table:table-row table:style-name="ro1">
          <table:table-cell office:value-type="float" office:value="10726718" calcext:value-type="float">
            <text:p>10726718</text:p>
          </table:table-cell>
          <table:table-cell office:value-type="float" office:value="10728603" calcext:value-type="float">
            <text:p>10728603</text:p>
          </table:table-cell>
          <table:table-cell office:value-type="string" calcext:value-type="string">
            <text:p>non_sexist</text:p>
          </table:table-cell>
          <table:table-cell office:value-type="string" calcext:value-type="string">
            <text:p>Шаманам надо яйца открутить, что не повадно было. Идиоты поганые! Это что за серость то такая!?</text:p>
          </table:table-cell>
        </table:table-row>
        <table:table-row table:style-name="ro1">
          <table:table-cell office:value-type="float" office:value="10726718" calcext:value-type="float">
            <text:p>10726718</text:p>
          </table:table-cell>
          <table:table-cell office:value-type="float" office:value="10728935" calcext:value-type="float">
            <text:p>10728935</text:p>
          </table:table-cell>
          <table:table-cell office:value-type="string" calcext:value-type="string">
            <text:p>non_sexist</text:p>
          </table:table-cell>
          <table:table-cell office:value-type="string" calcext:value-type="string">
            <text:p>Че полумягкие три пять минут</text:p>
          </table:table-cell>
        </table:table-row>
        <table:table-row table:style-name="ro1">
          <table:table-cell office:value-type="float" office:value="10726718" calcext:value-type="float">
            <text:p>10726718</text:p>
          </table:table-cell>
          <table:table-cell office:value-type="float" office:value="10729003" calcext:value-type="float">
            <text:p>10729003</text:p>
          </table:table-cell>
          <table:table-cell office:value-type="string" calcext:value-type="string">
            <text:p>non_sexist</text:p>
          </table:table-cell>
          <table:table-cell office:value-type="string" calcext:value-type="string">
            <text:p>Боже. Поддержка пранкеров на гос уровне...</text:p>
          </table:table-cell>
        </table:table-row>
        <table:table-row table:style-name="ro1">
          <table:table-cell office:value-type="float" office:value="10726718" calcext:value-type="float">
            <text:p>10726718</text:p>
          </table:table-cell>
          <table:table-cell office:value-type="float" office:value="10730341" calcext:value-type="float">
            <text:p>10730341</text:p>
          </table:table-cell>
          <table:table-cell office:value-type="string" calcext:value-type="string">
            <text:p>non_sexist</text:p>
          </table:table-cell>
          <table:table-cell office:value-type="string" calcext:value-type="string">
            <text:p>А слабо этим Вованам и Лексусам разыграть Вована?</text:p>
          </table:table-cell>
        </table:table-row>
        <table:table-row table:style-name="ro1">
          <table:table-cell office:value-type="float" office:value="11084755" calcext:value-type="float">
            <text:p>11084755</text:p>
          </table:table-cell>
          <table:table-cell office:value-type="float" office:value="11084774" calcext:value-type="float">
            <text:p>11084774</text:p>
          </table:table-cell>
          <table:table-cell office:value-type="string" calcext:value-type="string">
            <text:p>non_sexist</text:p>
          </table:table-cell>
          <table:table-cell office:value-type="string" calcext:value-type="string">
            <text:p>Удачи тебе, Пахом четыре пять</text:p>
          </table:table-cell>
        </table:table-row>
        <table:table-row table:style-name="ro1">
          <table:table-cell office:value-type="float" office:value="11084755" calcext:value-type="float">
            <text:p>11084755</text:p>
          </table:table-cell>
          <table:table-cell office:value-type="float" office:value="11084778" calcext:value-type="float">
            <text:p>11084778</text:p>
          </table:table-cell>
          <table:table-cell office:value-type="string" calcext:value-type="string">
            <text:p>non_sexist</text:p>
          </table:table-cell>
          <table:table-cell office:value-type="string" calcext:value-type="string">
            <text:p>Когда яйца Зверева больше чем у остальных российских мужиков.</text:p>
          </table:table-cell>
        </table:table-row>
        <table:table-row table:style-name="ro1">
          <table:table-cell office:value-type="float" office:value="11084755" calcext:value-type="float">
            <text:p>11084755</text:p>
          </table:table-cell>
          <table:table-cell office:value-type="float" office:value="11084794" calcext:value-type="float">
            <text:p>11084794</text:p>
          </table:table-cell>
          <table:table-cell office:value-type="string" calcext:value-type="string">
            <text:p>non_sexist</text:p>
          </table:table-cell>
          <table:table-cell office:value-type="string" calcext:value-type="string">
            <text:p>А разве уже нельзя проводить одиночные пикеты?</text:p>
          </table:table-cell>
        </table:table-row>
        <table:table-row table:style-name="ro1">
          <table:table-cell office:value-type="float" office:value="11084755" calcext:value-type="float">
            <text:p>11084755</text:p>
          </table:table-cell>
          <table:table-cell office:value-type="float" office:value="11084800" calcext:value-type="float">
            <text:p>11084800</text:p>
          </table:table-cell>
          <table:table-cell office:value-type="string" calcext:value-type="string">
            <text:p>non_sexist</text:p>
          </table:table-cell>
          <table:table-cell office:value-type="string" calcext:value-type="string">
            <text:p>с этой обязательной маркировкой опять вырастут цены и будет хуже качество из-за меньшей конкуренции</text:p>
          </table:table-cell>
        </table:table-row>
        <table:table-row table:style-name="ro1">
          <table:table-cell office:value-type="float" office:value="11084755" calcext:value-type="float">
            <text:p>11084755</text:p>
          </table:table-cell>
          <table:table-cell office:value-type="float" office:value="11084803" calcext:value-type="float">
            <text:p>11084803</text:p>
          </table:table-cell>
          <table:table-cell office:value-type="string" calcext:value-type="string">
            <text:p>non_sexist</text:p>
          </table:table-cell>
          <table:table-cell office:value-type="string" calcext:value-type="string">
            <text:p>Сказал правду в центре Москвы!</text:p>
          </table:table-cell>
        </table:table-row>
        <table:table-row table:style-name="ro1">
          <table:table-cell office:value-type="float" office:value="11084755" calcext:value-type="float">
            <text:p>11084755</text:p>
          </table:table-cell>
          <table:table-cell office:value-type="float" office:value="11084810" calcext:value-type="float">
            <text:p>11084810</text:p>
          </table:table-cell>
          <table:table-cell office:value-type="string" calcext:value-type="string">
            <text:p>non_sexist</text:p>
          </table:table-cell>
          <table:table-cell office:value-type="string" calcext:value-type="string">
            <text:p>Звезда в шоке. Пять восемь девять</text:p>
          </table:table-cell>
        </table:table-row>
        <table:table-row table:style-name="ro1">
          <table:table-cell office:value-type="float" office:value="11084755" calcext:value-type="float">
            <text:p>11084755</text:p>
          </table:table-cell>
          <table:table-cell office:value-type="float" office:value="11084816" calcext:value-type="float">
            <text:p>11084816</text:p>
          </table:table-cell>
          <table:table-cell office:value-type="string" calcext:value-type="string">
            <text:p>non_sexist</text:p>
          </table:table-cell>
          <table:table-cell office:value-type="string" calcext:value-type="string">
            <text:p>правительство решило увеличить вдвое список 3веревыx, подлежащиx обязательной маркировке</text:p>
          </table:table-cell>
        </table:table-row>
        <table:table-row table:style-name="ro1">
          <table:table-cell office:value-type="float" office:value="11084755" calcext:value-type="float">
            <text:p>11084755</text:p>
          </table:table-cell>
          <table:table-cell office:value-type="float" office:value="11084854" calcext:value-type="float">
            <text:p>11084854</text:p>
          </table:table-cell>
          <table:table-cell office:value-type="string" calcext:value-type="string">
            <text:p>non_sexist</text:p>
          </table:table-cell>
          <table:table-cell office:value-type="string" calcext:value-type="string">
            <text:p>А за одиночный пикет разве законно штрафовать вообще?</text:p>
          </table:table-cell>
        </table:table-row>
        <table:table-row table:style-name="ro1">
          <table:table-cell office:value-type="float" office:value="11084755" calcext:value-type="float">
            <text:p>11084755</text:p>
          </table:table-cell>
          <table:table-cell office:value-type="float" office:value="11084863" calcext:value-type="float">
            <text:p>11084863</text:p>
          </table:table-cell>
          <table:table-cell office:value-type="string" calcext:value-type="string">
            <text:p>non_sexist</text:p>
          </table:table-cell>
          <table:table-cell office:value-type="string" calcext:value-type="string">
            <text:p>Звереву респект!!!скоро в отпуске на Байкал поеду...надеюсь там ещё есть что спасать!!!</text:p>
          </table:table-cell>
        </table:table-row>
        <table:table-row table:style-name="ro1">
          <table:table-cell office:value-type="float" office:value="11084755" calcext:value-type="float">
            <text:p>11084755</text:p>
          </table:table-cell>
          <table:table-cell office:value-type="float" office:value="11084865" calcext:value-type="float">
            <text:p>11084865</text:p>
          </table:table-cell>
          <table:table-cell office:value-type="string" calcext:value-type="string">
            <text:p>non_sexist</text:p>
          </table:table-cell>
          <table:table-cell office:value-type="string" calcext:value-type="string">
            <text:p>Сергей Зверев - герой нашего времени...</text:p>
          </table:table-cell>
        </table:table-row>
        <table:table-row table:style-name="ro1">
          <table:table-cell office:value-type="float" office:value="11084755" calcext:value-type="float">
            <text:p>11084755</text:p>
          </table:table-cell>
          <table:table-cell office:value-type="float" office:value="11084875" calcext:value-type="float">
            <text:p>11084875</text:p>
          </table:table-cell>
          <table:table-cell office:value-type="string" calcext:value-type="string">
            <text:p>non_sexist</text:p>
          </table:table-cell>
          <table:table-cell office:value-type="string" calcext:value-type="string">
            <text:p>Все, за что не берется Майл груп, становится г-м.</text:p>
          </table:table-cell>
        </table:table-row>
        <table:table-row table:style-name="ro1">
          <table:table-cell office:value-type="float" office:value="11084755" calcext:value-type="float">
            <text:p>11084755</text:p>
          </table:table-cell>
          <table:table-cell office:value-type="float" office:value="11084881" calcext:value-type="float">
            <text:p>11084881</text:p>
          </table:table-cell>
          <table:table-cell office:value-type="string" calcext:value-type="string">
            <text:p>non_sexist</text:p>
          </table:table-cell>
          <table:table-cell office:value-type="string" calcext:value-type="string">
            <text:p>А кто у Зверева стилист?)</text:p>
          </table:table-cell>
        </table:table-row>
        <table:table-row table:style-name="ro1">
          <table:table-cell office:value-type="float" office:value="11084755" calcext:value-type="float">
            <text:p>11084755</text:p>
          </table:table-cell>
          <table:table-cell office:value-type="float" office:value="11084893" calcext:value-type="float">
            <text:p>11084893</text:p>
          </table:table-cell>
          <table:table-cell office:value-type="string" calcext:value-type="string">
            <text:p>non_sexist</text:p>
          </table:table-cell>
          <table:table-cell office:value-type="string" calcext:value-type="string">
            <text:p>Помню в детстве сеструха меня одела в женское платье, одела парик, накрасила мне глаза и губы, подсунула к груди 2 мотка шерстяных ниток и называла Веркой Сердючкой</text:p>
          </table:table-cell>
        </table:table-row>
        <table:table-row table:style-name="ro1">
          <table:table-cell office:value-type="float" office:value="11084755" calcext:value-type="float">
            <text:p>11084755</text:p>
          </table:table-cell>
          <table:table-cell office:value-type="float" office:value="11084910" calcext:value-type="float">
            <text:p>11084910</text:p>
          </table:table-cell>
          <table:table-cell office:value-type="string" calcext:value-type="string">
            <text:p>non_sexist</text:p>
          </table:table-cell>
          <table:table-cell office:value-type="string" calcext:value-type="string">
            <text:p>Зверев -большой умница! Штрафовать его за то, что он привлёк внимание к разрушению особого климата его родного краЯ, что это катастрофа катастроф- это у нас нормально! <text:s/>Зачем нам природа со своими птицами?! В топку! Денег давай! Позор властям, закрывающим глаза на разрушение Нашего Дома!</text:p>
          </table:table-cell>
        </table:table-row>
        <table:table-row table:style-name="ro3">
          <table:table-cell office:value-type="float" office:value="11084755" calcext:value-type="float">
            <text:p>11084755</text:p>
          </table:table-cell>
          <table:table-cell office:value-type="float" office:value="11084911" calcext:value-type="float">
            <text:p>11084911</text:p>
          </table:table-cell>
          <table:table-cell office:value-type="string" calcext:value-type="string">
            <text:p>non_sexist</text:p>
          </table:table-cell>
          <table:table-cell office:value-type="string" calcext:value-type="string">
            <text:p>"Даже у Зверева хватает яиц высказать своё недовольство. </text:p>
            <text:p>Респект."</text:p>
          </table:table-cell>
        </table:table-row>
        <table:table-row table:style-name="ro1">
          <table:table-cell office:value-type="float" office:value="11084755" calcext:value-type="float">
            <text:p>11084755</text:p>
          </table:table-cell>
          <table:table-cell office:value-type="float" office:value="11085007" calcext:value-type="float">
            <text:p>11085007</text:p>
          </table:table-cell>
          <table:table-cell office:value-type="string" calcext:value-type="string">
            <text:p>non_sexist</text:p>
          </table:table-cell>
          <table:table-cell office:value-type="string" calcext:value-type="string">
            <text:p>Почему асанж похож на гундяева?</text:p>
          </table:table-cell>
        </table:table-row>
        <table:table-row table:style-name="ro1">
          <table:table-cell office:value-type="float" office:value="11084755" calcext:value-type="float">
            <text:p>11084755</text:p>
          </table:table-cell>
          <table:table-cell office:value-type="float" office:value="11085008" calcext:value-type="float">
            <text:p>11085008</text:p>
          </table:table-cell>
          <table:table-cell office:value-type="string" calcext:value-type="string">
            <text:p>non_sexist</text:p>
          </table:table-cell>
          <table:table-cell office:value-type="string" calcext:value-type="string">
            <text:p>Зверев в армии служил,в отличии от Растаргуева.К чему я это?Да просто хз ваще</text:p>
          </table:table-cell>
        </table:table-row>
        <table:table-row table:style-name="ro1">
          <table:table-cell office:value-type="float" office:value="11084755" calcext:value-type="float">
            <text:p>11084755</text:p>
          </table:table-cell>
          <table:table-cell office:value-type="float" office:value="11085013" calcext:value-type="float">
            <text:p>11085013</text:p>
          </table:table-cell>
          <table:table-cell office:value-type="string" calcext:value-type="string">
            <text:p>non_sexist</text:p>
          </table:table-cell>
          <table:table-cell office:value-type="string" calcext:value-type="string">
            <text:p>Никому не показалась интересной новость что вконтач будет тренироваться на казахах в отключении личных сообщений? Хммм, для чего же интересно такое нововведение</text:p>
          </table:table-cell>
        </table:table-row>
        <table:table-row table:style-name="ro1">
          <table:table-cell office:value-type="float" office:value="11084755" calcext:value-type="float">
            <text:p>11084755</text:p>
          </table:table-cell>
          <table:table-cell office:value-type="float" office:value="11085057" calcext:value-type="float">
            <text:p>11085057</text:p>
          </table:table-cell>
          <table:table-cell office:value-type="string" calcext:value-type="string">
            <text:p>non_sexist</text:p>
          </table:table-cell>
          <table:table-cell office:value-type="string" calcext:value-type="string">
            <text:p>Изи бабки для метрологов и госмонополий</text:p>
          </table:table-cell>
        </table:table-row>
        <table:table-row table:style-name="ro1">
          <table:table-cell office:value-type="float" office:value="11084755" calcext:value-type="float">
            <text:p>11084755</text:p>
          </table:table-cell>
          <table:table-cell office:value-type="float" office:value="11085110" calcext:value-type="float">
            <text:p>11085110</text:p>
          </table:table-cell>
          <table:table-cell office:value-type="string" calcext:value-type="string">
            <text:p>non_sexist</text:p>
          </table:table-cell>
          <table:table-cell office:value-type="string" calcext:value-type="string">
            <text:p>кстати,вот так принимали решение оштрафовать меня на 1000 рублей за то,что я разместил на Невском плакат с надписью "Шнуров,скажи в госдуме за стрит-арт".....единогласно!</text:p>
          </table:table-cell>
        </table:table-row>
        <table:table-row table:style-name="ro1">
          <table:table-cell office:value-type="float" office:value="11084755" calcext:value-type="float">
            <text:p>11084755</text:p>
          </table:table-cell>
          <table:table-cell office:value-type="float" office:value="11085116" calcext:value-type="float">
            <text:p>11085116</text:p>
          </table:table-cell>
          <table:table-cell office:value-type="string" calcext:value-type="string">
            <text:p>non_sexist</text:p>
          </table:table-cell>
          <table:table-cell office:value-type="string" calcext:value-type="string">
            <text:p>Ребят объясните ,про список товаров,это что я ещё больше за технику например платить буду?</text:p>
          </table:table-cell>
        </table:table-row>
        <table:table-row table:style-name="ro1">
          <table:table-cell office:value-type="float" office:value="11084755" calcext:value-type="float">
            <text:p>11084755</text:p>
          </table:table-cell>
          <table:table-cell office:value-type="float" office:value="11085134" calcext:value-type="float">
            <text:p>11085134</text:p>
          </table:table-cell>
          <table:table-cell office:value-type="string" calcext:value-type="string">
            <text:p>non_sexist</text:p>
          </table:table-cell>
          <table:table-cell office:value-type="string" calcext:value-type="string">
            <text:p>Это асанж так состарился или... Какой сейчас год?!</text:p>
          </table:table-cell>
        </table:table-row>
        <table:table-row table:style-name="ro1">
          <table:table-cell office:value-type="float" office:value="11084755" calcext:value-type="float">
            <text:p>11084755</text:p>
          </table:table-cell>
          <table:table-cell office:value-type="float" office:value="11085151" calcext:value-type="float">
            <text:p>11085151</text:p>
          </table:table-cell>
          <table:table-cell office:value-type="string" calcext:value-type="string">
            <text:p>non_sexist</text:p>
          </table:table-cell>
          <table:table-cell office:value-type="string" calcext:value-type="string">
            <text:p>Как говорит моя дочь: ащея нооги.</text:p>
          </table:table-cell>
        </table:table-row>
        <table:table-row table:style-name="ro1">
          <table:table-cell office:value-type="float" office:value="11084755" calcext:value-type="float">
            <text:p>11084755</text:p>
          </table:table-cell>
          <table:table-cell office:value-type="float" office:value="11085250" calcext:value-type="float">
            <text:p>11085250</text:p>
          </table:table-cell>
          <table:table-cell office:value-type="string" calcext:value-type="string">
            <text:p>non_sexist</text:p>
          </table:table-cell>
          <table:table-cell office:value-type="string" calcext:value-type="string">
            <text:p>Димон придумывает законы, Усманов рубит бабки и откатывает Димону! А в уши срут, что это всё для нашего блага!! Молодцы!</text:p>
          </table:table-cell>
        </table:table-row>
        <table:table-row table:style-name="ro1">
          <table:table-cell office:value-type="float" office:value="11084755" calcext:value-type="float">
            <text:p>11084755</text:p>
          </table:table-cell>
          <table:table-cell office:value-type="float" office:value="11085300" calcext:value-type="float">
            <text:p>11085300</text:p>
          </table:table-cell>
          <table:table-cell office:value-type="string" calcext:value-type="string">
            <text:p>non_sexist</text:p>
          </table:table-cell>
          <table:table-cell office:value-type="string" calcext:value-type="string">
            <text:p>Тот момент когда у Зверева яйца оказались тяжелей чем у большинства россиян)</text:p>
          </table:table-cell>
        </table:table-row>
        <table:table-row table:style-name="ro3">
          <table:table-cell office:value-type="float" office:value="11084755" calcext:value-type="float">
            <text:p>11084755</text:p>
          </table:table-cell>
          <table:table-cell office:value-type="float" office:value="11085318" calcext:value-type="float">
            <text:p>11085318</text:p>
          </table:table-cell>
          <table:table-cell office:value-type="string" calcext:value-type="string">
            <text:p>non_sexist</text:p>
          </table:table-cell>
          <table:table-cell office:value-type="string" calcext:value-type="string">
            <text:p>Принцесса просто родом с Байкала, поэтому он и встал на защиту озера. Тут не в яйцах дело, а в здоровом патриотизме.</text:p>
            <text:p>Кстати в бездуховной Германии все наоборот - митинг очень сложно запретить. Узнал это из статьи про шествие неонацистов в Деммине</text:p>
          </table:table-cell>
        </table:table-row>
        <table:table-row table:style-name="ro1">
          <table:table-cell office:value-type="float" office:value="11084755" calcext:value-type="float">
            <text:p>11084755</text:p>
          </table:table-cell>
          <table:table-cell office:value-type="float" office:value="11085351" calcext:value-type="float">
            <text:p>11085351</text:p>
          </table:table-cell>
          <table:table-cell office:value-type="string" calcext:value-type="string">
            <text:p>non_sexist</text:p>
          </table:table-cell>
          <table:table-cell office:value-type="string" calcext:value-type="string">
            <text:p>Дополнительная Маркировка товаров - нам нужно больше бабла, ещё больше. Налоги, акцизы, маркировка -вы плотите, мы богатеем. Не забудьте сдохнуть до пенсии!</text:p>
          </table:table-cell>
        </table:table-row>
        <table:table-row table:style-name="ro1">
          <table:table-cell office:value-type="float" office:value="11084755" calcext:value-type="float">
            <text:p>11084755</text:p>
          </table:table-cell>
          <table:table-cell office:value-type="float" office:value="11085488" calcext:value-type="float">
            <text:p>11085488</text:p>
          </table:table-cell>
          <table:table-cell office:value-type="string" calcext:value-type="string">
            <text:p>non_sexist</text:p>
          </table:table-cell>
          <table:table-cell office:value-type="string" calcext:value-type="string">
            <text:p>Точно пикет, а <text:s/>не минет? Это не опечатка?</text:p>
          </table:table-cell>
        </table:table-row>
        <table:table-row table:style-name="ro1">
          <table:table-cell office:value-type="float" office:value="11084755" calcext:value-type="float">
            <text:p>11084755</text:p>
          </table:table-cell>
          <table:table-cell office:value-type="float" office:value="11085603" calcext:value-type="float">
            <text:p>11085603</text:p>
          </table:table-cell>
          <table:table-cell office:value-type="string" calcext:value-type="string">
            <text:p>non_sexist</text:p>
          </table:table-cell>
          <table:table-cell office:value-type="string" calcext:value-type="string">
            <text:p>В новостях все, как всегда</text:p>
          </table:table-cell>
        </table:table-row>
        <table:table-row table:style-name="ro1">
          <table:table-cell office:value-type="float" office:value="11084755" calcext:value-type="float">
            <text:p>11084755</text:p>
          </table:table-cell>
          <table:table-cell office:value-type="float" office:value="11085635" calcext:value-type="float">
            <text:p>11085635</text:p>
          </table:table-cell>
          <table:table-cell office:value-type="string" calcext:value-type="string">
            <text:p>non_sexist</text:p>
          </table:table-cell>
          <table:table-cell office:value-type="string" calcext:value-type="string">
            <text:p>С каких пор кальяны по запретом? А как же поворот на Восток?</text:p>
          </table:table-cell>
        </table:table-row>
        <table:table-row table:style-name="ro1">
          <table:table-cell office:value-type="float" office:value="11084755" calcext:value-type="float">
            <text:p>11084755</text:p>
          </table:table-cell>
          <table:table-cell office:value-type="float" office:value="11086119" calcext:value-type="float">
            <text:p>11086119</text:p>
          </table:table-cell>
          <table:table-cell office:value-type="string" calcext:value-type="string">
            <text:p>non_sexist</text:p>
          </table:table-cell>
          <table:table-cell office:value-type="string" calcext:value-type="string">
            <text:p>Кореша обижают. Беспредел власти! Доколе</text:p>
          </table:table-cell>
        </table:table-row>
        <table:table-row table:style-name="ro1">
          <table:table-cell office:value-type="float" office:value="11084755" calcext:value-type="float">
            <text:p>11084755</text:p>
          </table:table-cell>
          <table:table-cell office:value-type="float" office:value="11086193" calcext:value-type="float">
            <text:p>11086193</text:p>
          </table:table-cell>
          <table:table-cell office:value-type="string" calcext:value-type="string">
            <text:p>non_sexist</text:p>
          </table:table-cell>
          <table:table-cell office:value-type="string" calcext:value-type="string">
            <text:p>не люблю зверева, но тут он красавчик и корона к месту 😂</text:p>
          </table:table-cell>
        </table:table-row>
        <table:table-row table:style-name="ro3">
          <table:table-cell office:value-type="float" office:value="11084755" calcext:value-type="float">
            <text:p>11084755</text:p>
          </table:table-cell>
          <table:table-cell office:value-type="float" office:value="11086313" calcext:value-type="float">
            <text:p>11086313</text:p>
          </table:table-cell>
          <table:table-cell office:value-type="string" calcext:value-type="string">
            <text:p>non_sexist</text:p>
          </table:table-cell>
          <table:table-cell office:value-type="string" calcext:value-type="string">
            <text:p>Жду когда дети войдут в список обязательной маркировки.</text:p>
            <text:p>Хотя, подождите..</text:p>
          </table:table-cell>
        </table:table-row>
        <table:table-row table:style-name="ro16">
          <table:table-cell office:value-type="float" office:value="11084755" calcext:value-type="float">
            <text:p>11084755</text:p>
          </table:table-cell>
          <table:table-cell office:value-type="float" office:value="11086392" calcext:value-type="float">
            <text:p>11086392</text:p>
          </table:table-cell>
          <table:table-cell office:value-type="string" calcext:value-type="string">
            <text:p>non_sexist</text:p>
          </table:table-cell>
          <table:table-cell office:value-type="string" calcext:value-type="string">
            <text:p>ПРОГНИВШИЙ КАПИТАЛИЗМ ПОРОЖДАЕТ ГНИЛУЮ СУДЕБНУЮ СИСТЕМУ? ⚖В суде правды не найдёшь?</text:p>
            <text:p/>
            <text:p>Фабрикация уголовных дел в нашей стране достигла угрожающих масштабов. По признанию генерального прокурора Ю. Чайки более 14 000 человек в России осуждены незаконно.</text:p>
            <text:p/>
            <text:p>⚫То есть с вероятностью примерно 99,8% вас признают виновным, если дело дойдет до суда. Если репрессивная силовая машина пройдется по вам катком — то доказать свою невиновность шансов просто нет, они меньше, чем вероятность выигрыша в рулетку. А попасть под этот каток репрессий, судя по статистике, может абсолютно каждый. От фабрикации на вас уголовного дела не застрахован никто, не обязательно быть виноватым. Вам может позавидовать конкурент в бизнесе или вы перейдете дорогу какому-то чиновнику с хорошими связями…</text:p>
            <text:p/>
            <text:p>Как пример можно вспомнить нашумевшую историю 2017 года, когда в ДТП в Балашихе погиб шестилетний мальчик. Его переехала машина подруги подмосковного криминального авторитета Ольги Алисовой. Выводы экспертов по данному делу показали, что в крови малыша было обнаружено 2,7 промилле алкоголя, что соответствует примерно выпитой бутылке водки! Как отмечали люди в комментариях к этой новости: «Так эта система в России устроена, так она работает в судах всех инстанций. Оборотни одинаково пригодны для обоих вариантов профанации правосудия. И для осуждения заведомо невиновных, и для отмазывания убийц от ответственности».</text:p>
            <text:p/>
            <text:p>‼Еще один опасный прецедент — это возрождение в России карательной психиатрии. Здесь как пример можно привести нашумевшее «Дело психологов», которое недавно слушалось в Самарской области. Обвиняемыми по этому делу проходили женщины, которые явно перешли дорогу чиновникам самого высокого ранга! Это Светлана Лада-Pycь и ее ближайшая соратница Марина Герасимова, которая и оказалась на скамье подсудимых. Светлана Лада-Pycь — оппозиционный политик, которая создала и возглавляла настоящую народную политическую партию, позже во время выборов в Госдуму признанную экстремистской по буквально незаконной и мошеннической схеме. Все кандидаты в Думу от партии были легко сняты с выборов и Центризбирком облегчённо вздохнул. Основанием обвинения в экстремизме этой партии — реального конкурента Единой России — была всё та же экспертиза листовки на экстремизм. Неопытные и неквалифицированные эксперты увидели экстремизм там, где опытные доктора наук и даже экспертное учреждение Минюста его не увидели.</text:p>
            <text:p/>
            <text:p>Светлана Лада-Pycь участвовала в выборах различных уровней, в том числе в выборах президента 2012 года. Подала в ФСБ и Следственный комитет юридически обоснованные заявления, с просьбой проверить деятельность Путина и Медведева на предмет наличия в них признаков госизмены, диверсии, изменении конституционного строя с демократического на тоталитарный.</text:p>
            <text:p/>
            <text:p>▶Продолжение https://vk.com/wall-33738385_36226</text:p>
          </table:table-cell>
        </table:table-row>
        <table:table-row table:style-name="ro1">
          <table:table-cell office:value-type="float" office:value="11084755" calcext:value-type="float">
            <text:p>11084755</text:p>
          </table:table-cell>
          <table:table-cell office:value-type="float" office:value="11089907" calcext:value-type="float">
            <text:p>11089907</text:p>
          </table:table-cell>
          <table:table-cell office:value-type="string" calcext:value-type="string">
            <text:p>non_sexist</text:p>
          </table:table-cell>
          <table:table-cell office:value-type="string" calcext:value-type="string">
            <text:p>На территории РФ одиночные пикеты запрещены, т.к она прилегает к резиденции президента. Штраф 15000. С глаз долой и, с сердца вон, нечего плебеями очи ясные, сказочные мозолить. Капец.</text:p>
          </table:table-cell>
        </table:table-row>
        <table:table-row table:style-name="ro1">
          <table:table-cell office:value-type="float" office:value="11084755" calcext:value-type="float">
            <text:p>11084755</text:p>
          </table:table-cell>
          <table:table-cell office:value-type="float" office:value="11093100" calcext:value-type="float">
            <text:p>11093100</text:p>
          </table:table-cell>
          <table:table-cell table:style-name="ce1" office:value-type="string" calcext:value-type="string">
            <text:p>non_sexist</text:p>
          </table:table-cell>
          <table:table-cell office:value-type="string" calcext:value-type="string">
            <text:p>Норм чел сделал, отдал 15к, зато пропиарил себя офигенно</text:p>
          </table:table-cell>
        </table:table-row>
        <table:table-row table:style-name="ro1">
          <table:table-cell office:value-type="float" office:value="10938961" calcext:value-type="float">
            <text:p>10938961</text:p>
          </table:table-cell>
          <table:table-cell office:value-type="float" office:value="10938974" calcext:value-type="float">
            <text:p>10938974</text:p>
          </table:table-cell>
          <table:table-cell table:style-name="ce1" office:value-type="string" calcext:value-type="string">
            <text:p>non_sexist</text:p>
          </table:table-cell>
          <table:table-cell office:value-type="string" calcext:value-type="string">
            <text:p>А до этого домогательства были народной забавой?</text:p>
          </table:table-cell>
        </table:table-row>
        <table:table-row table:style-name="ro1">
          <table:table-cell office:value-type="float" office:value="10938961" calcext:value-type="float">
            <text:p>10938961</text:p>
          </table:table-cell>
          <table:table-cell office:value-type="float" office:value="10938979" calcext:value-type="float">
            <text:p>10938979</text:p>
          </table:table-cell>
          <table:table-cell office:value-type="string" calcext:value-type="string">
            <text:p>non_sexist</text:p>
          </table:table-cell>
          <table:table-cell office:value-type="string" calcext:value-type="string">
            <text:p>Эх, куплю сейчас же билетик и рвану на Коста-Рику. Без визы вообще копейки</text:p>
          </table:table-cell>
        </table:table-row>
        <table:table-row table:style-name="ro1">
          <table:table-cell office:value-type="float" office:value="10938961" calcext:value-type="float">
            <text:p>10938961</text:p>
          </table:table-cell>
          <table:table-cell office:value-type="float" office:value="10938985" calcext:value-type="float">
            <text:p>10938985</text:p>
          </table:table-cell>
          <table:table-cell office:value-type="string" calcext:value-type="string">
            <text:p>sexist</text:p>
          </table:table-cell>
          <table:table-cell office:value-type="string" calcext:value-type="string">
            <text:p>Чертов матриархат и до Аргентины добрался</text:p>
          </table:table-cell>
        </table:table-row>
        <table:table-row table:style-name="ro1">
          <table:table-cell office:value-type="float" office:value="10938961" calcext:value-type="float">
            <text:p>10938961</text:p>
          </table:table-cell>
          <table:table-cell office:value-type="float" office:value="10938986" calcext:value-type="float">
            <text:p>10938986</text:p>
          </table:table-cell>
          <table:table-cell office:value-type="string" calcext:value-type="string">
            <text:p>sexist</text:p>
          </table:table-cell>
          <table:table-cell office:value-type="string" calcext:value-type="string">
            <text:p>Асо эта у нас тута извергаесса?</text:p>
          </table:table-cell>
        </table:table-row>
        <table:table-row table:style-name="ro1">
          <table:table-cell office:value-type="float" office:value="10938961" calcext:value-type="float">
            <text:p>10938961</text:p>
          </table:table-cell>
          <table:table-cell office:value-type="float" office:value="10938989" calcext:value-type="float">
            <text:p>10938989</text:p>
          </table:table-cell>
          <table:table-cell office:value-type="string" calcext:value-type="string">
            <text:p>sexist</text:p>
          </table:table-cell>
          <table:table-cell office:value-type="string" calcext:value-type="string">
            <text:p>Совсем с ума сошли. Как там теперь мужики/чины жить будут? В ЛГБТ уйдут?</text:p>
          </table:table-cell>
        </table:table-row>
        <table:table-row table:style-name="ro1">
          <table:table-cell office:value-type="float" office:value="10938961" calcext:value-type="float">
            <text:p>10938961</text:p>
          </table:table-cell>
          <table:table-cell office:value-type="float" office:value="10938990" calcext:value-type="float">
            <text:p>10938990</text:p>
          </table:table-cell>
          <table:table-cell office:value-type="string" calcext:value-type="string">
            <text:p>non_sexist</text:p>
          </table:table-cell>
          <table:table-cell office:value-type="string" calcext:value-type="string">
            <text:p>Теперь я знаю, куда я полечу в свой первый рабочий отпуск)))</text:p>
          </table:table-cell>
        </table:table-row>
        <table:table-row table:style-name="ro1">
          <table:table-cell office:value-type="float" office:value="10938961" calcext:value-type="float">
            <text:p>10938961</text:p>
          </table:table-cell>
          <table:table-cell office:value-type="float" office:value="10938996" calcext:value-type="float">
            <text:p>10938996</text:p>
          </table:table-cell>
          <table:table-cell office:value-type="string" calcext:value-type="string">
            <text:p>non_sexist</text:p>
          </table:table-cell>
          <table:table-cell office:value-type="string" calcext:value-type="string">
            <text:p>А теперь загугли цены туров на <text:s/>Коста-Рику <text:s/>и заплачь</text:p>
          </table:table-cell>
        </table:table-row>
        <table:table-row table:style-name="ro1">
          <table:table-cell office:value-type="float" office:value="10938961" calcext:value-type="float">
            <text:p>10938961</text:p>
          </table:table-cell>
          <table:table-cell office:value-type="float" office:value="10939003" calcext:value-type="float">
            <text:p>10939003</text:p>
          </table:table-cell>
          <table:table-cell office:value-type="string" calcext:value-type="string">
            <text:p>non_sexist</text:p>
          </table:table-cell>
          <table:table-cell office:value-type="string" calcext:value-type="string">
            <text:p>Ну хоть мужчин домогаться можно, все в порядке</text:p>
          </table:table-cell>
        </table:table-row>
        <table:table-row table:style-name="ro1">
          <table:table-cell office:value-type="float" office:value="10938961" calcext:value-type="float">
            <text:p>10938961</text:p>
          </table:table-cell>
          <table:table-cell office:value-type="float" office:value="10939015" calcext:value-type="float">
            <text:p>10939015</text:p>
          </table:table-cell>
          <table:table-cell office:value-type="string" calcext:value-type="string">
            <text:p>non_sexist</text:p>
          </table:table-cell>
          <table:table-cell office:value-type="string" calcext:value-type="string">
            <text:p>Друзья все валят в Коста-Рику, а я наверно остаюсь...</text:p>
          </table:table-cell>
        </table:table-row>
        <table:table-row table:style-name="ro1">
          <table:table-cell office:value-type="float" office:value="10938961" calcext:value-type="float">
            <text:p>10938961</text:p>
          </table:table-cell>
          <table:table-cell office:value-type="float" office:value="10939017" calcext:value-type="float">
            <text:p>10939017</text:p>
          </table:table-cell>
          <table:table-cell office:value-type="string" calcext:value-type="string">
            <text:p>non_sexist</text:p>
          </table:table-cell>
          <table:table-cell office:value-type="string" calcext:value-type="string">
            <text:p>Обожаю вулканы, когда-нибудь вулканы станут причиной апокалипсиса.</text:p>
          </table:table-cell>
        </table:table-row>
        <table:table-row table:style-name="ro1">
          <table:table-cell office:value-type="float" office:value="10938961" calcext:value-type="float">
            <text:p>10938961</text:p>
          </table:table-cell>
          <table:table-cell office:value-type="float" office:value="10939019" calcext:value-type="float">
            <text:p>10939019</text:p>
          </table:table-cell>
          <table:table-cell office:value-type="string" calcext:value-type="string">
            <text:p>non_sexist</text:p>
          </table:table-cell>
          <table:table-cell office:value-type="string" calcext:value-type="string">
            <text:p>Неужели мамкины сексисты до сих пор не повылезали?</text:p>
          </table:table-cell>
        </table:table-row>
        <table:table-row table:style-name="ro1">
          <table:table-cell office:value-type="float" office:value="10938961" calcext:value-type="float">
            <text:p>10938961</text:p>
          </table:table-cell>
          <table:table-cell office:value-type="float" office:value="10939024" calcext:value-type="float">
            <text:p>10939024</text:p>
          </table:table-cell>
          <table:table-cell office:value-type="string" calcext:value-type="string">
            <text:p>sexist</text:p>
          </table:table-cell>
          <table:table-cell office:value-type="string" calcext:value-type="string">
            <text:p>Феменизм в Аргентине в действие. Сначала пусть запретят одеваться влуьгарно, а потом и подкатывают запрещают</text:p>
          </table:table-cell>
        </table:table-row>
        <table:table-row table:style-name="ro2">
          <table:table-cell office:value-type="float" office:value="10938961" calcext:value-type="float">
            <text:p>10938961</text:p>
          </table:table-cell>
          <table:table-cell office:value-type="float" office:value="10939026" calcext:value-type="float">
            <text:p>10939026</text:p>
          </table:table-cell>
          <table:table-cell office:value-type="string" calcext:value-type="string">
            <text:p>non_sexist</text:p>
          </table:table-cell>
          <table:table-cell office:value-type="string" calcext:value-type="string">
            <text:p>Чо у понцев неспокойно как-то. То трясёт, то смоет.</text:p>
            <text:p/>
            <text:p>То пи***нут, то пи***нёт, то вулкан</text:p>
          </table:table-cell>
        </table:table-row>
        <table:table-row table:style-name="ro1">
          <table:table-cell office:value-type="float" office:value="10938961" calcext:value-type="float">
            <text:p>10938961</text:p>
          </table:table-cell>
          <table:table-cell office:value-type="float" office:value="10939027" calcext:value-type="float">
            <text:p>10939027</text:p>
          </table:table-cell>
          <table:table-cell office:value-type="string" calcext:value-type="string">
            <text:p>non_sexist</text:p>
          </table:table-cell>
          <table:table-cell office:value-type="string" calcext:value-type="string">
            <text:p>Франция в Эстонию отправляет солдат и технику для усиления НАТО в регионе, а наш президент французам помощь предлагает , где логика?</text:p>
          </table:table-cell>
        </table:table-row>
        <table:table-row table:style-name="ro1">
          <table:table-cell office:value-type="float" office:value="10938961" calcext:value-type="float">
            <text:p>10938961</text:p>
          </table:table-cell>
          <table:table-cell office:value-type="float" office:value="10939034" calcext:value-type="float">
            <text:p>10939034</text:p>
          </table:table-cell>
          <table:table-cell office:value-type="string" calcext:value-type="string">
            <text:p>sexist</text:p>
          </table:table-cell>
          <table:table-cell office:value-type="string" calcext:value-type="string">
            <text:p>Сделал симпатичной девушке комплимент - сядь за решетку или получи штраф. Вот вся суть современного феминизма.</text:p>
          </table:table-cell>
        </table:table-row>
        <table:table-row table:style-name="ro1">
          <table:table-cell office:value-type="float" office:value="10938961" calcext:value-type="float">
            <text:p>10938961</text:p>
          </table:table-cell>
          <table:table-cell office:value-type="float" office:value="10939045" calcext:value-type="float">
            <text:p>10939045</text:p>
          </table:table-cell>
          <table:table-cell office:value-type="string" calcext:value-type="string">
            <text:p>non_sexist</text:p>
          </table:table-cell>
          <table:table-cell office:value-type="string" calcext:value-type="string">
            <text:p>Ееее виза не нужна, эх...на выходные гонять буду</text:p>
          </table:table-cell>
        </table:table-row>
        <table:table-row table:style-name="ro2">
          <table:table-cell office:value-type="float" office:value="10938961" calcext:value-type="float">
            <text:p>10938961</text:p>
          </table:table-cell>
          <table:table-cell office:value-type="float" office:value="10939047" calcext:value-type="float">
            <text:p>10939047</text:p>
          </table:table-cell>
          <table:table-cell office:value-type="string" calcext:value-type="string">
            <text:p>sexist</text:p>
          </table:table-cell>
          <table:table-cell office:value-type="string" calcext:value-type="string">
            <text:p>То есть к мужчинам у них это все ещё применимо?</text:p>
            <text:p/>
            <text:p>Ах да, стрелка.</text:p>
          </table:table-cell>
        </table:table-row>
        <table:table-row table:style-name="ro2">
          <table:table-cell office:value-type="float" office:value="10938961" calcext:value-type="float">
            <text:p>10938961</text:p>
          </table:table-cell>
          <table:table-cell office:value-type="float" office:value="10939056" calcext:value-type="float">
            <text:p>10939056</text:p>
          </table:table-cell>
          <table:table-cell office:value-type="string" calcext:value-type="string">
            <text:p>non_sexist</text:p>
          </table:table-cell>
          <table:table-cell office:value-type="string" calcext:value-type="string">
            <text:p>По-моему и новости про взрыв у посольства России не было на лентаче</text:p>
            <text:p/>
            <text:p>За консульство и посольство ссоре если это разное, я просто не знаю точно</text:p>
          </table:table-cell>
        </table:table-row>
        <table:table-row table:style-name="ro1">
          <table:table-cell office:value-type="float" office:value="10938961" calcext:value-type="float">
            <text:p>10938961</text:p>
          </table:table-cell>
          <table:table-cell office:value-type="float" office:value="10939066" calcext:value-type="float">
            <text:p>10939066</text:p>
          </table:table-cell>
          <table:table-cell office:value-type="string" calcext:value-type="string">
            <text:p>non_sexist</text:p>
          </table:table-cell>
          <table:table-cell office:value-type="string" calcext:value-type="string">
            <text:p>коста-рика? это величайшая победа российской дипломатии, спасибо тебе, лавруха и за зимбабву с вануатой</text:p>
          </table:table-cell>
        </table:table-row>
        <table:table-row table:style-name="ro1">
          <table:table-cell office:value-type="float" office:value="10938961" calcext:value-type="float">
            <text:p>10938961</text:p>
          </table:table-cell>
          <table:table-cell office:value-type="float" office:value="10939072" calcext:value-type="float">
            <text:p>10939072</text:p>
          </table:table-cell>
          <table:table-cell office:value-type="string" calcext:value-type="string">
            <text:p>non_sexist</text:p>
          </table:table-cell>
          <table:table-cell office:value-type="string" calcext:value-type="string">
            <text:p>Ещё бы анонсировали снижение цен на перелёт до Коста-Рики и было бы вообще заeбато</text:p>
          </table:table-cell>
        </table:table-row>
        <table:table-row table:style-name="ro1">
          <table:table-cell office:value-type="float" office:value="10938961" calcext:value-type="float">
            <text:p>10938961</text:p>
          </table:table-cell>
          <table:table-cell office:value-type="float" office:value="10939083" calcext:value-type="float">
            <text:p>10939083</text:p>
          </table:table-cell>
          <table:table-cell office:value-type="string" calcext:value-type="string">
            <text:p>non_sexist</text:p>
          </table:table-cell>
          <table:table-cell office:value-type="string" calcext:value-type="string">
            <text:p>Билет туда-обратно 100к <text:s/>в пути 1 день 4 часа отлично слетать в коста Рика</text:p>
          </table:table-cell>
        </table:table-row>
        <table:table-row table:style-name="ro1">
          <table:table-cell office:value-type="float" office:value="10938961" calcext:value-type="float">
            <text:p>10938961</text:p>
          </table:table-cell>
          <table:table-cell office:value-type="float" office:value="10939103" calcext:value-type="float">
            <text:p>10939103</text:p>
          </table:table-cell>
          <table:table-cell office:value-type="string" calcext:value-type="string">
            <text:p>non_sexist</text:p>
          </table:table-cell>
          <table:table-cell office:value-type="string" calcext:value-type="string">
            <text:p>ну наконец-то визы в Коста-Рику отменили, а то никак слетать туда не могла</text:p>
          </table:table-cell>
        </table:table-row>
        <table:table-row table:style-name="ro1">
          <table:table-cell office:value-type="float" office:value="10938961" calcext:value-type="float">
            <text:p>10938961</text:p>
          </table:table-cell>
          <table:table-cell office:value-type="float" office:value="10939150" calcext:value-type="float">
            <text:p>10939150</text:p>
          </table:table-cell>
          <table:table-cell office:value-type="string" calcext:value-type="string">
            <text:p>non_sexist</text:p>
          </table:table-cell>
          <table:table-cell office:value-type="string" calcext:value-type="string">
            <text:p>Зачем эта Коста-Рика, когда есть Геленджик🤔</text:p>
          </table:table-cell>
        </table:table-row>
        <table:table-row table:style-name="ro3">
          <table:table-cell office:value-type="float" office:value="10938961" calcext:value-type="float">
            <text:p>10938961</text:p>
          </table:table-cell>
          <table:table-cell office:value-type="float" office:value="10939324" calcext:value-type="float">
            <text:p>10939324</text:p>
          </table:table-cell>
          <table:table-cell office:value-type="string" calcext:value-type="string">
            <text:p>non_sexist</text:p>
          </table:table-cell>
          <table:table-cell office:value-type="string" calcext:value-type="string">
            <text:p>Самая большая победа придёт только к тому, кто умеет одерживать над собой самые маленькие, незаметные для других победы.</text:p>
            <text:p>Ю.А. Гагарин</text:p>
          </table:table-cell>
        </table:table-row>
        <table:table-row table:style-name="ro1">
          <table:table-cell office:value-type="float" office:value="10938961" calcext:value-type="float">
            <text:p>10938961</text:p>
          </table:table-cell>
          <table:table-cell office:value-type="float" office:value="10939389" calcext:value-type="float">
            <text:p>10939389</text:p>
          </table:table-cell>
          <table:table-cell office:value-type="string" calcext:value-type="string">
            <text:p>non_sexist</text:p>
          </table:table-cell>
          <table:table-cell office:value-type="string" calcext:value-type="string">
            <text:p>Тупые вулканы, <text:s/>как вы меня бесите, отвяжбитесь от Японии</text:p>
          </table:table-cell>
        </table:table-row>
        <table:table-row table:style-name="ro3">
          <table:table-cell office:value-type="float" office:value="10938961" calcext:value-type="float">
            <text:p>10938961</text:p>
          </table:table-cell>
          <table:table-cell office:value-type="float" office:value="10939424" calcext:value-type="float">
            <text:p>10939424</text:p>
          </table:table-cell>
          <table:table-cell office:value-type="string" calcext:value-type="string">
            <text:p>sexist</text:p>
          </table:table-cell>
          <table:table-cell office:value-type="string" calcext:value-type="string">
            <text:p>Сажать за жесты, ммм</text:p>
            <text:p>Давайте расстрел за свист</text:p>
          </table:table-cell>
        </table:table-row>
        <table:table-row table:style-name="ro1">
          <table:table-cell office:value-type="float" office:value="10938961" calcext:value-type="float">
            <text:p>10938961</text:p>
          </table:table-cell>
          <table:table-cell office:value-type="float" office:value="10939510" calcext:value-type="float">
            <text:p>10939510</text:p>
          </table:table-cell>
          <table:table-cell office:value-type="string" calcext:value-type="string">
            <text:p>non_sexist</text:p>
          </table:table-cell>
          <table:table-cell office:value-type="string" calcext:value-type="string">
            <text:p>"Нельзя домогаться" - плак, хнык, ущимление!</text:p>
          </table:table-cell>
        </table:table-row>
        <table:table-row table:style-name="ro1">
          <table:table-cell office:value-type="float" office:value="10938961" calcext:value-type="float">
            <text:p>10938961</text:p>
          </table:table-cell>
          <table:table-cell office:value-type="float" office:value="10939835" calcext:value-type="float">
            <text:p>10939835</text:p>
          </table:table-cell>
          <table:table-cell office:value-type="string" calcext:value-type="string">
            <text:p>non_sexist</text:p>
          </table:table-cell>
          <table:table-cell office:value-type="string" calcext:value-type="string">
            <text:p>Вот, в нормальных странах борятся с харасментом, а у нас, где нибудь в маленьком городке девку изнасилуют, дело замнут, и скажут, мол сама виновата.</text:p>
          </table:table-cell>
        </table:table-row>
        <table:table-row table:style-name="ro1">
          <table:table-cell office:value-type="float" office:value="10938961" calcext:value-type="float">
            <text:p>10938961</text:p>
          </table:table-cell>
          <table:table-cell office:value-type="float" office:value="10939869" calcext:value-type="float">
            <text:p>10939869</text:p>
          </table:table-cell>
          <table:table-cell office:value-type="string" calcext:value-type="string">
            <text:p>non_sexist</text:p>
          </table:table-cell>
          <table:table-cell office:value-type="string" calcext:value-type="string">
            <text:p>Для россиян и так всегда был безвиз в КР</text:p>
          </table:table-cell>
        </table:table-row>
        <table:table-row table:style-name="ro5">
          <table:table-cell office:value-type="float" office:value="10938961" calcext:value-type="float">
            <text:p>10938961</text:p>
          </table:table-cell>
          <table:table-cell office:value-type="float" office:value="10940637" calcext:value-type="float">
            <text:p>10940637</text:p>
          </table:table-cell>
          <table:table-cell office:value-type="string" calcext:value-type="string">
            <text:p>non_sexist</text:p>
          </table:table-cell>
          <table:table-cell office:value-type="string" calcext:value-type="string">
            <text:p>Какой знатный срач на тему «вот, теперь с девушкой не познакомишься, комплимент не скажешь(((» развели -_- </text:p>
            <text:p>Есть у меня история в тему. Год назад я переехала в другой город совершенно одна. Родственников нет, друзей ещё не нашла. Иду спокойно в магазин, никого не трогаю, говорю по телефону с мамой. Окончила разговор, и тут подваливает ко мне мужик и начинает «А о чем ты сейчас думала? Это ты с мамой разговаривала?» И начал что-то ещё базарить. Мне стрёмно, чувак явно выглядит неадекватным, а психа доводить до агрессии себе дороже. Как ни пыталась отвязаться, говоря, что у меня дела, что я занята - он не отставал. Затирал мне, что видит во мне настоящую женщину(потому что я в платье) и хочет раскрыть мой женский потенциал. Я тихонько настрочила смс парню с просьбой срочно позвонить. Тот откликнулся, я наболтала в трубку что-то типа «да любимый, скоро буду, подожди меня». Тот мужик понял, что я в отношениях, но, блть, так и не отстал! Сказал, что рассчитывает на ещё одну встречу, и полез обниматься._. В итоге я тупо убежала. </text:p>
            <text:p>И знаете что, мне на хрен не нужны эти знакомства на улице. Адекватный мужчина, не адекватный - меня не тянет это выяснять. Я всегда предпочитала знакомиться через друзей, на занятиях, в клубах по интересам, т.к там можно присмотреться к человеку и его поведению в обществе. Понятное дело, что и это не гарантия. Но это всяко лучше, чем к тебе подвалит хрен с горы, и ты не будешь знать, куда деться. </text:p>
            <text:p>Касательно «комплиментов» тоже: мне не хочется и неприятно слушать нечто вроде «детка, у тебя такая попка, хочу тебя». Это мерзко. Такое я могу принять только от своего парня, потому что наши близкие отношения позволяют ему это сказать. От чужого человека же это отвратительно. Если хотите сделать девушке комплимент, то лучше скажите что-то хорошее о её одежде/украшениях/глазах/причёске. Это и нейтрально, и приятно. Также предложите какую-то нейтральную тему для разговора, найдите общие интересы. Видите у неё брелок с символикой сериала/группы - поговорите об этом! Но точно не «вашей маме зять не нужен?)))»</text:p>
          </table:table-cell>
        </table:table-row>
        <table:table-row table:style-name="ro2">
          <table:table-cell office:value-type="float" office:value="10938961" calcext:value-type="float">
            <text:p>10938961</text:p>
          </table:table-cell>
          <table:table-cell office:value-type="float" office:value="10941204" calcext:value-type="float">
            <text:p>10941204</text:p>
          </table:table-cell>
          <table:table-cell office:value-type="string" calcext:value-type="string">
            <text:p>non_sexist</text:p>
          </table:table-cell>
          <table:table-cell office:value-type="string" calcext:value-type="string">
            <text:p>Что. Женщины еще и мужскими заботами должны заниматься? А не жирно то будет?? Кому наглости хватает только.  Женщины занимаются феминизмом зоозащитой благотворительностью и всем тем что связано с уходом и заботой-инвалиды сироты ветераны пенсионеры одиночки бездомные животные-и правами солдат неожиданно занимается комитет матерей. Матерей! </text:p>
            <text:p>Это шутка такая что ли?! </text:p>
            <text:p>Есть маскулизм-вот и вперед, в защиту своих прав. Авось не маленькие</text:p>
          </table:table-cell>
        </table:table-row>
        <table:table-row table:style-name="ro3">
          <table:table-cell office:value-type="float" office:value="10938961" calcext:value-type="float">
            <text:p>10938961</text:p>
          </table:table-cell>
          <table:table-cell office:value-type="float" office:value="10941679" calcext:value-type="float">
            <text:p>10941679</text:p>
          </table:table-cell>
          <table:table-cell office:value-type="string" calcext:value-type="string">
            <text:p>non_sexist</text:p>
          </table:table-cell>
          <table:table-cell office:value-type="string" calcext:value-type="string">
            <text:p>Я в ахуэ от комментов мужиков. </text:p>
            <text:p>Утипути, они так боятся, что скоро законы о домогательствах придут и в их страну, и из-за этого они больше не смогут подкатывать яйца к женщинам с помощью "девушка, у вас такая красивая фигура/попа/грудь/etc/", что аж противно и мерзко</text:p>
          </table:table-cell>
        </table:table-row>
        <table:table-row table:style-name="ro8">
          <table:table-cell office:value-type="float" office:value="10938961" calcext:value-type="float">
            <text:p>10938961</text:p>
          </table:table-cell>
          <table:table-cell office:value-type="float" office:value="10941704" calcext:value-type="float">
            <text:p>10941704</text:p>
          </table:table-cell>
          <table:table-cell office:value-type="string" calcext:value-type="string">
            <text:p>non_sexist</text:p>
          </table:table-cell>
          <table:table-cell office:value-type="string" calcext:value-type="string">
            <text:p>И опять одно и то же. Смешно слышать о феминизме от тех кто ничего не знает и судит по стереотипам. Кто путает феминизм и матриархат. Путает секс по согласию (любовь) и секс не по согласию (изнасилование). То же самое как если б вы ели свой любимый десерт или в вас силой бы запихивали бесконечно еду. Путает бодипозитив и неопрятность неухоженность и нечистоплотность. Путает ухаживание и домогательство. </text:p>
            <text:p> </text:p>
            <text:p>Дико это в 21 веке говорить. </text:p>
            <text:p>А за слова надо отвечать. Они имеют последствия. Намеки на действие это уже желание совершить это противоправное действие. </text:p>
            <text:p/>
            <text:p>И как всегда обвиняют жертву а не насильника.  Женщины поздно возвращаются с работы т к 12 часовой день и надо кормить себя и семью. Женщины одеваются как все обычно буднично повседневно либо в деловой стиль. </text:p>
            <text:p>Вы еще детей в педофилии обвините. И трупов в некрофилии. </text:p>
            <text:p>По такой логике в исламских странах где женщина окута с ног до головы и замурована в четырех стенах как в гробу не должно быть изнасилований. А теперь угадайте-что там. </text:p>
            <text:p>Пожилых женщин в африке, женщин в престарелых домах, девочек, женщин в парандже по такому принципу не насиловали бы. И что то оголодавшие люди не накидываются на еду хотя этот рефлекс инстинкт гораздо сильнее и резоннее.</text:p>
          </table:table-cell>
        </table:table-row>
        <table:table-row table:style-name="ro1">
          <table:table-cell office:value-type="float" office:value="10938961" calcext:value-type="float">
            <text:p>10938961</text:p>
          </table:table-cell>
          <table:table-cell office:value-type="float" office:value="10944512" calcext:value-type="float">
            <text:p>10944512</text:p>
          </table:table-cell>
          <table:table-cell office:value-type="string" calcext:value-type="string">
            <text:p>non_sexist</text:p>
          </table:table-cell>
          <table:table-cell office:value-type="string" calcext:value-type="string">
            <text:p>Лол, снова "ущемленные" мужики закукарекали</text:p>
          </table:table-cell>
        </table:table-row>
        <table:table-row table:style-name="ro4">
          <table:table-cell office:value-type="float" office:value="10938961" calcext:value-type="float">
            <text:p>10938961</text:p>
          </table:table-cell>
          <table:table-cell office:value-type="float" office:value="10944687" calcext:value-type="float">
            <text:p>10944687</text:p>
          </table:table-cell>
          <table:table-cell office:value-type="string" calcext:value-type="string">
            <text:p>non_sexist</text:p>
          </table:table-cell>
          <table:table-cell office:value-type="string" calcext:value-type="string">
            <text:p>К слову да. Теория инстинктов ставится сейчас под сомнение, кто то называет их рефлексами, кто то уже атавизмами. Девушки уже не так хотят (рано) взамуж, уже немногие хотят (много) детей... </text:p>
            <text:p>Современные девушки ценят эмпатию, разделение домашних обязанностей-а не помощь по дому-уход за ребенком, да хоть кулинарные навыки какие. Чувство юмора-и то не факт что прошлого. </text:p>
            <text:p>Достаточно предложить помощь или сделать доброе дело-это будет в разы лучше комплимента. И любых слов. </text:p>
            <text:p/>
            <text:p>А то знаем мы как мужчины флиртуют в инете: присылают фото полового органа. Кто то смеется в ответ, а кого то и рвать тянет пардон.</text:p>
            <text:p/>
            <text:p>Кстати."Я бы хотел с вами пообщаться/познакомиться, если конечно же вы не имеете ничего против"- тоже норм фраза.</text:p>
          </table:table-cell>
        </table:table-row>
        <table:table-row table:style-name="ro8">
          <table:table-cell office:value-type="float" office:value="10938961" calcext:value-type="float">
            <text:p>10938961</text:p>
          </table:table-cell>
          <table:table-cell office:value-type="float" office:value="10950600" calcext:value-type="float">
            <text:p>10950600</text:p>
          </table:table-cell>
          <table:table-cell office:value-type="string" calcext:value-type="string">
            <text:p>non_sexist</text:p>
          </table:table-cell>
          <table:table-cell office:value-type="string" calcext:value-type="string">
            <text:p>Вот почему когда заговариваешь о женских правах, тут же налетают мужчины и начинают заливать о своих?</text:p>
            <text:p/>
            <text:p>Никто не отрицает, что и тут, в этой области, есть проблемы. Но не феминизм ими занимается! </text:p>
            <text:p>Феминистки не создают препятствий маскулистам. В отличие от мудчин которые создают препоны на пути феминисткам. </text:p>
            <text:p/>
            <text:p>Женщины и так занимаются феминизмом, зоозащитой, благотворительностью и всем тем, что связано с уходом в соц сфере-сироты ветераны инвалиды пенсионеры одиночки-еще на них повесить проблемы мужиков?? Это ж какую наглость и чсв надо иметь...</text:p>
            <text:p/>
            <text:p>Ни одного адекватного нормального мужчину не оскорбит ликвидация проституции. Или отмена запрета на профессии. Или предоставление более доступного аборта. Или улучшение гинекологии. </text:p>
            <text:p>Одним словом все то, с чем/за что борется феминизм.</text:p>
          </table:table-cell>
        </table:table-row>
        <table:table-row table:style-name="ro17">
          <table:table-cell office:value-type="float" office:value="10938961" calcext:value-type="float">
            <text:p>10938961</text:p>
          </table:table-cell>
          <table:table-cell office:value-type="float" office:value="10960912" calcext:value-type="float">
            <text:p>10960912</text:p>
          </table:table-cell>
          <table:table-cell office:value-type="string" calcext:value-type="string">
            <text:p>non_sexist</text:p>
          </table:table-cell>
          <table:table-cell office:value-type="string" calcext:value-type="string">
            <text:p>Кто в наше время верит в то что для решения проблемы достаточно одного запрета? И ребенку ясно что речь идет о комплексе мер.</text:p>
            <text:p> </text:p>
            <text:p>Задача борьбы с проституцией заключается в уничтожении сексуального рабства. Чем и является почти вся эта гребаная сфера. </text:p>
            <text:p>Что мешает тому ничтожно малому количеству девушек найти и познакомиться в нете со спонсором? Ничто. Затраты на "время" поиска? Самоорганизация первое время? Пффф </text:p>
            <text:p> </text:p>
            <text:p>Перл про сравнение работы грузчиков и проституток не менее прекрасен ей богу. Может тогда всех людей зарабатывающих на ручном физическом грубом труде сравнить с ними? Поваров уборщиц доярок швей.. Шахтерок в прошлом. Пожарных. Певиц? Контрактников? Кого еще. Только оч сомневаюсь что за такое сравнение получиться избежать удара в пах например. И почему то психотерапевты не согласятся с тем что влияние на психику и ущерб псих здоровью идентичен. Перед работой никто едва ли не массово не закидывается наркотой и алкоголем в таких бесчисленных количествах. В таких колоссальных размерах! Чтобы выжить и не сломаться. </text:p>
            <text:p> </text:p>
            <text:p>Кто еще в наше время верит в изжившую сказку про гордо и радостно рассказывающую о своем опыте женщину работающую в этой сфере ?? </text:p>
            <text:p> </text:p>
            <text:p>Уж новость о том что Голландия рассматривает всерьез перейти на северную модель наверное должна что то означать для некоторых?? </text:p>
            <text:p>Спрос не аргумент. И он меняется.</text:p>
            <text:p> </text:p>
            <text:p>Просто оставлю это здесь:(исследования - все есть) </text:p>
            <text:p>https://vk.com/wall-64367994_217191?w=wall-64367994_2.. </text:p>
            <text:p>https://vk.com/wall-64367994_88263?w=wall-64367994_88..</text:p>
          </table:table-cell>
        </table:table-row>
        <table:table-row table:style-name="ro1">
          <table:table-cell office:value-type="float" office:value="10720482" calcext:value-type="float">
            <text:p>10720482</text:p>
          </table:table-cell>
          <table:table-cell office:value-type="float" office:value="10720489" calcext:value-type="float">
            <text:p>10720489</text:p>
          </table:table-cell>
          <table:table-cell office:value-type="string" calcext:value-type="string">
            <text:p>non_sexist</text:p>
          </table:table-cell>
          <table:table-cell office:value-type="string" calcext:value-type="string">
            <text:p>И другие незначительные новости,а шо там у хохлов?🤔</text:p>
          </table:table-cell>
        </table:table-row>
        <table:table-row table:style-name="ro1">
          <table:table-cell office:value-type="float" office:value="10720482" calcext:value-type="float">
            <text:p>10720482</text:p>
          </table:table-cell>
          <table:table-cell office:value-type="float" office:value="10720496" calcext:value-type="float">
            <text:p>10720496</text:p>
          </table:table-cell>
          <table:table-cell office:value-type="string" calcext:value-type="string">
            <text:p>non_sexist</text:p>
          </table:table-cell>
          <table:table-cell office:value-type="string" calcext:value-type="string">
            <text:p>Пустите автобусы по России для защиты людей от чиновников и слабовиков</text:p>
          </table:table-cell>
        </table:table-row>
        <table:table-row table:style-name="ro1">
          <table:table-cell office:value-type="float" office:value="10720482" calcext:value-type="float">
            <text:p>10720482</text:p>
          </table:table-cell>
          <table:table-cell office:value-type="float" office:value="10720500" calcext:value-type="float">
            <text:p>10720500</text:p>
          </table:table-cell>
          <table:table-cell office:value-type="string" calcext:value-type="string">
            <text:p>non_sexist</text:p>
          </table:table-cell>
          <table:table-cell office:value-type="string" calcext:value-type="string">
            <text:p>Хочется написать про ФСБ... но зная, что они всё это читают, просто передам им привет✌🏻</text:p>
          </table:table-cell>
        </table:table-row>
        <table:table-row table:style-name="ro1">
          <table:table-cell office:value-type="float" office:value="10720482" calcext:value-type="float">
            <text:p>10720482</text:p>
          </table:table-cell>
          <table:table-cell office:value-type="float" office:value="10720506" calcext:value-type="float">
            <text:p>10720506</text:p>
          </table:table-cell>
          <table:table-cell office:value-type="string" calcext:value-type="string">
            <text:p>non_sexist</text:p>
          </table:table-cell>
          <table:table-cell office:value-type="string" calcext:value-type="string">
            <text:p>Удали или бан четыре пять</text:p>
          </table:table-cell>
        </table:table-row>
        <table:table-row table:style-name="ro1">
          <table:table-cell office:value-type="float" office:value="10720482" calcext:value-type="float">
            <text:p>10720482</text:p>
          </table:table-cell>
          <table:table-cell office:value-type="float" office:value="10720520" calcext:value-type="float">
            <text:p>10720520</text:p>
          </table:table-cell>
          <table:table-cell office:value-type="string" calcext:value-type="string">
            <text:p>non_sexist</text:p>
          </table:table-cell>
          <table:table-cell office:value-type="string" calcext:value-type="string">
            <text:p>Пусть все знают своиз героев</text:p>
          </table:table-cell>
        </table:table-row>
        <table:table-row table:style-name="ro1">
          <table:table-cell office:value-type="float" office:value="10720482" calcext:value-type="float">
            <text:p>10720482</text:p>
          </table:table-cell>
          <table:table-cell office:value-type="float" office:value="10720522" calcext:value-type="float">
            <text:p>10720522</text:p>
          </table:table-cell>
          <table:table-cell office:value-type="string" calcext:value-type="string">
            <text:p>non_sexist</text:p>
          </table:table-cell>
          <table:table-cell office:value-type="string" calcext:value-type="string">
            <text:p>А че про инсту молчим?🤔</text:p>
          </table:table-cell>
        </table:table-row>
        <table:table-row table:style-name="ro1">
          <table:table-cell office:value-type="float" office:value="10720482" calcext:value-type="float">
            <text:p>10720482</text:p>
          </table:table-cell>
          <table:table-cell office:value-type="float" office:value="10720549" calcext:value-type="float">
            <text:p>10720549</text:p>
          </table:table-cell>
          <table:table-cell table:style-name="ce1" office:value-type="string" calcext:value-type="string">
            <text:p>non_sexist</text:p>
          </table:table-cell>
          <table:table-cell office:value-type="string" calcext:value-type="string">
            <text:p>Ой, вот это да, не соответствует действительности, по моему что ФСБ этим занимается ни у кого нет сомнений)</text:p>
          </table:table-cell>
        </table:table-row>
        <table:table-row table:style-name="ro1">
          <table:table-cell office:value-type="float" office:value="10720482" calcext:value-type="float">
            <text:p>10720482</text:p>
          </table:table-cell>
          <table:table-cell office:value-type="float" office:value="10720594" calcext:value-type="float">
            <text:p>10720594</text:p>
          </table:table-cell>
          <table:table-cell office:value-type="string" calcext:value-type="string">
            <text:p>sexist</text:p>
          </table:table-cell>
          <table:table-cell office:value-type="string" calcext:value-type="string">
            <text:p>Видел я этих цейлонских женщин! <text:s/>Антикрасотки в квадрате!</text:p>
          </table:table-cell>
        </table:table-row>
        <table:table-row table:style-name="ro1">
          <table:table-cell office:value-type="float" office:value="10720482" calcext:value-type="float">
            <text:p>10720482</text:p>
          </table:table-cell>
          <table:table-cell office:value-type="float" office:value="10720602" calcext:value-type="float">
            <text:p>10720602</text:p>
          </table:table-cell>
          <table:table-cell office:value-type="string" calcext:value-type="string">
            <text:p>non_sexist</text:p>
          </table:table-cell>
          <table:table-cell office:value-type="string" calcext:value-type="string">
            <text:p>ФСБ первые воспользовались новым законом о фейках! Чудненько 😉 вопрос: почему гос структура сразу требует удалить информацию? Если не виноваты - выпускайте официальное заявление, пусть СК проводит проверку и всё будет путём. Не понимаю, зачем государственной службе, которая (разумеется) не пользует пытки, нужно удалять инфу каких-то журналистов... х)</text:p>
          </table:table-cell>
        </table:table-row>
        <table:table-row table:style-name="ro1">
          <table:table-cell office:value-type="float" office:value="10720482" calcext:value-type="float">
            <text:p>10720482</text:p>
          </table:table-cell>
          <table:table-cell office:value-type="float" office:value="10720613" calcext:value-type="float">
            <text:p>10720613</text:p>
          </table:table-cell>
          <table:table-cell office:value-type="string" calcext:value-type="string">
            <text:p>non_sexist</text:p>
          </table:table-cell>
          <table:table-cell office:value-type="string" calcext:value-type="string">
            <text:p>а почему илон макс своим собратьям не поможет?</text:p>
          </table:table-cell>
        </table:table-row>
        <table:table-row table:style-name="ro1">
          <table:table-cell office:value-type="float" office:value="10720482" calcext:value-type="float">
            <text:p>10720482</text:p>
          </table:table-cell>
          <table:table-cell office:value-type="float" office:value="10720635" calcext:value-type="float">
            <text:p>10720635</text:p>
          </table:table-cell>
          <table:table-cell office:value-type="string" calcext:value-type="string">
            <text:p>sexist</text:p>
          </table:table-cell>
          <table:table-cell office:value-type="string" calcext:value-type="string">
            <text:p>А можно фулл видео домогательств в транспорте🤣</text:p>
          </table:table-cell>
        </table:table-row>
        <table:table-row table:style-name="ro1">
          <table:table-cell office:value-type="float" office:value="10720482" calcext:value-type="float">
            <text:p>10720482</text:p>
          </table:table-cell>
          <table:table-cell office:value-type="float" office:value="10720647" calcext:value-type="float">
            <text:p>10720647</text:p>
          </table:table-cell>
          <table:table-cell office:value-type="string" calcext:value-type="string">
            <text:p>non_sexist</text:p>
          </table:table-cell>
          <table:table-cell office:value-type="string" calcext:value-type="string">
            <text:p>Я хочу подобный общественный транспорт и в России. Заэбалась терпеть щипки и поглаживания от рандомных обрыганов, которые мнят себя альфачами, которым любая мечтает дать</text:p>
          </table:table-cell>
        </table:table-row>
        <table:table-row table:style-name="ro1">
          <table:table-cell office:value-type="float" office:value="10720482" calcext:value-type="float">
            <text:p>10720482</text:p>
          </table:table-cell>
          <table:table-cell office:value-type="float" office:value="10720741" calcext:value-type="float">
            <text:p>10720741</text:p>
          </table:table-cell>
          <table:table-cell office:value-type="string" calcext:value-type="string">
            <text:p>non_sexist</text:p>
          </table:table-cell>
          <table:table-cell office:value-type="string" calcext:value-type="string">
            <text:p>Школа в Нигерии? четыре пять</text:p>
          </table:table-cell>
        </table:table-row>
        <table:table-row table:style-name="ro1">
          <table:table-cell office:value-type="float" office:value="10720482" calcext:value-type="float">
            <text:p>10720482</text:p>
          </table:table-cell>
          <table:table-cell office:value-type="float" office:value="10720817" calcext:value-type="float">
            <text:p>10720817</text:p>
          </table:table-cell>
          <table:table-cell office:value-type="string" calcext:value-type="string">
            <text:p>non_sexist</text:p>
          </table:table-cell>
          <table:table-cell office:value-type="string" calcext:value-type="string">
            <text:p>Репутация ФСБ)))) КГБ и НКВД. Смешно.Никого пальцем не тронули,никогда)))</text:p>
          </table:table-cell>
        </table:table-row>
        <table:table-row table:style-name="ro1">
          <table:table-cell office:value-type="float" office:value="10720482" calcext:value-type="float">
            <text:p>10720482</text:p>
          </table:table-cell>
          <table:table-cell office:value-type="float" office:value="10720824" calcext:value-type="float">
            <text:p>10720824</text:p>
          </table:table-cell>
          <table:table-cell office:value-type="string" calcext:value-type="string">
            <text:p>sexist</text:p>
          </table:table-cell>
          <table:table-cell office:value-type="string" calcext:value-type="string">
            <text:p>Хм, а что будет, если в таких автобусах женщины начнут домогаться друг друга🤔</text:p>
          </table:table-cell>
        </table:table-row>
        <table:table-row table:style-name="ro1">
          <table:table-cell office:value-type="float" office:value="10720482" calcext:value-type="float">
            <text:p>10720482</text:p>
          </table:table-cell>
          <table:table-cell office:value-type="float" office:value="10720876" calcext:value-type="float">
            <text:p>10720876</text:p>
          </table:table-cell>
          <table:table-cell office:value-type="string" calcext:value-type="string">
            <text:p>non_sexist</text:p>
          </table:table-cell>
          <table:table-cell office:value-type="string" calcext:value-type="string">
            <text:p>бедные дети, надеюсь пострадавших будет немного...</text:p>
          </table:table-cell>
        </table:table-row>
        <table:table-row table:style-name="ro1">
          <table:table-cell office:value-type="float" office:value="10720482" calcext:value-type="float">
            <text:p>10720482</text:p>
          </table:table-cell>
          <table:table-cell office:value-type="float" office:value="10720933" calcext:value-type="float">
            <text:p>10720933</text:p>
          </table:table-cell>
          <table:table-cell office:value-type="string" calcext:value-type="string">
            <text:p>non_sexist</text:p>
          </table:table-cell>
          <table:table-cell office:value-type="string" calcext:value-type="string">
            <text:p>У меня инста не работает тоже.</text:p>
          </table:table-cell>
        </table:table-row>
        <table:table-row table:style-name="ro1">
          <table:table-cell office:value-type="float" office:value="10720482" calcext:value-type="float">
            <text:p>10720482</text:p>
          </table:table-cell>
          <table:table-cell office:value-type="float" office:value="10721022" calcext:value-type="float">
            <text:p>10721022</text:p>
          </table:table-cell>
          <table:table-cell office:value-type="string" calcext:value-type="string">
            <text:p>non_sexist</text:p>
          </table:table-cell>
          <table:table-cell office:value-type="string" calcext:value-type="string">
            <text:p>Гайд по использованию таких автобусов</text:p>
          </table:table-cell>
        </table:table-row>
        <table:table-row table:style-name="ro1">
          <table:table-cell office:value-type="float" office:value="10720482" calcext:value-type="float">
            <text:p>10720482</text:p>
          </table:table-cell>
          <table:table-cell office:value-type="float" office:value="10721143" calcext:value-type="float">
            <text:p>10721143</text:p>
          </table:table-cell>
          <table:table-cell office:value-type="string" calcext:value-type="string">
            <text:p>non_sexist</text:p>
          </table:table-cell>
          <table:table-cell office:value-type="string" calcext:value-type="string">
            <text:p>Как можно поверить в то, что при обрушении целого падика в девятиэтажном доме погибло 39 человек ?!?????</text:p>
          </table:table-cell>
        </table:table-row>
        <table:table-row table:style-name="ro1">
          <table:table-cell office:value-type="float" office:value="10720482" calcext:value-type="float">
            <text:p>10720482</text:p>
          </table:table-cell>
          <table:table-cell office:value-type="float" office:value="10721376" calcext:value-type="float">
            <text:p>10721376</text:p>
          </table:table-cell>
          <table:table-cell office:value-type="string" calcext:value-type="string">
            <text:p>non_sexist</text:p>
          </table:table-cell>
          <table:table-cell office:value-type="string" calcext:value-type="string">
            <text:p>Прочёл как "В Нигерии обнаружилась школа". Уже удивился.</text:p>
          </table:table-cell>
        </table:table-row>
        <table:table-row table:style-name="ro1">
          <table:table-cell office:value-type="float" office:value="10720482" calcext:value-type="float">
            <text:p>10720482</text:p>
          </table:table-cell>
          <table:table-cell office:value-type="float" office:value="10722511" calcext:value-type="float">
            <text:p>10722511</text:p>
          </table:table-cell>
          <table:table-cell office:value-type="string" calcext:value-type="string">
            <text:p>non_sexist</text:p>
          </table:table-cell>
          <table:table-cell office:value-type="string" calcext:value-type="string">
            <text:p>Ого, это что fake news?</text:p>
          </table:table-cell>
        </table:table-row>
        <table:table-row table:style-name="ro1">
          <table:table-cell office:value-type="float" office:value="10720482" calcext:value-type="float">
            <text:p>10720482</text:p>
          </table:table-cell>
          <table:table-cell office:value-type="float" office:value="10722819" calcext:value-type="float">
            <text:p>10722819</text:p>
          </table:table-cell>
          <table:table-cell office:value-type="string" calcext:value-type="string">
            <text:p>non_sexist</text:p>
          </table:table-cell>
          <table:table-cell office:value-type="string" calcext:value-type="string">
            <text:p>Газетку пора закрывать...пожалуй, самое лучшее показательное применения Закона о фейках будет. Все сразу поймут, как жить нельзя</text:p>
          </table:table-cell>
        </table:table-row>
        <table:table-row table:style-name="ro1">
          <table:table-cell office:value-type="float" office:value="10720482" calcext:value-type="float">
            <text:p>10720482</text:p>
          </table:table-cell>
          <table:table-cell office:value-type="float" office:value="10722854" calcext:value-type="float">
            <text:p>10722854</text:p>
          </table:table-cell>
          <table:table-cell office:value-type="string" calcext:value-type="string">
            <text:p>non_sexist</text:p>
          </table:table-cell>
          <table:table-cell office:value-type="string" calcext:value-type="string">
            <text:p>Деловая репутация у ФСБ? Деловая? Это людей в жилых домах взрывать репутацией считается, что ли? Пытать обвиняемых в экстремизме в подвалах? Вот об этой репутации заботятся в ведомстве?</text:p>
          </table:table-cell>
        </table:table-row>
        <table:table-row table:style-name="ro1">
          <table:table-cell office:value-type="float" office:value="10720482" calcext:value-type="float">
            <text:p>10720482</text:p>
          </table:table-cell>
          <table:table-cell office:value-type="float" office:value="10723751" calcext:value-type="float">
            <text:p>10723751</text:p>
          </table:table-cell>
          <table:table-cell office:value-type="string" calcext:value-type="string">
            <text:p>non_sexist</text:p>
          </table:table-cell>
          <table:table-cell office:value-type="string" calcext:value-type="string">
            <text:p>В Нигерии сегодня праздник книг</text:p>
          </table:table-cell>
        </table:table-row>
        <table:table-row table:style-name="ro1">
          <table:table-cell office:value-type="float" office:value="10720482" calcext:value-type="float">
            <text:p>10720482</text:p>
          </table:table-cell>
          <table:table-cell office:value-type="float" office:value="10724307" calcext:value-type="float">
            <text:p>10724307</text:p>
          </table:table-cell>
          <table:table-cell office:value-type="string" calcext:value-type="string">
            <text:p>non_sexist</text:p>
          </table:table-cell>
          <table:table-cell office:value-type="string" calcext:value-type="string">
            <text:p>Интересно будут ли там скандалы из за трансов?🤣</text:p>
          </table:table-cell>
        </table:table-row>
        <table:table-row table:style-name="ro2">
          <table:table-cell office:value-type="float" office:value="10720482" calcext:value-type="float">
            <text:p>10720482</text:p>
          </table:table-cell>
          <table:table-cell office:value-type="float" office:value="10726832" calcext:value-type="float">
            <text:p>10726832</text:p>
          </table:table-cell>
          <table:table-cell office:value-type="string" calcext:value-type="string">
            <text:p>non_sexist</text:p>
          </table:table-cell>
          <table:table-cell office:value-type="string" calcext:value-type="string">
            <text:p>ФСБ потребовала удалить статьи «Новой газеты» о пытках задержанного после взрыва в Магнитогорске;</text:p>
            <text:p>Че там было про закон о фейковых новостях? Еще не оштрафовали? Как?</text:p>
            <text:p>пс привет ФСБ:)</text:p>
          </table:table-cell>
        </table:table-row>
        <table:table-row table:style-name="ro2">
          <table:table-cell office:value-type="float" office:value="10660841" calcext:value-type="float">
            <text:p>10660841</text:p>
          </table:table-cell>
          <table:table-cell office:value-type="float" office:value="10660856" calcext:value-type="float">
            <text:p>10660856</text:p>
          </table:table-cell>
          <table:table-cell office:value-type="string" calcext:value-type="string">
            <text:p>non_sexist</text:p>
          </table:table-cell>
          <table:table-cell office:value-type="string" calcext:value-type="string">
            <text:p>Первый канал покажет документальный фильм-расследование о Майкле Джексоне</text:p>
            <text:p/>
            <text:p>Лучше б о Димоне... но это уже совсем другая история.</text:p>
          </table:table-cell>
        </table:table-row>
        <table:table-row table:style-name="ro1">
          <table:table-cell office:value-type="float" office:value="10660841" calcext:value-type="float">
            <text:p>10660841</text:p>
          </table:table-cell>
          <table:table-cell office:value-type="float" office:value="10660860" calcext:value-type="float">
            <text:p>10660860</text:p>
          </table:table-cell>
          <table:table-cell office:value-type="string" calcext:value-type="string">
            <text:p>non_sexist</text:p>
          </table:table-cell>
          <table:table-cell office:value-type="string" calcext:value-type="string">
            <text:p>Джексона опять будут поливать дерьмом и безосновательно обвинять в педофилии?</text:p>
          </table:table-cell>
        </table:table-row>
        <table:table-row table:style-name="ro1">
          <table:table-cell office:value-type="float" office:value="10660841" calcext:value-type="float">
            <text:p>10660841</text:p>
          </table:table-cell>
          <table:table-cell office:value-type="float" office:value="10660861" calcext:value-type="float">
            <text:p>10660861</text:p>
          </table:table-cell>
          <table:table-cell office:value-type="string" calcext:value-type="string">
            <text:p>non_sexist</text:p>
          </table:table-cell>
          <table:table-cell office:value-type="string" calcext:value-type="string">
            <text:p>ГИБДД, мы не против, живите без нас)))</text:p>
          </table:table-cell>
        </table:table-row>
        <table:table-row table:style-name="ro1">
          <table:table-cell office:value-type="float" office:value="10660841" calcext:value-type="float">
            <text:p>10660841</text:p>
          </table:table-cell>
          <table:table-cell office:value-type="float" office:value="10660862" calcext:value-type="float">
            <text:p>10660862</text:p>
          </table:table-cell>
          <table:table-cell office:value-type="string" calcext:value-type="string">
            <text:p>non_sexist</text:p>
          </table:table-cell>
          <table:table-cell office:value-type="string" calcext:value-type="string">
            <text:p>Гибдд по Уфе опубликовало фильм-расследование о Майкле Джексоне</text:p>
          </table:table-cell>
        </table:table-row>
        <table:table-row table:style-name="ro1">
          <table:table-cell office:value-type="float" office:value="10660841" calcext:value-type="float">
            <text:p>10660841</text:p>
          </table:table-cell>
          <table:table-cell office:value-type="float" office:value="10660871" calcext:value-type="float">
            <text:p>10660871</text:p>
          </table:table-cell>
          <table:table-cell office:value-type="string" calcext:value-type="string">
            <text:p>non_sexist</text:p>
          </table:table-cell>
          <table:table-cell office:value-type="string" calcext:value-type="string">
            <text:p>Есть ещё кто смотрит 1 канал?</text:p>
          </table:table-cell>
        </table:table-row>
        <table:table-row table:style-name="ro1">
          <table:table-cell office:value-type="float" office:value="10660841" calcext:value-type="float">
            <text:p>10660841</text:p>
          </table:table-cell>
          <table:table-cell office:value-type="float" office:value="10660873" calcext:value-type="float">
            <text:p>10660873</text:p>
          </table:table-cell>
          <table:table-cell office:value-type="string" calcext:value-type="string">
            <text:p>non_sexist</text:p>
          </table:table-cell>
          <table:table-cell office:value-type="string" calcext:value-type="string">
            <text:p>ГИБДД по Уфе к 8 марта опубликовало видео «Тян не нужны»</text:p>
          </table:table-cell>
        </table:table-row>
        <table:table-row table:style-name="ro1">
          <table:table-cell office:value-type="float" office:value="10660841" calcext:value-type="float">
            <text:p>10660841</text:p>
          </table:table-cell>
          <table:table-cell office:value-type="float" office:value="10660875" calcext:value-type="float">
            <text:p>10660875</text:p>
          </table:table-cell>
          <table:table-cell office:value-type="string" calcext:value-type="string">
            <text:p>non_sexist</text:p>
          </table:table-cell>
          <table:table-cell office:value-type="string" calcext:value-type="string">
            <text:p>Директор департамента образования Владимирской области Ольга Беляева 5 марта сообщила журналистам, что у властей и образовательных учреждений нет обязанности подвозить и закупать школьные питание и что это «вопрос родителей». Заявление прозвучало на фоне отмены бесплатного питания для младшеклассников в школах Владимира. Позже она опровергнула свое заявление, назвав его оговоркой.</text:p>
          </table:table-cell>
        </table:table-row>
        <table:table-row table:style-name="ro1">
          <table:table-cell office:value-type="float" office:value="10660841" calcext:value-type="float">
            <text:p>10660841</text:p>
          </table:table-cell>
          <table:table-cell office:value-type="float" office:value="10660890" calcext:value-type="float">
            <text:p>10660890</text:p>
          </table:table-cell>
          <table:table-cell office:value-type="string" calcext:value-type="string">
            <text:p>non_sexist</text:p>
          </table:table-cell>
          <table:table-cell office:value-type="string" calcext:value-type="string">
            <text:p>Действительно на главном федеральном канале просто необходимо показать фильмец про педофила 2000х годов</text:p>
          </table:table-cell>
        </table:table-row>
        <table:table-row table:style-name="ro3">
          <table:table-cell office:value-type="float" office:value="10660841" calcext:value-type="float">
            <text:p>10660841</text:p>
          </table:table-cell>
          <table:table-cell office:value-type="float" office:value="10660895" calcext:value-type="float">
            <text:p>10660895</text:p>
          </table:table-cell>
          <table:table-cell office:value-type="string" calcext:value-type="string">
            <text:p>non_sexist</text:p>
          </table:table-cell>
          <table:table-cell office:value-type="string" calcext:value-type="string">
            <text:p>Фильм-расследование про Майкла Джексона</text:p>
            <text:p>что может быть актуальнее для России в 2019 году?</text:p>
          </table:table-cell>
        </table:table-row>
        <table:table-row table:style-name="ro1">
          <table:table-cell office:value-type="float" office:value="10660841" calcext:value-type="float">
            <text:p>10660841</text:p>
          </table:table-cell>
          <table:table-cell office:value-type="float" office:value="10660899" calcext:value-type="float">
            <text:p>10660899</text:p>
          </table:table-cell>
          <table:table-cell office:value-type="string" calcext:value-type="string">
            <text:p>non_sexist</text:p>
          </table:table-cell>
          <table:table-cell office:value-type="string" calcext:value-type="string">
            <text:p>ГИБДД по Уфе записывает видео</text:p>
          </table:table-cell>
        </table:table-row>
        <table:table-row table:style-name="ro1">
          <table:table-cell office:value-type="float" office:value="10660841" calcext:value-type="float">
            <text:p>10660841</text:p>
          </table:table-cell>
          <table:table-cell office:value-type="float" office:value="10660900" calcext:value-type="float">
            <text:p>10660900</text:p>
          </table:table-cell>
          <table:table-cell office:value-type="string" calcext:value-type="string">
            <text:p>non_sexist</text:p>
          </table:table-cell>
          <table:table-cell office:value-type="string" calcext:value-type="string">
            <text:p>уфимское ГИБДД знает толк в ТНН</text:p>
          </table:table-cell>
        </table:table-row>
        <table:table-row table:style-name="ro1">
          <table:table-cell office:value-type="float" office:value="10660841" calcext:value-type="float">
            <text:p>10660841</text:p>
          </table:table-cell>
          <table:table-cell office:value-type="float" office:value="10660922" calcext:value-type="float">
            <text:p>10660922</text:p>
          </table:table-cell>
          <table:table-cell office:value-type="string" calcext:value-type="string">
            <text:p>non_sexist</text:p>
          </table:table-cell>
          <table:table-cell office:value-type="string" calcext:value-type="string">
            <text:p>Как скандал , так первый канал сразу и подтянулся.</text:p>
          </table:table-cell>
        </table:table-row>
        <table:table-row table:style-name="ro1">
          <table:table-cell office:value-type="float" office:value="10660841" calcext:value-type="float">
            <text:p>10660841</text:p>
          </table:table-cell>
          <table:table-cell office:value-type="float" office:value="10660943" calcext:value-type="float">
            <text:p>10660943</text:p>
          </table:table-cell>
          <table:table-cell office:value-type="string" calcext:value-type="string">
            <text:p>non_sexist</text:p>
          </table:table-cell>
          <table:table-cell office:value-type="string" calcext:value-type="string">
            <text:p>Ммм, расследование о Майкле Джексоне. Ну-ну.</text:p>
          </table:table-cell>
        </table:table-row>
        <table:table-row table:style-name="ro1">
          <table:table-cell office:value-type="float" office:value="10660841" calcext:value-type="float">
            <text:p>10660841</text:p>
          </table:table-cell>
          <table:table-cell office:value-type="float" office:value="10660949" calcext:value-type="float">
            <text:p>10660949</text:p>
          </table:table-cell>
          <table:table-cell office:value-type="string" calcext:value-type="string">
            <text:p>non_sexist</text:p>
          </table:table-cell>
          <table:table-cell office:value-type="string" calcext:value-type="string">
            <text:p>ГИБДД явно намекает четыре пять</text:p>
          </table:table-cell>
        </table:table-row>
        <table:table-row table:style-name="ro1">
          <table:table-cell office:value-type="float" office:value="10660841" calcext:value-type="float">
            <text:p>10660841</text:p>
          </table:table-cell>
          <table:table-cell office:value-type="float" office:value="10660952" calcext:value-type="float">
            <text:p>10660952</text:p>
          </table:table-cell>
          <table:table-cell office:value-type="string" calcext:value-type="string">
            <text:p>non_sexist</text:p>
          </table:table-cell>
          <table:table-cell office:value-type="string" calcext:value-type="string">
            <text:p>до «первого» толь дошло — что в детском питании не хватает женщин . . .</text:p>
          </table:table-cell>
        </table:table-row>
        <table:table-row table:style-name="ro1">
          <table:table-cell office:value-type="float" office:value="10660841" calcext:value-type="float">
            <text:p>10660841</text:p>
          </table:table-cell>
          <table:table-cell office:value-type="float" office:value="10660978" calcext:value-type="float">
            <text:p>10660978</text:p>
          </table:table-cell>
          <table:table-cell office:value-type="string" calcext:value-type="string">
            <text:p>non_sexist</text:p>
          </table:table-cell>
          <table:table-cell office:value-type="string" calcext:value-type="string">
            <text:p>как минимум СК России должно расследовать дело Майкла Джексона, и в случае обвинения затребовать депортацию из США.</text:p>
          </table:table-cell>
        </table:table-row>
        <table:table-row table:style-name="ro1">
          <table:table-cell office:value-type="float" office:value="10660841" calcext:value-type="float">
            <text:p>10660841</text:p>
          </table:table-cell>
          <table:table-cell office:value-type="float" office:value="10660989" calcext:value-type="float">
            <text:p>10660989</text:p>
          </table:table-cell>
          <table:table-cell office:value-type="string" calcext:value-type="string">
            <text:p>non_sexist</text:p>
          </table:table-cell>
          <table:table-cell office:value-type="string" calcext:value-type="string">
            <text:p>Марк Браун хочет переименовать острова Кука.......</text:p>
          </table:table-cell>
        </table:table-row>
        <table:table-row table:style-name="ro1">
          <table:table-cell office:value-type="float" office:value="10660841" calcext:value-type="float">
            <text:p>10660841</text:p>
          </table:table-cell>
          <table:table-cell office:value-type="float" office:value="10661001" calcext:value-type="float">
            <text:p>10661001</text:p>
          </table:table-cell>
          <table:table-cell office:value-type="string" calcext:value-type="string">
            <text:p>non_sexist</text:p>
          </table:table-cell>
          <table:table-cell office:value-type="string" calcext:value-type="string">
            <text:p>Лучше бы Первый кАНАЛ провел расследование о плешивом чекисте и компоте...</text:p>
          </table:table-cell>
        </table:table-row>
        <table:table-row table:style-name="ro3">
          <table:table-cell office:value-type="float" office:value="10660841" calcext:value-type="float">
            <text:p>10660841</text:p>
          </table:table-cell>
          <table:table-cell office:value-type="float" office:value="10661033" calcext:value-type="float">
            <text:p>10661033</text:p>
          </table:table-cell>
          <table:table-cell office:value-type="string" calcext:value-type="string">
            <text:p>non_sexist</text:p>
          </table:table-cell>
          <table:table-cell office:value-type="string" calcext:value-type="string">
            <text:p>«Острова Кука, названные в честь английского мореплавателя Джеймса Кука, рассматривают вопрос о выборе нового названия на языке коренного народа маори.»</text:p>
            <text:p>🤔🤔😄🤔🤔</text:p>
          </table:table-cell>
        </table:table-row>
        <table:table-row table:style-name="ro1">
          <table:table-cell office:value-type="float" office:value="10660841" calcext:value-type="float">
            <text:p>10660841</text:p>
          </table:table-cell>
          <table:table-cell office:value-type="float" office:value="10661062" calcext:value-type="float">
            <text:p>10661062</text:p>
          </table:table-cell>
          <table:table-cell office:value-type="string" calcext:value-type="string">
            <text:p>non_sexist</text:p>
          </table:table-cell>
          <table:table-cell office:value-type="string" calcext:value-type="string">
            <text:p>пипец, обвиняют джексона, но ведь его вина не доказана. так, якобы насилием на детьми, любого можно запятнать. всё-равно поехавшие идиоты подтянут тему, и пох, что доказательств нет, а люди просто зарабатывают деньги так скорее всего, на псевдо-насилии. в гробу достали уже его!</text:p>
          </table:table-cell>
        </table:table-row>
        <table:table-row table:style-name="ro1">
          <table:table-cell office:value-type="float" office:value="10660841" calcext:value-type="float">
            <text:p>10660841</text:p>
          </table:table-cell>
          <table:table-cell office:value-type="float" office:value="10661066" calcext:value-type="float">
            <text:p>10661066</text:p>
          </table:table-cell>
          <table:table-cell office:value-type="string" calcext:value-type="string">
            <text:p>non_sexist</text:p>
          </table:table-cell>
          <table:table-cell office:value-type="string" calcext:value-type="string">
            <text:p>"ГИБДД по Уфе к 8 марта опубликовало видео «День без женщин»" - я помню фильмец, Без мужчин нам лучше, вроде назывался, весьма познавательно :D</text:p>
          </table:table-cell>
        </table:table-row>
        <table:table-row table:style-name="ro1">
          <table:table-cell office:value-type="float" office:value="10660841" calcext:value-type="float">
            <text:p>10660841</text:p>
          </table:table-cell>
          <table:table-cell office:value-type="float" office:value="10661100" calcext:value-type="float">
            <text:p>10661100</text:p>
          </table:table-cell>
          <table:table-cell office:value-type="string" calcext:value-type="string">
            <text:p>non_sexist</text:p>
          </table:table-cell>
          <table:table-cell office:value-type="string" calcext:value-type="string">
            <text:p>"В Нижегородской области решили построить первый в России частный космодром"</text:p>
          </table:table-cell>
        </table:table-row>
        <table:table-row table:style-name="ro1">
          <table:table-cell office:value-type="float" office:value="10660841" calcext:value-type="float">
            <text:p>10660841</text:p>
          </table:table-cell>
          <table:table-cell office:value-type="float" office:value="10661166" calcext:value-type="float">
            <text:p>10661166</text:p>
          </table:table-cell>
          <table:table-cell office:value-type="string" calcext:value-type="string">
            <text:p>non_sexist</text:p>
          </table:table-cell>
          <table:table-cell office:value-type="string" calcext:value-type="string">
            <text:p>Зачем поливать грязью умерших людей ? Для чего это все выставлять на показ ?</text:p>
          </table:table-cell>
        </table:table-row>
        <table:table-row table:style-name="ro1">
          <table:table-cell office:value-type="float" office:value="10660841" calcext:value-type="float">
            <text:p>10660841</text:p>
          </table:table-cell>
          <table:table-cell office:value-type="float" office:value="10661237" calcext:value-type="float">
            <text:p>10661237</text:p>
          </table:table-cell>
          <table:table-cell office:value-type="string" calcext:value-type="string">
            <text:p>non_sexist</text:p>
          </table:table-cell>
          <table:table-cell office:value-type="string" calcext:value-type="string">
            <text:p>Острова Кука собрались сменить название</text:p>
          </table:table-cell>
        </table:table-row>
        <table:table-row table:style-name="ro1">
          <table:table-cell office:value-type="float" office:value="10660841" calcext:value-type="float">
            <text:p>10660841</text:p>
          </table:table-cell>
          <table:table-cell office:value-type="float" office:value="10661582" calcext:value-type="float">
            <text:p>10661582</text:p>
          </table:table-cell>
          <table:table-cell office:value-type="string" calcext:value-type="string">
            <text:p>non_sexist</text:p>
          </table:table-cell>
          <table:table-cell office:value-type="string" calcext:value-type="string">
            <text:p>Да вы чо, Маркеса Нетфликс снимет!!! Как, интересно, они всю ту написанную по*боту смогут экранизировать? Хочется увидеть.</text:p>
          </table:table-cell>
        </table:table-row>
        <table:table-row table:style-name="ro1">
          <table:table-cell office:value-type="float" office:value="10660841" calcext:value-type="float">
            <text:p>10660841</text:p>
          </table:table-cell>
          <table:table-cell office:value-type="float" office:value="10661710" calcext:value-type="float">
            <text:p>10661710</text:p>
          </table:table-cell>
          <table:table-cell office:value-type="string" calcext:value-type="string">
            <text:p>non_sexist</text:p>
          </table:table-cell>
          <table:table-cell office:value-type="string" calcext:value-type="string">
            <text:p>Депутатша тварь и предытельница родины,ой оговорочка</text:p>
          </table:table-cell>
        </table:table-row>
        <table:table-row table:style-name="ro1">
          <table:table-cell office:value-type="float" office:value="10660841" calcext:value-type="float">
            <text:p>10660841</text:p>
          </table:table-cell>
          <table:table-cell office:value-type="float" office:value="10662038" calcext:value-type="float">
            <text:p>10662038</text:p>
          </table:table-cell>
          <table:table-cell office:value-type="string" calcext:value-type="string">
            <text:p>non_sexist</text:p>
          </table:table-cell>
          <table:table-cell office:value-type="string" calcext:value-type="string">
            <text:p>Как же они отстали от жизни, уже о пукине расследование в США, вечно мы отстаем от США, жизнь ничему не учит, надо уже снимать расследование про детей Кабаевой, наперед так сказать знать чем царь с королевой занимаются в рабской педерации.</text:p>
          </table:table-cell>
        </table:table-row>
        <table:table-row table:style-name="ro1">
          <table:table-cell office:value-type="float" office:value="10660841" calcext:value-type="float">
            <text:p>10660841</text:p>
          </table:table-cell>
          <table:table-cell office:value-type="float" office:value="10662192" calcext:value-type="float">
            <text:p>10662192</text:p>
          </table:table-cell>
          <table:table-cell office:value-type="string" calcext:value-type="string">
            <text:p>non_sexist</text:p>
          </table:table-cell>
          <table:table-cell office:value-type="string" calcext:value-type="string">
            <text:p>Что то Лентач не интересен последнее время</text:p>
          </table:table-cell>
        </table:table-row>
        <table:table-row table:style-name="ro1">
          <table:table-cell office:value-type="float" office:value="10660841" calcext:value-type="float">
            <text:p>10660841</text:p>
          </table:table-cell>
          <table:table-cell office:value-type="float" office:value="10662862" calcext:value-type="float">
            <text:p>10662862</text:p>
          </table:table-cell>
          <table:table-cell office:value-type="string" calcext:value-type="string">
            <text:p>non_sexist</text:p>
          </table:table-cell>
          <table:table-cell office:value-type="string" calcext:value-type="string">
            <text:p>Народ а где посмотреть с переводом покидая неверленд</text:p>
          </table:table-cell>
        </table:table-row>
        <table:table-row table:style-name="ro1">
          <table:table-cell office:value-type="float" office:value="10660841" calcext:value-type="float">
            <text:p>10660841</text:p>
          </table:table-cell>
          <table:table-cell office:value-type="float" office:value="10663086" calcext:value-type="float">
            <text:p>10663086</text:p>
          </table:table-cell>
          <table:table-cell office:value-type="string" calcext:value-type="string">
            <text:p>sexist</text:p>
          </table:table-cell>
          <table:table-cell office:value-type="string" calcext:value-type="string">
            <text:p>ГИББДД где "Бб" - "Без баб", само собой и форму на одноименные футболки изменят</text:p>
          </table:table-cell>
        </table:table-row>
        <table:table-row table:style-name="ro1">
          <table:table-cell office:value-type="float" office:value="10660841" calcext:value-type="float">
            <text:p>10660841</text:p>
          </table:table-cell>
          <table:table-cell office:value-type="float" office:value="10663371" calcext:value-type="float">
            <text:p>10663371</text:p>
          </table:table-cell>
          <table:table-cell table:style-name="ce1" office:value-type="string" calcext:value-type="string">
            <text:p>non_sexist</text:p>
          </table:table-cell>
          <table:table-cell office:value-type="string" calcext:value-type="string">
            <text:p>а на самом деле он русский</text:p>
          </table:table-cell>
        </table:table-row>
        <table:table-row table:style-name="ro1">
          <table:table-cell office:value-type="float" office:value="10645545" calcext:value-type="float">
            <text:p>10645545</text:p>
          </table:table-cell>
          <table:table-cell office:value-type="float" office:value="10645547" calcext:value-type="float">
            <text:p>10645547</text:p>
          </table:table-cell>
          <table:table-cell office:value-type="string" calcext:value-type="string">
            <text:p>non_sexist</text:p>
          </table:table-cell>
          <table:table-cell office:value-type="string" calcext:value-type="string">
            <text:p>А Джерико вернулся в Мегатонну</text:p>
          </table:table-cell>
        </table:table-row>
        <table:table-row table:style-name="ro1">
          <table:table-cell office:value-type="float" office:value="10645545" calcext:value-type="float">
            <text:p>10645545</text:p>
          </table:table-cell>
          <table:table-cell office:value-type="float" office:value="10645559" calcext:value-type="float">
            <text:p>10645559</text:p>
          </table:table-cell>
          <table:table-cell office:value-type="string" calcext:value-type="string">
            <text:p>non_sexist</text:p>
          </table:table-cell>
          <table:table-cell office:value-type="string" calcext:value-type="string">
            <text:p>Это типа байкер будут бить школьников на митингах Навального?</text:p>
          </table:table-cell>
        </table:table-row>
        <table:table-row table:style-name="ro1">
          <table:table-cell office:value-type="float" office:value="10645545" calcext:value-type="float">
            <text:p>10645545</text:p>
          </table:table-cell>
          <table:table-cell office:value-type="float" office:value="10645562" calcext:value-type="float">
            <text:p>10645562</text:p>
          </table:table-cell>
          <table:table-cell office:value-type="string" calcext:value-type="string">
            <text:p>non_sexist</text:p>
          </table:table-cell>
          <table:table-cell office:value-type="string" calcext:value-type="string">
            <text:p>Да здравствует справедливость мать вашу</text:p>
          </table:table-cell>
        </table:table-row>
        <table:table-row table:style-name="ro1">
          <table:table-cell office:value-type="float" office:value="10645545" calcext:value-type="float">
            <text:p>10645545</text:p>
          </table:table-cell>
          <table:table-cell office:value-type="float" office:value="10645563" calcext:value-type="float">
            <text:p>10645563</text:p>
          </table:table-cell>
          <table:table-cell office:value-type="string" calcext:value-type="string">
            <text:p>non_sexist</text:p>
          </table:table-cell>
          <table:table-cell office:value-type="string" calcext:value-type="string">
            <text:p>Байкеры у нас хуже казаков. Видите ряженого в "цветах" - знайте, что его клуб сотрудничает с властью, а часто ради этого и создавался. Ряженый двухколесный - не бро.</text:p>
          </table:table-cell>
        </table:table-row>
        <table:table-row table:style-name="ro1">
          <table:table-cell office:value-type="float" office:value="10645545" calcext:value-type="float">
            <text:p>10645545</text:p>
          </table:table-cell>
          <table:table-cell office:value-type="float" office:value="10645564" calcext:value-type="float">
            <text:p>10645564</text:p>
          </table:table-cell>
          <table:table-cell office:value-type="string" calcext:value-type="string">
            <text:p>non_sexist</text:p>
          </table:table-cell>
          <table:table-cell office:value-type="string" calcext:value-type="string">
            <text:p>ну все, Колыме п..дец, хотя было б неплохо туда всяких этих Задостановых и ему подобных отправить</text:p>
          </table:table-cell>
        </table:table-row>
        <table:table-row table:style-name="ro1">
          <table:table-cell office:value-type="float" office:value="10645545" calcext:value-type="float">
            <text:p>10645545</text:p>
          </table:table-cell>
          <table:table-cell office:value-type="float" office:value="10645570" calcext:value-type="float">
            <text:p>10645570</text:p>
          </table:table-cell>
          <table:table-cell office:value-type="string" calcext:value-type="string">
            <text:p>non_sexist</text:p>
          </table:table-cell>
          <table:table-cell office:value-type="string" calcext:value-type="string">
            <text:p>Зачем? Чтобы по заказу спровоцировать вторжение штатов? Зачем вернулся?</text:p>
          </table:table-cell>
        </table:table-row>
        <table:table-row table:style-name="ro3">
          <table:table-cell office:value-type="float" office:value="10645545" calcext:value-type="float">
            <text:p>10645545</text:p>
          </table:table-cell>
          <table:table-cell office:value-type="float" office:value="10645571" calcext:value-type="float">
            <text:p>10645571</text:p>
          </table:table-cell>
          <table:table-cell office:value-type="string" calcext:value-type="string">
            <text:p>non_sexist</text:p>
          </table:table-cell>
          <table:table-cell office:value-type="string" calcext:value-type="string">
            <text:p>&gt;движение из США</text:p>
            <text:p>&gt;воспитывают патриотизм в РФ</text:p>
          </table:table-cell>
        </table:table-row>
        <table:table-row table:style-name="ro5">
          <table:table-cell office:value-type="float" office:value="10645545" calcext:value-type="float">
            <text:p>10645545</text:p>
          </table:table-cell>
          <table:table-cell office:value-type="float" office:value="10645572" calcext:value-type="float">
            <text:p>10645572</text:p>
          </table:table-cell>
          <table:table-cell office:value-type="string" calcext:value-type="string">
            <text:p>non_sexist</text:p>
          </table:table-cell>
          <table:table-cell office:value-type="string" calcext:value-type="string">
            <text:p>@Байкеры</text:p>
            <text:p>@Патриотизм</text:p>
            <text:p/>
            <text:p>Зарождение культуры в 50-х в США</text:p>
          </table:table-cell>
        </table:table-row>
        <table:table-row table:style-name="ro1">
          <table:table-cell office:value-type="float" office:value="10645545" calcext:value-type="float">
            <text:p>10645545</text:p>
          </table:table-cell>
          <table:table-cell office:value-type="float" office:value="10645573" calcext:value-type="float">
            <text:p>10645573</text:p>
          </table:table-cell>
          <table:table-cell office:value-type="string" calcext:value-type="string">
            <text:p>non_sexist</text:p>
          </table:table-cell>
          <table:table-cell office:value-type="string" calcext:value-type="string">
            <text:p>С каких пор байкеры свою жoпy продали властям?</text:p>
          </table:table-cell>
        </table:table-row>
        <table:table-row table:style-name="ro1">
          <table:table-cell office:value-type="float" office:value="10645545" calcext:value-type="float">
            <text:p>10645545</text:p>
          </table:table-cell>
          <table:table-cell office:value-type="float" office:value="10645580" calcext:value-type="float">
            <text:p>10645580</text:p>
          </table:table-cell>
          <table:table-cell office:value-type="string" calcext:value-type="string">
            <text:p>non_sexist</text:p>
          </table:table-cell>
          <table:table-cell office:value-type="string" calcext:value-type="string">
            <text:p>Байкеры - патриоты, как можно совместить бунт и патриотизм?</text:p>
          </table:table-cell>
        </table:table-row>
        <table:table-row table:style-name="ro1">
          <table:table-cell office:value-type="float" office:value="10645545" calcext:value-type="float">
            <text:p>10645545</text:p>
          </table:table-cell>
          <table:table-cell office:value-type="float" office:value="10645584" calcext:value-type="float">
            <text:p>10645584</text:p>
          </table:table-cell>
          <table:table-cell office:value-type="string" calcext:value-type="string">
            <text:p>non_sexist</text:p>
          </table:table-cell>
          <table:table-cell office:value-type="string" calcext:value-type="string">
            <text:p>А точно ли уволили? Щас в другой дочке заработает</text:p>
          </table:table-cell>
        </table:table-row>
        <table:table-row table:style-name="ro1">
          <table:table-cell office:value-type="float" office:value="10645545" calcext:value-type="float">
            <text:p>10645545</text:p>
          </table:table-cell>
          <table:table-cell office:value-type="float" office:value="10645588" calcext:value-type="float">
            <text:p>10645588</text:p>
          </table:table-cell>
          <table:table-cell office:value-type="string" calcext:value-type="string">
            <text:p>non_sexist</text:p>
          </table:table-cell>
          <table:table-cell office:value-type="string" calcext:value-type="string">
            <text:p>Залдостанова отправят на Колыму? четыре пять ...</text:p>
          </table:table-cell>
        </table:table-row>
        <table:table-row table:style-name="ro1">
          <table:table-cell office:value-type="float" office:value="10645545" calcext:value-type="float">
            <text:p>10645545</text:p>
          </table:table-cell>
          <table:table-cell office:value-type="float" office:value="10645598" calcext:value-type="float">
            <text:p>10645598</text:p>
          </table:table-cell>
          <table:table-cell office:value-type="string" calcext:value-type="string">
            <text:p>non_sexist</text:p>
          </table:table-cell>
          <table:table-cell office:value-type="string" calcext:value-type="string">
            <text:p>Убрать уже наконец нужно это глупый социализм Мадуро и дать надежду на спасение экономике Венесуэлы</text:p>
          </table:table-cell>
        </table:table-row>
        <table:table-row table:style-name="ro1">
          <table:table-cell office:value-type="float" office:value="10645545" calcext:value-type="float">
            <text:p>10645545</text:p>
          </table:table-cell>
          <table:table-cell office:value-type="float" office:value="10645611" calcext:value-type="float">
            <text:p>10645611</text:p>
          </table:table-cell>
          <table:table-cell office:value-type="string" calcext:value-type="string">
            <text:p>non_sexist</text:p>
          </table:table-cell>
          <table:table-cell office:value-type="string" calcext:value-type="string">
            <text:p>Помогу заработать как я сама</text:p>
          </table:table-cell>
        </table:table-row>
        <table:table-row table:style-name="ro1">
          <table:table-cell office:value-type="float" office:value="10645545" calcext:value-type="float">
            <text:p>10645545</text:p>
          </table:table-cell>
          <table:table-cell office:value-type="float" office:value="10645617" calcext:value-type="float">
            <text:p>10645617</text:p>
          </table:table-cell>
          <table:table-cell office:value-type="string" calcext:value-type="string">
            <text:p>non_sexist</text:p>
          </table:table-cell>
          <table:table-cell office:value-type="string" calcext:value-type="string">
            <text:p>Вроде этот лидер байкеров хEрург ещё в советское время был знаком с Путиным.</text:p>
          </table:table-cell>
        </table:table-row>
        <table:table-row table:style-name="ro1">
          <table:table-cell office:value-type="float" office:value="10645545" calcext:value-type="float">
            <text:p>10645545</text:p>
          </table:table-cell>
          <table:table-cell office:value-type="float" office:value="10645619" calcext:value-type="float">
            <text:p>10645619</text:p>
          </table:table-cell>
          <table:table-cell office:value-type="string" calcext:value-type="string">
            <text:p>non_sexist</text:p>
          </table:table-cell>
          <table:table-cell office:value-type="string" calcext:value-type="string">
            <text:p>Я тоже считаю, что Колыма - отличное место для вот этого вот околополитического деятеля 🌚</text:p>
          </table:table-cell>
        </table:table-row>
        <table:table-row table:style-name="ro1">
          <table:table-cell office:value-type="float" office:value="10645545" calcext:value-type="float">
            <text:p>10645545</text:p>
          </table:table-cell>
          <table:table-cell office:value-type="float" office:value="10645620" calcext:value-type="float">
            <text:p>10645620</text:p>
          </table:table-cell>
          <table:table-cell office:value-type="string" calcext:value-type="string">
            <text:p>non_sexist</text:p>
          </table:table-cell>
          <table:table-cell office:value-type="string" calcext:value-type="string">
            <text:p>с каких это пор патриотизм и долбежка в жопы стали одним и тем же? все ведь знают, чем этот залдостанов занимается со своими подругами</text:p>
          </table:table-cell>
        </table:table-row>
        <table:table-row table:style-name="ro1">
          <table:table-cell office:value-type="float" office:value="10645545" calcext:value-type="float">
            <text:p>10645545</text:p>
          </table:table-cell>
          <table:table-cell office:value-type="float" office:value="10645621" calcext:value-type="float">
            <text:p>10645621</text:p>
          </table:table-cell>
          <table:table-cell office:value-type="string" calcext:value-type="string">
            <text:p>non_sexist</text:p>
          </table:table-cell>
          <table:table-cell office:value-type="string" calcext:value-type="string">
            <text:p>Старые байкеры пердуны любят молоденьких девочек. Сколько их побывало на Нижних Мневниках...охо хо. Они научат, <text:s/>как пить из горла, материться, курить анашу.</text:p>
          </table:table-cell>
        </table:table-row>
        <table:table-row table:style-name="ro1">
          <table:table-cell office:value-type="float" office:value="10645545" calcext:value-type="float">
            <text:p>10645545</text:p>
          </table:table-cell>
          <table:table-cell office:value-type="float" office:value="10645630" calcext:value-type="float">
            <text:p>10645630</text:p>
          </table:table-cell>
          <table:table-cell office:value-type="string" calcext:value-type="string">
            <text:p>non_sexist</text:p>
          </table:table-cell>
          <table:table-cell office:value-type="string" calcext:value-type="string">
            <text:p>Какие это байкеры? Это ссаные клоуны позорные. Хоть бы кого-то с харизмой нашли, действительно, для привлечения молодёжи 🤦‍♂️</text:p>
          </table:table-cell>
        </table:table-row>
        <table:table-row table:style-name="ro1">
          <table:table-cell office:value-type="float" office:value="10645545" calcext:value-type="float">
            <text:p>10645545</text:p>
          </table:table-cell>
          <table:table-cell office:value-type="float" office:value="10645699" calcext:value-type="float">
            <text:p>10645699</text:p>
          </table:table-cell>
          <table:table-cell office:value-type="string" calcext:value-type="string">
            <text:p>non_sexist</text:p>
          </table:table-cell>
          <table:table-cell office:value-type="string" calcext:value-type="string">
            <text:p>Вот про Колыму вообще ржака</text:p>
          </table:table-cell>
        </table:table-row>
        <table:table-row table:style-name="ro1">
          <table:table-cell office:value-type="float" office:value="10645545" calcext:value-type="float">
            <text:p>10645545</text:p>
          </table:table-cell>
          <table:table-cell office:value-type="float" office:value="10645730" calcext:value-type="float">
            <text:p>10645730</text:p>
          </table:table-cell>
          <table:table-cell office:value-type="string" calcext:value-type="string">
            <text:p>non_sexist</text:p>
          </table:table-cell>
          <table:table-cell office:value-type="string" calcext:value-type="string">
            <text:p>Колыма воспитала настоящих патриотов, которые с восторгом приветствовали развал Совка.</text:p>
          </table:table-cell>
        </table:table-row>
        <table:table-row table:style-name="ro1">
          <table:table-cell office:value-type="float" office:value="10645545" calcext:value-type="float">
            <text:p>10645545</text:p>
          </table:table-cell>
          <table:table-cell office:value-type="float" office:value="10645735" calcext:value-type="float">
            <text:p>10645735</text:p>
          </table:table-cell>
          <table:table-cell office:value-type="string" calcext:value-type="string">
            <text:p>non_sexist</text:p>
          </table:table-cell>
          <table:table-cell office:value-type="string" calcext:value-type="string">
            <text:p>Пью в одиночестве,парни спасите</text:p>
          </table:table-cell>
        </table:table-row>
        <table:table-row table:style-name="ro3">
          <table:table-cell office:value-type="float" office:value="10645545" calcext:value-type="float">
            <text:p>10645545</text:p>
          </table:table-cell>
          <table:table-cell office:value-type="float" office:value="10645771" calcext:value-type="float">
            <text:p>10645771</text:p>
          </table:table-cell>
          <table:table-cell office:value-type="string" calcext:value-type="string">
            <text:p>non_sexist</text:p>
          </table:table-cell>
          <table:table-cell office:value-type="string" calcext:value-type="string">
            <text:p>США-Байкеры это полунищие бандюки на мотоциклах</text:p>
            <text:p>Россия-Байкеры это богатые дяди которые по выходным коспелят нищих бандюков на мотоциклах</text:p>
          </table:table-cell>
        </table:table-row>
        <table:table-row table:style-name="ro1">
          <table:table-cell office:value-type="float" office:value="10645545" calcext:value-type="float">
            <text:p>10645545</text:p>
          </table:table-cell>
          <table:table-cell office:value-type="float" office:value="10645791" calcext:value-type="float">
            <text:p>10645791</text:p>
          </table:table-cell>
          <table:table-cell office:value-type="string" calcext:value-type="string">
            <text:p>non_sexist</text:p>
          </table:table-cell>
          <table:table-cell office:value-type="string" calcext:value-type="string">
            <text:p>Сам то Херург чего на ВэМаксе? Не патриотично ж!</text:p>
          </table:table-cell>
        </table:table-row>
        <table:table-row table:style-name="ro1">
          <table:table-cell office:value-type="float" office:value="10645545" calcext:value-type="float">
            <text:p>10645545</text:p>
          </table:table-cell>
          <table:table-cell office:value-type="float" office:value="10645826" calcext:value-type="float">
            <text:p>10645826</text:p>
          </table:table-cell>
          <table:table-cell office:value-type="string" calcext:value-type="string">
            <text:p>non_sexist</text:p>
          </table:table-cell>
          <table:table-cell office:value-type="string" calcext:value-type="string">
            <text:p>а что этот байкер партиотизм будет прокачивать. а сам не на урале ездит а на одном из самых сумашедших мотоцикле в мире за 2 ляма,</text:p>
          </table:table-cell>
        </table:table-row>
        <table:table-row table:style-name="ro1">
          <table:table-cell office:value-type="float" office:value="10645545" calcext:value-type="float">
            <text:p>10645545</text:p>
          </table:table-cell>
          <table:table-cell office:value-type="float" office:value="10645867" calcext:value-type="float">
            <text:p>10645867</text:p>
          </table:table-cell>
          <table:table-cell office:value-type="string" calcext:value-type="string">
            <text:p>non_sexist</text:p>
          </table:table-cell>
          <table:table-cell office:value-type="string" calcext:value-type="string">
            <text:p>Ну не надо писать про Ночных сучек как про байкеров, пожалуйста.</text:p>
          </table:table-cell>
        </table:table-row>
        <table:table-row table:style-name="ro1">
          <table:table-cell office:value-type="float" office:value="10645545" calcext:value-type="float">
            <text:p>10645545</text:p>
          </table:table-cell>
          <table:table-cell office:value-type="float" office:value="10645986" calcext:value-type="float">
            <text:p>10645986</text:p>
          </table:table-cell>
          <table:table-cell office:value-type="string" calcext:value-type="string">
            <text:p>non_sexist</text:p>
          </table:table-cell>
          <table:table-cell office:value-type="string" calcext:value-type="string">
            <text:p>Мама - Анархия, папа - единорос, пять</text:p>
          </table:table-cell>
        </table:table-row>
        <table:table-row table:style-name="ro1">
          <table:table-cell office:value-type="float" office:value="10645545" calcext:value-type="float">
            <text:p>10645545</text:p>
          </table:table-cell>
          <table:table-cell office:value-type="float" office:value="10646019" calcext:value-type="float">
            <text:p>10646019</text:p>
          </table:table-cell>
          <table:table-cell office:value-type="string" calcext:value-type="string">
            <text:p>non_sexist</text:p>
          </table:table-cell>
          <table:table-cell office:value-type="string" calcext:value-type="string">
            <text:p>Океу, как переехать в Колыму????</text:p>
          </table:table-cell>
        </table:table-row>
        <table:table-row table:style-name="ro1">
          <table:table-cell office:value-type="float" office:value="10645545" calcext:value-type="float">
            <text:p>10645545</text:p>
          </table:table-cell>
          <table:table-cell office:value-type="float" office:value="10646336" calcext:value-type="float">
            <text:p>10646336</text:p>
          </table:table-cell>
          <table:table-cell office:value-type="string" calcext:value-type="string">
            <text:p>non_sexist</text:p>
          </table:table-cell>
          <table:table-cell office:value-type="string" calcext:value-type="string">
            <text:p>Не называйте ручных волков байкерами, они позорят движение</text:p>
          </table:table-cell>
        </table:table-row>
        <table:table-row table:style-name="ro1">
          <table:table-cell office:value-type="float" office:value="10645545" calcext:value-type="float">
            <text:p>10645545</text:p>
          </table:table-cell>
          <table:table-cell office:value-type="float" office:value="10646373" calcext:value-type="float">
            <text:p>10646373</text:p>
          </table:table-cell>
          <table:table-cell office:value-type="string" calcext:value-type="string">
            <text:p>non_sexist</text:p>
          </table:table-cell>
          <table:table-cell office:value-type="string" calcext:value-type="string">
            <text:p>Про Роскосмос и хрущевки...Скорее всего не уволили,а перевели на другую более значимую должность</text:p>
          </table:table-cell>
        </table:table-row>
        <table:table-row table:style-name="ro3">
          <table:table-cell office:value-type="float" office:value="10645545" calcext:value-type="float">
            <text:p>10645545</text:p>
          </table:table-cell>
          <table:table-cell office:value-type="float" office:value="10646389" calcext:value-type="float">
            <text:p>10646389</text:p>
          </table:table-cell>
          <table:table-cell office:value-type="string" calcext:value-type="string">
            <text:p>non_sexist</text:p>
          </table:table-cell>
          <table:table-cell office:value-type="string" calcext:value-type="string">
            <text:p>«Дочка» Роскосмоса уволила сотрудника, оскорбившего жителей хрущевок</text:p>
            <text:p>Вот это приятненько 😌</text:p>
          </table:table-cell>
        </table:table-row>
        <table:table-row table:style-name="ro1">
          <table:table-cell office:value-type="float" office:value="10645545" calcext:value-type="float">
            <text:p>10645545</text:p>
          </table:table-cell>
          <table:table-cell office:value-type="float" office:value="10646542" calcext:value-type="float">
            <text:p>10646542</text:p>
          </table:table-cell>
          <table:table-cell office:value-type="string" calcext:value-type="string">
            <text:p>non_sexist</text:p>
          </table:table-cell>
          <table:table-cell office:value-type="string" calcext:value-type="string">
            <text:p>Аэрофлот вообще по-хорошему бы под санкции ввести</text:p>
          </table:table-cell>
        </table:table-row>
        <table:table-row table:style-name="ro1">
          <table:table-cell office:value-type="float" office:value="10645545" calcext:value-type="float">
            <text:p>10645545</text:p>
          </table:table-cell>
          <table:table-cell office:value-type="float" office:value="10646579" calcext:value-type="float">
            <text:p>10646579</text:p>
          </table:table-cell>
          <table:table-cell office:value-type="string" calcext:value-type="string">
            <text:p>non_sexist</text:p>
          </table:table-cell>
          <table:table-cell office:value-type="string" calcext:value-type="string">
            <text:p>Нет такого субъекта РФ - Колыма! Есть Магаданская область. Журналюги оборзели со своим не знанием АТД😡</text:p>
          </table:table-cell>
        </table:table-row>
        <table:table-row table:style-name="ro1">
          <table:table-cell office:value-type="float" office:value="10645545" calcext:value-type="float">
            <text:p>10645545</text:p>
          </table:table-cell>
          <table:table-cell office:value-type="float" office:value="10646582" calcext:value-type="float">
            <text:p>10646582</text:p>
          </table:table-cell>
          <table:table-cell office:value-type="string" calcext:value-type="string">
            <text:p>non_sexist</text:p>
          </table:table-cell>
          <table:table-cell office:value-type="string" calcext:value-type="string">
            <text:p>Быть «ночным волком», такой же зашквар, как вступить в единую раисю</text:p>
          </table:table-cell>
        </table:table-row>
        <table:table-row table:style-name="ro1">
          <table:table-cell office:value-type="float" office:value="10645545" calcext:value-type="float">
            <text:p>10645545</text:p>
          </table:table-cell>
          <table:table-cell office:value-type="float" office:value="10646720" calcext:value-type="float">
            <text:p>10646720</text:p>
          </table:table-cell>
          <table:table-cell office:value-type="string" calcext:value-type="string">
            <text:p>non_sexist</text:p>
          </table:table-cell>
          <table:table-cell office:value-type="string" calcext:value-type="string">
            <text:p>Увольнение за комментарий? Это слишком. Мужик конечно падаль редкостная , но ему вроде по нашему же законодательству (так как это дисциплинарный проступок) должны были сделать замечание или выговор</text:p>
          </table:table-cell>
        </table:table-row>
        <table:table-row table:style-name="ro1">
          <table:table-cell office:value-type="float" office:value="10645545" calcext:value-type="float">
            <text:p>10645545</text:p>
          </table:table-cell>
          <table:table-cell office:value-type="float" office:value="10646782" calcext:value-type="float">
            <text:p>10646782</text:p>
          </table:table-cell>
          <table:table-cell office:value-type="string" calcext:value-type="string">
            <text:p>non_sexist</text:p>
          </table:table-cell>
          <table:table-cell office:value-type="string" calcext:value-type="string">
            <text:p>Байкеры воспитатели😂 да <text:s/>в обезьянах скорее больше патриотизма чём в этих <text:s text:c="2"/>критинах😄</text:p>
          </table:table-cell>
        </table:table-row>
        <table:table-row table:style-name="ro1">
          <table:table-cell office:value-type="float" office:value="10645545" calcext:value-type="float">
            <text:p>10645545</text:p>
          </table:table-cell>
          <table:table-cell office:value-type="float" office:value="10646796" calcext:value-type="float">
            <text:p>10646796</text:p>
          </table:table-cell>
          <table:table-cell office:value-type="string" calcext:value-type="string">
            <text:p>non_sexist</text:p>
          </table:table-cell>
          <table:table-cell office:value-type="string" calcext:value-type="string">
            <text:p>Почему Рогозин имеет право оскорблять россиян своими действами, а этот чувак своими словами не может?</text:p>
          </table:table-cell>
        </table:table-row>
        <table:table-row table:style-name="ro1">
          <table:table-cell office:value-type="float" office:value="10645545" calcext:value-type="float">
            <text:p>10645545</text:p>
          </table:table-cell>
          <table:table-cell office:value-type="float" office:value="10646954" calcext:value-type="float">
            <text:p>10646954</text:p>
          </table:table-cell>
          <table:table-cell office:value-type="string" calcext:value-type="string">
            <text:p>non_sexist</text:p>
          </table:table-cell>
          <table:table-cell office:value-type="string" calcext:value-type="string">
            <text:p>Что за пиз..ц я только что прочитал</text:p>
          </table:table-cell>
        </table:table-row>
        <table:table-row table:style-name="ro1">
          <table:table-cell office:value-type="float" office:value="10645545" calcext:value-type="float">
            <text:p>10645545</text:p>
          </table:table-cell>
          <table:table-cell office:value-type="float" office:value="10647188" calcext:value-type="float">
            <text:p>10647188</text:p>
          </table:table-cell>
          <table:table-cell office:value-type="string" calcext:value-type="string">
            <text:p>non_sexist</text:p>
          </table:table-cell>
          <table:table-cell office:value-type="string" calcext:value-type="string">
            <text:p>Байкеры умеют читать и писать?</text:p>
          </table:table-cell>
        </table:table-row>
        <table:table-row table:style-name="ro3">
          <table:table-cell office:value-type="float" office:value="10645545" calcext:value-type="float">
            <text:p>10645545</text:p>
          </table:table-cell>
          <table:table-cell office:value-type="float" office:value="10648286" calcext:value-type="float">
            <text:p>10648286</text:p>
          </table:table-cell>
          <table:table-cell office:value-type="string" calcext:value-type="string">
            <text:p>non_sexist</text:p>
          </table:table-cell>
          <table:table-cell office:value-type="string" calcext:value-type="string">
            <text:p>Пытаться байкерами затащить детей в патриотизм в эпоху Хаски и Мирона…</text:p>
            <text:p>Ну такооооое…</text:p>
          </table:table-cell>
        </table:table-row>
        <table:table-row table:style-name="ro1">
          <table:table-cell office:value-type="float" office:value="10645545" calcext:value-type="float">
            <text:p>10645545</text:p>
          </table:table-cell>
          <table:table-cell office:value-type="float" office:value="10648607" calcext:value-type="float">
            <text:p>10648607</text:p>
          </table:table-cell>
          <table:table-cell office:value-type="string" calcext:value-type="string">
            <text:p>non_sexist</text:p>
          </table:table-cell>
          <table:table-cell office:value-type="string" calcext:value-type="string">
            <text:p>щас бы байкеры воспитывали.логика торжествует</text:p>
          </table:table-cell>
        </table:table-row>
        <table:table-row table:style-name="ro1">
          <table:table-cell office:value-type="float" office:value="10645545" calcext:value-type="float">
            <text:p>10645545</text:p>
          </table:table-cell>
          <table:table-cell office:value-type="float" office:value="10648737" calcext:value-type="float">
            <text:p>10648737</text:p>
          </table:table-cell>
          <table:table-cell office:value-type="string" calcext:value-type="string">
            <text:p>non_sexist</text:p>
          </table:table-cell>
          <table:table-cell office:value-type="string" calcext:value-type="string">
            <text:p>Это не наш сотрудник, его уволили неделю назад</text:p>
          </table:table-cell>
        </table:table-row>
        <table:table-row table:style-name="ro1">
          <table:table-cell office:value-type="float" office:value="10645545" calcext:value-type="float">
            <text:p>10645545</text:p>
          </table:table-cell>
          <table:table-cell office:value-type="float" office:value="10649318" calcext:value-type="float">
            <text:p>10649318</text:p>
          </table:table-cell>
          <table:table-cell office:value-type="string" calcext:value-type="string">
            <text:p>non_sexist</text:p>
          </table:table-cell>
          <table:table-cell office:value-type="string" calcext:value-type="string">
            <text:p>С таким патриотизмом Раися непобедима</text:p>
          </table:table-cell>
        </table:table-row>
        <table:table-row table:style-name="ro1">
          <table:table-cell office:value-type="float" office:value="10645545" calcext:value-type="float">
            <text:p>10645545</text:p>
          </table:table-cell>
          <table:table-cell office:value-type="float" office:value="10649652" calcext:value-type="float">
            <text:p>10649652</text:p>
          </table:table-cell>
          <table:table-cell office:value-type="string" calcext:value-type="string">
            <text:p>non_sexist</text:p>
          </table:table-cell>
          <table:table-cell office:value-type="string" calcext:value-type="string">
            <text:p>Колыма? Байкеры? Не байкерская там зона</text:p>
          </table:table-cell>
        </table:table-row>
        <table:table-row table:style-name="ro1">
          <table:table-cell office:value-type="float" office:value="10645545" calcext:value-type="float">
            <text:p>10645545</text:p>
          </table:table-cell>
          <table:table-cell office:value-type="float" office:value="10652186" calcext:value-type="float">
            <text:p>10652186</text:p>
          </table:table-cell>
          <table:table-cell office:value-type="string" calcext:value-type="string">
            <text:p>non_sexist</text:p>
          </table:table-cell>
          <table:table-cell office:value-type="string" calcext:value-type="string">
            <text:p>Т.е. бандиты из 90х будут учить патриотизму</text:p>
          </table:table-cell>
        </table:table-row>
        <table:table-row table:style-name="ro1">
          <table:table-cell office:value-type="float" office:value="10645545" calcext:value-type="float">
            <text:p>10645545</text:p>
          </table:table-cell>
          <table:table-cell office:value-type="float" office:value="10652330" calcext:value-type="float">
            <text:p>10652330</text:p>
          </table:table-cell>
          <table:table-cell office:value-type="string" calcext:value-type="string">
            <text:p>non_sexist</text:p>
          </table:table-cell>
          <table:table-cell office:value-type="string" calcext:value-type="string">
            <text:p>Байкеры- жопашники, гуайдо-нигер, у роскосмоса дочка пальцем деланная...😇💉</text:p>
          </table:table-cell>
        </table:table-row>
        <table:table-row table:style-name="ro1">
          <table:table-cell office:value-type="float" office:value="10613763" calcext:value-type="float">
            <text:p>10613763</text:p>
          </table:table-cell>
          <table:table-cell office:value-type="float" office:value="10613771" calcext:value-type="float">
            <text:p>10613771</text:p>
          </table:table-cell>
          <table:table-cell office:value-type="string" calcext:value-type="string">
            <text:p>non_sexist</text:p>
          </table:table-cell>
          <table:table-cell office:value-type="string" calcext:value-type="string">
            <text:p>Есть видео с молочными железами?</text:p>
          </table:table-cell>
        </table:table-row>
        <table:table-row table:style-name="ro1">
          <table:table-cell office:value-type="float" office:value="10613763" calcext:value-type="float">
            <text:p>10613763</text:p>
          </table:table-cell>
          <table:table-cell office:value-type="float" office:value="10613773" calcext:value-type="float">
            <text:p>10613773</text:p>
          </table:table-cell>
          <table:table-cell office:value-type="string" calcext:value-type="string">
            <text:p>non_sexist</text:p>
          </table:table-cell>
          <table:table-cell office:value-type="string" calcext:value-type="string">
            <text:p>Индия: Pakistan u want sum fuk?</text:p>
          </table:table-cell>
        </table:table-row>
        <table:table-row table:style-name="ro1">
          <table:table-cell office:value-type="float" office:value="10613763" calcext:value-type="float">
            <text:p>10613763</text:p>
          </table:table-cell>
          <table:table-cell office:value-type="float" office:value="10613776" calcext:value-type="float">
            <text:p>10613776</text:p>
          </table:table-cell>
          <table:table-cell office:value-type="string" calcext:value-type="string">
            <text:p>non_sexist</text:p>
          </table:table-cell>
          <table:table-cell office:value-type="string" calcext:value-type="string">
            <text:p>Пакистан заявил об уничтожении двух молочных желез.</text:p>
          </table:table-cell>
        </table:table-row>
        <table:table-row table:style-name="ro1">
          <table:table-cell office:value-type="float" office:value="10613763" calcext:value-type="float">
            <text:p>10613763</text:p>
          </table:table-cell>
          <table:table-cell office:value-type="float" office:value="10613777" calcext:value-type="float">
            <text:p>10613777</text:p>
          </table:table-cell>
          <table:table-cell office:value-type="string" calcext:value-type="string">
            <text:p>non_sexist</text:p>
          </table:table-cell>
          <table:table-cell office:value-type="string" calcext:value-type="string">
            <text:p>А каким боком Казахстан к российскому НТВ?</text:p>
          </table:table-cell>
        </table:table-row>
        <table:table-row table:style-name="ro1">
          <table:table-cell office:value-type="float" office:value="10613763" calcext:value-type="float">
            <text:p>10613763</text:p>
          </table:table-cell>
          <table:table-cell office:value-type="float" office:value="10613787" calcext:value-type="float">
            <text:p>10613787</text:p>
          </table:table-cell>
          <table:table-cell office:value-type="string" calcext:value-type="string">
            <text:p>non_sexist</text:p>
          </table:table-cell>
          <table:table-cell office:value-type="string" calcext:value-type="string">
            <text:p>в "вечерний талдыкорган" вселился хабиб нурмагомедов</text:p>
          </table:table-cell>
        </table:table-row>
        <table:table-row table:style-name="ro1">
          <table:table-cell office:value-type="float" office:value="10613763" calcext:value-type="float">
            <text:p>10613763</text:p>
          </table:table-cell>
          <table:table-cell office:value-type="float" office:value="10613788" calcext:value-type="float">
            <text:p>10613788</text:p>
          </table:table-cell>
          <table:table-cell office:value-type="string" calcext:value-type="string">
            <text:p>non_sexist</text:p>
          </table:table-cell>
          <table:table-cell office:value-type="string" calcext:value-type="string">
            <text:p>Подождите войнушку устраивать, я еще метро не прошел</text:p>
          </table:table-cell>
        </table:table-row>
        <table:table-row table:style-name="ro1">
          <table:table-cell office:value-type="float" office:value="10613763" calcext:value-type="float">
            <text:p>10613763</text:p>
          </table:table-cell>
          <table:table-cell office:value-type="float" office:value="10613791" calcext:value-type="float">
            <text:p>10613791</text:p>
          </table:table-cell>
          <table:table-cell office:value-type="string" calcext:value-type="string">
            <text:p>non_sexist</text:p>
          </table:table-cell>
          <table:table-cell office:value-type="string" calcext:value-type="string">
            <text:p>Это вы еще госдолг Сша не видели</text:p>
          </table:table-cell>
        </table:table-row>
        <table:table-row table:style-name="ro1">
          <table:table-cell office:value-type="float" office:value="10613763" calcext:value-type="float">
            <text:p>10613763</text:p>
          </table:table-cell>
          <table:table-cell office:value-type="float" office:value="10613801" calcext:value-type="float">
            <text:p>10613801</text:p>
          </table:table-cell>
          <table:table-cell office:value-type="string" calcext:value-type="string">
            <text:p>non_sexist</text:p>
          </table:table-cell>
          <table:table-cell office:value-type="string" calcext:value-type="string">
            <text:p>Эх, сейчас бы в 21 веке слушать казахов, как нашим женщинам одеваться.</text:p>
          </table:table-cell>
        </table:table-row>
        <table:table-row table:style-name="ro1">
          <table:table-cell office:value-type="float" office:value="10613763" calcext:value-type="float">
            <text:p>10613763</text:p>
          </table:table-cell>
          <table:table-cell office:value-type="float" office:value="10613809" calcext:value-type="float">
            <text:p>10613809</text:p>
          </table:table-cell>
          <table:table-cell office:value-type="string" calcext:value-type="string">
            <text:p>non_sexist</text:p>
          </table:table-cell>
          <table:table-cell office:value-type="string" calcext:value-type="string">
            <text:p>Дикаприо тот ещё лицемер. За спасение всего живого, но в случае чего запускает в небо личных самолёт, который столько выбрасывает в атмосферу..</text:p>
          </table:table-cell>
        </table:table-row>
        <table:table-row table:style-name="ro1">
          <table:table-cell office:value-type="float" office:value="10613763" calcext:value-type="float">
            <text:p>10613763</text:p>
          </table:table-cell>
          <table:table-cell office:value-type="float" office:value="10613813" calcext:value-type="float">
            <text:p>10613813</text:p>
          </table:table-cell>
          <table:table-cell office:value-type="string" calcext:value-type="string">
            <text:p>non_sexist</text:p>
          </table:table-cell>
          <table:table-cell office:value-type="string" calcext:value-type="string">
            <text:p>Там уже индусы в ответ сбили один пакистанский самолетик. Кошмар какой то в Кашмире</text:p>
          </table:table-cell>
        </table:table-row>
        <table:table-row table:style-name="ro1">
          <table:table-cell office:value-type="float" office:value="10613763" calcext:value-type="float">
            <text:p>10613763</text:p>
          </table:table-cell>
          <table:table-cell office:value-type="float" office:value="10613816" calcext:value-type="float">
            <text:p>10613816</text:p>
          </table:table-cell>
          <table:table-cell office:value-type="string" calcext:value-type="string">
            <text:p>non_sexist</text:p>
          </table:table-cell>
          <table:table-cell office:value-type="string" calcext:value-type="string">
            <text:p>А че теперь косаток и белух тоже на бутылки садят?</text:p>
          </table:table-cell>
        </table:table-row>
        <table:table-row table:style-name="ro1">
          <table:table-cell office:value-type="float" office:value="10613763" calcext:value-type="float">
            <text:p>10613763</text:p>
          </table:table-cell>
          <table:table-cell office:value-type="float" office:value="10613818" calcext:value-type="float">
            <text:p>10613818</text:p>
          </table:table-cell>
          <table:table-cell office:value-type="string" calcext:value-type="string">
            <text:p>non_sexist</text:p>
          </table:table-cell>
          <table:table-cell office:value-type="string" calcext:value-type="string">
            <text:p>Да никто на Евровидение не поедет) Это экономически неоправданно — менять российский рынок на возможность один раз мелькнуть на конкурсе, победителей которого через два года уже никто не помнит.</text:p>
          </table:table-cell>
        </table:table-row>
        <table:table-row table:style-name="ro1">
          <table:table-cell office:value-type="float" office:value="10613763" calcext:value-type="float">
            <text:p>10613763</text:p>
          </table:table-cell>
          <table:table-cell office:value-type="float" office:value="10613819" calcext:value-type="float">
            <text:p>10613819</text:p>
          </table:table-cell>
          <table:table-cell office:value-type="string" calcext:value-type="string">
            <text:p>non_sexist</text:p>
          </table:table-cell>
          <table:table-cell office:value-type="string" calcext:value-type="string">
            <text:p>Вечерний талдыкорган, всё просто : чем более секси будут ведущие, тем больше мужиков будет смотреть этот канал, тем самым поднимается рейтинг канала. И не только рейтинг. Мужики они ж такие глупенькие, ведомые членом. Бабы ж нужны, чтоб мужчинам было приятно смотреть, че тупите</text:p>
          </table:table-cell>
        </table:table-row>
        <table:table-row table:style-name="ro1">
          <table:table-cell office:value-type="float" office:value="10613763" calcext:value-type="float">
            <text:p>10613763</text:p>
          </table:table-cell>
          <table:table-cell office:value-type="float" office:value="10613820" calcext:value-type="float">
            <text:p>10613820</text:p>
          </table:table-cell>
          <table:table-cell office:value-type="string" calcext:value-type="string">
            <text:p>non_sexist</text:p>
          </table:table-cell>
          <table:table-cell office:value-type="string" calcext:value-type="string">
            <text:p>Имеете что то против молочных желез наших ведущих ?</text:p>
          </table:table-cell>
        </table:table-row>
        <table:table-row table:style-name="ro1">
          <table:table-cell office:value-type="float" office:value="10613763" calcext:value-type="float">
            <text:p>10613763</text:p>
          </table:table-cell>
          <table:table-cell office:value-type="float" office:value="10613821" calcext:value-type="float">
            <text:p>10613821</text:p>
          </table:table-cell>
          <table:table-cell office:value-type="string" calcext:value-type="string">
            <text:p>non_sexist</text:p>
          </table:table-cell>
          <table:table-cell office:value-type="string" calcext:value-type="string">
            <text:p>«Вечерний Талдыкорган» кадыки пусть шарфами перевязывают, это неприлично - выставлять вторичные половые признаки напоказ</text:p>
          </table:table-cell>
        </table:table-row>
        <table:table-row table:style-name="ro3">
          <table:table-cell office:value-type="float" office:value="10613763" calcext:value-type="float">
            <text:p>10613763</text:p>
          </table:table-cell>
          <table:table-cell office:value-type="float" office:value="10613827" calcext:value-type="float">
            <text:p>10613827</text:p>
          </table:table-cell>
          <table:table-cell office:value-type="string" calcext:value-type="string">
            <text:p>non_sexist</text:p>
          </table:table-cell>
          <table:table-cell office:value-type="string" calcext:value-type="string">
            <text:p>Как жаль работника почты...</text:p>
            <text:p>Жалею что узнала.</text:p>
          </table:table-cell>
        </table:table-row>
        <table:table-row table:style-name="ro1">
          <table:table-cell office:value-type="float" office:value="10613763" calcext:value-type="float">
            <text:p>10613763</text:p>
          </table:table-cell>
          <table:table-cell office:value-type="float" office:value="10613832" calcext:value-type="float">
            <text:p>10613832</text:p>
          </table:table-cell>
          <table:table-cell office:value-type="string" calcext:value-type="string">
            <text:p>non_sexist</text:p>
          </table:table-cell>
          <table:table-cell office:value-type="string" calcext:value-type="string">
            <text:p>Вчера Индия нанесла ракетный удар по территории Пакистана, а сегодня они взаимно сбивают истребители. Война? 🤔</text:p>
          </table:table-cell>
        </table:table-row>
        <table:table-row table:style-name="ro1">
          <table:table-cell office:value-type="float" office:value="10613763" calcext:value-type="float">
            <text:p>10613763</text:p>
          </table:table-cell>
          <table:table-cell office:value-type="float" office:value="10613833" calcext:value-type="float">
            <text:p>10613833</text:p>
          </table:table-cell>
          <table:table-cell office:value-type="string" calcext:value-type="string">
            <text:p>non_sexist</text:p>
          </table:table-cell>
          <table:table-cell office:value-type="string" calcext:value-type="string">
            <text:p>"На Урале работник почты, откуда украли 22 млн, покончил с собой после визита в полицию" , "ни какого давления на него не оказывали- заявили в полиции". Простое совпадение, очередное</text:p>
          </table:table-cell>
        </table:table-row>
        <table:table-row table:style-name="ro1">
          <table:table-cell office:value-type="float" office:value="10613763" calcext:value-type="float">
            <text:p>10613763</text:p>
          </table:table-cell>
          <table:table-cell office:value-type="float" office:value="10613834" calcext:value-type="float">
            <text:p>10613834</text:p>
          </table:table-cell>
          <table:table-cell office:value-type="string" calcext:value-type="string">
            <text:p>non_sexist</text:p>
          </table:table-cell>
          <table:table-cell office:value-type="string" calcext:value-type="string">
            <text:p>Никто не смотрит нтв вот и приманивают зрителя</text:p>
          </table:table-cell>
        </table:table-row>
        <table:table-row table:style-name="ro3">
          <table:table-cell office:value-type="float" office:value="10613763" calcext:value-type="float">
            <text:p>10613763</text:p>
          </table:table-cell>
          <table:table-cell office:value-type="float" office:value="10613835" calcext:value-type="float">
            <text:p>10613835</text:p>
          </table:table-cell>
          <table:table-cell office:value-type="string" calcext:value-type="string">
            <text:p>non_sexist</text:p>
          </table:table-cell>
          <table:table-cell office:value-type="string" calcext:value-type="string">
            <text:p>Талдыкорган?</text:p>
            <text:p>Язык тут сломаешь,пока выговоришь.</text:p>
          </table:table-cell>
        </table:table-row>
        <table:table-row table:style-name="ro18">
          <table:table-cell office:value-type="float" office:value="10613763" calcext:value-type="float">
            <text:p>10613763</text:p>
          </table:table-cell>
          <table:table-cell office:value-type="float" office:value="10613840" calcext:value-type="float">
            <text:p>10613840</text:p>
          </table:table-cell>
          <table:table-cell office:value-type="string" calcext:value-type="string">
            <text:p>non_sexist</text:p>
          </table:table-cell>
          <table:table-cell office:value-type="string" calcext:value-type="string">
            <text:p>Талдыкорган.</text:p>
            <text:p/>
            <text:p>Ха-ха я здесь живу. Жипег.</text:p>
            <text:p/>
            <text:p>-------</text:p>
            <text:p/>
            <text:p>На Урале работник почты, откуда украли 22 млн, покончил с собой после визита в полицию</text:p>
            <text:p/>
            <text:p>В Усть-Катаве Челябинской области сотрудник почты свёл счёты с жизнью после опроса в полиции в рамках расследования уголовного дела о краже из этого отделения 22 млн рублей. В пресс-службе ГУ МВД по Челябинской области подчеркнули, что умерший не был подозреваемым, никакого давления на него не оказывалось.</text:p>
            <text:p/>
            <text:p>«По факту суицида проверку проводит следственный комитет, — рассказали в пресс-службе ГУ МВД. — Изложенная в СМИ информация о том, что на него оказывалось давление, не подтверждается. Мужчина был опрошен один раз, процессуального статуса не имеет. Также опрашивались остальные работники почты».</text:p>
            <text:p/>
            <text:p>По факту кражи 22 млн рублей из почтового отделения продолжается расследование уголовного дела. Подозреваемых в деле в пока нет</text:p>
            <text:p/>
            <text:p>_____</text:p>
            <text:p/>
            <text:p>Походу менты деньги себе заберут и скинут все на суицидника.</text:p>
          </table:table-cell>
        </table:table-row>
        <table:table-row table:style-name="ro1">
          <table:table-cell office:value-type="float" office:value="10613763" calcext:value-type="float">
            <text:p>10613763</text:p>
          </table:table-cell>
          <table:table-cell office:value-type="float" office:value="10613842" calcext:value-type="float">
            <text:p>10613842</text:p>
          </table:table-cell>
          <table:table-cell office:value-type="string" calcext:value-type="string">
            <text:p>non_sexist</text:p>
          </table:table-cell>
          <table:table-cell office:value-type="string" calcext:value-type="string">
            <text:p>Вузы раши не занимают никакие топ места а мгу занимает 85 место в мире из топ 100</text:p>
          </table:table-cell>
        </table:table-row>
        <table:table-row table:style-name="ro1">
          <table:table-cell office:value-type="float" office:value="10613763" calcext:value-type="float">
            <text:p>10613763</text:p>
          </table:table-cell>
          <table:table-cell office:value-type="float" office:value="10613847" calcext:value-type="float">
            <text:p>10613847</text:p>
          </table:table-cell>
          <table:table-cell office:value-type="string" calcext:value-type="string">
            <text:p>non_sexist</text:p>
          </table:table-cell>
          <table:table-cell office:value-type="string" calcext:value-type="string">
            <text:p>Потому что у Бурлуцкой они отсутствуют.😆</text:p>
          </table:table-cell>
        </table:table-row>
        <table:table-row table:style-name="ro5">
          <table:table-cell office:value-type="float" office:value="10613763" calcext:value-type="float">
            <text:p>10613763</text:p>
          </table:table-cell>
          <table:table-cell office:value-type="float" office:value="10613860" calcext:value-type="float">
            <text:p>10613860</text:p>
          </table:table-cell>
          <table:table-cell office:value-type="string" calcext:value-type="string">
            <text:p>non_sexist</text:p>
          </table:table-cell>
          <table:table-cell office:value-type="string" calcext:value-type="string">
            <text:p>Падение двух самолетов,</text:p>
            <text:p>И рейтинг всех вузов издан.</text:p>
            <text:p>Лентач начинает с полетов...</text:p>
            <text:p>В Вечерний Талдыкорган.</text:p>
          </table:table-cell>
        </table:table-row>
        <table:table-row table:style-name="ro1">
          <table:table-cell office:value-type="float" office:value="10613763" calcext:value-type="float">
            <text:p>10613763</text:p>
          </table:table-cell>
          <table:table-cell office:value-type="float" office:value="10613868" calcext:value-type="float">
            <text:p>10613868</text:p>
          </table:table-cell>
          <table:table-cell office:value-type="string" calcext:value-type="string">
            <text:p>non_sexist</text:p>
          </table:table-cell>
          <table:table-cell office:value-type="string" calcext:value-type="string">
            <text:p>Прям молочные железы видны? Железы? Не грудь? Что за расчленека на НТВ?</text:p>
          </table:table-cell>
        </table:table-row>
        <table:table-row table:style-name="ro1">
          <table:table-cell office:value-type="float" office:value="10613763" calcext:value-type="float">
            <text:p>10613763</text:p>
          </table:table-cell>
          <table:table-cell office:value-type="float" office:value="10613933" calcext:value-type="float">
            <text:p>10613933</text:p>
          </table:table-cell>
          <table:table-cell office:value-type="string" calcext:value-type="string">
            <text:p>non_sexist</text:p>
          </table:table-cell>
          <table:table-cell office:value-type="string" calcext:value-type="string">
            <text:p>Чучмеки смотрю предпочитают барашков и других чучмеков женщинам?)</text:p>
          </table:table-cell>
        </table:table-row>
        <table:table-row table:style-name="ro1">
          <table:table-cell office:value-type="float" office:value="10613763" calcext:value-type="float">
            <text:p>10613763</text:p>
          </table:table-cell>
          <table:table-cell office:value-type="float" office:value="10613951" calcext:value-type="float">
            <text:p>10613951</text:p>
          </table:table-cell>
          <table:table-cell office:value-type="string" calcext:value-type="string">
            <text:p>non_sexist</text:p>
          </table:table-cell>
          <table:table-cell office:value-type="string" calcext:value-type="string">
            <text:p>Лишь бы очередной индо пакисанской войны не дошло</text:p>
          </table:table-cell>
        </table:table-row>
        <table:table-row table:style-name="ro1">
          <table:table-cell office:value-type="float" office:value="10613763" calcext:value-type="float">
            <text:p>10613763</text:p>
          </table:table-cell>
          <table:table-cell office:value-type="float" office:value="10613958" calcext:value-type="float">
            <text:p>10613958</text:p>
          </table:table-cell>
          <table:table-cell office:value-type="string" calcext:value-type="string">
            <text:p>non_sexist</text:p>
          </table:table-cell>
          <table:table-cell office:value-type="string" calcext:value-type="string">
            <text:p>возмутительно! я немедленно должен провести осмотр кадров с молочными железами!</text:p>
          </table:table-cell>
        </table:table-row>
        <table:table-row table:style-name="ro1">
          <table:table-cell office:value-type="float" office:value="10613763" calcext:value-type="float">
            <text:p>10613763</text:p>
          </table:table-cell>
          <table:table-cell office:value-type="float" office:value="10613974" calcext:value-type="float">
            <text:p>10613974</text:p>
          </table:table-cell>
          <table:table-cell office:value-type="string" calcext:value-type="string">
            <text:p>non_sexist</text:p>
          </table:table-cell>
          <table:table-cell office:value-type="string" calcext:value-type="string">
            <text:p>А вырезы у мужчин их не тревожат, сраные сексисты!</text:p>
          </table:table-cell>
        </table:table-row>
        <table:table-row table:style-name="ro1">
          <table:table-cell office:value-type="float" office:value="10613763" calcext:value-type="float">
            <text:p>10613763</text:p>
          </table:table-cell>
          <table:table-cell office:value-type="float" office:value="10613989" calcext:value-type="float">
            <text:p>10613989</text:p>
          </table:table-cell>
          <table:table-cell office:value-type="string" calcext:value-type="string">
            <text:p>non_sexist</text:p>
          </table:table-cell>
          <table:table-cell office:value-type="string" calcext:value-type="string">
            <text:p>Фото можно три четыре пять</text:p>
          </table:table-cell>
        </table:table-row>
        <table:table-row table:style-name="ro1">
          <table:table-cell office:value-type="float" office:value="10613763" calcext:value-type="float">
            <text:p>10613763</text:p>
          </table:table-cell>
          <table:table-cell office:value-type="float" office:value="10614120" calcext:value-type="float">
            <text:p>10614120</text:p>
          </table:table-cell>
          <table:table-cell office:value-type="string" calcext:value-type="string">
            <text:p>non_sexist</text:p>
          </table:table-cell>
          <table:table-cell office:value-type="string" calcext:value-type="string">
            <text:p>Урганту не говорите пожалустай, (пять?)</text:p>
          </table:table-cell>
        </table:table-row>
        <table:table-row table:style-name="ro1">
          <table:table-cell office:value-type="float" office:value="10613763" calcext:value-type="float">
            <text:p>10613763</text:p>
          </table:table-cell>
          <table:table-cell office:value-type="float" office:value="10614121" calcext:value-type="float">
            <text:p>10614121</text:p>
          </table:table-cell>
          <table:table-cell office:value-type="string" calcext:value-type="string">
            <text:p>non_sexist</text:p>
          </table:table-cell>
          <table:table-cell office:value-type="string" calcext:value-type="string">
            <text:p>Та самая Питерская культура о которой они же сами столько болтают.</text:p>
          </table:table-cell>
        </table:table-row>
        <table:table-row table:style-name="ro1">
          <table:table-cell office:value-type="float" office:value="10613763" calcext:value-type="float">
            <text:p>10613763</text:p>
          </table:table-cell>
          <table:table-cell office:value-type="float" office:value="10614124" calcext:value-type="float">
            <text:p>10614124</text:p>
          </table:table-cell>
          <table:table-cell office:value-type="string" calcext:value-type="string">
            <text:p>non_sexist</text:p>
          </table:table-cell>
          <table:table-cell office:value-type="string" calcext:value-type="string">
            <text:p>Ноль один два три соси</text:p>
          </table:table-cell>
        </table:table-row>
        <table:table-row table:style-name="ro1">
          <table:table-cell office:value-type="float" office:value="10613763" calcext:value-type="float">
            <text:p>10613763</text:p>
          </table:table-cell>
          <table:table-cell office:value-type="float" office:value="10614136" calcext:value-type="float">
            <text:p>10614136</text:p>
          </table:table-cell>
          <table:table-cell office:value-type="string" calcext:value-type="string">
            <text:p>non_sexist</text:p>
          </table:table-cell>
          <table:table-cell office:value-type="string" calcext:value-type="string">
            <text:p>Есть ссыкли на молочные железы? Нужен фап!</text:p>
          </table:table-cell>
        </table:table-row>
        <table:table-row table:style-name="ro1">
          <table:table-cell office:value-type="float" office:value="10613763" calcext:value-type="float">
            <text:p>10613763</text:p>
          </table:table-cell>
          <table:table-cell office:value-type="float" office:value="10614156" calcext:value-type="float">
            <text:p>10614156</text:p>
          </table:table-cell>
          <table:table-cell office:value-type="string" calcext:value-type="string">
            <text:p>non_sexist</text:p>
          </table:table-cell>
          <table:table-cell office:value-type="string" calcext:value-type="string">
            <text:p>Железы? Прям кожи не было что-ли?</text:p>
          </table:table-cell>
        </table:table-row>
        <table:table-row table:style-name="ro1">
          <table:table-cell office:value-type="float" office:value="10613763" calcext:value-type="float">
            <text:p>10613763</text:p>
          </table:table-cell>
          <table:table-cell office:value-type="float" office:value="10614159" calcext:value-type="float">
            <text:p>10614159</text:p>
          </table:table-cell>
          <table:table-cell office:value-type="string" calcext:value-type="string">
            <text:p>non_sexist</text:p>
          </table:table-cell>
          <table:table-cell office:value-type="string" calcext:value-type="string">
            <text:p>У "Вечернего Талдыкоргана" явный ТАЛДЫКОРГАН от неприкрытых желез пять шесть.</text:p>
          </table:table-cell>
        </table:table-row>
        <table:table-row table:style-name="ro1">
          <table:table-cell office:value-type="float" office:value="10613763" calcext:value-type="float">
            <text:p>10613763</text:p>
          </table:table-cell>
          <table:table-cell office:value-type="float" office:value="10614164" calcext:value-type="float">
            <text:p>10614164</text:p>
          </table:table-cell>
          <table:table-cell office:value-type="string" calcext:value-type="string">
            <text:p>non_sexist</text:p>
          </table:table-cell>
          <table:table-cell office:value-type="string" calcext:value-type="string">
            <text:p>Вечерний Талдыкургант три два один пуск</text:p>
          </table:table-cell>
        </table:table-row>
        <table:table-row table:style-name="ro1">
          <table:table-cell office:value-type="float" office:value="10613763" calcext:value-type="float">
            <text:p>10613763</text:p>
          </table:table-cell>
          <table:table-cell office:value-type="float" office:value="10614174" calcext:value-type="float">
            <text:p>10614174</text:p>
          </table:table-cell>
          <table:table-cell office:value-type="string" calcext:value-type="string">
            <text:p>non_sexist</text:p>
          </table:table-cell>
          <table:table-cell office:value-type="string" calcext:value-type="string">
            <text:p>В этом вашем Талдыкоргане маленькие и некрасивые молочные железы?</text:p>
          </table:table-cell>
        </table:table-row>
        <table:table-row table:style-name="ro1">
          <table:table-cell office:value-type="float" office:value="10613763" calcext:value-type="float">
            <text:p>10613763</text:p>
          </table:table-cell>
          <table:table-cell office:value-type="float" office:value="10614327" calcext:value-type="float">
            <text:p>10614327</text:p>
          </table:table-cell>
          <table:table-cell office:value-type="string" calcext:value-type="string">
            <text:p>non_sexist</text:p>
          </table:table-cell>
          <table:table-cell office:value-type="string" calcext:value-type="string">
            <text:p>"Вечерний Талдыкорган" не возмутился и не потребовал. В тексте письма ясно сказано - "просим". Нех нагнетать, Лентач.</text:p>
          </table:table-cell>
        </table:table-row>
        <table:table-row table:style-name="ro1">
          <table:table-cell office:value-type="float" office:value="10613763" calcext:value-type="float">
            <text:p>10613763</text:p>
          </table:table-cell>
          <table:table-cell office:value-type="float" office:value="10614329" calcext:value-type="float">
            <text:p>10614329</text:p>
          </table:table-cell>
          <table:table-cell office:value-type="string" calcext:value-type="string">
            <text:p>non_sexist</text:p>
          </table:table-cell>
          <table:table-cell office:value-type="string" calcext:value-type="string">
            <text:p>Кстати да, пора положить конец эксплуатации темы сисек по любому поводу. где фемки, вообще?</text:p>
          </table:table-cell>
        </table:table-row>
        <table:table-row table:style-name="ro1">
          <table:table-cell office:value-type="float" office:value="10613763" calcext:value-type="float">
            <text:p>10613763</text:p>
          </table:table-cell>
          <table:table-cell office:value-type="float" office:value="10614391" calcext:value-type="float">
            <text:p>10614391</text:p>
          </table:table-cell>
          <table:table-cell office:value-type="string" calcext:value-type="string">
            <text:p>non_sexist</text:p>
          </table:table-cell>
          <table:table-cell office:value-type="string" calcext:value-type="string">
            <text:p>В Талдыкоргане даже коровы носят лифон ?</text:p>
          </table:table-cell>
        </table:table-row>
        <table:table-row table:style-name="ro1">
          <table:table-cell office:value-type="float" office:value="10613763" calcext:value-type="float">
            <text:p>10613763</text:p>
          </table:table-cell>
          <table:table-cell office:value-type="float" office:value="10614486" calcext:value-type="float">
            <text:p>10614486</text:p>
          </table:table-cell>
          <table:table-cell office:value-type="string" calcext:value-type="string">
            <text:p>non_sexist</text:p>
          </table:table-cell>
          <table:table-cell office:value-type="string" calcext:value-type="string">
            <text:p>Оставьте сиськи на НТВ, там больше не на что смотреть!</text:p>
          </table:table-cell>
        </table:table-row>
        <table:table-row table:style-name="ro1">
          <table:table-cell office:value-type="float" office:value="10613763" calcext:value-type="float">
            <text:p>10613763</text:p>
          </table:table-cell>
          <table:table-cell office:value-type="float" office:value="10614636" calcext:value-type="float">
            <text:p>10614636</text:p>
          </table:table-cell>
          <table:table-cell office:value-type="string" calcext:value-type="string">
            <text:p>non_sexist</text:p>
          </table:table-cell>
          <table:table-cell office:value-type="string" calcext:value-type="string">
            <text:p>У вас - Вечерний ургант. У нас - Вечерний Талдыкорган.</text:p>
          </table:table-cell>
        </table:table-row>
        <table:table-row table:style-name="ro1">
          <table:table-cell office:value-type="float" office:value="10613763" calcext:value-type="float">
            <text:p>10613763</text:p>
          </table:table-cell>
          <table:table-cell office:value-type="float" office:value="10614653" calcext:value-type="float">
            <text:p>10614653</text:p>
          </table:table-cell>
          <table:table-cell office:value-type="string" calcext:value-type="string">
            <text:p>non_sexist</text:p>
          </table:table-cell>
          <table:table-cell office:value-type="string" calcext:value-type="string">
            <text:p>Как же вы достали. Заходишь в новость, чтоб изучить фотоматериалы, фулы и все такое, а их там бляха нет. Я в тексте железы не увижу!</text:p>
          </table:table-cell>
        </table:table-row>
        <table:table-row table:style-name="ro1">
          <table:table-cell office:value-type="float" office:value="10613763" calcext:value-type="float">
            <text:p>10613763</text:p>
          </table:table-cell>
          <table:table-cell office:value-type="float" office:value="10615143" calcext:value-type="float">
            <text:p>10615143</text:p>
          </table:table-cell>
          <table:table-cell office:value-type="string" calcext:value-type="string">
            <text:p>non_sexist</text:p>
          </table:table-cell>
          <table:table-cell office:value-type="string" calcext:value-type="string">
            <text:p>родной Талдык прославился, еще и как -_-</text:p>
          </table:table-cell>
        </table:table-row>
        <table:table-row table:style-name="ro1">
          <table:table-cell office:value-type="float" office:value="10613763" calcext:value-type="float">
            <text:p>10613763</text:p>
          </table:table-cell>
          <table:table-cell office:value-type="float" office:value="10615308" calcext:value-type="float">
            <text:p>10615308</text:p>
          </table:table-cell>
          <table:table-cell office:value-type="string" calcext:value-type="string">
            <text:p>non_sexist</text:p>
          </table:table-cell>
          <table:table-cell office:value-type="string" calcext:value-type="string">
            <text:p>РАз два три четыре пять</text:p>
          </table:table-cell>
        </table:table-row>
        <table:table-row table:style-name="ro3">
          <table:table-cell office:value-type="float" office:value="10613763" calcext:value-type="float">
            <text:p>10613763</text:p>
          </table:table-cell>
          <table:table-cell office:value-type="float" office:value="10615388" calcext:value-type="float">
            <text:p>10615388</text:p>
          </table:table-cell>
          <table:table-cell office:value-type="string" calcext:value-type="string">
            <text:p>non_sexist</text:p>
          </table:table-cell>
          <table:table-cell office:value-type="string" calcext:value-type="string">
            <text:p>Серьезно !? 12 летний мальчик приставал к ребенку годовалому ? Лол. Что -то с трудом верится. После избиения можно хоть в чем признаться . )</text:p>
            <text:p>И с каких пор  "средневековцы" будут указать  что и кому показывать . Сперма в голову ударила ,все никак эволюционировать не могут ,тела обычные воспринимать норм ))</text:p>
          </table:table-cell>
        </table:table-row>
        <table:table-row table:style-name="ro1">
          <table:table-cell office:value-type="float" office:value="10613763" calcext:value-type="float">
            <text:p>10613763</text:p>
          </table:table-cell>
          <table:table-cell office:value-type="float" office:value="10615434" calcext:value-type="float">
            <text:p>10615434</text:p>
          </table:table-cell>
          <table:table-cell office:value-type="string" calcext:value-type="string">
            <text:p>non_sexist</text:p>
          </table:table-cell>
          <table:table-cell office:value-type="string" calcext:value-type="string">
            <text:p>можно фул ну вы поняли чего это не мне а другу честно</text:p>
          </table:table-cell>
        </table:table-row>
        <table:table-row table:style-name="ro2">
          <table:table-cell office:value-type="float" office:value="10613763" calcext:value-type="float">
            <text:p>10613763</text:p>
          </table:table-cell>
          <table:table-cell office:value-type="float" office:value="10616067" calcext:value-type="float">
            <text:p>10616067</text:p>
          </table:table-cell>
          <table:table-cell office:value-type="string" calcext:value-type="string">
            <text:p>non_sexist</text:p>
          </table:table-cell>
          <table:table-cell office:value-type="string" calcext:value-type="string">
            <text:p> Ранее с просьбой освободить животных из «китовой тюрьмы» к президенту России обратились сын выдающегося океанографа Жака-Ива Кусто, известный исследователь океанов и защитник окружающей среды Жан-Мишель Кусто и его коллеги-учёные, а также американская актриса, член консультативного совета Международного фонда защиты животных IFAW Памела Андерсон.</text:p>
            <text:p/>
            <text:p>Встала на защиту грудью, в прямом смысле этого слова😹</text:p>
          </table:table-cell>
        </table:table-row>
        <table:table-row table:style-name="ro1">
          <table:table-cell office:value-type="float" office:value="10613763" calcext:value-type="float">
            <text:p>10613763</text:p>
          </table:table-cell>
          <table:table-cell office:value-type="float" office:value="10616272" calcext:value-type="float">
            <text:p>10616272</text:p>
          </table:table-cell>
          <table:table-cell office:value-type="string" calcext:value-type="string">
            <text:p>non_sexist</text:p>
          </table:table-cell>
          <table:table-cell office:value-type="string" calcext:value-type="string">
            <text:p>Ору мда уж четыре пятб</text:p>
          </table:table-cell>
        </table:table-row>
        <table:table-row table:style-name="ro1">
          <table:table-cell office:value-type="float" office:value="10613763" calcext:value-type="float">
            <text:p>10613763</text:p>
          </table:table-cell>
          <table:table-cell office:value-type="float" office:value="10616390" calcext:value-type="float">
            <text:p>10616390</text:p>
          </table:table-cell>
          <table:table-cell office:value-type="string" calcext:value-type="string">
            <text:p>non_sexist</text:p>
          </table:table-cell>
          <table:table-cell office:value-type="string" calcext:value-type="string">
            <text:p>Когда уже они поймут, что 21 век на улице, а не 10.</text:p>
          </table:table-cell>
        </table:table-row>
        <table:table-row table:style-name="ro1">
          <table:table-cell office:value-type="float" office:value="10613763" calcext:value-type="float">
            <text:p>10613763</text:p>
          </table:table-cell>
          <table:table-cell office:value-type="float" office:value="10616765" calcext:value-type="float">
            <text:p>10616765</text:p>
          </table:table-cell>
          <table:table-cell office:value-type="string" calcext:value-type="string">
            <text:p>non_sexist</text:p>
          </table:table-cell>
          <table:table-cell office:value-type="string" calcext:value-type="string">
            <text:p>А я думал казахстан государство ещё более светское, чем турция, а тут :( развеялся миф о сверхлюдях</text:p>
          </table:table-cell>
        </table:table-row>
        <table:table-row table:style-name="ro1">
          <table:table-cell office:value-type="float" office:value="10613763" calcext:value-type="float">
            <text:p>10613763</text:p>
          </table:table-cell>
          <table:table-cell office:value-type="float" office:value="10617592" calcext:value-type="float">
            <text:p>10617592</text:p>
          </table:table-cell>
          <table:table-cell office:value-type="string" calcext:value-type="string">
            <text:p>non_sexist</text:p>
          </table:table-cell>
          <table:table-cell office:value-type="string" calcext:value-type="string">
            <text:p>Я так поняла ,в Талдыкоргане все проблемы решили, как и во всем Казахстане. Взялись за нтв</text:p>
          </table:table-cell>
        </table:table-row>
        <table:table-row table:style-name="ro1">
          <table:table-cell office:value-type="float" office:value="10613763" calcext:value-type="float">
            <text:p>10613763</text:p>
          </table:table-cell>
          <table:table-cell office:value-type="float" office:value="10617770" calcext:value-type="float">
            <text:p>10617770</text:p>
          </table:table-cell>
          <table:table-cell office:value-type="string" calcext:value-type="string">
            <text:p>non_sexist</text:p>
          </table:table-cell>
          <table:table-cell office:value-type="string" calcext:value-type="string">
            <text:p>Сука, сижу щас на Пхукете в аэропорту из-за этих сбитых самолётов (((</text:p>
          </table:table-cell>
        </table:table-row>
        <table:table-row table:style-name="ro1">
          <table:table-cell office:value-type="float" office:value="10613763" calcext:value-type="float">
            <text:p>10613763</text:p>
          </table:table-cell>
          <table:table-cell office:value-type="float" office:value="10619474" calcext:value-type="float">
            <text:p>10619474</text:p>
          </table:table-cell>
          <table:table-cell office:value-type="string" calcext:value-type="string">
            <text:p>sexist</text:p>
          </table:table-cell>
          <table:table-cell office:value-type="string" calcext:value-type="string">
            <text:p>Железы хорошие конечно, потрепать их уверен мало кто откажется, но БЛ" не по телеку же такое показывать, одета как шл ха, место на трассе.</text:p>
          </table:table-cell>
        </table:table-row>
        <table:table-row table:style-name="ro1">
          <table:table-cell office:value-type="float" office:value="10613763" calcext:value-type="float">
            <text:p>10613763</text:p>
          </table:table-cell>
          <table:table-cell office:value-type="float" office:value="10623240" calcext:value-type="float">
            <text:p>10623240</text:p>
          </table:table-cell>
          <table:table-cell table:style-name="ce1" office:value-type="string" calcext:value-type="string">
            <text:p>non_sexist</text:p>
          </table:table-cell>
          <table:table-cell office:value-type="string" calcext:value-type="string">
            <text:p>эээ блэт туох талдыкорган дээ!</text:p>
          </table:table-cell>
        </table:table-row>
        <table:table-row table:style-name="ro1">
          <table:table-cell office:value-type="float" office:value="10494497" calcext:value-type="float">
            <text:p>10494497</text:p>
          </table:table-cell>
          <table:table-cell office:value-type="float" office:value="10494509" calcext:value-type="float">
            <text:p>10494509</text:p>
          </table:table-cell>
          <table:table-cell table:style-name="ce1" office:value-type="string" calcext:value-type="string">
            <text:p>non_sexist</text:p>
          </table:table-cell>
          <table:table-cell office:value-type="string" calcext:value-type="string">
            <text:p>Наверно, не стоит спрашивать про фулл с монашками</text:p>
          </table:table-cell>
        </table:table-row>
        <table:table-row table:style-name="ro1">
          <table:table-cell office:value-type="float" office:value="10494497" calcext:value-type="float">
            <text:p>10494497</text:p>
          </table:table-cell>
          <table:table-cell office:value-type="float" office:value="10494513" calcext:value-type="float">
            <text:p>10494513</text:p>
          </table:table-cell>
          <table:table-cell office:value-type="string" calcext:value-type="string">
            <text:p>non_sexist</text:p>
          </table:table-cell>
          <table:table-cell office:value-type="string" calcext:value-type="string">
            <text:p>Отдых Папы Римского в Крыму продлят на два сезона</text:p>
          </table:table-cell>
        </table:table-row>
        <table:table-row table:style-name="ro1">
          <table:table-cell office:value-type="float" office:value="10494497" calcext:value-type="float">
            <text:p>10494497</text:p>
          </table:table-cell>
          <table:table-cell office:value-type="float" office:value="10494516" calcext:value-type="float">
            <text:p>10494516</text:p>
          </table:table-cell>
          <table:table-cell office:value-type="string" calcext:value-type="string">
            <text:p>non_sexist</text:p>
          </table:table-cell>
          <table:table-cell office:value-type="string" calcext:value-type="string">
            <text:p>Ура! Про Симпсонов - прям отлегло, особенно после тонны слухов про «последний» 30 сезон 😰</text:p>
          </table:table-cell>
        </table:table-row>
        <table:table-row table:style-name="ro1">
          <table:table-cell office:value-type="float" office:value="10494497" calcext:value-type="float">
            <text:p>10494497</text:p>
          </table:table-cell>
          <table:table-cell office:value-type="float" office:value="10494518" calcext:value-type="float">
            <text:p>10494518</text:p>
          </table:table-cell>
          <table:table-cell office:value-type="string" calcext:value-type="string">
            <text:p>non_sexist</text:p>
          </table:table-cell>
          <table:table-cell office:value-type="string" calcext:value-type="string">
            <text:p>О <text:s/>новость про Симпсонов прям мёдик на душу</text:p>
          </table:table-cell>
        </table:table-row>
        <table:table-row table:style-name="ro1">
          <table:table-cell office:value-type="float" office:value="10494497" calcext:value-type="float">
            <text:p>10494497</text:p>
          </table:table-cell>
          <table:table-cell office:value-type="float" office:value="10494520" calcext:value-type="float">
            <text:p>10494520</text:p>
          </table:table-cell>
          <table:table-cell office:value-type="string" calcext:value-type="string">
            <text:p>non_sexist</text:p>
          </table:table-cell>
          <table:table-cell office:value-type="string" calcext:value-type="string">
            <text:p>русские, вам хана. США разгромит вас за месяц, и поделит с Украиной территории</text:p>
          </table:table-cell>
        </table:table-row>
        <table:table-row table:style-name="ro1">
          <table:table-cell office:value-type="float" office:value="10494497" calcext:value-type="float">
            <text:p>10494497</text:p>
          </table:table-cell>
          <table:table-cell office:value-type="float" office:value="10494521" calcext:value-type="float">
            <text:p>10494521</text:p>
          </table:table-cell>
          <table:table-cell office:value-type="string" calcext:value-type="string">
            <text:p>non_sexist</text:p>
          </table:table-cell>
          <table:table-cell office:value-type="string" calcext:value-type="string">
            <text:p>Папу римского задержали в Чечне по подозрению в продлении Симпсонов на два сезона</text:p>
          </table:table-cell>
        </table:table-row>
        <table:table-row table:style-name="ro1">
          <table:table-cell office:value-type="float" office:value="10494497" calcext:value-type="float">
            <text:p>10494497</text:p>
          </table:table-cell>
          <table:table-cell office:value-type="float" office:value="10494532" calcext:value-type="float">
            <text:p>10494532</text:p>
          </table:table-cell>
          <table:table-cell office:value-type="string" calcext:value-type="string">
            <text:p>non_sexist</text:p>
          </table:table-cell>
          <table:table-cell office:value-type="string" calcext:value-type="string">
            <text:p>Симпсоны разве не скатились? Пять</text:p>
          </table:table-cell>
        </table:table-row>
        <table:table-row table:style-name="ro1">
          <table:table-cell office:value-type="float" office:value="10494497" calcext:value-type="float">
            <text:p>10494497</text:p>
          </table:table-cell>
          <table:table-cell office:value-type="float" office:value="10494542" calcext:value-type="float">
            <text:p>10494542</text:p>
          </table:table-cell>
          <table:table-cell office:value-type="string" calcext:value-type="string">
            <text:p>non_sexist</text:p>
          </table:table-cell>
          <table:table-cell office:value-type="string" calcext:value-type="string">
            <text:p>Помощник постпреда Чечни по Крыму. WTF???????? Распил бюджетов.Какие там зарплаты и какие обязанности у этих людей???</text:p>
          </table:table-cell>
        </table:table-row>
        <table:table-row table:style-name="ro1">
          <table:table-cell office:value-type="float" office:value="10494497" calcext:value-type="float">
            <text:p>10494497</text:p>
          </table:table-cell>
          <table:table-cell office:value-type="float" office:value="10494546" calcext:value-type="float">
            <text:p>10494546</text:p>
          </table:table-cell>
          <table:table-cell office:value-type="string" calcext:value-type="string">
            <text:p>non_sexist</text:p>
          </table:table-cell>
          <table:table-cell office:value-type="string" calcext:value-type="string">
            <text:p>Ждём извинений со стороны полиции!!!</text:p>
          </table:table-cell>
        </table:table-row>
        <table:table-row table:style-name="ro3">
          <table:table-cell office:value-type="float" office:value="10494497" calcext:value-type="float">
            <text:p>10494497</text:p>
          </table:table-cell>
          <table:table-cell office:value-type="float" office:value="10494547" calcext:value-type="float">
            <text:p>10494547</text:p>
          </table:table-cell>
          <table:table-cell office:value-type="string" calcext:value-type="string">
            <text:p>non_sexist</text:p>
          </table:table-cell>
          <table:table-cell office:value-type="string" calcext:value-type="string">
            <text:p>Зачем Симпсонов-то?</text:p>
            <text:p>За что они с нами так</text:p>
          </table:table-cell>
        </table:table-row>
        <table:table-row table:style-name="ro1">
          <table:table-cell office:value-type="float" office:value="10494497" calcext:value-type="float">
            <text:p>10494497</text:p>
          </table:table-cell>
          <table:table-cell office:value-type="float" office:value="10494550" calcext:value-type="float">
            <text:p>10494550</text:p>
          </table:table-cell>
          <table:table-cell office:value-type="string" calcext:value-type="string">
            <text:p>non_sexist</text:p>
          </table:table-cell>
          <table:table-cell office:value-type="string" calcext:value-type="string">
            <text:p>проклятие монахини в реальной жизни четыре пять</text:p>
          </table:table-cell>
        </table:table-row>
        <table:table-row table:style-name="ro1">
          <table:table-cell office:value-type="float" office:value="10494497" calcext:value-type="float">
            <text:p>10494497</text:p>
          </table:table-cell>
          <table:table-cell office:value-type="float" office:value="10494567" calcext:value-type="float">
            <text:p>10494567</text:p>
          </table:table-cell>
          <table:table-cell office:value-type="string" calcext:value-type="string">
            <text:p>non_sexist</text:p>
          </table:table-cell>
          <table:table-cell office:value-type="string" calcext:value-type="string">
            <text:p>Лентач, оч волнуюсь за бога, надеюсь, он норм?</text:p>
          </table:table-cell>
        </table:table-row>
        <table:table-row table:style-name="ro1">
          <table:table-cell office:value-type="float" office:value="10494497" calcext:value-type="float">
            <text:p>10494497</text:p>
          </table:table-cell>
          <table:table-cell office:value-type="float" office:value="10494570" calcext:value-type="float">
            <text:p>10494570</text:p>
          </table:table-cell>
          <table:table-cell office:value-type="string" calcext:value-type="string">
            <text:p>non_sexist</text:p>
          </table:table-cell>
          <table:table-cell office:value-type="string" calcext:value-type="string">
            <text:p>У нас новый сезон в прошлом году начался, 6 лет будет идти. Это мультик без конца</text:p>
          </table:table-cell>
        </table:table-row>
        <table:table-row table:style-name="ro1">
          <table:table-cell office:value-type="float" office:value="10494497" calcext:value-type="float">
            <text:p>10494497</text:p>
          </table:table-cell>
          <table:table-cell office:value-type="float" office:value="10494574" calcext:value-type="float">
            <text:p>10494574</text:p>
          </table:table-cell>
          <table:table-cell office:value-type="string" calcext:value-type="string">
            <text:p>non_sexist</text:p>
          </table:table-cell>
          <table:table-cell office:value-type="string" calcext:value-type="string">
            <text:p>Покрывать насильников и педофилов это по божьи, блин. Нет, молодцы, что стали об этом говорить, но осадок от этих моралистов преотвратный</text:p>
          </table:table-cell>
        </table:table-row>
        <table:table-row table:style-name="ro1">
          <table:table-cell office:value-type="float" office:value="10494497" calcext:value-type="float">
            <text:p>10494497</text:p>
          </table:table-cell>
          <table:table-cell office:value-type="float" office:value="10494585" calcext:value-type="float">
            <text:p>10494585</text:p>
          </table:table-cell>
          <table:table-cell office:value-type="string" calcext:value-type="string">
            <text:p>non_sexist</text:p>
          </table:table-cell>
          <table:table-cell office:value-type="string" calcext:value-type="string">
            <text:p>А у нас когда Гундяй признается? В том числе и над детьми..</text:p>
          </table:table-cell>
        </table:table-row>
        <table:table-row table:style-name="ro1">
          <table:table-cell office:value-type="float" office:value="10494497" calcext:value-type="float">
            <text:p>10494497</text:p>
          </table:table-cell>
          <table:table-cell office:value-type="float" office:value="10494591" calcext:value-type="float">
            <text:p>10494591</text:p>
          </table:table-cell>
          <table:table-cell office:value-type="string" calcext:value-type="string">
            <text:p>non_sexist</text:p>
          </table:table-cell>
          <table:table-cell office:value-type="string" calcext:value-type="string">
            <text:p>Лентач в математику так себе умеет, оказывается.</text:p>
          </table:table-cell>
        </table:table-row>
        <table:table-row table:style-name="ro1">
          <table:table-cell office:value-type="float" office:value="10494497" calcext:value-type="float">
            <text:p>10494497</text:p>
          </table:table-cell>
          <table:table-cell office:value-type="float" office:value="10494605" calcext:value-type="float">
            <text:p>10494605</text:p>
          </table:table-cell>
          <table:table-cell office:value-type="string" calcext:value-type="string">
            <text:p>non_sexist</text:p>
          </table:table-cell>
          <table:table-cell office:value-type="string" calcext:value-type="string">
            <text:p>Когда уже снимут Симпсонов в России?)</text:p>
          </table:table-cell>
        </table:table-row>
        <table:table-row table:style-name="ro1">
          <table:table-cell office:value-type="float" office:value="10494497" calcext:value-type="float">
            <text:p>10494497</text:p>
          </table:table-cell>
          <table:table-cell office:value-type="float" office:value="10494608" calcext:value-type="float">
            <text:p>10494608</text:p>
          </table:table-cell>
          <table:table-cell table:style-name="ce1" office:value-type="string" calcext:value-type="string">
            <text:p>non_sexist</text:p>
          </table:table-cell>
          <table:table-cell office:value-type="string" calcext:value-type="string">
            <text:p>Зачем в Крыму Постпред Чечни? Я просто не вкурсе</text:p>
          </table:table-cell>
        </table:table-row>
        <table:table-row table:style-name="ro1">
          <table:table-cell office:value-type="float" office:value="10494497" calcext:value-type="float">
            <text:p>10494497</text:p>
          </table:table-cell>
          <table:table-cell office:value-type="float" office:value="10494610" calcext:value-type="float">
            <text:p>10494610</text:p>
          </table:table-cell>
          <table:table-cell office:value-type="string" calcext:value-type="string">
            <text:p>non_sexist</text:p>
          </table:table-cell>
          <table:table-cell office:value-type="string" calcext:value-type="string">
            <text:p>В Крыму разборки как в стиле ГТА</text:p>
          </table:table-cell>
        </table:table-row>
        <table:table-row table:style-name="ro1">
          <table:table-cell office:value-type="float" office:value="10494497" calcext:value-type="float">
            <text:p>10494497</text:p>
          </table:table-cell>
          <table:table-cell office:value-type="float" office:value="10494641" calcext:value-type="float">
            <text:p>10494641</text:p>
          </table:table-cell>
          <table:table-cell office:value-type="string" calcext:value-type="string">
            <text:p>non_sexist</text:p>
          </table:table-cell>
          <table:table-cell office:value-type="string" calcext:value-type="string">
            <text:p>Ого! На постпреда хвост подняли! Как бы кое-кого на кое-что не посадили извиняться! Как издревле на руси повелось!</text:p>
          </table:table-cell>
        </table:table-row>
        <table:table-row table:style-name="ro1">
          <table:table-cell office:value-type="float" office:value="10494497" calcext:value-type="float">
            <text:p>10494497</text:p>
          </table:table-cell>
          <table:table-cell office:value-type="float" office:value="10494650" calcext:value-type="float">
            <text:p>10494650</text:p>
          </table:table-cell>
          <table:table-cell office:value-type="string" calcext:value-type="string">
            <text:p>non_sexist</text:p>
          </table:table-cell>
          <table:table-cell office:value-type="string" calcext:value-type="string">
            <text:p>Самое главное в новости - это симпсоны, остальное х*йня..</text:p>
          </table:table-cell>
        </table:table-row>
        <table:table-row table:style-name="ro1">
          <table:table-cell office:value-type="float" office:value="10494497" calcext:value-type="float">
            <text:p>10494497</text:p>
          </table:table-cell>
          <table:table-cell office:value-type="float" office:value="10494658" calcext:value-type="float">
            <text:p>10494658</text:p>
          </table:table-cell>
          <table:table-cell office:value-type="string" calcext:value-type="string">
            <text:p>non_sexist</text:p>
          </table:table-cell>
          <table:table-cell office:value-type="string" calcext:value-type="string">
            <text:p>А Гундяев не признал. Потому что он духовный. Хоть и не Дэвид.</text:p>
          </table:table-cell>
        </table:table-row>
        <table:table-row table:style-name="ro1">
          <table:table-cell office:value-type="float" office:value="10494497" calcext:value-type="float">
            <text:p>10494497</text:p>
          </table:table-cell>
          <table:table-cell office:value-type="float" office:value="10494659" calcext:value-type="float">
            <text:p>10494659</text:p>
          </table:table-cell>
          <table:table-cell office:value-type="string" calcext:value-type="string">
            <text:p>non_sexist</text:p>
          </table:table-cell>
          <table:table-cell office:value-type="string" calcext:value-type="string">
            <text:p>За Симпсонов лойс, надеюсь, последние сезоны сделают ещё интереснее</text:p>
          </table:table-cell>
        </table:table-row>
        <table:table-row table:style-name="ro1">
          <table:table-cell office:value-type="float" office:value="10494497" calcext:value-type="float">
            <text:p>10494497</text:p>
          </table:table-cell>
          <table:table-cell office:value-type="float" office:value="10494701" calcext:value-type="float">
            <text:p>10494701</text:p>
          </table:table-cell>
          <table:table-cell office:value-type="string" calcext:value-type="string">
            <text:p>non_sexist</text:p>
          </table:table-cell>
          <table:table-cell office:value-type="string" calcext:value-type="string">
            <text:p>Настоящие Симпсоны закончились после 3-5 сезона. Дальше пошло тупо высасывание сюжета из пальца, приправленное тонной абсурдной толерантности</text:p>
          </table:table-cell>
        </table:table-row>
        <table:table-row table:style-name="ro1">
          <table:table-cell office:value-type="float" office:value="10494497" calcext:value-type="float">
            <text:p>10494497</text:p>
          </table:table-cell>
          <table:table-cell office:value-type="float" office:value="10494703" calcext:value-type="float">
            <text:p>10494703</text:p>
          </table:table-cell>
          <table:table-cell office:value-type="string" calcext:value-type="string">
            <text:p>non_sexist</text:p>
          </table:table-cell>
          <table:table-cell office:value-type="string" calcext:value-type="string">
            <text:p>Какого хрена уже Чечня в Крыму делает? Их там отродясь небыло</text:p>
          </table:table-cell>
        </table:table-row>
        <table:table-row table:style-name="ro1">
          <table:table-cell office:value-type="float" office:value="10494497" calcext:value-type="float">
            <text:p>10494497</text:p>
          </table:table-cell>
          <table:table-cell office:value-type="float" office:value="10494783" calcext:value-type="float">
            <text:p>10494783</text:p>
          </table:table-cell>
          <table:table-cell office:value-type="string" calcext:value-type="string">
            <text:p>non_sexist</text:p>
          </table:table-cell>
          <table:table-cell office:value-type="string" calcext:value-type="string">
            <text:p>Ееее! Ещё 2 сезона!) Хоть что-то светлое в этом мире</text:p>
          </table:table-cell>
        </table:table-row>
        <table:table-row table:style-name="ro1">
          <table:table-cell office:value-type="float" office:value="10494497" calcext:value-type="float">
            <text:p>10494497</text:p>
          </table:table-cell>
          <table:table-cell office:value-type="float" office:value="10494807" calcext:value-type="float">
            <text:p>10494807</text:p>
          </table:table-cell>
          <table:table-cell office:value-type="string" calcext:value-type="string">
            <text:p>non_sexist</text:p>
          </table:table-cell>
          <table:table-cell office:value-type="string" calcext:value-type="string">
            <text:p>Постпреда чечни в крыму? Это что за вымышленные люди</text:p>
          </table:table-cell>
        </table:table-row>
        <table:table-row table:style-name="ro1">
          <table:table-cell office:value-type="float" office:value="10494497" calcext:value-type="float">
            <text:p>10494497</text:p>
          </table:table-cell>
          <table:table-cell office:value-type="float" office:value="10494859" calcext:value-type="float">
            <text:p>10494859</text:p>
          </table:table-cell>
          <table:table-cell office:value-type="string" calcext:value-type="string">
            <text:p>non_sexist</text:p>
          </table:table-cell>
          <table:table-cell office:value-type="string" calcext:value-type="string">
            <text:p>“Папа Римский признал случаи сексуального насилия над статьей “мошенничество в крупных размерах””</text:p>
          </table:table-cell>
        </table:table-row>
        <table:table-row table:style-name="ro1">
          <table:table-cell office:value-type="float" office:value="10494497" calcext:value-type="float">
            <text:p>10494497</text:p>
          </table:table-cell>
          <table:table-cell office:value-type="float" office:value="10494974" calcext:value-type="float">
            <text:p>10494974</text:p>
          </table:table-cell>
          <table:table-cell office:value-type="string" calcext:value-type="string">
            <text:p>non_sexist</text:p>
          </table:table-cell>
          <table:table-cell office:value-type="string" calcext:value-type="string">
            <text:p>Вот про Симпсонов это крутая новость))</text:p>
          </table:table-cell>
        </table:table-row>
        <table:table-row table:style-name="ro1">
          <table:table-cell office:value-type="float" office:value="10494497" calcext:value-type="float">
            <text:p>10494497</text:p>
          </table:table-cell>
          <table:table-cell office:value-type="float" office:value="10494987" calcext:value-type="float">
            <text:p>10494987</text:p>
          </table:table-cell>
          <table:table-cell office:value-type="string" calcext:value-type="string">
            <text:p>sexist</text:p>
          </table:table-cell>
          <table:table-cell office:value-type="string" calcext:value-type="string">
            <text:p>всё и папу теперь НАМ подвели за уздцы...😕...вся РОССИЙСКАЯ синагога неделю по центральным каналам будет не хрена не оскорблять чувства католиков...🤣🤣и тема такая близкая монахини СЕРДЦУ РУССКОМУ🤣🤣🤣</text:p>
          </table:table-cell>
        </table:table-row>
        <table:table-row table:style-name="ro1">
          <table:table-cell office:value-type="float" office:value="10494497" calcext:value-type="float">
            <text:p>10494497</text:p>
          </table:table-cell>
          <table:table-cell office:value-type="float" office:value="10495122" calcext:value-type="float">
            <text:p>10495122</text:p>
          </table:table-cell>
          <table:table-cell office:value-type="string" calcext:value-type="string">
            <text:p>non_sexist</text:p>
          </table:table-cell>
          <table:table-cell office:value-type="string" calcext:value-type="string">
            <text:p>«Постпред чечни в крыму» - зачем????!!! Одна страна вроде?Раздули аппарат чинуш.дормоеды!</text:p>
          </table:table-cell>
        </table:table-row>
        <table:table-row table:style-name="ro1">
          <table:table-cell office:value-type="float" office:value="10494497" calcext:value-type="float">
            <text:p>10494497</text:p>
          </table:table-cell>
          <table:table-cell office:value-type="float" office:value="10495139" calcext:value-type="float">
            <text:p>10495139</text:p>
          </table:table-cell>
          <table:table-cell office:value-type="string" calcext:value-type="string">
            <text:p>non_sexist</text:p>
          </table:table-cell>
          <table:table-cell office:value-type="string" calcext:value-type="string">
            <text:p>Помощника постарела отпустить и извиниться не забыть</text:p>
          </table:table-cell>
        </table:table-row>
        <table:table-row table:style-name="ro1">
          <table:table-cell office:value-type="float" office:value="10494497" calcext:value-type="float">
            <text:p>10494497</text:p>
          </table:table-cell>
          <table:table-cell office:value-type="float" office:value="10495326" calcext:value-type="float">
            <text:p>10495326</text:p>
          </table:table-cell>
          <table:table-cell office:value-type="string" calcext:value-type="string">
            <text:p>non_sexist</text:p>
          </table:table-cell>
          <table:table-cell office:value-type="string" calcext:value-type="string">
            <text:p>да отмените уже симпсонов! сколько можно.. даже хэллоуинские выпуски уже стали унылым говном! реально жалко что сериал скатывается, лучше уж пусть отдохнут сценаристы пару лет! зато потом такой хайп будут - симпсоны возвращаются))</text:p>
          </table:table-cell>
        </table:table-row>
        <table:table-row table:style-name="ro1">
          <table:table-cell office:value-type="float" office:value="10494497" calcext:value-type="float">
            <text:p>10494497</text:p>
          </table:table-cell>
          <table:table-cell office:value-type="float" office:value="10495369" calcext:value-type="float">
            <text:p>10495369</text:p>
          </table:table-cell>
          <table:table-cell office:value-type="string" calcext:value-type="string">
            <text:p>non_sexist</text:p>
          </table:table-cell>
          <table:table-cell office:value-type="string" calcext:value-type="string">
            <text:p>Чему удивляться Россия как страна вымрет из за у6людков во власти,и это уже к стати будет довольна таки скоро</text:p>
          </table:table-cell>
        </table:table-row>
        <table:table-row table:style-name="ro1">
          <table:table-cell office:value-type="float" office:value="10494497" calcext:value-type="float">
            <text:p>10494497</text:p>
          </table:table-cell>
          <table:table-cell office:value-type="float" office:value="10495453" calcext:value-type="float">
            <text:p>10495453</text:p>
          </table:table-cell>
          <table:table-cell office:value-type="string" calcext:value-type="string">
            <text:p>non_sexist</text:p>
          </table:table-cell>
          <table:table-cell office:value-type="string" calcext:value-type="string">
            <text:p>Еееееееее!) Симпсоны остаются!!!! Хоть что то хорошее есть в этом мире 🤗</text:p>
          </table:table-cell>
        </table:table-row>
        <table:table-row table:style-name="ro1">
          <table:table-cell office:value-type="float" office:value="10494497" calcext:value-type="float">
            <text:p>10494497</text:p>
          </table:table-cell>
          <table:table-cell office:value-type="float" office:value="10495565" calcext:value-type="float">
            <text:p>10495565</text:p>
          </table:table-cell>
          <table:table-cell office:value-type="string" calcext:value-type="string">
            <text:p>non_sexist</text:p>
          </table:table-cell>
          <table:table-cell office:value-type="string" calcext:value-type="string">
            <text:p>Шо то за Чечню взялись. Ох не к добру. Рамзанчика злить нельзя</text:p>
          </table:table-cell>
        </table:table-row>
        <table:table-row table:style-name="ro1">
          <table:table-cell office:value-type="float" office:value="10494497" calcext:value-type="float">
            <text:p>10494497</text:p>
          </table:table-cell>
          <table:table-cell office:value-type="float" office:value="10495636" calcext:value-type="float">
            <text:p>10495636</text:p>
          </table:table-cell>
          <table:table-cell office:value-type="string" calcext:value-type="string">
            <text:p>non_sexist</text:p>
          </table:table-cell>
          <table:table-cell office:value-type="string" calcext:value-type="string">
            <text:p>Папа Римский только и делает что признает изнасилования и домогательства</text:p>
          </table:table-cell>
        </table:table-row>
        <table:table-row table:style-name="ro1">
          <table:table-cell office:value-type="float" office:value="10494497" calcext:value-type="float">
            <text:p>10494497</text:p>
          </table:table-cell>
          <table:table-cell office:value-type="float" office:value="10495941" calcext:value-type="float">
            <text:p>10495941</text:p>
          </table:table-cell>
          <table:table-cell office:value-type="string" calcext:value-type="string">
            <text:p>non_sexist</text:p>
          </table:table-cell>
          <table:table-cell office:value-type="string" calcext:value-type="string">
            <text:p>Шешенцы как всегда в своем репертуаре: грабежи, убийства, вымогательства, рэкет, терроризм, ослое6изм, дол6ое6изм - нужное подчеркнуть</text:p>
          </table:table-cell>
        </table:table-row>
        <table:table-row table:style-name="ro1">
          <table:table-cell office:value-type="float" office:value="10494497" calcext:value-type="float">
            <text:p>10494497</text:p>
          </table:table-cell>
          <table:table-cell office:value-type="float" office:value="10495952" calcext:value-type="float">
            <text:p>10495952</text:p>
          </table:table-cell>
          <table:table-cell office:value-type="string" calcext:value-type="string">
            <text:p>non_sexist</text:p>
          </table:table-cell>
          <table:table-cell office:value-type="string" calcext:value-type="string">
            <text:p>хочу серии симпсонов где чечены рубят друг друга в спринфилгде 2 сезона.</text:p>
          </table:table-cell>
        </table:table-row>
        <table:table-row table:style-name="ro2">
          <table:table-cell office:value-type="float" office:value="10494497" calcext:value-type="float">
            <text:p>10494497</text:p>
          </table:table-cell>
          <table:table-cell office:value-type="float" office:value="10496675" calcext:value-type="float">
            <text:p>10496675</text:p>
          </table:table-cell>
          <table:table-cell office:value-type="string" calcext:value-type="string">
            <text:p>non_sexist</text:p>
          </table:table-cell>
          <table:table-cell office:value-type="string" calcext:value-type="string">
            <text:p>Каких только градаций говna не бывает?!</text:p>
            <text:p>Помощник постпреда кадырова в Крыму !!</text:p>
            <text:p>Это ж просто не мыслимо, как это растеклось. Нужен ассенизатор</text:p>
          </table:table-cell>
        </table:table-row>
        <table:table-row table:style-name="ro1">
          <table:table-cell office:value-type="float" office:value="10494497" calcext:value-type="float">
            <text:p>10494497</text:p>
          </table:table-cell>
          <table:table-cell office:value-type="float" office:value="10496953" calcext:value-type="float">
            <text:p>10496953</text:p>
          </table:table-cell>
          <table:table-cell office:value-type="string" calcext:value-type="string">
            <text:p>non_sexist</text:p>
          </table:table-cell>
          <table:table-cell office:value-type="string" calcext:value-type="string">
            <text:p>а вот я не люблю Симпсонов" Идиотские персонажи..Наши "Ну ,погоди и Машенька и медведь " куда круче и красивее</text:p>
          </table:table-cell>
        </table:table-row>
        <table:table-row table:style-name="ro1">
          <table:table-cell office:value-type="float" office:value="10494497" calcext:value-type="float">
            <text:p>10494497</text:p>
          </table:table-cell>
          <table:table-cell office:value-type="float" office:value="10497198" calcext:value-type="float">
            <text:p>10497198</text:p>
          </table:table-cell>
          <table:table-cell office:value-type="string" calcext:value-type="string">
            <text:p>sexist</text:p>
          </table:table-cell>
          <table:table-cell office:value-type="string" calcext:value-type="string">
            <text:p>" Папа римский признал случаи сексуального насилия над монахинями в католической церкви"</text:p>
          </table:table-cell>
        </table:table-row>
        <table:table-row table:style-name="ro1">
          <table:table-cell office:value-type="float" office:value="10494497" calcext:value-type="float">
            <text:p>10494497</text:p>
          </table:table-cell>
          <table:table-cell office:value-type="float" office:value="10497615" calcext:value-type="float">
            <text:p>10497615</text:p>
          </table:table-cell>
          <table:table-cell office:value-type="string" calcext:value-type="string">
            <text:p>non_sexist</text:p>
          </table:table-cell>
          <table:table-cell office:value-type="string" calcext:value-type="string">
            <text:p>Папа Римский вымогал Крым два сезона "Симпсонов"</text:p>
          </table:table-cell>
        </table:table-row>
        <table:table-row table:style-name="ro1">
          <table:table-cell office:value-type="float" office:value="10494497" calcext:value-type="float">
            <text:p>10494497</text:p>
          </table:table-cell>
          <table:table-cell office:value-type="float" office:value="10497681" calcext:value-type="float">
            <text:p>10497681</text:p>
          </table:table-cell>
          <table:table-cell office:value-type="string" calcext:value-type="string">
            <text:p>non_sexist</text:p>
          </table:table-cell>
          <table:table-cell office:value-type="string" calcext:value-type="string">
            <text:p>Вот мне интересно, какова функция постоянного представителя Кадырова на полуострове Крым? Я что-то не понимаю в устройстве системы, у нас что, там все главы республик в Крыму представителей имеют? Тогда надо идти дальше, <text:s/>и <text:s/>ставить представителей глав городов, областей, а то у нас совсем мало чиновников</text:p>
          </table:table-cell>
        </table:table-row>
        <table:table-row table:style-name="ro1">
          <table:table-cell office:value-type="float" office:value="10494497" calcext:value-type="float">
            <text:p>10494497</text:p>
          </table:table-cell>
          <table:table-cell office:value-type="float" office:value="10497704" calcext:value-type="float">
            <text:p>10497704</text:p>
          </table:table-cell>
          <table:table-cell office:value-type="string" calcext:value-type="string">
            <text:p>non_sexist</text:p>
          </table:table-cell>
          <table:table-cell office:value-type="string" calcext:value-type="string">
            <text:p>Когда будут новости про Рика и Морти?(</text:p>
          </table:table-cell>
        </table:table-row>
        <table:table-row table:style-name="ro1">
          <table:table-cell office:value-type="float" office:value="10494497" calcext:value-type="float">
            <text:p>10494497</text:p>
          </table:table-cell>
          <table:table-cell office:value-type="float" office:value="10498011" calcext:value-type="float">
            <text:p>10498011</text:p>
          </table:table-cell>
          <table:table-cell office:value-type="string" calcext:value-type="string">
            <text:p>non_sexist</text:p>
          </table:table-cell>
          <table:table-cell office:value-type="string" calcext:value-type="string">
            <text:p>введите смертную казнь пожалуйста и показательные растрелы</text:p>
          </table:table-cell>
        </table:table-row>
        <table:table-row table:style-name="ro1">
          <table:table-cell office:value-type="float" office:value="10494497" calcext:value-type="float">
            <text:p>10494497</text:p>
          </table:table-cell>
          <table:table-cell office:value-type="float" office:value="10498177" calcext:value-type="float">
            <text:p>10498177</text:p>
          </table:table-cell>
          <table:table-cell office:value-type="string" calcext:value-type="string">
            <text:p>non_sexist</text:p>
          </table:table-cell>
          <table:table-cell office:value-type="string" calcext:value-type="string">
            <text:p>А зачем постпред Чечни в Крыму?</text:p>
          </table:table-cell>
        </table:table-row>
        <table:table-row table:style-name="ro1">
          <table:table-cell office:value-type="float" office:value="10494497" calcext:value-type="float">
            <text:p>10494497</text:p>
          </table:table-cell>
          <table:table-cell office:value-type="float" office:value="10499465" calcext:value-type="float">
            <text:p>10499465</text:p>
          </table:table-cell>
          <table:table-cell office:value-type="string" calcext:value-type="string">
            <text:p>non_sexist</text:p>
          </table:table-cell>
          <table:table-cell office:value-type="string" calcext:value-type="string">
            <text:p>Католики хотя бы признают, в отличии от православных))</text:p>
          </table:table-cell>
        </table:table-row>
        <table:table-row table:style-name="ro1">
          <table:table-cell office:value-type="float" office:value="10494497" calcext:value-type="float">
            <text:p>10494497</text:p>
          </table:table-cell>
          <table:table-cell office:value-type="float" office:value="10500416" calcext:value-type="float">
            <text:p>10500416</text:p>
          </table:table-cell>
          <table:table-cell office:value-type="string" calcext:value-type="string">
            <text:p>non_sexist</text:p>
          </table:table-cell>
          <table:table-cell office:value-type="string" calcext:value-type="string">
            <text:p>А мальчиков не насиловали? Не договаривает фазе</text:p>
          </table:table-cell>
        </table:table-row>
        <table:table-row table:style-name="ro1">
          <table:table-cell office:value-type="float" office:value="10494497" calcext:value-type="float">
            <text:p>10494497</text:p>
          </table:table-cell>
          <table:table-cell office:value-type="float" office:value="10502602" calcext:value-type="float">
            <text:p>10502602</text:p>
          </table:table-cell>
          <table:table-cell office:value-type="string" calcext:value-type="string">
            <text:p>non_sexist</text:p>
          </table:table-cell>
          <table:table-cell office:value-type="string" calcext:value-type="string">
            <text:p>А зачем в Крыму постпред какой-либо республики?</text:p>
          </table:table-cell>
        </table:table-row>
        <table:table-row table:style-name="ro1">
          <table:table-cell office:value-type="float" office:value="10490566" calcext:value-type="float">
            <text:p>10490566</text:p>
          </table:table-cell>
          <table:table-cell office:value-type="float" office:value="10490574" calcext:value-type="float">
            <text:p>10490574</text:p>
          </table:table-cell>
          <table:table-cell office:value-type="string" calcext:value-type="string">
            <text:p>sexist</text:p>
          </table:table-cell>
          <table:table-cell office:value-type="string" calcext:value-type="string">
            <text:p>Режиссёр тоже 73 года назад не так посмотрел на какую-то женщину и теперь она заявила об изнасиловании?)))</text:p>
          </table:table-cell>
        </table:table-row>
        <table:table-row table:style-name="ro1">
          <table:table-cell office:value-type="float" office:value="10490566" calcext:value-type="float">
            <text:p>10490566</text:p>
          </table:table-cell>
          <table:table-cell office:value-type="float" office:value="10490581" calcext:value-type="float">
            <text:p>10490581</text:p>
          </table:table-cell>
          <table:table-cell office:value-type="string" calcext:value-type="string">
            <text:p>non_sexist</text:p>
          </table:table-cell>
          <table:table-cell office:value-type="string" calcext:value-type="string">
            <text:p>флекс флекс флекс флекс флекс</text:p>
          </table:table-cell>
        </table:table-row>
        <table:table-row table:style-name="ro1">
          <table:table-cell office:value-type="float" office:value="10490566" calcext:value-type="float">
            <text:p>10490566</text:p>
          </table:table-cell>
          <table:table-cell office:value-type="float" office:value="10490583" calcext:value-type="float">
            <text:p>10490583</text:p>
          </table:table-cell>
          <table:table-cell office:value-type="string" calcext:value-type="string">
            <text:p>non_sexist</text:p>
          </table:table-cell>
          <table:table-cell office:value-type="string" calcext:value-type="string">
            <text:p>цены на жильё в россии стали чемпионами в акробатике</text:p>
          </table:table-cell>
        </table:table-row>
        <table:table-row table:style-name="ro1">
          <table:table-cell office:value-type="float" office:value="10490566" calcext:value-type="float">
            <text:p>10490566</text:p>
          </table:table-cell>
          <table:table-cell office:value-type="float" office:value="10490587" calcext:value-type="float">
            <text:p>10490587</text:p>
          </table:table-cell>
          <table:table-cell office:value-type="string" calcext:value-type="string">
            <text:p>non_sexist</text:p>
          </table:table-cell>
          <table:table-cell office:value-type="string" calcext:value-type="string">
            <text:p>Презумпция невиновности? Не, не слышал ©Современный мир</text:p>
          </table:table-cell>
        </table:table-row>
        <table:table-row table:style-name="ro1">
          <table:table-cell office:value-type="float" office:value="10490566" calcext:value-type="float">
            <text:p>10490566</text:p>
          </table:table-cell>
          <table:table-cell office:value-type="float" office:value="10490592" calcext:value-type="float">
            <text:p>10490592</text:p>
          </table:table-cell>
          <table:table-cell office:value-type="string" calcext:value-type="string">
            <text:p>non_sexist</text:p>
          </table:table-cell>
          <table:table-cell office:value-type="string" calcext:value-type="string">
            <text:p>Режиссера «Богемской рапсодии» лишили номинации в лыжной акробатике за цены на вторичное жилье в России</text:p>
          </table:table-cell>
        </table:table-row>
        <table:table-row table:style-name="ro1">
          <table:table-cell office:value-type="float" office:value="10490566" calcext:value-type="float">
            <text:p>10490566</text:p>
          </table:table-cell>
          <table:table-cell office:value-type="float" office:value="10490600" calcext:value-type="float">
            <text:p>10490600</text:p>
          </table:table-cell>
          <table:table-cell office:value-type="string" calcext:value-type="string">
            <text:p>non_sexist</text:p>
          </table:table-cell>
          <table:table-cell office:value-type="string" calcext:value-type="string">
            <text:p>Задолбали они своими обвинениями... отличные актёры и режиссёры страдают</text:p>
          </table:table-cell>
        </table:table-row>
        <table:table-row table:style-name="ro1">
          <table:table-cell office:value-type="float" office:value="10490566" calcext:value-type="float">
            <text:p>10490566</text:p>
          </table:table-cell>
          <table:table-cell office:value-type="float" office:value="10490616" calcext:value-type="float">
            <text:p>10490616</text:p>
          </table:table-cell>
          <table:table-cell office:value-type="string" calcext:value-type="string">
            <text:p>non_sexist</text:p>
          </table:table-cell>
          <table:table-cell office:value-type="string" calcext:value-type="string">
            <text:p>Богемная, Богемная рапсодия, а не Богемская😩🤦‍♂️</text:p>
          </table:table-cell>
        </table:table-row>
        <table:table-row table:style-name="ro1">
          <table:table-cell office:value-type="float" office:value="10490566" calcext:value-type="float">
            <text:p>10490566</text:p>
          </table:table-cell>
          <table:table-cell office:value-type="float" office:value="10490627" calcext:value-type="float">
            <text:p>10490627</text:p>
          </table:table-cell>
          <table:table-cell office:value-type="string" calcext:value-type="string">
            <text:p>non_sexist</text:p>
          </table:table-cell>
          <table:table-cell office:value-type="string" calcext:value-type="string">
            <text:p>Забавно что о ходе расследование узнаем от журналюг продажных , а не спецслужб</text:p>
          </table:table-cell>
        </table:table-row>
        <table:table-row table:style-name="ro3">
          <table:table-cell office:value-type="float" office:value="10490566" calcext:value-type="float">
            <text:p>10490566</text:p>
          </table:table-cell>
          <table:table-cell office:value-type="float" office:value="10490629" calcext:value-type="float">
            <text:p>10490629</text:p>
          </table:table-cell>
          <table:table-cell office:value-type="string" calcext:value-type="string">
            <text:p>non_sexist</text:p>
          </table:table-cell>
          <table:table-cell office:value-type="string" calcext:value-type="string">
            <text:p>«Причиной этому стали выдвинутые против режиссера обвинения в сексуальных домогательствах.»</text:p>
            <text:p>Так упорно боролись с совком, что в итоге построили его у себя))</text:p>
          </table:table-cell>
        </table:table-row>
        <table:table-row table:style-name="ro1">
          <table:table-cell office:value-type="float" office:value="10490566" calcext:value-type="float">
            <text:p>10490566</text:p>
          </table:table-cell>
          <table:table-cell office:value-type="float" office:value="10490681" calcext:value-type="float">
            <text:p>10490681</text:p>
          </table:table-cell>
          <table:table-cell office:value-type="string" calcext:value-type="string">
            <text:p>non_sexist</text:p>
          </table:table-cell>
          <table:table-cell office:value-type="string" calcext:value-type="string">
            <text:p>Сначала прочитал, что российский футболист стал чемпионом по лыжной акробатике.</text:p>
          </table:table-cell>
        </table:table-row>
        <table:table-row table:style-name="ro3">
          <table:table-cell office:value-type="float" office:value="10490566" calcext:value-type="float">
            <text:p>10490566</text:p>
          </table:table-cell>
          <table:table-cell office:value-type="float" office:value="10490713" calcext:value-type="float">
            <text:p>10490713</text:p>
          </table:table-cell>
          <table:table-cell office:value-type="string" calcext:value-type="string">
            <text:p>non_sexist</text:p>
          </table:table-cell>
          <table:table-cell office:value-type="string" calcext:value-type="string">
            <text:p>Цены даже на б/у халупы выросли, а вы лыжи и приставашки режиссера обсуждаете. </text:p>
            <text:p>В стране дичь, вот что страшно</text:p>
          </table:table-cell>
        </table:table-row>
        <table:table-row table:style-name="ro6">
          <table:table-cell office:value-type="float" office:value="10490566" calcext:value-type="float">
            <text:p>10490566</text:p>
          </table:table-cell>
          <table:table-cell office:value-type="float" office:value="10490814" calcext:value-type="float">
            <text:p>10490814</text:p>
          </table:table-cell>
          <table:table-cell office:value-type="string" calcext:value-type="string">
            <text:p>non_sexist</text:p>
          </table:table-cell>
          <table:table-cell office:value-type="string" calcext:value-type="string">
            <text:p>Будь доволен Пyтин я не в чём не откажу</text:p>
            <text:p>Я не в чём не откажу</text:p>
            <text:p>Множество налогов коль желаешь заплачу</text:p>
            <text:p>Хэй</text:p>
            <text:p>Расеянцы</text:p>
          </table:table-cell>
        </table:table-row>
        <table:table-row table:style-name="ro1">
          <table:table-cell office:value-type="float" office:value="10490566" calcext:value-type="float">
            <text:p>10490566</text:p>
          </table:table-cell>
          <table:table-cell office:value-type="float" office:value="10490822" calcext:value-type="float">
            <text:p>10490822</text:p>
          </table:table-cell>
          <table:table-cell office:value-type="string" calcext:value-type="string">
            <text:p>non_sexist</text:p>
          </table:table-cell>
          <table:table-cell office:value-type="string" calcext:value-type="string">
            <text:p>Не понимаю, население же сокращается, а жильё все равно строят везде в огромных количествах...</text:p>
          </table:table-cell>
        </table:table-row>
        <table:table-row table:style-name="ro1">
          <table:table-cell office:value-type="float" office:value="10490566" calcext:value-type="float">
            <text:p>10490566</text:p>
          </table:table-cell>
          <table:table-cell office:value-type="float" office:value="10490869" calcext:value-type="float">
            <text:p>10490869</text:p>
          </table:table-cell>
          <table:table-cell office:value-type="string" calcext:value-type="string">
            <text:p>non_sexist</text:p>
          </table:table-cell>
          <table:table-cell office:value-type="string" calcext:value-type="string">
            <text:p>Ё. Прочитал, что чемпионом мира стал российский фрилансист и даже не удивился</text:p>
          </table:table-cell>
        </table:table-row>
        <table:table-row table:style-name="ro1">
          <table:table-cell office:value-type="float" office:value="10490566" calcext:value-type="float">
            <text:p>10490566</text:p>
          </table:table-cell>
          <table:table-cell office:value-type="float" office:value="10490887" calcext:value-type="float">
            <text:p>10490887</text:p>
          </table:table-cell>
          <table:table-cell office:value-type="string" calcext:value-type="string">
            <text:p>non_sexist</text:p>
          </table:table-cell>
          <table:table-cell office:value-type="string" calcext:value-type="string">
            <text:p>Левачье сейчас ещё одного режиссёра угробят. Однако здравствуйте</text:p>
          </table:table-cell>
        </table:table-row>
        <table:table-row table:style-name="ro1">
          <table:table-cell office:value-type="float" office:value="10490566" calcext:value-type="float">
            <text:p>10490566</text:p>
          </table:table-cell>
          <table:table-cell office:value-type="float" office:value="10490924" calcext:value-type="float">
            <text:p>10490924</text:p>
          </table:table-cell>
          <table:table-cell office:value-type="string" calcext:value-type="string">
            <text:p>non_sexist</text:p>
          </table:table-cell>
          <table:table-cell office:value-type="string" calcext:value-type="string">
            <text:p>• Цены на вторичное жилье в России выросли впервые за четыре года – бред какой! А до этого не менялись или падали??</text:p>
          </table:table-cell>
        </table:table-row>
        <table:table-row table:style-name="ro3">
          <table:table-cell office:value-type="float" office:value="10490566" calcext:value-type="float">
            <text:p>10490566</text:p>
          </table:table-cell>
          <table:table-cell office:value-type="float" office:value="10490926" calcext:value-type="float">
            <text:p>10490926</text:p>
          </table:table-cell>
          <table:table-cell office:value-type="string" calcext:value-type="string">
            <text:p>non_sexist</text:p>
          </table:table-cell>
          <table:table-cell office:value-type="string" calcext:value-type="string">
            <text:p>ммм, богемская рапсодия минус номинация</text:p>
            <text:p>зато черная пантера(где весь состав был чернокожим) на несколько номинаций выдвинули, все что нужно знать о фильмах, в будущем не будет фильмов без чернокожих и угнетенных</text:p>
          </table:table-cell>
        </table:table-row>
        <table:table-row table:style-name="ro1">
          <table:table-cell office:value-type="float" office:value="10490566" calcext:value-type="float">
            <text:p>10490566</text:p>
          </table:table-cell>
          <table:table-cell office:value-type="float" office:value="10491227" calcext:value-type="float">
            <text:p>10491227</text:p>
          </table:table-cell>
          <table:table-cell office:value-type="string" calcext:value-type="string">
            <text:p>non_sexist</text:p>
          </table:table-cell>
          <table:table-cell office:value-type="string" calcext:value-type="string">
            <text:p>Ну вот, обиженные мужчинки, которых в здравом уме ни один нормальный человек не захочет, снова карьеру очередного замечательного режиссера завалили(</text:p>
          </table:table-cell>
        </table:table-row>
        <table:table-row table:style-name="ro1">
          <table:table-cell office:value-type="float" office:value="10490566" calcext:value-type="float">
            <text:p>10490566</text:p>
          </table:table-cell>
          <table:table-cell office:value-type="float" office:value="10491932" calcext:value-type="float">
            <text:p>10491932</text:p>
          </table:table-cell>
          <table:table-cell office:value-type="string" calcext:value-type="string">
            <text:p>non_sexist</text:p>
          </table:table-cell>
          <table:table-cell office:value-type="string" calcext:value-type="string">
            <text:p>Даже без самой статьи , только по заголовку можно догадаться что все из-за обвинений в домогательствах/сексизме/расизме</text:p>
          </table:table-cell>
        </table:table-row>
        <table:table-row table:style-name="ro1">
          <table:table-cell office:value-type="float" office:value="10408477" calcext:value-type="float">
            <text:p>10408477</text:p>
          </table:table-cell>
          <table:table-cell office:value-type="float" office:value="10408486" calcext:value-type="float">
            <text:p>10408486</text:p>
          </table:table-cell>
          <table:table-cell office:value-type="string" calcext:value-type="string">
            <text:p>non_sexist</text:p>
          </table:table-cell>
          <table:table-cell office:value-type="string" calcext:value-type="string">
            <text:p>Да и шуй с ней!</text:p>
          </table:table-cell>
        </table:table-row>
        <table:table-row table:style-name="ro1">
          <table:table-cell office:value-type="float" office:value="10408477" calcext:value-type="float">
            <text:p>10408477</text:p>
          </table:table-cell>
          <table:table-cell office:value-type="float" office:value="10408491" calcext:value-type="float">
            <text:p>10408491</text:p>
          </table:table-cell>
          <table:table-cell office:value-type="string" calcext:value-type="string">
            <text:p>non_sexist</text:p>
          </table:table-cell>
          <table:table-cell office:value-type="string" calcext:value-type="string">
            <text:p>глянула на все на это Богоматерь...и ушла...</text:p>
          </table:table-cell>
        </table:table-row>
        <table:table-row table:style-name="ro1">
          <table:table-cell office:value-type="float" office:value="10408477" calcext:value-type="float">
            <text:p>10408477</text:p>
          </table:table-cell>
          <table:table-cell office:value-type="float" office:value="10408492" calcext:value-type="float">
            <text:p>10408492</text:p>
          </table:table-cell>
          <table:table-cell office:value-type="string" calcext:value-type="string">
            <text:p>non_sexist</text:p>
          </table:table-cell>
          <table:table-cell office:value-type="string" calcext:value-type="string">
            <text:p>- Какой какой матери? - Шуйской... Богоматери.</text:p>
          </table:table-cell>
        </table:table-row>
        <table:table-row table:style-name="ro1">
          <table:table-cell office:value-type="float" office:value="10408477" calcext:value-type="float">
            <text:p>10408477</text:p>
          </table:table-cell>
          <table:table-cell office:value-type="float" office:value="10408494" calcext:value-type="float">
            <text:p>10408494</text:p>
          </table:table-cell>
          <table:table-cell office:value-type="string" calcext:value-type="string">
            <text:p>non_sexist</text:p>
          </table:table-cell>
          <table:table-cell office:value-type="string" calcext:value-type="string">
            <text:p>Режиссёра Брайана свингера, четыре, пять.</text:p>
          </table:table-cell>
        </table:table-row>
        <table:table-row table:style-name="ro1">
          <table:table-cell office:value-type="float" office:value="10408477" calcext:value-type="float">
            <text:p>10408477</text:p>
          </table:table-cell>
          <table:table-cell office:value-type="float" office:value="10408495" calcext:value-type="float">
            <text:p>10408495</text:p>
          </table:table-cell>
          <table:table-cell office:value-type="string" calcext:value-type="string">
            <text:p>non_sexist</text:p>
          </table:table-cell>
          <table:table-cell office:value-type="string" calcext:value-type="string">
            <text:p>Мегафон вообще ничего не отменял, вот например при выезде из региона был роуминг, и звонки в родной регион стоили не мало, сейчас они это назвали звонки межгород 3 рубля в минуту. И тарифов больше нету, если захочешь что то другое подключить, без использования интернета.</text:p>
          </table:table-cell>
        </table:table-row>
        <table:table-row table:style-name="ro3">
          <table:table-cell office:value-type="float" office:value="10408477" calcext:value-type="float">
            <text:p>10408477</text:p>
          </table:table-cell>
          <table:table-cell office:value-type="float" office:value="10408496" calcext:value-type="float">
            <text:p>10408496</text:p>
          </table:table-cell>
          <table:table-cell office:value-type="string" calcext:value-type="string">
            <text:p>non_sexist</text:p>
          </table:table-cell>
          <table:table-cell office:value-type="string" calcext:value-type="string">
            <text:p>Прочитал:</text:p>
            <text:p>"В ФАС заявили, что император компенсирует потери от отмены роуминга..."</text:p>
          </table:table-cell>
        </table:table-row>
        <table:table-row table:style-name="ro1">
          <table:table-cell office:value-type="float" office:value="10408477" calcext:value-type="float">
            <text:p>10408477</text:p>
          </table:table-cell>
          <table:table-cell office:value-type="float" office:value="10408499" calcext:value-type="float">
            <text:p>10408499</text:p>
          </table:table-cell>
          <table:table-cell office:value-type="string" calcext:value-type="string">
            <text:p>non_sexist</text:p>
          </table:table-cell>
          <table:table-cell office:value-type="string" calcext:value-type="string">
            <text:p>Пропала икона, пропала икона, пропала икона, по кличке дРУЖОК)</text:p>
          </table:table-cell>
        </table:table-row>
        <table:table-row table:style-name="ro1">
          <table:table-cell office:value-type="float" office:value="10408477" calcext:value-type="float">
            <text:p>10408477</text:p>
          </table:table-cell>
          <table:table-cell office:value-type="float" office:value="10408503" calcext:value-type="float">
            <text:p>10408503</text:p>
          </table:table-cell>
          <table:table-cell office:value-type="string" calcext:value-type="string">
            <text:p>non_sexist</text:p>
          </table:table-cell>
          <table:table-cell office:value-type="string" calcext:value-type="string">
            <text:p>Надеюсь икону найдут, не надо тут культурное достояние терять ещё.</text:p>
          </table:table-cell>
        </table:table-row>
        <table:table-row table:style-name="ro1">
          <table:table-cell office:value-type="float" office:value="10408477" calcext:value-type="float">
            <text:p>10408477</text:p>
          </table:table-cell>
          <table:table-cell office:value-type="float" office:value="10408505" calcext:value-type="float">
            <text:p>10408505</text:p>
          </table:table-cell>
          <table:table-cell office:value-type="string" calcext:value-type="string">
            <text:p>non_sexist</text:p>
          </table:table-cell>
          <table:table-cell office:value-type="string" calcext:value-type="string">
            <text:p>А платными услугами станут гудки при звонке?</text:p>
          </table:table-cell>
        </table:table-row>
        <table:table-row table:style-name="ro1">
          <table:table-cell office:value-type="float" office:value="10408477" calcext:value-type="float">
            <text:p>10408477</text:p>
          </table:table-cell>
          <table:table-cell office:value-type="float" office:value="10408514" calcext:value-type="float">
            <text:p>10408514</text:p>
          </table:table-cell>
          <table:table-cell office:value-type="string" calcext:value-type="string">
            <text:p>non_sexist</text:p>
          </table:table-cell>
          <table:table-cell office:value-type="string" calcext:value-type="string">
            <text:p>Ну вот, теперь Оскар не дадут</text:p>
          </table:table-cell>
        </table:table-row>
        <table:table-row table:style-name="ro1">
          <table:table-cell office:value-type="float" office:value="10408477" calcext:value-type="float">
            <text:p>10408477</text:p>
          </table:table-cell>
          <table:table-cell office:value-type="float" office:value="10408518" calcext:value-type="float">
            <text:p>10408518</text:p>
          </table:table-cell>
          <table:table-cell office:value-type="string" calcext:value-type="string">
            <text:p>non_sexist</text:p>
          </table:table-cell>
          <table:table-cell office:value-type="string" calcext:value-type="string">
            <text:p>Увидев такое даже антихрист перестал улыбаться (ц)</text:p>
          </table:table-cell>
        </table:table-row>
        <table:table-row table:style-name="ro1">
          <table:table-cell office:value-type="float" office:value="10408477" calcext:value-type="float">
            <text:p>10408477</text:p>
          </table:table-cell>
          <table:table-cell office:value-type="float" office:value="10408540" calcext:value-type="float">
            <text:p>10408540</text:p>
          </table:table-cell>
          <table:table-cell office:value-type="string" calcext:value-type="string">
            <text:p>non_sexist</text:p>
          </table:table-cell>
          <table:table-cell office:value-type="string" calcext:value-type="string">
            <text:p>Теость за роуминг теперь будут платить вообще все, даже те кто не звонит за пределы областей. Просто теперь та сумма, которую собирали за роуминг будет размазана вообще на всех абонентов</text:p>
          </table:table-cell>
        </table:table-row>
        <table:table-row table:style-name="ro1">
          <table:table-cell office:value-type="float" office:value="10408477" calcext:value-type="float">
            <text:p>10408477</text:p>
          </table:table-cell>
          <table:table-cell office:value-type="float" office:value="10408559" calcext:value-type="float">
            <text:p>10408559</text:p>
          </table:table-cell>
          <table:table-cell office:value-type="string" calcext:value-type="string">
            <text:p>non_sexist</text:p>
          </table:table-cell>
          <table:table-cell office:value-type="string" calcext:value-type="string">
            <text:p>В итоге, как обычно, мужик окажется ни в чём не виноватым, но осадочек останется. Хорошо, что это не у нас)</text:p>
          </table:table-cell>
        </table:table-row>
        <table:table-row table:style-name="ro1">
          <table:table-cell office:value-type="float" office:value="10408477" calcext:value-type="float">
            <text:p>10408477</text:p>
          </table:table-cell>
          <table:table-cell office:value-type="float" office:value="10408617" calcext:value-type="float">
            <text:p>10408617</text:p>
          </table:table-cell>
          <table:table-cell office:value-type="string" calcext:value-type="string">
            <text:p>non_sexist</text:p>
          </table:table-cell>
          <table:table-cell office:value-type="string" calcext:value-type="string">
            <text:p>в ФАС заявили, что у режиссера Брайна Сингера пропала Шуйская икона Богоматери</text:p>
          </table:table-cell>
        </table:table-row>
        <table:table-row table:style-name="ro1">
          <table:table-cell office:value-type="float" office:value="10408477" calcext:value-type="float">
            <text:p>10408477</text:p>
          </table:table-cell>
          <table:table-cell office:value-type="float" office:value="10408629" calcext:value-type="float">
            <text:p>10408629</text:p>
          </table:table-cell>
          <table:table-cell office:value-type="string" calcext:value-type="string">
            <text:p>non_sexist</text:p>
          </table:table-cell>
          <table:table-cell office:value-type="string" calcext:value-type="string">
            <text:p>Богоматерь заявила что Брайан Сингер пропал в фас</text:p>
          </table:table-cell>
        </table:table-row>
        <table:table-row table:style-name="ro3">
          <table:table-cell office:value-type="float" office:value="10408477" calcext:value-type="float">
            <text:p>10408477</text:p>
          </table:table-cell>
          <table:table-cell office:value-type="float" office:value="10408697" calcext:value-type="float">
            <text:p>10408697</text:p>
          </table:table-cell>
          <table:table-cell office:value-type="string" calcext:value-type="string">
            <text:p>non_sexist</text:p>
          </table:table-cell>
          <table:table-cell office:value-type="string" calcext:value-type="string">
            <text:p>&gt;Из Исторического музея пропала Шуйская икона Богоматери</text:p>
            <text:p>Бог дал. Бог взял, какие проблемы?</text:p>
          </table:table-cell>
        </table:table-row>
        <table:table-row table:style-name="ro1">
          <table:table-cell office:value-type="float" office:value="10408477" calcext:value-type="float">
            <text:p>10408477</text:p>
          </table:table-cell>
          <table:table-cell office:value-type="float" office:value="10408709" calcext:value-type="float">
            <text:p>10408709</text:p>
          </table:table-cell>
          <table:table-cell office:value-type="string" calcext:value-type="string">
            <text:p>non_sexist</text:p>
          </table:table-cell>
          <table:table-cell office:value-type="string" calcext:value-type="string">
            <text:p>А они УЖЕ подключают без ведома абонена услуги. Ироды!</text:p>
          </table:table-cell>
        </table:table-row>
        <table:table-row table:style-name="ro1">
          <table:table-cell office:value-type="float" office:value="10408477" calcext:value-type="float">
            <text:p>10408477</text:p>
          </table:table-cell>
          <table:table-cell office:value-type="float" office:value="10408718" calcext:value-type="float">
            <text:p>10408718</text:p>
          </table:table-cell>
          <table:table-cell office:value-type="string" calcext:value-type="string">
            <text:p>non_sexist</text:p>
          </table:table-cell>
          <table:table-cell office:value-type="string" calcext:value-type="string">
            <text:p>Не снимать ему больше людей икс</text:p>
          </table:table-cell>
        </table:table-row>
        <table:table-row table:style-name="ro1">
          <table:table-cell office:value-type="float" office:value="10408477" calcext:value-type="float">
            <text:p>10408477</text:p>
          </table:table-cell>
          <table:table-cell office:value-type="float" office:value="10408726" calcext:value-type="float">
            <text:p>10408726</text:p>
          </table:table-cell>
          <table:table-cell office:value-type="string" calcext:value-type="string">
            <text:p>non_sexist</text:p>
          </table:table-cell>
          <table:table-cell office:value-type="string" calcext:value-type="string">
            <text:p>Когда в очередной раз забываешь принести проект с ретеврации обратно, а СМИ объявляют пропажу этого проекта</text:p>
          </table:table-cell>
        </table:table-row>
        <table:table-row table:style-name="ro1">
          <table:table-cell office:value-type="float" office:value="10408477" calcext:value-type="float">
            <text:p>10408477</text:p>
          </table:table-cell>
          <table:table-cell office:value-type="float" office:value="10408757" calcext:value-type="float">
            <text:p>10408757</text:p>
          </table:table-cell>
          <table:table-cell office:value-type="string" calcext:value-type="string">
            <text:p>non_sexist</text:p>
          </table:table-cell>
          <table:table-cell office:value-type="string" calcext:value-type="string">
            <text:p>Мне иногда хочется , что бы операторы сделали тарифы как в Европе, <text:s/>т е стандартный такой тариф примерно 2 тысячи в месяц. И ничего тогда подключаться не будет . Я конечно понимаю , <text:s/>что подключать таким образом услуги не очень красиво. Но у нас многие почему то считают , <text:s/>что связь должна стоить копейки и повышаться ничего не должно .</text:p>
          </table:table-cell>
        </table:table-row>
        <table:table-row table:style-name="ro1">
          <table:table-cell office:value-type="float" office:value="10408477" calcext:value-type="float">
            <text:p>10408477</text:p>
          </table:table-cell>
          <table:table-cell office:value-type="float" office:value="10408790" calcext:value-type="float">
            <text:p>10408790</text:p>
          </table:table-cell>
          <table:table-cell office:value-type="string" calcext:value-type="string">
            <text:p>non_sexist</text:p>
          </table:table-cell>
          <table:table-cell office:value-type="string" calcext:value-type="string">
            <text:p>У нас все равно не связь а хрен знает чё,</text:p>
          </table:table-cell>
        </table:table-row>
        <table:table-row table:style-name="ro1">
          <table:table-cell office:value-type="float" office:value="10408477" calcext:value-type="float">
            <text:p>10408477</text:p>
          </table:table-cell>
          <table:table-cell office:value-type="float" office:value="10408818" calcext:value-type="float">
            <text:p>10408818</text:p>
          </table:table-cell>
          <table:table-cell office:value-type="string" calcext:value-type="string">
            <text:p>non_sexist</text:p>
          </table:table-cell>
          <table:table-cell office:value-type="string" calcext:value-type="string">
            <text:p>Как же задолбали эти обвинения! Резко, спустя десятки лет вспоминают, как их изнасиловали. Вот чет из головы вылетело, знаете. А ведь на это реагируют, из-за обвинений, что не имеют никакой аргументации, без реального суда, рушатся карьеры людей. Спейси тому пример. Просто херею с нынешнего мира!</text:p>
          </table:table-cell>
        </table:table-row>
        <table:table-row table:style-name="ro1">
          <table:table-cell office:value-type="float" office:value="10408477" calcext:value-type="float">
            <text:p>10408477</text:p>
          </table:table-cell>
          <table:table-cell office:value-type="float" office:value="10408844" calcext:value-type="float">
            <text:p>10408844</text:p>
          </table:table-cell>
          <table:table-cell office:value-type="string" calcext:value-type="string">
            <text:p>non_sexist</text:p>
          </table:table-cell>
          <table:table-cell office:value-type="string" calcext:value-type="string">
            <text:p>Оставьте Сингера впокое, он должен доснять темного феникса.</text:p>
          </table:table-cell>
        </table:table-row>
        <table:table-row table:style-name="ro1">
          <table:table-cell office:value-type="float" office:value="10408477" calcext:value-type="float">
            <text:p>10408477</text:p>
          </table:table-cell>
          <table:table-cell office:value-type="float" office:value="10408846" calcext:value-type="float">
            <text:p>10408846</text:p>
          </table:table-cell>
          <table:table-cell office:value-type="string" calcext:value-type="string">
            <text:p>non_sexist</text:p>
          </table:table-cell>
          <table:table-cell office:value-type="string" calcext:value-type="string">
            <text:p>М-да, сейчас новая мода - всех обвинять.</text:p>
          </table:table-cell>
        </table:table-row>
        <table:table-row table:style-name="ro1">
          <table:table-cell office:value-type="float" office:value="10408477" calcext:value-type="float">
            <text:p>10408477</text:p>
          </table:table-cell>
          <table:table-cell office:value-type="float" office:value="10408887" calcext:value-type="float">
            <text:p>10408887</text:p>
          </table:table-cell>
          <table:table-cell office:value-type="string" calcext:value-type="string">
            <text:p>non_sexist</text:p>
          </table:table-cell>
          <table:table-cell office:value-type="string" calcext:value-type="string">
            <text:p>Для руки нужен был отдельный чемоданчик🤔</text:p>
          </table:table-cell>
        </table:table-row>
        <table:table-row table:style-name="ro1">
          <table:table-cell office:value-type="float" office:value="10408477" calcext:value-type="float">
            <text:p>10408477</text:p>
          </table:table-cell>
          <table:table-cell office:value-type="float" office:value="10408975" calcext:value-type="float">
            <text:p>10408975</text:p>
          </table:table-cell>
          <table:table-cell office:value-type="string" calcext:value-type="string">
            <text:p>non_sexist</text:p>
          </table:table-cell>
          <table:table-cell office:value-type="string" calcext:value-type="string">
            <text:p>Ну короче те у кого нет денег на путешествия, скинутся и заплатят за тех кто имеет такую возможность. Понятно.</text:p>
          </table:table-cell>
        </table:table-row>
        <table:table-row table:style-name="ro1">
          <table:table-cell office:value-type="float" office:value="10408477" calcext:value-type="float">
            <text:p>10408477</text:p>
          </table:table-cell>
          <table:table-cell office:value-type="float" office:value="10409012" calcext:value-type="float">
            <text:p>10409012</text:p>
          </table:table-cell>
          <table:table-cell office:value-type="string" calcext:value-type="string">
            <text:p>non_sexist</text:p>
          </table:table-cell>
          <table:table-cell office:value-type="string" calcext:value-type="string">
            <text:p>У Григория Лепса эта икона.У него целый дом икон,он их коллекционирует.Удивляют иудеи которые собирают православные иконы.</text:p>
          </table:table-cell>
        </table:table-row>
        <table:table-row table:style-name="ro1">
          <table:table-cell office:value-type="float" office:value="10408477" calcext:value-type="float">
            <text:p>10408477</text:p>
          </table:table-cell>
          <table:table-cell office:value-type="float" office:value="10409022" calcext:value-type="float">
            <text:p>10409022</text:p>
          </table:table-cell>
          <table:table-cell office:value-type="string" calcext:value-type="string">
            <text:p>non_sexist</text:p>
          </table:table-cell>
          <table:table-cell office:value-type="string" calcext:value-type="string">
            <text:p>Прочитал как Бобби Сингер. Охх уж это сверхъестественное</text:p>
          </table:table-cell>
        </table:table-row>
        <table:table-row table:style-name="ro1">
          <table:table-cell office:value-type="float" office:value="10408477" calcext:value-type="float">
            <text:p>10408477</text:p>
          </table:table-cell>
          <table:table-cell office:value-type="float" office:value="10409048" calcext:value-type="float">
            <text:p>10409048</text:p>
          </table:table-cell>
          <table:table-cell office:value-type="string" calcext:value-type="string">
            <text:p>non_sexist</text:p>
          </table:table-cell>
          <table:table-cell office:value-type="string" calcext:value-type="string">
            <text:p>Пусть режиссёр в Россию приезжает, тут точно за домогательства ничего не будет никому</text:p>
          </table:table-cell>
        </table:table-row>
        <table:table-row table:style-name="ro1">
          <table:table-cell office:value-type="float" office:value="10408477" calcext:value-type="float">
            <text:p>10408477</text:p>
          </table:table-cell>
          <table:table-cell office:value-type="float" office:value="10409073" calcext:value-type="float">
            <text:p>10409073</text:p>
          </table:table-cell>
          <table:table-cell office:value-type="string" calcext:value-type="string">
            <text:p>non_sexist</text:p>
          </table:table-cell>
          <table:table-cell office:value-type="string" calcext:value-type="string">
            <text:p>Икона не пропала. Икону спиз**ли</text:p>
          </table:table-cell>
        </table:table-row>
        <table:table-row table:style-name="ro1">
          <table:table-cell office:value-type="float" office:value="10408477" calcext:value-type="float">
            <text:p>10408477</text:p>
          </table:table-cell>
          <table:table-cell office:value-type="float" office:value="10409158" calcext:value-type="float">
            <text:p>10409158</text:p>
          </table:table-cell>
          <table:table-cell office:value-type="string" calcext:value-type="string">
            <text:p>non_sexist</text:p>
          </table:table-cell>
          <table:table-cell office:value-type="string" calcext:value-type="string">
            <text:p>Опять кто-то топит хорошего режиссёра. Пока не будет доказательств кроме выдуманных слов то все четверо гомиков идут на к у й</text:p>
          </table:table-cell>
        </table:table-row>
        <table:table-row table:style-name="ro1">
          <table:table-cell office:value-type="float" office:value="10408477" calcext:value-type="float">
            <text:p>10408477</text:p>
          </table:table-cell>
          <table:table-cell office:value-type="float" office:value="10409276" calcext:value-type="float">
            <text:p>10409276</text:p>
          </table:table-cell>
          <table:table-cell office:value-type="string" calcext:value-type="string">
            <text:p>non_sexist</text:p>
          </table:table-cell>
          <table:table-cell office:value-type="string" calcext:value-type="string">
            <text:p>Про Сингера: Дисней, видимо, убирает конкурентов.</text:p>
          </table:table-cell>
        </table:table-row>
        <table:table-row table:style-name="ro1">
          <table:table-cell office:value-type="float" office:value="10408477" calcext:value-type="float">
            <text:p>10408477</text:p>
          </table:table-cell>
          <table:table-cell office:value-type="float" office:value="10409349" calcext:value-type="float">
            <text:p>10409349</text:p>
          </table:table-cell>
          <table:table-cell office:value-type="string" calcext:value-type="string">
            <text:p>non_sexist</text:p>
          </table:table-cell>
          <table:table-cell office:value-type="string" calcext:value-type="string">
            <text:p>Рапсодии теперь Оскара не дадут(((</text:p>
          </table:table-cell>
        </table:table-row>
        <table:table-row table:style-name="ro1">
          <table:table-cell office:value-type="float" office:value="10408477" calcext:value-type="float">
            <text:p>10408477</text:p>
          </table:table-cell>
          <table:table-cell office:value-type="float" office:value="10409390" calcext:value-type="float">
            <text:p>10409390</text:p>
          </table:table-cell>
          <table:table-cell office:value-type="string" calcext:value-type="string">
            <text:p>non_sexist</text:p>
          </table:table-cell>
          <table:table-cell office:value-type="string" calcext:value-type="string">
            <text:p>Роуминг при том что звонки через мессенджеры почти через любой можно делать</text:p>
          </table:table-cell>
        </table:table-row>
        <table:table-row table:style-name="ro1">
          <table:table-cell office:value-type="float" office:value="10408477" calcext:value-type="float">
            <text:p>10408477</text:p>
          </table:table-cell>
          <table:table-cell office:value-type="float" office:value="10409400" calcext:value-type="float">
            <text:p>10409400</text:p>
          </table:table-cell>
          <table:table-cell office:value-type="string" calcext:value-type="string">
            <text:p>non_sexist</text:p>
          </table:table-cell>
          <table:table-cell office:value-type="string" calcext:value-type="string">
            <text:p>Ну все, прощай Тёмный Феникс. Щас Сингера загребут</text:p>
          </table:table-cell>
        </table:table-row>
        <table:table-row table:style-name="ro1">
          <table:table-cell office:value-type="float" office:value="10408477" calcext:value-type="float">
            <text:p>10408477</text:p>
          </table:table-cell>
          <table:table-cell office:value-type="float" office:value="10409468" calcext:value-type="float">
            <text:p>10409468</text:p>
          </table:table-cell>
          <table:table-cell office:value-type="string" calcext:value-type="string">
            <text:p>non_sexist</text:p>
          </table:table-cell>
          <table:table-cell office:value-type="string" calcext:value-type="string">
            <text:p>Один два три четыре пять...</text:p>
          </table:table-cell>
        </table:table-row>
        <table:table-row table:style-name="ro1">
          <table:table-cell office:value-type="float" office:value="10408477" calcext:value-type="float">
            <text:p>10408477</text:p>
          </table:table-cell>
          <table:table-cell office:value-type="float" office:value="10411199" calcext:value-type="float">
            <text:p>10411199</text:p>
          </table:table-cell>
          <table:table-cell office:value-type="string" calcext:value-type="string">
            <text:p>non_sexist</text:p>
          </table:table-cell>
          <table:table-cell office:value-type="string" calcext:value-type="string">
            <text:p>Да пох на Сингера. Что там с Украиной!?</text:p>
          </table:table-cell>
        </table:table-row>
        <table:table-row table:style-name="ro1">
          <table:table-cell office:value-type="float" office:value="10408477" calcext:value-type="float">
            <text:p>10408477</text:p>
          </table:table-cell>
          <table:table-cell office:value-type="float" office:value="10428687" calcext:value-type="float">
            <text:p>10428687</text:p>
          </table:table-cell>
          <table:table-cell office:value-type="string" calcext:value-type="string">
            <text:p>non_sexist</text:p>
          </table:table-cell>
          <table:table-cell office:value-type="string" calcext:value-type="string">
            <text:p>Ну не вижу ничего плохого. ведь услуги эти можно будет самостоятельно выбирать. тоже выход. удивительно только, что фас таки дожали этих придурков.</text:p>
          </table:table-cell>
        </table:table-row>
        <table:table-row table:style-name="ro1">
          <table:table-cell office:value-type="float" office:value="10403513" calcext:value-type="float">
            <text:p>10403513</text:p>
          </table:table-cell>
          <table:table-cell office:value-type="float" office:value="10403517" calcext:value-type="float">
            <text:p>10403517</text:p>
          </table:table-cell>
          <table:table-cell office:value-type="string" calcext:value-type="string">
            <text:p>non_sexist</text:p>
          </table:table-cell>
          <table:table-cell office:value-type="string" calcext:value-type="string">
            <text:p>Вы что ,хотите как в Венесуэле ?</text:p>
          </table:table-cell>
        </table:table-row>
        <table:table-row table:style-name="ro1">
          <table:table-cell office:value-type="float" office:value="10403513" calcext:value-type="float">
            <text:p>10403513</text:p>
          </table:table-cell>
          <table:table-cell office:value-type="float" office:value="10403521" calcext:value-type="float">
            <text:p>10403521</text:p>
          </table:table-cell>
          <table:table-cell office:value-type="string" calcext:value-type="string">
            <text:p>non_sexist</text:p>
          </table:table-cell>
          <table:table-cell office:value-type="string" calcext:value-type="string">
            <text:p>В Чечне расстреляли режиссера Богемской Рапсодии за творчество Тупака Шакура</text:p>
          </table:table-cell>
        </table:table-row>
        <table:table-row table:style-name="ro1">
          <table:table-cell office:value-type="float" office:value="10403513" calcext:value-type="float">
            <text:p>10403513</text:p>
          </table:table-cell>
          <table:table-cell office:value-type="float" office:value="10403524" calcext:value-type="float">
            <text:p>10403524</text:p>
          </table:table-cell>
          <table:table-cell office:value-type="string" calcext:value-type="string">
            <text:p>non_sexist</text:p>
          </table:table-cell>
          <table:table-cell office:value-type="string" calcext:value-type="string">
            <text:p>Брайн Сингер не режиссер этого фильма! Он ушел с поста!</text:p>
          </table:table-cell>
        </table:table-row>
        <table:table-row table:style-name="ro1">
          <table:table-cell office:value-type="float" office:value="10403513" calcext:value-type="float">
            <text:p>10403513</text:p>
          </table:table-cell>
          <table:table-cell office:value-type="float" office:value="10403529" calcext:value-type="float">
            <text:p>10403529</text:p>
          </table:table-cell>
          <table:table-cell office:value-type="string" calcext:value-type="string">
            <text:p>non_sexist</text:p>
          </table:table-cell>
          <table:table-cell office:value-type="string" calcext:value-type="string">
            <text:p>Ого,Тупак рисовал концепт-арты для черной пантеры?</text:p>
          </table:table-cell>
        </table:table-row>
        <table:table-row table:style-name="ro1">
          <table:table-cell office:value-type="float" office:value="10403513" calcext:value-type="float">
            <text:p>10403513</text:p>
          </table:table-cell>
          <table:table-cell office:value-type="float" office:value="10403530" calcext:value-type="float">
            <text:p>10403530</text:p>
          </table:table-cell>
          <table:table-cell office:value-type="string" calcext:value-type="string">
            <text:p>non_sexist</text:p>
          </table:table-cell>
          <table:table-cell office:value-type="string" calcext:value-type="string">
            <text:p>В Чечне тюремное творчество режиссёра фильма «Богемская рапсодия» продали на аукционе</text:p>
          </table:table-cell>
        </table:table-row>
        <table:table-row table:style-name="ro1">
          <table:table-cell office:value-type="float" office:value="10403513" calcext:value-type="float">
            <text:p>10403513</text:p>
          </table:table-cell>
          <table:table-cell office:value-type="float" office:value="10403531" calcext:value-type="float">
            <text:p>10403531</text:p>
          </table:table-cell>
          <table:table-cell office:value-type="string" calcext:value-type="string">
            <text:p>non_sexist</text:p>
          </table:table-cell>
          <table:table-cell office:value-type="string" calcext:value-type="string">
            <text:p>Ну и творчество он там в тюрьме делал...</text:p>
          </table:table-cell>
        </table:table-row>
        <table:table-row table:style-name="ro1">
          <table:table-cell office:value-type="float" office:value="10403513" calcext:value-type="float">
            <text:p>10403513</text:p>
          </table:table-cell>
          <table:table-cell office:value-type="float" office:value="10403538" calcext:value-type="float">
            <text:p>10403538</text:p>
          </table:table-cell>
          <table:table-cell office:value-type="string" calcext:value-type="string">
            <text:p>non_sexist</text:p>
          </table:table-cell>
          <table:table-cell office:value-type="string" calcext:value-type="string">
            <text:p>Расстреленные так ничего не сказали в свою защиту?))</text:p>
          </table:table-cell>
        </table:table-row>
        <table:table-row table:style-name="ro1">
          <table:table-cell office:value-type="float" office:value="10403513" calcext:value-type="float">
            <text:p>10403513</text:p>
          </table:table-cell>
          <table:table-cell office:value-type="float" office:value="10403563" calcext:value-type="float">
            <text:p>10403563</text:p>
          </table:table-cell>
          <table:table-cell office:value-type="string" calcext:value-type="string">
            <text:p>non_sexist</text:p>
          </table:table-cell>
          <table:table-cell office:value-type="string" calcext:value-type="string">
            <text:p>В Чечне последнее время все закрывают - дела, долги, геев.</text:p>
          </table:table-cell>
        </table:table-row>
        <table:table-row table:style-name="ro3">
          <table:table-cell office:value-type="float" office:value="10403513" calcext:value-type="float">
            <text:p>10403513</text:p>
          </table:table-cell>
          <table:table-cell office:value-type="float" office:value="10403581" calcext:value-type="float">
            <text:p>10403581</text:p>
          </table:table-cell>
          <table:table-cell office:value-type="string" calcext:value-type="string">
            <text:p>non_sexist</text:p>
          </table:table-cell>
          <table:table-cell office:value-type="string" calcext:value-type="string">
            <text:p>Раз,два,пять,десять.</text:p>
            <text:p>Режиссёра фильма «Богемская рапсодия» снова обвинили, о восьми расстрелянных жителях Дагестана</text:p>
          </table:table-cell>
        </table:table-row>
        <table:table-row table:style-name="ro1">
          <table:table-cell office:value-type="float" office:value="10403513" calcext:value-type="float">
            <text:p>10403513</text:p>
          </table:table-cell>
          <table:table-cell office:value-type="float" office:value="10403604" calcext:value-type="float">
            <text:p>10403604</text:p>
          </table:table-cell>
          <table:table-cell office:value-type="string" calcext:value-type="string">
            <text:p>non_sexist</text:p>
          </table:table-cell>
          <table:table-cell office:value-type="string" calcext:value-type="string">
            <text:p>Вырезанный кадр из фильма «Богемская рапсодия»</text:p>
          </table:table-cell>
        </table:table-row>
        <table:table-row table:style-name="ro1">
          <table:table-cell office:value-type="float" office:value="10403513" calcext:value-type="float">
            <text:p>10403513</text:p>
          </table:table-cell>
          <table:table-cell office:value-type="float" office:value="10403623" calcext:value-type="float">
            <text:p>10403623</text:p>
          </table:table-cell>
          <table:table-cell office:value-type="string" calcext:value-type="string">
            <text:p>non_sexist</text:p>
          </table:table-cell>
          <table:table-cell office:value-type="string" calcext:value-type="string">
            <text:p>Мужика в сексуальном преступлении обвинили не женщины как же теперь быть, как его защищать, не зная никаких подробностей для составления позиции, как чморить жертв😰...ах да, они ж геи получаеца. Фух, отпустило💨</text:p>
          </table:table-cell>
        </table:table-row>
        <table:table-row table:style-name="ro1">
          <table:table-cell office:value-type="float" office:value="10403513" calcext:value-type="float">
            <text:p>10403513</text:p>
          </table:table-cell>
          <table:table-cell office:value-type="float" office:value="10403658" calcext:value-type="float">
            <text:p>10403658</text:p>
          </table:table-cell>
          <table:table-cell office:value-type="string" calcext:value-type="string">
            <text:p>non_sexist</text:p>
          </table:table-cell>
          <table:table-cell office:value-type="string" calcext:value-type="string">
            <text:p>В Чечне вообще живут люди?🤔</text:p>
          </table:table-cell>
        </table:table-row>
        <table:table-row table:style-name="ro1">
          <table:table-cell office:value-type="float" office:value="10403513" calcext:value-type="float">
            <text:p>10403513</text:p>
          </table:table-cell>
          <table:table-cell office:value-type="float" office:value="10403700" calcext:value-type="float">
            <text:p>10403700</text:p>
          </table:table-cell>
          <table:table-cell office:value-type="string" calcext:value-type="string">
            <text:p>non_sexist</text:p>
          </table:table-cell>
          <table:table-cell office:value-type="string" calcext:value-type="string">
            <text:p>Какой тупой медбрат, не знает, чем может закончиться неловкое семяизвержение, а ещё говорят, что бабы без мозгов</text:p>
          </table:table-cell>
        </table:table-row>
        <table:table-row table:style-name="ro1">
          <table:table-cell office:value-type="float" office:value="10403513" calcext:value-type="float">
            <text:p>10403513</text:p>
          </table:table-cell>
          <table:table-cell office:value-type="float" office:value="10403715" calcext:value-type="float">
            <text:p>10403715</text:p>
          </table:table-cell>
          <table:table-cell office:value-type="string" calcext:value-type="string">
            <text:p>non_sexist</text:p>
          </table:table-cell>
          <table:table-cell office:value-type="string" calcext:value-type="string">
            <text:p>В дагестане обвинили режиссера фильма "Богемская рапсодия" в растлений Тупака Шакура и расстреляли)</text:p>
          </table:table-cell>
        </table:table-row>
        <table:table-row table:style-name="ro1">
          <table:table-cell office:value-type="float" office:value="10403513" calcext:value-type="float">
            <text:p>10403513</text:p>
          </table:table-cell>
          <table:table-cell office:value-type="float" office:value="10403717" calcext:value-type="float">
            <text:p>10403717</text:p>
          </table:table-cell>
          <table:table-cell office:value-type="string" calcext:value-type="string">
            <text:p>non_sexist</text:p>
          </table:table-cell>
          <table:table-cell office:value-type="string" calcext:value-type="string">
            <text:p>Тупака Шакура расстреляли в Чечне, режиссера "Богемской рапсодии" обвинили в педофилии в отношении 8 Дагестанцев</text:p>
          </table:table-cell>
        </table:table-row>
        <table:table-row table:style-name="ro1">
          <table:table-cell office:value-type="float" office:value="10403513" calcext:value-type="float">
            <text:p>10403513</text:p>
          </table:table-cell>
          <table:table-cell office:value-type="float" office:value="10403736" calcext:value-type="float">
            <text:p>10403736</text:p>
          </table:table-cell>
          <table:table-cell office:value-type="string" calcext:value-type="string">
            <text:p>non_sexist</text:p>
          </table:table-cell>
          <table:table-cell office:value-type="string" calcext:value-type="string">
            <text:p>"В Чечне закрыли дело об режиссёре фильма «Богемская рапсодия» которого обвинили в педофилии творчества Тупака Шакура которое <text:s/>продали на аукционе'</text:p>
          </table:table-cell>
        </table:table-row>
        <table:table-row table:style-name="ro1">
          <table:table-cell office:value-type="float" office:value="10403513" calcext:value-type="float">
            <text:p>10403513</text:p>
          </table:table-cell>
          <table:table-cell office:value-type="float" office:value="10403773" calcext:value-type="float">
            <text:p>10403773</text:p>
          </table:table-cell>
          <table:table-cell office:value-type="string" calcext:value-type="string">
            <text:p>non_sexist</text:p>
          </table:table-cell>
          <table:table-cell office:value-type="string" calcext:value-type="string">
            <text:p>Пригожинским прибавилось работы- одни по клавишам застучали сверхурочно, другие, с оружием, летят упырю на подмогу</text:p>
          </table:table-cell>
        </table:table-row>
        <table:table-row table:style-name="ro1">
          <table:table-cell office:value-type="float" office:value="10403513" calcext:value-type="float">
            <text:p>10403513</text:p>
          </table:table-cell>
          <table:table-cell office:value-type="float" office:value="10404103" calcext:value-type="float">
            <text:p>10404103</text:p>
          </table:table-cell>
          <table:table-cell office:value-type="string" calcext:value-type="string">
            <text:p>non_sexist</text:p>
          </table:table-cell>
          <table:table-cell office:value-type="string" calcext:value-type="string">
            <text:p>Какие картины страстные. Как теперь мне спать. Главное - так все естественно, по искренне страстно и поглощающе.</text:p>
          </table:table-cell>
        </table:table-row>
        <table:table-row table:style-name="ro1">
          <table:table-cell office:value-type="float" office:value="10403513" calcext:value-type="float">
            <text:p>10403513</text:p>
          </table:table-cell>
          <table:table-cell office:value-type="float" office:value="10404324" calcext:value-type="float">
            <text:p>10404324</text:p>
          </table:table-cell>
          <table:table-cell office:value-type="string" calcext:value-type="string">
            <text:p>non_sexist</text:p>
          </table:table-cell>
          <table:table-cell office:value-type="string" calcext:value-type="string">
            <text:p>Обвинить в домагательствах аж 1998 года. А доказательств не надо никаких просто потому что?</text:p>
          </table:table-cell>
        </table:table-row>
        <table:table-row table:style-name="ro1">
          <table:table-cell office:value-type="float" office:value="10403513" calcext:value-type="float">
            <text:p>10403513</text:p>
          </table:table-cell>
          <table:table-cell office:value-type="float" office:value="10405163" calcext:value-type="float">
            <text:p>10405163</text:p>
          </table:table-cell>
          <table:table-cell office:value-type="string" calcext:value-type="string">
            <text:p>non_sexist</text:p>
          </table:table-cell>
          <table:table-cell office:value-type="string" calcext:value-type="string">
            <text:p>Когда ты номинирован на Оскар, а завистников "бомбануло" ..</text:p>
          </table:table-cell>
        </table:table-row>
        <table:table-row table:style-name="ro1">
          <table:table-cell office:value-type="float" office:value="10403513" calcext:value-type="float">
            <text:p>10403513</text:p>
          </table:table-cell>
          <table:table-cell office:value-type="float" office:value="10405224" calcext:value-type="float">
            <text:p>10405224</text:p>
          </table:table-cell>
          <table:table-cell office:value-type="string" calcext:value-type="string">
            <text:p>non_sexist</text:p>
          </table:table-cell>
          <table:table-cell office:value-type="string" calcext:value-type="string">
            <text:p>ведь Тупак жив и живет в Зеленограде</text:p>
          </table:table-cell>
        </table:table-row>
        <table:table-row table:style-name="ro1">
          <table:table-cell office:value-type="float" office:value="10403513" calcext:value-type="float">
            <text:p>10403513</text:p>
          </table:table-cell>
          <table:table-cell office:value-type="float" office:value="10405235" calcext:value-type="float">
            <text:p>10405235</text:p>
          </table:table-cell>
          <table:table-cell office:value-type="string" calcext:value-type="string">
            <text:p>non_sexist</text:p>
          </table:table-cell>
          <table:table-cell office:value-type="string" calcext:value-type="string">
            <text:p>Светов снял Богемскую Рапсодию? люстрация</text:p>
          </table:table-cell>
        </table:table-row>
        <table:table-row table:style-name="ro1">
          <table:table-cell office:value-type="float" office:value="10403513" calcext:value-type="float">
            <text:p>10403513</text:p>
          </table:table-cell>
          <table:table-cell office:value-type="float" office:value="10405792" calcext:value-type="float">
            <text:p>10405792</text:p>
          </table:table-cell>
          <table:table-cell office:value-type="string" calcext:value-type="string">
            <text:p>non_sexist</text:p>
          </table:table-cell>
          <table:table-cell office:value-type="string" calcext:value-type="string">
            <text:p>Режиссёр фильма "Богемская рапсодия" закрыл дело о творчестве Тупака Шакура</text:p>
          </table:table-cell>
        </table:table-row>
        <table:table-row table:style-name="ro1">
          <table:table-cell office:value-type="float" office:value="10403513" calcext:value-type="float">
            <text:p>10403513</text:p>
          </table:table-cell>
          <table:table-cell office:value-type="float" office:value="10405795" calcext:value-type="float">
            <text:p>10405795</text:p>
          </table:table-cell>
          <table:table-cell office:value-type="string" calcext:value-type="string">
            <text:p>non_sexist</text:p>
          </table:table-cell>
          <table:table-cell office:value-type="string" calcext:value-type="string">
            <text:p>Тупака Шакура обвинили в педофилии в Дагестане</text:p>
          </table:table-cell>
        </table:table-row>
        <table:table-row table:style-name="ro1">
          <table:table-cell office:value-type="float" office:value="10403513" calcext:value-type="float">
            <text:p>10403513</text:p>
          </table:table-cell>
          <table:table-cell office:value-type="float" office:value="10405808" calcext:value-type="float">
            <text:p>10405808</text:p>
          </table:table-cell>
          <table:table-cell office:value-type="string" calcext:value-type="string">
            <text:p>non_sexist</text:p>
          </table:table-cell>
          <table:table-cell office:value-type="string" calcext:value-type="string">
            <text:p>Закрыли дело по режиссёру "Богемской рапсодии". Он купил творчество Тупака Шакура</text:p>
          </table:table-cell>
        </table:table-row>
        <table:table-row table:style-name="ro1">
          <table:table-cell office:value-type="float" office:value="10403513" calcext:value-type="float">
            <text:p>10403513</text:p>
          </table:table-cell>
          <table:table-cell office:value-type="float" office:value="10405816" calcext:value-type="float">
            <text:p>10405816</text:p>
          </table:table-cell>
          <table:table-cell office:value-type="string" calcext:value-type="string">
            <text:p>non_sexist</text:p>
          </table:table-cell>
          <table:table-cell office:value-type="string" calcext:value-type="string">
            <text:p>Чечня педофилилась на аукционе Тупака</text:p>
          </table:table-cell>
        </table:table-row>
        <table:table-row table:style-name="ro1">
          <table:table-cell office:value-type="float" office:value="10403513" calcext:value-type="float">
            <text:p>10403513</text:p>
          </table:table-cell>
          <table:table-cell office:value-type="float" office:value="10406167" calcext:value-type="float">
            <text:p>10406167</text:p>
          </table:table-cell>
          <table:table-cell office:value-type="string" calcext:value-type="string">
            <text:p>non_sexist</text:p>
          </table:table-cell>
          <table:table-cell office:value-type="string" calcext:value-type="string">
            <text:p>Какие же мерзкие люди кругом.. похитили расстреляли закрыли дело... Жаль что в мире нет справедливости, хотелось бы такой же участи детям этих силовиков...</text:p>
          </table:table-cell>
        </table:table-row>
        <table:table-row table:style-name="ro1">
          <table:table-cell office:value-type="float" office:value="10403513" calcext:value-type="float">
            <text:p>10403513</text:p>
          </table:table-cell>
          <table:table-cell office:value-type="float" office:value="10409368" calcext:value-type="float">
            <text:p>10409368</text:p>
          </table:table-cell>
          <table:table-cell office:value-type="string" calcext:value-type="string">
            <text:p>non_sexist</text:p>
          </table:table-cell>
          <table:table-cell office:value-type="string" calcext:value-type="string">
            <text:p>Перерыл пол интернета, но не нашёл ни одного подтверждения того, что тупак рисовал какие-то картины</text:p>
          </table:table-cell>
        </table:table-row>
        <table:table-row table:style-name="ro1">
          <table:table-cell office:value-type="float" office:value="10359600" calcext:value-type="float">
            <text:p>10359600</text:p>
          </table:table-cell>
          <table:table-cell office:value-type="float" office:value="10359615" calcext:value-type="float">
            <text:p>10359615</text:p>
          </table:table-cell>
          <table:table-cell office:value-type="string" calcext:value-type="string">
            <text:p>non_sexist</text:p>
          </table:table-cell>
          <table:table-cell office:value-type="string" calcext:value-type="string">
            <text:p>Газ опасен все дела ла</text:p>
          </table:table-cell>
        </table:table-row>
        <table:table-row table:style-name="ro1">
          <table:table-cell office:value-type="float" office:value="10359600" calcext:value-type="float">
            <text:p>10359600</text:p>
          </table:table-cell>
          <table:table-cell office:value-type="float" office:value="10359621" calcext:value-type="float">
            <text:p>10359621</text:p>
          </table:table-cell>
          <table:table-cell office:value-type="string" calcext:value-type="string">
            <text:p>non_sexist</text:p>
          </table:table-cell>
          <table:table-cell office:value-type="string" calcext:value-type="string">
            <text:p>Такое чувство, что скоро что-то произойдет глобальное. Ух. <text:s/>У вас тоже?</text:p>
          </table:table-cell>
        </table:table-row>
        <table:table-row table:style-name="ro3">
          <table:table-cell office:value-type="float" office:value="10359600" calcext:value-type="float">
            <text:p>10359600</text:p>
          </table:table-cell>
          <table:table-cell office:value-type="float" office:value="10359622" calcext:value-type="float">
            <text:p>10359622</text:p>
          </table:table-cell>
          <table:table-cell office:value-type="string" calcext:value-type="string">
            <text:p>non_sexist</text:p>
          </table:table-cell>
          <table:table-cell office:value-type="string" calcext:value-type="string">
            <text:p>Что и там газ рванул шоле?</text:p>
            <text:p>Скоро скажут что газ опасен и переведут всех на электричество ,что бы платили в 5 раз больше</text:p>
          </table:table-cell>
        </table:table-row>
        <table:table-row table:style-name="ro1">
          <table:table-cell office:value-type="float" office:value="10359600" calcext:value-type="float">
            <text:p>10359600</text:p>
          </table:table-cell>
          <table:table-cell office:value-type="float" office:value="10359623" calcext:value-type="float">
            <text:p>10359623</text:p>
          </table:table-cell>
          <table:table-cell office:value-type="string" calcext:value-type="string">
            <text:p>non_sexist</text:p>
          </table:table-cell>
          <table:table-cell office:value-type="string" calcext:value-type="string">
            <text:p>Что за флешмоб по всему миру с газом? "Открой вентиль и ложись спать" challenge?</text:p>
          </table:table-cell>
        </table:table-row>
        <table:table-row table:style-name="ro3">
          <table:table-cell office:value-type="float" office:value="10359600" calcext:value-type="float">
            <text:p>10359600</text:p>
          </table:table-cell>
          <table:table-cell office:value-type="float" office:value="10359625" calcext:value-type="float">
            <text:p>10359625</text:p>
          </table:table-cell>
          <table:table-cell office:value-type="string" calcext:value-type="string">
            <text:p>non_sexist</text:p>
          </table:table-cell>
          <table:table-cell office:value-type="string" calcext:value-type="string">
            <text:p>Хочу жить в доме без газа</text:p>
            <text:p>«Россия в будущем»</text:p>
          </table:table-cell>
        </table:table-row>
        <table:table-row table:style-name="ro3">
          <table:table-cell office:value-type="float" office:value="10359600" calcext:value-type="float">
            <text:p>10359600</text:p>
          </table:table-cell>
          <table:table-cell office:value-type="float" office:value="10359628" calcext:value-type="float">
            <text:p>10359628</text:p>
          </table:table-cell>
          <table:table-cell office:value-type="string" calcext:value-type="string">
            <text:p>non_sexist</text:p>
          </table:table-cell>
          <table:table-cell office:value-type="string" calcext:value-type="string">
            <text:p>И там газ бабахнул</text:p>
            <text:p>Ничего нового</text:p>
          </table:table-cell>
        </table:table-row>
        <table:table-row table:style-name="ro2">
          <table:table-cell office:value-type="float" office:value="10359600" calcext:value-type="float">
            <text:p>10359600</text:p>
          </table:table-cell>
          <table:table-cell office:value-type="float" office:value="10359635" calcext:value-type="float">
            <text:p>10359635</text:p>
          </table:table-cell>
          <table:table-cell office:value-type="string" calcext:value-type="string">
            <text:p>non_sexist</text:p>
          </table:table-cell>
          <table:table-cell office:value-type="string" calcext:value-type="string">
            <text:p>Сбербанк обогнал «Роснефть» и стал самой дорогой компанией России</text:p>
            <text:p/>
            <text:p> Нам так интересна гонка тех, кто вертит народными деньгами и ресурсами (нет)</text:p>
          </table:table-cell>
        </table:table-row>
        <table:table-row table:style-name="ro1">
          <table:table-cell office:value-type="float" office:value="10359600" calcext:value-type="float">
            <text:p>10359600</text:p>
          </table:table-cell>
          <table:table-cell office:value-type="float" office:value="10359643" calcext:value-type="float">
            <text:p>10359643</text:p>
          </table:table-cell>
          <table:table-cell office:value-type="string" calcext:value-type="string">
            <text:p>non_sexist</text:p>
          </table:table-cell>
          <table:table-cell office:value-type="string" calcext:value-type="string">
            <text:p>Это все благодаря Сберкоту пять</text:p>
          </table:table-cell>
        </table:table-row>
        <table:table-row table:style-name="ro1">
          <table:table-cell office:value-type="float" office:value="10359600" calcext:value-type="float">
            <text:p>10359600</text:p>
          </table:table-cell>
          <table:table-cell office:value-type="float" office:value="10359659" calcext:value-type="float">
            <text:p>10359659</text:p>
          </table:table-cell>
          <table:table-cell office:value-type="string" calcext:value-type="string">
            <text:p>non_sexist</text:p>
          </table:table-cell>
          <table:table-cell office:value-type="string" calcext:value-type="string">
            <text:p>пора игорёше сечину отправлять корзинку с колбасками для грефа.</text:p>
          </table:table-cell>
        </table:table-row>
        <table:table-row table:style-name="ro1">
          <table:table-cell office:value-type="float" office:value="10359600" calcext:value-type="float">
            <text:p>10359600</text:p>
          </table:table-cell>
          <table:table-cell office:value-type="float" office:value="10359662" calcext:value-type="float">
            <text:p>10359662</text:p>
          </table:table-cell>
          <table:table-cell office:value-type="string" calcext:value-type="string">
            <text:p>non_sexist</text:p>
          </table:table-cell>
          <table:table-cell office:value-type="string" calcext:value-type="string">
            <text:p>Сбер поднимается на ворованных бабках с некрупных транзакций, крысы поганые.</text:p>
          </table:table-cell>
        </table:table-row>
        <table:table-row table:style-name="ro1">
          <table:table-cell office:value-type="float" office:value="10359600" calcext:value-type="float">
            <text:p>10359600</text:p>
          </table:table-cell>
          <table:table-cell office:value-type="float" office:value="10359664" calcext:value-type="float">
            <text:p>10359664</text:p>
          </table:table-cell>
          <table:table-cell office:value-type="string" calcext:value-type="string">
            <text:p>non_sexist</text:p>
          </table:table-cell>
          <table:table-cell office:value-type="string" calcext:value-type="string">
            <text:p>Сбер, хорош ГАЗовать! Одын одын!</text:p>
          </table:table-cell>
        </table:table-row>
        <table:table-row table:style-name="ro3">
          <table:table-cell office:value-type="float" office:value="10359600" calcext:value-type="float">
            <text:p>10359600</text:p>
          </table:table-cell>
          <table:table-cell office:value-type="float" office:value="10359683" calcext:value-type="float">
            <text:p>10359683</text:p>
          </table:table-cell>
          <table:table-cell office:value-type="string" calcext:value-type="string">
            <text:p>non_sexist</text:p>
          </table:table-cell>
          <table:table-cell office:value-type="string" calcext:value-type="string">
            <text:p>Газ не терракт игил</text:p>
            <text:p>Все норм</text:p>
          </table:table-cell>
        </table:table-row>
        <table:table-row table:style-name="ro1">
          <table:table-cell office:value-type="float" office:value="10359600" calcext:value-type="float">
            <text:p>10359600</text:p>
          </table:table-cell>
          <table:table-cell office:value-type="float" office:value="10359687" calcext:value-type="float">
            <text:p>10359687</text:p>
          </table:table-cell>
          <table:table-cell office:value-type="string" calcext:value-type="string">
            <text:p>non_sexist</text:p>
          </table:table-cell>
          <table:table-cell office:value-type="string" calcext:value-type="string">
            <text:p>Хорошо, что я живу в общаге, где нет газа</text:p>
          </table:table-cell>
        </table:table-row>
        <table:table-row table:style-name="ro1">
          <table:table-cell office:value-type="float" office:value="10359600" calcext:value-type="float">
            <text:p>10359600</text:p>
          </table:table-cell>
          <table:table-cell office:value-type="float" office:value="10359700" calcext:value-type="float">
            <text:p>10359700</text:p>
          </table:table-cell>
          <table:table-cell office:value-type="string" calcext:value-type="string">
            <text:p>non_sexist</text:p>
          </table:table-cell>
          <table:table-cell office:value-type="string" calcext:value-type="string">
            <text:p>Это не Сбербанк обогнал. Это нефть у нас в жопе, благодаря эффективным менеджерам.</text:p>
          </table:table-cell>
        </table:table-row>
        <table:table-row table:style-name="ro1">
          <table:table-cell office:value-type="float" office:value="10359600" calcext:value-type="float">
            <text:p>10359600</text:p>
          </table:table-cell>
          <table:table-cell office:value-type="float" office:value="10359703" calcext:value-type="float">
            <text:p>10359703</text:p>
          </table:table-cell>
          <table:table-cell office:value-type="string" calcext:value-type="string">
            <text:p>non_sexist</text:p>
          </table:table-cell>
          <table:table-cell office:value-type="string" calcext:value-type="string">
            <text:p>Че там? выборы скоро? ясно</text:p>
          </table:table-cell>
        </table:table-row>
        <table:table-row table:style-name="ro1">
          <table:table-cell office:value-type="float" office:value="10359600" calcext:value-type="float">
            <text:p>10359600</text:p>
          </table:table-cell>
          <table:table-cell office:value-type="float" office:value="10359704" calcext:value-type="float">
            <text:p>10359704</text:p>
          </table:table-cell>
          <table:table-cell office:value-type="string" calcext:value-type="string">
            <text:p>non_sexist</text:p>
          </table:table-cell>
          <table:table-cell office:value-type="string" calcext:value-type="string">
            <text:p>Так может это активы Роснефть упали а не сбербанка вырос?там кстати ключевую ставку по кредитам подняли, так что не удивительно</text:p>
          </table:table-cell>
        </table:table-row>
        <table:table-row table:style-name="ro1">
          <table:table-cell office:value-type="float" office:value="10359600" calcext:value-type="float">
            <text:p>10359600</text:p>
          </table:table-cell>
          <table:table-cell office:value-type="float" office:value="10359721" calcext:value-type="float">
            <text:p>10359721</text:p>
          </table:table-cell>
          <table:table-cell office:value-type="string" calcext:value-type="string">
            <text:p>non_sexist</text:p>
          </table:table-cell>
          <table:table-cell office:value-type="string" calcext:value-type="string">
            <text:p>участника Евровидения от России у нас объявили, а они про Мей постят</text:p>
          </table:table-cell>
        </table:table-row>
        <table:table-row table:style-name="ro3">
          <table:table-cell office:value-type="float" office:value="10359600" calcext:value-type="float">
            <text:p>10359600</text:p>
          </table:table-cell>
          <table:table-cell office:value-type="float" office:value="10359725" calcext:value-type="float">
            <text:p>10359725</text:p>
          </table:table-cell>
          <table:table-cell office:value-type="string" calcext:value-type="string">
            <text:p>non_sexist</text:p>
          </table:table-cell>
          <table:table-cell office:value-type="string" calcext:value-type="string">
            <text:p>В очередной раз победило благоразумие! </text:p>
            <text:p>Мэй - грамотный и рациональный политик! Не понимаю, чем она не устраивает многих членов Парламента...</text:p>
          </table:table-cell>
        </table:table-row>
        <table:table-row table:style-name="ro1">
          <table:table-cell office:value-type="float" office:value="10359600" calcext:value-type="float">
            <text:p>10359600</text:p>
          </table:table-cell>
          <table:table-cell office:value-type="float" office:value="10359735" calcext:value-type="float">
            <text:p>10359735</text:p>
          </table:table-cell>
          <table:table-cell office:value-type="string" calcext:value-type="string">
            <text:p>non_sexist</text:p>
          </table:table-cell>
          <table:table-cell office:value-type="string" calcext:value-type="string">
            <text:p>тупо монополия три четыре пять</text:p>
          </table:table-cell>
        </table:table-row>
        <table:table-row table:style-name="ro1">
          <table:table-cell office:value-type="float" office:value="10359600" calcext:value-type="float">
            <text:p>10359600</text:p>
          </table:table-cell>
          <table:table-cell office:value-type="float" office:value="10359751" calcext:value-type="float">
            <text:p>10359751</text:p>
          </table:table-cell>
          <table:table-cell office:value-type="string" calcext:value-type="string">
            <text:p>non_sexist</text:p>
          </table:table-cell>
          <table:table-cell office:value-type="string" calcext:value-type="string">
            <text:p>Грузия и Россия братья навек. Один народ, одна земля, один взрывной газ</text:p>
          </table:table-cell>
        </table:table-row>
        <table:table-row table:style-name="ro1">
          <table:table-cell office:value-type="float" office:value="10359600" calcext:value-type="float">
            <text:p>10359600</text:p>
          </table:table-cell>
          <table:table-cell office:value-type="float" office:value="10359755" calcext:value-type="float">
            <text:p>10359755</text:p>
          </table:table-cell>
          <table:table-cell office:value-type="string" calcext:value-type="string">
            <text:p>non_sexist</text:p>
          </table:table-cell>
          <table:table-cell office:value-type="string" calcext:value-type="string">
            <text:p>Ну дык а чегож ему не стать-то? С бабок как и положено сдирают два процента комиссии при оплате коммуналки, всех бюджетников по умолчанию на Мир загнали, деньгами на халяву пользуются. Там можно соц соревнование устроить, кто кого больше обдерет: Сбер пенсиков или Роснефть водил на ценах на бензин.</text:p>
          </table:table-cell>
        </table:table-row>
        <table:table-row table:style-name="ro1">
          <table:table-cell office:value-type="float" office:value="10359600" calcext:value-type="float">
            <text:p>10359600</text:p>
          </table:table-cell>
          <table:table-cell office:value-type="float" office:value="10359845" calcext:value-type="float">
            <text:p>10359845</text:p>
          </table:table-cell>
          <table:table-cell office:value-type="string" calcext:value-type="string">
            <text:p>non_sexist</text:p>
          </table:table-cell>
          <table:table-cell office:value-type="string" calcext:value-type="string">
            <text:p>Да что за газовая катострофа? Сначала взрывы в Рф, потом Франция и Грузия.</text:p>
          </table:table-cell>
        </table:table-row>
        <table:table-row table:style-name="ro1">
          <table:table-cell office:value-type="float" office:value="10359600" calcext:value-type="float">
            <text:p>10359600</text:p>
          </table:table-cell>
          <table:table-cell office:value-type="float" office:value="10359848" calcext:value-type="float">
            <text:p>10359848</text:p>
          </table:table-cell>
          <table:table-cell office:value-type="string" calcext:value-type="string">
            <text:p>non_sexist</text:p>
          </table:table-cell>
          <table:table-cell office:value-type="string" calcext:value-type="string">
            <text:p>Самой дорогой компанией В России , посмотрите кому - какой стране пренадлежит большинство акций сбера...</text:p>
          </table:table-cell>
        </table:table-row>
        <table:table-row table:style-name="ro1">
          <table:table-cell office:value-type="float" office:value="10359600" calcext:value-type="float">
            <text:p>10359600</text:p>
          </table:table-cell>
          <table:table-cell office:value-type="float" office:value="10359916" calcext:value-type="float">
            <text:p>10359916</text:p>
          </table:table-cell>
          <table:table-cell office:value-type="string" calcext:value-type="string">
            <text:p>non_sexist</text:p>
          </table:table-cell>
          <table:table-cell office:value-type="string" calcext:value-type="string">
            <text:p>Где эти говномесы которые говорили что только в рашке все взрывается? Помойные черви.</text:p>
          </table:table-cell>
        </table:table-row>
        <table:table-row table:style-name="ro3">
          <table:table-cell office:value-type="float" office:value="10359600" calcext:value-type="float">
            <text:p>10359600</text:p>
          </table:table-cell>
          <table:table-cell office:value-type="float" office:value="10359976" calcext:value-type="float">
            <text:p>10359976</text:p>
          </table:table-cell>
          <table:table-cell office:value-type="string" calcext:value-type="string">
            <text:p>non_sexist</text:p>
          </table:table-cell>
          <table:table-cell office:value-type="string" calcext:value-type="string">
            <text:p>Газ во всех углах мира...</text:p>
            <text:p>Объявил всеобщий траур....</text:p>
          </table:table-cell>
        </table:table-row>
        <table:table-row table:style-name="ro1">
          <table:table-cell office:value-type="float" office:value="10359600" calcext:value-type="float">
            <text:p>10359600</text:p>
          </table:table-cell>
          <table:table-cell office:value-type="float" office:value="10360058" calcext:value-type="float">
            <text:p>10360058</text:p>
          </table:table-cell>
          <table:table-cell office:value-type="string" calcext:value-type="string">
            <text:p>non_sexist</text:p>
          </table:table-cell>
          <table:table-cell office:value-type="string" calcext:value-type="string">
            <text:p>Злой Путен и в Грузии газы взрывает?))</text:p>
          </table:table-cell>
        </table:table-row>
        <table:table-row table:style-name="ro1">
          <table:table-cell office:value-type="float" office:value="10359600" calcext:value-type="float">
            <text:p>10359600</text:p>
          </table:table-cell>
          <table:table-cell office:value-type="float" office:value="10360061" calcext:value-type="float">
            <text:p>10360061</text:p>
          </table:table-cell>
          <table:table-cell office:value-type="string" calcext:value-type="string">
            <text:p>non_sexist</text:p>
          </table:table-cell>
          <table:table-cell office:value-type="string" calcext:value-type="string">
            <text:p>Стабильность нарушена!!!11 три четыре пять</text:p>
          </table:table-cell>
        </table:table-row>
        <table:table-row table:style-name="ro1">
          <table:table-cell office:value-type="float" office:value="10359600" calcext:value-type="float">
            <text:p>10359600</text:p>
          </table:table-cell>
          <table:table-cell office:value-type="float" office:value="10360120" calcext:value-type="float">
            <text:p>10360120</text:p>
          </table:table-cell>
          <table:table-cell office:value-type="string" calcext:value-type="string">
            <text:p>non_sexist</text:p>
          </table:table-cell>
          <table:table-cell office:value-type="string" calcext:value-type="string">
            <text:p>Тереза Мей блин задолбала , рилли пусть уходит и брекзит отменит</text:p>
          </table:table-cell>
        </table:table-row>
        <table:table-row table:style-name="ro1">
          <table:table-cell office:value-type="float" office:value="10359600" calcext:value-type="float">
            <text:p>10359600</text:p>
          </table:table-cell>
          <table:table-cell office:value-type="float" office:value="10360515" calcext:value-type="float">
            <text:p>10360515</text:p>
          </table:table-cell>
          <table:table-cell office:value-type="string" calcext:value-type="string">
            <text:p>non_sexist</text:p>
          </table:table-cell>
          <table:table-cell office:value-type="string" calcext:value-type="string">
            <text:p>2019 год - год феечек Винкс</text:p>
          </table:table-cell>
        </table:table-row>
        <table:table-row table:style-name="ro3">
          <table:table-cell office:value-type="float" office:value="10359600" calcext:value-type="float">
            <text:p>10359600</text:p>
          </table:table-cell>
          <table:table-cell office:value-type="float" office:value="10360530" calcext:value-type="float">
            <text:p>10360530</text:p>
          </table:table-cell>
          <table:table-cell office:value-type="string" calcext:value-type="string">
            <text:p>non_sexist</text:p>
          </table:table-cell>
          <table:table-cell office:value-type="string" calcext:value-type="string">
            <text:p>2018 - ГТА в Школах</text:p>
            <text:p>2019 - Бугурт Баллонов</text:p>
          </table:table-cell>
        </table:table-row>
        <table:table-row table:style-name="ro1">
          <table:table-cell office:value-type="float" office:value="10359600" calcext:value-type="float">
            <text:p>10359600</text:p>
          </table:table-cell>
          <table:table-cell office:value-type="float" office:value="10360728" calcext:value-type="float">
            <text:p>10360728</text:p>
          </table:table-cell>
          <table:table-cell office:value-type="string" calcext:value-type="string">
            <text:p>non_sexist</text:p>
          </table:table-cell>
          <table:table-cell office:value-type="string" calcext:value-type="string">
            <text:p>все заскриптовано три три один</text:p>
          </table:table-cell>
        </table:table-row>
        <table:table-row table:style-name="ro1">
          <table:table-cell office:value-type="float" office:value="10359600" calcext:value-type="float">
            <text:p>10359600</text:p>
          </table:table-cell>
          <table:table-cell office:value-type="float" office:value="10360779" calcext:value-type="float">
            <text:p>10360779</text:p>
          </table:table-cell>
          <table:table-cell office:value-type="string" calcext:value-type="string">
            <text:p>non_sexist</text:p>
          </table:table-cell>
          <table:table-cell office:value-type="string" calcext:value-type="string">
            <text:p>Взрывы газа что то участились... Не помню что бы так часто было...Мне одному кажется, что нам пытаются замылить глаза этой инфой, типо "не только у нас взрывается"? Где то жареным запахло после Магнитогорска и после того как это связывают с событиями 1999 года.</text:p>
          </table:table-cell>
        </table:table-row>
        <table:table-row table:style-name="ro1">
          <table:table-cell office:value-type="float" office:value="10359600" calcext:value-type="float">
            <text:p>10359600</text:p>
          </table:table-cell>
          <table:table-cell office:value-type="float" office:value="10360984" calcext:value-type="float">
            <text:p>10360984</text:p>
          </table:table-cell>
          <table:table-cell office:value-type="string" calcext:value-type="string">
            <text:p>non_sexist</text:p>
          </table:table-cell>
          <table:table-cell office:value-type="string" calcext:value-type="string">
            <text:p>Конечно люди лучший ресурс на все времена</text:p>
          </table:table-cell>
        </table:table-row>
        <table:table-row table:style-name="ro1">
          <table:table-cell office:value-type="float" office:value="10359600" calcext:value-type="float">
            <text:p>10359600</text:p>
          </table:table-cell>
          <table:table-cell office:value-type="float" office:value="10361019" calcext:value-type="float">
            <text:p>10361019</text:p>
          </table:table-cell>
          <table:table-cell office:value-type="string" calcext:value-type="string">
            <text:p>non_sexist</text:p>
          </table:table-cell>
          <table:table-cell office:value-type="string" calcext:value-type="string">
            <text:p>В ТРЕЛИСЕ ТИРАКТ ВЛАСТЕ СКРИВАЮТЬ ЭТА ВСЕ ТИРАРИСТЫ!! Так бы кукарекали если бы это случилось в России а не в Грузии. Сочуствую родственникам погибших</text:p>
          </table:table-cell>
        </table:table-row>
        <table:table-row table:style-name="ro3">
          <table:table-cell office:value-type="float" office:value="10170127" calcext:value-type="float">
            <text:p>10170127</text:p>
          </table:table-cell>
          <table:table-cell office:value-type="float" office:value="10170132" calcext:value-type="float">
            <text:p>10170132</text:p>
          </table:table-cell>
          <table:table-cell office:value-type="string" calcext:value-type="string">
            <text:p>non_sexist</text:p>
          </table:table-cell>
          <table:table-cell office:value-type="string" calcext:value-type="string">
            <text:p>От Макарона ниче не зависит. Европарламент все решил за Францию и бюджет прописал.</text:p>
            <text:p>Так что Макарон может продолжать вешать лапшу  😁</text:p>
          </table:table-cell>
        </table:table-row>
        <table:table-row table:style-name="ro1">
          <table:table-cell office:value-type="float" office:value="10170127" calcext:value-type="float">
            <text:p>10170127</text:p>
          </table:table-cell>
          <table:table-cell office:value-type="float" office:value="10170133" calcext:value-type="float">
            <text:p>10170133</text:p>
          </table:table-cell>
          <table:table-cell office:value-type="string" calcext:value-type="string">
            <text:p>non_sexist</text:p>
          </table:table-cell>
          <table:table-cell office:value-type="string" calcext:value-type="string">
            <text:p>Вы хотите, чтобы было как во Франции?</text:p>
          </table:table-cell>
        </table:table-row>
        <table:table-row table:style-name="ro1">
          <table:table-cell office:value-type="float" office:value="10170127" calcext:value-type="float">
            <text:p>10170127</text:p>
          </table:table-cell>
          <table:table-cell office:value-type="float" office:value="10170134" calcext:value-type="float">
            <text:p>10170134</text:p>
          </table:table-cell>
          <table:table-cell office:value-type="string" calcext:value-type="string">
            <text:p>non_sexist</text:p>
          </table:table-cell>
          <table:table-cell office:value-type="string" calcext:value-type="string">
            <text:p>Совсем уже духовность во Франции потеряли</text:p>
          </table:table-cell>
        </table:table-row>
        <table:table-row table:style-name="ro1">
          <table:table-cell office:value-type="float" office:value="10170127" calcext:value-type="float">
            <text:p>10170127</text:p>
          </table:table-cell>
          <table:table-cell office:value-type="float" office:value="10170136" calcext:value-type="float">
            <text:p>10170136</text:p>
          </table:table-cell>
          <table:table-cell office:value-type="string" calcext:value-type="string">
            <text:p>non_sexist</text:p>
          </table:table-cell>
          <table:table-cell office:value-type="string" calcext:value-type="string">
            <text:p>Нам нужны французы, как никогда.</text:p>
          </table:table-cell>
        </table:table-row>
        <table:table-row table:style-name="ro1">
          <table:table-cell office:value-type="float" office:value="10170127" calcext:value-type="float">
            <text:p>10170127</text:p>
          </table:table-cell>
          <table:table-cell office:value-type="float" office:value="10170138" calcext:value-type="float">
            <text:p>10170138</text:p>
          </table:table-cell>
          <table:table-cell office:value-type="string" calcext:value-type="string">
            <text:p>non_sexist</text:p>
          </table:table-cell>
          <table:table-cell office:value-type="string" calcext:value-type="string">
            <text:p>Там же 25 пунктов требований было...</text:p>
          </table:table-cell>
        </table:table-row>
        <table:table-row table:style-name="ro1">
          <table:table-cell office:value-type="float" office:value="10170127" calcext:value-type="float">
            <text:p>10170127</text:p>
          </table:table-cell>
          <table:table-cell office:value-type="float" office:value="10170139" calcext:value-type="float">
            <text:p>10170139</text:p>
          </table:table-cell>
          <table:table-cell office:value-type="string" calcext:value-type="string">
            <text:p>non_sexist</text:p>
          </table:table-cell>
          <table:table-cell office:value-type="string" calcext:value-type="string">
            <text:p>Не правительство а водочные короли</text:p>
          </table:table-cell>
        </table:table-row>
        <table:table-row table:style-name="ro1">
          <table:table-cell office:value-type="float" office:value="10170127" calcext:value-type="float">
            <text:p>10170127</text:p>
          </table:table-cell>
          <table:table-cell office:value-type="float" office:value="10170140" calcext:value-type="float">
            <text:p>10170140</text:p>
          </table:table-cell>
          <table:table-cell office:value-type="string" calcext:value-type="string">
            <text:p>non_sexist</text:p>
          </table:table-cell>
          <table:table-cell office:value-type="string" calcext:value-type="string">
            <text:p>Я тоже протестовал против Макрона в своих интернетах - пусть тоже мне дарит 100 евро каждый месяц. Иначе мои картинки будут беспощадны.</text:p>
          </table:table-cell>
        </table:table-row>
        <table:table-row table:style-name="ro1">
          <table:table-cell office:value-type="float" office:value="10170127" calcext:value-type="float">
            <text:p>10170127</text:p>
          </table:table-cell>
          <table:table-cell office:value-type="float" office:value="10170141" calcext:value-type="float">
            <text:p>10170141</text:p>
          </table:table-cell>
          <table:table-cell office:value-type="string" calcext:value-type="string">
            <text:p>non_sexist</text:p>
          </table:table-cell>
          <table:table-cell office:value-type="string" calcext:value-type="string">
            <text:p>Как же контрастируют на фоне друг друга 2 последние новости...</text:p>
          </table:table-cell>
        </table:table-row>
        <table:table-row table:style-name="ro1">
          <table:table-cell office:value-type="float" office:value="10170127" calcext:value-type="float">
            <text:p>10170127</text:p>
          </table:table-cell>
          <table:table-cell office:value-type="float" office:value="10170144" calcext:value-type="float">
            <text:p>10170144</text:p>
          </table:table-cell>
          <table:table-cell office:value-type="string" calcext:value-type="string">
            <text:p>non_sexist</text:p>
          </table:table-cell>
          <table:table-cell office:value-type="string" calcext:value-type="string">
            <text:p>каждой стране свое🤣 кому уменьшение налогов, а кому боярки</text:p>
          </table:table-cell>
        </table:table-row>
        <table:table-row table:style-name="ro1">
          <table:table-cell office:value-type="float" office:value="10170127" calcext:value-type="float">
            <text:p>10170127</text:p>
          </table:table-cell>
          <table:table-cell office:value-type="float" office:value="10170147" calcext:value-type="float">
            <text:p>10170147</text:p>
          </table:table-cell>
          <table:table-cell office:value-type="string" calcext:value-type="string">
            <text:p>non_sexist</text:p>
          </table:table-cell>
          <table:table-cell office:value-type="string" calcext:value-type="string">
            <text:p>Уже вижу как Пыня звонит Макрону и говорит: Кхее ну ты и лошара, прогнулся под рабов.</text:p>
          </table:table-cell>
        </table:table-row>
        <table:table-row table:style-name="ro1">
          <table:table-cell office:value-type="float" office:value="10170127" calcext:value-type="float">
            <text:p>10170127</text:p>
          </table:table-cell>
          <table:table-cell office:value-type="float" office:value="10170151" calcext:value-type="float">
            <text:p>10170151</text:p>
          </table:table-cell>
          <table:table-cell office:value-type="string" calcext:value-type="string">
            <text:p>non_sexist</text:p>
          </table:table-cell>
          <table:table-cell office:value-type="string" calcext:value-type="string">
            <text:p>Боярышник не дешевле алкоголя? Великий фунфырье негодует, но продолжает делать бояртини</text:p>
          </table:table-cell>
        </table:table-row>
        <table:table-row table:style-name="ro5">
          <table:table-cell office:value-type="float" office:value="10170127" calcext:value-type="float">
            <text:p>10170127</text:p>
          </table:table-cell>
          <table:table-cell office:value-type="float" office:value="10170160" calcext:value-type="float">
            <text:p>10170160</text:p>
          </table:table-cell>
          <table:table-cell office:value-type="string" calcext:value-type="string">
            <text:p>non_sexist</text:p>
          </table:table-cell>
          <table:table-cell office:value-type="string" calcext:value-type="string">
            <text:p>&gt;Во Франции поднимают зарплату и уменьшают налоги;</text:p>
            <text:p>&gt;в России борются с продажей боярышника.</text:p>
            <text:p>______</text:p>
            <text:p>Сверхдержавненько.</text:p>
          </table:table-cell>
        </table:table-row>
        <table:table-row table:style-name="ro1">
          <table:table-cell office:value-type="float" office:value="10170127" calcext:value-type="float">
            <text:p>10170127</text:p>
          </table:table-cell>
          <table:table-cell office:value-type="float" office:value="10170163" calcext:value-type="float">
            <text:p>10170163</text:p>
          </table:table-cell>
          <table:table-cell office:value-type="string" calcext:value-type="string">
            <text:p>non_sexist</text:p>
          </table:table-cell>
          <table:table-cell office:value-type="string" calcext:value-type="string">
            <text:p>Когда в твоей стране минималка 100 евро((</text:p>
          </table:table-cell>
        </table:table-row>
        <table:table-row table:style-name="ro1">
          <table:table-cell office:value-type="float" office:value="10170127" calcext:value-type="float">
            <text:p>10170127</text:p>
          </table:table-cell>
          <table:table-cell office:value-type="float" office:value="10170165" calcext:value-type="float">
            <text:p>10170165</text:p>
          </table:table-cell>
          <table:table-cell office:value-type="string" calcext:value-type="string">
            <text:p>non_sexist</text:p>
          </table:table-cell>
          <table:table-cell office:value-type="string" calcext:value-type="string">
            <text:p>Правильно, чего это полноценный напиток будет дешевле обычного пойла</text:p>
          </table:table-cell>
        </table:table-row>
        <table:table-row table:style-name="ro3">
          <table:table-cell office:value-type="float" office:value="10170127" calcext:value-type="float">
            <text:p>10170127</text:p>
          </table:table-cell>
          <table:table-cell office:value-type="float" office:value="10170167" calcext:value-type="float">
            <text:p>10170167</text:p>
          </table:table-cell>
          <table:table-cell office:value-type="string" calcext:value-type="string">
            <text:p>non_sexist</text:p>
          </table:table-cell>
          <table:table-cell office:value-type="string" calcext:value-type="string">
            <text:p>Потому что вот уж что поможет малоимущим, так это повышение мрот, чтобы их либо резко посокращали в угоду автоматизации, либо оставили двух из двухста. Вот теперь заживут. Канада и Финляндия не протянули и двух лет эксперимента.</text:p>
            <text:p>И вот уж кто не перетрудится, так это французы. 88% рейсов AirFrance – автоматическое неприбытие багажа.</text:p>
          </table:table-cell>
        </table:table-row>
        <table:table-row table:style-name="ro6">
          <table:table-cell office:value-type="float" office:value="10170127" calcext:value-type="float">
            <text:p>10170127</text:p>
          </table:table-cell>
          <table:table-cell office:value-type="float" office:value="10170169" calcext:value-type="float">
            <text:p>10170169</text:p>
          </table:table-cell>
          <table:table-cell office:value-type="string" calcext:value-type="string">
            <text:p>non_sexist</text:p>
          </table:table-cell>
          <table:table-cell office:value-type="string" calcext:value-type="string">
            <text:p>контраст новостей зашкаливает</text:p>
            <text:p/>
            <text:p>- Правительство РФ запретило продавать «Боярышник» дешевле алкоголя</text:p>
            <text:p/>
            <text:p>- Американский спутник Вояджер-2 покинул гелиосферу и вышел в межзвёздное пространство</text:p>
          </table:table-cell>
        </table:table-row>
        <table:table-row table:style-name="ro1">
          <table:table-cell office:value-type="float" office:value="10170127" calcext:value-type="float">
            <text:p>10170127</text:p>
          </table:table-cell>
          <table:table-cell office:value-type="float" office:value="10170186" calcext:value-type="float">
            <text:p>10170186</text:p>
          </table:table-cell>
          <table:table-cell office:value-type="string" calcext:value-type="string">
            <text:p>non_sexist</text:p>
          </table:table-cell>
          <table:table-cell office:value-type="string" calcext:value-type="string">
            <text:p>Сечин дал взятку, почему он не сидит за компанию с Улюкаевым?)</text:p>
          </table:table-cell>
        </table:table-row>
        <table:table-row table:style-name="ro1">
          <table:table-cell office:value-type="float" office:value="10170127" calcext:value-type="float">
            <text:p>10170127</text:p>
          </table:table-cell>
          <table:table-cell office:value-type="float" office:value="10170190" calcext:value-type="float">
            <text:p>10170190</text:p>
          </table:table-cell>
          <table:table-cell office:value-type="string" calcext:value-type="string">
            <text:p>non_sexist</text:p>
          </table:table-cell>
          <table:table-cell office:value-type="string" calcext:value-type="string">
            <text:p>Тут в России МРОТ в принципе около 100 евро. Офигеть😱</text:p>
          </table:table-cell>
        </table:table-row>
        <table:table-row table:style-name="ro1">
          <table:table-cell office:value-type="float" office:value="10170127" calcext:value-type="float">
            <text:p>10170127</text:p>
          </table:table-cell>
          <table:table-cell office:value-type="float" office:value="10170194" calcext:value-type="float">
            <text:p>10170194</text:p>
          </table:table-cell>
          <table:table-cell office:value-type="string" calcext:value-type="string">
            <text:p>non_sexist</text:p>
          </table:table-cell>
          <table:table-cell office:value-type="string" calcext:value-type="string">
            <text:p>Поднимет мининамальную на минимальную в России))</text:p>
          </table:table-cell>
        </table:table-row>
        <table:table-row table:style-name="ro1">
          <table:table-cell office:value-type="float" office:value="10170127" calcext:value-type="float">
            <text:p>10170127</text:p>
          </table:table-cell>
          <table:table-cell office:value-type="float" office:value="10170195" calcext:value-type="float">
            <text:p>10170195</text:p>
          </table:table-cell>
          <table:table-cell office:value-type="string" calcext:value-type="string">
            <text:p>non_sexist</text:p>
          </table:table-cell>
          <table:table-cell office:value-type="string" calcext:value-type="string">
            <text:p>А нам цены на боярышник повысили. Последнее забирают</text:p>
          </table:table-cell>
        </table:table-row>
        <table:table-row table:style-name="ro1">
          <table:table-cell office:value-type="float" office:value="10170127" calcext:value-type="float">
            <text:p>10170127</text:p>
          </table:table-cell>
          <table:table-cell office:value-type="float" office:value="10170199" calcext:value-type="float">
            <text:p>10170199</text:p>
          </table:table-cell>
          <table:table-cell office:value-type="string" calcext:value-type="string">
            <text:p>non_sexist</text:p>
          </table:table-cell>
          <table:table-cell office:value-type="string" calcext:value-type="string">
            <text:p>В чем проблема просто отменить боярышник?</text:p>
          </table:table-cell>
        </table:table-row>
        <table:table-row table:style-name="ro1">
          <table:table-cell office:value-type="float" office:value="10170127" calcext:value-type="float">
            <text:p>10170127</text:p>
          </table:table-cell>
          <table:table-cell office:value-type="float" office:value="10170202" calcext:value-type="float">
            <text:p>10170202</text:p>
          </table:table-cell>
          <table:table-cell office:value-type="string" calcext:value-type="string">
            <text:p>non_sexist</text:p>
          </table:table-cell>
          <table:table-cell office:value-type="string" calcext:value-type="string">
            <text:p>Так, Макрон уменьшил налоги, поднял минималку, но человек года Трамп и Путин. Боярышник теперь дороже водки, но человек года Трамп и Путин... Эй, вы чего там!?</text:p>
          </table:table-cell>
        </table:table-row>
        <table:table-row table:style-name="ro1">
          <table:table-cell office:value-type="float" office:value="10170127" calcext:value-type="float">
            <text:p>10170127</text:p>
          </table:table-cell>
          <table:table-cell office:value-type="float" office:value="10170203" calcext:value-type="float">
            <text:p>10170203</text:p>
          </table:table-cell>
          <table:table-cell office:value-type="string" calcext:value-type="string">
            <text:p>non_sexist</text:p>
          </table:table-cell>
          <table:table-cell office:value-type="string" calcext:value-type="string">
            <text:p>нужно скидывать эту новость всем, кто говорит что протестами ничего не добьешься</text:p>
          </table:table-cell>
        </table:table-row>
        <table:table-row table:style-name="ro1">
          <table:table-cell office:value-type="float" office:value="10170127" calcext:value-type="float">
            <text:p>10170127</text:p>
          </table:table-cell>
          <table:table-cell office:value-type="float" office:value="10170204" calcext:value-type="float">
            <text:p>10170204</text:p>
          </table:table-cell>
          <table:table-cell office:value-type="string" calcext:value-type="string">
            <text:p>non_sexist</text:p>
          </table:table-cell>
          <table:table-cell office:value-type="string" calcext:value-type="string">
            <text:p>Бензин вот до 100 р за литр поднимут - терпилы тачки не бросят а схавают и будут заправляться , но боярышник !!! Вот кто у нас бунт реальный поднимет! Алкаши !</text:p>
          </table:table-cell>
        </table:table-row>
        <table:table-row table:style-name="ro6">
          <table:table-cell office:value-type="float" office:value="10170127" calcext:value-type="float">
            <text:p>10170127</text:p>
          </table:table-cell>
          <table:table-cell office:value-type="float" office:value="10170207" calcext:value-type="float">
            <text:p>10170207</text:p>
          </table:table-cell>
          <table:table-cell office:value-type="string" calcext:value-type="string">
            <text:p>non_sexist</text:p>
          </table:table-cell>
          <table:table-cell office:value-type="string" calcext:value-type="string">
            <text:p>Макрон пообещал выполнить требования протестующих: поднять минимальную зарплату на 100 евро и уменьшить налоги;</text:p>
            <text:p/>
            <text:p>Правительство запретило продавать «Боярышник» дешевле алкоголя</text:p>
            <text:p/>
            <text:p>В этих строчках вся разница между цивилизованой Европой и стабильной Россией</text:p>
          </table:table-cell>
        </table:table-row>
        <table:table-row table:style-name="ro1">
          <table:table-cell office:value-type="float" office:value="10170127" calcext:value-type="float">
            <text:p>10170127</text:p>
          </table:table-cell>
          <table:table-cell office:value-type="float" office:value="10170208" calcext:value-type="float">
            <text:p>10170208</text:p>
          </table:table-cell>
          <table:table-cell office:value-type="string" calcext:value-type="string">
            <text:p>non_sexist</text:p>
          </table:table-cell>
          <table:table-cell office:value-type="string" calcext:value-type="string">
            <text:p>бояра это да, чтоб наша нищета покупала дорогущую водку, что под ними, а вот как во франции з/п поднять и налоги снизить, этого никогда не дождешься</text:p>
          </table:table-cell>
        </table:table-row>
        <table:table-row table:style-name="ro1">
          <table:table-cell office:value-type="float" office:value="10170127" calcext:value-type="float">
            <text:p>10170127</text:p>
          </table:table-cell>
          <table:table-cell office:value-type="float" office:value="10170213" calcext:value-type="float">
            <text:p>10170213</text:p>
          </table:table-cell>
          <table:table-cell office:value-type="string" calcext:value-type="string">
            <text:p>non_sexist</text:p>
          </table:table-cell>
          <table:table-cell office:value-type="string" calcext:value-type="string">
            <text:p>"Макрон пообещал выполнить требования протестующих: Путин и Трамп вошли в шорт-лист «Человека года-2018» по версии <text:s/>«Боярышника»"</text:p>
          </table:table-cell>
        </table:table-row>
        <table:table-row table:style-name="ro1">
          <table:table-cell office:value-type="float" office:value="10170127" calcext:value-type="float">
            <text:p>10170127</text:p>
          </table:table-cell>
          <table:table-cell office:value-type="float" office:value="10170215" calcext:value-type="float">
            <text:p>10170215</text:p>
          </table:table-cell>
          <table:table-cell office:value-type="string" calcext:value-type="string">
            <text:p>non_sexist</text:p>
          </table:table-cell>
          <table:table-cell office:value-type="string" calcext:value-type="string">
            <text:p>Третья новость-надо избавиться от того и другого.</text:p>
          </table:table-cell>
        </table:table-row>
        <table:table-row table:style-name="ro1">
          <table:table-cell office:value-type="float" office:value="10170127" calcext:value-type="float">
            <text:p>10170127</text:p>
          </table:table-cell>
          <table:table-cell office:value-type="float" office:value="10170219" calcext:value-type="float">
            <text:p>10170219</text:p>
          </table:table-cell>
          <table:table-cell office:value-type="string" calcext:value-type="string">
            <text:p>non_sexist</text:p>
          </table:table-cell>
          <table:table-cell office:value-type="string" calcext:value-type="string">
            <text:p>У нас уже настолько скучно депутатам, что они не знают, на что закон издать и где ещё денег взять</text:p>
          </table:table-cell>
        </table:table-row>
        <table:table-row table:style-name="ro1">
          <table:table-cell office:value-type="float" office:value="10170127" calcext:value-type="float">
            <text:p>10170127</text:p>
          </table:table-cell>
          <table:table-cell office:value-type="float" office:value="10170221" calcext:value-type="float">
            <text:p>10170221</text:p>
          </table:table-cell>
          <table:table-cell office:value-type="string" calcext:value-type="string">
            <text:p>non_sexist</text:p>
          </table:table-cell>
          <table:table-cell office:value-type="string" calcext:value-type="string">
            <text:p>это получается все спиртовые растворы различных препаратов так же будут стоить минимум 41 руб за 100мл? сейчас в среднем цена 15–20рублей... <text:s/>в 2 раза вырастет цена... мда</text:p>
          </table:table-cell>
        </table:table-row>
        <table:table-row table:style-name="ro1">
          <table:table-cell office:value-type="float" office:value="10170127" calcext:value-type="float">
            <text:p>10170127</text:p>
          </table:table-cell>
          <table:table-cell office:value-type="float" office:value="10170226" calcext:value-type="float">
            <text:p>10170226</text:p>
          </table:table-cell>
          <table:table-cell office:value-type="string" calcext:value-type="string">
            <text:p>non_sexist</text:p>
          </table:table-cell>
          <table:table-cell office:value-type="string" calcext:value-type="string">
            <text:p>Можно 0.7 боярышника и яблочный сок? Сегодня гуляем. Зп выдали.</text:p>
          </table:table-cell>
        </table:table-row>
        <table:table-row table:style-name="ro1">
          <table:table-cell office:value-type="float" office:value="10170127" calcext:value-type="float">
            <text:p>10170127</text:p>
          </table:table-cell>
          <table:table-cell office:value-type="float" office:value="10170232" calcext:value-type="float">
            <text:p>10170232</text:p>
          </table:table-cell>
          <table:table-cell office:value-type="string" calcext:value-type="string">
            <text:p>non_sexist</text:p>
          </table:table-cell>
          <table:table-cell office:value-type="string" calcext:value-type="string">
            <text:p>боярышник дороже алкоголя🤣🤣диз-топливо дороже бензина😕😒...фанера дороже массива....чувствую себя незнайкой на луне....</text:p>
          </table:table-cell>
        </table:table-row>
        <table:table-row table:style-name="ro1">
          <table:table-cell office:value-type="float" office:value="10170127" calcext:value-type="float">
            <text:p>10170127</text:p>
          </table:table-cell>
          <table:table-cell office:value-type="float" office:value="10170233" calcext:value-type="float">
            <text:p>10170233</text:p>
          </table:table-cell>
          <table:table-cell office:value-type="string" calcext:value-type="string">
            <text:p>non_sexist</text:p>
          </table:table-cell>
          <table:table-cell office:value-type="string" calcext:value-type="string">
            <text:p>Во Франции зп поднимают, а у нас теперь даже боярой не спиться. Всё ради Владимира Владимировича, храни его Бог и Time</text:p>
          </table:table-cell>
        </table:table-row>
        <table:table-row table:style-name="ro1">
          <table:table-cell office:value-type="float" office:value="10170127" calcext:value-type="float">
            <text:p>10170127</text:p>
          </table:table-cell>
          <table:table-cell office:value-type="float" office:value="10170234" calcext:value-type="float">
            <text:p>10170234</text:p>
          </table:table-cell>
          <table:table-cell office:value-type="string" calcext:value-type="string">
            <text:p>non_sexist</text:p>
          </table:table-cell>
          <table:table-cell office:value-type="string" calcext:value-type="string">
            <text:p>Правительство запретило продавать «Боярышник» дешевле алкоголя - Опять лекарства дорожают.</text:p>
          </table:table-cell>
        </table:table-row>
        <table:table-row table:style-name="ro1">
          <table:table-cell office:value-type="float" office:value="10170127" calcext:value-type="float">
            <text:p>10170127</text:p>
          </table:table-cell>
          <table:table-cell office:value-type="float" office:value="10170236" calcext:value-type="float">
            <text:p>10170236</text:p>
          </table:table-cell>
          <table:table-cell office:value-type="string" calcext:value-type="string">
            <text:p>non_sexist</text:p>
          </table:table-cell>
          <table:table-cell office:value-type="string" calcext:value-type="string">
            <text:p>Не приведет ли повышение цены к боярышниковому бунту и революции?</text:p>
          </table:table-cell>
        </table:table-row>
        <table:table-row table:style-name="ro1">
          <table:table-cell office:value-type="float" office:value="10170127" calcext:value-type="float">
            <text:p>10170127</text:p>
          </table:table-cell>
          <table:table-cell office:value-type="float" office:value="10170239" calcext:value-type="float">
            <text:p>10170239</text:p>
          </table:table-cell>
          <table:table-cell office:value-type="string" calcext:value-type="string">
            <text:p>non_sexist</text:p>
          </table:table-cell>
          <table:table-cell office:value-type="string" calcext:value-type="string">
            <text:p>а за боярышник тоже французы тащили?</text:p>
          </table:table-cell>
        </table:table-row>
        <table:table-row table:style-name="ro1">
          <table:table-cell office:value-type="float" office:value="10170127" calcext:value-type="float">
            <text:p>10170127</text:p>
          </table:table-cell>
          <table:table-cell office:value-type="float" office:value="10170250" calcext:value-type="float">
            <text:p>10170250</text:p>
          </table:table-cell>
          <table:table-cell office:value-type="string" calcext:value-type="string">
            <text:p>non_sexist</text:p>
          </table:table-cell>
          <table:table-cell office:value-type="string" calcext:value-type="string">
            <text:p>Ну, классическая в таких случаях картинка.</text:p>
          </table:table-cell>
        </table:table-row>
        <table:table-row table:style-name="ro1">
          <table:table-cell office:value-type="float" office:value="10170127" calcext:value-type="float">
            <text:p>10170127</text:p>
          </table:table-cell>
          <table:table-cell office:value-type="float" office:value="10170255" calcext:value-type="float">
            <text:p>10170255</text:p>
          </table:table-cell>
          <table:table-cell office:value-type="string" calcext:value-type="string">
            <text:p>non_sexist</text:p>
          </table:table-cell>
          <table:table-cell office:value-type="string" calcext:value-type="string">
            <text:p>-скажи-ка дядя, ведь не даром налог на перец мы поднимем, французы, где вы *лять!</text:p>
          </table:table-cell>
        </table:table-row>
        <table:table-row table:style-name="ro1">
          <table:table-cell office:value-type="float" office:value="10170127" calcext:value-type="float">
            <text:p>10170127</text:p>
          </table:table-cell>
          <table:table-cell office:value-type="float" office:value="10170256" calcext:value-type="float">
            <text:p>10170256</text:p>
          </table:table-cell>
          <table:table-cell office:value-type="string" calcext:value-type="string">
            <text:p>non_sexist</text:p>
          </table:table-cell>
          <table:table-cell office:value-type="string" calcext:value-type="string">
            <text:p>ага, и к мрот <text:s/>им 100 евро вынь да положь, и налоги понизь. так не работает, посоны</text:p>
          </table:table-cell>
        </table:table-row>
        <table:table-row table:style-name="ro1">
          <table:table-cell office:value-type="float" office:value="10170127" calcext:value-type="float">
            <text:p>10170127</text:p>
          </table:table-cell>
          <table:table-cell office:value-type="float" office:value="10170257" calcext:value-type="float">
            <text:p>10170257</text:p>
          </table:table-cell>
          <table:table-cell office:value-type="string" calcext:value-type="string">
            <text:p>non_sexist</text:p>
          </table:table-cell>
          <table:table-cell office:value-type="string" calcext:value-type="string">
            <text:p>Поднять зп на 100 евро, что ??? Как они это делают? Просто плюс 7к к зп, это не вероятно.</text:p>
          </table:table-cell>
        </table:table-row>
        <table:table-row table:style-name="ro1">
          <table:table-cell office:value-type="float" office:value="10170127" calcext:value-type="float">
            <text:p>10170127</text:p>
          </table:table-cell>
          <table:table-cell office:value-type="float" office:value="10170294" calcext:value-type="float">
            <text:p>10170294</text:p>
          </table:table-cell>
          <table:table-cell office:value-type="string" calcext:value-type="string">
            <text:p>non_sexist</text:p>
          </table:table-cell>
          <table:table-cell office:value-type="string" calcext:value-type="string">
            <text:p>"Папа ,теперь ты будешь меньше пить ???Нет сынок ты будешь меньше есть !!!"</text:p>
          </table:table-cell>
        </table:table-row>
        <table:table-row table:style-name="ro3">
          <table:table-cell office:value-type="float" office:value="10170127" calcext:value-type="float">
            <text:p>10170127</text:p>
          </table:table-cell>
          <table:table-cell office:value-type="float" office:value="10170310" calcext:value-type="float">
            <text:p>10170310</text:p>
          </table:table-cell>
          <table:table-cell office:value-type="string" calcext:value-type="string">
            <text:p>non_sexist</text:p>
          </table:table-cell>
          <table:table-cell office:value-type="string" calcext:value-type="string">
            <text:p>Вот терпилы в правительстве Франции</text:p>
            <text:p>Не то что наши. Это Россия!</text:p>
          </table:table-cell>
        </table:table-row>
        <table:table-row table:style-name="ro1">
          <table:table-cell office:value-type="float" office:value="10170127" calcext:value-type="float">
            <text:p>10170127</text:p>
          </table:table-cell>
          <table:table-cell office:value-type="float" office:value="10170321" calcext:value-type="float">
            <text:p>10170321</text:p>
          </table:table-cell>
          <table:table-cell office:value-type="string" calcext:value-type="string">
            <text:p>non_sexist</text:p>
          </table:table-cell>
          <table:table-cell office:value-type="string" calcext:value-type="string">
            <text:p>Протестующих могли посадить на бутылку и обозвать пятой колонной! Но это не гусский мир</text:p>
          </table:table-cell>
        </table:table-row>
        <table:table-row table:style-name="ro3">
          <table:table-cell office:value-type="float" office:value="10170127" calcext:value-type="float">
            <text:p>10170127</text:p>
          </table:table-cell>
          <table:table-cell office:value-type="float" office:value="10170344" calcext:value-type="float">
            <text:p>10170344</text:p>
          </table:table-cell>
          <table:table-cell office:value-type="string" calcext:value-type="string">
            <text:p>non_sexist</text:p>
          </table:table-cell>
          <table:table-cell office:value-type="string" calcext:value-type="string">
            <text:p>Ох уж этот загнивающий запад... за то у нас гей парады не разрешают)</text:p>
            <text:p>Только по тв на центральных каналах в прайм тайм лгбтшников показывают)</text:p>
          </table:table-cell>
        </table:table-row>
        <table:table-row table:style-name="ro5">
          <table:table-cell office:value-type="float" office:value="10170127" calcext:value-type="float">
            <text:p>10170127</text:p>
          </table:table-cell>
          <table:table-cell office:value-type="float" office:value="10170355" calcext:value-type="float">
            <text:p>10170355</text:p>
          </table:table-cell>
          <table:table-cell office:value-type="string" calcext:value-type="string">
            <text:p>non_sexist</text:p>
          </table:table-cell>
          <table:table-cell office:value-type="string" calcext:value-type="string">
            <text:p>Франция: повысили з/п</text:p>
            <text:p>Россия: чтото опять запретили</text:p>
            <text:p/>
            <text:p>А вы говорите митинги не работают...</text:p>
          </table:table-cell>
        </table:table-row>
        <table:table-row table:style-name="ro5">
          <table:table-cell office:value-type="float" office:value="10170127" calcext:value-type="float">
            <text:p>10170127</text:p>
          </table:table-cell>
          <table:table-cell office:value-type="float" office:value="10170374" calcext:value-type="float">
            <text:p>10170374</text:p>
          </table:table-cell>
          <table:table-cell office:value-type="string" calcext:value-type="string">
            <text:p>non_sexist</text:p>
          </table:table-cell>
          <table:table-cell office:value-type="string" calcext:value-type="string">
            <text:p>Всевышний ВВП:</text:p>
            <text:p>— Мы поднимаем минимальную зарплату на 100 евро!</text:p>
            <text:p>— И сколько она теперь?</text:p>
            <text:p>— 100 евро!</text:p>
          </table:table-cell>
        </table:table-row>
        <table:table-row table:style-name="ro1">
          <table:table-cell office:value-type="float" office:value="10170127" calcext:value-type="float">
            <text:p>10170127</text:p>
          </table:table-cell>
          <table:table-cell office:value-type="float" office:value="10170395" calcext:value-type="float">
            <text:p>10170395</text:p>
          </table:table-cell>
          <table:table-cell office:value-type="string" calcext:value-type="string">
            <text:p>non_sexist</text:p>
          </table:table-cell>
          <table:table-cell office:value-type="string" calcext:value-type="string">
            <text:p>На 100 евро? Это в два раза чтоли сделают? Я просто с России</text:p>
          </table:table-cell>
        </table:table-row>
        <table:table-row table:style-name="ro8">
          <table:table-cell office:value-type="float" office:value="10170127" calcext:value-type="float">
            <text:p>10170127</text:p>
          </table:table-cell>
          <table:table-cell office:value-type="float" office:value="10170398" calcext:value-type="float">
            <text:p>10170398</text:p>
          </table:table-cell>
          <table:table-cell office:value-type="string" calcext:value-type="string">
            <text:p>non_sexist</text:p>
          </table:table-cell>
          <table:table-cell office:value-type="string" calcext:value-type="string">
            <text:p>Макрон ч м о , Пыня всех бы танками задавил протестующих , и утопил их всех в своей крови но Майдан не допустил, и не одно требование не выполнил бы чтобы не допустить все больших требований </text:p>
            <text:p/>
            <text:p>Контраст систем </text:p>
            <text:p/>
            <text:p>Либеральная: где свой народ уважают считаются с ним и считают за людей </text:p>
            <text:p/>
            <text:p>Диктаторская консервативная система:</text:p>
            <text:p/>
            <text:p>Народ это рабы бесправные , запретить им гей парады и пусть будет  духовность и пусть едят г@вно с лопаты и платят налоги в большом количестве и вообще все кто бузотерят посадить на бутылку)</text:p>
          </table:table-cell>
        </table:table-row>
        <table:table-row table:style-name="ro1">
          <table:table-cell office:value-type="float" office:value="10170127" calcext:value-type="float">
            <text:p>10170127</text:p>
          </table:table-cell>
          <table:table-cell office:value-type="float" office:value="10170419" calcext:value-type="float">
            <text:p>10170419</text:p>
          </table:table-cell>
          <table:table-cell office:value-type="string" calcext:value-type="string">
            <text:p>non_sexist</text:p>
          </table:table-cell>
          <table:table-cell office:value-type="string" calcext:value-type="string">
            <text:p>Минималку повышает Макрон, а человек года всё равно Путин☹️</text:p>
          </table:table-cell>
        </table:table-row>
        <table:table-row table:style-name="ro1">
          <table:table-cell office:value-type="float" office:value="10170127" calcext:value-type="float">
            <text:p>10170127</text:p>
          </table:table-cell>
          <table:table-cell office:value-type="float" office:value="10170440" calcext:value-type="float">
            <text:p>10170440</text:p>
          </table:table-cell>
          <table:table-cell office:value-type="string" calcext:value-type="string">
            <text:p>non_sexist</text:p>
          </table:table-cell>
          <table:table-cell office:value-type="string" calcext:value-type="string">
            <text:p>Вам не кажется что Россия не великая страна, если во Франции минимальную зарплату повышают на сумму соразмерной половине минимальной зарплаты в России?🐥</text:p>
          </table:table-cell>
        </table:table-row>
        <table:table-row table:style-name="ro1">
          <table:table-cell office:value-type="float" office:value="10170127" calcext:value-type="float">
            <text:p>10170127</text:p>
          </table:table-cell>
          <table:table-cell office:value-type="float" office:value="10170456" calcext:value-type="float">
            <text:p>10170456</text:p>
          </table:table-cell>
          <table:table-cell office:value-type="string" calcext:value-type="string">
            <text:p>non_sexist</text:p>
          </table:table-cell>
          <table:table-cell office:value-type="string" calcext:value-type="string">
            <text:p>И что, бояра будет 41 рубль за сотку? Всё равно стопарик водяры дороже 🤔🤔🤔</text:p>
          </table:table-cell>
        </table:table-row>
        <table:table-row table:style-name="ro1">
          <table:table-cell office:value-type="float" office:value="10170127" calcext:value-type="float">
            <text:p>10170127</text:p>
          </table:table-cell>
          <table:table-cell office:value-type="float" office:value="10170477" calcext:value-type="float">
            <text:p>10170477</text:p>
          </table:table-cell>
          <table:table-cell office:value-type="string" calcext:value-type="string">
            <text:p>non_sexist</text:p>
          </table:table-cell>
          <table:table-cell office:value-type="string" calcext:value-type="string">
            <text:p>У нас МРОТ - ВСЕГО 159 евро!!! А он им на 100 евро увеличит... однако...</text:p>
          </table:table-cell>
        </table:table-row>
        <table:table-row table:style-name="ro1">
          <table:table-cell office:value-type="float" office:value="10170127" calcext:value-type="float">
            <text:p>10170127</text:p>
          </table:table-cell>
          <table:table-cell office:value-type="float" office:value="10170479" calcext:value-type="float">
            <text:p>10170479</text:p>
          </table:table-cell>
          <table:table-cell office:value-type="string" calcext:value-type="string">
            <text:p>non_sexist</text:p>
          </table:table-cell>
          <table:table-cell office:value-type="string" calcext:value-type="string">
            <text:p>В Европе протестуют, получают хоть что-то, у нас обсуждают на кухне правительство, а что-то делать, кишка тонка. В итоге сосём свой же х*й.</text:p>
          </table:table-cell>
        </table:table-row>
        <table:table-row table:style-name="ro1">
          <table:table-cell office:value-type="float" office:value="10170127" calcext:value-type="float">
            <text:p>10170127</text:p>
          </table:table-cell>
          <table:table-cell office:value-type="float" office:value="10170538" calcext:value-type="float">
            <text:p>10170538</text:p>
          </table:table-cell>
          <table:table-cell office:value-type="string" calcext:value-type="string">
            <text:p>non_sexist</text:p>
          </table:table-cell>
          <table:table-cell office:value-type="string" calcext:value-type="string">
            <text:p>Боярышник! Нанопрорыв-2018, вся Америка завидует, утирая горючие слезы. Теперь-то заживем!</text:p>
          </table:table-cell>
        </table:table-row>
        <table:table-row table:style-name="ro1">
          <table:table-cell office:value-type="float" office:value="10170127" calcext:value-type="float">
            <text:p>10170127</text:p>
          </table:table-cell>
          <table:table-cell office:value-type="float" office:value="10170661" calcext:value-type="float">
            <text:p>10170661</text:p>
          </table:table-cell>
          <table:table-cell office:value-type="string" calcext:value-type="string">
            <text:p>non_sexist</text:p>
          </table:table-cell>
          <table:table-cell office:value-type="string" calcext:value-type="string">
            <text:p>Путен пообещал выполнить требования протестующих: поднять в Франции минимальную зарплату на 100 евро и уменьшить налоги!</text:p>
          </table:table-cell>
        </table:table-row>
        <table:table-row table:style-name="ro1">
          <table:table-cell office:value-type="float" office:value="10170127" calcext:value-type="float">
            <text:p>10170127</text:p>
          </table:table-cell>
          <table:table-cell office:value-type="float" office:value="10170663" calcext:value-type="float">
            <text:p>10170663</text:p>
          </table:table-cell>
          <table:table-cell office:value-type="string" calcext:value-type="string">
            <text:p>non_sexist</text:p>
          </table:table-cell>
          <table:table-cell office:value-type="string" calcext:value-type="string">
            <text:p>Макрон, это ты зря. Теперь они с улиц вообще не уйдут. Требования будут новые и новые. У кого то нет яиц.</text:p>
          </table:table-cell>
        </table:table-row>
        <table:table-row table:style-name="ro1">
          <table:table-cell office:value-type="float" office:value="10170127" calcext:value-type="float">
            <text:p>10170127</text:p>
          </table:table-cell>
          <table:table-cell office:value-type="float" office:value="10170664" calcext:value-type="float">
            <text:p>10170664</text:p>
          </table:table-cell>
          <table:table-cell office:value-type="string" calcext:value-type="string">
            <text:p>non_sexist</text:p>
          </table:table-cell>
          <table:table-cell office:value-type="string" calcext:value-type="string">
            <text:p>Вы хотите, чтоб у нас тоже устроили бунд, как во Франции? Тогда снизьте цену на бояру обратно!</text:p>
          </table:table-cell>
        </table:table-row>
        <table:table-row table:style-name="ro1">
          <table:table-cell office:value-type="float" office:value="10170127" calcext:value-type="float">
            <text:p>10170127</text:p>
          </table:table-cell>
          <table:table-cell office:value-type="float" office:value="10170670" calcext:value-type="float">
            <text:p>10170670</text:p>
          </table:table-cell>
          <table:table-cell office:value-type="string" calcext:value-type="string">
            <text:p>non_sexist</text:p>
          </table:table-cell>
          <table:table-cell office:value-type="string" calcext:value-type="string">
            <text:p>Завезите к нам пару тысяч французов</text:p>
          </table:table-cell>
        </table:table-row>
        <table:table-row table:style-name="ro1">
          <table:table-cell office:value-type="float" office:value="10170127" calcext:value-type="float">
            <text:p>10170127</text:p>
          </table:table-cell>
          <table:table-cell office:value-type="float" office:value="10170699" calcext:value-type="float">
            <text:p>10170699</text:p>
          </table:table-cell>
          <table:table-cell office:value-type="string" calcext:value-type="string">
            <text:p>non_sexist</text:p>
          </table:table-cell>
          <table:table-cell office:value-type="string" calcext:value-type="string">
            <text:p>А самого Сечина оштрафовать приставы не могли?</text:p>
          </table:table-cell>
        </table:table-row>
        <table:table-row table:style-name="ro1">
          <table:table-cell office:value-type="float" office:value="10170127" calcext:value-type="float">
            <text:p>10170127</text:p>
          </table:table-cell>
          <table:table-cell office:value-type="float" office:value="10170701" calcext:value-type="float">
            <text:p>10170701</text:p>
          </table:table-cell>
          <table:table-cell office:value-type="string" calcext:value-type="string">
            <text:p>non_sexist</text:p>
          </table:table-cell>
          <table:table-cell office:value-type="string" calcext:value-type="string">
            <text:p>отвеь смешным рабам россиянам которые говорят«ну а что мы можем сделать</text:p>
          </table:table-cell>
        </table:table-row>
        <table:table-row table:style-name="ro1">
          <table:table-cell office:value-type="float" office:value="10170127" calcext:value-type="float">
            <text:p>10170127</text:p>
          </table:table-cell>
          <table:table-cell office:value-type="float" office:value="10170702" calcext:value-type="float">
            <text:p>10170702</text:p>
          </table:table-cell>
          <table:table-cell office:value-type="string" calcext:value-type="string">
            <text:p>non_sexist</text:p>
          </table:table-cell>
          <table:table-cell office:value-type="string" calcext:value-type="string">
            <text:p>С боярышником прям лучшее решение. 10 из 10</text:p>
          </table:table-cell>
        </table:table-row>
        <table:table-row table:style-name="ro1">
          <table:table-cell office:value-type="float" office:value="10170127" calcext:value-type="float">
            <text:p>10170127</text:p>
          </table:table-cell>
          <table:table-cell office:value-type="float" office:value="10170708" calcext:value-type="float">
            <text:p>10170708</text:p>
          </table:table-cell>
          <table:table-cell office:value-type="string" calcext:value-type="string">
            <text:p>non_sexist</text:p>
          </table:table-cell>
          <table:table-cell office:value-type="string" calcext:value-type="string">
            <text:p>Вот ничему опыт предыдущих поколений не учит борцунов с алкоголем (хотя все мы знаем, что х*й они клали на злоупотребляющих, цель лишь кармашки поплотнее себе набить). Повышение цены на фоне нищеты и безысходности заставит всех фунфурье переходить на незамерзайку, техническое г*вно и травиться еще интенсивнее, но уж точно не бросать пить. Ах да, еще пострадают пенсионеры с месячным доходом в величину прибавки зарплаты французам, покупающие настойки собственно по назначению.</text:p>
          </table:table-cell>
        </table:table-row>
        <table:table-row table:style-name="ro1">
          <table:table-cell office:value-type="float" office:value="10170127" calcext:value-type="float">
            <text:p>10170127</text:p>
          </table:table-cell>
          <table:table-cell office:value-type="float" office:value="10170716" calcext:value-type="float">
            <text:p>10170716</text:p>
          </table:table-cell>
          <table:table-cell office:value-type="string" calcext:value-type="string">
            <text:p>non_sexist</text:p>
          </table:table-cell>
          <table:table-cell office:value-type="string" calcext:value-type="string">
            <text:p>Это Франция )) во Франции и феминизм процветает получше нашего ))) <text:s/>ужасные феминистки,куда катится Франция ))</text:p>
          </table:table-cell>
        </table:table-row>
        <table:table-row table:style-name="ro1">
          <table:table-cell office:value-type="float" office:value="10170127" calcext:value-type="float">
            <text:p>10170127</text:p>
          </table:table-cell>
          <table:table-cell office:value-type="float" office:value="10170732" calcext:value-type="float">
            <text:p>10170732</text:p>
          </table:table-cell>
          <table:table-cell office:value-type="string" calcext:value-type="string">
            <text:p>non_sexist</text:p>
          </table:table-cell>
          <table:table-cell office:value-type="string" calcext:value-type="string">
            <text:p>Если Улюкаев виновен, то почему Сечин не в тюрьме?</text:p>
          </table:table-cell>
        </table:table-row>
        <table:table-row table:style-name="ro1">
          <table:table-cell office:value-type="float" office:value="10170127" calcext:value-type="float">
            <text:p>10170127</text:p>
          </table:table-cell>
          <table:table-cell office:value-type="float" office:value="10170736" calcext:value-type="float">
            <text:p>10170736</text:p>
          </table:table-cell>
          <table:table-cell office:value-type="string" calcext:value-type="string">
            <text:p>non_sexist</text:p>
          </table:table-cell>
          <table:table-cell office:value-type="string" calcext:value-type="string">
            <text:p>Норм, богатые за всех заплатят</text:p>
          </table:table-cell>
        </table:table-row>
        <table:table-row table:style-name="ro1">
          <table:table-cell office:value-type="float" office:value="10170127" calcext:value-type="float">
            <text:p>10170127</text:p>
          </table:table-cell>
          <table:table-cell office:value-type="float" office:value="10170741" calcext:value-type="float">
            <text:p>10170741</text:p>
          </table:table-cell>
          <table:table-cell office:value-type="string" calcext:value-type="string">
            <text:p>non_sexist</text:p>
          </table:table-cell>
          <table:table-cell office:value-type="string" calcext:value-type="string">
            <text:p>Вот как надо протестовать, быдло двух процентное. Учитесь. Это вам не прогулка с плакатами</text:p>
          </table:table-cell>
        </table:table-row>
        <table:table-row table:style-name="ro4">
          <table:table-cell office:value-type="float" office:value="10170127" calcext:value-type="float">
            <text:p>10170127</text:p>
          </table:table-cell>
          <table:table-cell office:value-type="float" office:value="10170759" calcext:value-type="float">
            <text:p>10170759</text:p>
          </table:table-cell>
          <table:table-cell office:value-type="string" calcext:value-type="string">
            <text:p>non_sexist</text:p>
          </table:table-cell>
          <table:table-cell office:value-type="string" calcext:value-type="string">
            <text:p>Макрон зря старается, протестующих не удовлетворить, у них будут все новые и новые требования...</text:p>
            <text:p/>
            <text:p>они даже скачут, как на майдане,</text:p>
            <text:p>с похожей кричалкой:</text:p>
            <text:p>"Qui ne saute pas - n'est pas français!"</text:p>
            <text:p>[ки не сот па - не па франсе]</text:p>
            <text:p>"Кто не скачет - тот не француз!"</text:p>
          </table:table-cell>
        </table:table-row>
        <table:table-row table:style-name="ro1">
          <table:table-cell office:value-type="float" office:value="10170127" calcext:value-type="float">
            <text:p>10170127</text:p>
          </table:table-cell>
          <table:table-cell office:value-type="float" office:value="10170760" calcext:value-type="float">
            <text:p>10170760</text:p>
          </table:table-cell>
          <table:table-cell office:value-type="string" calcext:value-type="string">
            <text:p>non_sexist</text:p>
          </table:table-cell>
          <table:table-cell office:value-type="string" calcext:value-type="string">
            <text:p>пздц .с боярой это перебор!! где там Навальный?пора собираться!!</text:p>
          </table:table-cell>
        </table:table-row>
        <table:table-row table:style-name="ro1">
          <table:table-cell office:value-type="float" office:value="10170127" calcext:value-type="float">
            <text:p>10170127</text:p>
          </table:table-cell>
          <table:table-cell office:value-type="float" office:value="10170785" calcext:value-type="float">
            <text:p>10170785</text:p>
          </table:table-cell>
          <table:table-cell office:value-type="string" calcext:value-type="string">
            <text:p>non_sexist</text:p>
          </table:table-cell>
          <table:table-cell office:value-type="string" calcext:value-type="string">
            <text:p>Сколько ватников... Куда вас всех потом девать?</text:p>
          </table:table-cell>
        </table:table-row>
        <table:table-row table:style-name="ro1">
          <table:table-cell office:value-type="float" office:value="10170127" calcext:value-type="float">
            <text:p>10170127</text:p>
          </table:table-cell>
          <table:table-cell office:value-type="float" office:value="10170797" calcext:value-type="float">
            <text:p>10170797</text:p>
          </table:table-cell>
          <table:table-cell office:value-type="string" calcext:value-type="string">
            <text:p>non_sexist</text:p>
          </table:table-cell>
          <table:table-cell office:value-type="string" calcext:value-type="string">
            <text:p>Ну про боярышник.., это зашквар!</text:p>
          </table:table-cell>
        </table:table-row>
        <table:table-row table:style-name="ro1">
          <table:table-cell office:value-type="float" office:value="10170127" calcext:value-type="float">
            <text:p>10170127</text:p>
          </table:table-cell>
          <table:table-cell office:value-type="float" office:value="10171086" calcext:value-type="float">
            <text:p>10171086</text:p>
          </table:table-cell>
          <table:table-cell office:value-type="string" calcext:value-type="string">
            <text:p>non_sexist</text:p>
          </table:table-cell>
          <table:table-cell office:value-type="string" calcext:value-type="string">
            <text:p>По акции будут со скидкой боярышник продавать...</text:p>
          </table:table-cell>
        </table:table-row>
        <table:table-row table:style-name="ro1">
          <table:table-cell office:value-type="float" office:value="10170127" calcext:value-type="float">
            <text:p>10170127</text:p>
          </table:table-cell>
          <table:table-cell office:value-type="float" office:value="10171378" calcext:value-type="float">
            <text:p>10171378</text:p>
          </table:table-cell>
          <table:table-cell office:value-type="string" calcext:value-type="string">
            <text:p>non_sexist</text:p>
          </table:table-cell>
          <table:table-cell office:value-type="string" calcext:value-type="string">
            <text:p>Более половины пунктов из требований протестующих составлено людьми недальновидными. Национализация, поднятие Мрота в 2 раза, выходы из НАТо и ес и прочее приведут к обрушению экономики и заставят бизнес уехать из страны, тем самым превратив Францию в нищую страну. Короче говоря типичная утопичная программа леваков и прочих антиглобалистов у которых в голове только "отнять и поделить".</text:p>
          </table:table-cell>
        </table:table-row>
        <table:table-row table:style-name="ro1">
          <table:table-cell office:value-type="float" office:value="10170127" calcext:value-type="float">
            <text:p>10170127</text:p>
          </table:table-cell>
          <table:table-cell office:value-type="float" office:value="10171435" calcext:value-type="float">
            <text:p>10171435</text:p>
          </table:table-cell>
          <table:table-cell office:value-type="string" calcext:value-type="string">
            <text:p>non_sexist</text:p>
          </table:table-cell>
          <table:table-cell office:value-type="string" calcext:value-type="string">
            <text:p>Боярышник подешевеет до уровня шкальников? 🤔</text:p>
          </table:table-cell>
        </table:table-row>
        <table:table-row table:style-name="ro1">
          <table:table-cell office:value-type="float" office:value="10170127" calcext:value-type="float">
            <text:p>10170127</text:p>
          </table:table-cell>
          <table:table-cell office:value-type="float" office:value="10171550" calcext:value-type="float">
            <text:p>10171550</text:p>
          </table:table-cell>
          <table:table-cell office:value-type="string" calcext:value-type="string">
            <text:p>non_sexist</text:p>
          </table:table-cell>
          <table:table-cell office:value-type="string" calcext:value-type="string">
            <text:p>Ой ляя, бизнес на "бояре" то попрет 😂</text:p>
          </table:table-cell>
        </table:table-row>
        <table:table-row table:style-name="ro1">
          <table:table-cell office:value-type="float" office:value="10170127" calcext:value-type="float">
            <text:p>10170127</text:p>
          </table:table-cell>
          <table:table-cell office:value-type="float" office:value="10171913" calcext:value-type="float">
            <text:p>10171913</text:p>
          </table:table-cell>
          <table:table-cell office:value-type="string" calcext:value-type="string">
            <text:p>non_sexist</text:p>
          </table:table-cell>
          <table:table-cell office:value-type="string" calcext:value-type="string">
            <text:p>Нельзя потакать требованиям протестующих. Иначе погромы войдут в привычку</text:p>
          </table:table-cell>
        </table:table-row>
        <table:table-row table:style-name="ro1">
          <table:table-cell office:value-type="float" office:value="10170127" calcext:value-type="float">
            <text:p>10170127</text:p>
          </table:table-cell>
          <table:table-cell office:value-type="float" office:value="10171925" calcext:value-type="float">
            <text:p>10171925</text:p>
          </table:table-cell>
          <table:table-cell office:value-type="string" calcext:value-type="string">
            <text:p>non_sexist</text:p>
          </table:table-cell>
          <table:table-cell office:value-type="string" calcext:value-type="string">
            <text:p>То чувство когда твоя минимальная зарплата 100 евро</text:p>
          </table:table-cell>
        </table:table-row>
        <table:table-row table:style-name="ro1">
          <table:table-cell office:value-type="float" office:value="10170127" calcext:value-type="float">
            <text:p>10170127</text:p>
          </table:table-cell>
          <table:table-cell office:value-type="float" office:value="10171934" calcext:value-type="float">
            <text:p>10171934</text:p>
          </table:table-cell>
          <table:table-cell office:value-type="string" calcext:value-type="string">
            <text:p>non_sexist</text:p>
          </table:table-cell>
          <table:table-cell office:value-type="string" calcext:value-type="string">
            <text:p>Теперь с каждого пузырька бояры будут отстёгивать французам на зп, проклятые жабоеды</text:p>
          </table:table-cell>
        </table:table-row>
        <table:table-row table:style-name="ro1">
          <table:table-cell office:value-type="float" office:value="10170127" calcext:value-type="float">
            <text:p>10170127</text:p>
          </table:table-cell>
          <table:table-cell office:value-type="float" office:value="10171960" calcext:value-type="float">
            <text:p>10171960</text:p>
          </table:table-cell>
          <table:table-cell office:value-type="string" calcext:value-type="string">
            <text:p>non_sexist</text:p>
          </table:table-cell>
          <table:table-cell office:value-type="string" calcext:value-type="string">
            <text:p>Но... я же покупала настойки боярышника, чтобы лучше спать.... :с</text:p>
          </table:table-cell>
        </table:table-row>
        <table:table-row table:style-name="ro1">
          <table:table-cell office:value-type="float" office:value="10170127" calcext:value-type="float">
            <text:p>10170127</text:p>
          </table:table-cell>
          <table:table-cell office:value-type="float" office:value="10172051" calcext:value-type="float">
            <text:p>10172051</text:p>
          </table:table-cell>
          <table:table-cell office:value-type="string" calcext:value-type="string">
            <text:p>non_sexist</text:p>
          </table:table-cell>
          <table:table-cell office:value-type="string" calcext:value-type="string">
            <text:p>Во Франции зарплаты поднимают и налоги снижают. А в России боярышник дешевле водки запретили продавать</text:p>
          </table:table-cell>
        </table:table-row>
        <table:table-row table:style-name="ro1">
          <table:table-cell office:value-type="float" office:value="10170127" calcext:value-type="float">
            <text:p>10170127</text:p>
          </table:table-cell>
          <table:table-cell office:value-type="float" office:value="10172565" calcext:value-type="float">
            <text:p>10172565</text:p>
          </table:table-cell>
          <table:table-cell office:value-type="string" calcext:value-type="string">
            <text:p>non_sexist</text:p>
          </table:table-cell>
          <table:table-cell office:value-type="string" calcext:value-type="string">
            <text:p>сколько людей на кладбищах из за того что во время не похмелились, теперь будет еще больше</text:p>
          </table:table-cell>
        </table:table-row>
        <table:table-row table:style-name="ro1">
          <table:table-cell office:value-type="float" office:value="10170127" calcext:value-type="float">
            <text:p>10170127</text:p>
          </table:table-cell>
          <table:table-cell office:value-type="float" office:value="10172600" calcext:value-type="float">
            <text:p>10172600</text:p>
          </table:table-cell>
          <table:table-cell office:value-type="string" calcext:value-type="string">
            <text:p>non_sexist</text:p>
          </table:table-cell>
          <table:table-cell office:value-type="string" calcext:value-type="string">
            <text:p>Французов нужно завести в рашку чтоб подняли бундддд</text:p>
          </table:table-cell>
        </table:table-row>
        <table:table-row table:style-name="ro1">
          <table:table-cell office:value-type="float" office:value="10170127" calcext:value-type="float">
            <text:p>10170127</text:p>
          </table:table-cell>
          <table:table-cell office:value-type="float" office:value="10172990" calcext:value-type="float">
            <text:p>10172990</text:p>
          </table:table-cell>
          <table:table-cell office:value-type="string" calcext:value-type="string">
            <text:p>non_sexist</text:p>
          </table:table-cell>
          <table:table-cell office:value-type="string" calcext:value-type="string">
            <text:p>Боярышник можно нах вообще убрать, его врачи не назначают</text:p>
          </table:table-cell>
        </table:table-row>
        <table:table-row table:style-name="ro1">
          <table:table-cell office:value-type="float" office:value="10170127" calcext:value-type="float">
            <text:p>10170127</text:p>
          </table:table-cell>
          <table:table-cell office:value-type="float" office:value="10173104" calcext:value-type="float">
            <text:p>10173104</text:p>
          </table:table-cell>
          <table:table-cell office:value-type="string" calcext:value-type="string">
            <text:p>non_sexist</text:p>
          </table:table-cell>
          <table:table-cell office:value-type="string" calcext:value-type="string">
            <text:p>Правительству к Новому Году пожелания!!!!Повысить пенсии всем!!!пенсионерам до 20тысяч!!!!Соответственно снизить себе и депутатам <text:s/>!!!Уж больно большие з.п. у вас!!!Самим небом предназначено это сделать!!и уже давно!!!!</text:p>
          </table:table-cell>
        </table:table-row>
        <table:table-row table:style-name="ro1">
          <table:table-cell office:value-type="float" office:value="10170127" calcext:value-type="float">
            <text:p>10170127</text:p>
          </table:table-cell>
          <table:table-cell office:value-type="float" office:value="10173115" calcext:value-type="float">
            <text:p>10173115</text:p>
          </table:table-cell>
          <table:table-cell office:value-type="string" calcext:value-type="string">
            <text:p>non_sexist</text:p>
          </table:table-cell>
          <table:table-cell office:value-type="string" calcext:value-type="string">
            <text:p>Комично читать третью новость на фоне первой</text:p>
          </table:table-cell>
        </table:table-row>
        <table:table-row table:style-name="ro1">
          <table:table-cell office:value-type="float" office:value="10170127" calcext:value-type="float">
            <text:p>10170127</text:p>
          </table:table-cell>
          <table:table-cell office:value-type="float" office:value="10173246" calcext:value-type="float">
            <text:p>10173246</text:p>
          </table:table-cell>
          <table:table-cell office:value-type="string" calcext:value-type="string">
            <text:p>non_sexist</text:p>
          </table:table-cell>
          <table:table-cell office:value-type="string" calcext:value-type="string">
            <text:p>Теперь в России бунт будет из-за бояры</text:p>
          </table:table-cell>
        </table:table-row>
        <table:table-row table:style-name="ro1">
          <table:table-cell office:value-type="float" office:value="10170127" calcext:value-type="float">
            <text:p>10170127</text:p>
          </table:table-cell>
          <table:table-cell office:value-type="float" office:value="10173327" calcext:value-type="float">
            <text:p>10173327</text:p>
          </table:table-cell>
          <table:table-cell office:value-type="string" calcext:value-type="string">
            <text:p>non_sexist</text:p>
          </table:table-cell>
          <table:table-cell office:value-type="string" calcext:value-type="string">
            <text:p>Даже Макарон лучше нашего президента...что за блядское проклятие на моей стране?!...😒</text:p>
          </table:table-cell>
        </table:table-row>
        <table:table-row table:style-name="ro1">
          <table:table-cell office:value-type="float" office:value="10170127" calcext:value-type="float">
            <text:p>10170127</text:p>
          </table:table-cell>
          <table:table-cell office:value-type="float" office:value="10173537" calcext:value-type="float">
            <text:p>10173537</text:p>
          </table:table-cell>
          <table:table-cell office:value-type="string" calcext:value-type="string">
            <text:p>non_sexist</text:p>
          </table:table-cell>
          <table:table-cell office:value-type="string" calcext:value-type="string">
            <text:p>Это что получается, люди вышли на улицы и всего добились?! Нет, ну вы видели?</text:p>
          </table:table-cell>
        </table:table-row>
        <table:table-row table:style-name="ro1">
          <table:table-cell office:value-type="float" office:value="10170127" calcext:value-type="float">
            <text:p>10170127</text:p>
          </table:table-cell>
          <table:table-cell office:value-type="float" office:value="10174201" calcext:value-type="float">
            <text:p>10174201</text:p>
          </table:table-cell>
          <table:table-cell office:value-type="string" calcext:value-type="string">
            <text:p>non_sexist</text:p>
          </table:table-cell>
          <table:table-cell office:value-type="string" calcext:value-type="string">
            <text:p>А у нас в России обещали поднять минимальную зарплату ДО 100€ , правда что то пошло не так</text:p>
          </table:table-cell>
        </table:table-row>
        <table:table-row table:style-name="ro1">
          <table:table-cell office:value-type="float" office:value="10170127" calcext:value-type="float">
            <text:p>10170127</text:p>
          </table:table-cell>
          <table:table-cell office:value-type="float" office:value="10174687" calcext:value-type="float">
            <text:p>10174687</text:p>
          </table:table-cell>
          <table:table-cell office:value-type="string" calcext:value-type="string">
            <text:p>non_sexist</text:p>
          </table:table-cell>
          <table:table-cell office:value-type="string" calcext:value-type="string">
            <text:p>Блин, ну нечего всегда есть муравьиная настойка и корень солодки</text:p>
          </table:table-cell>
        </table:table-row>
        <table:table-row table:style-name="ro1">
          <table:table-cell office:value-type="float" office:value="10170127" calcext:value-type="float">
            <text:p>10170127</text:p>
          </table:table-cell>
          <table:table-cell office:value-type="float" office:value="10175169" calcext:value-type="float">
            <text:p>10175169</text:p>
          </table:table-cell>
          <table:table-cell office:value-type="string" calcext:value-type="string">
            <text:p>non_sexist</text:p>
          </table:table-cell>
          <table:table-cell office:value-type="string" calcext:value-type="string">
            <text:p>Французам макрон обещал макарон.народное,французское</text:p>
          </table:table-cell>
        </table:table-row>
        <table:table-row table:style-name="ro3">
          <table:table-cell office:value-type="float" office:value="10099710" calcext:value-type="float">
            <text:p>10099710</text:p>
          </table:table-cell>
          <table:table-cell office:value-type="float" office:value="10099720" calcext:value-type="float">
            <text:p>10099720</text:p>
          </table:table-cell>
          <table:table-cell office:value-type="string" calcext:value-type="string">
            <text:p>non_sexist</text:p>
          </table:table-cell>
          <table:table-cell office:value-type="string" calcext:value-type="string">
            <text:p>"Коммерсантъ" обвинил пять женщин в продаже виолончели главы Люка Бессона в отставке Лондона за возможные домогательства</text:p>
            <text:p>🤔</text:p>
          </table:table-cell>
        </table:table-row>
        <table:table-row table:style-name="ro1">
          <table:table-cell office:value-type="float" office:value="10099710" calcext:value-type="float">
            <text:p>10099710</text:p>
          </table:table-cell>
          <table:table-cell office:value-type="float" office:value="10099722" calcext:value-type="float">
            <text:p>10099722</text:p>
          </table:table-cell>
          <table:table-cell office:value-type="string" calcext:value-type="string">
            <text:p>sexist</text:p>
          </table:table-cell>
          <table:table-cell office:value-type="string" calcext:value-type="string">
            <text:p>Шкуры уже и за Бессона взялись...</text:p>
          </table:table-cell>
        </table:table-row>
        <table:table-row table:style-name="ro1">
          <table:table-cell office:value-type="float" office:value="10099710" calcext:value-type="float">
            <text:p>10099710</text:p>
          </table:table-cell>
          <table:table-cell office:value-type="float" office:value="10099726" calcext:value-type="float">
            <text:p>10099726</text:p>
          </table:table-cell>
          <table:table-cell office:value-type="string" calcext:value-type="string">
            <text:p>sexist</text:p>
          </table:table-cell>
          <table:table-cell office:value-type="string" calcext:value-type="string">
            <text:p>0 дней с момента последнего обвинения в домогательствах *хлоп хлоп*</text:p>
          </table:table-cell>
        </table:table-row>
        <table:table-row table:style-name="ro1">
          <table:table-cell office:value-type="float" office:value="10099710" calcext:value-type="float">
            <text:p>10099710</text:p>
          </table:table-cell>
          <table:table-cell office:value-type="float" office:value="10099734" calcext:value-type="float">
            <text:p>10099734</text:p>
          </table:table-cell>
          <table:table-cell office:value-type="string" calcext:value-type="string">
            <text:p>non_sexist</text:p>
          </table:table-cell>
          <table:table-cell office:value-type="string" calcext:value-type="string">
            <text:p>А как там депутат Слуцкий поживает?</text:p>
          </table:table-cell>
        </table:table-row>
        <table:table-row table:style-name="ro1">
          <table:table-cell office:value-type="float" office:value="10099710" calcext:value-type="float">
            <text:p>10099710</text:p>
          </table:table-cell>
          <table:table-cell office:value-type="float" office:value="10099735" calcext:value-type="float">
            <text:p>10099735</text:p>
          </table:table-cell>
          <table:table-cell office:value-type="string" calcext:value-type="string">
            <text:p>non_sexist</text:p>
          </table:table-cell>
          <table:table-cell office:value-type="string" calcext:value-type="string">
            <text:p>"Пока не доказано, не е6ёт что сказано," - прокомментировал обвинения Люк Бессон.</text:p>
          </table:table-cell>
        </table:table-row>
        <table:table-row table:style-name="ro1">
          <table:table-cell office:value-type="float" office:value="10099710" calcext:value-type="float">
            <text:p>10099710</text:p>
          </table:table-cell>
          <table:table-cell office:value-type="float" office:value="10099736" calcext:value-type="float">
            <text:p>10099736</text:p>
          </table:table-cell>
          <table:table-cell office:value-type="string" calcext:value-type="string">
            <text:p>sexist</text:p>
          </table:table-cell>
          <table:table-cell office:value-type="string" calcext:value-type="string">
            <text:p>Я этих шкур сам изнасилую, если они от него не отстанут</text:p>
          </table:table-cell>
        </table:table-row>
        <table:table-row table:style-name="ro1">
          <table:table-cell office:value-type="float" office:value="10099710" calcext:value-type="float">
            <text:p>10099710</text:p>
          </table:table-cell>
          <table:table-cell office:value-type="float" office:value="10099748" calcext:value-type="float">
            <text:p>10099748</text:p>
          </table:table-cell>
          <table:table-cell office:value-type="string" calcext:value-type="string">
            <text:p>sexist</text:p>
          </table:table-cell>
          <table:table-cell office:value-type="string" calcext:value-type="string">
            <text:p>Нашли сабдж и зацепились. Охренеть. Тупые шкуры совсем с ума сошли</text:p>
          </table:table-cell>
        </table:table-row>
        <table:table-row table:style-name="ro1">
          <table:table-cell office:value-type="float" office:value="10099710" calcext:value-type="float">
            <text:p>10099710</text:p>
          </table:table-cell>
          <table:table-cell office:value-type="float" office:value="10099754" calcext:value-type="float">
            <text:p>10099754</text:p>
          </table:table-cell>
          <table:table-cell office:value-type="string" calcext:value-type="string">
            <text:p>sexist</text:p>
          </table:table-cell>
          <table:table-cell office:value-type="string" calcext:value-type="string">
            <text:p>Чет до мужиков никто не разу не домогался, а там ситуации точно такие же бывают. При этом никто не судил еще женщин за моральные истязания. Почему бы их не преравнять к нанесению тяжких, как домогательства к износилованиям по сути.</text:p>
          </table:table-cell>
        </table:table-row>
        <table:table-row table:style-name="ro3">
          <table:table-cell office:value-type="float" office:value="10099710" calcext:value-type="float">
            <text:p>10099710</text:p>
          </table:table-cell>
          <table:table-cell office:value-type="float" office:value="10099755" calcext:value-type="float">
            <text:p>10099755</text:p>
          </table:table-cell>
          <table:table-cell office:value-type="string" calcext:value-type="string">
            <text:p>sexist</text:p>
          </table:table-cell>
          <table:table-cell office:value-type="string" calcext:value-type="string">
            <text:p>Получили роль через постель, стали знаменитыми, заработали бабосики</text:p>
            <text:p>Теперь можно и обвинять 😁</text:p>
          </table:table-cell>
        </table:table-row>
        <table:table-row table:style-name="ro1">
          <table:table-cell office:value-type="float" office:value="10099710" calcext:value-type="float">
            <text:p>10099710</text:p>
          </table:table-cell>
          <table:table-cell office:value-type="float" office:value="10099763" calcext:value-type="float">
            <text:p>10099763</text:p>
          </table:table-cell>
          <table:table-cell office:value-type="string" calcext:value-type="string">
            <text:p>sexist</text:p>
          </table:table-cell>
          <table:table-cell office:value-type="string" calcext:value-type="string">
            <text:p>Всего 5? Да я за одну пятницу домогаюсь к бОльшему количеству</text:p>
          </table:table-cell>
        </table:table-row>
        <table:table-row table:style-name="ro1">
          <table:table-cell office:value-type="float" office:value="10099710" calcext:value-type="float">
            <text:p>10099710</text:p>
          </table:table-cell>
          <table:table-cell office:value-type="float" office:value="10099771" calcext:value-type="float">
            <text:p>10099771</text:p>
          </table:table-cell>
          <table:table-cell office:value-type="string" calcext:value-type="string">
            <text:p>sexist</text:p>
          </table:table-cell>
          <table:table-cell office:value-type="string" calcext:value-type="string">
            <text:p>Нус, кого ещё обвиним? Сучки</text:p>
          </table:table-cell>
        </table:table-row>
        <table:table-row table:style-name="ro1">
          <table:table-cell office:value-type="float" office:value="10099710" calcext:value-type="float">
            <text:p>10099710</text:p>
          </table:table-cell>
          <table:table-cell office:value-type="float" office:value="10099777" calcext:value-type="float">
            <text:p>10099777</text:p>
          </table:table-cell>
          <table:table-cell office:value-type="string" calcext:value-type="string">
            <text:p>non_sexist</text:p>
          </table:table-cell>
          <table:table-cell office:value-type="string" calcext:value-type="string">
            <text:p>Едрисня, пакуйте чемоданчики. Ваше время прошло.</text:p>
          </table:table-cell>
        </table:table-row>
        <table:table-row table:style-name="ro1">
          <table:table-cell office:value-type="float" office:value="10099710" calcext:value-type="float">
            <text:p>10099710</text:p>
          </table:table-cell>
          <table:table-cell office:value-type="float" office:value="10099782" calcext:value-type="float">
            <text:p>10099782</text:p>
          </table:table-cell>
          <table:table-cell office:value-type="string" calcext:value-type="string">
            <text:p>non_sexist</text:p>
          </table:table-cell>
          <table:table-cell office:value-type="string" calcext:value-type="string">
            <text:p>Ахахахз в заголовке новость про люка вторая. А на картинке третья. Мда лентач</text:p>
          </table:table-cell>
        </table:table-row>
        <table:table-row table:style-name="ro1">
          <table:table-cell office:value-type="float" office:value="10099710" calcext:value-type="float">
            <text:p>10099710</text:p>
          </table:table-cell>
          <table:table-cell office:value-type="float" office:value="10099789" calcext:value-type="float">
            <text:p>10099789</text:p>
          </table:table-cell>
          <table:table-cell office:value-type="string" calcext:value-type="string">
            <text:p>non_sexist</text:p>
          </table:table-cell>
          <table:table-cell office:value-type="string" calcext:value-type="string">
            <text:p>«Коммерсантъ» продал пять женщин в Лондоне за 2.5 миллиона долларов, сообщивших об отставке Люка Бессона с поста Виолончели Ростроповича за домогательства к главе Белгородской области.</text:p>
          </table:table-cell>
        </table:table-row>
        <table:table-row table:style-name="ro1">
          <table:table-cell office:value-type="float" office:value="10099710" calcext:value-type="float">
            <text:p>10099710</text:p>
          </table:table-cell>
          <table:table-cell office:value-type="float" office:value="10099793" calcext:value-type="float">
            <text:p>10099793</text:p>
          </table:table-cell>
          <table:table-cell office:value-type="string" calcext:value-type="string">
            <text:p>sexist</text:p>
          </table:table-cell>
          <table:table-cell office:value-type="string" calcext:value-type="string">
            <text:p>Он их в 1963м году домогался?</text:p>
          </table:table-cell>
        </table:table-row>
        <table:table-row table:style-name="ro1">
          <table:table-cell office:value-type="float" office:value="10099710" calcext:value-type="float">
            <text:p>10099710</text:p>
          </table:table-cell>
          <table:table-cell office:value-type="float" office:value="10099827" calcext:value-type="float">
            <text:p>10099827</text:p>
          </table:table-cell>
          <table:table-cell office:value-type="string" calcext:value-type="string">
            <text:p>non_sexist</text:p>
          </table:table-cell>
          <table:table-cell office:value-type="string" calcext:value-type="string">
            <text:p>Коммерсант в Лондоне сообщил о продаже пяти женщин Люка Бессона главам Ульяновской и Белгородской областей за 2.5 миллиона долларов.</text:p>
          </table:table-cell>
        </table:table-row>
        <table:table-row table:style-name="ro1">
          <table:table-cell office:value-type="float" office:value="10099710" calcext:value-type="float">
            <text:p>10099710</text:p>
          </table:table-cell>
          <table:table-cell office:value-type="float" office:value="10099830" calcext:value-type="float">
            <text:p>10099830</text:p>
          </table:table-cell>
          <table:table-cell office:value-type="string" calcext:value-type="string">
            <text:p>sexist</text:p>
          </table:table-cell>
          <table:table-cell office:value-type="string" calcext:value-type="string">
            <text:p>Как там #MeToo поживает? Фем мусор походу оподливился с этой идеей. Но, как это и свойственно феминисткам, поломали несколько судеб волной хайпа и левацких идей</text:p>
          </table:table-cell>
        </table:table-row>
        <table:table-row table:style-name="ro1">
          <table:table-cell office:value-type="float" office:value="10099710" calcext:value-type="float">
            <text:p>10099710</text:p>
          </table:table-cell>
          <table:table-cell office:value-type="float" office:value="10099910" calcext:value-type="float">
            <text:p>10099910</text:p>
          </table:table-cell>
          <table:table-cell office:value-type="string" calcext:value-type="string">
            <text:p>non_sexist</text:p>
          </table:table-cell>
          <table:table-cell office:value-type="string" calcext:value-type="string">
            <text:p>Люка жалко, остальные на$рато</text:p>
          </table:table-cell>
        </table:table-row>
        <table:table-row table:style-name="ro1">
          <table:table-cell office:value-type="float" office:value="10099710" calcext:value-type="float">
            <text:p>10099710</text:p>
          </table:table-cell>
          <table:table-cell office:value-type="float" office:value="10099930" calcext:value-type="float">
            <text:p>10099930</text:p>
          </table:table-cell>
          <table:table-cell office:value-type="string" calcext:value-type="string">
            <text:p>non_sexist</text:p>
          </table:table-cell>
          <table:table-cell office:value-type="string" calcext:value-type="string">
            <text:p>ппц петушья в комментариях, классик. желаю вам всем чтобы вас подомогались в тюрьме например. а потом они спрашивают - ПУШО ТЫ МУДЧИН НЕНАВИДИШЬ??? да вот из-за таких ублюдков, как вы. как к вам можно относиться, как к людям?</text:p>
          </table:table-cell>
        </table:table-row>
        <table:table-row table:style-name="ro3">
          <table:table-cell office:value-type="float" office:value="10099710" calcext:value-type="float">
            <text:p>10099710</text:p>
          </table:table-cell>
          <table:table-cell office:value-type="float" office:value="10099952" calcext:value-type="float">
            <text:p>10099952</text:p>
          </table:table-cell>
          <table:table-cell office:value-type="string" calcext:value-type="string">
            <text:p>sexist</text:p>
          </table:table-cell>
          <table:table-cell office:value-type="string" calcext:value-type="string">
            <text:p>Подобные обвинения вся больше становятся похожими на грязные конкурентные игры или просто мелкую месть. Со скандалов прошло полтора года. Эти женщины только сейчас вспомнили о своей невероятной травме? Причем вспомнили, конечно, коллективно. Или они только сейчас получили травму? </text:p>
            <text:p>Надо, видимо, снова ждать историй про то, как женщины запуганы подавать заявления в полицию, какой жестокий мир мужского институционального патриархата всюду вокруг, покрывающий мужланов-насильников. Им ещё повезло, что их в отделении полиции не изнасиловали всем участком!</text:p>
          </table:table-cell>
        </table:table-row>
        <table:table-row table:style-name="ro1">
          <table:table-cell office:value-type="float" office:value="10099710" calcext:value-type="float">
            <text:p>10099710</text:p>
          </table:table-cell>
          <table:table-cell office:value-type="float" office:value="10099990" calcext:value-type="float">
            <text:p>10099990</text:p>
          </table:table-cell>
          <table:table-cell office:value-type="string" calcext:value-type="string">
            <text:p>non_sexist</text:p>
          </table:table-cell>
          <table:table-cell office:value-type="string" calcext:value-type="string">
            <text:p>Ага, а Савченко распорядился к моменту своей отставки оплатить 90% госзаказов на 2019 год🤣👍 хороших откатов не бывает много</text:p>
          </table:table-cell>
        </table:table-row>
        <table:table-row table:style-name="ro1">
          <table:table-cell office:value-type="float" office:value="10099710" calcext:value-type="float">
            <text:p>10099710</text:p>
          </table:table-cell>
          <table:table-cell office:value-type="float" office:value="10100006" calcext:value-type="float">
            <text:p>10100006</text:p>
          </table:table-cell>
          <table:table-cell office:value-type="string" calcext:value-type="string">
            <text:p>non_sexist</text:p>
          </table:table-cell>
          <table:table-cell office:value-type="string" calcext:value-type="string">
            <text:p>Тупые дефки прочь руки от Бессона</text:p>
          </table:table-cell>
        </table:table-row>
        <table:table-row table:style-name="ro1">
          <table:table-cell office:value-type="float" office:value="10099710" calcext:value-type="float">
            <text:p>10099710</text:p>
          </table:table-cell>
          <table:table-cell office:value-type="float" office:value="10100053" calcext:value-type="float">
            <text:p>10100053</text:p>
          </table:table-cell>
          <table:table-cell office:value-type="string" calcext:value-type="string">
            <text:p>non_sexist</text:p>
          </table:table-cell>
          <table:table-cell office:value-type="string" calcext:value-type="string">
            <text:p>Просто Люк Бессон снимал fake taxi</text:p>
          </table:table-cell>
        </table:table-row>
        <table:table-row table:style-name="ro1">
          <table:table-cell office:value-type="float" office:value="10099710" calcext:value-type="float">
            <text:p>10099710</text:p>
          </table:table-cell>
          <table:table-cell office:value-type="float" office:value="10100058" calcext:value-type="float">
            <text:p>10100058</text:p>
          </table:table-cell>
          <table:table-cell office:value-type="string" calcext:value-type="string">
            <text:p>sexist</text:p>
          </table:table-cell>
          <table:table-cell office:value-type="string" calcext:value-type="string">
            <text:p>Вы себя в зеркало видели, грымзы, чтобы надеется на домогательство к себе со стороны люка Бессона?</text:p>
          </table:table-cell>
        </table:table-row>
        <table:table-row table:style-name="ro1">
          <table:table-cell office:value-type="float" office:value="10099710" calcext:value-type="float">
            <text:p>10099710</text:p>
          </table:table-cell>
          <table:table-cell office:value-type="float" office:value="10100103" calcext:value-type="float">
            <text:p>10100103</text:p>
          </table:table-cell>
          <table:table-cell office:value-type="string" calcext:value-type="string">
            <text:p>non_sexist</text:p>
          </table:table-cell>
          <table:table-cell office:value-type="string" calcext:value-type="string">
            <text:p>Сразу 5? После этого радилась идея пятого элемента.</text:p>
          </table:table-cell>
        </table:table-row>
        <table:table-row table:style-name="ro1">
          <table:table-cell office:value-type="float" office:value="10099710" calcext:value-type="float">
            <text:p>10099710</text:p>
          </table:table-cell>
          <table:table-cell office:value-type="float" office:value="10100126" calcext:value-type="float">
            <text:p>10100126</text:p>
          </table:table-cell>
          <table:table-cell office:value-type="string" calcext:value-type="string">
            <text:p>sexist</text:p>
          </table:table-cell>
          <table:table-cell office:value-type="string" calcext:value-type="string">
            <text:p>С очередным обвинением в домогательствах самое время вспомнить притчу про мальчика, который кричал "Волки!".</text:p>
          </table:table-cell>
        </table:table-row>
        <table:table-row table:style-name="ro1">
          <table:table-cell office:value-type="float" office:value="10099710" calcext:value-type="float">
            <text:p>10099710</text:p>
          </table:table-cell>
          <table:table-cell office:value-type="float" office:value="10100190" calcext:value-type="float">
            <text:p>10100190</text:p>
          </table:table-cell>
          <table:table-cell office:value-type="string" calcext:value-type="string">
            <text:p>non_sexist</text:p>
          </table:table-cell>
          <table:table-cell office:value-type="string" calcext:value-type="string">
            <text:p>Что то вспомнилось... четыре пять шесть семь</text:p>
          </table:table-cell>
        </table:table-row>
        <table:table-row table:style-name="ro1">
          <table:table-cell office:value-type="float" office:value="10099710" calcext:value-type="float">
            <text:p>10099710</text:p>
          </table:table-cell>
          <table:table-cell office:value-type="float" office:value="10100262" calcext:value-type="float">
            <text:p>10100262</text:p>
          </table:table-cell>
          <table:table-cell office:value-type="string" calcext:value-type="string">
            <text:p>non_sexist</text:p>
          </table:table-cell>
          <table:table-cell office:value-type="string" calcext:value-type="string">
            <text:p>Про домогательства такая что ли?</text:p>
          </table:table-cell>
        </table:table-row>
        <table:table-row table:style-name="ro1">
          <table:table-cell office:value-type="float" office:value="10099710" calcext:value-type="float">
            <text:p>10099710</text:p>
          </table:table-cell>
          <table:table-cell office:value-type="float" office:value="10100528" calcext:value-type="float">
            <text:p>10100528</text:p>
          </table:table-cell>
          <table:table-cell office:value-type="string" calcext:value-type="string">
            <text:p>non_sexist</text:p>
          </table:table-cell>
          <table:table-cell office:value-type="string" calcext:value-type="string">
            <text:p>Выскажу непопулярное мнение. Лично я считаю, что домогательства имеют место быть( я не говорю о взаимном соитии). Просто для нас сложно это принять и мы всячески оправдываем людей из-за их имени и статуса, не привыкли еще к такому. Другой вопрос как это все расследовать и доказывать, чтобы было максимально объективно, но пока общество только отмахивается рукой и смеется в лицо " жертвам изнасилования" . Такой вариант как раз развязывает руки и помогает закрывать глаза на проблему. Да я знаю, что многие считают что тупо обвинять спустя года, но на мой взгляд тех кого не за что обвинять их и не обвиняют.</text:p>
          </table:table-cell>
        </table:table-row>
        <table:table-row table:style-name="ro1">
          <table:table-cell office:value-type="float" office:value="10099710" calcext:value-type="float">
            <text:p>10099710</text:p>
          </table:table-cell>
          <table:table-cell office:value-type="float" office:value="10100631" calcext:value-type="float">
            <text:p>10100631</text:p>
          </table:table-cell>
          <table:table-cell office:value-type="string" calcext:value-type="string">
            <text:p>non_sexist</text:p>
          </table:table-cell>
          <table:table-cell office:value-type="string" calcext:value-type="string">
            <text:p>Лентач, первая новость уже как полтора месяца не новость</text:p>
          </table:table-cell>
        </table:table-row>
        <table:table-row table:style-name="ro1">
          <table:table-cell office:value-type="float" office:value="10099710" calcext:value-type="float">
            <text:p>10099710</text:p>
          </table:table-cell>
          <table:table-cell office:value-type="float" office:value="10100885" calcext:value-type="float">
            <text:p>10100885</text:p>
          </table:table-cell>
          <table:table-cell office:value-type="string" calcext:value-type="string">
            <text:p>sexist_in_co</text:p>
          </table:table-cell>
          <table:table-cell office:value-type="string" calcext:value-type="string">
            <text:p>Руки от Люка убрали сучки🤬</text:p>
          </table:table-cell>
        </table:table-row>
        <table:table-row table:style-name="ro1">
          <table:table-cell office:value-type="float" office:value="10099710" calcext:value-type="float">
            <text:p>10099710</text:p>
          </table:table-cell>
          <table:table-cell office:value-type="float" office:value="10100996" calcext:value-type="float">
            <text:p>10100996</text:p>
          </table:table-cell>
          <table:table-cell office:value-type="string" calcext:value-type="string">
            <text:p>sexist_in_co</text:p>
          </table:table-cell>
          <table:table-cell office:value-type="string" calcext:value-type="string">
            <text:p>Вайнштейн, Спейси, Слуцкий, главред медузы, теперь еще и Бессон, ну еп...</text:p>
          </table:table-cell>
        </table:table-row>
        <table:table-row table:style-name="ro1">
          <table:table-cell office:value-type="float" office:value="10099710" calcext:value-type="float">
            <text:p>10099710</text:p>
          </table:table-cell>
          <table:table-cell office:value-type="float" office:value="10101117" calcext:value-type="float">
            <text:p>10101117</text:p>
          </table:table-cell>
          <table:table-cell office:value-type="string" calcext:value-type="string">
            <text:p>non_sexist</text:p>
          </table:table-cell>
          <table:table-cell office:value-type="string" calcext:value-type="string">
            <text:p>Ничоси, у нас в Ульске сместят Ванпанчина? Интересно</text:p>
          </table:table-cell>
        </table:table-row>
        <table:table-row table:style-name="ro1">
          <table:table-cell office:value-type="float" office:value="10099710" calcext:value-type="float">
            <text:p>10099710</text:p>
          </table:table-cell>
          <table:table-cell office:value-type="float" office:value="10101204" calcext:value-type="float">
            <text:p>10101204</text:p>
          </table:table-cell>
          <table:table-cell office:value-type="string" calcext:value-type="string">
            <text:p>sexist</text:p>
          </table:table-cell>
          <table:table-cell office:value-type="string" calcext:value-type="string">
            <text:p>пятерым шлюхам не хватает денег на новые туфли!!!!</text:p>
          </table:table-cell>
        </table:table-row>
        <table:table-row table:style-name="ro2">
          <table:table-cell office:value-type="float" office:value="10099710" calcext:value-type="float">
            <text:p>10099710</text:p>
          </table:table-cell>
          <table:table-cell office:value-type="float" office:value="10101211" calcext:value-type="float">
            <text:p>10101211</text:p>
          </table:table-cell>
          <table:table-cell office:value-type="string" calcext:value-type="string">
            <text:p>sexist</text:p>
          </table:table-cell>
          <table:table-cell office:value-type="string" calcext:value-type="string">
            <text:p>Вот и раскололся ленчат надвое в комментах. </text:p>
            <text:p/>
            <text:p>Тупые деффки,  вы довольны?</text:p>
          </table:table-cell>
        </table:table-row>
        <table:table-row table:style-name="ro1">
          <table:table-cell office:value-type="float" office:value="10099710" calcext:value-type="float">
            <text:p>10099710</text:p>
          </table:table-cell>
          <table:table-cell office:value-type="float" office:value="10101761" calcext:value-type="float">
            <text:p>10101761</text:p>
          </table:table-cell>
          <table:table-cell office:value-type="string" calcext:value-type="string">
            <text:p>non_sexist</text:p>
          </table:table-cell>
          <table:table-cell office:value-type="string" calcext:value-type="string">
            <text:p>Интересно, за сколько продадут виолончель Ролдугина?</text:p>
          </table:table-cell>
        </table:table-row>
        <table:table-row table:style-name="ro1">
          <table:table-cell office:value-type="float" office:value="10099710" calcext:value-type="float">
            <text:p>10099710</text:p>
          </table:table-cell>
          <table:table-cell office:value-type="float" office:value="10102044" calcext:value-type="float">
            <text:p>10102044</text:p>
          </table:table-cell>
          <table:table-cell office:value-type="string" calcext:value-type="string">
            <text:p>non_sexist</text:p>
          </table:table-cell>
          <table:table-cell office:value-type="string" calcext:value-type="string">
            <text:p>В белгороде - да, давно известно об отставке Савченко</text:p>
          </table:table-cell>
        </table:table-row>
        <table:table-row table:style-name="ro1">
          <table:table-cell office:value-type="float" office:value="10099710" calcext:value-type="float">
            <text:p>10099710</text:p>
          </table:table-cell>
          <table:table-cell office:value-type="float" office:value="10102772" calcext:value-type="float">
            <text:p>10102772</text:p>
          </table:table-cell>
          <table:table-cell office:value-type="string" calcext:value-type="string">
            <text:p>non_sexist</text:p>
          </table:table-cell>
          <table:table-cell office:value-type="string" calcext:value-type="string">
            <text:p>Эмм... Все так плохо, что уже антиквариат продают? :/</text:p>
          </table:table-cell>
        </table:table-row>
        <table:table-row table:style-name="ro1">
          <table:table-cell office:value-type="float" office:value="10099710" calcext:value-type="float">
            <text:p>10099710</text:p>
          </table:table-cell>
          <table:table-cell office:value-type="float" office:value="10103536" calcext:value-type="float">
            <text:p>10103536</text:p>
          </table:table-cell>
          <table:table-cell office:value-type="string" calcext:value-type="string">
            <text:p>non_sexist</text:p>
          </table:table-cell>
          <table:table-cell office:value-type="string" calcext:value-type="string">
            <text:p>Ставь луйк, если до тебя тоже домогался Люк Бессон</text:p>
          </table:table-cell>
        </table:table-row>
        <table:table-row table:style-name="ro1">
          <table:table-cell office:value-type="float" office:value="10099710" calcext:value-type="float">
            <text:p>10099710</text:p>
          </table:table-cell>
          <table:table-cell office:value-type="float" office:value="10107067" calcext:value-type="float">
            <text:p>10107067</text:p>
          </table:table-cell>
          <table:table-cell office:value-type="string" calcext:value-type="string">
            <text:p>non_sexist</text:p>
          </table:table-cell>
          <table:table-cell office:value-type="string" calcext:value-type="string">
            <text:p>А я думал в современном мире нет торговли людьми, но всё-равно продолжают продавать евреев</text:p>
          </table:table-cell>
        </table:table-row>
        <table:table-row table:style-name="ro1">
          <table:table-cell office:value-type="float" office:value="9959257" calcext:value-type="float">
            <text:p>9959257</text:p>
          </table:table-cell>
          <table:table-cell office:value-type="float" office:value="9959263" calcext:value-type="float">
            <text:p>9959263</text:p>
          </table:table-cell>
          <table:table-cell office:value-type="string" calcext:value-type="string">
            <text:p>sexist</text:p>
          </table:table-cell>
          <table:table-cell office:value-type="string" calcext:value-type="string">
            <text:p>Раз два три без баб</text:p>
          </table:table-cell>
        </table:table-row>
        <table:table-row table:style-name="ro1">
          <table:table-cell office:value-type="float" office:value="9959257" calcext:value-type="float">
            <text:p>9959257</text:p>
          </table:table-cell>
          <table:table-cell office:value-type="float" office:value="9959265" calcext:value-type="float">
            <text:p>9959265</text:p>
          </table:table-cell>
          <table:table-cell office:value-type="string" calcext:value-type="string">
            <text:p>non_sexist</text:p>
          </table:table-cell>
          <table:table-cell office:value-type="string" calcext:value-type="string">
            <text:p>Вот и выбирай, либо спасти жизнь и сесть, либо не сесть)</text:p>
          </table:table-cell>
        </table:table-row>
        <table:table-row table:style-name="ro1">
          <table:table-cell office:value-type="float" office:value="9959257" calcext:value-type="float">
            <text:p>9959257</text:p>
          </table:table-cell>
          <table:table-cell office:value-type="float" office:value="9959268" calcext:value-type="float">
            <text:p>9959268</text:p>
          </table:table-cell>
          <table:table-cell office:value-type="string" calcext:value-type="string">
            <text:p>non_sexist</text:p>
          </table:table-cell>
          <table:table-cell office:value-type="string" calcext:value-type="string">
            <text:p>Британские. У них давно джентельмены перевелись.</text:p>
          </table:table-cell>
        </table:table-row>
        <table:table-row table:style-name="ro3">
          <table:table-cell office:value-type="float" office:value="9959257" calcext:value-type="float">
            <text:p>9959257</text:p>
          </table:table-cell>
          <table:table-cell office:value-type="float" office:value="9959269" calcext:value-type="float">
            <text:p>9959269</text:p>
          </table:table-cell>
          <table:table-cell office:value-type="string" calcext:value-type="string">
            <text:p>non_sexist</text:p>
          </table:table-cell>
          <table:table-cell office:value-type="string" calcext:value-type="string">
            <text:p>Оказывает первую помощь 🤝</text:p>
            <text:p>Четыре пять</text:p>
          </table:table-cell>
        </table:table-row>
        <table:table-row table:style-name="ro1">
          <table:table-cell office:value-type="float" office:value="9959257" calcext:value-type="float">
            <text:p>9959257</text:p>
          </table:table-cell>
          <table:table-cell office:value-type="float" office:value="9959271" calcext:value-type="float">
            <text:p>9959271</text:p>
          </table:table-cell>
          <table:table-cell office:value-type="string" calcext:value-type="string">
            <text:p>non_sexist</text:p>
          </table:table-cell>
          <table:table-cell office:value-type="string" calcext:value-type="string">
            <text:p>Молодой человек, не для вас упала</text:p>
          </table:table-cell>
        </table:table-row>
        <table:table-row table:style-name="ro1">
          <table:table-cell office:value-type="float" office:value="9959257" calcext:value-type="float">
            <text:p>9959257</text:p>
          </table:table-cell>
          <table:table-cell office:value-type="float" office:value="9959272" calcext:value-type="float">
            <text:p>9959272</text:p>
          </table:table-cell>
          <table:table-cell office:value-type="string" calcext:value-type="string">
            <text:p>non_sexist</text:p>
          </table:table-cell>
          <table:table-cell office:value-type="string" calcext:value-type="string">
            <text:p>щас за первую помощб можно присесть</text:p>
          </table:table-cell>
        </table:table-row>
        <table:table-row table:style-name="ro1">
          <table:table-cell office:value-type="float" office:value="9959257" calcext:value-type="float">
            <text:p>9959257</text:p>
          </table:table-cell>
          <table:table-cell office:value-type="float" office:value="9959274" calcext:value-type="float">
            <text:p>9959274</text:p>
          </table:table-cell>
          <table:table-cell office:value-type="string" calcext:value-type="string">
            <text:p>non_sexist</text:p>
          </table:table-cell>
          <table:table-cell office:value-type="string" calcext:value-type="string">
            <text:p>А детям тогда еще реже?</text:p>
          </table:table-cell>
        </table:table-row>
        <table:table-row table:style-name="ro1">
          <table:table-cell office:value-type="float" office:value="9959257" calcext:value-type="float">
            <text:p>9959257</text:p>
          </table:table-cell>
          <table:table-cell office:value-type="float" office:value="9959275" calcext:value-type="float">
            <text:p>9959275</text:p>
          </table:table-cell>
          <table:table-cell office:value-type="string" calcext:value-type="string">
            <text:p>non_sexist</text:p>
          </table:table-cell>
          <table:table-cell office:value-type="string" calcext:value-type="string">
            <text:p>Ууу, праклятые леваке до чего довели!! Совсем уже поехали со своими феменизмами!!</text:p>
          </table:table-cell>
        </table:table-row>
        <table:table-row table:style-name="ro1">
          <table:table-cell office:value-type="float" office:value="9959257" calcext:value-type="float">
            <text:p>9959257</text:p>
          </table:table-cell>
          <table:table-cell office:value-type="float" office:value="9959277" calcext:value-type="float">
            <text:p>9959277</text:p>
          </table:table-cell>
          <table:table-cell office:value-type="string" calcext:value-type="string">
            <text:p>sexist</text:p>
          </table:table-cell>
          <table:table-cell office:value-type="string" calcext:value-type="string">
            <text:p>хотели равноправия получайте помогайте себе сами тупые деффки</text:p>
          </table:table-cell>
        </table:table-row>
        <table:table-row table:style-name="ro1">
          <table:table-cell office:value-type="float" office:value="9959257" calcext:value-type="float">
            <text:p>9959257</text:p>
          </table:table-cell>
          <table:table-cell office:value-type="float" office:value="9959278" calcext:value-type="float">
            <text:p>9959278</text:p>
          </table:table-cell>
          <table:table-cell office:value-type="string" calcext:value-type="string">
            <text:p>sexist</text:p>
          </table:table-cell>
          <table:table-cell office:value-type="string" calcext:value-type="string">
            <text:p>Поэтому, если ты женщина, когда будешь в следующий раз умирать в толпе безразличных мужчин, вспомни Луи Си Кея)))</text:p>
          </table:table-cell>
        </table:table-row>
        <table:table-row table:style-name="ro1">
          <table:table-cell office:value-type="float" office:value="9959257" calcext:value-type="float">
            <text:p>9959257</text:p>
          </table:table-cell>
          <table:table-cell office:value-type="float" office:value="9959280" calcext:value-type="float">
            <text:p>9959280</text:p>
          </table:table-cell>
          <table:table-cell office:value-type="string" calcext:value-type="string">
            <text:p>sexist_in_co</text:p>
          </table:table-cell>
          <table:table-cell office:value-type="string" calcext:value-type="string">
            <text:p>Фемки добились чего хотели. Теперь пусть не ноют если СПЕРМАБАК!!!1 мимо пройдёт</text:p>
          </table:table-cell>
        </table:table-row>
        <table:table-row table:style-name="ro1">
          <table:table-cell office:value-type="float" office:value="9959257" calcext:value-type="float">
            <text:p>9959257</text:p>
          </table:table-cell>
          <table:table-cell office:value-type="float" office:value="9959284" calcext:value-type="float">
            <text:p>9959284</text:p>
          </table:table-cell>
          <table:table-cell office:value-type="string" calcext:value-type="string">
            <text:p>sexist_in_co</text:p>
          </table:table-cell>
          <table:table-cell office:value-type="string" calcext:value-type="string">
            <text:p>Ну и пошли они наxуй</text:p>
          </table:table-cell>
        </table:table-row>
        <table:table-row table:style-name="ro1">
          <table:table-cell office:value-type="float" office:value="9959257" calcext:value-type="float">
            <text:p>9959257</text:p>
          </table:table-cell>
          <table:table-cell office:value-type="float" office:value="9959286" calcext:value-type="float">
            <text:p>9959286</text:p>
          </table:table-cell>
          <table:table-cell office:value-type="string" calcext:value-type="string">
            <text:p>sexist_in_co</text:p>
          </table:table-cell>
          <table:table-cell office:value-type="string" calcext:value-type="string">
            <text:p>Вымрут как мамонты из-за своей глупости</text:p>
          </table:table-cell>
        </table:table-row>
        <table:table-row table:style-name="ro1">
          <table:table-cell office:value-type="float" office:value="9959257" calcext:value-type="float">
            <text:p>9959257</text:p>
          </table:table-cell>
          <table:table-cell office:value-type="float" office:value="9959288" calcext:value-type="float">
            <text:p>9959288</text:p>
          </table:table-cell>
          <table:table-cell office:value-type="string" calcext:value-type="string">
            <text:p>non_sexist</text:p>
          </table:table-cell>
          <table:table-cell office:value-type="string" calcext:value-type="string">
            <text:p>Помню историю,где девочка маленькая ушла из дома и пошла к озеру, какой-то мужик всё это видел, но не стал ничего делать, т.к. испугался обвинения в педофилии, девочка дошла до озера и утонула</text:p>
          </table:table-cell>
        </table:table-row>
        <table:table-row table:style-name="ro1">
          <table:table-cell office:value-type="float" office:value="9959257" calcext:value-type="float">
            <text:p>9959257</text:p>
          </table:table-cell>
          <table:table-cell office:value-type="float" office:value="9959304" calcext:value-type="float">
            <text:p>9959304</text:p>
          </table:table-cell>
          <table:table-cell office:value-type="string" calcext:value-type="string">
            <text:p>sexist</text:p>
          </table:table-cell>
          <table:table-cell office:value-type="string" calcext:value-type="string">
            <text:p>вот тут тупое бабье само виновато, ахаххха довые6ывались со своими "дямягятельствями". поржала, спасибо</text:p>
          </table:table-cell>
        </table:table-row>
        <table:table-row table:style-name="ro1">
          <table:table-cell office:value-type="float" office:value="9959257" calcext:value-type="float">
            <text:p>9959257</text:p>
          </table:table-cell>
          <table:table-cell office:value-type="float" office:value="9959307" calcext:value-type="float">
            <text:p>9959307</text:p>
          </table:table-cell>
          <table:table-cell office:value-type="string" calcext:value-type="string">
            <text:p>sexist_in_co</text:p>
          </table:table-cell>
          <table:table-cell office:value-type="string" calcext:value-type="string">
            <text:p>я даже бабушкам боюсь руку подать, когда они из автобуса выходят. Ну или сумку спустить, одна послала, думая, что я отжать сумку хочу.</text:p>
          </table:table-cell>
        </table:table-row>
        <table:table-row table:style-name="ro1">
          <table:table-cell office:value-type="float" office:value="9959257" calcext:value-type="float">
            <text:p>9959257</text:p>
          </table:table-cell>
          <table:table-cell office:value-type="float" office:value="9959308" calcext:value-type="float">
            <text:p>9959308</text:p>
          </table:table-cell>
          <table:table-cell office:value-type="string" calcext:value-type="string">
            <text:p>sexist_in_co</text:p>
          </table:table-cell>
          <table:table-cell office:value-type="string" calcext:value-type="string">
            <text:p>спецом так сделали шоб быстрее умирали</text:p>
          </table:table-cell>
        </table:table-row>
        <table:table-row table:style-name="ro1">
          <table:table-cell office:value-type="float" office:value="9959257" calcext:value-type="float">
            <text:p>9959257</text:p>
          </table:table-cell>
          <table:table-cell office:value-type="float" office:value="9959311" calcext:value-type="float">
            <text:p>9959311</text:p>
          </table:table-cell>
          <table:table-cell office:value-type="string" calcext:value-type="string">
            <text:p>non_sexist</text:p>
          </table:table-cell>
          <table:table-cell office:value-type="string" calcext:value-type="string">
            <text:p>Так это на американской выборке, к России вряд ли применимо</text:p>
          </table:table-cell>
        </table:table-row>
        <table:table-row table:style-name="ro3">
          <table:table-cell office:value-type="float" office:value="9959257" calcext:value-type="float">
            <text:p>9959257</text:p>
          </table:table-cell>
          <table:table-cell office:value-type="float" office:value="9959316" calcext:value-type="float">
            <text:p>9959316</text:p>
          </table:table-cell>
          <table:table-cell office:value-type="string" calcext:value-type="string">
            <text:p>non_sexist</text:p>
          </table:table-cell>
          <table:table-cell office:value-type="string" calcext:value-type="string">
            <text:p>С чего авторы сверху решили, что данное утверждение справедливо только для отрезка времени между обвинениями Ванштейна и сегодняшнем днем? Что, например, раньше с этим, возможно, дела обстояли ещё хуже предположить нельзя? </text:p>
            <text:p>А, ну да. Тогда нельзя же будет в голове сложить привлекательную картинку того, как мужчин угнетают феминистки.</text:p>
          </table:table-cell>
        </table:table-row>
        <table:table-row table:style-name="ro1">
          <table:table-cell office:value-type="float" office:value="9959257" calcext:value-type="float">
            <text:p>9959257</text:p>
          </table:table-cell>
          <table:table-cell office:value-type="float" office:value="9959317" calcext:value-type="float">
            <text:p>9959317</text:p>
          </table:table-cell>
          <table:table-cell office:value-type="string" calcext:value-type="string">
            <text:p>non_sexist</text:p>
          </table:table-cell>
          <table:table-cell office:value-type="string" calcext:value-type="string">
            <text:p>Предсказуемо. Это как с педоистерией. Мужчина проходящий мимо басейна видя тонущую девочку выбирает- бросишься на помошь- можешь спасти, но можно быть обвинённым в том что в воде касался её груди/попы, а если ещё и искусственное дыхание- дак могут обвинить в поцелуях без согласия. то есть чревато..</text:p>
          </table:table-cell>
        </table:table-row>
        <table:table-row table:style-name="ro1">
          <table:table-cell office:value-type="float" office:value="9959257" calcext:value-type="float">
            <text:p>9959257</text:p>
          </table:table-cell>
          <table:table-cell office:value-type="float" office:value="9959319" calcext:value-type="float">
            <text:p>9959319</text:p>
          </table:table-cell>
          <table:table-cell office:value-type="string" calcext:value-type="string">
            <text:p>non_sexist</text:p>
          </table:table-cell>
          <table:table-cell office:value-type="string" calcext:value-type="string">
            <text:p>Это ж про американцев. Точнее, про Американцев. Так им и надо, да?)</text:p>
          </table:table-cell>
        </table:table-row>
        <table:table-row table:style-name="ro1">
          <table:table-cell office:value-type="float" office:value="9959257" calcext:value-type="float">
            <text:p>9959257</text:p>
          </table:table-cell>
          <table:table-cell office:value-type="float" office:value="9959323" calcext:value-type="float">
            <text:p>9959323</text:p>
          </table:table-cell>
          <table:table-cell office:value-type="string" calcext:value-type="string">
            <text:p>non_sexist</text:p>
          </table:table-cell>
          <table:table-cell office:value-type="string" calcext:value-type="string">
            <text:p>А вдруг она несовершеннолетняя? Всё, поедешь на Колыму</text:p>
          </table:table-cell>
        </table:table-row>
        <table:table-row table:style-name="ro1">
          <table:table-cell office:value-type="float" office:value="9959257" calcext:value-type="float">
            <text:p>9959257</text:p>
          </table:table-cell>
          <table:table-cell office:value-type="float" office:value="9959326" calcext:value-type="float">
            <text:p>9959326</text:p>
          </table:table-cell>
          <table:table-cell office:value-type="string" calcext:value-type="string">
            <text:p>non_sexist</text:p>
          </table:table-cell>
          <table:table-cell office:value-type="string" calcext:value-type="string">
            <text:p>Случайные прохожие -мужчины.Мужчины и места реже уступают,и помогают реже , в принципе).это связано не с домогательствами.</text:p>
          </table:table-cell>
        </table:table-row>
        <table:table-row table:style-name="ro1">
          <table:table-cell office:value-type="float" office:value="9959257" calcext:value-type="float">
            <text:p>9959257</text:p>
          </table:table-cell>
          <table:table-cell office:value-type="float" office:value="9959337" calcext:value-type="float">
            <text:p>9959337</text:p>
          </table:table-cell>
          <table:table-cell office:value-type="string" calcext:value-type="string">
            <text:p>sexist</text:p>
          </table:table-cell>
          <table:table-cell office:value-type="string" calcext:value-type="string">
            <text:p>РофланДуля вам, деффчонки шесть два два</text:p>
          </table:table-cell>
        </table:table-row>
        <table:table-row table:style-name="ro1">
          <table:table-cell office:value-type="float" office:value="9959257" calcext:value-type="float">
            <text:p>9959257</text:p>
          </table:table-cell>
          <table:table-cell office:value-type="float" office:value="9959344" calcext:value-type="float">
            <text:p>9959344</text:p>
          </table:table-cell>
          <table:table-cell office:value-type="string" calcext:value-type="string">
            <text:p>sexist</text:p>
          </table:table-cell>
          <table:table-cell office:value-type="string" calcext:value-type="string">
            <text:p>Б е з б а б (бот саси)</text:p>
          </table:table-cell>
        </table:table-row>
        <table:table-row table:style-name="ro1">
          <table:table-cell office:value-type="float" office:value="9959257" calcext:value-type="float">
            <text:p>9959257</text:p>
          </table:table-cell>
          <table:table-cell office:value-type="float" office:value="9959350" calcext:value-type="float">
            <text:p>9959350</text:p>
          </table:table-cell>
          <table:table-cell office:value-type="string" calcext:value-type="string">
            <text:p>non_sexist</text:p>
          </table:table-cell>
          <table:table-cell office:value-type="string" calcext:value-type="string">
            <text:p>Пикчер бог три четыре пять</text:p>
          </table:table-cell>
        </table:table-row>
        <table:table-row table:style-name="ro1">
          <table:table-cell office:value-type="float" office:value="9959257" calcext:value-type="float">
            <text:p>9959257</text:p>
          </table:table-cell>
          <table:table-cell office:value-type="float" office:value="9959355" calcext:value-type="float">
            <text:p>9959355</text:p>
          </table:table-cell>
          <table:table-cell office:value-type="string" calcext:value-type="string">
            <text:p>sexist_in_co</text:p>
          </table:table-cell>
          <table:table-cell office:value-type="string" calcext:value-type="string">
            <text:p>"Боятся быть обвинёнными в сексуальных домогательствах" - небезосновательно, к сожалению. Современный прогрессивный мир где царит равноправие ¯ \ _ (ツ) _ / ¯</text:p>
          </table:table-cell>
        </table:table-row>
        <table:table-row table:style-name="ro1">
          <table:table-cell office:value-type="float" office:value="9959257" calcext:value-type="float">
            <text:p>9959257</text:p>
          </table:table-cell>
          <table:table-cell office:value-type="float" office:value="9959358" calcext:value-type="float">
            <text:p>9959358</text:p>
          </table:table-cell>
          <table:table-cell office:value-type="string" calcext:value-type="string">
            <text:p>sexist_in_co</text:p>
          </table:table-cell>
          <table:table-cell office:value-type="string" calcext:value-type="string">
            <text:p>Мне так нравится, как они это в обёртку "гендерного неравенства" обернули. Женщины сами этого добились, но нет, это неравенство.</text:p>
          </table:table-cell>
        </table:table-row>
        <table:table-row table:style-name="ro3">
          <table:table-cell office:value-type="float" office:value="9959257" calcext:value-type="float">
            <text:p>9959257</text:p>
          </table:table-cell>
          <table:table-cell office:value-type="float" office:value="9959359" calcext:value-type="float">
            <text:p>9959359</text:p>
          </table:table-cell>
          <table:table-cell office:value-type="string" calcext:value-type="string">
            <text:p>non_sexist</text:p>
          </table:table-cell>
          <table:table-cell office:value-type="string" calcext:value-type="string">
            <text:p>Врачи еще реже помогают, так как их потом за сломанные ребра судят.</text:p>
            <text:p>Не болейте)</text:p>
          </table:table-cell>
        </table:table-row>
        <table:table-row table:style-name="ro1">
          <table:table-cell office:value-type="float" office:value="9959257" calcext:value-type="float">
            <text:p>9959257</text:p>
          </table:table-cell>
          <table:table-cell office:value-type="float" office:value="9959381" calcext:value-type="float">
            <text:p>9959381</text:p>
          </table:table-cell>
          <table:table-cell office:value-type="string" calcext:value-type="string">
            <text:p>non_sexist</text:p>
          </table:table-cell>
          <table:table-cell office:value-type="string" calcext:value-type="string">
            <text:p>К чему ехали к тому и приехали, демократия</text:p>
          </table:table-cell>
        </table:table-row>
        <table:table-row table:style-name="ro1">
          <table:table-cell office:value-type="float" office:value="9959257" calcext:value-type="float">
            <text:p>9959257</text:p>
          </table:table-cell>
          <table:table-cell office:value-type="float" office:value="9959386" calcext:value-type="float">
            <text:p>9959386</text:p>
          </table:table-cell>
          <table:table-cell office:value-type="string" calcext:value-type="string">
            <text:p>sexist_in_co</text:p>
          </table:table-cell>
          <table:table-cell office:value-type="string" calcext:value-type="string">
            <text:p>Неблагодарное это дело в наше время - помощь оказывать. Убьют еще, либо посадят.</text:p>
          </table:table-cell>
        </table:table-row>
        <table:table-row table:style-name="ro1">
          <table:table-cell office:value-type="float" office:value="9959257" calcext:value-type="float">
            <text:p>9959257</text:p>
          </table:table-cell>
          <table:table-cell office:value-type="float" office:value="9959394" calcext:value-type="float">
            <text:p>9959394</text:p>
          </table:table-cell>
          <table:table-cell office:value-type="string" calcext:value-type="string">
            <text:p>non_sexist</text:p>
          </table:table-cell>
          <table:table-cell office:value-type="string" calcext:value-type="string">
            <text:p>Это у америкосов, а мы всегда поможем, иль стопочку предложим, иль стульчик выбьем из под ног..</text:p>
          </table:table-cell>
        </table:table-row>
        <table:table-row table:style-name="ro1">
          <table:table-cell office:value-type="float" office:value="9959257" calcext:value-type="float">
            <text:p>9959257</text:p>
          </table:table-cell>
          <table:table-cell office:value-type="float" office:value="9959396" calcext:value-type="float">
            <text:p>9959396</text:p>
          </table:table-cell>
          <table:table-cell office:value-type="string" calcext:value-type="string">
            <text:p>sexist_in_co</text:p>
          </table:table-cell>
          <table:table-cell office:value-type="string" calcext:value-type="string">
            <text:p>За что боролись - на то и напоролись. Откинется, зато мужло не облапает.</text:p>
          </table:table-cell>
        </table:table-row>
        <table:table-row table:style-name="ro1">
          <table:table-cell office:value-type="float" office:value="9959257" calcext:value-type="float">
            <text:p>9959257</text:p>
          </table:table-cell>
          <table:table-cell office:value-type="float" office:value="9959397" calcext:value-type="float">
            <text:p>9959397</text:p>
          </table:table-cell>
          <table:table-cell office:value-type="string" calcext:value-type="string">
            <text:p>sexist_in_co</text:p>
          </table:table-cell>
          <table:table-cell office:value-type="string" calcext:value-type="string">
            <text:p>Если я помогу, она на меня заяву накатает за домогательства, а потом я отсижу аxyennая жизнь</text:p>
          </table:table-cell>
        </table:table-row>
        <table:table-row table:style-name="ro1">
          <table:table-cell office:value-type="float" office:value="9959257" calcext:value-type="float">
            <text:p>9959257</text:p>
          </table:table-cell>
          <table:table-cell office:value-type="float" office:value="9959398" calcext:value-type="float">
            <text:p>9959398</text:p>
          </table:table-cell>
          <table:table-cell office:value-type="string" calcext:value-type="string">
            <text:p>non_sexist</text:p>
          </table:table-cell>
          <table:table-cell office:value-type="string" calcext:value-type="string">
            <text:p>Маленьким детям помогать еще опасней, особенно учитывая какую истерию развели СМИ в последние годы по поводу педофилии и как накачали общество ненавистью к педофилам.</text:p>
          </table:table-cell>
        </table:table-row>
        <table:table-row table:style-name="ro1">
          <table:table-cell office:value-type="float" office:value="9959257" calcext:value-type="float">
            <text:p>9959257</text:p>
          </table:table-cell>
          <table:table-cell office:value-type="float" office:value="9959410" calcext:value-type="float">
            <text:p>9959410</text:p>
          </table:table-cell>
          <table:table-cell office:value-type="string" calcext:value-type="string">
            <text:p>non_sexist</text:p>
          </table:table-cell>
          <table:table-cell office:value-type="string" calcext:value-type="string">
            <text:p>у эти ученые явно не в раше исследования проводили. у нас и за изнасилование хрен посадят, а понятия сексуальные домогательства вообще отсутствуют. так шо мужики не бомбите, а то прям как будто каждый из вас жертва ложных обвинений))</text:p>
          </table:table-cell>
        </table:table-row>
        <table:table-row table:style-name="ro1">
          <table:table-cell office:value-type="float" office:value="9959257" calcext:value-type="float">
            <text:p>9959257</text:p>
          </table:table-cell>
          <table:table-cell office:value-type="float" office:value="9959417" calcext:value-type="float">
            <text:p>9959417</text:p>
          </table:table-cell>
          <table:table-cell office:value-type="string" calcext:value-type="string">
            <text:p>sexist_in_co</text:p>
          </table:table-cell>
          <table:table-cell office:value-type="string" calcext:value-type="string">
            <text:p>Покажите это феминистками, они наверное обрадуются</text:p>
          </table:table-cell>
        </table:table-row>
        <table:table-row table:style-name="ro1">
          <table:table-cell office:value-type="float" office:value="9959257" calcext:value-type="float">
            <text:p>9959257</text:p>
          </table:table-cell>
          <table:table-cell office:value-type="float" office:value="9959420" calcext:value-type="float">
            <text:p>9959420</text:p>
          </table:table-cell>
          <table:table-cell office:value-type="string" calcext:value-type="string">
            <text:p>non_sexist</text:p>
          </table:table-cell>
          <table:table-cell office:value-type="string" calcext:value-type="string">
            <text:p>Как же в голос с пикчи</text:p>
          </table:table-cell>
        </table:table-row>
        <table:table-row table:style-name="ro1">
          <table:table-cell office:value-type="float" office:value="9959257" calcext:value-type="float">
            <text:p>9959257</text:p>
          </table:table-cell>
          <table:table-cell office:value-type="float" office:value="9959426" calcext:value-type="float">
            <text:p>9959426</text:p>
          </table:table-cell>
          <table:table-cell office:value-type="string" calcext:value-type="string">
            <text:p>non_sexist</text:p>
          </table:table-cell>
          <table:table-cell office:value-type="string" calcext:value-type="string">
            <text:p>У математички такая же логика когда я хоть что то выучил и руку тяну на оценку 😑</text:p>
          </table:table-cell>
        </table:table-row>
        <table:table-row table:style-name="ro3">
          <table:table-cell office:value-type="float" office:value="9959257" calcext:value-type="float">
            <text:p>9959257</text:p>
          </table:table-cell>
          <table:table-cell office:value-type="float" office:value="9959432" calcext:value-type="float">
            <text:p>9959432</text:p>
          </table:table-cell>
          <table:table-cell office:value-type="string" calcext:value-type="string">
            <text:p>sexist</text:p>
          </table:table-cell>
          <table:table-cell office:value-type="string" calcext:value-type="string">
            <text:p>Я читал историю, в США, мужик увидел как женщину насилуют, напал на насильника и тот убежал. Баба не растерялась и приехавшим копам сказала, что это он на нее напал. В итоге мужика арестовали, полгода держали в местном аналоге СИЗО, пока суд разбирался.</text:p>
            <text:p>Потом выпустили, а бабе ничего небыло т.к. у нее ШОК жи...</text:p>
          </table:table-cell>
        </table:table-row>
        <table:table-row table:style-name="ro5">
          <table:table-cell office:value-type="float" office:value="9959257" calcext:value-type="float">
            <text:p>9959257</text:p>
          </table:table-cell>
          <table:table-cell office:value-type="float" office:value="9959443" calcext:value-type="float">
            <text:p>9959443</text:p>
          </table:table-cell>
          <table:table-cell office:value-type="string" calcext:value-type="string">
            <text:p>sexist</text:p>
          </table:table-cell>
          <table:table-cell office:value-type="string" calcext:value-type="string">
            <text:p>Дело даже не в этом. Покрывал как-то муж жену матом на улице и выписывал леща. Один мужик решил заступиться. </text:p>
            <text:p>Кто был виноват?</text:p>
            <text:p>Правильно, мужик, который заступился. Она начала плакать и орать на него, бить кулаками вместо благодарности.</text:p>
            <text:p>Собственно все, что надо знать о бабах, когда ты за них заступаешься.</text:p>
          </table:table-cell>
        </table:table-row>
        <table:table-row table:style-name="ro3">
          <table:table-cell office:value-type="float" office:value="9959257" calcext:value-type="float">
            <text:p>9959257</text:p>
          </table:table-cell>
          <table:table-cell office:value-type="float" office:value="9959456" calcext:value-type="float">
            <text:p>9959456</text:p>
          </table:table-cell>
          <table:table-cell office:value-type="string" calcext:value-type="string">
            <text:p>non_sexist</text:p>
          </table:table-cell>
          <table:table-cell office:value-type="string" calcext:value-type="string">
            <text:p>Не спасать жизнь боясь обвинения в домогательстве.</text:p>
            <text:p>Я перестал понимать что происходит в этом мире.</text:p>
          </table:table-cell>
        </table:table-row>
        <table:table-row table:style-name="ro2">
          <table:table-cell office:value-type="float" office:value="9959257" calcext:value-type="float">
            <text:p>9959257</text:p>
          </table:table-cell>
          <table:table-cell office:value-type="float" office:value="9959465" calcext:value-type="float">
            <text:p>9959465</text:p>
          </table:table-cell>
          <table:table-cell office:value-type="string" calcext:value-type="string">
            <text:p>non_sexist</text:p>
          </table:table-cell>
          <table:table-cell office:value-type="string" calcext:value-type="string">
            <text:p>такие злые мужчины в комментах. а если вашей маме станет плохо на улице.....</text:p>
            <text:p>как можно так рассуждать.</text:p>
            <text:p>а фемки - это выдуманные персонажи... в России уж точно )</text:p>
          </table:table-cell>
        </table:table-row>
        <table:table-row table:style-name="ro1">
          <table:table-cell office:value-type="float" office:value="9959257" calcext:value-type="float">
            <text:p>9959257</text:p>
          </table:table-cell>
          <table:table-cell office:value-type="float" office:value="9959481" calcext:value-type="float">
            <text:p>9959481</text:p>
          </table:table-cell>
          <table:table-cell office:value-type="string" calcext:value-type="string">
            <text:p>non_sexist</text:p>
          </table:table-cell>
          <table:table-cell office:value-type="string" calcext:value-type="string">
            <text:p>У нас в стране нет понятий сексуального домогательства</text:p>
          </table:table-cell>
        </table:table-row>
        <table:table-row table:style-name="ro1">
          <table:table-cell office:value-type="float" office:value="9959257" calcext:value-type="float">
            <text:p>9959257</text:p>
          </table:table-cell>
          <table:table-cell office:value-type="float" office:value="9959485" calcext:value-type="float">
            <text:p>9959485</text:p>
          </table:table-cell>
          <table:table-cell office:value-type="string" calcext:value-type="string">
            <text:p>non_sexist</text:p>
          </table:table-cell>
          <table:table-cell office:value-type="string" calcext:value-type="string">
            <text:p>ну, так это ж хорошо, что мужчины боятся женщин. изнасилований будет меньше. лушчее, что вы можете сделать это вызвать скорую</text:p>
          </table:table-cell>
        </table:table-row>
        <table:table-row table:style-name="ro1">
          <table:table-cell office:value-type="float" office:value="9959257" calcext:value-type="float">
            <text:p>9959257</text:p>
          </table:table-cell>
          <table:table-cell office:value-type="float" office:value="9959492" calcext:value-type="float">
            <text:p>9959492</text:p>
          </table:table-cell>
          <table:table-cell office:value-type="string" calcext:value-type="string">
            <text:p>sexist</text:p>
          </table:table-cell>
          <table:table-cell office:value-type="string" calcext:value-type="string">
            <text:p>Ну кстати да, помогать мокрощелкам - себе дороже. Так что пускай хоть все передохнут, вообще похер на них</text:p>
          </table:table-cell>
        </table:table-row>
        <table:table-row table:style-name="ro1">
          <table:table-cell office:value-type="float" office:value="9959257" calcext:value-type="float">
            <text:p>9959257</text:p>
          </table:table-cell>
          <table:table-cell office:value-type="float" office:value="9959515" calcext:value-type="float">
            <text:p>9959515</text:p>
          </table:table-cell>
          <table:table-cell office:value-type="string" calcext:value-type="string">
            <text:p>non_sexist</text:p>
          </table:table-cell>
          <table:table-cell office:value-type="string" calcext:value-type="string">
            <text:p>Пять четыре три два один</text:p>
          </table:table-cell>
        </table:table-row>
        <table:table-row table:style-name="ro2">
          <table:table-cell office:value-type="float" office:value="9959257" calcext:value-type="float">
            <text:p>9959257</text:p>
          </table:table-cell>
          <table:table-cell office:value-type="float" office:value="9959528" calcext:value-type="float">
            <text:p>9959528</text:p>
          </table:table-cell>
          <table:table-cell office:value-type="string" calcext:value-type="string">
            <text:p>sexist</text:p>
          </table:table-cell>
          <table:table-cell office:value-type="string" calcext:value-type="string">
            <text:p>А вот кто чаще всего помогает людям, так это парочки или там муж с женой.</text:p>
            <text:p>Не отдельные люди.</text:p>
            <text:p>Они как-то и кота бездомного подобрать могут и к людям чаще подходят. Ну, это по моему опыту.</text:p>
          </table:table-cell>
        </table:table-row>
        <table:table-row table:style-name="ro3">
          <table:table-cell office:value-type="float" office:value="9959257" calcext:value-type="float">
            <text:p>9959257</text:p>
          </table:table-cell>
          <table:table-cell office:value-type="float" office:value="9959558" calcext:value-type="float">
            <text:p>9959558</text:p>
          </table:table-cell>
          <table:table-cell office:value-type="string" calcext:value-type="string">
            <text:p>sexist</text:p>
          </table:table-cell>
          <table:table-cell office:value-type="string" calcext:value-type="string">
            <text:p>Мужчина спас женщину - обвинили в домогательстве</text:p>
            <text:p>Не спас - в дискриминации и сексизме</text:p>
          </table:table-cell>
        </table:table-row>
        <table:table-row table:style-name="ro1">
          <table:table-cell office:value-type="float" office:value="9959257" calcext:value-type="float">
            <text:p>9959257</text:p>
          </table:table-cell>
          <table:table-cell office:value-type="float" office:value="9959604" calcext:value-type="float">
            <text:p>9959604</text:p>
          </table:table-cell>
          <table:table-cell office:value-type="string" calcext:value-type="string">
            <text:p>sexist_in_co</text:p>
          </table:table-cell>
          <table:table-cell office:value-type="string" calcext:value-type="string">
            <text:p>В этом виноваты сами женщины. Без обид, но вы доигрались.</text:p>
          </table:table-cell>
        </table:table-row>
        <table:table-row table:style-name="ro1">
          <table:table-cell office:value-type="float" office:value="9959257" calcext:value-type="float">
            <text:p>9959257</text:p>
          </table:table-cell>
          <table:table-cell office:value-type="float" office:value="9959666" calcext:value-type="float">
            <text:p>9959666</text:p>
          </table:table-cell>
          <table:table-cell office:value-type="string" calcext:value-type="string">
            <text:p>non_sexist</text:p>
          </table:table-cell>
          <table:table-cell office:value-type="string" calcext:value-type="string">
            <text:p>Женщины виноваты в том, что некоторые мужчины себе много позволяют и дамам это не нравится. Конечно есть отбитые, которые любого мужчину готовы обвинить, но зачем всех под одну гребенку? Такая мерзость в комментах, отвратительно</text:p>
          </table:table-cell>
        </table:table-row>
        <table:table-row table:style-name="ro1">
          <table:table-cell office:value-type="float" office:value="9959257" calcext:value-type="float">
            <text:p>9959257</text:p>
          </table:table-cell>
          <table:table-cell office:value-type="float" office:value="9959672" calcext:value-type="float">
            <text:p>9959672</text:p>
          </table:table-cell>
          <table:table-cell office:value-type="string" calcext:value-type="string">
            <text:p>sexist</text:p>
          </table:table-cell>
          <table:table-cell office:value-type="string" calcext:value-type="string">
            <text:p>Потому что бабы вечно стучат всем</text:p>
          </table:table-cell>
        </table:table-row>
        <table:table-row table:style-name="ro1">
          <table:table-cell office:value-type="float" office:value="9959257" calcext:value-type="float">
            <text:p>9959257</text:p>
          </table:table-cell>
          <table:table-cell office:value-type="float" office:value="9959679" calcext:value-type="float">
            <text:p>9959679</text:p>
          </table:table-cell>
          <table:table-cell office:value-type="string" calcext:value-type="string">
            <text:p>sexist_in_co</text:p>
          </table:table-cell>
          <table:table-cell office:value-type="string" calcext:value-type="string">
            <text:p>Мне почему то всегда казалось что равноправие должно быть основанно на взаимном уважении, а не на страхе и травле</text:p>
          </table:table-cell>
        </table:table-row>
        <table:table-row table:style-name="ro1">
          <table:table-cell office:value-type="float" office:value="9959257" calcext:value-type="float">
            <text:p>9959257</text:p>
          </table:table-cell>
          <table:table-cell office:value-type="float" office:value="9959755" calcext:value-type="float">
            <text:p>9959755</text:p>
          </table:table-cell>
          <table:table-cell office:value-type="string" calcext:value-type="string">
            <text:p>sexist_in_co</text:p>
          </table:table-cell>
          <table:table-cell office:value-type="string" calcext:value-type="string">
            <text:p>Так фемки к этому шли с упорством, которому можно позавидовать.</text:p>
          </table:table-cell>
        </table:table-row>
        <table:table-row table:style-name="ro1">
          <table:table-cell office:value-type="float" office:value="9959257" calcext:value-type="float">
            <text:p>9959257</text:p>
          </table:table-cell>
          <table:table-cell office:value-type="float" office:value="9959812" calcext:value-type="float">
            <text:p>9959812</text:p>
          </table:table-cell>
          <table:table-cell office:value-type="string" calcext:value-type="string">
            <text:p>sexist_in_co</text:p>
          </table:table-cell>
          <table:table-cell office:value-type="string" calcext:value-type="string">
            <text:p>Молодцы, феминистки. Довели до того, что им теперь первую помощь не каждый решиться оказать.</text:p>
          </table:table-cell>
        </table:table-row>
        <table:table-row table:style-name="ro1">
          <table:table-cell office:value-type="float" office:value="9959257" calcext:value-type="float">
            <text:p>9959257</text:p>
          </table:table-cell>
          <table:table-cell office:value-type="float" office:value="9959814" calcext:value-type="float">
            <text:p>9959814</text:p>
          </table:table-cell>
          <table:table-cell office:value-type="string" calcext:value-type="string">
            <text:p>non_sexist</text:p>
          </table:table-cell>
          <table:table-cell office:value-type="string" calcext:value-type="string">
            <text:p>В России нет статьи за сексуальные домогательства, так что с нашей страной эта отмазка не катит</text:p>
          </table:table-cell>
        </table:table-row>
        <table:table-row table:style-name="ro1">
          <table:table-cell office:value-type="float" office:value="9959257" calcext:value-type="float">
            <text:p>9959257</text:p>
          </table:table-cell>
          <table:table-cell office:value-type="float" office:value="9959822" calcext:value-type="float">
            <text:p>9959822</text:p>
          </table:table-cell>
          <table:table-cell office:value-type="string" calcext:value-type="string">
            <text:p>sexist_in_co</text:p>
          </table:table-cell>
          <table:table-cell office:value-type="string" calcext:value-type="string">
            <text:p>А теперь время вспомнить неадекватных феминисток.</text:p>
          </table:table-cell>
        </table:table-row>
        <table:table-row table:style-name="ro1">
          <table:table-cell office:value-type="float" office:value="9959257" calcext:value-type="float">
            <text:p>9959257</text:p>
          </table:table-cell>
          <table:table-cell office:value-type="float" office:value="9959853" calcext:value-type="float">
            <text:p>9959853</text:p>
          </table:table-cell>
          <table:table-cell office:value-type="string" calcext:value-type="string">
            <text:p>non_sexist</text:p>
          </table:table-cell>
          <table:table-cell office:value-type="string" calcext:value-type="string">
            <text:p>Препод который в скорой отработал всю жизнь говорил, что для непрямого массажа сердца женщине необходимо разорвать одежду и снять бюстгальтер. Говорил ещё чтоб не парились и помогали в таком случае. Тридцать толчков на грудь и два вдоха в легкие, повторить</text:p>
          </table:table-cell>
        </table:table-row>
        <table:table-row table:style-name="ro1">
          <table:table-cell office:value-type="float" office:value="9959257" calcext:value-type="float">
            <text:p>9959257</text:p>
          </table:table-cell>
          <table:table-cell office:value-type="float" office:value="9959899" calcext:value-type="float">
            <text:p>9959899</text:p>
          </table:table-cell>
          <table:table-cell office:value-type="string" calcext:value-type="string">
            <text:p>non_sexist</text:p>
          </table:table-cell>
          <table:table-cell office:value-type="string" calcext:value-type="string">
            <text:p>А че тут у нас в комметах?</text:p>
          </table:table-cell>
        </table:table-row>
        <table:table-row table:style-name="ro1">
          <table:table-cell office:value-type="float" office:value="9959257" calcext:value-type="float">
            <text:p>9959257</text:p>
          </table:table-cell>
          <table:table-cell office:value-type="float" office:value="9959930" calcext:value-type="float">
            <text:p>9959930</text:p>
          </table:table-cell>
          <table:table-cell office:value-type="string" calcext:value-type="string">
            <text:p>sexist</text:p>
          </table:table-cell>
          <table:table-cell office:value-type="string" calcext:value-type="string">
            <text:p>Кстати правильно мыслят. А заблудившимся мальчикам (я серьёзно) вообще стрёмно помогать, ещё обвинят в педофилии 🤣 чур меня, обхожу за километр, хотя они реально могут быть потерявшимися.</text:p>
          </table:table-cell>
        </table:table-row>
        <table:table-row table:style-name="ro3">
          <table:table-cell office:value-type="float" office:value="9959257" calcext:value-type="float">
            <text:p>9959257</text:p>
          </table:table-cell>
          <table:table-cell office:value-type="float" office:value="9959932" calcext:value-type="float">
            <text:p>9959932</text:p>
          </table:table-cell>
          <table:table-cell office:value-type="string" calcext:value-type="string">
            <text:p>sexist_in_co</text:p>
          </table:table-cell>
          <table:table-cell office:value-type="string" calcext:value-type="string">
            <text:p>Окажешь помощь, тебя потом еще посадят за это...</text:p>
            <text:p>Как там Бродский писал? Не выходи из комнаты...</text:p>
          </table:table-cell>
        </table:table-row>
        <table:table-row table:style-name="ro1">
          <table:table-cell office:value-type="float" office:value="9959257" calcext:value-type="float">
            <text:p>9959257</text:p>
          </table:table-cell>
          <table:table-cell office:value-type="float" office:value="9959933" calcext:value-type="float">
            <text:p>9959933</text:p>
          </table:table-cell>
          <table:table-cell office:value-type="string" calcext:value-type="string">
            <text:p>non_sexist</text:p>
          </table:table-cell>
          <table:table-cell office:value-type="string" calcext:value-type="string">
            <text:p>А вот нет . Помните знаменитый ролик , где человек падает с "приступом" сначала в Нью-Йорке а потом в Питере ? У нас в городе такое же повторили. <text:s/>Только падала девушка. <text:s/>Сразу все бросались на помощь , она и упасть ни разу не успела</text:p>
          </table:table-cell>
        </table:table-row>
        <table:table-row table:style-name="ro1">
          <table:table-cell office:value-type="float" office:value="9959257" calcext:value-type="float">
            <text:p>9959257</text:p>
          </table:table-cell>
          <table:table-cell office:value-type="float" office:value="9960020" calcext:value-type="float">
            <text:p>9960020</text:p>
          </table:table-cell>
          <table:table-cell office:value-type="string" calcext:value-type="string">
            <text:p>sexist</text:p>
          </table:table-cell>
          <table:table-cell office:value-type="string" calcext:value-type="string">
            <text:p>Феминизм - это не только потаеная мечта о двух концах, но и палка, с таким же их количеством.</text:p>
          </table:table-cell>
        </table:table-row>
        <table:table-row table:style-name="ro3">
          <table:table-cell office:value-type="float" office:value="9959257" calcext:value-type="float">
            <text:p>9959257</text:p>
          </table:table-cell>
          <table:table-cell office:value-type="float" office:value="9960055" calcext:value-type="float">
            <text:p>9960055</text:p>
          </table:table-cell>
          <table:table-cell office:value-type="string" calcext:value-type="string">
            <text:p>sexist_in_co</text:p>
          </table:table-cell>
          <table:table-cell office:value-type="string" calcext:value-type="string">
            <text:p>Доигрались </text:p>
            <text:p>два три четыре пять</text:p>
          </table:table-cell>
        </table:table-row>
        <table:table-row table:style-name="ro1">
          <table:table-cell office:value-type="float" office:value="9959257" calcext:value-type="float">
            <text:p>9959257</text:p>
          </table:table-cell>
          <table:table-cell office:value-type="float" office:value="9960078" calcext:value-type="float">
            <text:p>9960078</text:p>
          </table:table-cell>
          <table:table-cell office:value-type="string" calcext:value-type="string">
            <text:p>sexist</text:p>
          </table:table-cell>
          <table:table-cell office:value-type="string" calcext:value-type="string">
            <text:p>Чего хотели то и получили.🤷‍♂️ Не нужна было лепить обвинение в домагательстве, когда тебе искуственное дыхание делают</text:p>
          </table:table-cell>
        </table:table-row>
        <table:table-row table:style-name="ro1">
          <table:table-cell office:value-type="float" office:value="9959257" calcext:value-type="float">
            <text:p>9959257</text:p>
          </table:table-cell>
          <table:table-cell office:value-type="float" office:value="9960133" calcext:value-type="float">
            <text:p>9960133</text:p>
          </table:table-cell>
          <table:table-cell office:value-type="string" calcext:value-type="string">
            <text:p>non_sexist</text:p>
          </table:table-cell>
          <table:table-cell office:value-type="string" calcext:value-type="string">
            <text:p>Звучит классно конечно. Но по сути учёные что-то там себе предположили и спросили трёх с половиной калек что они об этом думают и на основании этого уже спешат делать выводы. Не надо так.</text:p>
          </table:table-cell>
        </table:table-row>
        <table:table-row table:style-name="ro5">
          <table:table-cell office:value-type="float" office:value="9959257" calcext:value-type="float">
            <text:p>9959257</text:p>
          </table:table-cell>
          <table:table-cell office:value-type="float" office:value="9960161" calcext:value-type="float">
            <text:p>9960161</text:p>
          </table:table-cell>
          <table:table-cell office:value-type="string" calcext:value-type="string">
            <text:p>sexist</text:p>
          </table:table-cell>
          <table:table-cell office:value-type="string" calcext:value-type="string">
            <text:p>В 90% случаев в России если </text:p>
            <text:p>девушка валяется на земле - она набухалась или накурилась</text:p>
            <text:p>Девушка дерётся с каким-то амбалом или ашотом и кричит "помогите!" - это её парень.</text:p>
            <text:p>Всё больше проходящих людей понимает что не стоит, в таких реалиях, быть "благородным" - сами виноваты.</text:p>
          </table:table-cell>
        </table:table-row>
        <table:table-row table:style-name="ro5">
          <table:table-cell office:value-type="float" office:value="9959257" calcext:value-type="float">
            <text:p>9959257</text:p>
          </table:table-cell>
          <table:table-cell office:value-type="float" office:value="9960179" calcext:value-type="float">
            <text:p>9960179</text:p>
          </table:table-cell>
          <table:table-cell office:value-type="string" calcext:value-type="string">
            <text:p>sexist</text:p>
          </table:table-cell>
          <table:table-cell office:value-type="string" calcext:value-type="string">
            <text:p>Я фельдшер скорой помощи. Могу сказать, что у женщин более лабильна гормональная система и часты сбои в работе щитовидной железы. </text:p>
            <text:p>Летом в жаркую погоду, вызовов с названием "плохо женщине в общественном месте" или "потеряла сознание" гораздо больше женских. </text:p>
            <text:p>Всё-таки как женщины не стремились стать мужчинами во всем, природа им не даёт. </text:p>
            <text:p>Лучше успокоиться и выбирать себе жизнь, под стать салим физиологическим особенностям</text:p>
          </table:table-cell>
        </table:table-row>
        <table:table-row table:style-name="ro1">
          <table:table-cell office:value-type="float" office:value="9959257" calcext:value-type="float">
            <text:p>9959257</text:p>
          </table:table-cell>
          <table:table-cell office:value-type="float" office:value="9960199" calcext:value-type="float">
            <text:p>9960199</text:p>
          </table:table-cell>
          <table:table-cell office:value-type="string" calcext:value-type="string">
            <text:p>sexist_in_co</text:p>
          </table:table-cell>
          <table:table-cell office:value-type="string" calcext:value-type="string">
            <text:p>Ну, сложно в этом обвинять прохожих. Женщины сами планомерно этого добивались.</text:p>
          </table:table-cell>
        </table:table-row>
        <table:table-row table:style-name="ro5">
          <table:table-cell office:value-type="float" office:value="9959257" calcext:value-type="float">
            <text:p>9959257</text:p>
          </table:table-cell>
          <table:table-cell office:value-type="float" office:value="9960301" calcext:value-type="float">
            <text:p>9960301</text:p>
          </table:table-cell>
          <table:table-cell office:value-type="string" calcext:value-type="string">
            <text:p>non_sexist</text:p>
          </table:table-cell>
          <table:table-cell office:value-type="string" calcext:value-type="string">
            <text:p>Посмеялась от души . Женщина такая идёт по улице и симмулирует остановку сердца,от делать нечего😂</text:p>
            <text:p>Никогда не подумала,что такой стереотип есть насчёт этого. И у женщин не меньше приступов сердца бывает. Считаю своим долгом не помогать мужчинам на улице,пусть другие мужики помогают. Раз такое дело пошло)) хотя,я и не помогала ))</text:p>
            <text:p>До сих пор дети считают,уже с 6 лет,что мужчины лучше. Ну,раз лучше,пусть себе сами и помогают . А то,куда не глянь баба помогает и выхаживает их если что,лол)) </text:p>
            <text:p>И феминизм обвинили,как будто до феминизма помогали . Надо же домогаться фемки не разрешают и говорят об этом. Нет чтоб не домогаться ,они за то чтоб домогаться до всех 😀</text:p>
          </table:table-cell>
        </table:table-row>
        <table:table-row table:style-name="ro1">
          <table:table-cell office:value-type="float" office:value="9959257" calcext:value-type="float">
            <text:p>9959257</text:p>
          </table:table-cell>
          <table:table-cell office:value-type="float" office:value="9960313" calcext:value-type="float">
            <text:p>9960313</text:p>
          </table:table-cell>
          <table:table-cell office:value-type="string" calcext:value-type="string">
            <text:p>non_sexist</text:p>
          </table:table-cell>
          <table:table-cell office:value-type="string" calcext:value-type="string">
            <text:p>А можно без петросянских картинок?</text:p>
          </table:table-cell>
        </table:table-row>
        <table:table-row table:style-name="ro2">
          <table:table-cell office:value-type="float" office:value="9959257" calcext:value-type="float">
            <text:p>9959257</text:p>
          </table:table-cell>
          <table:table-cell office:value-type="float" office:value="9960544" calcext:value-type="float">
            <text:p>9960544</text:p>
          </table:table-cell>
          <table:table-cell office:value-type="string" calcext:value-type="string">
            <text:p>sexist_in_co</text:p>
          </table:table-cell>
          <table:table-cell office:value-type="string" calcext:value-type="string">
            <text:p>дык зачем сильным и независимым помощь...</text:p>
            <text:p/>
            <text:p>Они ж ого-го... а мы всего "х....цы"...</text:p>
          </table:table-cell>
        </table:table-row>
        <table:table-row table:style-name="ro1">
          <table:table-cell office:value-type="float" office:value="9959257" calcext:value-type="float">
            <text:p>9959257</text:p>
          </table:table-cell>
          <table:table-cell office:value-type="float" office:value="9960640" calcext:value-type="float">
            <text:p>9960640</text:p>
          </table:table-cell>
          <table:table-cell office:value-type="string" calcext:value-type="string">
            <text:p>non_sexist</text:p>
          </table:table-cell>
          <table:table-cell office:value-type="string" calcext:value-type="string">
            <text:p>Рашку уже приплели? А да, тщетны мои сомнения... Пикчер красавчик!)</text:p>
          </table:table-cell>
        </table:table-row>
        <table:table-row table:style-name="ro5">
          <table:table-cell office:value-type="float" office:value="9959257" calcext:value-type="float">
            <text:p>9959257</text:p>
          </table:table-cell>
          <table:table-cell office:value-type="float" office:value="9960660" calcext:value-type="float">
            <text:p>9960660</text:p>
          </table:table-cell>
          <table:table-cell office:value-type="string" calcext:value-type="string">
            <text:p>sexist</text:p>
          </table:table-cell>
          <table:table-cell office:value-type="string" calcext:value-type="string">
            <text:p>Впрягаешься за женщину на улице.</text:p>
            <text:p>Тебе дарят сотряс.</text:p>
            <text:p>Женщина уходит, даже не вызывая ментов или скорую. Я уж молчу про навестить в БСМП чтобы сказать "спас, бро" или узнать, жив ли ты.</text:p>
            <text:p>Ставь лайк, если было, и дабллайк, если считаешь что и первая помощь им нах не нужна.</text:p>
          </table:table-cell>
        </table:table-row>
        <table:table-row table:style-name="ro1">
          <table:table-cell office:value-type="float" office:value="9959257" calcext:value-type="float">
            <text:p>9959257</text:p>
          </table:table-cell>
          <table:table-cell office:value-type="float" office:value="9960691" calcext:value-type="float">
            <text:p>9960691</text:p>
          </table:table-cell>
          <table:table-cell office:value-type="string" calcext:value-type="string">
            <text:p>sexist</text:p>
          </table:table-cell>
          <table:table-cell office:value-type="string" calcext:value-type="string">
            <text:p>А ещё, нехер помогать женщинам, которых насилуют. Сам рискуешь огрести, или сесть за нанесение увечий насильнику.</text:p>
          </table:table-cell>
        </table:table-row>
        <table:table-row table:style-name="ro1">
          <table:table-cell office:value-type="float" office:value="9959257" calcext:value-type="float">
            <text:p>9959257</text:p>
          </table:table-cell>
          <table:table-cell office:value-type="float" office:value="9960765" calcext:value-type="float">
            <text:p>9960765</text:p>
          </table:table-cell>
          <table:table-cell office:value-type="string" calcext:value-type="string">
            <text:p>sexist_in_co</text:p>
          </table:table-cell>
          <table:table-cell office:value-type="string" calcext:value-type="string">
            <text:p>Хорошо, что я ге й</text:p>
          </table:table-cell>
        </table:table-row>
        <table:table-row table:style-name="ro1">
          <table:table-cell office:value-type="float" office:value="9959257" calcext:value-type="float">
            <text:p>9959257</text:p>
          </table:table-cell>
          <table:table-cell office:value-type="float" office:value="9960783" calcext:value-type="float">
            <text:p>9960783</text:p>
          </table:table-cell>
          <table:table-cell office:value-type="string" calcext:value-type="string">
            <text:p>sexist_in_co</text:p>
          </table:table-cell>
          <table:table-cell office:value-type="string" calcext:value-type="string">
            <text:p>вот вам и последствия сексизма, <text:s/>феминизма и прочей хуйни которую извратили</text:p>
          </table:table-cell>
        </table:table-row>
        <table:table-row table:style-name="ro1">
          <table:table-cell office:value-type="float" office:value="9959257" calcext:value-type="float">
            <text:p>9959257</text:p>
          </table:table-cell>
          <table:table-cell office:value-type="float" office:value="9960896" calcext:value-type="float">
            <text:p>9960896</text:p>
          </table:table-cell>
          <table:table-cell office:value-type="string" calcext:value-type="string">
            <text:p>sexist</text:p>
          </table:table-cell>
          <table:table-cell office:value-type="string" calcext:value-type="string">
            <text:p>Потому что телки не люди</text:p>
          </table:table-cell>
        </table:table-row>
        <table:table-row table:style-name="ro1">
          <table:table-cell office:value-type="float" office:value="9959257" calcext:value-type="float">
            <text:p>9959257</text:p>
          </table:table-cell>
          <table:table-cell office:value-type="float" office:value="9961050" calcext:value-type="float">
            <text:p>9961050</text:p>
          </table:table-cell>
          <table:table-cell office:value-type="string" calcext:value-type="string">
            <text:p>sexist_in_co</text:p>
          </table:table-cell>
          <table:table-cell office:value-type="string" calcext:value-type="string">
            <text:p>Ну вот. Из-за парочки идиоток теперь страшно оказаться в какой-то неприятной ситуации в социуме. Не помогут 😏</text:p>
          </table:table-cell>
        </table:table-row>
        <table:table-row table:style-name="ro1">
          <table:table-cell office:value-type="float" office:value="9959257" calcext:value-type="float">
            <text:p>9959257</text:p>
          </table:table-cell>
          <table:table-cell office:value-type="float" office:value="9961234" calcext:value-type="float">
            <text:p>9961234</text:p>
          </table:table-cell>
          <table:table-cell office:value-type="string" calcext:value-type="string">
            <text:p>sexist_in_co</text:p>
          </table:table-cell>
          <table:table-cell office:value-type="string" calcext:value-type="string">
            <text:p>Просто шкуры уже два раза крикнули "волки".</text:p>
          </table:table-cell>
        </table:table-row>
        <table:table-row table:style-name="ro3">
          <table:table-cell office:value-type="float" office:value="9959257" calcext:value-type="float">
            <text:p>9959257</text:p>
          </table:table-cell>
          <table:table-cell office:value-type="float" office:value="9961351" calcext:value-type="float">
            <text:p>9961351</text:p>
          </table:table-cell>
          <table:table-cell office:value-type="string" calcext:value-type="string">
            <text:p>sexist</text:p>
          </table:table-cell>
          <table:table-cell office:value-type="string" calcext:value-type="string">
            <text:p>У маминой подруги дочь в Финляндии живет, так там на работе ни один мужик никогда не скажет "хорошо выглядишь", или "новая прическа тебе идет", потому что мигом можно за домогательства загреметь.</text:p>
            <text:p>Идиотизм</text:p>
          </table:table-cell>
        </table:table-row>
        <table:table-row table:style-name="ro1">
          <table:table-cell office:value-type="float" office:value="9959257" calcext:value-type="float">
            <text:p>9959257</text:p>
          </table:table-cell>
          <table:table-cell office:value-type="float" office:value="9961591" calcext:value-type="float">
            <text:p>9961591</text:p>
          </table:table-cell>
          <table:table-cell office:value-type="string" calcext:value-type="string">
            <text:p>sexist</text:p>
          </table:table-cell>
          <table:table-cell office:value-type="string" calcext:value-type="string">
            <text:p>Поздравляю вас девчата, теперь у вас шансов сдохнуть на улице от остановки сердца намного больше, скажите спасибо фемкам</text:p>
          </table:table-cell>
        </table:table-row>
        <table:table-row table:style-name="ro1">
          <table:table-cell office:value-type="float" office:value="9959257" calcext:value-type="float">
            <text:p>9959257</text:p>
          </table:table-cell>
          <table:table-cell office:value-type="float" office:value="9961672" calcext:value-type="float">
            <text:p>9961672</text:p>
          </table:table-cell>
          <table:table-cell office:value-type="string" calcext:value-type="string">
            <text:p>non_sexist</text:p>
          </table:table-cell>
          <table:table-cell office:value-type="string" calcext:value-type="string">
            <text:p>На самом деле, доктор вне больницы мало что может сделать, а ответственность за нанесение вреда нешуточное. Реальная жизнь — не сериал, в котором делают трахеостомию авторучкой. Рациональнее просто вызвать скорую или, в худшем случае, прикинуться шлангом.</text:p>
          </table:table-cell>
        </table:table-row>
        <table:table-row table:style-name="ro1">
          <table:table-cell office:value-type="float" office:value="9959257" calcext:value-type="float">
            <text:p>9959257</text:p>
          </table:table-cell>
          <table:table-cell office:value-type="float" office:value="9961905" calcext:value-type="float">
            <text:p>9961905</text:p>
          </table:table-cell>
          <table:table-cell office:value-type="string" calcext:value-type="string">
            <text:p>sexist_in_co</text:p>
          </table:table-cell>
          <table:table-cell office:value-type="string" calcext:value-type="string">
            <text:p>Ееееееееее, вот они и допизделись</text:p>
          </table:table-cell>
        </table:table-row>
        <table:table-row table:style-name="ro8">
          <table:table-cell office:value-type="float" office:value="9959257" calcext:value-type="float">
            <text:p>9959257</text:p>
          </table:table-cell>
          <table:table-cell office:value-type="float" office:value="9961957" calcext:value-type="float">
            <text:p>9961957</text:p>
          </table:table-cell>
          <table:table-cell office:value-type="string" calcext:value-type="string">
            <text:p>sexist</text:p>
          </table:table-cell>
          <table:table-cell office:value-type="string" calcext:value-type="string">
            <text:p>к теме домогательств:</text:p>
            <text:p/>
            <text:p>что больше девушке понравиться:</text:p>
            <text:p>1. предельно корректный мужчина который будет спрашивать "а можно ли тебе поцеловать" "а можно ли погладить спинку"</text:p>
            <text:p>или его маминкиным сынком назовут и откажут в сексе (у женщины просто не возникнет желания)</text:p>
            <text:p>а отдастся они тому</text:p>
            <text:p>2. кто не спрашивая её и погладил и поцеловал и т.д.?</text:p>
            <text:p/>
            <text:p>По моим наблюдениям- скорее второе. Даже если девушка пишла в гости к мужчине с презервативами в сумочке. Она ждёт что бы её добивались и соблазняли. И превращали её "может быть" в "да".</text:p>
          </table:table-cell>
        </table:table-row>
        <table:table-row table:style-name="ro1">
          <table:table-cell office:value-type="float" office:value="9959257" calcext:value-type="float">
            <text:p>9959257</text:p>
          </table:table-cell>
          <table:table-cell office:value-type="float" office:value="9962015" calcext:value-type="float">
            <text:p>9962015</text:p>
          </table:table-cell>
          <table:table-cell office:value-type="string" calcext:value-type="string">
            <text:p>non_sexist</text:p>
          </table:table-cell>
          <table:table-cell office:value-type="string" calcext:value-type="string">
            <text:p>Хм, просто оставлю это здесь</text:p>
          </table:table-cell>
        </table:table-row>
        <table:table-row table:style-name="ro1">
          <table:table-cell office:value-type="float" office:value="9959257" calcext:value-type="float">
            <text:p>9959257</text:p>
          </table:table-cell>
          <table:table-cell office:value-type="float" office:value="9962800" calcext:value-type="float">
            <text:p>9962800</text:p>
          </table:table-cell>
          <table:table-cell office:value-type="string" calcext:value-type="string">
            <text:p>non_sexist</text:p>
          </table:table-cell>
          <table:table-cell office:value-type="string" calcext:value-type="string">
            <text:p>Даже если просят оказать помощь, то лезть не надо. Вызовите скорую и гуляйте спокойно, ибо шанс нанести вред человеку выше, чем пользу.</text:p>
          </table:table-cell>
        </table:table-row>
        <table:table-row table:style-name="ro1">
          <table:table-cell office:value-type="float" office:value="9959257" calcext:value-type="float">
            <text:p>9959257</text:p>
          </table:table-cell>
          <table:table-cell office:value-type="float" office:value="9963332" calcext:value-type="float">
            <text:p>9963332</text:p>
          </table:table-cell>
          <table:table-cell office:value-type="string" calcext:value-type="string">
            <text:p>non_sexist</text:p>
          </table:table-cell>
          <table:table-cell office:value-type="string" calcext:value-type="string">
            <text:p>Тогда женщины тоже не будут оказывать первую помощь мужчинам. Вдруг они приставать начнут.</text:p>
          </table:table-cell>
        </table:table-row>
        <table:table-row table:style-name="ro1">
          <table:table-cell office:value-type="float" office:value="9959257" calcext:value-type="float">
            <text:p>9959257</text:p>
          </table:table-cell>
          <table:table-cell office:value-type="float" office:value="9964022" calcext:value-type="float">
            <text:p>9964022</text:p>
          </table:table-cell>
          <table:table-cell office:value-type="string" calcext:value-type="string">
            <text:p>non_sexist</text:p>
          </table:table-cell>
          <table:table-cell office:value-type="string" calcext:value-type="string">
            <text:p>С детьми то же самое, ведь как сказал Кадавр "идите вы нах*й со своей педофилией"</text:p>
          </table:table-cell>
        </table:table-row>
        <table:table-row table:style-name="ro19">
          <table:table-cell office:value-type="float" office:value="9959257" calcext:value-type="float">
            <text:p>9959257</text:p>
          </table:table-cell>
          <table:table-cell office:value-type="float" office:value="9965193" calcext:value-type="float">
            <text:p>9965193</text:p>
          </table:table-cell>
          <table:table-cell office:value-type="string" calcext:value-type="string">
            <text:p>sexist</text:p>
          </table:table-cell>
          <table:table-cell office:value-type="string" calcext:value-type="string">
            <text:p>Предполагал такое количество комментов под этим постом, потому не комментировал сам, чтобы с минимумом эмоций и в спокойной обстановке всё это просмотреть.  </text:p>
            <text:p>Судя по количеству пасущихся всюду зомбей, предлагаемый нам многими забугорными режиссерами-фантастами сценарий зомби-апокалипсиса человечество уже пережило практически без войны и крови (за исключением некоторых незначительных локальных конфликтов) с чем всех и поздравляю! Естественно, о зомбях я в переносном смысле.</text:p>
            <text:p>Теперь по этой теме. Мне 36. Хорошо помню события 15-летней давности, поскольку тогда был более любознательным. Если сравнивать общую обстановку тогда и сейчас, то классическая "война полов" усиливается в какой-то там прогрессии, и перерастает в жёсткий конфликт интересов М и Ж, с чем тоже всех и "поздравляю". Ситуация в истории человечества новая, соответственно, ее дальнейшее развитие малопредсказуемо.</text:p>
            <text:p>Вернёмся к режисерам-фантастам. Идея для новых фильмов. 2030 год. Отстаивающие свои права женщины, и отстаивающие свои права мужчины ведут между собой реальную 3 мировую войну со всеми вытекающими последствиями. При этом все остальные неопределившиеся не являются мирным населением, а являются третьей стороной конфликта, и отгребают то от одних, то от других, то от тех и тех сразу с двух сторон. </text:p>
            <text:p>Возможно? Врятли. Хотя, в начале 30-х годов прошлого столетия мало кто предполагал, что всё так закончится.</text:p>
            <text:p>Вернёмся к забугорным фильмам. В одном из них (названия уже не помню, поскольку забугорную бредятину давным-давно не смотрю) кто-то из героев произнес фразу не очень красивую по звучанию, но красивую по смыслу: "Для того, чтобы появилось говно, надо чтобы кто-то тужился"</text:p>
            <text:p>Теперь отойдем от забугорного кинематографа вообще. Не хочу влезать в дебри социологии и психологии (это сейчас не модно), но и ежу понятно, что с любой точки зрения вся эта ситуация бредовая, абсурдная и неестественная. Об этом много говорилось и без меня. Даже проще. Все массовые неестественные процессы в живой природе, которые противоречат теории Дарвина, как правило созданы людьми, а соответственно, вся эта ситуация, скорее всего, искусственно смоделированная. Принципа: "разделяй и властвуй" никто пока ещё не отменял. Как отвлечь многих от реальных проблем? Почему бы для этого не столкнуть лбами М и Ж? И, судя по всему, по задумке авторов проекта, это должно быть, ко всему прочему, ещё и очень весело.</text:p>
            <text:p>И кому это надо?</text:p>
            <text:p>Не будем брать во внимание заезженную в отечественных и забугорных СМИ тему о mr. Соросе &amp; К°, на следу которых, по мнению этих СМИ, такое и подобное постоянно происходит. Не будем это рассматривать, по скольку эта тема многим порядком поднадоела.</text:p>
            <text:p>У кого-то есть какие-то свои более интересные варианты, которые были бы похожи на правду? Кто-то интересовался этой темой?</text:p>
          </table:table-cell>
        </table:table-row>
        <table:table-row table:style-name="ro1">
          <table:table-cell office:value-type="float" office:value="9959257" calcext:value-type="float">
            <text:p>9959257</text:p>
          </table:table-cell>
          <table:table-cell office:value-type="float" office:value="9966156" calcext:value-type="float">
            <text:p>9966156</text:p>
          </table:table-cell>
          <table:table-cell office:value-type="string" calcext:value-type="string">
            <text:p>non_sexist</text:p>
          </table:table-cell>
          <table:table-cell office:value-type="string" calcext:value-type="string">
            <text:p>правительство потому что своими бреда законами все мозги народу промыло , теперь будет каждый сам за себя , а в Москве то уже лет 50 практикуется , каждый сам за себя как что 💪🏼🖕🏻</text:p>
          </table:table-cell>
        </table:table-row>
        <table:table-row table:style-name="ro1">
          <table:table-cell office:value-type="float" office:value="9959257" calcext:value-type="float">
            <text:p>9959257</text:p>
          </table:table-cell>
          <table:table-cell office:value-type="float" office:value="9969474" calcext:value-type="float">
            <text:p>9969474</text:p>
          </table:table-cell>
          <table:table-cell office:value-type="string" calcext:value-type="string">
            <text:p>sexist</text:p>
          </table:table-cell>
          <table:table-cell office:value-type="string" calcext:value-type="string">
            <text:p>Можно подумать, проблема в этом. Врачи, <text:s/>даже если они случайно оказались рядом с человеком, которому внезапно понадобилась медицинская помощь, все равно предпочтут слиться по-тихому, ведь <text:s/>если больной умрет во время оказания помощи, <text:s/>то врача просто распнут как виновного в летальном исходе, <text:s/>типа не смог спасти - априори виновен. Проблема куда глубже, чем предполагается.</text:p>
          </table:table-cell>
        </table:table-row>
        <table:table-row table:style-name="ro1">
          <table:table-cell office:value-type="float" office:value="9959257" calcext:value-type="float">
            <text:p>9959257</text:p>
          </table:table-cell>
          <table:table-cell office:value-type="float" office:value="9972064" calcext:value-type="float">
            <text:p>9972064</text:p>
          </table:table-cell>
          <table:table-cell office:value-type="string" calcext:value-type="string">
            <text:p>non_sexist</text:p>
          </table:table-cell>
          <table:table-cell office:value-type="string" calcext:value-type="string">
            <text:p>Очень смешно, прям не могу...</text:p>
          </table:table-cell>
        </table:table-row>
        <table:table-row table:style-name="ro1">
          <table:table-cell office:value-type="float" office:value="9959257" calcext:value-type="float">
            <text:p>9959257</text:p>
          </table:table-cell>
          <table:table-cell office:value-type="float" office:value="9972254" calcext:value-type="float">
            <text:p>9972254</text:p>
          </table:table-cell>
          <table:table-cell office:value-type="string" calcext:value-type="string">
            <text:p>non_sexist</text:p>
          </table:table-cell>
          <table:table-cell office:value-type="string" calcext:value-type="string">
            <text:p>Ишь ты, как все выставили. Бедные не помогают, боятся бедненькие. А, может, лучше честно сказать, что это нелюди, которые не помогают женщинам, потому что в глубине своего петушиного мозга не считая их никогда людьми?</text:p>
          </table:table-cell>
        </table:table-row>
        <table:table-row table:style-name="ro1">
          <table:table-cell office:value-type="float" office:value="9928978" calcext:value-type="float">
            <text:p>9928978</text:p>
          </table:table-cell>
          <table:table-cell office:value-type="float" office:value="9928994" calcext:value-type="float">
            <text:p>9928994</text:p>
          </table:table-cell>
          <table:table-cell office:value-type="string" calcext:value-type="string">
            <text:p>non_sexist</text:p>
          </table:table-cell>
          <table:table-cell office:value-type="string" calcext:value-type="string">
            <text:p>Россию по уровню добычи нефти</text:p>
          </table:table-cell>
        </table:table-row>
        <table:table-row table:style-name="ro3">
          <table:table-cell office:value-type="float" office:value="9928978" calcext:value-type="float">
            <text:p>9928978</text:p>
          </table:table-cell>
          <table:table-cell office:value-type="float" office:value="9928996" calcext:value-type="float">
            <text:p>9928996</text:p>
          </table:table-cell>
          <table:table-cell office:value-type="string" calcext:value-type="string">
            <text:p>non_sexist</text:p>
          </table:table-cell>
          <table:table-cell office:value-type="string" calcext:value-type="string">
            <text:p>&gt; Обещавший прожить на 3,5 тысячи рублей депутат пожаловался на однообразную еду </text:p>
            <text:p>пусть попробует покупать макарошки разной формы</text:p>
          </table:table-cell>
        </table:table-row>
        <table:table-row table:style-name="ro1">
          <table:table-cell office:value-type="float" office:value="9928978" calcext:value-type="float">
            <text:p>9928978</text:p>
          </table:table-cell>
          <table:table-cell office:value-type="float" office:value="9928998" calcext:value-type="float">
            <text:p>9928998</text:p>
          </table:table-cell>
          <table:table-cell office:value-type="string" calcext:value-type="string">
            <text:p>non_sexist</text:p>
          </table:table-cell>
          <table:table-cell office:value-type="string" calcext:value-type="string">
            <text:p>Ха ! и вновь переиграли проклятые штаты</text:p>
          </table:table-cell>
        </table:table-row>
        <table:table-row table:style-name="ro1">
          <table:table-cell office:value-type="float" office:value="9928978" calcext:value-type="float">
            <text:p>9928978</text:p>
          </table:table-cell>
          <table:table-cell office:value-type="float" office:value="9928999" calcext:value-type="float">
            <text:p>9928999</text:p>
          </table:table-cell>
          <table:table-cell office:value-type="string" calcext:value-type="string">
            <text:p>non_sexist</text:p>
          </table:table-cell>
          <table:table-cell office:value-type="string" calcext:value-type="string">
            <text:p>Можно ради эксперемента я месяцок поживу на депутатскую зарплату?</text:p>
          </table:table-cell>
        </table:table-row>
        <table:table-row table:style-name="ro1">
          <table:table-cell office:value-type="float" office:value="9928978" calcext:value-type="float">
            <text:p>9928978</text:p>
          </table:table-cell>
          <table:table-cell office:value-type="float" office:value="9929002" calcext:value-type="float">
            <text:p>9929002</text:p>
          </table:table-cell>
          <table:table-cell office:value-type="string" calcext:value-type="string">
            <text:p>non_sexist</text:p>
          </table:table-cell>
          <table:table-cell office:value-type="string" calcext:value-type="string">
            <text:p>Можно же <text:s/>полакомиться отбросами из помойки</text:p>
          </table:table-cell>
        </table:table-row>
        <table:table-row table:style-name="ro1">
          <table:table-cell office:value-type="float" office:value="9928978" calcext:value-type="float">
            <text:p>9928978</text:p>
          </table:table-cell>
          <table:table-cell office:value-type="float" office:value="9929003" calcext:value-type="float">
            <text:p>9929003</text:p>
          </table:table-cell>
          <table:table-cell office:value-type="string" calcext:value-type="string">
            <text:p>non_sexist</text:p>
          </table:table-cell>
          <table:table-cell office:value-type="string" calcext:value-type="string">
            <text:p>🦊 И что что США обогнали Россию по уровню добычи нефти, за то у них гос. долг большой!</text:p>
          </table:table-cell>
        </table:table-row>
        <table:table-row table:style-name="ro1">
          <table:table-cell office:value-type="float" office:value="9928978" calcext:value-type="float">
            <text:p>9928978</text:p>
          </table:table-cell>
          <table:table-cell office:value-type="float" office:value="9929007" calcext:value-type="float">
            <text:p>9929007</text:p>
          </table:table-cell>
          <table:table-cell office:value-type="string" calcext:value-type="string">
            <text:p>non_sexist</text:p>
          </table:table-cell>
          <table:table-cell office:value-type="string" calcext:value-type="string">
            <text:p>Этот депутат, который живет на 3500р сказал, что ест ПОЛТОРА яйца в день. Половину оставляет на следующий день? Кто ему вообще верит?</text:p>
          </table:table-cell>
        </table:table-row>
        <table:table-row table:style-name="ro1">
          <table:table-cell office:value-type="float" office:value="9928978" calcext:value-type="float">
            <text:p>9928978</text:p>
          </table:table-cell>
          <table:table-cell office:value-type="float" office:value="9929011" calcext:value-type="float">
            <text:p>9929011</text:p>
          </table:table-cell>
          <table:table-cell office:value-type="string" calcext:value-type="string">
            <text:p>non_sexist</text:p>
          </table:table-cell>
          <table:table-cell office:value-type="string" calcext:value-type="string">
            <text:p>Ахаххаах боже как орууу эти новости сделали мой день😂</text:p>
          </table:table-cell>
        </table:table-row>
        <table:table-row table:style-name="ro1">
          <table:table-cell office:value-type="float" office:value="9928978" calcext:value-type="float">
            <text:p>9928978</text:p>
          </table:table-cell>
          <table:table-cell office:value-type="float" office:value="9929013" calcext:value-type="float">
            <text:p>9929013</text:p>
          </table:table-cell>
          <table:table-cell office:value-type="string" calcext:value-type="string">
            <text:p>non_sexist</text:p>
          </table:table-cell>
          <table:table-cell office:value-type="string" calcext:value-type="string">
            <text:p>США обогнали Россию по неэффективности блокировок однообразной еды</text:p>
          </table:table-cell>
        </table:table-row>
        <table:table-row table:style-name="ro1">
          <table:table-cell office:value-type="float" office:value="9928978" calcext:value-type="float">
            <text:p>9928978</text:p>
          </table:table-cell>
          <table:table-cell office:value-type="float" office:value="9929015" calcext:value-type="float">
            <text:p>9929015</text:p>
          </table:table-cell>
          <table:table-cell office:value-type="string" calcext:value-type="string">
            <text:p>non_sexist</text:p>
          </table:table-cell>
          <table:table-cell office:value-type="string" calcext:value-type="string">
            <text:p>Срочно повысить цены на бензин и газ.</text:p>
          </table:table-cell>
        </table:table-row>
        <table:table-row table:style-name="ro2">
          <table:table-cell office:value-type="float" office:value="9928978" calcext:value-type="float">
            <text:p>9928978</text:p>
          </table:table-cell>
          <table:table-cell office:value-type="float" office:value="9929017" calcext:value-type="float">
            <text:p>9929017</text:p>
          </table:table-cell>
          <table:table-cell office:value-type="string" calcext:value-type="string">
            <text:p>non_sexist</text:p>
          </table:table-cell>
          <table:table-cell office:value-type="string" calcext:value-type="string">
            <text:p>&gt;Депутат обещавший прожить на 3,5 тысячи рублей депутат пожаловался на однообразную еду</text:p>
            <text:p> </text:p>
            <text:p>Лол а чё он ожидал разнообразные макарошки и гречку😂</text:p>
          </table:table-cell>
        </table:table-row>
        <table:table-row table:style-name="ro1">
          <table:table-cell office:value-type="float" office:value="9928978" calcext:value-type="float">
            <text:p>9928978</text:p>
          </table:table-cell>
          <table:table-cell office:value-type="float" office:value="9929021" calcext:value-type="float">
            <text:p>9929021</text:p>
          </table:table-cell>
          <table:table-cell office:value-type="string" calcext:value-type="string">
            <text:p>non_sexist</text:p>
          </table:table-cell>
          <table:table-cell office:value-type="string" calcext:value-type="string">
            <text:p>Теперь нефть у них быстрее кончится, это все хитрый план</text:p>
          </table:table-cell>
        </table:table-row>
        <table:table-row table:style-name="ro1">
          <table:table-cell office:value-type="float" office:value="9928978" calcext:value-type="float">
            <text:p>9928978</text:p>
          </table:table-cell>
          <table:table-cell office:value-type="float" office:value="9929023" calcext:value-type="float">
            <text:p>9929023</text:p>
          </table:table-cell>
          <table:table-cell office:value-type="string" calcext:value-type="string">
            <text:p>non_sexist</text:p>
          </table:table-cell>
          <table:table-cell office:value-type="string" calcext:value-type="string">
            <text:p>За то пиндосы просто сдохнут, <text:s/>а россияне в рай попадут.</text:p>
          </table:table-cell>
        </table:table-row>
        <table:table-row table:style-name="ro3">
          <table:table-cell office:value-type="float" office:value="9928978" calcext:value-type="float">
            <text:p>9928978</text:p>
          </table:table-cell>
          <table:table-cell office:value-type="float" office:value="9929025" calcext:value-type="float">
            <text:p>9929025</text:p>
          </table:table-cell>
          <table:table-cell office:value-type="string" calcext:value-type="string">
            <text:p>non_sexist</text:p>
          </table:table-cell>
          <table:table-cell office:value-type="string" calcext:value-type="string">
            <text:p>Страна бензоколонка</text:p>
            <text:p>Три семь совсем</text:p>
          </table:table-cell>
        </table:table-row>
        <table:table-row table:style-name="ro1">
          <table:table-cell office:value-type="float" office:value="9928978" calcext:value-type="float">
            <text:p>9928978</text:p>
          </table:table-cell>
          <table:table-cell office:value-type="float" office:value="9929029" calcext:value-type="float">
            <text:p>9929029</text:p>
          </table:table-cell>
          <table:table-cell office:value-type="string" calcext:value-type="string">
            <text:p>non_sexist</text:p>
          </table:table-cell>
          <table:table-cell office:value-type="string" calcext:value-type="string">
            <text:p>Уважаемый депутат, из крапивы можно варить до пятнцадцати видов супов, а из лопухов стряпать отличные пирожки ни с чем, компот и чай. Дерзайте.</text:p>
          </table:table-cell>
        </table:table-row>
        <table:table-row table:style-name="ro1">
          <table:table-cell office:value-type="float" office:value="9928978" calcext:value-type="float">
            <text:p>9928978</text:p>
          </table:table-cell>
          <table:table-cell office:value-type="float" office:value="9929031" calcext:value-type="float">
            <text:p>9929031</text:p>
          </table:table-cell>
          <table:table-cell office:value-type="string" calcext:value-type="string">
            <text:p>non_sexist</text:p>
          </table:table-cell>
          <table:table-cell office:value-type="string" calcext:value-type="string">
            <text:p>Одна новость ох*ительнее другой просто!</text:p>
          </table:table-cell>
        </table:table-row>
        <table:table-row table:style-name="ro1">
          <table:table-cell office:value-type="float" office:value="9928978" calcext:value-type="float">
            <text:p>9928978</text:p>
          </table:table-cell>
          <table:table-cell office:value-type="float" office:value="9929033" calcext:value-type="float">
            <text:p>9929033</text:p>
          </table:table-cell>
          <table:table-cell office:value-type="string" calcext:value-type="string">
            <text:p>non_sexist</text:p>
          </table:table-cell>
          <table:table-cell office:value-type="string" calcext:value-type="string">
            <text:p>США нас давным давно обогнали по уровню добычи нефти</text:p>
          </table:table-cell>
        </table:table-row>
        <table:table-row table:style-name="ro3">
          <table:table-cell office:value-type="float" office:value="9928978" calcext:value-type="float">
            <text:p>9928978</text:p>
          </table:table-cell>
          <table:table-cell office:value-type="float" office:value="9929038" calcext:value-type="float">
            <text:p>9929038</text:p>
          </table:table-cell>
          <table:table-cell office:value-type="string" calcext:value-type="string">
            <text:p>non_sexist</text:p>
          </table:table-cell>
          <table:table-cell office:value-type="string" calcext:value-type="string">
            <text:p>Заголовок кричащий, но депутат на самом деле молодец, дай бог, чтобы со здоровьем было все хорошо после эксперимента.</text:p>
            <text:p>Нам ещё нужны такие люди!</text:p>
          </table:table-cell>
        </table:table-row>
        <table:table-row table:style-name="ro1">
          <table:table-cell office:value-type="float" office:value="9928978" calcext:value-type="float">
            <text:p>9928978</text:p>
          </table:table-cell>
          <table:table-cell office:value-type="float" office:value="9929039" calcext:value-type="float">
            <text:p>9929039</text:p>
          </table:table-cell>
          <table:table-cell office:value-type="string" calcext:value-type="string">
            <text:p>non_sexist</text:p>
          </table:table-cell>
          <table:table-cell office:value-type="string" calcext:value-type="string">
            <text:p>Раз США обогнали по добыче, то скоро новые налоги введут</text:p>
          </table:table-cell>
        </table:table-row>
        <table:table-row table:style-name="ro1">
          <table:table-cell office:value-type="float" office:value="9928978" calcext:value-type="float">
            <text:p>9928978</text:p>
          </table:table-cell>
          <table:table-cell office:value-type="float" office:value="9929040" calcext:value-type="float">
            <text:p>9929040</text:p>
          </table:table-cell>
          <table:table-cell office:value-type="string" calcext:value-type="string">
            <text:p>non_sexist</text:p>
          </table:table-cell>
          <table:table-cell office:value-type="string" calcext:value-type="string">
            <text:p>вообще-то, у доширака новый вкус вышел</text:p>
          </table:table-cell>
        </table:table-row>
        <table:table-row table:style-name="ro1">
          <table:table-cell office:value-type="float" office:value="9928978" calcext:value-type="float">
            <text:p>9928978</text:p>
          </table:table-cell>
          <table:table-cell office:value-type="float" office:value="9929041" calcext:value-type="float">
            <text:p>9929041</text:p>
          </table:table-cell>
          <table:table-cell office:value-type="string" calcext:value-type="string">
            <text:p>non_sexist</text:p>
          </table:table-cell>
          <table:table-cell office:value-type="string" calcext:value-type="string">
            <text:p>Только нефть у США иракская, ливийская и саудийская, а так да, молодцы)</text:p>
          </table:table-cell>
        </table:table-row>
        <table:table-row table:style-name="ro1">
          <table:table-cell office:value-type="float" office:value="9928978" calcext:value-type="float">
            <text:p>9928978</text:p>
          </table:table-cell>
          <table:table-cell office:value-type="float" office:value="9929046" calcext:value-type="float">
            <text:p>9929046</text:p>
          </table:table-cell>
          <table:table-cell office:value-type="string" calcext:value-type="string">
            <text:p>non_sexist</text:p>
          </table:table-cell>
          <table:table-cell office:value-type="string" calcext:value-type="string">
            <text:p>Вы госдолг сышыа видели,пять</text:p>
          </table:table-cell>
        </table:table-row>
        <table:table-row table:style-name="ro1">
          <table:table-cell office:value-type="float" office:value="9928978" calcext:value-type="float">
            <text:p>9928978</text:p>
          </table:table-cell>
          <table:table-cell office:value-type="float" office:value="9929049" calcext:value-type="float">
            <text:p>9929049</text:p>
          </table:table-cell>
          <table:table-cell office:value-type="string" calcext:value-type="string">
            <text:p>non_sexist</text:p>
          </table:table-cell>
          <table:table-cell office:value-type="string" calcext:value-type="string">
            <text:p>"Сланцевая нефть - тупиковая ветвь эволюции нефтедобычи" ©</text:p>
          </table:table-cell>
        </table:table-row>
        <table:table-row table:style-name="ro1">
          <table:table-cell office:value-type="float" office:value="9928978" calcext:value-type="float">
            <text:p>9928978</text:p>
          </table:table-cell>
          <table:table-cell office:value-type="float" office:value="9929060" calcext:value-type="float">
            <text:p>9929060</text:p>
          </table:table-cell>
          <table:table-cell office:value-type="string" calcext:value-type="string">
            <text:p>non_sexist</text:p>
          </table:table-cell>
          <table:table-cell office:value-type="string" calcext:value-type="string">
            <text:p>Вот интересно Россия по добычи нефти на 1 мести это плохо,на 2 месте тоже плохо! Лентач вам не надоело?</text:p>
          </table:table-cell>
        </table:table-row>
        <table:table-row table:style-name="ro1">
          <table:table-cell office:value-type="float" office:value="9928978" calcext:value-type="float">
            <text:p>9928978</text:p>
          </table:table-cell>
          <table:table-cell office:value-type="float" office:value="9929062" calcext:value-type="float">
            <text:p>9929062</text:p>
          </table:table-cell>
          <table:table-cell office:value-type="string" calcext:value-type="string">
            <text:p>non_sexist</text:p>
          </table:table-cell>
          <table:table-cell office:value-type="string" calcext:value-type="string">
            <text:p>А замглавы минсвязи адекватный человек. Давайте уволим его</text:p>
          </table:table-cell>
        </table:table-row>
        <table:table-row table:style-name="ro1">
          <table:table-cell office:value-type="float" office:value="9928978" calcext:value-type="float">
            <text:p>9928978</text:p>
          </table:table-cell>
          <table:table-cell office:value-type="float" office:value="9929066" calcext:value-type="float">
            <text:p>9929066</text:p>
          </table:table-cell>
          <table:table-cell office:value-type="string" calcext:value-type="string">
            <text:p>non_sexist</text:p>
          </table:table-cell>
          <table:table-cell office:value-type="string" calcext:value-type="string">
            <text:p>Только в США 300 лямов человек ,а уровень жизни все равно выше,чо с рылами патриоты?🤔😎</text:p>
          </table:table-cell>
        </table:table-row>
        <table:table-row table:style-name="ro1">
          <table:table-cell office:value-type="float" office:value="9928978" calcext:value-type="float">
            <text:p>9928978</text:p>
          </table:table-cell>
          <table:table-cell office:value-type="float" office:value="9929068" calcext:value-type="float">
            <text:p>9929068</text:p>
          </table:table-cell>
          <table:table-cell office:value-type="string" calcext:value-type="string">
            <text:p>non_sexist</text:p>
          </table:table-cell>
          <table:table-cell office:value-type="string" calcext:value-type="string">
            <text:p>Макарошки могут быть разной формы</text:p>
          </table:table-cell>
        </table:table-row>
        <table:table-row table:style-name="ro3">
          <table:table-cell office:value-type="float" office:value="9928978" calcext:value-type="float">
            <text:p>9928978</text:p>
          </table:table-cell>
          <table:table-cell office:value-type="float" office:value="9929070" calcext:value-type="float">
            <text:p>9929070</text:p>
          </table:table-cell>
          <table:table-cell office:value-type="string" calcext:value-type="string">
            <text:p>non_sexist</text:p>
          </table:table-cell>
          <table:table-cell office:value-type="string" calcext:value-type="string">
            <text:p>1 ноября - Международный день вегана! </text:p>
            <text:p>Ну, за веганство!</text:p>
          </table:table-cell>
        </table:table-row>
        <table:table-row table:style-name="ro1">
          <table:table-cell office:value-type="float" office:value="9928978" calcext:value-type="float">
            <text:p>9928978</text:p>
          </table:table-cell>
          <table:table-cell office:value-type="float" office:value="9929072" calcext:value-type="float">
            <text:p>9929072</text:p>
          </table:table-cell>
          <table:table-cell office:value-type="string" calcext:value-type="string">
            <text:p>non_sexist</text:p>
          </table:table-cell>
          <table:table-cell office:value-type="string" calcext:value-type="string">
            <text:p>замглавы описал мой ежедневный рацион, спасибо</text:p>
          </table:table-cell>
        </table:table-row>
        <table:table-row table:style-name="ro3">
          <table:table-cell office:value-type="float" office:value="9928978" calcext:value-type="float">
            <text:p>9928978</text:p>
          </table:table-cell>
          <table:table-cell office:value-type="float" office:value="9929088" calcext:value-type="float">
            <text:p>9929088</text:p>
          </table:table-cell>
          <table:table-cell office:value-type="string" calcext:value-type="string">
            <text:p>non_sexist</text:p>
          </table:table-cell>
          <table:table-cell office:value-type="string" calcext:value-type="string">
            <text:p>Ну и что что обогнали </text:p>
            <text:p>А вы их госдолг видели вообще? Ну вот и все</text:p>
          </table:table-cell>
        </table:table-row>
        <table:table-row table:style-name="ro1">
          <table:table-cell office:value-type="float" office:value="9928978" calcext:value-type="float">
            <text:p>9928978</text:p>
          </table:table-cell>
          <table:table-cell office:value-type="float" office:value="9929092" calcext:value-type="float">
            <text:p>9929092</text:p>
          </table:table-cell>
          <table:table-cell office:value-type="string" calcext:value-type="string">
            <text:p>non_sexist</text:p>
          </table:table-cell>
          <table:table-cell office:value-type="string" calcext:value-type="string">
            <text:p>Итак, США теперь страна-бензоколонка) Взбугагнул)</text:p>
          </table:table-cell>
        </table:table-row>
        <table:table-row table:style-name="ro1">
          <table:table-cell office:value-type="float" office:value="9928978" calcext:value-type="float">
            <text:p>9928978</text:p>
          </table:table-cell>
          <table:table-cell office:value-type="float" office:value="9929111" calcext:value-type="float">
            <text:p>9929111</text:p>
          </table:table-cell>
          <table:table-cell office:value-type="string" calcext:value-type="string">
            <text:p>non_sexist</text:p>
          </table:table-cell>
          <table:table-cell office:value-type="string" calcext:value-type="string">
            <text:p>Это многоходовочка. Володя специально просит нас затянуть пояса, зато потом на марс взлетим!</text:p>
          </table:table-cell>
        </table:table-row>
        <table:table-row table:style-name="ro2">
          <table:table-cell office:value-type="float" office:value="9928978" calcext:value-type="float">
            <text:p>9928978</text:p>
          </table:table-cell>
          <table:table-cell office:value-type="float" office:value="9929124" calcext:value-type="float">
            <text:p>9929124</text:p>
          </table:table-cell>
          <table:table-cell office:value-type="string" calcext:value-type="string">
            <text:p>non_sexist</text:p>
          </table:table-cell>
          <table:table-cell office:value-type="string" calcext:value-type="string">
            <text:p>Отмените вы эти блокировки</text:p>
            <text:p>Пиратов не зарыть в земле!</text:p>
            <text:p>При этом сами явно приратили пользуясь палеными Денди!!!!</text:p>
          </table:table-cell>
        </table:table-row>
        <table:table-row table:style-name="ro1">
          <table:table-cell office:value-type="float" office:value="9928978" calcext:value-type="float">
            <text:p>9928978</text:p>
          </table:table-cell>
          <table:table-cell office:value-type="float" office:value="9929145" calcext:value-type="float">
            <text:p>9929145</text:p>
          </table:table-cell>
          <table:table-cell office:value-type="string" calcext:value-type="string">
            <text:p>non_sexist</text:p>
          </table:table-cell>
          <table:table-cell office:value-type="string" calcext:value-type="string">
            <text:p>Спустя год заявить, что блокировки бессмысленны</text:p>
          </table:table-cell>
        </table:table-row>
        <table:table-row table:style-name="ro1">
          <table:table-cell office:value-type="float" office:value="9928978" calcext:value-type="float">
            <text:p>9928978</text:p>
          </table:table-cell>
          <table:table-cell office:value-type="float" office:value="9929155" calcext:value-type="float">
            <text:p>9929155</text:p>
          </table:table-cell>
          <table:table-cell office:value-type="string" calcext:value-type="string">
            <text:p>non_sexist</text:p>
          </table:table-cell>
          <table:table-cell office:value-type="string" calcext:value-type="string">
            <text:p>...Ещё бы, каждый день кильку в томате фигачить, с хлебом и чаем...😁</text:p>
          </table:table-cell>
        </table:table-row>
        <table:table-row table:style-name="ro1">
          <table:table-cell office:value-type="float" office:value="9928978" calcext:value-type="float">
            <text:p>9928978</text:p>
          </table:table-cell>
          <table:table-cell office:value-type="float" office:value="9929196" calcext:value-type="float">
            <text:p>9929196</text:p>
          </table:table-cell>
          <table:table-cell office:value-type="string" calcext:value-type="string">
            <text:p>non_sexist</text:p>
          </table:table-cell>
          <table:table-cell office:value-type="string" calcext:value-type="string">
            <text:p>Зато, зато... Зато госдолг США ...</text:p>
          </table:table-cell>
        </table:table-row>
        <table:table-row table:style-name="ro20">
          <table:table-cell office:value-type="float" office:value="9928978" calcext:value-type="float">
            <text:p>9928978</text:p>
          </table:table-cell>
          <table:table-cell office:value-type="float" office:value="9929314" calcext:value-type="float">
            <text:p>9929314</text:p>
          </table:table-cell>
          <table:table-cell office:value-type="string" calcext:value-type="string">
            <text:p>non_sexist</text:p>
          </table:table-cell>
          <table:table-cell office:value-type="string" calcext:value-type="string">
            <text:p>Посмотри, депутат, вдруг что дельное увидишь! </text:p>
            <text:p/>
            <text:p>Меню на 3.5 к руб в месяц</text:p>
            <text:p>Значит 875 руб в неделю</text:p>
            <text:p/>
            <text:p>Такс, начнём</text:p>
            <text:p>Завтраки овсянка : пачка норм 60 руб 400 гр,я ем 30 гр, значит 400 хватит на 13 дней. Итого на неделю нужно 32. 3 р</text:p>
            <text:p>Молоко : за приём нужно 200 мл. Это 1400 в неделю. Пачка молока на 900 мл стоит 50 рублей по акции, итого 77.7 руб</text:p>
            <text:p>Завтрак 1: 110.р</text:p>
            <text:p/>
            <text:p>Другой вариант яичница со специями (вкусно, но цены не считаю, ибо один раз купил и на год хватает) десяток яиц по скидону за 80 можно охватить, это два яйца за 16 рублей. Можно хлебушка добавить, 21р за 0.4 батона, 100 грамм за 5 р</text:p>
            <text:p>Итого завтрак 2: 21р</text:p>
            <text:p/>
            <text:p>Завтрак средний, два первого и один второй : 80 р</text:p>
            <text:p/>
            <text:p>Обед: покупаем грудь курицы (не филе, а грудь) в ашан за 240 рублей кг</text:p>
            <text:p>Из кости с мясом бульон варим и из мяса филейку жарим или запекаем. </text:p>
            <text:p>Суп - 30 гр мяса, филе 120</text:p>
            <text:p>Итого 150 гр в день. Ужарку допустим считаем 15%, может больше, кто знает - черканите в коментах. Итого 172.5 гр сырого мяса в день, 1207 в неделю, в рублях это 289 рублей на курочку </text:p>
            <text:p>Теперь рассмотрим рис , гречку, перловку. Цены за упаковку : 65 800гр,48 за 900,44 за 800 гр. Переводим в за кг :81.25, 53. 3, 55. Среднее 63.25. Допустим 100 грамм сухой крупы в день. Это 44 рубля в месяц. </text:p>
            <text:p>Обеды за 333.3 </text:p>
            <text:p/>
            <text:p>Ужин </text:p>
            <text:p>Денег мало, так что переходим на суб продукты. Печень куриная, желудочки : 192, 171. Среднее 181.5</text:p>
            <text:p>Ужарка снова 15%, порция 150 гр, 172 сырого в день, в неделю 219р. Несколько меньше, чем для обедов, но ок. Крупы опять же на 44р.</text:p>
            <text:p/>
            <text:p>Ужины на 263 р. Промежуточный итог 676 рублей, так это ещё 199р на деликатесы остались! Ну или овощи, фрукты. А какие у нас фрукты то есть? Бананы, счастье нашей банановой страны. Но яблоки тоже хороши, 54 р за кг бананов, и яблоки сезонные за такую цену можно найти (не зимой, ну ок) кг яблок и столько же бананов на 108 р. Остались ещё 91. Кг огурцов или пол кг помидоров уже решайте сами, тут придётся выбрать.</text:p>
          </table:table-cell>
        </table:table-row>
        <table:table-row table:style-name="ro1">
          <table:table-cell office:value-type="float" office:value="9928978" calcext:value-type="float">
            <text:p>9928978</text:p>
          </table:table-cell>
          <table:table-cell office:value-type="float" office:value="9929338" calcext:value-type="float">
            <text:p>9929338</text:p>
          </table:table-cell>
          <table:table-cell office:value-type="string" calcext:value-type="string">
            <text:p>non_sexist</text:p>
          </table:table-cell>
          <table:table-cell office:value-type="string" calcext:value-type="string">
            <text:p>самый главный ресурс рахи - нологи. нологодобывающая сверхдержава</text:p>
          </table:table-cell>
        </table:table-row>
        <table:table-row table:style-name="ro1">
          <table:table-cell office:value-type="float" office:value="9928978" calcext:value-type="float">
            <text:p>9928978</text:p>
          </table:table-cell>
          <table:table-cell office:value-type="float" office:value="9929347" calcext:value-type="float">
            <text:p>9929347</text:p>
          </table:table-cell>
          <table:table-cell office:value-type="string" calcext:value-type="string">
            <text:p>non_sexist</text:p>
          </table:table-cell>
          <table:table-cell office:value-type="string" calcext:value-type="string">
            <text:p>зря на депутата бочку катите, если бы не он, эта ссученная министр труда Саратовской области, писдившая что жить можно на 3500 до сих пор сидела бы на своём месте</text:p>
          </table:table-cell>
        </table:table-row>
        <table:table-row table:style-name="ro1">
          <table:table-cell office:value-type="float" office:value="9928978" calcext:value-type="float">
            <text:p>9928978</text:p>
          </table:table-cell>
          <table:table-cell office:value-type="float" office:value="9929366" calcext:value-type="float">
            <text:p>9929366</text:p>
          </table:table-cell>
          <table:table-cell office:value-type="string" calcext:value-type="string">
            <text:p>non_sexist</text:p>
          </table:table-cell>
          <table:table-cell office:value-type="string" calcext:value-type="string">
            <text:p>Спасибо за еще один прекрасный день в самой прекрасной стране</text:p>
          </table:table-cell>
        </table:table-row>
        <table:table-row table:style-name="ro1">
          <table:table-cell office:value-type="float" office:value="9928978" calcext:value-type="float">
            <text:p>9928978</text:p>
          </table:table-cell>
          <table:table-cell office:value-type="float" office:value="9929369" calcext:value-type="float">
            <text:p>9929369</text:p>
          </table:table-cell>
          <table:table-cell office:value-type="string" calcext:value-type="string">
            <text:p>sexist</text:p>
          </table:table-cell>
          <table:table-cell office:value-type="string" calcext:value-type="string">
            <text:p>Женщина обвинила Харви Вайнштейна за домогательства в 2002 году. Опять, решили хайпануть, пздц🤦</text:p>
          </table:table-cell>
        </table:table-row>
        <table:table-row table:style-name="ro1">
          <table:table-cell office:value-type="float" office:value="9928978" calcext:value-type="float">
            <text:p>9928978</text:p>
          </table:table-cell>
          <table:table-cell office:value-type="float" office:value="9929390" calcext:value-type="float">
            <text:p>9929390</text:p>
          </table:table-cell>
          <table:table-cell office:value-type="string" calcext:value-type="string">
            <text:p>non_sexist</text:p>
          </table:table-cell>
          <table:table-cell office:value-type="string" calcext:value-type="string">
            <text:p>Как забавно кто теперь стал страной-бензоколонкой, они ж еще и россию из европы выживают, будут барыжить нефтью и газом</text:p>
          </table:table-cell>
        </table:table-row>
        <table:table-row table:style-name="ro1">
          <table:table-cell office:value-type="float" office:value="9928978" calcext:value-type="float">
            <text:p>9928978</text:p>
          </table:table-cell>
          <table:table-cell office:value-type="float" office:value="9929507" calcext:value-type="float">
            <text:p>9929507</text:p>
          </table:table-cell>
          <table:table-cell office:value-type="string" calcext:value-type="string">
            <text:p>non_sexist</text:p>
          </table:table-cell>
          <table:table-cell office:value-type="string" calcext:value-type="string">
            <text:p>Обещавший прожить на 3,5 тысячи депутат умер.</text:p>
          </table:table-cell>
        </table:table-row>
        <table:table-row table:style-name="ro1">
          <table:table-cell office:value-type="float" office:value="9928978" calcext:value-type="float">
            <text:p>9928978</text:p>
          </table:table-cell>
          <table:table-cell office:value-type="float" office:value="9929519" calcext:value-type="float">
            <text:p>9929519</text:p>
          </table:table-cell>
          <table:table-cell office:value-type="string" calcext:value-type="string">
            <text:p>non_sexist</text:p>
          </table:table-cell>
          <table:table-cell office:value-type="string" calcext:value-type="string">
            <text:p>прожить или поесть в месяц на 3,5к? надо называть вещи своими именами.. чтобы жить месяц надо ещё за хату платить, средства личной гигиены покупать, одежду, обувь...</text:p>
          </table:table-cell>
        </table:table-row>
        <table:table-row table:style-name="ro1">
          <table:table-cell office:value-type="float" office:value="9928978" calcext:value-type="float">
            <text:p>9928978</text:p>
          </table:table-cell>
          <table:table-cell office:value-type="float" office:value="9929534" calcext:value-type="float">
            <text:p>9929534</text:p>
          </table:table-cell>
          <table:table-cell office:value-type="string" calcext:value-type="string">
            <text:p>non_sexist</text:p>
          </table:table-cell>
          <table:table-cell office:value-type="string" calcext:value-type="string">
            <text:p>Виноваты независимые азс? Ну да, конечно)) при том что, все нпз принадлежат крупным перерабочикам и просто перестали продавать топливо не независимые заправки, а гонят его на экспорт. Как обычно - госкорпорации и близкие к телу олигархи - святые, а «воду мутят» какие то непонятные личности))</text:p>
          </table:table-cell>
        </table:table-row>
        <table:table-row table:style-name="ro1">
          <table:table-cell office:value-type="float" office:value="9928978" calcext:value-type="float">
            <text:p>9928978</text:p>
          </table:table-cell>
          <table:table-cell office:value-type="float" office:value="9929733" calcext:value-type="float">
            <text:p>9929733</text:p>
          </table:table-cell>
          <table:table-cell office:value-type="string" calcext:value-type="string">
            <text:p>non_sexist</text:p>
          </table:table-cell>
          <table:table-cell office:value-type="string" calcext:value-type="string">
            <text:p>Этот депутат любитель Сталина, только за это его можно отправить в ГУЛАГ</text:p>
          </table:table-cell>
        </table:table-row>
        <table:table-row table:style-name="ro1">
          <table:table-cell office:value-type="float" office:value="9928978" calcext:value-type="float">
            <text:p>9928978</text:p>
          </table:table-cell>
          <table:table-cell office:value-type="float" office:value="9929745" calcext:value-type="float">
            <text:p>9929745</text:p>
          </table:table-cell>
          <table:table-cell office:value-type="string" calcext:value-type="string">
            <text:p>non_sexist</text:p>
          </table:table-cell>
          <table:table-cell office:value-type="string" calcext:value-type="string">
            <text:p>Лентач вы геи штопанные, вы можете про Бондаренко честно писать, для чего он это делает и так далее. А то вы вбрасываете и все думают те кто не в теме, что он это делает чтобы доказать что так жить можно... почему вы такая жуткая либерастская желтизна???</text:p>
          </table:table-cell>
        </table:table-row>
        <table:table-row table:style-name="ro1">
          <table:table-cell office:value-type="float" office:value="9928978" calcext:value-type="float">
            <text:p>9928978</text:p>
          </table:table-cell>
          <table:table-cell office:value-type="float" office:value="9929769" calcext:value-type="float">
            <text:p>9929769</text:p>
          </table:table-cell>
          <table:table-cell office:value-type="string" calcext:value-type="string">
            <text:p>non_sexist</text:p>
          </table:table-cell>
          <table:table-cell office:value-type="string" calcext:value-type="string">
            <text:p>А депутат даже еду смог купить??</text:p>
          </table:table-cell>
        </table:table-row>
        <table:table-row table:style-name="ro2">
          <table:table-cell office:value-type="float" office:value="9928978" calcext:value-type="float">
            <text:p>9928978</text:p>
          </table:table-cell>
          <table:table-cell office:value-type="float" office:value="9929774" calcext:value-type="float">
            <text:p>9929774</text:p>
          </table:table-cell>
          <table:table-cell office:value-type="string" calcext:value-type="string">
            <text:p>non_sexist</text:p>
          </table:table-cell>
          <table:table-cell office:value-type="string" calcext:value-type="string">
            <text:p>яичница, суп на куриных костях, тушеные овощи, карамель и яблоко.</text:p>
            <text:p/>
            <text:p>Да он ещё охеренно питается</text:p>
          </table:table-cell>
        </table:table-row>
        <table:table-row table:style-name="ro1">
          <table:table-cell office:value-type="float" office:value="9928978" calcext:value-type="float">
            <text:p>9928978</text:p>
          </table:table-cell>
          <table:table-cell office:value-type="float" office:value="9930259" calcext:value-type="float">
            <text:p>9930259</text:p>
          </table:table-cell>
          <table:table-cell office:value-type="string" calcext:value-type="string">
            <text:p>non_sexist</text:p>
          </table:table-cell>
          <table:table-cell office:value-type="string" calcext:value-type="string">
            <text:p>Слышь , депутат , так ты однообразную пищу боярской разбавляй —- веселее будет !</text:p>
          </table:table-cell>
        </table:table-row>
        <table:table-row table:style-name="ro1">
          <table:table-cell office:value-type="float" office:value="9928978" calcext:value-type="float">
            <text:p>9928978</text:p>
          </table:table-cell>
          <table:table-cell office:value-type="float" office:value="9930499" calcext:value-type="float">
            <text:p>9930499</text:p>
          </table:table-cell>
          <table:table-cell office:value-type="string" calcext:value-type="string">
            <text:p>non_sexist</text:p>
          </table:table-cell>
          <table:table-cell office:value-type="string" calcext:value-type="string">
            <text:p>Можно пойти грибы собирать, с макорошками то норм будет, уже разнообразие )</text:p>
          </table:table-cell>
        </table:table-row>
        <table:table-row table:style-name="ro1">
          <table:table-cell office:value-type="float" office:value="9928978" calcext:value-type="float">
            <text:p>9928978</text:p>
          </table:table-cell>
          <table:table-cell office:value-type="float" office:value="9930657" calcext:value-type="float">
            <text:p>9930657</text:p>
          </table:table-cell>
          <table:table-cell office:value-type="string" calcext:value-type="string">
            <text:p>non_sexist</text:p>
          </table:table-cell>
          <table:table-cell office:value-type="string" calcext:value-type="string">
            <text:p>Любопытно было бы посмотреть на рейтинг добычи нефти в долларах, а не в барелях.</text:p>
          </table:table-cell>
        </table:table-row>
        <table:table-row table:style-name="ro1">
          <table:table-cell office:value-type="float" office:value="9928978" calcext:value-type="float">
            <text:p>9928978</text:p>
          </table:table-cell>
          <table:table-cell office:value-type="float" office:value="9931951" calcext:value-type="float">
            <text:p>9931951</text:p>
          </table:table-cell>
          <table:table-cell office:value-type="string" calcext:value-type="string">
            <text:p>non_sexist</text:p>
          </table:table-cell>
          <table:table-cell office:value-type="string" calcext:value-type="string">
            <text:p>Отписываюсь , новости эти уже в край надоели , противно читать</text:p>
          </table:table-cell>
        </table:table-row>
        <table:table-row table:style-name="ro2">
          <table:table-cell office:value-type="float" office:value="9928978" calcext:value-type="float">
            <text:p>9928978</text:p>
          </table:table-cell>
          <table:table-cell office:value-type="float" office:value="9933639" calcext:value-type="float">
            <text:p>9933639</text:p>
          </table:table-cell>
          <table:table-cell office:value-type="string" calcext:value-type="string">
            <text:p>non_sexist</text:p>
          </table:table-cell>
          <table:table-cell office:value-type="string" calcext:value-type="string">
            <text:p>Обещавший прожить на 3,5 тысячи рублей депутат пожаловался на однообразную еду</text:p>
            <text:p/>
            <text:p>как он ещё не сдох?</text:p>
          </table:table-cell>
        </table:table-row>
        <table:table-row table:style-name="ro1">
          <table:table-cell office:value-type="float" office:value="9928978" calcext:value-type="float">
            <text:p>9928978</text:p>
          </table:table-cell>
          <table:table-cell office:value-type="float" office:value="9934092" calcext:value-type="float">
            <text:p>9934092</text:p>
          </table:table-cell>
          <table:table-cell office:value-type="string" calcext:value-type="string">
            <text:p>non_sexist</text:p>
          </table:table-cell>
          <table:table-cell office:value-type="string" calcext:value-type="string">
            <text:p>А он что думал устриц с омарами кушать</text:p>
          </table:table-cell>
        </table:table-row>
        <table:table-row table:style-name="ro1">
          <table:table-cell office:value-type="float" office:value="9928978" calcext:value-type="float">
            <text:p>9928978</text:p>
          </table:table-cell>
          <table:table-cell office:value-type="float" office:value="9937440" calcext:value-type="float">
            <text:p>9937440</text:p>
          </table:table-cell>
          <table:table-cell office:value-type="string" calcext:value-type="string">
            <text:p>non_sexist</text:p>
          </table:table-cell>
          <table:table-cell office:value-type="string" calcext:value-type="string">
            <text:p>вы на понимаете, что этот депутат с добрыми намерениями это делает? он хочет показать думе , что это нереально, а не народу показать, что это возможно</text:p>
          </table:table-cell>
        </table:table-row>
        <table:table-row table:style-name="ro1">
          <table:table-cell office:value-type="float" office:value="9924855" calcext:value-type="float">
            <text:p>9924855</text:p>
          </table:table-cell>
          <table:table-cell office:value-type="float" office:value="9924868" calcext:value-type="float">
            <text:p>9924868</text:p>
          </table:table-cell>
          <table:table-cell office:value-type="string" calcext:value-type="string">
            <text:p>non_sexist</text:p>
          </table:table-cell>
          <table:table-cell office:value-type="string" calcext:value-type="string">
            <text:p>больше ответственности за происходящее в стране</text:p>
          </table:table-cell>
        </table:table-row>
        <table:table-row table:style-name="ro1">
          <table:table-cell office:value-type="float" office:value="9924855" calcext:value-type="float">
            <text:p>9924855</text:p>
          </table:table-cell>
          <table:table-cell office:value-type="float" office:value="9924871" calcext:value-type="float">
            <text:p>9924871</text:p>
          </table:table-cell>
          <table:table-cell office:value-type="string" calcext:value-type="string">
            <text:p>non_sexist</text:p>
          </table:table-cell>
          <table:table-cell office:value-type="string" calcext:value-type="string">
            <text:p>Скоро Демократические Силы победят и будет всё хорошо!</text:p>
          </table:table-cell>
        </table:table-row>
        <table:table-row table:style-name="ro6">
          <table:table-cell office:value-type="float" office:value="9924855" calcext:value-type="float">
            <text:p>9924855</text:p>
          </table:table-cell>
          <table:table-cell office:value-type="float" office:value="9924872" calcext:value-type="float">
            <text:p>9924872</text:p>
          </table:table-cell>
          <table:table-cell office:value-type="string" calcext:value-type="string">
            <text:p>non_sexist</text:p>
          </table:table-cell>
          <table:table-cell office:value-type="string" calcext:value-type="string">
            <text:p>«Левада-центр»: россияне почувствовали два года ареста блогера Давидыча после презентации MacBook и iPad</text:p>
            <text:p/>
            <text:p>или</text:p>
            <text:p/>
            <text:p>В России после презентации MacBook и iPad Верховный суд признал блогера Давидыча в ответственности за происходящее в стране</text:p>
          </table:table-cell>
        </table:table-row>
        <table:table-row table:style-name="ro1">
          <table:table-cell office:value-type="float" office:value="9924855" calcext:value-type="float">
            <text:p>9924855</text:p>
          </table:table-cell>
          <table:table-cell office:value-type="float" office:value="9924874" calcext:value-type="float">
            <text:p>9924874</text:p>
          </table:table-cell>
          <table:table-cell office:value-type="string" calcext:value-type="string">
            <text:p>non_sexist</text:p>
          </table:table-cell>
          <table:table-cell office:value-type="string" calcext:value-type="string">
            <text:p>Куда ж еще выше за яблоко....</text:p>
          </table:table-cell>
        </table:table-row>
        <table:table-row table:style-name="ro3">
          <table:table-cell office:value-type="float" office:value="9924855" calcext:value-type="float">
            <text:p>9924855</text:p>
          </table:table-cell>
          <table:table-cell office:value-type="float" office:value="9924876" calcext:value-type="float">
            <text:p>9924876</text:p>
          </table:table-cell>
          <table:table-cell office:value-type="string" calcext:value-type="string">
            <text:p>non_sexist</text:p>
          </table:table-cell>
          <table:table-cell office:value-type="string" calcext:value-type="string">
            <text:p>Верховный суд признал незаконными два года ареста блогера Давидыча</text:p>
            <text:p>НЕЗАКОННЫМИ???? ВЕРХОВНЫЙ СУД?????</text:p>
          </table:table-cell>
        </table:table-row>
        <table:table-row table:style-name="ro1">
          <table:table-cell office:value-type="float" office:value="9924855" calcext:value-type="float">
            <text:p>9924855</text:p>
          </table:table-cell>
          <table:table-cell office:value-type="float" office:value="9924877" calcext:value-type="float">
            <text:p>9924877</text:p>
          </table:table-cell>
          <table:table-cell office:value-type="string" calcext:value-type="string">
            <text:p>non_sexist</text:p>
          </table:table-cell>
          <table:table-cell office:value-type="string" calcext:value-type="string">
            <text:p>мало налогов платим, ребятки, страна без нас никуда!</text:p>
          </table:table-cell>
        </table:table-row>
        <table:table-row table:style-name="ro1">
          <table:table-cell office:value-type="float" office:value="9924855" calcext:value-type="float">
            <text:p>9924855</text:p>
          </table:table-cell>
          <table:table-cell office:value-type="float" office:value="9924880" calcext:value-type="float">
            <text:p>9924880</text:p>
          </table:table-cell>
          <table:table-cell office:value-type="string" calcext:value-type="string">
            <text:p>non_sexist</text:p>
          </table:table-cell>
          <table:table-cell office:value-type="string" calcext:value-type="string">
            <text:p>Жизнь человеку сломали. Сколько он теперь взыщет с суда который его сажал? 10 тысяч рублей?</text:p>
          </table:table-cell>
        </table:table-row>
        <table:table-row table:style-name="ro2">
          <table:table-cell office:value-type="float" office:value="9924855" calcext:value-type="float">
            <text:p>9924855</text:p>
          </table:table-cell>
          <table:table-cell office:value-type="float" office:value="9924882" calcext:value-type="float">
            <text:p>9924882</text:p>
          </table:table-cell>
          <table:table-cell office:value-type="string" calcext:value-type="string">
            <text:p>non_sexist</text:p>
          </table:table-cell>
          <table:table-cell office:value-type="string" calcext:value-type="string">
            <text:p>&gt;вышло новое устройство</text:p>
            <text:p>&gt;подняли цены на старые</text:p>
            <text:p>&gt;WAT</text:p>
          </table:table-cell>
        </table:table-row>
        <table:table-row table:style-name="ro1">
          <table:table-cell office:value-type="float" office:value="9924855" calcext:value-type="float">
            <text:p>9924855</text:p>
          </table:table-cell>
          <table:table-cell office:value-type="float" office:value="9924884" calcext:value-type="float">
            <text:p>9924884</text:p>
          </table:table-cell>
          <table:table-cell office:value-type="string" calcext:value-type="string">
            <text:p>non_sexist</text:p>
          </table:table-cell>
          <table:table-cell office:value-type="string" calcext:value-type="string">
            <text:p>Плебеи должны платить больше за качественный товар</text:p>
          </table:table-cell>
        </table:table-row>
        <table:table-row table:style-name="ro1">
          <table:table-cell office:value-type="float" office:value="9924855" calcext:value-type="float">
            <text:p>9924855</text:p>
          </table:table-cell>
          <table:table-cell office:value-type="float" office:value="9924885" calcext:value-type="float">
            <text:p>9924885</text:p>
          </table:table-cell>
          <table:table-cell office:value-type="string" calcext:value-type="string">
            <text:p>non_sexist</text:p>
          </table:table-cell>
          <table:table-cell office:value-type="string" calcext:value-type="string">
            <text:p>Боже,да всем насрать.</text:p>
          </table:table-cell>
        </table:table-row>
        <table:table-row table:style-name="ro3">
          <table:table-cell office:value-type="float" office:value="9924855" calcext:value-type="float">
            <text:p>9924855</text:p>
          </table:table-cell>
          <table:table-cell office:value-type="float" office:value="9924889" calcext:value-type="float">
            <text:p>9924889</text:p>
          </table:table-cell>
          <table:table-cell office:value-type="string" calcext:value-type="string">
            <text:p>non_sexist</text:p>
          </table:table-cell>
          <table:table-cell office:value-type="string" calcext:value-type="string">
            <text:p>Кого вообще опрашивает этот пиздаболо - центр?</text:p>
            <text:p>Я вот совсем не чувствую вины, за то, что правительство, в частности  больше половины депутатов - идиоты.</text:p>
          </table:table-cell>
        </table:table-row>
        <table:table-row table:style-name="ro1">
          <table:table-cell office:value-type="float" office:value="9924855" calcext:value-type="float">
            <text:p>9924855</text:p>
          </table:table-cell>
          <table:table-cell office:value-type="float" office:value="9924892" calcext:value-type="float">
            <text:p>9924892</text:p>
          </table:table-cell>
          <table:table-cell office:value-type="string" calcext:value-type="string">
            <text:p>non_sexist</text:p>
          </table:table-cell>
          <table:table-cell office:value-type="string" calcext:value-type="string">
            <text:p>Да нахер эту яблочную продукцию! Лучшие в отпуск 😋</text:p>
          </table:table-cell>
        </table:table-row>
        <table:table-row table:style-name="ro1">
          <table:table-cell office:value-type="float" office:value="9924855" calcext:value-type="float">
            <text:p>9924855</text:p>
          </table:table-cell>
          <table:table-cell office:value-type="float" office:value="9924899" calcext:value-type="float">
            <text:p>9924899</text:p>
          </table:table-cell>
          <table:table-cell office:value-type="string" calcext:value-type="string">
            <text:p>non_sexist</text:p>
          </table:table-cell>
          <table:table-cell office:value-type="string" calcext:value-type="string">
            <text:p>Скорее Давидыч вкусил больше ответственности за происходящее в россии...</text:p>
          </table:table-cell>
        </table:table-row>
        <table:table-row table:style-name="ro1">
          <table:table-cell office:value-type="float" office:value="9924855" calcext:value-type="float">
            <text:p>9924855</text:p>
          </table:table-cell>
          <table:table-cell office:value-type="float" office:value="9924900" calcext:value-type="float">
            <text:p>9924900</text:p>
          </table:table-cell>
          <table:table-cell office:value-type="string" calcext:value-type="string">
            <text:p>non_sexist</text:p>
          </table:table-cell>
          <table:table-cell office:value-type="string" calcext:value-type="string">
            <text:p>Интеоесно, что этот холоп скажет когда выйдет? Царь хороший - бояре плохие? Или что-то другое? Хотя я склоняюсь к тому что этот клоун мнение относительно ситуации в стране не изменит.</text:p>
          </table:table-cell>
        </table:table-row>
        <table:table-row table:style-name="ro1">
          <table:table-cell office:value-type="float" office:value="9924855" calcext:value-type="float">
            <text:p>9924855</text:p>
          </table:table-cell>
          <table:table-cell office:value-type="float" office:value="9924906" calcext:value-type="float">
            <text:p>9924906</text:p>
          </table:table-cell>
          <table:table-cell office:value-type="string" calcext:value-type="string">
            <text:p>non_sexist</text:p>
          </table:table-cell>
          <table:table-cell office:value-type="string" calcext:value-type="string">
            <text:p>а где ВС был два года нащад? 😧</text:p>
          </table:table-cell>
        </table:table-row>
        <table:table-row table:style-name="ro1">
          <table:table-cell office:value-type="float" office:value="9924855" calcext:value-type="float">
            <text:p>9924855</text:p>
          </table:table-cell>
          <table:table-cell office:value-type="float" office:value="9924909" calcext:value-type="float">
            <text:p>9924909</text:p>
          </table:table-cell>
          <table:table-cell office:value-type="string" calcext:value-type="string">
            <text:p>non_sexist</text:p>
          </table:table-cell>
          <table:table-cell office:value-type="string" calcext:value-type="string">
            <text:p>Тоесть напаривать страховую это уже не преступление и Давидыч зря сидел ?</text:p>
          </table:table-cell>
        </table:table-row>
        <table:table-row table:style-name="ro1">
          <table:table-cell office:value-type="float" office:value="9924855" calcext:value-type="float">
            <text:p>9924855</text:p>
          </table:table-cell>
          <table:table-cell office:value-type="float" office:value="9924913" calcext:value-type="float">
            <text:p>9924913</text:p>
          </table:table-cell>
          <table:table-cell office:value-type="string" calcext:value-type="string">
            <text:p>non_sexist</text:p>
          </table:table-cell>
          <table:table-cell office:value-type="string" calcext:value-type="string">
            <text:p>И что 4s 100к стоять стал ?</text:p>
          </table:table-cell>
        </table:table-row>
        <table:table-row table:style-name="ro1">
          <table:table-cell office:value-type="float" office:value="9924855" calcext:value-type="float">
            <text:p>9924855</text:p>
          </table:table-cell>
          <table:table-cell office:value-type="float" office:value="9924915" calcext:value-type="float">
            <text:p>9924915</text:p>
          </table:table-cell>
          <table:table-cell office:value-type="string" calcext:value-type="string">
            <text:p>non_sexist</text:p>
          </table:table-cell>
          <table:table-cell office:value-type="string" calcext:value-type="string">
            <text:p>а правители чё то не чувствуют ответственность за происходящее в стране</text:p>
          </table:table-cell>
        </table:table-row>
        <table:table-row table:style-name="ro1">
          <table:table-cell office:value-type="float" office:value="9924855" calcext:value-type="float">
            <text:p>9924855</text:p>
          </table:table-cell>
          <table:table-cell office:value-type="float" office:value="9924917" calcext:value-type="float">
            <text:p>9924917</text:p>
          </table:table-cell>
          <table:table-cell office:value-type="string" calcext:value-type="string">
            <text:p>non_sexist</text:p>
          </table:table-cell>
          <table:table-cell office:value-type="string" calcext:value-type="string">
            <text:p>О норм, Эрик выйдет) Может быть....</text:p>
          </table:table-cell>
        </table:table-row>
        <table:table-row table:style-name="ro1">
          <table:table-cell office:value-type="float" office:value="9924855" calcext:value-type="float">
            <text:p>9924855</text:p>
          </table:table-cell>
          <table:table-cell office:value-type="float" office:value="9924918" calcext:value-type="float">
            <text:p>9924918</text:p>
          </table:table-cell>
          <table:table-cell office:value-type="string" calcext:value-type="string">
            <text:p>non_sexist</text:p>
          </table:table-cell>
          <table:table-cell office:value-type="string" calcext:value-type="string">
            <text:p>Ну что, скоро будет "привет бандиты!"</text:p>
          </table:table-cell>
        </table:table-row>
        <table:table-row table:style-name="ro1">
          <table:table-cell office:value-type="float" office:value="9924855" calcext:value-type="float">
            <text:p>9924855</text:p>
          </table:table-cell>
          <table:table-cell office:value-type="float" office:value="9924919" calcext:value-type="float">
            <text:p>9924919</text:p>
          </table:table-cell>
          <table:table-cell office:value-type="string" calcext:value-type="string">
            <text:p>non_sexist</text:p>
          </table:table-cell>
          <table:table-cell office:value-type="string" calcext:value-type="string">
            <text:p>О, Ждуныча по ходу выпустят.🌚</text:p>
          </table:table-cell>
        </table:table-row>
        <table:table-row table:style-name="ro1">
          <table:table-cell office:value-type="float" office:value="9924855" calcext:value-type="float">
            <text:p>9924855</text:p>
          </table:table-cell>
          <table:table-cell office:value-type="float" office:value="9924924" calcext:value-type="float">
            <text:p>9924924</text:p>
          </table:table-cell>
          <table:table-cell office:value-type="string" calcext:value-type="string">
            <text:p>non_sexist</text:p>
          </table:table-cell>
          <table:table-cell office:value-type="string" calcext:value-type="string">
            <text:p>Типа во всех происходящих бедах виноваты россияне. Панятна.</text:p>
          </table:table-cell>
        </table:table-row>
        <table:table-row table:style-name="ro1">
          <table:table-cell office:value-type="float" office:value="9924855" calcext:value-type="float">
            <text:p>9924855</text:p>
          </table:table-cell>
          <table:table-cell office:value-type="float" office:value="9924925" calcext:value-type="float">
            <text:p>9924925</text:p>
          </table:table-cell>
          <table:table-cell office:value-type="string" calcext:value-type="string">
            <text:p>non_sexist</text:p>
          </table:table-cell>
          <table:table-cell office:value-type="string" calcext:value-type="string">
            <text:p>Ох эти левады и вциомы )) забавные</text:p>
          </table:table-cell>
        </table:table-row>
        <table:table-row table:style-name="ro3">
          <table:table-cell office:value-type="float" office:value="9924855" calcext:value-type="float">
            <text:p>9924855</text:p>
          </table:table-cell>
          <table:table-cell office:value-type="float" office:value="9924928" calcext:value-type="float">
            <text:p>9924928</text:p>
          </table:table-cell>
          <table:table-cell office:value-type="string" calcext:value-type="string">
            <text:p>non_sexist</text:p>
          </table:table-cell>
          <table:table-cell office:value-type="string" calcext:value-type="string">
            <text:p>Свободу Повидлычу!!</text:p>
            <text:p>Адин два тре куатро пять</text:p>
          </table:table-cell>
        </table:table-row>
        <table:table-row table:style-name="ro1">
          <table:table-cell office:value-type="float" office:value="9924855" calcext:value-type="float">
            <text:p>9924855</text:p>
          </table:table-cell>
          <table:table-cell office:value-type="float" office:value="9924934" calcext:value-type="float">
            <text:p>9924934</text:p>
          </table:table-cell>
          <table:table-cell office:value-type="string" calcext:value-type="string">
            <text:p>non_sexist</text:p>
          </table:table-cell>
          <table:table-cell office:value-type="string" calcext:value-type="string">
            <text:p>Я тоже скоро возьму на себя ответственность за все происходящее в стране, только не бейте меня</text:p>
          </table:table-cell>
        </table:table-row>
        <table:table-row table:style-name="ro3">
          <table:table-cell office:value-type="float" office:value="9924855" calcext:value-type="float">
            <text:p>9924855</text:p>
          </table:table-cell>
          <table:table-cell office:value-type="float" office:value="9924937" calcext:value-type="float">
            <text:p>9924937</text:p>
          </table:table-cell>
          <table:table-cell office:value-type="string" calcext:value-type="string">
            <text:p>non_sexist</text:p>
          </table:table-cell>
          <table:table-cell office:value-type="string" calcext:value-type="string">
            <text:p>&gt;• «Левада-центр»: россияне почувствовали больше ответственности за происходящее в стране; </text:p>
            <text:p>Ога, наверное, они еще поверили, что от них, что-то зависит.</text:p>
          </table:table-cell>
        </table:table-row>
        <table:table-row table:style-name="ro1">
          <table:table-cell office:value-type="float" office:value="9924855" calcext:value-type="float">
            <text:p>9924855</text:p>
          </table:table-cell>
          <table:table-cell office:value-type="float" office:value="9924941" calcext:value-type="float">
            <text:p>9924941</text:p>
          </table:table-cell>
          <table:table-cell office:value-type="string" calcext:value-type="string">
            <text:p>non_sexist</text:p>
          </table:table-cell>
          <table:table-cell office:value-type="string" calcext:value-type="string">
            <text:p>От осознания что не чего не изменить и чувствуя свою ответственность за это наиболее образованные из россиян валят из пут#н-ленда.😆😆😆😆😆😆😆😆😆😆😆😆</text:p>
          </table:table-cell>
        </table:table-row>
        <table:table-row table:style-name="ro1">
          <table:table-cell office:value-type="float" office:value="9924855" calcext:value-type="float">
            <text:p>9924855</text:p>
          </table:table-cell>
          <table:table-cell office:value-type="float" office:value="9924945" calcext:value-type="float">
            <text:p>9924945</text:p>
          </table:table-cell>
          <table:table-cell office:value-type="string" calcext:value-type="string">
            <text:p>non_sexist</text:p>
          </table:table-cell>
          <table:table-cell office:value-type="string" calcext:value-type="string">
            <text:p>Просто не нужно путать государство с отелем «всё включено». От граждан тоже немало зависит. Причём, не только от самопровозглашённых совестливых неолибералов, а вообще — ото всех.</text:p>
          </table:table-cell>
        </table:table-row>
        <table:table-row table:style-name="ro1">
          <table:table-cell office:value-type="float" office:value="9924855" calcext:value-type="float">
            <text:p>9924855</text:p>
          </table:table-cell>
          <table:table-cell office:value-type="float" office:value="9924952" calcext:value-type="float">
            <text:p>9924952</text:p>
          </table:table-cell>
          <table:table-cell office:value-type="string" calcext:value-type="string">
            <text:p>non_sexist</text:p>
          </table:table-cell>
          <table:table-cell office:value-type="string" calcext:value-type="string">
            <text:p>А вова думает что все эти мигранты поедут в россию ботрачить за 200$.</text:p>
          </table:table-cell>
        </table:table-row>
        <table:table-row table:style-name="ro1">
          <table:table-cell office:value-type="float" office:value="9924855" calcext:value-type="float">
            <text:p>9924855</text:p>
          </table:table-cell>
          <table:table-cell office:value-type="float" office:value="9924957" calcext:value-type="float">
            <text:p>9924957</text:p>
          </table:table-cell>
          <table:table-cell office:value-type="string" calcext:value-type="string">
            <text:p>sexist</text:p>
          </table:table-cell>
          <table:table-cell office:value-type="string" calcext:value-type="string">
            <text:p>ору с новости, где устраившись на работу, директор рассказал об отношениях со своей женой и пригласил на тусу, ТА СОГЛАСИВШИСЬ поехать, отказала якобы уже на тусе продолжить, и после этого её уволили, а теперь она обвиняет в домогательстве??? ЧТО??? НЕТ, ПРОСТИТЕ, ЧТООО??!!</text:p>
          </table:table-cell>
        </table:table-row>
        <table:table-row table:style-name="ro1">
          <table:table-cell office:value-type="float" office:value="9924855" calcext:value-type="float">
            <text:p>9924855</text:p>
          </table:table-cell>
          <table:table-cell office:value-type="float" office:value="9924964" calcext:value-type="float">
            <text:p>9924964</text:p>
          </table:table-cell>
          <table:table-cell office:value-type="string" calcext:value-type="string">
            <text:p>non_sexist</text:p>
          </table:table-cell>
          <table:table-cell office:value-type="string" calcext:value-type="string">
            <text:p>На рост населения то вова уже не надеется,с такими зарплатами ,налогами и пенсионным возрастом.</text:p>
          </table:table-cell>
        </table:table-row>
        <table:table-row table:style-name="ro1">
          <table:table-cell office:value-type="float" office:value="9924855" calcext:value-type="float">
            <text:p>9924855</text:p>
          </table:table-cell>
          <table:table-cell office:value-type="float" office:value="9924966" calcext:value-type="float">
            <text:p>9924966</text:p>
          </table:table-cell>
          <table:table-cell office:value-type="string" calcext:value-type="string">
            <text:p>non_sexist</text:p>
          </table:table-cell>
          <table:table-cell office:value-type="string" calcext:value-type="string">
            <text:p>Apple прохавал где лох водится</text:p>
          </table:table-cell>
        </table:table-row>
        <table:table-row table:style-name="ro1">
          <table:table-cell office:value-type="float" office:value="9924855" calcext:value-type="float">
            <text:p>9924855</text:p>
          </table:table-cell>
          <table:table-cell office:value-type="float" office:value="9924988" calcext:value-type="float">
            <text:p>9924988</text:p>
          </table:table-cell>
          <table:table-cell office:value-type="string" calcext:value-type="string">
            <text:p>non_sexist</text:p>
          </table:table-cell>
          <table:table-cell office:value-type="string" calcext:value-type="string">
            <text:p>Да ну на четыре пять</text:p>
          </table:table-cell>
        </table:table-row>
        <table:table-row table:style-name="ro1">
          <table:table-cell office:value-type="float" office:value="9924855" calcext:value-type="float">
            <text:p>9924855</text:p>
          </table:table-cell>
          <table:table-cell office:value-type="float" office:value="9925004" calcext:value-type="float">
            <text:p>9925004</text:p>
          </table:table-cell>
          <table:table-cell office:value-type="string" calcext:value-type="string">
            <text:p>non_sexist</text:p>
          </table:table-cell>
          <table:table-cell office:value-type="string" calcext:value-type="string">
            <text:p>В России показали подняли цены...ужас.</text:p>
          </table:table-cell>
        </table:table-row>
        <table:table-row table:style-name="ro1">
          <table:table-cell office:value-type="float" office:value="9924855" calcext:value-type="float">
            <text:p>9924855</text:p>
          </table:table-cell>
          <table:table-cell office:value-type="float" office:value="9925005" calcext:value-type="float">
            <text:p>9925005</text:p>
          </table:table-cell>
          <table:table-cell office:value-type="string" calcext:value-type="string">
            <text:p>non_sexist</text:p>
          </table:table-cell>
          <table:table-cell office:value-type="string" calcext:value-type="string">
            <text:p>Теперь, помимо почки, многим придётся расстаться с яичком.</text:p>
          </table:table-cell>
        </table:table-row>
        <table:table-row table:style-name="ro1">
          <table:table-cell office:value-type="float" office:value="9924855" calcext:value-type="float">
            <text:p>9924855</text:p>
          </table:table-cell>
          <table:table-cell office:value-type="float" office:value="9925030" calcext:value-type="float">
            <text:p>9925030</text:p>
          </table:table-cell>
          <table:table-cell office:value-type="string" calcext:value-type="string">
            <text:p>non_sexist</text:p>
          </table:table-cell>
          <table:table-cell office:value-type="string" calcext:value-type="string">
            <text:p>Ребят, а кто такой Володин вообще? https://zen.yandex.ru/media/glavnews/kto-stanet-preemnikom-putina-5bd69e74844db800aa5b67de?&amp;from=feed</text:p>
          </table:table-cell>
        </table:table-row>
        <table:table-row table:style-name="ro1">
          <table:table-cell office:value-type="float" office:value="9924855" calcext:value-type="float">
            <text:p>9924855</text:p>
          </table:table-cell>
          <table:table-cell office:value-type="float" office:value="9925035" calcext:value-type="float">
            <text:p>9925035</text:p>
          </table:table-cell>
          <table:table-cell office:value-type="string" calcext:value-type="string">
            <text:p>non_sexist</text:p>
          </table:table-cell>
          <table:table-cell office:value-type="string" calcext:value-type="string">
            <text:p>А почему россияне должны чувствовать ответственность за происходящее в стране, а не депутаты или президент, к примеру? <text:s/>Рлссиян обложили со всех сторон налогами, лишают пенсий и они еще за что-то ответственны? Может за то, что до сих пор не подняли на вилы дерьмое правительство? Тогда я еще согласна.</text:p>
          </table:table-cell>
        </table:table-row>
        <table:table-row table:style-name="ro1">
          <table:table-cell office:value-type="float" office:value="9924855" calcext:value-type="float">
            <text:p>9924855</text:p>
          </table:table-cell>
          <table:table-cell office:value-type="float" office:value="9925036" calcext:value-type="float">
            <text:p>9925036</text:p>
          </table:table-cell>
          <table:table-cell office:value-type="string" calcext:value-type="string">
            <text:p>non_sexist</text:p>
          </table:table-cell>
          <table:table-cell office:value-type="string" calcext:value-type="string">
            <text:p>156 644 рублей.Ровно столько стоит продержать человека 2 года в СИЗО.</text:p>
          </table:table-cell>
        </table:table-row>
        <table:table-row table:style-name="ro1">
          <table:table-cell office:value-type="float" office:value="9924855" calcext:value-type="float">
            <text:p>9924855</text:p>
          </table:table-cell>
          <table:table-cell office:value-type="float" office:value="9925051" calcext:value-type="float">
            <text:p>9925051</text:p>
          </table:table-cell>
          <table:table-cell office:value-type="string" calcext:value-type="string">
            <text:p>non_sexist</text:p>
          </table:table-cell>
          <table:table-cell office:value-type="string" calcext:value-type="string">
            <text:p>Посидел и нормуль. По крайней мере со своей ездой мог бы кого то сбить насмерть.</text:p>
          </table:table-cell>
        </table:table-row>
        <table:table-row table:style-name="ro1">
          <table:table-cell office:value-type="float" office:value="9924855" calcext:value-type="float">
            <text:p>9924855</text:p>
          </table:table-cell>
          <table:table-cell office:value-type="float" office:value="9925085" calcext:value-type="float">
            <text:p>9925085</text:p>
          </table:table-cell>
          <table:table-cell office:value-type="string" calcext:value-type="string">
            <text:p>non_sexist</text:p>
          </table:table-cell>
          <table:table-cell office:value-type="string" calcext:value-type="string">
            <text:p>Добрый день, сняли клип с оппозиционным подтекстом, посвященное нынешней политике и в частности отсутствию каких-либо благоприятных последствий чемпионата мира. Будем благодарны, если вы поддержите проект</text:p>
          </table:table-cell>
        </table:table-row>
        <table:table-row table:style-name="ro1">
          <table:table-cell office:value-type="float" office:value="9924855" calcext:value-type="float">
            <text:p>9924855</text:p>
          </table:table-cell>
          <table:table-cell office:value-type="float" office:value="9925091" calcext:value-type="float">
            <text:p>9925091</text:p>
          </table:table-cell>
          <table:table-cell office:value-type="string" calcext:value-type="string">
            <text:p>non_sexist</text:p>
          </table:table-cell>
          <table:table-cell office:value-type="string" calcext:value-type="string">
            <text:p>Работа в гугле да еще и массаж. Яб разделся</text:p>
          </table:table-cell>
        </table:table-row>
        <table:table-row table:style-name="ro1">
          <table:table-cell office:value-type="float" office:value="9924855" calcext:value-type="float">
            <text:p>9924855</text:p>
          </table:table-cell>
          <table:table-cell office:value-type="float" office:value="9925112" calcext:value-type="float">
            <text:p>9925112</text:p>
          </table:table-cell>
          <table:table-cell office:value-type="string" calcext:value-type="string">
            <text:p>non_sexist</text:p>
          </table:table-cell>
          <table:table-cell office:value-type="string" calcext:value-type="string">
            <text:p>Раз 2 года незаконно отсидел, значит теперь <text:s/>выпустят и на 4 законных посадят?</text:p>
          </table:table-cell>
        </table:table-row>
        <table:table-row table:style-name="ro1">
          <table:table-cell office:value-type="float" office:value="9924855" calcext:value-type="float">
            <text:p>9924855</text:p>
          </table:table-cell>
          <table:table-cell office:value-type="float" office:value="9925118" calcext:value-type="float">
            <text:p>9925118</text:p>
          </table:table-cell>
          <table:table-cell office:value-type="string" calcext:value-type="string">
            <text:p>non_sexist</text:p>
          </table:table-cell>
          <table:table-cell office:value-type="string" calcext:value-type="string">
            <text:p>Я нищееб, мне похеру. Пять опятт</text:p>
          </table:table-cell>
        </table:table-row>
        <table:table-row table:style-name="ro1">
          <table:table-cell office:value-type="float" office:value="9924855" calcext:value-type="float">
            <text:p>9924855</text:p>
          </table:table-cell>
          <table:table-cell office:value-type="float" office:value="9925176" calcext:value-type="float">
            <text:p>9925176</text:p>
          </table:table-cell>
          <table:table-cell office:value-type="string" calcext:value-type="string">
            <text:p>non_sexist</text:p>
          </table:table-cell>
          <table:table-cell office:value-type="string" calcext:value-type="string">
            <text:p>Кто такой давидыч четыре пять</text:p>
          </table:table-cell>
        </table:table-row>
        <table:table-row table:style-name="ro1">
          <table:table-cell office:value-type="float" office:value="9924855" calcext:value-type="float">
            <text:p>9924855</text:p>
          </table:table-cell>
          <table:table-cell office:value-type="float" office:value="9925291" calcext:value-type="float">
            <text:p>9925291</text:p>
          </table:table-cell>
          <table:table-cell office:value-type="string" calcext:value-type="string">
            <text:p>non_sexist</text:p>
          </table:table-cell>
          <table:table-cell office:value-type="string" calcext:value-type="string">
            <text:p>Наши додики всё равно будут покупать в кредит</text:p>
          </table:table-cell>
        </table:table-row>
        <table:table-row table:style-name="ro1">
          <table:table-cell office:value-type="float" office:value="9924855" calcext:value-type="float">
            <text:p>9924855</text:p>
          </table:table-cell>
          <table:table-cell office:value-type="float" office:value="9925294" calcext:value-type="float">
            <text:p>9925294</text:p>
          </table:table-cell>
          <table:table-cell office:value-type="string" calcext:value-type="string">
            <text:p>non_sexist</text:p>
          </table:table-cell>
          <table:table-cell office:value-type="string" calcext:value-type="string">
            <text:p>Это потому что я на той неделе подумал с утра, а не попробовать ли разок айфон?</text:p>
          </table:table-cell>
        </table:table-row>
        <table:table-row table:style-name="ro1">
          <table:table-cell office:value-type="float" office:value="9924855" calcext:value-type="float">
            <text:p>9924855</text:p>
          </table:table-cell>
          <table:table-cell office:value-type="float" office:value="9925324" calcext:value-type="float">
            <text:p>9925324</text:p>
          </table:table-cell>
          <table:table-cell office:value-type="string" calcext:value-type="string">
            <text:p>non_sexist</text:p>
          </table:table-cell>
          <table:table-cell office:value-type="string" calcext:value-type="string">
            <text:p>Конечно россияне чувствуют ответственность за происходящее в стране,- их назначили крайними...</text:p>
          </table:table-cell>
        </table:table-row>
        <table:table-row table:style-name="ro3">
          <table:table-cell office:value-type="float" office:value="9924855" calcext:value-type="float">
            <text:p>9924855</text:p>
          </table:table-cell>
          <table:table-cell office:value-type="float" office:value="9925389" calcext:value-type="float">
            <text:p>9925389</text:p>
          </table:table-cell>
          <table:table-cell office:value-type="string" calcext:value-type="string">
            <text:p>non_sexist</text:p>
          </table:table-cell>
          <table:table-cell office:value-type="string" calcext:value-type="string">
            <text:p>"россияне почувствовали больше ответственности за происходящее в стране"</text:p>
            <text:p>Да-да, во всём виноваты россияне, точно вам говорю!!!! 🤣</text:p>
          </table:table-cell>
        </table:table-row>
        <table:table-row table:style-name="ro1">
          <table:table-cell office:value-type="float" office:value="9924855" calcext:value-type="float">
            <text:p>9924855</text:p>
          </table:table-cell>
          <table:table-cell office:value-type="float" office:value="9925918" calcext:value-type="float">
            <text:p>9925918</text:p>
          </table:table-cell>
          <table:table-cell office:value-type="string" calcext:value-type="string">
            <text:p>non_sexist</text:p>
          </table:table-cell>
          <table:table-cell office:value-type="string" calcext:value-type="string">
            <text:p>Ну тк в России дурачки за любую цену яблочную продукцию купят😄</text:p>
          </table:table-cell>
        </table:table-row>
        <table:table-row table:style-name="ro1">
          <table:table-cell office:value-type="float" office:value="9924855" calcext:value-type="float">
            <text:p>9924855</text:p>
          </table:table-cell>
          <table:table-cell office:value-type="float" office:value="9925927" calcext:value-type="float">
            <text:p>9925927</text:p>
          </table:table-cell>
          <table:table-cell office:value-type="string" calcext:value-type="string">
            <text:p>non_sexist</text:p>
          </table:table-cell>
          <table:table-cell office:value-type="string" calcext:value-type="string">
            <text:p>Ответственность россиян за происходящее... Кушай, быдло.</text:p>
          </table:table-cell>
        </table:table-row>
        <table:table-row table:style-name="ro1">
          <table:table-cell office:value-type="float" office:value="9924855" calcext:value-type="float">
            <text:p>9924855</text:p>
          </table:table-cell>
          <table:table-cell office:value-type="float" office:value="9926010" calcext:value-type="float">
            <text:p>9926010</text:p>
          </table:table-cell>
          <table:table-cell office:value-type="string" calcext:value-type="string">
            <text:p>non_sexist</text:p>
          </table:table-cell>
          <table:table-cell office:value-type="string" calcext:value-type="string">
            <text:p>Для рабов цены выше и ставка по кредиту</text:p>
          </table:table-cell>
        </table:table-row>
        <table:table-row table:style-name="ro1">
          <table:table-cell office:value-type="float" office:value="9924855" calcext:value-type="float">
            <text:p>9924855</text:p>
          </table:table-cell>
          <table:table-cell office:value-type="float" office:value="9926166" calcext:value-type="float">
            <text:p>9926166</text:p>
          </table:table-cell>
          <table:table-cell office:value-type="string" calcext:value-type="string">
            <text:p>non_sexist</text:p>
          </table:table-cell>
          <table:table-cell office:value-type="string" calcext:value-type="string">
            <text:p>Почему этого жирдяя называют по отчеству?</text:p>
          </table:table-cell>
        </table:table-row>
        <table:table-row table:style-name="ro1">
          <table:table-cell office:value-type="float" office:value="9924855" calcext:value-type="float">
            <text:p>9924855</text:p>
          </table:table-cell>
          <table:table-cell office:value-type="float" office:value="9929263" calcext:value-type="float">
            <text:p>9929263</text:p>
          </table:table-cell>
          <table:table-cell office:value-type="string" calcext:value-type="string">
            <text:p>non_sexist</text:p>
          </table:table-cell>
          <table:table-cell office:value-type="string" calcext:value-type="string">
            <text:p>Эх... Мне бы "золотую маску" nt-200</text:p>
          </table:table-cell>
        </table:table-row>
        <table:table-row table:style-name="ro1">
          <table:table-cell office:value-type="float" office:value="9924855" calcext:value-type="float">
            <text:p>9924855</text:p>
          </table:table-cell>
          <table:table-cell office:value-type="float" office:value="9930510" calcext:value-type="float">
            <text:p>9930510</text:p>
          </table:table-cell>
          <table:table-cell office:value-type="string" calcext:value-type="string">
            <text:p>non_sexist</text:p>
          </table:table-cell>
          <table:table-cell office:value-type="string" calcext:value-type="string">
            <text:p>Спать не могу - ответственность чую</text:p>
          </table:table-cell>
        </table:table-row>
        <table:table-row table:style-name="ro1">
          <table:table-cell office:value-type="float" office:value="9924855" calcext:value-type="float">
            <text:p>9924855</text:p>
          </table:table-cell>
          <table:table-cell office:value-type="float" office:value="9934158" calcext:value-type="float">
            <text:p>9934158</text:p>
          </table:table-cell>
          <table:table-cell office:value-type="string" calcext:value-type="string">
            <text:p>non_sexist</text:p>
          </table:table-cell>
          <table:table-cell office:value-type="string" calcext:value-type="string">
            <text:p>Мы говорим- Левада,подразумеваем враньё,мы говорим откровенный пизд..жь, подразумеваем Левада</text:p>
          </table:table-cell>
        </table:table-row>
        <table:table-row table:style-name="ro1">
          <table:table-cell office:value-type="float" office:value="9896589" calcext:value-type="float">
            <text:p>9896589</text:p>
          </table:table-cell>
          <table:table-cell office:value-type="float" office:value="9896595" calcext:value-type="float">
            <text:p>9896595</text:p>
          </table:table-cell>
          <table:table-cell office:value-type="string" calcext:value-type="string">
            <text:p>non_sexist</text:p>
          </table:table-cell>
          <table:table-cell office:value-type="string" calcext:value-type="string">
            <text:p>на самом деле, если так подумать, можно и слона зарезать....</text:p>
          </table:table-cell>
        </table:table-row>
        <table:table-row table:style-name="ro3">
          <table:table-cell office:value-type="float" office:value="9896589" calcext:value-type="float">
            <text:p>9896589</text:p>
          </table:table-cell>
          <table:table-cell office:value-type="float" office:value="9896598" calcext:value-type="float">
            <text:p>9896598</text:p>
          </table:table-cell>
          <table:table-cell office:value-type="string" calcext:value-type="string">
            <text:p>non_sexist</text:p>
          </table:table-cell>
          <table:table-cell office:value-type="string" calcext:value-type="string">
            <text:p>&gt;Созданный нейросетью портрет продали за $432 тысяч на аукционе</text:p>
            <text:p>Стартап, который мы заслужили</text:p>
          </table:table-cell>
        </table:table-row>
        <table:table-row table:style-name="ro1">
          <table:table-cell office:value-type="float" office:value="9896589" calcext:value-type="float">
            <text:p>9896589</text:p>
          </table:table-cell>
          <table:table-cell office:value-type="float" office:value="9896600" calcext:value-type="float">
            <text:p>9896600</text:p>
          </table:table-cell>
          <table:table-cell office:value-type="string" calcext:value-type="string">
            <text:p>non_sexist</text:p>
          </table:table-cell>
          <table:table-cell office:value-type="string" calcext:value-type="string">
            <text:p>[id460351664|Марк], теперь редачить будешь я знаю</text:p>
          </table:table-cell>
        </table:table-row>
        <table:table-row table:style-name="ro1">
          <table:table-cell office:value-type="float" office:value="9896589" calcext:value-type="float">
            <text:p>9896589</text:p>
          </table:table-cell>
          <table:table-cell office:value-type="float" office:value="9896601" calcext:value-type="float">
            <text:p>9896601</text:p>
          </table:table-cell>
          <table:table-cell office:value-type="string" calcext:value-type="string">
            <text:p>non_sexist</text:p>
          </table:table-cell>
          <table:table-cell office:value-type="string" calcext:value-type="string">
            <text:p>[id21864782|Саня], нет))))))))))))</text:p>
          </table:table-cell>
        </table:table-row>
        <table:table-row table:style-name="ro1">
          <table:table-cell office:value-type="float" office:value="9896589" calcext:value-type="float">
            <text:p>9896589</text:p>
          </table:table-cell>
          <table:table-cell office:value-type="float" office:value="9896603" calcext:value-type="float">
            <text:p>9896603</text:p>
          </table:table-cell>
          <table:table-cell office:value-type="string" calcext:value-type="string">
            <text:p>non_sexist</text:p>
          </table:table-cell>
          <table:table-cell office:value-type="string" calcext:value-type="string">
            <text:p>Были доказаны домагательства-то, или опять слова?</text:p>
          </table:table-cell>
        </table:table-row>
        <table:table-row table:style-name="ro1">
          <table:table-cell office:value-type="float" office:value="9896589" calcext:value-type="float">
            <text:p>9896589</text:p>
          </table:table-cell>
          <table:table-cell office:value-type="float" office:value="9896605" calcext:value-type="float">
            <text:p>9896605</text:p>
          </table:table-cell>
          <table:table-cell office:value-type="string" calcext:value-type="string">
            <text:p>non_sexist</text:p>
          </table:table-cell>
          <table:table-cell office:value-type="string" calcext:value-type="string">
            <text:p>[id460351664|Марк], ты тратишь время зря. срочно придумывай остроумный комент и редачьььь</text:p>
          </table:table-cell>
        </table:table-row>
        <table:table-row table:style-name="ro1">
          <table:table-cell office:value-type="float" office:value="9896589" calcext:value-type="float">
            <text:p>9896589</text:p>
          </table:table-cell>
          <table:table-cell office:value-type="float" office:value="9896606" calcext:value-type="float">
            <text:p>9896606</text:p>
          </table:table-cell>
          <table:table-cell office:value-type="string" calcext:value-type="string">
            <text:p>non_sexist</text:p>
          </table:table-cell>
          <table:table-cell office:value-type="string" calcext:value-type="string">
            <text:p>[id21864782|Саня], а ок</text:p>
          </table:table-cell>
        </table:table-row>
        <table:table-row table:style-name="ro1">
          <table:table-cell office:value-type="float" office:value="9896589" calcext:value-type="float">
            <text:p>9896589</text:p>
          </table:table-cell>
          <table:table-cell office:value-type="float" office:value="9896608" calcext:value-type="float">
            <text:p>9896608</text:p>
          </table:table-cell>
          <table:table-cell office:value-type="string" calcext:value-type="string">
            <text:p>non_sexist</text:p>
          </table:table-cell>
          <table:table-cell office:value-type="string" calcext:value-type="string">
            <text:p>[id460351664|Марк], знаешь чей это ответ?</text:p>
          </table:table-cell>
        </table:table-row>
        <table:table-row table:style-name="ro3">
          <table:table-cell office:value-type="float" office:value="9896589" calcext:value-type="float">
            <text:p>9896589</text:p>
          </table:table-cell>
          <table:table-cell office:value-type="float" office:value="9896611" calcext:value-type="float">
            <text:p>9896611</text:p>
          </table:table-cell>
          <table:table-cell office:value-type="string" calcext:value-type="string">
            <text:p>sexist</text:p>
          </table:table-cell>
          <table:table-cell office:value-type="string" calcext:value-type="string">
            <text:p>он - Эй! Отлично выглядишь,</text:p>
            <text:p>она-Увидимся в суде!</text:p>
          </table:table-cell>
        </table:table-row>
        <table:table-row table:style-name="ro1">
          <table:table-cell office:value-type="float" office:value="9896589" calcext:value-type="float">
            <text:p>9896589</text:p>
          </table:table-cell>
          <table:table-cell office:value-type="float" office:value="9896614" calcext:value-type="float">
            <text:p>9896614</text:p>
          </table:table-cell>
          <table:table-cell office:value-type="string" calcext:value-type="string">
            <text:p>sexist_in_co</text:p>
          </table:table-cell>
          <table:table-cell office:value-type="string" calcext:value-type="string">
            <text:p>Наверняка из тех 50 ни одного реального домогательства не было. Ждём когда в сверхкомпаниях не останется белых мужиков и они будут безуспешно судорожно пытаться сохранить монополию</text:p>
          </table:table-cell>
        </table:table-row>
        <table:table-row table:style-name="ro1">
          <table:table-cell office:value-type="float" office:value="9896589" calcext:value-type="float">
            <text:p>9896589</text:p>
          </table:table-cell>
          <table:table-cell office:value-type="float" office:value="9896617" calcext:value-type="float">
            <text:p>9896617</text:p>
          </table:table-cell>
          <table:table-cell office:value-type="string" calcext:value-type="string">
            <text:p>non_sexist</text:p>
          </table:table-cell>
          <table:table-cell office:value-type="string" calcext:value-type="string">
            <text:p>Даже нейросеть больше тебя зарабатывает</text:p>
          </table:table-cell>
        </table:table-row>
        <table:table-row table:style-name="ro1">
          <table:table-cell office:value-type="float" office:value="9896589" calcext:value-type="float">
            <text:p>9896589</text:p>
          </table:table-cell>
          <table:table-cell office:value-type="float" office:value="9896619" calcext:value-type="float">
            <text:p>9896619</text:p>
          </table:table-cell>
          <table:table-cell office:value-type="string" calcext:value-type="string">
            <text:p>non_sexist</text:p>
          </table:table-cell>
          <table:table-cell office:value-type="string" calcext:value-type="string">
            <text:p>Этой нейросетью был <text:s/>Огюст Ренуар</text:p>
          </table:table-cell>
        </table:table-row>
        <table:table-row table:style-name="ro3">
          <table:table-cell office:value-type="float" office:value="9896589" calcext:value-type="float">
            <text:p>9896589</text:p>
          </table:table-cell>
          <table:table-cell office:value-type="float" office:value="9896623" calcext:value-type="float">
            <text:p>9896623</text:p>
          </table:table-cell>
          <table:table-cell office:value-type="string" calcext:value-type="string">
            <text:p>non_sexist</text:p>
          </table:table-cell>
          <table:table-cell office:value-type="string" calcext:value-type="string">
            <text:p>Сейчас мужики будут защищать мужиков в комментах по поводу домогательств</text:p>
            <text:p>Ha-ha,classic</text:p>
          </table:table-cell>
        </table:table-row>
        <table:table-row table:style-name="ro1">
          <table:table-cell office:value-type="float" office:value="9896589" calcext:value-type="float">
            <text:p>9896589</text:p>
          </table:table-cell>
          <table:table-cell office:value-type="float" office:value="9896624" calcext:value-type="float">
            <text:p>9896624</text:p>
          </table:table-cell>
          <table:table-cell office:value-type="string" calcext:value-type="string">
            <text:p>non_sexist</text:p>
          </table:table-cell>
          <table:table-cell office:value-type="string" calcext:value-type="string">
            <text:p>Сразу видно, что в Google бездуховные люди работают. А вот наша государственная дума - совсем другое дело.</text:p>
          </table:table-cell>
        </table:table-row>
        <table:table-row table:style-name="ro1">
          <table:table-cell office:value-type="float" office:value="9896589" calcext:value-type="float">
            <text:p>9896589</text:p>
          </table:table-cell>
          <table:table-cell office:value-type="float" office:value="9896634" calcext:value-type="float">
            <text:p>9896634</text:p>
          </table:table-cell>
          <table:table-cell office:value-type="string" calcext:value-type="string">
            <text:p>sexist</text:p>
          </table:table-cell>
          <table:table-cell office:value-type="string" calcext:value-type="string">
            <text:p>Страшно что-то писать про баб. А то за мной приедут</text:p>
          </table:table-cell>
        </table:table-row>
        <table:table-row table:style-name="ro1">
          <table:table-cell office:value-type="float" office:value="9896589" calcext:value-type="float">
            <text:p>9896589</text:p>
          </table:table-cell>
          <table:table-cell office:value-type="float" office:value="9896638" calcext:value-type="float">
            <text:p>9896638</text:p>
          </table:table-cell>
          <table:table-cell office:value-type="string" calcext:value-type="string">
            <text:p>non_sexist</text:p>
          </table:table-cell>
          <table:table-cell office:value-type="string" calcext:value-type="string">
            <text:p>Там, пора бы нейруху заставить картинки смазанные рисовать.</text:p>
          </table:table-cell>
        </table:table-row>
        <table:table-row table:style-name="ro1">
          <table:table-cell office:value-type="float" office:value="9896589" calcext:value-type="float">
            <text:p>9896589</text:p>
          </table:table-cell>
          <table:table-cell office:value-type="float" office:value="9896639" calcext:value-type="float">
            <text:p>9896639</text:p>
          </table:table-cell>
          <table:table-cell office:value-type="string" calcext:value-type="string">
            <text:p>sexist</text:p>
          </table:table-cell>
          <table:table-cell office:value-type="string" calcext:value-type="string">
            <text:p>Женщины-дуры.Сами себе жизнь портят</text:p>
          </table:table-cell>
        </table:table-row>
        <table:table-row table:style-name="ro1">
          <table:table-cell office:value-type="float" office:value="9896589" calcext:value-type="float">
            <text:p>9896589</text:p>
          </table:table-cell>
          <table:table-cell office:value-type="float" office:value="9896640" calcext:value-type="float">
            <text:p>9896640</text:p>
          </table:table-cell>
          <table:table-cell office:value-type="string" calcext:value-type="string">
            <text:p>non_sexist</text:p>
          </table:table-cell>
          <table:table-cell office:value-type="string" calcext:value-type="string">
            <text:p>[id75474936|Александр], депутат Слуцкий наказан?</text:p>
          </table:table-cell>
        </table:table-row>
        <table:table-row table:style-name="ro1">
          <table:table-cell office:value-type="float" office:value="9896589" calcext:value-type="float">
            <text:p>9896589</text:p>
          </table:table-cell>
          <table:table-cell office:value-type="float" office:value="9896644" calcext:value-type="float">
            <text:p>9896644</text:p>
          </table:table-cell>
          <table:table-cell office:value-type="string" calcext:value-type="string">
            <text:p>non_sexist</text:p>
          </table:table-cell>
          <table:table-cell office:value-type="string" calcext:value-type="string">
            <text:p>[id33280381|Роман], ага, в основном наказан. Три четыре</text:p>
          </table:table-cell>
        </table:table-row>
        <table:table-row table:style-name="ro1">
          <table:table-cell office:value-type="float" office:value="9896589" calcext:value-type="float">
            <text:p>9896589</text:p>
          </table:table-cell>
          <table:table-cell office:value-type="float" office:value="9896652" calcext:value-type="float">
            <text:p>9896652</text:p>
          </table:table-cell>
          <table:table-cell office:value-type="string" calcext:value-type="string">
            <text:p>non_sexist</text:p>
          </table:table-cell>
          <table:table-cell office:value-type="string" calcext:value-type="string">
            <text:p>Даже нейросеть рисует лучше тебя,а ты даже прямую линию нарисовать не можешь!</text:p>
          </table:table-cell>
        </table:table-row>
        <table:table-row table:style-name="ro1">
          <table:table-cell office:value-type="float" office:value="9896589" calcext:value-type="float">
            <text:p>9896589</text:p>
          </table:table-cell>
          <table:table-cell office:value-type="float" office:value="9896666" calcext:value-type="float">
            <text:p>9896666</text:p>
          </table:table-cell>
          <table:table-cell office:value-type="string" calcext:value-type="string">
            <text:p>non_sexist</text:p>
          </table:table-cell>
          <table:table-cell office:value-type="string" calcext:value-type="string">
            <text:p>Всем кто булькает/кукарекает/шипит по поводу нейросети, вспомните, что до этого её обучили если не на 1000 образов, то на тысячи тысяч. Даже глубокое обучение никуда не девается без обучения, просто оно формально происходит без первоначального образа, как эталонного.</text:p>
          </table:table-cell>
        </table:table-row>
        <table:table-row table:style-name="ro1">
          <table:table-cell office:value-type="float" office:value="9896589" calcext:value-type="float">
            <text:p>9896589</text:p>
          </table:table-cell>
          <table:table-cell office:value-type="float" office:value="9896677" calcext:value-type="float">
            <text:p>9896677</text:p>
          </table:table-cell>
          <table:table-cell office:value-type="string" calcext:value-type="string">
            <text:p>non_sexist</text:p>
          </table:table-cell>
          <table:table-cell office:value-type="string" calcext:value-type="string">
            <text:p>Похоже, многие в Гугл начинают забывать, что действительно представляет из себя домогательство. 🙂</text:p>
          </table:table-cell>
        </table:table-row>
        <table:table-row table:style-name="ro1">
          <table:table-cell office:value-type="float" office:value="9896589" calcext:value-type="float">
            <text:p>9896589</text:p>
          </table:table-cell>
          <table:table-cell office:value-type="float" office:value="9896681" calcext:value-type="float">
            <text:p>9896681</text:p>
          </table:table-cell>
          <table:table-cell office:value-type="string" calcext:value-type="string">
            <text:p>non_sexist</text:p>
          </table:table-cell>
          <table:table-cell office:value-type="string" calcext:value-type="string">
            <text:p>[id354873682|Алевтина], зашёл в подписки твои и конечно же там фемпаблики, классека</text:p>
          </table:table-cell>
        </table:table-row>
        <table:table-row table:style-name="ro1">
          <table:table-cell office:value-type="float" office:value="9896589" calcext:value-type="float">
            <text:p>9896589</text:p>
          </table:table-cell>
          <table:table-cell office:value-type="float" office:value="9896685" calcext:value-type="float">
            <text:p>9896685</text:p>
          </table:table-cell>
          <table:table-cell office:value-type="string" calcext:value-type="string">
            <text:p>non_sexist</text:p>
          </table:table-cell>
          <table:table-cell office:value-type="string" calcext:value-type="string">
            <text:p>И?</text:p>
          </table:table-cell>
        </table:table-row>
        <table:table-row table:style-name="ro1">
          <table:table-cell office:value-type="float" office:value="9896589" calcext:value-type="float">
            <text:p>9896589</text:p>
          </table:table-cell>
          <table:table-cell office:value-type="float" office:value="9896695" calcext:value-type="float">
            <text:p>9896695</text:p>
          </table:table-cell>
          <table:table-cell office:value-type="string" calcext:value-type="string">
            <text:p>sexist</text:p>
          </table:table-cell>
          <table:table-cell office:value-type="string" calcext:value-type="string">
            <text:p>[id354873682|Алевтина], просто в 90% случаев всех этих увольнений, женщницы специально наговор делали на мужчин. Уже не первый раз такое, сжвшники творят че хотят и думают, что им сойдёт это с рук</text:p>
          </table:table-cell>
        </table:table-row>
        <table:table-row table:style-name="ro3">
          <table:table-cell office:value-type="float" office:value="9896589" calcext:value-type="float">
            <text:p>9896589</text:p>
          </table:table-cell>
          <table:table-cell office:value-type="float" office:value="9896703" calcext:value-type="float">
            <text:p>9896703</text:p>
          </table:table-cell>
          <table:table-cell office:value-type="string" calcext:value-type="string">
            <text:p>sexist_in_co</text:p>
          </table:table-cell>
          <table:table-cell office:value-type="string" calcext:value-type="string">
            <text:p>Интересно,какая им выгода увольнять сотрудников?</text:p>
            <text:p>Они что-то с этого получат?</text:p>
          </table:table-cell>
        </table:table-row>
        <table:table-row table:style-name="ro1">
          <table:table-cell office:value-type="float" office:value="9896589" calcext:value-type="float">
            <text:p>9896589</text:p>
          </table:table-cell>
          <table:table-cell office:value-type="float" office:value="9896720" calcext:value-type="float">
            <text:p>9896720</text:p>
          </table:table-cell>
          <table:table-cell office:value-type="string" calcext:value-type="string">
            <text:p>non_sexist</text:p>
          </table:table-cell>
          <table:table-cell office:value-type="string" calcext:value-type="string">
            <text:p>[id354873682|Алевтина], продвижение по службе. Ты не знала? Или вам в фемпабликах это не рассказывают?</text:p>
          </table:table-cell>
        </table:table-row>
        <table:table-row table:style-name="ro1">
          <table:table-cell office:value-type="float" office:value="9896589" calcext:value-type="float">
            <text:p>9896589</text:p>
          </table:table-cell>
          <table:table-cell office:value-type="float" office:value="9896727" calcext:value-type="float">
            <text:p>9896727</text:p>
          </table:table-cell>
          <table:table-cell office:value-type="string" calcext:value-type="string">
            <text:p>non_sexist</text:p>
          </table:table-cell>
          <table:table-cell office:value-type="string" calcext:value-type="string">
            <text:p>ох уж эта толерантность, если есть обвинения, то этим должна заниматься полиция, а не какой-то индус с горы</text:p>
          </table:table-cell>
        </table:table-row>
        <table:table-row table:style-name="ro1">
          <table:table-cell office:value-type="float" office:value="9896589" calcext:value-type="float">
            <text:p>9896589</text:p>
          </table:table-cell>
          <table:table-cell office:value-type="float" office:value="9896730" calcext:value-type="float">
            <text:p>9896730</text:p>
          </table:table-cell>
          <table:table-cell office:value-type="string" calcext:value-type="string">
            <text:p>non_sexist</text:p>
          </table:table-cell>
          <table:table-cell office:value-type="string" calcext:value-type="string">
            <text:p>Эм, ну там же не сказано, что все уволенные мужчины.</text:p>
          </table:table-cell>
        </table:table-row>
        <table:table-row table:style-name="ro1">
          <table:table-cell office:value-type="float" office:value="9896589" calcext:value-type="float">
            <text:p>9896589</text:p>
          </table:table-cell>
          <table:table-cell office:value-type="float" office:value="9896741" calcext:value-type="float">
            <text:p>9896741</text:p>
          </table:table-cell>
          <table:table-cell office:value-type="string" calcext:value-type="string">
            <text:p>non_sexist</text:p>
          </table:table-cell>
          <table:table-cell office:value-type="string" calcext:value-type="string">
            <text:p>Ещё один глупый,который считает,что в фемпабликах настраивают против мужчин :^)</text:p>
          </table:table-cell>
        </table:table-row>
        <table:table-row table:style-name="ro1">
          <table:table-cell office:value-type="float" office:value="9896589" calcext:value-type="float">
            <text:p>9896589</text:p>
          </table:table-cell>
          <table:table-cell office:value-type="float" office:value="9896747" calcext:value-type="float">
            <text:p>9896747</text:p>
          </table:table-cell>
          <table:table-cell office:value-type="string" calcext:value-type="string">
            <text:p>non_sexist</text:p>
          </table:table-cell>
          <table:table-cell office:value-type="string" calcext:value-type="string">
            <text:p>[id354873682|Алевтина], какая выгода? А при увольнении рабочее место остается занятым? Не стройте из себя глупую.</text:p>
          </table:table-cell>
        </table:table-row>
        <table:table-row table:style-name="ro1">
          <table:table-cell office:value-type="float" office:value="9896589" calcext:value-type="float">
            <text:p>9896589</text:p>
          </table:table-cell>
          <table:table-cell office:value-type="float" office:value="9896779" calcext:value-type="float">
            <text:p>9896779</text:p>
          </table:table-cell>
          <table:table-cell office:value-type="string" calcext:value-type="string">
            <text:p>sexist</text:p>
          </table:table-cell>
          <table:table-cell office:value-type="string" calcext:value-type="string">
            <text:p>[id165226039|Sergey], она и есть глупая. все феминистки такие</text:p>
          </table:table-cell>
        </table:table-row>
        <table:table-row table:style-name="ro1">
          <table:table-cell office:value-type="float" office:value="9896589" calcext:value-type="float">
            <text:p>9896589</text:p>
          </table:table-cell>
          <table:table-cell office:value-type="float" office:value="9896786" calcext:value-type="float">
            <text:p>9896786</text:p>
          </table:table-cell>
          <table:table-cell office:value-type="string" calcext:value-type="string">
            <text:p>sexist</text:p>
          </table:table-cell>
          <table:table-cell office:value-type="string" calcext:value-type="string">
            <text:p>[id354873682|Алевтина], никто бы ничего не говорил если-бы были бы доказательства домогательств. Но в большинстве случаев все заканчивается обвинениями "жертвы " , тем самым нарушается Презумпция невиновности </text:p>
          </table:table-cell>
        </table:table-row>
        <table:table-row table:style-name="ro1">
          <table:table-cell office:value-type="float" office:value="9896589" calcext:value-type="float">
            <text:p>9896589</text:p>
          </table:table-cell>
          <table:table-cell office:value-type="float" office:value="9896788" calcext:value-type="float">
            <text:p>9896788</text:p>
          </table:table-cell>
          <table:table-cell office:value-type="string" calcext:value-type="string">
            <text:p>non_sexist</text:p>
          </table:table-cell>
          <table:table-cell office:value-type="string" calcext:value-type="string">
            <text:p>Вы свечку держали и знаете,были ли доказательства?</text:p>
          </table:table-cell>
        </table:table-row>
        <table:table-row table:style-name="ro1">
          <table:table-cell office:value-type="float" office:value="9896589" calcext:value-type="float">
            <text:p>9896589</text:p>
          </table:table-cell>
          <table:table-cell office:value-type="float" office:value="9896789" calcext:value-type="float">
            <text:p>9896789</text:p>
          </table:table-cell>
          <table:table-cell office:value-type="string" calcext:value-type="string">
            <text:p>non_sexist</text:p>
          </table:table-cell>
          <table:table-cell office:value-type="string" calcext:value-type="string">
            <text:p>432 тысяч(и)? три чотыри пять</text:p>
          </table:table-cell>
        </table:table-row>
        <table:table-row table:style-name="ro2">
          <table:table-cell office:value-type="float" office:value="9896589" calcext:value-type="float">
            <text:p>9896589</text:p>
          </table:table-cell>
          <table:table-cell office:value-type="float" office:value="9896790" calcext:value-type="float">
            <text:p>9896790</text:p>
          </table:table-cell>
          <table:table-cell office:value-type="string" calcext:value-type="string">
            <text:p>non_sexist</text:p>
          </table:table-cell>
          <table:table-cell office:value-type="string" calcext:value-type="string">
            <text:p>¶Число сотрудников Google увеличилось до шести человек;</text:p>
            <text:p>¶Кубань продала 48 человек на аукционе за $432 тысячи;</text:p>
            <text:p>¶Нейросеть создала наводнение.</text:p>
          </table:table-cell>
        </table:table-row>
        <table:table-row table:style-name="ro1">
          <table:table-cell office:value-type="float" office:value="9896589" calcext:value-type="float">
            <text:p>9896589</text:p>
          </table:table-cell>
          <table:table-cell office:value-type="float" office:value="9896795" calcext:value-type="float">
            <text:p>9896795</text:p>
          </table:table-cell>
          <table:table-cell office:value-type="string" calcext:value-type="string">
            <text:p>sexist_in_co</text:p>
          </table:table-cell>
          <table:table-cell office:value-type="string" calcext:value-type="string">
            <text:p>[id354873682|Алевтина], в основном их нет. Если с Ванштейном все неоднозначно, то большая часть современных обвинений строится только на словах</text:p>
          </table:table-cell>
        </table:table-row>
        <table:table-row table:style-name="ro2">
          <table:table-cell office:value-type="float" office:value="9896589" calcext:value-type="float">
            <text:p>9896589</text:p>
          </table:table-cell>
          <table:table-cell office:value-type="float" office:value="9896798" calcext:value-type="float">
            <text:p>9896798</text:p>
          </table:table-cell>
          <table:table-cell office:value-type="string" calcext:value-type="string">
            <text:p>non_sexist</text:p>
          </table:table-cell>
          <table:table-cell office:value-type="string" calcext:value-type="string">
            <text:p>Вас там не было,и знать вы не можете :)</text:p>
            <text:p>Дело вы не вели</text:p>
            <text:p>Хорошего дня</text:p>
          </table:table-cell>
        </table:table-row>
        <table:table-row table:style-name="ro1">
          <table:table-cell office:value-type="float" office:value="9896589" calcext:value-type="float">
            <text:p>9896589</text:p>
          </table:table-cell>
          <table:table-cell office:value-type="float" office:value="9896799" calcext:value-type="float">
            <text:p>9896799</text:p>
          </table:table-cell>
          <table:table-cell office:value-type="string" calcext:value-type="string">
            <text:p>non_sexist</text:p>
          </table:table-cell>
          <table:table-cell office:value-type="string" calcext:value-type="string">
            <text:p>[id354873682|Алевтина], я не считаю, а знаю это, хех</text:p>
          </table:table-cell>
        </table:table-row>
        <table:table-row table:style-name="ro1">
          <table:table-cell office:value-type="float" office:value="9896589" calcext:value-type="float">
            <text:p>9896589</text:p>
          </table:table-cell>
          <table:table-cell office:value-type="float" office:value="9896801" calcext:value-type="float">
            <text:p>9896801</text:p>
          </table:table-cell>
          <table:table-cell office:value-type="string" calcext:value-type="string">
            <text:p>sexist_in_co</text:p>
          </table:table-cell>
          <table:table-cell office:value-type="string" calcext:value-type="string">
            <text:p>[id354873682|Алевтина], отличная логика. Давайте теперь по любимому слову садить человека в тюрьму и рушить его карьеру</text:p>
          </table:table-cell>
        </table:table-row>
        <table:table-row table:style-name="ro5">
          <table:table-cell office:value-type="float" office:value="9896589" calcext:value-type="float">
            <text:p>9896589</text:p>
          </table:table-cell>
          <table:table-cell office:value-type="float" office:value="9896807" calcext:value-type="float">
            <text:p>9896807</text:p>
          </table:table-cell>
          <table:table-cell office:value-type="string" calcext:value-type="string">
            <text:p>non_sexist</text:p>
          </table:table-cell>
          <table:table-cell office:value-type="string" calcext:value-type="string">
            <text:p>Лол,какая логика?</text:p>
            <text:p>Вы сказали доказательств не было </text:p>
            <text:p>Я говорю,Вас там не было,свечку не держали,дело не вели,были док-ва или нет,знать вы не можете.</text:p>
            <text:p>О чем вы?</text:p>
          </table:table-cell>
        </table:table-row>
        <table:table-row table:style-name="ro1">
          <table:table-cell office:value-type="float" office:value="9896589" calcext:value-type="float">
            <text:p>9896589</text:p>
          </table:table-cell>
          <table:table-cell office:value-type="float" office:value="9896814" calcext:value-type="float">
            <text:p>9896814</text:p>
          </table:table-cell>
          <table:table-cell office:value-type="string" calcext:value-type="string">
            <text:p>non_sexist</text:p>
          </table:table-cell>
          <table:table-cell office:value-type="string" calcext:value-type="string">
            <text:p>[id354873682|Алевтина], никакого дела и небыло. Их уволила сама компания. Полиция не вела дела, поэтому и нет доказательств</text:p>
          </table:table-cell>
        </table:table-row>
        <table:table-row table:style-name="ro2">
          <table:table-cell office:value-type="float" office:value="9896589" calcext:value-type="float">
            <text:p>9896589</text:p>
          </table:table-cell>
          <table:table-cell office:value-type="float" office:value="9896820" calcext:value-type="float">
            <text:p>9896820</text:p>
          </table:table-cell>
          <table:table-cell office:value-type="string" calcext:value-type="string">
            <text:p>non_sexist</text:p>
          </table:table-cell>
          <table:table-cell office:value-type="string" calcext:value-type="string">
            <text:p>Хехирую,очень сомневаюсь,что вот так вот работниками разбрасываются.</text:p>
            <text:p>Я думаю,дело заводилось,иначе просто так из не имели бы прав уволить.</text:p>
            <text:p>За 2 года 50 домогательств это вполне адекватная цифра для России.Да и для мира в целом.Увы</text:p>
          </table:table-cell>
        </table:table-row>
        <table:table-row table:style-name="ro1">
          <table:table-cell office:value-type="float" office:value="9896589" calcext:value-type="float">
            <text:p>9896589</text:p>
          </table:table-cell>
          <table:table-cell office:value-type="float" office:value="9896825" calcext:value-type="float">
            <text:p>9896825</text:p>
          </table:table-cell>
          <table:table-cell office:value-type="string" calcext:value-type="string">
            <text:p>sexist</text:p>
          </table:table-cell>
          <table:table-cell office:value-type="string" calcext:value-type="string">
            <text:p>[id354873682|Алевтина], <text:s/>Хах. Как раз такие дел небыло. В США другие законы и там проще уволить сотрудника. Что Гугл и делает. А учитывая активность фем движения у них нет выбора, иначе их просто заклюют</text:p>
          </table:table-cell>
        </table:table-row>
        <table:table-row table:style-name="ro5">
          <table:table-cell office:value-type="float" office:value="9896589" calcext:value-type="float">
            <text:p>9896589</text:p>
          </table:table-cell>
          <table:table-cell office:value-type="float" office:value="9896920" calcext:value-type="float">
            <text:p>9896920</text:p>
          </table:table-cell>
          <table:table-cell office:value-type="string" calcext:value-type="string">
            <text:p>non_sexist</text:p>
          </table:table-cell>
          <table:table-cell office:value-type="string" calcext:value-type="string">
            <text:p>[id354873682|Алевтина], простите, вмешаюсь вашим же аргументом.</text:p>
            <text:p> &gt; За 2 года 50 домогательств адекватная цифра для мира в целом</text:p>
            <text:p> &gt; Вас там не было, и знать вы не можете.</text:p>
            <text:p> &gt; Дело вы не вели.</text:p>
          </table:table-cell>
        </table:table-row>
        <table:table-row table:style-name="ro1">
          <table:table-cell office:value-type="float" office:value="9896589" calcext:value-type="float">
            <text:p>9896589</text:p>
          </table:table-cell>
          <table:table-cell office:value-type="float" office:value="9896947" calcext:value-type="float">
            <text:p>9896947</text:p>
          </table:table-cell>
          <table:table-cell office:value-type="string" calcext:value-type="string">
            <text:p>sexist</text:p>
          </table:table-cell>
          <table:table-cell office:value-type="string" calcext:value-type="string">
            <text:p>Блэн, обычно домогательства - это "какая ты красивая", чтобы тебя баба не обвинила 100 % в домогательстве, нужно быть геем, ну, ок... есть бабы, а есть норм женщины, девушки, которые не такие ё*нутые, как огромная часть нынешних феменисток.</text:p>
          </table:table-cell>
        </table:table-row>
        <table:table-row table:style-name="ro1">
          <table:table-cell office:value-type="float" office:value="9896589" calcext:value-type="float">
            <text:p>9896589</text:p>
          </table:table-cell>
          <table:table-cell office:value-type="float" office:value="9896978" calcext:value-type="float">
            <text:p>9896978</text:p>
          </table:table-cell>
          <table:table-cell office:value-type="string" calcext:value-type="string">
            <text:p>non_sexist</text:p>
          </table:table-cell>
          <table:table-cell office:value-type="string" calcext:value-type="string">
            <text:p>Google уволила 48 человек из-за наводнения в кубани,созданного нейросетью</text:p>
          </table:table-cell>
        </table:table-row>
        <table:table-row table:style-name="ro1">
          <table:table-cell office:value-type="float" office:value="9896589" calcext:value-type="float">
            <text:p>9896589</text:p>
          </table:table-cell>
          <table:table-cell office:value-type="float" office:value="9896979" calcext:value-type="float">
            <text:p>9896979</text:p>
          </table:table-cell>
          <table:table-cell office:value-type="string" calcext:value-type="string">
            <text:p>non_sexist</text:p>
          </table:table-cell>
          <table:table-cell office:value-type="string" calcext:value-type="string">
            <text:p>Ой ой ой, откуда эти обиженные мальчики набежали?</text:p>
          </table:table-cell>
        </table:table-row>
        <table:table-row table:style-name="ro1">
          <table:table-cell office:value-type="float" office:value="9896589" calcext:value-type="float">
            <text:p>9896589</text:p>
          </table:table-cell>
          <table:table-cell office:value-type="float" office:value="9897028" calcext:value-type="float">
            <text:p>9897028</text:p>
          </table:table-cell>
          <table:table-cell office:value-type="string" calcext:value-type="string">
            <text:p>sexist</text:p>
          </table:table-cell>
          <table:table-cell office:value-type="string" calcext:value-type="string">
            <text:p>[id354873682|Алевтина], сейчас женщины будут говорить, что увольнять по желанию левой пятки это правильно.</text:p>
          </table:table-cell>
        </table:table-row>
        <table:table-row table:style-name="ro1">
          <table:table-cell office:value-type="float" office:value="9896589" calcext:value-type="float">
            <text:p>9896589</text:p>
          </table:table-cell>
          <table:table-cell office:value-type="float" office:value="9897122" calcext:value-type="float">
            <text:p>9897122</text:p>
          </table:table-cell>
          <table:table-cell office:value-type="string" calcext:value-type="string">
            <text:p>non_sexist</text:p>
          </table:table-cell>
          <table:table-cell office:value-type="string" calcext:value-type="string">
            <text:p>[id120302307|Алексей], число жертв в гугле увеличилось до 48, из-за портрета созданного нейросетью</text:p>
          </table:table-cell>
        </table:table-row>
        <table:table-row table:style-name="ro1">
          <table:table-cell office:value-type="float" office:value="9896589" calcext:value-type="float">
            <text:p>9896589</text:p>
          </table:table-cell>
          <table:table-cell office:value-type="float" office:value="9897162" calcext:value-type="float">
            <text:p>9897162</text:p>
          </table:table-cell>
          <table:table-cell office:value-type="string" calcext:value-type="string">
            <text:p>non_sexist</text:p>
          </table:table-cell>
          <table:table-cell office:value-type="string" calcext:value-type="string">
            <text:p>[id354873682|Алевтина], как ты относишься к обвинениям в домогательствах в адрес Кристины Гарсии?</text:p>
          </table:table-cell>
        </table:table-row>
        <table:table-row table:style-name="ro1">
          <table:table-cell office:value-type="float" office:value="9896589" calcext:value-type="float">
            <text:p>9896589</text:p>
          </table:table-cell>
          <table:table-cell office:value-type="float" office:value="9897178" calcext:value-type="float">
            <text:p>9897178</text:p>
          </table:table-cell>
          <table:table-cell office:value-type="string" calcext:value-type="string">
            <text:p>non_sexist</text:p>
          </table:table-cell>
          <table:table-cell office:value-type="string" calcext:value-type="string">
            <text:p>[id137680965|Дмитрий], ахххххах, вы что? Женщины домогаться не могут. Они же женщины</text:p>
          </table:table-cell>
        </table:table-row>
        <table:table-row table:style-name="ro1">
          <table:table-cell office:value-type="float" office:value="9896589" calcext:value-type="float">
            <text:p>9896589</text:p>
          </table:table-cell>
          <table:table-cell office:value-type="float" office:value="9897180" calcext:value-type="float">
            <text:p>9897180</text:p>
          </table:table-cell>
          <table:table-cell office:value-type="string" calcext:value-type="string">
            <text:p>sexist</text:p>
          </table:table-cell>
          <table:table-cell office:value-type="string" calcext:value-type="string">
            <text:p>[id5944688|Анна], мммм, двойные стандартики от фем-помойки подъехали</text:p>
          </table:table-cell>
        </table:table-row>
        <table:table-row table:style-name="ro1">
          <table:table-cell office:value-type="float" office:value="9896589" calcext:value-type="float">
            <text:p>9896589</text:p>
          </table:table-cell>
          <table:table-cell office:value-type="float" office:value="9897222" calcext:value-type="float">
            <text:p>9897222</text:p>
          </table:table-cell>
          <table:table-cell office:value-type="string" calcext:value-type="string">
            <text:p>non_sexist</text:p>
          </table:table-cell>
          <table:table-cell office:value-type="string" calcext:value-type="string">
            <text:p>[id137680965|Дмитрий], ты совсем дурачок? Иди маме пожалуйся</text:p>
          </table:table-cell>
        </table:table-row>
        <table:table-row table:style-name="ro1">
          <table:table-cell office:value-type="float" office:value="9896589" calcext:value-type="float">
            <text:p>9896589</text:p>
          </table:table-cell>
          <table:table-cell office:value-type="float" office:value="9897237" calcext:value-type="float">
            <text:p>9897237</text:p>
          </table:table-cell>
          <table:table-cell office:value-type="string" calcext:value-type="string">
            <text:p>sexist</text:p>
          </table:table-cell>
          <table:table-cell office:value-type="string" calcext:value-type="string">
            <text:p>[id5944688|Анна], а почему не папе? Опять сексизм?</text:p>
          </table:table-cell>
        </table:table-row>
        <table:table-row table:style-name="ro1">
          <table:table-cell office:value-type="float" office:value="9896589" calcext:value-type="float">
            <text:p>9896589</text:p>
          </table:table-cell>
          <table:table-cell office:value-type="float" office:value="9897238" calcext:value-type="float">
            <text:p>9897238</text:p>
          </table:table-cell>
          <table:table-cell office:value-type="string" calcext:value-type="string">
            <text:p>non_sexist</text:p>
          </table:table-cell>
          <table:table-cell office:value-type="string" calcext:value-type="string">
            <text:p>Лентач, не НА Кубани, а В Кубани.Когда ты уже усвоишь-то😏</text:p>
          </table:table-cell>
        </table:table-row>
        <table:table-row table:style-name="ro1">
          <table:table-cell office:value-type="float" office:value="9896589" calcext:value-type="float">
            <text:p>9896589</text:p>
          </table:table-cell>
          <table:table-cell office:value-type="float" office:value="9897240" calcext:value-type="float">
            <text:p>9897240</text:p>
          </table:table-cell>
          <table:table-cell office:value-type="string" calcext:value-type="string">
            <text:p>non_sexist</text:p>
          </table:table-cell>
          <table:table-cell office:value-type="string" calcext:value-type="string">
            <text:p>[id137680965|Дмитрий], а нафиг ты ему нужен?</text:p>
          </table:table-cell>
        </table:table-row>
        <table:table-row table:style-name="ro1">
          <table:table-cell office:value-type="float" office:value="9896589" calcext:value-type="float">
            <text:p>9896589</text:p>
          </table:table-cell>
          <table:table-cell office:value-type="float" office:value="9897243" calcext:value-type="float">
            <text:p>9897243</text:p>
          </table:table-cell>
          <table:table-cell office:value-type="string" calcext:value-type="string">
            <text:p>sexist</text:p>
          </table:table-cell>
          <table:table-cell office:value-type="string" calcext:value-type="string">
            <text:p>[id5944688|Анна], ну я же говорю, двойные стандарты от фем-помойки</text:p>
          </table:table-cell>
        </table:table-row>
        <table:table-row table:style-name="ro1">
          <table:table-cell office:value-type="float" office:value="9896589" calcext:value-type="float">
            <text:p>9896589</text:p>
          </table:table-cell>
          <table:table-cell office:value-type="float" office:value="9897250" calcext:value-type="float">
            <text:p>9897250</text:p>
          </table:table-cell>
          <table:table-cell office:value-type="string" calcext:value-type="string">
            <text:p>non_sexist</text:p>
          </table:table-cell>
          <table:table-cell office:value-type="string" calcext:value-type="string">
            <text:p>[id137680965|Дмитрий], иди маме пожалуйся, дурачок</text:p>
          </table:table-cell>
        </table:table-row>
        <table:table-row table:style-name="ro1">
          <table:table-cell office:value-type="float" office:value="9896589" calcext:value-type="float">
            <text:p>9896589</text:p>
          </table:table-cell>
          <table:table-cell office:value-type="float" office:value="9897257" calcext:value-type="float">
            <text:p>9897257</text:p>
          </table:table-cell>
          <table:table-cell office:value-type="string" calcext:value-type="string">
            <text:p>sexist</text:p>
          </table:table-cell>
          <table:table-cell office:value-type="string" calcext:value-type="string">
            <text:p>[id5944688|Анна], так а почему не папе то, а, фем-помойка?</text:p>
          </table:table-cell>
        </table:table-row>
        <table:table-row table:style-name="ro1">
          <table:table-cell office:value-type="float" office:value="9896589" calcext:value-type="float">
            <text:p>9896589</text:p>
          </table:table-cell>
          <table:table-cell office:value-type="float" office:value="9897262" calcext:value-type="float">
            <text:p>9897262</text:p>
          </table:table-cell>
          <table:table-cell office:value-type="string" calcext:value-type="string">
            <text:p>sexist</text:p>
          </table:table-cell>
          <table:table-cell office:value-type="string" calcext:value-type="string">
            <text:p>[id137680965|Дмитрий], если они согласны на равноправие, то за слово "красавчик" можно смело подавать в суд. (но это же будет таким же бредом, одно дело, когда тебя изнасиловать хотели, другое дело, подмигнули просто)</text:p>
          </table:table-cell>
        </table:table-row>
        <table:table-row table:style-name="ro3">
          <table:table-cell office:value-type="float" office:value="9896589" calcext:value-type="float">
            <text:p>9896589</text:p>
          </table:table-cell>
          <table:table-cell office:value-type="float" office:value="9897315" calcext:value-type="float">
            <text:p>9897315</text:p>
          </table:table-cell>
          <table:table-cell office:value-type="string" calcext:value-type="string">
            <text:p>sexist</text:p>
          </table:table-cell>
          <table:table-cell office:value-type="string" calcext:value-type="string">
            <text:p>Василий Валерьевич, не надо, отстаньте...</text:p>
            <text:p>Вы видели, видели? Меня домогались! Уберите этого извращенца</text:p>
          </table:table-cell>
        </table:table-row>
        <table:table-row table:style-name="ro1">
          <table:table-cell office:value-type="float" office:value="9896589" calcext:value-type="float">
            <text:p>9896589</text:p>
          </table:table-cell>
          <table:table-cell office:value-type="float" office:value="9897378" calcext:value-type="float">
            <text:p>9897378</text:p>
          </table:table-cell>
          <table:table-cell office:value-type="string" calcext:value-type="string">
            <text:p>non_sexist</text:p>
          </table:table-cell>
          <table:table-cell office:value-type="string" calcext:value-type="string">
            <text:p>Теперь либерашье дерьмо должно прекратить пользоваться гуглом. Хотя они итак не утруждают себя поиском правды.</text:p>
          </table:table-cell>
        </table:table-row>
        <table:table-row table:style-name="ro1">
          <table:table-cell office:value-type="float" office:value="9896589" calcext:value-type="float">
            <text:p>9896589</text:p>
          </table:table-cell>
          <table:table-cell office:value-type="float" office:value="9897385" calcext:value-type="float">
            <text:p>9897385</text:p>
          </table:table-cell>
          <table:table-cell office:value-type="string" calcext:value-type="string">
            <text:p>sexist</text:p>
          </table:table-cell>
          <table:table-cell office:value-type="string" calcext:value-type="string">
            <text:p>[id8891568|Илья], левачки сделают свой гугл, который по запросу harassment будет выдавать «привилегия мужчин»</text:p>
          </table:table-cell>
        </table:table-row>
        <table:table-row table:style-name="ro1">
          <table:table-cell office:value-type="float" office:value="9896589" calcext:value-type="float">
            <text:p>9896589</text:p>
          </table:table-cell>
          <table:table-cell office:value-type="float" office:value="9897535" calcext:value-type="float">
            <text:p>9897535</text:p>
          </table:table-cell>
          <table:table-cell office:value-type="string" calcext:value-type="string">
            <text:p>non_sexist</text:p>
          </table:table-cell>
          <table:table-cell office:value-type="string" calcext:value-type="string">
            <text:p>[id137680965|Дмитрий], и тысячи фоток слуцкого, но ни одной главпеда медузы. Ох уж эти либеральные петухи.</text:p>
          </table:table-cell>
        </table:table-row>
        <table:table-row table:style-name="ro1">
          <table:table-cell office:value-type="float" office:value="9896589" calcext:value-type="float">
            <text:p>9896589</text:p>
          </table:table-cell>
          <table:table-cell office:value-type="float" office:value="9898173" calcext:value-type="float">
            <text:p>9898173</text:p>
          </table:table-cell>
          <table:table-cell office:value-type="string" calcext:value-type="string">
            <text:p>non_sexist</text:p>
          </table:table-cell>
          <table:table-cell office:value-type="string" calcext:value-type="string">
            <text:p>[id354873682|Алевтина], по поводу обвинений, а не домогательств) или ты не знаешь о презумпции невиновности?</text:p>
          </table:table-cell>
        </table:table-row>
        <table:table-row table:style-name="ro3">
          <table:table-cell office:value-type="float" office:value="9896589" calcext:value-type="float">
            <text:p>9896589</text:p>
          </table:table-cell>
          <table:table-cell office:value-type="float" office:value="9898339" calcext:value-type="float">
            <text:p>9898339</text:p>
          </table:table-cell>
          <table:table-cell office:value-type="string" calcext:value-type="string">
            <text:p>sexist</text:p>
          </table:table-cell>
          <table:table-cell office:value-type="string" calcext:value-type="string">
            <text:p>[id354873682|Алевтина], лол, вы фемки такие конченые уродки. Почему это люди должны доказывать, что домогательства не было, а не наоборот, что оно было? Совсем у вас, еб*нашек, крыша поехала</text:p>
            <text:p>P.S. можешь не утруждать себя ответом, вести дискуссию с фем-мусором я не буду</text:p>
          </table:table-cell>
        </table:table-row>
        <table:table-row table:style-name="ro1">
          <table:table-cell office:value-type="float" office:value="9896589" calcext:value-type="float">
            <text:p>9896589</text:p>
          </table:table-cell>
          <table:table-cell office:value-type="float" office:value="9899334" calcext:value-type="float">
            <text:p>9899334</text:p>
          </table:table-cell>
          <table:table-cell office:value-type="string" calcext:value-type="string">
            <text:p>non_sexist</text:p>
          </table:table-cell>
          <table:table-cell office:value-type="string" calcext:value-type="string">
            <text:p>На самом деле, жертв больше, только в моём селе 5 трупов</text:p>
          </table:table-cell>
        </table:table-row>
        <table:table-row table:style-name="ro1">
          <table:table-cell office:value-type="float" office:value="9896589" calcext:value-type="float">
            <text:p>9896589</text:p>
          </table:table-cell>
          <table:table-cell office:value-type="float" office:value="9900499" calcext:value-type="float">
            <text:p>9900499</text:p>
          </table:table-cell>
          <table:table-cell office:value-type="string" calcext:value-type="string">
            <text:p>sexist</text:p>
          </table:table-cell>
          <table:table-cell office:value-type="string" calcext:value-type="string">
            <text:p>Американцы е*анулись со своими домогательствами</text:p>
          </table:table-cell>
        </table:table-row>
        <table:table-row table:style-name="ro1">
          <table:table-cell office:value-type="float" office:value="9896589" calcext:value-type="float">
            <text:p>9896589</text:p>
          </table:table-cell>
          <table:table-cell office:value-type="float" office:value="9900513" calcext:value-type="float">
            <text:p>9900513</text:p>
          </table:table-cell>
          <table:table-cell office:value-type="string" calcext:value-type="string">
            <text:p>sexist</text:p>
          </table:table-cell>
          <table:table-cell office:value-type="string" calcext:value-type="string">
            <text:p>[id354873682|Алевтина], почему когда женщина делает комплимент в сторону мужчины то это заигрывания, а когда мужчина в сторону женщины то это домогательства? Ах да, двойные стандарты</text:p>
          </table:table-cell>
        </table:table-row>
        <table:table-row table:style-name="ro1">
          <table:table-cell office:value-type="float" office:value="9896589" calcext:value-type="float">
            <text:p>9896589</text:p>
          </table:table-cell>
          <table:table-cell office:value-type="float" office:value="9900777" calcext:value-type="float">
            <text:p>9900777</text:p>
          </table:table-cell>
          <table:table-cell office:value-type="string" calcext:value-type="string">
            <text:p>sexist</text:p>
          </table:table-cell>
          <table:table-cell office:value-type="string" calcext:value-type="string">
            <text:p>Наивная а почему ты тогда родилась ведь твой отец домогался твоей матери десять раз эти фригидные незнают что ещё придумать</text:p>
          </table:table-cell>
        </table:table-row>
        <table:table-row table:style-name="ro1">
          <table:table-cell office:value-type="float" office:value="9896589" calcext:value-type="float">
            <text:p>9896589</text:p>
          </table:table-cell>
          <table:table-cell office:value-type="float" office:value="9900779" calcext:value-type="float">
            <text:p>9900779</text:p>
          </table:table-cell>
          <table:table-cell office:value-type="string" calcext:value-type="string">
            <text:p>sexist</text:p>
          </table:table-cell>
          <table:table-cell office:value-type="string" calcext:value-type="string">
            <text:p>Наивный чё жизни незнаеш что бы она родилась её отец домогался её матери десять раз эти фригидные незнают что ещё придумать</text:p>
          </table:table-cell>
        </table:table-row>
        <table:table-row table:style-name="ro1">
          <table:table-cell office:value-type="float" office:value="9896589" calcext:value-type="float">
            <text:p>9896589</text:p>
          </table:table-cell>
          <table:table-cell office:value-type="float" office:value="9903273" calcext:value-type="float">
            <text:p>9903273</text:p>
          </table:table-cell>
          <table:table-cell office:value-type="string" calcext:value-type="string">
            <text:p>non_sexist</text:p>
          </table:table-cell>
          <table:table-cell office:value-type="string" calcext:value-type="string">
            <text:p>[id354873682|Alevtina], а ты вела дело? Ты всё знаешь. Читай дальше пропаганду дичи</text:p>
          </table:table-cell>
        </table:table-row>
        <table:table-row table:style-name="ro1">
          <table:table-cell office:value-type="float" office:value="9879066" calcext:value-type="float">
            <text:p>9879066</text:p>
          </table:table-cell>
          <table:table-cell office:value-type="float" office:value="9879077" calcext:value-type="float">
            <text:p>9879077</text:p>
          </table:table-cell>
          <table:table-cell office:value-type="string" calcext:value-type="string">
            <text:p>non_sexist</text:p>
          </table:table-cell>
          <table:table-cell office:value-type="string" calcext:value-type="string">
            <text:p>Я теперь ученый, а не наркоман))</text:p>
          </table:table-cell>
        </table:table-row>
        <table:table-row table:style-name="ro1">
          <table:table-cell office:value-type="float" office:value="9879066" calcext:value-type="float">
            <text:p>9879066</text:p>
          </table:table-cell>
          <table:table-cell office:value-type="float" office:value="9879078" calcext:value-type="float">
            <text:p>9879078</text:p>
          </table:table-cell>
          <table:table-cell office:value-type="string" calcext:value-type="string">
            <text:p>non_sexist</text:p>
          </table:table-cell>
          <table:table-cell office:value-type="string" calcext:value-type="string">
            <text:p>Пошел получать второе высшее пять</text:p>
          </table:table-cell>
        </table:table-row>
        <table:table-row table:style-name="ro1">
          <table:table-cell office:value-type="float" office:value="9879066" calcext:value-type="float">
            <text:p>9879066</text:p>
          </table:table-cell>
          <table:table-cell office:value-type="float" office:value="9879079" calcext:value-type="float">
            <text:p>9879079</text:p>
          </table:table-cell>
          <table:table-cell office:value-type="string" calcext:value-type="string">
            <text:p>non_sexist</text:p>
          </table:table-cell>
          <table:table-cell office:value-type="string" calcext:value-type="string">
            <text:p>Ниче такая наука в МГУ</text:p>
          </table:table-cell>
        </table:table-row>
        <table:table-row table:style-name="ro1">
          <table:table-cell office:value-type="float" office:value="9879066" calcext:value-type="float">
            <text:p>9879066</text:p>
          </table:table-cell>
          <table:table-cell office:value-type="float" office:value="9879080" calcext:value-type="float">
            <text:p>9879080</text:p>
          </table:table-cell>
          <table:table-cell office:value-type="string" calcext:value-type="string">
            <text:p>non_sexist</text:p>
          </table:table-cell>
          <table:table-cell office:value-type="string" calcext:value-type="string">
            <text:p>Еду в МГУ четыре пять</text:p>
          </table:table-cell>
        </table:table-row>
        <table:table-row table:style-name="ro3">
          <table:table-cell office:value-type="float" office:value="9879066" calcext:value-type="float">
            <text:p>9879066</text:p>
          </table:table-cell>
          <table:table-cell office:value-type="float" office:value="9879082" calcext:value-type="float">
            <text:p>9879082</text:p>
          </table:table-cell>
          <table:table-cell office:value-type="string" calcext:value-type="string">
            <text:p>non_sexist</text:p>
          </table:table-cell>
          <table:table-cell office:value-type="string" calcext:value-type="string">
            <text:p>У меня волнение на счет последнего пункта</text:p>
            <text:p>Как в МГУ поступить?</text:p>
          </table:table-cell>
        </table:table-row>
        <table:table-row table:style-name="ro1">
          <table:table-cell office:value-type="float" office:value="9879066" calcext:value-type="float">
            <text:p>9879066</text:p>
          </table:table-cell>
          <table:table-cell office:value-type="float" office:value="9879086" calcext:value-type="float">
            <text:p>9879086</text:p>
          </table:table-cell>
          <table:table-cell office:value-type="string" calcext:value-type="string">
            <text:p>non_sexist</text:p>
          </table:table-cell>
          <table:table-cell office:value-type="string" calcext:value-type="string">
            <text:p>СКР СКР СКР В МЕРТВЫХ НАЙКАХ!</text:p>
          </table:table-cell>
        </table:table-row>
        <table:table-row table:style-name="ro1">
          <table:table-cell office:value-type="float" office:value="9879066" calcext:value-type="float">
            <text:p>9879066</text:p>
          </table:table-cell>
          <table:table-cell office:value-type="float" office:value="9879091" calcext:value-type="float">
            <text:p>9879091</text:p>
          </table:table-cell>
          <table:table-cell office:value-type="string" calcext:value-type="string">
            <text:p>non_sexist</text:p>
          </table:table-cell>
          <table:table-cell office:value-type="string" calcext:value-type="string">
            <text:p>Шуточка про Илона маска с косячком зайдёт?</text:p>
          </table:table-cell>
        </table:table-row>
        <table:table-row table:style-name="ro1">
          <table:table-cell office:value-type="float" office:value="9879066" calcext:value-type="float">
            <text:p>9879066</text:p>
          </table:table-cell>
          <table:table-cell office:value-type="float" office:value="9879097" calcext:value-type="float">
            <text:p>9879097</text:p>
          </table:table-cell>
          <table:table-cell office:value-type="string" calcext:value-type="string">
            <text:p>non_sexist</text:p>
          </table:table-cell>
          <table:table-cell office:value-type="string" calcext:value-type="string">
            <text:p>В Лондоне не нашли доказательств влияния наркосодержащей РФ на британскую политику и разрешили в научных целях выращивать спикеров для думы Тюмени</text:p>
          </table:table-cell>
        </table:table-row>
        <table:table-row table:style-name="ro4">
          <table:table-cell office:value-type="float" office:value="9879066" calcext:value-type="float">
            <text:p>9879066</text:p>
          </table:table-cell>
          <table:table-cell office:value-type="float" office:value="9879112" calcext:value-type="float">
            <text:p>9879112</text:p>
          </table:table-cell>
          <table:table-cell office:value-type="string" calcext:value-type="string">
            <text:p>non_sexist</text:p>
          </table:table-cell>
          <table:table-cell office:value-type="string" calcext:value-type="string">
            <text:p>В МГУ студенты ЗАБИЛИ на учёбу</text:p>
            <text:p>И у них появились в ней множественные КОСЯКИ</text:p>
            <text:p>Потому что студенты не ВКУРИВАЮТ ничерта в этой учёбе</text:p>
            <text:p>Но зато все студенты теперь КУРЯТ матчасть по ботанике</text:p>
            <text:p>Но преподаватели не ЗАБЬЮТ на это</text:p>
            <text:p>Они ещё заставят студентов ПОПЫХТЕТЬ и закрыть свои хвосты</text:p>
            <text:p>А студенты будут вспоминать, что раньше ТРАВА была зеленей</text:p>
          </table:table-cell>
        </table:table-row>
        <table:table-row table:style-name="ro1">
          <table:table-cell office:value-type="float" office:value="9879066" calcext:value-type="float">
            <text:p>9879066</text:p>
          </table:table-cell>
          <table:table-cell office:value-type="float" office:value="9879120" calcext:value-type="float">
            <text:p>9879120</text:p>
          </table:table-cell>
          <table:table-cell office:value-type="string" calcext:value-type="string">
            <text:p>non_sexist</text:p>
          </table:table-cell>
          <table:table-cell office:value-type="string" calcext:value-type="string">
            <text:p>Ян, Хлооопааай булками и взлетаааай...🎈</text:p>
          </table:table-cell>
        </table:table-row>
        <table:table-row table:style-name="ro1">
          <table:table-cell office:value-type="float" office:value="9879066" calcext:value-type="float">
            <text:p>9879066</text:p>
          </table:table-cell>
          <table:table-cell office:value-type="float" office:value="9879122" calcext:value-type="float">
            <text:p>9879122</text:p>
          </table:table-cell>
          <table:table-cell office:value-type="string" calcext:value-type="string">
            <text:p>non_sexist</text:p>
          </table:table-cell>
          <table:table-cell office:value-type="string" calcext:value-type="string">
            <text:p>Беру билет до Москвы два два восемь</text:p>
          </table:table-cell>
        </table:table-row>
        <table:table-row table:style-name="ro1">
          <table:table-cell office:value-type="float" office:value="9879066" calcext:value-type="float">
            <text:p>9879066</text:p>
          </table:table-cell>
          <table:table-cell office:value-type="float" office:value="9879131" calcext:value-type="float">
            <text:p>9879131</text:p>
          </table:table-cell>
          <table:table-cell office:value-type="string" calcext:value-type="string">
            <text:p>non_sexist</text:p>
          </table:table-cell>
          <table:table-cell office:value-type="string" calcext:value-type="string">
            <text:p>Ска , надо было в МГУ поступать , а я как дэбил на программиста отучился 😃😃😃</text:p>
          </table:table-cell>
        </table:table-row>
        <table:table-row table:style-name="ro2">
          <table:table-cell office:value-type="float" office:value="9879066" calcext:value-type="float">
            <text:p>9879066</text:p>
          </table:table-cell>
          <table:table-cell office:value-type="float" office:value="9879133" calcext:value-type="float">
            <text:p>9879133</text:p>
          </table:table-cell>
          <table:table-cell office:value-type="string" calcext:value-type="string">
            <text:p>non_sexist</text:p>
          </table:table-cell>
          <table:table-cell office:value-type="string" calcext:value-type="string">
            <text:p>В МГУ разрешили выращивать наркосодержащие растения в научных целях.</text:p>
            <text:p/>
            <text:p>Количество подавших документы абитуриентов увеличилось вдвое.</text:p>
          </table:table-cell>
        </table:table-row>
        <table:table-row table:style-name="ro1">
          <table:table-cell office:value-type="float" office:value="9879066" calcext:value-type="float">
            <text:p>9879066</text:p>
          </table:table-cell>
          <table:table-cell office:value-type="float" office:value="9879136" calcext:value-type="float">
            <text:p>9879136</text:p>
          </table:table-cell>
          <table:table-cell office:value-type="string" calcext:value-type="string">
            <text:p>non_sexist</text:p>
          </table:table-cell>
          <table:table-cell office:value-type="string" calcext:value-type="string">
            <text:p>[id313395409|Глеб], лучше спикером думы, обдолбанным на тачке гонять</text:p>
          </table:table-cell>
        </table:table-row>
        <table:table-row table:style-name="ro1">
          <table:table-cell office:value-type="float" office:value="9879066" calcext:value-type="float">
            <text:p>9879066</text:p>
          </table:table-cell>
          <table:table-cell office:value-type="float" office:value="9879137" calcext:value-type="float">
            <text:p>9879137</text:p>
          </table:table-cell>
          <table:table-cell table:style-name="ce1" office:value-type="string" calcext:value-type="string">
            <text:p>non_sexist</text:p>
          </table:table-cell>
          <table:table-cell office:value-type="string" calcext:value-type="string">
            <text:p>желающих поступить в вуз станет больше)</text:p>
          </table:table-cell>
        </table:table-row>
        <table:table-row table:style-name="ro1">
          <table:table-cell office:value-type="float" office:value="9879066" calcext:value-type="float">
            <text:p>9879066</text:p>
          </table:table-cell>
          <table:table-cell office:value-type="float" office:value="9879140" calcext:value-type="float">
            <text:p>9879140</text:p>
          </table:table-cell>
          <table:table-cell office:value-type="string" calcext:value-type="string">
            <text:p>non_sexist</text:p>
          </table:table-cell>
          <table:table-cell office:value-type="string" calcext:value-type="string">
            <text:p>[id313395409|Глеб], Есть шанс перевестись на следующий год.</text:p>
          </table:table-cell>
        </table:table-row>
        <table:table-row table:style-name="ro1">
          <table:table-cell office:value-type="float" office:value="9879066" calcext:value-type="float">
            <text:p>9879066</text:p>
          </table:table-cell>
          <table:table-cell office:value-type="float" office:value="9879143" calcext:value-type="float">
            <text:p>9879143</text:p>
          </table:table-cell>
          <table:table-cell office:value-type="string" calcext:value-type="string">
            <text:p>non_sexist</text:p>
          </table:table-cell>
          <table:table-cell office:value-type="string" calcext:value-type="string">
            <text:p>[id486957252|Alexey], или судьей )</text:p>
          </table:table-cell>
        </table:table-row>
        <table:table-row table:style-name="ro1">
          <table:table-cell office:value-type="float" office:value="9879066" calcext:value-type="float">
            <text:p>9879066</text:p>
          </table:table-cell>
          <table:table-cell office:value-type="float" office:value="9879149" calcext:value-type="float">
            <text:p>9879149</text:p>
          </table:table-cell>
          <table:table-cell office:value-type="string" calcext:value-type="string">
            <text:p>non_sexist</text:p>
          </table:table-cell>
          <table:table-cell office:value-type="string" calcext:value-type="string">
            <text:p>[id24658769|Viktor], надо будет дунуть и подумать хорошенько)</text:p>
          </table:table-cell>
        </table:table-row>
        <table:table-row table:style-name="ro1">
          <table:table-cell office:value-type="float" office:value="9879066" calcext:value-type="float">
            <text:p>9879066</text:p>
          </table:table-cell>
          <table:table-cell office:value-type="float" office:value="9879156" calcext:value-type="float">
            <text:p>9879156</text:p>
          </table:table-cell>
          <table:table-cell office:value-type="string" calcext:value-type="string">
            <text:p>non_sexist</text:p>
          </table:table-cell>
          <table:table-cell office:value-type="string" calcext:value-type="string">
            <text:p>а это правда, что скрипали не травили петрова и боширова?</text:p>
          </table:table-cell>
        </table:table-row>
        <table:table-row table:style-name="ro1">
          <table:table-cell office:value-type="float" office:value="9879066" calcext:value-type="float">
            <text:p>9879066</text:p>
          </table:table-cell>
          <table:table-cell office:value-type="float" office:value="9879159" calcext:value-type="float">
            <text:p>9879159</text:p>
          </table:table-cell>
          <table:table-cell office:value-type="string" calcext:value-type="string">
            <text:p>non_sexist</text:p>
          </table:table-cell>
          <table:table-cell office:value-type="string" calcext:value-type="string">
            <text:p>Приятно, что родной вуз стал ещё топовее.😎</text:p>
          </table:table-cell>
        </table:table-row>
        <table:table-row table:style-name="ro1">
          <table:table-cell office:value-type="float" office:value="9879066" calcext:value-type="float">
            <text:p>9879066</text:p>
          </table:table-cell>
          <table:table-cell office:value-type="float" office:value="9879163" calcext:value-type="float">
            <text:p>9879163</text:p>
          </table:table-cell>
          <table:table-cell office:value-type="string" calcext:value-type="string">
            <text:p>non_sexist</text:p>
          </table:table-cell>
          <table:table-cell office:value-type="string" calcext:value-type="string">
            <text:p>[id16219556|Роман], неправда, они их до сих пор в соцсетях травят</text:p>
          </table:table-cell>
        </table:table-row>
        <table:table-row table:style-name="ro2">
          <table:table-cell office:value-type="float" office:value="9879066" calcext:value-type="float">
            <text:p>9879066</text:p>
          </table:table-cell>
          <table:table-cell office:value-type="float" office:value="9879201" calcext:value-type="float">
            <text:p>9879201</text:p>
          </table:table-cell>
          <table:table-cell office:value-type="string" calcext:value-type="string">
            <text:p>non_sexist</text:p>
          </table:table-cell>
          <table:table-cell office:value-type="string" calcext:value-type="string">
            <text:p>ФСБ- Где берёшь наркотики? !</text:p>
            <text:p>Я- Да мне братишка из МГУ поставляет </text:p>
            <text:p>ФСБ- Ты что под кайфом?!</text:p>
          </table:table-cell>
        </table:table-row>
        <table:table-row table:style-name="ro1">
          <table:table-cell office:value-type="float" office:value="9879066" calcext:value-type="float">
            <text:p>9879066</text:p>
          </table:table-cell>
          <table:table-cell office:value-type="float" office:value="9879216" calcext:value-type="float">
            <text:p>9879216</text:p>
          </table:table-cell>
          <table:table-cell office:value-type="string" calcext:value-type="string">
            <text:p>non_sexist</text:p>
          </table:table-cell>
          <table:table-cell office:value-type="string" calcext:value-type="string">
            <text:p>Тот момент когда ты из Тюмени с такой же фамилией 😶</text:p>
          </table:table-cell>
        </table:table-row>
        <table:table-row table:style-name="ro1">
          <table:table-cell office:value-type="float" office:value="9879066" calcext:value-type="float">
            <text:p>9879066</text:p>
          </table:table-cell>
          <table:table-cell office:value-type="float" office:value="9879228" calcext:value-type="float">
            <text:p>9879228</text:p>
          </table:table-cell>
          <table:table-cell office:value-type="string" calcext:value-type="string">
            <text:p>non_sexist</text:p>
          </table:table-cell>
          <table:table-cell office:value-type="string" calcext:value-type="string">
            <text:p>уже можно подавать документы в МГУ на след год?</text:p>
          </table:table-cell>
        </table:table-row>
        <table:table-row table:style-name="ro1">
          <table:table-cell office:value-type="float" office:value="9879066" calcext:value-type="float">
            <text:p>9879066</text:p>
          </table:table-cell>
          <table:table-cell office:value-type="float" office:value="9879244" calcext:value-type="float">
            <text:p>9879244</text:p>
          </table:table-cell>
          <table:table-cell office:value-type="string" calcext:value-type="string">
            <text:p>non_sexist</text:p>
          </table:table-cell>
          <table:table-cell office:value-type="string" calcext:value-type="string">
            <text:p>В этот самый момент какой-то школьник резко начал готовиться в ЕГЭ...</text:p>
          </table:table-cell>
        </table:table-row>
        <table:table-row table:style-name="ro1">
          <table:table-cell office:value-type="float" office:value="9879066" calcext:value-type="float">
            <text:p>9879066</text:p>
          </table:table-cell>
          <table:table-cell office:value-type="float" office:value="9879247" calcext:value-type="float">
            <text:p>9879247</text:p>
          </table:table-cell>
          <table:table-cell office:value-type="string" calcext:value-type="string">
            <text:p>non_sexist</text:p>
          </table:table-cell>
          <table:table-cell office:value-type="string" calcext:value-type="string">
            <text:p>в РФ то РФ не влияет не на что</text:p>
          </table:table-cell>
        </table:table-row>
        <table:table-row table:style-name="ro1">
          <table:table-cell office:value-type="float" office:value="9879066" calcext:value-type="float">
            <text:p>9879066</text:p>
          </table:table-cell>
          <table:table-cell office:value-type="float" office:value="9879285" calcext:value-type="float">
            <text:p>9879285</text:p>
          </table:table-cell>
          <table:table-cell office:value-type="string" calcext:value-type="string">
            <text:p>non_sexist</text:p>
          </table:table-cell>
          <table:table-cell office:value-type="string" calcext:value-type="string">
            <text:p>В Тюмени цена жизни составляет 80к, судя по решению суда🤔</text:p>
          </table:table-cell>
        </table:table-row>
        <table:table-row table:style-name="ro1">
          <table:table-cell office:value-type="float" office:value="9879066" calcext:value-type="float">
            <text:p>9879066</text:p>
          </table:table-cell>
          <table:table-cell office:value-type="float" office:value="9879288" calcext:value-type="float">
            <text:p>9879288</text:p>
          </table:table-cell>
          <table:table-cell table:style-name="ce1" office:value-type="string" calcext:value-type="string">
            <text:p>non_sexist</text:p>
          </table:table-cell>
          <table:table-cell office:value-type="string" calcext:value-type="string">
            <text:p>Срочно объясните рофл с раз два три четыре пять</text:p>
          </table:table-cell>
        </table:table-row>
        <table:table-row table:style-name="ro1">
          <table:table-cell office:value-type="float" office:value="9879066" calcext:value-type="float">
            <text:p>9879066</text:p>
          </table:table-cell>
          <table:table-cell office:value-type="float" office:value="9879292" calcext:value-type="float">
            <text:p>9879292</text:p>
          </table:table-cell>
          <table:table-cell office:value-type="string" calcext:value-type="string">
            <text:p>non_sexist</text:p>
          </table:table-cell>
          <table:table-cell office:value-type="string" calcext:value-type="string">
            <text:p>[id150487060|Илья], бот банит меньше пяти слов</text:p>
          </table:table-cell>
        </table:table-row>
        <table:table-row table:style-name="ro1">
          <table:table-cell office:value-type="float" office:value="9879066" calcext:value-type="float">
            <text:p>9879066</text:p>
          </table:table-cell>
          <table:table-cell office:value-type="float" office:value="9879301" calcext:value-type="float">
            <text:p>9879301</text:p>
          </table:table-cell>
          <table:table-cell office:value-type="string" calcext:value-type="string">
            <text:p>non_sexist</text:p>
          </table:table-cell>
          <table:table-cell office:value-type="string" calcext:value-type="string">
            <text:p>Пробу тоже в научных целях</text:p>
          </table:table-cell>
        </table:table-row>
        <table:table-row table:style-name="ro1">
          <table:table-cell office:value-type="float" office:value="9879066" calcext:value-type="float">
            <text:p>9879066</text:p>
          </table:table-cell>
          <table:table-cell office:value-type="float" office:value="9879330" calcext:value-type="float">
            <text:p>9879330</text:p>
          </table:table-cell>
          <table:table-cell office:value-type="string" calcext:value-type="string">
            <text:p>non_sexist</text:p>
          </table:table-cell>
          <table:table-cell office:value-type="string" calcext:value-type="string">
            <text:p>Tree chetyre пять сорок восемь</text:p>
          </table:table-cell>
        </table:table-row>
        <table:table-row table:style-name="ro1">
          <table:table-cell office:value-type="float" office:value="9879066" calcext:value-type="float">
            <text:p>9879066</text:p>
          </table:table-cell>
          <table:table-cell office:value-type="float" office:value="9879344" calcext:value-type="float">
            <text:p>9879344</text:p>
          </table:table-cell>
          <table:table-cell office:value-type="string" calcext:value-type="string">
            <text:p>non_sexist</text:p>
          </table:table-cell>
          <table:table-cell office:value-type="string" calcext:value-type="string">
            <text:p>Хахах, лул, рили четыре пять</text:p>
          </table:table-cell>
        </table:table-row>
        <table:table-row table:style-name="ro1">
          <table:table-cell office:value-type="float" office:value="9879066" calcext:value-type="float">
            <text:p>9879066</text:p>
          </table:table-cell>
          <table:table-cell office:value-type="float" office:value="9879374" calcext:value-type="float">
            <text:p>9879374</text:p>
          </table:table-cell>
          <table:table-cell office:value-type="string" calcext:value-type="string">
            <text:p>non_sexist</text:p>
          </table:table-cell>
          <table:table-cell office:value-type="string" calcext:value-type="string">
            <text:p>Типичный студент МГУ <text:s text:c="25"/>четыре пять</text:p>
          </table:table-cell>
        </table:table-row>
        <table:table-row table:style-name="ro1">
          <table:table-cell office:value-type="float" office:value="9879066" calcext:value-type="float">
            <text:p>9879066</text:p>
          </table:table-cell>
          <table:table-cell office:value-type="float" office:value="9879380" calcext:value-type="float">
            <text:p>9879380</text:p>
          </table:table-cell>
          <table:table-cell office:value-type="string" calcext:value-type="string">
            <text:p>non_sexist</text:p>
          </table:table-cell>
          <table:table-cell office:value-type="string" calcext:value-type="string">
            <text:p>Опять небось опиаты выращивать разрешат, а не каннабис?</text:p>
          </table:table-cell>
        </table:table-row>
        <table:table-row table:style-name="ro1">
          <table:table-cell office:value-type="float" office:value="9879066" calcext:value-type="float">
            <text:p>9879066</text:p>
          </table:table-cell>
          <table:table-cell office:value-type="float" office:value="9879401" calcext:value-type="float">
            <text:p>9879401</text:p>
          </table:table-cell>
          <table:table-cell office:value-type="string" calcext:value-type="string">
            <text:p>non_sexist</text:p>
          </table:table-cell>
          <table:table-cell office:value-type="string" calcext:value-type="string">
            <text:p>а это, БАЦ, и пранк от вуза 😅</text:p>
          </table:table-cell>
        </table:table-row>
        <table:table-row table:style-name="ro1">
          <table:table-cell office:value-type="float" office:value="9879066" calcext:value-type="float">
            <text:p>9879066</text:p>
          </table:table-cell>
          <table:table-cell office:value-type="float" office:value="9879450" calcext:value-type="float">
            <text:p>9879450</text:p>
          </table:table-cell>
          <table:table-cell office:value-type="string" calcext:value-type="string">
            <text:p>non_sexist</text:p>
          </table:table-cell>
          <table:table-cell office:value-type="string" calcext:value-type="string">
            <text:p>Хорошие новости, я аж прихуел</text:p>
          </table:table-cell>
        </table:table-row>
        <table:table-row table:style-name="ro1">
          <table:table-cell office:value-type="float" office:value="9879066" calcext:value-type="float">
            <text:p>9879066</text:p>
          </table:table-cell>
          <table:table-cell office:value-type="float" office:value="9879474" calcext:value-type="float">
            <text:p>9879474</text:p>
          </table:table-cell>
          <table:table-cell office:value-type="string" calcext:value-type="string">
            <text:p>non_sexist</text:p>
          </table:table-cell>
          <table:table-cell office:value-type="string" calcext:value-type="string">
            <text:p>МГУ делает первый шаг на пути к легализации</text:p>
          </table:table-cell>
        </table:table-row>
        <table:table-row table:style-name="ro1">
          <table:table-cell office:value-type="float" office:value="9879066" calcext:value-type="float">
            <text:p>9879066</text:p>
          </table:table-cell>
          <table:table-cell office:value-type="float" office:value="9879674" calcext:value-type="float">
            <text:p>9879674</text:p>
          </table:table-cell>
          <table:table-cell office:value-type="string" calcext:value-type="string">
            <text:p>non_sexist</text:p>
          </table:table-cell>
          <table:table-cell office:value-type="string" calcext:value-type="string">
            <text:p>А употреблять эти растения для научных исследований их влияния на человеческий организм можно?</text:p>
          </table:table-cell>
        </table:table-row>
        <table:table-row table:style-name="ro1">
          <table:table-cell office:value-type="float" office:value="9879066" calcext:value-type="float">
            <text:p>9879066</text:p>
          </table:table-cell>
          <table:table-cell office:value-type="float" office:value="9879876" calcext:value-type="float">
            <text:p>9879876</text:p>
          </table:table-cell>
          <table:table-cell office:value-type="string" calcext:value-type="string">
            <text:p>non_sexist</text:p>
          </table:table-cell>
          <table:table-cell office:value-type="string" calcext:value-type="string">
            <text:p>Ок, гугл, как получить лицензию на проведение исследований, связанных с выращиванием наркосодержащих растений в научных целях</text:p>
          </table:table-cell>
        </table:table-row>
        <table:table-row table:style-name="ro1">
          <table:table-cell office:value-type="float" office:value="9879066" calcext:value-type="float">
            <text:p>9879066</text:p>
          </table:table-cell>
          <table:table-cell office:value-type="float" office:value="9879956" calcext:value-type="float">
            <text:p>9879956</text:p>
          </table:table-cell>
          <table:table-cell office:value-type="string" calcext:value-type="string">
            <text:p>non_sexist</text:p>
          </table:table-cell>
          <table:table-cell office:value-type="string" calcext:value-type="string">
            <text:p>Дибилы увидели только последнюю новость....</text:p>
          </table:table-cell>
        </table:table-row>
        <table:table-row table:style-name="ro1">
          <table:table-cell office:value-type="float" office:value="9879066" calcext:value-type="float">
            <text:p>9879066</text:p>
          </table:table-cell>
          <table:table-cell office:value-type="float" office:value="9880000" calcext:value-type="float">
            <text:p>9880000</text:p>
          </table:table-cell>
          <table:table-cell office:value-type="string" calcext:value-type="string">
            <text:p>non_sexist</text:p>
          </table:table-cell>
          <table:table-cell office:value-type="string" calcext:value-type="string">
            <text:p>Когда ЗАБИЛ на учёбу, а потом не ВКУРИВАЕШЬ</text:p>
          </table:table-cell>
        </table:table-row>
        <table:table-row table:style-name="ro1">
          <table:table-cell office:value-type="float" office:value="9879066" calcext:value-type="float">
            <text:p>9879066</text:p>
          </table:table-cell>
          <table:table-cell office:value-type="float" office:value="9880048" calcext:value-type="float">
            <text:p>9880048</text:p>
          </table:table-cell>
          <table:table-cell office:value-type="string" calcext:value-type="string">
            <text:p>non_sexist</text:p>
          </table:table-cell>
          <table:table-cell office:value-type="string" calcext:value-type="string">
            <text:p>Я точно должен поступить в мгу</text:p>
          </table:table-cell>
        </table:table-row>
        <table:table-row table:style-name="ro1">
          <table:table-cell office:value-type="float" office:value="9879066" calcext:value-type="float">
            <text:p>9879066</text:p>
          </table:table-cell>
          <table:table-cell office:value-type="float" office:value="9880357" calcext:value-type="float">
            <text:p>9880357</text:p>
          </table:table-cell>
          <table:table-cell office:value-type="string" calcext:value-type="string">
            <text:p>non_sexist</text:p>
          </table:table-cell>
          <table:table-cell office:value-type="string" calcext:value-type="string">
            <text:p>Что там они выращивать будут?)</text:p>
          </table:table-cell>
        </table:table-row>
        <table:table-row table:style-name="ro1">
          <table:table-cell office:value-type="float" office:value="9879066" calcext:value-type="float">
            <text:p>9879066</text:p>
          </table:table-cell>
          <table:table-cell office:value-type="float" office:value="9882223" calcext:value-type="float">
            <text:p>9882223</text:p>
          </table:table-cell>
          <table:table-cell office:value-type="string" calcext:value-type="string">
            <text:p>non_sexist</text:p>
          </table:table-cell>
          <table:table-cell office:value-type="string" calcext:value-type="string">
            <text:p>Зря не поступил в МГУ</text:p>
          </table:table-cell>
        </table:table-row>
        <table:table-row table:style-name="ro1">
          <table:table-cell office:value-type="float" office:value="9879066" calcext:value-type="float">
            <text:p>9879066</text:p>
          </table:table-cell>
          <table:table-cell office:value-type="float" office:value="9882710" calcext:value-type="float">
            <text:p>9882710</text:p>
          </table:table-cell>
          <table:table-cell office:value-type="string" calcext:value-type="string">
            <text:p>non_sexist</text:p>
          </table:table-cell>
          <table:table-cell office:value-type="string" calcext:value-type="string">
            <text:p>Вот там в марксистских кружках и оставайтесь.</text:p>
          </table:table-cell>
        </table:table-row>
        <table:table-row table:style-name="ro1">
          <table:table-cell office:value-type="float" office:value="9879066" calcext:value-type="float">
            <text:p>9879066</text:p>
          </table:table-cell>
          <table:table-cell office:value-type="float" office:value="9882769" calcext:value-type="float">
            <text:p>9882769</text:p>
          </table:table-cell>
          <table:table-cell office:value-type="string" calcext:value-type="string">
            <text:p>non_sexist</text:p>
          </table:table-cell>
          <table:table-cell office:value-type="string" calcext:value-type="string">
            <text:p>[id155875963|Валера], Кавоо?</text:p>
          </table:table-cell>
        </table:table-row>
        <table:table-row table:style-name="ro1">
          <table:table-cell office:value-type="float" office:value="9879066" calcext:value-type="float">
            <text:p>9879066</text:p>
          </table:table-cell>
          <table:table-cell office:value-type="float" office:value="9886049" calcext:value-type="float">
            <text:p>9886049</text:p>
          </table:table-cell>
          <table:table-cell office:value-type="string" calcext:value-type="string">
            <text:p>non_sexist</text:p>
          </table:table-cell>
          <table:table-cell office:value-type="string" calcext:value-type="string">
            <text:p>А лицензия то есть? Кто её выдаёт.</text:p>
          </table:table-cell>
        </table:table-row>
        <table:table-row table:style-name="ro1">
          <table:table-cell office:value-type="float" office:value="10721307" calcext:value-type="float">
            <text:p>10721307</text:p>
          </table:table-cell>
          <table:table-cell office:value-type="float" office:value="10721310" calcext:value-type="float">
            <text:p>10721310</text:p>
          </table:table-cell>
          <table:table-cell office:value-type="string" calcext:value-type="string">
            <text:p>non_sexist</text:p>
          </table:table-cell>
          <table:table-cell office:value-type="string" calcext:value-type="string">
            <text:p>Я себе не верю, а вам и подавно</text:p>
          </table:table-cell>
        </table:table-row>
        <table:table-row table:style-name="ro7">
          <table:table-cell office:value-type="float" office:value="10721307" calcext:value-type="float">
            <text:p>10721307</text:p>
          </table:table-cell>
          <table:table-cell office:value-type="float" office:value="10721315" calcext:value-type="float">
            <text:p>10721315</text:p>
          </table:table-cell>
          <table:table-cell office:value-type="string" calcext:value-type="string">
            <text:p>non_sexist</text:p>
          </table:table-cell>
          <table:table-cell office:value-type="string" calcext:value-type="string">
            <text:p>- За что сидишь?</text:p>
            <text:p>- Я ругал Иванова, сел за неуважение к власти.</text:p>
            <text:p>- А ты за что сидишь?</text:p>
            <text:p>- А я хвалил Иванова, сел за распространение фейков.</text:p>
            <text:p>- А ты за что сидишь?</text:p>
            <text:p>- А я сам Иванов.</text:p>
          </table:table-cell>
        </table:table-row>
        <table:table-row table:style-name="ro1">
          <table:table-cell office:value-type="float" office:value="10721307" calcext:value-type="float">
            <text:p>10721307</text:p>
          </table:table-cell>
          <table:table-cell office:value-type="float" office:value="10721316" calcext:value-type="float">
            <text:p>10721316</text:p>
          </table:table-cell>
          <table:table-cell office:value-type="string" calcext:value-type="string">
            <text:p>non_sexist</text:p>
          </table:table-cell>
          <table:table-cell office:value-type="string" calcext:value-type="string">
            <text:p>Хм, и кто ж эти 99% россиян из опроса? Хмм...</text:p>
          </table:table-cell>
        </table:table-row>
        <table:table-row table:style-name="ro1">
          <table:table-cell office:value-type="float" office:value="10721307" calcext:value-type="float">
            <text:p>10721307</text:p>
          </table:table-cell>
          <table:table-cell office:value-type="float" office:value="10721317" calcext:value-type="float">
            <text:p>10721317</text:p>
          </table:table-cell>
          <table:table-cell office:value-type="string" calcext:value-type="string">
            <text:p>non_sexist</text:p>
          </table:table-cell>
          <table:table-cell office:value-type="string" calcext:value-type="string">
            <text:p>Аж целых 99%? Этот обмудсмен Кузнецова в Леваду метит? С:</text:p>
          </table:table-cell>
        </table:table-row>
        <table:table-row table:style-name="ro1">
          <table:table-cell office:value-type="float" office:value="10721307" calcext:value-type="float">
            <text:p>10721307</text:p>
          </table:table-cell>
          <table:table-cell office:value-type="float" office:value="10721322" calcext:value-type="float">
            <text:p>10721322</text:p>
          </table:table-cell>
          <table:table-cell office:value-type="string" calcext:value-type="string">
            <text:p>non_sexist</text:p>
          </table:table-cell>
          <table:table-cell office:value-type="string" calcext:value-type="string">
            <text:p>Восхвалять Джугашвили могут только либо дегенераты, либо подлецы, либо дилетанты ,не знающие истории</text:p>
          </table:table-cell>
        </table:table-row>
        <table:table-row table:style-name="ro1">
          <table:table-cell office:value-type="float" office:value="10721307" calcext:value-type="float">
            <text:p>10721307</text:p>
          </table:table-cell>
          <table:table-cell office:value-type="float" office:value="10721326" calcext:value-type="float">
            <text:p>10721326</text:p>
          </table:table-cell>
          <table:table-cell table:style-name="ce2" office:value-type="string" calcext:value-type="string">
            <text:p>sexist</text:p>
          </table:table-cell>
          <table:table-cell office:value-type="string" calcext:value-type="string">
            <text:p>99% это берём 10 человек из которых 9 верят 1 нет в итоге верит 99%,все легко и просто</text:p>
          </table:table-cell>
        </table:table-row>
        <table:table-row table:style-name="ro1">
          <table:table-cell office:value-type="float" office:value="10721307" calcext:value-type="float">
            <text:p>10721307</text:p>
          </table:table-cell>
          <table:table-cell office:value-type="float" office:value="10721328" calcext:value-type="float">
            <text:p>10721328</text:p>
          </table:table-cell>
          <table:table-cell office:value-type="string" calcext:value-type="string">
            <text:p>non_sexist</text:p>
          </table:table-cell>
          <table:table-cell office:value-type="string" calcext:value-type="string">
            <text:p>Т.е. 47% таки не верят, уже неплохо 😏</text:p>
          </table:table-cell>
        </table:table-row>
        <table:table-row table:style-name="ro1">
          <table:table-cell office:value-type="float" office:value="10721307" calcext:value-type="float">
            <text:p>10721307</text:p>
          </table:table-cell>
          <table:table-cell office:value-type="float" office:value="10721332" calcext:value-type="float">
            <text:p>10721332</text:p>
          </table:table-cell>
          <table:table-cell office:value-type="string" calcext:value-type="string">
            <text:p>non_sexist</text:p>
          </table:table-cell>
          <table:table-cell office:value-type="string" calcext:value-type="string">
            <text:p>Детский омбудсмен Кузнецова заявила, что 99% россиян верят отечественному телевидению</text:p>
          </table:table-cell>
        </table:table-row>
        <table:table-row table:style-name="ro1">
          <table:table-cell office:value-type="float" office:value="10721307" calcext:value-type="float">
            <text:p>10721307</text:p>
          </table:table-cell>
          <table:table-cell office:value-type="float" office:value="10721333" calcext:value-type="float">
            <text:p>10721333</text:p>
          </table:table-cell>
          <table:table-cell office:value-type="string" calcext:value-type="string">
            <text:p>non_sexist</text:p>
          </table:table-cell>
          <table:table-cell office:value-type="string" calcext:value-type="string">
            <text:p>Женщина пытается улететь из тоталитарной страны.</text:p>
          </table:table-cell>
        </table:table-row>
        <table:table-row table:style-name="ro1">
          <table:table-cell office:value-type="float" office:value="10721307" calcext:value-type="float">
            <text:p>10721307</text:p>
          </table:table-cell>
          <table:table-cell office:value-type="float" office:value="10721334" calcext:value-type="float">
            <text:p>10721334</text:p>
          </table:table-cell>
          <table:table-cell office:value-type="string" calcext:value-type="string">
            <text:p>non_sexist</text:p>
          </table:table-cell>
          <table:table-cell office:value-type="string" calcext:value-type="string">
            <text:p>а х-ло же вроде тоже холостяк? :)</text:p>
          </table:table-cell>
        </table:table-row>
        <table:table-row table:style-name="ro1">
          <table:table-cell office:value-type="float" office:value="10721307" calcext:value-type="float">
            <text:p>10721307</text:p>
          </table:table-cell>
          <table:table-cell office:value-type="float" office:value="10721338" calcext:value-type="float">
            <text:p>10721338</text:p>
          </table:table-cell>
          <table:table-cell office:value-type="string" calcext:value-type="string">
            <text:p>non_sexist</text:p>
          </table:table-cell>
          <table:table-cell office:value-type="string" calcext:value-type="string">
            <text:p>У меня у 9 из 10 друзей телека то дома нету, какие 99%???</text:p>
          </table:table-cell>
        </table:table-row>
        <table:table-row table:style-name="ro1">
          <table:table-cell office:value-type="float" office:value="10721307" calcext:value-type="float">
            <text:p>10721307</text:p>
          </table:table-cell>
          <table:table-cell office:value-type="float" office:value="10721340" calcext:value-type="float">
            <text:p>10721340</text:p>
          </table:table-cell>
          <table:table-cell office:value-type="string" calcext:value-type="string">
            <text:p>non_sexist</text:p>
          </table:table-cell>
          <table:table-cell office:value-type="string" calcext:value-type="string">
            <text:p>Мэрия Новосибирска Гитлеру не хочет памятник поставить? Может, Пол Поту ещё? Они о XX съезде слышали?</text:p>
          </table:table-cell>
        </table:table-row>
        <table:table-row table:style-name="ro1">
          <table:table-cell office:value-type="float" office:value="10721307" calcext:value-type="float">
            <text:p>10721307</text:p>
          </table:table-cell>
          <table:table-cell office:value-type="float" office:value="10721343" calcext:value-type="float">
            <text:p>10721343</text:p>
          </table:table-cell>
          <table:table-cell office:value-type="string" calcext:value-type="string">
            <text:p>non_sexist</text:p>
          </table:table-cell>
          <table:table-cell office:value-type="string" calcext:value-type="string">
            <text:p>Ну как вы там, потомки, построили коммунизм?</text:p>
          </table:table-cell>
        </table:table-row>
        <table:table-row table:style-name="ro1">
          <table:table-cell office:value-type="float" office:value="10721307" calcext:value-type="float">
            <text:p>10721307</text:p>
          </table:table-cell>
          <table:table-cell office:value-type="float" office:value="10721351" calcext:value-type="float">
            <text:p>10721351</text:p>
          </table:table-cell>
          <table:table-cell office:value-type="string" calcext:value-type="string">
            <text:p>non_sexist</text:p>
          </table:table-cell>
          <table:table-cell office:value-type="string" calcext:value-type="string">
            <text:p>А фильм то получился просто отличный🌚</text:p>
          </table:table-cell>
        </table:table-row>
        <table:table-row table:style-name="ro1">
          <table:table-cell office:value-type="float" office:value="10721307" calcext:value-type="float">
            <text:p>10721307</text:p>
          </table:table-cell>
          <table:table-cell office:value-type="float" office:value="10721352" calcext:value-type="float">
            <text:p>10721352</text:p>
          </table:table-cell>
          <table:table-cell office:value-type="string" calcext:value-type="string">
            <text:p>non_sexist</text:p>
          </table:table-cell>
          <table:table-cell office:value-type="string" calcext:value-type="string">
            <text:p>Баба перегрела свою тыкву у зомбоящика.</text:p>
          </table:table-cell>
        </table:table-row>
        <table:table-row table:style-name="ro1">
          <table:table-cell office:value-type="float" office:value="10721307" calcext:value-type="float">
            <text:p>10721307</text:p>
          </table:table-cell>
          <table:table-cell office:value-type="float" office:value="10721353" calcext:value-type="float">
            <text:p>10721353</text:p>
          </table:table-cell>
          <table:table-cell office:value-type="string" calcext:value-type="string">
            <text:p>non_sexist</text:p>
          </table:table-cell>
          <table:table-cell office:value-type="string" calcext:value-type="string">
            <text:p>Там инстаграм помер, а вы опять про обыденности</text:p>
          </table:table-cell>
        </table:table-row>
        <table:table-row table:style-name="ro2">
          <table:table-cell office:value-type="float" office:value="10721307" calcext:value-type="float">
            <text:p>10721307</text:p>
          </table:table-cell>
          <table:table-cell office:value-type="float" office:value="10721354" calcext:value-type="float">
            <text:p>10721354</text:p>
          </table:table-cell>
          <table:table-cell office:value-type="string" calcext:value-type="string">
            <text:p>non_sexist</text:p>
          </table:table-cell>
          <table:table-cell office:value-type="string" calcext:value-type="string">
            <text:p>Мэр Новосибирска - член КПРФ, так что неудивительно. </text:p>
            <text:p/>
            <text:p>А омбудсмен Кузнецова, конечно, удивительная женщина. За время своей работы на этом посту ни разу не была замечена в связях с реальностью.</text:p>
          </table:table-cell>
        </table:table-row>
        <table:table-row table:style-name="ro1">
          <table:table-cell office:value-type="float" office:value="10721307" calcext:value-type="float">
            <text:p>10721307</text:p>
          </table:table-cell>
          <table:table-cell office:value-type="float" office:value="10721358" calcext:value-type="float">
            <text:p>10721358</text:p>
          </table:table-cell>
          <table:table-cell office:value-type="string" calcext:value-type="string">
            <text:p>non_sexist</text:p>
          </table:table-cell>
          <table:table-cell office:value-type="string" calcext:value-type="string">
            <text:p>Верят!? Я телек выкинул 5 лет назад?? О какой вере идёт речь!?</text:p>
          </table:table-cell>
        </table:table-row>
        <table:table-row table:style-name="ro1">
          <table:table-cell office:value-type="float" office:value="10721307" calcext:value-type="float">
            <text:p>10721307</text:p>
          </table:table-cell>
          <table:table-cell office:value-type="float" office:value="10721365" calcext:value-type="float">
            <text:p>10721365</text:p>
          </table:table-cell>
          <table:table-cell office:value-type="string" calcext:value-type="string">
            <text:p>non_sexist</text:p>
          </table:table-cell>
          <table:table-cell office:value-type="string" calcext:value-type="string">
            <text:p>Весь мир - моё отечество! Толстой и Кузнецова - мировые знамёна космополитизма</text:p>
          </table:table-cell>
        </table:table-row>
        <table:table-row table:style-name="ro1">
          <table:table-cell office:value-type="float" office:value="10721307" calcext:value-type="float">
            <text:p>10721307</text:p>
          </table:table-cell>
          <table:table-cell office:value-type="float" office:value="10721378" calcext:value-type="float">
            <text:p>10721378</text:p>
          </table:table-cell>
          <table:table-cell office:value-type="string" calcext:value-type="string">
            <text:p>non_sexist</text:p>
          </table:table-cell>
          <table:table-cell office:value-type="string" calcext:value-type="string">
            <text:p>Верим телевизору и любим Сталина. Вот такое представление у госва о гражданах. Насколько же резко страна погнала в обратную от прогресса и логики сторону... Скоро детей прикажут Рюриками называть и налог платить за это.</text:p>
          </table:table-cell>
        </table:table-row>
        <table:table-row table:style-name="ro3">
          <table:table-cell office:value-type="float" office:value="10721307" calcext:value-type="float">
            <text:p>10721307</text:p>
          </table:table-cell>
          <table:table-cell office:value-type="float" office:value="10721380" calcext:value-type="float">
            <text:p>10721380</text:p>
          </table:table-cell>
          <table:table-cell office:value-type="string" calcext:value-type="string">
            <text:p>non_sexist</text:p>
          </table:table-cell>
          <table:table-cell office:value-type="string" calcext:value-type="string">
            <text:p>А как же Путин? Или он не холостяк или он не богатый?</text:p>
            <text:p>Эх, жалко ему памятники нельзя, как мы недавно все выяснили, ставить при жизни....</text:p>
          </table:table-cell>
        </table:table-row>
        <table:table-row table:style-name="ro1">
          <table:table-cell office:value-type="float" office:value="10721307" calcext:value-type="float">
            <text:p>10721307</text:p>
          </table:table-cell>
          <table:table-cell office:value-type="float" office:value="10721403" calcext:value-type="float">
            <text:p>10721403</text:p>
          </table:table-cell>
          <table:table-cell office:value-type="string" calcext:value-type="string">
            <text:p>non_sexist</text:p>
          </table:table-cell>
          <table:table-cell office:value-type="string" calcext:value-type="string">
            <text:p>1 % <text:s/>те люди которые <text:s/>работают на это телевидение</text:p>
          </table:table-cell>
        </table:table-row>
        <table:table-row table:style-name="ro1">
          <table:table-cell office:value-type="float" office:value="10721307" calcext:value-type="float">
            <text:p>10721307</text:p>
          </table:table-cell>
          <table:table-cell office:value-type="float" office:value="10721431" calcext:value-type="float">
            <text:p>10721431</text:p>
          </table:table-cell>
          <table:table-cell office:value-type="string" calcext:value-type="string">
            <text:p>non_sexist</text:p>
          </table:table-cell>
          <table:table-cell office:value-type="string" calcext:value-type="string">
            <text:p>Считали из тех, у кого есть телевизор?</text:p>
          </table:table-cell>
        </table:table-row>
        <table:table-row table:style-name="ro1">
          <table:table-cell office:value-type="float" office:value="10721307" calcext:value-type="float">
            <text:p>10721307</text:p>
          </table:table-cell>
          <table:table-cell office:value-type="float" office:value="10721444" calcext:value-type="float">
            <text:p>10721444</text:p>
          </table:table-cell>
          <table:table-cell office:value-type="string" calcext:value-type="string">
            <text:p>non_sexist</text:p>
          </table:table-cell>
          <table:table-cell office:value-type="string" calcext:value-type="string">
            <text:p>Какое хорошое у нас государство, люблю, потому что все получают по заслугам. Надеюсь так будет дальше.</text:p>
          </table:table-cell>
        </table:table-row>
        <table:table-row table:style-name="ro1">
          <table:table-cell office:value-type="float" office:value="10721307" calcext:value-type="float">
            <text:p>10721307</text:p>
          </table:table-cell>
          <table:table-cell office:value-type="float" office:value="10721450" calcext:value-type="float">
            <text:p>10721450</text:p>
          </table:table-cell>
          <table:table-cell office:value-type="string" calcext:value-type="string">
            <text:p>non_sexist</text:p>
          </table:table-cell>
          <table:table-cell office:value-type="string" calcext:value-type="string">
            <text:p>Почему, после прочтения этого дайджеста, мне реально хочется плакать?</text:p>
          </table:table-cell>
        </table:table-row>
        <table:table-row table:style-name="ro1">
          <table:table-cell office:value-type="float" office:value="10721307" calcext:value-type="float">
            <text:p>10721307</text:p>
          </table:table-cell>
          <table:table-cell office:value-type="float" office:value="10721455" calcext:value-type="float">
            <text:p>10721455</text:p>
          </table:table-cell>
          <table:table-cell office:value-type="string" calcext:value-type="string">
            <text:p>non_sexist</text:p>
          </table:table-cell>
          <table:table-cell office:value-type="string" calcext:value-type="string">
            <text:p>146% верят тв, если чё. У неё данные устарели..</text:p>
          </table:table-cell>
        </table:table-row>
        <table:table-row table:style-name="ro3">
          <table:table-cell office:value-type="float" office:value="10721307" calcext:value-type="float">
            <text:p>10721307</text:p>
          </table:table-cell>
          <table:table-cell office:value-type="float" office:value="10721460" calcext:value-type="float">
            <text:p>10721460</text:p>
          </table:table-cell>
          <table:table-cell office:value-type="string" calcext:value-type="string">
            <text:p>non_sexist</text:p>
          </table:table-cell>
          <table:table-cell office:value-type="string" calcext:value-type="string">
            <text:p>&gt;памятник Сталину</text:p>
            <text:p>Ну вот и хорошие новости подкатили</text:p>
          </table:table-cell>
        </table:table-row>
        <table:table-row table:style-name="ro1">
          <table:table-cell office:value-type="float" office:value="10721307" calcext:value-type="float">
            <text:p>10721307</text:p>
          </table:table-cell>
          <table:table-cell office:value-type="float" office:value="10721461" calcext:value-type="float">
            <text:p>10721461</text:p>
          </table:table-cell>
          <table:table-cell office:value-type="string" calcext:value-type="string">
            <text:p>non_sexist</text:p>
          </table:table-cell>
          <table:table-cell office:value-type="string" calcext:value-type="string">
            <text:p>Кажется кому то выпишут штраф... 99% угу.🤣🤣🤣🤣</text:p>
          </table:table-cell>
        </table:table-row>
        <table:table-row table:style-name="ro1">
          <table:table-cell office:value-type="float" office:value="10721307" calcext:value-type="float">
            <text:p>10721307</text:p>
          </table:table-cell>
          <table:table-cell office:value-type="float" office:value="10721470" calcext:value-type="float">
            <text:p>10721470</text:p>
          </table:table-cell>
          <table:table-cell office:value-type="string" calcext:value-type="string">
            <text:p>non_sexist</text:p>
          </table:table-cell>
          <table:table-cell office:value-type="string" calcext:value-type="string">
            <text:p>Один процент детишек не верят фиксикам?! Напрасно!</text:p>
          </table:table-cell>
        </table:table-row>
        <table:table-row table:style-name="ro1">
          <table:table-cell office:value-type="float" office:value="10721307" calcext:value-type="float">
            <text:p>10721307</text:p>
          </table:table-cell>
          <table:table-cell office:value-type="float" office:value="10721486" calcext:value-type="float">
            <text:p>10721486</text:p>
          </table:table-cell>
          <table:table-cell office:value-type="string" calcext:value-type="string">
            <text:p>non_sexist</text:p>
          </table:table-cell>
          <table:table-cell office:value-type="string" calcext:value-type="string">
            <text:p>Чтоб верить нашим новостям по зомбоящику надо быть клиентом психушки</text:p>
          </table:table-cell>
        </table:table-row>
        <table:table-row table:style-name="ro1">
          <table:table-cell office:value-type="float" office:value="10721307" calcext:value-type="float">
            <text:p>10721307</text:p>
          </table:table-cell>
          <table:table-cell office:value-type="float" office:value="10721507" calcext:value-type="float">
            <text:p>10721507</text:p>
          </table:table-cell>
          <table:table-cell office:value-type="string" calcext:value-type="string">
            <text:p>non_sexist</text:p>
          </table:table-cell>
          <table:table-cell office:value-type="string" calcext:value-type="string">
            <text:p>Она плешивого успокаивает, не обращайте внимания.</text:p>
          </table:table-cell>
        </table:table-row>
        <table:table-row table:style-name="ro1">
          <table:table-cell office:value-type="float" office:value="10721307" calcext:value-type="float">
            <text:p>10721307</text:p>
          </table:table-cell>
          <table:table-cell office:value-type="float" office:value="10721513" calcext:value-type="float">
            <text:p>10721513</text:p>
          </table:table-cell>
          <table:table-cell office:value-type="string" calcext:value-type="string">
            <text:p>non_sexist</text:p>
          </table:table-cell>
          <table:table-cell office:value-type="string" calcext:value-type="string">
            <text:p>Если у нас установливают памятники Сталину, то я в случае войны сразу вступаю в войска NATO.</text:p>
          </table:table-cell>
        </table:table-row>
        <table:table-row table:style-name="ro1">
          <table:table-cell office:value-type="float" office:value="10721307" calcext:value-type="float">
            <text:p>10721307</text:p>
          </table:table-cell>
          <table:table-cell office:value-type="float" office:value="10721519" calcext:value-type="float">
            <text:p>10721519</text:p>
          </table:table-cell>
          <table:table-cell office:value-type="string" calcext:value-type="string">
            <text:p>non_sexist</text:p>
          </table:table-cell>
          <table:table-cell office:value-type="string" calcext:value-type="string">
            <text:p>Чо посоны, скатываемся обратно в совок? Союз нерушимых республик народных....</text:p>
          </table:table-cell>
        </table:table-row>
        <table:table-row table:style-name="ro1">
          <table:table-cell office:value-type="float" office:value="10721307" calcext:value-type="float">
            <text:p>10721307</text:p>
          </table:table-cell>
          <table:table-cell office:value-type="float" office:value="10721521" calcext:value-type="float">
            <text:p>10721521</text:p>
          </table:table-cell>
          <table:table-cell office:value-type="string" calcext:value-type="string">
            <text:p>non_sexist</text:p>
          </table:table-cell>
          <table:table-cell office:value-type="string" calcext:value-type="string">
            <text:p>а миллионам смертных приговоров не разрешили памятник поставить? 🤣</text:p>
          </table:table-cell>
        </table:table-row>
        <table:table-row table:style-name="ro1">
          <table:table-cell office:value-type="float" office:value="10721307" calcext:value-type="float">
            <text:p>10721307</text:p>
          </table:table-cell>
          <table:table-cell office:value-type="float" office:value="10721536" calcext:value-type="float">
            <text:p>10721536</text:p>
          </table:table-cell>
          <table:table-cell office:value-type="string" calcext:value-type="string">
            <text:p>non_sexist</text:p>
          </table:table-cell>
          <table:table-cell office:value-type="string" calcext:value-type="string">
            <text:p>Это та самая Кузнецова, которая отрицает вич, выступает против абортов и жена священника?</text:p>
          </table:table-cell>
        </table:table-row>
        <table:table-row table:style-name="ro1">
          <table:table-cell office:value-type="float" office:value="10721307" calcext:value-type="float">
            <text:p>10721307</text:p>
          </table:table-cell>
          <table:table-cell office:value-type="float" office:value="10721543" calcext:value-type="float">
            <text:p>10721543</text:p>
          </table:table-cell>
          <table:table-cell office:value-type="string" calcext:value-type="string">
            <text:p>non_sexist</text:p>
          </table:table-cell>
          <table:table-cell office:value-type="string" calcext:value-type="string">
            <text:p>Что-то мне все это напоминает...</text:p>
          </table:table-cell>
        </table:table-row>
        <table:table-row table:style-name="ro2">
          <table:table-cell office:value-type="float" office:value="10721307" calcext:value-type="float">
            <text:p>10721307</text:p>
          </table:table-cell>
          <table:table-cell office:value-type="float" office:value="10721560" calcext:value-type="float">
            <text:p>10721560</text:p>
          </table:table-cell>
          <table:table-cell office:value-type="string" calcext:value-type="string">
            <text:p>non_sexist</text:p>
          </table:table-cell>
          <table:table-cell office:value-type="string" calcext:value-type="string">
            <text:p>"Мэрия Новосибирска разрешила установить памятник Сталину" - он мне не мешает.</text:p>
            <text:p>"Детский омбудсмен Кузнецова заявила, что 99% россиян верят отечественному телевидению" - уже 5й год не смотрю ТВ вообще и прекрасно себя чувствую, законом не запрещено.</text:p>
            <text:p>"Forbes назвал самых богатых российских холостяков: Фридманв, Абрамовича и Прохорова" - не пойду я с ними в ЗАГС, не выйдет у меня отсудить у них алименты...</text:p>
          </table:table-cell>
        </table:table-row>
        <table:table-row table:style-name="ro1">
          <table:table-cell office:value-type="float" office:value="10721307" calcext:value-type="float">
            <text:p>10721307</text:p>
          </table:table-cell>
          <table:table-cell office:value-type="float" office:value="10721568" calcext:value-type="float">
            <text:p>10721568</text:p>
          </table:table-cell>
          <table:table-cell office:value-type="string" calcext:value-type="string">
            <text:p>non_sexist</text:p>
          </table:table-cell>
          <table:table-cell office:value-type="string" calcext:value-type="string">
            <text:p>Ребят, скиньтесь мне на билет хотя бы в Украину,пожалуйста.....я боюсь тут жить...</text:p>
          </table:table-cell>
        </table:table-row>
        <table:table-row table:style-name="ro3">
          <table:table-cell office:value-type="float" office:value="10721307" calcext:value-type="float">
            <text:p>10721307</text:p>
          </table:table-cell>
          <table:table-cell office:value-type="float" office:value="10721579" calcext:value-type="float">
            <text:p>10721579</text:p>
          </table:table-cell>
          <table:table-cell office:value-type="string" calcext:value-type="string">
            <text:p>non_sexist</text:p>
          </table:table-cell>
          <table:table-cell office:value-type="string" calcext:value-type="string">
            <text:p>Какие-то не очень симпатишные холостяки. </text:p>
            <text:p>Спасибо, не надо</text:p>
          </table:table-cell>
        </table:table-row>
        <table:table-row table:style-name="ro1">
          <table:table-cell office:value-type="float" office:value="10721307" calcext:value-type="float">
            <text:p>10721307</text:p>
          </table:table-cell>
          <table:table-cell office:value-type="float" office:value="10721609" calcext:value-type="float">
            <text:p>10721609</text:p>
          </table:table-cell>
          <table:table-cell office:value-type="string" calcext:value-type="string">
            <text:p>non_sexist</text:p>
          </table:table-cell>
          <table:table-cell office:value-type="string" calcext:value-type="string">
            <text:p>Народ, у многих проблема с доступом к своим учеткам в инстаграмме?</text:p>
          </table:table-cell>
        </table:table-row>
        <table:table-row table:style-name="ro1">
          <table:table-cell office:value-type="float" office:value="10721307" calcext:value-type="float">
            <text:p>10721307</text:p>
          </table:table-cell>
          <table:table-cell office:value-type="float" office:value="10721633" calcext:value-type="float">
            <text:p>10721633</text:p>
          </table:table-cell>
          <table:table-cell office:value-type="string" calcext:value-type="string">
            <text:p>non_sexist</text:p>
          </table:table-cell>
          <table:table-cell office:value-type="string" calcext:value-type="string">
            <text:p>Это все весь 1% мое окружение что ли? А то никто не верит</text:p>
          </table:table-cell>
        </table:table-row>
        <table:table-row table:style-name="ro1">
          <table:table-cell office:value-type="float" office:value="10721307" calcext:value-type="float">
            <text:p>10721307</text:p>
          </table:table-cell>
          <table:table-cell office:value-type="float" office:value="10721672" calcext:value-type="float">
            <text:p>10721672</text:p>
          </table:table-cell>
          <table:table-cell office:value-type="string" calcext:value-type="string">
            <text:p>non_sexist</text:p>
          </table:table-cell>
          <table:table-cell office:value-type="string" calcext:value-type="string">
            <text:p>У вас тоже Instagram не работает?</text:p>
          </table:table-cell>
        </table:table-row>
        <table:table-row table:style-name="ro1">
          <table:table-cell office:value-type="float" office:value="10721307" calcext:value-type="float">
            <text:p>10721307</text:p>
          </table:table-cell>
          <table:table-cell office:value-type="float" office:value="10721689" calcext:value-type="float">
            <text:p>10721689</text:p>
          </table:table-cell>
          <table:table-cell office:value-type="string" calcext:value-type="string">
            <text:p>non_sexist</text:p>
          </table:table-cell>
          <table:table-cell office:value-type="string" calcext:value-type="string">
            <text:p>А как же новость о том что Инстаграмм сдох и уже как часов 7-8 не может встать?</text:p>
          </table:table-cell>
        </table:table-row>
        <table:table-row table:style-name="ro1">
          <table:table-cell office:value-type="float" office:value="10721307" calcext:value-type="float">
            <text:p>10721307</text:p>
          </table:table-cell>
          <table:table-cell office:value-type="float" office:value="10721711" calcext:value-type="float">
            <text:p>10721711</text:p>
          </table:table-cell>
          <table:table-cell office:value-type="string" calcext:value-type="string">
            <text:p>non_sexist</text:p>
          </table:table-cell>
          <table:table-cell office:value-type="string" calcext:value-type="string">
            <text:p>Какой у нас многосисленный 1%! Куда ни глянь, <text:s/>всюду представители этого одного процента!</text:p>
          </table:table-cell>
        </table:table-row>
        <table:table-row table:style-name="ro1">
          <table:table-cell office:value-type="float" office:value="10721307" calcext:value-type="float">
            <text:p>10721307</text:p>
          </table:table-cell>
          <table:table-cell office:value-type="float" office:value="10721725" calcext:value-type="float">
            <text:p>10721725</text:p>
          </table:table-cell>
          <table:table-cell office:value-type="string" calcext:value-type="string">
            <text:p>non_sexist</text:p>
          </table:table-cell>
          <table:table-cell office:value-type="string" calcext:value-type="string">
            <text:p>Памятник нужно поставить Сталину, история сама раставила все по местам, чтоб Чубайса и Грефа с Кудриным корежило от подобного.</text:p>
          </table:table-cell>
        </table:table-row>
        <table:table-row table:style-name="ro1">
          <table:table-cell office:value-type="float" office:value="10721307" calcext:value-type="float">
            <text:p>10721307</text:p>
          </table:table-cell>
          <table:table-cell office:value-type="float" office:value="10721737" calcext:value-type="float">
            <text:p>10721737</text:p>
          </table:table-cell>
          <table:table-cell office:value-type="string" calcext:value-type="string">
            <text:p>non_sexist</text:p>
          </table:table-cell>
          <table:table-cell office:value-type="string" calcext:value-type="string">
            <text:p>Инстаграм лёг уже как 6 часов лежит вместе с Фейсбуком.</text:p>
          </table:table-cell>
        </table:table-row>
        <table:table-row table:style-name="ro2">
          <table:table-cell office:value-type="float" office:value="10721307" calcext:value-type="float">
            <text:p>10721307</text:p>
          </table:table-cell>
          <table:table-cell office:value-type="float" office:value="10721760" calcext:value-type="float">
            <text:p>10721760</text:p>
          </table:table-cell>
          <table:table-cell office:value-type="string" calcext:value-type="string">
            <text:p>non_sexist</text:p>
          </table:table-cell>
          <table:table-cell office:value-type="string" calcext:value-type="string">
            <text:p>В России хотят ввести частично платное образование </text:p>
            <text:p>Комитет Госдумы по труду, социальной политике и делам ветеранов рассмотрел вчера поправки в законодательство, регулирующее госзаказ в социальной сфере. Проект предусматривает возможность привлечения в сферу образования некоммерческих организаций. А кроме того — введение образовательных ваучеров. </text:p>
            <text:p>Последний пункт в проект вписал Минфин. Предполагается введение ваучеров на всех уровнях, от детского сада до вуза. Сначала регионам предложат сделать это на добровольной основе, однако с 2024 года ваучеризация станет обязательной.</text:p>
          </table:table-cell>
        </table:table-row>
        <table:table-row table:style-name="ro1">
          <table:table-cell office:value-type="float" office:value="10721307" calcext:value-type="float">
            <text:p>10721307</text:p>
          </table:table-cell>
          <table:table-cell office:value-type="float" office:value="10721793" calcext:value-type="float">
            <text:p>10721793</text:p>
          </table:table-cell>
          <table:table-cell office:value-type="string" calcext:value-type="string">
            <text:p>non_sexist</text:p>
          </table:table-cell>
          <table:table-cell office:value-type="string" calcext:value-type="string">
            <text:p>99% россиян верят тв, ЯСКОЗАЛ! <text:s/>©какой-то омбудсмен</text:p>
          </table:table-cell>
        </table:table-row>
        <table:table-row table:style-name="ro1">
          <table:table-cell office:value-type="float" office:value="10721307" calcext:value-type="float">
            <text:p>10721307</text:p>
          </table:table-cell>
          <table:table-cell office:value-type="float" office:value="10721794" calcext:value-type="float">
            <text:p>10721794</text:p>
          </table:table-cell>
          <table:table-cell office:value-type="string" calcext:value-type="string">
            <text:p>non_sexist</text:p>
          </table:table-cell>
          <table:table-cell office:value-type="string" calcext:value-type="string">
            <text:p>ну бред, конечно, про статистику по тв. тут рейтинг ер падает весьма быстро, властям не доверяют всё больше, с украиной и непосредственно граждан обеих стран налаживаются отношения. все эти перечисления из новостей лентача же. если 99% верит телевизору, то таких бы даннхы не было. ну хотя бы эта логика отрицает слова омбудсмена</text:p>
          </table:table-cell>
        </table:table-row>
        <table:table-row table:style-name="ro1">
          <table:table-cell office:value-type="float" office:value="10721307" calcext:value-type="float">
            <text:p>10721307</text:p>
          </table:table-cell>
          <table:table-cell office:value-type="float" office:value="10721830" calcext:value-type="float">
            <text:p>10721830</text:p>
          </table:table-cell>
          <table:table-cell office:value-type="string" calcext:value-type="string">
            <text:p>non_sexist</text:p>
          </table:table-cell>
          <table:table-cell office:value-type="string" calcext:value-type="string">
            <text:p>Так они же не русские, даже Прохоров под вопросом</text:p>
          </table:table-cell>
        </table:table-row>
        <table:table-row table:style-name="ro1">
          <table:table-cell office:value-type="float" office:value="10721307" calcext:value-type="float">
            <text:p>10721307</text:p>
          </table:table-cell>
          <table:table-cell office:value-type="float" office:value="10721861" calcext:value-type="float">
            <text:p>10721861</text:p>
          </table:table-cell>
          <table:table-cell office:value-type="string" calcext:value-type="string">
            <text:p>sexist</text:p>
          </table:table-cell>
          <table:table-cell office:value-type="string" calcext:value-type="string">
            <text:p>И после этого шовинисты говорят,фемки почему вы туда не едите,лол) конечно подрыв "безопасности" если бабы получат свободу и права,то там мужики в неудел останутся и больше не на ком будет паразитировать и женщине за работу придется платить,а не бесплатно ей на семейку пахать как раб,да и в другом обесценить не получится. А если <text:s/>что и послать можно. А дальше их нытье их проблемы. Вот у нас поныли мужики ,да перестали,ну кто-то в секты вступил,геем стал и это нормально. А кто эволюционировал тот свободу поддержал и отношением не мешает,сами себя обслуживают и тд))</text:p>
          </table:table-cell>
        </table:table-row>
        <table:table-row table:style-name="ro1">
          <table:table-cell office:value-type="float" office:value="10721307" calcext:value-type="float">
            <text:p>10721307</text:p>
          </table:table-cell>
          <table:table-cell office:value-type="float" office:value="10721866" calcext:value-type="float">
            <text:p>10721866</text:p>
          </table:table-cell>
          <table:table-cell office:value-type="string" calcext:value-type="string">
            <text:p>non_sexist</text:p>
          </table:table-cell>
          <table:table-cell office:value-type="string" calcext:value-type="string">
            <text:p>ГОРИ В АДУ, ПАЛАЧ НАРОДА, УБИЙЦА ЖЕНЩИН И ДЕТЕЙ!</text:p>
          </table:table-cell>
        </table:table-row>
        <table:table-row table:style-name="ro1">
          <table:table-cell office:value-type="float" office:value="10721307" calcext:value-type="float">
            <text:p>10721307</text:p>
          </table:table-cell>
          <table:table-cell office:value-type="float" office:value="10721896" calcext:value-type="float">
            <text:p>10721896</text:p>
          </table:table-cell>
          <table:table-cell office:value-type="string" calcext:value-type="string">
            <text:p>non_sexist</text:p>
          </table:table-cell>
          <table:table-cell office:value-type="string" calcext:value-type="string">
            <text:p>А заявила она это по телевизору, три четры пять?</text:p>
          </table:table-cell>
        </table:table-row>
        <table:table-row table:style-name="ro1">
          <table:table-cell office:value-type="float" office:value="10721307" calcext:value-type="float">
            <text:p>10721307</text:p>
          </table:table-cell>
          <table:table-cell office:value-type="float" office:value="10721931" calcext:value-type="float">
            <text:p>10721931</text:p>
          </table:table-cell>
          <table:table-cell office:value-type="string" calcext:value-type="string">
            <text:p>non_sexist</text:p>
          </table:table-cell>
          <table:table-cell office:value-type="string" calcext:value-type="string">
            <text:p>Первая новость п подтверждает вторую</text:p>
          </table:table-cell>
        </table:table-row>
        <table:table-row table:style-name="ro1">
          <table:table-cell office:value-type="float" office:value="10721307" calcext:value-type="float">
            <text:p>10721307</text:p>
          </table:table-cell>
          <table:table-cell office:value-type="float" office:value="10721934" calcext:value-type="float">
            <text:p>10721934</text:p>
          </table:table-cell>
          <table:table-cell office:value-type="string" calcext:value-type="string">
            <text:p>non_sexist</text:p>
          </table:table-cell>
          <table:table-cell office:value-type="string" calcext:value-type="string">
            <text:p>Многочисленные социологические опросы (см. ФОМ, Левада-центр, ВЦИОМ) идут вразрез с данными, предоставленными Кузнецовой и ее “Институтом современных медиа”. Когда опрос выпадает из общей картины - повод задуматься, как и сказочные показатели в 99%.</text:p>
          </table:table-cell>
        </table:table-row>
        <table:table-row table:style-name="ro5">
          <table:table-cell office:value-type="float" office:value="10721307" calcext:value-type="float">
            <text:p>10721307</text:p>
          </table:table-cell>
          <table:table-cell office:value-type="float" office:value="10721941" calcext:value-type="float">
            <text:p>10721941</text:p>
          </table:table-cell>
          <table:table-cell office:value-type="string" calcext:value-type="string">
            <text:p>non_sexist</text:p>
          </table:table-cell>
          <table:table-cell office:value-type="string" calcext:value-type="string">
            <text:p>Ля любой пост тема про Сталина Совок обречён на дикие холивары. Однако пугает сколько даунов фанатов Джуги под постом:(</text:p>
            <text:p>Представляю как например в Германии щас молодеж восхваляла бы Шикльгрубера...построил автобаны бла бла при нем бла бла...</text:p>
            <text:p/>
            <text:p>Германия давно открестилась от ужасного прошлого и живут припеваючи, а часть граждане РФ до сих пор дрочат на "великого менеджера".</text:p>
          </table:table-cell>
        </table:table-row>
        <table:table-row table:style-name="ro1">
          <table:table-cell office:value-type="float" office:value="10721307" calcext:value-type="float">
            <text:p>10721307</text:p>
          </table:table-cell>
          <table:table-cell office:value-type="float" office:value="10721943" calcext:value-type="float">
            <text:p>10721943</text:p>
          </table:table-cell>
          <table:table-cell office:value-type="string" calcext:value-type="string">
            <text:p>non_sexist</text:p>
          </table:table-cell>
          <table:table-cell office:value-type="string" calcext:value-type="string">
            <text:p>А как же "два процента дерьма"? Или один процент все же одумался, и понял, что нет никакого воровства со стороны чиновников, олигархов и прочих "слуг народа"?</text:p>
          </table:table-cell>
        </table:table-row>
        <table:table-row table:style-name="ro1">
          <table:table-cell office:value-type="float" office:value="10721307" calcext:value-type="float">
            <text:p>10721307</text:p>
          </table:table-cell>
          <table:table-cell office:value-type="float" office:value="10721957" calcext:value-type="float">
            <text:p>10721957</text:p>
          </table:table-cell>
          <table:table-cell office:value-type="string" calcext:value-type="string">
            <text:p>non_sexist</text:p>
          </table:table-cell>
          <table:table-cell office:value-type="string" calcext:value-type="string">
            <text:p>Да ладно, 99%? А почему не 100% сразу?</text:p>
          </table:table-cell>
        </table:table-row>
        <table:table-row table:style-name="ro1">
          <table:table-cell office:value-type="float" office:value="10721307" calcext:value-type="float">
            <text:p>10721307</text:p>
          </table:table-cell>
          <table:table-cell office:value-type="float" office:value="10721970" calcext:value-type="float">
            <text:p>10721970</text:p>
          </table:table-cell>
          <table:table-cell office:value-type="string" calcext:value-type="string">
            <text:p>non_sexist</text:p>
          </table:table-cell>
          <table:table-cell office:value-type="string" calcext:value-type="string">
            <text:p>Мне кажется русский народ единственный, который обсирает свою историю, игнорируя хорошее и концентрируясь на плохом, и хочет развитое государство при всем этом.</text:p>
          </table:table-cell>
        </table:table-row>
        <table:table-row table:style-name="ro5">
          <table:table-cell office:value-type="float" office:value="10721307" calcext:value-type="float">
            <text:p>10721307</text:p>
          </table:table-cell>
          <table:table-cell office:value-type="float" office:value="10721979" calcext:value-type="float">
            <text:p>10721979</text:p>
          </table:table-cell>
          <table:table-cell office:value-type="string" calcext:value-type="string">
            <text:p>non_sexist</text:p>
          </table:table-cell>
          <table:table-cell office:value-type="string" calcext:value-type="string">
            <text:p>Статистик из Кузнецовой так себе. Пальцем в небо. </text:p>
            <text:p>От федеральных каналов тошнит, шоу лающих псин выбешивает, никакой конкретики только срач.</text:p>
            <text:p>Раньше считал дом 2, это дно ТВ, оказывается ошибался, там жизнее, по сравнению с полит шоу.</text:p>
            <text:p>В детстве всегда удивляло, как татарские женщины сидя друг на против друга могут говорить одновременно все, смотря на орущих политиканов, да в лёгкую.</text:p>
          </table:table-cell>
        </table:table-row>
        <table:table-row table:style-name="ro1">
          <table:table-cell office:value-type="float" office:value="10721307" calcext:value-type="float">
            <text:p>10721307</text:p>
          </table:table-cell>
          <table:table-cell office:value-type="float" office:value="10722000" calcext:value-type="float">
            <text:p>10722000</text:p>
          </table:table-cell>
          <table:table-cell office:value-type="string" calcext:value-type="string">
            <text:p>non_sexist</text:p>
          </table:table-cell>
          <table:table-cell office:value-type="string" calcext:value-type="string">
            <text:p>А в Германии хоть один памятник Гитлеру стоит, не напомните?</text:p>
          </table:table-cell>
        </table:table-row>
        <table:table-row table:style-name="ro1">
          <table:table-cell office:value-type="float" office:value="10721307" calcext:value-type="float">
            <text:p>10721307</text:p>
          </table:table-cell>
          <table:table-cell office:value-type="float" office:value="10722011" calcext:value-type="float">
            <text:p>10722011</text:p>
          </table:table-cell>
          <table:table-cell office:value-type="string" calcext:value-type="string">
            <text:p>non_sexist</text:p>
          </table:table-cell>
          <table:table-cell office:value-type="string" calcext:value-type="string">
            <text:p>Да да конечно 99% верят а 146% поддерживают. И эти моральные уроды ещё руководят. Наличие мозгов не является обязательным условием для назначения на руководящую должность.</text:p>
          </table:table-cell>
        </table:table-row>
        <table:table-row table:style-name="ro1">
          <table:table-cell office:value-type="float" office:value="10721307" calcext:value-type="float">
            <text:p>10721307</text:p>
          </table:table-cell>
          <table:table-cell office:value-type="float" office:value="10722014" calcext:value-type="float">
            <text:p>10722014</text:p>
          </table:table-cell>
          <table:table-cell office:value-type="string" calcext:value-type="string">
            <text:p>non_sexist</text:p>
          </table:table-cell>
          <table:table-cell office:value-type="string" calcext:value-type="string">
            <text:p>"Детский омбудсмен Кузнецова заявила, что 99% россиян верят отечественному телевидению; "..наглая ложь! не 99%, а 146%!</text:p>
          </table:table-cell>
        </table:table-row>
        <table:table-row table:style-name="ro1">
          <table:table-cell office:value-type="float" office:value="10721307" calcext:value-type="float">
            <text:p>10721307</text:p>
          </table:table-cell>
          <table:table-cell office:value-type="float" office:value="10722029" calcext:value-type="float">
            <text:p>10722029</text:p>
          </table:table-cell>
          <table:table-cell office:value-type="string" calcext:value-type="string">
            <text:p>non_sexist</text:p>
          </table:table-cell>
          <table:table-cell office:value-type="string" calcext:value-type="string">
            <text:p>Интересно наблюдать, как наши политики верят, что им безоговорочно верят.</text:p>
          </table:table-cell>
        </table:table-row>
        <table:table-row table:style-name="ro1">
          <table:table-cell office:value-type="float" office:value="10721307" calcext:value-type="float">
            <text:p>10721307</text:p>
          </table:table-cell>
          <table:table-cell office:value-type="float" office:value="10722038" calcext:value-type="float">
            <text:p>10722038</text:p>
          </table:table-cell>
          <table:table-cell office:value-type="string" calcext:value-type="string">
            <text:p>non_sexist</text:p>
          </table:table-cell>
          <table:table-cell office:value-type="string" calcext:value-type="string">
            <text:p>Я верю только выпускам про инопланетян на РенТв! Рептилойды захватили власть в стране и докажите, что это не так?</text:p>
          </table:table-cell>
        </table:table-row>
        <table:table-row table:style-name="ro1">
          <table:table-cell office:value-type="float" office:value="10721307" calcext:value-type="float">
            <text:p>10721307</text:p>
          </table:table-cell>
          <table:table-cell office:value-type="float" office:value="10722045" calcext:value-type="float">
            <text:p>10722045</text:p>
          </table:table-cell>
          <table:table-cell office:value-type="string" calcext:value-type="string">
            <text:p>non_sexist</text:p>
          </table:table-cell>
          <table:table-cell office:value-type="string" calcext:value-type="string">
            <text:p>Памятник сталину это конечно хорошо, вот только для некоторых Сталин хуже Гитлера</text:p>
          </table:table-cell>
        </table:table-row>
        <table:table-row table:style-name="ro1">
          <table:table-cell office:value-type="float" office:value="10721307" calcext:value-type="float">
            <text:p>10721307</text:p>
          </table:table-cell>
          <table:table-cell office:value-type="float" office:value="10722054" calcext:value-type="float">
            <text:p>10722054</text:p>
          </table:table-cell>
          <table:table-cell office:value-type="string" calcext:value-type="string">
            <text:p>non_sexist</text:p>
          </table:table-cell>
          <table:table-cell office:value-type="string" calcext:value-type="string">
            <text:p>Все захотели сталина для соседа, чиновника, либераста. Но никто не хочет сталинизма лично для себя и своих близких. Знаем мы вас таких, идиотов."товарищ сталин, произошла чудовищная ошибка, моя жена/муж/брат честнейший и преданный коммунист..."</text:p>
          </table:table-cell>
        </table:table-row>
        <table:table-row table:style-name="ro1">
          <table:table-cell office:value-type="float" office:value="10721307" calcext:value-type="float">
            <text:p>10721307</text:p>
          </table:table-cell>
          <table:table-cell office:value-type="float" office:value="10722058" calcext:value-type="float">
            <text:p>10722058</text:p>
          </table:table-cell>
          <table:table-cell office:value-type="string" calcext:value-type="string">
            <text:p>non_sexist</text:p>
          </table:table-cell>
          <table:table-cell office:value-type="string" calcext:value-type="string">
            <text:p>Вангую что этот памятник или разобьет кто нибудь или обосрёт)</text:p>
          </table:table-cell>
        </table:table-row>
        <table:table-row table:style-name="ro1">
          <table:table-cell office:value-type="float" office:value="10721307" calcext:value-type="float">
            <text:p>10721307</text:p>
          </table:table-cell>
          <table:table-cell office:value-type="float" office:value="10722072" calcext:value-type="float">
            <text:p>10722072</text:p>
          </table:table-cell>
          <table:table-cell office:value-type="string" calcext:value-type="string">
            <text:p>non_sexist</text:p>
          </table:table-cell>
          <table:table-cell office:value-type="string" calcext:value-type="string">
            <text:p>Всё равно что Гитлера чествовать!!!!!</text:p>
          </table:table-cell>
        </table:table-row>
        <table:table-row table:style-name="ro1">
          <table:table-cell office:value-type="float" office:value="10721307" calcext:value-type="float">
            <text:p>10721307</text:p>
          </table:table-cell>
          <table:table-cell office:value-type="float" office:value="10722120" calcext:value-type="float">
            <text:p>10722120</text:p>
          </table:table-cell>
          <table:table-cell office:value-type="string" calcext:value-type="string">
            <text:p>non_sexist</text:p>
          </table:table-cell>
          <table:table-cell office:value-type="string" calcext:value-type="string">
            <text:p>Ну кншн 99%, кто бы сомневался🌚</text:p>
          </table:table-cell>
        </table:table-row>
        <table:table-row table:style-name="ro1">
          <table:table-cell office:value-type="float" office:value="10721307" calcext:value-type="float">
            <text:p>10721307</text:p>
          </table:table-cell>
          <table:table-cell office:value-type="float" office:value="10722146" calcext:value-type="float">
            <text:p>10722146</text:p>
          </table:table-cell>
          <table:table-cell office:value-type="string" calcext:value-type="string">
            <text:p>non_sexist</text:p>
          </table:table-cell>
          <table:table-cell office:value-type="string" calcext:value-type="string">
            <text:p>Еееее 1% дерьма не смотрят телек</text:p>
          </table:table-cell>
        </table:table-row>
        <table:table-row table:style-name="ro1">
          <table:table-cell office:value-type="float" office:value="10721307" calcext:value-type="float">
            <text:p>10721307</text:p>
          </table:table-cell>
          <table:table-cell office:value-type="float" office:value="10722160" calcext:value-type="float">
            <text:p>10722160</text:p>
          </table:table-cell>
          <table:table-cell office:value-type="string" calcext:value-type="string">
            <text:p>non_sexist</text:p>
          </table:table-cell>
          <table:table-cell office:value-type="string" calcext:value-type="string">
            <text:p>Да ну нах,кто их смотрит,старухи?</text:p>
          </table:table-cell>
        </table:table-row>
        <table:table-row table:style-name="ro1">
          <table:table-cell office:value-type="float" office:value="10721307" calcext:value-type="float">
            <text:p>10721307</text:p>
          </table:table-cell>
          <table:table-cell office:value-type="float" office:value="10722190" calcext:value-type="float">
            <text:p>10722190</text:p>
          </table:table-cell>
          <table:table-cell office:value-type="string" calcext:value-type="string">
            <text:p>non_sexist</text:p>
          </table:table-cell>
          <table:table-cell office:value-type="string" calcext:value-type="string">
            <text:p>Поставьте пожалуйста бюсты Сталина в подъездах элитных домов чиновников. Чтобы им хоть иногда было страшно.) Хотя их давно пора . . .</text:p>
          </table:table-cell>
        </table:table-row>
        <table:table-row table:style-name="ro3">
          <table:table-cell office:value-type="float" office:value="10721307" calcext:value-type="float">
            <text:p>10721307</text:p>
          </table:table-cell>
          <table:table-cell office:value-type="float" office:value="10722309" calcext:value-type="float">
            <text:p>10722309</text:p>
          </table:table-cell>
          <table:table-cell office:value-type="string" calcext:value-type="string">
            <text:p>non_sexist</text:p>
          </table:table-cell>
          <table:table-cell office:value-type="string" calcext:value-type="string">
            <text:p>Детский омбудсмен Кузнецова заявила, что 99% россиян верят отечественному телевидению! </text:p>
            <text:p>Сильное заявление, проверять я его конечно же не буду!</text:p>
          </table:table-cell>
        </table:table-row>
        <table:table-row table:style-name="ro1">
          <table:table-cell office:value-type="float" office:value="10721307" calcext:value-type="float">
            <text:p>10721307</text:p>
          </table:table-cell>
          <table:table-cell office:value-type="float" office:value="10722364" calcext:value-type="float">
            <text:p>10722364</text:p>
          </table:table-cell>
          <table:table-cell office:value-type="string" calcext:value-type="string">
            <text:p>non_sexist</text:p>
          </table:table-cell>
          <table:table-cell office:value-type="string" calcext:value-type="string">
            <text:p>Мне одному кажется что усы у Сталина явно не на усы похожи?</text:p>
          </table:table-cell>
        </table:table-row>
        <table:table-row table:style-name="ro1">
          <table:table-cell office:value-type="float" office:value="10721307" calcext:value-type="float">
            <text:p>10721307</text:p>
          </table:table-cell>
          <table:table-cell office:value-type="float" office:value="10722420" calcext:value-type="float">
            <text:p>10722420</text:p>
          </table:table-cell>
          <table:table-cell office:value-type="string" calcext:value-type="string">
            <text:p>non_sexist</text:p>
          </table:table-cell>
          <table:table-cell office:value-type="string" calcext:value-type="string">
            <text:p>99% россиян верят тв, но не уточнила что тв смотрят меньше половины россиян</text:p>
          </table:table-cell>
        </table:table-row>
        <table:table-row table:style-name="ro1">
          <table:table-cell office:value-type="float" office:value="10721307" calcext:value-type="float">
            <text:p>10721307</text:p>
          </table:table-cell>
          <table:table-cell office:value-type="float" office:value="10722424" calcext:value-type="float">
            <text:p>10722424</text:p>
          </table:table-cell>
          <table:table-cell office:value-type="string" calcext:value-type="string">
            <text:p>non_sexist</text:p>
          </table:table-cell>
          <table:table-cell office:value-type="string" calcext:value-type="string">
            <text:p>Как же у неандерталов пичот со Сталина, будто специально новость ждут, чтобы все свое дерьмо наружу вылить.</text:p>
          </table:table-cell>
        </table:table-row>
        <table:table-row table:style-name="ro3">
          <table:table-cell office:value-type="float" office:value="10721307" calcext:value-type="float">
            <text:p>10721307</text:p>
          </table:table-cell>
          <table:table-cell office:value-type="float" office:value="10722709" calcext:value-type="float">
            <text:p>10722709</text:p>
          </table:table-cell>
          <table:table-cell office:value-type="string" calcext:value-type="string">
            <text:p>non_sexist</text:p>
          </table:table-cell>
          <table:table-cell office:value-type="string" calcext:value-type="string">
            <text:p>"Детский омбудсмен Кузнецова заявила, что 99% россиян верят отечественному телевидению;"</text:p>
            <text:p>На троечку аналитика, где рейтинги доверия к Хрюше, Степашке и свинке Пеппе?😑</text:p>
          </table:table-cell>
        </table:table-row>
        <table:table-row table:style-name="ro1">
          <table:table-cell office:value-type="float" office:value="10721307" calcext:value-type="float">
            <text:p>10721307</text:p>
          </table:table-cell>
          <table:table-cell office:value-type="float" office:value="10722735" calcext:value-type="float">
            <text:p>10722735</text:p>
          </table:table-cell>
          <table:table-cell office:value-type="string" calcext:value-type="string">
            <text:p>non_sexist</text:p>
          </table:table-cell>
          <table:table-cell office:value-type="string" calcext:value-type="string">
            <text:p>Видимо, Кузнецова эти данные узнала из отечественного телевидения...</text:p>
          </table:table-cell>
        </table:table-row>
        <table:table-row table:style-name="ro1">
          <table:table-cell office:value-type="float" office:value="10721307" calcext:value-type="float">
            <text:p>10721307</text:p>
          </table:table-cell>
          <table:table-cell office:value-type="float" office:value="10722834" calcext:value-type="float">
            <text:p>10722834</text:p>
          </table:table-cell>
          <table:table-cell office:value-type="string" calcext:value-type="string">
            <text:p>non_sexist</text:p>
          </table:table-cell>
          <table:table-cell office:value-type="string" calcext:value-type="string">
            <text:p>О про Сталина это хорошо)</text:p>
          </table:table-cell>
        </table:table-row>
        <table:table-row table:style-name="ro6">
          <table:table-cell office:value-type="float" office:value="10721307" calcext:value-type="float">
            <text:p>10721307</text:p>
          </table:table-cell>
          <table:table-cell office:value-type="float" office:value="10723058" calcext:value-type="float">
            <text:p>10723058</text:p>
          </table:table-cell>
          <table:table-cell office:value-type="string" calcext:value-type="string">
            <text:p>non_sexist</text:p>
          </table:table-cell>
          <table:table-cell office:value-type="string" calcext:value-type="string">
            <text:p>&gt;Сталин = Гитлер</text:p>
            <text:p>&gt;ГУЛАГ </text:p>
            <text:p>&gt;еще раз ГУЛАГ</text:p>
            <text:p>&gt;тупые совки</text:p>
            <text:p>Typical</text:p>
          </table:table-cell>
        </table:table-row>
        <table:table-row table:style-name="ro1">
          <table:table-cell office:value-type="float" office:value="10721307" calcext:value-type="float">
            <text:p>10721307</text:p>
          </table:table-cell>
          <table:table-cell office:value-type="float" office:value="10723306" calcext:value-type="float">
            <text:p>10723306</text:p>
          </table:table-cell>
          <table:table-cell office:value-type="string" calcext:value-type="string">
            <text:p>non_sexist</text:p>
          </table:table-cell>
          <table:table-cell office:value-type="string" calcext:value-type="string">
            <text:p>У 3 людей в России есть шанс вырваться в жизнь. Остальным просто не повезло.</text:p>
          </table:table-cell>
        </table:table-row>
        <table:table-row table:style-name="ro1">
          <table:table-cell office:value-type="float" office:value="10721307" calcext:value-type="float">
            <text:p>10721307</text:p>
          </table:table-cell>
          <table:table-cell office:value-type="float" office:value="10723779" calcext:value-type="float">
            <text:p>10723779</text:p>
          </table:table-cell>
          <table:table-cell office:value-type="string" calcext:value-type="string">
            <text:p>non_sexist</text:p>
          </table:table-cell>
          <table:table-cell office:value-type="string" calcext:value-type="string">
            <text:p>99% верят тв, а сколько % смотрит по нему новости вообще?</text:p>
          </table:table-cell>
        </table:table-row>
        <table:table-row table:style-name="ro1">
          <table:table-cell office:value-type="float" office:value="10721307" calcext:value-type="float">
            <text:p>10721307</text:p>
          </table:table-cell>
          <table:table-cell office:value-type="float" office:value="10724403" calcext:value-type="float">
            <text:p>10724403</text:p>
          </table:table-cell>
          <table:table-cell office:value-type="string" calcext:value-type="string">
            <text:p>non_sexist</text:p>
          </table:table-cell>
          <table:table-cell office:value-type="string" calcext:value-type="string">
            <text:p>Смысл тратить деньги на памятник Усатому,если его ежедневно будут обсирать и обсикать...и я,в данном случае,не про голубей?!😧</text:p>
          </table:table-cell>
        </table:table-row>
        <table:table-row table:style-name="ro1">
          <table:table-cell office:value-type="float" office:value="10721307" calcext:value-type="float">
            <text:p>10721307</text:p>
          </table:table-cell>
          <table:table-cell office:value-type="float" office:value="10724688" calcext:value-type="float">
            <text:p>10724688</text:p>
          </table:table-cell>
          <table:table-cell office:value-type="string" calcext:value-type="string">
            <text:p>non_sexist</text:p>
          </table:table-cell>
          <table:table-cell office:value-type="string" calcext:value-type="string">
            <text:p>Наша родина в трех новостях</text:p>
          </table:table-cell>
        </table:table-row>
        <table:table-row table:style-name="ro1">
          <table:table-cell office:value-type="float" office:value="10721307" calcext:value-type="float">
            <text:p>10721307</text:p>
          </table:table-cell>
          <table:table-cell office:value-type="float" office:value="10726376" calcext:value-type="float">
            <text:p>10726376</text:p>
          </table:table-cell>
          <table:table-cell office:value-type="string" calcext:value-type="string">
            <text:p>non_sexist</text:p>
          </table:table-cell>
          <table:table-cell office:value-type="string" calcext:value-type="string">
            <text:p>Еще Сталин младенцев ел говорят <text:s/>100% правда</text:p>
          </table:table-cell>
        </table:table-row>
        <table:table-row table:style-name="ro1">
          <table:table-cell office:value-type="float" office:value="10721307" calcext:value-type="float">
            <text:p>10721307</text:p>
          </table:table-cell>
          <table:table-cell office:value-type="float" office:value="10726722" calcext:value-type="float">
            <text:p>10726722</text:p>
          </table:table-cell>
          <table:table-cell office:value-type="string" calcext:value-type="string">
            <text:p>non_sexist</text:p>
          </table:table-cell>
          <table:table-cell office:value-type="string" calcext:value-type="string">
            <text:p>Нужно будет отпилить голову ппмятнику</text:p>
          </table:table-cell>
        </table:table-row>
        <table:table-row table:style-name="ro1">
          <table:table-cell office:value-type="float" office:value="10721307" calcext:value-type="float">
            <text:p>10721307</text:p>
          </table:table-cell>
          <table:table-cell office:value-type="float" office:value="10727700" calcext:value-type="float">
            <text:p>10727700</text:p>
          </table:table-cell>
          <table:table-cell office:value-type="string" calcext:value-type="string">
            <text:p>non_sexist</text:p>
          </table:table-cell>
          <table:table-cell office:value-type="string" calcext:value-type="string">
            <text:p>Кто из них там поправлял Россию точно. Но его свергли)</text:p>
          </table:table-cell>
        </table:table-row>
        <table:table-row table:style-name="ro1">
          <table:table-cell office:value-type="float" office:value="10721307" calcext:value-type="float">
            <text:p>10721307</text:p>
          </table:table-cell>
          <table:table-cell office:value-type="float" office:value="10728052" calcext:value-type="float">
            <text:p>10728052</text:p>
          </table:table-cell>
          <table:table-cell office:value-type="string" calcext:value-type="string">
            <text:p>non_sexist</text:p>
          </table:table-cell>
          <table:table-cell office:value-type="string" calcext:value-type="string">
            <text:p>Эх, сейчас бы телевидению доверять</text:p>
          </table:table-cell>
        </table:table-row>
        <table:table-row table:style-name="ro1">
          <table:table-cell office:value-type="float" office:value="10721307" calcext:value-type="float">
            <text:p>10721307</text:p>
          </table:table-cell>
          <table:table-cell office:value-type="float" office:value="10728066" calcext:value-type="float">
            <text:p>10728066</text:p>
          </table:table-cell>
          <table:table-cell office:value-type="string" calcext:value-type="string">
            <text:p>non_sexist</text:p>
          </table:table-cell>
          <table:table-cell office:value-type="string" calcext:value-type="string">
            <text:p>Николай, тебе разложить причины дефолта, этих либеральных ублюдков? Закон не по волшебству заработал, а потому что его приняли по новой. Да и загляни в российскую конституцию, там ресурсы не принадлежат больше народу. И вот для общего развития, модель сталинской экономики, а то небось только видео с Навальным смотришь.) https://m.youtube.com/watch?v=2ftjwwSRZrM</text:p>
          </table:table-cell>
        </table:table-row>
        <table:table-row table:style-name="ro1">
          <table:table-cell office:value-type="float" office:value="10721307" calcext:value-type="float">
            <text:p>10721307</text:p>
          </table:table-cell>
          <table:table-cell office:value-type="float" office:value="10728260" calcext:value-type="float">
            <text:p>10728260</text:p>
          </table:table-cell>
          <table:table-cell office:value-type="string" calcext:value-type="string">
            <text:p>non_sexist</text:p>
          </table:table-cell>
          <table:table-cell office:value-type="string" calcext:value-type="string">
            <text:p>зачем эта вся писанина с растрельными списками. Давно всем известно за все правление Сталина растрелено около 800тыс чел, из них возможно треть политические. И моего прадеда так же репресировали по доносу и растреляли, потому был кулаком и имел большой дом, из которого сделали школу потом. Но мне что теперь скорбеть? Когда статистика на лицо, при Сталине рождаемость росла, а в 90е демографическая яма + ущерб стране пострашнее чем от немцев в 41-42гг.... Но я бы таких как ты, либеральных маргиналов, тоже бы лес валить в Сибирь отправлял.)</text:p>
          </table:table-cell>
        </table:table-row>
        <table:table-row table:style-name="ro5">
          <table:table-cell office:value-type="float" office:value="10682086" calcext:value-type="float">
            <text:p>10682086</text:p>
          </table:table-cell>
          <table:table-cell office:value-type="float" office:value="10682104" calcext:value-type="float">
            <text:p>10682104</text:p>
          </table:table-cell>
          <table:table-cell office:value-type="string" calcext:value-type="string">
            <text:p>sexist</text:p>
          </table:table-cell>
          <table:table-cell office:value-type="string" calcext:value-type="string">
            <text:p>&gt;феминистка</text:p>
            <text:p>&gt;активистка </text:p>
            <text:p>&gt;КУРАТОР</text:p>
            <text:p>Лентач, пора поковать шмотки, за вами выехал отряд борющихся и волевых женщин!</text:p>
          </table:table-cell>
        </table:table-row>
        <table:table-row table:style-name="ro1">
          <table:table-cell office:value-type="float" office:value="10682086" calcext:value-type="float">
            <text:p>10682086</text:p>
          </table:table-cell>
          <table:table-cell office:value-type="float" office:value="10682133" calcext:value-type="float">
            <text:p>10682133</text:p>
          </table:table-cell>
          <table:table-cell office:value-type="string" calcext:value-type="string">
            <text:p>non_sexist</text:p>
          </table:table-cell>
          <table:table-cell office:value-type="string" calcext:value-type="string">
            <text:p>Блинн представляю коменты завтра и ржу</text:p>
          </table:table-cell>
        </table:table-row>
        <table:table-row table:style-name="ro1">
          <table:table-cell office:value-type="float" office:value="10682086" calcext:value-type="float">
            <text:p>10682086</text:p>
          </table:table-cell>
          <table:table-cell office:value-type="float" office:value="10682159" calcext:value-type="float">
            <text:p>10682159</text:p>
          </table:table-cell>
          <table:table-cell office:value-type="string" calcext:value-type="string">
            <text:p>non_sexist</text:p>
          </table:table-cell>
          <table:table-cell office:value-type="string" calcext:value-type="string">
            <text:p>Пикчер бох три четыре пять</text:p>
          </table:table-cell>
        </table:table-row>
        <table:table-row table:style-name="ro1">
          <table:table-cell office:value-type="float" office:value="10682086" calcext:value-type="float">
            <text:p>10682086</text:p>
          </table:table-cell>
          <table:table-cell office:value-type="float" office:value="10682186" calcext:value-type="float">
            <text:p>10682186</text:p>
          </table:table-cell>
          <table:table-cell office:value-type="string" calcext:value-type="string">
            <text:p>sexist</text:p>
          </table:table-cell>
          <table:table-cell office:value-type="string" calcext:value-type="string">
            <text:p>Пикча,интересно тебя путинцы посадят или дикие фемки за постоянные оскорбления этих животных?)</text:p>
          </table:table-cell>
        </table:table-row>
        <table:table-row table:style-name="ro1">
          <table:table-cell office:value-type="float" office:value="10682086" calcext:value-type="float">
            <text:p>10682086</text:p>
          </table:table-cell>
          <table:table-cell office:value-type="float" office:value="10682207" calcext:value-type="float">
            <text:p>10682207</text:p>
          </table:table-cell>
          <table:table-cell office:value-type="string" calcext:value-type="string">
            <text:p>non_sexist</text:p>
          </table:table-cell>
          <table:table-cell office:value-type="string" calcext:value-type="string">
            <text:p>К У Р А Т О Р К А</text:p>
          </table:table-cell>
        </table:table-row>
        <table:table-row table:style-name="ro3">
          <table:table-cell office:value-type="float" office:value="10682086" calcext:value-type="float">
            <text:p>10682086</text:p>
          </table:table-cell>
          <table:table-cell office:value-type="float" office:value="10682229" calcext:value-type="float">
            <text:p>10682229</text:p>
          </table:table-cell>
          <table:table-cell office:value-type="string" calcext:value-type="string">
            <text:p>non_sexist</text:p>
          </table:table-cell>
          <table:table-cell office:value-type="string" calcext:value-type="string">
            <text:p>Представляете, какой бы срач был под этим постом?</text:p>
            <text:p>UPD: хотя, адекватные комменты можно было и оставить</text:p>
          </table:table-cell>
        </table:table-row>
        <table:table-row table:style-name="ro1">
          <table:table-cell office:value-type="float" office:value="10682086" calcext:value-type="float">
            <text:p>10682086</text:p>
          </table:table-cell>
          <table:table-cell office:value-type="float" office:value="10682231" calcext:value-type="float">
            <text:p>10682231</text:p>
          </table:table-cell>
          <table:table-cell office:value-type="string" calcext:value-type="string">
            <text:p>non_sexist</text:p>
          </table:table-cell>
          <table:table-cell office:value-type="string" calcext:value-type="string">
            <text:p>Не удаляйте, я правда девушка</text:p>
          </table:table-cell>
        </table:table-row>
        <table:table-row table:style-name="ro1">
          <table:table-cell office:value-type="float" office:value="10682086" calcext:value-type="float">
            <text:p>10682086</text:p>
          </table:table-cell>
          <table:table-cell office:value-type="float" office:value="10682240" calcext:value-type="float">
            <text:p>10682240</text:p>
          </table:table-cell>
          <table:table-cell office:value-type="string" calcext:value-type="string">
            <text:p>non_sexist</text:p>
          </table:table-cell>
          <table:table-cell office:value-type="string" calcext:value-type="string">
            <text:p>в комментариях без мужиков отлично 👌</text:p>
          </table:table-cell>
        </table:table-row>
        <table:table-row table:style-name="ro2">
          <table:table-cell office:value-type="float" office:value="10682086" calcext:value-type="float">
            <text:p>10682086</text:p>
          </table:table-cell>
          <table:table-cell office:value-type="float" office:value="10682273" calcext:value-type="float">
            <text:p>10682273</text:p>
          </table:table-cell>
          <table:table-cell office:value-type="string" calcext:value-type="string">
            <text:p>non_sexist</text:p>
          </table:table-cell>
          <table:table-cell office:value-type="string" calcext:value-type="string">
            <text:p>Боже мне парни начали отвечать типа стёбные комменты про «кураторку»</text:p>
            <text:p>Но их комменты трутся сразу после того, как я успеваю их прочитать)))</text:p>
            <text:p>Спасибо, бот</text:p>
          </table:table-cell>
        </table:table-row>
        <table:table-row table:style-name="ro1">
          <table:table-cell office:value-type="float" office:value="10682086" calcext:value-type="float">
            <text:p>10682086</text:p>
          </table:table-cell>
          <table:table-cell office:value-type="float" office:value="10682324" calcext:value-type="float">
            <text:p>10682324</text:p>
          </table:table-cell>
          <table:table-cell office:value-type="string" calcext:value-type="string">
            <text:p>non_sexist</text:p>
          </table:table-cell>
          <table:table-cell office:value-type="string" calcext:value-type="string">
            <text:p>Я так ржу с этой картинки, даже забыла, что хотела сказать.</text:p>
          </table:table-cell>
        </table:table-row>
        <table:table-row table:style-name="ro1">
          <table:table-cell office:value-type="float" office:value="10682086" calcext:value-type="float">
            <text:p>10682086</text:p>
          </table:table-cell>
          <table:table-cell office:value-type="float" office:value="10682412" calcext:value-type="float">
            <text:p>10682412</text:p>
          </table:table-cell>
          <table:table-cell office:value-type="string" calcext:value-type="string">
            <text:p>non_sexist</text:p>
          </table:table-cell>
          <table:table-cell office:value-type="string" calcext:value-type="string">
            <text:p>А я очень ржу с удаления комментариев</text:p>
          </table:table-cell>
        </table:table-row>
        <table:table-row table:style-name="ro1">
          <table:table-cell office:value-type="float" office:value="10682086" calcext:value-type="float">
            <text:p>10682086</text:p>
          </table:table-cell>
          <table:table-cell office:value-type="float" office:value="10682423" calcext:value-type="float">
            <text:p>10682423</text:p>
          </table:table-cell>
          <table:table-cell office:value-type="string" calcext:value-type="string">
            <text:p>non_sexist</text:p>
          </table:table-cell>
          <table:table-cell office:value-type="string" calcext:value-type="string">
            <text:p>И правда только девушки и трансгендеры могут писать</text:p>
          </table:table-cell>
        </table:table-row>
        <table:table-row table:style-name="ro1">
          <table:table-cell office:value-type="float" office:value="10682086" calcext:value-type="float">
            <text:p>10682086</text:p>
          </table:table-cell>
          <table:table-cell office:value-type="float" office:value="10682436" calcext:value-type="float">
            <text:p>10682436</text:p>
          </table:table-cell>
          <table:table-cell office:value-type="string" calcext:value-type="string">
            <text:p>non_sexist</text:p>
          </table:table-cell>
          <table:table-cell office:value-type="string" calcext:value-type="string">
            <text:p>пока парни пытаются пошутить, прорываясь через бота, девушки лишь пишут о том, что комменты парней удаляются</text:p>
          </table:table-cell>
        </table:table-row>
        <table:table-row table:style-name="ro1">
          <table:table-cell office:value-type="float" office:value="10682086" calcext:value-type="float">
            <text:p>10682086</text:p>
          </table:table-cell>
          <table:table-cell office:value-type="float" office:value="10682573" calcext:value-type="float">
            <text:p>10682573</text:p>
          </table:table-cell>
          <table:table-cell office:value-type="string" calcext:value-type="string">
            <text:p>non_sexist</text:p>
          </table:table-cell>
          <table:table-cell office:value-type="string" calcext:value-type="string">
            <text:p>Очень хорошая статья, наконец-то грамотно раскидали всё по полочкам, феминистки не против мужчин, но они сидят тут и угорают с суффикса ка, типичная Россия</text:p>
          </table:table-cell>
        </table:table-row>
        <table:table-row table:style-name="ro1">
          <table:table-cell office:value-type="float" office:value="10682086" calcext:value-type="float">
            <text:p>10682086</text:p>
          </table:table-cell>
          <table:table-cell office:value-type="float" office:value="10682583" calcext:value-type="float">
            <text:p>10682583</text:p>
          </table:table-cell>
          <table:table-cell office:value-type="string" calcext:value-type="string">
            <text:p>non_sexist</text:p>
          </table:table-cell>
          <table:table-cell office:value-type="string" calcext:value-type="string">
            <text:p>После слова "феминистка" перестала читать</text:p>
          </table:table-cell>
        </table:table-row>
        <table:table-row table:style-name="ro1">
          <table:table-cell office:value-type="float" office:value="10682086" calcext:value-type="float">
            <text:p>10682086</text:p>
          </table:table-cell>
          <table:table-cell office:value-type="float" office:value="10682627" calcext:value-type="float">
            <text:p>10682627</text:p>
          </table:table-cell>
          <table:table-cell office:value-type="string" calcext:value-type="string">
            <text:p>non_sexist</text:p>
          </table:table-cell>
          <table:table-cell office:value-type="string" calcext:value-type="string">
            <text:p>Воувоу, лентач, правильно - активист_эсса</text:p>
          </table:table-cell>
        </table:table-row>
        <table:table-row table:style-name="ro1">
          <table:table-cell office:value-type="float" office:value="10682086" calcext:value-type="float">
            <text:p>10682086</text:p>
          </table:table-cell>
          <table:table-cell office:value-type="float" office:value="10682631" calcext:value-type="float">
            <text:p>10682631</text:p>
          </table:table-cell>
          <table:table-cell office:value-type="string" calcext:value-type="string">
            <text:p>sexist</text:p>
          </table:table-cell>
          <table:table-cell office:value-type="string" calcext:value-type="string">
            <text:p>Ни одного коммента по поводу статьи, везде улюлюкание деффок что мужские комменты удаляют. И как после такого будут нормально относиться к феменизму</text:p>
          </table:table-cell>
        </table:table-row>
        <table:table-row table:style-name="ro1">
          <table:table-cell office:value-type="float" office:value="10682086" calcext:value-type="float">
            <text:p>10682086</text:p>
          </table:table-cell>
          <table:table-cell office:value-type="float" office:value="10682641" calcext:value-type="float">
            <text:p>10682641</text:p>
          </table:table-cell>
          <table:table-cell office:value-type="string" calcext:value-type="string">
            <text:p>non_sexist</text:p>
          </table:table-cell>
          <table:table-cell office:value-type="string" calcext:value-type="string">
            <text:p>да, тот кто трет комменты сделал мой день</text:p>
          </table:table-cell>
        </table:table-row>
        <table:table-row table:style-name="ro3">
          <table:table-cell office:value-type="float" office:value="10682086" calcext:value-type="float">
            <text:p>10682086</text:p>
          </table:table-cell>
          <table:table-cell office:value-type="float" office:value="10682690" calcext:value-type="float">
            <text:p>10682690</text:p>
          </table:table-cell>
          <table:table-cell office:value-type="string" calcext:value-type="string">
            <text:p>non_sexist</text:p>
          </table:table-cell>
          <table:table-cell office:value-type="string" calcext:value-type="string">
            <text:p>А есть в коментах что-то кроме "КАК ЖИ ПРИКРАСНА БЕЗ МУЖИКОВ" ?</text:p>
            <text:p>Бтв, за пикчером выехали, куратор_к_и не простят.</text:p>
          </table:table-cell>
        </table:table-row>
        <table:table-row table:style-name="ro1">
          <table:table-cell office:value-type="float" office:value="10682086" calcext:value-type="float">
            <text:p>10682086</text:p>
          </table:table-cell>
          <table:table-cell office:value-type="float" office:value="10682786" calcext:value-type="float">
            <text:p>10682786</text:p>
          </table:table-cell>
          <table:table-cell office:value-type="string" calcext:value-type="string">
            <text:p>non_sexist</text:p>
          </table:table-cell>
          <table:table-cell office:value-type="string" calcext:value-type="string">
            <text:p>В интернете топ девочка, а в жизни — узбек-трансгендерка</text:p>
          </table:table-cell>
        </table:table-row>
        <table:table-row table:style-name="ro1">
          <table:table-cell office:value-type="float" office:value="10682086" calcext:value-type="float">
            <text:p>10682086</text:p>
          </table:table-cell>
          <table:table-cell office:value-type="float" office:value="10682803" calcext:value-type="float">
            <text:p>10682803</text:p>
          </table:table-cell>
          <table:table-cell office:value-type="string" calcext:value-type="string">
            <text:p>non_sexist</text:p>
          </table:table-cell>
          <table:table-cell office:value-type="string" calcext:value-type="string">
            <text:p>Хорошая статья. Все по полочкам. И комментарии к этому посту отлично ее иллюстрируют.</text:p>
          </table:table-cell>
        </table:table-row>
        <table:table-row table:style-name="ro1">
          <table:table-cell office:value-type="float" office:value="10682086" calcext:value-type="float">
            <text:p>10682086</text:p>
          </table:table-cell>
          <table:table-cell office:value-type="float" office:value="10682840" calcext:value-type="float">
            <text:p>10682840</text:p>
          </table:table-cell>
          <table:table-cell office:value-type="string" calcext:value-type="string">
            <text:p>non_sexist</text:p>
          </table:table-cell>
          <table:table-cell office:value-type="string" calcext:value-type="string">
            <text:p>В общем и целом бабам нужно просто любить себя: толкнул в ссоре-идет на хрен, хочет борщей и не хочет помогать- идёт на хрен, хочет детей не спрашивая тебя - идёт на хрен. А то бабы терпилоиды какие то такое ощущение. а вообще мужикам тоже не легко живётся, только когда они начинают озвучивать то что их угнетает общество начинает говорить им что это всего лишь "нытье" и что мужики не должны "ныть и жаловаться". Это не честно</text:p>
          </table:table-cell>
        </table:table-row>
        <table:table-row table:style-name="ro1">
          <table:table-cell office:value-type="float" office:value="10682086" calcext:value-type="float">
            <text:p>10682086</text:p>
          </table:table-cell>
          <table:table-cell office:value-type="float" office:value="10682952" calcext:value-type="float">
            <text:p>10682952</text:p>
          </table:table-cell>
          <table:table-cell office:value-type="string" calcext:value-type="string">
            <text:p>sexist</text:p>
          </table:table-cell>
          <table:table-cell office:value-type="string" calcext:value-type="string">
            <text:p>Боже женщины какие же вы мерзкие . Читаю ваши комментарии и противно становится. Противно быть с вами одного пола, из-за таких как вы к нормальным и адекватным женщинам предвзятое отношение. Никогда не будет равных прав из-за таких мерзких тупых змеюк как вы.</text:p>
          </table:table-cell>
        </table:table-row>
        <table:table-row table:style-name="ro1">
          <table:table-cell office:value-type="float" office:value="10682086" calcext:value-type="float">
            <text:p>10682086</text:p>
          </table:table-cell>
          <table:table-cell office:value-type="float" office:value="10682953" calcext:value-type="float">
            <text:p>10682953</text:p>
          </table:table-cell>
          <table:table-cell office:value-type="string" calcext:value-type="string">
            <text:p>sexist</text:p>
          </table:table-cell>
          <table:table-cell office:value-type="string" calcext:value-type="string">
            <text:p>Блин, верните комменты мужиков, невозможно читать это кудахтанье</text:p>
          </table:table-cell>
        </table:table-row>
        <table:table-row table:style-name="ro1">
          <table:table-cell office:value-type="float" office:value="10682086" calcext:value-type="float">
            <text:p>10682086</text:p>
          </table:table-cell>
          <table:table-cell office:value-type="float" office:value="10683010" calcext:value-type="float">
            <text:p>10683010</text:p>
          </table:table-cell>
          <table:table-cell office:value-type="string" calcext:value-type="string">
            <text:p>non_sexist</text:p>
          </table:table-cell>
          <table:table-cell office:value-type="string" calcext:value-type="string">
            <text:p>Ахахаха боже это же гениально, но можно ли считать это угнетением мужчин?</text:p>
          </table:table-cell>
        </table:table-row>
        <table:table-row table:style-name="ro3">
          <table:table-cell office:value-type="float" office:value="10682086" calcext:value-type="float">
            <text:p>10682086</text:p>
          </table:table-cell>
          <table:table-cell office:value-type="float" office:value="10683179" calcext:value-type="float">
            <text:p>10683179</text:p>
          </table:table-cell>
          <table:table-cell office:value-type="string" calcext:value-type="string">
            <text:p>sexist</text:p>
          </table:table-cell>
          <table:table-cell office:value-type="string" calcext:value-type="string">
            <text:p>Прекрасно, девочки, так держать! </text:p>
            <text:p>Вы ведь такие особенные, "нитакие", намного просвещеннее и одухотвореннее, чем эти мерзкие феназепамки!!!! Тьфу гнать их атседова</text:p>
          </table:table-cell>
        </table:table-row>
        <table:table-row table:style-name="ro1">
          <table:table-cell office:value-type="float" office:value="10682086" calcext:value-type="float">
            <text:p>10682086</text:p>
          </table:table-cell>
          <table:table-cell office:value-type="float" office:value="10683203" calcext:value-type="float">
            <text:p>10683203</text:p>
          </table:table-cell>
          <table:table-cell office:value-type="string" calcext:value-type="string">
            <text:p>non_sexist</text:p>
          </table:table-cell>
          <table:table-cell office:value-type="string" calcext:value-type="string">
            <text:p>Нехорошо удалять комментарии женщин в такой светлый день.</text:p>
          </table:table-cell>
        </table:table-row>
        <table:table-row table:style-name="ro3">
          <table:table-cell office:value-type="float" office:value="10682086" calcext:value-type="float">
            <text:p>10682086</text:p>
          </table:table-cell>
          <table:table-cell office:value-type="float" office:value="10683314" calcext:value-type="float">
            <text:p>10683314</text:p>
          </table:table-cell>
          <table:table-cell office:value-type="string" calcext:value-type="string">
            <text:p>non_sexist</text:p>
          </table:table-cell>
          <table:table-cell office:value-type="string" calcext:value-type="string">
            <text:p>Лол</text:p>
            <text:p>Чому мой коммент потёрли, я вроде женщина</text:p>
          </table:table-cell>
        </table:table-row>
        <table:table-row table:style-name="ro1">
          <table:table-cell office:value-type="float" office:value="10682086" calcext:value-type="float">
            <text:p>10682086</text:p>
          </table:table-cell>
          <table:table-cell office:value-type="float" office:value="10683349" calcext:value-type="float">
            <text:p>10683349</text:p>
          </table:table-cell>
          <table:table-cell office:value-type="string" calcext:value-type="string">
            <text:p>sexist</text:p>
          </table:table-cell>
          <table:table-cell office:value-type="string" calcext:value-type="string">
            <text:p>Лучшее подтверждение того, что феминизм помойка, так это комментарии в этой группе, реально стыдно, что есть такие на голову отбитые бабенки.</text:p>
          </table:table-cell>
        </table:table-row>
        <table:table-row table:style-name="ro1">
          <table:table-cell office:value-type="float" office:value="10682086" calcext:value-type="float">
            <text:p>10682086</text:p>
          </table:table-cell>
          <table:table-cell office:value-type="float" office:value="10683410" calcext:value-type="float">
            <text:p>10683410</text:p>
          </table:table-cell>
          <table:table-cell office:value-type="string" calcext:value-type="string">
            <text:p>non_sexist</text:p>
          </table:table-cell>
          <table:table-cell office:value-type="string" calcext:value-type="string">
            <text:p>Трут мужские комменты, а что если среди них трап и это тянка просто сменила имя и стиль😂</text:p>
          </table:table-cell>
        </table:table-row>
        <table:table-row table:style-name="ro1">
          <table:table-cell office:value-type="float" office:value="10682086" calcext:value-type="float">
            <text:p>10682086</text:p>
          </table:table-cell>
          <table:table-cell office:value-type="float" office:value="10683455" calcext:value-type="float">
            <text:p>10683455</text:p>
          </table:table-cell>
          <table:table-cell office:value-type="string" calcext:value-type="string">
            <text:p>non_sexist</text:p>
          </table:table-cell>
          <table:table-cell office:value-type="string" calcext:value-type="string">
            <text:p>"Угнетателей" нет, и все равно срач. Друг в друга то кидаться не надо. Каждый дрочит, как он хочет. Хочешь борщи варить и быть удобной -будь, хочешь будь космонавткой, пилотессой, врачиней, поломойкой, мамой, преступницей, да кем черт возьми угоднооо-будь. Неужели так сложно не оскорблять феминисток/не феминисток? Все женщины сестры💖</text:p>
          </table:table-cell>
        </table:table-row>
        <table:table-row table:style-name="ro1">
          <table:table-cell office:value-type="float" office:value="10682086" calcext:value-type="float">
            <text:p>10682086</text:p>
          </table:table-cell>
          <table:table-cell office:value-type="float" office:value="10683584" calcext:value-type="float">
            <text:p>10683584</text:p>
          </table:table-cell>
          <table:table-cell office:value-type="string" calcext:value-type="string">
            <text:p>non_sexist</text:p>
          </table:table-cell>
          <table:table-cell office:value-type="string" calcext:value-type="string">
            <text:p>Всех с днем борьбы за права женщин и эмансипацию</text:p>
          </table:table-cell>
        </table:table-row>
        <table:table-row table:style-name="ro1">
          <table:table-cell office:value-type="float" office:value="10682086" calcext:value-type="float">
            <text:p>10682086</text:p>
          </table:table-cell>
          <table:table-cell office:value-type="float" office:value="10683625" calcext:value-type="float">
            <text:p>10683625</text:p>
          </table:table-cell>
          <table:table-cell office:value-type="string" calcext:value-type="string">
            <text:p>non_sexist</text:p>
          </table:table-cell>
          <table:table-cell office:value-type="string" calcext:value-type="string">
            <text:p>если пикчер это парень то почему его посты не удаляет бот 🤔</text:p>
          </table:table-cell>
        </table:table-row>
        <table:table-row table:style-name="ro1">
          <table:table-cell office:value-type="float" office:value="10682086" calcext:value-type="float">
            <text:p>10682086</text:p>
          </table:table-cell>
          <table:table-cell office:value-type="float" office:value="10683794" calcext:value-type="float">
            <text:p>10683794</text:p>
          </table:table-cell>
          <table:table-cell office:value-type="string" calcext:value-type="string">
            <text:p>non_sexist</text:p>
          </table:table-cell>
          <table:table-cell office:value-type="string" calcext:value-type="string">
            <text:p>Хорошая статья, отличный обзор, проблема в том, что мужчины ее читать не будут......... Почему? а Потому что "зачем в россии феминизм, нафиг надо"</text:p>
          </table:table-cell>
        </table:table-row>
        <table:table-row table:style-name="ro1">
          <table:table-cell office:value-type="float" office:value="10682086" calcext:value-type="float">
            <text:p>10682086</text:p>
          </table:table-cell>
          <table:table-cell office:value-type="float" office:value="10683833" calcext:value-type="float">
            <text:p>10683833</text:p>
          </table:table-cell>
          <table:table-cell office:value-type="string" calcext:value-type="string">
            <text:p>non_sexist</text:p>
          </table:table-cell>
          <table:table-cell office:value-type="string" calcext:value-type="string">
            <text:p>В который раз все мы убеждаемся, что автор мемасов БОГ. ПРОСТО БОГ. 👏👏👏👏</text:p>
          </table:table-cell>
        </table:table-row>
        <table:table-row table:style-name="ro3">
          <table:table-cell office:value-type="float" office:value="10682086" calcext:value-type="float">
            <text:p>10682086</text:p>
          </table:table-cell>
          <table:table-cell office:value-type="float" office:value="10683903" calcext:value-type="float">
            <text:p>10683903</text:p>
          </table:table-cell>
          <table:table-cell office:value-type="string" calcext:value-type="string">
            <text:p>non_sexist</text:p>
          </table:table-cell>
          <table:table-cell office:value-type="string" calcext:value-type="string">
            <text:p>А статья кстати интересная. Слава богу не сталкивалась с домогательствами. </text:p>
            <text:p>Ведь обычно когда говорят про феминисток, то про радикальных. А тут они представлены с адекватной стороны, реально полезными</text:p>
          </table:table-cell>
        </table:table-row>
        <table:table-row table:style-name="ro3">
          <table:table-cell office:value-type="float" office:value="10682086" calcext:value-type="float">
            <text:p>10682086</text:p>
          </table:table-cell>
          <table:table-cell office:value-type="float" office:value="10683910" calcext:value-type="float">
            <text:p>10683910</text:p>
          </table:table-cell>
          <table:table-cell office:value-type="string" calcext:value-type="string">
            <text:p>sexist</text:p>
          </table:table-cell>
          <table:table-cell office:value-type="string" calcext:value-type="string">
            <text:p>А ВДРУГ тут есть парни, которые родились мужского пола, но ощущают себя женским?  Вот и нарушение прав🤣🤣🤣🤣🤣🤣🤣🤣</text:p>
            <text:p>Что за бред, не трите комментарии мужиков. Без них курятник мерзкий</text:p>
          </table:table-cell>
        </table:table-row>
        <table:table-row table:style-name="ro1">
          <table:table-cell office:value-type="float" office:value="10682086" calcext:value-type="float">
            <text:p>10682086</text:p>
          </table:table-cell>
          <table:table-cell office:value-type="float" office:value="10684219" calcext:value-type="float">
            <text:p>10684219</text:p>
          </table:table-cell>
          <table:table-cell office:value-type="string" calcext:value-type="string">
            <text:p>sexist</text:p>
          </table:table-cell>
          <table:table-cell office:value-type="string" calcext:value-type="string">
            <text:p>Бедные фемки, кто вас так обидел? Любите и уважайте мужчин ❤ и они ответят вам взаимностью. Столько агрессии, просто ужасно...</text:p>
          </table:table-cell>
        </table:table-row>
        <table:table-row table:style-name="ro21">
          <table:table-cell office:value-type="float" office:value="10682086" calcext:value-type="float">
            <text:p>10682086</text:p>
          </table:table-cell>
          <table:table-cell office:value-type="float" office:value="10684264" calcext:value-type="float">
            <text:p>10684264</text:p>
          </table:table-cell>
          <table:table-cell office:value-type="string" calcext:value-type="string">
            <text:p>sexist</text:p>
          </table:table-cell>
          <table:table-cell office:value-type="string" calcext:value-type="string">
            <text:p>Ммм, байки про то, что женщинам не доплачивают и стеклянные потолки...круто, че.</text:p>
            <text:p>Уже даже на западе от этого начали открещиваться, потому что ну стыдно просто так неприкрыто врать, а нашем хоть бы что😆</text:p>
            <text:p/>
            <text:p>Плюс сдобрили эту «шок инфу» ПРАВДОЙ(!) о том, что всех вокруг домогаются/насилуют/бьют (хотя в действительности это происходит с меньшинством, и по большей части в бедных районах/среди мало образованного населения/ среди алкашей или нариков). </text:p>
            <text:p/>
            <text:p>Ну и под конец </text:p>
            <text:p>добавить про то, как бытовой сексизм деффкам карьеры рушит - святое дело, куда ж без этого) </text:p>
            <text:p>Вот могли бы вы девочки все космонавт_ками да президент_шами стать, но не стали, а все потому, что вам Мама говорила в детстве борщ учиться варить😆 да да, это ж все так и работает...)</text:p>
          </table:table-cell>
        </table:table-row>
        <table:table-row table:style-name="ro3">
          <table:table-cell office:value-type="float" office:value="10682086" calcext:value-type="float">
            <text:p>10682086</text:p>
          </table:table-cell>
          <table:table-cell office:value-type="float" office:value="10684386" calcext:value-type="float">
            <text:p>10684386</text:p>
          </table:table-cell>
          <table:table-cell office:value-type="string" calcext:value-type="string">
            <text:p>non_sexist</text:p>
          </table:table-cell>
          <table:table-cell office:value-type="string" calcext:value-type="string">
            <text:p>Уже на пикче обосрались</text:p>
            <text:p>Феминизм борется не за равноправие, а за женские права</text:p>
          </table:table-cell>
        </table:table-row>
        <table:table-row table:style-name="ro1">
          <table:table-cell office:value-type="float" office:value="10682086" calcext:value-type="float">
            <text:p>10682086</text:p>
          </table:table-cell>
          <table:table-cell office:value-type="float" office:value="10684423" calcext:value-type="float">
            <text:p>10684423</text:p>
          </table:table-cell>
          <table:table-cell office:value-type="string" calcext:value-type="string">
            <text:p>non_sexist</text:p>
          </table:table-cell>
          <table:table-cell office:value-type="string" calcext:value-type="string">
            <text:p>Блин как хорошо что тупые пацаны ничего ответить не могут ахахахахахах</text:p>
          </table:table-cell>
        </table:table-row>
        <table:table-row table:style-name="ro1">
          <table:table-cell office:value-type="float" office:value="10682086" calcext:value-type="float">
            <text:p>10682086</text:p>
          </table:table-cell>
          <table:table-cell office:value-type="float" office:value="10684433" calcext:value-type="float">
            <text:p>10684433</text:p>
          </table:table-cell>
          <table:table-cell office:value-type="string" calcext:value-type="string">
            <text:p>non_sexist</text:p>
          </table:table-cell>
          <table:table-cell office:value-type="string" calcext:value-type="string">
            <text:p>раз раз раз это хардбас с</text:p>
          </table:table-cell>
        </table:table-row>
        <table:table-row table:style-name="ro1">
          <table:table-cell office:value-type="float" office:value="10682086" calcext:value-type="float">
            <text:p>10682086</text:p>
          </table:table-cell>
          <table:table-cell office:value-type="float" office:value="10684515" calcext:value-type="float">
            <text:p>10684515</text:p>
          </table:table-cell>
          <table:table-cell office:value-type="string" calcext:value-type="string">
            <text:p>non_sexist</text:p>
          </table:table-cell>
          <table:table-cell office:value-type="string" calcext:value-type="string">
            <text:p>Основной вопрос по которому я против феминизма это его изолированность от проблем большого числа других социальных групп. Если мы будем решать только проблемы женщин мы так и останемся в болоте. Проблемы женщин должны решаться наравне с проблемами мужчин которые тоже страдают от сексизма, с проблемами не только ЛГБТ трансгендеров и женщин но и остальной частью квир сообщества, с проблемами не только расизма в отношении женщин но и общего расизма, дискриминация инвалидов это вообще огромный пласт который все ухудшается. Должен быть не ФЕМЕНизм, должна быть борьба в первую очередь за справедливость, как единое сообщество состоящее из подсообществ занимающихся более специализированными вопросами.</text:p>
          </table:table-cell>
        </table:table-row>
        <table:table-row table:style-name="ro1">
          <table:table-cell office:value-type="float" office:value="10682086" calcext:value-type="float">
            <text:p>10682086</text:p>
          </table:table-cell>
          <table:table-cell office:value-type="float" office:value="10684587" calcext:value-type="float">
            <text:p>10684587</text:p>
          </table:table-cell>
          <table:table-cell office:value-type="string" calcext:value-type="string">
            <text:p>non_sexist</text:p>
          </table:table-cell>
          <table:table-cell office:value-type="string" calcext:value-type="string">
            <text:p>Мне кажется, что мы просто хотим быть защищёнными. Если нет адекватного мужа или серьезного бати и/или брата, а для государства мы интересны только в плане «рожать», то мы и начинаем сами решать свои проблемы, хотим заработать на такой небольшой уютный бункер с электрическим забором и пулемётами по периметру, где можно укрыться от всего.</text:p>
          </table:table-cell>
        </table:table-row>
        <table:table-row table:style-name="ro1">
          <table:table-cell office:value-type="float" office:value="10682086" calcext:value-type="float">
            <text:p>10682086</text:p>
          </table:table-cell>
          <table:table-cell office:value-type="float" office:value="10684709" calcext:value-type="float">
            <text:p>10684709</text:p>
          </table:table-cell>
          <table:table-cell office:value-type="string" calcext:value-type="string">
            <text:p>non_sexist</text:p>
          </table:table-cell>
          <table:table-cell office:value-type="string" calcext:value-type="string">
            <text:p>[id13278285|Сергей], настолько я успеваю читать статьи 96, 93, 254, 261, 263,264, 3.9, 4.2, 97 вполне справедливы за исключением того что не рассматривается возможность того что за ребенком ухаживает такжене только женщина. Это сексизм не только в отношении мужчин так то. Про военную службу также общая проблема.</text:p>
          </table:table-cell>
        </table:table-row>
        <table:table-row table:style-name="ro1">
          <table:table-cell office:value-type="float" office:value="10682086" calcext:value-type="float">
            <text:p>10682086</text:p>
          </table:table-cell>
          <table:table-cell office:value-type="float" office:value="10684932" calcext:value-type="float">
            <text:p>10684932</text:p>
          </table:table-cell>
          <table:table-cell office:value-type="string" calcext:value-type="string">
            <text:p>non_sexist</text:p>
          </table:table-cell>
          <table:table-cell office:value-type="string" calcext:value-type="string">
            <text:p>Падение патриархата, а все крутые должности занимают спермобаки</text:p>
          </table:table-cell>
        </table:table-row>
        <table:table-row table:style-name="ro2">
          <table:table-cell office:value-type="float" office:value="10682086" calcext:value-type="float">
            <text:p>10682086</text:p>
          </table:table-cell>
          <table:table-cell office:value-type="float" office:value="10685184" calcext:value-type="float">
            <text:p>10685184</text:p>
          </table:table-cell>
          <table:table-cell office:value-type="string" calcext:value-type="string">
            <text:p>non_sexist</text:p>
          </table:table-cell>
          <table:table-cell office:value-type="string" calcext:value-type="string">
            <text:p>Интересные дела получаются. :)</text:p>
            <text:p>А я то думаю, чего это так мало комментариев под тредом на трешовую тему. И день соответствующий.</text:p>
            <text:p>Здесь в некотором роде кафе "Сирена" онлайн. Не ожидала, Лентач. Это довольно прикольно. :)</text:p>
          </table:table-cell>
        </table:table-row>
        <table:table-row table:style-name="ro3">
          <table:table-cell office:value-type="float" office:value="10682086" calcext:value-type="float">
            <text:p>10682086</text:p>
          </table:table-cell>
          <table:table-cell office:value-type="float" office:value="10685678" calcext:value-type="float">
            <text:p>10685678</text:p>
          </table:table-cell>
          <table:table-cell office:value-type="string" calcext:value-type="string">
            <text:p>non_sexist</text:p>
          </table:table-cell>
          <table:table-cell office:value-type="string" calcext:value-type="string">
            <text:p>Забавно наблюдать как мужики не могут комментить, поэтому приходится лайкать комменты девушек, которые вместо них тут высказываются против феминизма и прочего. А эти дамы, наверное, даже рады получить это «мужское признание»</text:p>
            <text:p>Печально, но ожидаемо🤙</text:p>
          </table:table-cell>
        </table:table-row>
        <table:table-row table:style-name="ro1">
          <table:table-cell office:value-type="float" office:value="10682086" calcext:value-type="float">
            <text:p>10682086</text:p>
          </table:table-cell>
          <table:table-cell office:value-type="float" office:value="10686262" calcext:value-type="float">
            <text:p>10686262</text:p>
          </table:table-cell>
          <table:table-cell office:value-type="string" calcext:value-type="string">
            <text:p>sexist</text:p>
          </table:table-cell>
          <table:table-cell office:value-type="string" calcext:value-type="string">
            <text:p>Тут что, рили одни бабы в коментах?</text:p>
          </table:table-cell>
        </table:table-row>
        <table:table-row table:style-name="ro1">
          <table:table-cell office:value-type="float" office:value="10682086" calcext:value-type="float">
            <text:p>10682086</text:p>
          </table:table-cell>
          <table:table-cell office:value-type="float" office:value="10686266" calcext:value-type="float">
            <text:p>10686266</text:p>
          </table:table-cell>
          <table:table-cell office:value-type="string" calcext:value-type="string">
            <text:p>non_sexist</text:p>
          </table:table-cell>
          <table:table-cell office:value-type="string" calcext:value-type="string">
            <text:p>Веселомба, два три пять восемь</text:p>
          </table:table-cell>
        </table:table-row>
        <table:table-row table:style-name="ro3">
          <table:table-cell office:value-type="float" office:value="10682086" calcext:value-type="float">
            <text:p>10682086</text:p>
          </table:table-cell>
          <table:table-cell office:value-type="float" office:value="10686726" calcext:value-type="float">
            <text:p>10686726</text:p>
          </table:table-cell>
          <table:table-cell office:value-type="string" calcext:value-type="string">
            <text:p>non_sexist</text:p>
          </table:table-cell>
          <table:table-cell office:value-type="string" calcext:value-type="string">
            <text:p>Спасибо за материал! </text:p>
            <text:p>раз раз</text:p>
          </table:table-cell>
        </table:table-row>
        <table:table-row table:style-name="ro1">
          <table:table-cell office:value-type="float" office:value="10682086" calcext:value-type="float">
            <text:p>10682086</text:p>
          </table:table-cell>
          <table:table-cell office:value-type="float" office:value="10686866" calcext:value-type="float">
            <text:p>10686866</text:p>
          </table:table-cell>
          <table:table-cell office:value-type="string" calcext:value-type="string">
            <text:p>non_sexist</text:p>
          </table:table-cell>
          <table:table-cell office:value-type="string" calcext:value-type="string">
            <text:p>Замечатетельная статья, почитайте девочки, <text:s/>указаны орнанизации куда можно обратиться за помощью, на всякий случай</text:p>
          </table:table-cell>
        </table:table-row>
        <table:table-row table:style-name="ro1">
          <table:table-cell office:value-type="float" office:value="10682086" calcext:value-type="float">
            <text:p>10682086</text:p>
          </table:table-cell>
          <table:table-cell office:value-type="float" office:value="10687539" calcext:value-type="float">
            <text:p>10687539</text:p>
          </table:table-cell>
          <table:table-cell office:value-type="string" calcext:value-type="string">
            <text:p>non_sexist</text:p>
          </table:table-cell>
          <table:table-cell office:value-type="string" calcext:value-type="string">
            <text:p>Теперь, когда мне скажут : "У тебя И так все есть, чего тебе не хватает, тупая деффка!!1!!", я просто кину ссылку на эту статью</text:p>
          </table:table-cell>
        </table:table-row>
        <table:table-row table:style-name="ro1">
          <table:table-cell office:value-type="float" office:value="10682086" calcext:value-type="float">
            <text:p>10682086</text:p>
          </table:table-cell>
          <table:table-cell office:value-type="float" office:value="10689556" calcext:value-type="float">
            <text:p>10689556</text:p>
          </table:table-cell>
          <table:table-cell office:value-type="string" calcext:value-type="string">
            <text:p>sexist</text:p>
          </table:table-cell>
          <table:table-cell office:value-type="string" calcext:value-type="string">
            <text:p>Феменистки это женщины которые живут без кухни?</text:p>
          </table:table-cell>
        </table:table-row>
        <table:table-row table:style-name="ro2">
          <table:table-cell office:value-type="float" office:value="10682086" calcext:value-type="float">
            <text:p>10682086</text:p>
          </table:table-cell>
          <table:table-cell office:value-type="float" office:value="10689840" calcext:value-type="float">
            <text:p>10689840</text:p>
          </table:table-cell>
          <table:table-cell office:value-type="string" calcext:value-type="string">
            <text:p>non_sexist</text:p>
          </table:table-cell>
          <table:table-cell office:value-type="string" calcext:value-type="string">
            <text:p>В целом, очень крутая статья, вполне себе неплохой ликбез, даже сохраню у себя, но мне бы вот хотелось, чтобы в ней чутка получше раскрыли тему радфемок и SJW и того, как настоящие феменистки к ним относятся. В смысле, блин, не просто так же из-за них рофлят, и некоторыми своими действиями они, как мне кажется, добиваются ровно противоположного результата. Черт, даже тот же паблик Гендерфлюидный вертосексуал посвящен неадекватности некоторых рад- интерсек- феминисткок. </text:p>
            <text:p/>
            <text:p>Ну, возможно, я ошибаюсь, но их действия по вредности схожи с действиями лжеученых. Поясните, как на самом деле, если я ошибаюсь, мне правда интересно.</text:p>
          </table:table-cell>
        </table:table-row>
        <table:table-row table:style-name="ro1">
          <table:table-cell office:value-type="float" office:value="10682086" calcext:value-type="float">
            <text:p>10682086</text:p>
          </table:table-cell>
          <table:table-cell office:value-type="float" office:value="10691213" calcext:value-type="float">
            <text:p>10691213</text:p>
          </table:table-cell>
          <table:table-cell office:value-type="string" calcext:value-type="string">
            <text:p>non_sexist</text:p>
          </table:table-cell>
          <table:table-cell office:value-type="string" calcext:value-type="string">
            <text:p>Спецом зашла в комменты, чтобы почитать срач, а мужские коммы затираются. Втф, лентач?</text:p>
          </table:table-cell>
        </table:table-row>
        <table:table-row table:style-name="ro1">
          <table:table-cell office:value-type="float" office:value="10682086" calcext:value-type="float">
            <text:p>10682086</text:p>
          </table:table-cell>
          <table:table-cell office:value-type="float" office:value="10691318" calcext:value-type="float">
            <text:p>10691318</text:p>
          </table:table-cell>
          <table:table-cell office:value-type="string" calcext:value-type="string">
            <text:p>sexist</text:p>
          </table:table-cell>
          <table:table-cell office:value-type="string" calcext:value-type="string">
            <text:p>Большая однако статья. Но достаточно интересная и полезная к прочтению многим дамам с поехавшей на "ущемилихуемрази" кукухой. Правовая и психологическая поддержка - действительно здравые вещи, нацеленные на решение существующих проблем. Пока вчерашние дамы, закрыв лицо, цветы у ЗАГСа раскидывали вокруг кровавого писюна ради фоточек, где-то адекватные женщины занимались действительно меняющими жизни вещами.</text:p>
          </table:table-cell>
        </table:table-row>
        <table:table-row table:style-name="ro1">
          <table:table-cell office:value-type="float" office:value="10682086" calcext:value-type="float">
            <text:p>10682086</text:p>
          </table:table-cell>
          <table:table-cell office:value-type="float" office:value="10691505" calcext:value-type="float">
            <text:p>10691505</text:p>
          </table:table-cell>
          <table:table-cell office:value-type="string" calcext:value-type="string">
            <text:p>non_sexist</text:p>
          </table:table-cell>
          <table:table-cell office:value-type="string" calcext:value-type="string">
            <text:p>А как бот работает? Он по странице в ВК определяет пол?</text:p>
          </table:table-cell>
        </table:table-row>
        <table:table-row table:style-name="ro1">
          <table:table-cell office:value-type="float" office:value="10682086" calcext:value-type="float">
            <text:p>10682086</text:p>
          </table:table-cell>
          <table:table-cell office:value-type="float" office:value="10691553" calcext:value-type="float">
            <text:p>10691553</text:p>
          </table:table-cell>
          <table:table-cell office:value-type="string" calcext:value-type="string">
            <text:p>non_sexist</text:p>
          </table:table-cell>
          <table:table-cell office:value-type="string" calcext:value-type="string">
            <text:p>А чего ж нет ни слова-то про армейскую обязаловку, включая е*аный ад военкомата??? А, почему этого нет, почему про это не сказано?Только пара строчек про запрет прохождения КОНТРАКТНОЙ службы в графе запрещенных для женщины профессий. Если вы боретесь за равноправие, то давайте, пусть будет обязательная воинская повинность (е*аный стыд, как же это отвратительно звучит) и для самок. В чем проблема-то? Равноправие же, ну!</text:p>
          </table:table-cell>
        </table:table-row>
        <table:table-row table:style-name="ro1">
          <table:table-cell office:value-type="float" office:value="10682086" calcext:value-type="float">
            <text:p>10682086</text:p>
          </table:table-cell>
          <table:table-cell office:value-type="float" office:value="10692343" calcext:value-type="float">
            <text:p>10692343</text:p>
          </table:table-cell>
          <table:table-cell office:value-type="string" calcext:value-type="string">
            <text:p>sexist</text:p>
          </table:table-cell>
          <table:table-cell office:value-type="string" calcext:value-type="string">
            <text:p>Нужно ввести закон разрешающий мужчинам избивать женщин</text:p>
          </table:table-cell>
        </table:table-row>
        <table:table-row table:style-name="ro1">
          <table:table-cell office:value-type="float" office:value="10682086" calcext:value-type="float">
            <text:p>10682086</text:p>
          </table:table-cell>
          <table:table-cell office:value-type="float" office:value="10694603" calcext:value-type="float">
            <text:p>10694603</text:p>
          </table:table-cell>
          <table:table-cell office:value-type="string" calcext:value-type="string">
            <text:p>non_sexist</text:p>
          </table:table-cell>
          <table:table-cell office:value-type="string" calcext:value-type="string">
            <text:p>Интересно, а кто будет защищать мои интересы от военщины, повышенного пенсионного возраста, нищей зарплаты в бюджетной сфере, разного рода "тыжемужчинств", кто обеспечит мне возможность без страха быть непонятым, выглядеть как я хочу, носить вещи, какие я хочу, кто обеспечит в случае бракоразводного процесса мне равные шансы на то, чтобы ребёнок остался со мной, кто обеспечит мне снисхождение, в случае судебного преследования, кто защитит мои права? Но, конечно, я же мужчина! У меня нет проблем, меня никто не дискриминирует. Так наверно? Да вот наоборот получается.</text:p>
          </table:table-cell>
        </table:table-row>
        <table:table-row table:style-name="ro1">
          <table:table-cell office:value-type="float" office:value="10682086" calcext:value-type="float">
            <text:p>10682086</text:p>
          </table:table-cell>
          <table:table-cell office:value-type="float" office:value="10694633" calcext:value-type="float">
            <text:p>10694633</text:p>
          </table:table-cell>
          <table:table-cell office:value-type="string" calcext:value-type="string">
            <text:p>non_sexist</text:p>
          </table:table-cell>
          <table:table-cell office:value-type="string" calcext:value-type="string">
            <text:p>И зачем комменты другого прла блочить?</text:p>
          </table:table-cell>
        </table:table-row>
        <table:table-row table:style-name="ro1">
          <table:table-cell office:value-type="float" office:value="10236594" calcext:value-type="float">
            <text:p>10236594</text:p>
          </table:table-cell>
          <table:table-cell office:value-type="float" office:value="10236597" calcext:value-type="float">
            <text:p>10236597</text:p>
          </table:table-cell>
          <table:table-cell office:value-type="string" calcext:value-type="string">
            <text:p>non_sexist</text:p>
          </table:table-cell>
          <table:table-cell office:value-type="string" calcext:value-type="string">
            <text:p>Прочел Алексеем Паниным, четыре гав</text:p>
          </table:table-cell>
        </table:table-row>
        <table:table-row table:style-name="ro1">
          <table:table-cell office:value-type="float" office:value="10236594" calcext:value-type="float">
            <text:p>10236594</text:p>
          </table:table-cell>
          <table:table-cell office:value-type="float" office:value="10236603" calcext:value-type="float">
            <text:p>10236603</text:p>
          </table:table-cell>
          <table:table-cell office:value-type="string" calcext:value-type="string">
            <text:p>sexist</text:p>
          </table:table-cell>
          <table:table-cell office:value-type="string" calcext:value-type="string">
            <text:p>Давайте на все смотреть сквозь призму пиздофашизма, ага</text:p>
          </table:table-cell>
        </table:table-row>
        <table:table-row table:style-name="ro1">
          <table:table-cell office:value-type="float" office:value="10236594" calcext:value-type="float">
            <text:p>10236594</text:p>
          </table:table-cell>
          <table:table-cell office:value-type="float" office:value="10236604" calcext:value-type="float">
            <text:p>10236604</text:p>
          </table:table-cell>
          <table:table-cell office:value-type="string" calcext:value-type="string">
            <text:p>non_sexist</text:p>
          </table:table-cell>
          <table:table-cell office:value-type="string" calcext:value-type="string">
            <text:p>Посмотрел выпуск - получил второе высшее</text:p>
          </table:table-cell>
        </table:table-row>
        <table:table-row table:style-name="ro1">
          <table:table-cell office:value-type="float" office:value="10236594" calcext:value-type="float">
            <text:p>10236594</text:p>
          </table:table-cell>
          <table:table-cell office:value-type="float" office:value="10236607" calcext:value-type="float">
            <text:p>10236607</text:p>
          </table:table-cell>
          <table:table-cell office:value-type="string" calcext:value-type="string">
            <text:p>non_sexist</text:p>
          </table:table-cell>
          <table:table-cell office:value-type="string" calcext:value-type="string">
            <text:p>Нахера вести споры в инете? чем больше конспирологов, тем меньше конспирологов, законы природы никто не отменял.</text:p>
          </table:table-cell>
        </table:table-row>
        <table:table-row table:style-name="ro1">
          <table:table-cell office:value-type="float" office:value="10236594" calcext:value-type="float">
            <text:p>10236594</text:p>
          </table:table-cell>
          <table:table-cell office:value-type="float" office:value="10236610" calcext:value-type="float">
            <text:p>10236610</text:p>
          </table:table-cell>
          <table:table-cell office:value-type="string" calcext:value-type="string">
            <text:p>non_sexist</text:p>
          </table:table-cell>
          <table:table-cell office:value-type="string" calcext:value-type="string">
            <text:p>Рифмы и Паньчин три восемь</text:p>
          </table:table-cell>
        </table:table-row>
        <table:table-row table:style-name="ro1">
          <table:table-cell office:value-type="float" office:value="10236594" calcext:value-type="float">
            <text:p>10236594</text:p>
          </table:table-cell>
          <table:table-cell office:value-type="float" office:value="10236614" calcext:value-type="float">
            <text:p>10236614</text:p>
          </table:table-cell>
          <table:table-cell office:value-type="string" calcext:value-type="string">
            <text:p>non_sexist</text:p>
          </table:table-cell>
          <table:table-cell office:value-type="string" calcext:value-type="string">
            <text:p>Ну щас научпопер все расскажет, по всем вопросам эксперт.</text:p>
          </table:table-cell>
        </table:table-row>
        <table:table-row table:style-name="ro1">
          <table:table-cell office:value-type="float" office:value="10236594" calcext:value-type="float">
            <text:p>10236594</text:p>
          </table:table-cell>
          <table:table-cell office:value-type="float" office:value="10236616" calcext:value-type="float">
            <text:p>10236616</text:p>
          </table:table-cell>
          <table:table-cell office:value-type="string" calcext:value-type="string">
            <text:p>sexist</text:p>
          </table:table-cell>
          <table:table-cell office:value-type="string" calcext:value-type="string">
            <text:p>Если есть слово феминизм-смотреть строго запрещено</text:p>
          </table:table-cell>
        </table:table-row>
        <table:table-row table:style-name="ro1">
          <table:table-cell office:value-type="float" office:value="10236594" calcext:value-type="float">
            <text:p>10236594</text:p>
          </table:table-cell>
          <table:table-cell office:value-type="float" office:value="10236619" calcext:value-type="float">
            <text:p>10236619</text:p>
          </table:table-cell>
          <table:table-cell office:value-type="string" calcext:value-type="string">
            <text:p>non_sexist</text:p>
          </table:table-cell>
          <table:table-cell office:value-type="string" calcext:value-type="string">
            <text:p>Содомиты, формат выпуска не сменили. Посмотрю только ради Панчина</text:p>
          </table:table-cell>
        </table:table-row>
        <table:table-row table:style-name="ro1">
          <table:table-cell office:value-type="float" office:value="10236594" calcext:value-type="float">
            <text:p>10236594</text:p>
          </table:table-cell>
          <table:table-cell office:value-type="float" office:value="10236623" calcext:value-type="float">
            <text:p>10236623</text:p>
          </table:table-cell>
          <table:table-cell office:value-type="string" calcext:value-type="string">
            <text:p>non_sexist</text:p>
          </table:table-cell>
          <table:table-cell office:value-type="string" calcext:value-type="string">
            <text:p>судя по по лицу- не нужно смотреть его...</text:p>
          </table:table-cell>
        </table:table-row>
        <table:table-row table:style-name="ro1">
          <table:table-cell office:value-type="float" office:value="10236594" calcext:value-type="float">
            <text:p>10236594</text:p>
          </table:table-cell>
          <table:table-cell office:value-type="float" office:value="10236626" calcext:value-type="float">
            <text:p>10236626</text:p>
          </table:table-cell>
          <table:table-cell office:value-type="string" calcext:value-type="string">
            <text:p>non_sexist</text:p>
          </table:table-cell>
          <table:table-cell office:value-type="string" calcext:value-type="string">
            <text:p>Позовите Папанистра, он вам устроет интервью)</text:p>
          </table:table-cell>
        </table:table-row>
        <table:table-row table:style-name="ro2">
          <table:table-cell office:value-type="float" office:value="10236594" calcext:value-type="float">
            <text:p>10236594</text:p>
          </table:table-cell>
          <table:table-cell office:value-type="float" office:value="10236632" calcext:value-type="float">
            <text:p>10236632</text:p>
          </table:table-cell>
          <table:table-cell office:value-type="string" calcext:value-type="string">
            <text:p>non_sexist</text:p>
          </table:table-cell>
          <table:table-cell office:value-type="string" calcext:value-type="string">
            <text:p>&gt;Панчин научит вести споры в интернете</text:p>
            <text:p>&gt;АХАХАХВХАХ</text:p>
            <text:p>P.s. потом не забудьте еще немытого карлика Соколова позвать</text:p>
          </table:table-cell>
        </table:table-row>
        <table:table-row table:style-name="ro1">
          <table:table-cell office:value-type="float" office:value="10236594" calcext:value-type="float">
            <text:p>10236594</text:p>
          </table:table-cell>
          <table:table-cell office:value-type="float" office:value="10236637" calcext:value-type="float">
            <text:p>10236637</text:p>
          </table:table-cell>
          <table:table-cell office:value-type="string" calcext:value-type="string">
            <text:p>non_sexist</text:p>
          </table:table-cell>
          <table:table-cell office:value-type="string" calcext:value-type="string">
            <text:p>дак чо уж ьам страх перед гмо давпйте революционно жрать нефть и другие химикаты на прямую а не без переработки в подобие пищи</text:p>
          </table:table-cell>
        </table:table-row>
        <table:table-row table:style-name="ro3">
          <table:table-cell office:value-type="float" office:value="10236594" calcext:value-type="float">
            <text:p>10236594</text:p>
          </table:table-cell>
          <table:table-cell office:value-type="float" office:value="10236640" calcext:value-type="float">
            <text:p>10236640</text:p>
          </table:table-cell>
          <table:table-cell office:value-type="string" calcext:value-type="string">
            <text:p>non_sexist</text:p>
          </table:table-cell>
          <table:table-cell office:value-type="string" calcext:value-type="string">
            <text:p>&gt;как правильно вести споры в интернете </text:p>
            <text:p>Ответ - никак. Если только вы не получаете от этого деньги, или ваш член не становится на 1 см больше от каждого срача. В остальных случаях с вами все плохо.</text:p>
          </table:table-cell>
        </table:table-row>
        <table:table-row table:style-name="ro5">
          <table:table-cell office:value-type="float" office:value="10236594" calcext:value-type="float">
            <text:p>10236594</text:p>
          </table:table-cell>
          <table:table-cell office:value-type="float" office:value="10236648" calcext:value-type="float">
            <text:p>10236648</text:p>
          </table:table-cell>
          <table:table-cell office:value-type="string" calcext:value-type="string">
            <text:p>non_sexist</text:p>
          </table:table-cell>
          <table:table-cell office:value-type="string" calcext:value-type="string">
            <text:p>Я не знаю кто это, я не особг знаю о чем будут говорить.</text:p>
            <text:p>Но меня зацепила фраза "как правильно вести споры в интернета".</text:p>
            <text:p>Серьезно? Люди уже не в состоянии устроить споры в комментах, да так чтобы запомнилось всем???</text:p>
            <text:p>Это боль (</text:p>
          </table:table-cell>
        </table:table-row>
        <table:table-row table:style-name="ro1">
          <table:table-cell office:value-type="float" office:value="10236594" calcext:value-type="float">
            <text:p>10236594</text:p>
          </table:table-cell>
          <table:table-cell office:value-type="float" office:value="10236683" calcext:value-type="float">
            <text:p>10236683</text:p>
          </table:table-cell>
          <table:table-cell office:value-type="string" calcext:value-type="string">
            <text:p>non_sexist</text:p>
          </table:table-cell>
          <table:table-cell office:value-type="string" calcext:value-type="string">
            <text:p>вместо того чтобы изобретать лекарство от рака учёные проводят форумы, чтобы гомеопатов и понасенкова побороть.</text:p>
          </table:table-cell>
        </table:table-row>
        <table:table-row table:style-name="ro1">
          <table:table-cell office:value-type="float" office:value="10236594" calcext:value-type="float">
            <text:p>10236594</text:p>
          </table:table-cell>
          <table:table-cell office:value-type="float" office:value="10236691" calcext:value-type="float">
            <text:p>10236691</text:p>
          </table:table-cell>
          <table:table-cell office:value-type="string" calcext:value-type="string">
            <text:p>non_sexist</text:p>
          </table:table-cell>
          <table:table-cell office:value-type="string" calcext:value-type="string">
            <text:p>О Ивасик (Привет всем , кто в теме)</text:p>
          </table:table-cell>
        </table:table-row>
        <table:table-row table:style-name="ro5">
          <table:table-cell office:value-type="float" office:value="10236594" calcext:value-type="float">
            <text:p>10236594</text:p>
          </table:table-cell>
          <table:table-cell office:value-type="float" office:value="10236701" calcext:value-type="float">
            <text:p>10236701</text:p>
          </table:table-cell>
          <table:table-cell office:value-type="string" calcext:value-type="string">
            <text:p>non_sexist</text:p>
          </table:table-cell>
          <table:table-cell office:value-type="string" calcext:value-type="string">
            <text:p>Да начнётся срач </text:p>
            <text:p>«Великих критиков и «умных» людей»</text:p>
            <text:p>Только в рашке люди не доверяют науке </text:p>
            <text:p>И во всем ищут подвох,жаль и обидно за эту страну</text:p>
          </table:table-cell>
        </table:table-row>
        <table:table-row table:style-name="ro1">
          <table:table-cell office:value-type="float" office:value="10236594" calcext:value-type="float">
            <text:p>10236594</text:p>
          </table:table-cell>
          <table:table-cell office:value-type="float" office:value="10236707" calcext:value-type="float">
            <text:p>10236707</text:p>
          </table:table-cell>
          <table:table-cell office:value-type="string" calcext:value-type="string">
            <text:p>non_sexist</text:p>
          </table:table-cell>
          <table:table-cell office:value-type="string" calcext:value-type="string">
            <text:p>о сча набегут научпоп хомячки</text:p>
          </table:table-cell>
        </table:table-row>
        <table:table-row table:style-name="ro1">
          <table:table-cell office:value-type="float" office:value="10236594" calcext:value-type="float">
            <text:p>10236594</text:p>
          </table:table-cell>
          <table:table-cell office:value-type="float" office:value="10236712" calcext:value-type="float">
            <text:p>10236712</text:p>
          </table:table-cell>
          <table:table-cell office:value-type="string" calcext:value-type="string">
            <text:p>non_sexist</text:p>
          </table:table-cell>
          <table:table-cell office:value-type="string" calcext:value-type="string">
            <text:p>Ох как тут жарко в комментах</text:p>
          </table:table-cell>
        </table:table-row>
        <table:table-row table:style-name="ro1">
          <table:table-cell office:value-type="float" office:value="10236594" calcext:value-type="float">
            <text:p>10236594</text:p>
          </table:table-cell>
          <table:table-cell office:value-type="float" office:value="10236744" calcext:value-type="float">
            <text:p>10236744</text:p>
          </table:table-cell>
          <table:table-cell office:value-type="string" calcext:value-type="string">
            <text:p>non_sexist</text:p>
          </table:table-cell>
          <table:table-cell office:value-type="string" calcext:value-type="string">
            <text:p>На SciOne смотрела практически все видео с ним, интересно рассказывает. Надо будет обязательно как-нибудь глянуть.</text:p>
          </table:table-cell>
        </table:table-row>
        <table:table-row table:style-name="ro1">
          <table:table-cell office:value-type="float" office:value="10236594" calcext:value-type="float">
            <text:p>10236594</text:p>
          </table:table-cell>
          <table:table-cell office:value-type="float" office:value="10236755" calcext:value-type="float">
            <text:p>10236755</text:p>
          </table:table-cell>
          <table:table-cell office:value-type="string" calcext:value-type="string">
            <text:p>non_sexist</text:p>
          </table:table-cell>
          <table:table-cell office:value-type="string" calcext:value-type="string">
            <text:p>Ставить свечки эффективнее и дешевле гомеопатии</text:p>
          </table:table-cell>
        </table:table-row>
        <table:table-row table:style-name="ro1">
          <table:table-cell office:value-type="float" office:value="10236594" calcext:value-type="float">
            <text:p>10236594</text:p>
          </table:table-cell>
          <table:table-cell office:value-type="float" office:value="10236757" calcext:value-type="float">
            <text:p>10236757</text:p>
          </table:table-cell>
          <table:table-cell office:value-type="string" calcext:value-type="string">
            <text:p>non_sexist</text:p>
          </table:table-cell>
          <table:table-cell office:value-type="string" calcext:value-type="string">
            <text:p>Адмен - питух: идиотизм это клинический диагноз</text:p>
          </table:table-cell>
        </table:table-row>
        <table:table-row table:style-name="ro1">
          <table:table-cell office:value-type="float" office:value="10236594" calcext:value-type="float">
            <text:p>10236594</text:p>
          </table:table-cell>
          <table:table-cell office:value-type="float" office:value="10236773" calcext:value-type="float">
            <text:p>10236773</text:p>
          </table:table-cell>
          <table:table-cell office:value-type="string" calcext:value-type="string">
            <text:p>non_sexist</text:p>
          </table:table-cell>
          <table:table-cell office:value-type="string" calcext:value-type="string">
            <text:p>Я даже не рассчитывала, что за ответы на несложные анкеты платят <text:s/>денежки. Все детали узнай у меня.</text:p>
          </table:table-cell>
        </table:table-row>
        <table:table-row table:style-name="ro1">
          <table:table-cell office:value-type="float" office:value="10236594" calcext:value-type="float">
            <text:p>10236594</text:p>
          </table:table-cell>
          <table:table-cell office:value-type="float" office:value="10236776" calcext:value-type="float">
            <text:p>10236776</text:p>
          </table:table-cell>
          <table:table-cell office:value-type="string" calcext:value-type="string">
            <text:p>non_sexist</text:p>
          </table:table-cell>
          <table:table-cell office:value-type="string" calcext:value-type="string">
            <text:p>А в ВК послушать нельзя? Хочу в дороге послушать</text:p>
          </table:table-cell>
        </table:table-row>
        <table:table-row table:style-name="ro1">
          <table:table-cell office:value-type="float" office:value="10236594" calcext:value-type="float">
            <text:p>10236594</text:p>
          </table:table-cell>
          <table:table-cell office:value-type="float" office:value="10236783" calcext:value-type="float">
            <text:p>10236783</text:p>
          </table:table-cell>
          <table:table-cell office:value-type="string" calcext:value-type="string">
            <text:p>non_sexist</text:p>
          </table:table-cell>
          <table:table-cell office:value-type="string" calcext:value-type="string">
            <text:p>Панчин повсюду и это хорошо</text:p>
          </table:table-cell>
        </table:table-row>
        <table:table-row table:style-name="ro1">
          <table:table-cell office:value-type="float" office:value="10236594" calcext:value-type="float">
            <text:p>10236594</text:p>
          </table:table-cell>
          <table:table-cell office:value-type="float" office:value="10236951" calcext:value-type="float">
            <text:p>10236951</text:p>
          </table:table-cell>
          <table:table-cell office:value-type="string" calcext:value-type="string">
            <text:p>non_sexist</text:p>
          </table:table-cell>
          <table:table-cell office:value-type="string" calcext:value-type="string">
            <text:p>Просто замечательно, я знаю как скоротать вечер. И это просто аху*но</text:p>
          </table:table-cell>
        </table:table-row>
        <table:table-row table:style-name="ro1">
          <table:table-cell office:value-type="float" office:value="10236594" calcext:value-type="float">
            <text:p>10236594</text:p>
          </table:table-cell>
          <table:table-cell office:value-type="float" office:value="10237049" calcext:value-type="float">
            <text:p>10237049</text:p>
          </table:table-cell>
          <table:table-cell office:value-type="string" calcext:value-type="string">
            <text:p>non_sexist</text:p>
          </table:table-cell>
          <table:table-cell office:value-type="string" calcext:value-type="string">
            <text:p>Ивасик в чем-то кроме перечисленных тем смыслом? Уже более двух лет вижу, как он на серьезных щах маниакально одно и тоже твердит</text:p>
          </table:table-cell>
        </table:table-row>
        <table:table-row table:style-name="ro15">
          <table:table-cell office:value-type="float" office:value="10236594" calcext:value-type="float">
            <text:p>10236594</text:p>
          </table:table-cell>
          <table:table-cell office:value-type="float" office:value="10237090" calcext:value-type="float">
            <text:p>10237090</text:p>
          </table:table-cell>
          <table:table-cell office:value-type="string" calcext:value-type="string">
            <text:p>non_sexist</text:p>
          </table:table-cell>
          <table:table-cell office:value-type="string" calcext:value-type="string">
            <text:p>https://vk.com/rikardoflexx</text:p>
            <text:p>Залетай тут мемы про рикардо!</text:p>
          </table:table-cell>
        </table:table-row>
        <table:table-row table:style-name="ro1">
          <table:table-cell office:value-type="float" office:value="10236594" calcext:value-type="float">
            <text:p>10236594</text:p>
          </table:table-cell>
          <table:table-cell office:value-type="float" office:value="10237092" calcext:value-type="float">
            <text:p>10237092</text:p>
          </table:table-cell>
          <table:table-cell office:value-type="string" calcext:value-type="string">
            <text:p>non_sexist</text:p>
          </table:table-cell>
          <table:table-cell office:value-type="string" calcext:value-type="string">
            <text:p>кто разгадал загадку с картинками?</text:p>
          </table:table-cell>
        </table:table-row>
        <table:table-row table:style-name="ro1">
          <table:table-cell office:value-type="float" office:value="10236594" calcext:value-type="float">
            <text:p>10236594</text:p>
          </table:table-cell>
          <table:table-cell office:value-type="float" office:value="10237287" calcext:value-type="float">
            <text:p>10237287</text:p>
          </table:table-cell>
          <table:table-cell office:value-type="string" calcext:value-type="string">
            <text:p>non_sexist</text:p>
          </table:table-cell>
          <table:table-cell office:value-type="string" calcext:value-type="string">
            <text:p>Лучше потом у Маргинала гляну...</text:p>
          </table:table-cell>
        </table:table-row>
        <table:table-row table:style-name="ro1">
          <table:table-cell office:value-type="float" office:value="10236594" calcext:value-type="float">
            <text:p>10236594</text:p>
          </table:table-cell>
          <table:table-cell office:value-type="float" office:value="10237795" calcext:value-type="float">
            <text:p>10237795</text:p>
          </table:table-cell>
          <table:table-cell office:value-type="string" calcext:value-type="string">
            <text:p>non_sexist</text:p>
          </table:table-cell>
          <table:table-cell office:value-type="string" calcext:value-type="string">
            <text:p>Он у меня в друзьях есть</text:p>
          </table:table-cell>
        </table:table-row>
        <table:table-row table:style-name="ro1">
          <table:table-cell office:value-type="float" office:value="10236594" calcext:value-type="float">
            <text:p>10236594</text:p>
          </table:table-cell>
          <table:table-cell office:value-type="float" office:value="10238102" calcext:value-type="float">
            <text:p>10238102</text:p>
          </table:table-cell>
          <table:table-cell office:value-type="string" calcext:value-type="string">
            <text:p>non_sexist</text:p>
          </table:table-cell>
          <table:table-cell office:value-type="string" calcext:value-type="string">
            <text:p>Дайте пожалуйста леща оператору! Он заколебал дёргаться</text:p>
          </table:table-cell>
        </table:table-row>
        <table:table-row table:style-name="ro1">
          <table:table-cell office:value-type="float" office:value="10236594" calcext:value-type="float">
            <text:p>10236594</text:p>
          </table:table-cell>
          <table:table-cell office:value-type="float" office:value="10238143" calcext:value-type="float">
            <text:p>10238143</text:p>
          </table:table-cell>
          <table:table-cell office:value-type="string" calcext:value-type="string">
            <text:p>sexist</text:p>
          </table:table-cell>
          <table:table-cell office:value-type="string" calcext:value-type="string">
            <text:p>Феминизм зло. Женщина должна быть под мужчиной.Так сказал Бог!</text:p>
          </table:table-cell>
        </table:table-row>
        <table:table-row table:style-name="ro1">
          <table:table-cell office:value-type="float" office:value="10236594" calcext:value-type="float">
            <text:p>10236594</text:p>
          </table:table-cell>
          <table:table-cell office:value-type="float" office:value="10238149" calcext:value-type="float">
            <text:p>10238149</text:p>
          </table:table-cell>
          <table:table-cell office:value-type="string" calcext:value-type="string">
            <text:p>non_sexist</text:p>
          </table:table-cell>
          <table:table-cell office:value-type="string" calcext:value-type="string">
            <text:p>Ого! Впервые кого-то нормального позвали.</text:p>
          </table:table-cell>
        </table:table-row>
        <table:table-row table:style-name="ro1">
          <table:table-cell office:value-type="float" office:value="10236594" calcext:value-type="float">
            <text:p>10236594</text:p>
          </table:table-cell>
          <table:table-cell office:value-type="float" office:value="10238433" calcext:value-type="float">
            <text:p>10238433</text:p>
          </table:table-cell>
          <table:table-cell office:value-type="string" calcext:value-type="string">
            <text:p>non_sexist</text:p>
          </table:table-cell>
          <table:table-cell office:value-type="string" calcext:value-type="string">
            <text:p>Про религию вот просто ППКС.</text:p>
          </table:table-cell>
        </table:table-row>
        <table:table-row table:style-name="ro1">
          <table:table-cell office:value-type="float" office:value="10236594" calcext:value-type="float">
            <text:p>10236594</text:p>
          </table:table-cell>
          <table:table-cell office:value-type="float" office:value="10238467" calcext:value-type="float">
            <text:p>10238467</text:p>
          </table:table-cell>
          <table:table-cell office:value-type="string" calcext:value-type="string">
            <text:p>non_sexist</text:p>
          </table:table-cell>
          <table:table-cell office:value-type="string" calcext:value-type="string">
            <text:p>#Панчин_круто раз два три четыре восемь сорок-три</text:p>
          </table:table-cell>
        </table:table-row>
        <table:table-row table:style-name="ro1">
          <table:table-cell office:value-type="float" office:value="10236594" calcext:value-type="float">
            <text:p>10236594</text:p>
          </table:table-cell>
          <table:table-cell office:value-type="float" office:value="10238520" calcext:value-type="float">
            <text:p>10238520</text:p>
          </table:table-cell>
          <table:table-cell office:value-type="string" calcext:value-type="string">
            <text:p>non_sexist</text:p>
          </table:table-cell>
          <table:table-cell office:value-type="string" calcext:value-type="string">
            <text:p>Не люблю этого научпопера. В своих суждениях он часто предвзят и не объективен.</text:p>
          </table:table-cell>
        </table:table-row>
        <table:table-row table:style-name="ro1">
          <table:table-cell office:value-type="float" office:value="10236594" calcext:value-type="float">
            <text:p>10236594</text:p>
          </table:table-cell>
          <table:table-cell office:value-type="float" office:value="10238760" calcext:value-type="float">
            <text:p>10238760</text:p>
          </table:table-cell>
          <table:table-cell office:value-type="string" calcext:value-type="string">
            <text:p>non_sexist</text:p>
          </table:table-cell>
          <table:table-cell office:value-type="string" calcext:value-type="string">
            <text:p>Панчин сосун дегенеративный и ноунейм дешевый</text:p>
          </table:table-cell>
        </table:table-row>
        <table:table-row table:style-name="ro1">
          <table:table-cell office:value-type="float" office:value="10236594" calcext:value-type="float">
            <text:p>10236594</text:p>
          </table:table-cell>
          <table:table-cell office:value-type="float" office:value="10239005" calcext:value-type="float">
            <text:p>10239005</text:p>
          </table:table-cell>
          <table:table-cell office:value-type="string" calcext:value-type="string">
            <text:p>non_sexist</text:p>
          </table:table-cell>
          <table:table-cell office:value-type="string" calcext:value-type="string">
            <text:p>Похоже, ведьмакам тут не место</text:p>
          </table:table-cell>
        </table:table-row>
        <table:table-row table:style-name="ro1">
          <table:table-cell office:value-type="float" office:value="10236594" calcext:value-type="float">
            <text:p>10236594</text:p>
          </table:table-cell>
          <table:table-cell office:value-type="float" office:value="10239044" calcext:value-type="float">
            <text:p>10239044</text:p>
          </table:table-cell>
          <table:table-cell office:value-type="string" calcext:value-type="string">
            <text:p>non_sexist</text:p>
          </table:table-cell>
          <table:table-cell office:value-type="string" calcext:value-type="string">
            <text:p>Закрепите лучше новость про пожар в шахте</text:p>
          </table:table-cell>
        </table:table-row>
        <table:table-row table:style-name="ro1">
          <table:table-cell office:value-type="float" office:value="10236594" calcext:value-type="float">
            <text:p>10236594</text:p>
          </table:table-cell>
          <table:table-cell office:value-type="float" office:value="10239124" calcext:value-type="float">
            <text:p>10239124</text:p>
          </table:table-cell>
          <table:table-cell office:value-type="string" calcext:value-type="string">
            <text:p>sexist</text:p>
          </table:table-cell>
          <table:table-cell office:value-type="string" calcext:value-type="string">
            <text:p>А что там насчет феминизма? 0_о" Библия - один из немногих трактатов где говориться что мужчина и женщина равны в правах) что женщины являются сонаследницами Царства ))</text:p>
          </table:table-cell>
        </table:table-row>
        <table:table-row table:style-name="ro1">
          <table:table-cell office:value-type="float" office:value="10236594" calcext:value-type="float">
            <text:p>10236594</text:p>
          </table:table-cell>
          <table:table-cell office:value-type="float" office:value="10239806" calcext:value-type="float">
            <text:p>10239806</text:p>
          </table:table-cell>
          <table:table-cell office:value-type="string" calcext:value-type="string">
            <text:p>non_sexist</text:p>
          </table:table-cell>
          <table:table-cell office:value-type="string" calcext:value-type="string">
            <text:p>Была шутка про рифмы и панчи?</text:p>
          </table:table-cell>
        </table:table-row>
        <table:table-row table:style-name="ro10">
          <table:table-cell office:value-type="float" office:value="10236594" calcext:value-type="float">
            <text:p>10236594</text:p>
          </table:table-cell>
          <table:table-cell office:value-type="float" office:value="10239910" calcext:value-type="float">
            <text:p>10239910</text:p>
          </table:table-cell>
          <table:table-cell office:value-type="string" calcext:value-type="string">
            <text:p>non_sexist</text:p>
          </table:table-cell>
          <table:table-cell office:value-type="string" calcext:value-type="string">
            <text:p>&gt;феномен гомеопатии</text:p>
            <text:p>Уууу, гомеопатия плохо, ууу никто не в курсе надо всем рассказать</text:p>
            <text:p>&gt;Теории заговоров</text:p>
            <text:p>Ууу теории заговоров врут, ууу надо всем рассказать</text:p>
            <text:p>&gt;страх ГМО</text:p>
            <text:p>Ууу, ГМО не так страшно, ууу надо всем рассказать</text:p>
            <text:p>&gt;Как вести споры а интернете</text:p>
            <text:p>А Александр расскажет как он спрятал свой язык в одно место вместо полемики с Милоновым? Я напомню, что молчание и редкое хихиканье не является троллингом - это говорит об отсутствии аргументов.</text:p>
            <text:p>&gt;этические дилеммы в Библии</text:p>
            <text:p>С удовольствием послушаю о религии от человека, который далёк от религии.</text:p>
            <text:p>&gt;С точки зрения феминизма</text:p>
            <text:p>Какой гендер у Александра?</text:p>
          </table:table-cell>
        </table:table-row>
        <table:table-row table:style-name="ro1">
          <table:table-cell office:value-type="float" office:value="10236594" calcext:value-type="float">
            <text:p>10236594</text:p>
          </table:table-cell>
          <table:table-cell office:value-type="float" office:value="10240003" calcext:value-type="float">
            <text:p>10240003</text:p>
          </table:table-cell>
          <table:table-cell office:value-type="string" calcext:value-type="string">
            <text:p>non_sexist</text:p>
          </table:table-cell>
          <table:table-cell office:value-type="string" calcext:value-type="string">
            <text:p>Панчин годнота , пару лет на него подписан в Ютубе , радует мозг 🧠</text:p>
          </table:table-cell>
        </table:table-row>
        <table:table-row table:style-name="ro1">
          <table:table-cell office:value-type="float" office:value="10236594" calcext:value-type="float">
            <text:p>10236594</text:p>
          </table:table-cell>
          <table:table-cell office:value-type="float" office:value="10240384" calcext:value-type="float">
            <text:p>10240384</text:p>
          </table:table-cell>
          <table:table-cell office:value-type="string" calcext:value-type="string">
            <text:p>sexist</text:p>
          </table:table-cell>
          <table:table-cell office:value-type="string" calcext:value-type="string">
            <text:p>"Как правильно спорить в интернете?" -Да никак,я просто ни с кем не спорю, ибо ради чего воздуху доказывать свою точку зрения?))</text:p>
          </table:table-cell>
        </table:table-row>
        <table:table-row table:style-name="ro1">
          <table:table-cell office:value-type="float" office:value="10236594" calcext:value-type="float">
            <text:p>10236594</text:p>
          </table:table-cell>
          <table:table-cell office:value-type="float" office:value="10240412" calcext:value-type="float">
            <text:p>10240412</text:p>
          </table:table-cell>
          <table:table-cell office:value-type="string" calcext:value-type="string">
            <text:p>non_sexist</text:p>
          </table:table-cell>
          <table:table-cell office:value-type="string" calcext:value-type="string">
            <text:p>Три мужика разбирают что бы то ни было с точки зрения феминизма.</text:p>
          </table:table-cell>
        </table:table-row>
        <table:table-row table:style-name="ro2">
          <table:table-cell office:value-type="float" office:value="10236594" calcext:value-type="float">
            <text:p>10236594</text:p>
          </table:table-cell>
          <table:table-cell office:value-type="float" office:value="10241085" calcext:value-type="float">
            <text:p>10241085</text:p>
          </table:table-cell>
          <table:table-cell office:value-type="string" calcext:value-type="string">
            <text:p>non_sexist</text:p>
          </table:table-cell>
          <table:table-cell office:value-type="string" calcext:value-type="string">
            <text:p>Постоянно только и слышно «верующие», «гмо», «идеология против объективного знания» и вот «как правильно вести споры в интернете» тут прям вишенка на тортике, особенно, когда перечитал их от него же на фб и мягко скажем звучит это несколько иначе. Но чувак и правда ловит хайп, не будем ему мешать.</text:p>
            <text:p>Правда лекции у него прикольные хоть и одинаковые. </text:p>
            <text:p>Правда не понятно зачем бороться с философией, учитывая, что этика является разделом философии, и именно она может как-то конкурировать с той же религией в вопросе «как себя вести?» и вообще философия занимается поиском ответов на те вопросы, на которые наука дать ответы не в состоянии. Точно так же как и не в состоянии и не имеет никакого права говорить о хорошем и плохом и говорить человеку, что ему следовало бы делать, а также на вечные вопросы о смысле жизни, счастье и прочем.</text:p>
          </table:table-cell>
        </table:table-row>
        <table:table-row table:style-name="ro4">
          <table:table-cell office:value-type="float" office:value="10236594" calcext:value-type="float">
            <text:p>10236594</text:p>
          </table:table-cell>
          <table:table-cell office:value-type="float" office:value="10241466" calcext:value-type="float">
            <text:p>10241466</text:p>
          </table:table-cell>
          <table:table-cell office:value-type="string" calcext:value-type="string">
            <text:p>non_sexist</text:p>
          </table:table-cell>
          <table:table-cell office:value-type="string" calcext:value-type="string">
            <text:p>Философией называют слишком много разных вещей. От пустой болтологии, которую публикуют в отечественных философских журналах, до рассуждений ведущих учёных о переднем краю их области, до любых мировоззренческих высказываний, а также протонаучные рассуждения мыслителей прошлого. Все мешать в кучу не стоило бы ни для критики ни для похвалы, но факт в том, что в современной философии нет внятного буллшит фильтра. </text:p>
            <text:p/>
            <text:p>И хотя есть весьма симпатичные мне философы, полный буллшит тоже нередко маскируется под именем философия. Возьмите, например, Фейрабенда. Философ? Да, причем известный. Но нёс буллшит. Или Гегель, например. Или современные постмодернисты и конструктивисты. </text:p>
            <text:p/>
            <text:p>Есть, например, отличная критика https://scepsis.net/library/id_1159.html.</text:p>
            <text:p/>
            <text:p>Так что наезды на философию это прежде всего наезды на неспособность области отделить что-то разумное от пустой болтовни. Возможно, когда-нибудь такое разделение случится и это было бы прекрасно. Но пока есть одно слово, которым называют все подряд.</text:p>
          </table:table-cell>
        </table:table-row>
        <table:table-row table:style-name="ro1">
          <table:table-cell office:value-type="float" office:value="10236594" calcext:value-type="float">
            <text:p>10236594</text:p>
          </table:table-cell>
          <table:table-cell office:value-type="float" office:value="10243294" calcext:value-type="float">
            <text:p>10243294</text:p>
          </table:table-cell>
          <table:table-cell office:value-type="string" calcext:value-type="string">
            <text:p>non_sexist</text:p>
          </table:table-cell>
          <table:table-cell office:value-type="string" calcext:value-type="string">
            <text:p>Ну тогда они не из его "лагеря"</text:p>
          </table:table-cell>
        </table:table-row>
        <table:table-row table:style-name="ro1">
          <table:table-cell office:value-type="float" office:value="10236594" calcext:value-type="float">
            <text:p>10236594</text:p>
          </table:table-cell>
          <table:table-cell office:value-type="float" office:value="10244202" calcext:value-type="float">
            <text:p>10244202</text:p>
          </table:table-cell>
          <table:table-cell office:value-type="string" calcext:value-type="string">
            <text:p>non_sexist</text:p>
          </table:table-cell>
          <table:table-cell office:value-type="string" calcext:value-type="string">
            <text:p>нужен ученый, который может провести эксперимент надо мной по передаче мыслей и документально засвидельствовать мою способность передавать мысли. это условие для подачи заявки на премию Гудини. Если организаторы окажутся честны в проведении эксперимента, готов 200 000 рублей из премии отдать ученому, который мне поможет. Ну и заранее оформить договор об этом у нотариуса.</text:p>
          </table:table-cell>
        </table:table-row>
        <table:table-row table:style-name="ro1">
          <table:table-cell office:value-type="float" office:value="10204902" calcext:value-type="float">
            <text:p>10204902</text:p>
          </table:table-cell>
          <table:table-cell office:value-type="float" office:value="10204909" calcext:value-type="float">
            <text:p>10204909</text:p>
          </table:table-cell>
          <table:table-cell office:value-type="string" calcext:value-type="string">
            <text:p>non_sexist</text:p>
          </table:table-cell>
          <table:table-cell office:value-type="string" calcext:value-type="string">
            <text:p>Телеграм пожаловался на закон в стране, в который запрешён телеграм</text:p>
          </table:table-cell>
        </table:table-row>
        <table:table-row table:style-name="ro1">
          <table:table-cell office:value-type="float" office:value="10204902" calcext:value-type="float">
            <text:p>10204902</text:p>
          </table:table-cell>
          <table:table-cell office:value-type="float" office:value="10204910" calcext:value-type="float">
            <text:p>10204910</text:p>
          </table:table-cell>
          <table:table-cell office:value-type="string" calcext:value-type="string">
            <text:p>non_sexist</text:p>
          </table:table-cell>
          <table:table-cell office:value-type="string" calcext:value-type="string">
            <text:p>Зачем жаловаться на то, что вообще никак не может вступить в силу?</text:p>
          </table:table-cell>
        </table:table-row>
        <table:table-row table:style-name="ro1">
          <table:table-cell office:value-type="float" office:value="10204902" calcext:value-type="float">
            <text:p>10204902</text:p>
          </table:table-cell>
          <table:table-cell office:value-type="float" office:value="10204912" calcext:value-type="float">
            <text:p>10204912</text:p>
          </table:table-cell>
          <table:table-cell office:value-type="string" calcext:value-type="string">
            <text:p>non_sexist</text:p>
          </table:table-cell>
          <table:table-cell office:value-type="string" calcext:value-type="string">
            <text:p>казна пустеет, Кириллу это не нравится(не мне)</text:p>
          </table:table-cell>
        </table:table-row>
        <table:table-row table:style-name="ro1">
          <table:table-cell office:value-type="float" office:value="10204902" calcext:value-type="float">
            <text:p>10204902</text:p>
          </table:table-cell>
          <table:table-cell office:value-type="float" office:value="10204916" calcext:value-type="float">
            <text:p>10204916</text:p>
          </table:table-cell>
          <table:table-cell office:value-type="string" calcext:value-type="string">
            <text:p>non_sexist</text:p>
          </table:table-cell>
          <table:table-cell office:value-type="string" calcext:value-type="string">
            <text:p>Кому только уже эти новости с церквями не надоели?</text:p>
          </table:table-cell>
        </table:table-row>
        <table:table-row table:style-name="ro1">
          <table:table-cell office:value-type="float" office:value="10204902" calcext:value-type="float">
            <text:p>10204902</text:p>
          </table:table-cell>
          <table:table-cell office:value-type="float" office:value="10204918" calcext:value-type="float">
            <text:p>10204918</text:p>
          </table:table-cell>
          <table:table-cell office:value-type="string" calcext:value-type="string">
            <text:p>non_sexist</text:p>
          </table:table-cell>
          <table:table-cell office:value-type="string" calcext:value-type="string">
            <text:p>У одного такая ситуация или нет?</text:p>
          </table:table-cell>
        </table:table-row>
        <table:table-row table:style-name="ro1">
          <table:table-cell office:value-type="float" office:value="10204902" calcext:value-type="float">
            <text:p>10204902</text:p>
          </table:table-cell>
          <table:table-cell office:value-type="float" office:value="10204921" calcext:value-type="float">
            <text:p>10204921</text:p>
          </table:table-cell>
          <table:table-cell office:value-type="string" calcext:value-type="string">
            <text:p>non_sexist</text:p>
          </table:table-cell>
          <table:table-cell office:value-type="string" calcext:value-type="string">
            <text:p>Справедливость - слово года? Хм, справедливо</text:p>
          </table:table-cell>
        </table:table-row>
        <table:table-row table:style-name="ro3">
          <table:table-cell office:value-type="float" office:value="10204902" calcext:value-type="float">
            <text:p>10204902</text:p>
          </table:table-cell>
          <table:table-cell office:value-type="float" office:value="10204922" calcext:value-type="float">
            <text:p>10204922</text:p>
          </table:table-cell>
          <table:table-cell office:value-type="string" calcext:value-type="string">
            <text:p>non_sexist</text:p>
          </table:table-cell>
          <table:table-cell office:value-type="string" calcext:value-type="string">
            <text:p>Хотя бы где то существует это слово</text:p>
            <text:p>PS: Лентач ван лав,хотя иногда дичь несете</text:p>
          </table:table-cell>
        </table:table-row>
        <table:table-row table:style-name="ro1">
          <table:table-cell office:value-type="float" office:value="10204902" calcext:value-type="float">
            <text:p>10204902</text:p>
          </table:table-cell>
          <table:table-cell office:value-type="float" office:value="10204924" calcext:value-type="float">
            <text:p>10204924</text:p>
          </table:table-cell>
          <table:table-cell office:value-type="string" calcext:value-type="string">
            <text:p>non_sexist</text:p>
          </table:table-cell>
          <table:table-cell office:value-type="string" calcext:value-type="string">
            <text:p>Два три четыре семь девять</text:p>
          </table:table-cell>
        </table:table-row>
        <table:table-row table:style-name="ro2">
          <table:table-cell office:value-type="float" office:value="10204902" calcext:value-type="float">
            <text:p>10204902</text:p>
          </table:table-cell>
          <table:table-cell office:value-type="float" office:value="10204927" calcext:value-type="float">
            <text:p>10204927</text:p>
          </table:table-cell>
          <table:table-cell office:value-type="string" calcext:value-type="string">
            <text:p>non_sexist</text:p>
          </table:table-cell>
          <table:table-cell office:value-type="string" calcext:value-type="string">
            <text:p>Словарь Merriam-Webster назвал «справедливость» словом 2018 года</text:p>
            <text:p>---------</text:p>
            <text:p>Может они имели ввиду "токсичная справедливость"?</text:p>
          </table:table-cell>
        </table:table-row>
        <table:table-row table:style-name="ro1">
          <table:table-cell office:value-type="float" office:value="10204902" calcext:value-type="float">
            <text:p>10204902</text:p>
          </table:table-cell>
          <table:table-cell office:value-type="float" office:value="10204928" calcext:value-type="float">
            <text:p>10204928</text:p>
          </table:table-cell>
          <table:table-cell office:value-type="string" calcext:value-type="string">
            <text:p>non_sexist</text:p>
          </table:table-cell>
          <table:table-cell office:value-type="string" calcext:value-type="string">
            <text:p>Там наверное было "несправедливость", просто из-за неграмотности народа большинство раз было как "не справедливость"</text:p>
          </table:table-cell>
        </table:table-row>
        <table:table-row table:style-name="ro1">
          <table:table-cell office:value-type="float" office:value="10204902" calcext:value-type="float">
            <text:p>10204902</text:p>
          </table:table-cell>
          <table:table-cell office:value-type="float" office:value="10204930" calcext:value-type="float">
            <text:p>10204930</text:p>
          </table:table-cell>
          <table:table-cell office:value-type="string" calcext:value-type="string">
            <text:p>non_sexist</text:p>
          </table:table-cell>
          <table:table-cell office:value-type="string" calcext:value-type="string">
            <text:p>Справедливость - очень странный предмет, слово популярное, а её как бы нет</text:p>
          </table:table-cell>
        </table:table-row>
        <table:table-row table:style-name="ro3">
          <table:table-cell office:value-type="float" office:value="10204902" calcext:value-type="float">
            <text:p>10204902</text:p>
          </table:table-cell>
          <table:table-cell office:value-type="float" office:value="10204933" calcext:value-type="float">
            <text:p>10204933</text:p>
          </table:table-cell>
          <table:table-cell office:value-type="string" calcext:value-type="string">
            <text:p>non_sexist</text:p>
          </table:table-cell>
          <table:table-cell office:value-type="string" calcext:value-type="string">
            <text:p>Мне-кажется, что украинским митрополитам сейчас должно быть пофигу.</text:p>
            <text:p>А бессилие кирюхи - только всех обрадует...</text:p>
          </table:table-cell>
        </table:table-row>
        <table:table-row table:style-name="ro1">
          <table:table-cell office:value-type="float" office:value="10204902" calcext:value-type="float">
            <text:p>10204902</text:p>
          </table:table-cell>
          <table:table-cell office:value-type="float" office:value="10204934" calcext:value-type="float">
            <text:p>10204934</text:p>
          </table:table-cell>
          <table:table-cell office:value-type="string" calcext:value-type="string">
            <text:p>sexist</text:p>
          </table:table-cell>
          <table:table-cell office:value-type="string" calcext:value-type="string">
            <text:p>отсутствие феминизма - справедливость как бы</text:p>
          </table:table-cell>
        </table:table-row>
        <table:table-row table:style-name="ro1">
          <table:table-cell office:value-type="float" office:value="10204902" calcext:value-type="float">
            <text:p>10204902</text:p>
          </table:table-cell>
          <table:table-cell office:value-type="float" office:value="10204943" calcext:value-type="float">
            <text:p>10204943</text:p>
          </table:table-cell>
          <table:table-cell office:value-type="string" calcext:value-type="string">
            <text:p>non_sexist</text:p>
          </table:table-cell>
          <table:table-cell office:value-type="string" calcext:value-type="string">
            <text:p>"Родственники семьи, которая погибла в ДТП в Грозном, обратились к главе Чечни Рамзану Кадырову с просьбой не наказывать за аварию главу Шалинского района Турпал-Али Ибрагимова, двоюродного брата Кадырова." - к чему такая доброта?</text:p>
          </table:table-cell>
        </table:table-row>
        <table:table-row table:style-name="ro1">
          <table:table-cell office:value-type="float" office:value="10204902" calcext:value-type="float">
            <text:p>10204902</text:p>
          </table:table-cell>
          <table:table-cell office:value-type="float" office:value="10204952" calcext:value-type="float">
            <text:p>10204952</text:p>
          </table:table-cell>
          <table:table-cell office:value-type="string" calcext:value-type="string">
            <text:p>non_sexist</text:p>
          </table:table-cell>
          <table:table-cell office:value-type="string" calcext:value-type="string">
            <text:p>Пожаловались в совет европы, мамочки, закон яровой отменят. Если вы не разберетесь, мы напишем в спортлото.</text:p>
          </table:table-cell>
        </table:table-row>
        <table:table-row table:style-name="ro1">
          <table:table-cell office:value-type="float" office:value="10204902" calcext:value-type="float">
            <text:p>10204902</text:p>
          </table:table-cell>
          <table:table-cell office:value-type="float" office:value="10204953" calcext:value-type="float">
            <text:p>10204953</text:p>
          </table:table-cell>
          <table:table-cell office:value-type="string" calcext:value-type="string">
            <text:p>non_sexist</text:p>
          </table:table-cell>
          <table:table-cell office:value-type="string" calcext:value-type="string">
            <text:p>Зачем жаловаться в совет Европы, если можно, как запашный - ВВэшэчке? Как по мне, решения вв реще работают в рф...</text:p>
          </table:table-cell>
        </table:table-row>
        <table:table-row table:style-name="ro1">
          <table:table-cell office:value-type="float" office:value="10204902" calcext:value-type="float">
            <text:p>10204902</text:p>
          </table:table-cell>
          <table:table-cell office:value-type="float" office:value="10204956" calcext:value-type="float">
            <text:p>10204956</text:p>
          </table:table-cell>
          <table:table-cell office:value-type="string" calcext:value-type="string">
            <text:p>non_sexist</text:p>
          </table:table-cell>
          <table:table-cell office:value-type="string" calcext:value-type="string">
            <text:p>Реклама Yota в комментах вк</text:p>
          </table:table-cell>
        </table:table-row>
        <table:table-row table:style-name="ro1">
          <table:table-cell office:value-type="float" office:value="10204902" calcext:value-type="float">
            <text:p>10204902</text:p>
          </table:table-cell>
          <table:table-cell office:value-type="float" office:value="10204957" calcext:value-type="float">
            <text:p>10204957</text:p>
          </table:table-cell>
          <table:table-cell office:value-type="string" calcext:value-type="string">
            <text:p>non_sexist</text:p>
          </table:table-cell>
          <table:table-cell office:value-type="string" calcext:value-type="string">
            <text:p>РЕБЯТА МНЕ ЧЕРТОВСКИ НУЖНА ПОМОЩЬ ПОЖАЛУЙСТА НАПИШИТЕ МНЕ УМОЛЯЮ КТО МОЖЕТ</text:p>
          </table:table-cell>
        </table:table-row>
        <table:table-row table:style-name="ro1">
          <table:table-cell office:value-type="float" office:value="10204902" calcext:value-type="float">
            <text:p>10204902</text:p>
          </table:table-cell>
          <table:table-cell office:value-type="float" office:value="10204959" calcext:value-type="float">
            <text:p>10204959</text:p>
          </table:table-cell>
          <table:table-cell office:value-type="string" calcext:value-type="string">
            <text:p>non_sexist</text:p>
          </table:table-cell>
          <table:table-cell office:value-type="string" calcext:value-type="string">
            <text:p>Два митрополита Украины пожаловались в Совет Европы на справедливость</text:p>
          </table:table-cell>
        </table:table-row>
        <table:table-row table:style-name="ro1">
          <table:table-cell office:value-type="float" office:value="10204902" calcext:value-type="float">
            <text:p>10204902</text:p>
          </table:table-cell>
          <table:table-cell office:value-type="float" office:value="10204967" calcext:value-type="float">
            <text:p>10204967</text:p>
          </table:table-cell>
          <table:table-cell office:value-type="string" calcext:value-type="string">
            <text:p>non_sexist</text:p>
          </table:table-cell>
          <table:table-cell office:value-type="string" calcext:value-type="string">
            <text:p>Фамилия у товарища советника просто ВЗРЫВНАЯ.</text:p>
          </table:table-cell>
        </table:table-row>
        <table:table-row table:style-name="ro1">
          <table:table-cell office:value-type="float" office:value="10204902" calcext:value-type="float">
            <text:p>10204902</text:p>
          </table:table-cell>
          <table:table-cell office:value-type="float" office:value="10204969" calcext:value-type="float">
            <text:p>10204969</text:p>
          </table:table-cell>
          <table:table-cell office:value-type="string" calcext:value-type="string">
            <text:p>non_sexist</text:p>
          </table:table-cell>
          <table:table-cell office:value-type="string" calcext:value-type="string">
            <text:p>21 век и новости о попах...жесть</text:p>
          </table:table-cell>
        </table:table-row>
        <table:table-row table:style-name="ro1">
          <table:table-cell office:value-type="float" office:value="10204902" calcext:value-type="float">
            <text:p>10204902</text:p>
          </table:table-cell>
          <table:table-cell office:value-type="float" office:value="10204976" calcext:value-type="float">
            <text:p>10204976</text:p>
          </table:table-cell>
          <table:table-cell office:value-type="string" calcext:value-type="string">
            <text:p>non_sexist</text:p>
          </table:table-cell>
          <table:table-cell office:value-type="string" calcext:value-type="string">
            <text:p>попы пожаловались в телеграме на совет европы</text:p>
          </table:table-cell>
        </table:table-row>
        <table:table-row table:style-name="ro1">
          <table:table-cell office:value-type="float" office:value="10204902" calcext:value-type="float">
            <text:p>10204902</text:p>
          </table:table-cell>
          <table:table-cell office:value-type="float" office:value="10205071" calcext:value-type="float">
            <text:p>10205071</text:p>
          </table:table-cell>
          <table:table-cell office:value-type="string" calcext:value-type="string">
            <text:p>non_sexist</text:p>
          </table:table-cell>
          <table:table-cell office:value-type="string" calcext:value-type="string">
            <text:p>Как бы это не было грустно, но справедливость и Россия — понятия несовместимые.</text:p>
          </table:table-cell>
        </table:table-row>
        <table:table-row table:style-name="ro1">
          <table:table-cell office:value-type="float" office:value="10204902" calcext:value-type="float">
            <text:p>10204902</text:p>
          </table:table-cell>
          <table:table-cell office:value-type="float" office:value="10205111" calcext:value-type="float">
            <text:p>10205111</text:p>
          </table:table-cell>
          <table:table-cell office:value-type="string" calcext:value-type="string">
            <text:p>non_sexist</text:p>
          </table:table-cell>
          <table:table-cell office:value-type="string" calcext:value-type="string">
            <text:p>Человек 3 людей убил! А они просят не назакывать? Ну так это не им решать а суду. Или там нет законов? Все как у дикарей совсем?</text:p>
          </table:table-cell>
        </table:table-row>
        <table:table-row table:style-name="ro3">
          <table:table-cell office:value-type="float" office:value="10204902" calcext:value-type="float">
            <text:p>10204902</text:p>
          </table:table-cell>
          <table:table-cell office:value-type="float" office:value="10205133" calcext:value-type="float">
            <text:p>10205133</text:p>
          </table:table-cell>
          <table:table-cell office:value-type="string" calcext:value-type="string">
            <text:p>non_sexist</text:p>
          </table:table-cell>
          <table:table-cell office:value-type="string" calcext:value-type="string">
            <text:p>слово года - стабильность</text:p>
            <text:p>раз в лс</text:p>
          </table:table-cell>
        </table:table-row>
        <table:table-row table:style-name="ro1">
          <table:table-cell office:value-type="float" office:value="10204902" calcext:value-type="float">
            <text:p>10204902</text:p>
          </table:table-cell>
          <table:table-cell office:value-type="float" office:value="10205143" calcext:value-type="float">
            <text:p>10205143</text:p>
          </table:table-cell>
          <table:table-cell office:value-type="string" calcext:value-type="string">
            <text:p>non_sexist</text:p>
          </table:table-cell>
          <table:table-cell office:value-type="string" calcext:value-type="string">
            <text:p>Немного слов года вам в новогоднюю ленту, работяги</text:p>
          </table:table-cell>
        </table:table-row>
        <table:table-row table:style-name="ro6">
          <table:table-cell office:value-type="float" office:value="10204902" calcext:value-type="float">
            <text:p>10204902</text:p>
          </table:table-cell>
          <table:table-cell office:value-type="float" office:value="10205152" calcext:value-type="float">
            <text:p>10205152</text:p>
          </table:table-cell>
          <table:table-cell office:value-type="string" calcext:value-type="string">
            <text:p>non_sexist</text:p>
          </table:table-cell>
          <table:table-cell office:value-type="string" calcext:value-type="string">
            <text:p>Ночью 4 декабря на въезде в Грозный со стороны города Аргун Ибрагимов, который сидел за рулем автомобиля Mercedes, на большой скорости врезался в «Жигули». В результате аварии погибли двое пассажиров «Жигулей» — мать и дочь. Отца госпитализировали в тяжелом состоянии. Водитель Mercedes не пострадал.</text:p>
            <text:p/>
            <text:p>Охрана Ибрагимова забрала телефоны у очевидцев события, чтобы не допустить распространения информации, а представители чиновника обходили близлежащие дома и проверяли, нет ли у жильцов фото или видео аварии. </text:p>
            <text:p/>
            <text:p> вот почему вас больше интересует, что там у украинских попов, а не вот этот АД!?!?</text:p>
          </table:table-cell>
        </table:table-row>
        <table:table-row table:style-name="ro1">
          <table:table-cell office:value-type="float" office:value="10204902" calcext:value-type="float">
            <text:p>10204902</text:p>
          </table:table-cell>
          <table:table-cell office:value-type="float" office:value="10205190" calcext:value-type="float">
            <text:p>10205190</text:p>
          </table:table-cell>
          <table:table-cell office:value-type="string" calcext:value-type="string">
            <text:p>non_sexist</text:p>
          </table:table-cell>
          <table:table-cell office:value-type="string" calcext:value-type="string">
            <text:p>Паша, зачем жаловаться, ведь действия Роскомнадзора не мешают развитию Телеграмма 😂</text:p>
          </table:table-cell>
        </table:table-row>
        <table:table-row table:style-name="ro3">
          <table:table-cell office:value-type="float" office:value="10204902" calcext:value-type="float">
            <text:p>10204902</text:p>
          </table:table-cell>
          <table:table-cell office:value-type="float" office:value="10205200" calcext:value-type="float">
            <text:p>10205200</text:p>
          </table:table-cell>
          <table:table-cell office:value-type="string" calcext:value-type="string">
            <text:p>non_sexist</text:p>
          </table:table-cell>
          <table:table-cell office:value-type="string" calcext:value-type="string">
            <text:p>"Telegram и интернет-провайдеры</text:p>
            <text:p>назвали «справедливость» словом Украинской православной церкви Московского патриархата"</text:p>
          </table:table-cell>
        </table:table-row>
        <table:table-row table:style-name="ro1">
          <table:table-cell office:value-type="float" office:value="10204902" calcext:value-type="float">
            <text:p>10204902</text:p>
          </table:table-cell>
          <table:table-cell office:value-type="float" office:value="10205274" calcext:value-type="float">
            <text:p>10205274</text:p>
          </table:table-cell>
          <table:table-cell office:value-type="string" calcext:value-type="string">
            <text:p>non_sexist</text:p>
          </table:table-cell>
          <table:table-cell office:value-type="string" calcext:value-type="string">
            <text:p>Хоть кто-то заботиться о нашей безопасности🤦🏼‍♂️</text:p>
          </table:table-cell>
        </table:table-row>
        <table:table-row table:style-name="ro1">
          <table:table-cell office:value-type="float" office:value="10204902" calcext:value-type="float">
            <text:p>10204902</text:p>
          </table:table-cell>
          <table:table-cell office:value-type="float" office:value="10205306" calcext:value-type="float">
            <text:p>10205306</text:p>
          </table:table-cell>
          <table:table-cell office:value-type="string" calcext:value-type="string">
            <text:p>non_sexist</text:p>
          </table:table-cell>
          <table:table-cell office:value-type="string" calcext:value-type="string">
            <text:p>сейчас бы на салафан в суд подавать</text:p>
          </table:table-cell>
        </table:table-row>
        <table:table-row table:style-name="ro1">
          <table:table-cell office:value-type="float" office:value="10204902" calcext:value-type="float">
            <text:p>10204902</text:p>
          </table:table-cell>
          <table:table-cell office:value-type="float" office:value="10205931" calcext:value-type="float">
            <text:p>10205931</text:p>
          </table:table-cell>
          <table:table-cell office:value-type="string" calcext:value-type="string">
            <text:p>non_sexist</text:p>
          </table:table-cell>
          <table:table-cell office:value-type="string" calcext:value-type="string">
            <text:p>Вторая новость заслуживает отдельного поста с мемом.</text:p>
          </table:table-cell>
        </table:table-row>
        <table:table-row table:style-name="ro1">
          <table:table-cell office:value-type="float" office:value="10204902" calcext:value-type="float">
            <text:p>10204902</text:p>
          </table:table-cell>
          <table:table-cell office:value-type="float" office:value="10206087" calcext:value-type="float">
            <text:p>10206087</text:p>
          </table:table-cell>
          <table:table-cell office:value-type="string" calcext:value-type="string">
            <text:p>non_sexist</text:p>
          </table:table-cell>
          <table:table-cell office:value-type="string" calcext:value-type="string">
            <text:p>«Дуров наносит ответный удар» отличное название для фильма;)</text:p>
          </table:table-cell>
        </table:table-row>
        <table:table-row table:style-name="ro1">
          <table:table-cell office:value-type="float" office:value="10204902" calcext:value-type="float">
            <text:p>10204902</text:p>
          </table:table-cell>
          <table:table-cell office:value-type="float" office:value="10206153" calcext:value-type="float">
            <text:p>10206153</text:p>
          </table:table-cell>
          <table:table-cell office:value-type="string" calcext:value-type="string">
            <text:p>non_sexist</text:p>
          </table:table-cell>
          <table:table-cell office:value-type="string" calcext:value-type="string">
            <text:p>а разве церковь не должна объединять людей?за что они топят дауны</text:p>
          </table:table-cell>
        </table:table-row>
        <table:table-row table:style-name="ro1">
          <table:table-cell office:value-type="float" office:value="10204902" calcext:value-type="float">
            <text:p>10204902</text:p>
          </table:table-cell>
          <table:table-cell office:value-type="float" office:value="10206437" calcext:value-type="float">
            <text:p>10206437</text:p>
          </table:table-cell>
          <table:table-cell office:value-type="string" calcext:value-type="string">
            <text:p>non_sexist</text:p>
          </table:table-cell>
          <table:table-cell office:value-type="string" calcext:value-type="string">
            <text:p>Спс пакету, блэт. Подорожание с 1 января</text:p>
          </table:table-cell>
        </table:table-row>
        <table:table-row table:style-name="ro1">
          <table:table-cell office:value-type="float" office:value="10204902" calcext:value-type="float">
            <text:p>10204902</text:p>
          </table:table-cell>
          <table:table-cell office:value-type="float" office:value="10206893" calcext:value-type="float">
            <text:p>10206893</text:p>
          </table:table-cell>
          <table:table-cell office:value-type="string" calcext:value-type="string">
            <text:p>non_sexist</text:p>
          </table:table-cell>
          <table:table-cell office:value-type="string" calcext:value-type="string">
            <text:p>Ой ой ой напугали советом Европы))) Когда на конституцию страны сраать, то совет Европы это что то абстрактное и не настоящее))))</text:p>
          </table:table-cell>
        </table:table-row>
        <table:table-row table:style-name="ro1">
          <table:table-cell office:value-type="float" office:value="10204902" calcext:value-type="float">
            <text:p>10204902</text:p>
          </table:table-cell>
          <table:table-cell office:value-type="float" office:value="10207969" calcext:value-type="float">
            <text:p>10207969</text:p>
          </table:table-cell>
          <table:table-cell office:value-type="string" calcext:value-type="string">
            <text:p>non_sexist</text:p>
          </table:table-cell>
          <table:table-cell office:value-type="string" calcext:value-type="string">
            <text:p>И опять же вернемся, "А что там у хохлов?" а то что в России идёт откровенный геноцид, незя, иначе тук тук..</text:p>
          </table:table-cell>
        </table:table-row>
        <table:table-row table:style-name="ro1">
          <table:table-cell office:value-type="float" office:value="9912711" calcext:value-type="float">
            <text:p>9912711</text:p>
          </table:table-cell>
          <table:table-cell office:value-type="float" office:value="9912724" calcext:value-type="float">
            <text:p>9912724</text:p>
          </table:table-cell>
          <table:table-cell office:value-type="string" calcext:value-type="string">
            <text:p>sexist_in_co</text:p>
          </table:table-cell>
          <table:table-cell office:value-type="string" calcext:value-type="string">
            <text:p>как же стало тяжело не задеть чьи-либо чувства</text:p>
          </table:table-cell>
        </table:table-row>
        <table:table-row table:style-name="ro1">
          <table:table-cell office:value-type="float" office:value="8344364" calcext:value-type="float">
            <text:p>8344364</text:p>
          </table:table-cell>
          <table:table-cell office:value-type="float" office:value="8344385" calcext:value-type="float">
            <text:p>8344385</text:p>
          </table:table-cell>
          <table:table-cell office:value-type="string" calcext:value-type="string">
            <text:p>non_sexist</text:p>
          </table:table-cell>
          <table:table-cell office:value-type="string" calcext:value-type="string">
            <text:p>Чо читать, и так же все ясно...</text:p>
          </table:table-cell>
        </table:table-row>
        <table:table-row table:style-name="ro1">
          <table:table-cell office:value-type="float" office:value="8344364" calcext:value-type="float">
            <text:p>8344364</text:p>
          </table:table-cell>
          <table:table-cell office:value-type="float" office:value="8344414" calcext:value-type="float">
            <text:p>8344414</text:p>
          </table:table-cell>
          <table:table-cell office:value-type="string" calcext:value-type="string">
            <text:p>non_sexist</text:p>
          </table:table-cell>
          <table:table-cell office:value-type="string" calcext:value-type="string">
            <text:p>Коротко о том, как выглядит идеальное 8 марта😌</text:p>
          </table:table-cell>
        </table:table-row>
        <table:table-row table:style-name="ro2">
          <table:table-cell office:value-type="float" office:value="8344364" calcext:value-type="float">
            <text:p>8344364</text:p>
          </table:table-cell>
          <table:table-cell office:value-type="float" office:value="8344436" calcext:value-type="float">
            <text:p>8344436</text:p>
          </table:table-cell>
          <table:table-cell office:value-type="string" calcext:value-type="string">
            <text:p>non_sexist</text:p>
          </table:table-cell>
          <table:table-cell office:value-type="string" calcext:value-type="string">
            <text:p>"Мужчинность, например, может объясняться через...ролевые модели (Владимир Путин) и так далее."</text:p>
            <text:p/>
            <text:p>лол</text:p>
          </table:table-cell>
        </table:table-row>
        <table:table-row table:style-name="ro1">
          <table:table-cell office:value-type="float" office:value="8344364" calcext:value-type="float">
            <text:p>8344364</text:p>
          </table:table-cell>
          <table:table-cell office:value-type="float" office:value="8344463" calcext:value-type="float">
            <text:p>8344463</text:p>
          </table:table-cell>
          <table:table-cell office:value-type="string" calcext:value-type="string">
            <text:p>sexist</text:p>
          </table:table-cell>
          <table:table-cell office:value-type="string" calcext:value-type="string">
            <text:p>Вот и весь феминизм по сути.</text:p>
          </table:table-cell>
        </table:table-row>
        <table:table-row table:style-name="ro1">
          <table:table-cell office:value-type="float" office:value="8344364" calcext:value-type="float">
            <text:p>8344364</text:p>
          </table:table-cell>
          <table:table-cell office:value-type="float" office:value="8344467" calcext:value-type="float">
            <text:p>8344467</text:p>
          </table:table-cell>
          <table:table-cell office:value-type="string" calcext:value-type="string">
            <text:p>non_sexist</text:p>
          </table:table-cell>
          <table:table-cell office:value-type="string" calcext:value-type="string">
            <text:p>АХАХАХАХАХА, ПИКЧЕР БОХ, ТАК СМЕШНО, АХАХАХАХА, ВОТ ЭТО ШУТКА, АХАХАХАХАХАХАХА, ВАУ, Я ПОТРЯСЕНА, АХАХАХАХА, ТАК ОСТРОУМНО, ТАК УМНО, АХАХАХАХАХАХА</text:p>
          </table:table-cell>
        </table:table-row>
        <table:table-row table:style-name="ro5">
          <table:table-cell office:value-type="float" office:value="8344364" calcext:value-type="float">
            <text:p>8344364</text:p>
          </table:table-cell>
          <table:table-cell office:value-type="float" office:value="8344468" calcext:value-type="float">
            <text:p>8344468</text:p>
          </table:table-cell>
          <table:table-cell office:value-type="string" calcext:value-type="string">
            <text:p>non_sexist</text:p>
          </table:table-cell>
          <table:table-cell office:value-type="string" calcext:value-type="string">
            <text:p>В статье все опрошенные мужчины какие-то однотипные гопники из подъездов с несвязанной речью и одними и теми же установками. </text:p>
            <text:p>Хорошо, что в России много адекватов.</text:p>
            <text:p/>
            <text:p>Кстати, 40 из 67 836 885 (число мужского населения РФ), - это примерно 0,0006%. Так что воспринимать это исследование всерьез как-то глупо.</text:p>
          </table:table-cell>
        </table:table-row>
        <table:table-row table:style-name="ro1">
          <table:table-cell office:value-type="float" office:value="8344364" calcext:value-type="float">
            <text:p>8344364</text:p>
          </table:table-cell>
          <table:table-cell office:value-type="float" office:value="8344481" calcext:value-type="float">
            <text:p>8344481</text:p>
          </table:table-cell>
          <table:table-cell office:value-type="string" calcext:value-type="string">
            <text:p>non_sexist</text:p>
          </table:table-cell>
          <table:table-cell office:value-type="string" calcext:value-type="string">
            <text:p>Сами вы дураки, и не лечитесь, а мы умные и находчивые, даже если мы стрекозы, воть</text:p>
          </table:table-cell>
        </table:table-row>
        <table:table-row table:style-name="ro5">
          <table:table-cell office:value-type="float" office:value="8344364" calcext:value-type="float">
            <text:p>8344364</text:p>
          </table:table-cell>
          <table:table-cell office:value-type="float" office:value="8344485" calcext:value-type="float">
            <text:p>8344485</text:p>
          </table:table-cell>
          <table:table-cell office:value-type="string" calcext:value-type="string">
            <text:p>non_sexist</text:p>
          </table:table-cell>
          <table:table-cell office:value-type="string" calcext:value-type="string">
            <text:p>Лучше бы не читала, все настроение себе испортила этим высером.</text:p>
            <text:p>____</text:p>
            <text:p>Я глубоко шокирована, что существуют мужчины, которые действительно думают, что я не имею права жить для себя, получать удовольствие от жизни, думать о карьере.. мне очень грустно, что существуют мужчины, которые думают, что я должна детей делать, как станок, и что только это должно приносить мне невероятную радость. </text:p>
            <text:p>НО САМОЕ ПЕЧАЛЬНОЕ, что у этих мужчин будут женщины, которые будут им «принадлежать», тратить  свою жизнь на обслуживание этого биомусора, не способного к принятию мысли о равенстве способностей женских и мужских. Печально.</text:p>
          </table:table-cell>
        </table:table-row>
        <table:table-row table:style-name="ro1">
          <table:table-cell office:value-type="float" office:value="8344364" calcext:value-type="float">
            <text:p>8344364</text:p>
          </table:table-cell>
          <table:table-cell office:value-type="float" office:value="8344497" calcext:value-type="float">
            <text:p>8344497</text:p>
          </table:table-cell>
          <table:table-cell office:value-type="string" calcext:value-type="string">
            <text:p>non_sexist</text:p>
          </table:table-cell>
          <table:table-cell office:value-type="string" calcext:value-type="string">
            <text:p>[id456702042|Александр], мущщинка без футбольчика и сисек заскучал? Ничего не обосрешься один день не маленький.</text:p>
          </table:table-cell>
        </table:table-row>
        <table:table-row table:style-name="ro1">
          <table:table-cell office:value-type="float" office:value="8344364" calcext:value-type="float">
            <text:p>8344364</text:p>
          </table:table-cell>
          <table:table-cell office:value-type="float" office:value="8344502" calcext:value-type="float">
            <text:p>8344502</text:p>
          </table:table-cell>
          <table:table-cell office:value-type="string" calcext:value-type="string">
            <text:p>non_sexist</text:p>
          </table:table-cell>
          <table:table-cell office:value-type="string" calcext:value-type="string">
            <text:p>[id456702042|Александр], отпишись, или ты тупой слишком?</text:p>
          </table:table-cell>
        </table:table-row>
        <table:table-row table:style-name="ro1">
          <table:table-cell office:value-type="float" office:value="8344364" calcext:value-type="float">
            <text:p>8344364</text:p>
          </table:table-cell>
          <table:table-cell office:value-type="float" office:value="8344507" calcext:value-type="float">
            <text:p>8344507</text:p>
          </table:table-cell>
          <table:table-cell office:value-type="string" calcext:value-type="string">
            <text:p>non_sexist</text:p>
          </table:table-cell>
          <table:table-cell office:value-type="string" calcext:value-type="string">
            <text:p>[id456702042|Александр], иди подрочи от злобы</text:p>
          </table:table-cell>
        </table:table-row>
        <table:table-row table:style-name="ro1">
          <table:table-cell office:value-type="float" office:value="8344364" calcext:value-type="float">
            <text:p>8344364</text:p>
          </table:table-cell>
          <table:table-cell office:value-type="float" office:value="8344517" calcext:value-type="float">
            <text:p>8344517</text:p>
          </table:table-cell>
          <table:table-cell office:value-type="string" calcext:value-type="string">
            <text:p>non_sexist</text:p>
          </table:table-cell>
          <table:table-cell office:value-type="string" calcext:value-type="string">
            <text:p>[id456702042|Александр], никому не интересно как ты свой отросток теребишь. Злой хуетролль беспомощный. Иди своей матери такое пиздани в лицо.</text:p>
          </table:table-cell>
        </table:table-row>
        <table:table-row table:style-name="ro1">
          <table:table-cell office:value-type="float" office:value="8344364" calcext:value-type="float">
            <text:p>8344364</text:p>
          </table:table-cell>
          <table:table-cell office:value-type="float" office:value="8344525" calcext:value-type="float">
            <text:p>8344525</text:p>
          </table:table-cell>
          <table:table-cell office:value-type="string" calcext:value-type="string">
            <text:p>non_sexist</text:p>
          </table:table-cell>
          <table:table-cell office:value-type="string" calcext:value-type="string">
            <text:p>Прочитала статью и что-то забомбило прям. Бабы должны рожать и пахать по дому...лучше быть одной, чем с такими товарищами, которым щи-борщи и носки ищи.</text:p>
          </table:table-cell>
        </table:table-row>
        <table:table-row table:style-name="ro1">
          <table:table-cell office:value-type="float" office:value="8344364" calcext:value-type="float">
            <text:p>8344364</text:p>
          </table:table-cell>
          <table:table-cell office:value-type="float" office:value="8344529" calcext:value-type="float">
            <text:p>8344529</text:p>
          </table:table-cell>
          <table:table-cell office:value-type="string" calcext:value-type="string">
            <text:p>non_sexist</text:p>
          </table:table-cell>
          <table:table-cell office:value-type="string" calcext:value-type="string">
            <text:p>[id121573131|Аня], типичные "патриархальные колоссы". Настолько великие и могущественные, что спускаются к нам с небес и шутят про шкур. Мужик действительно не человек.</text:p>
          </table:table-cell>
        </table:table-row>
        <table:table-row table:style-name="ro1">
          <table:table-cell office:value-type="float" office:value="8344364" calcext:value-type="float">
            <text:p>8344364</text:p>
          </table:table-cell>
          <table:table-cell office:value-type="float" office:value="8344534" calcext:value-type="float">
            <text:p>8344534</text:p>
          </table:table-cell>
          <table:table-cell office:value-type="string" calcext:value-type="string">
            <text:p>non_sexist</text:p>
          </table:table-cell>
          <table:table-cell office:value-type="string" calcext:value-type="string">
            <text:p>[id4115004|Дмитрий], это типичные мужские оправдания. Чем мнение сорока хуже мнения четырёх сотен? Ссылаться на статистику, когда результаты опроса не удобны лично ТЕБЕ, это так здорово. 96% всех мужиков именно такие.</text:p>
          </table:table-cell>
        </table:table-row>
        <table:table-row table:style-name="ro1">
          <table:table-cell office:value-type="float" office:value="8344364" calcext:value-type="float">
            <text:p>8344364</text:p>
          </table:table-cell>
          <table:table-cell office:value-type="float" office:value="8344540" calcext:value-type="float">
            <text:p>8344540</text:p>
          </table:table-cell>
          <table:table-cell office:value-type="string" calcext:value-type="string">
            <text:p>non_sexist</text:p>
          </table:table-cell>
          <table:table-cell office:value-type="string" calcext:value-type="string">
            <text:p>[id456702042|Александр], сперва уважительно научись общаться. Скажи спасибо, что ещё не в бане сидишь. Позорище то какое.</text:p>
          </table:table-cell>
        </table:table-row>
        <table:table-row table:style-name="ro1">
          <table:table-cell office:value-type="float" office:value="8344364" calcext:value-type="float">
            <text:p>8344364</text:p>
          </table:table-cell>
          <table:table-cell office:value-type="float" office:value="8344552" calcext:value-type="float">
            <text:p>8344552</text:p>
          </table:table-cell>
          <table:table-cell office:value-type="string" calcext:value-type="string">
            <text:p>non_sexist</text:p>
          </table:table-cell>
          <table:table-cell office:value-type="string" calcext:value-type="string">
            <text:p>[id159657720|Николай], ты сидишь в интернете и тебе лень открыть соседнюю вкладку? 110 страниц на вики словаре. Выбирай любую и продолжай кукарекать, что она не настоящий философ.</text:p>
          </table:table-cell>
        </table:table-row>
        <table:table-row table:style-name="ro1">
          <table:table-cell office:value-type="float" office:value="8344364" calcext:value-type="float">
            <text:p>8344364</text:p>
          </table:table-cell>
          <table:table-cell office:value-type="float" office:value="8344556" calcext:value-type="float">
            <text:p>8344556</text:p>
          </table:table-cell>
          <table:table-cell office:value-type="string" calcext:value-type="string">
            <text:p>non_sexist</text:p>
          </table:table-cell>
          <table:table-cell office:value-type="string" calcext:value-type="string">
            <text:p>[id456702042|Александр], иди поплачь ещё, мущинку обидели!</text:p>
          </table:table-cell>
        </table:table-row>
        <table:table-row table:style-name="ro1">
          <table:table-cell office:value-type="float" office:value="8344364" calcext:value-type="float">
            <text:p>8344364</text:p>
          </table:table-cell>
          <table:table-cell office:value-type="float" office:value="8344561" calcext:value-type="float">
            <text:p>8344561</text:p>
          </table:table-cell>
          <table:table-cell office:value-type="string" calcext:value-type="string">
            <text:p>non_sexist</text:p>
          </table:table-cell>
          <table:table-cell office:value-type="string" calcext:value-type="string">
            <text:p>[id201500159|Александр], если адекватный и благоразумный будет ГНОБИТЬ ЖЕНЩИН из-за поста в сообществе, то нахуй он такой нужен? Свою мать пойдешь гнобить, защитник?</text:p>
          </table:table-cell>
        </table:table-row>
        <table:table-row table:style-name="ro1">
          <table:table-cell office:value-type="float" office:value="8344364" calcext:value-type="float">
            <text:p>8344364</text:p>
          </table:table-cell>
          <table:table-cell office:value-type="float" office:value="8344565" calcext:value-type="float">
            <text:p>8344565</text:p>
          </table:table-cell>
          <table:table-cell office:value-type="string" calcext:value-type="string">
            <text:p>non_sexist</text:p>
          </table:table-cell>
          <table:table-cell office:value-type="string" calcext:value-type="string">
            <text:p>[id159657720|Николай], а у тебя имеются какие-то собственные работы? Может признанная миром идеология? Паразитирование на идеях мужчин философов чем-то отличается?</text:p>
          </table:table-cell>
        </table:table-row>
        <table:table-row table:style-name="ro1">
          <table:table-cell office:value-type="float" office:value="8344364" calcext:value-type="float">
            <text:p>8344364</text:p>
          </table:table-cell>
          <table:table-cell office:value-type="float" office:value="8344575" calcext:value-type="float">
            <text:p>8344575</text:p>
          </table:table-cell>
          <table:table-cell office:value-type="string" calcext:value-type="string">
            <text:p>non_sexist</text:p>
          </table:table-cell>
          <table:table-cell office:value-type="string" calcext:value-type="string">
            <text:p>[id201500159|Александр], начинай гнобить прямо сейчас. Очень интересно будет посмотреть.</text:p>
          </table:table-cell>
        </table:table-row>
        <table:table-row table:style-name="ro1">
          <table:table-cell office:value-type="float" office:value="8344364" calcext:value-type="float">
            <text:p>8344364</text:p>
          </table:table-cell>
          <table:table-cell office:value-type="float" office:value="8344588" calcext:value-type="float">
            <text:p>8344588</text:p>
          </table:table-cell>
          <table:table-cell office:value-type="string" calcext:value-type="string">
            <text:p>non_sexist</text:p>
          </table:table-cell>
          <table:table-cell office:value-type="string" calcext:value-type="string">
            <text:p>[id285325632|Оранжевый], тебя оскорбила апелляция к "паразитированию на идеях философов"? Так чем цитирование Вайнберга принципиально от цитирования Айн Рэнд отличается?</text:p>
          </table:table-cell>
        </table:table-row>
        <table:table-row table:style-name="ro1">
          <table:table-cell office:value-type="float" office:value="8344364" calcext:value-type="float">
            <text:p>8344364</text:p>
          </table:table-cell>
          <table:table-cell office:value-type="float" office:value="8344603" calcext:value-type="float">
            <text:p>8344603</text:p>
          </table:table-cell>
          <table:table-cell office:value-type="string" calcext:value-type="string">
            <text:p>non_sexist</text:p>
          </table:table-cell>
          <table:table-cell office:value-type="string" calcext:value-type="string">
            <text:p>Лекция почему люди меняют пол</text:p>
          </table:table-cell>
        </table:table-row>
        <table:table-row table:style-name="ro1">
          <table:table-cell office:value-type="float" office:value="8344364" calcext:value-type="float">
            <text:p>8344364</text:p>
          </table:table-cell>
          <table:table-cell office:value-type="float" office:value="8344604" calcext:value-type="float">
            <text:p>8344604</text:p>
          </table:table-cell>
          <table:table-cell office:value-type="string" calcext:value-type="string">
            <text:p>non_sexist</text:p>
          </table:table-cell>
          <table:table-cell office:value-type="string" calcext:value-type="string">
            <text:p>[id159657720|Николай], а Бовуар? А Арендт? А Рэнд? А с ходу назовёшь полную концепцию учения хотя бы трех мужчин философов? А куда денешь Лавлейс? Женщин-политиков? Ту же самую Тетчер? Ну и ты так и не ответил, где твои собственные труды? Почему мне нельзя прибегать к мировым личностям, а тебе можно?</text:p>
          </table:table-cell>
        </table:table-row>
        <table:table-row table:style-name="ro1">
          <table:table-cell office:value-type="float" office:value="8344364" calcext:value-type="float">
            <text:p>8344364</text:p>
          </table:table-cell>
          <table:table-cell office:value-type="float" office:value="8344609" calcext:value-type="float">
            <text:p>8344609</text:p>
          </table:table-cell>
          <table:table-cell table:style-name="ce1" office:value-type="string" calcext:value-type="string">
            <text:p>non_sexist</text:p>
          </table:table-cell>
          <table:table-cell office:value-type="string" calcext:value-type="string">
            <text:p>[id264519798|Саша], они абсолютно непробиваемы. У женщин не было даже физической возможности получить образование, но им то на это наплевать.</text:p>
          </table:table-cell>
        </table:table-row>
        <table:table-row table:style-name="ro1">
          <table:table-cell office:value-type="float" office:value="8344364" calcext:value-type="float">
            <text:p>8344364</text:p>
          </table:table-cell>
          <table:table-cell office:value-type="float" office:value="8344625" calcext:value-type="float">
            <text:p>8344625</text:p>
          </table:table-cell>
          <table:table-cell office:value-type="string" calcext:value-type="string">
            <text:p>non_sexist</text:p>
          </table:table-cell>
          <table:table-cell office:value-type="string" calcext:value-type="string">
            <text:p>[id201500159|Александр], апелляция к личности - самый заезженный прием демагогии. Защита бедных - все началось с упоминания "тупых пезд". Несколько диалогов - могу себе позволить.</text:p>
          </table:table-cell>
        </table:table-row>
        <table:table-row table:style-name="ro1">
          <table:table-cell office:value-type="float" office:value="8344364" calcext:value-type="float">
            <text:p>8344364</text:p>
          </table:table-cell>
          <table:table-cell office:value-type="float" office:value="8344629" calcext:value-type="float">
            <text:p>8344629</text:p>
          </table:table-cell>
          <table:table-cell office:value-type="string" calcext:value-type="string">
            <text:p>non_sexist</text:p>
          </table:table-cell>
          <table:table-cell office:value-type="string" calcext:value-type="string">
            <text:p>Виктор, решили наверное раз в год не обижать женщин</text:p>
          </table:table-cell>
        </table:table-row>
        <table:table-row table:style-name="ro1">
          <table:table-cell office:value-type="float" office:value="8344364" calcext:value-type="float">
            <text:p>8344364</text:p>
          </table:table-cell>
          <table:table-cell office:value-type="float" office:value="8344633" calcext:value-type="float">
            <text:p>8344633</text:p>
          </table:table-cell>
          <table:table-cell office:value-type="string" calcext:value-type="string">
            <text:p>non_sexist</text:p>
          </table:table-cell>
          <table:table-cell office:value-type="string" calcext:value-type="string">
            <text:p>[id264519798|Саша], ну вот Николай тот же берет и увиливает от темы. Захотел про философию поговорить - ушёл в оскорбления и переход на личности.</text:p>
          </table:table-cell>
        </table:table-row>
        <table:table-row table:style-name="ro5">
          <table:table-cell office:value-type="float" office:value="8344364" calcext:value-type="float">
            <text:p>8344364</text:p>
          </table:table-cell>
          <table:table-cell office:value-type="float" office:value="8344636" calcext:value-type="float">
            <text:p>8344636</text:p>
          </table:table-cell>
          <table:table-cell office:value-type="string" calcext:value-type="string">
            <text:p>non_sexist</text:p>
          </table:table-cell>
          <table:table-cell office:value-type="string" calcext:value-type="string">
            <text:p>Куй знает, конечно, но в такие моменты все время вспоминаю слова нашего препода с кафедры аната о том, что: "мужик мельчает, на хирургов и травматологов идут хрупкие девушки, а парни не стремятся и выбирают специальности, где только языком и чеши". </text:p>
            <text:p/>
            <text:p>А вообще, учитывая секситскую пропаганду среди нынешних малолеток-парней,  то хер его знает, какие бабы за них замуж пойдут, чтобы делать то, что мужики указывают в статье </text:p>
            <text:p>Палка о двух концах, крч</text:p>
          </table:table-cell>
        </table:table-row>
        <table:table-row table:style-name="ro1">
          <table:table-cell office:value-type="float" office:value="8344364" calcext:value-type="float">
            <text:p>8344364</text:p>
          </table:table-cell>
          <table:table-cell office:value-type="float" office:value="8344640" calcext:value-type="float">
            <text:p>8344640</text:p>
          </table:table-cell>
          <table:table-cell office:value-type="string" calcext:value-type="string">
            <text:p>non_sexist</text:p>
          </table:table-cell>
          <table:table-cell office:value-type="string" calcext:value-type="string">
            <text:p>[id201500159|Александр], то есть если бы я была мужиком, а в вопросах философии и истории ты точно так же был бы плох, то полез бы в мои подписки? А будь они скрыты? А если бы там были одни лишь сообщества тематики философии и истории? Ты очень странный человек. Как мои увлечения мешают мне рассуждать о философии? Барона Де Сада знаешь? Ему его увлечения мешали? А Екатерине второй её зоофилия? А Чайковскому его гомосексуализм?</text:p>
          </table:table-cell>
        </table:table-row>
        <table:table-row table:style-name="ro2">
          <table:table-cell office:value-type="float" office:value="8344364" calcext:value-type="float">
            <text:p>8344364</text:p>
          </table:table-cell>
          <table:table-cell office:value-type="float" office:value="8344641" calcext:value-type="float">
            <text:p>8344641</text:p>
          </table:table-cell>
          <table:table-cell office:value-type="string" calcext:value-type="string">
            <text:p>non_sexist</text:p>
          </table:table-cell>
          <table:table-cell office:value-type="string" calcext:value-type="string">
            <text:p>Статья удивила только профессиями. Врач, декан и т.д. Это, к сожалению, не гопники с подъезда, но у них довольно типичные суждения в России о «женщина друг человека» и «репродукция - единственная миссия женщины» </text:p>
            <text:p>Сексизм процветает как никогда, но нельзя считать, что не существует нормальных мужчин. Стереотип «все они сексисты» не оправдан. </text:p>
            <text:p>С 8 марта, девушки. Не позволяйте себе считать, что все мужчины так думают</text:p>
          </table:table-cell>
        </table:table-row>
        <table:table-row table:style-name="ro1">
          <table:table-cell office:value-type="float" office:value="8344364" calcext:value-type="float">
            <text:p>8344364</text:p>
          </table:table-cell>
          <table:table-cell office:value-type="float" office:value="8344648" calcext:value-type="float">
            <text:p>8344648</text:p>
          </table:table-cell>
          <table:table-cell office:value-type="string" calcext:value-type="string">
            <text:p>non_sexist</text:p>
          </table:table-cell>
          <table:table-cell office:value-type="string" calcext:value-type="string">
            <text:p>[id159657720|Николай], в чем величие Греции проявляется? Основана на развалинах кочевых мореплавателей. Была стремительно поглощена сильнейшей нацией. Даже её мифология была не так успешна и популярна, а стала популярна лишь после изнасилования римлянами.</text:p>
          </table:table-cell>
        </table:table-row>
        <table:table-row table:style-name="ro1">
          <table:table-cell office:value-type="float" office:value="8344364" calcext:value-type="float">
            <text:p>8344364</text:p>
          </table:table-cell>
          <table:table-cell office:value-type="float" office:value="8344656" calcext:value-type="float">
            <text:p>8344656</text:p>
          </table:table-cell>
          <table:table-cell office:value-type="string" calcext:value-type="string">
            <text:p>non_sexist</text:p>
          </table:table-cell>
          <table:table-cell office:value-type="string" calcext:value-type="string">
            <text:p>Я, видимо, живу в своём мирке, где даже мой отец весьма патриархальных взглядов так не будет рассуждать, не говоря уж о моих ровесниках, и я думала, что сейчас такой лютый пиздец постепенно из голов россиян уходит... Как же я ошибалась! Каков пиздец. Боль. Мрак 😖</text:p>
          </table:table-cell>
        </table:table-row>
        <table:table-row table:style-name="ro1">
          <table:table-cell office:value-type="float" office:value="8344364" calcext:value-type="float">
            <text:p>8344364</text:p>
          </table:table-cell>
          <table:table-cell office:value-type="float" office:value="8344658" calcext:value-type="float">
            <text:p>8344658</text:p>
          </table:table-cell>
          <table:table-cell office:value-type="string" calcext:value-type="string">
            <text:p>non_sexist</text:p>
          </table:table-cell>
          <table:table-cell office:value-type="string" calcext:value-type="string">
            <text:p>[id218900961|Alina], на какую именно хирургию? В лор, офтальму, проктологию и акгин идёт куча женщин. А в какой-нибудь ЧЛХ или ссх 99% мужики, там даже орду тяжело выжить, если ты женщина. Ну и да, в судмеды и патанаты тоже идёт куча женщин.</text:p>
          </table:table-cell>
        </table:table-row>
        <table:table-row table:style-name="ro1">
          <table:table-cell office:value-type="float" office:value="8344364" calcext:value-type="float">
            <text:p>8344364</text:p>
          </table:table-cell>
          <table:table-cell office:value-type="float" office:value="8344661" calcext:value-type="float">
            <text:p>8344661</text:p>
          </table:table-cell>
          <table:table-cell office:value-type="string" calcext:value-type="string">
            <text:p>non_sexist</text:p>
          </table:table-cell>
          <table:table-cell office:value-type="string" calcext:value-type="string">
            <text:p>[id14736214|Борис], уважительное отношение к людям? 😉🙃</text:p>
          </table:table-cell>
        </table:table-row>
        <table:table-row table:style-name="ro1">
          <table:table-cell office:value-type="float" office:value="8344364" calcext:value-type="float">
            <text:p>8344364</text:p>
          </table:table-cell>
          <table:table-cell office:value-type="float" office:value="8344668" calcext:value-type="float">
            <text:p>8344668</text:p>
          </table:table-cell>
          <table:table-cell office:value-type="string" calcext:value-type="string">
            <text:p>non_sexist</text:p>
          </table:table-cell>
          <table:table-cell office:value-type="string" calcext:value-type="string">
            <text:p>Николай, кот достоин права обладать женщиной куда больше, чем мужик. Это единственное существо, у которого дама будет в рабстве счастлива, ибо от пушистого мурлыки толку больше, чем от парней.</text:p>
          </table:table-cell>
        </table:table-row>
        <table:table-row table:style-name="ro1">
          <table:table-cell office:value-type="float" office:value="8344364" calcext:value-type="float">
            <text:p>8344364</text:p>
          </table:table-cell>
          <table:table-cell office:value-type="float" office:value="8344671" calcext:value-type="float">
            <text:p>8344671</text:p>
          </table:table-cell>
          <table:table-cell office:value-type="string" calcext:value-type="string">
            <text:p>non_sexist</text:p>
          </table:table-cell>
          <table:table-cell office:value-type="string" calcext:value-type="string">
            <text:p>[id159657720|Николай], актрисы, жёны императоров, матери императоров, целители и жрицы. Собственно справедливый набор ролей в силу правового статуса женщин в Римской Империи. Это не делает РИ плохой, но РИ - великое государство. А вот Греция это просто вспышка, короткая и очень смутная.</text:p>
          </table:table-cell>
        </table:table-row>
        <table:table-row table:style-name="ro1">
          <table:table-cell office:value-type="float" office:value="8344364" calcext:value-type="float">
            <text:p>8344364</text:p>
          </table:table-cell>
          <table:table-cell office:value-type="float" office:value="8344673" calcext:value-type="float">
            <text:p>8344673</text:p>
          </table:table-cell>
          <table:table-cell office:value-type="string" calcext:value-type="string">
            <text:p>non_sexist</text:p>
          </table:table-cell>
          <table:table-cell office:value-type="string" calcext:value-type="string">
            <text:p>как же мерзко это читать(</text:p>
          </table:table-cell>
        </table:table-row>
        <table:table-row table:style-name="ro1">
          <table:table-cell office:value-type="float" office:value="8344364" calcext:value-type="float">
            <text:p>8344364</text:p>
          </table:table-cell>
          <table:table-cell office:value-type="float" office:value="8344674" calcext:value-type="float">
            <text:p>8344674</text:p>
          </table:table-cell>
          <table:table-cell office:value-type="string" calcext:value-type="string">
            <text:p>non_sexist</text:p>
          </table:table-cell>
          <table:table-cell office:value-type="string" calcext:value-type="string">
            <text:p>[id7381017|Глеб], видимо, современное общество для вас это 12-13 век.</text:p>
          </table:table-cell>
        </table:table-row>
        <table:table-row table:style-name="ro1">
          <table:table-cell office:value-type="float" office:value="8344364" calcext:value-type="float">
            <text:p>8344364</text:p>
          </table:table-cell>
          <table:table-cell office:value-type="float" office:value="8344680" calcext:value-type="float">
            <text:p>8344680</text:p>
          </table:table-cell>
          <table:table-cell office:value-type="string" calcext:value-type="string">
            <text:p>non_sexist</text:p>
          </table:table-cell>
          <table:table-cell office:value-type="string" calcext:value-type="string">
            <text:p>"баба - баба" <text:s/>"баба-человек". <text:s/>Блять, вы ебанутые?</text:p>
          </table:table-cell>
        </table:table-row>
        <table:table-row table:style-name="ro1">
          <table:table-cell office:value-type="float" office:value="8344364" calcext:value-type="float">
            <text:p>8344364</text:p>
          </table:table-cell>
          <table:table-cell office:value-type="float" office:value="8344691" calcext:value-type="float">
            <text:p>8344691</text:p>
          </table:table-cell>
          <table:table-cell office:value-type="string" calcext:value-type="string">
            <text:p>non_sexist</text:p>
          </table:table-cell>
          <table:table-cell office:value-type="string" calcext:value-type="string">
            <text:p>[id333911128|Данил], а можно выделить "знатную бомбежку"? В чем именно? В основании греческого государства кочевниками? В том, что её мифологию поглотила РИ? В том, что Греция существовала очень мало? В педерастии спартанцев?</text:p>
          </table:table-cell>
        </table:table-row>
        <table:table-row table:style-name="ro1">
          <table:table-cell office:value-type="float" office:value="8344364" calcext:value-type="float">
            <text:p>8344364</text:p>
          </table:table-cell>
          <table:table-cell office:value-type="float" office:value="8344696" calcext:value-type="float">
            <text:p>8344696</text:p>
          </table:table-cell>
          <table:table-cell office:value-type="string" calcext:value-type="string">
            <text:p>non_sexist</text:p>
          </table:table-cell>
          <table:table-cell office:value-type="string" calcext:value-type="string">
            <text:p>[id14736214|Борис], стирают комментарии, которые до тошноты забиты сексизмом, дискриминацией и оскорблениями)</text:p>
          </table:table-cell>
        </table:table-row>
        <table:table-row table:style-name="ro1">
          <table:table-cell office:value-type="float" office:value="8344364" calcext:value-type="float">
            <text:p>8344364</text:p>
          </table:table-cell>
          <table:table-cell office:value-type="float" office:value="8344701" calcext:value-type="float">
            <text:p>8344701</text:p>
          </table:table-cell>
          <table:table-cell office:value-type="string" calcext:value-type="string">
            <text:p>non_sexist</text:p>
          </table:table-cell>
          <table:table-cell office:value-type="string" calcext:value-type="string">
            <text:p>[id14736214|Борис], тут кстати соглашусь, не то что "не было проблем", а был перебор. Но что поделать, этим не гнушались вообще нигде, пока не воцарилась христианская диктатура.</text:p>
          </table:table-cell>
        </table:table-row>
        <table:table-row table:style-name="ro1">
          <table:table-cell office:value-type="float" office:value="8344364" calcext:value-type="float">
            <text:p>8344364</text:p>
          </table:table-cell>
          <table:table-cell office:value-type="float" office:value="8344705" calcext:value-type="float">
            <text:p>8344705</text:p>
          </table:table-cell>
          <table:table-cell office:value-type="string" calcext:value-type="string">
            <text:p>non_sexist</text:p>
          </table:table-cell>
          <table:table-cell office:value-type="string" calcext:value-type="string">
            <text:p>[id14736214|Борис], ни мои, ни ваши не стёрты)</text:p>
          </table:table-cell>
        </table:table-row>
        <table:table-row table:style-name="ro2">
          <table:table-cell office:value-type="float" office:value="8344364" calcext:value-type="float">
            <text:p>8344364</text:p>
          </table:table-cell>
          <table:table-cell office:value-type="float" office:value="8344709" calcext:value-type="float">
            <text:p>8344709</text:p>
          </table:table-cell>
          <table:table-cell office:value-type="string" calcext:value-type="string">
            <text:p>non_sexist</text:p>
          </table:table-cell>
          <table:table-cell office:value-type="string" calcext:value-type="string">
            <text:p>[id367150193|Анастасия], знаете, уточнять у преподавателя "в какую именно хирургию" - архи не логично, не находите? </text:p>
            <text:p>Своими глазами вижу ЧЛХ и их кафедру, где 2 из 5 преподователей  особи женского пола. Странно. </text:p>
            <text:p/>
          </table:table-cell>
        </table:table-row>
        <table:table-row table:style-name="ro1">
          <table:table-cell office:value-type="float" office:value="8344364" calcext:value-type="float">
            <text:p>8344364</text:p>
          </table:table-cell>
          <table:table-cell office:value-type="float" office:value="8344711" calcext:value-type="float">
            <text:p>8344711</text:p>
          </table:table-cell>
          <table:table-cell office:value-type="string" calcext:value-type="string">
            <text:p>non_sexist</text:p>
          </table:table-cell>
          <table:table-cell office:value-type="string" calcext:value-type="string">
            <text:p>[id201500159|Александр], если сотрут - очень жаль. Я тут спорю про философию, позицию женщины в старой истории и так далее. Диктатура админов тоже не айс.</text:p>
          </table:table-cell>
        </table:table-row>
        <table:table-row table:style-name="ro1">
          <table:table-cell office:value-type="float" office:value="8344364" calcext:value-type="float">
            <text:p>8344364</text:p>
          </table:table-cell>
          <table:table-cell office:value-type="float" office:value="8344718" calcext:value-type="float">
            <text:p>8344718</text:p>
          </table:table-cell>
          <table:table-cell office:value-type="string" calcext:value-type="string">
            <text:p>non_sexist</text:p>
          </table:table-cell>
          <table:table-cell office:value-type="string" calcext:value-type="string">
            <text:p>[id218900961|Alina], если честно - нет, не нахожу. Если дело было на циклах или тем более в ординатуре. А слышать про женщин в ЧЛХ очень рада, их там катастрофически мало.</text:p>
          </table:table-cell>
        </table:table-row>
        <table:table-row table:style-name="ro1">
          <table:table-cell office:value-type="float" office:value="8344364" calcext:value-type="float">
            <text:p>8344364</text:p>
          </table:table-cell>
          <table:table-cell office:value-type="float" office:value="8344725" calcext:value-type="float">
            <text:p>8344725</text:p>
          </table:table-cell>
          <table:table-cell office:value-type="string" calcext:value-type="string">
            <text:p>non_sexist</text:p>
          </table:table-cell>
          <table:table-cell office:value-type="string" calcext:value-type="string">
            <text:p>[id11326990|Татьяна], да вы что, раз баба ничья, она ж несчастна !</text:p>
          </table:table-cell>
        </table:table-row>
        <table:table-row table:style-name="ro1">
          <table:table-cell office:value-type="float" office:value="8344364" calcext:value-type="float">
            <text:p>8344364</text:p>
          </table:table-cell>
          <table:table-cell office:value-type="float" office:value="8344738" calcext:value-type="float">
            <text:p>8344738</text:p>
          </table:table-cell>
          <table:table-cell office:value-type="string" calcext:value-type="string">
            <text:p>non_sexist</text:p>
          </table:table-cell>
          <table:table-cell office:value-type="string" calcext:value-type="string">
            <text:p>как же я рада, что пока живу в Европе и избегаю вот этого всего в России, но, конечно, очень хочется, чтобы изменилось отношение к женщинам в лучшую сторону на родине...</text:p>
          </table:table-cell>
        </table:table-row>
        <table:table-row table:style-name="ro1">
          <table:table-cell office:value-type="float" office:value="8344364" calcext:value-type="float">
            <text:p>8344364</text:p>
          </table:table-cell>
          <table:table-cell office:value-type="float" office:value="8344739" calcext:value-type="float">
            <text:p>8344739</text:p>
          </table:table-cell>
          <table:table-cell office:value-type="string" calcext:value-type="string">
            <text:p>non_sexist</text:p>
          </table:table-cell>
          <table:table-cell office:value-type="string" calcext:value-type="string">
            <text:p>Александр, та нет, просто заменила синонимичным выражением, чтобы не-дай-Бог таким мужланам не стало плохо от слова "женщина".</text:p>
          </table:table-cell>
        </table:table-row>
        <table:table-row table:style-name="ro6">
          <table:table-cell office:value-type="float" office:value="8344364" calcext:value-type="float">
            <text:p>8344364</text:p>
          </table:table-cell>
          <table:table-cell office:value-type="float" office:value="8344741" calcext:value-type="float">
            <text:p>8344741</text:p>
          </table:table-cell>
          <table:table-cell office:value-type="string" calcext:value-type="string">
            <text:p>non_sexist</text:p>
          </table:table-cell>
          <table:table-cell office:value-type="string" calcext:value-type="string">
            <text:p>[id171380764|Софья], не все мужчины так думают, но так думают, кажется, большинство. Даже если они это не говорят, то копни, поспрашивай, а там все то же - нужна жена кухарка и уборщица. </text:p>
            <text:p/>
            <text:p>Зачем мужчина женщине, если женщина может сама зарабатывать и если он все равно ничем не помогает - ни с детьми, ни с хозяйством</text:p>
            <text:p/>
            <text:p>Зачем женщина мужчине, если она ему нужна только для готовки, а женщина отказывается готовить и тд. Только родить ему ребенка, которого все равно сбрасывает на женщину.</text:p>
          </table:table-cell>
        </table:table-row>
        <table:table-row table:style-name="ro1">
          <table:table-cell office:value-type="float" office:value="8344364" calcext:value-type="float">
            <text:p>8344364</text:p>
          </table:table-cell>
          <table:table-cell office:value-type="float" office:value="8344742" calcext:value-type="float">
            <text:p>8344742</text:p>
          </table:table-cell>
          <table:table-cell office:value-type="string" calcext:value-type="string">
            <text:p>non_sexist</text:p>
          </table:table-cell>
          <table:table-cell office:value-type="string" calcext:value-type="string">
            <text:p>Теперь когда-либо в будущем рожать детей захотелось еще меньше. Только в инкубаторе растить.</text:p>
          </table:table-cell>
        </table:table-row>
        <table:table-row table:style-name="ro1">
          <table:table-cell office:value-type="float" office:value="8344364" calcext:value-type="float">
            <text:p>8344364</text:p>
          </table:table-cell>
          <table:table-cell office:value-type="float" office:value="8344743" calcext:value-type="float">
            <text:p>8344743</text:p>
          </table:table-cell>
          <table:table-cell office:value-type="string" calcext:value-type="string">
            <text:p>non_sexist</text:p>
          </table:table-cell>
          <table:table-cell office:value-type="string" calcext:value-type="string">
            <text:p>[id201500159|Александр], вина Анастасии в том, что она отвечает конструктивно, а её визави кидают оскорбления?</text:p>
          </table:table-cell>
        </table:table-row>
        <table:table-row table:style-name="ro1">
          <table:table-cell office:value-type="float" office:value="8344364" calcext:value-type="float">
            <text:p>8344364</text:p>
          </table:table-cell>
          <table:table-cell office:value-type="float" office:value="8344752" calcext:value-type="float">
            <text:p>8344752</text:p>
          </table:table-cell>
          <table:table-cell office:value-type="string" calcext:value-type="string">
            <text:p>non_sexist</text:p>
          </table:table-cell>
          <table:table-cell office:value-type="string" calcext:value-type="string">
            <text:p>[id201500159|Александр], ты же понимаешь, что комментарии трёт бот, в котором есть фильтр "стоп-слов", а не живые люди? И какого рода мне делают поблажку? Я не могу говорить про биохимию или историю Римской Империи?</text:p>
          </table:table-cell>
        </table:table-row>
        <table:table-row table:style-name="ro1">
          <table:table-cell office:value-type="float" office:value="8344364" calcext:value-type="float">
            <text:p>8344364</text:p>
          </table:table-cell>
          <table:table-cell office:value-type="float" office:value="8344753" calcext:value-type="float">
            <text:p>8344753</text:p>
          </table:table-cell>
          <table:table-cell table:style-name="ce1" office:value-type="string" calcext:value-type="string">
            <text:p>non_sexist</text:p>
          </table:table-cell>
          <table:table-cell office:value-type="string" calcext:value-type="string">
            <text:p>[id201500159|Александр], не дождешься</text:p>
          </table:table-cell>
        </table:table-row>
        <table:table-row table:style-name="ro1">
          <table:table-cell office:value-type="float" office:value="8344364" calcext:value-type="float">
            <text:p>8344364</text:p>
          </table:table-cell>
          <table:table-cell office:value-type="float" office:value="8344759" calcext:value-type="float">
            <text:p>8344759</text:p>
          </table:table-cell>
          <table:table-cell office:value-type="string" calcext:value-type="string">
            <text:p>non_sexist</text:p>
          </table:table-cell>
          <table:table-cell office:value-type="string" calcext:value-type="string">
            <text:p>[id201500159|Александр], там уже 54 минуты висит коммент с шуткой про 8 марта, мужской. И ничего не потерли.</text:p>
          </table:table-cell>
        </table:table-row>
        <table:table-row table:style-name="ro1">
          <table:table-cell office:value-type="float" office:value="8344364" calcext:value-type="float">
            <text:p>8344364</text:p>
          </table:table-cell>
          <table:table-cell office:value-type="float" office:value="8344760" calcext:value-type="float">
            <text:p>8344760</text:p>
          </table:table-cell>
          <table:table-cell office:value-type="string" calcext:value-type="string">
            <text:p>non_sexist</text:p>
          </table:table-cell>
          <table:table-cell office:value-type="string" calcext:value-type="string">
            <text:p>[id366307778|Настя], я не спорю. Это проблема государства и за один вечер споров с теми, кто социализировался в такой среде больше 15 лет ее не решить. Не портите себе праздник 🍾🙃</text:p>
          </table:table-cell>
        </table:table-row>
        <table:table-row table:style-name="ro1">
          <table:table-cell office:value-type="float" office:value="8344364" calcext:value-type="float">
            <text:p>8344364</text:p>
          </table:table-cell>
          <table:table-cell office:value-type="float" office:value="8344771" calcext:value-type="float">
            <text:p>8344771</text:p>
          </table:table-cell>
          <table:table-cell office:value-type="string" calcext:value-type="string">
            <text:p>non_sexist</text:p>
          </table:table-cell>
          <table:table-cell office:value-type="string" calcext:value-type="string">
            <text:p>мущины тупые такта понятно?! тупо тупенькие даа́ааааааа́! тупа вуман генг феминный сквад деввки!💖💕💓💗💋💌💍💎❤😍😘</text:p>
          </table:table-cell>
        </table:table-row>
        <table:table-row table:style-name="ro3">
          <table:table-cell office:value-type="float" office:value="8344364" calcext:value-type="float">
            <text:p>8344364</text:p>
          </table:table-cell>
          <table:table-cell office:value-type="float" office:value="8344778" calcext:value-type="float">
            <text:p>8344778</text:p>
          </table:table-cell>
          <table:table-cell office:value-type="string" calcext:value-type="string">
            <text:p>non_sexist</text:p>
          </table:table-cell>
          <table:table-cell office:value-type="string" calcext:value-type="string">
            <text:p>[id308650068|Екатерина], да, я такая несчастливая. Купила себе машину 3 года назад сама, ремонт дома сделала, работаю на любимой работе, купила вторую шубу и гитару...Я такой несчастный человек! Видимо, надо и дальше оставаться такой же "несчастной", а то счастье обслуживать какого-то гопника это же такая честь 😄 </text:p>
            <text:p>Пы.Сы. С праздником)</text:p>
          </table:table-cell>
        </table:table-row>
        <table:table-row table:style-name="ro1">
          <table:table-cell office:value-type="float" office:value="8344364" calcext:value-type="float">
            <text:p>8344364</text:p>
          </table:table-cell>
          <table:table-cell office:value-type="float" office:value="8344779" calcext:value-type="float">
            <text:p>8344779</text:p>
          </table:table-cell>
          <table:table-cell office:value-type="string" calcext:value-type="string">
            <text:p>non_sexist</text:p>
          </table:table-cell>
          <table:table-cell office:value-type="string" calcext:value-type="string">
            <text:p>[id14736214|Борис], для мужчины одиночество - <text:s/>тоже с возрастом повод для печали</text:p>
          </table:table-cell>
        </table:table-row>
        <table:table-row table:style-name="ro1">
          <table:table-cell office:value-type="float" office:value="8344364" calcext:value-type="float">
            <text:p>8344364</text:p>
          </table:table-cell>
          <table:table-cell office:value-type="float" office:value="8344780" calcext:value-type="float">
            <text:p>8344780</text:p>
          </table:table-cell>
          <table:table-cell office:value-type="string" calcext:value-type="string">
            <text:p>non_sexist</text:p>
          </table:table-cell>
          <table:table-cell office:value-type="string" calcext:value-type="string">
            <text:p>[id11326990|Татьяна], И вас)</text:p>
          </table:table-cell>
        </table:table-row>
        <table:table-row table:style-name="ro1">
          <table:table-cell office:value-type="float" office:value="8344364" calcext:value-type="float">
            <text:p>8344364</text:p>
          </table:table-cell>
          <table:table-cell office:value-type="float" office:value="8344781" calcext:value-type="float">
            <text:p>8344781</text:p>
          </table:table-cell>
          <table:table-cell office:value-type="string" calcext:value-type="string">
            <text:p>non_sexist</text:p>
          </table:table-cell>
          <table:table-cell office:value-type="string" calcext:value-type="string">
            <text:p>[id201500159|Александр], ты у меня кстати ни в одном из постов (которые не удалены) про равноправие не найдёшь. И я знаю, что мужчин в РФ ущемляют и призывом принудительным, и в семейной сфере они не защищены, и очень большой список вредных работ типа аммиачного производства, и отцовские права у нас никакущие. Поэтому тут ты зря ёрничаешь. Очень жаль, что твои комментарии трутся.</text:p>
          </table:table-cell>
        </table:table-row>
        <table:table-row table:style-name="ro1">
          <table:table-cell office:value-type="float" office:value="8344364" calcext:value-type="float">
            <text:p>8344364</text:p>
          </table:table-cell>
          <table:table-cell office:value-type="float" office:value="8344786" calcext:value-type="float">
            <text:p>8344786</text:p>
          </table:table-cell>
          <table:table-cell office:value-type="string" calcext:value-type="string">
            <text:p>non_sexist</text:p>
          </table:table-cell>
          <table:table-cell office:value-type="string" calcext:value-type="string">
            <text:p>Фу, проще на гнилого наркомана смотреть, чем даже бегло читать такие суждения о дамах от некоторых русских быдляков.</text:p>
          </table:table-cell>
        </table:table-row>
        <table:table-row table:style-name="ro1">
          <table:table-cell office:value-type="float" office:value="8344364" calcext:value-type="float">
            <text:p>8344364</text:p>
          </table:table-cell>
          <table:table-cell office:value-type="float" office:value="8344803" calcext:value-type="float">
            <text:p>8344803</text:p>
          </table:table-cell>
          <table:table-cell office:value-type="string" calcext:value-type="string">
            <text:p>non_sexist</text:p>
          </table:table-cell>
          <table:table-cell office:value-type="string" calcext:value-type="string">
            <text:p>"Мы рождаемся и живем в дискурсах про то, что мужчины — сильные и рациональные лидеры, а женщины — слабые, эмоциональные и не способны к интеллектуальной или управленческой работе. Эффект обильного повторения создает в нас ощущение, что подобные суждения и оценки являются истинными. Как следствие, они часто воспроизводятся с очень умным лицом как доказанный и хорошо известный науке факт. Однако единственный известный науке факт в том, что подобные разговоры сильно вредят женщинам, их самооценке и представлениям о самих себе. Эти разговоры буквальным образом уничтожают настоящее и будущее женщин всех поколений. Их веру в себя, их человеческое достоинство и возможность полноценно реализовать свои таланты."</text:p>
          </table:table-cell>
        </table:table-row>
        <table:table-row table:style-name="ro1">
          <table:table-cell office:value-type="float" office:value="8344364" calcext:value-type="float">
            <text:p>8344364</text:p>
          </table:table-cell>
          <table:table-cell office:value-type="float" office:value="8344821" calcext:value-type="float">
            <text:p>8344821</text:p>
          </table:table-cell>
          <table:table-cell office:value-type="string" calcext:value-type="string">
            <text:p>non_sexist</text:p>
          </table:table-cell>
          <table:table-cell office:value-type="string" calcext:value-type="string">
            <text:p>Борис, ну если покупка женщины (я так понимаю вы про этот сценарий, где молодая женщина соглашается на старпера ради его денег) для вас это не одиночество...</text:p>
          </table:table-cell>
        </table:table-row>
        <table:table-row table:style-name="ro1">
          <table:table-cell office:value-type="float" office:value="8344364" calcext:value-type="float">
            <text:p>8344364</text:p>
          </table:table-cell>
          <table:table-cell office:value-type="float" office:value="8344823" calcext:value-type="float">
            <text:p>8344823</text:p>
          </table:table-cell>
          <table:table-cell office:value-type="string" calcext:value-type="string">
            <text:p>non_sexist</text:p>
          </table:table-cell>
          <table:table-cell office:value-type="string" calcext:value-type="string">
            <text:p>[id201500159|Александр], да я на самом деле в спор то вступила исключительно из-за ответа на чье-то оскорбление 60+ комментов назад. А за поздравления спасибо. Хорошего дня)</text:p>
          </table:table-cell>
        </table:table-row>
        <table:table-row table:style-name="ro1">
          <table:table-cell office:value-type="float" office:value="8344364" calcext:value-type="float">
            <text:p>8344364</text:p>
          </table:table-cell>
          <table:table-cell office:value-type="float" office:value="8344851" calcext:value-type="float">
            <text:p>8344851</text:p>
          </table:table-cell>
          <table:table-cell office:value-type="string" calcext:value-type="string">
            <text:p>non_sexist</text:p>
          </table:table-cell>
          <table:table-cell office:value-type="string" calcext:value-type="string">
            <text:p>Борис, ну если что русские мужчины в 30 выглядят на 45 обычно.</text:p>
          </table:table-cell>
        </table:table-row>
        <table:table-row table:style-name="ro1">
          <table:table-cell office:value-type="float" office:value="8344364" calcext:value-type="float">
            <text:p>8344364</text:p>
          </table:table-cell>
          <table:table-cell office:value-type="float" office:value="8344852" calcext:value-type="float">
            <text:p>8344852</text:p>
          </table:table-cell>
          <table:table-cell office:value-type="string" calcext:value-type="string">
            <text:p>non_sexist</text:p>
          </table:table-cell>
          <table:table-cell office:value-type="string" calcext:value-type="string">
            <text:p>[id188954948|Danyel], феминизм - это когда мужчине не придётся бегать от призыва и не терять целый год в призывном рабстве, когда у матери и отца будут одинаковые права и обязанности (обязанности тоже), когда в каком-нибудь Поволжье перестанут выдавать 16илетних девочек насильно замуж. И так далее и тому подобное. Равноправие - это две стороны, а не одна. На самом деле тут даже слово феминизм уже не подойдёт. Но со мной мало кто согласится.</text:p>
          </table:table-cell>
        </table:table-row>
        <table:table-row table:style-name="ro1">
          <table:table-cell office:value-type="float" office:value="8344364" calcext:value-type="float">
            <text:p>8344364</text:p>
          </table:table-cell>
          <table:table-cell office:value-type="float" office:value="8344858" calcext:value-type="float">
            <text:p>8344858</text:p>
          </table:table-cell>
          <table:table-cell office:value-type="string" calcext:value-type="string">
            <text:p>non_sexist</text:p>
          </table:table-cell>
          <table:table-cell office:value-type="string" calcext:value-type="string">
            <text:p>Борис, и женщине тоже есть чем заняться)</text:p>
          </table:table-cell>
        </table:table-row>
        <table:table-row table:style-name="ro1">
          <table:table-cell office:value-type="float" office:value="8344364" calcext:value-type="float">
            <text:p>8344364</text:p>
          </table:table-cell>
          <table:table-cell office:value-type="float" office:value="8344874" calcext:value-type="float">
            <text:p>8344874</text:p>
          </table:table-cell>
          <table:table-cell office:value-type="string" calcext:value-type="string">
            <text:p>non_sexist</text:p>
          </table:table-cell>
          <table:table-cell office:value-type="string" calcext:value-type="string">
            <text:p>[id333911128|Данил], осталось устойчивым в человеческой речи. А сам феминизм нужен странам навроде Индии или центральной Африки, где действительно и детская проституция, и анимические ритуалы всякие.</text:p>
          </table:table-cell>
        </table:table-row>
        <table:table-row table:style-name="ro1">
          <table:table-cell office:value-type="float" office:value="8344364" calcext:value-type="float">
            <text:p>8344364</text:p>
          </table:table-cell>
          <table:table-cell office:value-type="float" office:value="8344888" calcext:value-type="float">
            <text:p>8344888</text:p>
          </table:table-cell>
          <table:table-cell office:value-type="string" calcext:value-type="string">
            <text:p>non_sexist</text:p>
          </table:table-cell>
          <table:table-cell office:value-type="string" calcext:value-type="string">
            <text:p>[id333911128|Данил], так в этом вся фишка. Там этим вообще никто не занимается, нельзя на законодательном уровне. А в странах навроде США или западной Европы он не нужен. Там нужно уже совсем другое.</text:p>
          </table:table-cell>
        </table:table-row>
        <table:table-row table:style-name="ro1">
          <table:table-cell office:value-type="float" office:value="8344364" calcext:value-type="float">
            <text:p>8344364</text:p>
          </table:table-cell>
          <table:table-cell office:value-type="float" office:value="8344891" calcext:value-type="float">
            <text:p>8344891</text:p>
          </table:table-cell>
          <table:table-cell office:value-type="string" calcext:value-type="string">
            <text:p>non_sexist</text:p>
          </table:table-cell>
          <table:table-cell office:value-type="string" calcext:value-type="string">
            <text:p>[id188954948|Danyel], кого я оскорбляю, можно мне пример, пожалуйста? Людей, которые меня "пездой" назвали? Ну и да, почему бот трёт все комменты мужские - это жуть.</text:p>
          </table:table-cell>
        </table:table-row>
        <table:table-row table:style-name="ro1">
          <table:table-cell office:value-type="float" office:value="8344364" calcext:value-type="float">
            <text:p>8344364</text:p>
          </table:table-cell>
          <table:table-cell office:value-type="float" office:value="8344980" calcext:value-type="float">
            <text:p>8344980</text:p>
          </table:table-cell>
          <table:table-cell office:value-type="string" calcext:value-type="string">
            <text:p>non_sexist</text:p>
          </table:table-cell>
          <table:table-cell office:value-type="string" calcext:value-type="string">
            <text:p>С забаненными мужчинами в комментах, такое впечатление, что у девушек здесь острая шизофрения и раздвоение личности.</text:p>
          </table:table-cell>
        </table:table-row>
        <table:table-row table:style-name="ro1">
          <table:table-cell office:value-type="float" office:value="8344364" calcext:value-type="float">
            <text:p>8344364</text:p>
          </table:table-cell>
          <table:table-cell office:value-type="float" office:value="8345002" calcext:value-type="float">
            <text:p>8345002</text:p>
          </table:table-cell>
          <table:table-cell office:value-type="string" calcext:value-type="string">
            <text:p>non_sexist</text:p>
          </table:table-cell>
          <table:table-cell office:value-type="string" calcext:value-type="string">
            <text:p>[id168501825|Ольга], да это выглядит странно, но уже завтра у нас снова появится возможность наблюдать все эти прекрасные комментарии про «шкур» и «пилоток»</text:p>
          </table:table-cell>
        </table:table-row>
        <table:table-row table:style-name="ro1">
          <table:table-cell office:value-type="float" office:value="8344364" calcext:value-type="float">
            <text:p>8344364</text:p>
          </table:table-cell>
          <table:table-cell office:value-type="float" office:value="8345023" calcext:value-type="float">
            <text:p>8345023</text:p>
          </table:table-cell>
          <table:table-cell office:value-type="string" calcext:value-type="string">
            <text:p>non_sexist</text:p>
          </table:table-cell>
          <table:table-cell office:value-type="string" calcext:value-type="string">
            <text:p>[id458132750|Александр], скажите, если мужчины на самом деле не такие, как в статье, как вы думаете, бытовые обязанности и уход за ребенком (включая новорожденным) должны делиться между мужчиной женщиной? Скажите, женщины глупее чем мужчины? Только честно?</text:p>
          </table:table-cell>
        </table:table-row>
        <table:table-row table:style-name="ro1">
          <table:table-cell office:value-type="float" office:value="8344364" calcext:value-type="float">
            <text:p>8344364</text:p>
          </table:table-cell>
          <table:table-cell office:value-type="float" office:value="8345052" calcext:value-type="float">
            <text:p>8345052</text:p>
          </table:table-cell>
          <table:table-cell office:value-type="string" calcext:value-type="string">
            <text:p>non_sexist</text:p>
          </table:table-cell>
          <table:table-cell office:value-type="string" calcext:value-type="string">
            <text:p>Таких отбытых ещё поискать надо в принципе, где она их искала? На двачах?</text:p>
          </table:table-cell>
        </table:table-row>
        <table:table-row table:style-name="ro1">
          <table:table-cell office:value-type="float" office:value="8344364" calcext:value-type="float">
            <text:p>8344364</text:p>
          </table:table-cell>
          <table:table-cell office:value-type="float" office:value="8345056" calcext:value-type="float">
            <text:p>8345056</text:p>
          </table:table-cell>
          <table:table-cell office:value-type="string" calcext:value-type="string">
            <text:p>non_sexist</text:p>
          </table:table-cell>
          <table:table-cell office:value-type="string" calcext:value-type="string">
            <text:p>[id458132750|Александр], все понимают, что «не все такие», но совершенно очевидно есть определенный паттерн, определенные установки среди большинства мужчин. Разве не так? Неужели вы будете это отрицать?</text:p>
          </table:table-cell>
        </table:table-row>
        <table:table-row table:style-name="ro1">
          <table:table-cell office:value-type="float" office:value="8344364" calcext:value-type="float">
            <text:p>8344364</text:p>
          </table:table-cell>
          <table:table-cell office:value-type="float" office:value="8345060" calcext:value-type="float">
            <text:p>8345060</text:p>
          </table:table-cell>
          <table:table-cell office:value-type="string" calcext:value-type="string">
            <text:p>non_sexist</text:p>
          </table:table-cell>
          <table:table-cell office:value-type="string" calcext:value-type="string">
            <text:p>Девочки, чтоб не чувствовать себя ущемленными, надо научиться игнорировать эти провокации. Живите в кайф, будьте счастливы. Все стереотипы о женском и мужском предназначении давно разрушены, мужчинам сложно это принять, поэтому и оскорбляют)</text:p>
          </table:table-cell>
        </table:table-row>
        <table:table-row table:style-name="ro3">
          <table:table-cell office:value-type="float" office:value="8344364" calcext:value-type="float">
            <text:p>8344364</text:p>
          </table:table-cell>
          <table:table-cell office:value-type="float" office:value="8345071" calcext:value-type="float">
            <text:p>8345071</text:p>
          </table:table-cell>
          <table:table-cell office:value-type="string" calcext:value-type="string">
            <text:p>non_sexist</text:p>
          </table:table-cell>
          <table:table-cell office:value-type="string" calcext:value-type="string">
            <text:p>подборка на бугурт. всё так, но провокация не делает вам чести, редакторы)</text:p>
            <text:p>каждый сам решает, чего тут городить) всяк найдет себе пару, если захочет, а там - в каждой избушке свои погремушки.</text:p>
          </table:table-cell>
        </table:table-row>
        <table:table-row table:style-name="ro1">
          <table:table-cell office:value-type="float" office:value="8344364" calcext:value-type="float">
            <text:p>8344364</text:p>
          </table:table-cell>
          <table:table-cell office:value-type="float" office:value="8345075" calcext:value-type="float">
            <text:p>8345075</text:p>
          </table:table-cell>
          <table:table-cell office:value-type="string" calcext:value-type="string">
            <text:p>non_sexist</text:p>
          </table:table-cell>
          <table:table-cell office:value-type="string" calcext:value-type="string">
            <text:p>[id458132750|Александр], я не опираюсь на мнения в этой статье, но они дословно повторяют то, что мне приходилось слышать от многих мужчин - друзей, коллег, знакомых в разговорах на эту тему и в случайных фразах. И нет, среди моего окружения нет быдла, все образованные и успешные профессионалы, приличные люди. Но все равно взгляды именно такие. Что женщина - существо низшего ранга, что кухня и быт - ее обязанность</text:p>
          </table:table-cell>
        </table:table-row>
        <table:table-row table:style-name="ro2">
          <table:table-cell office:value-type="float" office:value="8344364" calcext:value-type="float">
            <text:p>8344364</text:p>
          </table:table-cell>
          <table:table-cell office:value-type="float" office:value="8345083" calcext:value-type="float">
            <text:p>8345083</text:p>
          </table:table-cell>
          <table:table-cell office:value-type="string" calcext:value-type="string">
            <text:p>non_sexist</text:p>
          </table:table-cell>
          <table:table-cell office:value-type="string" calcext:value-type="string">
            <text:p>Меня очень удивляет, что большинство российских мужчин назвали "воспроизведение детей и их охрану" исключительно женской функцией. Эта функция принадлежит всем взрослым людям - охранять детей, следить за их благополучием обязан весь социум. Дети- это будущее, которое наступит у нас через 20 лет. </text:p>
            <text:p>Здоровый социум всегд адетоцентричен. Он охраняет интересы женщин именно потому, что охрана интересов женщин позволяет вырастить здоровое поколение</text:p>
            <text:p>То есть себя мужчины из процесса построения будущего мира исключили вообще. Они же себя позиционируют сами как людей ненужных, бесперспективных, лишних</text:p>
          </table:table-cell>
        </table:table-row>
        <table:table-row table:style-name="ro3">
          <table:table-cell office:value-type="float" office:value="8344364" calcext:value-type="float">
            <text:p>8344364</text:p>
          </table:table-cell>
          <table:table-cell office:value-type="float" office:value="8345084" calcext:value-type="float">
            <text:p>8345084</text:p>
          </table:table-cell>
          <table:table-cell office:value-type="string" calcext:value-type="string">
            <text:p>sexist</text:p>
          </table:table-cell>
          <table:table-cell office:value-type="string" calcext:value-type="string">
            <text:p>[id366307778|Настя], говорят: родилась женщиной - сама виновата)</text:p>
            <text:p>это нормальное мнение вполне себе хороших ребят, неглупых, добрых...)</text:p>
          </table:table-cell>
        </table:table-row>
        <table:table-row table:style-name="ro1">
          <table:table-cell office:value-type="float" office:value="8344364" calcext:value-type="float">
            <text:p>8344364</text:p>
          </table:table-cell>
          <table:table-cell office:value-type="float" office:value="8345304" calcext:value-type="float">
            <text:p>8345304</text:p>
          </table:table-cell>
          <table:table-cell office:value-type="string" calcext:value-type="string">
            <text:p>non_sexist</text:p>
          </table:table-cell>
          <table:table-cell office:value-type="string" calcext:value-type="string">
            <text:p>[id269112868|Анар], да! Мы афихели - и шо? 😁</text:p>
          </table:table-cell>
        </table:table-row>
        <table:table-row table:style-name="ro1">
          <table:table-cell office:value-type="float" office:value="8344364" calcext:value-type="float">
            <text:p>8344364</text:p>
          </table:table-cell>
          <table:table-cell office:value-type="float" office:value="8345520" calcext:value-type="float">
            <text:p>8345520</text:p>
          </table:table-cell>
          <table:table-cell office:value-type="string" calcext:value-type="string">
            <text:p>non_sexist</text:p>
          </table:table-cell>
          <table:table-cell office:value-type="string" calcext:value-type="string">
            <text:p>чисто, когда в посте со ссылкой на хорошую, дружелюбную к женщинам статью, лежит такая всратая сексистская картинка))) заебис</text:p>
          </table:table-cell>
        </table:table-row>
        <table:table-row table:style-name="ro1">
          <table:table-cell office:value-type="float" office:value="8344364" calcext:value-type="float">
            <text:p>8344364</text:p>
          </table:table-cell>
          <table:table-cell office:value-type="float" office:value="8345534" calcext:value-type="float">
            <text:p>8345534</text:p>
          </table:table-cell>
          <table:table-cell office:value-type="string" calcext:value-type="string">
            <text:p>non_sexist</text:p>
          </table:table-cell>
          <table:table-cell office:value-type="string" calcext:value-type="string">
            <text:p>[id151041015|Yana], это по-вашему дружелюбная к женщинам статья?</text:p>
          </table:table-cell>
        </table:table-row>
        <table:table-row table:style-name="ro1">
          <table:table-cell office:value-type="float" office:value="8344364" calcext:value-type="float">
            <text:p>8344364</text:p>
          </table:table-cell>
          <table:table-cell office:value-type="float" office:value="8345551" calcext:value-type="float">
            <text:p>8345551</text:p>
          </table:table-cell>
          <table:table-cell office:value-type="string" calcext:value-type="string">
            <text:p>non_sexist</text:p>
          </table:table-cell>
          <table:table-cell office:value-type="string" calcext:value-type="string">
            <text:p>Это больше похоже на интервью с даунами или с психически больными, чем с обычными мужчинами</text:p>
          </table:table-cell>
        </table:table-row>
        <table:table-row table:style-name="ro1">
          <table:table-cell office:value-type="float" office:value="8344364" calcext:value-type="float">
            <text:p>8344364</text:p>
          </table:table-cell>
          <table:table-cell office:value-type="float" office:value="8345870" calcext:value-type="float">
            <text:p>8345870</text:p>
          </table:table-cell>
          <table:table-cell office:value-type="string" calcext:value-type="string">
            <text:p>non_sexist</text:p>
          </table:table-cell>
          <table:table-cell office:value-type="string" calcext:value-type="string">
            <text:p>Что у пикчера за проблемы? Почему почти каждая шутка про женщин - секстская? Как сегодня, так и вообще. Описание паблика - пропаганда здравого смысла; соответствуйте, не занимайтесь подобным бредом, включите мозг</text:p>
          </table:table-cell>
        </table:table-row>
        <table:table-row table:style-name="ro3">
          <table:table-cell office:value-type="float" office:value="8344364" calcext:value-type="float">
            <text:p>8344364</text:p>
          </table:table-cell>
          <table:table-cell office:value-type="float" office:value="8345881" calcext:value-type="float">
            <text:p>8345881</text:p>
          </table:table-cell>
          <table:table-cell office:value-type="string" calcext:value-type="string">
            <text:p>non_sexist</text:p>
          </table:table-cell>
          <table:table-cell office:value-type="string" calcext:value-type="string">
            <text:p>Очередная провокация? На 8е марта? спс</text:p>
            <text:p>Полагаю, один из админов\пикчеров сексист, это уже давно проглядывается сквозь публикации</text:p>
          </table:table-cell>
        </table:table-row>
        <table:table-row table:style-name="ro1">
          <table:table-cell office:value-type="float" office:value="8344364" calcext:value-type="float">
            <text:p>8344364</text:p>
          </table:table-cell>
          <table:table-cell office:value-type="float" office:value="8346021" calcext:value-type="float">
            <text:p>8346021</text:p>
          </table:table-cell>
          <table:table-cell office:value-type="string" calcext:value-type="string">
            <text:p>non_sexist</text:p>
          </table:table-cell>
          <table:table-cell office:value-type="string" calcext:value-type="string">
            <text:p>Так, че мой коммент удалили? Статья реально ни о чем, 40 человек опросили, какие-то странные вопросы и странные ответы, неясно к чему приведенные проценты соотношения женщин и мужчин в вузах (кто учился в вузе может подтвердить, что порой и полный идиот в итоге получает диплом но так и остаётся идиотом), 90% воды налили и назвали это исследованием, классно.</text:p>
          </table:table-cell>
        </table:table-row>
        <table:table-row table:style-name="ro1">
          <table:table-cell office:value-type="float" office:value="8344364" calcext:value-type="float">
            <text:p>8344364</text:p>
          </table:table-cell>
          <table:table-cell office:value-type="float" office:value="8346078" calcext:value-type="float">
            <text:p>8346078</text:p>
          </table:table-cell>
          <table:table-cell office:value-type="string" calcext:value-type="string">
            <text:p>non_sexist</text:p>
          </table:table-cell>
          <table:table-cell office:value-type="string" calcext:value-type="string">
            <text:p>Судя по интервью, мужики почти ничего не понимают в женщинах.</text:p>
          </table:table-cell>
        </table:table-row>
        <table:table-row table:style-name="ro1">
          <table:table-cell office:value-type="float" office:value="8344364" calcext:value-type="float">
            <text:p>8344364</text:p>
          </table:table-cell>
          <table:table-cell office:value-type="float" office:value="8346171" calcext:value-type="float">
            <text:p>8346171</text:p>
          </table:table-cell>
          <table:table-cell office:value-type="string" calcext:value-type="string">
            <text:p>non_sexist</text:p>
          </table:table-cell>
          <table:table-cell office:value-type="string" calcext:value-type="string">
            <text:p>[id472838454|Адриана], мужчины, которые высказываются в статье, явно не дружелюбны, но позиция авторки показалась мне таковой</text:p>
          </table:table-cell>
        </table:table-row>
        <table:table-row table:style-name="ro1">
          <table:table-cell office:value-type="float" office:value="8344364" calcext:value-type="float">
            <text:p>8344364</text:p>
          </table:table-cell>
          <table:table-cell office:value-type="float" office:value="8346436" calcext:value-type="float">
            <text:p>8346436</text:p>
          </table:table-cell>
          <table:table-cell office:value-type="string" calcext:value-type="string">
            <text:p>non_sexist</text:p>
          </table:table-cell>
          <table:table-cell office:value-type="string" calcext:value-type="string">
            <text:p>[id282856132|Акакий], сразу видно, - высокоразвитый интеллект!</text:p>
          </table:table-cell>
        </table:table-row>
        <table:table-row table:style-name="ro2">
          <table:table-cell office:value-type="float" office:value="8344364" calcext:value-type="float">
            <text:p>8344364</text:p>
          </table:table-cell>
          <table:table-cell office:value-type="float" office:value="8346697" calcext:value-type="float">
            <text:p>8346697</text:p>
          </table:table-cell>
          <table:table-cell office:value-type="string" calcext:value-type="string">
            <text:p>non_sexist</text:p>
          </table:table-cell>
          <table:table-cell office:value-type="string" calcext:value-type="string">
            <text:p>Как хорошо жить в Финляндии. Тут даже в языке нет разницы он/она - hän для обоих полов. Читать сложно, не всегда понятно кто главный герой, учитывая что имена тоже странные.</text:p>
            <text:p>Про статью - просто ужас ужасный.  Но мне кажется, что в последнее время очень меняются тенденции. Незаметно. Обратите внимание на рекламу по телеку, она почти вся для женщин, те получается, что решение о покупке чего-то делает именно женщина, раз к ней обращаются. Детские мультики (новые) почти все про принцесс без принцев и даже с высмеиванием стереотипа, что нужно непременно замуж. Думаю, что все-таки мир потихоньку меняется. </text:p>
            <text:p>От гендерных различий в поведении никогда полностью нельзя будет избавиться, но это такая же особенность человека как и с характер или воспитание.</text:p>
          </table:table-cell>
        </table:table-row>
        <table:table-row table:style-name="ro1">
          <table:table-cell office:value-type="float" office:value="8344364" calcext:value-type="float">
            <text:p>8344364</text:p>
          </table:table-cell>
          <table:table-cell office:value-type="float" office:value="8346743" calcext:value-type="float">
            <text:p>8346743</text:p>
          </table:table-cell>
          <table:table-cell office:value-type="string" calcext:value-type="string">
            <text:p>non_sexist</text:p>
          </table:table-cell>
          <table:table-cell office:value-type="string" calcext:value-type="string">
            <text:p>[id116548524|Ляман], беда в том, что многочасовые беседы социолог проводила не с гопниками, а с профессорами, фотографами, студентами, разные возрасты, разные статусы и профессии, город и деревня, богатые и бедные. Каждый из них представляет определенный слой, поэтому 40 человек достаточно. Вы же ну будете утверждать, что водители маршруток катастрофически отличаются друг от друга, они очень похожи. Вам не нужно опрашивать все водителей маршруток Москвы, чтобы в этом убедиться, достаточно 10 и каждый следующий будет похож как минимум на одного из этой десятки.</text:p>
          </table:table-cell>
        </table:table-row>
        <table:table-row table:style-name="ro1">
          <table:table-cell office:value-type="float" office:value="8344364" calcext:value-type="float">
            <text:p>8344364</text:p>
          </table:table-cell>
          <table:table-cell office:value-type="float" office:value="8346761" calcext:value-type="float">
            <text:p>8346761</text:p>
          </table:table-cell>
          <table:table-cell office:value-type="string" calcext:value-type="string">
            <text:p>non_sexist</text:p>
          </table:table-cell>
          <table:table-cell office:value-type="string" calcext:value-type="string">
            <text:p>Посмотрите какие бедняжечки, готовить и стирать не любят, поэтому им нужна бесплатная служанка, которая будет их обслуживать и решать все проблемы. А если <text:s/>рядом не будет женщины они же запьют и умрут...Интервью проводилось среди умственно отсталых инвалидов, которым нужна помощь?</text:p>
          </table:table-cell>
        </table:table-row>
        <table:table-row table:style-name="ro3">
          <table:table-cell office:value-type="float" office:value="8344364" calcext:value-type="float">
            <text:p>8344364</text:p>
          </table:table-cell>
          <table:table-cell office:value-type="float" office:value="8346877" calcext:value-type="float">
            <text:p>8346877</text:p>
          </table:table-cell>
          <table:table-cell office:value-type="string" calcext:value-type="string">
            <text:p>non_sexist</text:p>
          </table:table-cell>
          <table:table-cell office:value-type="string" calcext:value-type="string">
            <text:p>Кароч, резюме: получать удовольствие-это мужику, бабы должны страдать.</text:p>
            <text:p>Ну, теперь понятно, почему 8 из 10 браков заканчивается разводом.</text:p>
          </table:table-cell>
        </table:table-row>
        <table:table-row table:style-name="ro3">
          <table:table-cell office:value-type="float" office:value="8344364" calcext:value-type="float">
            <text:p>8344364</text:p>
          </table:table-cell>
          <table:table-cell office:value-type="float" office:value="8346978" calcext:value-type="float">
            <text:p>8346978</text:p>
          </table:table-cell>
          <table:table-cell office:value-type="string" calcext:value-type="string">
            <text:p>non_sexist</text:p>
          </table:table-cell>
          <table:table-cell office:value-type="string" calcext:value-type="string">
            <text:p>[id151041015|Yana], ну, на счет авторки там ничего конкретного сказано не было, вроде, но тут вы, пожалуй, правы.</text:p>
            <text:p>хотя в целом статья позитивного оттенка не несет и личные взгляды автора этого явно не сглаживают, да и смысл вроде как в том, чтобы показать мужчин во всей красе, так сказать, в честь праздника, а не творца сией дружелюбной статьи :D</text:p>
          </table:table-cell>
        </table:table-row>
        <table:table-row table:style-name="ro1">
          <table:table-cell office:value-type="float" office:value="8344364" calcext:value-type="float">
            <text:p>8344364</text:p>
          </table:table-cell>
          <table:table-cell office:value-type="float" office:value="8347116" calcext:value-type="float">
            <text:p>8347116</text:p>
          </table:table-cell>
          <table:table-cell office:value-type="string" calcext:value-type="string">
            <text:p>non_sexist</text:p>
          </table:table-cell>
          <table:table-cell office:value-type="string" calcext:value-type="string">
            <text:p>Да как-то пофиг, если честно, что подобные товарищи там думают. Маминых безруких корзиночек, которые гордятся тем, что не умеют себя в быту обслужить (хотя это даже инвалиды умеют и люди с умственными нарушениями, вот позорище, не?) видно буквально сразу. А я не педофил, чтоб вестись на парня, который в бытовом плане равен трехлетнему ребенку. Хата у меня своя, средства к существованию тоже, так что если парень не хочет элементарно вложить равные со мной силы в обеспечение чистоты и готовки, какой мне смысл тащить на себе дополнительные обязанности? У меня нет мотивации делать это, пусть хоть обтопаются ножками, что баба должна. Нет механизмов заставить меня это делать против моей воли.</text:p>
          </table:table-cell>
        </table:table-row>
        <table:table-row table:style-name="ro1">
          <table:table-cell office:value-type="float" office:value="8344364" calcext:value-type="float">
            <text:p>8344364</text:p>
          </table:table-cell>
          <table:table-cell office:value-type="float" office:value="8347156" calcext:value-type="float">
            <text:p>8347156</text:p>
          </table:table-cell>
          <table:table-cell office:value-type="string" calcext:value-type="string">
            <text:p>non_sexist</text:p>
          </table:table-cell>
          <table:table-cell office:value-type="string" calcext:value-type="string">
            <text:p>Это самое. Я согласна выполнять всю дом. работу целиком, только если он мне подарит квартиру. Хотя я уже владею одной, в которой собсно и живу самостоятельно с 18 лет, но еще одна не помешает, сойдет даже однушка.</text:p>
          </table:table-cell>
        </table:table-row>
        <table:table-row table:style-name="ro1">
          <table:table-cell office:value-type="float" office:value="7603185" calcext:value-type="float">
            <text:p>7603185</text:p>
          </table:table-cell>
          <table:table-cell office:value-type="float" office:value="7603191" calcext:value-type="float">
            <text:p>7603191</text:p>
          </table:table-cell>
          <table:table-cell office:value-type="string" calcext:value-type="string">
            <text:p>non_sexist</text:p>
          </table:table-cell>
          <table:table-cell office:value-type="string" calcext:value-type="string">
            <text:p>Люблю послушать тишину перед сном. Спасибо</text:p>
          </table:table-cell>
        </table:table-row>
        <table:table-row table:style-name="ro1">
          <table:table-cell office:value-type="float" office:value="7603185" calcext:value-type="float">
            <text:p>7603185</text:p>
          </table:table-cell>
          <table:table-cell office:value-type="float" office:value="7603193" calcext:value-type="float">
            <text:p>7603193</text:p>
          </table:table-cell>
          <table:table-cell office:value-type="string" calcext:value-type="string">
            <text:p>non_sexist</text:p>
          </table:table-cell>
          <table:table-cell office:value-type="string" calcext:value-type="string">
            <text:p>Я уже готовился писать, хороший артист был, такой талант уходит</text:p>
          </table:table-cell>
        </table:table-row>
        <table:table-row table:style-name="ro1">
          <table:table-cell office:value-type="float" office:value="7603185" calcext:value-type="float">
            <text:p>7603185</text:p>
          </table:table-cell>
          <table:table-cell office:value-type="float" office:value="7603194" calcext:value-type="float">
            <text:p>7603194</text:p>
          </table:table-cell>
          <table:table-cell office:value-type="string" calcext:value-type="string">
            <text:p>non_sexist</text:p>
          </table:table-cell>
          <table:table-cell office:value-type="string" calcext:value-type="string">
            <text:p>Люблю их дуэт четыре пять. 🖤</text:p>
          </table:table-cell>
        </table:table-row>
        <table:table-row table:style-name="ro1">
          <table:table-cell office:value-type="float" office:value="7603185" calcext:value-type="float">
            <text:p>7603185</text:p>
          </table:table-cell>
          <table:table-cell office:value-type="float" office:value="7603195" calcext:value-type="float">
            <text:p>7603195</text:p>
          </table:table-cell>
          <table:table-cell office:value-type="string" calcext:value-type="string">
            <text:p>non_sexist</text:p>
          </table:table-cell>
          <table:table-cell office:value-type="string" calcext:value-type="string">
            <text:p>Она всегда была поп певицей. Че за бред</text:p>
          </table:table-cell>
        </table:table-row>
        <table:table-row table:style-name="ro1">
          <table:table-cell office:value-type="float" office:value="7603185" calcext:value-type="float">
            <text:p>7603185</text:p>
          </table:table-cell>
          <table:table-cell office:value-type="float" office:value="7603200" calcext:value-type="float">
            <text:p>7603200</text:p>
          </table:table-cell>
          <table:table-cell office:value-type="string" calcext:value-type="string">
            <text:p>non_sexist</text:p>
          </table:table-cell>
          <table:table-cell office:value-type="string" calcext:value-type="string">
            <text:p>а где же семейный портрет?</text:p>
          </table:table-cell>
        </table:table-row>
        <table:table-row table:style-name="ro1">
          <table:table-cell office:value-type="float" office:value="7603185" calcext:value-type="float">
            <text:p>7603185</text:p>
          </table:table-cell>
          <table:table-cell office:value-type="float" office:value="7603206" calcext:value-type="float">
            <text:p>7603206</text:p>
          </table:table-cell>
          <table:table-cell office:value-type="string" calcext:value-type="string">
            <text:p>non_sexist</text:p>
          </table:table-cell>
          <table:table-cell office:value-type="string" calcext:value-type="string">
            <text:p>забыли про топ 1 песенку пинки</text:p>
          </table:table-cell>
        </table:table-row>
        <table:table-row table:style-name="ro1">
          <table:table-cell office:value-type="float" office:value="7603185" calcext:value-type="float">
            <text:p>7603185</text:p>
          </table:table-cell>
          <table:table-cell office:value-type="float" office:value="7603207" calcext:value-type="float">
            <text:p>7603207</text:p>
          </table:table-cell>
          <table:table-cell office:value-type="string" calcext:value-type="string">
            <text:p>non_sexist</text:p>
          </table:table-cell>
          <table:table-cell office:value-type="string" calcext:value-type="string">
            <text:p>Похоронила Трешлор три четыре пять</text:p>
          </table:table-cell>
        </table:table-row>
        <table:table-row table:style-name="ro1">
          <table:table-cell office:value-type="float" office:value="7603185" calcext:value-type="float">
            <text:p>7603185</text:p>
          </table:table-cell>
          <table:table-cell office:value-type="float" office:value="7603210" calcext:value-type="float">
            <text:p>7603210</text:p>
          </table:table-cell>
          <table:table-cell office:value-type="string" calcext:value-type="string">
            <text:p>non_sexist</text:p>
          </table:table-cell>
          <table:table-cell office:value-type="string" calcext:value-type="string">
            <text:p>Вот её очень люблю 😊 И песни и образ. Хотя её не назову красавицей, но что то притягательное есть точно.</text:p>
          </table:table-cell>
        </table:table-row>
        <table:table-row table:style-name="ro1">
          <table:table-cell office:value-type="float" office:value="7603185" calcext:value-type="float">
            <text:p>7603185</text:p>
          </table:table-cell>
          <table:table-cell office:value-type="float" office:value="7603212" calcext:value-type="float">
            <text:p>7603212</text:p>
          </table:table-cell>
          <table:table-cell office:value-type="string" calcext:value-type="string">
            <text:p>non_sexist</text:p>
          </table:table-cell>
          <table:table-cell office:value-type="string" calcext:value-type="string">
            <text:p>Давайте не будет ее сравнивать с Тейлор Свифт. Даже близко.</text:p>
          </table:table-cell>
        </table:table-row>
        <table:table-row table:style-name="ro3">
          <table:table-cell office:value-type="float" office:value="7603185" calcext:value-type="float">
            <text:p>7603185</text:p>
          </table:table-cell>
          <table:table-cell office:value-type="float" office:value="7603215" calcext:value-type="float">
            <text:p>7603215</text:p>
          </table:table-cell>
          <table:table-cell office:value-type="string" calcext:value-type="string">
            <text:p>non_sexist</text:p>
          </table:table-cell>
          <table:table-cell office:value-type="string" calcext:value-type="string">
            <text:p>Хуня такая, ей-богу. Серьезно.</text:p>
            <text:p>Но хоть не какой-нибудь российский репчик, и на том ладно.</text:p>
          </table:table-cell>
        </table:table-row>
        <table:table-row table:style-name="ro3">
          <table:table-cell office:value-type="float" office:value="7603185" calcext:value-type="float">
            <text:p>7603185</text:p>
          </table:table-cell>
          <table:table-cell office:value-type="float" office:value="7603217" calcext:value-type="float">
            <text:p>7603217</text:p>
          </table:table-cell>
          <table:table-cell office:value-type="string" calcext:value-type="string">
            <text:p>non_sexist</text:p>
          </table:table-cell>
          <table:table-cell office:value-type="string" calcext:value-type="string">
            <text:p>Аудиозапись недоступна для прослушивания в Вашем регионе.</text:p>
            <text:p>Заебись...</text:p>
          </table:table-cell>
        </table:table-row>
        <table:table-row table:style-name="ro1">
          <table:table-cell office:value-type="float" office:value="7603185" calcext:value-type="float">
            <text:p>7603185</text:p>
          </table:table-cell>
          <table:table-cell office:value-type="float" office:value="7603219" calcext:value-type="float">
            <text:p>7603219</text:p>
          </table:table-cell>
          <table:table-cell office:value-type="string" calcext:value-type="string">
            <text:p>non_sexist</text:p>
          </table:table-cell>
          <table:table-cell office:value-type="string" calcext:value-type="string">
            <text:p>А как же эта штука? :С</text:p>
          </table:table-cell>
        </table:table-row>
        <table:table-row table:style-name="ro1">
          <table:table-cell office:value-type="float" office:value="7603185" calcext:value-type="float">
            <text:p>7603185</text:p>
          </table:table-cell>
          <table:table-cell office:value-type="float" office:value="7603222" calcext:value-type="float">
            <text:p>7603222</text:p>
          </table:table-cell>
          <table:table-cell office:value-type="string" calcext:value-type="string">
            <text:p>non_sexist</text:p>
          </table:table-cell>
          <table:table-cell office:value-type="string" calcext:value-type="string">
            <text:p>Не тот радиолентач, товарищи, не тот...</text:p>
          </table:table-cell>
        </table:table-row>
        <table:table-row table:style-name="ro1">
          <table:table-cell office:value-type="float" office:value="7603185" calcext:value-type="float">
            <text:p>7603185</text:p>
          </table:table-cell>
          <table:table-cell office:value-type="float" office:value="7603223" calcext:value-type="float">
            <text:p>7603223</text:p>
          </table:table-cell>
          <table:table-cell office:value-type="string" calcext:value-type="string">
            <text:p>non_sexist</text:p>
          </table:table-cell>
          <table:table-cell office:value-type="string" calcext:value-type="string">
            <text:p>это мейнстрим, в топку его!</text:p>
          </table:table-cell>
        </table:table-row>
        <table:table-row table:style-name="ro1">
          <table:table-cell office:value-type="float" office:value="7603185" calcext:value-type="float">
            <text:p>7603185</text:p>
          </table:table-cell>
          <table:table-cell office:value-type="float" office:value="7603225" calcext:value-type="float">
            <text:p>7603225</text:p>
          </table:table-cell>
          <table:table-cell office:value-type="string" calcext:value-type="string">
            <text:p>non_sexist</text:p>
          </table:table-cell>
          <table:table-cell office:value-type="string" calcext:value-type="string">
            <text:p>Вы говна поели гнать на Тейлор Свифт? Пошли вон</text:p>
          </table:table-cell>
        </table:table-row>
        <table:table-row table:style-name="ro1">
          <table:table-cell office:value-type="float" office:value="7603185" calcext:value-type="float">
            <text:p>7603185</text:p>
          </table:table-cell>
          <table:table-cell office:value-type="float" office:value="7603226" calcext:value-type="float">
            <text:p>7603226</text:p>
          </table:table-cell>
          <table:table-cell office:value-type="string" calcext:value-type="string">
            <text:p>non_sexist</text:p>
          </table:table-cell>
          <table:table-cell office:value-type="string" calcext:value-type="string">
            <text:p>[id444310043|Yasha], а еще она няша.и любит своих фанатов</text:p>
          </table:table-cell>
        </table:table-row>
        <table:table-row table:style-name="ro1">
          <table:table-cell office:value-type="float" office:value="7603185" calcext:value-type="float">
            <text:p>7603185</text:p>
          </table:table-cell>
          <table:table-cell office:value-type="float" office:value="7603229" calcext:value-type="float">
            <text:p>7603229</text:p>
          </table:table-cell>
          <table:table-cell office:value-type="string" calcext:value-type="string">
            <text:p>non_sexist</text:p>
          </table:table-cell>
          <table:table-cell office:value-type="string" calcext:value-type="string">
            <text:p>одни из лучших ее песен</text:p>
          </table:table-cell>
        </table:table-row>
        <table:table-row table:style-name="ro3">
          <table:table-cell office:value-type="float" office:value="7603185" calcext:value-type="float">
            <text:p>7603185</text:p>
          </table:table-cell>
          <table:table-cell office:value-type="float" office:value="7603234" calcext:value-type="float">
            <text:p>7603234</text:p>
          </table:table-cell>
          <table:table-cell office:value-type="string" calcext:value-type="string">
            <text:p>non_sexist</text:p>
          </table:table-cell>
          <table:table-cell office:value-type="string" calcext:value-type="string">
            <text:p>где трабл?</text:p>
            <text:p>три четыре пять</text:p>
          </table:table-cell>
        </table:table-row>
        <table:table-row table:style-name="ro1">
          <table:table-cell office:value-type="float" office:value="7603185" calcext:value-type="float">
            <text:p>7603185</text:p>
          </table:table-cell>
          <table:table-cell office:value-type="float" office:value="7603237" calcext:value-type="float">
            <text:p>7603237</text:p>
          </table:table-cell>
          <table:table-cell office:value-type="string" calcext:value-type="string">
            <text:p>sexist</text:p>
          </table:table-cell>
          <table:table-cell office:value-type="string" calcext:value-type="string">
            <text:p>Здравый феминизм это очень смешной оксюморон, тащемта</text:p>
          </table:table-cell>
        </table:table-row>
        <table:table-row table:style-name="ro1">
          <table:table-cell office:value-type="float" office:value="7603185" calcext:value-type="float">
            <text:p>7603185</text:p>
          </table:table-cell>
          <table:table-cell office:value-type="float" office:value="7603240" calcext:value-type="float">
            <text:p>7603240</text:p>
          </table:table-cell>
          <table:table-cell office:value-type="string" calcext:value-type="string">
            <text:p>non_sexist</text:p>
          </table:table-cell>
          <table:table-cell office:value-type="string" calcext:value-type="string">
            <text:p>Никогда она не нравилась, та же Свифт гораздо лучше будет</text:p>
          </table:table-cell>
        </table:table-row>
        <table:table-row table:style-name="ro1">
          <table:table-cell office:value-type="float" office:value="7603185" calcext:value-type="float">
            <text:p>7603185</text:p>
          </table:table-cell>
          <table:table-cell office:value-type="float" office:value="7603244" calcext:value-type="float">
            <text:p>7603244</text:p>
          </table:table-cell>
          <table:table-cell office:value-type="string" calcext:value-type="string">
            <text:p>non_sexist</text:p>
          </table:table-cell>
          <table:table-cell office:value-type="string" calcext:value-type="string">
            <text:p>Не гневайте фанатов Свифт, они вам головы открутят, сожрут и не подавятся</text:p>
          </table:table-cell>
        </table:table-row>
        <table:table-row table:style-name="ro1">
          <table:table-cell office:value-type="float" office:value="7603185" calcext:value-type="float">
            <text:p>7603185</text:p>
          </table:table-cell>
          <table:table-cell office:value-type="float" office:value="7603247" calcext:value-type="float">
            <text:p>7603247</text:p>
          </table:table-cell>
          <table:table-cell office:value-type="string" calcext:value-type="string">
            <text:p>non_sexist</text:p>
          </table:table-cell>
          <table:table-cell office:value-type="string" calcext:value-type="string">
            <text:p>Лучшая песня тысячелетия, Пинк мертва</text:p>
          </table:table-cell>
        </table:table-row>
        <table:table-row table:style-name="ro1">
          <table:table-cell office:value-type="float" office:value="7603185" calcext:value-type="float">
            <text:p>7603185</text:p>
          </table:table-cell>
          <table:table-cell office:value-type="float" office:value="7603248" calcext:value-type="float">
            <text:p>7603248</text:p>
          </table:table-cell>
          <table:table-cell office:value-type="string" calcext:value-type="string">
            <text:p>non_sexist</text:p>
          </table:table-cell>
          <table:table-cell office:value-type="string" calcext:value-type="string">
            <text:p>А мне она всегда нравилась:и как певица,и как чика😍</text:p>
          </table:table-cell>
        </table:table-row>
        <table:table-row table:style-name="ro1">
          <table:table-cell office:value-type="float" office:value="7603185" calcext:value-type="float">
            <text:p>7603185</text:p>
          </table:table-cell>
          <table:table-cell office:value-type="float" office:value="7603256" calcext:value-type="float">
            <text:p>7603256</text:p>
          </table:table-cell>
          <table:table-cell office:value-type="string" calcext:value-type="string">
            <text:p>non_sexist</text:p>
          </table:table-cell>
          <table:table-cell office:value-type="string" calcext:value-type="string">
            <text:p>Pink - это та, что из Pink Floyd ушла, да?</text:p>
          </table:table-cell>
        </table:table-row>
        <table:table-row table:style-name="ro1">
          <table:table-cell office:value-type="float" office:value="7603185" calcext:value-type="float">
            <text:p>7603185</text:p>
          </table:table-cell>
          <table:table-cell office:value-type="float" office:value="7603258" calcext:value-type="float">
            <text:p>7603258</text:p>
          </table:table-cell>
          <table:table-cell office:value-type="string" calcext:value-type="string">
            <text:p>non_sexist</text:p>
          </table:table-cell>
          <table:table-cell office:value-type="string" calcext:value-type="string">
            <text:p>[id368589117|Алексей], как идейка скачать нормальный впн?</text:p>
          </table:table-cell>
        </table:table-row>
        <table:table-row table:style-name="ro1">
          <table:table-cell office:value-type="float" office:value="7603185" calcext:value-type="float">
            <text:p>7603185</text:p>
          </table:table-cell>
          <table:table-cell office:value-type="float" office:value="7603262" calcext:value-type="float">
            <text:p>7603262</text:p>
          </table:table-cell>
          <table:table-cell office:value-type="string" calcext:value-type="string">
            <text:p>non_sexist</text:p>
          </table:table-cell>
          <table:table-cell office:value-type="string" calcext:value-type="string">
            <text:p>[id138168240|Sergey], На следующее интервью её пригласит</text:p>
          </table:table-cell>
        </table:table-row>
        <table:table-row table:style-name="ro1">
          <table:table-cell office:value-type="float" office:value="7603185" calcext:value-type="float">
            <text:p>7603185</text:p>
          </table:table-cell>
          <table:table-cell office:value-type="float" office:value="7603270" calcext:value-type="float">
            <text:p>7603270</text:p>
          </table:table-cell>
          <table:table-cell office:value-type="string" calcext:value-type="string">
            <text:p>non_sexist</text:p>
          </table:table-cell>
          <table:table-cell office:value-type="string" calcext:value-type="string">
            <text:p>Один, два, три, четыре, пять.</text:p>
          </table:table-cell>
        </table:table-row>
        <table:table-row table:style-name="ro1">
          <table:table-cell office:value-type="float" office:value="7603185" calcext:value-type="float">
            <text:p>7603185</text:p>
          </table:table-cell>
          <table:table-cell office:value-type="float" office:value="7603273" calcext:value-type="float">
            <text:p>7603273</text:p>
          </table:table-cell>
          <table:table-cell office:value-type="string" calcext:value-type="string">
            <text:p>non_sexist</text:p>
          </table:table-cell>
          <table:table-cell office:value-type="string" calcext:value-type="string">
            <text:p>Этот мир слишком тесен для двух розовых.</text:p>
          </table:table-cell>
        </table:table-row>
        <table:table-row table:style-name="ro1">
          <table:table-cell office:value-type="float" office:value="7603185" calcext:value-type="float">
            <text:p>7603185</text:p>
          </table:table-cell>
          <table:table-cell office:value-type="float" office:value="7603279" calcext:value-type="float">
            <text:p>7603279</text:p>
          </table:table-cell>
          <table:table-cell office:value-type="string" calcext:value-type="string">
            <text:p>non_sexist</text:p>
          </table:table-cell>
          <table:table-cell office:value-type="string" calcext:value-type="string">
            <text:p>Люблю Пинк, но Маринка со своими текста куда хлеще 🌚</text:p>
          </table:table-cell>
        </table:table-row>
        <table:table-row table:style-name="ro1">
          <table:table-cell office:value-type="float" office:value="7603185" calcext:value-type="float">
            <text:p>7603185</text:p>
          </table:table-cell>
          <table:table-cell office:value-type="float" office:value="7603281" calcext:value-type="float">
            <text:p>7603281</text:p>
          </table:table-cell>
          <table:table-cell office:value-type="string" calcext:value-type="string">
            <text:p>non_sexist</text:p>
          </table:table-cell>
          <table:table-cell office:value-type="string" calcext:value-type="string">
            <text:p>Серьёзно, без этой песни? Пять</text:p>
          </table:table-cell>
        </table:table-row>
        <table:table-row table:style-name="ro1">
          <table:table-cell office:value-type="float" office:value="7603185" calcext:value-type="float">
            <text:p>7603185</text:p>
          </table:table-cell>
          <table:table-cell office:value-type="float" office:value="7603284" calcext:value-type="float">
            <text:p>7603284</text:p>
          </table:table-cell>
          <table:table-cell office:value-type="string" calcext:value-type="string">
            <text:p>non_sexist</text:p>
          </table:table-cell>
          <table:table-cell office:value-type="string" calcext:value-type="string">
            <text:p>[id226533125|Alexandr], слишком толсто,это фиаско,братан🙈</text:p>
          </table:table-cell>
        </table:table-row>
        <table:table-row table:style-name="ro1">
          <table:table-cell office:value-type="float" office:value="7603185" calcext:value-type="float">
            <text:p>7603185</text:p>
          </table:table-cell>
          <table:table-cell office:value-type="float" office:value="7603286" calcext:value-type="float">
            <text:p>7603286</text:p>
          </table:table-cell>
          <table:table-cell office:value-type="string" calcext:value-type="string">
            <text:p>non_sexist</text:p>
          </table:table-cell>
          <table:table-cell office:value-type="string" calcext:value-type="string">
            <text:p>[id226533125|Alexandr], не слышала о группе Floyd😂</text:p>
          </table:table-cell>
        </table:table-row>
        <table:table-row table:style-name="ro1">
          <table:table-cell office:value-type="float" office:value="7603185" calcext:value-type="float">
            <text:p>7603185</text:p>
          </table:table-cell>
          <table:table-cell office:value-type="float" office:value="7603290" calcext:value-type="float">
            <text:p>7603290</text:p>
          </table:table-cell>
          <table:table-cell office:value-type="string" calcext:value-type="string">
            <text:p>non_sexist</text:p>
          </table:table-cell>
          <table:table-cell office:value-type="string" calcext:value-type="string">
            <text:p>Щас бы обасрать Свифт, которая в своей среде является наверно лучшей, и плане музыки и лирики ей соперников в ее жанре сейчас нет</text:p>
          </table:table-cell>
        </table:table-row>
        <table:table-row table:style-name="ro1">
          <table:table-cell office:value-type="float" office:value="7603185" calcext:value-type="float">
            <text:p>7603185</text:p>
          </table:table-cell>
          <table:table-cell office:value-type="float" office:value="7603298" calcext:value-type="float">
            <text:p>7603298</text:p>
          </table:table-cell>
          <table:table-cell office:value-type="string" calcext:value-type="string">
            <text:p>non_sexist</text:p>
          </table:table-cell>
          <table:table-cell office:value-type="string" calcext:value-type="string">
            <text:p>Если «известна миру как П!нк», то и пиши Пинк, не выёбувуся</text:p>
          </table:table-cell>
        </table:table-row>
        <table:table-row table:style-name="ro3">
          <table:table-cell office:value-type="float" office:value="7603185" calcext:value-type="float">
            <text:p>7603185</text:p>
          </table:table-cell>
          <table:table-cell office:value-type="float" office:value="7603300" calcext:value-type="float">
            <text:p>7603300</text:p>
          </table:table-cell>
          <table:table-cell office:value-type="string" calcext:value-type="string">
            <text:p>non_sexist</text:p>
          </table:table-cell>
          <table:table-cell office:value-type="string" calcext:value-type="string">
            <text:p>Щас бы в 2017 году в сфере поп-музыки оперировать терминами "лучшая","нет соперников"....</text:p>
            <text:p>Штоплять, это музыка, а не ММА, тут нету титулов и они ни в чем не соревнуются, как вы плять сравнили...?</text:p>
          </table:table-cell>
        </table:table-row>
        <table:table-row table:style-name="ro3">
          <table:table-cell office:value-type="float" office:value="7603185" calcext:value-type="float">
            <text:p>7603185</text:p>
          </table:table-cell>
          <table:table-cell office:value-type="float" office:value="7603303" calcext:value-type="float">
            <text:p>7603303</text:p>
          </table:table-cell>
          <table:table-cell office:value-type="string" calcext:value-type="string">
            <text:p>non_sexist</text:p>
          </table:table-cell>
          <table:table-cell office:value-type="string" calcext:value-type="string">
            <text:p>Самое время сравнивать Pink и Тейлор</text:p>
            <text:p>Как путать Божий Дар с яичницей</text:p>
          </table:table-cell>
        </table:table-row>
        <table:table-row table:style-name="ro1">
          <table:table-cell office:value-type="float" office:value="7603185" calcext:value-type="float">
            <text:p>7603185</text:p>
          </table:table-cell>
          <table:table-cell office:value-type="float" office:value="7603306" calcext:value-type="float">
            <text:p>7603306</text:p>
          </table:table-cell>
          <table:table-cell office:value-type="string" calcext:value-type="string">
            <text:p>non_sexist</text:p>
          </table:table-cell>
          <table:table-cell office:value-type="string" calcext:value-type="string">
            <text:p>Нууу! Два три четыре пять</text:p>
          </table:table-cell>
        </table:table-row>
        <table:table-row table:style-name="ro2">
          <table:table-cell office:value-type="float" office:value="7603185" calcext:value-type="float">
            <text:p>7603185</text:p>
          </table:table-cell>
          <table:table-cell office:value-type="float" office:value="7603308" calcext:value-type="float">
            <text:p>7603308</text:p>
          </table:table-cell>
          <table:table-cell office:value-type="string" calcext:value-type="string">
            <text:p>non_sexist</text:p>
          </table:table-cell>
          <table:table-cell office:value-type="string" calcext:value-type="string">
            <text:p>[id8132674|Атеас], лол</text:p>
            <text:p>Как раз таки в поп-музыке всегда были титулы и строгая иерархия различных исполнителей, у каждого есть свой стиль, свои сферы влияния и интересы.</text:p>
            <text:p>Сегодня все поп исполнители соревнуются в продажах, успехе, премиях. Это нормально, это и есть поп индустрия.</text:p>
          </table:table-cell>
        </table:table-row>
        <table:table-row table:style-name="ro1">
          <table:table-cell office:value-type="float" office:value="7603185" calcext:value-type="float">
            <text:p>7603185</text:p>
          </table:table-cell>
          <table:table-cell office:value-type="float" office:value="7603312" calcext:value-type="float">
            <text:p>7603312</text:p>
          </table:table-cell>
          <table:table-cell office:value-type="string" calcext:value-type="string">
            <text:p>non_sexist</text:p>
          </table:table-cell>
          <table:table-cell office:value-type="string" calcext:value-type="string">
            <text:p>Люблю ее. Есть несколько прям очень любимых песен.</text:p>
          </table:table-cell>
        </table:table-row>
        <table:table-row table:style-name="ro3">
          <table:table-cell office:value-type="float" office:value="7603185" calcext:value-type="float">
            <text:p>7603185</text:p>
          </table:table-cell>
          <table:table-cell office:value-type="float" office:value="7603315" calcext:value-type="float">
            <text:p>7603315</text:p>
          </table:table-cell>
          <table:table-cell office:value-type="string" calcext:value-type="string">
            <text:p>non_sexist</text:p>
          </table:table-cell>
          <table:table-cell office:value-type="string" calcext:value-type="string">
            <text:p>Дэ? Где эти титулы у них есть, в посредственных телешоу?</text:p>
            <text:p>Можно сравнить голос - у одного он будет сильнее, у другого слабее, (но и это не гарантирует что один голос лучше другого), можно сравнить композиционное богатство, уникальность или неуникальность контента... но как ты можешь сказать, что лучше, а что хуже?</text:p>
          </table:table-cell>
        </table:table-row>
        <table:table-row table:style-name="ro1">
          <table:table-cell office:value-type="float" office:value="7603185" calcext:value-type="float">
            <text:p>7603185</text:p>
          </table:table-cell>
          <table:table-cell office:value-type="float" office:value="7603318" calcext:value-type="float">
            <text:p>7603318</text:p>
          </table:table-cell>
          <table:table-cell office:value-type="string" calcext:value-type="string">
            <text:p>non_sexist</text:p>
          </table:table-cell>
          <table:table-cell office:value-type="string" calcext:value-type="string">
            <text:p>[id252031538|Vladimir], хоспади, да, в кино вон тоже оскары получают, и что, если дикаприо не получал их 30 лет - это делало его е6аным актером или что?</text:p>
          </table:table-cell>
        </table:table-row>
        <table:table-row table:style-name="ro1">
          <table:table-cell office:value-type="float" office:value="7603185" calcext:value-type="float">
            <text:p>7603185</text:p>
          </table:table-cell>
          <table:table-cell office:value-type="float" office:value="7603322" calcext:value-type="float">
            <text:p>7603322</text:p>
          </table:table-cell>
          <table:table-cell office:value-type="string" calcext:value-type="string">
            <text:p>non_sexist</text:p>
          </table:table-cell>
          <table:table-cell office:value-type="string" calcext:value-type="string">
            <text:p>Слушать музыку исходя из того, что где то там кто то там получил за это премию... да, чувак, дальше тэйлор суифт ты не уедешь.</text:p>
          </table:table-cell>
        </table:table-row>
        <table:table-row table:style-name="ro1">
          <table:table-cell office:value-type="float" office:value="7603185" calcext:value-type="float">
            <text:p>7603185</text:p>
          </table:table-cell>
          <table:table-cell office:value-type="float" office:value="7603325" calcext:value-type="float">
            <text:p>7603325</text:p>
          </table:table-cell>
          <table:table-cell office:value-type="string" calcext:value-type="string">
            <text:p>non_sexist</text:p>
          </table:table-cell>
          <table:table-cell office:value-type="string" calcext:value-type="string">
            <text:p>И тексты сама пишет, и автотюна нет. Такая же как и остальные, ничем от них не отличается.</text:p>
          </table:table-cell>
        </table:table-row>
        <table:table-row table:style-name="ro1">
          <table:table-cell office:value-type="float" office:value="7603185" calcext:value-type="float">
            <text:p>7603185</text:p>
          </table:table-cell>
          <table:table-cell office:value-type="float" office:value="7603326" calcext:value-type="float">
            <text:p>7603326</text:p>
          </table:table-cell>
          <table:table-cell office:value-type="string" calcext:value-type="string">
            <text:p>non_sexist</text:p>
          </table:table-cell>
          <table:table-cell office:value-type="string" calcext:value-type="string">
            <text:p>А вы тоже слушаете сейчас новости Лентача в телеграме?☺😏</text:p>
          </table:table-cell>
        </table:table-row>
        <table:table-row table:style-name="ro2">
          <table:table-cell office:value-type="float" office:value="7603185" calcext:value-type="float">
            <text:p>7603185</text:p>
          </table:table-cell>
          <table:table-cell office:value-type="float" office:value="7603328" calcext:value-type="float">
            <text:p>7603328</text:p>
          </table:table-cell>
          <table:table-cell office:value-type="string" calcext:value-type="string">
            <text:p>non_sexist</text:p>
          </table:table-cell>
          <table:table-cell office:value-type="string" calcext:value-type="string">
            <text:p>[id8132674|Атеас], единственный реальный критерий который существут это продажи. Это всегда точно, и это факт. Сегодня никому не сдалось ни качество контента, ни уникальность как таковая. Всем правят деньги. Чем больше продал, тем лучше, тем интересней дальше, тем ты успешнее ты в глазах аудитории и коллег.</text:p>
            <text:p/>
            <text:p>Я тебе говорю о том как есть и как об этом судят миллионы людей, а не я лично. Я не отрицаю что это глупо, но это реальность.</text:p>
          </table:table-cell>
        </table:table-row>
        <table:table-row table:style-name="ro3">
          <table:table-cell office:value-type="float" office:value="7603185" calcext:value-type="float">
            <text:p>7603185</text:p>
          </table:table-cell>
          <table:table-cell office:value-type="float" office:value="7603330" calcext:value-type="float">
            <text:p>7603330</text:p>
          </table:table-cell>
          <table:table-cell office:value-type="string" calcext:value-type="string">
            <text:p>non_sexist</text:p>
          </table:table-cell>
          <table:table-cell office:value-type="string" calcext:value-type="string">
            <text:p>"Уф. Смотрите что вы заставили меня сделать. Смотрите что вы заставили меня сделать. Только посмотрите что вы заставили меня сделать, смотрите, что вы заставили меня сделать.."</text:p>
            <text:p>Такая лирика ояебу. Когда исполнитель переносит свои манявойны с коллегами по цеху в музыку - он превращается в клоуна.</text:p>
          </table:table-cell>
        </table:table-row>
        <table:table-row table:style-name="ro2">
          <table:table-cell office:value-type="float" office:value="7603185" calcext:value-type="float">
            <text:p>7603185</text:p>
          </table:table-cell>
          <table:table-cell office:value-type="float" office:value="7603331" calcext:value-type="float">
            <text:p>7603331</text:p>
          </table:table-cell>
          <table:table-cell office:value-type="string" calcext:value-type="string">
            <text:p>non_sexist</text:p>
          </table:table-cell>
          <table:table-cell office:value-type="string" calcext:value-type="string">
            <text:p>Аудиозапись доступна только по подписке </text:p>
            <text:p>Так решил артист или его представитель. Купите подписку и получите доступ к расширенному каталогу музыки</text:p>
            <text:p>😂😂😂😂😂</text:p>
          </table:table-cell>
        </table:table-row>
        <table:table-row table:style-name="ro1">
          <table:table-cell office:value-type="float" office:value="7603185" calcext:value-type="float">
            <text:p>7603185</text:p>
          </table:table-cell>
          <table:table-cell office:value-type="float" office:value="7603332" calcext:value-type="float">
            <text:p>7603332</text:p>
          </table:table-cell>
          <table:table-cell office:value-type="string" calcext:value-type="string">
            <text:p>non_sexist</text:p>
          </table:table-cell>
          <table:table-cell office:value-type="string" calcext:value-type="string">
            <text:p>ЗА ТЕЙЛОР И ДВОР СТРЕЛЯЮ В УПОР</text:p>
          </table:table-cell>
        </table:table-row>
        <table:table-row table:style-name="ro1">
          <table:table-cell office:value-type="float" office:value="7603185" calcext:value-type="float">
            <text:p>7603185</text:p>
          </table:table-cell>
          <table:table-cell office:value-type="float" office:value="7603333" calcext:value-type="float">
            <text:p>7603333</text:p>
          </table:table-cell>
          <table:table-cell office:value-type="string" calcext:value-type="string">
            <text:p>non_sexist</text:p>
          </table:table-cell>
          <table:table-cell office:value-type="string" calcext:value-type="string">
            <text:p>Вот щас бы путать продажи и "лучше/хуже".... я что то говорил о продажах? А если у суифт продано 10 000 000 альбомов, а у пинк - 9 999 999 - то пинк хуже суифт, да, из-за того, что кто то один спиратил диск?.... серьезно? перечитай, что ты пишешь.</text:p>
          </table:table-cell>
        </table:table-row>
        <table:table-row table:style-name="ro1">
          <table:table-cell office:value-type="float" office:value="7603185" calcext:value-type="float">
            <text:p>7603185</text:p>
          </table:table-cell>
          <table:table-cell office:value-type="float" office:value="7603337" calcext:value-type="float">
            <text:p>7603337</text:p>
          </table:table-cell>
          <table:table-cell office:value-type="string" calcext:value-type="string">
            <text:p>non_sexist</text:p>
          </table:table-cell>
          <table:table-cell office:value-type="string" calcext:value-type="string">
            <text:p>ЛЕНТАЧ, КАКОГО ХЕРА ТЫ УДАЛИЛ АУДИОЗАПИСЬ В ТГ👹</text:p>
          </table:table-cell>
        </table:table-row>
        <table:table-row table:style-name="ro1">
          <table:table-cell office:value-type="float" office:value="7603185" calcext:value-type="float">
            <text:p>7603185</text:p>
          </table:table-cell>
          <table:table-cell office:value-type="float" office:value="7603338" calcext:value-type="float">
            <text:p>7603338</text:p>
          </table:table-cell>
          <table:table-cell office:value-type="string" calcext:value-type="string">
            <text:p>non_sexist</text:p>
          </table:table-cell>
          <table:table-cell office:value-type="string" calcext:value-type="string">
            <text:p>К слову, у Тейлор 65 наград BMI за лирику и 10 гремми</text:p>
          </table:table-cell>
        </table:table-row>
        <table:table-row table:style-name="ro2">
          <table:table-cell office:value-type="float" office:value="7603185" calcext:value-type="float">
            <text:p>7603185</text:p>
          </table:table-cell>
          <table:table-cell office:value-type="float" office:value="7603339" calcext:value-type="float">
            <text:p>7603339</text:p>
          </table:table-cell>
          <table:table-cell office:value-type="string" calcext:value-type="string">
            <text:p>non_sexist</text:p>
          </table:table-cell>
          <table:table-cell office:value-type="string" calcext:value-type="string">
            <text:p>[id8132674|Атеас], если свифт продала 10,000,000 а пинк 1,000,000 то дальше она нахуй никому не нужна. Так и есть</text:p>
            <text:p/>
            <text:p>Я тебе говорю о том что сегодня качество поп-музыки определяется количественными показателями.</text:p>
          </table:table-cell>
        </table:table-row>
        <table:table-row table:style-name="ro3">
          <table:table-cell office:value-type="float" office:value="7603185" calcext:value-type="float">
            <text:p>7603185</text:p>
          </table:table-cell>
          <table:table-cell office:value-type="float" office:value="7603341" calcext:value-type="float">
            <text:p>7603341</text:p>
          </table:table-cell>
          <table:table-cell office:value-type="string" calcext:value-type="string">
            <text:p>non_sexist</text:p>
          </table:table-cell>
          <table:table-cell office:value-type="string" calcext:value-type="string">
            <text:p>Пффф ещё одну забыли</text:p>
            <text:p>*да-да, все охуенные, поэтому трудно выбрать*</text:p>
          </table:table-cell>
        </table:table-row>
        <table:table-row table:style-name="ro1">
          <table:table-cell office:value-type="float" office:value="7603185" calcext:value-type="float">
            <text:p>7603185</text:p>
          </table:table-cell>
          <table:table-cell office:value-type="float" office:value="7603342" calcext:value-type="float">
            <text:p>7603342</text:p>
          </table:table-cell>
          <table:table-cell office:value-type="string" calcext:value-type="string">
            <text:p>non_sexist</text:p>
          </table:table-cell>
          <table:table-cell office:value-type="string" calcext:value-type="string">
            <text:p>Ты правила игры не меняй, я тебе выше написал. Разница в 1 продажу. Это ставит пинк на второе место после суифт, что это значит, по твоей логике? Они абсолютно одинаковы? Или пинк хуже суифт из-за одной продажи?</text:p>
          </table:table-cell>
        </table:table-row>
        <table:table-row table:style-name="ro1">
          <table:table-cell office:value-type="float" office:value="7603185" calcext:value-type="float">
            <text:p>7603185</text:p>
          </table:table-cell>
          <table:table-cell office:value-type="float" office:value="7603343" calcext:value-type="float">
            <text:p>7603343</text:p>
          </table:table-cell>
          <table:table-cell office:value-type="string" calcext:value-type="string">
            <text:p>non_sexist</text:p>
          </table:table-cell>
          <table:table-cell office:value-type="string" calcext:value-type="string">
            <text:p>Pink можно слушать целую вечность</text:p>
          </table:table-cell>
        </table:table-row>
        <table:table-row table:style-name="ro1">
          <table:table-cell office:value-type="float" office:value="7603185" calcext:value-type="float">
            <text:p>7603185</text:p>
          </table:table-cell>
          <table:table-cell office:value-type="float" office:value="7603344" calcext:value-type="float">
            <text:p>7603344</text:p>
          </table:table-cell>
          <table:table-cell office:value-type="string" calcext:value-type="string">
            <text:p>non_sexist</text:p>
          </table:table-cell>
          <table:table-cell office:value-type="string" calcext:value-type="string">
            <text:p>Ошибка в названии, но текст - нечто</text:p>
          </table:table-cell>
        </table:table-row>
        <table:table-row table:style-name="ro3">
          <table:table-cell office:value-type="float" office:value="7603185" calcext:value-type="float">
            <text:p>7603185</text:p>
          </table:table-cell>
          <table:table-cell office:value-type="float" office:value="7603347" calcext:value-type="float">
            <text:p>7603347</text:p>
          </table:table-cell>
          <table:table-cell office:value-type="string" calcext:value-type="string">
            <text:p>non_sexist</text:p>
          </table:table-cell>
          <table:table-cell office:value-type="string" calcext:value-type="string">
            <text:p>[id8132674|Атеас], окей</text:p>
            <text:p>Да, из за этой разницы она хуже. Теперь по всей логике Свифт должна написать везде что она королева и как она унизила сраную пинк, а ее фанаты будут усыкаться от радости заливая желчью фанатов пинк. Так и происходит к слову</text:p>
          </table:table-cell>
        </table:table-row>
        <table:table-row table:style-name="ro1">
          <table:table-cell office:value-type="float" office:value="7603185" calcext:value-type="float">
            <text:p>7603185</text:p>
          </table:table-cell>
          <table:table-cell office:value-type="float" office:value="7603348" calcext:value-type="float">
            <text:p>7603348</text:p>
          </table:table-cell>
          <table:table-cell office:value-type="string" calcext:value-type="string">
            <text:p>non_sexist</text:p>
          </table:table-cell>
          <table:table-cell office:value-type="string" calcext:value-type="string">
            <text:p>По данным lastfm Pink опережает TS на 400 000 слушателей. По твоей логике - Тэйлор Суифт - это дешевая х1ня (так и есть, кстати), а пинк - зае6ись. Правильно? Какого это, когда ты проиграл в собственной игре?</text:p>
          </table:table-cell>
        </table:table-row>
        <table:table-row table:style-name="ro1">
          <table:table-cell office:value-type="float" office:value="7603185" calcext:value-type="float">
            <text:p>7603185</text:p>
          </table:table-cell>
          <table:table-cell office:value-type="float" office:value="7603351" calcext:value-type="float">
            <text:p>7603351</text:p>
          </table:table-cell>
          <table:table-cell office:value-type="string" calcext:value-type="string">
            <text:p>non_sexist</text:p>
          </table:table-cell>
          <table:table-cell office:value-type="string" calcext:value-type="string">
            <text:p>Бля так написали я думал что она уже погибла .</text:p>
          </table:table-cell>
        </table:table-row>
        <table:table-row table:style-name="ro2">
          <table:table-cell office:value-type="float" office:value="7603185" calcext:value-type="float">
            <text:p>7603185</text:p>
          </table:table-cell>
          <table:table-cell office:value-type="float" office:value="7603357" calcext:value-type="float">
            <text:p>7603357</text:p>
          </table:table-cell>
          <table:table-cell office:value-type="string" calcext:value-type="string">
            <text:p>non_sexist</text:p>
          </table:table-cell>
          <table:table-cell office:value-type="string" calcext:value-type="string">
            <text:p>[id8132674|Атеас], чегоблять ЛАСТ ФМ ААХАХХААХХА </text:p>
            <text:p>2017 год за окном какой в жопу ласт фм, что это вообще</text:p>
            <text:p>Сравнивать Свифт и Пинк в принципе нельзя в коммерческом плане. Первая успешнее в разы по всем фронтам.</text:p>
          </table:table-cell>
        </table:table-row>
        <table:table-row table:style-name="ro1">
          <table:table-cell office:value-type="float" office:value="7603185" calcext:value-type="float">
            <text:p>7603185</text:p>
          </table:table-cell>
          <table:table-cell office:value-type="float" office:value="7603360" calcext:value-type="float">
            <text:p>7603360</text:p>
          </table:table-cell>
          <table:table-cell office:value-type="string" calcext:value-type="string">
            <text:p>non_sexist</text:p>
          </table:table-cell>
          <table:table-cell office:value-type="string" calcext:value-type="string">
            <text:p>А как же эта песня, в ее старом стиле</text:p>
          </table:table-cell>
        </table:table-row>
        <table:table-row table:style-name="ro1">
          <table:table-cell office:value-type="float" office:value="7603185" calcext:value-type="float">
            <text:p>7603185</text:p>
          </table:table-cell>
          <table:table-cell office:value-type="float" office:value="7603363" calcext:value-type="float">
            <text:p>7603363</text:p>
          </table:table-cell>
          <table:table-cell office:value-type="string" calcext:value-type="string">
            <text:p>non_sexist</text:p>
          </table:table-cell>
          <table:table-cell office:value-type="string" calcext:value-type="string">
            <text:p>Погоди, погоди... только что ты лечил, мол, награды, продажи, прослушивания... а тут, когда тебе приводят конкретные цифры с нормального источника, который занимается АГРЕГАЦИЕЙ прослушиваний, ты вдруг всосал и начал вопить на источник. Вести с тобой спор неинтересно, ты какой то сливной... ты даже не понял, к чему я веду... удачи, советую послушать что то, кроме говнопопсы типа пинк или суифт, может научишься чему....</text:p>
          </table:table-cell>
        </table:table-row>
        <table:table-row table:style-name="ro1">
          <table:table-cell office:value-type="float" office:value="7603185" calcext:value-type="float">
            <text:p>7603185</text:p>
          </table:table-cell>
          <table:table-cell office:value-type="float" office:value="7603366" calcext:value-type="float">
            <text:p>7603366</text:p>
          </table:table-cell>
          <table:table-cell office:value-type="string" calcext:value-type="string">
            <text:p>non_sexist</text:p>
          </table:table-cell>
          <table:table-cell office:value-type="string" calcext:value-type="string">
            <text:p>Когда хотел написать что-то умное,но в итоге сморозил хуйню.</text:p>
          </table:table-cell>
        </table:table-row>
        <table:table-row table:style-name="ro1">
          <table:table-cell office:value-type="float" office:value="7603185" calcext:value-type="float">
            <text:p>7603185</text:p>
          </table:table-cell>
          <table:table-cell office:value-type="float" office:value="7603367" calcext:value-type="float">
            <text:p>7603367</text:p>
          </table:table-cell>
          <table:table-cell office:value-type="string" calcext:value-type="string">
            <text:p>non_sexist</text:p>
          </table:table-cell>
          <table:table-cell office:value-type="string" calcext:value-type="string">
            <text:p>Ванильное дерьмо всегда продается и будет продаваться, это как секс и сиськи на ТВ и кино. Чё тут вообще обсуждать.</text:p>
          </table:table-cell>
        </table:table-row>
        <table:table-row table:style-name="ro1">
          <table:table-cell office:value-type="float" office:value="7603185" calcext:value-type="float">
            <text:p>7603185</text:p>
          </table:table-cell>
          <table:table-cell office:value-type="float" office:value="7603369" calcext:value-type="float">
            <text:p>7603369</text:p>
          </table:table-cell>
          <table:table-cell office:value-type="string" calcext:value-type="string">
            <text:p>non_sexist</text:p>
          </table:table-cell>
          <table:table-cell office:value-type="string" calcext:value-type="string">
            <text:p>[id8132674|Атеас], если тейлор непопулярна в россии, это не значит что она хуня</text:p>
          </table:table-cell>
        </table:table-row>
        <table:table-row table:style-name="ro1">
          <table:table-cell office:value-type="float" office:value="7603185" calcext:value-type="float">
            <text:p>7603185</text:p>
          </table:table-cell>
          <table:table-cell office:value-type="float" office:value="7603370" calcext:value-type="float">
            <text:p>7603370</text:p>
          </table:table-cell>
          <table:table-cell office:value-type="string" calcext:value-type="string">
            <text:p>non_sexist</text:p>
          </table:table-cell>
          <table:table-cell office:value-type="string" calcext:value-type="string">
            <text:p>Забыли Портрет, Хуйню и Raise your glass!</text:p>
          </table:table-cell>
        </table:table-row>
        <table:table-row table:style-name="ro1">
          <table:table-cell office:value-type="float" office:value="7603185" calcext:value-type="float">
            <text:p>7603185</text:p>
          </table:table-cell>
          <table:table-cell office:value-type="float" office:value="7603372" calcext:value-type="float">
            <text:p>7603372</text:p>
          </table:table-cell>
          <table:table-cell office:value-type="string" calcext:value-type="string">
            <text:p>non_sexist</text:p>
          </table:table-cell>
          <table:table-cell office:value-type="string" calcext:value-type="string">
            <text:p>Большинство поп-музыки - "хуня". Я послушал эту тейлор и ниочем вообще. Но фанатам леди гаги конечно зайдет.</text:p>
          </table:table-cell>
        </table:table-row>
        <table:table-row table:style-name="ro1">
          <table:table-cell office:value-type="float" office:value="7603185" calcext:value-type="float">
            <text:p>7603185</text:p>
          </table:table-cell>
          <table:table-cell office:value-type="float" office:value="7603373" calcext:value-type="float">
            <text:p>7603373</text:p>
          </table:table-cell>
          <table:table-cell office:value-type="string" calcext:value-type="string">
            <text:p>non_sexist</text:p>
          </table:table-cell>
          <table:table-cell office:value-type="string" calcext:value-type="string">
            <text:p>[id8132674|Атеас], а я тебе говорю что ласт фм в 2017 году говно позорное, которым никто не пользуется. Нормальные источники это Spotify и Nielsen Sales. Вот тебе суммарные дебютные продажи двух их последних альбомов, поквакай еще</text:p>
          </table:table-cell>
        </table:table-row>
        <table:table-row table:style-name="ro1">
          <table:table-cell office:value-type="float" office:value="7603185" calcext:value-type="float">
            <text:p>7603185</text:p>
          </table:table-cell>
          <table:table-cell office:value-type="float" office:value="7603375" calcext:value-type="float">
            <text:p>7603375</text:p>
          </table:table-cell>
          <table:table-cell office:value-type="string" calcext:value-type="string">
            <text:p>non_sexist</text:p>
          </table:table-cell>
          <table:table-cell office:value-type="string" calcext:value-type="string">
            <text:p>[id8132674|Атеас], а что ты послушал? Мейнстримный шейкитофф?</text:p>
          </table:table-cell>
        </table:table-row>
        <table:table-row table:style-name="ro1">
          <table:table-cell office:value-type="float" office:value="7603185" calcext:value-type="float">
            <text:p>7603185</text:p>
          </table:table-cell>
          <table:table-cell office:value-type="float" office:value="7603377" calcext:value-type="float">
            <text:p>7603377</text:p>
          </table:table-cell>
          <table:table-cell office:value-type="string" calcext:value-type="string">
            <text:p>non_sexist</text:p>
          </table:table-cell>
          <table:table-cell office:value-type="string" calcext:value-type="string">
            <text:p>[id227277147|Edvardas], а, то есть чтобы "распознать" хорошего исполнителя, нужно пробраться сквозь дебри коммерческого г0вна? Дак может, чтобы исполнитель считался хорошим, нужно НЕ ПИСАТЬ коммерческого г0вна?</text:p>
          </table:table-cell>
        </table:table-row>
        <table:table-row table:style-name="ro1">
          <table:table-cell office:value-type="float" office:value="7603185" calcext:value-type="float">
            <text:p>7603185</text:p>
          </table:table-cell>
          <table:table-cell office:value-type="float" office:value="7603380" calcext:value-type="float">
            <text:p>7603380</text:p>
          </table:table-cell>
          <table:table-cell office:value-type="string" calcext:value-type="string">
            <text:p>non_sexist</text:p>
          </table:table-cell>
          <table:table-cell office:value-type="string" calcext:value-type="string">
            <text:p>[id252031538|Владимир], ору, ласт фм в рейтингах никто не учитывает. Он мертв. Смотрят на показатели ютуба, спотифая и эппл мьюзик</text:p>
          </table:table-cell>
        </table:table-row>
        <table:table-row table:style-name="ro2">
          <table:table-cell office:value-type="float" office:value="7603185" calcext:value-type="float">
            <text:p>7603185</text:p>
          </table:table-cell>
          <table:table-cell office:value-type="float" office:value="7603381" calcext:value-type="float">
            <text:p>7603381</text:p>
          </table:table-cell>
          <table:table-cell office:value-type="string" calcext:value-type="string">
            <text:p>non_sexist</text:p>
          </table:table-cell>
          <table:table-cell office:value-type="string" calcext:value-type="string">
            <text:p>Все такие блять уникальные. Вы можется усраться в хлам со своей уникальной музыкой, о которой кроме вас никто не знает, но вы не сможете отрицать факт, что настоящее бабло рубит поп индустрия, и именно она правит миром музыки</text:p>
            <text:p/>
            <text:p>А еще послушайте «Fearless», не позорьтесь</text:p>
          </table:table-cell>
        </table:table-row>
        <table:table-row table:style-name="ro2">
          <table:table-cell office:value-type="float" office:value="7603185" calcext:value-type="float">
            <text:p>7603185</text:p>
          </table:table-cell>
          <table:table-cell office:value-type="float" office:value="7603385" calcext:value-type="float">
            <text:p>7603385</text:p>
          </table:table-cell>
          <table:table-cell office:value-type="string" calcext:value-type="string">
            <text:p>non_sexist</text:p>
          </table:table-cell>
          <table:table-cell office:value-type="string" calcext:value-type="string">
            <text:p>"правит миром музыки"</text:p>
            <text:p>"настоящее бабло рубит поп индустрия"</text:p>
            <text:p>Бл9ть, прекрати СМЕШИВАТЬ несовместимые ПОНЯТИЯ, аш глаз режет.</text:p>
          </table:table-cell>
        </table:table-row>
        <table:table-row table:style-name="ro1">
          <table:table-cell office:value-type="float" office:value="7603185" calcext:value-type="float">
            <text:p>7603185</text:p>
          </table:table-cell>
          <table:table-cell office:value-type="float" office:value="7603386" calcext:value-type="float">
            <text:p>7603386</text:p>
          </table:table-cell>
          <table:table-cell office:value-type="string" calcext:value-type="string">
            <text:p>non_sexist</text:p>
          </table:table-cell>
          <table:table-cell office:value-type="string" calcext:value-type="string">
            <text:p>Атеас, каждый артист хочет чтобы о нем знали. Ясно дело, что он будет вносить какие-то коммерческие элементы в свое творчество. Но, к примеру, если ты послушаешь альбом Speak Now, то там не будет мейнстрима. Там чистый кантри с примесью попа. Более чего он продался более миллиона копий за первую неделю в америке и получил гремми. Хотя, стоит признать, в этом альбоме у нее была сборная солянка. Но зато все треки были написанны без соавторства)</text:p>
          </table:table-cell>
        </table:table-row>
        <table:table-row table:style-name="ro2">
          <table:table-cell office:value-type="float" office:value="7603185" calcext:value-type="float">
            <text:p>7603185</text:p>
          </table:table-cell>
          <table:table-cell office:value-type="float" office:value="7603388" calcext:value-type="float">
            <text:p>7603388</text:p>
          </table:table-cell>
          <table:table-cell office:value-type="string" calcext:value-type="string">
            <text:p>non_sexist</text:p>
          </table:table-cell>
          <table:table-cell office:value-type="string" calcext:value-type="string">
            <text:p>**лять! </text:p>
            <text:p>я думал умерла, вы ещё фотку черно-белую поставили </text:p>
            <text:p>не шутите так</text:p>
          </table:table-cell>
        </table:table-row>
        <table:table-row table:style-name="ro1">
          <table:table-cell office:value-type="float" office:value="7603185" calcext:value-type="float">
            <text:p>7603185</text:p>
          </table:table-cell>
          <table:table-cell office:value-type="float" office:value="7603392" calcext:value-type="float">
            <text:p>7603392</text:p>
          </table:table-cell>
          <table:table-cell office:value-type="string" calcext:value-type="string">
            <text:p>non_sexist</text:p>
          </table:table-cell>
          <table:table-cell office:value-type="string" calcext:value-type="string">
            <text:p>[id8132674|Атеас], музыка это деньги, как и любой вид искусства. Перестань мыслить мозгами андеграндного задрота, никакой выской цели, качества и уникальности нет, она закончилась в музыке в веке 18.</text:p>
          </table:table-cell>
        </table:table-row>
        <table:table-row table:style-name="ro1">
          <table:table-cell office:value-type="float" office:value="7603185" calcext:value-type="float">
            <text:p>7603185</text:p>
          </table:table-cell>
          <table:table-cell office:value-type="float" office:value="7603393" calcext:value-type="float">
            <text:p>7603393</text:p>
          </table:table-cell>
          <table:table-cell office:value-type="string" calcext:value-type="string">
            <text:p>non_sexist</text:p>
          </table:table-cell>
          <table:table-cell office:value-type="string" calcext:value-type="string">
            <text:p>[id227277147|Edvardas], прошу прощения, но когда это у Тейлор стало 13 Гремми?..🌚</text:p>
          </table:table-cell>
        </table:table-row>
        <table:table-row table:style-name="ro1">
          <table:table-cell office:value-type="float" office:value="7603185" calcext:value-type="float">
            <text:p>7603185</text:p>
          </table:table-cell>
          <table:table-cell office:value-type="float" office:value="7603395" calcext:value-type="float">
            <text:p>7603395</text:p>
          </table:table-cell>
          <table:table-cell office:value-type="string" calcext:value-type="string">
            <text:p>non_sexist</text:p>
          </table:table-cell>
          <table:table-cell office:value-type="string" calcext:value-type="string">
            <text:p>[id83660724|Валерий], омг, я написал 13?</text:p>
          </table:table-cell>
        </table:table-row>
        <table:table-row table:style-name="ro1">
          <table:table-cell office:value-type="float" office:value="7603185" calcext:value-type="float">
            <text:p>7603185</text:p>
          </table:table-cell>
          <table:table-cell office:value-type="float" office:value="7603398" calcext:value-type="float">
            <text:p>7603398</text:p>
          </table:table-cell>
          <table:table-cell office:value-type="string" calcext:value-type="string">
            <text:p>non_sexist</text:p>
          </table:table-cell>
          <table:table-cell office:value-type="string" calcext:value-type="string">
            <text:p>Олло. Послушай ЧТОНИБУДЬ кроме ПОПСЫ, цифровая музыкальная индустрия открылась не в 18 веке, хочешь сказать что после 18 века не было ничего нового? Ты хоть википедии почитай, прежде чем чото тут спорить.</text:p>
          </table:table-cell>
        </table:table-row>
        <table:table-row table:style-name="ro1">
          <table:table-cell office:value-type="float" office:value="7603185" calcext:value-type="float">
            <text:p>7603185</text:p>
          </table:table-cell>
          <table:table-cell office:value-type="float" office:value="7603399" calcext:value-type="float">
            <text:p>7603399</text:p>
          </table:table-cell>
          <table:table-cell office:value-type="string" calcext:value-type="string">
            <text:p>non_sexist</text:p>
          </table:table-cell>
          <table:table-cell office:value-type="string" calcext:value-type="string">
            <text:p>[id83660724|Валерий], 13 так красиво звучит, в сочитании с Тейлор))</text:p>
          </table:table-cell>
        </table:table-row>
        <table:table-row table:style-name="ro1">
          <table:table-cell office:value-type="float" office:value="7603185" calcext:value-type="float">
            <text:p>7603185</text:p>
          </table:table-cell>
          <table:table-cell office:value-type="float" office:value="7603401" calcext:value-type="float">
            <text:p>7603401</text:p>
          </table:table-cell>
          <table:table-cell office:value-type="string" calcext:value-type="string">
            <text:p>non_sexist</text:p>
          </table:table-cell>
          <table:table-cell office:value-type="string" calcext:value-type="string">
            <text:p>[id227277147|Edvardas], число Свифтаны, оно везде</text:p>
          </table:table-cell>
        </table:table-row>
        <table:table-row table:style-name="ro5">
          <table:table-cell office:value-type="float" office:value="7603185" calcext:value-type="float">
            <text:p>7603185</text:p>
          </table:table-cell>
          <table:table-cell office:value-type="float" office:value="7603405" calcext:value-type="float">
            <text:p>7603405</text:p>
          </table:table-cell>
          <table:table-cell office:value-type="string" calcext:value-type="string">
            <text:p>non_sexist</text:p>
          </table:table-cell>
          <table:table-cell office:value-type="string" calcext:value-type="string">
            <text:p>[id8132674|Атеас], бляяяять</text:p>
            <text:p>Если музыка неизвестна широкому слушателю = она нахер никому не сдалась = она и мне не нужна особо. Станет популярной послушаю, не станет ну и забудут все о ней через день. Все очень логично.</text:p>
            <text:p/>
            <text:p>Именно в поп-музыке собрано самое интересное, передовое и качественное. Из этого все вытекает. Иная музыка не интересна, она пустая.</text:p>
          </table:table-cell>
        </table:table-row>
        <table:table-row table:style-name="ro1">
          <table:table-cell office:value-type="float" office:value="7603185" calcext:value-type="float">
            <text:p>7603185</text:p>
          </table:table-cell>
          <table:table-cell office:value-type="float" office:value="7603407" calcext:value-type="float">
            <text:p>7603407</text:p>
          </table:table-cell>
          <table:table-cell office:value-type="string" calcext:value-type="string">
            <text:p>non_sexist</text:p>
          </table:table-cell>
          <table:table-cell office:value-type="string" calcext:value-type="string">
            <text:p>[id83660724|Валерий], их же 10 вроде как</text:p>
          </table:table-cell>
        </table:table-row>
        <table:table-row table:style-name="ro1">
          <table:table-cell office:value-type="float" office:value="7603185" calcext:value-type="float">
            <text:p>7603185</text:p>
          </table:table-cell>
          <table:table-cell office:value-type="float" office:value="7603408" calcext:value-type="float">
            <text:p>7603408</text:p>
          </table:table-cell>
          <table:table-cell office:value-type="string" calcext:value-type="string">
            <text:p>non_sexist</text:p>
          </table:table-cell>
          <table:table-cell office:value-type="string" calcext:value-type="string">
            <text:p>[id252031538|Владимир], Хм, слушаешь только всякое популярное говно ? Молодец, спору нет. Возьми с полки пирожок.</text:p>
          </table:table-cell>
        </table:table-row>
        <table:table-row table:style-name="ro1">
          <table:table-cell office:value-type="float" office:value="7603185" calcext:value-type="float">
            <text:p>7603185</text:p>
          </table:table-cell>
          <table:table-cell office:value-type="float" office:value="7603413" calcext:value-type="float">
            <text:p>7603413</text:p>
          </table:table-cell>
          <table:table-cell office:value-type="string" calcext:value-type="string">
            <text:p>non_sexist</text:p>
          </table:table-cell>
          <table:table-cell office:value-type="string" calcext:value-type="string">
            <text:p>[id83660724|Валерий], думаю, выйдет Репутация и будет 13)</text:p>
          </table:table-cell>
        </table:table-row>
        <table:table-row table:style-name="ro5">
          <table:table-cell office:value-type="float" office:value="7603185" calcext:value-type="float">
            <text:p>7603185</text:p>
          </table:table-cell>
          <table:table-cell office:value-type="float" office:value="7603415" calcext:value-type="float">
            <text:p>7603415</text:p>
          </table:table-cell>
          <table:table-cell office:value-type="string" calcext:value-type="string">
            <text:p>non_sexist</text:p>
          </table:table-cell>
          <table:table-cell office:value-type="string" calcext:value-type="string">
            <text:p>С каких это пор музыка рассчитанная на массу стала лучше именно как музыка? </text:p>
            <text:p>Что? </text:p>
            <text:p>Да, я даже спорить не буду, Свифт слушает большее количество народа. </text:p>
            <text:p>Но это не отменяет того факта, что произведения ее довольно среднего качества.</text:p>
          </table:table-cell>
        </table:table-row>
        <table:table-row table:style-name="ro1">
          <table:table-cell office:value-type="float" office:value="7603185" calcext:value-type="float">
            <text:p>7603185</text:p>
          </table:table-cell>
          <table:table-cell office:value-type="float" office:value="7603416" calcext:value-type="float">
            <text:p>7603416</text:p>
          </table:table-cell>
          <table:table-cell office:value-type="string" calcext:value-type="string">
            <text:p>non_sexist</text:p>
          </table:table-cell>
          <table:table-cell office:value-type="string" calcext:value-type="string">
            <text:p>[id399605578|Evie], да(я перепроверил), потому и написал...</text:p>
          </table:table-cell>
        </table:table-row>
        <table:table-row table:style-name="ro1">
          <table:table-cell office:value-type="float" office:value="7603185" calcext:value-type="float">
            <text:p>7603185</text:p>
          </table:table-cell>
          <table:table-cell office:value-type="float" office:value="7603417" calcext:value-type="float">
            <text:p>7603417</text:p>
          </table:table-cell>
          <table:table-cell office:value-type="string" calcext:value-type="string">
            <text:p>non_sexist</text:p>
          </table:table-cell>
          <table:table-cell office:value-type="string" calcext:value-type="string">
            <text:p>Впрочем, Володенька у нас просто жирно троллит.</text:p>
          </table:table-cell>
        </table:table-row>
        <table:table-row table:style-name="ro1">
          <table:table-cell office:value-type="float" office:value="7603185" calcext:value-type="float">
            <text:p>7603185</text:p>
          </table:table-cell>
          <table:table-cell office:value-type="float" office:value="7603418" calcext:value-type="float">
            <text:p>7603418</text:p>
          </table:table-cell>
          <table:table-cell office:value-type="string" calcext:value-type="string">
            <text:p>non_sexist</text:p>
          </table:table-cell>
          <table:table-cell office:value-type="string" calcext:value-type="string">
            <text:p>Пост о Пинк, но все обсуждают Тейлор. Вот она, популярность</text:p>
          </table:table-cell>
        </table:table-row>
        <table:table-row table:style-name="ro1">
          <table:table-cell office:value-type="float" office:value="7603185" calcext:value-type="float">
            <text:p>7603185</text:p>
          </table:table-cell>
          <table:table-cell office:value-type="float" office:value="7603419" calcext:value-type="float">
            <text:p>7603419</text:p>
          </table:table-cell>
          <table:table-cell office:value-type="string" calcext:value-type="string">
            <text:p>non_sexist</text:p>
          </table:table-cell>
          <table:table-cell office:value-type="string" calcext:value-type="string">
            <text:p>[id89435180|Keep], Тейлор выпустила 6 успешных кантри-альбомов прежде чем в поп подалась. Да, конечно, рассчитана на массу</text:p>
          </table:table-cell>
        </table:table-row>
        <table:table-row table:style-name="ro2">
          <table:table-cell office:value-type="float" office:value="7603185" calcext:value-type="float">
            <text:p>7603185</text:p>
          </table:table-cell>
          <table:table-cell office:value-type="float" office:value="7603420" calcext:value-type="float">
            <text:p>7603420</text:p>
          </table:table-cell>
          <table:table-cell office:value-type="string" calcext:value-type="string">
            <text:p>non_sexist</text:p>
          </table:table-cell>
          <table:table-cell office:value-type="string" calcext:value-type="string">
            <text:p>[id342004265|Eldridge], мммм слушаешь инди-поп и клауд-рэп? Молодец, пойди в соседний гараж на новое шоу любимого исполнителя, это же так модно</text:p>
            <text:p/>
            <text:p>ну логика такая же ты понял</text:p>
          </table:table-cell>
        </table:table-row>
        <table:table-row table:style-name="ro1">
          <table:table-cell office:value-type="float" office:value="7603185" calcext:value-type="float">
            <text:p>7603185</text:p>
          </table:table-cell>
          <table:table-cell office:value-type="float" office:value="7603423" calcext:value-type="float">
            <text:p>7603423</text:p>
          </table:table-cell>
          <table:table-cell office:value-type="string" calcext:value-type="string">
            <text:p>non_sexist</text:p>
          </table:table-cell>
          <table:table-cell office:value-type="string" calcext:value-type="string">
            <text:p>Evie, ну, не шесть а 4, пятый уже поп чистый. Да и чистого кантри у нее почти не было) только в дебютнике и фирлессе немного</text:p>
          </table:table-cell>
        </table:table-row>
        <table:table-row table:style-name="ro6">
          <table:table-cell office:value-type="float" office:value="7603185" calcext:value-type="float">
            <text:p>7603185</text:p>
          </table:table-cell>
          <table:table-cell office:value-type="float" office:value="7603427" calcext:value-type="float">
            <text:p>7603427</text:p>
          </table:table-cell>
          <table:table-cell office:value-type="string" calcext:value-type="string">
            <text:p>non_sexist</text:p>
          </table:table-cell>
          <table:table-cell office:value-type="string" calcext:value-type="string">
            <text:p>[id252031538|Владимир], Не слушаю ни то, ни другое. По концертам не хожу. </text:p>
            <text:p/>
            <text:p>В плеере играет только ранний индастриал/техно/джангл. Самое начало девяностых-нулевых. </text:p>
            <text:p/>
            <text:p>Иногда ещё пробивает на русский рок сибирского разлива или что-то в духе Ника Кейва, но редко.</text:p>
          </table:table-cell>
        </table:table-row>
        <table:table-row table:style-name="ro1">
          <table:table-cell office:value-type="float" office:value="7603185" calcext:value-type="float">
            <text:p>7603185</text:p>
          </table:table-cell>
          <table:table-cell office:value-type="float" office:value="7603428" calcext:value-type="float">
            <text:p>7603428</text:p>
          </table:table-cell>
          <table:table-cell office:value-type="string" calcext:value-type="string">
            <text:p>non_sexist</text:p>
          </table:table-cell>
          <table:table-cell office:value-type="string" calcext:value-type="string">
            <text:p>[id8132674|Атеас], чувак, все что относительно массово продается, технически есть попса). Все, начиная от стаса михайлова и заканчивая блацк митолом. Разница лишь в аудитории.</text:p>
          </table:table-cell>
        </table:table-row>
        <table:table-row table:style-name="ro1">
          <table:table-cell office:value-type="float" office:value="7603185" calcext:value-type="float">
            <text:p>7603185</text:p>
          </table:table-cell>
          <table:table-cell office:value-type="float" office:value="7603429" calcext:value-type="float">
            <text:p>7603429</text:p>
          </table:table-cell>
          <table:table-cell office:value-type="string" calcext:value-type="string">
            <text:p>non_sexist</text:p>
          </table:table-cell>
          <table:table-cell office:value-type="string" calcext:value-type="string">
            <text:p>[id227277147|Edvardas], но это не помешало тому же немейнстримному фирлесу получить грэмми за альбом года и еще три грэмми</text:p>
          </table:table-cell>
        </table:table-row>
        <table:table-row table:style-name="ro1">
          <table:table-cell office:value-type="float" office:value="7603185" calcext:value-type="float">
            <text:p>7603185</text:p>
          </table:table-cell>
          <table:table-cell office:value-type="float" office:value="7603431" calcext:value-type="float">
            <text:p>7603431</text:p>
          </table:table-cell>
          <table:table-cell office:value-type="string" calcext:value-type="string">
            <text:p>non_sexist</text:p>
          </table:table-cell>
          <table:table-cell office:value-type="string" calcext:value-type="string">
            <text:p>💪 вот ещё одна крутая песня у нее</text:p>
          </table:table-cell>
        </table:table-row>
        <table:table-row table:style-name="ro6">
          <table:table-cell office:value-type="float" office:value="7603185" calcext:value-type="float">
            <text:p>7603185</text:p>
          </table:table-cell>
          <table:table-cell office:value-type="float" office:value="7603432" calcext:value-type="float">
            <text:p>7603432</text:p>
          </table:table-cell>
          <table:table-cell office:value-type="string" calcext:value-type="string">
            <text:p>non_sexist</text:p>
          </table:table-cell>
          <table:table-cell office:value-type="string" calcext:value-type="string">
            <text:p>[id342004265|Eldridge], ну вот видишь. Это нормально что у тебя есть свои музыкальные вкусы. И это круто.</text:p>
            <text:p/>
            <text:p>Смысл в том, что называть иную музыку, или даже целые жанры говном нельзя. Даже в массовой музыке есть прекрасный материал, основа для целых стилей, глубокий смысл, подтекст и все в этом духе. Та же Пинк, Гага, Сия, Дель Рей. </text:p>
            <text:p/>
            <text:p>И орущие уникальные комментаторы сверху ни на шаг не подошли к этому материалу, чтобы судить о нем. Я лишь попытался поставить себя на их место, и судить о различной музыке по тупым стереотипам.</text:p>
          </table:table-cell>
        </table:table-row>
        <table:table-row table:style-name="ro1">
          <table:table-cell office:value-type="float" office:value="7603185" calcext:value-type="float">
            <text:p>7603185</text:p>
          </table:table-cell>
          <table:table-cell office:value-type="float" office:value="7603433" calcext:value-type="float">
            <text:p>7603433</text:p>
          </table:table-cell>
          <table:table-cell office:value-type="string" calcext:value-type="string">
            <text:p>non_sexist</text:p>
          </table:table-cell>
          <table:table-cell office:value-type="string" calcext:value-type="string">
            <text:p>Evie, на фирлессе была парочка крепких хитов: юбвм и лс. Лс вообще, самая продаваемая кантри песня, если я не ошибаюсь</text:p>
          </table:table-cell>
        </table:table-row>
        <table:table-row table:style-name="ro1">
          <table:table-cell office:value-type="float" office:value="7603185" calcext:value-type="float">
            <text:p>7603185</text:p>
          </table:table-cell>
          <table:table-cell office:value-type="float" office:value="7603434" calcext:value-type="float">
            <text:p>7603434</text:p>
          </table:table-cell>
          <table:table-cell office:value-type="string" calcext:value-type="string">
            <text:p>non_sexist</text:p>
          </table:table-cell>
          <table:table-cell office:value-type="string" calcext:value-type="string">
            <text:p>Фууу, опять гадкую попсу гоняете.</text:p>
          </table:table-cell>
        </table:table-row>
        <table:table-row table:style-name="ro1">
          <table:table-cell office:value-type="float" office:value="7603185" calcext:value-type="float">
            <text:p>7603185</text:p>
          </table:table-cell>
          <table:table-cell office:value-type="float" office:value="7603436" calcext:value-type="float">
            <text:p>7603436</text:p>
          </table:table-cell>
          <table:table-cell office:value-type="string" calcext:value-type="string">
            <text:p>non_sexist</text:p>
          </table:table-cell>
          <table:table-cell office:value-type="string" calcext:value-type="string">
            <text:p>[id227277147|Edvardas], 5 номинаций и 4 победы вернее)</text:p>
          </table:table-cell>
        </table:table-row>
        <table:table-row table:style-name="ro1">
          <table:table-cell office:value-type="float" office:value="5676787" calcext:value-type="float">
            <text:p>5676787</text:p>
          </table:table-cell>
          <table:table-cell office:value-type="float" office:value="8013758" calcext:value-type="float">
            <text:p>8013758</text:p>
          </table:table-cell>
          <table:table-cell office:value-type="string" calcext:value-type="string">
            <text:p>non_sexist</text:p>
          </table:table-cell>
          <table:table-cell office:value-type="string" calcext:value-type="string">
            <text:p>[id352727746|Тьма], ты тоже видела как у них пиздаки вспыхнули когда Семенова выпустили?)</text:p>
          </table:table-cell>
        </table:table-row>
        <table:table-row table:style-name="ro1">
          <table:table-cell office:value-type="float" office:value="5628124" calcext:value-type="float">
            <text:p>5628124</text:p>
          </table:table-cell>
          <table:table-cell office:value-type="float" office:value="6908959" calcext:value-type="float">
            <text:p>6908959</text:p>
          </table:table-cell>
          <table:table-cell office:value-type="string" calcext:value-type="string">
            <text:p>non_sexist</text:p>
          </table:table-cell>
          <table:table-cell office:value-type="string" calcext:value-type="string">
            <text:p>[id137874592|Павел], окей. Раз женщины в твоих глазах ,,тупые и бесполезные" - отъебись от них и еби мужиков.</text:p>
          </table:table-cell>
        </table:table-row>
        <table:table-row table:style-name="ro3">
          <table:table-cell office:value-type="float" office:value="5628124" calcext:value-type="float">
            <text:p>5628124</text:p>
          </table:table-cell>
          <table:table-cell office:value-type="float" office:value="6910501" calcext:value-type="float">
            <text:p>6910501</text:p>
          </table:table-cell>
          <table:table-cell office:value-type="string" calcext:value-type="string">
            <text:p>non_sexist</text:p>
          </table:table-cell>
          <table:table-cell office:value-type="string" calcext:value-type="string">
            <text:p>Павел, лол, я феминистка и второй год в гетеро отношениях. </text:p>
            <text:p>Ща бы людей людьми не считать🙄</text:p>
          </table:table-cell>
        </table:table-row>
        <table:table-row table:style-name="ro1">
          <table:table-cell office:value-type="float" office:value="11339722" calcext:value-type="float">
            <text:p>11339722</text:p>
          </table:table-cell>
          <table:table-cell office:value-type="float" office:value="11339731" calcext:value-type="float">
            <text:p>11339731</text:p>
          </table:table-cell>
          <table:table-cell office:value-type="string" calcext:value-type="string">
            <text:p>non_sexist</text:p>
          </table:table-cell>
          <table:table-cell office:value-type="string" calcext:value-type="string">
            <text:p>М-да, докатились, скоро всё плохое соберём.</text:p>
          </table:table-cell>
        </table:table-row>
        <table:table-row table:style-name="ro1">
          <table:table-cell office:value-type="float" office:value="11339722" calcext:value-type="float">
            <text:p>11339722</text:p>
          </table:table-cell>
          <table:table-cell office:value-type="float" office:value="11339736" calcext:value-type="float">
            <text:p>11339736</text:p>
          </table:table-cell>
          <table:table-cell office:value-type="string" calcext:value-type="string">
            <text:p>non_sexist</text:p>
          </table:table-cell>
          <table:table-cell office:value-type="string" calcext:value-type="string">
            <text:p>Ха ха ха ха харасмент</text:p>
          </table:table-cell>
        </table:table-row>
        <table:table-row table:style-name="ro1">
          <table:table-cell office:value-type="float" office:value="11339722" calcext:value-type="float">
            <text:p>11339722</text:p>
          </table:table-cell>
          <table:table-cell office:value-type="float" office:value="11339739" calcext:value-type="float">
            <text:p>11339739</text:p>
          </table:table-cell>
          <table:table-cell office:value-type="string" calcext:value-type="string">
            <text:p>non_sexist</text:p>
          </table:table-cell>
          <table:table-cell office:value-type="string" calcext:value-type="string">
            <text:p>Слуцкого всё равно не накажут</text:p>
          </table:table-cell>
        </table:table-row>
        <table:table-row table:style-name="ro1">
          <table:table-cell office:value-type="float" office:value="11339722" calcext:value-type="float">
            <text:p>11339722</text:p>
          </table:table-cell>
          <table:table-cell office:value-type="float" office:value="11339740" calcext:value-type="float">
            <text:p>11339740</text:p>
          </table:table-cell>
          <table:table-cell office:value-type="string" calcext:value-type="string">
            <text:p>non_sexist</text:p>
          </table:table-cell>
          <table:table-cell office:value-type="string" calcext:value-type="string">
            <text:p>Разработали, но принимать его мы, конечно же, не будем.</text:p>
          </table:table-cell>
        </table:table-row>
        <table:table-row table:style-name="ro1">
          <table:table-cell office:value-type="float" office:value="11339722" calcext:value-type="float">
            <text:p>11339722</text:p>
          </table:table-cell>
          <table:table-cell office:value-type="float" office:value="11339742" calcext:value-type="float">
            <text:p>11339742</text:p>
          </table:table-cell>
          <table:table-cell office:value-type="string" calcext:value-type="string">
            <text:p>non_sexist</text:p>
          </table:table-cell>
          <table:table-cell office:value-type="string" calcext:value-type="string">
            <text:p>Это не наша Госдума. Это Госдума здорового человека</text:p>
          </table:table-cell>
        </table:table-row>
        <table:table-row table:style-name="ro1">
          <table:table-cell office:value-type="float" office:value="11339722" calcext:value-type="float">
            <text:p>11339722</text:p>
          </table:table-cell>
          <table:table-cell office:value-type="float" office:value="11339746" calcext:value-type="float">
            <text:p>11339746</text:p>
          </table:table-cell>
          <table:table-cell office:value-type="string" calcext:value-type="string">
            <text:p>non_sexist</text:p>
          </table:table-cell>
          <table:table-cell office:value-type="string" calcext:value-type="string">
            <text:p>а можно считать попытку н...ть граждан домогательством?</text:p>
          </table:table-cell>
        </table:table-row>
        <table:table-row table:style-name="ro1">
          <table:table-cell office:value-type="float" office:value="11339722" calcext:value-type="float">
            <text:p>11339722</text:p>
          </table:table-cell>
          <table:table-cell office:value-type="float" office:value="11339747" calcext:value-type="float">
            <text:p>11339747</text:p>
          </table:table-cell>
          <table:table-cell office:value-type="string" calcext:value-type="string">
            <text:p>non_sexist</text:p>
          </table:table-cell>
          <table:table-cell office:value-type="string" calcext:value-type="string">
            <text:p>Как хорошо, что наши депутаты идут по стопам прогрессивных стран.</text:p>
          </table:table-cell>
        </table:table-row>
        <table:table-row table:style-name="ro1">
          <table:table-cell office:value-type="float" office:value="11339722" calcext:value-type="float">
            <text:p>11339722</text:p>
          </table:table-cell>
          <table:table-cell office:value-type="float" office:value="11339750" calcext:value-type="float">
            <text:p>11339750</text:p>
          </table:table-cell>
          <table:table-cell office:value-type="string" calcext:value-type="string">
            <text:p>non_sexist</text:p>
          </table:table-cell>
          <table:table-cell office:value-type="string" calcext:value-type="string">
            <text:p>Пекчер бог три четыре раз</text:p>
          </table:table-cell>
        </table:table-row>
        <table:table-row table:style-name="ro1">
          <table:table-cell office:value-type="float" office:value="11339722" calcext:value-type="float">
            <text:p>11339722</text:p>
          </table:table-cell>
          <table:table-cell office:value-type="float" office:value="11339752" calcext:value-type="float">
            <text:p>11339752</text:p>
          </table:table-cell>
          <table:table-cell office:value-type="string" calcext:value-type="string">
            <text:p>sexist_in_co</text:p>
          </table:table-cell>
          <table:table-cell office:value-type="string" calcext:value-type="string">
            <text:p>ща самое отстойное с запада к нам перекатится, а лучшего черпать не будем</text:p>
          </table:table-cell>
        </table:table-row>
        <table:table-row table:style-name="ro1">
          <table:table-cell office:value-type="float" office:value="11339722" calcext:value-type="float">
            <text:p>11339722</text:p>
          </table:table-cell>
          <table:table-cell office:value-type="float" office:value="11339756" calcext:value-type="float">
            <text:p>11339756</text:p>
          </table:table-cell>
          <table:table-cell office:value-type="string" calcext:value-type="string">
            <text:p>sexist</text:p>
          </table:table-cell>
          <table:table-cell office:value-type="string" calcext:value-type="string">
            <text:p>В нашей Думе премировать за хаеррасмент будут)</text:p>
          </table:table-cell>
        </table:table-row>
        <table:table-row table:style-name="ro3">
          <table:table-cell office:value-type="float" office:value="11339722" calcext:value-type="float">
            <text:p>11339722</text:p>
          </table:table-cell>
          <table:table-cell office:value-type="float" office:value="11339757" calcext:value-type="float">
            <text:p>11339757</text:p>
          </table:table-cell>
          <table:table-cell office:value-type="string" calcext:value-type="string">
            <text:p>non_sexist</text:p>
          </table:table-cell>
          <table:table-cell office:value-type="string" calcext:value-type="string">
            <text:p>Вместо наркотиков будут обвинять в домогательствах.</text:p>
            <text:p>Срока и фейковые доказательства теже</text:p>
          </table:table-cell>
        </table:table-row>
        <table:table-row table:style-name="ro1">
          <table:table-cell office:value-type="float" office:value="11339722" calcext:value-type="float">
            <text:p>11339722</text:p>
          </table:table-cell>
          <table:table-cell office:value-type="float" office:value="11339759" calcext:value-type="float">
            <text:p>11339759</text:p>
          </table:table-cell>
          <table:table-cell office:value-type="string" calcext:value-type="string">
            <text:p>non_sexist</text:p>
          </table:table-cell>
          <table:table-cell office:value-type="string" calcext:value-type="string">
            <text:p>Напишите про Судан (четыре пять)!</text:p>
          </table:table-cell>
        </table:table-row>
        <table:table-row table:style-name="ro1">
          <table:table-cell office:value-type="float" office:value="11339722" calcext:value-type="float">
            <text:p>11339722</text:p>
          </table:table-cell>
          <table:table-cell office:value-type="float" office:value="11339762" calcext:value-type="float">
            <text:p>11339762</text:p>
          </table:table-cell>
          <table:table-cell office:value-type="string" calcext:value-type="string">
            <text:p>non_sexist</text:p>
          </table:table-cell>
          <table:table-cell office:value-type="string" calcext:value-type="string">
            <text:p>А где фраза "что в госдуме работает такой-то такой-то"? Обещали для каждой новости про думу или уже все?</text:p>
          </table:table-cell>
        </table:table-row>
        <table:table-row table:style-name="ro1">
          <table:table-cell office:value-type="float" office:value="11339722" calcext:value-type="float">
            <text:p>11339722</text:p>
          </table:table-cell>
          <table:table-cell office:value-type="float" office:value="11339763" calcext:value-type="float">
            <text:p>11339763</text:p>
          </table:table-cell>
          <table:table-cell office:value-type="string" calcext:value-type="string">
            <text:p>non_sexist</text:p>
          </table:table-cell>
          <table:table-cell office:value-type="string" calcext:value-type="string">
            <text:p>Как работает законодательство в России; домашнее насилие декриминализировали, потом перевели на английский и криминализировали назад.</text:p>
          </table:table-cell>
        </table:table-row>
        <table:table-row table:style-name="ro1">
          <table:table-cell office:value-type="float" office:value="11339722" calcext:value-type="float">
            <text:p>11339722</text:p>
          </table:table-cell>
          <table:table-cell office:value-type="float" office:value="11339764" calcext:value-type="float">
            <text:p>11339764</text:p>
          </table:table-cell>
          <table:table-cell office:value-type="string" calcext:value-type="string">
            <text:p>non_sexist</text:p>
          </table:table-cell>
          <table:table-cell office:value-type="string" calcext:value-type="string">
            <text:p>щас журналистам будут подкидывать не наркоту, а харассмент, идеальный баланс, так сказатб</text:p>
          </table:table-cell>
        </table:table-row>
        <table:table-row table:style-name="ro1">
          <table:table-cell office:value-type="float" office:value="11339722" calcext:value-type="float">
            <text:p>11339722</text:p>
          </table:table-cell>
          <table:table-cell office:value-type="float" office:value="11339765" calcext:value-type="float">
            <text:p>11339765</text:p>
          </table:table-cell>
          <table:table-cell office:value-type="string" calcext:value-type="string">
            <text:p>non_sexist</text:p>
          </table:table-cell>
          <table:table-cell office:value-type="string" calcext:value-type="string">
            <text:p>Баааа ааа ааа лллл яяяяяя</text:p>
          </table:table-cell>
        </table:table-row>
        <table:table-row table:style-name="ro1">
          <table:table-cell office:value-type="float" office:value="11339722" calcext:value-type="float">
            <text:p>11339722</text:p>
          </table:table-cell>
          <table:table-cell office:value-type="float" office:value="11339767" calcext:value-type="float">
            <text:p>11339767</text:p>
          </table:table-cell>
          <table:table-cell office:value-type="string" calcext:value-type="string">
            <text:p>non_sexist</text:p>
          </table:table-cell>
          <table:table-cell office:value-type="string" calcext:value-type="string">
            <text:p>Не могу смотреть на рожу этого мудака.. Вот прям пизедц буэээ</text:p>
          </table:table-cell>
        </table:table-row>
        <table:table-row table:style-name="ro1">
          <table:table-cell office:value-type="float" office:value="11339722" calcext:value-type="float">
            <text:p>11339722</text:p>
          </table:table-cell>
          <table:table-cell office:value-type="float" office:value="11339768" calcext:value-type="float">
            <text:p>11339768</text:p>
          </table:table-cell>
          <table:table-cell office:value-type="string" calcext:value-type="string">
            <text:p>sexist</text:p>
          </table:table-cell>
          <table:table-cell office:value-type="string" calcext:value-type="string">
            <text:p>Уроним демографию страны ниже плинтуса! Ура, товарищи!</text:p>
          </table:table-cell>
        </table:table-row>
        <table:table-row table:style-name="ro3">
          <table:table-cell office:value-type="float" office:value="11339722" calcext:value-type="float">
            <text:p>11339722</text:p>
          </table:table-cell>
          <table:table-cell office:value-type="float" office:value="11339771" calcext:value-type="float">
            <text:p>11339771</text:p>
          </table:table-cell>
          <table:table-cell office:value-type="string" calcext:value-type="string">
            <text:p>non_sexist</text:p>
          </table:table-cell>
          <table:table-cell office:value-type="string" calcext:value-type="string">
            <text:p>хотелось бы сказать "ого, здравый смысл", но в случае принятия закона и его 100% соблюдения половина госдумы села бы. </text:p>
            <text:p>поэтому дальше разработки не зайдёт, увы.</text:p>
          </table:table-cell>
        </table:table-row>
        <table:table-row table:style-name="ro1">
          <table:table-cell office:value-type="float" office:value="11339722" calcext:value-type="float">
            <text:p>11339722</text:p>
          </table:table-cell>
          <table:table-cell office:value-type="float" office:value="11339772" calcext:value-type="float">
            <text:p>11339772</text:p>
          </table:table-cell>
          <table:table-cell office:value-type="string" calcext:value-type="string">
            <text:p>sexist</text:p>
          </table:table-cell>
          <table:table-cell office:value-type="string" calcext:value-type="string">
            <text:p>Зная в какой это сране, <text:s/>с них станется жертвам мудья по 6 лет давать, а не виновникам.</text:p>
          </table:table-cell>
        </table:table-row>
        <table:table-row table:style-name="ro1">
          <table:table-cell office:value-type="float" office:value="11339722" calcext:value-type="float">
            <text:p>11339722</text:p>
          </table:table-cell>
          <table:table-cell office:value-type="float" office:value="11339773" calcext:value-type="float">
            <text:p>11339773</text:p>
          </table:table-cell>
          <table:table-cell office:value-type="string" calcext:value-type="string">
            <text:p>non_sexist</text:p>
          </table:table-cell>
          <table:table-cell office:value-type="string" calcext:value-type="string">
            <text:p>Сам придумал, сам поржал, все довольны</text:p>
          </table:table-cell>
        </table:table-row>
        <table:table-row table:style-name="ro1">
          <table:table-cell office:value-type="float" office:value="11339722" calcext:value-type="float">
            <text:p>11339722</text:p>
          </table:table-cell>
          <table:table-cell office:value-type="float" office:value="11339778" calcext:value-type="float">
            <text:p>11339778</text:p>
          </table:table-cell>
          <table:table-cell office:value-type="string" calcext:value-type="string">
            <text:p>non_sexist</text:p>
          </table:table-cell>
          <table:table-cell office:value-type="string" calcext:value-type="string">
            <text:p>Опять Медузе работать без глав.реда.</text:p>
          </table:table-cell>
        </table:table-row>
        <table:table-row table:style-name="ro1">
          <table:table-cell office:value-type="float" office:value="11339722" calcext:value-type="float">
            <text:p>11339722</text:p>
          </table:table-cell>
          <table:table-cell office:value-type="float" office:value="11339779" calcext:value-type="float">
            <text:p>11339779</text:p>
          </table:table-cell>
          <table:table-cell office:value-type="string" calcext:value-type="string">
            <text:p>non_sexist</text:p>
          </table:table-cell>
          <table:table-cell office:value-type="string" calcext:value-type="string">
            <text:p>Скоро гей-парады проводить разрешат таким темпом.</text:p>
          </table:table-cell>
        </table:table-row>
        <table:table-row table:style-name="ro1">
          <table:table-cell office:value-type="float" office:value="11339722" calcext:value-type="float">
            <text:p>11339722</text:p>
          </table:table-cell>
          <table:table-cell office:value-type="float" office:value="11339784" calcext:value-type="float">
            <text:p>11339784</text:p>
          </table:table-cell>
          <table:table-cell office:value-type="string" calcext:value-type="string">
            <text:p>non_sexist</text:p>
          </table:table-cell>
          <table:table-cell office:value-type="string" calcext:value-type="string">
            <text:p>Депутатская неприкосновенность то никуда не денется к сожалению:(</text:p>
          </table:table-cell>
        </table:table-row>
        <table:table-row table:style-name="ro1">
          <table:table-cell office:value-type="float" office:value="11339722" calcext:value-type="float">
            <text:p>11339722</text:p>
          </table:table-cell>
          <table:table-cell office:value-type="float" office:value="11339791" calcext:value-type="float">
            <text:p>11339791</text:p>
          </table:table-cell>
          <table:table-cell office:value-type="string" calcext:value-type="string">
            <text:p>non_sexist</text:p>
          </table:table-cell>
          <table:table-cell office:value-type="string" calcext:value-type="string">
            <text:p>Статью то прочитайте... "наказание за настойчивое приставание к людям и домогательство сексуального характера". Что не так то?</text:p>
          </table:table-cell>
        </table:table-row>
        <table:table-row table:style-name="ro1">
          <table:table-cell office:value-type="float" office:value="11339722" calcext:value-type="float">
            <text:p>11339722</text:p>
          </table:table-cell>
          <table:table-cell office:value-type="float" office:value="11339796" calcext:value-type="float">
            <text:p>11339796</text:p>
          </table:table-cell>
          <table:table-cell office:value-type="string" calcext:value-type="string">
            <text:p>non_sexist</text:p>
          </table:table-cell>
          <table:table-cell office:value-type="string" calcext:value-type="string">
            <text:p>При этом будет как с порнографией — вроде, нельзя, а юридического определения нет. Закон г-но.</text:p>
          </table:table-cell>
        </table:table-row>
        <table:table-row table:style-name="ro1">
          <table:table-cell office:value-type="float" office:value="11339722" calcext:value-type="float">
            <text:p>11339722</text:p>
          </table:table-cell>
          <table:table-cell office:value-type="float" office:value="11339798" calcext:value-type="float">
            <text:p>11339798</text:p>
          </table:table-cell>
          <table:table-cell office:value-type="string" calcext:value-type="string">
            <text:p>non_sexist</text:p>
          </table:table-cell>
          <table:table-cell office:value-type="string" calcext:value-type="string">
            <text:p>так ведь оно и так вне закона лол</text:p>
          </table:table-cell>
        </table:table-row>
        <table:table-row table:style-name="ro1">
          <table:table-cell office:value-type="float" office:value="11339722" calcext:value-type="float">
            <text:p>11339722</text:p>
          </table:table-cell>
          <table:table-cell office:value-type="float" office:value="11339799" calcext:value-type="float">
            <text:p>11339799</text:p>
          </table:table-cell>
          <table:table-cell office:value-type="string" calcext:value-type="string">
            <text:p>sexist</text:p>
          </table:table-cell>
          <table:table-cell office:value-type="string" calcext:value-type="string">
            <text:p>Лишение свободы как-то перебор. Тем более тюрьмы на наши же деньги содержат. Штрафы, компенсации, увольнения, запреты, работы. Этого вполне достаточно.</text:p>
          </table:table-cell>
        </table:table-row>
        <table:table-row table:style-name="ro1">
          <table:table-cell office:value-type="float" office:value="11339722" calcext:value-type="float">
            <text:p>11339722</text:p>
          </table:table-cell>
          <table:table-cell office:value-type="float" office:value="11339804" calcext:value-type="float">
            <text:p>11339804</text:p>
          </table:table-cell>
          <table:table-cell office:value-type="string" calcext:value-type="string">
            <text:p>non_sexist</text:p>
          </table:table-cell>
          <table:table-cell office:value-type="string" calcext:value-type="string">
            <text:p>Даа... опять сомнительные законы начались</text:p>
          </table:table-cell>
        </table:table-row>
        <table:table-row table:style-name="ro1">
          <table:table-cell office:value-type="float" office:value="11339722" calcext:value-type="float">
            <text:p>11339722</text:p>
          </table:table-cell>
          <table:table-cell office:value-type="float" office:value="11339808" calcext:value-type="float">
            <text:p>11339808</text:p>
          </table:table-cell>
          <table:table-cell office:value-type="string" calcext:value-type="string">
            <text:p>sexist</text:p>
          </table:table-cell>
          <table:table-cell office:value-type="string" calcext:value-type="string">
            <text:p>счас просто появится штатный отряд девушек, которых по странному стечению обстоятельств будут домогаться бизнесмены/оппозиционеры/просто люди, не нравящиеся важным персонам</text:p>
          </table:table-cell>
        </table:table-row>
        <table:table-row table:style-name="ro1">
          <table:table-cell office:value-type="float" office:value="11339722" calcext:value-type="float">
            <text:p>11339722</text:p>
          </table:table-cell>
          <table:table-cell office:value-type="float" office:value="11339814" calcext:value-type="float">
            <text:p>11339814</text:p>
          </table:table-cell>
          <table:table-cell office:value-type="string" calcext:value-type="string">
            <text:p>sexist</text:p>
          </table:table-cell>
          <table:table-cell office:value-type="string" calcext:value-type="string">
            <text:p>Подошел на улице к девушке познакомиться - и 6 лет лишения свободы? 🤦‍♂️</text:p>
          </table:table-cell>
        </table:table-row>
        <table:table-row table:style-name="ro1">
          <table:table-cell office:value-type="float" office:value="11339722" calcext:value-type="float">
            <text:p>11339722</text:p>
          </table:table-cell>
          <table:table-cell office:value-type="float" office:value="11339825" calcext:value-type="float">
            <text:p>11339825</text:p>
          </table:table-cell>
          <table:table-cell office:value-type="string" calcext:value-type="string">
            <text:p>non_sexist</text:p>
          </table:table-cell>
          <table:table-cell office:value-type="string" calcext:value-type="string">
            <text:p>Митинги - это домогательство до власти. Так что после закона все по известной статье поедут )</text:p>
          </table:table-cell>
        </table:table-row>
        <table:table-row table:style-name="ro1">
          <table:table-cell office:value-type="float" office:value="11339722" calcext:value-type="float">
            <text:p>11339722</text:p>
          </table:table-cell>
          <table:table-cell office:value-type="float" office:value="11339830" calcext:value-type="float">
            <text:p>11339830</text:p>
          </table:table-cell>
          <table:table-cell office:value-type="string" calcext:value-type="string">
            <text:p>non_sexist</text:p>
          </table:table-cell>
          <table:table-cell office:value-type="string" calcext:value-type="string">
            <text:p>Вау, это хорошее предложение от Госдумы?</text:p>
          </table:table-cell>
        </table:table-row>
        <table:table-row table:style-name="ro1">
          <table:table-cell office:value-type="float" office:value="11339722" calcext:value-type="float">
            <text:p>11339722</text:p>
          </table:table-cell>
          <table:table-cell office:value-type="float" office:value="11339831" calcext:value-type="float">
            <text:p>11339831</text:p>
          </table:table-cell>
          <table:table-cell office:value-type="string" calcext:value-type="string">
            <text:p>sexist</text:p>
          </table:table-cell>
          <table:table-cell office:value-type="string" calcext:value-type="string">
            <text:p>Есть статья за изнасилование, подразумевающая насильственный половой акт или совершение действий сексуального характера. Если этого не было, то за что судить? Как доказать? Пойдёт нескончаема волна заяв от обиженок-мстительниц, пытающихся свести таким образом старые счёты, как в США.</text:p>
          </table:table-cell>
        </table:table-row>
        <table:table-row table:style-name="ro1">
          <table:table-cell office:value-type="float" office:value="11339722" calcext:value-type="float">
            <text:p>11339722</text:p>
          </table:table-cell>
          <table:table-cell office:value-type="float" office:value="11339833" calcext:value-type="float">
            <text:p>11339833</text:p>
          </table:table-cell>
          <table:table-cell office:value-type="string" calcext:value-type="string">
            <text:p>non_sexist</text:p>
          </table:table-cell>
          <table:table-cell office:value-type="string" calcext:value-type="string">
            <text:p>Он должен был сказать : "Закон, подержи мое пиво"</text:p>
          </table:table-cell>
        </table:table-row>
        <table:table-row table:style-name="ro1">
          <table:table-cell office:value-type="float" office:value="11339722" calcext:value-type="float">
            <text:p>11339722</text:p>
          </table:table-cell>
          <table:table-cell office:value-type="float" office:value="11339834" calcext:value-type="float">
            <text:p>11339834</text:p>
          </table:table-cell>
          <table:table-cell office:value-type="string" calcext:value-type="string">
            <text:p>sexist</text:p>
          </table:table-cell>
          <table:table-cell office:value-type="string" calcext:value-type="string">
            <text:p>А в интернетах можно будет харасмента домогаться?</text:p>
          </table:table-cell>
        </table:table-row>
        <table:table-row table:style-name="ro1">
          <table:table-cell office:value-type="float" office:value="11339722" calcext:value-type="float">
            <text:p>11339722</text:p>
          </table:table-cell>
          <table:table-cell office:value-type="float" office:value="11339851" calcext:value-type="float">
            <text:p>11339851</text:p>
          </table:table-cell>
          <table:table-cell office:value-type="string" calcext:value-type="string">
            <text:p>sexist</text:p>
          </table:table-cell>
          <table:table-cell office:value-type="string" calcext:value-type="string">
            <text:p>Теперь баба мужика сможет посадить вообще не напрягаясь</text:p>
          </table:table-cell>
        </table:table-row>
        <table:table-row table:style-name="ro1">
          <table:table-cell office:value-type="float" office:value="11339722" calcext:value-type="float">
            <text:p>11339722</text:p>
          </table:table-cell>
          <table:table-cell office:value-type="float" office:value="11339855" calcext:value-type="float">
            <text:p>11339855</text:p>
          </table:table-cell>
          <table:table-cell office:value-type="string" calcext:value-type="string">
            <text:p>non_sexist</text:p>
          </table:table-cell>
          <table:table-cell office:value-type="string" calcext:value-type="string">
            <text:p>Сейчас Мизулина пожалуется на Навального</text:p>
          </table:table-cell>
        </table:table-row>
        <table:table-row table:style-name="ro1">
          <table:table-cell office:value-type="float" office:value="11339722" calcext:value-type="float">
            <text:p>11339722</text:p>
          </table:table-cell>
          <table:table-cell office:value-type="float" office:value="11339861" calcext:value-type="float">
            <text:p>11339861</text:p>
          </table:table-cell>
          <table:table-cell office:value-type="string" calcext:value-type="string">
            <text:p>non_sexist</text:p>
          </table:table-cell>
          <table:table-cell office:value-type="string" calcext:value-type="string">
            <text:p>Господи неужели и до Росиии дойдёт это. Очень здорово, возможно, это сократит количество приставучих обрыганов, и мужчины наконец-то поймут своим горшочком, что высеры в духе " у тебя классная жопа/я бы тебе вдул/сиськи зае6ок" нихера не комплименты, это не приятно, а унизительно выслушивать. И вообще, лучше не делать комплименты, если не уверен на110%, что они понравятся женщине</text:p>
          </table:table-cell>
        </table:table-row>
        <table:table-row table:style-name="ro1">
          <table:table-cell office:value-type="float" office:value="11339722" calcext:value-type="float">
            <text:p>11339722</text:p>
          </table:table-cell>
          <table:table-cell office:value-type="float" office:value="11339863" calcext:value-type="float">
            <text:p>11339863</text:p>
          </table:table-cell>
          <table:table-cell office:value-type="string" calcext:value-type="string">
            <text:p>non_sexist</text:p>
          </table:table-cell>
          <table:table-cell office:value-type="string" calcext:value-type="string">
            <text:p>раз два три четыре пять нет не наказан</text:p>
          </table:table-cell>
        </table:table-row>
        <table:table-row table:style-name="ro1">
          <table:table-cell office:value-type="float" office:value="11339722" calcext:value-type="float">
            <text:p>11339722</text:p>
          </table:table-cell>
          <table:table-cell office:value-type="float" office:value="11339866" calcext:value-type="float">
            <text:p>11339866</text:p>
          </table:table-cell>
          <table:table-cell office:value-type="string" calcext:value-type="string">
            <text:p>non_sexist</text:p>
          </table:table-cell>
          <table:table-cell office:value-type="string" calcext:value-type="string">
            <text:p>А тот чувак,у которого фамилия Слуцкий,присядет за харассмент или не?</text:p>
          </table:table-cell>
        </table:table-row>
        <table:table-row table:style-name="ro1">
          <table:table-cell office:value-type="float" office:value="11339722" calcext:value-type="float">
            <text:p>11339722</text:p>
          </table:table-cell>
          <table:table-cell office:value-type="float" office:value="11339873" calcext:value-type="float">
            <text:p>11339873</text:p>
          </table:table-cell>
          <table:table-cell office:value-type="string" calcext:value-type="string">
            <text:p>sexist</text:p>
          </table:table-cell>
          <table:table-cell office:value-type="string" calcext:value-type="string">
            <text:p>Отлично, идёшь к начальнику, задеваешь его п7здой, говоришь зто харазмент, он уехал на 6 лет</text:p>
          </table:table-cell>
        </table:table-row>
        <table:table-row table:style-name="ro1">
          <table:table-cell office:value-type="float" office:value="11339722" calcext:value-type="float">
            <text:p>11339722</text:p>
          </table:table-cell>
          <table:table-cell office:value-type="float" office:value="11339877" calcext:value-type="float">
            <text:p>11339877</text:p>
          </table:table-cell>
          <table:table-cell office:value-type="string" calcext:value-type="string">
            <text:p>non_sexist</text:p>
          </table:table-cell>
          <table:table-cell office:value-type="string" calcext:value-type="string">
            <text:p>Выполняют новый план по законодательной инициативе походу</text:p>
          </table:table-cell>
        </table:table-row>
        <table:table-row table:style-name="ro1">
          <table:table-cell office:value-type="float" office:value="11339722" calcext:value-type="float">
            <text:p>11339722</text:p>
          </table:table-cell>
          <table:table-cell office:value-type="float" office:value="11339879" calcext:value-type="float">
            <text:p>11339879</text:p>
          </table:table-cell>
          <table:table-cell office:value-type="string" calcext:value-type="string">
            <text:p>non_sexist</text:p>
          </table:table-cell>
          <table:table-cell office:value-type="string" calcext:value-type="string">
            <text:p>с наркотой тупо сделали,за гашик лет на 15 так сажают,а в Нидерландах люди спокойненько его покуривают</text:p>
          </table:table-cell>
        </table:table-row>
        <table:table-row table:style-name="ro1">
          <table:table-cell office:value-type="float" office:value="11339722" calcext:value-type="float">
            <text:p>11339722</text:p>
          </table:table-cell>
          <table:table-cell office:value-type="float" office:value="11339892" calcext:value-type="float">
            <text:p>11339892</text:p>
          </table:table-cell>
          <table:table-cell office:value-type="string" calcext:value-type="string">
            <text:p>sexist</text:p>
          </table:table-cell>
          <table:table-cell office:value-type="string" calcext:value-type="string">
            <text:p>Пьяная тетка из бухгалтерии, которая все лезла танцевать на корпоративе - удачи на лесоповале!👍</text:p>
          </table:table-cell>
        </table:table-row>
        <table:table-row table:style-name="ro1">
          <table:table-cell office:value-type="float" office:value="11339722" calcext:value-type="float">
            <text:p>11339722</text:p>
          </table:table-cell>
          <table:table-cell office:value-type="float" office:value="11339894" calcext:value-type="float">
            <text:p>11339894</text:p>
          </table:table-cell>
          <table:table-cell office:value-type="string" calcext:value-type="string">
            <text:p>sexist</text:p>
          </table:table-cell>
          <table:table-cell office:value-type="string" calcext:value-type="string">
            <text:p>Закон неадекватный, поэтому есть вероятность что пройдёт. 1-2 года УСЛОВНО за доказанный факт домогательства нормально. Ну и прописать определение домогательству.</text:p>
          </table:table-cell>
        </table:table-row>
        <table:table-row table:style-name="ro1">
          <table:table-cell office:value-type="float" office:value="11339722" calcext:value-type="float">
            <text:p>11339722</text:p>
          </table:table-cell>
          <table:table-cell office:value-type="float" office:value="11339896" calcext:value-type="float">
            <text:p>11339896</text:p>
          </table:table-cell>
          <table:table-cell office:value-type="string" calcext:value-type="string">
            <text:p>non_sexist</text:p>
          </table:table-cell>
          <table:table-cell office:value-type="string" calcext:value-type="string">
            <text:p>ну и естественно это не ради защиты жертв, а статейка под которую можно будет подписать всех неугодных и нормы выполнять по раскрытию "преступлений"</text:p>
          </table:table-cell>
        </table:table-row>
        <table:table-row table:style-name="ro1">
          <table:table-cell office:value-type="float" office:value="11339722" calcext:value-type="float">
            <text:p>11339722</text:p>
          </table:table-cell>
          <table:table-cell office:value-type="float" office:value="11339942" calcext:value-type="float">
            <text:p>11339942</text:p>
          </table:table-cell>
          <table:table-cell office:value-type="string" calcext:value-type="string">
            <text:p>non_sexist</text:p>
          </table:table-cell>
          <table:table-cell office:value-type="string" calcext:value-type="string">
            <text:p>проходить тесты на наркотики дума отказалась, все еще думаете что примут этот закон? хер там плавал</text:p>
          </table:table-cell>
        </table:table-row>
        <table:table-row table:style-name="ro1">
          <table:table-cell office:value-type="float" office:value="11339722" calcext:value-type="float">
            <text:p>11339722</text:p>
          </table:table-cell>
          <table:table-cell office:value-type="float" office:value="11339950" calcext:value-type="float">
            <text:p>11339950</text:p>
          </table:table-cell>
          <table:table-cell office:value-type="string" calcext:value-type="string">
            <text:p>sexist</text:p>
          </table:table-cell>
          <table:table-cell office:value-type="string" calcext:value-type="string">
            <text:p>приравнивайте уже лайк к изнасилованию, чо вату катать</text:p>
          </table:table-cell>
        </table:table-row>
        <table:table-row table:style-name="ro1">
          <table:table-cell office:value-type="float" office:value="11339722" calcext:value-type="float">
            <text:p>11339722</text:p>
          </table:table-cell>
          <table:table-cell office:value-type="float" office:value="11339955" calcext:value-type="float">
            <text:p>11339955</text:p>
          </table:table-cell>
          <table:table-cell office:value-type="string" calcext:value-type="string">
            <text:p>sexist</text:p>
          </table:table-cell>
          <table:table-cell office:value-type="string" calcext:value-type="string">
            <text:p>Еще один закон, закрепляющий статус мужчины в России, как бесправного раба. Страна, победившего матриархата.</text:p>
          </table:table-cell>
        </table:table-row>
        <table:table-row table:style-name="ro1">
          <table:table-cell office:value-type="float" office:value="11339722" calcext:value-type="float">
            <text:p>11339722</text:p>
          </table:table-cell>
          <table:table-cell office:value-type="float" office:value="11339977" calcext:value-type="float">
            <text:p>11339977</text:p>
          </table:table-cell>
          <table:table-cell office:value-type="string" calcext:value-type="string">
            <text:p>sexist</text:p>
          </table:table-cell>
          <table:table-cell office:value-type="string" calcext:value-type="string">
            <text:p>Мне кажется что проблема запрета харассмента (если речь идёт не только о ситуациях на работе) в том, что мы сильно упрощаем и стандартизируем романтические отношения. Если после первого отказа люди бы не пытались опять попробовать флиртовать с человеком, то где-то половины семей не существовало бы. В итоге всё придет к тому что отношения станут очень сухими и прагматичными.</text:p>
          </table:table-cell>
        </table:table-row>
        <table:table-row table:style-name="ro1">
          <table:table-cell office:value-type="float" office:value="11339722" calcext:value-type="float">
            <text:p>11339722</text:p>
          </table:table-cell>
          <table:table-cell office:value-type="float" office:value="11340007" calcext:value-type="float">
            <text:p>11340007</text:p>
          </table:table-cell>
          <table:table-cell office:value-type="string" calcext:value-type="string">
            <text:p>sexist</text:p>
          </table:table-cell>
          <table:table-cell office:value-type="string" calcext:value-type="string">
            <text:p>у нас уже один тренер посидел рядом с деовчкой</text:p>
          </table:table-cell>
        </table:table-row>
        <table:table-row table:style-name="ro1">
          <table:table-cell office:value-type="float" office:value="11339722" calcext:value-type="float">
            <text:p>11339722</text:p>
          </table:table-cell>
          <table:table-cell office:value-type="float" office:value="11340013" calcext:value-type="float">
            <text:p>11340013</text:p>
          </table:table-cell>
          <table:table-cell office:value-type="string" calcext:value-type="string">
            <text:p>non_sexist</text:p>
          </table:table-cell>
          <table:table-cell office:value-type="string" calcext:value-type="string">
            <text:p>[id273196255|Екатерина], максимум что они могут понять, если наказание и будет работать, что им будет хреново. А то что нельзя твАрить мудацкую херню как минимум потому что это не приятно женщинам <text:s/>- это непосильно для понимания корзинками.</text:p>
          </table:table-cell>
        </table:table-row>
        <table:table-row table:style-name="ro1">
          <table:table-cell office:value-type="float" office:value="11339722" calcext:value-type="float">
            <text:p>11339722</text:p>
          </table:table-cell>
          <table:table-cell office:value-type="float" office:value="11340038" calcext:value-type="float">
            <text:p>11340038</text:p>
          </table:table-cell>
          <table:table-cell office:value-type="string" calcext:value-type="string">
            <text:p>sexist</text:p>
          </table:table-cell>
          <table:table-cell office:value-type="string" calcext:value-type="string">
            <text:p>То-то я и думаю, чő это в +30 множество людей ходят не просто с длинным рукавом, а ещё и в куртках каких-нибудь. По ходу, после сексуальной революции (трахаться не стыдно) скоро грядёт очередная викторианская эпоха (сексуальность табуируется). Грустно это всё)</text:p>
          </table:table-cell>
        </table:table-row>
        <table:table-row table:style-name="ro1">
          <table:table-cell office:value-type="float" office:value="11339722" calcext:value-type="float">
            <text:p>11339722</text:p>
          </table:table-cell>
          <table:table-cell office:value-type="float" office:value="11340039" calcext:value-type="float">
            <text:p>11340039</text:p>
          </table:table-cell>
          <table:table-cell office:value-type="string" calcext:value-type="string">
            <text:p>sexist</text:p>
          </table:table-cell>
          <table:table-cell office:value-type="string" calcext:value-type="string">
            <text:p>Вот так вот хотел познакомиться с девушкой на митинге и сразу две статьи, за незаконную организацию протеста и домогательство. Класс, пробиваем дно дальше и продолжаем брать всякое г*вно с Евросоюза.</text:p>
          </table:table-cell>
        </table:table-row>
        <table:table-row table:style-name="ro1">
          <table:table-cell office:value-type="float" office:value="11339722" calcext:value-type="float">
            <text:p>11339722</text:p>
          </table:table-cell>
          <table:table-cell office:value-type="float" office:value="11340042" calcext:value-type="float">
            <text:p>11340042</text:p>
          </table:table-cell>
          <table:table-cell office:value-type="string" calcext:value-type="string">
            <text:p>sexist</text:p>
          </table:table-cell>
          <table:table-cell office:value-type="string" calcext:value-type="string">
            <text:p>Пацанам будет еще тяжелее завести себе девушку, симпатичные все в пролете будут, и так то знакомятся с более менее никакими (проще и наверняковее), а так и подавно будут крокодильчих выбирать, для безопасности)</text:p>
          </table:table-cell>
        </table:table-row>
        <table:table-row table:style-name="ro1">
          <table:table-cell office:value-type="float" office:value="11339722" calcext:value-type="float">
            <text:p>11339722</text:p>
          </table:table-cell>
          <table:table-cell office:value-type="float" office:value="11340058" calcext:value-type="float">
            <text:p>11340058</text:p>
          </table:table-cell>
          <table:table-cell office:value-type="string" calcext:value-type="string">
            <text:p>non_sexist</text:p>
          </table:table-cell>
          <table:table-cell office:value-type="string" calcext:value-type="string">
            <text:p>..."работаю, заметьте, до сих пор!“</text:p>
          </table:table-cell>
        </table:table-row>
        <table:table-row table:style-name="ro1">
          <table:table-cell office:value-type="float" office:value="11339722" calcext:value-type="float">
            <text:p>11339722</text:p>
          </table:table-cell>
          <table:table-cell office:value-type="float" office:value="11340062" calcext:value-type="float">
            <text:p>11340062</text:p>
          </table:table-cell>
          <table:table-cell office:value-type="string" calcext:value-type="string">
            <text:p>non_sexist</text:p>
          </table:table-cell>
          <table:table-cell office:value-type="string" calcext:value-type="string">
            <text:p>[id200944654|Виталий], и не надо</text:p>
          </table:table-cell>
        </table:table-row>
        <table:table-row table:style-name="ro1">
          <table:table-cell office:value-type="float" office:value="11339722" calcext:value-type="float">
            <text:p>11339722</text:p>
          </table:table-cell>
          <table:table-cell office:value-type="float" office:value="11340098" calcext:value-type="float">
            <text:p>11340098</text:p>
          </table:table-cell>
          <table:table-cell office:value-type="string" calcext:value-type="string">
            <text:p>sexist</text:p>
          </table:table-cell>
          <table:table-cell office:value-type="string" calcext:value-type="string">
            <text:p>Интересно, а присядет ли по новому закону главред Медузы, жопохват Колпаков?</text:p>
          </table:table-cell>
        </table:table-row>
        <table:table-row table:style-name="ro1">
          <table:table-cell office:value-type="float" office:value="11339722" calcext:value-type="float">
            <text:p>11339722</text:p>
          </table:table-cell>
          <table:table-cell office:value-type="float" office:value="11340110" calcext:value-type="float">
            <text:p>11340110</text:p>
          </table:table-cell>
          <table:table-cell office:value-type="string" calcext:value-type="string">
            <text:p>non_sexist</text:p>
          </table:table-cell>
          <table:table-cell office:value-type="string" calcext:value-type="string">
            <text:p>И вместо всего наилучшего, с запада в рашку пытаются притащить самое гнилое и отвратительное, что там есть. Мда.</text:p>
          </table:table-cell>
        </table:table-row>
        <table:table-row table:style-name="ro1">
          <table:table-cell office:value-type="float" office:value="11339722" calcext:value-type="float">
            <text:p>11339722</text:p>
          </table:table-cell>
          <table:table-cell office:value-type="float" office:value="11340134" calcext:value-type="float">
            <text:p>11340134</text:p>
          </table:table-cell>
          <table:table-cell office:value-type="string" calcext:value-type="string">
            <text:p>non_sexist</text:p>
          </table:table-cell>
          <table:table-cell office:value-type="string" calcext:value-type="string">
            <text:p>За убийство меньше дают лол</text:p>
          </table:table-cell>
        </table:table-row>
        <table:table-row table:style-name="ro1">
          <table:table-cell office:value-type="float" office:value="11339722" calcext:value-type="float">
            <text:p>11339722</text:p>
          </table:table-cell>
          <table:table-cell office:value-type="float" office:value="11340142" calcext:value-type="float">
            <text:p>11340142</text:p>
          </table:table-cell>
          <table:table-cell office:value-type="string" calcext:value-type="string">
            <text:p>sexist</text:p>
          </table:table-cell>
          <table:table-cell office:value-type="string" calcext:value-type="string">
            <text:p>Теперь бабы будут еще больше ныть, что мужики с ними боятся знакомиться. Ибо попробуй докажи, грязно домагался или просто комплимент сделал.</text:p>
          </table:table-cell>
        </table:table-row>
        <table:table-row table:style-name="ro1">
          <table:table-cell office:value-type="float" office:value="11339722" calcext:value-type="float">
            <text:p>11339722</text:p>
          </table:table-cell>
          <table:table-cell office:value-type="float" office:value="11340144" calcext:value-type="float">
            <text:p>11340144</text:p>
          </table:table-cell>
          <table:table-cell office:value-type="string" calcext:value-type="string">
            <text:p>sexist</text:p>
          </table:table-cell>
          <table:table-cell office:value-type="string" calcext:value-type="string">
            <text:p>6 лет государству за харассмент! Оно домогается до моей свободы и личной жизни.</text:p>
          </table:table-cell>
        </table:table-row>
        <table:table-row table:style-name="ro1">
          <table:table-cell office:value-type="float" office:value="11339722" calcext:value-type="float">
            <text:p>11339722</text:p>
          </table:table-cell>
          <table:table-cell office:value-type="float" office:value="11340148" calcext:value-type="float">
            <text:p>11340148</text:p>
          </table:table-cell>
          <table:table-cell office:value-type="string" calcext:value-type="string">
            <text:p>sexist</text:p>
          </table:table-cell>
          <table:table-cell office:value-type="string" calcext:value-type="string">
            <text:p>Ппц,теперь молодым девкам работающим с ментами и давать не надо ,теперь будут просто обвинять в домогательстве и вымогать деньги...теперь любого можно будет посадить без суда и следствия,и даже наркотики подбрасывать необязательно...надо валить из этой страны</text:p>
          </table:table-cell>
        </table:table-row>
        <table:table-row table:style-name="ro1">
          <table:table-cell office:value-type="float" office:value="11339722" calcext:value-type="float">
            <text:p>11339722</text:p>
          </table:table-cell>
          <table:table-cell office:value-type="float" office:value="11340195" calcext:value-type="float">
            <text:p>11340195</text:p>
          </table:table-cell>
          <table:table-cell office:value-type="string" calcext:value-type="string">
            <text:p>non_sexist</text:p>
          </table:table-cell>
          <table:table-cell office:value-type="string" calcext:value-type="string">
            <text:p>Вангую, мы возьмём самое лучшее из наработок наших западных партнёров.</text:p>
          </table:table-cell>
        </table:table-row>
        <table:table-row table:style-name="ro1">
          <table:table-cell office:value-type="float" office:value="11339722" calcext:value-type="float">
            <text:p>11339722</text:p>
          </table:table-cell>
          <table:table-cell office:value-type="float" office:value="11340216" calcext:value-type="float">
            <text:p>11340216</text:p>
          </table:table-cell>
          <table:table-cell office:value-type="string" calcext:value-type="string">
            <text:p>sexist_in_co</text:p>
          </table:table-cell>
          <table:table-cell office:value-type="string" calcext:value-type="string">
            <text:p>Чую, что подстав будет намного больше, чем раньше.</text:p>
          </table:table-cell>
        </table:table-row>
        <table:table-row table:style-name="ro1">
          <table:table-cell office:value-type="float" office:value="11339722" calcext:value-type="float">
            <text:p>11339722</text:p>
          </table:table-cell>
          <table:table-cell office:value-type="float" office:value="11340255" calcext:value-type="float">
            <text:p>11340255</text:p>
          </table:table-cell>
          <table:table-cell office:value-type="string" calcext:value-type="string">
            <text:p>sexist</text:p>
          </table:table-cell>
          <table:table-cell office:value-type="string" calcext:value-type="string">
            <text:p>Давайте теперь письменное согласие на секс. Интересно, как они будут отличать харрасмент от просто настойчивых ухаживаний.</text:p>
          </table:table-cell>
        </table:table-row>
        <table:table-row table:style-name="ro1">
          <table:table-cell office:value-type="float" office:value="11339722" calcext:value-type="float">
            <text:p>11339722</text:p>
          </table:table-cell>
          <table:table-cell office:value-type="float" office:value="11340262" calcext:value-type="float">
            <text:p>11340262</text:p>
          </table:table-cell>
          <table:table-cell office:value-type="string" calcext:value-type="string">
            <text:p>non_sexist</text:p>
          </table:table-cell>
          <table:table-cell office:value-type="string" calcext:value-type="string">
            <text:p>мне нравится как мужики в комментах к которым в жизни не домогались пищат про то что закон не нужен 😋</text:p>
          </table:table-cell>
        </table:table-row>
        <table:table-row table:style-name="ro1">
          <table:table-cell office:value-type="float" office:value="11339722" calcext:value-type="float">
            <text:p>11339722</text:p>
          </table:table-cell>
          <table:table-cell office:value-type="float" office:value="11340277" calcext:value-type="float">
            <text:p>11340277</text:p>
          </table:table-cell>
          <table:table-cell office:value-type="string" calcext:value-type="string">
            <text:p>non_sexist</text:p>
          </table:table-cell>
          <table:table-cell office:value-type="string" calcext:value-type="string">
            <text:p>только вот слуцкого так и не наказали</text:p>
          </table:table-cell>
        </table:table-row>
        <table:table-row table:style-name="ro1">
          <table:table-cell office:value-type="float" office:value="11339722" calcext:value-type="float">
            <text:p>11339722</text:p>
          </table:table-cell>
          <table:table-cell office:value-type="float" office:value="11340282" calcext:value-type="float">
            <text:p>11340282</text:p>
          </table:table-cell>
          <table:table-cell office:value-type="string" calcext:value-type="string">
            <text:p>sexist</text:p>
          </table:table-cell>
          <table:table-cell office:value-type="string" calcext:value-type="string">
            <text:p>История Шурыгиной вас ничему не научила.</text:p>
          </table:table-cell>
        </table:table-row>
        <table:table-row table:style-name="ro1">
          <table:table-cell office:value-type="float" office:value="11339722" calcext:value-type="float">
            <text:p>11339722</text:p>
          </table:table-cell>
          <table:table-cell office:value-type="float" office:value="11340333" calcext:value-type="float">
            <text:p>11340333</text:p>
          </table:table-cell>
          <table:table-cell office:value-type="string" calcext:value-type="string">
            <text:p>non_sexist</text:p>
          </table:table-cell>
          <table:table-cell office:value-type="string" calcext:value-type="string">
            <text:p>Будь это раньше,все б мои коллеги стали зэками</text:p>
          </table:table-cell>
        </table:table-row>
        <table:table-row table:style-name="ro1">
          <table:table-cell office:value-type="float" office:value="11339722" calcext:value-type="float">
            <text:p>11339722</text:p>
          </table:table-cell>
          <table:table-cell office:value-type="float" office:value="11340386" calcext:value-type="float">
            <text:p>11340386</text:p>
          </table:table-cell>
          <table:table-cell office:value-type="string" calcext:value-type="string">
            <text:p>non_sexist</text:p>
          </table:table-cell>
          <table:table-cell office:value-type="string" calcext:value-type="string">
            <text:p>Ну, эти назапрещают. Будет очередная "народная" статья, даже подбрасывать ничего не надо будет. ПРименять будут в отношении всех, кроме себя. Без независимого суда от такого закона не будет никакой пользы, кроме вреда.</text:p>
          </table:table-cell>
        </table:table-row>
        <table:table-row table:style-name="ro1">
          <table:table-cell office:value-type="float" office:value="11339722" calcext:value-type="float">
            <text:p>11339722</text:p>
          </table:table-cell>
          <table:table-cell office:value-type="float" office:value="11340395" calcext:value-type="float">
            <text:p>11340395</text:p>
          </table:table-cell>
          <table:table-cell office:value-type="string" calcext:value-type="string">
            <text:p>non_sexist</text:p>
          </table:table-cell>
          <table:table-cell office:value-type="string" calcext:value-type="string">
            <text:p>Это закон для вас, не для разработчиков</text:p>
          </table:table-cell>
        </table:table-row>
        <table:table-row table:style-name="ro1">
          <table:table-cell office:value-type="float" office:value="11339722" calcext:value-type="float">
            <text:p>11339722</text:p>
          </table:table-cell>
          <table:table-cell office:value-type="float" office:value="11340426" calcext:value-type="float">
            <text:p>11340426</text:p>
          </table:table-cell>
          <table:table-cell office:value-type="string" calcext:value-type="string">
            <text:p>non_sexist</text:p>
          </table:table-cell>
          <table:table-cell office:value-type="string" calcext:value-type="string">
            <text:p>Было бы забавно если б автором выступил Слуцкий</text:p>
          </table:table-cell>
        </table:table-row>
        <table:table-row table:style-name="ro1">
          <table:table-cell office:value-type="float" office:value="11339722" calcext:value-type="float">
            <text:p>11339722</text:p>
          </table:table-cell>
          <table:table-cell office:value-type="float" office:value="11340433" calcext:value-type="float">
            <text:p>11340433</text:p>
          </table:table-cell>
          <table:table-cell office:value-type="string" calcext:value-type="string">
            <text:p>sexist_in_co</text:p>
          </table:table-cell>
          <table:table-cell office:value-type="string" calcext:value-type="string">
            <text:p>Молюсь всем возможным и невозможным богам, чтобы его не приняли. С фамилией Баальбек вообще нельзя такие законопроекты предлагать.</text:p>
          </table:table-cell>
        </table:table-row>
        <table:table-row table:style-name="ro1">
          <table:table-cell office:value-type="float" office:value="11339722" calcext:value-type="float">
            <text:p>11339722</text:p>
          </table:table-cell>
          <table:table-cell office:value-type="float" office:value="11340434" calcext:value-type="float">
            <text:p>11340434</text:p>
          </table:table-cell>
          <table:table-cell office:value-type="string" calcext:value-type="string">
            <text:p>sexist</text:p>
          </table:table-cell>
          <table:table-cell office:value-type="string" calcext:value-type="string">
            <text:p>Ну собственно коэффициент рождаемости 1,49 ребенка на женщину. Теперь вспомним что все здравомыслящие парни наслышаны о ложных обвинения в изнасиловании, так давай теперь добьем последнее желание знакомится с противоположным полом, этим законом!</text:p>
          </table:table-cell>
        </table:table-row>
        <table:table-row table:style-name="ro1">
          <table:table-cell office:value-type="float" office:value="11339722" calcext:value-type="float">
            <text:p>11339722</text:p>
          </table:table-cell>
          <table:table-cell office:value-type="float" office:value="11340439" calcext:value-type="float">
            <text:p>11340439</text:p>
          </table:table-cell>
          <table:table-cell office:value-type="string" calcext:value-type="string">
            <text:p>sexist</text:p>
          </table:table-cell>
          <table:table-cell office:value-type="string" calcext:value-type="string">
            <text:p>Скоро будет так: входит в комнату баба, молчи, не разговаривай с ней и выходи из комнаты сразу. И предупреди других мужчин о том, что лучше туда не заходить. Или так: входит баба, достаёшь телефон и фиксируешь все ее поведение на камеру, пока не отойдет достаточно далеко. А что? Забота о своей безопасности, этого запретить никто не сможет.</text:p>
          </table:table-cell>
        </table:table-row>
        <table:table-row table:style-name="ro1">
          <table:table-cell office:value-type="float" office:value="11339722" calcext:value-type="float">
            <text:p>11339722</text:p>
          </table:table-cell>
          <table:table-cell office:value-type="float" office:value="11340502" calcext:value-type="float">
            <text:p>11340502</text:p>
          </table:table-cell>
          <table:table-cell office:value-type="string" calcext:value-type="string">
            <text:p>sexist</text:p>
          </table:table-cell>
          <table:table-cell office:value-type="string" calcext:value-type="string">
            <text:p>Астрологи объявили неделю харассмента. Количество Шурыгиных увеличилось вдвое.</text:p>
          </table:table-cell>
        </table:table-row>
        <table:table-row table:style-name="ro1">
          <table:table-cell office:value-type="float" office:value="11339722" calcext:value-type="float">
            <text:p>11339722</text:p>
          </table:table-cell>
          <table:table-cell office:value-type="float" office:value="11340508" calcext:value-type="float">
            <text:p>11340508</text:p>
          </table:table-cell>
          <table:table-cell office:value-type="string" calcext:value-type="string">
            <text:p>non_sexist</text:p>
          </table:table-cell>
          <table:table-cell office:value-type="string" calcext:value-type="string">
            <text:p>Написали бы по-русски, а то харрасмент какой-то. Пишите уж по-английски.</text:p>
          </table:table-cell>
        </table:table-row>
        <table:table-row table:style-name="ro1">
          <table:table-cell office:value-type="float" office:value="11339722" calcext:value-type="float">
            <text:p>11339722</text:p>
          </table:table-cell>
          <table:table-cell office:value-type="float" office:value="11340513" calcext:value-type="float">
            <text:p>11340513</text:p>
          </table:table-cell>
          <table:table-cell office:value-type="string" calcext:value-type="string">
            <text:p>non_sexist</text:p>
          </table:table-cell>
          <table:table-cell office:value-type="string" calcext:value-type="string">
            <text:p>Больше не буду играть в доту</text:p>
          </table:table-cell>
        </table:table-row>
        <table:table-row table:style-name="ro1">
          <table:table-cell office:value-type="float" office:value="11339722" calcext:value-type="float">
            <text:p>11339722</text:p>
          </table:table-cell>
          <table:table-cell office:value-type="float" office:value="11340525" calcext:value-type="float">
            <text:p>11340525</text:p>
          </table:table-cell>
          <table:table-cell office:value-type="string" calcext:value-type="string">
            <text:p>sexist</text:p>
          </table:table-cell>
          <table:table-cell office:value-type="string" calcext:value-type="string">
            <text:p>О, отличная прерогатива для юных и "благопристойных" дам не идти на половой контакт ради успешной реализации своих алчных и прочих сомнительного рода побуждений.</text:p>
          </table:table-cell>
        </table:table-row>
        <table:table-row table:style-name="ro21">
          <table:table-cell office:value-type="float" office:value="11339722" calcext:value-type="float">
            <text:p>11339722</text:p>
          </table:table-cell>
          <table:table-cell office:value-type="float" office:value="11340530" calcext:value-type="float">
            <text:p>11340530</text:p>
          </table:table-cell>
          <table:table-cell office:value-type="string" calcext:value-type="string">
            <text:p>non_sexist</text:p>
          </table:table-cell>
          <table:table-cell office:value-type="string" calcext:value-type="string">
            <text:p>Ecть тaкoй препарат, Koпaкcoн, кoтopый пpoизвoдит Изpaильcкий кoнцepн Teva. Koпaкcoн oчeнь здopoвo пoмoгaeт бoльным paссeянным cклepoзoм и cтoит oчeнь дopoгo.</text:p>
            <text:p/>
            <text:p>Ho в Poccии oн cтoил нaмнoгo дopoжe, пoтoмy чтo в Poccии oн пpoдaвалcя через eдинcтвeннoгo пocpeдникa, ЗAO «MФПДК «Биoтэк», кoтopый, пoльзyяcь бeзвыxoдным пoлoжeниeм бoльныx, нaкpyчивaл цeнy coвceм бeccoвecтнo. Toгдa Teva, видя тaкoe дело, послaлa посрeдникoв кyдa пoдaльшe, yчpeдилa Poccийcкoe ООО и начала поставлять</text:p>
            <text:p>лeкapcтвo нaпpямyю и бeз пocpeдникoв.</text:p>
            <text:p/>
            <text:p>Oкaзaлocь нeльзя — пoтoмy чтo нyжныe люди в пищeвoй цeпoчкe лишилиcь xaлявнoгo бaблa. И вoт — зaкoнoмepный итoг. Bepxoвный cyд PФ oбязaл Teva пpoдaвaть пpeпapaт тoлькo чepeз пocpeдникa, кoмпaнию ЗАО «МФПДК «Биoтэк» и взыcкaл c Teva впoльзy пocлeднeй 6 млн. бaкcoв yпyщeннoй выгoды.</text:p>
            <text:p/>
            <text:p>Becь миp oт тaкoг пpишeл в пoлнoe oxpeнeниe и cтoит нa yшax. A вы-тo ничeгo нe знaeтe. Teпepь знайте.</text:p>
          </table:table-cell>
        </table:table-row>
        <table:table-row table:style-name="ro1">
          <table:table-cell office:value-type="float" office:value="11339722" calcext:value-type="float">
            <text:p>11339722</text:p>
          </table:table-cell>
          <table:table-cell office:value-type="float" office:value="11340559" calcext:value-type="float">
            <text:p>11340559</text:p>
          </table:table-cell>
          <table:table-cell office:value-type="string" calcext:value-type="string">
            <text:p>sexist</text:p>
          </table:table-cell>
          <table:table-cell office:value-type="string" calcext:value-type="string">
            <text:p>Фемки сегодня затопят соседей от счастья</text:p>
          </table:table-cell>
        </table:table-row>
        <table:table-row table:style-name="ro1">
          <table:table-cell office:value-type="float" office:value="11339722" calcext:value-type="float">
            <text:p>11339722</text:p>
          </table:table-cell>
          <table:table-cell office:value-type="float" office:value="11340606" calcext:value-type="float">
            <text:p>11340606</text:p>
          </table:table-cell>
          <table:table-cell office:value-type="string" calcext:value-type="string">
            <text:p>sexist</text:p>
          </table:table-cell>
          <table:table-cell office:value-type="string" calcext:value-type="string">
            <text:p>А на самом деле это более чем страшно. Мы ускоренными темпами катимся в глубокое средневековье. Секс становится настолько табуированным,что вполне реально скоро будут за измену сжигать на костре. Никто не спорит,что домогательства это плохо. Но 6(шесть)!!! лет,это просто нечто. За тяжкие телесные повреждения дают меньше,да за убийство можно получить меньше. Секс у нас охраняется так строго,что можно подумать нет ничего хуже изнасилований и домогательств. Убийства,побои,воровство это ничто по сравнению с сексом без согласия.</text:p>
          </table:table-cell>
        </table:table-row>
        <table:table-row table:style-name="ro1">
          <table:table-cell office:value-type="float" office:value="11339722" calcext:value-type="float">
            <text:p>11339722</text:p>
          </table:table-cell>
          <table:table-cell office:value-type="float" office:value="11340619" calcext:value-type="float">
            <text:p>11340619</text:p>
          </table:table-cell>
          <table:table-cell office:value-type="string" calcext:value-type="string">
            <text:p>non_sexist</text:p>
          </table:table-cell>
          <table:table-cell office:value-type="string" calcext:value-type="string">
            <text:p>скринте дол*бов с горящими анальником, которые считают нормальными домогательства до девушек или которые не считают свои тупые подкаты прямо на улице аля «вашей маме зять не нужен» домогательствами</text:p>
          </table:table-cell>
        </table:table-row>
        <table:table-row table:style-name="ro1">
          <table:table-cell office:value-type="float" office:value="11339722" calcext:value-type="float">
            <text:p>11339722</text:p>
          </table:table-cell>
          <table:table-cell office:value-type="float" office:value="11340631" calcext:value-type="float">
            <text:p>11340631</text:p>
          </table:table-cell>
          <table:table-cell office:value-type="string" calcext:value-type="string">
            <text:p>sexist</text:p>
          </table:table-cell>
          <table:table-cell office:value-type="string" calcext:value-type="string">
            <text:p>Суть такова, дал в морду, административка максимум, сказал сука 6 лет. Интересно любителям фразы ятявротвы.. бу говорящих это мужиками мужикам будет харазментом счетаться? Или угроза посажу на бутылку?</text:p>
          </table:table-cell>
        </table:table-row>
        <table:table-row table:style-name="ro1">
          <table:table-cell office:value-type="float" office:value="11339722" calcext:value-type="float">
            <text:p>11339722</text:p>
          </table:table-cell>
          <table:table-cell office:value-type="float" office:value="11340659" calcext:value-type="float">
            <text:p>11340659</text:p>
          </table:table-cell>
          <table:table-cell office:value-type="string" calcext:value-type="string">
            <text:p>non_sexist</text:p>
          </table:table-cell>
          <table:table-cell office:value-type="string" calcext:value-type="string">
            <text:p>А сколько дают, если к тебе подошёл человек, а ты ему пенделя выписал, чтобы он рядом не стоял, чтобы потом не смог тебя обвинить в домогательстве?</text:p>
          </table:table-cell>
        </table:table-row>
        <table:table-row table:style-name="ro1">
          <table:table-cell office:value-type="float" office:value="11339722" calcext:value-type="float">
            <text:p>11339722</text:p>
          </table:table-cell>
          <table:table-cell office:value-type="float" office:value="11340765" calcext:value-type="float">
            <text:p>11340765</text:p>
          </table:table-cell>
          <table:table-cell office:value-type="string" calcext:value-type="string">
            <text:p>non_sexist</text:p>
          </table:table-cell>
          <table:table-cell office:value-type="string" calcext:value-type="string">
            <text:p>Правильно, так и давно пора.</text:p>
          </table:table-cell>
        </table:table-row>
        <table:table-row table:style-name="ro1">
          <table:table-cell office:value-type="float" office:value="11339722" calcext:value-type="float">
            <text:p>11339722</text:p>
          </table:table-cell>
          <table:table-cell office:value-type="float" office:value="11340815" calcext:value-type="float">
            <text:p>11340815</text:p>
          </table:table-cell>
          <table:table-cell office:value-type="string" calcext:value-type="string">
            <text:p>sexist</text:p>
          </table:table-cell>
          <table:table-cell office:value-type="string" calcext:value-type="string">
            <text:p>Как выходит любой пост с важной политической, культурной, научной и др. информацией - так девоньки помалкивают, а как только заходит тема об их драгоценной кормилице - так сразу начинается 500+ коментов, ни один из которых не в нашу поддержку. Вы реально зациклены на этой теме? Ничего больше в голову не приходит, кроме как ядом на всех плюваться под такими постами?</text:p>
          </table:table-cell>
        </table:table-row>
        <table:table-row table:style-name="ro1">
          <table:table-cell office:value-type="float" office:value="11339722" calcext:value-type="float">
            <text:p>11339722</text:p>
          </table:table-cell>
          <table:table-cell office:value-type="float" office:value="11340845" calcext:value-type="float">
            <text:p>11340845</text:p>
          </table:table-cell>
          <table:table-cell office:value-type="string" calcext:value-type="string">
            <text:p>non_sexist</text:p>
          </table:table-cell>
          <table:table-cell office:value-type="string" calcext:value-type="string">
            <text:p>Он не Медузу случайно читает, так джентельмены тоже знатные присутствуют.</text:p>
          </table:table-cell>
        </table:table-row>
        <table:table-row table:style-name="ro1">
          <table:table-cell office:value-type="float" office:value="11339722" calcext:value-type="float">
            <text:p>11339722</text:p>
          </table:table-cell>
          <table:table-cell office:value-type="float" office:value="11340853" calcext:value-type="float">
            <text:p>11340853</text:p>
          </table:table-cell>
          <table:table-cell office:value-type="string" calcext:value-type="string">
            <text:p>non_sexist</text:p>
          </table:table-cell>
          <table:table-cell office:value-type="string" calcext:value-type="string">
            <text:p>Хаха, <text:s/>я здесь домогаюсь пять</text:p>
          </table:table-cell>
        </table:table-row>
        <table:table-row table:style-name="ro1">
          <table:table-cell office:value-type="float" office:value="11339722" calcext:value-type="float">
            <text:p>11339722</text:p>
          </table:table-cell>
          <table:table-cell office:value-type="float" office:value="11340900" calcext:value-type="float">
            <text:p>11340900</text:p>
          </table:table-cell>
          <table:table-cell office:value-type="string" calcext:value-type="string">
            <text:p>sexist</text:p>
          </table:table-cell>
          <table:table-cell office:value-type="string" calcext:value-type="string">
            <text:p>Ну повторится в большем масштабе ситуация с крупными корпорациями - никаких встреч с женщинами без свидетелей, обедов, контакт минимизирован, для избегания подобных скандалов. В итоге, женщинам только хуже, а фемки воют о том, что мужчинам надо не бояться женщин.</text:p>
          </table:table-cell>
        </table:table-row>
        <table:table-row table:style-name="ro1">
          <table:table-cell office:value-type="float" office:value="11339722" calcext:value-type="float">
            <text:p>11339722</text:p>
          </table:table-cell>
          <table:table-cell office:value-type="float" office:value="11340923" calcext:value-type="float">
            <text:p>11340923</text:p>
          </table:table-cell>
          <table:table-cell office:value-type="string" calcext:value-type="string">
            <text:p>non_sexist</text:p>
          </table:table-cell>
          <table:table-cell office:value-type="string" calcext:value-type="string">
            <text:p>Разработали (тупо стащили у американцев).</text:p>
          </table:table-cell>
        </table:table-row>
        <table:table-row table:style-name="ro3">
          <table:table-cell office:value-type="float" office:value="11339722" calcext:value-type="float">
            <text:p>11339722</text:p>
          </table:table-cell>
          <table:table-cell office:value-type="float" office:value="11341093" calcext:value-type="float">
            <text:p>11341093</text:p>
          </table:table-cell>
          <table:table-cell office:value-type="string" calcext:value-type="string">
            <text:p>sexist</text:p>
          </table:table-cell>
          <table:table-cell office:value-type="string" calcext:value-type="string">
            <text:p>Ещё один слабоумный депутат рассчитывает на слабоумную половину электората. Прям эскобарщина. 😆 </text:p>
            <text:p>А если серьёзно, скоро бабы под паровоз кидаться начнут.</text:p>
          </table:table-cell>
        </table:table-row>
        <table:table-row table:style-name="ro1">
          <table:table-cell office:value-type="float" office:value="11124580" calcext:value-type="float">
            <text:p>11124580</text:p>
          </table:table-cell>
          <table:table-cell office:value-type="float" office:value="11124586" calcext:value-type="float">
            <text:p>11124586</text:p>
          </table:table-cell>
          <table:table-cell office:value-type="string" calcext:value-type="string">
            <text:p>sexist</text:p>
          </table:table-cell>
          <table:table-cell office:value-type="string" calcext:value-type="string">
            <text:p>Если ему ещё и заплатили за домогательство... причём сама жертва домогательства, то это реальный успех.</text:p>
          </table:table-cell>
        </table:table-row>
        <table:table-row table:style-name="ro1">
          <table:table-cell office:value-type="float" office:value="11124580" calcext:value-type="float">
            <text:p>11124580</text:p>
          </table:table-cell>
          <table:table-cell office:value-type="float" office:value="11124598" calcext:value-type="float">
            <text:p>11124598</text:p>
          </table:table-cell>
          <table:table-cell office:value-type="string" calcext:value-type="string">
            <text:p>non_sexist</text:p>
          </table:table-cell>
          <table:table-cell office:value-type="string" calcext:value-type="string">
            <text:p>"чтобы достичь всего, что ты хочешь, нужно просто поверить в себя"</text:p>
          </table:table-cell>
        </table:table-row>
        <table:table-row table:style-name="ro2">
          <table:table-cell office:value-type="float" office:value="11124580" calcext:value-type="float">
            <text:p>11124580</text:p>
          </table:table-cell>
          <table:table-cell office:value-type="float" office:value="11124601" calcext:value-type="float">
            <text:p>11124601</text:p>
          </table:table-cell>
          <table:table-cell office:value-type="string" calcext:value-type="string">
            <text:p>sexist</text:p>
          </table:table-cell>
          <table:table-cell office:value-type="string" calcext:value-type="string">
            <text:p>Ее,толерастия крутиться,культ виктимности и харасмент мутяться.</text:p>
            <text:p/>
            <text:p>Что еще от базфид то ожидать,он только такими сплетнями и живет)😆</text:p>
          </table:table-cell>
        </table:table-row>
        <table:table-row table:style-name="ro3">
          <table:table-cell office:value-type="float" office:value="11124580" calcext:value-type="float">
            <text:p>11124580</text:p>
          </table:table-cell>
          <table:table-cell office:value-type="float" office:value="11124603" calcext:value-type="float">
            <text:p>11124603</text:p>
          </table:table-cell>
          <table:table-cell office:value-type="string" calcext:value-type="string">
            <text:p>sexist</text:p>
          </table:table-cell>
          <table:table-cell office:value-type="string" calcext:value-type="string">
            <text:p>Ну не к мужикам же лез</text:p>
            <text:p>К бабам можна</text:p>
          </table:table-cell>
        </table:table-row>
        <table:table-row table:style-name="ro3">
          <table:table-cell office:value-type="float" office:value="11124580" calcext:value-type="float">
            <text:p>11124580</text:p>
          </table:table-cell>
          <table:table-cell office:value-type="float" office:value="11124604" calcext:value-type="float">
            <text:p>11124604</text:p>
          </table:table-cell>
          <table:table-cell office:value-type="string" calcext:value-type="string">
            <text:p>non_sexist</text:p>
          </table:table-cell>
          <table:table-cell office:value-type="string" calcext:value-type="string">
            <text:p>Эх, жалко я не умею так само нести чушь, как это он делает.</text:p>
            <text:p>Может уже миллионером был бы</text:p>
          </table:table-cell>
        </table:table-row>
        <table:table-row table:style-name="ro1">
          <table:table-cell office:value-type="float" office:value="11124580" calcext:value-type="float">
            <text:p>11124580</text:p>
          </table:table-cell>
          <table:table-cell office:value-type="float" office:value="11124609" calcext:value-type="float">
            <text:p>11124609</text:p>
          </table:table-cell>
          <table:table-cell office:value-type="string" calcext:value-type="string">
            <text:p>non_sexist</text:p>
          </table:table-cell>
          <table:table-cell office:value-type="string" calcext:value-type="string">
            <text:p>Пацан к успеху шёл, так сказать.</text:p>
          </table:table-cell>
        </table:table-row>
        <table:table-row table:style-name="ro1">
          <table:table-cell office:value-type="float" office:value="11124580" calcext:value-type="float">
            <text:p>11124580</text:p>
          </table:table-cell>
          <table:table-cell office:value-type="float" office:value="11124610" calcext:value-type="float">
            <text:p>11124610</text:p>
          </table:table-cell>
          <table:table-cell office:value-type="string" calcext:value-type="string">
            <text:p>non_sexist</text:p>
          </table:table-cell>
          <table:table-cell office:value-type="string" calcext:value-type="string">
            <text:p>Я думал BuzFood четыре пять</text:p>
          </table:table-cell>
        </table:table-row>
        <table:table-row table:style-name="ro1">
          <table:table-cell office:value-type="float" office:value="11124580" calcext:value-type="float">
            <text:p>11124580</text:p>
          </table:table-cell>
          <table:table-cell office:value-type="float" office:value="11124615" calcext:value-type="float">
            <text:p>11124615</text:p>
          </table:table-cell>
          <table:table-cell office:value-type="string" calcext:value-type="string">
            <text:p>non_sexist</text:p>
          </table:table-cell>
          <table:table-cell office:value-type="string" calcext:value-type="string">
            <text:p>цитаты тони робинса очень похожи на это</text:p>
          </table:table-cell>
        </table:table-row>
        <table:table-row table:style-name="ro1">
          <table:table-cell office:value-type="float" office:value="11124580" calcext:value-type="float">
            <text:p>11124580</text:p>
          </table:table-cell>
          <table:table-cell office:value-type="float" office:value="11124619" calcext:value-type="float">
            <text:p>11124619</text:p>
          </table:table-cell>
          <table:table-cell office:value-type="string" calcext:value-type="string">
            <text:p>non_sexist</text:p>
          </table:table-cell>
          <table:table-cell office:value-type="string" calcext:value-type="string">
            <text:p>Паровозик который смог четыре пять</text:p>
          </table:table-cell>
        </table:table-row>
        <table:table-row table:style-name="ro1">
          <table:table-cell office:value-type="float" office:value="11124580" calcext:value-type="float">
            <text:p>11124580</text:p>
          </table:table-cell>
          <table:table-cell office:value-type="float" office:value="11124626" calcext:value-type="float">
            <text:p>11124626</text:p>
          </table:table-cell>
          <table:table-cell office:value-type="string" calcext:value-type="string">
            <text:p>sexist</text:p>
          </table:table-cell>
          <table:table-cell office:value-type="string" calcext:value-type="string">
            <text:p>При всей нелюбви к шарлатанам и пониманию к мотивации тех кого они одурачивают - скорее всего просто с него решили поиметь бабла по старой доброй харассмент схеме.</text:p>
          </table:table-cell>
        </table:table-row>
        <table:table-row table:style-name="ro1">
          <table:table-cell office:value-type="float" office:value="11124580" calcext:value-type="float">
            <text:p>11124580</text:p>
          </table:table-cell>
          <table:table-cell office:value-type="float" office:value="11124629" calcext:value-type="float">
            <text:p>11124629</text:p>
          </table:table-cell>
          <table:table-cell office:value-type="string" calcext:value-type="string">
            <text:p>sexist</text:p>
          </table:table-cell>
          <table:table-cell office:value-type="string" calcext:value-type="string">
            <text:p>Ну в своих высказываниях про MeToo он прав, в целом. Про остальное не знаю.</text:p>
          </table:table-cell>
        </table:table-row>
        <table:table-row table:style-name="ro1">
          <table:table-cell office:value-type="float" office:value="11124580" calcext:value-type="float">
            <text:p>11124580</text:p>
          </table:table-cell>
          <table:table-cell office:value-type="float" office:value="11124637" calcext:value-type="float">
            <text:p>11124637</text:p>
          </table:table-cell>
          <table:table-cell office:value-type="string" calcext:value-type="string">
            <text:p>non_sexist</text:p>
          </table:table-cell>
          <table:table-cell office:value-type="string" calcext:value-type="string">
            <text:p>Класека три четыре пять шесть</text:p>
          </table:table-cell>
        </table:table-row>
        <table:table-row table:style-name="ro1">
          <table:table-cell office:value-type="float" office:value="11124580" calcext:value-type="float">
            <text:p>11124580</text:p>
          </table:table-cell>
          <table:table-cell office:value-type="float" office:value="11124640" calcext:value-type="float">
            <text:p>11124640</text:p>
          </table:table-cell>
          <table:table-cell office:value-type="string" calcext:value-type="string">
            <text:p>non_sexist</text:p>
          </table:table-cell>
          <table:table-cell office:value-type="string" calcext:value-type="string">
            <text:p>Когда речь зашла об успехе:</text:p>
          </table:table-cell>
        </table:table-row>
        <table:table-row table:style-name="ro1">
          <table:table-cell office:value-type="float" office:value="11124580" calcext:value-type="float">
            <text:p>11124580</text:p>
          </table:table-cell>
          <table:table-cell office:value-type="float" office:value="11124641" calcext:value-type="float">
            <text:p>11124641</text:p>
          </table:table-cell>
          <table:table-cell office:value-type="string" calcext:value-type="string">
            <text:p>sexist_in_co</text:p>
          </table:table-cell>
          <table:table-cell office:value-type="string" calcext:value-type="string">
            <text:p>А верить наслово теткам , которые утверждают , что подобные случаи были в махровых 90х и 200х ,это нормально?</text:p>
          </table:table-cell>
        </table:table-row>
        <table:table-row table:style-name="ro1">
          <table:table-cell office:value-type="float" office:value="11124580" calcext:value-type="float">
            <text:p>11124580</text:p>
          </table:table-cell>
          <table:table-cell office:value-type="float" office:value="11124653" calcext:value-type="float">
            <text:p>11124653</text:p>
          </table:table-cell>
          <table:table-cell office:value-type="string" calcext:value-type="string">
            <text:p>non_sexist</text:p>
          </table:table-cell>
          <table:table-cell office:value-type="string" calcext:value-type="string">
            <text:p>"Поверь, бизнес - это сплошная е**я"</text:p>
          </table:table-cell>
        </table:table-row>
        <table:table-row table:style-name="ro1">
          <table:table-cell office:value-type="float" office:value="11124580" calcext:value-type="float">
            <text:p>11124580</text:p>
          </table:table-cell>
          <table:table-cell office:value-type="float" office:value="11124668" calcext:value-type="float">
            <text:p>11124668</text:p>
          </table:table-cell>
          <table:table-cell office:value-type="string" calcext:value-type="string">
            <text:p>sexist</text:p>
          </table:table-cell>
          <table:table-cell office:value-type="string" calcext:value-type="string">
            <text:p>Если женщина не захочет, мужчина ничего не сделает. Всё</text:p>
          </table:table-cell>
        </table:table-row>
        <table:table-row table:style-name="ro2">
          <table:table-cell office:value-type="float" office:value="11124580" calcext:value-type="float">
            <text:p>11124580</text:p>
          </table:table-cell>
          <table:table-cell office:value-type="float" office:value="11124689" calcext:value-type="float">
            <text:p>11124689</text:p>
          </table:table-cell>
          <table:table-cell office:value-type="string" calcext:value-type="string">
            <text:p>sexist_in_co</text:p>
          </table:table-cell>
          <table:table-cell office:value-type="string" calcext:value-type="string">
            <text:p>Стартап: </text:p>
            <text:p/>
            <text:p>Долгосрочный тотализатор на тему "кто будет следующим"</text:p>
          </table:table-cell>
        </table:table-row>
        <table:table-row table:style-name="ro1">
          <table:table-cell office:value-type="float" office:value="11124580" calcext:value-type="float">
            <text:p>11124580</text:p>
          </table:table-cell>
          <table:table-cell office:value-type="float" office:value="11124704" calcext:value-type="float">
            <text:p>11124704</text:p>
          </table:table-cell>
          <table:table-cell office:value-type="string" calcext:value-type="string">
            <text:p>non_sexist</text:p>
          </table:table-cell>
          <table:table-cell office:value-type="string" calcext:value-type="string">
            <text:p>пургу несет и бабки получает отличная мотивация</text:p>
          </table:table-cell>
        </table:table-row>
        <table:table-row table:style-name="ro2">
          <table:table-cell office:value-type="float" office:value="11124580" calcext:value-type="float">
            <text:p>11124580</text:p>
          </table:table-cell>
          <table:table-cell office:value-type="float" office:value="11124717" calcext:value-type="float">
            <text:p>11124717</text:p>
          </table:table-cell>
          <table:table-cell office:value-type="string" calcext:value-type="string">
            <text:p>non_sexist</text:p>
          </table:table-cell>
          <table:table-cell office:value-type="string" calcext:value-type="string">
            <text:p>Лентач опять публикует высер из подконтрольных правительству СМИ.</text:p>
            <text:p/>
            <text:p>Я им в писал в сообщения что РБК купили, и новости там теперь ничем ее отличаются от РИА, РТ, Первого канала.</text:p>
          </table:table-cell>
        </table:table-row>
        <table:table-row table:style-name="ro1">
          <table:table-cell office:value-type="float" office:value="11124580" calcext:value-type="float">
            <text:p>11124580</text:p>
          </table:table-cell>
          <table:table-cell office:value-type="float" office:value="11124725" calcext:value-type="float">
            <text:p>11124725</text:p>
          </table:table-cell>
          <table:table-cell office:value-type="string" calcext:value-type="string">
            <text:p>non_sexist</text:p>
          </table:table-cell>
          <table:table-cell office:value-type="string" calcext:value-type="string">
            <text:p>Какая разница, если "Синергия" - это сборище шарлатанов, делающих бабло на наивных дурачках. Даже Артём Вильнусов тихо завидует)</text:p>
          </table:table-cell>
        </table:table-row>
        <table:table-row table:style-name="ro1">
          <table:table-cell office:value-type="float" office:value="11124580" calcext:value-type="float">
            <text:p>11124580</text:p>
          </table:table-cell>
          <table:table-cell office:value-type="float" office:value="11124748" calcext:value-type="float">
            <text:p>11124748</text:p>
          </table:table-cell>
          <table:table-cell office:value-type="string" calcext:value-type="string">
            <text:p>non_sexist</text:p>
          </table:table-cell>
          <table:table-cell office:value-type="string" calcext:value-type="string">
            <text:p>Наконец то женщины стали осознавать что надо давать отпор насильникам.</text:p>
          </table:table-cell>
        </table:table-row>
        <table:table-row table:style-name="ro1">
          <table:table-cell office:value-type="float" office:value="11124580" calcext:value-type="float">
            <text:p>11124580</text:p>
          </table:table-cell>
          <table:table-cell office:value-type="float" office:value="11124749" calcext:value-type="float">
            <text:p>11124749</text:p>
          </table:table-cell>
          <table:table-cell office:value-type="string" calcext:value-type="string">
            <text:p>non_sexist</text:p>
          </table:table-cell>
          <table:table-cell office:value-type="string" calcext:value-type="string">
            <text:p>"Успешного бизнесмена" - его успешный бизнес - разведение лохов на деньги, беря за возможность выслушать свою недоречь огромные лаве. Ничуть не удивительно, если человек, изучавший исскуство христианской проповеди и психологию для заработка на промывании мозгов, будет домогаться женщин или делать прочие нехорошие вещи.</text:p>
          </table:table-cell>
        </table:table-row>
        <table:table-row table:style-name="ro1">
          <table:table-cell office:value-type="float" office:value="11124580" calcext:value-type="float">
            <text:p>11124580</text:p>
          </table:table-cell>
          <table:table-cell office:value-type="float" office:value="11124774" calcext:value-type="float">
            <text:p>11124774</text:p>
          </table:table-cell>
          <table:table-cell office:value-type="string" calcext:value-type="string">
            <text:p>non_sexist</text:p>
          </table:table-cell>
          <table:table-cell office:value-type="string" calcext:value-type="string">
            <text:p>BuzzFeed, это, конечно же, самый авторитетный источник, и его ни разу не презирают нормальные люди, ненавидящие желтушные издания, нет. 🌚</text:p>
          </table:table-cell>
        </table:table-row>
        <table:table-row table:style-name="ro2">
          <table:table-cell office:value-type="float" office:value="11124580" calcext:value-type="float">
            <text:p>11124580</text:p>
          </table:table-cell>
          <table:table-cell office:value-type="float" office:value="11124780" calcext:value-type="float">
            <text:p>11124780</text:p>
          </table:table-cell>
          <table:table-cell office:value-type="string" calcext:value-type="string">
            <text:p>sexist</text:p>
          </table:table-cell>
          <table:table-cell office:value-type="string" calcext:value-type="string">
            <text:p>Ммм Buzzfeed и рассказы про домогательства)) </text:p>
            <text:p>Какая прелесть) </text:p>
            <text:p>Жаль, что движение Metoo уже настолько себя дискредитировало, что больше во все эти сплетни с «приставаниями» и «преследованиями», я лично уже не верю.</text:p>
          </table:table-cell>
        </table:table-row>
        <table:table-row table:style-name="ro3">
          <table:table-cell office:value-type="float" office:value="11124580" calcext:value-type="float">
            <text:p>11124580</text:p>
          </table:table-cell>
          <table:table-cell office:value-type="float" office:value="11124789" calcext:value-type="float">
            <text:p>11124789</text:p>
          </table:table-cell>
          <table:table-cell office:value-type="string" calcext:value-type="string">
            <text:p>non_sexist</text:p>
          </table:table-cell>
          <table:table-cell office:value-type="string" calcext:value-type="string">
            <text:p>опять Buzzfeed</text:p>
            <text:p>самый достоверный и объективный источник</text:p>
          </table:table-cell>
        </table:table-row>
        <table:table-row table:style-name="ro1">
          <table:table-cell office:value-type="float" office:value="11124580" calcext:value-type="float">
            <text:p>11124580</text:p>
          </table:table-cell>
          <table:table-cell office:value-type="float" office:value="11124880" calcext:value-type="float">
            <text:p>11124880</text:p>
          </table:table-cell>
          <table:table-cell office:value-type="string" calcext:value-type="string">
            <text:p>sexist</text:p>
          </table:table-cell>
          <table:table-cell office:value-type="string" calcext:value-type="string">
            <text:p>написано, как-будто домогательства это самое худшее что сделал этот шарлатан</text:p>
          </table:table-cell>
        </table:table-row>
        <table:table-row table:style-name="ro5">
          <table:table-cell office:value-type="float" office:value="11124580" calcext:value-type="float">
            <text:p>11124580</text:p>
          </table:table-cell>
          <table:table-cell office:value-type="float" office:value="11125031" calcext:value-type="float">
            <text:p>11125031</text:p>
          </table:table-cell>
          <table:table-cell office:value-type="string" calcext:value-type="string">
            <text:p>non_sexist</text:p>
          </table:table-cell>
          <table:table-cell office:value-type="string" calcext:value-type="string">
            <text:p>С песней по жизни, смотря на мир проще,</text:p>
            <text:p>Не забывая волю и честь…</text:p>
            <text:p>Делай, что хочешь с тем, что имеешь</text:p>
            <text:p>Там, где ты есть!</text:p>
          </table:table-cell>
        </table:table-row>
        <table:table-row table:style-name="ro3">
          <table:table-cell office:value-type="float" office:value="11124580" calcext:value-type="float">
            <text:p>11124580</text:p>
          </table:table-cell>
          <table:table-cell office:value-type="float" office:value="11125071" calcext:value-type="float">
            <text:p>11125071</text:p>
          </table:table-cell>
          <table:table-cell office:value-type="string" calcext:value-type="string">
            <text:p>non_sexist</text:p>
          </table:table-cell>
          <table:table-cell office:value-type="string" calcext:value-type="string">
            <text:p>Баззфид нынче является надёжным источником?</text:p>
            <text:p>По ходу, пора совершить судоку. Редачам, разумеется.</text:p>
          </table:table-cell>
        </table:table-row>
        <table:table-row table:style-name="ro1">
          <table:table-cell office:value-type="float" office:value="11124580" calcext:value-type="float">
            <text:p>11124580</text:p>
          </table:table-cell>
          <table:table-cell office:value-type="float" office:value="11125175" calcext:value-type="float">
            <text:p>11125175</text:p>
          </table:table-cell>
          <table:table-cell office:value-type="string" calcext:value-type="string">
            <text:p>non_sexist</text:p>
          </table:table-cell>
          <table:table-cell office:value-type="string" calcext:value-type="string">
            <text:p>Еее, инфобиз пацаны. Гуглим стоимость билетов на него в олимпийском, когда опоздав на полтора часа <text:s/>он нёс обычную мотивационную ахинею)</text:p>
          </table:table-cell>
        </table:table-row>
        <table:table-row table:style-name="ro1">
          <table:table-cell office:value-type="float" office:value="11124580" calcext:value-type="float">
            <text:p>11124580</text:p>
          </table:table-cell>
          <table:table-cell office:value-type="float" office:value="11125530" calcext:value-type="float">
            <text:p>11125530</text:p>
          </table:table-cell>
          <table:table-cell office:value-type="string" calcext:value-type="string">
            <text:p>non_sexist</text:p>
          </table:table-cell>
          <table:table-cell office:value-type="string" calcext:value-type="string">
            <text:p>Каждый раз, когда кто-то ссылается на базфид, умирает один котëнок. Астанавитес!</text:p>
          </table:table-cell>
        </table:table-row>
        <table:table-row table:style-name="ro1">
          <table:table-cell office:value-type="float" office:value="11124580" calcext:value-type="float">
            <text:p>11124580</text:p>
          </table:table-cell>
          <table:table-cell office:value-type="float" office:value="11125561" calcext:value-type="float">
            <text:p>11125561</text:p>
          </table:table-cell>
          <table:table-cell office:value-type="string" calcext:value-type="string">
            <text:p>sexist</text:p>
          </table:table-cell>
          <table:table-cell office:value-type="string" calcext:value-type="string">
            <text:p>Все мы появились на свет благодаря домогательствам.</text:p>
          </table:table-cell>
        </table:table-row>
        <table:table-row table:style-name="ro1">
          <table:table-cell office:value-type="float" office:value="11124580" calcext:value-type="float">
            <text:p>11124580</text:p>
          </table:table-cell>
          <table:table-cell office:value-type="float" office:value="11126056" calcext:value-type="float">
            <text:p>11126056</text:p>
          </table:table-cell>
          <table:table-cell office:value-type="string" calcext:value-type="string">
            <text:p>non_sexist</text:p>
          </table:table-cell>
          <table:table-cell office:value-type="string" calcext:value-type="string">
            <text:p>Да вы посмотрите на его лицо на нем же написано что он обь.вает людей😁</text:p>
          </table:table-cell>
        </table:table-row>
        <table:table-row table:style-name="ro1">
          <table:table-cell office:value-type="float" office:value="11124580" calcext:value-type="float">
            <text:p>11124580</text:p>
          </table:table-cell>
          <table:table-cell office:value-type="float" office:value="11126440" calcext:value-type="float">
            <text:p>11126440</text:p>
          </table:table-cell>
          <table:table-cell office:value-type="string" calcext:value-type="string">
            <text:p>non_sexist</text:p>
          </table:table-cell>
          <table:table-cell office:value-type="string" calcext:value-type="string">
            <text:p>Какой же он стремный.лошадиное рыло</text:p>
          </table:table-cell>
        </table:table-row>
        <table:table-row table:style-name="ro1">
          <table:table-cell office:value-type="float" office:value="11124580" calcext:value-type="float">
            <text:p>11124580</text:p>
          </table:table-cell>
          <table:table-cell office:value-type="float" office:value="11126641" calcext:value-type="float">
            <text:p>11126641</text:p>
          </table:table-cell>
          <table:table-cell office:value-type="string" calcext:value-type="string">
            <text:p>non_sexist</text:p>
          </table:table-cell>
          <table:table-cell office:value-type="string" calcext:value-type="string">
            <text:p>Я знал, что когда каждый день угашиваюсь с друзьями в лесу — это успех.</text:p>
          </table:table-cell>
        </table:table-row>
        <table:table-row table:style-name="ro1">
          <table:table-cell office:value-type="float" office:value="11124580" calcext:value-type="float">
            <text:p>11124580</text:p>
          </table:table-cell>
          <table:table-cell office:value-type="float" office:value="11127759" calcext:value-type="float">
            <text:p>11127759</text:p>
          </table:table-cell>
          <table:table-cell office:value-type="string" calcext:value-type="string">
            <text:p>non_sexist</text:p>
          </table:table-cell>
          <table:table-cell office:value-type="string" calcext:value-type="string">
            <text:p>Ставь лайк, если видел одну из серий сериала "Обмани меня", вышедшую много лет назад, с именно таким сюжетом 🤷🏻‍♂️</text:p>
          </table:table-cell>
        </table:table-row>
        <table:table-row table:style-name="ro1">
          <table:table-cell office:value-type="float" office:value="11124580" calcext:value-type="float">
            <text:p>11124580</text:p>
          </table:table-cell>
          <table:table-cell office:value-type="float" office:value="11128158" calcext:value-type="float">
            <text:p>11128158</text:p>
          </table:table-cell>
          <table:table-cell office:value-type="string" calcext:value-type="string">
            <text:p>non_sexist</text:p>
          </table:table-cell>
          <table:table-cell office:value-type="string" calcext:value-type="string">
            <text:p>От тюрьмы и суммы - не зарекайся!</text:p>
          </table:table-cell>
        </table:table-row>
        <table:table-row table:style-name="ro1">
          <table:table-cell office:value-type="float" office:value="11124580" calcext:value-type="float">
            <text:p>11124580</text:p>
          </table:table-cell>
          <table:table-cell office:value-type="float" office:value="11128836" calcext:value-type="float">
            <text:p>11128836</text:p>
          </table:table-cell>
          <table:table-cell office:value-type="string" calcext:value-type="string">
            <text:p>non_sexist</text:p>
          </table:table-cell>
          <table:table-cell office:value-type="string" calcext:value-type="string">
            <text:p>Бизнес-тренерство - дерьмо для ограниченных. Однако, стоит отметить, что бизнес-тренеры - гениальнейшие люди, которые стригут бабло за болтовню, о которой итак все знают.</text:p>
          </table:table-cell>
        </table:table-row>
        <table:table-row table:style-name="ro1">
          <table:table-cell office:value-type="float" office:value="11124580" calcext:value-type="float">
            <text:p>11124580</text:p>
          </table:table-cell>
          <table:table-cell office:value-type="float" office:value="11141280" calcext:value-type="float">
            <text:p>11141280</text:p>
          </table:table-cell>
          <table:table-cell office:value-type="string" calcext:value-type="string">
            <text:p>non_sexist</text:p>
          </table:table-cell>
          <table:table-cell office:value-type="string" calcext:value-type="string">
            <text:p>Сильно сказано👍👏три четыре пять</text:p>
          </table:table-cell>
        </table:table-row>
        <table:table-row table:style-name="ro1">
          <table:table-cell office:value-type="float" office:value="10975430" calcext:value-type="float">
            <text:p>10975430</text:p>
          </table:table-cell>
          <table:table-cell office:value-type="float" office:value="10975445" calcext:value-type="float">
            <text:p>10975445</text:p>
          </table:table-cell>
          <table:table-cell office:value-type="string" calcext:value-type="string">
            <text:p>non_sexist</text:p>
          </table:table-cell>
          <table:table-cell office:value-type="string" calcext:value-type="string">
            <text:p>Оппа,скоро мстителей посмотрим в 144р</text:p>
          </table:table-cell>
        </table:table-row>
        <table:table-row table:style-name="ro1">
          <table:table-cell office:value-type="float" office:value="10975430" calcext:value-type="float">
            <text:p>10975430</text:p>
          </table:table-cell>
          <table:table-cell office:value-type="float" office:value="10975446" calcext:value-type="float">
            <text:p>10975446</text:p>
          </table:table-cell>
          <table:table-cell office:value-type="string" calcext:value-type="string">
            <text:p>non_sexist</text:p>
          </table:table-cell>
          <table:table-cell office:value-type="string" calcext:value-type="string">
            <text:p>А могут ли жители ДНР и ЛНР плотить нологе ?</text:p>
          </table:table-cell>
        </table:table-row>
        <table:table-row table:style-name="ro1">
          <table:table-cell office:value-type="float" office:value="10975430" calcext:value-type="float">
            <text:p>10975430</text:p>
          </table:table-cell>
          <table:table-cell office:value-type="float" office:value="10975447" calcext:value-type="float">
            <text:p>10975447</text:p>
          </table:table-cell>
          <table:table-cell office:value-type="string" calcext:value-type="string">
            <text:p>non_sexist</text:p>
          </table:table-cell>
          <table:table-cell office:value-type="string" calcext:value-type="string">
            <text:p>Путен троллет просто четыре пять</text:p>
          </table:table-cell>
        </table:table-row>
        <table:table-row table:style-name="ro1">
          <table:table-cell office:value-type="float" office:value="10975430" calcext:value-type="float">
            <text:p>10975430</text:p>
          </table:table-cell>
          <table:table-cell office:value-type="float" office:value="10975448" calcext:value-type="float">
            <text:p>10975448</text:p>
          </table:table-cell>
          <table:table-cell office:value-type="string" calcext:value-type="string">
            <text:p>non_sexist</text:p>
          </table:table-cell>
          <table:table-cell office:value-type="string" calcext:value-type="string">
            <text:p>Путин собрал комбо из осуждёний президентов в одной стране?</text:p>
          </table:table-cell>
        </table:table-row>
        <table:table-row table:style-name="ro1">
          <table:table-cell office:value-type="float" office:value="10975430" calcext:value-type="float">
            <text:p>10975430</text:p>
          </table:table-cell>
          <table:table-cell office:value-type="float" office:value="10975454" calcext:value-type="float">
            <text:p>10975454</text:p>
          </table:table-cell>
          <table:table-cell office:value-type="string" calcext:value-type="string">
            <text:p>non_sexist</text:p>
          </table:table-cell>
          <table:table-cell office:value-type="string" calcext:value-type="string">
            <text:p>ляяяя... пиратка экранки на торентах новость которую мы заслужили в 2019</text:p>
          </table:table-cell>
        </table:table-row>
        <table:table-row table:style-name="ro1">
          <table:table-cell office:value-type="float" office:value="10975430" calcext:value-type="float">
            <text:p>10975430</text:p>
          </table:table-cell>
          <table:table-cell office:value-type="float" office:value="10975470" calcext:value-type="float">
            <text:p>10975470</text:p>
          </table:table-cell>
          <table:table-cell office:value-type="string" calcext:value-type="string">
            <text:p>non_sexist</text:p>
          </table:table-cell>
          <table:table-cell office:value-type="string" calcext:value-type="string">
            <text:p>То чувство когда во внешней политике всё понятно ещё до начала срока😅</text:p>
          </table:table-cell>
        </table:table-row>
        <table:table-row table:style-name="ro1">
          <table:table-cell office:value-type="float" office:value="10975430" calcext:value-type="float">
            <text:p>10975430</text:p>
          </table:table-cell>
          <table:table-cell office:value-type="float" office:value="10975487" calcext:value-type="float">
            <text:p>10975487</text:p>
          </table:table-cell>
          <table:table-cell office:value-type="string" calcext:value-type="string">
            <text:p>non_sexist</text:p>
          </table:table-cell>
          <table:table-cell office:value-type="string" calcext:value-type="string">
            <text:p>Упрощённую выдачу венгерских паспортов тоже осуждали</text:p>
          </table:table-cell>
        </table:table-row>
        <table:table-row table:style-name="ro1">
          <table:table-cell office:value-type="float" office:value="10975430" calcext:value-type="float">
            <text:p>10975430</text:p>
          </table:table-cell>
          <table:table-cell office:value-type="float" office:value="10975490" calcext:value-type="float">
            <text:p>10975490</text:p>
          </table:table-cell>
          <table:table-cell office:value-type="string" calcext:value-type="string">
            <text:p>non_sexist</text:p>
          </table:table-cell>
          <table:table-cell office:value-type="string" calcext:value-type="string">
            <text:p>А кто такой Зеленский? Чот где-то слышал, так мельком.</text:p>
          </table:table-cell>
        </table:table-row>
        <table:table-row table:style-name="ro1">
          <table:table-cell office:value-type="float" office:value="10975430" calcext:value-type="float">
            <text:p>10975430</text:p>
          </table:table-cell>
          <table:table-cell office:value-type="float" office:value="10975494" calcext:value-type="float">
            <text:p>10975494</text:p>
          </table:table-cell>
          <table:table-cell office:value-type="string" calcext:value-type="string">
            <text:p>non_sexist</text:p>
          </table:table-cell>
          <table:table-cell office:value-type="string" calcext:value-type="string">
            <text:p>Опять наши дороги виноваты, когда их наконец-то доделают, правильно никогда, скоро все будут на внедорожниках ездить и кроссовых мотоциклах и квадрациклах, а если тормознут ДПС мы скажем нам пофиг ведь дороги херовые!</text:p>
          </table:table-cell>
        </table:table-row>
        <table:table-row table:style-name="ro1">
          <table:table-cell office:value-type="float" office:value="10975430" calcext:value-type="float">
            <text:p>10975430</text:p>
          </table:table-cell>
          <table:table-cell office:value-type="float" office:value="10975513" calcext:value-type="float">
            <text:p>10975513</text:p>
          </table:table-cell>
          <table:table-cell office:value-type="string" calcext:value-type="string">
            <text:p>non_sexist</text:p>
          </table:table-cell>
          <table:table-cell office:value-type="string" calcext:value-type="string">
            <text:p>Чуваки и без упрощения выходцам из СССР легко получтиь гражданство</text:p>
          </table:table-cell>
        </table:table-row>
        <table:table-row table:style-name="ro1">
          <table:table-cell office:value-type="float" office:value="10975430" calcext:value-type="float">
            <text:p>10975430</text:p>
          </table:table-cell>
          <table:table-cell office:value-type="float" office:value="10975516" calcext:value-type="float">
            <text:p>10975516</text:p>
          </table:table-cell>
          <table:table-cell office:value-type="string" calcext:value-type="string">
            <text:p>non_sexist</text:p>
          </table:table-cell>
          <table:table-cell office:value-type="string" calcext:value-type="string">
            <text:p>Я всегда предполагал что это - очередная придворная педофильня. И вот подтверждение.</text:p>
          </table:table-cell>
        </table:table-row>
        <table:table-row table:style-name="ro1">
          <table:table-cell office:value-type="float" office:value="10975430" calcext:value-type="float">
            <text:p>10975430</text:p>
          </table:table-cell>
          <table:table-cell office:value-type="float" office:value="10975543" calcext:value-type="float">
            <text:p>10975543</text:p>
          </table:table-cell>
          <table:table-cell office:value-type="string" calcext:value-type="string">
            <text:p>non_sexist</text:p>
          </table:table-cell>
          <table:table-cell office:value-type="string" calcext:value-type="string">
            <text:p>А нормальные спойлеры со скринами будут?</text:p>
          </table:table-cell>
        </table:table-row>
        <table:table-row table:style-name="ro2">
          <table:table-cell office:value-type="float" office:value="10975430" calcext:value-type="float">
            <text:p>10975430</text:p>
          </table:table-cell>
          <table:table-cell office:value-type="float" office:value="10975555" calcext:value-type="float">
            <text:p>10975555</text:p>
          </table:table-cell>
          <table:table-cell office:value-type="string" calcext:value-type="string">
            <text:p>non_sexist</text:p>
          </table:table-cell>
          <table:table-cell office:value-type="string" calcext:value-type="string">
            <text:p>ВВП поистине сказочный [молодец]</text:p>
            <text:p>Даже сумел сплотить против себя двух противоборствующих людей </text:p>
            <text:p>Вот он — мир, что нам несут!</text:p>
          </table:table-cell>
        </table:table-row>
        <table:table-row table:style-name="ro1">
          <table:table-cell office:value-type="float" office:value="10975430" calcext:value-type="float">
            <text:p>10975430</text:p>
          </table:table-cell>
          <table:table-cell office:value-type="float" office:value="10975557" calcext:value-type="float">
            <text:p>10975557</text:p>
          </table:table-cell>
          <table:table-cell office:value-type="string" calcext:value-type="string">
            <text:p>non_sexist</text:p>
          </table:table-cell>
          <table:table-cell office:value-type="string" calcext:value-type="string">
            <text:p>Такое ощущение, что у России челлендж - получить как можно больше санкций</text:p>
          </table:table-cell>
        </table:table-row>
        <table:table-row table:style-name="ro1">
          <table:table-cell office:value-type="float" office:value="10975430" calcext:value-type="float">
            <text:p>10975430</text:p>
          </table:table-cell>
          <table:table-cell office:value-type="float" office:value="10975559" calcext:value-type="float">
            <text:p>10975559</text:p>
          </table:table-cell>
          <table:table-cell office:value-type="string" calcext:value-type="string">
            <text:p>non_sexist</text:p>
          </table:table-cell>
          <table:table-cell office:value-type="string" calcext:value-type="string">
            <text:p>Ппц а не качество, на нокию 3310 сняли походу. Ещё и озвучки пока что нету</text:p>
          </table:table-cell>
        </table:table-row>
        <table:table-row table:style-name="ro1">
          <table:table-cell office:value-type="float" office:value="10975430" calcext:value-type="float">
            <text:p>10975430</text:p>
          </table:table-cell>
          <table:table-cell office:value-type="float" office:value="10975566" calcext:value-type="float">
            <text:p>10975566</text:p>
          </table:table-cell>
          <table:table-cell office:value-type="string" calcext:value-type="string">
            <text:p>non_sexist</text:p>
          </table:table-cell>
          <table:table-cell office:value-type="string" calcext:value-type="string">
            <text:p>Тупа спойлерный въетнам эти 5 дней</text:p>
          </table:table-cell>
        </table:table-row>
        <table:table-row table:style-name="ro1">
          <table:table-cell office:value-type="float" office:value="10975430" calcext:value-type="float">
            <text:p>10975430</text:p>
          </table:table-cell>
          <table:table-cell office:value-type="float" office:value="10975571" calcext:value-type="float">
            <text:p>10975571</text:p>
          </table:table-cell>
          <table:table-cell office:value-type="string" calcext:value-type="string">
            <text:p>non_sexist</text:p>
          </table:table-cell>
          <table:table-cell office:value-type="string" calcext:value-type="string">
            <text:p>О правах человека заговорил Путин, смех, да и только)</text:p>
          </table:table-cell>
        </table:table-row>
        <table:table-row table:style-name="ro1">
          <table:table-cell office:value-type="float" office:value="10975430" calcext:value-type="float">
            <text:p>10975430</text:p>
          </table:table-cell>
          <table:table-cell office:value-type="float" office:value="10975687" calcext:value-type="float">
            <text:p>10975687</text:p>
          </table:table-cell>
          <table:table-cell office:value-type="string" calcext:value-type="string">
            <text:p>non_sexist</text:p>
          </table:table-cell>
          <table:table-cell office:value-type="string" calcext:value-type="string">
            <text:p>Я тоже осуждаю указ Путина об упрощенной выдаче российского гражданства.</text:p>
          </table:table-cell>
        </table:table-row>
        <table:table-row table:style-name="ro1">
          <table:table-cell office:value-type="float" office:value="10975430" calcext:value-type="float">
            <text:p>10975430</text:p>
          </table:table-cell>
          <table:table-cell office:value-type="float" office:value="10975700" calcext:value-type="float">
            <text:p>10975700</text:p>
          </table:table-cell>
          <table:table-cell office:value-type="string" calcext:value-type="string">
            <text:p>non_sexist</text:p>
          </table:table-cell>
          <table:table-cell office:value-type="string" calcext:value-type="string">
            <text:p>Ну так это правда на счёт Донбасса</text:p>
          </table:table-cell>
        </table:table-row>
        <table:table-row table:style-name="ro1">
          <table:table-cell office:value-type="float" office:value="10975430" calcext:value-type="float">
            <text:p>10975430</text:p>
          </table:table-cell>
          <table:table-cell office:value-type="float" office:value="10975707" calcext:value-type="float">
            <text:p>10975707</text:p>
          </table:table-cell>
          <table:table-cell office:value-type="string" calcext:value-type="string">
            <text:p>non_sexist</text:p>
          </table:table-cell>
          <table:table-cell office:value-type="string" calcext:value-type="string">
            <text:p>Мстителей на китайском я еще не смотрел.</text:p>
          </table:table-cell>
        </table:table-row>
        <table:table-row table:style-name="ro1">
          <table:table-cell office:value-type="float" office:value="10975430" calcext:value-type="float">
            <text:p>10975430</text:p>
          </table:table-cell>
          <table:table-cell office:value-type="float" office:value="10975750" calcext:value-type="float">
            <text:p>10975750</text:p>
          </table:table-cell>
          <table:table-cell office:value-type="string" calcext:value-type="string">
            <text:p>non_sexist</text:p>
          </table:table-cell>
          <table:table-cell office:value-type="string" calcext:value-type="string">
            <text:p>Интересно, сколько бабла завёз епик фейл стор, за свою рекламу в фильме?</text:p>
          </table:table-cell>
        </table:table-row>
        <table:table-row table:style-name="ro1">
          <table:table-cell office:value-type="float" office:value="10975430" calcext:value-type="float">
            <text:p>10975430</text:p>
          </table:table-cell>
          <table:table-cell office:value-type="float" office:value="10975795" calcext:value-type="float">
            <text:p>10975795</text:p>
          </table:table-cell>
          <table:table-cell office:value-type="string" calcext:value-type="string">
            <text:p>non_sexist</text:p>
          </table:table-cell>
          <table:table-cell office:value-type="string" calcext:value-type="string">
            <text:p>Я вот только не пойму, они получат гражданство, И? Продолжат жить в днр и лнр? А в графе прописка что будет? Не может же там быть указан иностранный адрес?</text:p>
          </table:table-cell>
        </table:table-row>
        <table:table-row table:style-name="ro1">
          <table:table-cell office:value-type="float" office:value="10975430" calcext:value-type="float">
            <text:p>10975430</text:p>
          </table:table-cell>
          <table:table-cell office:value-type="float" office:value="10975797" calcext:value-type="float">
            <text:p>10975797</text:p>
          </table:table-cell>
          <table:table-cell office:value-type="string" calcext:value-type="string">
            <text:p>non_sexist</text:p>
          </table:table-cell>
          <table:table-cell office:value-type="string" calcext:value-type="string">
            <text:p>Порошенко и Зеленский осудили главу магаданской «Юнармии» в финале «Мстителей»</text:p>
          </table:table-cell>
        </table:table-row>
        <table:table-row table:style-name="ro1">
          <table:table-cell office:value-type="float" office:value="10975430" calcext:value-type="float">
            <text:p>10975430</text:p>
          </table:table-cell>
          <table:table-cell office:value-type="float" office:value="10975859" calcext:value-type="float">
            <text:p>10975859</text:p>
          </table:table-cell>
          <table:table-cell office:value-type="string" calcext:value-type="string">
            <text:p>non_sexist</text:p>
          </table:table-cell>
          <table:table-cell office:value-type="string" calcext:value-type="string">
            <text:p>Ха-ха, <text:s/>у марвело др..черов пукан сгорит от спойлеров</text:p>
          </table:table-cell>
        </table:table-row>
        <table:table-row table:style-name="ro1">
          <table:table-cell office:value-type="float" office:value="10975430" calcext:value-type="float">
            <text:p>10975430</text:p>
          </table:table-cell>
          <table:table-cell office:value-type="float" office:value="10975881" calcext:value-type="float">
            <text:p>10975881</text:p>
          </table:table-cell>
          <table:table-cell office:value-type="string" calcext:value-type="string">
            <text:p>non_sexist</text:p>
          </table:table-cell>
          <table:table-cell office:value-type="string" calcext:value-type="string">
            <text:p>Все правильно сказали четыре два.</text:p>
          </table:table-cell>
        </table:table-row>
        <table:table-row table:style-name="ro1">
          <table:table-cell office:value-type="float" office:value="10975430" calcext:value-type="float">
            <text:p>10975430</text:p>
          </table:table-cell>
          <table:table-cell office:value-type="float" office:value="10975910" calcext:value-type="float">
            <text:p>10975910</text:p>
          </table:table-cell>
          <table:table-cell office:value-type="string" calcext:value-type="string">
            <text:p>non_sexist</text:p>
          </table:table-cell>
          <table:table-cell office:value-type="string" calcext:value-type="string">
            <text:p>Путин подлил масла в огонь Украине</text:p>
          </table:table-cell>
        </table:table-row>
        <table:table-row table:style-name="ro1">
          <table:table-cell office:value-type="float" office:value="10975430" calcext:value-type="float">
            <text:p>10975430</text:p>
          </table:table-cell>
          <table:table-cell office:value-type="float" office:value="10975923" calcext:value-type="float">
            <text:p>10975923</text:p>
          </table:table-cell>
          <table:table-cell office:value-type="string" calcext:value-type="string">
            <text:p>non_sexist</text:p>
          </table:table-cell>
          <table:table-cell office:value-type="string" calcext:value-type="string">
            <text:p>Стопэ. Я собирался выйти из интернета только со дня премьеры. Уже пора что ли?</text:p>
          </table:table-cell>
        </table:table-row>
        <table:table-row table:style-name="ro1">
          <table:table-cell office:value-type="float" office:value="10975430" calcext:value-type="float">
            <text:p>10975430</text:p>
          </table:table-cell>
          <table:table-cell office:value-type="float" office:value="10976061" calcext:value-type="float">
            <text:p>10976061</text:p>
          </table:table-cell>
          <table:table-cell office:value-type="string" calcext:value-type="string">
            <text:p>non_sexist</text:p>
          </table:table-cell>
          <table:table-cell office:value-type="string" calcext:value-type="string">
            <text:p>Если ад есть то все кто сполерит мстителей будут там.</text:p>
          </table:table-cell>
        </table:table-row>
        <table:table-row table:style-name="ro1">
          <table:table-cell office:value-type="float" office:value="10975430" calcext:value-type="float">
            <text:p>10975430</text:p>
          </table:table-cell>
          <table:table-cell office:value-type="float" office:value="10976076" calcext:value-type="float">
            <text:p>10976076</text:p>
          </table:table-cell>
          <table:table-cell office:value-type="string" calcext:value-type="string">
            <text:p>non_sexist</text:p>
          </table:table-cell>
          <table:table-cell office:value-type="string" calcext:value-type="string">
            <text:p>Давайте им еще ипотеку под 2% оформим , лготы всевозможные. Кому б еще жизнь облегчить вместо росиянцев?🤔</text:p>
          </table:table-cell>
        </table:table-row>
        <table:table-row table:style-name="ro1">
          <table:table-cell office:value-type="float" office:value="10975430" calcext:value-type="float">
            <text:p>10975430</text:p>
          </table:table-cell>
          <table:table-cell office:value-type="float" office:value="10976116" calcext:value-type="float">
            <text:p>10976116</text:p>
          </table:table-cell>
          <table:table-cell office:value-type="string" calcext:value-type="string">
            <text:p>non_sexist</text:p>
          </table:table-cell>
          <table:table-cell office:value-type="string" calcext:value-type="string">
            <text:p>Владимиру Владимировичу походу скучно или делать больше нечего😏</text:p>
          </table:table-cell>
        </table:table-row>
        <table:table-row table:style-name="ro3">
          <table:table-cell office:value-type="float" office:value="10975430" calcext:value-type="float">
            <text:p>10975430</text:p>
          </table:table-cell>
          <table:table-cell office:value-type="float" office:value="10976333" calcext:value-type="float">
            <text:p>10976333</text:p>
          </table:table-cell>
          <table:table-cell office:value-type="string" calcext:value-type="string">
            <text:p>non_sexist</text:p>
          </table:table-cell>
          <table:table-cell office:value-type="string" calcext:value-type="string">
            <text:p>Путин не только спас от самороспуска НАТО, но и сумел объединить двух непримиримых оппонентов, Зеленского и Порошенко.</text:p>
            <text:p>Какой же он волшебник #сказочный !</text:p>
          </table:table-cell>
        </table:table-row>
        <table:table-row table:style-name="ro1">
          <table:table-cell office:value-type="float" office:value="10975430" calcext:value-type="float">
            <text:p>10975430</text:p>
          </table:table-cell>
          <table:table-cell office:value-type="float" office:value="10976380" calcext:value-type="float">
            <text:p>10976380</text:p>
          </table:table-cell>
          <table:table-cell office:value-type="string" calcext:value-type="string">
            <text:p>non_sexist</text:p>
          </table:table-cell>
          <table:table-cell office:value-type="string" calcext:value-type="string">
            <text:p>Ы, юнармия для педофилов🤣 сцук это было очевидно</text:p>
          </table:table-cell>
        </table:table-row>
        <table:table-row table:style-name="ro1">
          <table:table-cell office:value-type="float" office:value="10975430" calcext:value-type="float">
            <text:p>10975430</text:p>
          </table:table-cell>
          <table:table-cell office:value-type="float" office:value="10976506" calcext:value-type="float">
            <text:p>10976506</text:p>
          </table:table-cell>
          <table:table-cell office:value-type="string" calcext:value-type="string">
            <text:p>non_sexist</text:p>
          </table:table-cell>
          <table:table-cell office:value-type="string" calcext:value-type="string">
            <text:p>вернулся с мстителей как раз. отвратительный фильм. лучше экранку скачать</text:p>
          </table:table-cell>
        </table:table-row>
        <table:table-row table:style-name="ro1">
          <table:table-cell office:value-type="float" office:value="10975430" calcext:value-type="float">
            <text:p>10975430</text:p>
          </table:table-cell>
          <table:table-cell office:value-type="float" office:value="10976579" calcext:value-type="float">
            <text:p>10976579</text:p>
          </table:table-cell>
          <table:table-cell office:value-type="string" calcext:value-type="string">
            <text:p>non_sexist</text:p>
          </table:table-cell>
          <table:table-cell office:value-type="string" calcext:value-type="string">
            <text:p>фон для переговорим с Украиной пипец создали , поспорта ДНР ЛНР , эмбарго , какой интересно можно при этом получить результат</text:p>
          </table:table-cell>
        </table:table-row>
        <table:table-row table:style-name="ro1">
          <table:table-cell office:value-type="float" office:value="10975430" calcext:value-type="float">
            <text:p>10975430</text:p>
          </table:table-cell>
          <table:table-cell office:value-type="float" office:value="10976663" calcext:value-type="float">
            <text:p>10976663</text:p>
          </table:table-cell>
          <table:table-cell office:value-type="string" calcext:value-type="string">
            <text:p>non_sexist</text:p>
          </table:table-cell>
          <table:table-cell office:value-type="string" calcext:value-type="string">
            <text:p>Америка, упростите выдачу на кубани.просю</text:p>
          </table:table-cell>
        </table:table-row>
        <table:table-row table:style-name="ro1">
          <table:table-cell office:value-type="float" office:value="10975430" calcext:value-type="float">
            <text:p>10975430</text:p>
          </table:table-cell>
          <table:table-cell office:value-type="float" office:value="10976739" calcext:value-type="float">
            <text:p>10976739</text:p>
          </table:table-cell>
          <table:table-cell office:value-type="string" calcext:value-type="string">
            <text:p>non_sexist</text:p>
          </table:table-cell>
          <table:table-cell office:value-type="string" calcext:value-type="string">
            <text:p>есть и более смотрибельная турецкая🌚</text:p>
          </table:table-cell>
        </table:table-row>
        <table:table-row table:style-name="ro1">
          <table:table-cell office:value-type="float" office:value="10975430" calcext:value-type="float">
            <text:p>10975430</text:p>
          </table:table-cell>
          <table:table-cell office:value-type="float" office:value="10976865" calcext:value-type="float">
            <text:p>10976865</text:p>
          </table:table-cell>
          <table:table-cell office:value-type="string" calcext:value-type="string">
            <text:p>non_sexist</text:p>
          </table:table-cell>
          <table:table-cell office:value-type="string" calcext:value-type="string">
            <text:p>Финал мстителей) А что,есть такие додики для которых финал не очевиден?</text:p>
          </table:table-cell>
        </table:table-row>
        <table:table-row table:style-name="ro1">
          <table:table-cell office:value-type="float" office:value="10975430" calcext:value-type="float">
            <text:p>10975430</text:p>
          </table:table-cell>
          <table:table-cell office:value-type="float" office:value="10976931" calcext:value-type="float">
            <text:p>10976931</text:p>
          </table:table-cell>
          <table:table-cell office:value-type="string" calcext:value-type="string">
            <text:p>non_sexist</text:p>
          </table:table-cell>
          <table:table-cell office:value-type="string" calcext:value-type="string">
            <text:p>Воды налито много, а где запись?</text:p>
          </table:table-cell>
        </table:table-row>
        <table:table-row table:style-name="ro3">
          <table:table-cell office:value-type="float" office:value="10975430" calcext:value-type="float">
            <text:p>10975430</text:p>
          </table:table-cell>
          <table:table-cell office:value-type="float" office:value="10977049" calcext:value-type="float">
            <text:p>10977049</text:p>
          </table:table-cell>
          <table:table-cell office:value-type="string" calcext:value-type="string">
            <text:p>non_sexist</text:p>
          </table:table-cell>
          <table:table-cell office:value-type="string" calcext:value-type="string">
            <text:p>Ору, конечно, с Путина. Только появился новый президент, который возможно хочет наладить отношения, надо подосрать, чтобы все испортить.</text:p>
            <text:p>В чем прикол-то?</text:p>
          </table:table-cell>
        </table:table-row>
        <table:table-row table:style-name="ro1">
          <table:table-cell office:value-type="float" office:value="10975430" calcext:value-type="float">
            <text:p>10975430</text:p>
          </table:table-cell>
          <table:table-cell office:value-type="float" office:value="10978200" calcext:value-type="float">
            <text:p>10978200</text:p>
          </table:table-cell>
          <table:table-cell office:value-type="string" calcext:value-type="string">
            <text:p>non_sexist</text:p>
          </table:table-cell>
          <table:table-cell office:value-type="string" calcext:value-type="string">
            <text:p>Зеленский ты должен был бороться со злом, хотя да все верно</text:p>
          </table:table-cell>
        </table:table-row>
        <table:table-row table:style-name="ro1">
          <table:table-cell office:value-type="float" office:value="10975430" calcext:value-type="float">
            <text:p>10975430</text:p>
          </table:table-cell>
          <table:table-cell office:value-type="float" office:value="10978936" calcext:value-type="float">
            <text:p>10978936</text:p>
          </table:table-cell>
          <table:table-cell office:value-type="string" calcext:value-type="string">
            <text:p>non_sexist</text:p>
          </table:table-cell>
          <table:table-cell office:value-type="string" calcext:value-type="string">
            <text:p>А закон об унижении народа нет ? Надо в вести против больших начальников</text:p>
          </table:table-cell>
        </table:table-row>
        <table:table-row table:style-name="ro3">
          <table:table-cell office:value-type="float" office:value="10975430" calcext:value-type="float">
            <text:p>10975430</text:p>
          </table:table-cell>
          <table:table-cell office:value-type="float" office:value="10990179" calcext:value-type="float">
            <text:p>10990179</text:p>
          </table:table-cell>
          <table:table-cell office:value-type="string" calcext:value-type="string">
            <text:p>non_sexist</text:p>
          </table:table-cell>
          <table:table-cell office:value-type="string" calcext:value-type="string">
            <text:p>Пророк Владимир. </text:p>
            <text:p>Пересмотрел призыв на дебаты и чуть-чуть охренел, думал жаба!</text:p>
          </table:table-cell>
        </table:table-row>
        <table:table-row table:style-name="ro1">
          <table:table-cell office:value-type="float" office:value="10975430" calcext:value-type="float">
            <text:p>10975430</text:p>
          </table:table-cell>
          <table:table-cell office:value-type="float" office:value="10994000" calcext:value-type="float">
            <text:p>10994000</text:p>
          </table:table-cell>
          <table:table-cell office:value-type="string" calcext:value-type="string">
            <text:p>non_sexist</text:p>
          </table:table-cell>
          <table:table-cell office:value-type="string" calcext:value-type="string">
            <text:p>А чё вы хотели? Туда одни обмудки идут</text:p>
          </table:table-cell>
        </table:table-row>
        <table:table-row table:style-name="ro1">
          <table:table-cell office:value-type="float" office:value="10725164" calcext:value-type="float">
            <text:p>10725164</text:p>
          </table:table-cell>
          <table:table-cell office:value-type="float" office:value="10725172" calcext:value-type="float">
            <text:p>10725172</text:p>
          </table:table-cell>
          <table:table-cell office:value-type="string" calcext:value-type="string">
            <text:p>non_sexist</text:p>
          </table:table-cell>
          <table:table-cell office:value-type="string" calcext:value-type="string">
            <text:p>Щас ещё подвезём лям регистраций для телеги, лентачи - вперёд!</text:p>
          </table:table-cell>
        </table:table-row>
        <table:table-row table:style-name="ro1">
          <table:table-cell office:value-type="float" office:value="10725164" calcext:value-type="float">
            <text:p>10725164</text:p>
          </table:table-cell>
          <table:table-cell office:value-type="float" office:value="10725177" calcext:value-type="float">
            <text:p>10725177</text:p>
          </table:table-cell>
          <table:table-cell office:value-type="string" calcext:value-type="string">
            <text:p>non_sexist</text:p>
          </table:table-cell>
          <table:table-cell office:value-type="string" calcext:value-type="string">
            <text:p>За коллаж - штраф... Пробито очередное дно (</text:p>
          </table:table-cell>
        </table:table-row>
        <table:table-row table:style-name="ro1">
          <table:table-cell office:value-type="float" office:value="10725164" calcext:value-type="float">
            <text:p>10725164</text:p>
          </table:table-cell>
          <table:table-cell office:value-type="float" office:value="10725179" calcext:value-type="float">
            <text:p>10725179</text:p>
          </table:table-cell>
          <table:table-cell office:value-type="string" calcext:value-type="string">
            <text:p>non_sexist</text:p>
          </table:table-cell>
          <table:table-cell office:value-type="string" calcext:value-type="string">
            <text:p>[id59628|*max] 8 три четыре пять</text:p>
          </table:table-cell>
        </table:table-row>
        <table:table-row table:style-name="ro1">
          <table:table-cell office:value-type="float" office:value="10725164" calcext:value-type="float">
            <text:p>10725164</text:p>
          </table:table-cell>
          <table:table-cell office:value-type="float" office:value="10725183" calcext:value-type="float">
            <text:p>10725183</text:p>
          </table:table-cell>
          <table:table-cell office:value-type="string" calcext:value-type="string">
            <text:p>non_sexist</text:p>
          </table:table-cell>
          <table:table-cell office:value-type="string" calcext:value-type="string">
            <text:p>Зато преступники, которые облили Навального зелёнкой, причем несколько раз и сдеанонные, до сих пор гуляют на свободе. И правильно делают. Они должны показать какая в России правоохранительная система, чтобы мотивировать её жителей сваливать подальше из России.</text:p>
          </table:table-cell>
        </table:table-row>
        <table:table-row table:style-name="ro1">
          <table:table-cell office:value-type="float" office:value="10725164" calcext:value-type="float">
            <text:p>10725164</text:p>
          </table:table-cell>
          <table:table-cell office:value-type="float" office:value="10725186" calcext:value-type="float">
            <text:p>10725186</text:p>
          </table:table-cell>
          <table:table-cell office:value-type="string" calcext:value-type="string">
            <text:p>non_sexist</text:p>
          </table:table-cell>
          <table:table-cell office:value-type="string" calcext:value-type="string">
            <text:p>Так вот кто вчера устроил всемирный сбой инсты😄</text:p>
          </table:table-cell>
        </table:table-row>
        <table:table-row table:style-name="ro1">
          <table:table-cell office:value-type="float" office:value="10725164" calcext:value-type="float">
            <text:p>10725164</text:p>
          </table:table-cell>
          <table:table-cell office:value-type="float" office:value="10725187" calcext:value-type="float">
            <text:p>10725187</text:p>
          </table:table-cell>
          <table:table-cell office:value-type="string" calcext:value-type="string">
            <text:p>non_sexist</text:p>
          </table:table-cell>
          <table:table-cell office:value-type="string" calcext:value-type="string">
            <text:p>надо ещё штрафовать, если на фото с памятником "горизонт завален"! надругательство же!</text:p>
          </table:table-cell>
        </table:table-row>
        <table:table-row table:style-name="ro3">
          <table:table-cell office:value-type="float" office:value="10725164" calcext:value-type="float">
            <text:p>10725164</text:p>
          </table:table-cell>
          <table:table-cell office:value-type="float" office:value="10725196" calcext:value-type="float">
            <text:p>10725196</text:p>
          </table:table-cell>
          <table:table-cell office:value-type="string" calcext:value-type="string">
            <text:p>non_sexist</text:p>
          </table:table-cell>
          <table:table-cell office:value-type="string" calcext:value-type="string">
            <text:p>Рофляночка в том что изображение с зелёнкой было слеплено в фотошопе</text:p>
            <text:p>🤷</text:p>
          </table:table-cell>
        </table:table-row>
        <table:table-row table:style-name="ro1">
          <table:table-cell office:value-type="float" office:value="10725164" calcext:value-type="float">
            <text:p>10725164</text:p>
          </table:table-cell>
          <table:table-cell office:value-type="float" office:value="10725206" calcext:value-type="float">
            <text:p>10725206</text:p>
          </table:table-cell>
          <table:table-cell office:value-type="string" calcext:value-type="string">
            <text:p>non_sexist</text:p>
          </table:table-cell>
          <table:table-cell office:value-type="string" calcext:value-type="string">
            <text:p>Ля, пацаны, есть инфа по телеге? Зайти не могу, шо там, Роскомнадзор справился все таки?</text:p>
          </table:table-cell>
        </table:table-row>
        <table:table-row table:style-name="ro1">
          <table:table-cell office:value-type="float" office:value="10725164" calcext:value-type="float">
            <text:p>10725164</text:p>
          </table:table-cell>
          <table:table-cell office:value-type="float" office:value="10725211" calcext:value-type="float">
            <text:p>10725211</text:p>
          </table:table-cell>
          <table:table-cell office:value-type="string" calcext:value-type="string">
            <text:p>non_sexist</text:p>
          </table:table-cell>
          <table:table-cell office:value-type="string" calcext:value-type="string">
            <text:p>А что это с боингом?Смотрю куча стран запретила .</text:p>
          </table:table-cell>
        </table:table-row>
        <table:table-row table:style-name="ro2">
          <table:table-cell office:value-type="float" office:value="10725164" calcext:value-type="float">
            <text:p>10725164</text:p>
          </table:table-cell>
          <table:table-cell office:value-type="float" office:value="10725212" calcext:value-type="float">
            <text:p>10725212</text:p>
          </table:table-cell>
          <table:table-cell office:value-type="string" calcext:value-type="string">
            <text:p>non_sexist</text:p>
          </table:table-cell>
          <table:table-cell office:value-type="string" calcext:value-type="string">
            <text:p>Росавиация запретила Боинги  737 MAX, а убитые самолеты, купленные-перекупленные самолеты у стран 3-его мира, на которых сейчас гоняет та же S7 (она же печально известная "Сибирь") у которой самолёты регулярно падают - норм 😎</text:p>
            <text:p>Могут еще 40 лет полелать</text:p>
            <text:p>Просто посчитайте сколько самолетов за последние 20 лет упало у тридцати стран Европы вместе взятых и сколько у одной крутой рашки. Притом что в Европе намного выше частота рейсов.</text:p>
          </table:table-cell>
        </table:table-row>
        <table:table-row table:style-name="ro3">
          <table:table-cell office:value-type="float" office:value="10725164" calcext:value-type="float">
            <text:p>10725164</text:p>
          </table:table-cell>
          <table:table-cell office:value-type="float" office:value="10725221" calcext:value-type="float">
            <text:p>10725221</text:p>
          </table:table-cell>
          <table:table-cell office:value-type="string" calcext:value-type="string">
            <text:p>non_sexist</text:p>
          </table:table-cell>
          <table:table-cell office:value-type="string" calcext:value-type="string">
            <text:p>Не «правовой беспредел», а «частная дискриминация».</text:p>
            <text:p>Бггг.</text:p>
          </table:table-cell>
        </table:table-row>
        <table:table-row table:style-name="ro1">
          <table:table-cell office:value-type="float" office:value="10725164" calcext:value-type="float">
            <text:p>10725164</text:p>
          </table:table-cell>
          <table:table-cell office:value-type="float" office:value="10725259" calcext:value-type="float">
            <text:p>10725259</text:p>
          </table:table-cell>
          <table:table-cell office:value-type="string" calcext:value-type="string">
            <text:p>non_sexist</text:p>
          </table:table-cell>
          <table:table-cell office:value-type="string" calcext:value-type="string">
            <text:p>"Дуров (спасибо за телегу и стенку) говорит, что за последние 24 часа в телеграм прибыло 3 миллиона новых юзеров."</text:p>
          </table:table-cell>
        </table:table-row>
        <table:table-row table:style-name="ro1">
          <table:table-cell office:value-type="float" office:value="10725164" calcext:value-type="float">
            <text:p>10725164</text:p>
          </table:table-cell>
          <table:table-cell office:value-type="float" office:value="10725265" calcext:value-type="float">
            <text:p>10725265</text:p>
          </table:table-cell>
          <table:table-cell office:value-type="string" calcext:value-type="string">
            <text:p>non_sexist</text:p>
          </table:table-cell>
          <table:table-cell office:value-type="string" calcext:value-type="string">
            <text:p>Давненько уже собирался телегу забацать) время пришло:)</text:p>
          </table:table-cell>
        </table:table-row>
        <table:table-row table:style-name="ro1">
          <table:table-cell office:value-type="float" office:value="10725164" calcext:value-type="float">
            <text:p>10725164</text:p>
          </table:table-cell>
          <table:table-cell office:value-type="float" office:value="10725290" calcext:value-type="float">
            <text:p>10725290</text:p>
          </table:table-cell>
          <table:table-cell office:value-type="string" calcext:value-type="string">
            <text:p>non_sexist</text:p>
          </table:table-cell>
          <table:table-cell office:value-type="string" calcext:value-type="string">
            <text:p>Коллаж это осквернение? Вы простите, но при всём уважении к войнам и моём патриотизме, я до сих пор считаю, что осквернение должно быть прямым (физическим, реальным).</text:p>
          </table:table-cell>
        </table:table-row>
        <table:table-row table:style-name="ro1">
          <table:table-cell office:value-type="float" office:value="10725164" calcext:value-type="float">
            <text:p>10725164</text:p>
          </table:table-cell>
          <table:table-cell office:value-type="float" office:value="10725332" calcext:value-type="float">
            <text:p>10725332</text:p>
          </table:table-cell>
          <table:table-cell office:value-type="string" calcext:value-type="string">
            <text:p>non_sexist</text:p>
          </table:table-cell>
          <table:table-cell office:value-type="string" calcext:value-type="string">
            <text:p>Родину Мать оставьте в покое суки!</text:p>
          </table:table-cell>
        </table:table-row>
        <table:table-row table:style-name="ro1">
          <table:table-cell office:value-type="float" office:value="10725164" calcext:value-type="float">
            <text:p>10725164</text:p>
          </table:table-cell>
          <table:table-cell office:value-type="float" office:value="10725343" calcext:value-type="float">
            <text:p>10725343</text:p>
          </table:table-cell>
          <table:table-cell office:value-type="string" calcext:value-type="string">
            <text:p>non_sexist</text:p>
          </table:table-cell>
          <table:table-cell office:value-type="string" calcext:value-type="string">
            <text:p>Как у кибердружинников в жопе засвербила эта новость про 3 миллионах у телеги. На каждом углу гавкают как по методичке - «всё это ложь», «дуров предатель», «кому нужна телега, никто ей не пользуется» и т.д. Что им покоя не даёт - непонятно</text:p>
          </table:table-cell>
        </table:table-row>
        <table:table-row table:style-name="ro1">
          <table:table-cell office:value-type="float" office:value="10725164" calcext:value-type="float">
            <text:p>10725164</text:p>
          </table:table-cell>
          <table:table-cell office:value-type="float" office:value="10725547" calcext:value-type="float">
            <text:p>10725547</text:p>
          </table:table-cell>
          <table:table-cell office:value-type="string" calcext:value-type="string">
            <text:p>non_sexist</text:p>
          </table:table-cell>
          <table:table-cell office:value-type="string" calcext:value-type="string">
            <text:p>В телеге не только русские сидят так-то. Поэтому не факт, что это именно наши пользователи выдали такую активность.</text:p>
          </table:table-cell>
        </table:table-row>
        <table:table-row table:style-name="ro2">
          <table:table-cell office:value-type="float" office:value="10725164" calcext:value-type="float">
            <text:p>10725164</text:p>
          </table:table-cell>
          <table:table-cell office:value-type="float" office:value="10725935" calcext:value-type="float">
            <text:p>10725935</text:p>
          </table:table-cell>
          <table:table-cell office:value-type="string" calcext:value-type="string">
            <text:p>non_sexist</text:p>
          </table:table-cell>
          <table:table-cell office:value-type="string" calcext:value-type="string">
            <text:p>Коллаж штраф , а уничтожить город герой, такой известный, в  таком месте, с такой рекой, эхх россияне.</text:p>
            <text:p/>
            <text:p>Я там 22 года жил, уж поверьте последние 12 лет влг летит ко всем чертям с благославления губернатора которого так любезно прислал ВВП.</text:p>
          </table:table-cell>
        </table:table-row>
        <table:table-row table:style-name="ro1">
          <table:table-cell office:value-type="float" office:value="10725164" calcext:value-type="float">
            <text:p>10725164</text:p>
          </table:table-cell>
          <table:table-cell office:value-type="float" office:value="10725939" calcext:value-type="float">
            <text:p>10725939</text:p>
          </table:table-cell>
          <table:table-cell office:value-type="string" calcext:value-type="string">
            <text:p>non_sexist</text:p>
          </table:table-cell>
          <table:table-cell office:value-type="string" calcext:value-type="string">
            <text:p>А внезапно исчезнувшие миллиарды наличности при обыске, видимо никого не зацепили)</text:p>
          </table:table-cell>
        </table:table-row>
        <table:table-row table:style-name="ro1">
          <table:table-cell office:value-type="float" office:value="10725164" calcext:value-type="float">
            <text:p>10725164</text:p>
          </table:table-cell>
          <table:table-cell office:value-type="float" office:value="10725944" calcext:value-type="float">
            <text:p>10725944</text:p>
          </table:table-cell>
          <table:table-cell office:value-type="string" calcext:value-type="string">
            <text:p>non_sexist</text:p>
          </table:table-cell>
          <table:table-cell office:value-type="string" calcext:value-type="string">
            <text:p>Просто в телеге наркота со скидкой видимо 😆</text:p>
          </table:table-cell>
        </table:table-row>
        <table:table-row table:style-name="ro1">
          <table:table-cell office:value-type="float" office:value="10725164" calcext:value-type="float">
            <text:p>10725164</text:p>
          </table:table-cell>
          <table:table-cell office:value-type="float" office:value="10726189" calcext:value-type="float">
            <text:p>10726189</text:p>
          </table:table-cell>
          <table:table-cell office:value-type="string" calcext:value-type="string">
            <text:p>non_sexist</text:p>
          </table:table-cell>
          <table:table-cell office:value-type="string" calcext:value-type="string">
            <text:p>Кста в Волгограде уже новый координатор</text:p>
          </table:table-cell>
        </table:table-row>
        <table:table-row table:style-name="ro1">
          <table:table-cell office:value-type="float" office:value="10725164" calcext:value-type="float">
            <text:p>10725164</text:p>
          </table:table-cell>
          <table:table-cell office:value-type="float" office:value="10726298" calcext:value-type="float">
            <text:p>10726298</text:p>
          </table:table-cell>
          <table:table-cell office:value-type="string" calcext:value-type="string">
            <text:p>non_sexist</text:p>
          </table:table-cell>
          <table:table-cell office:value-type="string" calcext:value-type="string">
            <text:p>Ёлы, как это пикчер пропустил новость о проезде по распознаванию лиц в Китае? Exploitable же</text:p>
          </table:table-cell>
        </table:table-row>
        <table:table-row table:style-name="ro1">
          <table:table-cell office:value-type="float" office:value="10725164" calcext:value-type="float">
            <text:p>10725164</text:p>
          </table:table-cell>
          <table:table-cell office:value-type="float" office:value="10726438" calcext:value-type="float">
            <text:p>10726438</text:p>
          </table:table-cell>
          <table:table-cell office:value-type="string" calcext:value-type="string">
            <text:p>non_sexist</text:p>
          </table:table-cell>
          <table:table-cell office:value-type="string" calcext:value-type="string">
            <text:p>Любая новость, которая будет рассказывать о том, что вышел новый закон о оскорблении власти, будет увеличивать количество пользователей телеграмм</text:p>
          </table:table-cell>
        </table:table-row>
        <table:table-row table:style-name="ro1">
          <table:table-cell office:value-type="float" office:value="10725164" calcext:value-type="float">
            <text:p>10725164</text:p>
          </table:table-cell>
          <table:table-cell office:value-type="float" office:value="10726442" calcext:value-type="float">
            <text:p>10726442</text:p>
          </table:table-cell>
          <table:table-cell office:value-type="string" calcext:value-type="string">
            <text:p>non_sexist</text:p>
          </table:table-cell>
          <table:table-cell office:value-type="string" calcext:value-type="string">
            <text:p>Так как в комментах люди пишут, что власть говно. Все так и есть, но помните, что за вами следят</text:p>
          </table:table-cell>
        </table:table-row>
        <table:table-row table:style-name="ro1">
          <table:table-cell office:value-type="float" office:value="10725164" calcext:value-type="float">
            <text:p>10725164</text:p>
          </table:table-cell>
          <table:table-cell office:value-type="float" office:value="10732886" calcext:value-type="float">
            <text:p>10732886</text:p>
          </table:table-cell>
          <table:table-cell office:value-type="string" calcext:value-type="string">
            <text:p>non_sexist</text:p>
          </table:table-cell>
          <table:table-cell office:value-type="string" calcext:value-type="string">
            <text:p>Спешу обрадовать, что телега легко читается фсбшниками и полицаями, как и вк ☺</text:p>
          </table:table-cell>
        </table:table-row>
        <table:table-row table:style-name="ro1">
          <table:table-cell office:value-type="float" office:value="10475011" calcext:value-type="float">
            <text:p>10475011</text:p>
          </table:table-cell>
          <table:table-cell office:value-type="float" office:value="10475019" calcext:value-type="float">
            <text:p>10475019</text:p>
          </table:table-cell>
          <table:table-cell office:value-type="string" calcext:value-type="string">
            <text:p>non_sexist</text:p>
          </table:table-cell>
          <table:table-cell office:value-type="string" calcext:value-type="string">
            <text:p>А я всё еще не наказан</text:p>
          </table:table-cell>
        </table:table-row>
        <table:table-row table:style-name="ro1">
          <table:table-cell office:value-type="float" office:value="10475011" calcext:value-type="float">
            <text:p>10475011</text:p>
          </table:table-cell>
          <table:table-cell office:value-type="float" office:value="10475020" calcext:value-type="float">
            <text:p>10475020</text:p>
          </table:table-cell>
          <table:table-cell office:value-type="string" calcext:value-type="string">
            <text:p>non_sexist</text:p>
          </table:table-cell>
          <table:table-cell office:value-type="string" calcext:value-type="string">
            <text:p>Но смотри, есть такой небольшой нюанс. Я буду президентом 20 лет, вы не станете жить лучше и, скорее всего, даже не доживете до пенсии. Вы точно сможете назвать внешний долг пиндосов.Но сейчас ты мне заплатишь очередной нОлог.©</text:p>
          </table:table-cell>
        </table:table-row>
        <table:table-row table:style-name="ro1">
          <table:table-cell office:value-type="float" office:value="10475011" calcext:value-type="float">
            <text:p>10475011</text:p>
          </table:table-cell>
          <table:table-cell office:value-type="float" office:value="10475022" calcext:value-type="float">
            <text:p>10475022</text:p>
          </table:table-cell>
          <table:table-cell office:value-type="string" calcext:value-type="string">
            <text:p>non_sexist</text:p>
          </table:table-cell>
          <table:table-cell office:value-type="string" calcext:value-type="string">
            <text:p>«Но смотри, есть такой небольшой нюанс. Я буду с тобой заниматься, я буду вас тренировать, вы станете лучшими в городе, ты станешь лучшим капитаном, вы точно выйдете на ШЧР [Школьный Чемпионат России] в этом году. Я тебя буду к этому готовить, но сейчас ты подпишешься на Лентач» — закончил тренер свою мысль.»</text:p>
          </table:table-cell>
        </table:table-row>
        <table:table-row table:style-name="ro1">
          <table:table-cell office:value-type="float" office:value="10475011" calcext:value-type="float">
            <text:p>10475011</text:p>
          </table:table-cell>
          <table:table-cell office:value-type="float" office:value="10475023" calcext:value-type="float">
            <text:p>10475023</text:p>
          </table:table-cell>
          <table:table-cell office:value-type="string" calcext:value-type="string">
            <text:p>non_sexist</text:p>
          </table:table-cell>
          <table:table-cell office:value-type="string" calcext:value-type="string">
            <text:p>Возьми его в рот, я знаю, ты хочешь первое место.</text:p>
          </table:table-cell>
        </table:table-row>
        <table:table-row table:style-name="ro1">
          <table:table-cell office:value-type="float" office:value="10475011" calcext:value-type="float">
            <text:p>10475011</text:p>
          </table:table-cell>
          <table:table-cell office:value-type="float" office:value="10475025" calcext:value-type="float">
            <text:p>10475025</text:p>
          </table:table-cell>
          <table:table-cell office:value-type="string" calcext:value-type="string">
            <text:p>sexist</text:p>
          </table:table-cell>
          <table:table-cell office:value-type="string" calcext:value-type="string">
            <text:p>ставь лайк если бы хотел быть этим учителем делай репорт если какой ужас</text:p>
          </table:table-cell>
        </table:table-row>
        <table:table-row table:style-name="ro1">
          <table:table-cell office:value-type="float" office:value="10475011" calcext:value-type="float">
            <text:p>10475011</text:p>
          </table:table-cell>
          <table:table-cell office:value-type="float" office:value="10475027" calcext:value-type="float">
            <text:p>10475027</text:p>
          </table:table-cell>
          <table:table-cell office:value-type="string" calcext:value-type="string">
            <text:p>non_sexist</text:p>
          </table:table-cell>
          <table:table-cell office:value-type="string" calcext:value-type="string">
            <text:p>С нынешним НДС в принципе не так дорого</text:p>
          </table:table-cell>
        </table:table-row>
        <table:table-row table:style-name="ro1">
          <table:table-cell office:value-type="float" office:value="10475011" calcext:value-type="float">
            <text:p>10475011</text:p>
          </table:table-cell>
          <table:table-cell office:value-type="float" office:value="10475030" calcext:value-type="float">
            <text:p>10475030</text:p>
          </table:table-cell>
          <table:table-cell office:value-type="string" calcext:value-type="string">
            <text:p>non_sexist</text:p>
          </table:table-cell>
          <table:table-cell office:value-type="string" calcext:value-type="string">
            <text:p>Анекдот про нюанс обретает новый смысл.</text:p>
          </table:table-cell>
        </table:table-row>
        <table:table-row table:style-name="ro1">
          <table:table-cell office:value-type="float" office:value="10475011" calcext:value-type="float">
            <text:p>10475011</text:p>
          </table:table-cell>
          <table:table-cell office:value-type="float" office:value="10475031" calcext:value-type="float">
            <text:p>10475031</text:p>
          </table:table-cell>
          <table:table-cell office:value-type="string" calcext:value-type="string">
            <text:p>non_sexist</text:p>
          </table:table-cell>
          <table:table-cell office:value-type="string" calcext:value-type="string">
            <text:p>А человек знает толк в анекдотах про Чапаева</text:p>
          </table:table-cell>
        </table:table-row>
        <table:table-row table:style-name="ro1">
          <table:table-cell office:value-type="float" office:value="10475011" calcext:value-type="float">
            <text:p>10475011</text:p>
          </table:table-cell>
          <table:table-cell office:value-type="float" office:value="10475036" calcext:value-type="float">
            <text:p>10475036</text:p>
          </table:table-cell>
          <table:table-cell office:value-type="string" calcext:value-type="string">
            <text:p>sexist</text:p>
          </table:table-cell>
          <table:table-cell office:value-type="string" calcext:value-type="string">
            <text:p>Если бы не айрат мухарлямов, они бы отсасывали солдатам НАТО</text:p>
          </table:table-cell>
        </table:table-row>
        <table:table-row table:style-name="ro1">
          <table:table-cell office:value-type="float" office:value="10475011" calcext:value-type="float">
            <text:p>10475011</text:p>
          </table:table-cell>
          <table:table-cell office:value-type="float" office:value="10475037" calcext:value-type="float">
            <text:p>10475037</text:p>
          </table:table-cell>
          <table:table-cell office:value-type="string" calcext:value-type="string">
            <text:p>non_sexist</text:p>
          </table:table-cell>
          <table:table-cell office:value-type="string" calcext:value-type="string">
            <text:p>Мне кажется, или создатели халявы из жёлтой прессы теперь пишут новости для Лентача?</text:p>
          </table:table-cell>
        </table:table-row>
        <table:table-row table:style-name="ro1">
          <table:table-cell office:value-type="float" office:value="10475011" calcext:value-type="float">
            <text:p>10475011</text:p>
          </table:table-cell>
          <table:table-cell office:value-type="float" office:value="10475039" calcext:value-type="float">
            <text:p>10475039</text:p>
          </table:table-cell>
          <table:table-cell office:value-type="string" calcext:value-type="string">
            <text:p>non_sexist</text:p>
          </table:table-cell>
          <table:table-cell office:value-type="string" calcext:value-type="string">
            <text:p>Надеюсь, в СИЗО ему не просто дали отсосать, а вые5али в рот</text:p>
          </table:table-cell>
        </table:table-row>
        <table:table-row table:style-name="ro1">
          <table:table-cell office:value-type="float" office:value="10475011" calcext:value-type="float">
            <text:p>10475011</text:p>
          </table:table-cell>
          <table:table-cell office:value-type="float" office:value="10475040" calcext:value-type="float">
            <text:p>10475040</text:p>
          </table:table-cell>
          <table:table-cell office:value-type="string" calcext:value-type="string">
            <text:p>non_sexist</text:p>
          </table:table-cell>
          <table:table-cell office:value-type="string" calcext:value-type="string">
            <text:p>По-моему, в России везде принято обещать с три короба, но сначала - "сейчас ты мне отсосёшь")))</text:p>
          </table:table-cell>
        </table:table-row>
        <table:table-row table:style-name="ro1">
          <table:table-cell office:value-type="float" office:value="10475011" calcext:value-type="float">
            <text:p>10475011</text:p>
          </table:table-cell>
          <table:table-cell office:value-type="float" office:value="10475041" calcext:value-type="float">
            <text:p>10475041</text:p>
          </table:table-cell>
          <table:table-cell office:value-type="string" calcext:value-type="string">
            <text:p>non_sexist</text:p>
          </table:table-cell>
          <table:table-cell office:value-type="string" calcext:value-type="string">
            <text:p>Ещё один «осчастливитель» сгниет в тюрьме</text:p>
          </table:table-cell>
        </table:table-row>
        <table:table-row table:style-name="ro1">
          <table:table-cell office:value-type="float" office:value="10475011" calcext:value-type="float">
            <text:p>10475011</text:p>
          </table:table-cell>
          <table:table-cell office:value-type="float" office:value="10475042" calcext:value-type="float">
            <text:p>10475042</text:p>
          </table:table-cell>
          <table:table-cell office:value-type="string" calcext:value-type="string">
            <text:p>non_sexist</text:p>
          </table:table-cell>
          <table:table-cell office:value-type="string" calcext:value-type="string">
            <text:p>Ну так тут большинство подписчиков ленточа это извращенцы из ЛГБТ,</text:p>
          </table:table-cell>
        </table:table-row>
        <table:table-row table:style-name="ro1">
          <table:table-cell office:value-type="float" office:value="10475011" calcext:value-type="float">
            <text:p>10475011</text:p>
          </table:table-cell>
          <table:table-cell office:value-type="float" office:value="10475047" calcext:value-type="float">
            <text:p>10475047</text:p>
          </table:table-cell>
          <table:table-cell office:value-type="string" calcext:value-type="string">
            <text:p>sexist_in_co</text:p>
          </table:table-cell>
          <table:table-cell office:value-type="string" calcext:value-type="string">
            <text:p>Я не хочу никого защищать, но, кмон, разве можно легко напоить девушку, если она этого не хочет?</text:p>
          </table:table-cell>
        </table:table-row>
        <table:table-row table:style-name="ro1">
          <table:table-cell office:value-type="float" office:value="10475011" calcext:value-type="float">
            <text:p>10475011</text:p>
          </table:table-cell>
          <table:table-cell office:value-type="float" office:value="10475049" calcext:value-type="float">
            <text:p>10475049</text:p>
          </table:table-cell>
          <table:table-cell office:value-type="string" calcext:value-type="string">
            <text:p>non_sexist</text:p>
          </table:table-cell>
          <table:table-cell office:value-type="string" calcext:value-type="string">
            <text:p>Увы прилюдная кастрация не законна(</text:p>
          </table:table-cell>
        </table:table-row>
        <table:table-row table:style-name="ro1">
          <table:table-cell office:value-type="float" office:value="10475011" calcext:value-type="float">
            <text:p>10475011</text:p>
          </table:table-cell>
          <table:table-cell office:value-type="float" office:value="10475050" calcext:value-type="float">
            <text:p>10475050</text:p>
          </table:table-cell>
          <table:table-cell office:value-type="string" calcext:value-type="string">
            <text:p>non_sexist</text:p>
          </table:table-cell>
          <table:table-cell office:value-type="string" calcext:value-type="string">
            <text:p>А вот и фанфики подъехали. Ну кто так разговаривает?</text:p>
          </table:table-cell>
        </table:table-row>
        <table:table-row table:style-name="ro1">
          <table:table-cell office:value-type="float" office:value="10475011" calcext:value-type="float">
            <text:p>10475011</text:p>
          </table:table-cell>
          <table:table-cell office:value-type="float" office:value="10475051" calcext:value-type="float">
            <text:p>10475051</text:p>
          </table:table-cell>
          <table:table-cell office:value-type="string" calcext:value-type="string">
            <text:p>non_sexist</text:p>
          </table:table-cell>
          <table:table-cell office:value-type="string" calcext:value-type="string">
            <text:p>Щас бы в 2019 стремиться на ШФР и прочее. Камон</text:p>
          </table:table-cell>
        </table:table-row>
        <table:table-row table:style-name="ro1">
          <table:table-cell office:value-type="float" office:value="10475011" calcext:value-type="float">
            <text:p>10475011</text:p>
          </table:table-cell>
          <table:table-cell office:value-type="float" office:value="10475056" calcext:value-type="float">
            <text:p>10475056</text:p>
          </table:table-cell>
          <table:table-cell office:value-type="string" calcext:value-type="string">
            <text:p>non_sexist</text:p>
          </table:table-cell>
          <table:table-cell office:value-type="string" calcext:value-type="string">
            <text:p>вот это sex education по-русски.</text:p>
          </table:table-cell>
        </table:table-row>
        <table:table-row table:style-name="ro3">
          <table:table-cell office:value-type="float" office:value="10475011" calcext:value-type="float">
            <text:p>10475011</text:p>
          </table:table-cell>
          <table:table-cell office:value-type="float" office:value="10475061" calcext:value-type="float">
            <text:p>10475061</text:p>
          </table:table-cell>
          <table:table-cell office:value-type="string" calcext:value-type="string">
            <text:p>sexist_in_co</text:p>
          </table:table-cell>
          <table:table-cell office:value-type="string" calcext:value-type="string">
            <text:p>Видимо , не сдержал обещаний , вот его и сдали.</text:p>
            <text:p>Нечего нарушать условия трудового договора.</text:p>
          </table:table-cell>
        </table:table-row>
        <table:table-row table:style-name="ro1">
          <table:table-cell office:value-type="float" office:value="10475011" calcext:value-type="float">
            <text:p>10475011</text:p>
          </table:table-cell>
          <table:table-cell office:value-type="float" office:value="10475062" calcext:value-type="float">
            <text:p>10475062</text:p>
          </table:table-cell>
          <table:table-cell office:value-type="string" calcext:value-type="string">
            <text:p>non_sexist</text:p>
          </table:table-cell>
          <table:table-cell office:value-type="string" calcext:value-type="string">
            <text:p>нах пипиську отрезать и всё,жизнь удалась тренеру!блеать!</text:p>
          </table:table-cell>
        </table:table-row>
        <table:table-row table:style-name="ro1">
          <table:table-cell office:value-type="float" office:value="10475011" calcext:value-type="float">
            <text:p>10475011</text:p>
          </table:table-cell>
          <table:table-cell office:value-type="float" office:value="10475067" calcext:value-type="float">
            <text:p>10475067</text:p>
          </table:table-cell>
          <table:table-cell office:value-type="string" calcext:value-type="string">
            <text:p>non_sexist</text:p>
          </table:table-cell>
          <table:table-cell office:value-type="string" calcext:value-type="string">
            <text:p>Точка при цитировании ставится после закрывающей кавычки, ну Лентач :с</text:p>
          </table:table-cell>
        </table:table-row>
        <table:table-row table:style-name="ro1">
          <table:table-cell office:value-type="float" office:value="10475011" calcext:value-type="float">
            <text:p>10475011</text:p>
          </table:table-cell>
          <table:table-cell office:value-type="float" office:value="10475068" calcext:value-type="float">
            <text:p>10475068</text:p>
          </table:table-cell>
          <table:table-cell office:value-type="string" calcext:value-type="string">
            <text:p>non_sexist</text:p>
          </table:table-cell>
          <table:table-cell office:value-type="string" calcext:value-type="string">
            <text:p>Когда стала лучшим капитаном на ШЧР.</text:p>
          </table:table-cell>
        </table:table-row>
        <table:table-row table:style-name="ro1">
          <table:table-cell office:value-type="float" office:value="10475011" calcext:value-type="float">
            <text:p>10475011</text:p>
          </table:table-cell>
          <table:table-cell office:value-type="float" office:value="10475071" calcext:value-type="float">
            <text:p>10475071</text:p>
          </table:table-cell>
          <table:table-cell office:value-type="string" calcext:value-type="string">
            <text:p>non_sexist</text:p>
          </table:table-cell>
          <table:table-cell office:value-type="string" calcext:value-type="string">
            <text:p>Коротко об образовании в России</text:p>
          </table:table-cell>
        </table:table-row>
        <table:table-row table:style-name="ro1">
          <table:table-cell office:value-type="float" office:value="10475011" calcext:value-type="float">
            <text:p>10475011</text:p>
          </table:table-cell>
          <table:table-cell office:value-type="float" office:value="10475073" calcext:value-type="float">
            <text:p>10475073</text:p>
          </table:table-cell>
          <table:table-cell office:value-type="string" calcext:value-type="string">
            <text:p>racist</text:p>
          </table:table-cell>
          <table:table-cell office:value-type="string" calcext:value-type="string">
            <text:p>А потом вы агитируете за толерантность и дружбу народов? Чтоб такие животные к нам приезжали? Нет, спасибо, нам и своих таких хватает. Понаехали "друзья" с Кавказа...</text:p>
          </table:table-cell>
        </table:table-row>
        <table:table-row table:style-name="ro1">
          <table:table-cell office:value-type="float" office:value="10475011" calcext:value-type="float">
            <text:p>10475011</text:p>
          </table:table-cell>
          <table:table-cell office:value-type="float" office:value="10475079" calcext:value-type="float">
            <text:p>10475079</text:p>
          </table:table-cell>
          <table:table-cell office:value-type="string" calcext:value-type="string">
            <text:p>sexist</text:p>
          </table:table-cell>
          <table:table-cell office:value-type="string" calcext:value-type="string">
            <text:p>«Короче, школьница, я тебя тренирую и в благородство играть не буду: отсосешь у меня — и мы в расчете. А по твоей теме постараюсь разузнать. Хрен его знает, на кой ляд тебе этот ШЧР сдался, но я в чужие дела не лезу, хочешь тренироваться, значит есть зачем…»</text:p>
          </table:table-cell>
        </table:table-row>
        <table:table-row table:style-name="ro1">
          <table:table-cell office:value-type="float" office:value="10475011" calcext:value-type="float">
            <text:p>10475011</text:p>
          </table:table-cell>
          <table:table-cell office:value-type="float" office:value="10475082" calcext:value-type="float">
            <text:p>10475082</text:p>
          </table:table-cell>
          <table:table-cell office:value-type="string" calcext:value-type="string">
            <text:p>non_sexist</text:p>
          </table:table-cell>
          <table:table-cell office:value-type="string" calcext:value-type="string">
            <text:p>Нюанс в том что он теперь сядет на бутылку</text:p>
          </table:table-cell>
        </table:table-row>
        <table:table-row table:style-name="ro1">
          <table:table-cell office:value-type="float" office:value="10475011" calcext:value-type="float">
            <text:p>10475011</text:p>
          </table:table-cell>
          <table:table-cell office:value-type="float" office:value="10475083" calcext:value-type="float">
            <text:p>10475083</text:p>
          </table:table-cell>
          <table:table-cell office:value-type="string" calcext:value-type="string">
            <text:p>sexist_in_co</text:p>
          </table:table-cell>
          <table:table-cell office:value-type="string" calcext:value-type="string">
            <text:p>Что-то не очень верится во всё это..</text:p>
          </table:table-cell>
        </table:table-row>
        <table:table-row table:style-name="ro1">
          <table:table-cell office:value-type="float" office:value="10475011" calcext:value-type="float">
            <text:p>10475011</text:p>
          </table:table-cell>
          <table:table-cell office:value-type="float" office:value="10475085" calcext:value-type="float">
            <text:p>10475085</text:p>
          </table:table-cell>
          <table:table-cell office:value-type="string" calcext:value-type="string">
            <text:p>non_sexist</text:p>
          </table:table-cell>
          <table:table-cell office:value-type="string" calcext:value-type="string">
            <text:p>Звучит как анекдот категории Б</text:p>
          </table:table-cell>
        </table:table-row>
        <table:table-row table:style-name="ro1">
          <table:table-cell office:value-type="float" office:value="10475011" calcext:value-type="float">
            <text:p>10475011</text:p>
          </table:table-cell>
          <table:table-cell office:value-type="float" office:value="10475088" calcext:value-type="float">
            <text:p>10475088</text:p>
          </table:table-cell>
          <table:table-cell office:value-type="string" calcext:value-type="string">
            <text:p>non_sexist</text:p>
          </table:table-cell>
          <table:table-cell office:value-type="string" calcext:value-type="string">
            <text:p>хороший тренер, и методы интересные. а есть видео, где они тренируются?</text:p>
          </table:table-cell>
        </table:table-row>
        <table:table-row table:style-name="ro2">
          <table:table-cell office:value-type="float" office:value="10475011" calcext:value-type="float">
            <text:p>10475011</text:p>
          </table:table-cell>
          <table:table-cell office:value-type="float" office:value="10475099" calcext:value-type="float">
            <text:p>10475099</text:p>
          </table:table-cell>
          <table:table-cell office:value-type="string" calcext:value-type="string">
            <text:p>non_sexist</text:p>
          </table:table-cell>
          <table:table-cell office:value-type="string" calcext:value-type="string">
            <text:p>Я думал такое только в шоу-бизнесе🤔</text:p>
            <text:p/>
            <text:p>Но девчонок жаль</text:p>
          </table:table-cell>
        </table:table-row>
        <table:table-row table:style-name="ro1">
          <table:table-cell office:value-type="float" office:value="10475011" calcext:value-type="float">
            <text:p>10475011</text:p>
          </table:table-cell>
          <table:table-cell office:value-type="float" office:value="10475101" calcext:value-type="float">
            <text:p>10475101</text:p>
          </table:table-cell>
          <table:table-cell office:value-type="string" calcext:value-type="string">
            <text:p>sexist_in_co</text:p>
          </table:table-cell>
          <table:table-cell office:value-type="string" calcext:value-type="string">
            <text:p>ну в общем нормальная сделка</text:p>
          </table:table-cell>
        </table:table-row>
        <table:table-row table:style-name="ro1">
          <table:table-cell office:value-type="float" office:value="10475011" calcext:value-type="float">
            <text:p>10475011</text:p>
          </table:table-cell>
          <table:table-cell office:value-type="float" office:value="10475105" calcext:value-type="float">
            <text:p>10475105</text:p>
          </table:table-cell>
          <table:table-cell office:value-type="string" calcext:value-type="string">
            <text:p>sexist_in_co</text:p>
          </table:table-cell>
          <table:table-cell office:value-type="string" calcext:value-type="string">
            <text:p>Ну а как иначе чемпионаты выигрывать</text:p>
          </table:table-cell>
        </table:table-row>
        <table:table-row table:style-name="ro1">
          <table:table-cell office:value-type="float" office:value="10475011" calcext:value-type="float">
            <text:p>10475011</text:p>
          </table:table-cell>
          <table:table-cell office:value-type="float" office:value="10475110" calcext:value-type="float">
            <text:p>10475110</text:p>
          </table:table-cell>
          <table:table-cell office:value-type="string" calcext:value-type="string">
            <text:p>sexist_in_co</text:p>
          </table:table-cell>
          <table:table-cell office:value-type="string" calcext:value-type="string">
            <text:p>А в чём проблема послать на хер такого тренера? Объясните мне, дорогие вы наши девушки)</text:p>
          </table:table-cell>
        </table:table-row>
        <table:table-row table:style-name="ro3">
          <table:table-cell office:value-type="float" office:value="10475011" calcext:value-type="float">
            <text:p>10475011</text:p>
          </table:table-cell>
          <table:table-cell office:value-type="float" office:value="10475122" calcext:value-type="float">
            <text:p>10475122</text:p>
          </table:table-cell>
          <table:table-cell office:value-type="string" calcext:value-type="string">
            <text:p>non_sexist</text:p>
          </table:table-cell>
          <table:table-cell office:value-type="string" calcext:value-type="string">
            <text:p>"Но смотри, меченый - я тебя спас и в благородство играть не буду. Выполнишь для меня пару заданий и мы в расчете, заодно посмотрим, как быстро у тебя бошка после амнезии оклемается. А по твоей теме постараюсь разузнать. Хрен его знает на кой ляд тебе это стрелок сдался, но я в чужие дела не лезу, хочешь убить - значит есть за что, Но сейчас ты мне принесешь консервных банок"</text:p>
            <text:p>- доедая с3ка курицу закончил Сидорович.</text:p>
          </table:table-cell>
        </table:table-row>
        <table:table-row table:style-name="ro1">
          <table:table-cell office:value-type="float" office:value="10475011" calcext:value-type="float">
            <text:p>10475011</text:p>
          </table:table-cell>
          <table:table-cell office:value-type="float" office:value="10475127" calcext:value-type="float">
            <text:p>10475127</text:p>
          </table:table-cell>
          <table:table-cell office:value-type="string" calcext:value-type="string">
            <text:p>non_sexist</text:p>
          </table:table-cell>
          <table:table-cell office:value-type="string" calcext:value-type="string">
            <text:p>Может быть я немного консервативен, но считаю, что если в школе нет физрука-педофила и трудовика-алкоголика, то это неправильная школа.😎</text:p>
          </table:table-cell>
        </table:table-row>
        <table:table-row table:style-name="ro1">
          <table:table-cell office:value-type="float" office:value="10475011" calcext:value-type="float">
            <text:p>10475011</text:p>
          </table:table-cell>
          <table:table-cell office:value-type="float" office:value="10475154" calcext:value-type="float">
            <text:p>10475154</text:p>
          </table:table-cell>
          <table:table-cell office:value-type="string" calcext:value-type="string">
            <text:p>sexist</text:p>
          </table:table-cell>
          <table:table-cell office:value-type="string" calcext:value-type="string">
            <text:p>Вы статью-то читали? Всю не осилил, но эти "совращённые" там тоже хороши... ведут себя как шалапендры, многое позволяют, а потом удивляются и ещё на что-то жалуются.</text:p>
          </table:table-cell>
        </table:table-row>
        <table:table-row table:style-name="ro1">
          <table:table-cell office:value-type="float" office:value="10475011" calcext:value-type="float">
            <text:p>10475011</text:p>
          </table:table-cell>
          <table:table-cell office:value-type="float" office:value="10475163" calcext:value-type="float">
            <text:p>10475163</text:p>
          </table:table-cell>
          <table:table-cell office:value-type="string" calcext:value-type="string">
            <text:p>non_sexist</text:p>
          </table:table-cell>
          <table:table-cell office:value-type="string" calcext:value-type="string">
            <text:p>Готовил детей к взрослой жизни..</text:p>
          </table:table-cell>
        </table:table-row>
        <table:table-row table:style-name="ro1">
          <table:table-cell office:value-type="float" office:value="10475011" calcext:value-type="float">
            <text:p>10475011</text:p>
          </table:table-cell>
          <table:table-cell office:value-type="float" office:value="10475167" calcext:value-type="float">
            <text:p>10475167</text:p>
          </table:table-cell>
          <table:table-cell office:value-type="string" calcext:value-type="string">
            <text:p>non_sexist</text:p>
          </table:table-cell>
          <table:table-cell office:value-type="string" calcext:value-type="string">
            <text:p>С педофилом разговор должен быть коротким</text:p>
          </table:table-cell>
        </table:table-row>
        <table:table-row table:style-name="ro1">
          <table:table-cell office:value-type="float" office:value="10475011" calcext:value-type="float">
            <text:p>10475011</text:p>
          </table:table-cell>
          <table:table-cell office:value-type="float" office:value="10475193" calcext:value-type="float">
            <text:p>10475193</text:p>
          </table:table-cell>
          <table:table-cell office:value-type="string" calcext:value-type="string">
            <text:p>sexist</text:p>
          </table:table-cell>
          <table:table-cell office:value-type="string" calcext:value-type="string">
            <text:p>Ну, так они сосали ему что ли?</text:p>
          </table:table-cell>
        </table:table-row>
        <table:table-row table:style-name="ro1">
          <table:table-cell office:value-type="float" office:value="10475011" calcext:value-type="float">
            <text:p>10475011</text:p>
          </table:table-cell>
          <table:table-cell office:value-type="float" office:value="10475206" calcext:value-type="float">
            <text:p>10475206</text:p>
          </table:table-cell>
          <table:table-cell office:value-type="string" calcext:value-type="string">
            <text:p>non_sexist</text:p>
          </table:table-cell>
          <table:table-cell office:value-type="string" calcext:value-type="string">
            <text:p>Perfect, прости, Лентач. No ban</text:p>
          </table:table-cell>
        </table:table-row>
        <table:table-row table:style-name="ro1">
          <table:table-cell office:value-type="float" office:value="10475011" calcext:value-type="float">
            <text:p>10475011</text:p>
          </table:table-cell>
          <table:table-cell office:value-type="float" office:value="10475256" calcext:value-type="float">
            <text:p>10475256</text:p>
          </table:table-cell>
          <table:table-cell office:value-type="string" calcext:value-type="string">
            <text:p>sexist</text:p>
          </table:table-cell>
          <table:table-cell office:value-type="string" calcext:value-type="string">
            <text:p>Длинющая история про малолетних шаболд.мужик им чуть ли не по губам водит а они ещё думают как же поступить</text:p>
          </table:table-cell>
        </table:table-row>
        <table:table-row table:style-name="ro1">
          <table:table-cell office:value-type="float" office:value="10475011" calcext:value-type="float">
            <text:p>10475011</text:p>
          </table:table-cell>
          <table:table-cell office:value-type="float" office:value="10475325" calcext:value-type="float">
            <text:p>10475325</text:p>
          </table:table-cell>
          <table:table-cell office:value-type="string" calcext:value-type="string">
            <text:p>sexist</text:p>
          </table:table-cell>
          <table:table-cell office:value-type="string" calcext:value-type="string">
            <text:p>Напоминает недавний скандал с харрасментом в Голливуде (особенно с Вайнштейном), когда заявления о домогательствах 20-летней давности писали женщины, в том числе уже известные актрисы. И все всё знали 20 лет, и всем было наплевать, просто это стало выгодно. Ну и двуличность.</text:p>
          </table:table-cell>
        </table:table-row>
        <table:table-row table:style-name="ro1">
          <table:table-cell office:value-type="float" office:value="10475011" calcext:value-type="float">
            <text:p>10475011</text:p>
          </table:table-cell>
          <table:table-cell office:value-type="float" office:value="10475351" calcext:value-type="float">
            <text:p>10475351</text:p>
          </table:table-cell>
          <table:table-cell office:value-type="string" calcext:value-type="string">
            <text:p>sexist</text:p>
          </table:table-cell>
          <table:table-cell office:value-type="string" calcext:value-type="string">
            <text:p>И что, от шкур убыло чтоли? Набухали их а они все недовольны. Я своим бухло беру, все довольны, все подставляют дыры.</text:p>
          </table:table-cell>
        </table:table-row>
        <table:table-row table:style-name="ro1">
          <table:table-cell office:value-type="float" office:value="10475011" calcext:value-type="float">
            <text:p>10475011</text:p>
          </table:table-cell>
          <table:table-cell office:value-type="float" office:value="10475356" calcext:value-type="float">
            <text:p>10475356</text:p>
          </table:table-cell>
          <table:table-cell office:value-type="string" calcext:value-type="string">
            <text:p>non_sexist</text:p>
          </table:table-cell>
          <table:table-cell office:value-type="string" calcext:value-type="string">
            <text:p>О боги, сколько же букофф.. задолбался читать, а логического результата никакого. Все сойдет с рук.. Мотороллер не мой.. Писец.</text:p>
          </table:table-cell>
        </table:table-row>
        <table:table-row table:style-name="ro1">
          <table:table-cell office:value-type="float" office:value="10475011" calcext:value-type="float">
            <text:p>10475011</text:p>
          </table:table-cell>
          <table:table-cell office:value-type="float" office:value="10475384" calcext:value-type="float">
            <text:p>10475384</text:p>
          </table:table-cell>
          <table:table-cell office:value-type="string" calcext:value-type="string">
            <text:p>sexist</text:p>
          </table:table-cell>
          <table:table-cell office:value-type="string" calcext:value-type="string">
            <text:p>Ну, а что ещё можно с ними делать? Тем более в Казани! Бабы нормальные только до 16 лет, а дальше все шалавы</text:p>
          </table:table-cell>
        </table:table-row>
        <table:table-row table:style-name="ro1">
          <table:table-cell office:value-type="float" office:value="10475011" calcext:value-type="float">
            <text:p>10475011</text:p>
          </table:table-cell>
          <table:table-cell office:value-type="float" office:value="10475386" calcext:value-type="float">
            <text:p>10475386</text:p>
          </table:table-cell>
          <table:table-cell office:value-type="string" calcext:value-type="string">
            <text:p>non_sexist</text:p>
          </table:table-cell>
          <table:table-cell office:value-type="string" calcext:value-type="string">
            <text:p>Мам, это всё ради учёбы. Бедные дети...</text:p>
          </table:table-cell>
        </table:table-row>
        <table:table-row table:style-name="ro14">
          <table:table-cell office:value-type="float" office:value="10475011" calcext:value-type="float">
            <text:p>10475011</text:p>
          </table:table-cell>
          <table:table-cell office:value-type="float" office:value="10475390" calcext:value-type="float">
            <text:p>10475390</text:p>
          </table:table-cell>
          <table:table-cell office:value-type="string" calcext:value-type="string">
            <text:p>sexist</text:p>
          </table:table-cell>
          <table:table-cell office:value-type="string" calcext:value-type="string">
            <text:p>Шкуры показали себя, лол</text:p>
            <text:p>А когда стало выгодно - решили попиариться.</text:p>
            <text:p>Вот и всё.</text:p>
          </table:table-cell>
        </table:table-row>
        <table:table-row table:style-name="ro1">
          <table:table-cell office:value-type="float" office:value="10475011" calcext:value-type="float">
            <text:p>10475011</text:p>
          </table:table-cell>
          <table:table-cell office:value-type="float" office:value="10475394" calcext:value-type="float">
            <text:p>10475394</text:p>
          </table:table-cell>
          <table:table-cell office:value-type="string" calcext:value-type="string">
            <text:p>non_sexist</text:p>
          </table:table-cell>
          <table:table-cell office:value-type="string" calcext:value-type="string">
            <text:p>По ссылке какая то желтая газета со сплетняМи из спид инфо</text:p>
          </table:table-cell>
        </table:table-row>
        <table:table-row table:style-name="ro1">
          <table:table-cell office:value-type="float" office:value="10475011" calcext:value-type="float">
            <text:p>10475011</text:p>
          </table:table-cell>
          <table:table-cell office:value-type="float" office:value="10475395" calcext:value-type="float">
            <text:p>10475395</text:p>
          </table:table-cell>
          <table:table-cell office:value-type="string" calcext:value-type="string">
            <text:p>sexist</text:p>
          </table:table-cell>
          <table:table-cell office:value-type="string" calcext:value-type="string">
            <text:p>Мне просто интересно, а почему тянки сразу об этом не доложили и терпели это так долго? Не допуск к какому то сраному соревнованию это такая себе угроза.</text:p>
          </table:table-cell>
        </table:table-row>
        <table:table-row table:style-name="ro2">
          <table:table-cell office:value-type="float" office:value="10475011" calcext:value-type="float">
            <text:p>10475011</text:p>
          </table:table-cell>
          <table:table-cell office:value-type="float" office:value="10475399" calcext:value-type="float">
            <text:p>10475399</text:p>
          </table:table-cell>
          <table:table-cell office:value-type="string" calcext:value-type="string">
            <text:p>sexist</text:p>
          </table:table-cell>
          <table:table-cell office:value-type="string" calcext:value-type="string">
            <text:p>но мама ответила Алине, что ее же «не изнасиловали, значит, и рассказывать нечего».</text:p>
            <text:p/>
            <text:p>Збс мама. "Когда убьют, тогда и приходите" 👍🏻</text:p>
          </table:table-cell>
        </table:table-row>
        <table:table-row table:style-name="ro1">
          <table:table-cell office:value-type="float" office:value="10475011" calcext:value-type="float">
            <text:p>10475011</text:p>
          </table:table-cell>
          <table:table-cell office:value-type="float" office:value="10475401" calcext:value-type="float">
            <text:p>10475401</text:p>
          </table:table-cell>
          <table:table-cell office:value-type="string" calcext:value-type="string">
            <text:p>non_sexist</text:p>
          </table:table-cell>
          <table:table-cell office:value-type="string" calcext:value-type="string">
            <text:p>Хороший тренер, все бы такие были</text:p>
          </table:table-cell>
        </table:table-row>
        <table:table-row table:style-name="ro1">
          <table:table-cell office:value-type="float" office:value="10475011" calcext:value-type="float">
            <text:p>10475011</text:p>
          </table:table-cell>
          <table:table-cell office:value-type="float" office:value="10475417" calcext:value-type="float">
            <text:p>10475417</text:p>
          </table:table-cell>
          <table:table-cell office:value-type="string" calcext:value-type="string">
            <text:p>non_sexist</text:p>
          </table:table-cell>
          <table:table-cell office:value-type="string" calcext:value-type="string">
            <text:p>Спорим, он член из штанов под эту музыку доставал</text:p>
          </table:table-cell>
        </table:table-row>
        <table:table-row table:style-name="ro6">
          <table:table-cell office:value-type="float" office:value="10475011" calcext:value-type="float">
            <text:p>10475011</text:p>
          </table:table-cell>
          <table:table-cell office:value-type="float" office:value="10475439" calcext:value-type="float">
            <text:p>10475439</text:p>
          </table:table-cell>
          <table:table-cell office:value-type="string" calcext:value-type="string">
            <text:p>non_sexist</text:p>
          </table:table-cell>
          <table:table-cell office:value-type="string" calcext:value-type="string">
            <text:p>Нравится, как некоторые даже нормально не прочитали статью и уже начинают шутить. Позвольте вам напомнить, что преподаватель - это человек с определенной властью. Когда тебе 15-16 лет, ты смотришь на преподов как на сверхлюдей - кажется, что они всегда правы и не могут сделать плохого. Поэтому девушки и пугались, не знали, что сделать, как ответить. Я бы посоветовала вам оказаться в такой же ситуации, чтобы испытать то, что испытали они, вот только вряд ли вам это поможет, если вас интересует только «О, А ОнИ ЕмУ ОтСОсаЛИ иЛи НеТ????»</text:p>
            <text:p>Он угрожал снять их с соревнований, убрать из команды - это тупо давление.</text:p>
            <text:p>Почему нельзя на минуту стать людьми и просто выслушать этих девушек, а не бросаться их обвинять в том, что они «шмары».</text:p>
            <text:p>Надеюсь, что прокуратура все проверит, и уже тогда можно будет сделать окончательный вывод. Девушки, крепитесь и удачи.</text:p>
            <text:p>А всем остальным желаю вечно поднимать с пола мыло в колонии строгого режима.</text:p>
          </table:table-cell>
        </table:table-row>
        <table:table-row table:style-name="ro1">
          <table:table-cell office:value-type="float" office:value="10475011" calcext:value-type="float">
            <text:p>10475011</text:p>
          </table:table-cell>
          <table:table-cell office:value-type="float" office:value="10475484" calcext:value-type="float">
            <text:p>10475484</text:p>
          </table:table-cell>
          <table:table-cell office:value-type="string" calcext:value-type="string">
            <text:p>sexist</text:p>
          </table:table-cell>
          <table:table-cell office:value-type="string" calcext:value-type="string">
            <text:p>Девочки конечно не то что бы целочки и жертвы. Но этого п*дора надо в тюрягу, там ему подправят личную жизнь</text:p>
          </table:table-cell>
        </table:table-row>
        <table:table-row table:style-name="ro1">
          <table:table-cell office:value-type="float" office:value="10475011" calcext:value-type="float">
            <text:p>10475011</text:p>
          </table:table-cell>
          <table:table-cell office:value-type="float" office:value="10475485" calcext:value-type="float">
            <text:p>10475485</text:p>
          </table:table-cell>
          <table:table-cell office:value-type="string" calcext:value-type="string">
            <text:p>non_sexist</text:p>
          </table:table-cell>
          <table:table-cell office:value-type="string" calcext:value-type="string">
            <text:p>Нормально так подытожил))) четыре пять)))</text:p>
          </table:table-cell>
        </table:table-row>
        <table:table-row table:style-name="ro1">
          <table:table-cell office:value-type="float" office:value="10475011" calcext:value-type="float">
            <text:p>10475011</text:p>
          </table:table-cell>
          <table:table-cell office:value-type="float" office:value="10475490" calcext:value-type="float">
            <text:p>10475490</text:p>
          </table:table-cell>
          <table:table-cell office:value-type="string" calcext:value-type="string">
            <text:p>non_sexist</text:p>
          </table:table-cell>
          <table:table-cell office:value-type="string" calcext:value-type="string">
            <text:p>[id170430166|Dada], я смотрел на преподов как на долба@бов, в итоге сам получил образование преподователя）щас времена не те чтоб учитель считался сверх человеком. это просто пыль работающая за 20 рублей в месяц</text:p>
          </table:table-cell>
        </table:table-row>
        <table:table-row table:style-name="ro1">
          <table:table-cell office:value-type="float" office:value="10475011" calcext:value-type="float">
            <text:p>10475011</text:p>
          </table:table-cell>
          <table:table-cell office:value-type="float" office:value="10475515" calcext:value-type="float">
            <text:p>10475515</text:p>
          </table:table-cell>
          <table:table-cell office:value-type="string" calcext:value-type="string">
            <text:p>non_sexist</text:p>
          </table:table-cell>
          <table:table-cell office:value-type="string" calcext:value-type="string">
            <text:p>Раз два три четыре пять ИЗЭ</text:p>
          </table:table-cell>
        </table:table-row>
        <table:table-row table:style-name="ro1">
          <table:table-cell office:value-type="float" office:value="10475011" calcext:value-type="float">
            <text:p>10475011</text:p>
          </table:table-cell>
          <table:table-cell office:value-type="float" office:value="10475529" calcext:value-type="float">
            <text:p>10475529</text:p>
          </table:table-cell>
          <table:table-cell office:value-type="string" calcext:value-type="string">
            <text:p>non_sexist</text:p>
          </table:table-cell>
          <table:table-cell office:value-type="string" calcext:value-type="string">
            <text:p>Ожидаем пресс-релиз от официальных источников: "Айрат был уволен из школы уже в 2012, предан анафеме в том же году, <text:s/>а также он крымский татарин и агент госдепа</text:p>
          </table:table-cell>
        </table:table-row>
        <table:table-row table:style-name="ro2">
          <table:table-cell office:value-type="float" office:value="10475011" calcext:value-type="float">
            <text:p>10475011</text:p>
          </table:table-cell>
          <table:table-cell office:value-type="float" office:value="10475540" calcext:value-type="float">
            <text:p>10475540</text:p>
          </table:table-cell>
          <table:table-cell office:value-type="string" calcext:value-type="string">
            <text:p>non_sexist</text:p>
          </table:table-cell>
          <table:table-cell office:value-type="string" calcext:value-type="string">
            <text:p>Как я пригорела с этого поста.</text:p>
            <text:p>Он, конечно, не Чикатило, но какие-то психические отклонения у него имеются. Таких или в дурку (хотя он говорил, что тип проходил медосмотр и здоров) или в тюрьму. </text:p>
            <text:p>Отвратительно.</text:p>
          </table:table-cell>
        </table:table-row>
        <table:table-row table:style-name="ro1">
          <table:table-cell office:value-type="float" office:value="10475011" calcext:value-type="float">
            <text:p>10475011</text:p>
          </table:table-cell>
          <table:table-cell office:value-type="float" office:value="10475601" calcext:value-type="float">
            <text:p>10475601</text:p>
          </table:table-cell>
          <table:table-cell office:value-type="string" calcext:value-type="string">
            <text:p>non_sexist</text:p>
          </table:table-cell>
          <table:table-cell office:value-type="string" calcext:value-type="string">
            <text:p>По сто раз в статье повторяют одну и ту же информацию, задолбался читать то, что можно было сократить раза в два-три.</text:p>
          </table:table-cell>
        </table:table-row>
        <table:table-row table:style-name="ro1">
          <table:table-cell office:value-type="float" office:value="10475011" calcext:value-type="float">
            <text:p>10475011</text:p>
          </table:table-cell>
          <table:table-cell office:value-type="float" office:value="10475652" calcext:value-type="float">
            <text:p>10475652</text:p>
          </table:table-cell>
          <table:table-cell office:value-type="string" calcext:value-type="string">
            <text:p>non_sexist</text:p>
          </table:table-cell>
          <table:table-cell office:value-type="string" calcext:value-type="string">
            <text:p>Эм. Какие-то странные комментарии. Вы реально считаете, что манипуляции и давление это норм? Многие девочки в 16 лет еще плохо понимают, как нужно отстаивать свои границы. Даже взрослые женщины и мужчины часто ведутся на провокации, манипуляции и давление.</text:p>
          </table:table-cell>
        </table:table-row>
        <table:table-row table:style-name="ro1">
          <table:table-cell office:value-type="float" office:value="10475011" calcext:value-type="float">
            <text:p>10475011</text:p>
          </table:table-cell>
          <table:table-cell office:value-type="float" office:value="10475663" calcext:value-type="float">
            <text:p>10475663</text:p>
          </table:table-cell>
          <table:table-cell office:value-type="string" calcext:value-type="string">
            <text:p>non_sexist</text:p>
          </table:table-cell>
          <table:table-cell office:value-type="string" calcext:value-type="string">
            <text:p>Глава 1. Три нюанса. Марина, Алиса, София...</text:p>
          </table:table-cell>
        </table:table-row>
        <table:table-row table:style-name="ro1">
          <table:table-cell office:value-type="float" office:value="10475011" calcext:value-type="float">
            <text:p>10475011</text:p>
          </table:table-cell>
          <table:table-cell office:value-type="float" office:value="10475674" calcext:value-type="float">
            <text:p>10475674</text:p>
          </table:table-cell>
          <table:table-cell office:value-type="string" calcext:value-type="string">
            <text:p>non_sexist</text:p>
          </table:table-cell>
          <table:table-cell office:value-type="string" calcext:value-type="string">
            <text:p>Вы читали статью? Это же явно утка</text:p>
          </table:table-cell>
        </table:table-row>
        <table:table-row table:style-name="ro1">
          <table:table-cell office:value-type="float" office:value="10475011" calcext:value-type="float">
            <text:p>10475011</text:p>
          </table:table-cell>
          <table:table-cell office:value-type="float" office:value="10475676" calcext:value-type="float">
            <text:p>10475676</text:p>
          </table:table-cell>
          <table:table-cell office:value-type="string" calcext:value-type="string">
            <text:p>non_sexist</text:p>
          </table:table-cell>
          <table:table-cell office:value-type="string" calcext:value-type="string">
            <text:p>Я понимаю что оправдываться бессмысленно здесь. Давайте когда меня признают виновным- я готов публично пустить себе пулю в лоб. Я считаю что педофилов надо убивать так же как и многие комментаторы. Работал в школах 9 лет. При нынешней информатизации вы реально думайте можно сохранить такое ? Год? 5 лет?</text:p>
          </table:table-cell>
        </table:table-row>
        <table:table-row table:style-name="ro1">
          <table:table-cell office:value-type="float" office:value="10475011" calcext:value-type="float">
            <text:p>10475011</text:p>
          </table:table-cell>
          <table:table-cell office:value-type="float" office:value="10475692" calcext:value-type="float">
            <text:p>10475692</text:p>
          </table:table-cell>
          <table:table-cell office:value-type="string" calcext:value-type="string">
            <text:p>non_sexist</text:p>
          </table:table-cell>
          <table:table-cell office:value-type="string" calcext:value-type="string">
            <text:p>Теперь понятно как Друзь заработал хрустальною сову</text:p>
          </table:table-cell>
        </table:table-row>
        <table:table-row table:style-name="ro1">
          <table:table-cell office:value-type="float" office:value="10475011" calcext:value-type="float">
            <text:p>10475011</text:p>
          </table:table-cell>
          <table:table-cell office:value-type="float" office:value="10475704" calcext:value-type="float">
            <text:p>10475704</text:p>
          </table:table-cell>
          <table:table-cell office:value-type="string" calcext:value-type="string">
            <text:p>non_sexist</text:p>
          </table:table-cell>
          <table:table-cell office:value-type="string" calcext:value-type="string">
            <text:p>я бы запостил сюда картинку где все у друг друга сосут и так строиться иерархия сосунов, но ее удалят</text:p>
          </table:table-cell>
        </table:table-row>
        <table:table-row table:style-name="ro1">
          <table:table-cell office:value-type="float" office:value="10475011" calcext:value-type="float">
            <text:p>10475011</text:p>
          </table:table-cell>
          <table:table-cell office:value-type="float" office:value="10475706" calcext:value-type="float">
            <text:p>10475706</text:p>
          </table:table-cell>
          <table:table-cell office:value-type="string" calcext:value-type="string">
            <text:p>non_sexist</text:p>
          </table:table-cell>
          <table:table-cell office:value-type="string" calcext:value-type="string">
            <text:p>Что то слишком много мразей повылезало в комментах. Не пора ли провести разъяснительную работу при помощи целительных пзидюлей банхаммером, а, Лентач?</text:p>
          </table:table-cell>
        </table:table-row>
        <table:table-row table:style-name="ro1">
          <table:table-cell office:value-type="float" office:value="10475011" calcext:value-type="float">
            <text:p>10475011</text:p>
          </table:table-cell>
          <table:table-cell office:value-type="float" office:value="10475726" calcext:value-type="float">
            <text:p>10475726</text:p>
          </table:table-cell>
          <table:table-cell office:value-type="string" calcext:value-type="string">
            <text:p>non_sexist</text:p>
          </table:table-cell>
          <table:table-cell office:value-type="string" calcext:value-type="string">
            <text:p>Хороший тренер и занятия интересные)))</text:p>
          </table:table-cell>
        </table:table-row>
        <table:table-row table:style-name="ro1">
          <table:table-cell office:value-type="float" office:value="10475011" calcext:value-type="float">
            <text:p>10475011</text:p>
          </table:table-cell>
          <table:table-cell office:value-type="float" office:value="10475872" calcext:value-type="float">
            <text:p>10475872</text:p>
          </table:table-cell>
          <table:table-cell office:value-type="string" calcext:value-type="string">
            <text:p>non_sexist</text:p>
          </table:table-cell>
          <table:table-cell office:value-type="string" calcext:value-type="string">
            <text:p>...этими словами следует заканчивать любые диалоги с российскими чиновниками! :)</text:p>
          </table:table-cell>
        </table:table-row>
        <table:table-row table:style-name="ro1">
          <table:table-cell office:value-type="float" office:value="10475011" calcext:value-type="float">
            <text:p>10475011</text:p>
          </table:table-cell>
          <table:table-cell office:value-type="float" office:value="10475911" calcext:value-type="float">
            <text:p>10475911</text:p>
          </table:table-cell>
          <table:table-cell office:value-type="string" calcext:value-type="string">
            <text:p>sexist</text:p>
          </table:table-cell>
          <table:table-cell office:value-type="string" calcext:value-type="string">
            <text:p>Это ужасно и все такое. Но ведь...можно и не сосать?</text:p>
          </table:table-cell>
        </table:table-row>
        <table:table-row table:style-name="ro1">
          <table:table-cell office:value-type="float" office:value="10475011" calcext:value-type="float">
            <text:p>10475011</text:p>
          </table:table-cell>
          <table:table-cell office:value-type="float" office:value="10475973" calcext:value-type="float">
            <text:p>10475973</text:p>
          </table:table-cell>
          <table:table-cell office:value-type="string" calcext:value-type="string">
            <text:p>non_sexist</text:p>
          </table:table-cell>
          <table:table-cell office:value-type="string" calcext:value-type="string">
            <text:p>Как бы они себя не вели, это не оправдание для него. Взрослый, дееспособный мужик. Конечно,потом боятся сопротивляться и рассказывать о домогательствах, потому что учат, что "сама виновата". Когда кто-то изнасилует вашу сестру/дочь, скажете ей: "сама виновата"?</text:p>
          </table:table-cell>
        </table:table-row>
        <table:table-row table:style-name="ro1">
          <table:table-cell office:value-type="float" office:value="10475011" calcext:value-type="float">
            <text:p>10475011</text:p>
          </table:table-cell>
          <table:table-cell office:value-type="float" office:value="10476012" calcext:value-type="float">
            <text:p>10476012</text:p>
          </table:table-cell>
          <table:table-cell office:value-type="string" calcext:value-type="string">
            <text:p>non_sexist</text:p>
          </table:table-cell>
          <table:table-cell office:value-type="string" calcext:value-type="string">
            <text:p>Какой то он неуспешный, ни с одной не прокатило 🤣</text:p>
          </table:table-cell>
        </table:table-row>
        <table:table-row table:style-name="ro1">
          <table:table-cell office:value-type="float" office:value="10475011" calcext:value-type="float">
            <text:p>10475011</text:p>
          </table:table-cell>
          <table:table-cell office:value-type="float" office:value="10476188" calcext:value-type="float">
            <text:p>10476188</text:p>
          </table:table-cell>
          <table:table-cell office:value-type="string" calcext:value-type="string">
            <text:p>non_sexist</text:p>
          </table:table-cell>
          <table:table-cell office:value-type="string" calcext:value-type="string">
            <text:p>Ужас. И самое главное, что директора школ и заведущие учебной частью и педагоги сейчас во все глотки будут орать - не трожьте божьего одуванчика</text:p>
          </table:table-cell>
        </table:table-row>
        <table:table-row table:style-name="ro1">
          <table:table-cell office:value-type="float" office:value="10475011" calcext:value-type="float">
            <text:p>10475011</text:p>
          </table:table-cell>
          <table:table-cell office:value-type="float" office:value="10476309" calcext:value-type="float">
            <text:p>10476309</text:p>
          </table:table-cell>
          <table:table-cell office:value-type="string" calcext:value-type="string">
            <text:p>non_sexist</text:p>
          </table:table-cell>
          <table:table-cell office:value-type="string" calcext:value-type="string">
            <text:p>Расскажу про свой опыт в ответ всем, кто говорит "они сами виноваты". Я преподавал в обычной школе когда мне было примерно 26 лет, преподавал два года в девятых классах. И да, многие девятиклассницы действительно выглядят довольно взросло и бывают привлекательными как женщины. Чисто по мужски я это понимаю. Но социум на то и социум, что твоя социальная роль важнее твоей биологической когда ты находишься при исполнении. Необходимо отдавать себе отчет в том, что отношения с ученицей, даже с совершеннолетней, не говоря о детях, а) нарушают субординацию б) снижают твой авторитет как преподавателя в) могут сломать психику так или иначе зависимому от тебя человеку. Я уж не говорю о домогательствах и насилии, я говорю о добровольных отношениях. Плюс это просто неуважение к ученикам и коллегам и пренебрежение рабочим процессом. Дети в школе для того что бы учиться, а не для того что бы получать сексуальный опыт со взрослыми мужиками или даже слушать истории из их личной жизни. Все личное должно оставаться за пределами учебного заведения. Исходя из всех этих причин я никогда не допускал даже намеков на личные отношения с детьми, при этом (как мне до сих пор кажется) мне удавалось сохранить с ними взаимоуважение. Более того, сейчас, преподавая в вузе, я не могу себе представить даже намека на отношения со студентками (вполне взрослыми кстати), у меня не возникает эта мысль в голове, потому что это противоречит педагогической этике. Исходя из вышеперечисленного можно сказать следующее - случаи насилия и домогательств вряд ли будут доказаны, зная нашу систему, и персонаж скорее всего не познает радости общения с бутылкой, но пожизненно отстранить его от работы с детьми и работы в сфере образования совершенно необходимо, так как он может устроиться куда угодно - от охранника в пятерочке до бургеродела в макдаке, а потенциально поломанная психика девушек восстановлению не подлежит.</text:p>
          </table:table-cell>
        </table:table-row>
        <table:table-row table:style-name="ro5">
          <table:table-cell office:value-type="float" office:value="10475011" calcext:value-type="float">
            <text:p>10475011</text:p>
          </table:table-cell>
          <table:table-cell office:value-type="float" office:value="10476545" calcext:value-type="float">
            <text:p>10476545</text:p>
          </table:table-cell>
          <table:table-cell office:value-type="string" calcext:value-type="string">
            <text:p>non_sexist</text:p>
          </table:table-cell>
          <table:table-cell office:value-type="string" calcext:value-type="string">
            <text:p>Жаловался, что живёт с родителями и нет тёлки</text:p>
            <text:p>@</text:p>
            <text:p>Попал в тюрьму по статье педофилия</text:p>
            <text:p>#антибугурт?</text:p>
          </table:table-cell>
        </table:table-row>
        <table:table-row table:style-name="ro1">
          <table:table-cell office:value-type="float" office:value="10475011" calcext:value-type="float">
            <text:p>10475011</text:p>
          </table:table-cell>
          <table:table-cell office:value-type="float" office:value="10476559" calcext:value-type="float">
            <text:p>10476559</text:p>
          </table:table-cell>
          <table:table-cell office:value-type="string" calcext:value-type="string">
            <text:p>non_sexist</text:p>
          </table:table-cell>
          <table:table-cell office:value-type="string" calcext:value-type="string">
            <text:p>Папы пострадавших могут повторить с учителем беседу</text:p>
          </table:table-cell>
        </table:table-row>
        <table:table-row table:style-name="ro1">
          <table:table-cell office:value-type="float" office:value="10475011" calcext:value-type="float">
            <text:p>10475011</text:p>
          </table:table-cell>
          <table:table-cell office:value-type="float" office:value="10476573" calcext:value-type="float">
            <text:p>10476573</text:p>
          </table:table-cell>
          <table:table-cell office:value-type="string" calcext:value-type="string">
            <text:p>non_sexist</text:p>
          </table:table-cell>
          <table:table-cell office:value-type="string" calcext:value-type="string">
            <text:p>https://vk.com/airatmu вот зырьте, страница этого ублюдка конченного</text:p>
          </table:table-cell>
        </table:table-row>
        <table:table-row table:style-name="ro1">
          <table:table-cell office:value-type="float" office:value="10475011" calcext:value-type="float">
            <text:p>10475011</text:p>
          </table:table-cell>
          <table:table-cell office:value-type="float" office:value="10476692" calcext:value-type="float">
            <text:p>10476692</text:p>
          </table:table-cell>
          <table:table-cell office:value-type="string" calcext:value-type="string">
            <text:p>non_sexist</text:p>
          </table:table-cell>
          <table:table-cell office:value-type="string" calcext:value-type="string">
            <text:p>Ну зачем же так грубо, нужно к реальной жизни готовить: "но тогда ты мне полижешь зад"</text:p>
          </table:table-cell>
        </table:table-row>
        <table:table-row table:style-name="ro2">
          <table:table-cell office:value-type="float" office:value="10475011" calcext:value-type="float">
            <text:p>10475011</text:p>
          </table:table-cell>
          <table:table-cell office:value-type="float" office:value="10476756" calcext:value-type="float">
            <text:p>10476756</text:p>
          </table:table-cell>
          <table:table-cell office:value-type="string" calcext:value-type="string">
            <text:p>non_sexist</text:p>
          </table:table-cell>
          <table:table-cell office:value-type="string" calcext:value-type="string">
            <text:p>Вспоминается "заслуженный мучитель". Тот тоже любил жаловаться на свою "бедную несчастную жизнь". А вообще - этот тренер просто долго, последовательно и целенаправленно создавал такую атмосферу на своей работе, где "всё это нормально". Понемногу, с посиделок с алкоголем и "просто полежим вместе", поэтому все девочки из этой истории уже изначально попадали в такое общество, которое живёт по изменённым правилам. Где тренер может рассказывать про сексуальную жизнь и требовать того же от воспитанниц. Где "все знают", что некоторые школьницы делают ему минет - но раз никто не рассказывает - значит, это нормально. Где можно играть в "пожарную машинку", не останавливающуюся на красный свет. А на последнем барьере стояло "ну я такой жалкий и несчастный, я себя не контролирую". Он сделал вокруг себя пузырь в социуме - и в этом пузыре домогательства были чем-то обычным, вроде дежурства в кабинете. Иногда этот пузырь впускал что-то снаружи, иногда - выпускал из себя что-то во внешний мир, но в целом - это был свой отдельный мир, живущий по своим правилам. </text:p>
            <text:p/>
            <text:p>Поэтому глупо думать, что девочки могли применить знания и правила из "настоящего" мира в этом пузыре. Там просто не работало ничего из привычного набора. Работает тот же принцип, что с "молодыми" в армии - первое время они просто впитывают, и ничего не могут сделать, потому как разобщены. А ко времени, когда они что-то начинают решать - они уже давно и привычно живут по правилам внутренней системы. Так что выкрики "а чего они не рассказали" или "а чего они позволяли себя лапать" - это из той же оперы, что и"а почему они не рассказали офицеру, что их качают" или "а зачем вставать в шеренгу, когда тебя бить собираются, сами виноваты".</text:p>
          </table:table-cell>
        </table:table-row>
        <table:table-row table:style-name="ro1">
          <table:table-cell office:value-type="float" office:value="10475011" calcext:value-type="float">
            <text:p>10475011</text:p>
          </table:table-cell>
          <table:table-cell office:value-type="float" office:value="10476867" calcext:value-type="float">
            <text:p>10476867</text:p>
          </table:table-cell>
          <table:table-cell office:value-type="string" calcext:value-type="string">
            <text:p>non_sexist</text:p>
          </table:table-cell>
          <table:table-cell office:value-type="string" calcext:value-type="string">
            <text:p>В то время пока быдловатный скот тяфкает что мигранты европу заполонили🤗</text:p>
          </table:table-cell>
        </table:table-row>
        <table:table-row table:style-name="ro1">
          <table:table-cell office:value-type="float" office:value="10475011" calcext:value-type="float">
            <text:p>10475011</text:p>
          </table:table-cell>
          <table:table-cell office:value-type="float" office:value="10476870" calcext:value-type="float">
            <text:p>10476870</text:p>
          </table:table-cell>
          <table:table-cell office:value-type="string" calcext:value-type="string">
            <text:p>non_sexist</text:p>
          </table:table-cell>
          <table:table-cell office:value-type="string" calcext:value-type="string">
            <text:p>Ору с его статуса пять шесть</text:p>
          </table:table-cell>
        </table:table-row>
        <table:table-row table:style-name="ro1">
          <table:table-cell office:value-type="float" office:value="10475011" calcext:value-type="float">
            <text:p>10475011</text:p>
          </table:table-cell>
          <table:table-cell office:value-type="float" office:value="10476877" calcext:value-type="float">
            <text:p>10476877</text:p>
          </table:table-cell>
          <table:table-cell office:value-type="string" calcext:value-type="string">
            <text:p>non_sexist</text:p>
          </table:table-cell>
          <table:table-cell office:value-type="string" calcext:value-type="string">
            <text:p>Отчего-то его голосом прозвучало. Кроме «хвоста» мысли</text:p>
          </table:table-cell>
        </table:table-row>
        <table:table-row table:style-name="ro3">
          <table:table-cell office:value-type="float" office:value="10475011" calcext:value-type="float">
            <text:p>10475011</text:p>
          </table:table-cell>
          <table:table-cell office:value-type="float" office:value="10477109" calcext:value-type="float">
            <text:p>10477109</text:p>
          </table:table-cell>
          <table:table-cell office:value-type="string" calcext:value-type="string">
            <text:p>sexist</text:p>
          </table:table-cell>
          <table:table-cell office:value-type="string" calcext:value-type="string">
            <text:p>"При всех играет в игру «Пожарная машинка»: садится рядом с девочкой, ставит два пальца ей на колено и говорит: «Скажи «красный», когда будет некомфортно». После этого начинает «шагать» пальцами вверх по ноге, а когда девочка говорит «красный», отвечает «пожарная машинка не останавливается на красный» и делает еще несколько движений вверх."</text:p>
            <text:p>PickUp lvl 💯</text:p>
          </table:table-cell>
        </table:table-row>
        <table:table-row table:style-name="ro1">
          <table:table-cell office:value-type="float" office:value="10475011" calcext:value-type="float">
            <text:p>10475011</text:p>
          </table:table-cell>
          <table:table-cell office:value-type="float" office:value="10477132" calcext:value-type="float">
            <text:p>10477132</text:p>
          </table:table-cell>
          <table:table-cell office:value-type="string" calcext:value-type="string">
            <text:p>non_sexist</text:p>
          </table:table-cell>
          <table:table-cell office:value-type="string" calcext:value-type="string">
            <text:p>В США это называется statutory rape, даже по согласию, ибо преподаватель давит на детей своим влиянием и статусом учителя, манипулирует.</text:p>
          </table:table-cell>
        </table:table-row>
        <table:table-row table:style-name="ro1">
          <table:table-cell office:value-type="float" office:value="10475011" calcext:value-type="float">
            <text:p>10475011</text:p>
          </table:table-cell>
          <table:table-cell office:value-type="float" office:value="10477273" calcext:value-type="float">
            <text:p>10477273</text:p>
          </table:table-cell>
          <table:table-cell office:value-type="string" calcext:value-type="string">
            <text:p>non_sexist</text:p>
          </table:table-cell>
          <table:table-cell office:value-type="string" calcext:value-type="string">
            <text:p>Смотри, Петька, я сделаю тебя капитаном, а ты будешь любить свинью, но есть один нюанс!</text:p>
          </table:table-cell>
        </table:table-row>
        <table:table-row table:style-name="ro1">
          <table:table-cell office:value-type="float" office:value="10475011" calcext:value-type="float">
            <text:p>10475011</text:p>
          </table:table-cell>
          <table:table-cell office:value-type="float" office:value="10477395" calcext:value-type="float">
            <text:p>10477395</text:p>
          </table:table-cell>
          <table:table-cell office:value-type="string" calcext:value-type="string">
            <text:p>sexist</text:p>
          </table:table-cell>
          <table:table-cell office:value-type="string" calcext:value-type="string">
            <text:p>Такую статью можно сварганить про кого угодно. Он может даже до сизо не дожить, кто то из родителей устроит самосуд. А вдруг это все окажется местью журналистки?</text:p>
          </table:table-cell>
        </table:table-row>
        <table:table-row table:style-name="ro1">
          <table:table-cell office:value-type="float" office:value="10475011" calcext:value-type="float">
            <text:p>10475011</text:p>
          </table:table-cell>
          <table:table-cell office:value-type="float" office:value="10477450" calcext:value-type="float">
            <text:p>10477450</text:p>
          </table:table-cell>
          <table:table-cell office:value-type="string" calcext:value-type="string">
            <text:p>non_sexist</text:p>
          </table:table-cell>
          <table:table-cell office:value-type="string" calcext:value-type="string">
            <text:p>В тюрьме у него будет много <text:s/>нюансов</text:p>
          </table:table-cell>
        </table:table-row>
        <table:table-row table:style-name="ro1">
          <table:table-cell office:value-type="float" office:value="10475011" calcext:value-type="float">
            <text:p>10475011</text:p>
          </table:table-cell>
          <table:table-cell office:value-type="float" office:value="10477569" calcext:value-type="float">
            <text:p>10477569</text:p>
          </table:table-cell>
          <table:table-cell office:value-type="string" calcext:value-type="string">
            <text:p>sexist</text:p>
          </table:table-cell>
          <table:table-cell office:value-type="string" calcext:value-type="string">
            <text:p>Неужели ни одна из девочек не подала заявление с 2013 года? Или ему так все сходило с рук?</text:p>
          </table:table-cell>
        </table:table-row>
        <table:table-row table:style-name="ro1">
          <table:table-cell office:value-type="float" office:value="10475011" calcext:value-type="float">
            <text:p>10475011</text:p>
          </table:table-cell>
          <table:table-cell office:value-type="float" office:value="10477980" calcext:value-type="float">
            <text:p>10477980</text:p>
          </table:table-cell>
          <table:table-cell office:value-type="string" calcext:value-type="string">
            <text:p>non_sexist</text:p>
          </table:table-cell>
          <table:table-cell office:value-type="string" calcext:value-type="string">
            <text:p>Если я однажды найду волшебную лампу с джинном, то первым моим желанием будет кастрация всех педофилов, а вторым - здоровый дилдак в жопе придурков, которые пишут о том, что дети, впервые подвергшиеся домогательствам - шаболды. Это вы живете в мире шлюх. Не впутывайте сюда детей.</text:p>
          </table:table-cell>
        </table:table-row>
        <table:table-row table:style-name="ro1">
          <table:table-cell office:value-type="float" office:value="10475011" calcext:value-type="float">
            <text:p>10475011</text:p>
          </table:table-cell>
          <table:table-cell office:value-type="float" office:value="10477997" calcext:value-type="float">
            <text:p>10477997</text:p>
          </table:table-cell>
          <table:table-cell office:value-type="string" calcext:value-type="string">
            <text:p>non_sexist</text:p>
          </table:table-cell>
          <table:table-cell office:value-type="string" calcext:value-type="string">
            <text:p>Жалко девочек. Но жаль и этого педофила, <text:s/>по-человечески жаль. Иметь педофильские наклонности никому не пожелаешь. Такой человек несчастен сам и делает несчастными детишек, причем понимает это, но находит как бы "логичные" объяснения своим наклонностям, принося вред детям.</text:p>
          </table:table-cell>
        </table:table-row>
        <table:table-row table:style-name="ro1">
          <table:table-cell office:value-type="float" office:value="10475011" calcext:value-type="float">
            <text:p>10475011</text:p>
          </table:table-cell>
          <table:table-cell office:value-type="float" office:value="10478222" calcext:value-type="float">
            <text:p>10478222</text:p>
          </table:table-cell>
          <table:table-cell office:value-type="string" calcext:value-type="string">
            <text:p>non_sexist</text:p>
          </table:table-cell>
          <table:table-cell office:value-type="string" calcext:value-type="string">
            <text:p>Вспоминается старый анекдот: "Чем отличается педагог от педофила?..."</text:p>
          </table:table-cell>
        </table:table-row>
        <table:table-row table:style-name="ro1">
          <table:table-cell office:value-type="float" office:value="10475011" calcext:value-type="float">
            <text:p>10475011</text:p>
          </table:table-cell>
          <table:table-cell office:value-type="float" office:value="10478417" calcext:value-type="float">
            <text:p>10478417</text:p>
          </table:table-cell>
          <table:table-cell office:value-type="string" calcext:value-type="string">
            <text:p>non_sexist</text:p>
          </table:table-cell>
          <table:table-cell office:value-type="string" calcext:value-type="string">
            <text:p>все жители стран с РЕЖИМом делают нечто подобное</text:p>
          </table:table-cell>
        </table:table-row>
        <table:table-row table:style-name="ro1">
          <table:table-cell office:value-type="float" office:value="10475011" calcext:value-type="float">
            <text:p>10475011</text:p>
          </table:table-cell>
          <table:table-cell office:value-type="float" office:value="10478692" calcext:value-type="float">
            <text:p>10478692</text:p>
          </table:table-cell>
          <table:table-cell office:value-type="string" calcext:value-type="string">
            <text:p>non_sexist</text:p>
          </table:table-cell>
          <table:table-cell office:value-type="string" calcext:value-type="string">
            <text:p>А это точно не фикбук?</text:p>
          </table:table-cell>
        </table:table-row>
        <table:table-row table:style-name="ro1">
          <table:table-cell office:value-type="float" office:value="10475011" calcext:value-type="float">
            <text:p>10475011</text:p>
          </table:table-cell>
          <table:table-cell office:value-type="float" office:value="10478838" calcext:value-type="float">
            <text:p>10478838</text:p>
          </table:table-cell>
          <table:table-cell office:value-type="string" calcext:value-type="string">
            <text:p>non_sexist</text:p>
          </table:table-cell>
          <table:table-cell office:value-type="string" calcext:value-type="string">
            <text:p>Всю жизнь живу в Казани и впервые слышу про такое издание. Какая-то желтуха. А вообще, не особо впечатляет история про какого-то препода, катающего яйца к старшеклассницам, достигшим возраста сексуального согласия.</text:p>
          </table:table-cell>
        </table:table-row>
        <table:table-row table:style-name="ro1">
          <table:table-cell office:value-type="float" office:value="10269551" calcext:value-type="float">
            <text:p>10269551</text:p>
          </table:table-cell>
          <table:table-cell office:value-type="float" office:value="10269555" calcext:value-type="float">
            <text:p>10269555</text:p>
          </table:table-cell>
          <table:table-cell office:value-type="string" calcext:value-type="string">
            <text:p>non_sexist</text:p>
          </table:table-cell>
          <table:table-cell office:value-type="string" calcext:value-type="string">
            <text:p>Скоро в колониях дышать запретят</text:p>
          </table:table-cell>
        </table:table-row>
        <table:table-row table:style-name="ro1">
          <table:table-cell office:value-type="float" office:value="10269551" calcext:value-type="float">
            <text:p>10269551</text:p>
          </table:table-cell>
          <table:table-cell office:value-type="float" office:value="10269556" calcext:value-type="float">
            <text:p>10269556</text:p>
          </table:table-cell>
          <table:table-cell office:value-type="string" calcext:value-type="string">
            <text:p>non_sexist</text:p>
          </table:table-cell>
          <table:table-cell office:value-type="string" calcext:value-type="string">
            <text:p>Не то место они себе зашили. Бутылки с шампанским уже подъехали.</text:p>
          </table:table-cell>
        </table:table-row>
        <table:table-row table:style-name="ro1">
          <table:table-cell office:value-type="float" office:value="10269551" calcext:value-type="float">
            <text:p>10269551</text:p>
          </table:table-cell>
          <table:table-cell office:value-type="float" office:value="10269557" calcext:value-type="float">
            <text:p>10269557</text:p>
          </table:table-cell>
          <table:table-cell office:value-type="string" calcext:value-type="string">
            <text:p>non_sexist</text:p>
          </table:table-cell>
          <table:table-cell office:value-type="string" calcext:value-type="string">
            <text:p>раз два три бадумтсс. жду лайки</text:p>
          </table:table-cell>
        </table:table-row>
        <table:table-row table:style-name="ro2">
          <table:table-cell office:value-type="float" office:value="10269551" calcext:value-type="float">
            <text:p>10269551</text:p>
          </table:table-cell>
          <table:table-cell office:value-type="float" office:value="10269558" calcext:value-type="float">
            <text:p>10269558</text:p>
          </table:table-cell>
          <table:table-cell office:value-type="string" calcext:value-type="string">
            <text:p>sexist</text:p>
          </table:table-cell>
          <table:table-cell office:value-type="string" calcext:value-type="string">
            <text:p>Мы будем говорить о феминизме, насилии, домогательствах, о том, что все мужики козлы и уроды. Но конечно же только в Европке и США, где нам ничего не сделают, потому мы не феминистки, а социальный кудахтающий безработный и абсолютно бесполезный баласт.</text:p>
            <text:p/>
            <text:p>А вообще, всю эту тему с изнасилованиями давно превратили в способ хайпа на слезах и кошельках мужского населения планеты.</text:p>
          </table:table-cell>
        </table:table-row>
        <table:table-row table:style-name="ro1">
          <table:table-cell office:value-type="float" office:value="10269551" calcext:value-type="float">
            <text:p>10269551</text:p>
          </table:table-cell>
          <table:table-cell office:value-type="float" office:value="10269561" calcext:value-type="float">
            <text:p>10269561</text:p>
          </table:table-cell>
          <table:table-cell office:value-type="string" calcext:value-type="string">
            <text:p>non_sexist</text:p>
          </table:table-cell>
          <table:table-cell office:value-type="string" calcext:value-type="string">
            <text:p>Раз два три четыре шесть</text:p>
          </table:table-cell>
        </table:table-row>
        <table:table-row table:style-name="ro1">
          <table:table-cell office:value-type="float" office:value="10269551" calcext:value-type="float">
            <text:p>10269551</text:p>
          </table:table-cell>
          <table:table-cell office:value-type="float" office:value="10269565" calcext:value-type="float">
            <text:p>10269565</text:p>
          </table:table-cell>
          <table:table-cell office:value-type="string" calcext:value-type="string">
            <text:p>non_sexist</text:p>
          </table:table-cell>
          <table:table-cell office:value-type="string" calcext:value-type="string">
            <text:p>Spice Girls в якутской колонии из-за нарушений подписали закон об отмене Путина</text:p>
          </table:table-cell>
        </table:table-row>
        <table:table-row table:style-name="ro1">
          <table:table-cell office:value-type="float" office:value="10269551" calcext:value-type="float">
            <text:p>10269551</text:p>
          </table:table-cell>
          <table:table-cell office:value-type="float" office:value="10269566" calcext:value-type="float">
            <text:p>10269566</text:p>
          </table:table-cell>
          <table:table-cell office:value-type="string" calcext:value-type="string">
            <text:p>non_sexist</text:p>
          </table:table-cell>
          <table:table-cell office:value-type="string" calcext:value-type="string">
            <text:p>С этой толерастией уже заманали</text:p>
          </table:table-cell>
        </table:table-row>
        <table:table-row table:style-name="ro1">
          <table:table-cell office:value-type="float" office:value="10269551" calcext:value-type="float">
            <text:p>10269551</text:p>
          </table:table-cell>
          <table:table-cell office:value-type="float" office:value="10269567" calcext:value-type="float">
            <text:p>10269567</text:p>
          </table:table-cell>
          <table:table-cell office:value-type="string" calcext:value-type="string">
            <text:p>non_sexist</text:p>
          </table:table-cell>
          <table:table-cell office:value-type="string" calcext:value-type="string">
            <text:p>Роуминг отменили с 1 июня, цены повысили с 1 января</text:p>
          </table:table-cell>
        </table:table-row>
        <table:table-row table:style-name="ro1">
          <table:table-cell office:value-type="float" office:value="10269551" calcext:value-type="float">
            <text:p>10269551</text:p>
          </table:table-cell>
          <table:table-cell office:value-type="float" office:value="10269569" calcext:value-type="float">
            <text:p>10269569</text:p>
          </table:table-cell>
          <table:table-cell office:value-type="string" calcext:value-type="string">
            <text:p>non_sexist</text:p>
          </table:table-cell>
          <table:table-cell office:value-type="string" calcext:value-type="string">
            <text:p>Где про прорыв блеат? Или отмена роуминга это и есть путинский прорыв? 🤔</text:p>
          </table:table-cell>
        </table:table-row>
        <table:table-row table:style-name="ro1">
          <table:table-cell office:value-type="float" office:value="10269551" calcext:value-type="float">
            <text:p>10269551</text:p>
          </table:table-cell>
          <table:table-cell office:value-type="float" office:value="10269570" calcext:value-type="float">
            <text:p>10269570</text:p>
          </table:table-cell>
          <table:table-cell office:value-type="string" calcext:value-type="string">
            <text:p>non_sexist</text:p>
          </table:table-cell>
          <table:table-cell office:value-type="string" calcext:value-type="string">
            <text:p>Блэт, как же быстро налетели грачи. Дайте хоть раз первым написать</text:p>
          </table:table-cell>
        </table:table-row>
        <table:table-row table:style-name="ro1">
          <table:table-cell office:value-type="float" office:value="10269551" calcext:value-type="float">
            <text:p>10269551</text:p>
          </table:table-cell>
          <table:table-cell office:value-type="float" office:value="10269571" calcext:value-type="float">
            <text:p>10269571</text:p>
          </table:table-cell>
          <table:table-cell office:value-type="string" calcext:value-type="string">
            <text:p>non_sexist</text:p>
          </table:table-cell>
          <table:table-cell office:value-type="string" calcext:value-type="string">
            <text:p>Пристарелая попса хайпит как может</text:p>
          </table:table-cell>
        </table:table-row>
        <table:table-row table:style-name="ro1">
          <table:table-cell office:value-type="float" office:value="10269551" calcext:value-type="float">
            <text:p>10269551</text:p>
          </table:table-cell>
          <table:table-cell office:value-type="float" office:value="10269581" calcext:value-type="float">
            <text:p>10269581</text:p>
          </table:table-cell>
          <table:table-cell office:value-type="string" calcext:value-type="string">
            <text:p>non_sexist</text:p>
          </table:table-cell>
          <table:table-cell office:value-type="string" calcext:value-type="string">
            <text:p>Ветерану тоже газ отключили за долги зимой? Или когда дрова колол в 113 лет, сердечко прихватило?</text:p>
          </table:table-cell>
        </table:table-row>
        <table:table-row table:style-name="ro1">
          <table:table-cell office:value-type="float" office:value="10269551" calcext:value-type="float">
            <text:p>10269551</text:p>
          </table:table-cell>
          <table:table-cell office:value-type="float" office:value="10269583" calcext:value-type="float">
            <text:p>10269583</text:p>
          </table:table-cell>
          <table:table-cell office:value-type="string" calcext:value-type="string">
            <text:p>non_sexist</text:p>
          </table:table-cell>
          <table:table-cell office:value-type="string" calcext:value-type="string">
            <text:p>Наверное 10-ый раз уже роуминг отменил, и каждый из них победный</text:p>
          </table:table-cell>
        </table:table-row>
        <table:table-row table:style-name="ro1">
          <table:table-cell office:value-type="float" office:value="10269551" calcext:value-type="float">
            <text:p>10269551</text:p>
          </table:table-cell>
          <table:table-cell office:value-type="float" office:value="10269584" calcext:value-type="float">
            <text:p>10269584</text:p>
          </table:table-cell>
          <table:table-cell office:value-type="string" calcext:value-type="string">
            <text:p>non_sexist</text:p>
          </table:table-cell>
          <table:table-cell office:value-type="string" calcext:value-type="string">
            <text:p>У меня были наклейки на холодильнике спайс герлз</text:p>
          </table:table-cell>
        </table:table-row>
        <table:table-row table:style-name="ro1">
          <table:table-cell office:value-type="float" office:value="10269551" calcext:value-type="float">
            <text:p>10269551</text:p>
          </table:table-cell>
          <table:table-cell office:value-type="float" office:value="10269587" calcext:value-type="float">
            <text:p>10269587</text:p>
          </table:table-cell>
          <table:table-cell office:value-type="string" calcext:value-type="string">
            <text:p>non_sexist</text:p>
          </table:table-cell>
          <table:table-cell office:value-type="string" calcext:value-type="string">
            <text:p>М-да, всё хуже и хуже с этой темой. Теперь ещё и песни переписывать. Вот и диктатура толерантности.</text:p>
          </table:table-cell>
        </table:table-row>
        <table:table-row table:style-name="ro2">
          <table:table-cell office:value-type="float" office:value="10269551" calcext:value-type="float">
            <text:p>10269551</text:p>
          </table:table-cell>
          <table:table-cell office:value-type="float" office:value="10269592" calcext:value-type="float">
            <text:p>10269592</text:p>
          </table:table-cell>
          <table:table-cell office:value-type="string" calcext:value-type="string">
            <text:p>sexist</text:p>
          </table:table-cell>
          <table:table-cell office:value-type="string" calcext:value-type="string">
            <text:p>Spice Girls перепишут свои хиты из-за движения против домогательств и насилия</text:p>
            <text:p/>
            <text:p>Не стоит прогибаться под изменчивый мир, пусть лучше он прогнётся под нас.</text:p>
          </table:table-cell>
        </table:table-row>
        <table:table-row table:style-name="ro1">
          <table:table-cell office:value-type="float" office:value="10269551" calcext:value-type="float">
            <text:p>10269551</text:p>
          </table:table-cell>
          <table:table-cell office:value-type="float" office:value="10269596" calcext:value-type="float">
            <text:p>10269596</text:p>
          </table:table-cell>
          <table:table-cell office:value-type="string" calcext:value-type="string">
            <text:p>sexist</text:p>
          </table:table-cell>
          <table:table-cell office:value-type="string" calcext:value-type="string">
            <text:p>Вот и старухи Spice Girls решили хайпануть на модной нынче теме.</text:p>
          </table:table-cell>
        </table:table-row>
        <table:table-row table:style-name="ro1">
          <table:table-cell office:value-type="float" office:value="10269551" calcext:value-type="float">
            <text:p>10269551</text:p>
          </table:table-cell>
          <table:table-cell office:value-type="float" office:value="10269602" calcext:value-type="float">
            <text:p>10269602</text:p>
          </table:table-cell>
          <table:table-cell office:value-type="string" calcext:value-type="string">
            <text:p>non_sexist</text:p>
          </table:table-cell>
          <table:table-cell office:value-type="string" calcext:value-type="string">
            <text:p>Spice Girls видимо действительно спайс))))</text:p>
          </table:table-cell>
        </table:table-row>
        <table:table-row table:style-name="ro1">
          <table:table-cell office:value-type="float" office:value="10269551" calcext:value-type="float">
            <text:p>10269551</text:p>
          </table:table-cell>
          <table:table-cell office:value-type="float" office:value="10269605" calcext:value-type="float">
            <text:p>10269605</text:p>
          </table:table-cell>
          <table:table-cell office:value-type="string" calcext:value-type="string">
            <text:p>non_sexist</text:p>
          </table:table-cell>
          <table:table-cell office:value-type="string" calcext:value-type="string">
            <text:p>как-то пудинг разошелся с этими подписями адекватных законов. небось знает что-то про 2019, шельмец!</text:p>
          </table:table-cell>
        </table:table-row>
        <table:table-row table:style-name="ro5">
          <table:table-cell office:value-type="float" office:value="10269551" calcext:value-type="float">
            <text:p>10269551</text:p>
          </table:table-cell>
          <table:table-cell office:value-type="float" office:value="10269613" calcext:value-type="float">
            <text:p>10269613</text:p>
          </table:table-cell>
          <table:table-cell office:value-type="string" calcext:value-type="string">
            <text:p>non_sexist</text:p>
          </table:table-cell>
          <table:table-cell office:value-type="string" calcext:value-type="string">
            <text:p>Сделать куйню</text:p>
            <text:p>Немного подправить куйню</text:p>
            <text:p>Получить профит с рейтингов</text:p>
            <text:p>Встретить нг</text:p>
          </table:table-cell>
        </table:table-row>
        <table:table-row table:style-name="ro1">
          <table:table-cell office:value-type="float" office:value="10269551" calcext:value-type="float">
            <text:p>10269551</text:p>
          </table:table-cell>
          <table:table-cell office:value-type="float" office:value="10269619" calcext:value-type="float">
            <text:p>10269619</text:p>
          </table:table-cell>
          <table:table-cell office:value-type="string" calcext:value-type="string">
            <text:p>non_sexist</text:p>
          </table:table-cell>
          <table:table-cell office:value-type="string" calcext:value-type="string">
            <text:p>Плюс еще один утвержденный нормальный закон. Неплохая тенденция.</text:p>
          </table:table-cell>
        </table:table-row>
        <table:table-row table:style-name="ro1">
          <table:table-cell office:value-type="float" office:value="10269551" calcext:value-type="float">
            <text:p>10269551</text:p>
          </table:table-cell>
          <table:table-cell office:value-type="float" office:value="10269622" calcext:value-type="float">
            <text:p>10269622</text:p>
          </table:table-cell>
          <table:table-cell office:value-type="string" calcext:value-type="string">
            <text:p>non_sexist</text:p>
          </table:table-cell>
          <table:table-cell office:value-type="string" calcext:value-type="string">
            <text:p>вот ведь какие ленивые эти блатные...жувать казенные харчи и то не хотят сами. придется их капельницей через вену или клизмой через анус кормить</text:p>
          </table:table-cell>
        </table:table-row>
        <table:table-row table:style-name="ro1">
          <table:table-cell office:value-type="float" office:value="10269551" calcext:value-type="float">
            <text:p>10269551</text:p>
          </table:table-cell>
          <table:table-cell office:value-type="float" office:value="10269624" calcext:value-type="float">
            <text:p>10269624</text:p>
          </table:table-cell>
          <table:table-cell office:value-type="string" calcext:value-type="string">
            <text:p>sexist</text:p>
          </table:table-cell>
          <table:table-cell office:value-type="string" calcext:value-type="string">
            <text:p>Спайсные девки делают всё, чтоб напомнить о себе, но их селёдки давно уж протухли, так что заранее гг.</text:p>
          </table:table-cell>
        </table:table-row>
        <table:table-row table:style-name="ro2">
          <table:table-cell office:value-type="float" office:value="10269551" calcext:value-type="float">
            <text:p>10269551</text:p>
          </table:table-cell>
          <table:table-cell office:value-type="float" office:value="10269632" calcext:value-type="float">
            <text:p>10269632</text:p>
          </table:table-cell>
          <table:table-cell office:value-type="string" calcext:value-type="string">
            <text:p>sexist</text:p>
          </table:table-cell>
          <table:table-cell office:value-type="string" calcext:value-type="string">
            <text:p>Общество: мы либеральное и демократичное общество! Мы за свободу слова и мысли!</text:p>
            <text:p>Кто-то: *пишет трек*</text:p>
            <text:p>Общество: там не поется о женщинах/геях/лесбиянках/трансгендерах/прочей фигне/черных/азиатах/арабах/о прочей фигне. Переделывай.</text:p>
          </table:table-cell>
        </table:table-row>
        <table:table-row table:style-name="ro1">
          <table:table-cell office:value-type="float" office:value="10269551" calcext:value-type="float">
            <text:p>10269551</text:p>
          </table:table-cell>
          <table:table-cell office:value-type="float" office:value="10269633" calcext:value-type="float">
            <text:p>10269633</text:p>
          </table:table-cell>
          <table:table-cell office:value-type="string" calcext:value-type="string">
            <text:p>non_sexist</text:p>
          </table:table-cell>
          <table:table-cell office:value-type="string" calcext:value-type="string">
            <text:p>Путин подписал закон об очередном давление на экономику.</text:p>
          </table:table-cell>
        </table:table-row>
        <table:table-row table:style-name="ro1">
          <table:table-cell office:value-type="float" office:value="10269551" calcext:value-type="float">
            <text:p>10269551</text:p>
          </table:table-cell>
          <table:table-cell office:value-type="float" office:value="10269645" calcext:value-type="float">
            <text:p>10269645</text:p>
          </table:table-cell>
          <table:table-cell office:value-type="string" calcext:value-type="string">
            <text:p>non_sexist</text:p>
          </table:table-cell>
          <table:table-cell office:value-type="string" calcext:value-type="string">
            <text:p>Толерасты достали. Не нравится — не слушай. Но они хотят, чтобы и остальные не слушали.</text:p>
          </table:table-cell>
        </table:table-row>
        <table:table-row table:style-name="ro1">
          <table:table-cell office:value-type="float" office:value="10269551" calcext:value-type="float">
            <text:p>10269551</text:p>
          </table:table-cell>
          <table:table-cell office:value-type="float" office:value="10269693" calcext:value-type="float">
            <text:p>10269693</text:p>
          </table:table-cell>
          <table:table-cell office:value-type="string" calcext:value-type="string">
            <text:p>sexist</text:p>
          </table:table-cell>
          <table:table-cell office:value-type="string" calcext:value-type="string">
            <text:p>ля, тупые деффки герлз еще поют.</text:p>
          </table:table-cell>
        </table:table-row>
        <table:table-row table:style-name="ro1">
          <table:table-cell office:value-type="float" office:value="10269551" calcext:value-type="float">
            <text:p>10269551</text:p>
          </table:table-cell>
          <table:table-cell office:value-type="float" office:value="10269712" calcext:value-type="float">
            <text:p>10269712</text:p>
          </table:table-cell>
          <table:table-cell office:value-type="string" calcext:value-type="string">
            <text:p>non_sexist</text:p>
          </table:table-cell>
          <table:table-cell office:value-type="string" calcext:value-type="string">
            <text:p>Вы ссылку то откройте ваще пофиг на все эти новости в Америке человек до 113!!! Лет дожил причем 3 года в армии <text:s/>был и на войне.</text:p>
          </table:table-cell>
        </table:table-row>
        <table:table-row table:style-name="ro1">
          <table:table-cell office:value-type="float" office:value="10269551" calcext:value-type="float">
            <text:p>10269551</text:p>
          </table:table-cell>
          <table:table-cell office:value-type="float" office:value="10269714" calcext:value-type="float">
            <text:p>10269714</text:p>
          </table:table-cell>
          <table:table-cell office:value-type="string" calcext:value-type="string">
            <text:p>sexist</text:p>
          </table:table-cell>
          <table:table-cell office:value-type="string" calcext:value-type="string">
            <text:p>Всегда немного удивляло, что на западе, где вроде как пропихивается идея о свободе слова, парарельно этому травят людей за их мысли, которые они изложили в интернете. Ну вот решил муд*к написать, что женщины не люди, это его право на свободное выражение данном мысли. Однако феменистки сразу среагирубт, и в лучшем случае попросят просто удолить, в худшем затравят человека. Лицемерие какое то</text:p>
          </table:table-cell>
        </table:table-row>
        <table:table-row table:style-name="ro1">
          <table:table-cell office:value-type="float" office:value="10269551" calcext:value-type="float">
            <text:p>10269551</text:p>
          </table:table-cell>
          <table:table-cell office:value-type="float" office:value="10269725" calcext:value-type="float">
            <text:p>10269725</text:p>
          </table:table-cell>
          <table:table-cell office:value-type="string" calcext:value-type="string">
            <text:p>non_sexist</text:p>
          </table:table-cell>
          <table:table-cell office:value-type="string" calcext:value-type="string">
            <text:p>мржет быть до сих пор не кормят в тюрьмах777</text:p>
          </table:table-cell>
        </table:table-row>
        <table:table-row table:style-name="ro1">
          <table:table-cell office:value-type="float" office:value="10269551" calcext:value-type="float">
            <text:p>10269551</text:p>
          </table:table-cell>
          <table:table-cell office:value-type="float" office:value="10269749" calcext:value-type="float">
            <text:p>10269749</text:p>
          </table:table-cell>
          <table:table-cell office:value-type="string" calcext:value-type="string">
            <text:p>non_sexist</text:p>
          </table:table-cell>
          <table:table-cell office:value-type="string" calcext:value-type="string">
            <text:p>Отмена роуминга, спасибо👍👍👍, четыре, пять.</text:p>
          </table:table-cell>
        </table:table-row>
        <table:table-row table:style-name="ro1">
          <table:table-cell office:value-type="float" office:value="10269551" calcext:value-type="float">
            <text:p>10269551</text:p>
          </table:table-cell>
          <table:table-cell office:value-type="float" office:value="10269776" calcext:value-type="float">
            <text:p>10269776</text:p>
          </table:table-cell>
          <table:table-cell office:value-type="string" calcext:value-type="string">
            <text:p>non_sexist</text:p>
          </table:table-cell>
          <table:table-cell office:value-type="string" calcext:value-type="string">
            <text:p>Другие законы подписанные Путиным. Смотреть без регистрации и SMS.</text:p>
          </table:table-cell>
        </table:table-row>
        <table:table-row table:style-name="ro1">
          <table:table-cell office:value-type="float" office:value="10269551" calcext:value-type="float">
            <text:p>10269551</text:p>
          </table:table-cell>
          <table:table-cell office:value-type="float" office:value="10269791" calcext:value-type="float">
            <text:p>10269791</text:p>
          </table:table-cell>
          <table:table-cell office:value-type="string" calcext:value-type="string">
            <text:p>non_sexist</text:p>
          </table:table-cell>
          <table:table-cell office:value-type="string" calcext:value-type="string">
            <text:p>Международные звонки отмените тоже, пожалуйста</text:p>
          </table:table-cell>
        </table:table-row>
        <table:table-row table:style-name="ro1">
          <table:table-cell office:value-type="float" office:value="10269551" calcext:value-type="float">
            <text:p>10269551</text:p>
          </table:table-cell>
          <table:table-cell office:value-type="float" office:value="10269822" calcext:value-type="float">
            <text:p>10269822</text:p>
          </table:table-cell>
          <table:table-cell office:value-type="string" calcext:value-type="string">
            <text:p>non_sexist</text:p>
          </table:table-cell>
          <table:table-cell office:value-type="string" calcext:value-type="string">
            <text:p>Spice girls? Они ещё живые?</text:p>
          </table:table-cell>
        </table:table-row>
        <table:table-row table:style-name="ro1">
          <table:table-cell office:value-type="float" office:value="10269551" calcext:value-type="float">
            <text:p>10269551</text:p>
          </table:table-cell>
          <table:table-cell office:value-type="float" office:value="10269849" calcext:value-type="float">
            <text:p>10269849</text:p>
          </table:table-cell>
          <table:table-cell office:value-type="string" calcext:value-type="string">
            <text:p>non_sexist</text:p>
          </table:table-cell>
          <table:table-cell office:value-type="string" calcext:value-type="string">
            <text:p>У нас все ветераны в России так выглядят! Такие же счастливые улыбки! И улицы в их честь называют</text:p>
          </table:table-cell>
        </table:table-row>
        <table:table-row table:style-name="ro1">
          <table:table-cell office:value-type="float" office:value="10269551" calcext:value-type="float">
            <text:p>10269551</text:p>
          </table:table-cell>
          <table:table-cell office:value-type="float" office:value="10269890" calcext:value-type="float">
            <text:p>10269890</text:p>
          </table:table-cell>
          <table:table-cell office:value-type="string" calcext:value-type="string">
            <text:p>non_sexist</text:p>
          </table:table-cell>
          <table:table-cell office:value-type="string" calcext:value-type="string">
            <text:p>Русская классика - беспокоиться о влиянии феминизма и толерантности в других странах, пока в самой России ими и не пахнет</text:p>
          </table:table-cell>
        </table:table-row>
        <table:table-row table:style-name="ro1">
          <table:table-cell office:value-type="float" office:value="10269551" calcext:value-type="float">
            <text:p>10269551</text:p>
          </table:table-cell>
          <table:table-cell office:value-type="float" office:value="10269918" calcext:value-type="float">
            <text:p>10269918</text:p>
          </table:table-cell>
          <table:table-cell office:value-type="string" calcext:value-type="string">
            <text:p>sexist</text:p>
          </table:table-cell>
          <table:table-cell office:value-type="string" calcext:value-type="string">
            <text:p>Spice Girl перепишут свои хиты потому что старым не хватаете кеша, домогательства отличный повод</text:p>
          </table:table-cell>
        </table:table-row>
        <table:table-row table:style-name="ro1">
          <table:table-cell office:value-type="float" office:value="10269551" calcext:value-type="float">
            <text:p>10269551</text:p>
          </table:table-cell>
          <table:table-cell office:value-type="float" office:value="10269933" calcext:value-type="float">
            <text:p>10269933</text:p>
          </table:table-cell>
          <table:table-cell office:value-type="string" calcext:value-type="string">
            <text:p>non_sexist</text:p>
          </table:table-cell>
          <table:table-cell office:value-type="string" calcext:value-type="string">
            <text:p>То есть отменят * особые условия тарифов для некоторых регионов России (вроде Крыма)?</text:p>
          </table:table-cell>
        </table:table-row>
        <table:table-row table:style-name="ro1">
          <table:table-cell office:value-type="float" office:value="10269551" calcext:value-type="float">
            <text:p>10269551</text:p>
          </table:table-cell>
          <table:table-cell office:value-type="float" office:value="10269956" calcext:value-type="float">
            <text:p>10269956</text:p>
          </table:table-cell>
          <table:table-cell office:value-type="string" calcext:value-type="string">
            <text:p>non_sexist</text:p>
          </table:table-cell>
          <table:table-cell office:value-type="string" calcext:value-type="string">
            <text:p>Да как же вы достали со своим «отмена роуминга»! Роуминг — это то, что у вас телефон вообще работает за пределами домашнего региона. «Отменой роуминга» это было бы, если бы теперь при поездках за пределы своей области нужно было местную симку покупать.</text:p>
          </table:table-cell>
        </table:table-row>
        <table:table-row table:style-name="ro3">
          <table:table-cell office:value-type="float" office:value="10269551" calcext:value-type="float">
            <text:p>10269551</text:p>
          </table:table-cell>
          <table:table-cell office:value-type="float" office:value="10270188" calcext:value-type="float">
            <text:p>10270188</text:p>
          </table:table-cell>
          <table:table-cell office:value-type="string" calcext:value-type="string">
            <text:p>non_sexist</text:p>
          </table:table-cell>
          <table:table-cell office:value-type="string" calcext:value-type="string">
            <text:p>Иф ю ванна би май лавэр</text:p>
            <text:p> *звуки домогательств*</text:p>
          </table:table-cell>
        </table:table-row>
        <table:table-row table:style-name="ro1">
          <table:table-cell office:value-type="float" office:value="10269551" calcext:value-type="float">
            <text:p>10269551</text:p>
          </table:table-cell>
          <table:table-cell office:value-type="float" office:value="10270206" calcext:value-type="float">
            <text:p>10270206</text:p>
          </table:table-cell>
          <table:table-cell office:value-type="string" calcext:value-type="string">
            <text:p>non_sexist</text:p>
          </table:table-cell>
          <table:table-cell office:value-type="string" calcext:value-type="string">
            <text:p>Почему на телефоне написано off, а свайп справа ( on )?</text:p>
          </table:table-cell>
        </table:table-row>
        <table:table-row table:style-name="ro1">
          <table:table-cell office:value-type="float" office:value="10269551" calcext:value-type="float">
            <text:p>10269551</text:p>
          </table:table-cell>
          <table:table-cell office:value-type="float" office:value="10270226" calcext:value-type="float">
            <text:p>10270226</text:p>
          </table:table-cell>
          <table:table-cell office:value-type="string" calcext:value-type="string">
            <text:p>non_sexist</text:p>
          </table:table-cell>
          <table:table-cell office:value-type="string" calcext:value-type="string">
            <text:p>Скоро на покупку телефона у Верховного письменное разрешение будем спрашивать...</text:p>
          </table:table-cell>
        </table:table-row>
        <table:table-row table:style-name="ro1">
          <table:table-cell office:value-type="float" office:value="10269551" calcext:value-type="float">
            <text:p>10269551</text:p>
          </table:table-cell>
          <table:table-cell office:value-type="float" office:value="10270301" calcext:value-type="float">
            <text:p>10270301</text:p>
          </table:table-cell>
          <table:table-cell office:value-type="string" calcext:value-type="string">
            <text:p>sexist</text:p>
          </table:table-cell>
          <table:table-cell office:value-type="string" calcext:value-type="string">
            <text:p>А Кобейну тоже придётся Rape me переписывать "из-за движения против домогательств и насилия"?</text:p>
          </table:table-cell>
        </table:table-row>
        <table:table-row table:style-name="ro1">
          <table:table-cell office:value-type="float" office:value="10269551" calcext:value-type="float">
            <text:p>10269551</text:p>
          </table:table-cell>
          <table:table-cell office:value-type="float" office:value="10270354" calcext:value-type="float">
            <text:p>10270354</text:p>
          </table:table-cell>
          <table:table-cell office:value-type="string" calcext:value-type="string">
            <text:p>non_sexist</text:p>
          </table:table-cell>
          <table:table-cell office:value-type="string" calcext:value-type="string">
            <text:p>Надо зашивать глаза всей страной, перед выборами</text:p>
          </table:table-cell>
        </table:table-row>
        <table:table-row table:style-name="ro1">
          <table:table-cell office:value-type="float" office:value="10269551" calcext:value-type="float">
            <text:p>10269551</text:p>
          </table:table-cell>
          <table:table-cell office:value-type="float" office:value="10270624" calcext:value-type="float">
            <text:p>10270624</text:p>
          </table:table-cell>
          <table:table-cell office:value-type="string" calcext:value-type="string">
            <text:p>non_sexist</text:p>
          </table:table-cell>
          <table:table-cell office:value-type="string" calcext:value-type="string">
            <text:p>Отмена роуминга?мда.ок.тогда можно цены не повышать то?</text:p>
          </table:table-cell>
        </table:table-row>
        <table:table-row table:style-name="ro1">
          <table:table-cell office:value-type="float" office:value="10269551" calcext:value-type="float">
            <text:p>10269551</text:p>
          </table:table-cell>
          <table:table-cell office:value-type="float" office:value="10270966" calcext:value-type="float">
            <text:p>10270966</text:p>
          </table:table-cell>
          <table:table-cell office:value-type="string" calcext:value-type="string">
            <text:p>non_sexist</text:p>
          </table:table-cell>
          <table:table-cell office:value-type="string" calcext:value-type="string">
            <text:p>Когда интересно журналисты научатся нормально писать новости а не копипастить и сшивать отрывки? Строчка yellow man... никакого отношения к насилию и миту не имеет, от неё отказались потому что она расистская. Сами не поняли что написали.</text:p>
          </table:table-cell>
        </table:table-row>
        <table:table-row table:style-name="ro1">
          <table:table-cell office:value-type="float" office:value="10269551" calcext:value-type="float">
            <text:p>10269551</text:p>
          </table:table-cell>
          <table:table-cell office:value-type="float" office:value="10272277" calcext:value-type="float">
            <text:p>10272277</text:p>
          </table:table-cell>
          <table:table-cell office:value-type="string" calcext:value-type="string">
            <text:p>non_sexist</text:p>
          </table:table-cell>
          <table:table-cell office:value-type="string" calcext:value-type="string">
            <text:p>If you wanna be my толерантный друг</text:p>
          </table:table-cell>
        </table:table-row>
        <table:table-row table:style-name="ro1">
          <table:table-cell office:value-type="float" office:value="10269551" calcext:value-type="float">
            <text:p>10269551</text:p>
          </table:table-cell>
          <table:table-cell office:value-type="float" office:value="10272510" calcext:value-type="float">
            <text:p>10272510</text:p>
          </table:table-cell>
          <table:table-cell office:value-type="string" calcext:value-type="string">
            <text:p>non_sexist</text:p>
          </table:table-cell>
          <table:table-cell office:value-type="string" calcext:value-type="string">
            <text:p>Спайс герлз Иконы, Легенды и Дивы 👑👑👑👑👑</text:p>
          </table:table-cell>
        </table:table-row>
        <table:table-row table:style-name="ro1">
          <table:table-cell office:value-type="float" office:value="10269551" calcext:value-type="float">
            <text:p>10269551</text:p>
          </table:table-cell>
          <table:table-cell office:value-type="float" office:value="10273010" calcext:value-type="float">
            <text:p>10273010</text:p>
          </table:table-cell>
          <table:table-cell office:value-type="string" calcext:value-type="string">
            <text:p>non_sexist</text:p>
          </table:table-cell>
          <table:table-cell office:value-type="string" calcext:value-type="string">
            <text:p>Что так этот запрет роуминга форсят? Как будто вы по регионам катаетесь))</text:p>
          </table:table-cell>
        </table:table-row>
        <table:table-row table:style-name="ro1">
          <table:table-cell office:value-type="float" office:value="10269551" calcext:value-type="float">
            <text:p>10269551</text:p>
          </table:table-cell>
          <table:table-cell office:value-type="float" office:value="10273229" calcext:value-type="float">
            <text:p>10273229</text:p>
          </table:table-cell>
          <table:table-cell office:value-type="string" calcext:value-type="string">
            <text:p>non_sexist</text:p>
          </table:table-cell>
          <table:table-cell office:value-type="string" calcext:value-type="string">
            <text:p>Это уже Spice Granny получается.</text:p>
          </table:table-cell>
        </table:table-row>
        <table:table-row table:style-name="ro1">
          <table:table-cell office:value-type="float" office:value="10269551" calcext:value-type="float">
            <text:p>10269551</text:p>
          </table:table-cell>
          <table:table-cell office:value-type="float" office:value="10273923" calcext:value-type="float">
            <text:p>10273923</text:p>
          </table:table-cell>
          <table:table-cell office:value-type="string" calcext:value-type="string">
            <text:p>non_sexist</text:p>
          </table:table-cell>
          <table:table-cell office:value-type="string" calcext:value-type="string">
            <text:p>Путин зашил рты спайс гёрлз</text:p>
          </table:table-cell>
        </table:table-row>
        <table:table-row table:style-name="ro1">
          <table:table-cell office:value-type="float" office:value="10269551" calcext:value-type="float">
            <text:p>10269551</text:p>
          </table:table-cell>
          <table:table-cell office:value-type="float" office:value="10273977" calcext:value-type="float">
            <text:p>10273977</text:p>
          </table:table-cell>
          <table:table-cell office:value-type="string" calcext:value-type="string">
            <text:p>non_sexist</text:p>
          </table:table-cell>
          <table:table-cell office:value-type="string" calcext:value-type="string">
            <text:p>Подписал, а в каком году то отменять, в 2348-м??</text:p>
          </table:table-cell>
        </table:table-row>
        <table:table-row table:style-name="ro1">
          <table:table-cell office:value-type="float" office:value="10269551" calcext:value-type="float">
            <text:p>10269551</text:p>
          </table:table-cell>
          <table:table-cell office:value-type="float" office:value="10274074" calcext:value-type="float">
            <text:p>10274074</text:p>
          </table:table-cell>
          <table:table-cell office:value-type="string" calcext:value-type="string">
            <text:p>non_sexist</text:p>
          </table:table-cell>
          <table:table-cell office:value-type="string" calcext:value-type="string">
            <text:p>Роуминг в 2к18 ?? Надо было лет 10-15 назад делать это</text:p>
          </table:table-cell>
        </table:table-row>
        <table:table-row table:style-name="ro1">
          <table:table-cell office:value-type="float" office:value="10127158" calcext:value-type="float">
            <text:p>10127158</text:p>
          </table:table-cell>
          <table:table-cell office:value-type="float" office:value="10127161" calcext:value-type="float">
            <text:p>10127161</text:p>
          </table:table-cell>
          <table:table-cell office:value-type="string" calcext:value-type="string">
            <text:p>sexist</text:p>
          </table:table-cell>
          <table:table-cell office:value-type="string" calcext:value-type="string">
            <text:p>Ахаха чё прозрела внезапно?Или муж по запилу настучал?</text:p>
          </table:table-cell>
        </table:table-row>
        <table:table-row table:style-name="ro1">
          <table:table-cell office:value-type="float" office:value="10127158" calcext:value-type="float">
            <text:p>10127158</text:p>
          </table:table-cell>
          <table:table-cell office:value-type="float" office:value="10127163" calcext:value-type="float">
            <text:p>10127163</text:p>
          </table:table-cell>
          <table:table-cell office:value-type="string" calcext:value-type="string">
            <text:p>sexist</text:p>
          </table:table-cell>
          <table:table-cell office:value-type="string" calcext:value-type="string">
            <text:p>Ех, поход, муж дома мозги вправил</text:p>
          </table:table-cell>
        </table:table-row>
        <table:table-row table:style-name="ro1">
          <table:table-cell office:value-type="float" office:value="10127158" calcext:value-type="float">
            <text:p>10127158</text:p>
          </table:table-cell>
          <table:table-cell office:value-type="float" office:value="10127167" calcext:value-type="float">
            <text:p>10127167</text:p>
          </table:table-cell>
          <table:table-cell office:value-type="string" calcext:value-type="string">
            <text:p>non_sexist</text:p>
          </table:table-cell>
          <table:table-cell office:value-type="string" calcext:value-type="string">
            <text:p>это уже проституция четыре пять</text:p>
          </table:table-cell>
        </table:table-row>
        <table:table-row table:style-name="ro1">
          <table:table-cell office:value-type="float" office:value="10127158" calcext:value-type="float">
            <text:p>10127158</text:p>
          </table:table-cell>
          <table:table-cell office:value-type="float" office:value="10127168" calcext:value-type="float">
            <text:p>10127168</text:p>
          </table:table-cell>
          <table:table-cell office:value-type="string" calcext:value-type="string">
            <text:p>non_sexist</text:p>
          </table:table-cell>
          <table:table-cell office:value-type="string" calcext:value-type="string">
            <text:p>У неё просто пинг высокий</text:p>
          </table:table-cell>
        </table:table-row>
        <table:table-row table:style-name="ro3">
          <table:table-cell office:value-type="float" office:value="10127158" calcext:value-type="float">
            <text:p>10127158</text:p>
          </table:table-cell>
          <table:table-cell office:value-type="float" office:value="10127169" calcext:value-type="float">
            <text:p>10127169</text:p>
          </table:table-cell>
          <table:table-cell office:value-type="string" calcext:value-type="string">
            <text:p>non_sexist</text:p>
          </table:table-cell>
          <table:table-cell office:value-type="string" calcext:value-type="string">
            <text:p>&gt; Уполномоченная по правам человека в России</text:p>
            <text:p> Уполномоченная по тому, чего нет</text:p>
          </table:table-cell>
        </table:table-row>
        <table:table-row table:style-name="ro1">
          <table:table-cell office:value-type="float" office:value="10127158" calcext:value-type="float">
            <text:p>10127158</text:p>
          </table:table-cell>
          <table:table-cell office:value-type="float" office:value="10127172" calcext:value-type="float">
            <text:p>10127172</text:p>
          </table:table-cell>
          <table:table-cell office:value-type="string" calcext:value-type="string">
            <text:p>non_sexist</text:p>
          </table:table-cell>
          <table:table-cell office:value-type="string" calcext:value-type="string">
            <text:p>Знак Шипы ещё можно вернуть .</text:p>
          </table:table-cell>
        </table:table-row>
        <table:table-row table:style-name="ro1">
          <table:table-cell office:value-type="float" office:value="10127158" calcext:value-type="float">
            <text:p>10127158</text:p>
          </table:table-cell>
          <table:table-cell office:value-type="float" office:value="10127175" calcext:value-type="float">
            <text:p>10127175</text:p>
          </table:table-cell>
          <table:table-cell office:value-type="string" calcext:value-type="string">
            <text:p>non_sexist</text:p>
          </table:table-cell>
          <table:table-cell office:value-type="string" calcext:value-type="string">
            <text:p>Как жаль, что это доходит только по прошествии времени.</text:p>
          </table:table-cell>
        </table:table-row>
        <table:table-row table:style-name="ro1">
          <table:table-cell office:value-type="float" office:value="10127158" calcext:value-type="float">
            <text:p>10127158</text:p>
          </table:table-cell>
          <table:table-cell office:value-type="float" office:value="10127176" calcext:value-type="float">
            <text:p>10127176</text:p>
          </table:table-cell>
          <table:table-cell office:value-type="string" calcext:value-type="string">
            <text:p>non_sexist</text:p>
          </table:table-cell>
          <table:table-cell office:value-type="string" calcext:value-type="string">
            <text:p>ну хоть признала, это уже достижение для росс власти</text:p>
          </table:table-cell>
        </table:table-row>
        <table:table-row table:style-name="ro1">
          <table:table-cell office:value-type="float" office:value="10127158" calcext:value-type="float">
            <text:p>10127158</text:p>
          </table:table-cell>
          <table:table-cell office:value-type="float" office:value="10127180" calcext:value-type="float">
            <text:p>10127180</text:p>
          </table:table-cell>
          <table:table-cell office:value-type="string" calcext:value-type="string">
            <text:p>non_sexist</text:p>
          </table:table-cell>
          <table:table-cell office:value-type="string" calcext:value-type="string">
            <text:p>Балабол два три четыре пять</text:p>
          </table:table-cell>
        </table:table-row>
        <table:table-row table:style-name="ro1">
          <table:table-cell office:value-type="float" office:value="10127158" calcext:value-type="float">
            <text:p>10127158</text:p>
          </table:table-cell>
          <table:table-cell office:value-type="float" office:value="10127183" calcext:value-type="float">
            <text:p>10127183</text:p>
          </table:table-cell>
          <table:table-cell office:value-type="string" calcext:value-type="string">
            <text:p>non_sexist</text:p>
          </table:table-cell>
          <table:table-cell office:value-type="string" calcext:value-type="string">
            <text:p>Вы втираете нам какую то дичь.</text:p>
          </table:table-cell>
        </table:table-row>
        <table:table-row table:style-name="ro6">
          <table:table-cell office:value-type="float" office:value="10127158" calcext:value-type="float">
            <text:p>10127158</text:p>
          </table:table-cell>
          <table:table-cell office:value-type="float" office:value="10127184" calcext:value-type="float">
            <text:p>10127184</text:p>
          </table:table-cell>
          <table:table-cell office:value-type="string" calcext:value-type="string">
            <text:p>non_sexist</text:p>
          </table:table-cell>
          <table:table-cell office:value-type="string" calcext:value-type="string">
            <text:p>"Раз два три по почкам,</text:p>
            <text:p>раз два три по печени.</text:p>
            <text:p>Потерпи братишка, ну а мы тебя подлечим"</text:p>
            <text:p/>
            <text:p>©Татьяна Москалькова</text:p>
          </table:table-cell>
        </table:table-row>
        <table:table-row table:style-name="ro1">
          <table:table-cell office:value-type="float" office:value="10127158" calcext:value-type="float">
            <text:p>10127158</text:p>
          </table:table-cell>
          <table:table-cell office:value-type="float" office:value="10127185" calcext:value-type="float">
            <text:p>10127185</text:p>
          </table:table-cell>
          <table:table-cell office:value-type="string" calcext:value-type="string">
            <text:p>sexist</text:p>
          </table:table-cell>
          <table:table-cell office:value-type="string" calcext:value-type="string">
            <text:p>Походу кое-кого стали дома бить пять</text:p>
          </table:table-cell>
        </table:table-row>
        <table:table-row table:style-name="ro1">
          <table:table-cell office:value-type="float" office:value="10127158" calcext:value-type="float">
            <text:p>10127158</text:p>
          </table:table-cell>
          <table:table-cell office:value-type="float" office:value="10127187" calcext:value-type="float">
            <text:p>10127187</text:p>
          </table:table-cell>
          <table:table-cell office:value-type="string" calcext:value-type="string">
            <text:p>non_sexist</text:p>
          </table:table-cell>
          <table:table-cell office:value-type="string" calcext:value-type="string">
            <text:p>Принять закон, потом отменять , потом опять по циклу лишь бы показать что не просто хйуной маються</text:p>
          </table:table-cell>
        </table:table-row>
        <table:table-row table:style-name="ro1">
          <table:table-cell office:value-type="float" office:value="10127158" calcext:value-type="float">
            <text:p>10127158</text:p>
          </table:table-cell>
          <table:table-cell office:value-type="float" office:value="10127189" calcext:value-type="float">
            <text:p>10127189</text:p>
          </table:table-cell>
          <table:table-cell office:value-type="string" calcext:value-type="string">
            <text:p>non_sexist</text:p>
          </table:table-cell>
          <table:table-cell office:value-type="string" calcext:value-type="string">
            <text:p>Сначала принял, потом отменил. Идеальный баланс. Танос доволен.</text:p>
          </table:table-cell>
        </table:table-row>
        <table:table-row table:style-name="ro1">
          <table:table-cell office:value-type="float" office:value="10127158" calcext:value-type="float">
            <text:p>10127158</text:p>
          </table:table-cell>
          <table:table-cell office:value-type="float" office:value="10127190" calcext:value-type="float">
            <text:p>10127190</text:p>
          </table:table-cell>
          <table:table-cell office:value-type="string" calcext:value-type="string">
            <text:p>non_sexist</text:p>
          </table:table-cell>
          <table:table-cell office:value-type="string" calcext:value-type="string">
            <text:p>Все течет, все меняется (с)</text:p>
          </table:table-cell>
        </table:table-row>
        <table:table-row table:style-name="ro1">
          <table:table-cell office:value-type="float" office:value="10127158" calcext:value-type="float">
            <text:p>10127158</text:p>
          </table:table-cell>
          <table:table-cell office:value-type="float" office:value="10127194" calcext:value-type="float">
            <text:p>10127194</text:p>
          </table:table-cell>
          <table:table-cell office:value-type="string" calcext:value-type="string">
            <text:p>sexist</text:p>
          </table:table-cell>
          <table:table-cell office:value-type="string" calcext:value-type="string">
            <text:p>Обычная путлеровская плять,прасти госпаде душу грешную</text:p>
          </table:table-cell>
        </table:table-row>
        <table:table-row table:style-name="ro3">
          <table:table-cell office:value-type="float" office:value="10127158" calcext:value-type="float">
            <text:p>10127158</text:p>
          </table:table-cell>
          <table:table-cell office:value-type="float" office:value="10127197" calcext:value-type="float">
            <text:p>10127197</text:p>
          </table:table-cell>
          <table:table-cell office:value-type="string" calcext:value-type="string">
            <text:p>non_sexist</text:p>
          </table:table-cell>
          <table:table-cell office:value-type="string" calcext:value-type="string">
            <text:p>Закон о декриминализации побоев: принимается</text:p>
            <text:p>Москалькова, спустя несколько лет:</text:p>
          </table:table-cell>
        </table:table-row>
        <table:table-row table:style-name="ro1">
          <table:table-cell office:value-type="float" office:value="10127158" calcext:value-type="float">
            <text:p>10127158</text:p>
          </table:table-cell>
          <table:table-cell office:value-type="float" office:value="10127201" calcext:value-type="float">
            <text:p>10127201</text:p>
          </table:table-cell>
          <table:table-cell office:value-type="string" calcext:value-type="string">
            <text:p>sexist</text:p>
          </table:table-cell>
          <table:table-cell office:value-type="string" calcext:value-type="string">
            <text:p>Я свою попадью пижжю почем свет, и ничего, любит меня. Бей жену чаще, чтоб любила слаще.</text:p>
          </table:table-cell>
        </table:table-row>
        <table:table-row table:style-name="ro1">
          <table:table-cell office:value-type="float" office:value="10127158" calcext:value-type="float">
            <text:p>10127158</text:p>
          </table:table-cell>
          <table:table-cell office:value-type="float" office:value="10127202" calcext:value-type="float">
            <text:p>10127202</text:p>
          </table:table-cell>
          <table:table-cell office:value-type="string" calcext:value-type="string">
            <text:p>sexist</text:p>
          </table:table-cell>
          <table:table-cell office:value-type="string" calcext:value-type="string">
            <text:p>На самом деле, декриминализация побоев была максимально логичным и нужным изменением, поэтому оно и было принято, но чёт они начали заднюю давать, почему? 😂</text:p>
          </table:table-cell>
        </table:table-row>
        <table:table-row table:style-name="ro1">
          <table:table-cell office:value-type="float" office:value="10127158" calcext:value-type="float">
            <text:p>10127158</text:p>
          </table:table-cell>
          <table:table-cell office:value-type="float" office:value="10127205" calcext:value-type="float">
            <text:p>10127205</text:p>
          </table:table-cell>
          <table:table-cell office:value-type="string" calcext:value-type="string">
            <text:p>non_sexist</text:p>
          </table:table-cell>
          <table:table-cell office:value-type="string" calcext:value-type="string">
            <text:p>Понаберут во власть лояльных идиотов, а потом спрашивают с них как с умных.</text:p>
          </table:table-cell>
        </table:table-row>
        <table:table-row table:style-name="ro1">
          <table:table-cell office:value-type="float" office:value="10127158" calcext:value-type="float">
            <text:p>10127158</text:p>
          </table:table-cell>
          <table:table-cell office:value-type="float" office:value="10127206" calcext:value-type="float">
            <text:p>10127206</text:p>
          </table:table-cell>
          <table:table-cell office:value-type="string" calcext:value-type="string">
            <text:p>non_sexist</text:p>
          </table:table-cell>
          <table:table-cell office:value-type="string" calcext:value-type="string">
            <text:p>Ничто не забыто, все не забыто</text:p>
          </table:table-cell>
        </table:table-row>
        <table:table-row table:style-name="ro1">
          <table:table-cell office:value-type="float" office:value="10127158" calcext:value-type="float">
            <text:p>10127158</text:p>
          </table:table-cell>
          <table:table-cell office:value-type="float" office:value="10127214" calcext:value-type="float">
            <text:p>10127214</text:p>
          </table:table-cell>
          <table:table-cell office:value-type="string" calcext:value-type="string">
            <text:p>non_sexist</text:p>
          </table:table-cell>
          <table:table-cell office:value-type="string" calcext:value-type="string">
            <text:p>Не радуйтесь: это рандом. Завтра она заявит, что побои в семье снимают стресс и сближают супругов.</text:p>
          </table:table-cell>
        </table:table-row>
        <table:table-row table:style-name="ro3">
          <table:table-cell office:value-type="float" office:value="10127158" calcext:value-type="float">
            <text:p>10127158</text:p>
          </table:table-cell>
          <table:table-cell office:value-type="float" office:value="10127217" calcext:value-type="float">
            <text:p>10127217</text:p>
          </table:table-cell>
          <table:table-cell office:value-type="string" calcext:value-type="string">
            <text:p>non_sexist</text:p>
          </table:table-cell>
          <table:table-cell office:value-type="string" calcext:value-type="string">
            <text:p>Каждая кухарка, говорите?</text:p>
            <text:p>Вот так они и управляют, туда-сюда от упора до упора....</text:p>
          </table:table-cell>
        </table:table-row>
        <table:table-row table:style-name="ro1">
          <table:table-cell office:value-type="float" office:value="10127158" calcext:value-type="float">
            <text:p>10127158</text:p>
          </table:table-cell>
          <table:table-cell office:value-type="float" office:value="10127223" calcext:value-type="float">
            <text:p>10127223</text:p>
          </table:table-cell>
          <table:table-cell office:value-type="string" calcext:value-type="string">
            <text:p>non_sexist</text:p>
          </table:table-cell>
          <table:table-cell office:value-type="string" calcext:value-type="string">
            <text:p>Почему у имбицилов , насилие в семье связано с пьяным судом ?о наболевшем что-ли</text:p>
          </table:table-cell>
        </table:table-row>
        <table:table-row table:style-name="ro1">
          <table:table-cell office:value-type="float" office:value="10127158" calcext:value-type="float">
            <text:p>10127158</text:p>
          </table:table-cell>
          <table:table-cell office:value-type="float" office:value="10127225" calcext:value-type="float">
            <text:p>10127225</text:p>
          </table:table-cell>
          <table:table-cell office:value-type="string" calcext:value-type="string">
            <text:p>non_sexist</text:p>
          </table:table-cell>
          <table:table-cell office:value-type="string" calcext:value-type="string">
            <text:p>Фрикции какие то. В голове.</text:p>
          </table:table-cell>
        </table:table-row>
        <table:table-row table:style-name="ro1">
          <table:table-cell office:value-type="float" office:value="10127158" calcext:value-type="float">
            <text:p>10127158</text:p>
          </table:table-cell>
          <table:table-cell office:value-type="float" office:value="10127226" calcext:value-type="float">
            <text:p>10127226</text:p>
          </table:table-cell>
          <table:table-cell office:value-type="string" calcext:value-type="string">
            <text:p>sexist_in_co</text:p>
          </table:table-cell>
          <table:table-cell office:value-type="string" calcext:value-type="string">
            <text:p>А я считаю, что наоборот надо было ужесточать наказание.</text:p>
          </table:table-cell>
        </table:table-row>
        <table:table-row table:style-name="ro3">
          <table:table-cell office:value-type="float" office:value="10127158" calcext:value-type="float">
            <text:p>10127158</text:p>
          </table:table-cell>
          <table:table-cell office:value-type="float" office:value="10127227" calcext:value-type="float">
            <text:p>10127227</text:p>
          </table:table-cell>
          <table:table-cell office:value-type="string" calcext:value-type="string">
            <text:p>sexist</text:p>
          </table:table-cell>
          <table:table-cell office:value-type="string" calcext:value-type="string">
            <text:p>Аахахахахахах🤣🤣🤣</text:p>
            <text:p>«Муж наносит жене удары, даже легкие… Его осуждают на три года лишения свободы, она остается одна с двумя детьми, переосмыслила свое поведение, что, в принципе, она его сама достала», — говорила Москалькова.</text:p>
          </table:table-cell>
        </table:table-row>
        <table:table-row table:style-name="ro1">
          <table:table-cell office:value-type="float" office:value="10127158" calcext:value-type="float">
            <text:p>10127158</text:p>
          </table:table-cell>
          <table:table-cell office:value-type="float" office:value="10127229" calcext:value-type="float">
            <text:p>10127229</text:p>
          </table:table-cell>
          <table:table-cell office:value-type="string" calcext:value-type="string">
            <text:p>non_sexist</text:p>
          </table:table-cell>
          <table:table-cell office:value-type="string" calcext:value-type="string">
            <text:p>А выход из этой клоунады прост - СДЕЛАЙТЕ МЕНЯ УПОЛНОМОЧЕННЫМ ПО ПРАВАМ ЧЕЛОВЕКА. И всё. Все ваши проблемы решатся. Я против всего плохого и за всё хорошее. Голосуйте!</text:p>
          </table:table-cell>
        </table:table-row>
        <table:table-row table:style-name="ro1">
          <table:table-cell office:value-type="float" office:value="10127158" calcext:value-type="float">
            <text:p>10127158</text:p>
          </table:table-cell>
          <table:table-cell office:value-type="float" office:value="10127230" calcext:value-type="float">
            <text:p>10127230</text:p>
          </table:table-cell>
          <table:table-cell office:value-type="string" calcext:value-type="string">
            <text:p>non_sexist</text:p>
          </table:table-cell>
          <table:table-cell office:value-type="string" calcext:value-type="string">
            <text:p>Как становятся уполномоченными по правам человека? Объясните, плиз</text:p>
          </table:table-cell>
        </table:table-row>
        <table:table-row table:style-name="ro2">
          <table:table-cell office:value-type="float" office:value="10127158" calcext:value-type="float">
            <text:p>10127158</text:p>
          </table:table-cell>
          <table:table-cell office:value-type="float" office:value="10127233" calcext:value-type="float">
            <text:p>10127233</text:p>
          </table:table-cell>
          <table:table-cell office:value-type="string" calcext:value-type="string">
            <text:p>non_sexist</text:p>
          </table:table-cell>
          <table:table-cell office:value-type="string" calcext:value-type="string">
            <text:p>-время было такое</text:p>
            <text:p>-лично я был/была  против</text:p>
            <text:p>-что я один тогда мог/могла поделать</text:p>
          </table:table-cell>
        </table:table-row>
        <table:table-row table:style-name="ro5">
          <table:table-cell office:value-type="float" office:value="10127158" calcext:value-type="float">
            <text:p>10127158</text:p>
          </table:table-cell>
          <table:table-cell office:value-type="float" office:value="10127244" calcext:value-type="float">
            <text:p>10127244</text:p>
          </table:table-cell>
          <table:table-cell office:value-type="string" calcext:value-type="string">
            <text:p>non_sexist</text:p>
          </table:table-cell>
          <table:table-cell office:value-type="string" calcext:value-type="string">
            <text:p>- Татьяна, а правда, что крокодилы летают?</text:p>
            <text:p>- Чтооо? Кто вам такую чушь сказал?</text:p>
            <text:p>- Путин.</text:p>
            <text:p>- Вообще-то, летают. Только очень низко.</text:p>
          </table:table-cell>
        </table:table-row>
        <table:table-row table:style-name="ro1">
          <table:table-cell office:value-type="float" office:value="10127158" calcext:value-type="float">
            <text:p>10127158</text:p>
          </table:table-cell>
          <table:table-cell office:value-type="float" office:value="10127247" calcext:value-type="float">
            <text:p>10127247</text:p>
          </table:table-cell>
          <table:table-cell office:value-type="string" calcext:value-type="string">
            <text:p>sexist</text:p>
          </table:table-cell>
          <table:table-cell office:value-type="string" calcext:value-type="string">
            <text:p>резкий разворот или когда тебя дома отхуярил твой муж</text:p>
          </table:table-cell>
        </table:table-row>
        <table:table-row table:style-name="ro1">
          <table:table-cell office:value-type="float" office:value="10127158" calcext:value-type="float">
            <text:p>10127158</text:p>
          </table:table-cell>
          <table:table-cell office:value-type="float" office:value="10127252" calcext:value-type="float">
            <text:p>10127252</text:p>
          </table:table-cell>
          <table:table-cell office:value-type="string" calcext:value-type="string">
            <text:p>non_sexist</text:p>
          </table:table-cell>
          <table:table-cell office:value-type="string" calcext:value-type="string">
            <text:p>В российской политике самая популярная позиция - флюгер. В буквальном смысле : хочешь жить - умей вертеться.</text:p>
          </table:table-cell>
        </table:table-row>
        <table:table-row table:style-name="ro1">
          <table:table-cell office:value-type="float" office:value="10127158" calcext:value-type="float">
            <text:p>10127158</text:p>
          </table:table-cell>
          <table:table-cell office:value-type="float" office:value="10127254" calcext:value-type="float">
            <text:p>10127254</text:p>
          </table:table-cell>
          <table:table-cell office:value-type="string" calcext:value-type="string">
            <text:p>non_sexist</text:p>
          </table:table-cell>
          <table:table-cell office:value-type="string" calcext:value-type="string">
            <text:p>У неё просто пинг большой</text:p>
          </table:table-cell>
        </table:table-row>
        <table:table-row table:style-name="ro1">
          <table:table-cell office:value-type="float" office:value="10127158" calcext:value-type="float">
            <text:p>10127158</text:p>
          </table:table-cell>
          <table:table-cell office:value-type="float" office:value="10127259" calcext:value-type="float">
            <text:p>10127259</text:p>
          </table:table-cell>
          <table:table-cell office:value-type="string" calcext:value-type="string">
            <text:p>non_sexist</text:p>
          </table:table-cell>
          <table:table-cell office:value-type="string" calcext:value-type="string">
            <text:p>Да полюбому она зашла за пивасом в магаз после работы, а продавщица без сознания на полу валяется, потому что ее муж вырубил за то что она водяру ему не продала. Итог уполномоченная по правам идет домой без пиваса, на душе грусть тоска - надо отменять закон.</text:p>
          </table:table-cell>
        </table:table-row>
        <table:table-row table:style-name="ro1">
          <table:table-cell office:value-type="float" office:value="10127158" calcext:value-type="float">
            <text:p>10127158</text:p>
          </table:table-cell>
          <table:table-cell office:value-type="float" office:value="10127265" calcext:value-type="float">
            <text:p>10127265</text:p>
          </table:table-cell>
          <table:table-cell office:value-type="string" calcext:value-type="string">
            <text:p>non_sexist</text:p>
          </table:table-cell>
          <table:table-cell office:value-type="string" calcext:value-type="string">
            <text:p>Только в России можно стать уполномоченным по тому, чего нет.</text:p>
          </table:table-cell>
        </table:table-row>
        <table:table-row table:style-name="ro1">
          <table:table-cell office:value-type="float" office:value="10127158" calcext:value-type="float">
            <text:p>10127158</text:p>
          </table:table-cell>
          <table:table-cell office:value-type="float" office:value="10127267" calcext:value-type="float">
            <text:p>10127267</text:p>
          </table:table-cell>
          <table:table-cell office:value-type="string" calcext:value-type="string">
            <text:p>non_sexist</text:p>
          </table:table-cell>
          <table:table-cell office:value-type="string" calcext:value-type="string">
            <text:p>КРИК ДВА ТРИ ЧЕТЫРЕ ПЯТЬ</text:p>
          </table:table-cell>
        </table:table-row>
        <table:table-row table:style-name="ro1">
          <table:table-cell office:value-type="float" office:value="10127158" calcext:value-type="float">
            <text:p>10127158</text:p>
          </table:table-cell>
          <table:table-cell office:value-type="float" office:value="10127271" calcext:value-type="float">
            <text:p>10127271</text:p>
          </table:table-cell>
          <table:table-cell office:value-type="string" calcext:value-type="string">
            <text:p>non_sexist</text:p>
          </table:table-cell>
          <table:table-cell office:value-type="string" calcext:value-type="string">
            <text:p>Больше двоемыслия в это государство, больше!</text:p>
          </table:table-cell>
        </table:table-row>
        <table:table-row table:style-name="ro1">
          <table:table-cell office:value-type="float" office:value="10127158" calcext:value-type="float">
            <text:p>10127158</text:p>
          </table:table-cell>
          <table:table-cell office:value-type="float" office:value="10127281" calcext:value-type="float">
            <text:p>10127281</text:p>
          </table:table-cell>
          <table:table-cell office:value-type="string" calcext:value-type="string">
            <text:p>sexist</text:p>
          </table:table-cell>
          <table:table-cell office:value-type="string" calcext:value-type="string">
            <text:p>Когда прочувствовала закон, который продвигала, на собственной шкуре😄</text:p>
          </table:table-cell>
        </table:table-row>
        <table:table-row table:style-name="ro1">
          <table:table-cell office:value-type="float" office:value="10127158" calcext:value-type="float">
            <text:p>10127158</text:p>
          </table:table-cell>
          <table:table-cell office:value-type="float" office:value="10127282" calcext:value-type="float">
            <text:p>10127282</text:p>
          </table:table-cell>
          <table:table-cell office:value-type="string" calcext:value-type="string">
            <text:p>sexist</text:p>
          </table:table-cell>
          <table:table-cell office:value-type="string" calcext:value-type="string">
            <text:p>Тупая сука, тупая совковая сука 😡</text:p>
          </table:table-cell>
        </table:table-row>
        <table:table-row table:style-name="ro1">
          <table:table-cell office:value-type="float" office:value="10127158" calcext:value-type="float">
            <text:p>10127158</text:p>
          </table:table-cell>
          <table:table-cell office:value-type="float" office:value="10127288" calcext:value-type="float">
            <text:p>10127288</text:p>
          </table:table-cell>
          <table:table-cell office:value-type="string" calcext:value-type="string">
            <text:p>sexist</text:p>
          </table:table-cell>
          <table:table-cell office:value-type="string" calcext:value-type="string">
            <text:p>законопроект о домашнем насилии существует с 1999г. никак принять не могут. и эта, тоже - Америку открыла.....</text:p>
          </table:table-cell>
        </table:table-row>
        <table:table-row table:style-name="ro1">
          <table:table-cell office:value-type="float" office:value="10127158" calcext:value-type="float">
            <text:p>10127158</text:p>
          </table:table-cell>
          <table:table-cell office:value-type="float" office:value="10127294" calcext:value-type="float">
            <text:p>10127294</text:p>
          </table:table-cell>
          <table:table-cell office:value-type="string" calcext:value-type="string">
            <text:p>sexist</text:p>
          </table:table-cell>
          <table:table-cell office:value-type="string" calcext:value-type="string">
            <text:p>Молодец, переобулась, когда уже налетели</text:p>
          </table:table-cell>
        </table:table-row>
        <table:table-row table:style-name="ro1">
          <table:table-cell office:value-type="float" office:value="10127158" calcext:value-type="float">
            <text:p>10127158</text:p>
          </table:table-cell>
          <table:table-cell office:value-type="float" office:value="10127296" calcext:value-type="float">
            <text:p>10127296</text:p>
          </table:table-cell>
          <table:table-cell office:value-type="string" calcext:value-type="string">
            <text:p>sexist</text:p>
          </table:table-cell>
          <table:table-cell office:value-type="string" calcext:value-type="string">
            <text:p>Когда тебя отпиздил муж. Три четыре два</text:p>
          </table:table-cell>
        </table:table-row>
        <table:table-row table:style-name="ro1">
          <table:table-cell office:value-type="float" office:value="10127158" calcext:value-type="float">
            <text:p>10127158</text:p>
          </table:table-cell>
          <table:table-cell office:value-type="float" office:value="10127305" calcext:value-type="float">
            <text:p>10127305</text:p>
          </table:table-cell>
          <table:table-cell office:value-type="string" calcext:value-type="string">
            <text:p>non_sexist</text:p>
          </table:table-cell>
          <table:table-cell office:value-type="string" calcext:value-type="string">
            <text:p>Когда у властей каждодневный, когнитивный диссонанс - ничего удивительного :D</text:p>
          </table:table-cell>
        </table:table-row>
        <table:table-row table:style-name="ro1">
          <table:table-cell office:value-type="float" office:value="10127158" calcext:value-type="float">
            <text:p>10127158</text:p>
          </table:table-cell>
          <table:table-cell office:value-type="float" office:value="10127307" calcext:value-type="float">
            <text:p>10127307</text:p>
          </table:table-cell>
          <table:table-cell office:value-type="string" calcext:value-type="string">
            <text:p>sexist</text:p>
          </table:table-cell>
          <table:table-cell office:value-type="string" calcext:value-type="string">
            <text:p>Когда по возвращению её избил муж</text:p>
          </table:table-cell>
        </table:table-row>
        <table:table-row table:style-name="ro1">
          <table:table-cell office:value-type="float" office:value="10127158" calcext:value-type="float">
            <text:p>10127158</text:p>
          </table:table-cell>
          <table:table-cell office:value-type="float" office:value="10127308" calcext:value-type="float">
            <text:p>10127308</text:p>
          </table:table-cell>
          <table:table-cell office:value-type="string" calcext:value-type="string">
            <text:p>non_sexist</text:p>
          </table:table-cell>
          <table:table-cell office:value-type="string" calcext:value-type="string">
            <text:p>Похоже Светов не прогадал, рили движуха начинается</text:p>
          </table:table-cell>
        </table:table-row>
        <table:table-row table:style-name="ro1">
          <table:table-cell office:value-type="float" office:value="10127158" calcext:value-type="float">
            <text:p>10127158</text:p>
          </table:table-cell>
          <table:table-cell office:value-type="float" office:value="10127312" calcext:value-type="float">
            <text:p>10127312</text:p>
          </table:table-cell>
          <table:table-cell office:value-type="string" calcext:value-type="string">
            <text:p>sexist</text:p>
          </table:table-cell>
          <table:table-cell office:value-type="string" calcext:value-type="string">
            <text:p>На своём лице ощутила всю гениальность этого решения ?🤔¿</text:p>
          </table:table-cell>
        </table:table-row>
        <table:table-row table:style-name="ro1">
          <table:table-cell office:value-type="float" office:value="10127158" calcext:value-type="float">
            <text:p>10127158</text:p>
          </table:table-cell>
          <table:table-cell office:value-type="float" office:value="10127325" calcext:value-type="float">
            <text:p>10127325</text:p>
          </table:table-cell>
          <table:table-cell office:value-type="string" calcext:value-type="string">
            <text:p>sexist</text:p>
          </table:table-cell>
          <table:table-cell office:value-type="string" calcext:value-type="string">
            <text:p>Ее что, мужик отпиздил штоле?</text:p>
          </table:table-cell>
        </table:table-row>
        <table:table-row table:style-name="ro1">
          <table:table-cell office:value-type="float" office:value="10127158" calcext:value-type="float">
            <text:p>10127158</text:p>
          </table:table-cell>
          <table:table-cell office:value-type="float" office:value="10127326" calcext:value-type="float">
            <text:p>10127326</text:p>
          </table:table-cell>
          <table:table-cell office:value-type="string" calcext:value-type="string">
            <text:p>non_sexist</text:p>
          </table:table-cell>
          <table:table-cell office:value-type="string" calcext:value-type="string">
            <text:p>Это и есть из работа - сначала ввести, потом отменить , потом опять внести. Имитация деятельности, чтобы можно было прикрывать получение бешеной зарплаты.</text:p>
          </table:table-cell>
        </table:table-row>
        <table:table-row table:style-name="ro1">
          <table:table-cell office:value-type="float" office:value="10127158" calcext:value-type="float">
            <text:p>10127158</text:p>
          </table:table-cell>
          <table:table-cell office:value-type="float" office:value="10127335" calcext:value-type="float">
            <text:p>10127335</text:p>
          </table:table-cell>
          <table:table-cell office:value-type="string" calcext:value-type="string">
            <text:p>non_sexist</text:p>
          </table:table-cell>
          <table:table-cell office:value-type="string" calcext:value-type="string">
            <text:p>Только просмотрел стендап Поперечного "Где смеятся?" и тут эта новость. Кто от рыжего засранца тут?</text:p>
          </table:table-cell>
        </table:table-row>
        <table:table-row table:style-name="ro1">
          <table:table-cell office:value-type="float" office:value="10127158" calcext:value-type="float">
            <text:p>10127158</text:p>
          </table:table-cell>
          <table:table-cell office:value-type="float" office:value="10127338" calcext:value-type="float">
            <text:p>10127338</text:p>
          </table:table-cell>
          <table:table-cell office:value-type="string" calcext:value-type="string">
            <text:p>non_sexist</text:p>
          </table:table-cell>
          <table:table-cell office:value-type="string" calcext:value-type="string">
            <text:p>Срочно мем с кадрами из Хоббита)</text:p>
          </table:table-cell>
        </table:table-row>
        <table:table-row table:style-name="ro1">
          <table:table-cell office:value-type="float" office:value="10127158" calcext:value-type="float">
            <text:p>10127158</text:p>
          </table:table-cell>
          <table:table-cell office:value-type="float" office:value="10127342" calcext:value-type="float">
            <text:p>10127342</text:p>
          </table:table-cell>
          <table:table-cell office:value-type="string" calcext:value-type="string">
            <text:p>non_sexist</text:p>
          </table:table-cell>
          <table:table-cell office:value-type="string" calcext:value-type="string">
            <text:p>Когда усердно делаешь вид, что сидишь в кресле не просто так!</text:p>
          </table:table-cell>
        </table:table-row>
        <table:table-row table:style-name="ro4">
          <table:table-cell office:value-type="float" office:value="10127158" calcext:value-type="float">
            <text:p>10127158</text:p>
          </table:table-cell>
          <table:table-cell office:value-type="float" office:value="10127345" calcext:value-type="float">
            <text:p>10127345</text:p>
          </table:table-cell>
          <table:table-cell office:value-type="string" calcext:value-type="string">
            <text:p>non_sexist</text:p>
          </table:table-cell>
          <table:table-cell office:value-type="string" calcext:value-type="string">
            <text:p>Вопрос детского обрезания — медицинский. Ваш омбудсмен, А. Кузнецова. </text:p>
            <text:p/>
            <text:p>Расстрига Расстрига: </text:p>
            <text:p/>
            <text:p>Запомните этот день. Мы сделали ещё один шаг в ад. Детский омбудсмен России заявила, что вопрос о принудительном женском обрезании девочек — вопрос чисто медицинский. </text:p>
            <text:p>Послушайте меня, Анна Кузнецова, девочек с 5 лет в Москве калечат. Одним из них отрезают клитор. Другим из них, Анна Кузнецова, отрезают клитор и малые половые губы. Третьим, это на выбор родителей, отрезают клитор, малые половые губы, а также большие половые губы. После этого, Анна Кузнецова, остатки отрезанных больших половых губ стягивают нитками, зашивают почти по всей длинне, Анна Кузнецова. Это делается для целомудрия, Анна Кузнецова. Потом, перед свадьбой, девушке рассекают сросшиеся большие половые губы, чтобы она, Анна Кузнецова, могла услаждать мужчину. </text:p>
            <text:p>Анна Кузнецова, прежде, чем вы снова повторите, что это чисто вопрос к врачам, прежде, чем я скажу вам, Анна Кузнецова, что я вас презираю, скажите, вы не поменяли свое идиотское мнение? Вы настаиваете на своём идиотском мнении?</text:p>
          </table:table-cell>
        </table:table-row>
        <table:table-row table:style-name="ro1">
          <table:table-cell office:value-type="float" office:value="10127158" calcext:value-type="float">
            <text:p>10127158</text:p>
          </table:table-cell>
          <table:table-cell office:value-type="float" office:value="10127346" calcext:value-type="float">
            <text:p>10127346</text:p>
          </table:table-cell>
          <table:table-cell office:value-type="string" calcext:value-type="string">
            <text:p>non_sexist</text:p>
          </table:table-cell>
          <table:table-cell office:value-type="string" calcext:value-type="string">
            <text:p>Ахах, семья имеет прав не быть битым кем то внутри нее!</text:p>
          </table:table-cell>
        </table:table-row>
        <table:table-row table:style-name="ro1">
          <table:table-cell office:value-type="float" office:value="10127158" calcext:value-type="float">
            <text:p>10127158</text:p>
          </table:table-cell>
          <table:table-cell office:value-type="float" office:value="10127355" calcext:value-type="float">
            <text:p>10127355</text:p>
          </table:table-cell>
          <table:table-cell office:value-type="string" calcext:value-type="string">
            <text:p>non_sexist</text:p>
          </table:table-cell>
          <table:table-cell office:value-type="string" calcext:value-type="string">
            <text:p>Кто не соскакивает тот не Москалькова</text:p>
          </table:table-cell>
        </table:table-row>
        <table:table-row table:style-name="ro1">
          <table:table-cell office:value-type="float" office:value="10127158" calcext:value-type="float">
            <text:p>10127158</text:p>
          </table:table-cell>
          <table:table-cell office:value-type="float" office:value="10127364" calcext:value-type="float">
            <text:p>10127364</text:p>
          </table:table-cell>
          <table:table-cell office:value-type="string" calcext:value-type="string">
            <text:p>sexist</text:p>
          </table:table-cell>
          <table:table-cell office:value-type="string" calcext:value-type="string">
            <text:p>кто-то от мужа по елабу получил ?</text:p>
          </table:table-cell>
        </table:table-row>
        <table:table-row table:style-name="ro1">
          <table:table-cell office:value-type="float" office:value="10127158" calcext:value-type="float">
            <text:p>10127158</text:p>
          </table:table-cell>
          <table:table-cell office:value-type="float" office:value="10127365" calcext:value-type="float">
            <text:p>10127365</text:p>
          </table:table-cell>
          <table:table-cell office:value-type="string" calcext:value-type="string">
            <text:p>non_sexist</text:p>
          </table:table-cell>
          <table:table-cell office:value-type="string" calcext:value-type="string">
            <text:p>Под что скажут, под то и пляшет</text:p>
          </table:table-cell>
        </table:table-row>
        <table:table-row table:style-name="ro1">
          <table:table-cell office:value-type="float" office:value="10127158" calcext:value-type="float">
            <text:p>10127158</text:p>
          </table:table-cell>
          <table:table-cell office:value-type="float" office:value="10127372" calcext:value-type="float">
            <text:p>10127372</text:p>
          </table:table-cell>
          <table:table-cell office:value-type="string" calcext:value-type="string">
            <text:p>sexist</text:p>
          </table:table-cell>
          <table:table-cell office:value-type="string" calcext:value-type="string">
            <text:p>Мож ее бить начали дома</text:p>
          </table:table-cell>
        </table:table-row>
        <table:table-row table:style-name="ro1">
          <table:table-cell office:value-type="float" office:value="10127158" calcext:value-type="float">
            <text:p>10127158</text:p>
          </table:table-cell>
          <table:table-cell office:value-type="float" office:value="10127375" calcext:value-type="float">
            <text:p>10127375</text:p>
          </table:table-cell>
          <table:table-cell office:value-type="string" calcext:value-type="string">
            <text:p>sexist_in_co</text:p>
          </table:table-cell>
          <table:table-cell office:value-type="string" calcext:value-type="string">
            <text:p>Умопомраченная по правам человека. пять</text:p>
          </table:table-cell>
        </table:table-row>
        <table:table-row table:style-name="ro1">
          <table:table-cell office:value-type="float" office:value="10127158" calcext:value-type="float">
            <text:p>10127158</text:p>
          </table:table-cell>
          <table:table-cell office:value-type="float" office:value="10127380" calcext:value-type="float">
            <text:p>10127380</text:p>
          </table:table-cell>
          <table:table-cell office:value-type="string" calcext:value-type="string">
            <text:p>sexist</text:p>
          </table:table-cell>
          <table:table-cell office:value-type="string" calcext:value-type="string">
            <text:p>прозрела да не в ту сторону. в ней заговорила феминистка</text:p>
          </table:table-cell>
        </table:table-row>
        <table:table-row table:style-name="ro1">
          <table:table-cell office:value-type="float" office:value="10127158" calcext:value-type="float">
            <text:p>10127158</text:p>
          </table:table-cell>
          <table:table-cell office:value-type="float" office:value="10127381" calcext:value-type="float">
            <text:p>10127381</text:p>
          </table:table-cell>
          <table:table-cell office:value-type="string" calcext:value-type="string">
            <text:p>non_sexist</text:p>
          </table:table-cell>
          <table:table-cell office:value-type="string" calcext:value-type="string">
            <text:p>Кажется, госпожу уполномоченную наконец отпустило</text:p>
          </table:table-cell>
        </table:table-row>
        <table:table-row table:style-name="ro1">
          <table:table-cell office:value-type="float" office:value="10127158" calcext:value-type="float">
            <text:p>10127158</text:p>
          </table:table-cell>
          <table:table-cell office:value-type="float" office:value="10127383" calcext:value-type="float">
            <text:p>10127383</text:p>
          </table:table-cell>
          <table:table-cell office:value-type="string" calcext:value-type="string">
            <text:p>sexist</text:p>
          </table:table-cell>
          <table:table-cell office:value-type="string" calcext:value-type="string">
            <text:p>Видать, муж ее пиз.дить дома начал 🤣🤣🤣🤣🤣</text:p>
          </table:table-cell>
        </table:table-row>
        <table:table-row table:style-name="ro1">
          <table:table-cell office:value-type="float" office:value="10127158" calcext:value-type="float">
            <text:p>10127158</text:p>
          </table:table-cell>
          <table:table-cell office:value-type="float" office:value="10127391" calcext:value-type="float">
            <text:p>10127391</text:p>
          </table:table-cell>
          <table:table-cell office:value-type="string" calcext:value-type="string">
            <text:p>non_sexist</text:p>
          </table:table-cell>
          <table:table-cell office:value-type="string" calcext:value-type="string">
            <text:p>Орден "Сдал Назад" Первой степени</text:p>
          </table:table-cell>
        </table:table-row>
        <table:table-row table:style-name="ro1">
          <table:table-cell office:value-type="float" office:value="10127158" calcext:value-type="float">
            <text:p>10127158</text:p>
          </table:table-cell>
          <table:table-cell office:value-type="float" office:value="10127398" calcext:value-type="float">
            <text:p>10127398</text:p>
          </table:table-cell>
          <table:table-cell office:value-type="string" calcext:value-type="string">
            <text:p>non_sexist</text:p>
          </table:table-cell>
          <table:table-cell office:value-type="string" calcext:value-type="string">
            <text:p>Раз, два, три, четыре, пять</text:p>
          </table:table-cell>
        </table:table-row>
        <table:table-row table:style-name="ro1">
          <table:table-cell office:value-type="float" office:value="10127158" calcext:value-type="float">
            <text:p>10127158</text:p>
          </table:table-cell>
          <table:table-cell office:value-type="float" office:value="10127404" calcext:value-type="float">
            <text:p>10127404</text:p>
          </table:table-cell>
          <table:table-cell office:value-type="string" calcext:value-type="string">
            <text:p>sexist</text:p>
          </table:table-cell>
          <table:table-cell office:value-type="string" calcext:value-type="string">
            <text:p>Муж отпиздил наверное. Два три</text:p>
          </table:table-cell>
        </table:table-row>
        <table:table-row table:style-name="ro1">
          <table:table-cell office:value-type="float" office:value="10127158" calcext:value-type="float">
            <text:p>10127158</text:p>
          </table:table-cell>
          <table:table-cell office:value-type="float" office:value="10127406" calcext:value-type="float">
            <text:p>10127406</text:p>
          </table:table-cell>
          <table:table-cell office:value-type="string" calcext:value-type="string">
            <text:p>sexist</text:p>
          </table:table-cell>
          <table:table-cell office:value-type="string" calcext:value-type="string">
            <text:p>Одна насилие в семье поддержала,другая- отрезание клитора .наши бабы круче АББА.</text:p>
          </table:table-cell>
        </table:table-row>
        <table:table-row table:style-name="ro1">
          <table:table-cell office:value-type="float" office:value="10127158" calcext:value-type="float">
            <text:p>10127158</text:p>
          </table:table-cell>
          <table:table-cell office:value-type="float" office:value="10127408" calcext:value-type="float">
            <text:p>10127408</text:p>
          </table:table-cell>
          <table:table-cell office:value-type="string" calcext:value-type="string">
            <text:p>non_sexist</text:p>
          </table:table-cell>
          <table:table-cell office:value-type="string" calcext:value-type="string">
            <text:p>Переобулась два три четыре пять</text:p>
          </table:table-cell>
        </table:table-row>
        <table:table-row table:style-name="ro1">
          <table:table-cell office:value-type="float" office:value="10127158" calcext:value-type="float">
            <text:p>10127158</text:p>
          </table:table-cell>
          <table:table-cell office:value-type="float" office:value="10127420" calcext:value-type="float">
            <text:p>10127420</text:p>
          </table:table-cell>
          <table:table-cell office:value-type="string" calcext:value-type="string">
            <text:p>sexist</text:p>
          </table:table-cell>
          <table:table-cell office:value-type="string" calcext:value-type="string">
            <text:p>Ну чего пристали, не определилась она... Женщины - вообще переменчивы.</text:p>
          </table:table-cell>
        </table:table-row>
        <table:table-row table:style-name="ro1">
          <table:table-cell office:value-type="float" office:value="10127158" calcext:value-type="float">
            <text:p>10127158</text:p>
          </table:table-cell>
          <table:table-cell office:value-type="float" office:value="10127430" calcext:value-type="float">
            <text:p>10127430</text:p>
          </table:table-cell>
          <table:table-cell office:value-type="string" calcext:value-type="string">
            <text:p>non_sexist</text:p>
          </table:table-cell>
          <table:table-cell office:value-type="string" calcext:value-type="string">
            <text:p>Они там законы принимают упоротые в калину....</text:p>
          </table:table-cell>
        </table:table-row>
        <table:table-row table:style-name="ro1">
          <table:table-cell office:value-type="float" office:value="10127158" calcext:value-type="float">
            <text:p>10127158</text:p>
          </table:table-cell>
          <table:table-cell office:value-type="float" office:value="10127449" calcext:value-type="float">
            <text:p>10127449</text:p>
          </table:table-cell>
          <table:table-cell office:value-type="string" calcext:value-type="string">
            <text:p>sexist</text:p>
          </table:table-cell>
          <table:table-cell office:value-type="string" calcext:value-type="string">
            <text:p>Уполномоченную ,видимо,уполномочили дома по е..лу.</text:p>
          </table:table-cell>
        </table:table-row>
        <table:table-row table:style-name="ro1">
          <table:table-cell office:value-type="float" office:value="10127158" calcext:value-type="float">
            <text:p>10127158</text:p>
          </table:table-cell>
          <table:table-cell office:value-type="float" office:value="10127454" calcext:value-type="float">
            <text:p>10127454</text:p>
          </table:table-cell>
          <table:table-cell office:value-type="string" calcext:value-type="string">
            <text:p>sexist</text:p>
          </table:table-cell>
          <table:table-cell office:value-type="string" calcext:value-type="string">
            <text:p>Тварь. Чтоб её муж лупил ежедневно</text:p>
          </table:table-cell>
        </table:table-row>
        <table:table-row table:style-name="ro3">
          <table:table-cell office:value-type="float" office:value="10127158" calcext:value-type="float">
            <text:p>10127158</text:p>
          </table:table-cell>
          <table:table-cell office:value-type="float" office:value="10127473" calcext:value-type="float">
            <text:p>10127473</text:p>
          </table:table-cell>
          <table:table-cell office:value-type="string" calcext:value-type="string">
            <text:p>non_sexist</text:p>
          </table:table-cell>
          <table:table-cell office:value-type="string" calcext:value-type="string">
            <text:p>Тяжело жить с биполяркой.</text:p>
            <text:p>Легко.</text:p>
          </table:table-cell>
        </table:table-row>
        <table:table-row table:style-name="ro1">
          <table:table-cell office:value-type="float" office:value="10127158" calcext:value-type="float">
            <text:p>10127158</text:p>
          </table:table-cell>
          <table:table-cell office:value-type="float" office:value="10127486" calcext:value-type="float">
            <text:p>10127486</text:p>
          </table:table-cell>
          <table:table-cell office:value-type="string" calcext:value-type="string">
            <text:p>non_sexist</text:p>
          </table:table-cell>
          <table:table-cell office:value-type="string" calcext:value-type="string">
            <text:p>Все ошибки совершают, в чем проблема?</text:p>
          </table:table-cell>
        </table:table-row>
        <table:table-row table:style-name="ro1">
          <table:table-cell office:value-type="float" office:value="10127158" calcext:value-type="float">
            <text:p>10127158</text:p>
          </table:table-cell>
          <table:table-cell office:value-type="float" office:value="10127507" calcext:value-type="float">
            <text:p>10127507</text:p>
          </table:table-cell>
          <table:table-cell office:value-type="string" calcext:value-type="string">
            <text:p>non_sexist</text:p>
          </table:table-cell>
          <table:table-cell office:value-type="string" calcext:value-type="string">
            <text:p>Все-таки Лентач особенное место. <text:s/>Сколько здесь милых, <text:s/>добрых и отзывчивых людей, <text:s/>готовых в любое время поддержать разговор)</text:p>
          </table:table-cell>
        </table:table-row>
        <table:table-row table:style-name="ro1">
          <table:table-cell office:value-type="float" office:value="10127158" calcext:value-type="float">
            <text:p>10127158</text:p>
          </table:table-cell>
          <table:table-cell office:value-type="float" office:value="10127513" calcext:value-type="float">
            <text:p>10127513</text:p>
          </table:table-cell>
          <table:table-cell office:value-type="string" calcext:value-type="string">
            <text:p>non_sexist</text:p>
          </table:table-cell>
          <table:table-cell office:value-type="string" calcext:value-type="string">
            <text:p>Ухухх оттепель щяс как <text:s/>заживём</text:p>
          </table:table-cell>
        </table:table-row>
        <table:table-row table:style-name="ro1">
          <table:table-cell office:value-type="float" office:value="10127158" calcext:value-type="float">
            <text:p>10127158</text:p>
          </table:table-cell>
          <table:table-cell office:value-type="float" office:value="10127527" calcext:value-type="float">
            <text:p>10127527</text:p>
          </table:table-cell>
          <table:table-cell office:value-type="string" calcext:value-type="string">
            <text:p>non_sexist</text:p>
          </table:table-cell>
          <table:table-cell office:value-type="string" calcext:value-type="string">
            <text:p>Да не, наверное жены побежали на развод подавать массово</text:p>
          </table:table-cell>
        </table:table-row>
        <table:table-row table:style-name="ro1">
          <table:table-cell office:value-type="float" office:value="10127158" calcext:value-type="float">
            <text:p>10127158</text:p>
          </table:table-cell>
          <table:table-cell office:value-type="float" office:value="10127534" calcext:value-type="float">
            <text:p>10127534</text:p>
          </table:table-cell>
          <table:table-cell office:value-type="string" calcext:value-type="string">
            <text:p>non_sexist</text:p>
          </table:table-cell>
          <table:table-cell office:value-type="string" calcext:value-type="string">
            <text:p>Если рассматривать ситуацию не с точки зрения эмоций, а с точки зрения практики, то это был скорее правильный шаг. Понятно, что ситуация страшная, но тут вообще мало что можно сделать. Жертвы либо нуждаются в долгой работе с психотерапевтом, либо им банально некуда идти, а скорее всего и то, и другое. Даже если силой развести такую женщину с тираном, какой в этом смысл, если она найдёт нового 🤔</text:p>
          </table:table-cell>
        </table:table-row>
        <table:table-row table:style-name="ro1">
          <table:table-cell office:value-type="float" office:value="10127158" calcext:value-type="float">
            <text:p>10127158</text:p>
          </table:table-cell>
          <table:table-cell office:value-type="float" office:value="10127554" calcext:value-type="float">
            <text:p>10127554</text:p>
          </table:table-cell>
          <table:table-cell office:value-type="string" calcext:value-type="string">
            <text:p>non_sexist</text:p>
          </table:table-cell>
          <table:table-cell office:value-type="string" calcext:value-type="string">
            <text:p>У нее биполярочка? Три четыре пять</text:p>
          </table:table-cell>
        </table:table-row>
        <table:table-row table:style-name="ro1">
          <table:table-cell office:value-type="float" office:value="10127158" calcext:value-type="float">
            <text:p>10127158</text:p>
          </table:table-cell>
          <table:table-cell office:value-type="float" office:value="10127587" calcext:value-type="float">
            <text:p>10127587</text:p>
          </table:table-cell>
          <table:table-cell office:value-type="string" calcext:value-type="string">
            <text:p>non_sexist</text:p>
          </table:table-cell>
          <table:table-cell office:value-type="string" calcext:value-type="string">
            <text:p>Общая суть сегодняшнего управления страной: отменять законы, которые сами же принимали, снимать с должностей тех, кого сами же назначали, ругаться на то, что сами поддерживали, удивляться бардаку, который сами же и развели.</text:p>
          </table:table-cell>
        </table:table-row>
        <table:table-row table:style-name="ro1">
          <table:table-cell office:value-type="float" office:value="10127158" calcext:value-type="float">
            <text:p>10127158</text:p>
          </table:table-cell>
          <table:table-cell office:value-type="float" office:value="10127598" calcext:value-type="float">
            <text:p>10127598</text:p>
          </table:table-cell>
          <table:table-cell office:value-type="string" calcext:value-type="string">
            <text:p>sexist_in_co</text:p>
          </table:table-cell>
          <table:table-cell office:value-type="string" calcext:value-type="string">
            <text:p>А может назначение Татьяны на эту должность была ошибкой?</text:p>
          </table:table-cell>
        </table:table-row>
        <table:table-row table:style-name="ro1">
          <table:table-cell office:value-type="float" office:value="10127158" calcext:value-type="float">
            <text:p>10127158</text:p>
          </table:table-cell>
          <table:table-cell office:value-type="float" office:value="10127621" calcext:value-type="float">
            <text:p>10127621</text:p>
          </table:table-cell>
          <table:table-cell office:value-type="string" calcext:value-type="string">
            <text:p>sexist</text:p>
          </table:table-cell>
          <table:table-cell office:value-type="string" calcext:value-type="string">
            <text:p>Да прост ей муж давно по щщам не заряжал - расслабилась!</text:p>
          </table:table-cell>
        </table:table-row>
        <table:table-row table:style-name="ro1">
          <table:table-cell office:value-type="float" office:value="10127158" calcext:value-type="float">
            <text:p>10127158</text:p>
          </table:table-cell>
          <table:table-cell office:value-type="float" office:value="10127624" calcext:value-type="float">
            <text:p>10127624</text:p>
          </table:table-cell>
          <table:table-cell office:value-type="string" calcext:value-type="string">
            <text:p>non_sexist</text:p>
          </table:table-cell>
          <table:table-cell office:value-type="string" calcext:value-type="string">
            <text:p>да потому, что они просто экспериментируют.</text:p>
          </table:table-cell>
        </table:table-row>
        <table:table-row table:style-name="ro1">
          <table:table-cell office:value-type="float" office:value="10127158" calcext:value-type="float">
            <text:p>10127158</text:p>
          </table:table-cell>
          <table:table-cell office:value-type="float" office:value="10127636" calcext:value-type="float">
            <text:p>10127636</text:p>
          </table:table-cell>
          <table:table-cell office:value-type="string" calcext:value-type="string">
            <text:p>non_sexist</text:p>
          </table:table-cell>
          <table:table-cell office:value-type="string" calcext:value-type="string">
            <text:p>А в Тольятти пять дней не могут поймать придурка с ножом, и снимки и видео есть, и ни одного мента на улице не встретишь! 🤷🏼‍♀️</text:p>
          </table:table-cell>
        </table:table-row>
        <table:table-row table:style-name="ro1">
          <table:table-cell office:value-type="float" office:value="10127158" calcext:value-type="float">
            <text:p>10127158</text:p>
          </table:table-cell>
          <table:table-cell office:value-type="float" office:value="10127643" calcext:value-type="float">
            <text:p>10127643</text:p>
          </table:table-cell>
          <table:table-cell office:value-type="string" calcext:value-type="string">
            <text:p>non_sexist</text:p>
          </table:table-cell>
          <table:table-cell office:value-type="string" calcext:value-type="string">
            <text:p>Ура. Оттепель. Три. Четыре. Пять.</text:p>
          </table:table-cell>
        </table:table-row>
        <table:table-row table:style-name="ro1">
          <table:table-cell office:value-type="float" office:value="10127158" calcext:value-type="float">
            <text:p>10127158</text:p>
          </table:table-cell>
          <table:table-cell office:value-type="float" office:value="10127655" calcext:value-type="float">
            <text:p>10127655</text:p>
          </table:table-cell>
          <table:table-cell office:value-type="string" calcext:value-type="string">
            <text:p>non_sexist</text:p>
          </table:table-cell>
          <table:table-cell office:value-type="string" calcext:value-type="string">
            <text:p>транзит власти ура пять семь сто</text:p>
          </table:table-cell>
        </table:table-row>
        <table:table-row table:style-name="ro1">
          <table:table-cell office:value-type="float" office:value="10127158" calcext:value-type="float">
            <text:p>10127158</text:p>
          </table:table-cell>
          <table:table-cell office:value-type="float" office:value="10127656" calcext:value-type="float">
            <text:p>10127656</text:p>
          </table:table-cell>
          <table:table-cell office:value-type="string" calcext:value-type="string">
            <text:p>non_sexist</text:p>
          </table:table-cell>
          <table:table-cell office:value-type="string" calcext:value-type="string">
            <text:p>Да переобуваются же чтобы не люстрировали, будто она первая. И никто не увидит повторения как при смене власти в 90-е</text:p>
          </table:table-cell>
        </table:table-row>
        <table:table-row table:style-name="ro1">
          <table:table-cell office:value-type="float" office:value="10127158" calcext:value-type="float">
            <text:p>10127158</text:p>
          </table:table-cell>
          <table:table-cell office:value-type="float" office:value="10127677" calcext:value-type="float">
            <text:p>10127677</text:p>
          </table:table-cell>
          <table:table-cell office:value-type="string" calcext:value-type="string">
            <text:p>non_sexist</text:p>
          </table:table-cell>
          <table:table-cell office:value-type="string" calcext:value-type="string">
            <text:p>Нельзя придумать экзамен для депутатов на адекватность?</text:p>
          </table:table-cell>
        </table:table-row>
        <table:table-row table:style-name="ro3">
          <table:table-cell office:value-type="float" office:value="10127158" calcext:value-type="float">
            <text:p>10127158</text:p>
          </table:table-cell>
          <table:table-cell office:value-type="float" office:value="10127711" calcext:value-type="float">
            <text:p>10127711</text:p>
          </table:table-cell>
          <table:table-cell office:value-type="string" calcext:value-type="string">
            <text:p>sexist</text:p>
          </table:table-cell>
          <table:table-cell office:value-type="string" calcext:value-type="string">
            <text:p>Да ладно  вам,  может она за это время просто замуж вышла. </text:p>
            <text:p>За Сюткина,  например.</text:p>
          </table:table-cell>
        </table:table-row>
        <table:table-row table:style-name="ro1">
          <table:table-cell office:value-type="float" office:value="10127158" calcext:value-type="float">
            <text:p>10127158</text:p>
          </table:table-cell>
          <table:table-cell office:value-type="float" office:value="10127729" calcext:value-type="float">
            <text:p>10127729</text:p>
          </table:table-cell>
          <table:table-cell office:value-type="string" calcext:value-type="string">
            <text:p>non_sexist</text:p>
          </table:table-cell>
          <table:table-cell office:value-type="string" calcext:value-type="string">
            <text:p>Как с знаком Шипы, то примут то отменят, дрочат законодательство.</text:p>
          </table:table-cell>
        </table:table-row>
        <table:table-row table:style-name="ro3">
          <table:table-cell office:value-type="float" office:value="10127158" calcext:value-type="float">
            <text:p>10127158</text:p>
          </table:table-cell>
          <table:table-cell office:value-type="float" office:value="10127774" calcext:value-type="float">
            <text:p>10127774</text:p>
          </table:table-cell>
          <table:table-cell office:value-type="string" calcext:value-type="string">
            <text:p>sexist</text:p>
          </table:table-cell>
          <table:table-cell office:value-type="string" calcext:value-type="string">
            <text:p>тупую дефку побил муж</text:p>
            <text:p>но вообще, закон был полезен, чисто статистику и тенденции гляньте</text:p>
          </table:table-cell>
        </table:table-row>
        <table:table-row table:style-name="ro1">
          <table:table-cell office:value-type="float" office:value="10127158" calcext:value-type="float">
            <text:p>10127158</text:p>
          </table:table-cell>
          <table:table-cell office:value-type="float" office:value="10127779" calcext:value-type="float">
            <text:p>10127779</text:p>
          </table:table-cell>
          <table:table-cell office:value-type="string" calcext:value-type="string">
            <text:p>sexist</text:p>
          </table:table-cell>
          <table:table-cell office:value-type="string" calcext:value-type="string">
            <text:p>Человеку свойственно ошибаться , а то что она признала её , говорит о её порядочности</text:p>
          </table:table-cell>
        </table:table-row>
        <table:table-row table:style-name="ro1">
          <table:table-cell office:value-type="float" office:value="10127158" calcext:value-type="float">
            <text:p>10127158</text:p>
          </table:table-cell>
          <table:table-cell office:value-type="float" office:value="10127873" calcext:value-type="float">
            <text:p>10127873</text:p>
          </table:table-cell>
          <table:table-cell office:value-type="string" calcext:value-type="string">
            <text:p>sexist</text:p>
          </table:table-cell>
          <table:table-cell office:value-type="string" calcext:value-type="string">
            <text:p>Наверное саму отпиздели)) резко стало плохо</text:p>
          </table:table-cell>
        </table:table-row>
        <table:table-row table:style-name="ro1">
          <table:table-cell office:value-type="float" office:value="10127158" calcext:value-type="float">
            <text:p>10127158</text:p>
          </table:table-cell>
          <table:table-cell office:value-type="float" office:value="10127915" calcext:value-type="float">
            <text:p>10127915</text:p>
          </table:table-cell>
          <table:table-cell office:value-type="string" calcext:value-type="string">
            <text:p>sexist</text:p>
          </table:table-cell>
          <table:table-cell office:value-type="string" calcext:value-type="string">
            <text:p>Видимо в голову дома словила от супруга, вот и встали мысли на место...</text:p>
          </table:table-cell>
        </table:table-row>
        <table:table-row table:style-name="ro1">
          <table:table-cell office:value-type="float" office:value="10127158" calcext:value-type="float">
            <text:p>10127158</text:p>
          </table:table-cell>
          <table:table-cell office:value-type="float" office:value="10127916" calcext:value-type="float">
            <text:p>10127916</text:p>
          </table:table-cell>
          <table:table-cell office:value-type="string" calcext:value-type="string">
            <text:p>non_sexist</text:p>
          </table:table-cell>
          <table:table-cell office:value-type="string" calcext:value-type="string">
            <text:p>Как может уполномоченый быть ментом.Это пдц</text:p>
          </table:table-cell>
        </table:table-row>
        <table:table-row table:style-name="ro1">
          <table:table-cell office:value-type="float" office:value="10127158" calcext:value-type="float">
            <text:p>10127158</text:p>
          </table:table-cell>
          <table:table-cell office:value-type="float" office:value="10127957" calcext:value-type="float">
            <text:p>10127957</text:p>
          </table:table-cell>
          <table:table-cell office:value-type="string" calcext:value-type="string">
            <text:p>non_sexist</text:p>
          </table:table-cell>
          <table:table-cell office:value-type="string" calcext:value-type="string">
            <text:p>Когда нужно делать вид что ты не просто так получает зарплату, принимаем закон, запрещаем закон и так по кругу</text:p>
          </table:table-cell>
        </table:table-row>
        <table:table-row table:style-name="ro1">
          <table:table-cell office:value-type="float" office:value="10127158" calcext:value-type="float">
            <text:p>10127158</text:p>
          </table:table-cell>
          <table:table-cell office:value-type="float" office:value="10127969" calcext:value-type="float">
            <text:p>10127969</text:p>
          </table:table-cell>
          <table:table-cell office:value-type="string" calcext:value-type="string">
            <text:p>non_sexist</text:p>
          </table:table-cell>
          <table:table-cell office:value-type="string" calcext:value-type="string">
            <text:p>Ой, а что это такое происходит, ай ай ай, да это же самый настоящий транзит власти, Владимира Владимировича сливают, ох уж эти хитрецы 😆</text:p>
          </table:table-cell>
        </table:table-row>
        <table:table-row table:style-name="ro1">
          <table:table-cell office:value-type="float" office:value="10127158" calcext:value-type="float">
            <text:p>10127158</text:p>
          </table:table-cell>
          <table:table-cell office:value-type="float" office:value="10127997" calcext:value-type="float">
            <text:p>10127997</text:p>
          </table:table-cell>
          <table:table-cell office:value-type="string" calcext:value-type="string">
            <text:p>sexist</text:p>
          </table:table-cell>
          <table:table-cell office:value-type="string" calcext:value-type="string">
            <text:p>Такое ощущение, что они кости бросают, перед тем как какое-нибудь заявление сделать</text:p>
          </table:table-cell>
        </table:table-row>
        <table:table-row table:style-name="ro1">
          <table:table-cell office:value-type="float" office:value="10127158" calcext:value-type="float">
            <text:p>10127158</text:p>
          </table:table-cell>
          <table:table-cell office:value-type="float" office:value="10128016" calcext:value-type="float">
            <text:p>10128016</text:p>
          </table:table-cell>
          <table:table-cell office:value-type="string" calcext:value-type="string">
            <text:p>sexist_in_co</text:p>
          </table:table-cell>
          <table:table-cell office:value-type="string" calcext:value-type="string">
            <text:p>Может в момент принятия закона она не знала значения слова «декриминализация»?</text:p>
          </table:table-cell>
        </table:table-row>
        <table:table-row table:style-name="ro1">
          <table:table-cell office:value-type="float" office:value="10127158" calcext:value-type="float">
            <text:p>10127158</text:p>
          </table:table-cell>
          <table:table-cell office:value-type="float" office:value="10128017" calcext:value-type="float">
            <text:p>10128017</text:p>
          </table:table-cell>
          <table:table-cell office:value-type="string" calcext:value-type="string">
            <text:p>sexist</text:p>
          </table:table-cell>
          <table:table-cell office:value-type="string" calcext:value-type="string">
            <text:p>Её дома муж отмудохал, вот она и передумала</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6">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6T14:28:51.233000000</dc:date>
    <meta:editing-duration>PT51M53S</meta:editing-duration>
    <meta:editing-cycles>8</meta:editing-cycles>
    <meta:generator>LibreOffice/5.4.0.3$Windows_x86 LibreOffice_project/7556cbc6811c9d992f4064ab9287069087d7f62c</meta:generator>
    <meta:document-statistic meta:table-count="1" meta:cell-count="11848" meta:object-count="0"/>
  </office:meta>
</office:document-meta>
</file>